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Cyr" svg:font-family="'Arial Cyr'"/>
    <style:font-face style:name="Arial Cyr1" svg:font-family="'Arial Cyr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7" style:family="table-column">
      <style:table-column-properties fo:break-before="auto" style:column-width="2.401cm"/>
    </style:style>
    <style:style style:name="co8" style:family="table-column">
      <style:table-column-properties fo:break-before="auto" style:column-width="1.773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0.586cm"/>
    </style:style>
    <style:style style:name="co11" style:family="table-column">
      <style:table-column-properties fo:break-before="auto" style:column-width="3.184cm"/>
    </style:style>
    <style:style style:name="co12" style:family="table-column">
      <style:table-column-properties fo:break-before="auto" style:column-width="4.697cm"/>
    </style:style>
    <style:style style:name="co13" style:family="table-column">
      <style:table-column-properties fo:break-before="auto" style:column-width="3.575cm"/>
    </style:style>
    <style:style style:name="co14" style:family="table-column">
      <style:table-column-properties fo:break-before="auto" style:column-width="1.903cm"/>
    </style:style>
    <style:style style:name="co15" style:family="table-column">
      <style:table-column-properties fo:break-before="auto" style:column-width="1.725cm"/>
    </style:style>
    <style:style style:name="co16" style:family="table-column">
      <style:table-column-properties fo:break-before="auto" style:column-width="2.505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707cm"/>
    </style:style>
    <style:style style:name="co19" style:family="table-column">
      <style:table-column-properties fo:break-before="auto" style:column-width="2.258cm"/>
    </style:style>
    <style:style style:name="ro4" style:family="table-row">
      <style:table-row-properties style:row-height="0.441cm" fo:break-before="auto" style:use-optimal-row-height="false"/>
    </style:style>
    <style:style style:name="ro5" style:family="table-row">
      <style:table-row-properties style:row-height="0.459cm" fo:break-before="auto" style:use-optimal-row-height="false"/>
    </style:style>
    <style:style style:name="ro3" style:family="table-row">
      <style:table-row-properties style:row-height="2.653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2" style:family="table" style:master-page-name="PageStyle_5f_Лист3">
      <style:table-properties table:display="true" style:writing-mode="lr-tb"/>
    </style:style>
    <style:style style:name="ta3" style:family="table" style:master-page-name="PageStyle_5f_Лист2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4" style:family="table-cell" style:parent-style-name="Default">
      <style:table-cell-properties fo:padding="0.071cm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Обычный_5f_Лист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 fo:padding="0.071cm"/>
      <style:text-properties fo:color="#3366ff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padding="0.071cm"/>
      <style:text-properties fo:color="#3366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padding="0.071cm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66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169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 style:data-style-name="N169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169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2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 style:data-style-name="N166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 style:data-style-name="N166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Default" style:data-style-name="N16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16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" style:family="table-cell" style:parent-style-name="Default">
      <style:table-cell-properties fo:padding="0.071cm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71" style:family="table-cell" style:parent-style-name="Обычный_5f_Лист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fo:background-color="transparent" fo:padding="0.071cm"/>
      <style:text-properties fo:color="#3366ff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74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fo:padding="0.071cm"/>
      <style:text-properties fo:color="#3366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padding="0.071cm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66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Лист1" table:style-name="ta4">
        <office:forms form:automatic-focus="false" form:apply-design-mode="false"/>
        <table:table-column table:style-name="co14" table:default-cell-style-name="ce3"/>
        <table:table-column table:style-name="co15" table:default-cell-style-name="ce6"/>
        <table:table-column table:style-name="co16" table:default-cell-style-name="ce9"/>
        <table:table-column table:style-name="co17" table:default-cell-style-name="ce11"/>
        <table:table-column table:style-name="co15" table:number-columns-repeated="5" table:default-cell-style-name="ce9"/>
        <table:table-column table:style-name="co18" table:default-cell-style-name="ce9"/>
        <table:table-column table:style-name="co15" table:number-columns-repeated="7" table:default-cell-style-name="ce9"/>
        <table:table-column table:style-name="co18" table:default-cell-style-name="ce9"/>
        <table:table-column table:style-name="co15" table:number-columns-repeated="115" table:default-cell-style-name="ce9"/>
        <table:table-column table:style-name="co15" table:number-columns-repeated="16127" table:default-cell-style-name="Default"/>
        <table:table-row table:style-name="ro3">
          <table:table-cell table:style-name="ce36" office:value-type="string" calcext:value-type="string">
            <text:p>ID</text:p>
          </table:table-cell>
          <table:table-cell table:style-name="ce39" office:value-type="string" calcext:value-type="string">
            <text:p>Date</text:p>
          </table:table-cell>
          <table:table-cell table:style-name="ce56" office:value-type="string" calcext:value-type="string">
            <text:p>Region</text:p>
          </table:table-cell>
          <table:table-cell table:style-name="ce36" office:value-type="string" calcext:value-type="string">
            <text:p>Place</text:p>
          </table:table-cell>
          <table:table-cell table:style-name="ce56" office:value-type="string" calcext:value-type="string">
            <text:p>N_eggs</text:p>
          </table:table-cell>
          <table:table-cell table:style-name="ce61" office:value-type="string" calcext:value-type="string">
            <text:p>Ed</text:p>
          </table:table-cell>
          <table:table-cell table:style-name="ce63" office:value-type="string" calcext:value-type="string">
            <text:p>A1</text:p>
          </table:table-cell>
          <table:table-cell table:style-name="ce63" office:value-type="string" calcext:value-type="string">
            <text:p>D1</text:p>
          </table:table-cell>
          <table:table-cell table:style-name="ce63" office:value-type="string" calcext:value-type="string">
            <text:p>TA1</text:p>
          </table:table-cell>
          <table:table-cell table:style-name="ce63" office:value-type="string" calcext:value-type="string">
            <text:p>TD1</text:p>
          </table:table-cell>
          <table:table-cell table:style-name="ce64" office:value-type="string" calcext:value-type="string">
            <text:p>A2</text:p>
          </table:table-cell>
          <table:table-cell table:style-name="ce64" office:value-type="string" calcext:value-type="string">
            <text:p>D2</text:p>
          </table:table-cell>
          <table:table-cell table:style-name="ce64" office:value-type="string" calcext:value-type="string">
            <text:p>TA2</text:p>
          </table:table-cell>
          <table:table-cell table:style-name="ce64" office:value-type="string" calcext:value-type="string">
            <text:p>TD2</text:p>
          </table:table-cell>
          <table:table-cell table:style-name="ce63" office:value-type="string" calcext:value-type="string">
            <text:p>A3</text:p>
          </table:table-cell>
          <table:table-cell table:style-name="ce63" office:value-type="string" calcext:value-type="string">
            <text:p>D3</text:p>
          </table:table-cell>
          <table:table-cell table:style-name="ce63" office:value-type="string" calcext:value-type="string">
            <text:p>TA3</text:p>
          </table:table-cell>
          <table:table-cell table:style-name="ce63" office:value-type="string" calcext:value-type="string">
            <text:p>TD3</text:p>
          </table:table-cell>
          <table:table-cell table:style-name="ce65" office:value-type="string" calcext:value-type="string">
            <text:p>incubation_period</text:p>
          </table:table-cell>
          <table:table-cell table:style-name="ce66" office:value-type="string" calcext:value-type="string">
            <text:p>Q</text:p>
          </table:table-cell>
          <table:table-cell table:style-name="ce21" table:number-columns-repeated="15"/>
          <table:table-cell table:style-name="ce22" table:number-columns-repeated="98"/>
          <table:table-cell table:number-columns-repeated="16127"/>
        </table:table-row>
        <table:table-row table:style-name="ro6">
          <table:table-cell table:style-name="ce2" office:value-type="string" calcext:value-type="string">
            <text:p>2010_1788</text:p>
          </table:table-cell>
          <table:table-cell table:style-name="ce5" office:value-type="date" office:date-value="2010-06-23" calcext:value-type="date">
            <text:p>23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<text:s/>Ovechka Gagachiy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G2]=&quot;взв&quot;;11;[.G2]=&quot;накл&quot;;24;[.G2]=&quot;прокл&quot;;25;[.G2]=&quot;пт&quot;;26;[.G2]=90;10;[.G2]=85;10;[.G2]=80;9;[.G2]=75;8;[.G2]=70;8;[.G2]=65;7;[.G2]=60;7;[.G2]=55;6;[.G2]=50;6;[.G2]=45;6;[.G2]=40;5;[.G2]=35;4;[.G2]=30;4;[.G2]=25;3;[.G2]=20;2;[.G2]=15;1;[.G2]=10;1;[.G2]=0;0)" office:value-type="float" office:value="0" calcext:value-type="float">
            <text:p>0</text:p>
          </table:table-cell>
          <table:table-cell table:formula="of:=IF([.H2]&lt;=1;0;IF([.H2]&lt;=10;11;IF([.H2]&lt;=14;12;IF([.H2]&lt;=17;13;IF([.H2]&lt;=20;14;IF([.H2]&lt;=22;15;IF([.H2]&lt;=25;16;IF([.H2]&lt;=27;17;IF([.H2]&lt;=29;18;IF([.H2]&lt;=32;19;IF([.H2]&lt;=34;20;IF([.H2]&lt;=36;21;IF([.H2]&lt;=40;22;24)))))))))))))"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K2]=&quot;взв&quot;;11;[.K2]=&quot;накл&quot;;24;[.K2]=&quot;прокл&quot;;25;[.K2]=&quot;пт&quot;;26;[.K2]=90;10;[.K2]=85;10;[.K2]=80;9;[.K2]=75;8;[.K2]=70;8;[.K2]=65;7;[.K2]=60;7;[.K2]=55;6;[.K2]=50;6;[.K2]=45;6;[.K2]=40;5;[.K2]=35;4;[.K2]=30;4;[.K2]=25;3;[.K2]=20;2;[.K2]=15;1;[.K2]=10;1;[.K2]=0;0)" office:value-type="float" office:value="0" calcext:value-type="float">
            <text:p>0</text:p>
          </table:table-cell>
          <table:table-cell table:formula="of:=IF([.L2]&lt;=1;0;IF([.L2]&lt;=10;11;IF([.L2]&lt;=14;12;IF([.L2]&lt;=17;13;IF([.L2]&lt;=20;14;IF([.L2]&lt;=22;15;IF([.L2]&lt;=25;16;IF([.L2]&lt;=27;17;IF([.L2]&lt;=29;18;IF([.L2]&lt;=32;19;IF([.L2]&lt;=34;20;IF([.L2]&lt;=36;21;IF([.L2]&lt;=40;22;24)))))))))))))" office:value-type="float" office:value="13" calcext:value-type="float">
            <text:p>13</text:p>
          </table:table-cell>
          <table:table-cell table:number-columns-repeated="2"/>
          <table:table-cell table:formula="of:=COM.MICROSOFT.IFS([.O2]=&quot;взв&quot;;11;[.O2]=&quot;накл&quot;;24;[.O2]=&quot;прокл&quot;;25;[.O2]=&quot;пт&quot;;26;[.O2]=90;10;[.O2]=85;10;[.O2]=80;9;[.O2]=75;8;[.O2]=70;8;[.O2]=65;7;[.O2]=60;7;[.O2]=55;6;[.O2]=50;6;[.O2]=45;6;[.O2]=40;5;[.O2]=35;4;[.O2]=30;4;[.O2]=25;3;[.O2]=20;2;[.O2]=15;1;[.O2]=10;1;[.O2]=0;0)" office:value-type="float" office:value="0" calcext:value-type="float">
            <text:p>0</text:p>
          </table:table-cell>
          <table:table-cell table:formula="of:=IF([.P2]&lt;=1;0;IF([.P2]&lt;=10;11;IF([.P2]&lt;=14;12;IF([.P2]&lt;=17;13;IF([.P2]&lt;=20;14;IF([.P2]&lt;=22;15;IF([.P2]&lt;=25;16;IF([.P2]&lt;=27;17;IF([.P2]&lt;=29;18;IF([.P2]&lt;=32;19;IF([.P2]&lt;=34;20;IF([.P2]&lt;=36;21;IF([.P2]&lt;=40;22;24)))))))))))))" office:value-type="float" office:value="0" calcext:value-type="float">
            <text:p>0</text:p>
          </table:table-cell>
          <table:table-cell table:formula="of:=ROUND(([.I2]+[.J2]+[.M2]+[.N2]+[.Q2]+[.R2])/2;0)" office:value-type="float" office:value="14" calcext:value-type="float">
            <text:p>14</text:p>
          </table:table-cell>
          <table:table-cell table:formula="of:=[.F2]*LOG10([.S2]+2)" office:value-type="float" office:value="7.22471989593555" calcext:value-type="float">
            <text:p>7,2247198959355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23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]=&quot;взв&quot;;11;[.G3]=&quot;накл&quot;;24;[.G3]=&quot;прокл&quot;;25;[.G3]=&quot;пт&quot;;26;[.G3]=90;10;[.G3]=85;10;[.G3]=80;9;[.G3]=75;8;[.G3]=70;8;[.G3]=65;7;[.G3]=60;7;[.G3]=55;6;[.G3]=50;6;[.G3]=45;6;[.G3]=40;5;[.G3]=35;4;[.G3]=30;4;[.G3]=25;3;[.G3]=20;2;[.G3]=15;1;[.G3]=10;1;[.G3]=0;0)" office:value-type="float" office:value="10" calcext:value-type="float">
            <text:p>10</text:p>
          </table:table-cell>
          <table:table-cell table:formula="of:=IF([.H3]&lt;=1;0;IF([.H3]&lt;=10;11;IF([.H3]&lt;=14;12;IF([.H3]&lt;=17;13;IF([.H3]&lt;=20;14;IF([.H3]&lt;=22;15;IF([.H3]&lt;=25;16;IF([.H3]&lt;=27;17;IF([.H3]&lt;=29;18;IF([.H3]&lt;=32;19;IF([.H3]&lt;=34;20;IF([.H3]&lt;=36;21;IF([.H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]=&quot;взв&quot;;11;[.K3]=&quot;накл&quot;;24;[.K3]=&quot;прокл&quot;;25;[.K3]=&quot;пт&quot;;26;[.K3]=90;10;[.K3]=85;10;[.K3]=80;9;[.K3]=75;8;[.K3]=70;8;[.K3]=65;7;[.K3]=60;7;[.K3]=55;6;[.K3]=50;6;[.K3]=45;6;[.K3]=40;5;[.K3]=35;4;[.K3]=30;4;[.K3]=25;3;[.K3]=20;2;[.K3]=15;1;[.K3]=10;1;[.K3]=0;0)" office:value-type="float" office:value="10" calcext:value-type="float">
            <text:p>10</text:p>
          </table:table-cell>
          <table:table-cell table:formula="of:=IF([.L3]&lt;=1;0;IF([.L3]&lt;=10;11;IF([.L3]&lt;=14;12;IF([.L3]&lt;=17;13;IF([.L3]&lt;=20;14;IF([.L3]&lt;=22;15;IF([.L3]&lt;=25;16;IF([.L3]&lt;=27;17;IF([.L3]&lt;=29;18;IF([.L3]&lt;=32;19;IF([.L3]&lt;=34;20;IF([.L3]&lt;=36;21;IF([.L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]=&quot;взв&quot;;11;[.O3]=&quot;накл&quot;;24;[.O3]=&quot;прокл&quot;;25;[.O3]=&quot;пт&quot;;26;[.O3]=90;10;[.O3]=85;10;[.O3]=80;9;[.O3]=75;8;[.O3]=70;8;[.O3]=65;7;[.O3]=60;7;[.O3]=55;6;[.O3]=50;6;[.O3]=45;6;[.O3]=40;5;[.O3]=35;4;[.O3]=30;4;[.O3]=25;3;[.O3]=20;2;[.O3]=15;1;[.O3]=10;1;[.O3]=0;0)" office:value-type="float" office:value="10" calcext:value-type="float">
            <text:p>10</text:p>
          </table:table-cell>
          <table:table-cell table:formula="of:=IF([.P3]&lt;=1;0;IF([.P3]&lt;=10;11;IF([.P3]&lt;=14;12;IF([.P3]&lt;=17;13;IF([.P3]&lt;=20;14;IF([.P3]&lt;=22;15;IF([.P3]&lt;=25;16;IF([.P3]&lt;=27;17;IF([.P3]&lt;=29;18;IF([.P3]&lt;=32;19;IF([.P3]&lt;=34;20;IF([.P3]&lt;=36;21;IF([.P3]&lt;=40;22;24)))))))))))))" office:value-type="float" office:value="0" calcext:value-type="float">
            <text:p>0</text:p>
          </table:table-cell>
          <table:table-cell table:formula="of:=ROUND(([.I3]+[.J3]+[.M3]+[.N3]+[.Q3]+[.R3])/3;0)" office:value-type="float" office:value="10" calcext:value-type="float">
            <text:p>10</text:p>
          </table:table-cell>
          <table:table-cell table:formula="of:=[.F3]*LOG10([.S3]+2)" office:value-type="float" office:value="1.07918124604762" calcext:value-type="float">
            <text:p>1,079181246047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35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4]=&quot;взв&quot;;11;[.G4]=&quot;накл&quot;;24;[.G4]=&quot;прокл&quot;;25;[.G4]=&quot;пт&quot;;26;[.G4]=90;10;[.G4]=85;10;[.G4]=80;9;[.G4]=75;8;[.G4]=70;8;[.G4]=65;7;[.G4]=60;7;[.G4]=55;6;[.G4]=50;6;[.G4]=45;6;[.G4]=40;5;[.G4]=35;4;[.G4]=30;4;[.G4]=25;3;[.G4]=20;2;[.G4]=15;1;[.G4]=10;1;[.G4]=0;0)" office:value-type="float" office:value="0" calcext:value-type="float">
            <text:p>0</text:p>
          </table:table-cell>
          <table:table-cell table:formula="of:=IF([.H4]&lt;=1;0;IF([.H4]&lt;=10;11;IF([.H4]&lt;=14;12;IF([.H4]&lt;=17;13;IF([.H4]&lt;=20;14;IF([.H4]&lt;=22;15;IF([.H4]&lt;=25;16;IF([.H4]&lt;=27;17;IF([.H4]&lt;=29;18;IF([.H4]&lt;=32;19;IF([.H4]&lt;=34;20;IF([.H4]&lt;=36;21;IF([.H4]&lt;=40;22;24)))))))))))))" office:value-type="float" office:value="18" calcext:value-type="float">
            <text:p>1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4]=&quot;взв&quot;;11;[.K4]=&quot;накл&quot;;24;[.K4]=&quot;прокл&quot;;25;[.K4]=&quot;пт&quot;;26;[.K4]=90;10;[.K4]=85;10;[.K4]=80;9;[.K4]=75;8;[.K4]=70;8;[.K4]=65;7;[.K4]=60;7;[.K4]=55;6;[.K4]=50;6;[.K4]=45;6;[.K4]=40;5;[.K4]=35;4;[.K4]=30;4;[.K4]=25;3;[.K4]=20;2;[.K4]=15;1;[.K4]=10;1;[.K4]=0;0)" office:value-type="float" office:value="0" calcext:value-type="float">
            <text:p>0</text:p>
          </table:table-cell>
          <table:table-cell table:formula="of:=IF([.L4]&lt;=1;0;IF([.L4]&lt;=10;11;IF([.L4]&lt;=14;12;IF([.L4]&lt;=17;13;IF([.L4]&lt;=20;14;IF([.L4]&lt;=22;15;IF([.L4]&lt;=25;16;IF([.L4]&lt;=27;17;IF([.L4]&lt;=29;18;IF([.L4]&lt;=32;19;IF([.L4]&lt;=34;20;IF([.L4]&lt;=36;21;IF([.L4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4]=&quot;взв&quot;;11;[.O4]=&quot;накл&quot;;24;[.O4]=&quot;прокл&quot;;25;[.O4]=&quot;пт&quot;;26;[.O4]=90;10;[.O4]=85;10;[.O4]=80;9;[.O4]=75;8;[.O4]=70;8;[.O4]=65;7;[.O4]=60;7;[.O4]=55;6;[.O4]=50;6;[.O4]=45;6;[.O4]=40;5;[.O4]=35;4;[.O4]=30;4;[.O4]=25;3;[.O4]=20;2;[.O4]=15;1;[.O4]=10;1;[.O4]=0;0)" office:value-type="float" office:value="0" calcext:value-type="float">
            <text:p>0</text:p>
          </table:table-cell>
          <table:table-cell table:formula="of:=IF([.P4]&lt;=1;0;IF([.P4]&lt;=10;11;IF([.P4]&lt;=14;12;IF([.P4]&lt;=17;13;IF([.P4]&lt;=20;14;IF([.P4]&lt;=22;15;IF([.P4]&lt;=25;16;IF([.P4]&lt;=27;17;IF([.P4]&lt;=29;18;IF([.P4]&lt;=32;19;IF([.P4]&lt;=34;20;IF([.P4]&lt;=36;21;IF([.P4]&lt;=40;22;24)))))))))))))" office:value-type="float" office:value="20" calcext:value-type="float">
            <text:p>20</text:p>
          </table:table-cell>
          <table:table-cell table:formula="of:=ROUND(([.I4]+[.J4]+[.M4]+[.N4]+[.Q4]+[.R4])/3;0)" office:value-type="float" office:value="19" calcext:value-type="float">
            <text:p>19</text:p>
          </table:table-cell>
          <table:table-cell table:formula="of:=[.F4]*LOG10([.S4]+2)" office:value-type="float" office:value="1.32221929473392" calcext:value-type="float">
            <text:p>1,3222192947339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25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5]=&quot;взв&quot;;11;[.G5]=&quot;накл&quot;;24;[.G5]=&quot;прокл&quot;;25;[.G5]=&quot;пт&quot;;26;[.G5]=90;10;[.G5]=85;10;[.G5]=80;9;[.G5]=75;8;[.G5]=70;8;[.G5]=65;7;[.G5]=60;7;[.G5]=55;6;[.G5]=50;6;[.G5]=45;6;[.G5]=40;5;[.G5]=35;4;[.G5]=30;4;[.G5]=25;3;[.G5]=20;2;[.G5]=15;1;[.G5]=10;1;[.G5]=0;0)" office:value-type="float" office:value="8" calcext:value-type="float">
            <text:p>8</text:p>
          </table:table-cell>
          <table:table-cell table:formula="of:=IF([.H5]&lt;=1;0;IF([.H5]&lt;=10;11;IF([.H5]&lt;=14;12;IF([.H5]&lt;=17;13;IF([.H5]&lt;=20;14;IF([.H5]&lt;=22;15;IF([.H5]&lt;=25;16;IF([.H5]&lt;=27;17;IF([.H5]&lt;=29;18;IF([.H5]&lt;=32;19;IF([.H5]&lt;=34;20;IF([.H5]&lt;=36;21;IF([.H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5]=&quot;взв&quot;;11;[.K5]=&quot;накл&quot;;24;[.K5]=&quot;прокл&quot;;25;[.K5]=&quot;пт&quot;;26;[.K5]=90;10;[.K5]=85;10;[.K5]=80;9;[.K5]=75;8;[.K5]=70;8;[.K5]=65;7;[.K5]=60;7;[.K5]=55;6;[.K5]=50;6;[.K5]=45;6;[.K5]=40;5;[.K5]=35;4;[.K5]=30;4;[.K5]=25;3;[.K5]=20;2;[.K5]=15;1;[.K5]=10;1;[.K5]=0;0)" office:value-type="float" office:value="8" calcext:value-type="float">
            <text:p>8</text:p>
          </table:table-cell>
          <table:table-cell table:formula="of:=IF([.L5]&lt;=1;0;IF([.L5]&lt;=10;11;IF([.L5]&lt;=14;12;IF([.L5]&lt;=17;13;IF([.L5]&lt;=20;14;IF([.L5]&lt;=22;15;IF([.L5]&lt;=25;16;IF([.L5]&lt;=27;17;IF([.L5]&lt;=29;18;IF([.L5]&lt;=32;19;IF([.L5]&lt;=34;20;IF([.L5]&lt;=36;21;IF([.L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5]=&quot;взв&quot;;11;[.O5]=&quot;накл&quot;;24;[.O5]=&quot;прокл&quot;;25;[.O5]=&quot;пт&quot;;26;[.O5]=90;10;[.O5]=85;10;[.O5]=80;9;[.O5]=75;8;[.O5]=70;8;[.O5]=65;7;[.O5]=60;7;[.O5]=55;6;[.O5]=50;6;[.O5]=45;6;[.O5]=40;5;[.O5]=35;4;[.O5]=30;4;[.O5]=25;3;[.O5]=20;2;[.O5]=15;1;[.O5]=10;1;[.O5]=0;0)" office:value-type="float" office:value="10" calcext:value-type="float">
            <text:p>10</text:p>
          </table:table-cell>
          <table:table-cell table:formula="of:=IF([.P5]&lt;=1;0;IF([.P5]&lt;=10;11;IF([.P5]&lt;=14;12;IF([.P5]&lt;=17;13;IF([.P5]&lt;=20;14;IF([.P5]&lt;=22;15;IF([.P5]&lt;=25;16;IF([.P5]&lt;=27;17;IF([.P5]&lt;=29;18;IF([.P5]&lt;=32;19;IF([.P5]&lt;=34;20;IF([.P5]&lt;=36;21;IF([.P5]&lt;=40;22;24)))))))))))))" office:value-type="float" office:value="0" calcext:value-type="float">
            <text:p>0</text:p>
          </table:table-cell>
          <table:table-cell table:formula="of:=ROUND(([.I5]+[.J5]+[.M5]+[.N5]+[.Q5]+[.R5])/3;0)" office:value-type="float" office:value="9" calcext:value-type="float">
            <text:p>9</text:p>
          </table:table-cell>
          <table:table-cell table:formula="of:=[.F5]*LOG10([.S5]+2)" office:value-type="float" office:value="2.08278537031645" calcext:value-type="float">
            <text:p>2,0827853703164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26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6]=&quot;взв&quot;;11;[.G6]=&quot;накл&quot;;24;[.G6]=&quot;прокл&quot;;25;[.G6]=&quot;пт&quot;;26;[.G6]=90;10;[.G6]=85;10;[.G6]=80;9;[.G6]=75;8;[.G6]=70;8;[.G6]=65;7;[.G6]=60;7;[.G6]=55;6;[.G6]=50;6;[.G6]=45;6;[.G6]=40;5;[.G6]=35;4;[.G6]=30;4;[.G6]=25;3;[.G6]=20;2;[.G6]=15;1;[.G6]=10;1;[.G6]=0;0)" office:value-type="float" office:value="4" calcext:value-type="float">
            <text:p>4</text:p>
          </table:table-cell>
          <table:table-cell table:formula="of:=IF([.H6]&lt;=1;0;IF([.H6]&lt;=10;11;IF([.H6]&lt;=14;12;IF([.H6]&lt;=17;13;IF([.H6]&lt;=20;14;IF([.H6]&lt;=22;15;IF([.H6]&lt;=25;16;IF([.H6]&lt;=27;17;IF([.H6]&lt;=29;18;IF([.H6]&lt;=32;19;IF([.H6]&lt;=34;20;IF([.H6]&lt;=36;21;IF([.H6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6]=&quot;взв&quot;;11;[.K6]=&quot;накл&quot;;24;[.K6]=&quot;прокл&quot;;25;[.K6]=&quot;пт&quot;;26;[.K6]=90;10;[.K6]=85;10;[.K6]=80;9;[.K6]=75;8;[.K6]=70;8;[.K6]=65;7;[.K6]=60;7;[.K6]=55;6;[.K6]=50;6;[.K6]=45;6;[.K6]=40;5;[.K6]=35;4;[.K6]=30;4;[.K6]=25;3;[.K6]=20;2;[.K6]=15;1;[.K6]=10;1;[.K6]=0;0)" office:value-type="float" office:value="4" calcext:value-type="float">
            <text:p>4</text:p>
          </table:table-cell>
          <table:table-cell table:formula="of:=IF([.L6]&lt;=1;0;IF([.L6]&lt;=10;11;IF([.L6]&lt;=14;12;IF([.L6]&lt;=17;13;IF([.L6]&lt;=20;14;IF([.L6]&lt;=22;15;IF([.L6]&lt;=25;16;IF([.L6]&lt;=27;17;IF([.L6]&lt;=29;18;IF([.L6]&lt;=32;19;IF([.L6]&lt;=34;20;IF([.L6]&lt;=36;21;IF([.L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6]=&quot;взв&quot;;11;[.O6]=&quot;накл&quot;;24;[.O6]=&quot;прокл&quot;;25;[.O6]=&quot;пт&quot;;26;[.O6]=90;10;[.O6]=85;10;[.O6]=80;9;[.O6]=75;8;[.O6]=70;8;[.O6]=65;7;[.O6]=60;7;[.O6]=55;6;[.O6]=50;6;[.O6]=45;6;[.O6]=40;5;[.O6]=35;4;[.O6]=30;4;[.O6]=25;3;[.O6]=20;2;[.O6]=15;1;[.O6]=10;1;[.O6]=0;0)" office:value-type="float" office:value="8" calcext:value-type="float">
            <text:p>8</text:p>
          </table:table-cell>
          <table:table-cell table:formula="of:=IF([.P6]&lt;=1;0;IF([.P6]&lt;=10;11;IF([.P6]&lt;=14;12;IF([.P6]&lt;=17;13;IF([.P6]&lt;=20;14;IF([.P6]&lt;=22;15;IF([.P6]&lt;=25;16;IF([.P6]&lt;=27;17;IF([.P6]&lt;=29;18;IF([.P6]&lt;=32;19;IF([.P6]&lt;=34;20;IF([.P6]&lt;=36;21;IF([.P6]&lt;=40;22;24)))))))))))))" office:value-type="float" office:value="0" calcext:value-type="float">
            <text:p>0</text:p>
          </table:table-cell>
          <table:table-cell table:formula="of:=ROUND(([.I6]+[.J6]+[.M6]+[.N6]+[.Q6]+[.R6])/3;0)" office:value-type="float" office:value="5" calcext:value-type="float">
            <text:p>5</text:p>
          </table:table-cell>
          <table:table-cell table:formula="of:=[.F6]*LOG10([.S6]+2)" office:value-type="float" office:value="1.69019608002851" calcext:value-type="float">
            <text:p>1,6901960800285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31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7]=&quot;взв&quot;;11;[.G7]=&quot;накл&quot;;24;[.G7]=&quot;прокл&quot;;25;[.G7]=&quot;пт&quot;;26;[.G7]=90;10;[.G7]=85;10;[.G7]=80;9;[.G7]=75;8;[.G7]=70;8;[.G7]=65;7;[.G7]=60;7;[.G7]=55;6;[.G7]=50;6;[.G7]=45;6;[.G7]=40;5;[.G7]=35;4;[.G7]=30;4;[.G7]=25;3;[.G7]=20;2;[.G7]=15;1;[.G7]=10;1;[.G7]=0;0)" office:value-type="float" office:value="8" calcext:value-type="float">
            <text:p>8</text:p>
          </table:table-cell>
          <table:table-cell table:formula="of:=IF([.H7]&lt;=1;0;IF([.H7]&lt;=10;11;IF([.H7]&lt;=14;12;IF([.H7]&lt;=17;13;IF([.H7]&lt;=20;14;IF([.H7]&lt;=22;15;IF([.H7]&lt;=25;16;IF([.H7]&lt;=27;17;IF([.H7]&lt;=29;18;IF([.H7]&lt;=32;19;IF([.H7]&lt;=34;20;IF([.H7]&lt;=36;21;IF([.H7]&lt;=40;22;24)))))))))))))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7]=&quot;взв&quot;;11;[.K7]=&quot;накл&quot;;24;[.K7]=&quot;прокл&quot;;25;[.K7]=&quot;пт&quot;;26;[.K7]=90;10;[.K7]=85;10;[.K7]=80;9;[.K7]=75;8;[.K7]=70;8;[.K7]=65;7;[.K7]=60;7;[.K7]=55;6;[.K7]=50;6;[.K7]=45;6;[.K7]=40;5;[.K7]=35;4;[.K7]=30;4;[.K7]=25;3;[.K7]=20;2;[.K7]=15;1;[.K7]=10;1;[.K7]=0;0)" office:value-type="float" office:value="0" calcext:value-type="float">
            <text:p>0</text:p>
          </table:table-cell>
          <table:table-cell table:formula="of:=IF([.L7]&lt;=1;0;IF([.L7]&lt;=10;11;IF([.L7]&lt;=14;12;IF([.L7]&lt;=17;13;IF([.L7]&lt;=20;14;IF([.L7]&lt;=22;15;IF([.L7]&lt;=25;16;IF([.L7]&lt;=27;17;IF([.L7]&lt;=29;18;IF([.L7]&lt;=32;19;IF([.L7]&lt;=34;20;IF([.L7]&lt;=36;21;IF([.L7]&lt;=40;22;24)))))))))))))"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7]=&quot;взв&quot;;11;[.O7]=&quot;накл&quot;;24;[.O7]=&quot;прокл&quot;;25;[.O7]=&quot;пт&quot;;26;[.O7]=90;10;[.O7]=85;10;[.O7]=80;9;[.O7]=75;8;[.O7]=70;8;[.O7]=65;7;[.O7]=60;7;[.O7]=55;6;[.O7]=50;6;[.O7]=45;6;[.O7]=40;5;[.O7]=35;4;[.O7]=30;4;[.O7]=25;3;[.O7]=20;2;[.O7]=15;1;[.O7]=10;1;[.O7]=0;0)" office:value-type="float" office:value="10" calcext:value-type="float">
            <text:p>10</text:p>
          </table:table-cell>
          <table:table-cell table:formula="of:=IF([.P7]&lt;=1;0;IF([.P7]&lt;=10;11;IF([.P7]&lt;=14;12;IF([.P7]&lt;=17;13;IF([.P7]&lt;=20;14;IF([.P7]&lt;=22;15;IF([.P7]&lt;=25;16;IF([.P7]&lt;=27;17;IF([.P7]&lt;=29;18;IF([.P7]&lt;=32;19;IF([.P7]&lt;=34;20;IF([.P7]&lt;=36;21;IF([.P7]&lt;=40;22;24)))))))))))))" office:value-type="float" office:value="0" calcext:value-type="float">
            <text:p>0</text:p>
          </table:table-cell>
          <table:table-cell table:formula="of:=ROUND(([.I7]+[.J7]+[.M7]+[.N7]+[.Q7]+[.R7])/3;0)" office:value-type="float" office:value="11" calcext:value-type="float">
            <text:p>11</text:p>
          </table:table-cell>
          <table:table-cell table:formula="of:=[.F7]*LOG10([.S7]+2)" office:value-type="float" office:value="2.22788670461367" calcext:value-type="float">
            <text:p>2,2278867046136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34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8]=&quot;взв&quot;;11;[.G8]=&quot;накл&quot;;24;[.G8]=&quot;прокл&quot;;25;[.G8]=&quot;пт&quot;;26;[.G8]=90;10;[.G8]=85;10;[.G8]=80;9;[.G8]=75;8;[.G8]=70;8;[.G8]=65;7;[.G8]=60;7;[.G8]=55;6;[.G8]=50;6;[.G8]=45;6;[.G8]=40;5;[.G8]=35;4;[.G8]=30;4;[.G8]=25;3;[.G8]=20;2;[.G8]=15;1;[.G8]=10;1;[.G8]=0;0)" office:value-type="float" office:value="26" calcext:value-type="float">
            <text:p>26</text:p>
          </table:table-cell>
          <table:table-cell table:formula="of:=IF([.H8]&lt;=1;0;IF([.H8]&lt;=10;11;IF([.H8]&lt;=14;12;IF([.H8]&lt;=17;13;IF([.H8]&lt;=20;14;IF([.H8]&lt;=22;15;IF([.H8]&lt;=25;16;IF([.H8]&lt;=27;17;IF([.H8]&lt;=29;18;IF([.H8]&lt;=32;19;IF([.H8]&lt;=34;20;IF([.H8]&lt;=36;21;IF([.H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8]=&quot;взв&quot;;11;[.K8]=&quot;накл&quot;;24;[.K8]=&quot;прокл&quot;;25;[.K8]=&quot;пт&quot;;26;[.K8]=90;10;[.K8]=85;10;[.K8]=80;9;[.K8]=75;8;[.K8]=70;8;[.K8]=65;7;[.K8]=60;7;[.K8]=55;6;[.K8]=50;6;[.K8]=45;6;[.K8]=40;5;[.K8]=35;4;[.K8]=30;4;[.K8]=25;3;[.K8]=20;2;[.K8]=15;1;[.K8]=10;1;[.K8]=0;0)" office:value-type="float" office:value="26" calcext:value-type="float">
            <text:p>26</text:p>
          </table:table-cell>
          <table:table-cell table:formula="of:=IF([.L8]&lt;=1;0;IF([.L8]&lt;=10;11;IF([.L8]&lt;=14;12;IF([.L8]&lt;=17;13;IF([.L8]&lt;=20;14;IF([.L8]&lt;=22;15;IF([.L8]&lt;=25;16;IF([.L8]&lt;=27;17;IF([.L8]&lt;=29;18;IF([.L8]&lt;=32;19;IF([.L8]&lt;=34;20;IF([.L8]&lt;=36;21;IF([.L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8]=&quot;взв&quot;;11;[.O8]=&quot;накл&quot;;24;[.O8]=&quot;прокл&quot;;25;[.O8]=&quot;пт&quot;;26;[.O8]=90;10;[.O8]=85;10;[.O8]=80;9;[.O8]=75;8;[.O8]=70;8;[.O8]=65;7;[.O8]=60;7;[.O8]=55;6;[.O8]=50;6;[.O8]=45;6;[.O8]=40;5;[.O8]=35;4;[.O8]=30;4;[.O8]=25;3;[.O8]=20;2;[.O8]=15;1;[.O8]=10;1;[.O8]=0;0)" office:value-type="float" office:value="26" calcext:value-type="float">
            <text:p>26</text:p>
          </table:table-cell>
          <table:table-cell table:formula="of:=IF([.P8]&lt;=1;0;IF([.P8]&lt;=10;11;IF([.P8]&lt;=14;12;IF([.P8]&lt;=17;13;IF([.P8]&lt;=20;14;IF([.P8]&lt;=22;15;IF([.P8]&lt;=25;16;IF([.P8]&lt;=27;17;IF([.P8]&lt;=29;18;IF([.P8]&lt;=32;19;IF([.P8]&lt;=34;20;IF([.P8]&lt;=36;21;IF([.P8]&lt;=40;22;24)))))))))))))" office:value-type="float" office:value="0" calcext:value-type="float">
            <text:p>0</text:p>
          </table:table-cell>
          <table:table-cell table:formula="of:=ROUND(([.I8]+[.J8]+[.M8]+[.N8]+[.Q8]+[.R8])/3;0)" office:value-type="float" office:value="26" calcext:value-type="float">
            <text:p>26</text:p>
          </table:table-cell>
          <table:table-cell table:formula="of:=[.F8]*LOG10([.S8]+2)" office:value-type="float" office:value="2.89431606268444" calcext:value-type="float">
            <text:p>2,8943160626844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37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9]=&quot;взв&quot;;11;[.G9]=&quot;накл&quot;;24;[.G9]=&quot;прокл&quot;;25;[.G9]=&quot;пт&quot;;26;[.G9]=90;10;[.G9]=85;10;[.G9]=80;9;[.G9]=75;8;[.G9]=70;8;[.G9]=65;7;[.G9]=60;7;[.G9]=55;6;[.G9]=50;6;[.G9]=45;6;[.G9]=40;5;[.G9]=35;4;[.G9]=30;4;[.G9]=25;3;[.G9]=20;2;[.G9]=15;1;[.G9]=10;1;[.G9]=0;0)" office:value-type="float" office:value="0" calcext:value-type="float">
            <text:p>0</text:p>
          </table:table-cell>
          <table:table-cell table:formula="of:=IF([.H9]&lt;=1;0;IF([.H9]&lt;=10;11;IF([.H9]&lt;=14;12;IF([.H9]&lt;=17;13;IF([.H9]&lt;=20;14;IF([.H9]&lt;=22;15;IF([.H9]&lt;=25;16;IF([.H9]&lt;=27;17;IF([.H9]&lt;=29;18;IF([.H9]&lt;=32;19;IF([.H9]&lt;=34;20;IF([.H9]&lt;=36;21;IF([.H9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9]=&quot;взв&quot;;11;[.K9]=&quot;накл&quot;;24;[.K9]=&quot;прокл&quot;;25;[.K9]=&quot;пт&quot;;26;[.K9]=90;10;[.K9]=85;10;[.K9]=80;9;[.K9]=75;8;[.K9]=70;8;[.K9]=65;7;[.K9]=60;7;[.K9]=55;6;[.K9]=50;6;[.K9]=45;6;[.K9]=40;5;[.K9]=35;4;[.K9]=30;4;[.K9]=25;3;[.K9]=20;2;[.K9]=15;1;[.K9]=10;1;[.K9]=0;0)" office:value-type="float" office:value="0" calcext:value-type="float">
            <text:p>0</text:p>
          </table:table-cell>
          <table:table-cell table:formula="of:=IF([.L9]&lt;=1;0;IF([.L9]&lt;=10;11;IF([.L9]&lt;=14;12;IF([.L9]&lt;=17;13;IF([.L9]&lt;=20;14;IF([.L9]&lt;=22;15;IF([.L9]&lt;=25;16;IF([.L9]&lt;=27;17;IF([.L9]&lt;=29;18;IF([.L9]&lt;=32;19;IF([.L9]&lt;=34;20;IF([.L9]&lt;=36;21;IF([.L9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9]=&quot;взв&quot;;11;[.O9]=&quot;накл&quot;;24;[.O9]=&quot;прокл&quot;;25;[.O9]=&quot;пт&quot;;26;[.O9]=90;10;[.O9]=85;10;[.O9]=80;9;[.O9]=75;8;[.O9]=70;8;[.O9]=65;7;[.O9]=60;7;[.O9]=55;6;[.O9]=50;6;[.O9]=45;6;[.O9]=40;5;[.O9]=35;4;[.O9]=30;4;[.O9]=25;3;[.O9]=20;2;[.O9]=15;1;[.O9]=10;1;[.O9]=0;0)" office:value-type="float" office:value="0" calcext:value-type="float">
            <text:p>0</text:p>
          </table:table-cell>
          <table:table-cell table:formula="of:=IF([.P9]&lt;=1;0;IF([.P9]&lt;=10;11;IF([.P9]&lt;=14;12;IF([.P9]&lt;=17;13;IF([.P9]&lt;=20;14;IF([.P9]&lt;=22;15;IF([.P9]&lt;=25;16;IF([.P9]&lt;=27;17;IF([.P9]&lt;=29;18;IF([.P9]&lt;=32;19;IF([.P9]&lt;=34;20;IF([.P9]&lt;=36;21;IF([.P9]&lt;=40;22;24)))))))))))))" office:value-type="float" office:value="21" calcext:value-type="float">
            <text:p>21</text:p>
          </table:table-cell>
          <table:table-cell table:formula="of:=ROUND(([.I9]+[.J9]+[.M9]+[.N9]+[.Q9]+[.R9])/3;0)" office:value-type="float" office:value="21" calcext:value-type="float">
            <text:p>21</text:p>
          </table:table-cell>
          <table:table-cell table:formula="of:=[.F9]*LOG10([.S9]+2)" office:value-type="float" office:value="2.72345567203519" calcext:value-type="float">
            <text:p>2,7234556720351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38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0]=&quot;взв&quot;;11;[.G10]=&quot;накл&quot;;24;[.G10]=&quot;прокл&quot;;25;[.G10]=&quot;пт&quot;;26;[.G10]=90;10;[.G10]=85;10;[.G10]=80;9;[.G10]=75;8;[.G10]=70;8;[.G10]=65;7;[.G10]=60;7;[.G10]=55;6;[.G10]=50;6;[.G10]=45;6;[.G10]=40;5;[.G10]=35;4;[.G10]=30;4;[.G10]=25;3;[.G10]=20;2;[.G10]=15;1;[.G10]=10;1;[.G10]=0;0)" office:value-type="float" office:value="10" calcext:value-type="float">
            <text:p>10</text:p>
          </table:table-cell>
          <table:table-cell table:formula="of:=IF([.H10]&lt;=1;0;IF([.H10]&lt;=10;11;IF([.H10]&lt;=14;12;IF([.H10]&lt;=17;13;IF([.H10]&lt;=20;14;IF([.H10]&lt;=22;15;IF([.H10]&lt;=25;16;IF([.H10]&lt;=27;17;IF([.H10]&lt;=29;18;IF([.H10]&lt;=32;19;IF([.H10]&lt;=34;20;IF([.H10]&lt;=36;21;IF([.H1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0]=&quot;взв&quot;;11;[.K10]=&quot;накл&quot;;24;[.K10]=&quot;прокл&quot;;25;[.K10]=&quot;пт&quot;;26;[.K10]=90;10;[.K10]=85;10;[.K10]=80;9;[.K10]=75;8;[.K10]=70;8;[.K10]=65;7;[.K10]=60;7;[.K10]=55;6;[.K10]=50;6;[.K10]=45;6;[.K10]=40;5;[.K10]=35;4;[.K10]=30;4;[.K10]=25;3;[.K10]=20;2;[.K10]=15;1;[.K10]=10;1;[.K10]=0;0)" office:value-type="float" office:value="10" calcext:value-type="float">
            <text:p>10</text:p>
          </table:table-cell>
          <table:table-cell table:formula="of:=IF([.L10]&lt;=1;0;IF([.L10]&lt;=10;11;IF([.L10]&lt;=14;12;IF([.L10]&lt;=17;13;IF([.L10]&lt;=20;14;IF([.L10]&lt;=22;15;IF([.L10]&lt;=25;16;IF([.L10]&lt;=27;17;IF([.L10]&lt;=29;18;IF([.L10]&lt;=32;19;IF([.L10]&lt;=34;20;IF([.L10]&lt;=36;21;IF([.L10]&lt;=40;22;24))))))))))))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COM.MICROSOFT.IFS([.O10]=&quot;взв&quot;;11;[.O10]=&quot;накл&quot;;24;[.O10]=&quot;прокл&quot;;25;[.O10]=&quot;пт&quot;;26;[.O10]=90;10;[.O10]=85;10;[.O10]=80;9;[.O10]=75;8;[.O10]=70;8;[.O10]=65;7;[.O10]=60;7;[.O10]=55;6;[.O10]=50;6;[.O10]=45;6;[.O10]=40;5;[.O10]=35;4;[.O10]=30;4;[.O10]=25;3;[.O10]=20;2;[.O10]=15;1;[.O10]=10;1;[.O10]=0;0)" office:value-type="float" office:value="0" calcext:value-type="float">
            <text:p>0</text:p>
          </table:table-cell>
          <table:table-cell table:formula="of:=IF([.P10]&lt;=1;0;IF([.P10]&lt;=10;11;IF([.P10]&lt;=14;12;IF([.P10]&lt;=17;13;IF([.P10]&lt;=20;14;IF([.P10]&lt;=22;15;IF([.P10]&lt;=25;16;IF([.P10]&lt;=27;17;IF([.P10]&lt;=29;18;IF([.P10]&lt;=32;19;IF([.P10]&lt;=34;20;IF([.P10]&lt;=36;21;IF([.P10]&lt;=40;22;24)))))))))))))" office:value-type="float" office:value="11" calcext:value-type="float">
            <text:p>11</text:p>
          </table:table-cell>
          <table:table-cell table:formula="of:=ROUND(([.I10]+[.J10]+[.M10]+[.N10]+[.Q10]+[.R10])/3;0)" office:value-type="float" office:value="10" calcext:value-type="float">
            <text:p>10</text:p>
          </table:table-cell>
          <table:table-cell table:formula="of:=[.F10]*LOG10([.S10]+2)" office:value-type="float" office:value="2.15836249209525" calcext:value-type="float">
            <text:p>2,1583624920952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795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11]=&quot;взв&quot;;11;[.G11]=&quot;накл&quot;;24;[.G11]=&quot;прокл&quot;;25;[.G11]=&quot;пт&quot;;26;[.G11]=90;10;[.G11]=85;10;[.G11]=80;9;[.G11]=75;8;[.G11]=70;8;[.G11]=65;7;[.G11]=60;7;[.G11]=55;6;[.G11]=50;6;[.G11]=45;6;[.G11]=40;5;[.G11]=35;4;[.G11]=30;4;[.G11]=25;3;[.G11]=20;2;[.G11]=15;1;[.G11]=10;1;[.G11]=0;0)" office:value-type="float" office:value="4" calcext:value-type="float">
            <text:p>4</text:p>
          </table:table-cell>
          <table:table-cell table:formula="of:=IF([.H11]&lt;=1;0;IF([.H11]&lt;=10;11;IF([.H11]&lt;=14;12;IF([.H11]&lt;=17;13;IF([.H11]&lt;=20;14;IF([.H11]&lt;=22;15;IF([.H11]&lt;=25;16;IF([.H11]&lt;=27;17;IF([.H11]&lt;=29;18;IF([.H11]&lt;=32;19;IF([.H11]&lt;=34;20;IF([.H11]&lt;=36;21;IF([.H11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11]=&quot;взв&quot;;11;[.K11]=&quot;накл&quot;;24;[.K11]=&quot;прокл&quot;;25;[.K11]=&quot;пт&quot;;26;[.K11]=90;10;[.K11]=85;10;[.K11]=80;9;[.K11]=75;8;[.K11]=70;8;[.K11]=65;7;[.K11]=60;7;[.K11]=55;6;[.K11]=50;6;[.K11]=45;6;[.K11]=40;5;[.K11]=35;4;[.K11]=30;4;[.K11]=25;3;[.K11]=20;2;[.K11]=15;1;[.K11]=10;1;[.K11]=0;0)" office:value-type="float" office:value="4" calcext:value-type="float">
            <text:p>4</text:p>
          </table:table-cell>
          <table:table-cell table:formula="of:=IF([.L11]&lt;=1;0;IF([.L11]&lt;=10;11;IF([.L11]&lt;=14;12;IF([.L11]&lt;=17;13;IF([.L11]&lt;=20;14;IF([.L11]&lt;=22;15;IF([.L11]&lt;=25;16;IF([.L11]&lt;=27;17;IF([.L11]&lt;=29;18;IF([.L11]&lt;=32;19;IF([.L11]&lt;=34;20;IF([.L11]&lt;=36;21;IF([.L11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1]=&quot;взв&quot;;11;[.O11]=&quot;накл&quot;;24;[.O11]=&quot;прокл&quot;;25;[.O11]=&quot;пт&quot;;26;[.O11]=90;10;[.O11]=85;10;[.O11]=80;9;[.O11]=75;8;[.O11]=70;8;[.O11]=65;7;[.O11]=60;7;[.O11]=55;6;[.O11]=50;6;[.O11]=45;6;[.O11]=40;5;[.O11]=35;4;[.O11]=30;4;[.O11]=25;3;[.O11]=20;2;[.O11]=15;1;[.O11]=10;1;[.O11]=0;0)" office:value-type="float" office:value="4" calcext:value-type="float">
            <text:p>4</text:p>
          </table:table-cell>
          <table:table-cell table:formula="of:=IF([.P11]&lt;=1;0;IF([.P11]&lt;=10;11;IF([.P11]&lt;=14;12;IF([.P11]&lt;=17;13;IF([.P11]&lt;=20;14;IF([.P11]&lt;=22;15;IF([.P11]&lt;=25;16;IF([.P11]&lt;=27;17;IF([.P11]&lt;=29;18;IF([.P11]&lt;=32;19;IF([.P11]&lt;=34;20;IF([.P11]&lt;=36;21;IF([.P11]&lt;=40;22;24)))))))))))))" office:value-type="float" office:value="0" calcext:value-type="float">
            <text:p>0</text:p>
          </table:table-cell>
          <table:table-cell table:formula="of:=ROUND(([.I11]+[.J11]+[.M11]+[.N11]+[.Q11]+[.R11])/3;0)" office:value-type="float" office:value="4" calcext:value-type="float">
            <text:p>4</text:p>
          </table:table-cell>
          <table:table-cell table:formula="of:=[.F11]*LOG10([.S11]+2)" office:value-type="float" office:value="1.55630250076729" calcext:value-type="float">
            <text:p>1,5563025007672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00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G12]=&quot;взв&quot;;11;[.G12]=&quot;накл&quot;;24;[.G12]=&quot;прокл&quot;;25;[.G12]=&quot;пт&quot;;26;[.G12]=90;10;[.G12]=85;10;[.G12]=80;9;[.G12]=75;8;[.G12]=70;8;[.G12]=65;7;[.G12]=60;7;[.G12]=55;6;[.G12]=50;6;[.G12]=45;6;[.G12]=40;5;[.G12]=35;4;[.G12]=30;4;[.G12]=25;3;[.G12]=20;2;[.G12]=15;1;[.G12]=10;1;[.G12]=0;0)" office:value-type="float" office:value="0" calcext:value-type="float">
            <text:p>0</text:p>
          </table:table-cell>
          <table:table-cell table:formula="of:=IF([.H12]&lt;=1;0;IF([.H12]&lt;=10;11;IF([.H12]&lt;=14;12;IF([.H12]&lt;=17;13;IF([.H12]&lt;=20;14;IF([.H12]&lt;=22;15;IF([.H12]&lt;=25;16;IF([.H12]&lt;=27;17;IF([.H12]&lt;=29;18;IF([.H12]&lt;=32;19;IF([.H12]&lt;=34;20;IF([.H12]&lt;=36;21;IF([.H12]&lt;=40;22;24)))))))))))))"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12]=&quot;взв&quot;;11;[.K12]=&quot;накл&quot;;24;[.K12]=&quot;прокл&quot;;25;[.K12]=&quot;пт&quot;;26;[.K12]=90;10;[.K12]=85;10;[.K12]=80;9;[.K12]=75;8;[.K12]=70;8;[.K12]=65;7;[.K12]=60;7;[.K12]=55;6;[.K12]=50;6;[.K12]=45;6;[.K12]=40;5;[.K12]=35;4;[.K12]=30;4;[.K12]=25;3;[.K12]=20;2;[.K12]=15;1;[.K12]=10;1;[.K12]=0;0)" office:value-type="float" office:value="0" calcext:value-type="float">
            <text:p>0</text:p>
          </table:table-cell>
          <table:table-cell table:formula="of:=IF([.L12]&lt;=1;0;IF([.L12]&lt;=10;11;IF([.L12]&lt;=14;12;IF([.L12]&lt;=17;13;IF([.L12]&lt;=20;14;IF([.L12]&lt;=22;15;IF([.L12]&lt;=25;16;IF([.L12]&lt;=27;17;IF([.L12]&lt;=29;18;IF([.L12]&lt;=32;19;IF([.L12]&lt;=34;20;IF([.L12]&lt;=36;21;IF([.L12]&lt;=40;22;24)))))))))))))" office:value-type="float" office:value="19" calcext:value-type="float">
            <text:p>1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12]=&quot;взв&quot;;11;[.O12]=&quot;накл&quot;;24;[.O12]=&quot;прокл&quot;;25;[.O12]=&quot;пт&quot;;26;[.O12]=90;10;[.O12]=85;10;[.O12]=80;9;[.O12]=75;8;[.O12]=70;8;[.O12]=65;7;[.O12]=60;7;[.O12]=55;6;[.O12]=50;6;[.O12]=45;6;[.O12]=40;5;[.O12]=35;4;[.O12]=30;4;[.O12]=25;3;[.O12]=20;2;[.O12]=15;1;[.O12]=10;1;[.O12]=0;0)" office:value-type="float" office:value="0" calcext:value-type="float">
            <text:p>0</text:p>
          </table:table-cell>
          <table:table-cell table:formula="of:=IF([.P12]&lt;=1;0;IF([.P12]&lt;=10;11;IF([.P12]&lt;=14;12;IF([.P12]&lt;=17;13;IF([.P12]&lt;=20;14;IF([.P12]&lt;=22;15;IF([.P12]&lt;=25;16;IF([.P12]&lt;=27;17;IF([.P12]&lt;=29;18;IF([.P12]&lt;=32;19;IF([.P12]&lt;=34;20;IF([.P12]&lt;=36;21;IF([.P12]&lt;=40;22;24)))))))))))))" office:value-type="float" office:value="24" calcext:value-type="float">
            <text:p>24</text:p>
          </table:table-cell>
          <table:table-cell table:formula="of:=ROUND(([.I12]+[.J12]+[.M12]+[.N12]+[.Q12]+[.R12])/3;0)" office:value-type="float" office:value="22" calcext:value-type="float">
            <text:p>22</text:p>
          </table:table-cell>
          <table:table-cell table:formula="of:=[.F12]*LOG10([.S12]+2)" office:value-type="float" office:value="2.76042248342321" calcext:value-type="float">
            <text:p>2,7604224834232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03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13]=&quot;взв&quot;;11;[.G13]=&quot;накл&quot;;24;[.G13]=&quot;прокл&quot;;25;[.G13]=&quot;пт&quot;;26;[.G13]=90;10;[.G13]=85;10;[.G13]=80;9;[.G13]=75;8;[.G13]=70;8;[.G13]=65;7;[.G13]=60;7;[.G13]=55;6;[.G13]=50;6;[.G13]=45;6;[.G13]=40;5;[.G13]=35;4;[.G13]=30;4;[.G13]=25;3;[.G13]=20;2;[.G13]=15;1;[.G13]=10;1;[.G13]=0;0)" office:value-type="float" office:value="0" calcext:value-type="float">
            <text:p>0</text:p>
          </table:table-cell>
          <table:table-cell table:formula="of:=IF([.H13]&lt;=1;0;IF([.H13]&lt;=10;11;IF([.H13]&lt;=14;12;IF([.H13]&lt;=17;13;IF([.H13]&lt;=20;14;IF([.H13]&lt;=22;15;IF([.H13]&lt;=25;16;IF([.H13]&lt;=27;17;IF([.H13]&lt;=29;18;IF([.H13]&lt;=32;19;IF([.H13]&lt;=34;20;IF([.H13]&lt;=36;21;IF([.H13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13]=&quot;взв&quot;;11;[.K13]=&quot;накл&quot;;24;[.K13]=&quot;прокл&quot;;25;[.K13]=&quot;пт&quot;;26;[.K13]=90;10;[.K13]=85;10;[.K13]=80;9;[.K13]=75;8;[.K13]=70;8;[.K13]=65;7;[.K13]=60;7;[.K13]=55;6;[.K13]=50;6;[.K13]=45;6;[.K13]=40;5;[.K13]=35;4;[.K13]=30;4;[.K13]=25;3;[.K13]=20;2;[.K13]=15;1;[.K13]=10;1;[.K13]=0;0)" office:value-type="float" office:value="0" calcext:value-type="float">
            <text:p>0</text:p>
          </table:table-cell>
          <table:table-cell table:formula="of:=IF([.L13]&lt;=1;0;IF([.L13]&lt;=10;11;IF([.L13]&lt;=14;12;IF([.L13]&lt;=17;13;IF([.L13]&lt;=20;14;IF([.L13]&lt;=22;15;IF([.L13]&lt;=25;16;IF([.L13]&lt;=27;17;IF([.L13]&lt;=29;18;IF([.L13]&lt;=32;19;IF([.L13]&lt;=34;20;IF([.L13]&lt;=36;21;IF([.L13]&lt;=40;22;24)))))))))))))"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13]=&quot;взв&quot;;11;[.O13]=&quot;накл&quot;;24;[.O13]=&quot;прокл&quot;;25;[.O13]=&quot;пт&quot;;26;[.O13]=90;10;[.O13]=85;10;[.O13]=80;9;[.O13]=75;8;[.O13]=70;8;[.O13]=65;7;[.O13]=60;7;[.O13]=55;6;[.O13]=50;6;[.O13]=45;6;[.O13]=40;5;[.O13]=35;4;[.O13]=30;4;[.O13]=25;3;[.O13]=20;2;[.O13]=15;1;[.O13]=10;1;[.O13]=0;0)" office:value-type="float" office:value="0" calcext:value-type="float">
            <text:p>0</text:p>
          </table:table-cell>
          <table:table-cell table:formula="of:=IF([.P13]&lt;=1;0;IF([.P13]&lt;=10;11;IF([.P13]&lt;=14;12;IF([.P13]&lt;=17;13;IF([.P13]&lt;=20;14;IF([.P13]&lt;=22;15;IF([.P13]&lt;=25;16;IF([.P13]&lt;=27;17;IF([.P13]&lt;=29;18;IF([.P13]&lt;=32;19;IF([.P13]&lt;=34;20;IF([.P13]&lt;=36;21;IF([.P13]&lt;=40;22;24)))))))))))))" office:value-type="float" office:value="18" calcext:value-type="float">
            <text:p>18</text:p>
          </table:table-cell>
          <table:table-cell table:formula="of:=ROUND(([.I13]+[.J13]+[.M13]+[.N13]+[.Q13]+[.R13])/3;0)" office:value-type="float" office:value="18" calcext:value-type="float">
            <text:p>18</text:p>
          </table:table-cell>
          <table:table-cell table:formula="of:=[.F13]*LOG10([.S13]+2)" office:value-type="float" office:value="2.60205999132796" calcext:value-type="float">
            <text:p>2,6020599913279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09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4]=&quot;взв&quot;;11;[.G14]=&quot;накл&quot;;24;[.G14]=&quot;прокл&quot;;25;[.G14]=&quot;пт&quot;;26;[.G14]=90;10;[.G14]=85;10;[.G14]=80;9;[.G14]=75;8;[.G14]=70;8;[.G14]=65;7;[.G14]=60;7;[.G14]=55;6;[.G14]=50;6;[.G14]=45;6;[.G14]=40;5;[.G14]=35;4;[.G14]=30;4;[.G14]=25;3;[.G14]=20;2;[.G14]=15;1;[.G14]=10;1;[.G14]=0;0)" office:value-type="float" office:value="26" calcext:value-type="float">
            <text:p>26</text:p>
          </table:table-cell>
          <table:table-cell table:formula="of:=IF([.H14]&lt;=1;0;IF([.H14]&lt;=10;11;IF([.H14]&lt;=14;12;IF([.H14]&lt;=17;13;IF([.H14]&lt;=20;14;IF([.H14]&lt;=22;15;IF([.H14]&lt;=25;16;IF([.H14]&lt;=27;17;IF([.H14]&lt;=29;18;IF([.H14]&lt;=32;19;IF([.H14]&lt;=34;20;IF([.H14]&lt;=36;21;IF([.H14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4]=&quot;взв&quot;;11;[.K14]=&quot;накл&quot;;24;[.K14]=&quot;прокл&quot;;25;[.K14]=&quot;пт&quot;;26;[.K14]=90;10;[.K14]=85;10;[.K14]=80;9;[.K14]=75;8;[.K14]=70;8;[.K14]=65;7;[.K14]=60;7;[.K14]=55;6;[.K14]=50;6;[.K14]=45;6;[.K14]=40;5;[.K14]=35;4;[.K14]=30;4;[.K14]=25;3;[.K14]=20;2;[.K14]=15;1;[.K14]=10;1;[.K14]=0;0)" office:value-type="float" office:value="26" calcext:value-type="float">
            <text:p>26</text:p>
          </table:table-cell>
          <table:table-cell table:formula="of:=IF([.L14]&lt;=1;0;IF([.L14]&lt;=10;11;IF([.L14]&lt;=14;12;IF([.L14]&lt;=17;13;IF([.L14]&lt;=20;14;IF([.L14]&lt;=22;15;IF([.L14]&lt;=25;16;IF([.L14]&lt;=27;17;IF([.L14]&lt;=29;18;IF([.L14]&lt;=32;19;IF([.L14]&lt;=34;20;IF([.L14]&lt;=36;21;IF([.L14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4]=&quot;взв&quot;;11;[.O14]=&quot;накл&quot;;24;[.O14]=&quot;прокл&quot;;25;[.O14]=&quot;пт&quot;;26;[.O14]=90;10;[.O14]=85;10;[.O14]=80;9;[.O14]=75;8;[.O14]=70;8;[.O14]=65;7;[.O14]=60;7;[.O14]=55;6;[.O14]=50;6;[.O14]=45;6;[.O14]=40;5;[.O14]=35;4;[.O14]=30;4;[.O14]=25;3;[.O14]=20;2;[.O14]=15;1;[.O14]=10;1;[.O14]=0;0)" office:value-type="float" office:value="26" calcext:value-type="float">
            <text:p>26</text:p>
          </table:table-cell>
          <table:table-cell table:formula="of:=IF([.P14]&lt;=1;0;IF([.P14]&lt;=10;11;IF([.P14]&lt;=14;12;IF([.P14]&lt;=17;13;IF([.P14]&lt;=20;14;IF([.P14]&lt;=22;15;IF([.P14]&lt;=25;16;IF([.P14]&lt;=27;17;IF([.P14]&lt;=29;18;IF([.P14]&lt;=32;19;IF([.P14]&lt;=34;20;IF([.P14]&lt;=36;21;IF([.P14]&lt;=40;22;24)))))))))))))" office:value-type="float" office:value="0" calcext:value-type="float">
            <text:p>0</text:p>
          </table:table-cell>
          <table:table-cell table:formula="of:=ROUND(([.I14]+[.J14]+[.M14]+[.N14]+[.Q14]+[.R14])/3;0)" office:value-type="float" office:value="26" calcext:value-type="float">
            <text:p>26</text:p>
          </table:table-cell>
          <table:table-cell table:formula="of:=[.F14]*LOG10([.S14]+2)" office:value-type="float" office:value="2.89431606268444" calcext:value-type="float">
            <text:p>2,8943160626844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799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15]=&quot;взв&quot;;11;[.G15]=&quot;накл&quot;;24;[.G15]=&quot;прокл&quot;;25;[.G15]=&quot;пт&quot;;26;[.G15]=90;10;[.G15]=85;10;[.G15]=80;9;[.G15]=75;8;[.G15]=70;8;[.G15]=65;7;[.G15]=60;7;[.G15]=55;6;[.G15]=50;6;[.G15]=45;6;[.G15]=40;5;[.G15]=35;4;[.G15]=30;4;[.G15]=25;3;[.G15]=20;2;[.G15]=15;1;[.G15]=10;1;[.G15]=0;0)" office:value-type="float" office:value="4" calcext:value-type="float">
            <text:p>4</text:p>
          </table:table-cell>
          <table:table-cell table:formula="of:=IF([.H15]&lt;=1;0;IF([.H15]&lt;=10;11;IF([.H15]&lt;=14;12;IF([.H15]&lt;=17;13;IF([.H15]&lt;=20;14;IF([.H15]&lt;=22;15;IF([.H15]&lt;=25;16;IF([.H15]&lt;=27;17;IF([.H15]&lt;=29;18;IF([.H15]&lt;=32;19;IF([.H15]&lt;=34;20;IF([.H15]&lt;=36;21;IF([.H15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5]=&quot;взв&quot;;11;[.K15]=&quot;накл&quot;;24;[.K15]=&quot;прокл&quot;;25;[.K15]=&quot;пт&quot;;26;[.K15]=90;10;[.K15]=85;10;[.K15]=80;9;[.K15]=75;8;[.K15]=70;8;[.K15]=65;7;[.K15]=60;7;[.K15]=55;6;[.K15]=50;6;[.K15]=45;6;[.K15]=40;5;[.K15]=35;4;[.K15]=30;4;[.K15]=25;3;[.K15]=20;2;[.K15]=15;1;[.K15]=10;1;[.K15]=0;0)" office:value-type="float" office:value="6" calcext:value-type="float">
            <text:p>6</text:p>
          </table:table-cell>
          <table:table-cell table:formula="of:=IF([.L15]&lt;=1;0;IF([.L15]&lt;=10;11;IF([.L15]&lt;=14;12;IF([.L15]&lt;=17;13;IF([.L15]&lt;=20;14;IF([.L15]&lt;=22;15;IF([.L15]&lt;=25;16;IF([.L15]&lt;=27;17;IF([.L15]&lt;=29;18;IF([.L15]&lt;=32;19;IF([.L15]&lt;=34;20;IF([.L15]&lt;=36;21;IF([.L15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15]=&quot;взв&quot;;11;[.O15]=&quot;накл&quot;;24;[.O15]=&quot;прокл&quot;;25;[.O15]=&quot;пт&quot;;26;[.O15]=90;10;[.O15]=85;10;[.O15]=80;9;[.O15]=75;8;[.O15]=70;8;[.O15]=65;7;[.O15]=60;7;[.O15]=55;6;[.O15]=50;6;[.O15]=45;6;[.O15]=40;5;[.O15]=35;4;[.O15]=30;4;[.O15]=25;3;[.O15]=20;2;[.O15]=15;1;[.O15]=10;1;[.O15]=0;0)" office:value-type="float" office:value="6" calcext:value-type="float">
            <text:p>6</text:p>
          </table:table-cell>
          <table:table-cell table:formula="of:=IF([.P15]&lt;=1;0;IF([.P15]&lt;=10;11;IF([.P15]&lt;=14;12;IF([.P15]&lt;=17;13;IF([.P15]&lt;=20;14;IF([.P15]&lt;=22;15;IF([.P15]&lt;=25;16;IF([.P15]&lt;=27;17;IF([.P15]&lt;=29;18;IF([.P15]&lt;=32;19;IF([.P15]&lt;=34;20;IF([.P15]&lt;=36;21;IF([.P15]&lt;=40;22;24)))))))))))))" office:value-type="float" office:value="0" calcext:value-type="float">
            <text:p>0</text:p>
          </table:table-cell>
          <table:table-cell table:formula="of:=ROUND(([.I15]+[.J15]+[.M15]+[.N15]+[.Q15]+[.R15])/3;0)" office:value-type="float" office:value="5" calcext:value-type="float">
            <text:p>5</text:p>
          </table:table-cell>
          <table:table-cell table:formula="of:=[.F15]*LOG10([.S15]+2)" office:value-type="float" office:value="2.53529412004277" calcext:value-type="float">
            <text:p>2,5352941200427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22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16]=&quot;взв&quot;;11;[.G16]=&quot;накл&quot;;24;[.G16]=&quot;прокл&quot;;25;[.G16]=&quot;пт&quot;;26;[.G16]=90;10;[.G16]=85;10;[.G16]=80;9;[.G16]=75;8;[.G16]=70;8;[.G16]=65;7;[.G16]=60;7;[.G16]=55;6;[.G16]=50;6;[.G16]=45;6;[.G16]=40;5;[.G16]=35;4;[.G16]=30;4;[.G16]=25;3;[.G16]=20;2;[.G16]=15;1;[.G16]=10;1;[.G16]=0;0)" office:value-type="float" office:value="0" calcext:value-type="float">
            <text:p>0</text:p>
          </table:table-cell>
          <table:table-cell table:formula="of:=IF([.H16]&lt;=1;0;IF([.H16]&lt;=10;11;IF([.H16]&lt;=14;12;IF([.H16]&lt;=17;13;IF([.H16]&lt;=20;14;IF([.H16]&lt;=22;15;IF([.H16]&lt;=25;16;IF([.H16]&lt;=27;17;IF([.H16]&lt;=29;18;IF([.H16]&lt;=32;19;IF([.H16]&lt;=34;20;IF([.H16]&lt;=36;21;IF([.H16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16]=&quot;взв&quot;;11;[.K16]=&quot;накл&quot;;24;[.K16]=&quot;прокл&quot;;25;[.K16]=&quot;пт&quot;;26;[.K16]=90;10;[.K16]=85;10;[.K16]=80;9;[.K16]=75;8;[.K16]=70;8;[.K16]=65;7;[.K16]=60;7;[.K16]=55;6;[.K16]=50;6;[.K16]=45;6;[.K16]=40;5;[.K16]=35;4;[.K16]=30;4;[.K16]=25;3;[.K16]=20;2;[.K16]=15;1;[.K16]=10;1;[.K16]=0;0)" office:value-type="float" office:value="0" calcext:value-type="float">
            <text:p>0</text:p>
          </table:table-cell>
          <table:table-cell table:formula="of:=IF([.L16]&lt;=1;0;IF([.L16]&lt;=10;11;IF([.L16]&lt;=14;12;IF([.L16]&lt;=17;13;IF([.L16]&lt;=20;14;IF([.L16]&lt;=22;15;IF([.L16]&lt;=25;16;IF([.L16]&lt;=27;17;IF([.L16]&lt;=29;18;IF([.L16]&lt;=32;19;IF([.L16]&lt;=34;20;IF([.L16]&lt;=36;21;IF([.L16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6]=&quot;взв&quot;;11;[.O16]=&quot;накл&quot;;24;[.O16]=&quot;прокл&quot;;25;[.O16]=&quot;пт&quot;;26;[.O16]=90;10;[.O16]=85;10;[.O16]=80;9;[.O16]=75;8;[.O16]=70;8;[.O16]=65;7;[.O16]=60;7;[.O16]=55;6;[.O16]=50;6;[.O16]=45;6;[.O16]=40;5;[.O16]=35;4;[.O16]=30;4;[.O16]=25;3;[.O16]=20;2;[.O16]=15;1;[.O16]=10;1;[.O16]=0;0)" office:value-type="float" office:value="0" calcext:value-type="float">
            <text:p>0</text:p>
          </table:table-cell>
          <table:table-cell table:formula="of:=IF([.P16]&lt;=1;0;IF([.P16]&lt;=10;11;IF([.P16]&lt;=14;12;IF([.P16]&lt;=17;13;IF([.P16]&lt;=20;14;IF([.P16]&lt;=22;15;IF([.P16]&lt;=25;16;IF([.P16]&lt;=27;17;IF([.P16]&lt;=29;18;IF([.P16]&lt;=32;19;IF([.P16]&lt;=34;20;IF([.P16]&lt;=36;21;IF([.P16]&lt;=40;22;24)))))))))))))" office:value-type="float" office:value="21" calcext:value-type="float">
            <text:p>21</text:p>
          </table:table-cell>
          <table:table-cell table:formula="of:=ROUND(([.I16]+[.J16]+[.M16]+[.N16]+[.Q16]+[.R16])/3;0)" office:value-type="float" office:value="21" calcext:value-type="float">
            <text:p>21</text:p>
          </table:table-cell>
          <table:table-cell table:formula="of:=[.F16]*LOG10([.S16]+2)" office:value-type="float" office:value="5.44691134407037" calcext:value-type="float">
            <text:p>5,4469113440703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793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17]=&quot;взв&quot;;11;[.G17]=&quot;накл&quot;;24;[.G17]=&quot;прокл&quot;;25;[.G17]=&quot;пт&quot;;26;[.G17]=90;10;[.G17]=85;10;[.G17]=80;9;[.G17]=75;8;[.G17]=70;8;[.G17]=65;7;[.G17]=60;7;[.G17]=55;6;[.G17]=50;6;[.G17]=45;6;[.G17]=40;5;[.G17]=35;4;[.G17]=30;4;[.G17]=25;3;[.G17]=20;2;[.G17]=15;1;[.G17]=10;1;[.G17]=0;0)" office:value-type="float" office:value="7" calcext:value-type="float">
            <text:p>7</text:p>
          </table:table-cell>
          <table:table-cell table:formula="of:=IF([.H17]&lt;=1;0;IF([.H17]&lt;=10;11;IF([.H17]&lt;=14;12;IF([.H17]&lt;=17;13;IF([.H17]&lt;=20;14;IF([.H17]&lt;=22;15;IF([.H17]&lt;=25;16;IF([.H17]&lt;=27;17;IF([.H17]&lt;=29;18;IF([.H17]&lt;=32;19;IF([.H17]&lt;=34;20;IF([.H17]&lt;=36;21;IF([.H17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7]=&quot;взв&quot;;11;[.K17]=&quot;накл&quot;;24;[.K17]=&quot;прокл&quot;;25;[.K17]=&quot;пт&quot;;26;[.K17]=90;10;[.K17]=85;10;[.K17]=80;9;[.K17]=75;8;[.K17]=70;8;[.K17]=65;7;[.K17]=60;7;[.K17]=55;6;[.K17]=50;6;[.K17]=45;6;[.K17]=40;5;[.K17]=35;4;[.K17]=30;4;[.K17]=25;3;[.K17]=20;2;[.K17]=15;1;[.K17]=10;1;[.K17]=0;0)" office:value-type="float" office:value="6" calcext:value-type="float">
            <text:p>6</text:p>
          </table:table-cell>
          <table:table-cell table:formula="of:=IF([.L17]&lt;=1;0;IF([.L17]&lt;=10;11;IF([.L17]&lt;=14;12;IF([.L17]&lt;=17;13;IF([.L17]&lt;=20;14;IF([.L17]&lt;=22;15;IF([.L17]&lt;=25;16;IF([.L17]&lt;=27;17;IF([.L17]&lt;=29;18;IF([.L17]&lt;=32;19;IF([.L17]&lt;=34;20;IF([.L17]&lt;=36;21;IF([.L17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7]=&quot;взв&quot;;11;[.O17]=&quot;накл&quot;;24;[.O17]=&quot;прокл&quot;;25;[.O17]=&quot;пт&quot;;26;[.O17]=90;10;[.O17]=85;10;[.O17]=80;9;[.O17]=75;8;[.O17]=70;8;[.O17]=65;7;[.O17]=60;7;[.O17]=55;6;[.O17]=50;6;[.O17]=45;6;[.O17]=40;5;[.O17]=35;4;[.O17]=30;4;[.O17]=25;3;[.O17]=20;2;[.O17]=15;1;[.O17]=10;1;[.O17]=0;0)" office:value-type="float" office:value="4" calcext:value-type="float">
            <text:p>4</text:p>
          </table:table-cell>
          <table:table-cell table:formula="of:=IF([.P17]&lt;=1;0;IF([.P17]&lt;=10;11;IF([.P17]&lt;=14;12;IF([.P17]&lt;=17;13;IF([.P17]&lt;=20;14;IF([.P17]&lt;=22;15;IF([.P17]&lt;=25;16;IF([.P17]&lt;=27;17;IF([.P17]&lt;=29;18;IF([.P17]&lt;=32;19;IF([.P17]&lt;=34;20;IF([.P17]&lt;=36;21;IF([.P17]&lt;=40;22;24)))))))))))))" office:value-type="float" office:value="0" calcext:value-type="float">
            <text:p>0</text:p>
          </table:table-cell>
          <table:table-cell table:formula="of:=ROUND(([.I17]+[.J17]+[.M17]+[.N17]+[.Q17]+[.R17])/3;0)" office:value-type="float" office:value="6" calcext:value-type="float">
            <text:p>6</text:p>
          </table:table-cell>
          <table:table-cell table:formula="of:=[.F17]*LOG10([.S17]+2)" office:value-type="float" office:value="3.61235994796777" calcext:value-type="float">
            <text:p>3,6123599479677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08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G18]=&quot;взв&quot;;11;[.G18]=&quot;накл&quot;;24;[.G18]=&quot;прокл&quot;;25;[.G18]=&quot;пт&quot;;26;[.G18]=90;10;[.G18]=85;10;[.G18]=80;9;[.G18]=75;8;[.G18]=70;8;[.G18]=65;7;[.G18]=60;7;[.G18]=55;6;[.G18]=50;6;[.G18]=45;6;[.G18]=40;5;[.G18]=35;4;[.G18]=30;4;[.G18]=25;3;[.G18]=20;2;[.G18]=15;1;[.G18]=10;1;[.G18]=0;0)" office:value-type="float" office:value="0" calcext:value-type="float">
            <text:p>0</text:p>
          </table:table-cell>
          <table:table-cell table:formula="of:=IF([.H18]&lt;=1;0;IF([.H18]&lt;=10;11;IF([.H18]&lt;=14;12;IF([.H18]&lt;=17;13;IF([.H18]&lt;=20;14;IF([.H18]&lt;=22;15;IF([.H18]&lt;=25;16;IF([.H18]&lt;=27;17;IF([.H18]&lt;=29;18;IF([.H18]&lt;=32;19;IF([.H18]&lt;=34;20;IF([.H18]&lt;=36;21;IF([.H18]&lt;=40;22;24)))))))))))))" office:value-type="float" office:value="14" calcext:value-type="float">
            <text:p>1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K18]=&quot;взв&quot;;11;[.K18]=&quot;накл&quot;;24;[.K18]=&quot;прокл&quot;;25;[.K18]=&quot;пт&quot;;26;[.K18]=90;10;[.K18]=85;10;[.K18]=80;9;[.K18]=75;8;[.K18]=70;8;[.K18]=65;7;[.K18]=60;7;[.K18]=55;6;[.K18]=50;6;[.K18]=45;6;[.K18]=40;5;[.K18]=35;4;[.K18]=30;4;[.K18]=25;3;[.K18]=20;2;[.K18]=15;1;[.K18]=10;1;[.K18]=0;0)" office:value-type="float" office:value="0" calcext:value-type="float">
            <text:p>0</text:p>
          </table:table-cell>
          <table:table-cell table:formula="of:=IF([.L18]&lt;=1;0;IF([.L18]&lt;=10;11;IF([.L18]&lt;=14;12;IF([.L18]&lt;=17;13;IF([.L18]&lt;=20;14;IF([.L18]&lt;=22;15;IF([.L18]&lt;=25;16;IF([.L18]&lt;=27;17;IF([.L18]&lt;=29;18;IF([.L18]&lt;=32;19;IF([.L18]&lt;=34;20;IF([.L18]&lt;=36;21;IF([.L18]&lt;=40;22;24)))))))))))))"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18]=&quot;взв&quot;;11;[.O18]=&quot;накл&quot;;24;[.O18]=&quot;прокл&quot;;25;[.O18]=&quot;пт&quot;;26;[.O18]=90;10;[.O18]=85;10;[.O18]=80;9;[.O18]=75;8;[.O18]=70;8;[.O18]=65;7;[.O18]=60;7;[.O18]=55;6;[.O18]=50;6;[.O18]=45;6;[.O18]=40;5;[.O18]=35;4;[.O18]=30;4;[.O18]=25;3;[.O18]=20;2;[.O18]=15;1;[.O18]=10;1;[.O18]=0;0)" office:value-type="float" office:value="0" calcext:value-type="float">
            <text:p>0</text:p>
          </table:table-cell>
          <table:table-cell table:formula="of:=IF([.P18]&lt;=1;0;IF([.P18]&lt;=10;11;IF([.P18]&lt;=14;12;IF([.P18]&lt;=17;13;IF([.P18]&lt;=20;14;IF([.P18]&lt;=22;15;IF([.P18]&lt;=25;16;IF([.P18]&lt;=27;17;IF([.P18]&lt;=29;18;IF([.P18]&lt;=32;19;IF([.P18]&lt;=34;20;IF([.P18]&lt;=36;21;IF([.P18]&lt;=40;22;24)))))))))))))" office:value-type="float" office:value="16" calcext:value-type="float">
            <text:p>16</text:p>
          </table:table-cell>
          <table:table-cell table:formula="of:=ROUND(([.I18]+[.J18]+[.M18]+[.N18]+[.Q18]+[.R18])/3;0)" office:value-type="float" office:value="15" calcext:value-type="float">
            <text:p>15</text:p>
          </table:table-cell>
          <table:table-cell table:formula="of:=[.F18]*LOG10([.S18]+2)" office:value-type="float" office:value="4.9217956855131" calcext:value-type="float">
            <text:p>4,921795685513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27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19]=&quot;взв&quot;;11;[.G19]=&quot;накл&quot;;24;[.G19]=&quot;прокл&quot;;25;[.G19]=&quot;пт&quot;;26;[.G19]=90;10;[.G19]=85;10;[.G19]=80;9;[.G19]=75;8;[.G19]=70;8;[.G19]=65;7;[.G19]=60;7;[.G19]=55;6;[.G19]=50;6;[.G19]=45;6;[.G19]=40;5;[.G19]=35;4;[.G19]=30;4;[.G19]=25;3;[.G19]=20;2;[.G19]=15;1;[.G19]=10;1;[.G19]=0;0)" office:value-type="float" office:value="0" calcext:value-type="float">
            <text:p>0</text:p>
          </table:table-cell>
          <table:table-cell table:formula="of:=IF([.H19]&lt;=1;0;IF([.H19]&lt;=10;11;IF([.H19]&lt;=14;12;IF([.H19]&lt;=17;13;IF([.H19]&lt;=20;14;IF([.H19]&lt;=22;15;IF([.H19]&lt;=25;16;IF([.H19]&lt;=27;17;IF([.H19]&lt;=29;18;IF([.H19]&lt;=32;19;IF([.H19]&lt;=34;20;IF([.H19]&lt;=36;21;IF([.H19]&lt;=40;22;24)))))))))))))"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9]=&quot;взв&quot;;11;[.K19]=&quot;накл&quot;;24;[.K19]=&quot;прокл&quot;;25;[.K19]=&quot;пт&quot;;26;[.K19]=90;10;[.K19]=85;10;[.K19]=80;9;[.K19]=75;8;[.K19]=70;8;[.K19]=65;7;[.K19]=60;7;[.K19]=55;6;[.K19]=50;6;[.K19]=45;6;[.K19]=40;5;[.K19]=35;4;[.K19]=30;4;[.K19]=25;3;[.K19]=20;2;[.K19]=15;1;[.K19]=10;1;[.K19]=0;0)" office:value-type="float" office:value="0" calcext:value-type="float">
            <text:p>0</text:p>
          </table:table-cell>
          <table:table-cell table:formula="of:=IF([.L19]&lt;=1;0;IF([.L19]&lt;=10;11;IF([.L19]&lt;=14;12;IF([.L19]&lt;=17;13;IF([.L19]&lt;=20;14;IF([.L19]&lt;=22;15;IF([.L19]&lt;=25;16;IF([.L19]&lt;=27;17;IF([.L19]&lt;=29;18;IF([.L19]&lt;=32;19;IF([.L19]&lt;=34;20;IF([.L19]&lt;=36;21;IF([.L19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9]=&quot;взв&quot;;11;[.O19]=&quot;накл&quot;;24;[.O19]=&quot;прокл&quot;;25;[.O19]=&quot;пт&quot;;26;[.O19]=90;10;[.O19]=85;10;[.O19]=80;9;[.O19]=75;8;[.O19]=70;8;[.O19]=65;7;[.O19]=60;7;[.O19]=55;6;[.O19]=50;6;[.O19]=45;6;[.O19]=40;5;[.O19]=35;4;[.O19]=30;4;[.O19]=25;3;[.O19]=20;2;[.O19]=15;1;[.O19]=10;1;[.O19]=0;0)" office:value-type="float" office:value="0" calcext:value-type="float">
            <text:p>0</text:p>
          </table:table-cell>
          <table:table-cell table:formula="of:=IF([.P19]&lt;=1;0;IF([.P19]&lt;=10;11;IF([.P19]&lt;=14;12;IF([.P19]&lt;=17;13;IF([.P19]&lt;=20;14;IF([.P19]&lt;=22;15;IF([.P19]&lt;=25;16;IF([.P19]&lt;=27;17;IF([.P19]&lt;=29;18;IF([.P19]&lt;=32;19;IF([.P19]&lt;=34;20;IF([.P19]&lt;=36;21;IF([.P19]&lt;=40;22;24)))))))))))))" office:value-type="float" office:value="20" calcext:value-type="float">
            <text:p>20</text:p>
          </table:table-cell>
          <table:table-cell table:formula="of:=ROUND(([.I19]+[.J19]+[.M19]+[.N19]+[.Q19]+[.R19])/3;0)" office:value-type="float" office:value="18" calcext:value-type="float">
            <text:p>18</text:p>
          </table:table-cell>
          <table:table-cell table:formula="of:=[.F19]*LOG10([.S19]+2)" office:value-type="float" office:value="6.50514997831991" calcext:value-type="float">
            <text:p>6,5051499783199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29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0]=&quot;взв&quot;;11;[.G20]=&quot;накл&quot;;24;[.G20]=&quot;прокл&quot;;25;[.G20]=&quot;пт&quot;;26;[.G20]=90;10;[.G20]=85;10;[.G20]=80;9;[.G20]=75;8;[.G20]=70;8;[.G20]=65;7;[.G20]=60;7;[.G20]=55;6;[.G20]=50;6;[.G20]=45;6;[.G20]=40;5;[.G20]=35;4;[.G20]=30;4;[.G20]=25;3;[.G20]=20;2;[.G20]=15;1;[.G20]=10;1;[.G20]=0;0)" office:value-type="float" office:value="10" calcext:value-type="float">
            <text:p>10</text:p>
          </table:table-cell>
          <table:table-cell table:formula="of:=IF([.H20]&lt;=1;0;IF([.H20]&lt;=10;11;IF([.H20]&lt;=14;12;IF([.H20]&lt;=17;13;IF([.H20]&lt;=20;14;IF([.H20]&lt;=22;15;IF([.H20]&lt;=25;16;IF([.H20]&lt;=27;17;IF([.H20]&lt;=29;18;IF([.H20]&lt;=32;19;IF([.H20]&lt;=34;20;IF([.H20]&lt;=36;21;IF([.H2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0]=&quot;взв&quot;;11;[.K20]=&quot;накл&quot;;24;[.K20]=&quot;прокл&quot;;25;[.K20]=&quot;пт&quot;;26;[.K20]=90;10;[.K20]=85;10;[.K20]=80;9;[.K20]=75;8;[.K20]=70;8;[.K20]=65;7;[.K20]=60;7;[.K20]=55;6;[.K20]=50;6;[.K20]=45;6;[.K20]=40;5;[.K20]=35;4;[.K20]=30;4;[.K20]=25;3;[.K20]=20;2;[.K20]=15;1;[.K20]=10;1;[.K20]=0;0)" office:value-type="float" office:value="10" calcext:value-type="float">
            <text:p>10</text:p>
          </table:table-cell>
          <table:table-cell table:formula="of:=IF([.L20]&lt;=1;0;IF([.L20]&lt;=10;11;IF([.L20]&lt;=14;12;IF([.L20]&lt;=17;13;IF([.L20]&lt;=20;14;IF([.L20]&lt;=22;15;IF([.L20]&lt;=25;16;IF([.L20]&lt;=27;17;IF([.L20]&lt;=29;18;IF([.L20]&lt;=32;19;IF([.L20]&lt;=34;20;IF([.L20]&lt;=36;21;IF([.L20]&lt;=40;22;24))))))))))))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O20]=&quot;взв&quot;;11;[.O20]=&quot;накл&quot;;24;[.O20]=&quot;прокл&quot;;25;[.O20]=&quot;пт&quot;;26;[.O20]=90;10;[.O20]=85;10;[.O20]=80;9;[.O20]=75;8;[.O20]=70;8;[.O20]=65;7;[.O20]=60;7;[.O20]=55;6;[.O20]=50;6;[.O20]=45;6;[.O20]=40;5;[.O20]=35;4;[.O20]=30;4;[.O20]=25;3;[.O20]=20;2;[.O20]=15;1;[.O20]=10;1;[.O20]=0;0)" office:value-type="float" office:value="0" calcext:value-type="float">
            <text:p>0</text:p>
          </table:table-cell>
          <table:table-cell table:formula="of:=IF([.P20]&lt;=1;0;IF([.P20]&lt;=10;11;IF([.P20]&lt;=14;12;IF([.P20]&lt;=17;13;IF([.P20]&lt;=20;14;IF([.P20]&lt;=22;15;IF([.P20]&lt;=25;16;IF([.P20]&lt;=27;17;IF([.P20]&lt;=29;18;IF([.P20]&lt;=32;19;IF([.P20]&lt;=34;20;IF([.P20]&lt;=36;21;IF([.P20]&lt;=40;22;24)))))))))))))" office:value-type="float" office:value="14" calcext:value-type="float">
            <text:p>14</text:p>
          </table:table-cell>
          <table:table-cell table:formula="of:=ROUND(([.I20]+[.J20]+[.M20]+[.N20]+[.Q20]+[.R20])/3;0)" office:value-type="float" office:value="11" calcext:value-type="float">
            <text:p>11</text:p>
          </table:table-cell>
          <table:table-cell table:formula="of:=[.F20]*LOG10([.S20]+2)" office:value-type="float" office:value="5.56971676153418" calcext:value-type="float">
            <text:p>5,5697167615341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796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21]=&quot;взв&quot;;11;[.G21]=&quot;накл&quot;;24;[.G21]=&quot;прокл&quot;;25;[.G21]=&quot;пт&quot;;26;[.G21]=90;10;[.G21]=85;10;[.G21]=80;9;[.G21]=75;8;[.G21]=70;8;[.G21]=65;7;[.G21]=60;7;[.G21]=55;6;[.G21]=50;6;[.G21]=45;6;[.G21]=40;5;[.G21]=35;4;[.G21]=30;4;[.G21]=25;3;[.G21]=20;2;[.G21]=15;1;[.G21]=10;1;[.G21]=0;0)" office:value-type="float" office:value="0" calcext:value-type="float">
            <text:p>0</text:p>
          </table:table-cell>
          <table:table-cell table:formula="of:=IF([.H21]&lt;=1;0;IF([.H21]&lt;=10;11;IF([.H21]&lt;=14;12;IF([.H21]&lt;=17;13;IF([.H21]&lt;=20;14;IF([.H21]&lt;=22;15;IF([.H21]&lt;=25;16;IF([.H21]&lt;=27;17;IF([.H21]&lt;=29;18;IF([.H21]&lt;=32;19;IF([.H21]&lt;=34;20;IF([.H21]&lt;=36;21;IF([.H21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21]=&quot;взв&quot;;11;[.K21]=&quot;накл&quot;;24;[.K21]=&quot;прокл&quot;;25;[.K21]=&quot;пт&quot;;26;[.K21]=90;10;[.K21]=85;10;[.K21]=80;9;[.K21]=75;8;[.K21]=70;8;[.K21]=65;7;[.K21]=60;7;[.K21]=55;6;[.K21]=50;6;[.K21]=45;6;[.K21]=40;5;[.K21]=35;4;[.K21]=30;4;[.K21]=25;3;[.K21]=20;2;[.K21]=15;1;[.K21]=10;1;[.K21]=0;0)" office:value-type="float" office:value="0" calcext:value-type="float">
            <text:p>0</text:p>
          </table:table-cell>
          <table:table-cell table:formula="of:=IF([.L21]&lt;=1;0;IF([.L21]&lt;=10;11;IF([.L21]&lt;=14;12;IF([.L21]&lt;=17;13;IF([.L21]&lt;=20;14;IF([.L21]&lt;=22;15;IF([.L21]&lt;=25;16;IF([.L21]&lt;=27;17;IF([.L21]&lt;=29;18;IF([.L21]&lt;=32;19;IF([.L21]&lt;=34;20;IF([.L21]&lt;=36;21;IF([.L21]&lt;=40;22;24)))))))))))))" office:value-type="float" office:value="22" calcext:value-type="float">
            <text:p>2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O21]=&quot;взв&quot;;11;[.O21]=&quot;накл&quot;;24;[.O21]=&quot;прокл&quot;;25;[.O21]=&quot;пт&quot;;26;[.O21]=90;10;[.O21]=85;10;[.O21]=80;9;[.O21]=75;8;[.O21]=70;8;[.O21]=65;7;[.O21]=60;7;[.O21]=55;6;[.O21]=50;6;[.O21]=45;6;[.O21]=40;5;[.O21]=35;4;[.O21]=30;4;[.O21]=25;3;[.O21]=20;2;[.O21]=15;1;[.O21]=10;1;[.O21]=0;0)" office:value-type="float" office:value="0" calcext:value-type="float">
            <text:p>0</text:p>
          </table:table-cell>
          <table:table-cell table:formula="of:=IF([.P21]&lt;=1;0;IF([.P21]&lt;=10;11;IF([.P21]&lt;=14;12;IF([.P21]&lt;=17;13;IF([.P21]&lt;=20;14;IF([.P21]&lt;=22;15;IF([.P21]&lt;=25;16;IF([.P21]&lt;=27;17;IF([.P21]&lt;=29;18;IF([.P21]&lt;=32;19;IF([.P21]&lt;=34;20;IF([.P21]&lt;=36;21;IF([.P21]&lt;=40;22;24)))))))))))))" office:value-type="float" office:value="24" calcext:value-type="float">
            <text:p>24</text:p>
          </table:table-cell>
          <table:table-cell table:formula="of:=ROUND(([.I21]+[.J21]+[.M21]+[.N21]+[.Q21]+[.R21])/3;0)" office:value-type="float" office:value="23" calcext:value-type="float">
            <text:p>23</text:p>
          </table:table-cell>
          <table:table-cell table:formula="of:=[.F21]*LOG10([.S21]+2)" office:value-type="float" office:value="6.98970004336019" calcext:value-type="float">
            <text:p>6,9897000433601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21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22]=&quot;взв&quot;;11;[.G22]=&quot;накл&quot;;24;[.G22]=&quot;прокл&quot;;25;[.G22]=&quot;пт&quot;;26;[.G22]=90;10;[.G22]=85;10;[.G22]=80;9;[.G22]=75;8;[.G22]=70;8;[.G22]=65;7;[.G22]=60;7;[.G22]=55;6;[.G22]=50;6;[.G22]=45;6;[.G22]=40;5;[.G22]=35;4;[.G22]=30;4;[.G22]=25;3;[.G22]=20;2;[.G22]=15;1;[.G22]=10;1;[.G22]=0;0)" office:value-type="float" office:value="7" calcext:value-type="float">
            <text:p>7</text:p>
          </table:table-cell>
          <table:table-cell table:formula="of:=IF([.H22]&lt;=1;0;IF([.H22]&lt;=10;11;IF([.H22]&lt;=14;12;IF([.H22]&lt;=17;13;IF([.H22]&lt;=20;14;IF([.H22]&lt;=22;15;IF([.H22]&lt;=25;16;IF([.H22]&lt;=27;17;IF([.H22]&lt;=29;18;IF([.H22]&lt;=32;19;IF([.H22]&lt;=34;20;IF([.H22]&lt;=36;21;IF([.H22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22]=&quot;взв&quot;;11;[.K22]=&quot;накл&quot;;24;[.K22]=&quot;прокл&quot;;25;[.K22]=&quot;пт&quot;;26;[.K22]=90;10;[.K22]=85;10;[.K22]=80;9;[.K22]=75;8;[.K22]=70;8;[.K22]=65;7;[.K22]=60;7;[.K22]=55;6;[.K22]=50;6;[.K22]=45;6;[.K22]=40;5;[.K22]=35;4;[.K22]=30;4;[.K22]=25;3;[.K22]=20;2;[.K22]=15;1;[.K22]=10;1;[.K22]=0;0)" office:value-type="float" office:value="7" calcext:value-type="float">
            <text:p>7</text:p>
          </table:table-cell>
          <table:table-cell table:formula="of:=IF([.L22]&lt;=1;0;IF([.L22]&lt;=10;11;IF([.L22]&lt;=14;12;IF([.L22]&lt;=17;13;IF([.L22]&lt;=20;14;IF([.L22]&lt;=22;15;IF([.L22]&lt;=25;16;IF([.L22]&lt;=27;17;IF([.L22]&lt;=29;18;IF([.L22]&lt;=32;19;IF([.L22]&lt;=34;20;IF([.L22]&lt;=36;21;IF([.L22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2]=&quot;взв&quot;;11;[.O22]=&quot;накл&quot;;24;[.O22]=&quot;прокл&quot;;25;[.O22]=&quot;пт&quot;;26;[.O22]=90;10;[.O22]=85;10;[.O22]=80;9;[.O22]=75;8;[.O22]=70;8;[.O22]=65;7;[.O22]=60;7;[.O22]=55;6;[.O22]=50;6;[.O22]=45;6;[.O22]=40;5;[.O22]=35;4;[.O22]=30;4;[.O22]=25;3;[.O22]=20;2;[.O22]=15;1;[.O22]=10;1;[.O22]=0;0)" office:value-type="float" office:value="8" calcext:value-type="float">
            <text:p>8</text:p>
          </table:table-cell>
          <table:table-cell table:formula="of:=IF([.P22]&lt;=1;0;IF([.P22]&lt;=10;11;IF([.P22]&lt;=14;12;IF([.P22]&lt;=17;13;IF([.P22]&lt;=20;14;IF([.P22]&lt;=22;15;IF([.P22]&lt;=25;16;IF([.P22]&lt;=27;17;IF([.P22]&lt;=29;18;IF([.P22]&lt;=32;19;IF([.P22]&lt;=34;20;IF([.P22]&lt;=36;21;IF([.P22]&lt;=40;22;24)))))))))))))" office:value-type="float" office:value="0" calcext:value-type="float">
            <text:p>0</text:p>
          </table:table-cell>
          <table:table-cell table:formula="of:=ROUND(([.I22]+[.J22]+[.M22]+[.N22]+[.Q22]+[.R22])/3;0)" office:value-type="float" office:value="7" calcext:value-type="float">
            <text:p>7</text:p>
          </table:table-cell>
          <table:table-cell table:formula="of:=[.F22]*LOG10([.S22]+2)" office:value-type="float" office:value="14.3136376415899" calcext:value-type="float">
            <text:p>14,313637641589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791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23]=&quot;взв&quot;;11;[.G23]=&quot;накл&quot;;24;[.G23]=&quot;прокл&quot;;25;[.G23]=&quot;пт&quot;;26;[.G23]=90;10;[.G23]=85;10;[.G23]=80;9;[.G23]=75;8;[.G23]=70;8;[.G23]=65;7;[.G23]=60;7;[.G23]=55;6;[.G23]=50;6;[.G23]=45;6;[.G23]=40;5;[.G23]=35;4;[.G23]=30;4;[.G23]=25;3;[.G23]=20;2;[.G23]=15;1;[.G23]=10;1;[.G23]=0;0)" office:value-type="float" office:value="1" calcext:value-type="float">
            <text:p>1</text:p>
          </table:table-cell>
          <table:table-cell table:formula="of:=IF([.H23]&lt;=1;0;IF([.H23]&lt;=10;11;IF([.H23]&lt;=14;12;IF([.H23]&lt;=17;13;IF([.H23]&lt;=20;14;IF([.H23]&lt;=22;15;IF([.H23]&lt;=25;16;IF([.H23]&lt;=27;17;IF([.H23]&lt;=29;18;IF([.H23]&lt;=32;19;IF([.H23]&lt;=34;20;IF([.H23]&lt;=36;21;IF([.H23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23]=&quot;взв&quot;;11;[.K23]=&quot;накл&quot;;24;[.K23]=&quot;прокл&quot;;25;[.K23]=&quot;пт&quot;;26;[.K23]=90;10;[.K23]=85;10;[.K23]=80;9;[.K23]=75;8;[.K23]=70;8;[.K23]=65;7;[.K23]=60;7;[.K23]=55;6;[.K23]=50;6;[.K23]=45;6;[.K23]=40;5;[.K23]=35;4;[.K23]=30;4;[.K23]=25;3;[.K23]=20;2;[.K23]=15;1;[.K23]=10;1;[.K23]=0;0)" office:value-type="float" office:value="4" calcext:value-type="float">
            <text:p>4</text:p>
          </table:table-cell>
          <table:table-cell table:formula="of:=IF([.L23]&lt;=1;0;IF([.L23]&lt;=10;11;IF([.L23]&lt;=14;12;IF([.L23]&lt;=17;13;IF([.L23]&lt;=20;14;IF([.L23]&lt;=22;15;IF([.L23]&lt;=25;16;IF([.L23]&lt;=27;17;IF([.L23]&lt;=29;18;IF([.L23]&lt;=32;19;IF([.L23]&lt;=34;20;IF([.L23]&lt;=36;21;IF([.L23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23]=&quot;взв&quot;;11;[.O23]=&quot;накл&quot;;24;[.O23]=&quot;прокл&quot;;25;[.O23]=&quot;пт&quot;;26;[.O23]=90;10;[.O23]=85;10;[.O23]=80;9;[.O23]=75;8;[.O23]=70;8;[.O23]=65;7;[.O23]=60;7;[.O23]=55;6;[.O23]=50;6;[.O23]=45;6;[.O23]=40;5;[.O23]=35;4;[.O23]=30;4;[.O23]=25;3;[.O23]=20;2;[.O23]=15;1;[.O23]=10;1;[.O23]=0;0)" office:value-type="float" office:value="4" calcext:value-type="float">
            <text:p>4</text:p>
          </table:table-cell>
          <table:table-cell table:formula="of:=IF([.P23]&lt;=1;0;IF([.P23]&lt;=10;11;IF([.P23]&lt;=14;12;IF([.P23]&lt;=17;13;IF([.P23]&lt;=20;14;IF([.P23]&lt;=22;15;IF([.P23]&lt;=25;16;IF([.P23]&lt;=27;17;IF([.P23]&lt;=29;18;IF([.P23]&lt;=32;19;IF([.P23]&lt;=34;20;IF([.P23]&lt;=36;21;IF([.P23]&lt;=40;22;24)))))))))))))" office:value-type="float" office:value="0" calcext:value-type="float">
            <text:p>0</text:p>
          </table:table-cell>
          <table:table-cell table:formula="of:=ROUND(([.I23]+[.J23]+[.M23]+[.N23]+[.Q23]+[.R23])/3;0)" office:value-type="float" office:value="3" calcext:value-type="float">
            <text:p>3</text:p>
          </table:table-cell>
          <table:table-cell table:formula="of:=[.F23]*LOG10([.S23]+2)" office:value-type="float" office:value="13.9794000867204" calcext:value-type="float">
            <text:p>13,979400086720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30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G24]=&quot;взв&quot;;11;[.G24]=&quot;накл&quot;;24;[.G24]=&quot;прокл&quot;;25;[.G24]=&quot;пт&quot;;26;[.G24]=90;10;[.G24]=85;10;[.G24]=80;9;[.G24]=75;8;[.G24]=70;8;[.G24]=65;7;[.G24]=60;7;[.G24]=55;6;[.G24]=50;6;[.G24]=45;6;[.G24]=40;5;[.G24]=35;4;[.G24]=30;4;[.G24]=25;3;[.G24]=20;2;[.G24]=15;1;[.G24]=10;1;[.G24]=0;0)" office:value-type="float" office:value="0" calcext:value-type="float">
            <text:p>0</text:p>
          </table:table-cell>
          <table:table-cell table:formula="of:=IF([.H24]&lt;=1;0;IF([.H24]&lt;=10;11;IF([.H24]&lt;=14;12;IF([.H24]&lt;=17;13;IF([.H24]&lt;=20;14;IF([.H24]&lt;=22;15;IF([.H24]&lt;=25;16;IF([.H24]&lt;=27;17;IF([.H24]&lt;=29;18;IF([.H24]&lt;=32;19;IF([.H24]&lt;=34;20;IF([.H24]&lt;=36;21;IF([.H24]&lt;=40;22;24)))))))))))))"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24]=&quot;взв&quot;;11;[.K24]=&quot;накл&quot;;24;[.K24]=&quot;прокл&quot;;25;[.K24]=&quot;пт&quot;;26;[.K24]=90;10;[.K24]=85;10;[.K24]=80;9;[.K24]=75;8;[.K24]=70;8;[.K24]=65;7;[.K24]=60;7;[.K24]=55;6;[.K24]=50;6;[.K24]=45;6;[.K24]=40;5;[.K24]=35;4;[.K24]=30;4;[.K24]=25;3;[.K24]=20;2;[.K24]=15;1;[.K24]=10;1;[.K24]=0;0)" office:value-type="float" office:value="0" calcext:value-type="float">
            <text:p>0</text:p>
          </table:table-cell>
          <table:table-cell table:formula="of:=IF([.L24]&lt;=1;0;IF([.L24]&lt;=10;11;IF([.L24]&lt;=14;12;IF([.L24]&lt;=17;13;IF([.L24]&lt;=20;14;IF([.L24]&lt;=22;15;IF([.L24]&lt;=25;16;IF([.L24]&lt;=27;17;IF([.L24]&lt;=29;18;IF([.L24]&lt;=32;19;IF([.L24]&lt;=34;20;IF([.L24]&lt;=36;21;IF([.L24]&lt;=40;22;24)))))))))))))"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O24]=&quot;взв&quot;;11;[.O24]=&quot;накл&quot;;24;[.O24]=&quot;прокл&quot;;25;[.O24]=&quot;пт&quot;;26;[.O24]=90;10;[.O24]=85;10;[.O24]=80;9;[.O24]=75;8;[.O24]=70;8;[.O24]=65;7;[.O24]=60;7;[.O24]=55;6;[.O24]=50;6;[.O24]=45;6;[.O24]=40;5;[.O24]=35;4;[.O24]=30;4;[.O24]=25;3;[.O24]=20;2;[.O24]=15;1;[.O24]=10;1;[.O24]=0;0)" office:value-type="float" office:value="0" calcext:value-type="float">
            <text:p>0</text:p>
          </table:table-cell>
          <table:table-cell table:formula="of:=IF([.P24]&lt;=1;0;IF([.P24]&lt;=10;11;IF([.P24]&lt;=14;12;IF([.P24]&lt;=17;13;IF([.P24]&lt;=20;14;IF([.P24]&lt;=22;15;IF([.P24]&lt;=25;16;IF([.P24]&lt;=27;17;IF([.P24]&lt;=29;18;IF([.P24]&lt;=32;19;IF([.P24]&lt;=34;20;IF([.P24]&lt;=36;21;IF([.P24]&lt;=40;22;24)))))))))))))" office:value-type="float" office:value="14" calcext:value-type="float">
            <text:p>14</text:p>
          </table:table-cell>
          <table:table-cell table:formula="of:=ROUND(([.I24]+[.J24]+[.M24]+[.N24]+[.Q24]+[.R24])/3;0)" office:value-type="float" office:value="14" calcext:value-type="float">
            <text:p>14</text:p>
          </table:table-cell>
          <table:table-cell table:formula="of:=[.F24]*LOG10([.S24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798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25]=&quot;взв&quot;;11;[.G25]=&quot;накл&quot;;24;[.G25]=&quot;прокл&quot;;25;[.G25]=&quot;пт&quot;;26;[.G25]=90;10;[.G25]=85;10;[.G25]=80;9;[.G25]=75;8;[.G25]=70;8;[.G25]=65;7;[.G25]=60;7;[.G25]=55;6;[.G25]=50;6;[.G25]=45;6;[.G25]=40;5;[.G25]=35;4;[.G25]=30;4;[.G25]=25;3;[.G25]=20;2;[.G25]=15;1;[.G25]=10;1;[.G25]=0;0)" office:value-type="float" office:value="24" calcext:value-type="float">
            <text:p>24</text:p>
          </table:table-cell>
          <table:table-cell table:formula="of:=IF([.H25]&lt;=1;0;IF([.H25]&lt;=10;11;IF([.H25]&lt;=14;12;IF([.H25]&lt;=17;13;IF([.H25]&lt;=20;14;IF([.H25]&lt;=22;15;IF([.H25]&lt;=25;16;IF([.H25]&lt;=27;17;IF([.H25]&lt;=29;18;IF([.H25]&lt;=32;19;IF([.H25]&lt;=34;20;IF([.H25]&lt;=36;21;IF([.H25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25]=&quot;взв&quot;;11;[.K25]=&quot;накл&quot;;24;[.K25]=&quot;прокл&quot;;25;[.K25]=&quot;пт&quot;;26;[.K25]=90;10;[.K25]=85;10;[.K25]=80;9;[.K25]=75;8;[.K25]=70;8;[.K25]=65;7;[.K25]=60;7;[.K25]=55;6;[.K25]=50;6;[.K25]=45;6;[.K25]=40;5;[.K25]=35;4;[.K25]=30;4;[.K25]=25;3;[.K25]=20;2;[.K25]=15;1;[.K25]=10;1;[.K25]=0;0)" office:value-type="float" office:value="26" calcext:value-type="float">
            <text:p>26</text:p>
          </table:table-cell>
          <table:table-cell table:formula="of:=IF([.L25]&lt;=1;0;IF([.L25]&lt;=10;11;IF([.L25]&lt;=14;12;IF([.L25]&lt;=17;13;IF([.L25]&lt;=20;14;IF([.L25]&lt;=22;15;IF([.L25]&lt;=25;16;IF([.L25]&lt;=27;17;IF([.L25]&lt;=29;18;IF([.L25]&lt;=32;19;IF([.L25]&lt;=34;20;IF([.L25]&lt;=36;21;IF([.L25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25]=&quot;взв&quot;;11;[.O25]=&quot;накл&quot;;24;[.O25]=&quot;прокл&quot;;25;[.O25]=&quot;пт&quot;;26;[.O25]=90;10;[.O25]=85;10;[.O25]=80;9;[.O25]=75;8;[.O25]=70;8;[.O25]=65;7;[.O25]=60;7;[.O25]=55;6;[.O25]=50;6;[.O25]=45;6;[.O25]=40;5;[.O25]=35;4;[.O25]=30;4;[.O25]=25;3;[.O25]=20;2;[.O25]=15;1;[.O25]=10;1;[.O25]=0;0)" office:value-type="float" office:value="24" calcext:value-type="float">
            <text:p>24</text:p>
          </table:table-cell>
          <table:table-cell table:formula="of:=IF([.P25]&lt;=1;0;IF([.P25]&lt;=10;11;IF([.P25]&lt;=14;12;IF([.P25]&lt;=17;13;IF([.P25]&lt;=20;14;IF([.P25]&lt;=22;15;IF([.P25]&lt;=25;16;IF([.P25]&lt;=27;17;IF([.P25]&lt;=29;18;IF([.P25]&lt;=32;19;IF([.P25]&lt;=34;20;IF([.P25]&lt;=36;21;IF([.P25]&lt;=40;22;24)))))))))))))" office:value-type="float" office:value="0" calcext:value-type="float">
            <text:p>0</text:p>
          </table:table-cell>
          <table:table-cell table:formula="of:=ROUND(([.I25]+[.J25]+[.M25]+[.N25]+[.Q25]+[.R25])/3;0)" office:value-type="float" office:value="25" calcext:value-type="float">
            <text:p>25</text:p>
          </table:table-cell>
          <table:table-cell table:formula="of:=[.F25]*LOG10([.S25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27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26]=&quot;взв&quot;;11;[.G26]=&quot;накл&quot;;24;[.G26]=&quot;прокл&quot;;25;[.G26]=&quot;пт&quot;;26;[.G26]=90;10;[.G26]=85;10;[.G26]=80;9;[.G26]=75;8;[.G26]=70;8;[.G26]=65;7;[.G26]=60;7;[.G26]=55;6;[.G26]=50;6;[.G26]=45;6;[.G26]=40;5;[.G26]=35;4;[.G26]=30;4;[.G26]=25;3;[.G26]=20;2;[.G26]=15;1;[.G26]=10;1;[.G26]=0;0)" office:value-type="float" office:value="0" calcext:value-type="float">
            <text:p>0</text:p>
          </table:table-cell>
          <table:table-cell table:formula="of:=IF([.H26]&lt;=1;0;IF([.H26]&lt;=10;11;IF([.H26]&lt;=14;12;IF([.H26]&lt;=17;13;IF([.H26]&lt;=20;14;IF([.H26]&lt;=22;15;IF([.H26]&lt;=25;16;IF([.H26]&lt;=27;17;IF([.H26]&lt;=29;18;IF([.H26]&lt;=32;19;IF([.H26]&lt;=34;20;IF([.H26]&lt;=36;21;IF([.H26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26]=&quot;взв&quot;;11;[.K26]=&quot;накл&quot;;24;[.K26]=&quot;прокл&quot;;25;[.K26]=&quot;пт&quot;;26;[.K26]=90;10;[.K26]=85;10;[.K26]=80;9;[.K26]=75;8;[.K26]=70;8;[.K26]=65;7;[.K26]=60;7;[.K26]=55;6;[.K26]=50;6;[.K26]=45;6;[.K26]=40;5;[.K26]=35;4;[.K26]=30;4;[.K26]=25;3;[.K26]=20;2;[.K26]=15;1;[.K26]=10;1;[.K26]=0;0)" office:value-type="float" office:value="0" calcext:value-type="float">
            <text:p>0</text:p>
          </table:table-cell>
          <table:table-cell table:formula="of:=IF([.L26]&lt;=1;0;IF([.L26]&lt;=10;11;IF([.L26]&lt;=14;12;IF([.L26]&lt;=17;13;IF([.L26]&lt;=20;14;IF([.L26]&lt;=22;15;IF([.L26]&lt;=25;16;IF([.L26]&lt;=27;17;IF([.L26]&lt;=29;18;IF([.L26]&lt;=32;19;IF([.L26]&lt;=34;20;IF([.L26]&lt;=36;21;IF([.L26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26]=&quot;взв&quot;;11;[.O26]=&quot;накл&quot;;24;[.O26]=&quot;прокл&quot;;25;[.O26]=&quot;пт&quot;;26;[.O26]=90;10;[.O26]=85;10;[.O26]=80;9;[.O26]=75;8;[.O26]=70;8;[.O26]=65;7;[.O26]=60;7;[.O26]=55;6;[.O26]=50;6;[.O26]=45;6;[.O26]=40;5;[.O26]=35;4;[.O26]=30;4;[.O26]=25;3;[.O26]=20;2;[.O26]=15;1;[.O26]=10;1;[.O26]=0;0)" office:value-type="float" office:value="0" calcext:value-type="float">
            <text:p>0</text:p>
          </table:table-cell>
          <table:table-cell table:formula="of:=IF([.P26]&lt;=1;0;IF([.P26]&lt;=10;11;IF([.P26]&lt;=14;12;IF([.P26]&lt;=17;13;IF([.P26]&lt;=20;14;IF([.P26]&lt;=22;15;IF([.P26]&lt;=25;16;IF([.P26]&lt;=27;17;IF([.P26]&lt;=29;18;IF([.P26]&lt;=32;19;IF([.P26]&lt;=34;20;IF([.P26]&lt;=36;21;IF([.P26]&lt;=40;22;24)))))))))))))" office:value-type="float" office:value="22" calcext:value-type="float">
            <text:p>22</text:p>
          </table:table-cell>
          <table:table-cell table:formula="of:=ROUND(([.I26]+[.J26]+[.M26]+[.N26]+[.Q26]+[.R26])/3;0)" office:value-type="float" office:value="22" calcext:value-type="float">
            <text:p>22</text:p>
          </table:table-cell>
          <table:table-cell table:formula="of:=[.F26]*LOG10([.S26]+2)" office:value-type="float" office:value="1.38021124171161" calcext:value-type="float">
            <text:p>1,3802112417116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28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27]=&quot;взв&quot;;11;[.G27]=&quot;накл&quot;;24;[.G27]=&quot;прокл&quot;;25;[.G27]=&quot;пт&quot;;26;[.G27]=90;10;[.G27]=85;10;[.G27]=80;9;[.G27]=75;8;[.G27]=70;8;[.G27]=65;7;[.G27]=60;7;[.G27]=55;6;[.G27]=50;6;[.G27]=45;6;[.G27]=40;5;[.G27]=35;4;[.G27]=30;4;[.G27]=25;3;[.G27]=20;2;[.G27]=15;1;[.G27]=10;1;[.G27]=0;0)" office:value-type="float" office:value="7" calcext:value-type="float">
            <text:p>7</text:p>
          </table:table-cell>
          <table:table-cell table:formula="of:=IF([.H27]&lt;=1;0;IF([.H27]&lt;=10;11;IF([.H27]&lt;=14;12;IF([.H27]&lt;=17;13;IF([.H27]&lt;=20;14;IF([.H27]&lt;=22;15;IF([.H27]&lt;=25;16;IF([.H27]&lt;=27;17;IF([.H27]&lt;=29;18;IF([.H27]&lt;=32;19;IF([.H27]&lt;=34;20;IF([.H27]&lt;=36;21;IF([.H27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27]=&quot;взв&quot;;11;[.K27]=&quot;накл&quot;;24;[.K27]=&quot;прокл&quot;;25;[.K27]=&quot;пт&quot;;26;[.K27]=90;10;[.K27]=85;10;[.K27]=80;9;[.K27]=75;8;[.K27]=70;8;[.K27]=65;7;[.K27]=60;7;[.K27]=55;6;[.K27]=50;6;[.K27]=45;6;[.K27]=40;5;[.K27]=35;4;[.K27]=30;4;[.K27]=25;3;[.K27]=20;2;[.K27]=15;1;[.K27]=10;1;[.K27]=0;0)" office:value-type="float" office:value="7" calcext:value-type="float">
            <text:p>7</text:p>
          </table:table-cell>
          <table:table-cell table:formula="of:=IF([.L27]&lt;=1;0;IF([.L27]&lt;=10;11;IF([.L27]&lt;=14;12;IF([.L27]&lt;=17;13;IF([.L27]&lt;=20;14;IF([.L27]&lt;=22;15;IF([.L27]&lt;=25;16;IF([.L27]&lt;=27;17;IF([.L27]&lt;=29;18;IF([.L27]&lt;=32;19;IF([.L27]&lt;=34;20;IF([.L27]&lt;=36;21;IF([.L27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27]=&quot;взв&quot;;11;[.O27]=&quot;накл&quot;;24;[.O27]=&quot;прокл&quot;;25;[.O27]=&quot;пт&quot;;26;[.O27]=90;10;[.O27]=85;10;[.O27]=80;9;[.O27]=75;8;[.O27]=70;8;[.O27]=65;7;[.O27]=60;7;[.O27]=55;6;[.O27]=50;6;[.O27]=45;6;[.O27]=40;5;[.O27]=35;4;[.O27]=30;4;[.O27]=25;3;[.O27]=20;2;[.O27]=15;1;[.O27]=10;1;[.O27]=0;0)" office:value-type="float" office:value="4" calcext:value-type="float">
            <text:p>4</text:p>
          </table:table-cell>
          <table:table-cell table:formula="of:=IF([.P27]&lt;=1;0;IF([.P27]&lt;=10;11;IF([.P27]&lt;=14;12;IF([.P27]&lt;=17;13;IF([.P27]&lt;=20;14;IF([.P27]&lt;=22;15;IF([.P27]&lt;=25;16;IF([.P27]&lt;=27;17;IF([.P27]&lt;=29;18;IF([.P27]&lt;=32;19;IF([.P27]&lt;=34;20;IF([.P27]&lt;=36;21;IF([.P27]&lt;=40;22;24)))))))))))))" office:value-type="float" office:value="0" calcext:value-type="float">
            <text:p>0</text:p>
          </table:table-cell>
          <table:table-cell table:formula="of:=ROUND(([.I27]+[.J27]+[.M27]+[.N27]+[.Q27]+[.R27])/3;0)" office:value-type="float" office:value="6" calcext:value-type="float">
            <text:p>6</text:p>
          </table:table-cell>
          <table:table-cell table:formula="of:=[.F27]*LOG10([.S27]+2)" office:value-type="float" office:value="0.903089986991944" calcext:value-type="float">
            <text:p>0,90308998699194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37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28]=&quot;взв&quot;;11;[.G28]=&quot;накл&quot;;24;[.G28]=&quot;прокл&quot;;25;[.G28]=&quot;пт&quot;;26;[.G28]=90;10;[.G28]=85;10;[.G28]=80;9;[.G28]=75;8;[.G28]=70;8;[.G28]=65;7;[.G28]=60;7;[.G28]=55;6;[.G28]=50;6;[.G28]=45;6;[.G28]=40;5;[.G28]=35;4;[.G28]=30;4;[.G28]=25;3;[.G28]=20;2;[.G28]=15;1;[.G28]=10;1;[.G28]=0;0)" office:value-type="float" office:value="0" calcext:value-type="float">
            <text:p>0</text:p>
          </table:table-cell>
          <table:table-cell table:formula="of:=IF([.H28]&lt;=1;0;IF([.H28]&lt;=10;11;IF([.H28]&lt;=14;12;IF([.H28]&lt;=17;13;IF([.H28]&lt;=20;14;IF([.H28]&lt;=22;15;IF([.H28]&lt;=25;16;IF([.H28]&lt;=27;17;IF([.H28]&lt;=29;18;IF([.H28]&lt;=32;19;IF([.H28]&lt;=34;20;IF([.H28]&lt;=36;21;IF([.H28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28]=&quot;взв&quot;;11;[.K28]=&quot;накл&quot;;24;[.K28]=&quot;прокл&quot;;25;[.K28]=&quot;пт&quot;;26;[.K28]=90;10;[.K28]=85;10;[.K28]=80;9;[.K28]=75;8;[.K28]=70;8;[.K28]=65;7;[.K28]=60;7;[.K28]=55;6;[.K28]=50;6;[.K28]=45;6;[.K28]=40;5;[.K28]=35;4;[.K28]=30;4;[.K28]=25;3;[.K28]=20;2;[.K28]=15;1;[.K28]=10;1;[.K28]=0;0)" office:value-type="float" office:value="0" calcext:value-type="float">
            <text:p>0</text:p>
          </table:table-cell>
          <table:table-cell table:formula="of:=IF([.L28]&lt;=1;0;IF([.L28]&lt;=10;11;IF([.L28]&lt;=14;12;IF([.L28]&lt;=17;13;IF([.L28]&lt;=20;14;IF([.L28]&lt;=22;15;IF([.L28]&lt;=25;16;IF([.L28]&lt;=27;17;IF([.L28]&lt;=29;18;IF([.L28]&lt;=32;19;IF([.L28]&lt;=34;20;IF([.L28]&lt;=36;21;IF([.L28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28]=&quot;взв&quot;;11;[.O28]=&quot;накл&quot;;24;[.O28]=&quot;прокл&quot;;25;[.O28]=&quot;пт&quot;;26;[.O28]=90;10;[.O28]=85;10;[.O28]=80;9;[.O28]=75;8;[.O28]=70;8;[.O28]=65;7;[.O28]=60;7;[.O28]=55;6;[.O28]=50;6;[.O28]=45;6;[.O28]=40;5;[.O28]=35;4;[.O28]=30;4;[.O28]=25;3;[.O28]=20;2;[.O28]=15;1;[.O28]=10;1;[.O28]=0;0)" office:value-type="float" office:value="0" calcext:value-type="float">
            <text:p>0</text:p>
          </table:table-cell>
          <table:table-cell table:formula="of:=IF([.P28]&lt;=1;0;IF([.P28]&lt;=10;11;IF([.P28]&lt;=14;12;IF([.P28]&lt;=17;13;IF([.P28]&lt;=20;14;IF([.P28]&lt;=22;15;IF([.P28]&lt;=25;16;IF([.P28]&lt;=27;17;IF([.P28]&lt;=29;18;IF([.P28]&lt;=32;19;IF([.P28]&lt;=34;20;IF([.P28]&lt;=36;21;IF([.P28]&lt;=40;22;24)))))))))))))" office:value-type="float" office:value="19" calcext:value-type="float">
            <text:p>19</text:p>
          </table:table-cell>
          <table:table-cell table:formula="of:=ROUND(([.I28]+[.J28]+[.M28]+[.N28]+[.Q28]+[.R28])/3;0)" office:value-type="float" office:value="19" calcext:value-type="float">
            <text:p>19</text:p>
          </table:table-cell>
          <table:table-cell table:formula="of:=[.F28]*LOG10([.S28]+2)" office:value-type="float" office:value="1.32221929473392" calcext:value-type="float">
            <text:p>1,3222192947339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58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29]=&quot;взв&quot;;11;[.G29]=&quot;накл&quot;;24;[.G29]=&quot;прокл&quot;;25;[.G29]=&quot;пт&quot;;26;[.G29]=90;10;[.G29]=85;10;[.G29]=80;9;[.G29]=75;8;[.G29]=70;8;[.G29]=65;7;[.G29]=60;7;[.G29]=55;6;[.G29]=50;6;[.G29]=45;6;[.G29]=40;5;[.G29]=35;4;[.G29]=30;4;[.G29]=25;3;[.G29]=20;2;[.G29]=15;1;[.G29]=10;1;[.G29]=0;0)" office:value-type="float" office:value="0" calcext:value-type="float">
            <text:p>0</text:p>
          </table:table-cell>
          <table:table-cell table:formula="of:=IF([.H29]&lt;=1;0;IF([.H29]&lt;=10;11;IF([.H29]&lt;=14;12;IF([.H29]&lt;=17;13;IF([.H29]&lt;=20;14;IF([.H29]&lt;=22;15;IF([.H29]&lt;=25;16;IF([.H29]&lt;=27;17;IF([.H29]&lt;=29;18;IF([.H29]&lt;=32;19;IF([.H29]&lt;=34;20;IF([.H29]&lt;=36;21;IF([.H29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29]=&quot;взв&quot;;11;[.K29]=&quot;накл&quot;;24;[.K29]=&quot;прокл&quot;;25;[.K29]=&quot;пт&quot;;26;[.K29]=90;10;[.K29]=85;10;[.K29]=80;9;[.K29]=75;8;[.K29]=70;8;[.K29]=65;7;[.K29]=60;7;[.K29]=55;6;[.K29]=50;6;[.K29]=45;6;[.K29]=40;5;[.K29]=35;4;[.K29]=30;4;[.K29]=25;3;[.K29]=20;2;[.K29]=15;1;[.K29]=10;1;[.K29]=0;0)" office:value-type="float" office:value="0" calcext:value-type="float">
            <text:p>0</text:p>
          </table:table-cell>
          <table:table-cell table:formula="of:=IF([.L29]&lt;=1;0;IF([.L29]&lt;=10;11;IF([.L29]&lt;=14;12;IF([.L29]&lt;=17;13;IF([.L29]&lt;=20;14;IF([.L29]&lt;=22;15;IF([.L29]&lt;=25;16;IF([.L29]&lt;=27;17;IF([.L29]&lt;=29;18;IF([.L29]&lt;=32;19;IF([.L29]&lt;=34;20;IF([.L29]&lt;=36;21;IF([.L29]&lt;=40;22;24)))))))))))))"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29]=&quot;взв&quot;;11;[.O29]=&quot;накл&quot;;24;[.O29]=&quot;прокл&quot;;25;[.O29]=&quot;пт&quot;;26;[.O29]=90;10;[.O29]=85;10;[.O29]=80;9;[.O29]=75;8;[.O29]=70;8;[.O29]=65;7;[.O29]=60;7;[.O29]=55;6;[.O29]=50;6;[.O29]=45;6;[.O29]=40;5;[.O29]=35;4;[.O29]=30;4;[.O29]=25;3;[.O29]=20;2;[.O29]=15;1;[.O29]=10;1;[.O29]=0;0)" office:value-type="float" office:value="0" calcext:value-type="float">
            <text:p>0</text:p>
          </table:table-cell>
          <table:table-cell table:formula="of:=IF([.P29]&lt;=1;0;IF([.P29]&lt;=10;11;IF([.P29]&lt;=14;12;IF([.P29]&lt;=17;13;IF([.P29]&lt;=20;14;IF([.P29]&lt;=22;15;IF([.P29]&lt;=25;16;IF([.P29]&lt;=27;17;IF([.P29]&lt;=29;18;IF([.P29]&lt;=32;19;IF([.P29]&lt;=34;20;IF([.P29]&lt;=36;21;IF([.P29]&lt;=40;22;24)))))))))))))" office:value-type="float" office:value="18" calcext:value-type="float">
            <text:p>18</text:p>
          </table:table-cell>
          <table:table-cell table:formula="of:=ROUND(([.I29]+[.J29]+[.M29]+[.N29]+[.Q29]+[.R29])/3;0)" office:value-type="float" office:value="18" calcext:value-type="float">
            <text:p>18</text:p>
          </table:table-cell>
          <table:table-cell table:formula="of:=[.F29]*LOG10([.S29]+2)" office:value-type="float" office:value="1.30102999566398" calcext:value-type="float">
            <text:p>1,3010299956639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59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30]=&quot;взв&quot;;11;[.G30]=&quot;накл&quot;;24;[.G30]=&quot;прокл&quot;;25;[.G30]=&quot;пт&quot;;26;[.G30]=90;10;[.G30]=85;10;[.G30]=80;9;[.G30]=75;8;[.G30]=70;8;[.G30]=65;7;[.G30]=60;7;[.G30]=55;6;[.G30]=50;6;[.G30]=45;6;[.G30]=40;5;[.G30]=35;4;[.G30]=30;4;[.G30]=25;3;[.G30]=20;2;[.G30]=15;1;[.G30]=10;1;[.G30]=0;0)" office:value-type="float" office:value="0" calcext:value-type="float">
            <text:p>0</text:p>
          </table:table-cell>
          <table:table-cell table:formula="of:=IF([.H30]&lt;=1;0;IF([.H30]&lt;=10;11;IF([.H30]&lt;=14;12;IF([.H30]&lt;=17;13;IF([.H30]&lt;=20;14;IF([.H30]&lt;=22;15;IF([.H30]&lt;=25;16;IF([.H30]&lt;=27;17;IF([.H30]&lt;=29;18;IF([.H30]&lt;=32;19;IF([.H30]&lt;=34;20;IF([.H30]&lt;=36;21;IF([.H30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30]=&quot;взв&quot;;11;[.K30]=&quot;накл&quot;;24;[.K30]=&quot;прокл&quot;;25;[.K30]=&quot;пт&quot;;26;[.K30]=90;10;[.K30]=85;10;[.K30]=80;9;[.K30]=75;8;[.K30]=70;8;[.K30]=65;7;[.K30]=60;7;[.K30]=55;6;[.K30]=50;6;[.K30]=45;6;[.K30]=40;5;[.K30]=35;4;[.K30]=30;4;[.K30]=25;3;[.K30]=20;2;[.K30]=15;1;[.K30]=10;1;[.K30]=0;0)" office:value-type="float" office:value="0" calcext:value-type="float">
            <text:p>0</text:p>
          </table:table-cell>
          <table:table-cell table:formula="of:=IF([.L30]&lt;=1;0;IF([.L30]&lt;=10;11;IF([.L30]&lt;=14;12;IF([.L30]&lt;=17;13;IF([.L30]&lt;=20;14;IF([.L30]&lt;=22;15;IF([.L30]&lt;=25;16;IF([.L30]&lt;=27;17;IF([.L30]&lt;=29;18;IF([.L30]&lt;=32;19;IF([.L30]&lt;=34;20;IF([.L30]&lt;=36;21;IF([.L30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30]=&quot;взв&quot;;11;[.O30]=&quot;накл&quot;;24;[.O30]=&quot;прокл&quot;;25;[.O30]=&quot;пт&quot;;26;[.O30]=90;10;[.O30]=85;10;[.O30]=80;9;[.O30]=75;8;[.O30]=70;8;[.O30]=65;7;[.O30]=60;7;[.O30]=55;6;[.O30]=50;6;[.O30]=45;6;[.O30]=40;5;[.O30]=35;4;[.O30]=30;4;[.O30]=25;3;[.O30]=20;2;[.O30]=15;1;[.O30]=10;1;[.O30]=0;0)" office:value-type="float" office:value="0" calcext:value-type="float">
            <text:p>0</text:p>
          </table:table-cell>
          <table:table-cell table:formula="of:=IF([.P30]&lt;=1;0;IF([.P30]&lt;=10;11;IF([.P30]&lt;=14;12;IF([.P30]&lt;=17;13;IF([.P30]&lt;=20;14;IF([.P30]&lt;=22;15;IF([.P30]&lt;=25;16;IF([.P30]&lt;=27;17;IF([.P30]&lt;=29;18;IF([.P30]&lt;=32;19;IF([.P30]&lt;=34;20;IF([.P30]&lt;=36;21;IF([.P30]&lt;=40;22;24)))))))))))))" office:value-type="float" office:value="22" calcext:value-type="float">
            <text:p>22</text:p>
          </table:table-cell>
          <table:table-cell table:formula="of:=ROUND(([.I30]+[.J30]+[.M30]+[.N30]+[.Q30]+[.R30])/3;0)" office:value-type="float" office:value="22" calcext:value-type="float">
            <text:p>22</text:p>
          </table:table-cell>
          <table:table-cell table:formula="of:=[.F30]*LOG10([.S30]+2)" office:value-type="float" office:value="1.38021124171161" calcext:value-type="float">
            <text:p>1,3802112417116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23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1]=&quot;взв&quot;;11;[.G31]=&quot;накл&quot;;24;[.G31]=&quot;прокл&quot;;25;[.G31]=&quot;пт&quot;;26;[.G31]=90;10;[.G31]=85;10;[.G31]=80;9;[.G31]=75;8;[.G31]=70;8;[.G31]=65;7;[.G31]=60;7;[.G31]=55;6;[.G31]=50;6;[.G31]=45;6;[.G31]=40;5;[.G31]=35;4;[.G31]=30;4;[.G31]=25;3;[.G31]=20;2;[.G31]=15;1;[.G31]=10;1;[.G31]=0;0)" office:value-type="float" office:value="10" calcext:value-type="float">
            <text:p>10</text:p>
          </table:table-cell>
          <table:table-cell table:formula="of:=IF([.H31]&lt;=1;0;IF([.H31]&lt;=10;11;IF([.H31]&lt;=14;12;IF([.H31]&lt;=17;13;IF([.H31]&lt;=20;14;IF([.H31]&lt;=22;15;IF([.H31]&lt;=25;16;IF([.H31]&lt;=27;17;IF([.H31]&lt;=29;18;IF([.H31]&lt;=32;19;IF([.H31]&lt;=34;20;IF([.H31]&lt;=36;21;IF([.H3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31]=&quot;взв&quot;;11;[.K31]=&quot;накл&quot;;24;[.K31]=&quot;прокл&quot;;25;[.K31]=&quot;пт&quot;;26;[.K31]=90;10;[.K31]=85;10;[.K31]=80;9;[.K31]=75;8;[.K31]=70;8;[.K31]=65;7;[.K31]=60;7;[.K31]=55;6;[.K31]=50;6;[.K31]=45;6;[.K31]=40;5;[.K31]=35;4;[.K31]=30;4;[.K31]=25;3;[.K31]=20;2;[.K31]=15;1;[.K31]=10;1;[.K31]=0;0)" office:value-type="float" office:value="8" calcext:value-type="float">
            <text:p>8</text:p>
          </table:table-cell>
          <table:table-cell table:formula="of:=IF([.L31]&lt;=1;0;IF([.L31]&lt;=10;11;IF([.L31]&lt;=14;12;IF([.L31]&lt;=17;13;IF([.L31]&lt;=20;14;IF([.L31]&lt;=22;15;IF([.L31]&lt;=25;16;IF([.L31]&lt;=27;17;IF([.L31]&lt;=29;18;IF([.L31]&lt;=32;19;IF([.L31]&lt;=34;20;IF([.L31]&lt;=36;21;IF([.L3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1]=&quot;взв&quot;;11;[.O31]=&quot;накл&quot;;24;[.O31]=&quot;прокл&quot;;25;[.O31]=&quot;пт&quot;;26;[.O31]=90;10;[.O31]=85;10;[.O31]=80;9;[.O31]=75;8;[.O31]=70;8;[.O31]=65;7;[.O31]=60;7;[.O31]=55;6;[.O31]=50;6;[.O31]=45;6;[.O31]=40;5;[.O31]=35;4;[.O31]=30;4;[.O31]=25;3;[.O31]=20;2;[.O31]=15;1;[.O31]=10;1;[.O31]=0;0)" office:value-type="float" office:value="10" calcext:value-type="float">
            <text:p>10</text:p>
          </table:table-cell>
          <table:table-cell table:formula="of:=IF([.P31]&lt;=1;0;IF([.P31]&lt;=10;11;IF([.P31]&lt;=14;12;IF([.P31]&lt;=17;13;IF([.P31]&lt;=20;14;IF([.P31]&lt;=22;15;IF([.P31]&lt;=25;16;IF([.P31]&lt;=27;17;IF([.P31]&lt;=29;18;IF([.P31]&lt;=32;19;IF([.P31]&lt;=34;20;IF([.P31]&lt;=36;21;IF([.P31]&lt;=40;22;24)))))))))))))" office:value-type="float" office:value="0" calcext:value-type="float">
            <text:p>0</text:p>
          </table:table-cell>
          <table:table-cell table:formula="of:=ROUND(([.I31]+[.J31]+[.M31]+[.N31]+[.Q31]+[.R31])/3;0)" office:value-type="float" office:value="9" calcext:value-type="float">
            <text:p>9</text:p>
          </table:table-cell>
          <table:table-cell table:formula="of:=[.F31]*LOG10([.S31]+2)" office:value-type="float" office:value="2.08278537031645" calcext:value-type="float">
            <text:p>2,0827853703164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33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2]=&quot;взв&quot;;11;[.G32]=&quot;накл&quot;;24;[.G32]=&quot;прокл&quot;;25;[.G32]=&quot;пт&quot;;26;[.G32]=90;10;[.G32]=85;10;[.G32]=80;9;[.G32]=75;8;[.G32]=70;8;[.G32]=65;7;[.G32]=60;7;[.G32]=55;6;[.G32]=50;6;[.G32]=45;6;[.G32]=40;5;[.G32]=35;4;[.G32]=30;4;[.G32]=25;3;[.G32]=20;2;[.G32]=15;1;[.G32]=10;1;[.G32]=0;0)" office:value-type="float" office:value="10" calcext:value-type="float">
            <text:p>10</text:p>
          </table:table-cell>
          <table:table-cell table:formula="of:=IF([.H32]&lt;=1;0;IF([.H32]&lt;=10;11;IF([.H32]&lt;=14;12;IF([.H32]&lt;=17;13;IF([.H32]&lt;=20;14;IF([.H32]&lt;=22;15;IF([.H32]&lt;=25;16;IF([.H32]&lt;=27;17;IF([.H32]&lt;=29;18;IF([.H32]&lt;=32;19;IF([.H32]&lt;=34;20;IF([.H32]&lt;=36;21;IF([.H3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2]=&quot;взв&quot;;11;[.K32]=&quot;накл&quot;;24;[.K32]=&quot;прокл&quot;;25;[.K32]=&quot;пт&quot;;26;[.K32]=90;10;[.K32]=85;10;[.K32]=80;9;[.K32]=75;8;[.K32]=70;8;[.K32]=65;7;[.K32]=60;7;[.K32]=55;6;[.K32]=50;6;[.K32]=45;6;[.K32]=40;5;[.K32]=35;4;[.K32]=30;4;[.K32]=25;3;[.K32]=20;2;[.K32]=15;1;[.K32]=10;1;[.K32]=0;0)" office:value-type="float" office:value="10" calcext:value-type="float">
            <text:p>10</text:p>
          </table:table-cell>
          <table:table-cell table:formula="of:=IF([.L32]&lt;=1;0;IF([.L32]&lt;=10;11;IF([.L32]&lt;=14;12;IF([.L32]&lt;=17;13;IF([.L32]&lt;=20;14;IF([.L32]&lt;=22;15;IF([.L32]&lt;=25;16;IF([.L32]&lt;=27;17;IF([.L32]&lt;=29;18;IF([.L32]&lt;=32;19;IF([.L32]&lt;=34;20;IF([.L32]&lt;=36;21;IF([.L3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2]=&quot;взв&quot;;11;[.O32]=&quot;накл&quot;;24;[.O32]=&quot;прокл&quot;;25;[.O32]=&quot;пт&quot;;26;[.O32]=90;10;[.O32]=85;10;[.O32]=80;9;[.O32]=75;8;[.O32]=70;8;[.O32]=65;7;[.O32]=60;7;[.O32]=55;6;[.O32]=50;6;[.O32]=45;6;[.O32]=40;5;[.O32]=35;4;[.O32]=30;4;[.O32]=25;3;[.O32]=20;2;[.O32]=15;1;[.O32]=10;1;[.O32]=0;0)" office:value-type="float" office:value="10" calcext:value-type="float">
            <text:p>10</text:p>
          </table:table-cell>
          <table:table-cell table:formula="of:=IF([.P32]&lt;=1;0;IF([.P32]&lt;=10;11;IF([.P32]&lt;=14;12;IF([.P32]&lt;=17;13;IF([.P32]&lt;=20;14;IF([.P32]&lt;=22;15;IF([.P32]&lt;=25;16;IF([.P32]&lt;=27;17;IF([.P32]&lt;=29;18;IF([.P32]&lt;=32;19;IF([.P32]&lt;=34;20;IF([.P32]&lt;=36;21;IF([.P32]&lt;=40;22;24)))))))))))))" office:value-type="float" office:value="0" calcext:value-type="float">
            <text:p>0</text:p>
          </table:table-cell>
          <table:table-cell table:formula="of:=ROUND(([.I32]+[.J32]+[.M32]+[.N32]+[.Q32]+[.R32])/3;0)" office:value-type="float" office:value="10" calcext:value-type="float">
            <text:p>10</text:p>
          </table:table-cell>
          <table:table-cell table:formula="of:=[.F32]*LOG10([.S32]+2)" office:value-type="float" office:value="2.15836249209525" calcext:value-type="float">
            <text:p>2,1583624920952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62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33]=&quot;взв&quot;;11;[.G33]=&quot;накл&quot;;24;[.G33]=&quot;прокл&quot;;25;[.G33]=&quot;пт&quot;;26;[.G33]=90;10;[.G33]=85;10;[.G33]=80;9;[.G33]=75;8;[.G33]=70;8;[.G33]=65;7;[.G33]=60;7;[.G33]=55;6;[.G33]=50;6;[.G33]=45;6;[.G33]=40;5;[.G33]=35;4;[.G33]=30;4;[.G33]=25;3;[.G33]=20;2;[.G33]=15;1;[.G33]=10;1;[.G33]=0;0)" office:value-type="float" office:value="26" calcext:value-type="float">
            <text:p>26</text:p>
          </table:table-cell>
          <table:table-cell table:formula="of:=IF([.H33]&lt;=1;0;IF([.H33]&lt;=10;11;IF([.H33]&lt;=14;12;IF([.H33]&lt;=17;13;IF([.H33]&lt;=20;14;IF([.H33]&lt;=22;15;IF([.H33]&lt;=25;16;IF([.H33]&lt;=27;17;IF([.H33]&lt;=29;18;IF([.H33]&lt;=32;19;IF([.H33]&lt;=34;20;IF([.H33]&lt;=36;21;IF([.H33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33]=&quot;взв&quot;;11;[.K33]=&quot;накл&quot;;24;[.K33]=&quot;прокл&quot;;25;[.K33]=&quot;пт&quot;;26;[.K33]=90;10;[.K33]=85;10;[.K33]=80;9;[.K33]=75;8;[.K33]=70;8;[.K33]=65;7;[.K33]=60;7;[.K33]=55;6;[.K33]=50;6;[.K33]=45;6;[.K33]=40;5;[.K33]=35;4;[.K33]=30;4;[.K33]=25;3;[.K33]=20;2;[.K33]=15;1;[.K33]=10;1;[.K33]=0;0)" office:value-type="float" office:value="26" calcext:value-type="float">
            <text:p>26</text:p>
          </table:table-cell>
          <table:table-cell table:formula="of:=IF([.L33]&lt;=1;0;IF([.L33]&lt;=10;11;IF([.L33]&lt;=14;12;IF([.L33]&lt;=17;13;IF([.L33]&lt;=20;14;IF([.L33]&lt;=22;15;IF([.L33]&lt;=25;16;IF([.L33]&lt;=27;17;IF([.L33]&lt;=29;18;IF([.L33]&lt;=32;19;IF([.L33]&lt;=34;20;IF([.L33]&lt;=36;21;IF([.L33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33]=&quot;взв&quot;;11;[.O33]=&quot;накл&quot;;24;[.O33]=&quot;прокл&quot;;25;[.O33]=&quot;пт&quot;;26;[.O33]=90;10;[.O33]=85;10;[.O33]=80;9;[.O33]=75;8;[.O33]=70;8;[.O33]=65;7;[.O33]=60;7;[.O33]=55;6;[.O33]=50;6;[.O33]=45;6;[.O33]=40;5;[.O33]=35;4;[.O33]=30;4;[.O33]=25;3;[.O33]=20;2;[.O33]=15;1;[.O33]=10;1;[.O33]=0;0)" office:value-type="float" office:value="26" calcext:value-type="float">
            <text:p>26</text:p>
          </table:table-cell>
          <table:table-cell table:formula="of:=IF([.P33]&lt;=1;0;IF([.P33]&lt;=10;11;IF([.P33]&lt;=14;12;IF([.P33]&lt;=17;13;IF([.P33]&lt;=20;14;IF([.P33]&lt;=22;15;IF([.P33]&lt;=25;16;IF([.P33]&lt;=27;17;IF([.P33]&lt;=29;18;IF([.P33]&lt;=32;19;IF([.P33]&lt;=34;20;IF([.P33]&lt;=36;21;IF([.P33]&lt;=40;22;24)))))))))))))" office:value-type="float" office:value="0" calcext:value-type="float">
            <text:p>0</text:p>
          </table:table-cell>
          <table:table-cell table:formula="of:=ROUND(([.I33]+[.J33]+[.M33]+[.N33]+[.Q33]+[.R33])/3;0)" office:value-type="float" office:value="26" calcext:value-type="float">
            <text:p>26</text:p>
          </table:table-cell>
          <table:table-cell table:formula="of:=[.F33]*LOG10([.S33]+2)" office:value-type="float" office:value="2.89431606268444" calcext:value-type="float">
            <text:p>2,8943160626844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21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G34]=&quot;взв&quot;;11;[.G34]=&quot;накл&quot;;24;[.G34]=&quot;прокл&quot;;25;[.G34]=&quot;пт&quot;;26;[.G34]=90;10;[.G34]=85;10;[.G34]=80;9;[.G34]=75;8;[.G34]=70;8;[.G34]=65;7;[.G34]=60;7;[.G34]=55;6;[.G34]=50;6;[.G34]=45;6;[.G34]=40;5;[.G34]=35;4;[.G34]=30;4;[.G34]=25;3;[.G34]=20;2;[.G34]=15;1;[.G34]=10;1;[.G34]=0;0)" office:value-type="float" office:value="0" calcext:value-type="float">
            <text:p>0</text:p>
          </table:table-cell>
          <table:table-cell table:formula="of:=IF([.H34]&lt;=1;0;IF([.H34]&lt;=10;11;IF([.H34]&lt;=14;12;IF([.H34]&lt;=17;13;IF([.H34]&lt;=20;14;IF([.H34]&lt;=22;15;IF([.H34]&lt;=25;16;IF([.H34]&lt;=27;17;IF([.H34]&lt;=29;18;IF([.H34]&lt;=32;19;IF([.H34]&lt;=34;20;IF([.H34]&lt;=36;21;IF([.H34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34]=&quot;взв&quot;;11;[.K34]=&quot;накл&quot;;24;[.K34]=&quot;прокл&quot;;25;[.K34]=&quot;пт&quot;;26;[.K34]=90;10;[.K34]=85;10;[.K34]=80;9;[.K34]=75;8;[.K34]=70;8;[.K34]=65;7;[.K34]=60;7;[.K34]=55;6;[.K34]=50;6;[.K34]=45;6;[.K34]=40;5;[.K34]=35;4;[.K34]=30;4;[.K34]=25;3;[.K34]=20;2;[.K34]=15;1;[.K34]=10;1;[.K34]=0;0)" office:value-type="float" office:value="0" calcext:value-type="float">
            <text:p>0</text:p>
          </table:table-cell>
          <table:table-cell table:formula="of:=IF([.L34]&lt;=1;0;IF([.L34]&lt;=10;11;IF([.L34]&lt;=14;12;IF([.L34]&lt;=17;13;IF([.L34]&lt;=20;14;IF([.L34]&lt;=22;15;IF([.L34]&lt;=25;16;IF([.L34]&lt;=27;17;IF([.L34]&lt;=29;18;IF([.L34]&lt;=32;19;IF([.L34]&lt;=34;20;IF([.L34]&lt;=36;21;IF([.L34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34]=&quot;взв&quot;;11;[.O34]=&quot;накл&quot;;24;[.O34]=&quot;прокл&quot;;25;[.O34]=&quot;пт&quot;;26;[.O34]=90;10;[.O34]=85;10;[.O34]=80;9;[.O34]=75;8;[.O34]=70;8;[.O34]=65;7;[.O34]=60;7;[.O34]=55;6;[.O34]=50;6;[.O34]=45;6;[.O34]=40;5;[.O34]=35;4;[.O34]=30;4;[.O34]=25;3;[.O34]=20;2;[.O34]=15;1;[.O34]=10;1;[.O34]=0;0)" office:value-type="float" office:value="0" calcext:value-type="float">
            <text:p>0</text:p>
          </table:table-cell>
          <table:table-cell table:formula="of:=IF([.P34]&lt;=1;0;IF([.P34]&lt;=10;11;IF([.P34]&lt;=14;12;IF([.P34]&lt;=17;13;IF([.P34]&lt;=20;14;IF([.P34]&lt;=22;15;IF([.P34]&lt;=25;16;IF([.P34]&lt;=27;17;IF([.P34]&lt;=29;18;IF([.P34]&lt;=32;19;IF([.P34]&lt;=34;20;IF([.P34]&lt;=36;21;IF([.P34]&lt;=40;22;24)))))))))))))" office:value-type="float" office:value="22" calcext:value-type="float">
            <text:p>22</text:p>
          </table:table-cell>
          <table:table-cell table:formula="of:=ROUND(([.I34]+[.J34]+[.M34]+[.N34]+[.Q34]+[.R34])/3;0)" office:value-type="float" office:value="22" calcext:value-type="float">
            <text:p>22</text:p>
          </table:table-cell>
          <table:table-cell table:formula="of:=[.F34]*LOG10([.S34]+2)" office:value-type="float" office:value="4.14063372513482" calcext:value-type="float">
            <text:p>4,1406337251348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34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35]=&quot;взв&quot;;11;[.G35]=&quot;накл&quot;;24;[.G35]=&quot;прокл&quot;;25;[.G35]=&quot;пт&quot;;26;[.G35]=90;10;[.G35]=85;10;[.G35]=80;9;[.G35]=75;8;[.G35]=70;8;[.G35]=65;7;[.G35]=60;7;[.G35]=55;6;[.G35]=50;6;[.G35]=45;6;[.G35]=40;5;[.G35]=35;4;[.G35]=30;4;[.G35]=25;3;[.G35]=20;2;[.G35]=15;1;[.G35]=10;1;[.G35]=0;0)" office:value-type="float" office:value="4" calcext:value-type="float">
            <text:p>4</text:p>
          </table:table-cell>
          <table:table-cell table:formula="of:=IF([.H35]&lt;=1;0;IF([.H35]&lt;=10;11;IF([.H35]&lt;=14;12;IF([.H35]&lt;=17;13;IF([.H35]&lt;=20;14;IF([.H35]&lt;=22;15;IF([.H35]&lt;=25;16;IF([.H35]&lt;=27;17;IF([.H35]&lt;=29;18;IF([.H35]&lt;=32;19;IF([.H35]&lt;=34;20;IF([.H35]&lt;=36;21;IF([.H3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35]=&quot;взв&quot;;11;[.K35]=&quot;накл&quot;;24;[.K35]=&quot;прокл&quot;;25;[.K35]=&quot;пт&quot;;26;[.K35]=90;10;[.K35]=85;10;[.K35]=80;9;[.K35]=75;8;[.K35]=70;8;[.K35]=65;7;[.K35]=60;7;[.K35]=55;6;[.K35]=50;6;[.K35]=45;6;[.K35]=40;5;[.K35]=35;4;[.K35]=30;4;[.K35]=25;3;[.K35]=20;2;[.K35]=15;1;[.K35]=10;1;[.K35]=0;0)" office:value-type="float" office:value="1" calcext:value-type="float">
            <text:p>1</text:p>
          </table:table-cell>
          <table:table-cell table:formula="of:=IF([.L35]&lt;=1;0;IF([.L35]&lt;=10;11;IF([.L35]&lt;=14;12;IF([.L35]&lt;=17;13;IF([.L35]&lt;=20;14;IF([.L35]&lt;=22;15;IF([.L35]&lt;=25;16;IF([.L35]&lt;=27;17;IF([.L35]&lt;=29;18;IF([.L35]&lt;=32;19;IF([.L35]&lt;=34;20;IF([.L35]&lt;=36;21;IF([.L3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35]=&quot;взв&quot;;11;[.O35]=&quot;накл&quot;;24;[.O35]=&quot;прокл&quot;;25;[.O35]=&quot;пт&quot;;26;[.O35]=90;10;[.O35]=85;10;[.O35]=80;9;[.O35]=75;8;[.O35]=70;8;[.O35]=65;7;[.O35]=60;7;[.O35]=55;6;[.O35]=50;6;[.O35]=45;6;[.O35]=40;5;[.O35]=35;4;[.O35]=30;4;[.O35]=25;3;[.O35]=20;2;[.O35]=15;1;[.O35]=10;1;[.O35]=0;0)" office:value-type="float" office:value="1" calcext:value-type="float">
            <text:p>1</text:p>
          </table:table-cell>
          <table:table-cell table:formula="of:=IF([.P35]&lt;=1;0;IF([.P35]&lt;=10;11;IF([.P35]&lt;=14;12;IF([.P35]&lt;=17;13;IF([.P35]&lt;=20;14;IF([.P35]&lt;=22;15;IF([.P35]&lt;=25;16;IF([.P35]&lt;=27;17;IF([.P35]&lt;=29;18;IF([.P35]&lt;=32;19;IF([.P35]&lt;=34;20;IF([.P35]&lt;=36;21;IF([.P35]&lt;=40;22;24)))))))))))))" office:value-type="float" office:value="0" calcext:value-type="float">
            <text:p>0</text:p>
          </table:table-cell>
          <table:table-cell table:formula="of:=ROUND(([.I35]+[.J35]+[.M35]+[.N35]+[.Q35]+[.R35])/3;0)" office:value-type="float" office:value="2" calcext:value-type="float">
            <text:p>2</text:p>
          </table:table-cell>
          <table:table-cell table:formula="of:=[.F35]*LOG10([.S35]+2)" office:value-type="float" office:value="1.80617997398389" calcext:value-type="float">
            <text:p>1,8061799739838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35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36]=&quot;взв&quot;;11;[.G36]=&quot;накл&quot;;24;[.G36]=&quot;прокл&quot;;25;[.G36]=&quot;пт&quot;;26;[.G36]=90;10;[.G36]=85;10;[.G36]=80;9;[.G36]=75;8;[.G36]=70;8;[.G36]=65;7;[.G36]=60;7;[.G36]=55;6;[.G36]=50;6;[.G36]=45;6;[.G36]=40;5;[.G36]=35;4;[.G36]=30;4;[.G36]=25;3;[.G36]=20;2;[.G36]=15;1;[.G36]=10;1;[.G36]=0;0)" office:value-type="float" office:value="0" calcext:value-type="float">
            <text:p>0</text:p>
          </table:table-cell>
          <table:table-cell table:formula="of:=IF([.H36]&lt;=1;0;IF([.H36]&lt;=10;11;IF([.H36]&lt;=14;12;IF([.H36]&lt;=17;13;IF([.H36]&lt;=20;14;IF([.H36]&lt;=22;15;IF([.H36]&lt;=25;16;IF([.H36]&lt;=27;17;IF([.H36]&lt;=29;18;IF([.H36]&lt;=32;19;IF([.H36]&lt;=34;20;IF([.H36]&lt;=36;21;IF([.H36]&lt;=40;22;24)))))))))))))" office:value-type="float" office:value="21" calcext:value-type="float">
            <text:p>2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36]=&quot;взв&quot;;11;[.K36]=&quot;накл&quot;;24;[.K36]=&quot;прокл&quot;;25;[.K36]=&quot;пт&quot;;26;[.K36]=90;10;[.K36]=85;10;[.K36]=80;9;[.K36]=75;8;[.K36]=70;8;[.K36]=65;7;[.K36]=60;7;[.K36]=55;6;[.K36]=50;6;[.K36]=45;6;[.K36]=40;5;[.K36]=35;4;[.K36]=30;4;[.K36]=25;3;[.K36]=20;2;[.K36]=15;1;[.K36]=10;1;[.K36]=0;0)" office:value-type="float" office:value="0" calcext:value-type="float">
            <text:p>0</text:p>
          </table:table-cell>
          <table:table-cell table:formula="of:=IF([.L36]&lt;=1;0;IF([.L36]&lt;=10;11;IF([.L36]&lt;=14;12;IF([.L36]&lt;=17;13;IF([.L36]&lt;=20;14;IF([.L36]&lt;=22;15;IF([.L36]&lt;=25;16;IF([.L36]&lt;=27;17;IF([.L36]&lt;=29;18;IF([.L36]&lt;=32;19;IF([.L36]&lt;=34;20;IF([.L36]&lt;=36;21;IF([.L36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36]=&quot;взв&quot;;11;[.O36]=&quot;накл&quot;;24;[.O36]=&quot;прокл&quot;;25;[.O36]=&quot;пт&quot;;26;[.O36]=90;10;[.O36]=85;10;[.O36]=80;9;[.O36]=75;8;[.O36]=70;8;[.O36]=65;7;[.O36]=60;7;[.O36]=55;6;[.O36]=50;6;[.O36]=45;6;[.O36]=40;5;[.O36]=35;4;[.O36]=30;4;[.O36]=25;3;[.O36]=20;2;[.O36]=15;1;[.O36]=10;1;[.O36]=0;0)" office:value-type="float" office:value="0" calcext:value-type="float">
            <text:p>0</text:p>
          </table:table-cell>
          <table:table-cell table:formula="of:=IF([.P36]&lt;=1;0;IF([.P36]&lt;=10;11;IF([.P36]&lt;=14;12;IF([.P36]&lt;=17;13;IF([.P36]&lt;=20;14;IF([.P36]&lt;=22;15;IF([.P36]&lt;=25;16;IF([.P36]&lt;=27;17;IF([.P36]&lt;=29;18;IF([.P36]&lt;=32;19;IF([.P36]&lt;=34;20;IF([.P36]&lt;=36;21;IF([.P36]&lt;=40;22;24)))))))))))))" office:value-type="float" office:value="19" calcext:value-type="float">
            <text:p>19</text:p>
          </table:table-cell>
          <table:table-cell table:formula="of:=ROUND(([.I36]+[.J36]+[.M36]+[.N36]+[.Q36]+[.R36])/3;0)" office:value-type="float" office:value="19" calcext:value-type="float">
            <text:p>19</text:p>
          </table:table-cell>
          <table:table-cell table:formula="of:=[.F36]*LOG10([.S36]+2)" office:value-type="float" office:value="3.96665788420176" calcext:value-type="float">
            <text:p>3,9666578842017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63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37]=&quot;взв&quot;;11;[.G37]=&quot;накл&quot;;24;[.G37]=&quot;прокл&quot;;25;[.G37]=&quot;пт&quot;;26;[.G37]=90;10;[.G37]=85;10;[.G37]=80;9;[.G37]=75;8;[.G37]=70;8;[.G37]=65;7;[.G37]=60;7;[.G37]=55;6;[.G37]=50;6;[.G37]=45;6;[.G37]=40;5;[.G37]=35;4;[.G37]=30;4;[.G37]=25;3;[.G37]=20;2;[.G37]=15;1;[.G37]=10;1;[.G37]=0;0)" office:value-type="float" office:value="25" calcext:value-type="float">
            <text:p>25</text:p>
          </table:table-cell>
          <table:table-cell table:formula="of:=IF([.H37]&lt;=1;0;IF([.H37]&lt;=10;11;IF([.H37]&lt;=14;12;IF([.H37]&lt;=17;13;IF([.H37]&lt;=20;14;IF([.H37]&lt;=22;15;IF([.H37]&lt;=25;16;IF([.H37]&lt;=27;17;IF([.H37]&lt;=29;18;IF([.H37]&lt;=32;19;IF([.H37]&lt;=34;20;IF([.H37]&lt;=36;21;IF([.H37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37]=&quot;взв&quot;;11;[.K37]=&quot;накл&quot;;24;[.K37]=&quot;прокл&quot;;25;[.K37]=&quot;пт&quot;;26;[.K37]=90;10;[.K37]=85;10;[.K37]=80;9;[.K37]=75;8;[.K37]=70;8;[.K37]=65;7;[.K37]=60;7;[.K37]=55;6;[.K37]=50;6;[.K37]=45;6;[.K37]=40;5;[.K37]=35;4;[.K37]=30;4;[.K37]=25;3;[.K37]=20;2;[.K37]=15;1;[.K37]=10;1;[.K37]=0;0)" office:value-type="float" office:value="26" calcext:value-type="float">
            <text:p>26</text:p>
          </table:table-cell>
          <table:table-cell table:formula="of:=IF([.L37]&lt;=1;0;IF([.L37]&lt;=10;11;IF([.L37]&lt;=14;12;IF([.L37]&lt;=17;13;IF([.L37]&lt;=20;14;IF([.L37]&lt;=22;15;IF([.L37]&lt;=25;16;IF([.L37]&lt;=27;17;IF([.L37]&lt;=29;18;IF([.L37]&lt;=32;19;IF([.L37]&lt;=34;20;IF([.L37]&lt;=36;21;IF([.L37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37]=&quot;взв&quot;;11;[.O37]=&quot;накл&quot;;24;[.O37]=&quot;прокл&quot;;25;[.O37]=&quot;пт&quot;;26;[.O37]=90;10;[.O37]=85;10;[.O37]=80;9;[.O37]=75;8;[.O37]=70;8;[.O37]=65;7;[.O37]=60;7;[.O37]=55;6;[.O37]=50;6;[.O37]=45;6;[.O37]=40;5;[.O37]=35;4;[.O37]=30;4;[.O37]=25;3;[.O37]=20;2;[.O37]=15;1;[.O37]=10;1;[.O37]=0;0)" office:value-type="float" office:value="26" calcext:value-type="float">
            <text:p>26</text:p>
          </table:table-cell>
          <table:table-cell table:formula="of:=IF([.P37]&lt;=1;0;IF([.P37]&lt;=10;11;IF([.P37]&lt;=14;12;IF([.P37]&lt;=17;13;IF([.P37]&lt;=20;14;IF([.P37]&lt;=22;15;IF([.P37]&lt;=25;16;IF([.P37]&lt;=27;17;IF([.P37]&lt;=29;18;IF([.P37]&lt;=32;19;IF([.P37]&lt;=34;20;IF([.P37]&lt;=36;21;IF([.P37]&lt;=40;22;24)))))))))))))" office:value-type="float" office:value="0" calcext:value-type="float">
            <text:p>0</text:p>
          </table:table-cell>
          <table:table-cell table:formula="of:=ROUND(([.I37]+[.J37]+[.M37]+[.N37]+[.Q37]+[.R37])/3;0)" office:value-type="float" office:value="26" calcext:value-type="float">
            <text:p>26</text:p>
          </table:table-cell>
          <table:table-cell table:formula="of:=[.F37]*LOG10([.S37]+2)" office:value-type="float" office:value="4.34147409402666" calcext:value-type="float">
            <text:p>4,3414740940266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36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38]=&quot;взв&quot;;11;[.G38]=&quot;накл&quot;;24;[.G38]=&quot;прокл&quot;;25;[.G38]=&quot;пт&quot;;26;[.G38]=90;10;[.G38]=85;10;[.G38]=80;9;[.G38]=75;8;[.G38]=70;8;[.G38]=65;7;[.G38]=60;7;[.G38]=55;6;[.G38]=50;6;[.G38]=45;6;[.G38]=40;5;[.G38]=35;4;[.G38]=30;4;[.G38]=25;3;[.G38]=20;2;[.G38]=15;1;[.G38]=10;1;[.G38]=0;0)" office:value-type="float" office:value="7" calcext:value-type="float">
            <text:p>7</text:p>
          </table:table-cell>
          <table:table-cell table:formula="of:=IF([.H38]&lt;=1;0;IF([.H38]&lt;=10;11;IF([.H38]&lt;=14;12;IF([.H38]&lt;=17;13;IF([.H38]&lt;=20;14;IF([.H38]&lt;=22;15;IF([.H38]&lt;=25;16;IF([.H38]&lt;=27;17;IF([.H38]&lt;=29;18;IF([.H38]&lt;=32;19;IF([.H38]&lt;=34;20;IF([.H38]&lt;=36;21;IF([.H3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38]=&quot;взв&quot;;11;[.K38]=&quot;накл&quot;;24;[.K38]=&quot;прокл&quot;;25;[.K38]=&quot;пт&quot;;26;[.K38]=90;10;[.K38]=85;10;[.K38]=80;9;[.K38]=75;8;[.K38]=70;8;[.K38]=65;7;[.K38]=60;7;[.K38]=55;6;[.K38]=50;6;[.K38]=45;6;[.K38]=40;5;[.K38]=35;4;[.K38]=30;4;[.K38]=25;3;[.K38]=20;2;[.K38]=15;1;[.K38]=10;1;[.K38]=0;0)" office:value-type="float" office:value="8" calcext:value-type="float">
            <text:p>8</text:p>
          </table:table-cell>
          <table:table-cell table:formula="of:=IF([.L38]&lt;=1;0;IF([.L38]&lt;=10;11;IF([.L38]&lt;=14;12;IF([.L38]&lt;=17;13;IF([.L38]&lt;=20;14;IF([.L38]&lt;=22;15;IF([.L38]&lt;=25;16;IF([.L38]&lt;=27;17;IF([.L38]&lt;=29;18;IF([.L38]&lt;=32;19;IF([.L38]&lt;=34;20;IF([.L38]&lt;=36;21;IF([.L3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8]=&quot;взв&quot;;11;[.O38]=&quot;накл&quot;;24;[.O38]=&quot;прокл&quot;;25;[.O38]=&quot;пт&quot;;26;[.O38]=90;10;[.O38]=85;10;[.O38]=80;9;[.O38]=75;8;[.O38]=70;8;[.O38]=65;7;[.O38]=60;7;[.O38]=55;6;[.O38]=50;6;[.O38]=45;6;[.O38]=40;5;[.O38]=35;4;[.O38]=30;4;[.O38]=25;3;[.O38]=20;2;[.O38]=15;1;[.O38]=10;1;[.O38]=0;0)" office:value-type="float" office:value="10" calcext:value-type="float">
            <text:p>10</text:p>
          </table:table-cell>
          <table:table-cell table:formula="of:=IF([.P38]&lt;=1;0;IF([.P38]&lt;=10;11;IF([.P38]&lt;=14;12;IF([.P38]&lt;=17;13;IF([.P38]&lt;=20;14;IF([.P38]&lt;=22;15;IF([.P38]&lt;=25;16;IF([.P38]&lt;=27;17;IF([.P38]&lt;=29;18;IF([.P38]&lt;=32;19;IF([.P38]&lt;=34;20;IF([.P38]&lt;=36;21;IF([.P38]&lt;=40;22;24)))))))))))))" office:value-type="float" office:value="0" calcext:value-type="float">
            <text:p>0</text:p>
          </table:table-cell>
          <table:table-cell table:formula="of:=ROUND(([.I38]+[.J38]+[.M38]+[.N38]+[.Q38]+[.R38])/3;0)" office:value-type="float" office:value="8" calcext:value-type="float">
            <text:p>8</text:p>
          </table:table-cell>
          <table:table-cell table:formula="of:=[.F38]*LOG10([.S38]+2)" office:value-type="float" office:value="4" calcext:value-type="float">
            <text:p>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57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39]=&quot;взв&quot;;11;[.G39]=&quot;накл&quot;;24;[.G39]=&quot;прокл&quot;;25;[.G39]=&quot;пт&quot;;26;[.G39]=90;10;[.G39]=85;10;[.G39]=80;9;[.G39]=75;8;[.G39]=70;8;[.G39]=65;7;[.G39]=60;7;[.G39]=55;6;[.G39]=50;6;[.G39]=45;6;[.G39]=40;5;[.G39]=35;4;[.G39]=30;4;[.G39]=25;3;[.G39]=20;2;[.G39]=15;1;[.G39]=10;1;[.G39]=0;0)" office:value-type="float" office:value="0" calcext:value-type="float">
            <text:p>0</text:p>
          </table:table-cell>
          <table:table-cell table:formula="of:=IF([.H39]&lt;=1;0;IF([.H39]&lt;=10;11;IF([.H39]&lt;=14;12;IF([.H39]&lt;=17;13;IF([.H39]&lt;=20;14;IF([.H39]&lt;=22;15;IF([.H39]&lt;=25;16;IF([.H39]&lt;=27;17;IF([.H39]&lt;=29;18;IF([.H39]&lt;=32;19;IF([.H39]&lt;=34;20;IF([.H39]&lt;=36;21;IF([.H39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39]=&quot;взв&quot;;11;[.K39]=&quot;накл&quot;;24;[.K39]=&quot;прокл&quot;;25;[.K39]=&quot;пт&quot;;26;[.K39]=90;10;[.K39]=85;10;[.K39]=80;9;[.K39]=75;8;[.K39]=70;8;[.K39]=65;7;[.K39]=60;7;[.K39]=55;6;[.K39]=50;6;[.K39]=45;6;[.K39]=40;5;[.K39]=35;4;[.K39]=30;4;[.K39]=25;3;[.K39]=20;2;[.K39]=15;1;[.K39]=10;1;[.K39]=0;0)" office:value-type="float" office:value="0" calcext:value-type="float">
            <text:p>0</text:p>
          </table:table-cell>
          <table:table-cell table:formula="of:=IF([.L39]&lt;=1;0;IF([.L39]&lt;=10;11;IF([.L39]&lt;=14;12;IF([.L39]&lt;=17;13;IF([.L39]&lt;=20;14;IF([.L39]&lt;=22;15;IF([.L39]&lt;=25;16;IF([.L39]&lt;=27;17;IF([.L39]&lt;=29;18;IF([.L39]&lt;=32;19;IF([.L39]&lt;=34;20;IF([.L39]&lt;=36;21;IF([.L39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39]=&quot;взв&quot;;11;[.O39]=&quot;накл&quot;;24;[.O39]=&quot;прокл&quot;;25;[.O39]=&quot;пт&quot;;26;[.O39]=90;10;[.O39]=85;10;[.O39]=80;9;[.O39]=75;8;[.O39]=70;8;[.O39]=65;7;[.O39]=60;7;[.O39]=55;6;[.O39]=50;6;[.O39]=45;6;[.O39]=40;5;[.O39]=35;4;[.O39]=30;4;[.O39]=25;3;[.O39]=20;2;[.O39]=15;1;[.O39]=10;1;[.O39]=0;0)" office:value-type="float" office:value="0" calcext:value-type="float">
            <text:p>0</text:p>
          </table:table-cell>
          <table:table-cell table:formula="of:=IF([.P39]&lt;=1;0;IF([.P39]&lt;=10;11;IF([.P39]&lt;=14;12;IF([.P39]&lt;=17;13;IF([.P39]&lt;=20;14;IF([.P39]&lt;=22;15;IF([.P39]&lt;=25;16;IF([.P39]&lt;=27;17;IF([.P39]&lt;=29;18;IF([.P39]&lt;=32;19;IF([.P39]&lt;=34;20;IF([.P39]&lt;=36;21;IF([.P39]&lt;=40;22;24)))))))))))))" office:value-type="float" office:value="22" calcext:value-type="float">
            <text:p>22</text:p>
          </table:table-cell>
          <table:table-cell table:formula="of:=ROUND(([.I39]+[.J39]+[.M39]+[.N39]+[.Q39]+[.R39])/3;0)" office:value-type="float" office:value="21" calcext:value-type="float">
            <text:p>21</text:p>
          </table:table-cell>
          <table:table-cell table:formula="of:=[.F39]*LOG10([.S39]+2)" office:value-type="float" office:value="5.44691134407037" calcext:value-type="float">
            <text:p>5,4469113440703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32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40]=&quot;взв&quot;;11;[.G40]=&quot;накл&quot;;24;[.G40]=&quot;прокл&quot;;25;[.G40]=&quot;пт&quot;;26;[.G40]=90;10;[.G40]=85;10;[.G40]=80;9;[.G40]=75;8;[.G40]=70;8;[.G40]=65;7;[.G40]=60;7;[.G40]=55;6;[.G40]=50;6;[.G40]=45;6;[.G40]=40;5;[.G40]=35;4;[.G40]=30;4;[.G40]=25;3;[.G40]=20;2;[.G40]=15;1;[.G40]=10;1;[.G40]=0;0)" office:value-type="float" office:value="8" calcext:value-type="float">
            <text:p>8</text:p>
          </table:table-cell>
          <table:table-cell table:formula="of:=IF([.H40]&lt;=1;0;IF([.H40]&lt;=10;11;IF([.H40]&lt;=14;12;IF([.H40]&lt;=17;13;IF([.H40]&lt;=20;14;IF([.H40]&lt;=22;15;IF([.H40]&lt;=25;16;IF([.H40]&lt;=27;17;IF([.H40]&lt;=29;18;IF([.H40]&lt;=32;19;IF([.H40]&lt;=34;20;IF([.H40]&lt;=36;21;IF([.H4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40]=&quot;взв&quot;;11;[.K40]=&quot;накл&quot;;24;[.K40]=&quot;прокл&quot;;25;[.K40]=&quot;пт&quot;;26;[.K40]=90;10;[.K40]=85;10;[.K40]=80;9;[.K40]=75;8;[.K40]=70;8;[.K40]=65;7;[.K40]=60;7;[.K40]=55;6;[.K40]=50;6;[.K40]=45;6;[.K40]=40;5;[.K40]=35;4;[.K40]=30;4;[.K40]=25;3;[.K40]=20;2;[.K40]=15;1;[.K40]=10;1;[.K40]=0;0)" office:value-type="float" office:value="8" calcext:value-type="float">
            <text:p>8</text:p>
          </table:table-cell>
          <table:table-cell table:formula="of:=IF([.L40]&lt;=1;0;IF([.L40]&lt;=10;11;IF([.L40]&lt;=14;12;IF([.L40]&lt;=17;13;IF([.L40]&lt;=20;14;IF([.L40]&lt;=22;15;IF([.L40]&lt;=25;16;IF([.L40]&lt;=27;17;IF([.L40]&lt;=29;18;IF([.L40]&lt;=32;19;IF([.L40]&lt;=34;20;IF([.L40]&lt;=36;21;IF([.L4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40]=&quot;взв&quot;;11;[.O40]=&quot;накл&quot;;24;[.O40]=&quot;прокл&quot;;25;[.O40]=&quot;пт&quot;;26;[.O40]=90;10;[.O40]=85;10;[.O40]=80;9;[.O40]=75;8;[.O40]=70;8;[.O40]=65;7;[.O40]=60;7;[.O40]=55;6;[.O40]=50;6;[.O40]=45;6;[.O40]=40;5;[.O40]=35;4;[.O40]=30;4;[.O40]=25;3;[.O40]=20;2;[.O40]=15;1;[.O40]=10;1;[.O40]=0;0)" office:value-type="float" office:value="8" calcext:value-type="float">
            <text:p>8</text:p>
          </table:table-cell>
          <table:table-cell table:formula="of:=IF([.P40]&lt;=1;0;IF([.P40]&lt;=10;11;IF([.P40]&lt;=14;12;IF([.P40]&lt;=17;13;IF([.P40]&lt;=20;14;IF([.P40]&lt;=22;15;IF([.P40]&lt;=25;16;IF([.P40]&lt;=27;17;IF([.P40]&lt;=29;18;IF([.P40]&lt;=32;19;IF([.P40]&lt;=34;20;IF([.P40]&lt;=36;21;IF([.P40]&lt;=40;22;24)))))))))))))" office:value-type="float" office:value="0" calcext:value-type="float">
            <text:p>0</text:p>
          </table:table-cell>
          <table:table-cell table:formula="of:=ROUND(([.I40]+[.J40]+[.M40]+[.N40]+[.Q40]+[.R40])/3;0)" office:value-type="float" office:value="8" calcext:value-type="float">
            <text:p>8</text:p>
          </table:table-cell>
          <table:table-cell table:formula="of:=[.F40]*LOG10([.S40]+2)" office:value-type="float" office:value="5" calcext:value-type="float">
            <text:p>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61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41]=&quot;взв&quot;;11;[.G41]=&quot;накл&quot;;24;[.G41]=&quot;прокл&quot;;25;[.G41]=&quot;пт&quot;;26;[.G41]=90;10;[.G41]=85;10;[.G41]=80;9;[.G41]=75;8;[.G41]=70;8;[.G41]=65;7;[.G41]=60;7;[.G41]=55;6;[.G41]=50;6;[.G41]=45;6;[.G41]=40;5;[.G41]=35;4;[.G41]=30;4;[.G41]=25;3;[.G41]=20;2;[.G41]=15;1;[.G41]=10;1;[.G41]=0;0)" office:value-type="float" office:value="7" calcext:value-type="float">
            <text:p>7</text:p>
          </table:table-cell>
          <table:table-cell table:formula="of:=IF([.H41]&lt;=1;0;IF([.H41]&lt;=10;11;IF([.H41]&lt;=14;12;IF([.H41]&lt;=17;13;IF([.H41]&lt;=20;14;IF([.H41]&lt;=22;15;IF([.H41]&lt;=25;16;IF([.H41]&lt;=27;17;IF([.H41]&lt;=29;18;IF([.H41]&lt;=32;19;IF([.H41]&lt;=34;20;IF([.H41]&lt;=36;21;IF([.H41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41]=&quot;взв&quot;;11;[.K41]=&quot;накл&quot;;24;[.K41]=&quot;прокл&quot;;25;[.K41]=&quot;пт&quot;;26;[.K41]=90;10;[.K41]=85;10;[.K41]=80;9;[.K41]=75;8;[.K41]=70;8;[.K41]=65;7;[.K41]=60;7;[.K41]=55;6;[.K41]=50;6;[.K41]=45;6;[.K41]=40;5;[.K41]=35;4;[.K41]=30;4;[.K41]=25;3;[.K41]=20;2;[.K41]=15;1;[.K41]=10;1;[.K41]=0;0)" office:value-type="float" office:value="7" calcext:value-type="float">
            <text:p>7</text:p>
          </table:table-cell>
          <table:table-cell table:formula="of:=IF([.L41]&lt;=1;0;IF([.L41]&lt;=10;11;IF([.L41]&lt;=14;12;IF([.L41]&lt;=17;13;IF([.L41]&lt;=20;14;IF([.L41]&lt;=22;15;IF([.L41]&lt;=25;16;IF([.L41]&lt;=27;17;IF([.L41]&lt;=29;18;IF([.L41]&lt;=32;19;IF([.L41]&lt;=34;20;IF([.L41]&lt;=36;21;IF([.L4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41]=&quot;взв&quot;;11;[.O41]=&quot;накл&quot;;24;[.O41]=&quot;прокл&quot;;25;[.O41]=&quot;пт&quot;;26;[.O41]=90;10;[.O41]=85;10;[.O41]=80;9;[.O41]=75;8;[.O41]=70;8;[.O41]=65;7;[.O41]=60;7;[.O41]=55;6;[.O41]=50;6;[.O41]=45;6;[.O41]=40;5;[.O41]=35;4;[.O41]=30;4;[.O41]=25;3;[.O41]=20;2;[.O41]=15;1;[.O41]=10;1;[.O41]=0;0)" office:value-type="float" office:value="8" calcext:value-type="float">
            <text:p>8</text:p>
          </table:table-cell>
          <table:table-cell table:formula="of:=IF([.P41]&lt;=1;0;IF([.P41]&lt;=10;11;IF([.P41]&lt;=14;12;IF([.P41]&lt;=17;13;IF([.P41]&lt;=20;14;IF([.P41]&lt;=22;15;IF([.P41]&lt;=25;16;IF([.P41]&lt;=27;17;IF([.P41]&lt;=29;18;IF([.P41]&lt;=32;19;IF([.P41]&lt;=34;20;IF([.P41]&lt;=36;21;IF([.P41]&lt;=40;22;24)))))))))))))" office:value-type="float" office:value="0" calcext:value-type="float">
            <text:p>0</text:p>
          </table:table-cell>
          <table:table-cell table:formula="of:=ROUND(([.I41]+[.J41]+[.M41]+[.N41]+[.Q41]+[.R41])/3;0)" office:value-type="float" office:value="7" calcext:value-type="float">
            <text:p>7</text:p>
          </table:table-cell>
          <table:table-cell table:formula="of:=[.F41]*LOG10([.S41]+2)" office:value-type="float" office:value="6.67969756607527" calcext:value-type="float">
            <text:p>6,6796975660752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30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42]=&quot;взв&quot;;11;[.G42]=&quot;накл&quot;;24;[.G42]=&quot;прокл&quot;;25;[.G42]=&quot;пт&quot;;26;[.G42]=90;10;[.G42]=85;10;[.G42]=80;9;[.G42]=75;8;[.G42]=70;8;[.G42]=65;7;[.G42]=60;7;[.G42]=55;6;[.G42]=50;6;[.G42]=45;6;[.G42]=40;5;[.G42]=35;4;[.G42]=30;4;[.G42]=25;3;[.G42]=20;2;[.G42]=15;1;[.G42]=10;1;[.G42]=0;0)" office:value-type="float" office:value="0" calcext:value-type="float">
            <text:p>0</text:p>
          </table:table-cell>
          <table:table-cell table:formula="of:=IF([.H42]&lt;=1;0;IF([.H42]&lt;=10;11;IF([.H42]&lt;=14;12;IF([.H42]&lt;=17;13;IF([.H42]&lt;=20;14;IF([.H42]&lt;=22;15;IF([.H42]&lt;=25;16;IF([.H42]&lt;=27;17;IF([.H42]&lt;=29;18;IF([.H42]&lt;=32;19;IF([.H42]&lt;=34;20;IF([.H42]&lt;=36;21;IF([.H42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42]=&quot;взв&quot;;11;[.K42]=&quot;накл&quot;;24;[.K42]=&quot;прокл&quot;;25;[.K42]=&quot;пт&quot;;26;[.K42]=90;10;[.K42]=85;10;[.K42]=80;9;[.K42]=75;8;[.K42]=70;8;[.K42]=65;7;[.K42]=60;7;[.K42]=55;6;[.K42]=50;6;[.K42]=45;6;[.K42]=40;5;[.K42]=35;4;[.K42]=30;4;[.K42]=25;3;[.K42]=20;2;[.K42]=15;1;[.K42]=10;1;[.K42]=0;0)" office:value-type="float" office:value="0" calcext:value-type="float">
            <text:p>0</text:p>
          </table:table-cell>
          <table:table-cell table:formula="of:=IF([.L42]&lt;=1;0;IF([.L42]&lt;=10;11;IF([.L42]&lt;=14;12;IF([.L42]&lt;=17;13;IF([.L42]&lt;=20;14;IF([.L42]&lt;=22;15;IF([.L42]&lt;=25;16;IF([.L42]&lt;=27;17;IF([.L42]&lt;=29;18;IF([.L42]&lt;=32;19;IF([.L42]&lt;=34;20;IF([.L42]&lt;=36;21;IF([.L42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42]=&quot;взв&quot;;11;[.O42]=&quot;накл&quot;;24;[.O42]=&quot;прокл&quot;;25;[.O42]=&quot;пт&quot;;26;[.O42]=90;10;[.O42]=85;10;[.O42]=80;9;[.O42]=75;8;[.O42]=70;8;[.O42]=65;7;[.O42]=60;7;[.O42]=55;6;[.O42]=50;6;[.O42]=45;6;[.O42]=40;5;[.O42]=35;4;[.O42]=30;4;[.O42]=25;3;[.O42]=20;2;[.O42]=15;1;[.O42]=10;1;[.O42]=0;0)" office:value-type="float" office:value="0" calcext:value-type="float">
            <text:p>0</text:p>
          </table:table-cell>
          <table:table-cell table:formula="of:=IF([.P42]&lt;=1;0;IF([.P42]&lt;=10;11;IF([.P42]&lt;=14;12;IF([.P42]&lt;=17;13;IF([.P42]&lt;=20;14;IF([.P42]&lt;=22;15;IF([.P42]&lt;=25;16;IF([.P42]&lt;=27;17;IF([.P42]&lt;=29;18;IF([.P42]&lt;=32;19;IF([.P42]&lt;=34;20;IF([.P42]&lt;=36;21;IF([.P42]&lt;=40;22;24)))))))))))))" office:value-type="float" office:value="0" calcext:value-type="float">
            <text:p>0</text:p>
          </table:table-cell>
          <table:table-cell table:formula="of:=ROUND(([.I42]+[.J42]+[.M42]+[.N42]+[.Q42]+[.R42])/3;0)" office:value-type="float" office:value="0" calcext:value-type="float">
            <text:p>0</text:p>
          </table:table-cell>
          <table:table-cell table:formula="of:=[.F42]*LOG10([.S42]+2)" office:value-type="float" office:value="4.51544993495972" calcext:value-type="float">
            <text:p>4,5154499349597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54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G43]=&quot;взв&quot;;11;[.G43]=&quot;накл&quot;;24;[.G43]=&quot;прокл&quot;;25;[.G43]=&quot;пт&quot;;26;[.G43]=90;10;[.G43]=85;10;[.G43]=80;9;[.G43]=75;8;[.G43]=70;8;[.G43]=65;7;[.G43]=60;7;[.G43]=55;6;[.G43]=50;6;[.G43]=45;6;[.G43]=40;5;[.G43]=35;4;[.G43]=30;4;[.G43]=25;3;[.G43]=20;2;[.G43]=15;1;[.G43]=10;1;[.G43]=0;0)" office:value-type="float" office:value="0" calcext:value-type="float">
            <text:p>0</text:p>
          </table:table-cell>
          <table:table-cell table:formula="of:=IF([.H43]&lt;=1;0;IF([.H43]&lt;=10;11;IF([.H43]&lt;=14;12;IF([.H43]&lt;=17;13;IF([.H43]&lt;=20;14;IF([.H43]&lt;=22;15;IF([.H43]&lt;=25;16;IF([.H43]&lt;=27;17;IF([.H43]&lt;=29;18;IF([.H43]&lt;=32;19;IF([.H43]&lt;=34;20;IF([.H43]&lt;=36;21;IF([.H43]&lt;=40;22;24)))))))))))))" office:value-type="float" office:value="24" calcext:value-type="float">
            <text:p>2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K43]=&quot;взв&quot;;11;[.K43]=&quot;накл&quot;;24;[.K43]=&quot;прокл&quot;;25;[.K43]=&quot;пт&quot;;26;[.K43]=90;10;[.K43]=85;10;[.K43]=80;9;[.K43]=75;8;[.K43]=70;8;[.K43]=65;7;[.K43]=60;7;[.K43]=55;6;[.K43]=50;6;[.K43]=45;6;[.K43]=40;5;[.K43]=35;4;[.K43]=30;4;[.K43]=25;3;[.K43]=20;2;[.K43]=15;1;[.K43]=10;1;[.K43]=0;0)" office:value-type="float" office:value="0" calcext:value-type="float">
            <text:p>0</text:p>
          </table:table-cell>
          <table:table-cell table:formula="of:=IF([.L43]&lt;=1;0;IF([.L43]&lt;=10;11;IF([.L43]&lt;=14;12;IF([.L43]&lt;=17;13;IF([.L43]&lt;=20;14;IF([.L43]&lt;=22;15;IF([.L43]&lt;=25;16;IF([.L43]&lt;=27;17;IF([.L43]&lt;=29;18;IF([.L43]&lt;=32;19;IF([.L43]&lt;=34;20;IF([.L43]&lt;=36;21;IF([.L43]&lt;=40;22;24)))))))))))))" office:value-type="float" office:value="24" calcext:value-type="float">
            <text:p>24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43]=&quot;взв&quot;;11;[.O43]=&quot;накл&quot;;24;[.O43]=&quot;прокл&quot;;25;[.O43]=&quot;пт&quot;;26;[.O43]=90;10;[.O43]=85;10;[.O43]=80;9;[.O43]=75;8;[.O43]=70;8;[.O43]=65;7;[.O43]=60;7;[.O43]=55;6;[.O43]=50;6;[.O43]=45;6;[.O43]=40;5;[.O43]=35;4;[.O43]=30;4;[.O43]=25;3;[.O43]=20;2;[.O43]=15;1;[.O43]=10;1;[.O43]=0;0)" office:value-type="float" office:value="0" calcext:value-type="float">
            <text:p>0</text:p>
          </table:table-cell>
          <table:table-cell table:formula="of:=IF([.P43]&lt;=1;0;IF([.P43]&lt;=10;11;IF([.P43]&lt;=14;12;IF([.P43]&lt;=17;13;IF([.P43]&lt;=20;14;IF([.P43]&lt;=22;15;IF([.P43]&lt;=25;16;IF([.P43]&lt;=27;17;IF([.P43]&lt;=29;18;IF([.P43]&lt;=32;19;IF([.P43]&lt;=34;20;IF([.P43]&lt;=36;21;IF([.P43]&lt;=40;22;24)))))))))))))" office:value-type="float" office:value="21" calcext:value-type="float">
            <text:p>21</text:p>
          </table:table-cell>
          <table:table-cell table:formula="of:=ROUND(([.I43]+[.J43]+[.M43]+[.N43]+[.Q43]+[.R43])/3;0)" office:value-type="float" office:value="23" calcext:value-type="float">
            <text:p>23</text:p>
          </table:table-cell>
          <table:table-cell table:formula="of:=[.F43]*LOG10([.S43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49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44]=&quot;взв&quot;;11;[.G44]=&quot;накл&quot;;24;[.G44]=&quot;прокл&quot;;25;[.G44]=&quot;пт&quot;;26;[.G44]=90;10;[.G44]=85;10;[.G44]=80;9;[.G44]=75;8;[.G44]=70;8;[.G44]=65;7;[.G44]=60;7;[.G44]=55;6;[.G44]=50;6;[.G44]=45;6;[.G44]=40;5;[.G44]=35;4;[.G44]=30;4;[.G44]=25;3;[.G44]=20;2;[.G44]=15;1;[.G44]=10;1;[.G44]=0;0)" office:value-type="float" office:value="6" calcext:value-type="float">
            <text:p>6</text:p>
          </table:table-cell>
          <table:table-cell table:formula="of:=IF([.H44]&lt;=1;0;IF([.H44]&lt;=10;11;IF([.H44]&lt;=14;12;IF([.H44]&lt;=17;13;IF([.H44]&lt;=20;14;IF([.H44]&lt;=22;15;IF([.H44]&lt;=25;16;IF([.H44]&lt;=27;17;IF([.H44]&lt;=29;18;IF([.H44]&lt;=32;19;IF([.H44]&lt;=34;20;IF([.H44]&lt;=36;21;IF([.H44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44]=&quot;взв&quot;;11;[.K44]=&quot;накл&quot;;24;[.K44]=&quot;прокл&quot;;25;[.K44]=&quot;пт&quot;;26;[.K44]=90;10;[.K44]=85;10;[.K44]=80;9;[.K44]=75;8;[.K44]=70;8;[.K44]=65;7;[.K44]=60;7;[.K44]=55;6;[.K44]=50;6;[.K44]=45;6;[.K44]=40;5;[.K44]=35;4;[.K44]=30;4;[.K44]=25;3;[.K44]=20;2;[.K44]=15;1;[.K44]=10;1;[.K44]=0;0)" office:value-type="float" office:value="7" calcext:value-type="float">
            <text:p>7</text:p>
          </table:table-cell>
          <table:table-cell table:formula="of:=IF([.L44]&lt;=1;0;IF([.L44]&lt;=10;11;IF([.L44]&lt;=14;12;IF([.L44]&lt;=17;13;IF([.L44]&lt;=20;14;IF([.L44]&lt;=22;15;IF([.L44]&lt;=25;16;IF([.L44]&lt;=27;17;IF([.L44]&lt;=29;18;IF([.L44]&lt;=32;19;IF([.L44]&lt;=34;20;IF([.L44]&lt;=36;21;IF([.L44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44]=&quot;взв&quot;;11;[.O44]=&quot;накл&quot;;24;[.O44]=&quot;прокл&quot;;25;[.O44]=&quot;пт&quot;;26;[.O44]=90;10;[.O44]=85;10;[.O44]=80;9;[.O44]=75;8;[.O44]=70;8;[.O44]=65;7;[.O44]=60;7;[.O44]=55;6;[.O44]=50;6;[.O44]=45;6;[.O44]=40;5;[.O44]=35;4;[.O44]=30;4;[.O44]=25;3;[.O44]=20;2;[.O44]=15;1;[.O44]=10;1;[.O44]=0;0)" office:value-type="float" office:value="7" calcext:value-type="float">
            <text:p>7</text:p>
          </table:table-cell>
          <table:table-cell table:formula="of:=IF([.P44]&lt;=1;0;IF([.P44]&lt;=10;11;IF([.P44]&lt;=14;12;IF([.P44]&lt;=17;13;IF([.P44]&lt;=20;14;IF([.P44]&lt;=22;15;IF([.P44]&lt;=25;16;IF([.P44]&lt;=27;17;IF([.P44]&lt;=29;18;IF([.P44]&lt;=32;19;IF([.P44]&lt;=34;20;IF([.P44]&lt;=36;21;IF([.P44]&lt;=40;22;24)))))))))))))" office:value-type="float" office:value="0" calcext:value-type="float">
            <text:p>0</text:p>
          </table:table-cell>
          <table:table-cell table:formula="of:=ROUND(([.I44]+[.J44]+[.M44]+[.N44]+[.Q44]+[.R44])/3;0)" office:value-type="float" office:value="7" calcext:value-type="float">
            <text:p>7</text:p>
          </table:table-cell>
          <table:table-cell table:formula="of:=[.F44]*LOG10([.S44]+2)" office:value-type="float" office:value="0.477121254719662" calcext:value-type="float">
            <text:p>0,4771212547196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97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45]=&quot;взв&quot;;11;[.G45]=&quot;накл&quot;;24;[.G45]=&quot;прокл&quot;;25;[.G45]=&quot;пт&quot;;26;[.G45]=90;10;[.G45]=85;10;[.G45]=80;9;[.G45]=75;8;[.G45]=70;8;[.G45]=65;7;[.G45]=60;7;[.G45]=55;6;[.G45]=50;6;[.G45]=45;6;[.G45]=40;5;[.G45]=35;4;[.G45]=30;4;[.G45]=25;3;[.G45]=20;2;[.G45]=15;1;[.G45]=10;1;[.G45]=0;0)" office:value-type="float" office:value="0" calcext:value-type="float">
            <text:p>0</text:p>
          </table:table-cell>
          <table:table-cell table:formula="of:=IF([.H45]&lt;=1;0;IF([.H45]&lt;=10;11;IF([.H45]&lt;=14;12;IF([.H45]&lt;=17;13;IF([.H45]&lt;=20;14;IF([.H45]&lt;=22;15;IF([.H45]&lt;=25;16;IF([.H45]&lt;=27;17;IF([.H45]&lt;=29;18;IF([.H45]&lt;=32;19;IF([.H45]&lt;=34;20;IF([.H45]&lt;=36;21;IF([.H45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45]=&quot;взв&quot;;11;[.K45]=&quot;накл&quot;;24;[.K45]=&quot;прокл&quot;;25;[.K45]=&quot;пт&quot;;26;[.K45]=90;10;[.K45]=85;10;[.K45]=80;9;[.K45]=75;8;[.K45]=70;8;[.K45]=65;7;[.K45]=60;7;[.K45]=55;6;[.K45]=50;6;[.K45]=45;6;[.K45]=40;5;[.K45]=35;4;[.K45]=30;4;[.K45]=25;3;[.K45]=20;2;[.K45]=15;1;[.K45]=10;1;[.K45]=0;0)" office:value-type="float" office:value="0" calcext:value-type="float">
            <text:p>0</text:p>
          </table:table-cell>
          <table:table-cell table:formula="of:=IF([.L45]&lt;=1;0;IF([.L45]&lt;=10;11;IF([.L45]&lt;=14;12;IF([.L45]&lt;=17;13;IF([.L45]&lt;=20;14;IF([.L45]&lt;=22;15;IF([.L45]&lt;=25;16;IF([.L45]&lt;=27;17;IF([.L45]&lt;=29;18;IF([.L45]&lt;=32;19;IF([.L45]&lt;=34;20;IF([.L45]&lt;=36;21;IF([.L45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45]=&quot;взв&quot;;11;[.O45]=&quot;накл&quot;;24;[.O45]=&quot;прокл&quot;;25;[.O45]=&quot;пт&quot;;26;[.O45]=90;10;[.O45]=85;10;[.O45]=80;9;[.O45]=75;8;[.O45]=70;8;[.O45]=65;7;[.O45]=60;7;[.O45]=55;6;[.O45]=50;6;[.O45]=45;6;[.O45]=40;5;[.O45]=35;4;[.O45]=30;4;[.O45]=25;3;[.O45]=20;2;[.O45]=15;1;[.O45]=10;1;[.O45]=0;0)" office:value-type="float" office:value="0" calcext:value-type="float">
            <text:p>0</text:p>
          </table:table-cell>
          <table:table-cell table:formula="of:=IF([.P45]&lt;=1;0;IF([.P45]&lt;=10;11;IF([.P45]&lt;=14;12;IF([.P45]&lt;=17;13;IF([.P45]&lt;=20;14;IF([.P45]&lt;=22;15;IF([.P45]&lt;=25;16;IF([.P45]&lt;=27;17;IF([.P45]&lt;=29;18;IF([.P45]&lt;=32;19;IF([.P45]&lt;=34;20;IF([.P45]&lt;=36;21;IF([.P45]&lt;=40;22;24)))))))))))))" office:value-type="float" office:value="22" calcext:value-type="float">
            <text:p>22</text:p>
          </table:table-cell>
          <table:table-cell table:formula="of:=ROUND(([.I45]+[.J45]+[.M45]+[.N45]+[.Q45]+[.R45])/3;0)" office:value-type="float" office:value="22" calcext:value-type="float">
            <text:p>22</text:p>
          </table:table-cell>
          <table:table-cell table:formula="of:=[.F45]*LOG10([.S45]+2)" office:value-type="float" office:value="1.38021124171161" calcext:value-type="float">
            <text:p>1,3802112417116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02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46]=&quot;взв&quot;;11;[.G46]=&quot;накл&quot;;24;[.G46]=&quot;прокл&quot;;25;[.G46]=&quot;пт&quot;;26;[.G46]=90;10;[.G46]=85;10;[.G46]=80;9;[.G46]=75;8;[.G46]=70;8;[.G46]=65;7;[.G46]=60;7;[.G46]=55;6;[.G46]=50;6;[.G46]=45;6;[.G46]=40;5;[.G46]=35;4;[.G46]=30;4;[.G46]=25;3;[.G46]=20;2;[.G46]=15;1;[.G46]=10;1;[.G46]=0;0)" office:value-type="float" office:value="0" calcext:value-type="float">
            <text:p>0</text:p>
          </table:table-cell>
          <table:table-cell table:formula="of:=IF([.H46]&lt;=1;0;IF([.H46]&lt;=10;11;IF([.H46]&lt;=14;12;IF([.H46]&lt;=17;13;IF([.H46]&lt;=20;14;IF([.H46]&lt;=22;15;IF([.H46]&lt;=25;16;IF([.H46]&lt;=27;17;IF([.H46]&lt;=29;18;IF([.H46]&lt;=32;19;IF([.H46]&lt;=34;20;IF([.H46]&lt;=36;21;IF([.H46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46]=&quot;взв&quot;;11;[.K46]=&quot;накл&quot;;24;[.K46]=&quot;прокл&quot;;25;[.K46]=&quot;пт&quot;;26;[.K46]=90;10;[.K46]=85;10;[.K46]=80;9;[.K46]=75;8;[.K46]=70;8;[.K46]=65;7;[.K46]=60;7;[.K46]=55;6;[.K46]=50;6;[.K46]=45;6;[.K46]=40;5;[.K46]=35;4;[.K46]=30;4;[.K46]=25;3;[.K46]=20;2;[.K46]=15;1;[.K46]=10;1;[.K46]=0;0)" office:value-type="float" office:value="0" calcext:value-type="float">
            <text:p>0</text:p>
          </table:table-cell>
          <table:table-cell table:formula="of:=IF([.L46]&lt;=1;0;IF([.L46]&lt;=10;11;IF([.L46]&lt;=14;12;IF([.L46]&lt;=17;13;IF([.L46]&lt;=20;14;IF([.L46]&lt;=22;15;IF([.L46]&lt;=25;16;IF([.L46]&lt;=27;17;IF([.L46]&lt;=29;18;IF([.L46]&lt;=32;19;IF([.L46]&lt;=34;20;IF([.L46]&lt;=36;21;IF([.L46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46]=&quot;взв&quot;;11;[.O46]=&quot;накл&quot;;24;[.O46]=&quot;прокл&quot;;25;[.O46]=&quot;пт&quot;;26;[.O46]=90;10;[.O46]=85;10;[.O46]=80;9;[.O46]=75;8;[.O46]=70;8;[.O46]=65;7;[.O46]=60;7;[.O46]=55;6;[.O46]=50;6;[.O46]=45;6;[.O46]=40;5;[.O46]=35;4;[.O46]=30;4;[.O46]=25;3;[.O46]=20;2;[.O46]=15;1;[.O46]=10;1;[.O46]=0;0)" office:value-type="float" office:value="0" calcext:value-type="float">
            <text:p>0</text:p>
          </table:table-cell>
          <table:table-cell table:formula="of:=IF([.P46]&lt;=1;0;IF([.P46]&lt;=10;11;IF([.P46]&lt;=14;12;IF([.P46]&lt;=17;13;IF([.P46]&lt;=20;14;IF([.P46]&lt;=22;15;IF([.P46]&lt;=25;16;IF([.P46]&lt;=27;17;IF([.P46]&lt;=29;18;IF([.P46]&lt;=32;19;IF([.P46]&lt;=34;20;IF([.P46]&lt;=36;21;IF([.P46]&lt;=40;22;24)))))))))))))" office:value-type="float" office:value="0" calcext:value-type="float">
            <text:p>0</text:p>
          </table:table-cell>
          <table:table-cell table:formula="of:=ROUND(([.I46]+[.J46]+[.M46]+[.N46]+[.Q46]+[.R46])/3;0)" office:value-type="float" office:value="0" calcext:value-type="float">
            <text:p>0</text:p>
          </table:table-cell>
          <table:table-cell table:formula="of:=[.F46]*LOG10([.S46]+2)" office:value-type="float" office:value="0.301029995663981" calcext:value-type="float">
            <text:p>0,30102999566398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19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47]=&quot;взв&quot;;11;[.G47]=&quot;накл&quot;;24;[.G47]=&quot;прокл&quot;;25;[.G47]=&quot;пт&quot;;26;[.G47]=90;10;[.G47]=85;10;[.G47]=80;9;[.G47]=75;8;[.G47]=70;8;[.G47]=65;7;[.G47]=60;7;[.G47]=55;6;[.G47]=50;6;[.G47]=45;6;[.G47]=40;5;[.G47]=35;4;[.G47]=30;4;[.G47]=25;3;[.G47]=20;2;[.G47]=15;1;[.G47]=10;1;[.G47]=0;0)" office:value-type="float" office:value="0" calcext:value-type="float">
            <text:p>0</text:p>
          </table:table-cell>
          <table:table-cell table:formula="of:=IF([.H47]&lt;=1;0;IF([.H47]&lt;=10;11;IF([.H47]&lt;=14;12;IF([.H47]&lt;=17;13;IF([.H47]&lt;=20;14;IF([.H47]&lt;=22;15;IF([.H47]&lt;=25;16;IF([.H47]&lt;=27;17;IF([.H47]&lt;=29;18;IF([.H47]&lt;=32;19;IF([.H47]&lt;=34;20;IF([.H47]&lt;=36;21;IF([.H47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47]=&quot;взв&quot;;11;[.K47]=&quot;накл&quot;;24;[.K47]=&quot;прокл&quot;;25;[.K47]=&quot;пт&quot;;26;[.K47]=90;10;[.K47]=85;10;[.K47]=80;9;[.K47]=75;8;[.K47]=70;8;[.K47]=65;7;[.K47]=60;7;[.K47]=55;6;[.K47]=50;6;[.K47]=45;6;[.K47]=40;5;[.K47]=35;4;[.K47]=30;4;[.K47]=25;3;[.K47]=20;2;[.K47]=15;1;[.K47]=10;1;[.K47]=0;0)" office:value-type="float" office:value="0" calcext:value-type="float">
            <text:p>0</text:p>
          </table:table-cell>
          <table:table-cell table:formula="of:=IF([.L47]&lt;=1;0;IF([.L47]&lt;=10;11;IF([.L47]&lt;=14;12;IF([.L47]&lt;=17;13;IF([.L47]&lt;=20;14;IF([.L47]&lt;=22;15;IF([.L47]&lt;=25;16;IF([.L47]&lt;=27;17;IF([.L47]&lt;=29;18;IF([.L47]&lt;=32;19;IF([.L47]&lt;=34;20;IF([.L47]&lt;=36;21;IF([.L47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47]=&quot;взв&quot;;11;[.O47]=&quot;накл&quot;;24;[.O47]=&quot;прокл&quot;;25;[.O47]=&quot;пт&quot;;26;[.O47]=90;10;[.O47]=85;10;[.O47]=80;9;[.O47]=75;8;[.O47]=70;8;[.O47]=65;7;[.O47]=60;7;[.O47]=55;6;[.O47]=50;6;[.O47]=45;6;[.O47]=40;5;[.O47]=35;4;[.O47]=30;4;[.O47]=25;3;[.O47]=20;2;[.O47]=15;1;[.O47]=10;1;[.O47]=0;0)" office:value-type="float" office:value="0" calcext:value-type="float">
            <text:p>0</text:p>
          </table:table-cell>
          <table:table-cell table:formula="of:=IF([.P47]&lt;=1;0;IF([.P47]&lt;=10;11;IF([.P47]&lt;=14;12;IF([.P47]&lt;=17;13;IF([.P47]&lt;=20;14;IF([.P47]&lt;=22;15;IF([.P47]&lt;=25;16;IF([.P47]&lt;=27;17;IF([.P47]&lt;=29;18;IF([.P47]&lt;=32;19;IF([.P47]&lt;=34;20;IF([.P47]&lt;=36;21;IF([.P47]&lt;=40;22;24)))))))))))))" office:value-type="float" office:value="19" calcext:value-type="float">
            <text:p>19</text:p>
          </table:table-cell>
          <table:table-cell table:formula="of:=ROUND(([.I47]+[.J47]+[.M47]+[.N47]+[.Q47]+[.R47])/3;0)" office:value-type="float" office:value="19" calcext:value-type="float">
            <text:p>19</text:p>
          </table:table-cell>
          <table:table-cell table:formula="of:=[.F47]*LOG10([.S47]+2)" office:value-type="float" office:value="1.32221929473392" calcext:value-type="float">
            <text:p>1,3222192947339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00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48]=&quot;взв&quot;;11;[.G48]=&quot;накл&quot;;24;[.G48]=&quot;прокл&quot;;25;[.G48]=&quot;пт&quot;;26;[.G48]=90;10;[.G48]=85;10;[.G48]=80;9;[.G48]=75;8;[.G48]=70;8;[.G48]=65;7;[.G48]=60;7;[.G48]=55;6;[.G48]=50;6;[.G48]=45;6;[.G48]=40;5;[.G48]=35;4;[.G48]=30;4;[.G48]=25;3;[.G48]=20;2;[.G48]=15;1;[.G48]=10;1;[.G48]=0;0)" office:value-type="float" office:value="10" calcext:value-type="float">
            <text:p>10</text:p>
          </table:table-cell>
          <table:table-cell table:formula="of:=IF([.H48]&lt;=1;0;IF([.H48]&lt;=10;11;IF([.H48]&lt;=14;12;IF([.H48]&lt;=17;13;IF([.H48]&lt;=20;14;IF([.H48]&lt;=22;15;IF([.H48]&lt;=25;16;IF([.H48]&lt;=27;17;IF([.H48]&lt;=29;18;IF([.H48]&lt;=32;19;IF([.H48]&lt;=34;20;IF([.H48]&lt;=36;21;IF([.H48]&lt;=40;22;24))))))))))))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K48]=&quot;взв&quot;;11;[.K48]=&quot;накл&quot;;24;[.K48]=&quot;прокл&quot;;25;[.K48]=&quot;пт&quot;;26;[.K48]=90;10;[.K48]=85;10;[.K48]=80;9;[.K48]=75;8;[.K48]=70;8;[.K48]=65;7;[.K48]=60;7;[.K48]=55;6;[.K48]=50;6;[.K48]=45;6;[.K48]=40;5;[.K48]=35;4;[.K48]=30;4;[.K48]=25;3;[.K48]=20;2;[.K48]=15;1;[.K48]=10;1;[.K48]=0;0)" office:value-type="float" office:value="0" calcext:value-type="float">
            <text:p>0</text:p>
          </table:table-cell>
          <table:table-cell table:formula="of:=IF([.L48]&lt;=1;0;IF([.L48]&lt;=10;11;IF([.L48]&lt;=14;12;IF([.L48]&lt;=17;13;IF([.L48]&lt;=20;14;IF([.L48]&lt;=22;15;IF([.L48]&lt;=25;16;IF([.L48]&lt;=27;17;IF([.L48]&lt;=29;18;IF([.L48]&lt;=32;19;IF([.L48]&lt;=34;20;IF([.L48]&lt;=36;21;IF([.L48]&lt;=40;22;24)))))))))))))"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48]=&quot;взв&quot;;11;[.O48]=&quot;накл&quot;;24;[.O48]=&quot;прокл&quot;;25;[.O48]=&quot;пт&quot;;26;[.O48]=90;10;[.O48]=85;10;[.O48]=80;9;[.O48]=75;8;[.O48]=70;8;[.O48]=65;7;[.O48]=60;7;[.O48]=55;6;[.O48]=50;6;[.O48]=45;6;[.O48]=40;5;[.O48]=35;4;[.O48]=30;4;[.O48]=25;3;[.O48]=20;2;[.O48]=15;1;[.O48]=10;1;[.O48]=0;0)" office:value-type="float" office:value="10" calcext:value-type="float">
            <text:p>10</text:p>
          </table:table-cell>
          <table:table-cell table:formula="of:=IF([.P48]&lt;=1;0;IF([.P48]&lt;=10;11;IF([.P48]&lt;=14;12;IF([.P48]&lt;=17;13;IF([.P48]&lt;=20;14;IF([.P48]&lt;=22;15;IF([.P48]&lt;=25;16;IF([.P48]&lt;=27;17;IF([.P48]&lt;=29;18;IF([.P48]&lt;=32;19;IF([.P48]&lt;=34;20;IF([.P48]&lt;=36;21;IF([.P48]&lt;=40;22;24)))))))))))))" office:value-type="float" office:value="0" calcext:value-type="float">
            <text:p>0</text:p>
          </table:table-cell>
          <table:table-cell table:formula="of:=ROUND(([.I48]+[.J48]+[.M48]+[.N48]+[.Q48]+[.R48])/3;0)" office:value-type="float" office:value="11" calcext:value-type="float">
            <text:p>11</text:p>
          </table:table-cell>
          <table:table-cell table:formula="of:=[.F48]*LOG10([.S48]+2)" office:value-type="float" office:value="2.22788670461367" calcext:value-type="float">
            <text:p>2,2278867046136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56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49]=&quot;взв&quot;;11;[.G49]=&quot;накл&quot;;24;[.G49]=&quot;прокл&quot;;25;[.G49]=&quot;пт&quot;;26;[.G49]=90;10;[.G49]=85;10;[.G49]=80;9;[.G49]=75;8;[.G49]=70;8;[.G49]=65;7;[.G49]=60;7;[.G49]=55;6;[.G49]=50;6;[.G49]=45;6;[.G49]=40;5;[.G49]=35;4;[.G49]=30;4;[.G49]=25;3;[.G49]=20;2;[.G49]=15;1;[.G49]=10;1;[.G49]=0;0)" office:value-type="float" office:value="11" calcext:value-type="float">
            <text:p>11</text:p>
          </table:table-cell>
          <table:table-cell table:formula="of:=IF([.H49]&lt;=1;0;IF([.H49]&lt;=10;11;IF([.H49]&lt;=14;12;IF([.H49]&lt;=17;13;IF([.H49]&lt;=20;14;IF([.H49]&lt;=22;15;IF([.H49]&lt;=25;16;IF([.H49]&lt;=27;17;IF([.H49]&lt;=29;18;IF([.H49]&lt;=32;19;IF([.H49]&lt;=34;20;IF([.H49]&lt;=36;21;IF([.H49]&lt;=40;22;24))))))))))))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K49]=&quot;взв&quot;;11;[.K49]=&quot;накл&quot;;24;[.K49]=&quot;прокл&quot;;25;[.K49]=&quot;пт&quot;;26;[.K49]=90;10;[.K49]=85;10;[.K49]=80;9;[.K49]=75;8;[.K49]=70;8;[.K49]=65;7;[.K49]=60;7;[.K49]=55;6;[.K49]=50;6;[.K49]=45;6;[.K49]=40;5;[.K49]=35;4;[.K49]=30;4;[.K49]=25;3;[.K49]=20;2;[.K49]=15;1;[.K49]=10;1;[.K49]=0;0)" office:value-type="float" office:value="0" calcext:value-type="float">
            <text:p>0</text:p>
          </table:table-cell>
          <table:table-cell table:formula="of:=IF([.L49]&lt;=1;0;IF([.L49]&lt;=10;11;IF([.L49]&lt;=14;12;IF([.L49]&lt;=17;13;IF([.L49]&lt;=20;14;IF([.L49]&lt;=22;15;IF([.L49]&lt;=25;16;IF([.L49]&lt;=27;17;IF([.L49]&lt;=29;18;IF([.L49]&lt;=32;19;IF([.L49]&lt;=34;20;IF([.L49]&lt;=36;21;IF([.L49]&lt;=40;22;24)))))))))))))"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49]=&quot;взв&quot;;11;[.O49]=&quot;накл&quot;;24;[.O49]=&quot;прокл&quot;;25;[.O49]=&quot;пт&quot;;26;[.O49]=90;10;[.O49]=85;10;[.O49]=80;9;[.O49]=75;8;[.O49]=70;8;[.O49]=65;7;[.O49]=60;7;[.O49]=55;6;[.O49]=50;6;[.O49]=45;6;[.O49]=40;5;[.O49]=35;4;[.O49]=30;4;[.O49]=25;3;[.O49]=20;2;[.O49]=15;1;[.O49]=10;1;[.O49]=0;0)" office:value-type="float" office:value="10" calcext:value-type="float">
            <text:p>10</text:p>
          </table:table-cell>
          <table:table-cell table:formula="of:=IF([.P49]&lt;=1;0;IF([.P49]&lt;=10;11;IF([.P49]&lt;=14;12;IF([.P49]&lt;=17;13;IF([.P49]&lt;=20;14;IF([.P49]&lt;=22;15;IF([.P49]&lt;=25;16;IF([.P49]&lt;=27;17;IF([.P49]&lt;=29;18;IF([.P49]&lt;=32;19;IF([.P49]&lt;=34;20;IF([.P49]&lt;=36;21;IF([.P49]&lt;=40;22;24)))))))))))))" office:value-type="float" office:value="0" calcext:value-type="float">
            <text:p>0</text:p>
          </table:table-cell>
          <table:table-cell table:formula="of:=ROUND(([.I49]+[.J49]+[.M49]+[.N49]+[.Q49]+[.R49])/3;0)" office:value-type="float" office:value="12" calcext:value-type="float">
            <text:p>12</text:p>
          </table:table-cell>
          <table:table-cell table:formula="of:=[.F49]*LOG10([.S49]+2)" office:value-type="float" office:value="2.29225607135648" calcext:value-type="float">
            <text:p>2,2922560713564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15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50]=&quot;взв&quot;;11;[.G50]=&quot;накл&quot;;24;[.G50]=&quot;прокл&quot;;25;[.G50]=&quot;пт&quot;;26;[.G50]=90;10;[.G50]=85;10;[.G50]=80;9;[.G50]=75;8;[.G50]=70;8;[.G50]=65;7;[.G50]=60;7;[.G50]=55;6;[.G50]=50;6;[.G50]=45;6;[.G50]=40;5;[.G50]=35;4;[.G50]=30;4;[.G50]=25;3;[.G50]=20;2;[.G50]=15;1;[.G50]=10;1;[.G50]=0;0)" office:value-type="float" office:value="1" calcext:value-type="float">
            <text:p>1</text:p>
          </table:table-cell>
          <table:table-cell table:formula="of:=IF([.H50]&lt;=1;0;IF([.H50]&lt;=10;11;IF([.H50]&lt;=14;12;IF([.H50]&lt;=17;13;IF([.H50]&lt;=20;14;IF([.H50]&lt;=22;15;IF([.H50]&lt;=25;16;IF([.H50]&lt;=27;17;IF([.H50]&lt;=29;18;IF([.H50]&lt;=32;19;IF([.H50]&lt;=34;20;IF([.H50]&lt;=36;21;IF([.H50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50]=&quot;взв&quot;;11;[.K50]=&quot;накл&quot;;24;[.K50]=&quot;прокл&quot;;25;[.K50]=&quot;пт&quot;;26;[.K50]=90;10;[.K50]=85;10;[.K50]=80;9;[.K50]=75;8;[.K50]=70;8;[.K50]=65;7;[.K50]=60;7;[.K50]=55;6;[.K50]=50;6;[.K50]=45;6;[.K50]=40;5;[.K50]=35;4;[.K50]=30;4;[.K50]=25;3;[.K50]=20;2;[.K50]=15;1;[.K50]=10;1;[.K50]=0;0)" office:value-type="float" office:value="1" calcext:value-type="float">
            <text:p>1</text:p>
          </table:table-cell>
          <table:table-cell table:formula="of:=IF([.L50]&lt;=1;0;IF([.L50]&lt;=10;11;IF([.L50]&lt;=14;12;IF([.L50]&lt;=17;13;IF([.L50]&lt;=20;14;IF([.L50]&lt;=22;15;IF([.L50]&lt;=25;16;IF([.L50]&lt;=27;17;IF([.L50]&lt;=29;18;IF([.L50]&lt;=32;19;IF([.L50]&lt;=34;20;IF([.L50]&lt;=36;21;IF([.L50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50]=&quot;взв&quot;;11;[.O50]=&quot;накл&quot;;24;[.O50]=&quot;прокл&quot;;25;[.O50]=&quot;пт&quot;;26;[.O50]=90;10;[.O50]=85;10;[.O50]=80;9;[.O50]=75;8;[.O50]=70;8;[.O50]=65;7;[.O50]=60;7;[.O50]=55;6;[.O50]=50;6;[.O50]=45;6;[.O50]=40;5;[.O50]=35;4;[.O50]=30;4;[.O50]=25;3;[.O50]=20;2;[.O50]=15;1;[.O50]=10;1;[.O50]=0;0)" office:value-type="float" office:value="1" calcext:value-type="float">
            <text:p>1</text:p>
          </table:table-cell>
          <table:table-cell table:formula="of:=IF([.P50]&lt;=1;0;IF([.P50]&lt;=10;11;IF([.P50]&lt;=14;12;IF([.P50]&lt;=17;13;IF([.P50]&lt;=20;14;IF([.P50]&lt;=22;15;IF([.P50]&lt;=25;16;IF([.P50]&lt;=27;17;IF([.P50]&lt;=29;18;IF([.P50]&lt;=32;19;IF([.P50]&lt;=34;20;IF([.P50]&lt;=36;21;IF([.P50]&lt;=40;22;24)))))))))))))" office:value-type="float" office:value="0" calcext:value-type="float">
            <text:p>0</text:p>
          </table:table-cell>
          <table:table-cell table:formula="of:=ROUND(([.I50]+[.J50]+[.M50]+[.N50]+[.Q50]+[.R50])/3;0)" office:value-type="float" office:value="1" calcext:value-type="float">
            <text:p>1</text:p>
          </table:table-cell>
          <table:table-cell table:formula="of:=[.F50]*LOG10([.S50]+2)" office:value-type="float" office:value="1.43136376415899" calcext:value-type="float">
            <text:p>1,4313637641589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20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51]=&quot;взв&quot;;11;[.G51]=&quot;накл&quot;;24;[.G51]=&quot;прокл&quot;;25;[.G51]=&quot;пт&quot;;26;[.G51]=90;10;[.G51]=85;10;[.G51]=80;9;[.G51]=75;8;[.G51]=70;8;[.G51]=65;7;[.G51]=60;7;[.G51]=55;6;[.G51]=50;6;[.G51]=45;6;[.G51]=40;5;[.G51]=35;4;[.G51]=30;4;[.G51]=25;3;[.G51]=20;2;[.G51]=15;1;[.G51]=10;1;[.G51]=0;0)" office:value-type="float" office:value="7" calcext:value-type="float">
            <text:p>7</text:p>
          </table:table-cell>
          <table:table-cell table:formula="of:=IF([.H51]&lt;=1;0;IF([.H51]&lt;=10;11;IF([.H51]&lt;=14;12;IF([.H51]&lt;=17;13;IF([.H51]&lt;=20;14;IF([.H51]&lt;=22;15;IF([.H51]&lt;=25;16;IF([.H51]&lt;=27;17;IF([.H51]&lt;=29;18;IF([.H51]&lt;=32;19;IF([.H51]&lt;=34;20;IF([.H51]&lt;=36;21;IF([.H51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51]=&quot;взв&quot;;11;[.K51]=&quot;накл&quot;;24;[.K51]=&quot;прокл&quot;;25;[.K51]=&quot;пт&quot;;26;[.K51]=90;10;[.K51]=85;10;[.K51]=80;9;[.K51]=75;8;[.K51]=70;8;[.K51]=65;7;[.K51]=60;7;[.K51]=55;6;[.K51]=50;6;[.K51]=45;6;[.K51]=40;5;[.K51]=35;4;[.K51]=30;4;[.K51]=25;3;[.K51]=20;2;[.K51]=15;1;[.K51]=10;1;[.K51]=0;0)" office:value-type="float" office:value="7" calcext:value-type="float">
            <text:p>7</text:p>
          </table:table-cell>
          <table:table-cell table:formula="of:=IF([.L51]&lt;=1;0;IF([.L51]&lt;=10;11;IF([.L51]&lt;=14;12;IF([.L51]&lt;=17;13;IF([.L51]&lt;=20;14;IF([.L51]&lt;=22;15;IF([.L51]&lt;=25;16;IF([.L51]&lt;=27;17;IF([.L51]&lt;=29;18;IF([.L51]&lt;=32;19;IF([.L51]&lt;=34;20;IF([.L51]&lt;=36;21;IF([.L51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51]=&quot;взв&quot;;11;[.O51]=&quot;накл&quot;;24;[.O51]=&quot;прокл&quot;;25;[.O51]=&quot;пт&quot;;26;[.O51]=90;10;[.O51]=85;10;[.O51]=80;9;[.O51]=75;8;[.O51]=70;8;[.O51]=65;7;[.O51]=60;7;[.O51]=55;6;[.O51]=50;6;[.O51]=45;6;[.O51]=40;5;[.O51]=35;4;[.O51]=30;4;[.O51]=25;3;[.O51]=20;2;[.O51]=15;1;[.O51]=10;1;[.O51]=0;0)" office:value-type="float" office:value="4" calcext:value-type="float">
            <text:p>4</text:p>
          </table:table-cell>
          <table:table-cell table:formula="of:=IF([.P51]&lt;=1;0;IF([.P51]&lt;=10;11;IF([.P51]&lt;=14;12;IF([.P51]&lt;=17;13;IF([.P51]&lt;=20;14;IF([.P51]&lt;=22;15;IF([.P51]&lt;=25;16;IF([.P51]&lt;=27;17;IF([.P51]&lt;=29;18;IF([.P51]&lt;=32;19;IF([.P51]&lt;=34;20;IF([.P51]&lt;=36;21;IF([.P51]&lt;=40;22;24)))))))))))))" office:value-type="float" office:value="0" calcext:value-type="float">
            <text:p>0</text:p>
          </table:table-cell>
          <table:table-cell table:formula="of:=ROUND(([.I51]+[.J51]+[.M51]+[.N51]+[.Q51]+[.R51])/3;0)" office:value-type="float" office:value="6" calcext:value-type="float">
            <text:p>6</text:p>
          </table:table-cell>
          <table:table-cell table:formula="of:=[.F51]*LOG10([.S51]+2)" office:value-type="float" office:value="3.61235994796777" calcext:value-type="float">
            <text:p>3,6123599479677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48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52]=&quot;взв&quot;;11;[.G52]=&quot;накл&quot;;24;[.G52]=&quot;прокл&quot;;25;[.G52]=&quot;пт&quot;;26;[.G52]=90;10;[.G52]=85;10;[.G52]=80;9;[.G52]=75;8;[.G52]=70;8;[.G52]=65;7;[.G52]=60;7;[.G52]=55;6;[.G52]=50;6;[.G52]=45;6;[.G52]=40;5;[.G52]=35;4;[.G52]=30;4;[.G52]=25;3;[.G52]=20;2;[.G52]=15;1;[.G52]=10;1;[.G52]=0;0)" office:value-type="float" office:value="24" calcext:value-type="float">
            <text:p>24</text:p>
          </table:table-cell>
          <table:table-cell table:formula="of:=IF([.H52]&lt;=1;0;IF([.H52]&lt;=10;11;IF([.H52]&lt;=14;12;IF([.H52]&lt;=17;13;IF([.H52]&lt;=20;14;IF([.H52]&lt;=22;15;IF([.H52]&lt;=25;16;IF([.H52]&lt;=27;17;IF([.H52]&lt;=29;18;IF([.H52]&lt;=32;19;IF([.H52]&lt;=34;20;IF([.H52]&lt;=36;21;IF([.H5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52]=&quot;взв&quot;;11;[.K52]=&quot;накл&quot;;24;[.K52]=&quot;прокл&quot;;25;[.K52]=&quot;пт&quot;;26;[.K52]=90;10;[.K52]=85;10;[.K52]=80;9;[.K52]=75;8;[.K52]=70;8;[.K52]=65;7;[.K52]=60;7;[.K52]=55;6;[.K52]=50;6;[.K52]=45;6;[.K52]=40;5;[.K52]=35;4;[.K52]=30;4;[.K52]=25;3;[.K52]=20;2;[.K52]=15;1;[.K52]=10;1;[.K52]=0;0)" office:value-type="float" office:value="26" calcext:value-type="float">
            <text:p>26</text:p>
          </table:table-cell>
          <table:table-cell table:formula="of:=IF([.L52]&lt;=1;0;IF([.L52]&lt;=10;11;IF([.L52]&lt;=14;12;IF([.L52]&lt;=17;13;IF([.L52]&lt;=20;14;IF([.L52]&lt;=22;15;IF([.L52]&lt;=25;16;IF([.L52]&lt;=27;17;IF([.L52]&lt;=29;18;IF([.L52]&lt;=32;19;IF([.L52]&lt;=34;20;IF([.L52]&lt;=36;21;IF([.L5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52]=&quot;взв&quot;;11;[.O52]=&quot;накл&quot;;24;[.O52]=&quot;прокл&quot;;25;[.O52]=&quot;пт&quot;;26;[.O52]=90;10;[.O52]=85;10;[.O52]=80;9;[.O52]=75;8;[.O52]=70;8;[.O52]=65;7;[.O52]=60;7;[.O52]=55;6;[.O52]=50;6;[.O52]=45;6;[.O52]=40;5;[.O52]=35;4;[.O52]=30;4;[.O52]=25;3;[.O52]=20;2;[.O52]=15;1;[.O52]=10;1;[.O52]=0;0)" office:value-type="float" office:value="26" calcext:value-type="float">
            <text:p>26</text:p>
          </table:table-cell>
          <table:table-cell table:formula="of:=IF([.P52]&lt;=1;0;IF([.P52]&lt;=10;11;IF([.P52]&lt;=14;12;IF([.P52]&lt;=17;13;IF([.P52]&lt;=20;14;IF([.P52]&lt;=22;15;IF([.P52]&lt;=25;16;IF([.P52]&lt;=27;17;IF([.P52]&lt;=29;18;IF([.P52]&lt;=32;19;IF([.P52]&lt;=34;20;IF([.P52]&lt;=36;21;IF([.P52]&lt;=40;22;24)))))))))))))" office:value-type="float" office:value="0" calcext:value-type="float">
            <text:p>0</text:p>
          </table:table-cell>
          <table:table-cell table:formula="of:=ROUND(([.I52]+[.J52]+[.M52]+[.N52]+[.Q52]+[.R52])/3;0)" office:value-type="float" office:value="25" calcext:value-type="float">
            <text:p>25</text:p>
          </table:table-cell>
          <table:table-cell table:formula="of:=[.F52]*LOG10([.S52]+2)" office:value-type="float" office:value="5.72545505663595" calcext:value-type="float">
            <text:p>5,7254550566359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14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53]=&quot;взв&quot;;11;[.G53]=&quot;накл&quot;;24;[.G53]=&quot;прокл&quot;;25;[.G53]=&quot;пт&quot;;26;[.G53]=90;10;[.G53]=85;10;[.G53]=80;9;[.G53]=75;8;[.G53]=70;8;[.G53]=65;7;[.G53]=60;7;[.G53]=55;6;[.G53]=50;6;[.G53]=45;6;[.G53]=40;5;[.G53]=35;4;[.G53]=30;4;[.G53]=25;3;[.G53]=20;2;[.G53]=15;1;[.G53]=10;1;[.G53]=0;0)" office:value-type="float" office:value="1" calcext:value-type="float">
            <text:p>1</text:p>
          </table:table-cell>
          <table:table-cell table:formula="of:=IF([.H53]&lt;=1;0;IF([.H53]&lt;=10;11;IF([.H53]&lt;=14;12;IF([.H53]&lt;=17;13;IF([.H53]&lt;=20;14;IF([.H53]&lt;=22;15;IF([.H53]&lt;=25;16;IF([.H53]&lt;=27;17;IF([.H53]&lt;=29;18;IF([.H53]&lt;=32;19;IF([.H53]&lt;=34;20;IF([.H53]&lt;=36;21;IF([.H53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53]=&quot;взв&quot;;11;[.K53]=&quot;накл&quot;;24;[.K53]=&quot;прокл&quot;;25;[.K53]=&quot;пт&quot;;26;[.K53]=90;10;[.K53]=85;10;[.K53]=80;9;[.K53]=75;8;[.K53]=70;8;[.K53]=65;7;[.K53]=60;7;[.K53]=55;6;[.K53]=50;6;[.K53]=45;6;[.K53]=40;5;[.K53]=35;4;[.K53]=30;4;[.K53]=25;3;[.K53]=20;2;[.K53]=15;1;[.K53]=10;1;[.K53]=0;0)" office:value-type="float" office:value="1" calcext:value-type="float">
            <text:p>1</text:p>
          </table:table-cell>
          <table:table-cell table:formula="of:=IF([.L53]&lt;=1;0;IF([.L53]&lt;=10;11;IF([.L53]&lt;=14;12;IF([.L53]&lt;=17;13;IF([.L53]&lt;=20;14;IF([.L53]&lt;=22;15;IF([.L53]&lt;=25;16;IF([.L53]&lt;=27;17;IF([.L53]&lt;=29;18;IF([.L53]&lt;=32;19;IF([.L53]&lt;=34;20;IF([.L53]&lt;=36;21;IF([.L53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53]=&quot;взв&quot;;11;[.O53]=&quot;накл&quot;;24;[.O53]=&quot;прокл&quot;;25;[.O53]=&quot;пт&quot;;26;[.O53]=90;10;[.O53]=85;10;[.O53]=80;9;[.O53]=75;8;[.O53]=70;8;[.O53]=65;7;[.O53]=60;7;[.O53]=55;6;[.O53]=50;6;[.O53]=45;6;[.O53]=40;5;[.O53]=35;4;[.O53]=30;4;[.O53]=25;3;[.O53]=20;2;[.O53]=15;1;[.O53]=10;1;[.O53]=0;0)" office:value-type="float" office:value="4" calcext:value-type="float">
            <text:p>4</text:p>
          </table:table-cell>
          <table:table-cell table:formula="of:=IF([.P53]&lt;=1;0;IF([.P53]&lt;=10;11;IF([.P53]&lt;=14;12;IF([.P53]&lt;=17;13;IF([.P53]&lt;=20;14;IF([.P53]&lt;=22;15;IF([.P53]&lt;=25;16;IF([.P53]&lt;=27;17;IF([.P53]&lt;=29;18;IF([.P53]&lt;=32;19;IF([.P53]&lt;=34;20;IF([.P53]&lt;=36;21;IF([.P53]&lt;=40;22;24)))))))))))))" office:value-type="float" office:value="0" calcext:value-type="float">
            <text:p>0</text:p>
          </table:table-cell>
          <table:table-cell table:formula="of:=ROUND(([.I53]+[.J53]+[.M53]+[.N53]+[.Q53]+[.R53])/3;0)" office:value-type="float" office:value="2" calcext:value-type="float">
            <text:p>2</text:p>
          </table:table-cell>
          <table:table-cell table:formula="of:=[.F53]*LOG10([.S53]+2)" office:value-type="float" office:value="3.01029995663981" calcext:value-type="float">
            <text:p>3,0102999566398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17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54]=&quot;взв&quot;;11;[.G54]=&quot;накл&quot;;24;[.G54]=&quot;прокл&quot;;25;[.G54]=&quot;пт&quot;;26;[.G54]=90;10;[.G54]=85;10;[.G54]=80;9;[.G54]=75;8;[.G54]=70;8;[.G54]=65;7;[.G54]=60;7;[.G54]=55;6;[.G54]=50;6;[.G54]=45;6;[.G54]=40;5;[.G54]=35;4;[.G54]=30;4;[.G54]=25;3;[.G54]=20;2;[.G54]=15;1;[.G54]=10;1;[.G54]=0;0)" office:value-type="float" office:value="10" calcext:value-type="float">
            <text:p>10</text:p>
          </table:table-cell>
          <table:table-cell table:formula="of:=IF([.H54]&lt;=1;0;IF([.H54]&lt;=10;11;IF([.H54]&lt;=14;12;IF([.H54]&lt;=17;13;IF([.H54]&lt;=20;14;IF([.H54]&lt;=22;15;IF([.H54]&lt;=25;16;IF([.H54]&lt;=27;17;IF([.H54]&lt;=29;18;IF([.H54]&lt;=32;19;IF([.H54]&lt;=34;20;IF([.H54]&lt;=36;21;IF([.H5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54]=&quot;взв&quot;;11;[.K54]=&quot;накл&quot;;24;[.K54]=&quot;прокл&quot;;25;[.K54]=&quot;пт&quot;;26;[.K54]=90;10;[.K54]=85;10;[.K54]=80;9;[.K54]=75;8;[.K54]=70;8;[.K54]=65;7;[.K54]=60;7;[.K54]=55;6;[.K54]=50;6;[.K54]=45;6;[.K54]=40;5;[.K54]=35;4;[.K54]=30;4;[.K54]=25;3;[.K54]=20;2;[.K54]=15;1;[.K54]=10;1;[.K54]=0;0)" office:value-type="float" office:value="10" calcext:value-type="float">
            <text:p>10</text:p>
          </table:table-cell>
          <table:table-cell table:formula="of:=IF([.L54]&lt;=1;0;IF([.L54]&lt;=10;11;IF([.L54]&lt;=14;12;IF([.L54]&lt;=17;13;IF([.L54]&lt;=20;14;IF([.L54]&lt;=22;15;IF([.L54]&lt;=25;16;IF([.L54]&lt;=27;17;IF([.L54]&lt;=29;18;IF([.L54]&lt;=32;19;IF([.L54]&lt;=34;20;IF([.L54]&lt;=36;21;IF([.L54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54]=&quot;взв&quot;;11;[.O54]=&quot;накл&quot;;24;[.O54]=&quot;прокл&quot;;25;[.O54]=&quot;пт&quot;;26;[.O54]=90;10;[.O54]=85;10;[.O54]=80;9;[.O54]=75;8;[.O54]=70;8;[.O54]=65;7;[.O54]=60;7;[.O54]=55;6;[.O54]=50;6;[.O54]=45;6;[.O54]=40;5;[.O54]=35;4;[.O54]=30;4;[.O54]=25;3;[.O54]=20;2;[.O54]=15;1;[.O54]=10;1;[.O54]=0;0)" office:value-type="float" office:value="0" calcext:value-type="float">
            <text:p>0</text:p>
          </table:table-cell>
          <table:table-cell table:formula="of:=IF([.P54]&lt;=1;0;IF([.P54]&lt;=10;11;IF([.P54]&lt;=14;12;IF([.P54]&lt;=17;13;IF([.P54]&lt;=20;14;IF([.P54]&lt;=22;15;IF([.P54]&lt;=25;16;IF([.P54]&lt;=27;17;IF([.P54]&lt;=29;18;IF([.P54]&lt;=32;19;IF([.P54]&lt;=34;20;IF([.P54]&lt;=36;21;IF([.P54]&lt;=40;22;24)))))))))))))" office:value-type="float" office:value="0" calcext:value-type="float">
            <text:p>0</text:p>
          </table:table-cell>
          <table:table-cell table:formula="of:=ROUND(([.I54]+[.J54]+[.M54]+[.N54]+[.Q54]+[.R54])/2;0)" office:value-type="float" office:value="10" calcext:value-type="float">
            <text:p>10</text:p>
          </table:table-cell>
          <table:table-cell table:formula="of:=[.F54]*LOG10([.S54]+2)" office:value-type="float" office:value="5.39590623023813" calcext:value-type="float">
            <text:p>5,3959062302381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40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55]=&quot;взв&quot;;11;[.G55]=&quot;накл&quot;;24;[.G55]=&quot;прокл&quot;;25;[.G55]=&quot;пт&quot;;26;[.G55]=90;10;[.G55]=85;10;[.G55]=80;9;[.G55]=75;8;[.G55]=70;8;[.G55]=65;7;[.G55]=60;7;[.G55]=55;6;[.G55]=50;6;[.G55]=45;6;[.G55]=40;5;[.G55]=35;4;[.G55]=30;4;[.G55]=25;3;[.G55]=20;2;[.G55]=15;1;[.G55]=10;1;[.G55]=0;0)" office:value-type="float" office:value="6" calcext:value-type="float">
            <text:p>6</text:p>
          </table:table-cell>
          <table:table-cell table:formula="of:=IF([.H55]&lt;=1;0;IF([.H55]&lt;=10;11;IF([.H55]&lt;=14;12;IF([.H55]&lt;=17;13;IF([.H55]&lt;=20;14;IF([.H55]&lt;=22;15;IF([.H55]&lt;=25;16;IF([.H55]&lt;=27;17;IF([.H55]&lt;=29;18;IF([.H55]&lt;=32;19;IF([.H55]&lt;=34;20;IF([.H55]&lt;=36;21;IF([.H55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55]=&quot;взв&quot;;11;[.K55]=&quot;накл&quot;;24;[.K55]=&quot;прокл&quot;;25;[.K55]=&quot;пт&quot;;26;[.K55]=90;10;[.K55]=85;10;[.K55]=80;9;[.K55]=75;8;[.K55]=70;8;[.K55]=65;7;[.K55]=60;7;[.K55]=55;6;[.K55]=50;6;[.K55]=45;6;[.K55]=40;5;[.K55]=35;4;[.K55]=30;4;[.K55]=25;3;[.K55]=20;2;[.K55]=15;1;[.K55]=10;1;[.K55]=0;0)" office:value-type="float" office:value="4" calcext:value-type="float">
            <text:p>4</text:p>
          </table:table-cell>
          <table:table-cell table:formula="of:=IF([.L55]&lt;=1;0;IF([.L55]&lt;=10;11;IF([.L55]&lt;=14;12;IF([.L55]&lt;=17;13;IF([.L55]&lt;=20;14;IF([.L55]&lt;=22;15;IF([.L55]&lt;=25;16;IF([.L55]&lt;=27;17;IF([.L55]&lt;=29;18;IF([.L55]&lt;=32;19;IF([.L55]&lt;=34;20;IF([.L55]&lt;=36;21;IF([.L55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55]=&quot;взв&quot;;11;[.O55]=&quot;накл&quot;;24;[.O55]=&quot;прокл&quot;;25;[.O55]=&quot;пт&quot;;26;[.O55]=90;10;[.O55]=85;10;[.O55]=80;9;[.O55]=75;8;[.O55]=70;8;[.O55]=65;7;[.O55]=60;7;[.O55]=55;6;[.O55]=50;6;[.O55]=45;6;[.O55]=40;5;[.O55]=35;4;[.O55]=30;4;[.O55]=25;3;[.O55]=20;2;[.O55]=15;1;[.O55]=10;1;[.O55]=0;0)" office:value-type="float" office:value="4" calcext:value-type="float">
            <text:p>4</text:p>
          </table:table-cell>
          <table:table-cell table:formula="of:=IF([.P55]&lt;=1;0;IF([.P55]&lt;=10;11;IF([.P55]&lt;=14;12;IF([.P55]&lt;=17;13;IF([.P55]&lt;=20;14;IF([.P55]&lt;=22;15;IF([.P55]&lt;=25;16;IF([.P55]&lt;=27;17;IF([.P55]&lt;=29;18;IF([.P55]&lt;=32;19;IF([.P55]&lt;=34;20;IF([.P55]&lt;=36;21;IF([.P55]&lt;=40;22;24)))))))))))))" office:value-type="float" office:value="0" calcext:value-type="float">
            <text:p>0</text:p>
          </table:table-cell>
          <table:table-cell table:formula="of:=ROUND(([.I55]+[.J55]+[.M55]+[.N55]+[.Q55]+[.R55])/3;0)" office:value-type="float" office:value="5" calcext:value-type="float">
            <text:p>5</text:p>
          </table:table-cell>
          <table:table-cell table:formula="of:=[.F55]*LOG10([.S55]+2)" office:value-type="float" office:value="4.22549020007128" calcext:value-type="float">
            <text:p>4,2254902000712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99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56]=&quot;взв&quot;;11;[.G56]=&quot;накл&quot;;24;[.G56]=&quot;прокл&quot;;25;[.G56]=&quot;пт&quot;;26;[.G56]=90;10;[.G56]=85;10;[.G56]=80;9;[.G56]=75;8;[.G56]=70;8;[.G56]=65;7;[.G56]=60;7;[.G56]=55;6;[.G56]=50;6;[.G56]=45;6;[.G56]=40;5;[.G56]=35;4;[.G56]=30;4;[.G56]=25;3;[.G56]=20;2;[.G56]=15;1;[.G56]=10;1;[.G56]=0;0)" office:value-type="float" office:value="4" calcext:value-type="float">
            <text:p>4</text:p>
          </table:table-cell>
          <table:table-cell table:formula="of:=IF([.H56]&lt;=1;0;IF([.H56]&lt;=10;11;IF([.H56]&lt;=14;12;IF([.H56]&lt;=17;13;IF([.H56]&lt;=20;14;IF([.H56]&lt;=22;15;IF([.H56]&lt;=25;16;IF([.H56]&lt;=27;17;IF([.H56]&lt;=29;18;IF([.H56]&lt;=32;19;IF([.H56]&lt;=34;20;IF([.H56]&lt;=36;21;IF([.H56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56]=&quot;взв&quot;;11;[.K56]=&quot;накл&quot;;24;[.K56]=&quot;прокл&quot;;25;[.K56]=&quot;пт&quot;;26;[.K56]=90;10;[.K56]=85;10;[.K56]=80;9;[.K56]=75;8;[.K56]=70;8;[.K56]=65;7;[.K56]=60;7;[.K56]=55;6;[.K56]=50;6;[.K56]=45;6;[.K56]=40;5;[.K56]=35;4;[.K56]=30;4;[.K56]=25;3;[.K56]=20;2;[.K56]=15;1;[.K56]=10;1;[.K56]=0;0)" office:value-type="float" office:value="7" calcext:value-type="float">
            <text:p>7</text:p>
          </table:table-cell>
          <table:table-cell table:formula="of:=IF([.L56]&lt;=1;0;IF([.L56]&lt;=10;11;IF([.L56]&lt;=14;12;IF([.L56]&lt;=17;13;IF([.L56]&lt;=20;14;IF([.L56]&lt;=22;15;IF([.L56]&lt;=25;16;IF([.L56]&lt;=27;17;IF([.L56]&lt;=29;18;IF([.L56]&lt;=32;19;IF([.L56]&lt;=34;20;IF([.L56]&lt;=36;21;IF([.L56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56]=&quot;взв&quot;;11;[.O56]=&quot;накл&quot;;24;[.O56]=&quot;прокл&quot;;25;[.O56]=&quot;пт&quot;;26;[.O56]=90;10;[.O56]=85;10;[.O56]=80;9;[.O56]=75;8;[.O56]=70;8;[.O56]=65;7;[.O56]=60;7;[.O56]=55;6;[.O56]=50;6;[.O56]=45;6;[.O56]=40;5;[.O56]=35;4;[.O56]=30;4;[.O56]=25;3;[.O56]=20;2;[.O56]=15;1;[.O56]=10;1;[.O56]=0;0)" office:value-type="float" office:value="7" calcext:value-type="float">
            <text:p>7</text:p>
          </table:table-cell>
          <table:table-cell table:formula="of:=IF([.P56]&lt;=1;0;IF([.P56]&lt;=10;11;IF([.P56]&lt;=14;12;IF([.P56]&lt;=17;13;IF([.P56]&lt;=20;14;IF([.P56]&lt;=22;15;IF([.P56]&lt;=25;16;IF([.P56]&lt;=27;17;IF([.P56]&lt;=29;18;IF([.P56]&lt;=32;19;IF([.P56]&lt;=34;20;IF([.P56]&lt;=36;21;IF([.P56]&lt;=40;22;24)))))))))))))" office:value-type="float" office:value="0" calcext:value-type="float">
            <text:p>0</text:p>
          </table:table-cell>
          <table:table-cell table:formula="of:=ROUND(([.I56]+[.J56]+[.M56]+[.N56]+[.Q56]+[.R56])/3;0)" office:value-type="float" office:value="6" calcext:value-type="float">
            <text:p>6</text:p>
          </table:table-cell>
          <table:table-cell table:formula="of:=[.F56]*LOG10([.S56]+2)" office:value-type="float" office:value="6.3216299089436" calcext:value-type="float">
            <text:p>6,321629908943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37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57]=&quot;взв&quot;;11;[.G57]=&quot;накл&quot;;24;[.G57]=&quot;прокл&quot;;25;[.G57]=&quot;пт&quot;;26;[.G57]=90;10;[.G57]=85;10;[.G57]=80;9;[.G57]=75;8;[.G57]=70;8;[.G57]=65;7;[.G57]=60;7;[.G57]=55;6;[.G57]=50;6;[.G57]=45;6;[.G57]=40;5;[.G57]=35;4;[.G57]=30;4;[.G57]=25;3;[.G57]=20;2;[.G57]=15;1;[.G57]=10;1;[.G57]=0;0)" office:value-type="float" office:value="6" calcext:value-type="float">
            <text:p>6</text:p>
          </table:table-cell>
          <table:table-cell table:formula="of:=IF([.H57]&lt;=1;0;IF([.H57]&lt;=10;11;IF([.H57]&lt;=14;12;IF([.H57]&lt;=17;13;IF([.H57]&lt;=20;14;IF([.H57]&lt;=22;15;IF([.H57]&lt;=25;16;IF([.H57]&lt;=27;17;IF([.H57]&lt;=29;18;IF([.H57]&lt;=32;19;IF([.H57]&lt;=34;20;IF([.H57]&lt;=36;21;IF([.H57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57]=&quot;взв&quot;;11;[.K57]=&quot;накл&quot;;24;[.K57]=&quot;прокл&quot;;25;[.K57]=&quot;пт&quot;;26;[.K57]=90;10;[.K57]=85;10;[.K57]=80;9;[.K57]=75;8;[.K57]=70;8;[.K57]=65;7;[.K57]=60;7;[.K57]=55;6;[.K57]=50;6;[.K57]=45;6;[.K57]=40;5;[.K57]=35;4;[.K57]=30;4;[.K57]=25;3;[.K57]=20;2;[.K57]=15;1;[.K57]=10;1;[.K57]=0;0)" office:value-type="float" office:value="7" calcext:value-type="float">
            <text:p>7</text:p>
          </table:table-cell>
          <table:table-cell table:formula="of:=IF([.L57]&lt;=1;0;IF([.L57]&lt;=10;11;IF([.L57]&lt;=14;12;IF([.L57]&lt;=17;13;IF([.L57]&lt;=20;14;IF([.L57]&lt;=22;15;IF([.L57]&lt;=25;16;IF([.L57]&lt;=27;17;IF([.L57]&lt;=29;18;IF([.L57]&lt;=32;19;IF([.L57]&lt;=34;20;IF([.L57]&lt;=36;21;IF([.L57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57]=&quot;взв&quot;;11;[.O57]=&quot;накл&quot;;24;[.O57]=&quot;прокл&quot;;25;[.O57]=&quot;пт&quot;;26;[.O57]=90;10;[.O57]=85;10;[.O57]=80;9;[.O57]=75;8;[.O57]=70;8;[.O57]=65;7;[.O57]=60;7;[.O57]=55;6;[.O57]=50;6;[.O57]=45;6;[.O57]=40;5;[.O57]=35;4;[.O57]=30;4;[.O57]=25;3;[.O57]=20;2;[.O57]=15;1;[.O57]=10;1;[.O57]=0;0)" office:value-type="float" office:value="7" calcext:value-type="float">
            <text:p>7</text:p>
          </table:table-cell>
          <table:table-cell table:formula="of:=IF([.P57]&lt;=1;0;IF([.P57]&lt;=10;11;IF([.P57]&lt;=14;12;IF([.P57]&lt;=17;13;IF([.P57]&lt;=20;14;IF([.P57]&lt;=22;15;IF([.P57]&lt;=25;16;IF([.P57]&lt;=27;17;IF([.P57]&lt;=29;18;IF([.P57]&lt;=32;19;IF([.P57]&lt;=34;20;IF([.P57]&lt;=36;21;IF([.P57]&lt;=40;22;24)))))))))))))" office:value-type="float" office:value="0" calcext:value-type="float">
            <text:p>0</text:p>
          </table:table-cell>
          <table:table-cell table:formula="of:=ROUND(([.I57]+[.J57]+[.M57]+[.N57]+[.Q57]+[.R57])/3;0)" office:value-type="float" office:value="7" calcext:value-type="float">
            <text:p>7</text:p>
          </table:table-cell>
          <table:table-cell table:formula="of:=[.F57]*LOG10([.S57]+2)" office:value-type="float" office:value="6.67969756607527" calcext:value-type="float">
            <text:p>6,6796975660752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45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58]=&quot;взв&quot;;11;[.G58]=&quot;накл&quot;;24;[.G58]=&quot;прокл&quot;;25;[.G58]=&quot;пт&quot;;26;[.G58]=90;10;[.G58]=85;10;[.G58]=80;9;[.G58]=75;8;[.G58]=70;8;[.G58]=65;7;[.G58]=60;7;[.G58]=55;6;[.G58]=50;6;[.G58]=45;6;[.G58]=40;5;[.G58]=35;4;[.G58]=30;4;[.G58]=25;3;[.G58]=20;2;[.G58]=15;1;[.G58]=10;1;[.G58]=0;0)" office:value-type="float" office:value="0" calcext:value-type="float">
            <text:p>0</text:p>
          </table:table-cell>
          <table:table-cell table:formula="of:=IF([.H58]&lt;=1;0;IF([.H58]&lt;=10;11;IF([.H58]&lt;=14;12;IF([.H58]&lt;=17;13;IF([.H58]&lt;=20;14;IF([.H58]&lt;=22;15;IF([.H58]&lt;=25;16;IF([.H58]&lt;=27;17;IF([.H58]&lt;=29;18;IF([.H58]&lt;=32;19;IF([.H58]&lt;=34;20;IF([.H58]&lt;=36;21;IF([.H58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58]=&quot;взв&quot;;11;[.K58]=&quot;накл&quot;;24;[.K58]=&quot;прокл&quot;;25;[.K58]=&quot;пт&quot;;26;[.K58]=90;10;[.K58]=85;10;[.K58]=80;9;[.K58]=75;8;[.K58]=70;8;[.K58]=65;7;[.K58]=60;7;[.K58]=55;6;[.K58]=50;6;[.K58]=45;6;[.K58]=40;5;[.K58]=35;4;[.K58]=30;4;[.K58]=25;3;[.K58]=20;2;[.K58]=15;1;[.K58]=10;1;[.K58]=0;0)" office:value-type="float" office:value="0" calcext:value-type="float">
            <text:p>0</text:p>
          </table:table-cell>
          <table:table-cell table:formula="of:=IF([.L58]&lt;=1;0;IF([.L58]&lt;=10;11;IF([.L58]&lt;=14;12;IF([.L58]&lt;=17;13;IF([.L58]&lt;=20;14;IF([.L58]&lt;=22;15;IF([.L58]&lt;=25;16;IF([.L58]&lt;=27;17;IF([.L58]&lt;=29;18;IF([.L58]&lt;=32;19;IF([.L58]&lt;=34;20;IF([.L58]&lt;=36;21;IF([.L58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58]=&quot;взв&quot;;11;[.O58]=&quot;накл&quot;;24;[.O58]=&quot;прокл&quot;;25;[.O58]=&quot;пт&quot;;26;[.O58]=90;10;[.O58]=85;10;[.O58]=80;9;[.O58]=75;8;[.O58]=70;8;[.O58]=65;7;[.O58]=60;7;[.O58]=55;6;[.O58]=50;6;[.O58]=45;6;[.O58]=40;5;[.O58]=35;4;[.O58]=30;4;[.O58]=25;3;[.O58]=20;2;[.O58]=15;1;[.O58]=10;1;[.O58]=0;0)" office:value-type="float" office:value="0" calcext:value-type="float">
            <text:p>0</text:p>
          </table:table-cell>
          <table:table-cell table:formula="of:=IF([.P58]&lt;=1;0;IF([.P58]&lt;=10;11;IF([.P58]&lt;=14;12;IF([.P58]&lt;=17;13;IF([.P58]&lt;=20;14;IF([.P58]&lt;=22;15;IF([.P58]&lt;=25;16;IF([.P58]&lt;=27;17;IF([.P58]&lt;=29;18;IF([.P58]&lt;=32;19;IF([.P58]&lt;=34;20;IF([.P58]&lt;=36;21;IF([.P58]&lt;=40;22;24)))))))))))))" office:value-type="float" office:value="20" calcext:value-type="float">
            <text:p>20</text:p>
          </table:table-cell>
          <table:table-cell table:formula="of:=ROUND(([.I58]+[.J58]+[.M58]+[.N58]+[.Q58]+[.R58])/3;0)" office:value-type="float" office:value="20" calcext:value-type="float">
            <text:p>20</text:p>
          </table:table-cell>
          <table:table-cell table:formula="of:=[.F58]*LOG10([.S58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008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Barzh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36" calcext:value-type="float">
            <text:p>36</text:p>
          </table:table-cell>
          <table:table-cell table:formula="of:=COM.MICROSOFT.IFS([.G59]=&quot;взв&quot;;11;[.G59]=&quot;накл&quot;;24;[.G59]=&quot;прокл&quot;;25;[.G59]=&quot;пт&quot;;26;[.G59]=90;10;[.G59]=85;10;[.G59]=80;9;[.G59]=75;8;[.G59]=70;8;[.G59]=65;7;[.G59]=60;7;[.G59]=55;6;[.G59]=50;6;[.G59]=45;6;[.G59]=40;5;[.G59]=35;4;[.G59]=30;4;[.G59]=25;3;[.G59]=20;2;[.G59]=15;1;[.G59]=10;1;[.G59]=0;0)" office:value-type="float" office:value="0" calcext:value-type="float">
            <text:p>0</text:p>
          </table:table-cell>
          <table:table-cell table:formula="of:=IF([.H59]&lt;=1;0;IF([.H59]&lt;=10;11;IF([.H59]&lt;=14;12;IF([.H59]&lt;=17;13;IF([.H59]&lt;=20;14;IF([.H59]&lt;=22;15;IF([.H59]&lt;=25;16;IF([.H59]&lt;=27;17;IF([.H59]&lt;=29;18;IF([.H59]&lt;=32;19;IF([.H59]&lt;=34;20;IF([.H59]&lt;=36;21;IF([.H59]&lt;=40;22;24)))))))))))))" office:value-type="float" office:value="21" calcext:value-type="float">
            <text:p>21</text:p>
          </table:table-cell>
          <table:table-cell table:style-name="ce8" table:number-columns-repeated="2"/>
          <table:table-cell table:formula="of:=COM.MICROSOFT.IFS([.K59]=&quot;взв&quot;;11;[.K59]=&quot;накл&quot;;24;[.K59]=&quot;прокл&quot;;25;[.K59]=&quot;пт&quot;;26;[.K59]=90;10;[.K59]=85;10;[.K59]=80;9;[.K59]=75;8;[.K59]=70;8;[.K59]=65;7;[.K59]=60;7;[.K59]=55;6;[.K59]=50;6;[.K59]=45;6;[.K59]=40;5;[.K59]=35;4;[.K59]=30;4;[.K59]=25;3;[.K59]=20;2;[.K59]=15;1;[.K59]=10;1;[.K59]=0;0)" office:value-type="float" office:value="0" calcext:value-type="float">
            <text:p>0</text:p>
          </table:table-cell>
          <table:table-cell table:formula="of:=IF([.L59]&lt;=1;0;IF([.L59]&lt;=10;11;IF([.L59]&lt;=14;12;IF([.L59]&lt;=17;13;IF([.L59]&lt;=20;14;IF([.L59]&lt;=22;15;IF([.L59]&lt;=25;16;IF([.L59]&lt;=27;17;IF([.L59]&lt;=29;18;IF([.L59]&lt;=32;19;IF([.L59]&lt;=34;20;IF([.L59]&lt;=36;21;IF([.L59]&lt;=40;22;24)))))))))))))" office:value-type="float" office:value="0" calcext:value-type="float">
            <text:p>0</text:p>
          </table:table-cell>
          <table:table-cell table:style-name="ce8" table:number-columns-repeated="2"/>
          <table:table-cell table:formula="of:=COM.MICROSOFT.IFS([.O59]=&quot;взв&quot;;11;[.O59]=&quot;накл&quot;;24;[.O59]=&quot;прокл&quot;;25;[.O59]=&quot;пт&quot;;26;[.O59]=90;10;[.O59]=85;10;[.O59]=80;9;[.O59]=75;8;[.O59]=70;8;[.O59]=65;7;[.O59]=60;7;[.O59]=55;6;[.O59]=50;6;[.O59]=45;6;[.O59]=40;5;[.O59]=35;4;[.O59]=30;4;[.O59]=25;3;[.O59]=20;2;[.O59]=15;1;[.O59]=10;1;[.O59]=0;0)" office:value-type="float" office:value="0" calcext:value-type="float">
            <text:p>0</text:p>
          </table:table-cell>
          <table:table-cell table:formula="of:=IF([.P59]&lt;=1;0;IF([.P59]&lt;=10;11;IF([.P59]&lt;=14;12;IF([.P59]&lt;=17;13;IF([.P59]&lt;=20;14;IF([.P59]&lt;=22;15;IF([.P59]&lt;=25;16;IF([.P59]&lt;=27;17;IF([.P59]&lt;=29;18;IF([.P59]&lt;=32;19;IF([.P59]&lt;=34;20;IF([.P59]&lt;=36;21;IF([.P59]&lt;=40;22;24)))))))))))))" office:value-type="float" office:value="0" calcext:value-type="float">
            <text:p>0</text:p>
          </table:table-cell>
          <table:table-cell table:formula="of:=ROUND(([.I59]+[.J59]+[.M59]+[.N59]+[.Q59]+[.R59])/1;0)" office:value-type="float" office:value="21" calcext:value-type="float">
            <text:p>21</text:p>
          </table:table-cell>
          <table:table-cell table:formula="of:=[.F59]*LOG10([.S59]+2)" office:value-type="float" office:value="2.72345567203519" calcext:value-type="float">
            <text:p>2,7234556720351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001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Barzh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formula="of:=COM.MICROSOFT.IFS([.G60]=&quot;взв&quot;;11;[.G60]=&quot;накл&quot;;24;[.G60]=&quot;прокл&quot;;25;[.G60]=&quot;пт&quot;;26;[.G60]=90;10;[.G60]=85;10;[.G60]=80;9;[.G60]=75;8;[.G60]=70;8;[.G60]=65;7;[.G60]=60;7;[.G60]=55;6;[.G60]=50;6;[.G60]=45;6;[.G60]=40;5;[.G60]=35;4;[.G60]=30;4;[.G60]=25;3;[.G60]=20;2;[.G60]=15;1;[.G60]=10;1;[.G60]=0;0)" office:value-type="float" office:value="0" calcext:value-type="float">
            <text:p>0</text:p>
          </table:table-cell>
          <table:table-cell table:formula="of:=IF([.H60]&lt;=1;0;IF([.H60]&lt;=10;11;IF([.H60]&lt;=14;12;IF([.H60]&lt;=17;13;IF([.H60]&lt;=20;14;IF([.H60]&lt;=22;15;IF([.H60]&lt;=25;16;IF([.H60]&lt;=27;17;IF([.H60]&lt;=29;18;IF([.H60]&lt;=32;19;IF([.H60]&lt;=34;20;IF([.H60]&lt;=36;21;IF([.H60]&lt;=40;22;24)))))))))))))" office:value-type="float" office:value="19" calcext:value-type="float">
            <text:p>19</text:p>
          </table:table-cell>
          <table:table-cell table:style-name="ce8"/>
          <table:table-cell table:style-name="ce8" office:value-type="float" office:value="23" calcext:value-type="float">
            <text:p>23</text:p>
          </table:table-cell>
          <table:table-cell table:formula="of:=COM.MICROSOFT.IFS([.K60]=&quot;взв&quot;;11;[.K60]=&quot;накл&quot;;24;[.K60]=&quot;прокл&quot;;25;[.K60]=&quot;пт&quot;;26;[.K60]=90;10;[.K60]=85;10;[.K60]=80;9;[.K60]=75;8;[.K60]=70;8;[.K60]=65;7;[.K60]=60;7;[.K60]=55;6;[.K60]=50;6;[.K60]=45;6;[.K60]=40;5;[.K60]=35;4;[.K60]=30;4;[.K60]=25;3;[.K60]=20;2;[.K60]=15;1;[.K60]=10;1;[.K60]=0;0)" office:value-type="float" office:value="0" calcext:value-type="float">
            <text:p>0</text:p>
          </table:table-cell>
          <table:table-cell table:formula="of:=IF([.L60]&lt;=1;0;IF([.L60]&lt;=10;11;IF([.L60]&lt;=14;12;IF([.L60]&lt;=17;13;IF([.L60]&lt;=20;14;IF([.L60]&lt;=22;15;IF([.L60]&lt;=25;16;IF([.L60]&lt;=27;17;IF([.L60]&lt;=29;18;IF([.L60]&lt;=32;19;IF([.L60]&lt;=34;20;IF([.L60]&lt;=36;21;IF([.L60]&lt;=40;22;24)))))))))))))" office:value-type="float" office:value="16" calcext:value-type="float">
            <text:p>16</text:p>
          </table:table-cell>
          <table:table-cell table:style-name="ce8"/>
          <table:table-cell table:style-name="ce8" office:value-type="float" office:value="32" calcext:value-type="float">
            <text:p>32</text:p>
          </table:table-cell>
          <table:table-cell table:formula="of:=COM.MICROSOFT.IFS([.O60]=&quot;взв&quot;;11;[.O60]=&quot;накл&quot;;24;[.O60]=&quot;прокл&quot;;25;[.O60]=&quot;пт&quot;;26;[.O60]=90;10;[.O60]=85;10;[.O60]=80;9;[.O60]=75;8;[.O60]=70;8;[.O60]=65;7;[.O60]=60;7;[.O60]=55;6;[.O60]=50;6;[.O60]=45;6;[.O60]=40;5;[.O60]=35;4;[.O60]=30;4;[.O60]=25;3;[.O60]=20;2;[.O60]=15;1;[.O60]=10;1;[.O60]=0;0)" office:value-type="float" office:value="0" calcext:value-type="float">
            <text:p>0</text:p>
          </table:table-cell>
          <table:table-cell table:formula="of:=IF([.P60]&lt;=1;0;IF([.P60]&lt;=10;11;IF([.P60]&lt;=14;12;IF([.P60]&lt;=17;13;IF([.P60]&lt;=20;14;IF([.P60]&lt;=22;15;IF([.P60]&lt;=25;16;IF([.P60]&lt;=27;17;IF([.P60]&lt;=29;18;IF([.P60]&lt;=32;19;IF([.P60]&lt;=34;20;IF([.P60]&lt;=36;21;IF([.P60]&lt;=40;22;24)))))))))))))" office:value-type="float" office:value="19" calcext:value-type="float">
            <text:p>19</text:p>
          </table:table-cell>
          <table:table-cell table:formula="of:=ROUND(([.I60]+[.J60]+[.M60]+[.N60]+[.Q60]+[.R60])/3;0)" office:value-type="float" office:value="18" calcext:value-type="float">
            <text:p>18</text:p>
          </table:table-cell>
          <table:table-cell table:formula="of:=[.F60]*LOG10([.S60]+2)" office:value-type="float" office:value="3.90308998699194" calcext:value-type="float">
            <text:p>3,9030899869919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004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Barzh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0" calcext:value-type="float">
            <text:p>60</text:p>
          </table:table-cell>
          <table:table-cell table:style-name="ce8"/>
          <table:table-cell table:formula="of:=COM.MICROSOFT.IFS([.G61]=&quot;взв&quot;;11;[.G61]=&quot;накл&quot;;24;[.G61]=&quot;прокл&quot;;25;[.G61]=&quot;пт&quot;;26;[.G61]=90;10;[.G61]=85;10;[.G61]=80;9;[.G61]=75;8;[.G61]=70;8;[.G61]=65;7;[.G61]=60;7;[.G61]=55;6;[.G61]=50;6;[.G61]=45;6;[.G61]=40;5;[.G61]=35;4;[.G61]=30;4;[.G61]=25;3;[.G61]=20;2;[.G61]=15;1;[.G61]=10;1;[.G61]=0;0)" office:value-type="float" office:value="7" calcext:value-type="float">
            <text:p>7</text:p>
          </table:table-cell>
          <table:table-cell table:formula="of:=IF([.H61]&lt;=1;0;IF([.H61]&lt;=10;11;IF([.H61]&lt;=14;12;IF([.H61]&lt;=17;13;IF([.H61]&lt;=20;14;IF([.H61]&lt;=22;15;IF([.H61]&lt;=25;16;IF([.H61]&lt;=27;17;IF([.H61]&lt;=29;18;IF([.H61]&lt;=32;19;IF([.H61]&lt;=34;20;IF([.H61]&lt;=36;21;IF([.H61]&lt;=40;22;24)))))))))))))" office:value-type="float" office:value="0" calcext:value-type="float">
            <text:p>0</text:p>
          </table:table-cell>
          <table:table-cell table:style-name="ce8" office:value-type="float" office:value="75" calcext:value-type="float">
            <text:p>75</text:p>
          </table:table-cell>
          <table:table-cell table:style-name="ce8"/>
          <table:table-cell table:formula="of:=COM.MICROSOFT.IFS([.K61]=&quot;взв&quot;;11;[.K61]=&quot;накл&quot;;24;[.K61]=&quot;прокл&quot;;25;[.K61]=&quot;пт&quot;;26;[.K61]=90;10;[.K61]=85;10;[.K61]=80;9;[.K61]=75;8;[.K61]=70;8;[.K61]=65;7;[.K61]=60;7;[.K61]=55;6;[.K61]=50;6;[.K61]=45;6;[.K61]=40;5;[.K61]=35;4;[.K61]=30;4;[.K61]=25;3;[.K61]=20;2;[.K61]=15;1;[.K61]=10;1;[.K61]=0;0)" office:value-type="float" office:value="8" calcext:value-type="float">
            <text:p>8</text:p>
          </table:table-cell>
          <table:table-cell table:formula="of:=IF([.L61]&lt;=1;0;IF([.L61]&lt;=10;11;IF([.L61]&lt;=14;12;IF([.L61]&lt;=17;13;IF([.L61]&lt;=20;14;IF([.L61]&lt;=22;15;IF([.L61]&lt;=25;16;IF([.L61]&lt;=27;17;IF([.L61]&lt;=29;18;IF([.L61]&lt;=32;19;IF([.L61]&lt;=34;20;IF([.L61]&lt;=36;21;IF([.L61]&lt;=40;22;24)))))))))))))" office:value-type="float" office:value="0" calcext:value-type="float">
            <text:p>0</text:p>
          </table:table-cell>
          <table:table-cell table:style-name="ce8" office:value-type="float" office:value="75" calcext:value-type="float">
            <text:p>75</text:p>
          </table:table-cell>
          <table:table-cell table:style-name="ce8"/>
          <table:table-cell table:formula="of:=COM.MICROSOFT.IFS([.O61]=&quot;взв&quot;;11;[.O61]=&quot;накл&quot;;24;[.O61]=&quot;прокл&quot;;25;[.O61]=&quot;пт&quot;;26;[.O61]=90;10;[.O61]=85;10;[.O61]=80;9;[.O61]=75;8;[.O61]=70;8;[.O61]=65;7;[.O61]=60;7;[.O61]=55;6;[.O61]=50;6;[.O61]=45;6;[.O61]=40;5;[.O61]=35;4;[.O61]=30;4;[.O61]=25;3;[.O61]=20;2;[.O61]=15;1;[.O61]=10;1;[.O61]=0;0)" office:value-type="float" office:value="8" calcext:value-type="float">
            <text:p>8</text:p>
          </table:table-cell>
          <table:table-cell table:formula="of:=IF([.P61]&lt;=1;0;IF([.P61]&lt;=10;11;IF([.P61]&lt;=14;12;IF([.P61]&lt;=17;13;IF([.P61]&lt;=20;14;IF([.P61]&lt;=22;15;IF([.P61]&lt;=25;16;IF([.P61]&lt;=27;17;IF([.P61]&lt;=29;18;IF([.P61]&lt;=32;19;IF([.P61]&lt;=34;20;IF([.P61]&lt;=36;21;IF([.P61]&lt;=40;22;24)))))))))))))" office:value-type="float" office:value="0" calcext:value-type="float">
            <text:p>0</text:p>
          </table:table-cell>
          <table:table-cell table:formula="of:=ROUND(([.I61]+[.J61]+[.M61]+[.N61]+[.Q61]+[.R61])/3;0)" office:value-type="float" office:value="8" calcext:value-type="float">
            <text:p>8</text:p>
          </table:table-cell>
          <table:table-cell table:formula="of:=[.F61]*LOG10([.S61]+2)" office:value-type="float" office:value="3" calcext:value-type="float">
            <text:p>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005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Barzh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0" calcext:value-type="float">
            <text:p>90</text:p>
          </table:table-cell>
          <table:table-cell table:style-name="ce8"/>
          <table:table-cell table:formula="of:=COM.MICROSOFT.IFS([.G62]=&quot;взв&quot;;11;[.G62]=&quot;накл&quot;;24;[.G62]=&quot;прокл&quot;;25;[.G62]=&quot;пт&quot;;26;[.G62]=90;10;[.G62]=85;10;[.G62]=80;9;[.G62]=75;8;[.G62]=70;8;[.G62]=65;7;[.G62]=60;7;[.G62]=55;6;[.G62]=50;6;[.G62]=45;6;[.G62]=40;5;[.G62]=35;4;[.G62]=30;4;[.G62]=25;3;[.G62]=20;2;[.G62]=15;1;[.G62]=10;1;[.G62]=0;0)" office:value-type="float" office:value="10" calcext:value-type="float">
            <text:p>10</text:p>
          </table:table-cell>
          <table:table-cell table:formula="of:=IF([.H62]&lt;=1;0;IF([.H62]&lt;=10;11;IF([.H62]&lt;=14;12;IF([.H62]&lt;=17;13;IF([.H62]&lt;=20;14;IF([.H62]&lt;=22;15;IF([.H62]&lt;=25;16;IF([.H62]&lt;=27;17;IF([.H62]&lt;=29;18;IF([.H62]&lt;=32;19;IF([.H62]&lt;=34;20;IF([.H62]&lt;=36;21;IF([.H62]&lt;=40;22;24)))))))))))))" office:value-type="float" office:value="0" calcext:value-type="float">
            <text:p>0</text:p>
          </table:table-cell>
          <table:table-cell table:style-name="ce8"/>
          <table:table-cell table:style-name="ce8" office:value-type="float" office:value="23" calcext:value-type="float">
            <text:p>23</text:p>
          </table:table-cell>
          <table:table-cell table:formula="of:=COM.MICROSOFT.IFS([.K62]=&quot;взв&quot;;11;[.K62]=&quot;накл&quot;;24;[.K62]=&quot;прокл&quot;;25;[.K62]=&quot;пт&quot;;26;[.K62]=90;10;[.K62]=85;10;[.K62]=80;9;[.K62]=75;8;[.K62]=70;8;[.K62]=65;7;[.K62]=60;7;[.K62]=55;6;[.K62]=50;6;[.K62]=45;6;[.K62]=40;5;[.K62]=35;4;[.K62]=30;4;[.K62]=25;3;[.K62]=20;2;[.K62]=15;1;[.K62]=10;1;[.K62]=0;0)" office:value-type="float" office:value="0" calcext:value-type="float">
            <text:p>0</text:p>
          </table:table-cell>
          <table:table-cell table:formula="of:=IF([.L62]&lt;=1;0;IF([.L62]&lt;=10;11;IF([.L62]&lt;=14;12;IF([.L62]&lt;=17;13;IF([.L62]&lt;=20;14;IF([.L62]&lt;=22;15;IF([.L62]&lt;=25;16;IF([.L62]&lt;=27;17;IF([.L62]&lt;=29;18;IF([.L62]&lt;=32;19;IF([.L62]&lt;=34;20;IF([.L62]&lt;=36;21;IF([.L62]&lt;=40;22;24)))))))))))))" office:value-type="float" office:value="16" calcext:value-type="float">
            <text:p>16</text:p>
          </table:table-cell>
          <table:table-cell table:style-name="ce8" office:value-type="float" office:value="90" calcext:value-type="float">
            <text:p>90</text:p>
          </table:table-cell>
          <table:table-cell table:style-name="ce8"/>
          <table:table-cell table:formula="of:=COM.MICROSOFT.IFS([.O62]=&quot;взв&quot;;11;[.O62]=&quot;накл&quot;;24;[.O62]=&quot;прокл&quot;;25;[.O62]=&quot;пт&quot;;26;[.O62]=90;10;[.O62]=85;10;[.O62]=80;9;[.O62]=75;8;[.O62]=70;8;[.O62]=65;7;[.O62]=60;7;[.O62]=55;6;[.O62]=50;6;[.O62]=45;6;[.O62]=40;5;[.O62]=35;4;[.O62]=30;4;[.O62]=25;3;[.O62]=20;2;[.O62]=15;1;[.O62]=10;1;[.O62]=0;0)" office:value-type="float" office:value="10" calcext:value-type="float">
            <text:p>10</text:p>
          </table:table-cell>
          <table:table-cell table:formula="of:=IF([.P62]&lt;=1;0;IF([.P62]&lt;=10;11;IF([.P62]&lt;=14;12;IF([.P62]&lt;=17;13;IF([.P62]&lt;=20;14;IF([.P62]&lt;=22;15;IF([.P62]&lt;=25;16;IF([.P62]&lt;=27;17;IF([.P62]&lt;=29;18;IF([.P62]&lt;=32;19;IF([.P62]&lt;=34;20;IF([.P62]&lt;=36;21;IF([.P62]&lt;=40;22;24)))))))))))))" office:value-type="float" office:value="0" calcext:value-type="float">
            <text:p>0</text:p>
          </table:table-cell>
          <table:table-cell table:formula="of:=ROUND(([.I62]+[.J62]+[.M62]+[.N62]+[.Q62]+[.R62])/3;0)" office:value-type="float" office:value="12" calcext:value-type="float">
            <text:p>12</text:p>
          </table:table-cell>
          <table:table-cell table:formula="of:=[.F62]*LOG10([.S62]+2)" office:value-type="float" office:value="3.43838410703471" calcext:value-type="float">
            <text:p>3,4383841070347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006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Barzh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22" calcext:value-type="float">
            <text:p>22</text:p>
          </table:table-cell>
          <table:table-cell table:formula="of:=COM.MICROSOFT.IFS([.G63]=&quot;взв&quot;;11;[.G63]=&quot;накл&quot;;24;[.G63]=&quot;прокл&quot;;25;[.G63]=&quot;пт&quot;;26;[.G63]=90;10;[.G63]=85;10;[.G63]=80;9;[.G63]=75;8;[.G63]=70;8;[.G63]=65;7;[.G63]=60;7;[.G63]=55;6;[.G63]=50;6;[.G63]=45;6;[.G63]=40;5;[.G63]=35;4;[.G63]=30;4;[.G63]=25;3;[.G63]=20;2;[.G63]=15;1;[.G63]=10;1;[.G63]=0;0)" office:value-type="float" office:value="0" calcext:value-type="float">
            <text:p>0</text:p>
          </table:table-cell>
          <table:table-cell table:formula="of:=IF([.H63]&lt;=1;0;IF([.H63]&lt;=10;11;IF([.H63]&lt;=14;12;IF([.H63]&lt;=17;13;IF([.H63]&lt;=20;14;IF([.H63]&lt;=22;15;IF([.H63]&lt;=25;16;IF([.H63]&lt;=27;17;IF([.H63]&lt;=29;18;IF([.H63]&lt;=32;19;IF([.H63]&lt;=34;20;IF([.H63]&lt;=36;21;IF([.H63]&lt;=40;22;24)))))))))))))" office:value-type="float" office:value="15" calcext:value-type="float">
            <text:p>15</text:p>
          </table:table-cell>
          <table:table-cell table:style-name="ce8"/>
          <table:table-cell table:style-name="ce8" office:value-type="float" office:value="24" calcext:value-type="float">
            <text:p>24</text:p>
          </table:table-cell>
          <table:table-cell table:formula="of:=COM.MICROSOFT.IFS([.K63]=&quot;взв&quot;;11;[.K63]=&quot;накл&quot;;24;[.K63]=&quot;прокл&quot;;25;[.K63]=&quot;пт&quot;;26;[.K63]=90;10;[.K63]=85;10;[.K63]=80;9;[.K63]=75;8;[.K63]=70;8;[.K63]=65;7;[.K63]=60;7;[.K63]=55;6;[.K63]=50;6;[.K63]=45;6;[.K63]=40;5;[.K63]=35;4;[.K63]=30;4;[.K63]=25;3;[.K63]=20;2;[.K63]=15;1;[.K63]=10;1;[.K63]=0;0)" office:value-type="float" office:value="0" calcext:value-type="float">
            <text:p>0</text:p>
          </table:table-cell>
          <table:table-cell table:formula="of:=IF([.L63]&lt;=1;0;IF([.L63]&lt;=10;11;IF([.L63]&lt;=14;12;IF([.L63]&lt;=17;13;IF([.L63]&lt;=20;14;IF([.L63]&lt;=22;15;IF([.L63]&lt;=25;16;IF([.L63]&lt;=27;17;IF([.L63]&lt;=29;18;IF([.L63]&lt;=32;19;IF([.L63]&lt;=34;20;IF([.L63]&lt;=36;21;IF([.L63]&lt;=40;22;24)))))))))))))" office:value-type="float" office:value="16" calcext:value-type="float">
            <text:p>16</text:p>
          </table:table-cell>
          <table:table-cell table:style-name="ce8"/>
          <table:table-cell table:style-name="ce8" office:value-type="float" office:value="24" calcext:value-type="float">
            <text:p>24</text:p>
          </table:table-cell>
          <table:table-cell table:formula="of:=COM.MICROSOFT.IFS([.O63]=&quot;взв&quot;;11;[.O63]=&quot;накл&quot;;24;[.O63]=&quot;прокл&quot;;25;[.O63]=&quot;пт&quot;;26;[.O63]=90;10;[.O63]=85;10;[.O63]=80;9;[.O63]=75;8;[.O63]=70;8;[.O63]=65;7;[.O63]=60;7;[.O63]=55;6;[.O63]=50;6;[.O63]=45;6;[.O63]=40;5;[.O63]=35;4;[.O63]=30;4;[.O63]=25;3;[.O63]=20;2;[.O63]=15;1;[.O63]=10;1;[.O63]=0;0)" office:value-type="float" office:value="0" calcext:value-type="float">
            <text:p>0</text:p>
          </table:table-cell>
          <table:table-cell table:formula="of:=IF([.P63]&lt;=1;0;IF([.P63]&lt;=10;11;IF([.P63]&lt;=14;12;IF([.P63]&lt;=17;13;IF([.P63]&lt;=20;14;IF([.P63]&lt;=22;15;IF([.P63]&lt;=25;16;IF([.P63]&lt;=27;17;IF([.P63]&lt;=29;18;IF([.P63]&lt;=32;19;IF([.P63]&lt;=34;20;IF([.P63]&lt;=36;21;IF([.P63]&lt;=40;22;24)))))))))))))" office:value-type="float" office:value="16" calcext:value-type="float">
            <text:p>16</text:p>
          </table:table-cell>
          <table:table-cell table:formula="of:=ROUND(([.I63]+[.J63]+[.M63]+[.N63]+[.Q63]+[.R63])/3;0)" office:value-type="float" office:value="16" calcext:value-type="float">
            <text:p>16</text:p>
          </table:table-cell>
          <table:table-cell table:formula="of:=[.F63]*LOG10([.S63]+2)" office:value-type="float" office:value="3.76581751530992" calcext:value-type="float">
            <text:p>3,7658175153099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009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Barzh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31" calcext:value-type="float">
            <text:p>31</text:p>
          </table:table-cell>
          <table:table-cell table:formula="of:=COM.MICROSOFT.IFS([.G64]=&quot;взв&quot;;11;[.G64]=&quot;накл&quot;;24;[.G64]=&quot;прокл&quot;;25;[.G64]=&quot;пт&quot;;26;[.G64]=90;10;[.G64]=85;10;[.G64]=80;9;[.G64]=75;8;[.G64]=70;8;[.G64]=65;7;[.G64]=60;7;[.G64]=55;6;[.G64]=50;6;[.G64]=45;6;[.G64]=40;5;[.G64]=35;4;[.G64]=30;4;[.G64]=25;3;[.G64]=20;2;[.G64]=15;1;[.G64]=10;1;[.G64]=0;0)" office:value-type="float" office:value="0" calcext:value-type="float">
            <text:p>0</text:p>
          </table:table-cell>
          <table:table-cell table:formula="of:=IF([.H64]&lt;=1;0;IF([.H64]&lt;=10;11;IF([.H64]&lt;=14;12;IF([.H64]&lt;=17;13;IF([.H64]&lt;=20;14;IF([.H64]&lt;=22;15;IF([.H64]&lt;=25;16;IF([.H64]&lt;=27;17;IF([.H64]&lt;=29;18;IF([.H64]&lt;=32;19;IF([.H64]&lt;=34;20;IF([.H64]&lt;=36;21;IF([.H64]&lt;=40;22;24)))))))))))))" office:value-type="float" office:value="19" calcext:value-type="float">
            <text:p>19</text:p>
          </table:table-cell>
          <table:table-cell table:style-name="ce8"/>
          <table:table-cell table:style-name="ce8" office:value-type="float" office:value="26" calcext:value-type="float">
            <text:p>26</text:p>
          </table:table-cell>
          <table:table-cell table:formula="of:=COM.MICROSOFT.IFS([.K64]=&quot;взв&quot;;11;[.K64]=&quot;накл&quot;;24;[.K64]=&quot;прокл&quot;;25;[.K64]=&quot;пт&quot;;26;[.K64]=90;10;[.K64]=85;10;[.K64]=80;9;[.K64]=75;8;[.K64]=70;8;[.K64]=65;7;[.K64]=60;7;[.K64]=55;6;[.K64]=50;6;[.K64]=45;6;[.K64]=40;5;[.K64]=35;4;[.K64]=30;4;[.K64]=25;3;[.K64]=20;2;[.K64]=15;1;[.K64]=10;1;[.K64]=0;0)" office:value-type="float" office:value="0" calcext:value-type="float">
            <text:p>0</text:p>
          </table:table-cell>
          <table:table-cell table:formula="of:=IF([.L64]&lt;=1;0;IF([.L64]&lt;=10;11;IF([.L64]&lt;=14;12;IF([.L64]&lt;=17;13;IF([.L64]&lt;=20;14;IF([.L64]&lt;=22;15;IF([.L64]&lt;=25;16;IF([.L64]&lt;=27;17;IF([.L64]&lt;=29;18;IF([.L64]&lt;=32;19;IF([.L64]&lt;=34;20;IF([.L64]&lt;=36;21;IF([.L64]&lt;=40;22;24)))))))))))))" office:value-type="float" office:value="17" calcext:value-type="float">
            <text:p>17</text:p>
          </table:table-cell>
          <table:table-cell table:style-name="ce8" table:number-columns-repeated="2"/>
          <table:table-cell table:formula="of:=COM.MICROSOFT.IFS([.O64]=&quot;взв&quot;;11;[.O64]=&quot;накл&quot;;24;[.O64]=&quot;прокл&quot;;25;[.O64]=&quot;пт&quot;;26;[.O64]=90;10;[.O64]=85;10;[.O64]=80;9;[.O64]=75;8;[.O64]=70;8;[.O64]=65;7;[.O64]=60;7;[.O64]=55;6;[.O64]=50;6;[.O64]=45;6;[.O64]=40;5;[.O64]=35;4;[.O64]=30;4;[.O64]=25;3;[.O64]=20;2;[.O64]=15;1;[.O64]=10;1;[.O64]=0;0)" office:value-type="float" office:value="0" calcext:value-type="float">
            <text:p>0</text:p>
          </table:table-cell>
          <table:table-cell table:formula="of:=IF([.P64]&lt;=1;0;IF([.P64]&lt;=10;11;IF([.P64]&lt;=14;12;IF([.P64]&lt;=17;13;IF([.P64]&lt;=20;14;IF([.P64]&lt;=22;15;IF([.P64]&lt;=25;16;IF([.P64]&lt;=27;17;IF([.P64]&lt;=29;18;IF([.P64]&lt;=32;19;IF([.P64]&lt;=34;20;IF([.P64]&lt;=36;21;IF([.P64]&lt;=40;22;24)))))))))))))" office:value-type="float" office:value="0" calcext:value-type="float">
            <text:p>0</text:p>
          </table:table-cell>
          <table:table-cell table:formula="of:=ROUND(([.I64]+[.J64]+[.M64]+[.N64]+[.Q64]+[.R64])/2;0)" office:value-type="float" office:value="18" calcext:value-type="float">
            <text:p>18</text:p>
          </table:table-cell>
          <table:table-cell table:formula="of:=[.F64]*LOG10([.S64]+2)" office:value-type="float" office:value="3.90308998699194" calcext:value-type="float">
            <text:p>3,9030899869919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010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Barzh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65]=&quot;взв&quot;;11;[.G65]=&quot;накл&quot;;24;[.G65]=&quot;прокл&quot;;25;[.G65]=&quot;пт&quot;;26;[.G65]=90;10;[.G65]=85;10;[.G65]=80;9;[.G65]=75;8;[.G65]=70;8;[.G65]=65;7;[.G65]=60;7;[.G65]=55;6;[.G65]=50;6;[.G65]=45;6;[.G65]=40;5;[.G65]=35;4;[.G65]=30;4;[.G65]=25;3;[.G65]=20;2;[.G65]=15;1;[.G65]=10;1;[.G65]=0;0)" office:value-type="float" office:value="0" calcext:value-type="float">
            <text:p>0</text:p>
          </table:table-cell>
          <table:table-cell table:formula="of:=IF([.H65]&lt;=1;0;IF([.H65]&lt;=10;11;IF([.H65]&lt;=14;12;IF([.H65]&lt;=17;13;IF([.H65]&lt;=20;14;IF([.H65]&lt;=22;15;IF([.H65]&lt;=25;16;IF([.H65]&lt;=27;17;IF([.H65]&lt;=29;18;IF([.H65]&lt;=32;19;IF([.H65]&lt;=34;20;IF([.H65]&lt;=36;21;IF([.H65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65]=&quot;взв&quot;;11;[.K65]=&quot;накл&quot;;24;[.K65]=&quot;прокл&quot;;25;[.K65]=&quot;пт&quot;;26;[.K65]=90;10;[.K65]=85;10;[.K65]=80;9;[.K65]=75;8;[.K65]=70;8;[.K65]=65;7;[.K65]=60;7;[.K65]=55;6;[.K65]=50;6;[.K65]=45;6;[.K65]=40;5;[.K65]=35;4;[.K65]=30;4;[.K65]=25;3;[.K65]=20;2;[.K65]=15;1;[.K65]=10;1;[.K65]=0;0)" office:value-type="float" office:value="0" calcext:value-type="float">
            <text:p>0</text:p>
          </table:table-cell>
          <table:table-cell table:formula="of:=IF([.L65]&lt;=1;0;IF([.L65]&lt;=10;11;IF([.L65]&lt;=14;12;IF([.L65]&lt;=17;13;IF([.L65]&lt;=20;14;IF([.L65]&lt;=22;15;IF([.L65]&lt;=25;16;IF([.L65]&lt;=27;17;IF([.L65]&lt;=29;18;IF([.L65]&lt;=32;19;IF([.L65]&lt;=34;20;IF([.L65]&lt;=36;21;IF([.L65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65]=&quot;взв&quot;;11;[.O65]=&quot;накл&quot;;24;[.O65]=&quot;прокл&quot;;25;[.O65]=&quot;пт&quot;;26;[.O65]=90;10;[.O65]=85;10;[.O65]=80;9;[.O65]=75;8;[.O65]=70;8;[.O65]=65;7;[.O65]=60;7;[.O65]=55;6;[.O65]=50;6;[.O65]=45;6;[.O65]=40;5;[.O65]=35;4;[.O65]=30;4;[.O65]=25;3;[.O65]=20;2;[.O65]=15;1;[.O65]=10;1;[.O65]=0;0)" office:value-type="float" office:value="0" calcext:value-type="float">
            <text:p>0</text:p>
          </table:table-cell>
          <table:table-cell table:formula="of:=IF([.P65]&lt;=1;0;IF([.P65]&lt;=10;11;IF([.P65]&lt;=14;12;IF([.P65]&lt;=17;13;IF([.P65]&lt;=20;14;IF([.P65]&lt;=22;15;IF([.P65]&lt;=25;16;IF([.P65]&lt;=27;17;IF([.P65]&lt;=29;18;IF([.P65]&lt;=32;19;IF([.P65]&lt;=34;20;IF([.P65]&lt;=36;21;IF([.P65]&lt;=40;22;24)))))))))))))" office:value-type="float" office:value="19" calcext:value-type="float">
            <text:p>19</text:p>
          </table:table-cell>
          <table:table-cell table:formula="of:=ROUND(([.I65]+[.J65]+[.M65]+[.N65]+[.Q65]+[.R65])/3;0)" office:value-type="float" office:value="20" calcext:value-type="float">
            <text:p>20</text:p>
          </table:table-cell>
          <table:table-cell table:formula="of:=[.F65]*LOG10([.S65]+2)" office:value-type="float" office:value="4.02726804246662" calcext:value-type="float">
            <text:p>4,027268042466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011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Barzh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66]=&quot;взв&quot;;11;[.G66]=&quot;накл&quot;;24;[.G66]=&quot;прокл&quot;;25;[.G66]=&quot;пт&quot;;26;[.G66]=90;10;[.G66]=85;10;[.G66]=80;9;[.G66]=75;8;[.G66]=70;8;[.G66]=65;7;[.G66]=60;7;[.G66]=55;6;[.G66]=50;6;[.G66]=45;6;[.G66]=40;5;[.G66]=35;4;[.G66]=30;4;[.G66]=25;3;[.G66]=20;2;[.G66]=15;1;[.G66]=10;1;[.G66]=0;0)" office:value-type="float" office:value="0" calcext:value-type="float">
            <text:p>0</text:p>
          </table:table-cell>
          <table:table-cell table:formula="of:=IF([.H66]&lt;=1;0;IF([.H66]&lt;=10;11;IF([.H66]&lt;=14;12;IF([.H66]&lt;=17;13;IF([.H66]&lt;=20;14;IF([.H66]&lt;=22;15;IF([.H66]&lt;=25;16;IF([.H66]&lt;=27;17;IF([.H66]&lt;=29;18;IF([.H66]&lt;=32;19;IF([.H66]&lt;=34;20;IF([.H66]&lt;=36;21;IF([.H66]&lt;=40;22;24)))))))))))))" office:value-type="float" office:value="17" calcext:value-type="float">
            <text:p>1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66]=&quot;взв&quot;;11;[.K66]=&quot;накл&quot;;24;[.K66]=&quot;прокл&quot;;25;[.K66]=&quot;пт&quot;;26;[.K66]=90;10;[.K66]=85;10;[.K66]=80;9;[.K66]=75;8;[.K66]=70;8;[.K66]=65;7;[.K66]=60;7;[.K66]=55;6;[.K66]=50;6;[.K66]=45;6;[.K66]=40;5;[.K66]=35;4;[.K66]=30;4;[.K66]=25;3;[.K66]=20;2;[.K66]=15;1;[.K66]=10;1;[.K66]=0;0)" office:value-type="float" office:value="0" calcext:value-type="float">
            <text:p>0</text:p>
          </table:table-cell>
          <table:table-cell table:formula="of:=IF([.L66]&lt;=1;0;IF([.L66]&lt;=10;11;IF([.L66]&lt;=14;12;IF([.L66]&lt;=17;13;IF([.L66]&lt;=20;14;IF([.L66]&lt;=22;15;IF([.L66]&lt;=25;16;IF([.L66]&lt;=27;17;IF([.L66]&lt;=29;18;IF([.L66]&lt;=32;19;IF([.L66]&lt;=34;20;IF([.L66]&lt;=36;21;IF([.L66]&lt;=40;22;24)))))))))))))" office:value-type="float" office:value="20" calcext:value-type="float">
            <text:p>2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66]=&quot;взв&quot;;11;[.O66]=&quot;накл&quot;;24;[.O66]=&quot;прокл&quot;;25;[.O66]=&quot;пт&quot;;26;[.O66]=90;10;[.O66]=85;10;[.O66]=80;9;[.O66]=75;8;[.O66]=70;8;[.O66]=65;7;[.O66]=60;7;[.O66]=55;6;[.O66]=50;6;[.O66]=45;6;[.O66]=40;5;[.O66]=35;4;[.O66]=30;4;[.O66]=25;3;[.O66]=20;2;[.O66]=15;1;[.O66]=10;1;[.O66]=0;0)" office:value-type="float" office:value="0" calcext:value-type="float">
            <text:p>0</text:p>
          </table:table-cell>
          <table:table-cell table:formula="of:=IF([.P66]&lt;=1;0;IF([.P66]&lt;=10;11;IF([.P66]&lt;=14;12;IF([.P66]&lt;=17;13;IF([.P66]&lt;=20;14;IF([.P66]&lt;=22;15;IF([.P66]&lt;=25;16;IF([.P66]&lt;=27;17;IF([.P66]&lt;=29;18;IF([.P66]&lt;=32;19;IF([.P66]&lt;=34;20;IF([.P66]&lt;=36;21;IF([.P66]&lt;=40;22;24)))))))))))))" office:value-type="float" office:value="17" calcext:value-type="float">
            <text:p>17</text:p>
          </table:table-cell>
          <table:table-cell table:formula="of:=ROUND(([.I66]+[.J66]+[.M66]+[.N66]+[.Q66]+[.R66])/3;0)" office:value-type="float" office:value="18" calcext:value-type="float">
            <text:p>18</text:p>
          </table:table-cell>
          <table:table-cell table:formula="of:=[.F66]*LOG10([.S66]+2)" office:value-type="float" office:value="5.20411998265593" calcext:value-type="float">
            <text:p>5,2041199826559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003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Barzh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float" office:value="22" calcext:value-type="float">
            <text:p>22</text:p>
          </table:table-cell>
          <table:table-cell table:formula="of:=COM.MICROSOFT.IFS([.G67]=&quot;взв&quot;;11;[.G67]=&quot;накл&quot;;24;[.G67]=&quot;прокл&quot;;25;[.G67]=&quot;пт&quot;;26;[.G67]=90;10;[.G67]=85;10;[.G67]=80;9;[.G67]=75;8;[.G67]=70;8;[.G67]=65;7;[.G67]=60;7;[.G67]=55;6;[.G67]=50;6;[.G67]=45;6;[.G67]=40;5;[.G67]=35;4;[.G67]=30;4;[.G67]=25;3;[.G67]=20;2;[.G67]=15;1;[.G67]=10;1;[.G67]=0;0)" office:value-type="float" office:value="0" calcext:value-type="float">
            <text:p>0</text:p>
          </table:table-cell>
          <table:table-cell table:formula="of:=IF([.H67]&lt;=1;0;IF([.H67]&lt;=10;11;IF([.H67]&lt;=14;12;IF([.H67]&lt;=17;13;IF([.H67]&lt;=20;14;IF([.H67]&lt;=22;15;IF([.H67]&lt;=25;16;IF([.H67]&lt;=27;17;IF([.H67]&lt;=29;18;IF([.H67]&lt;=32;19;IF([.H67]&lt;=34;20;IF([.H67]&lt;=36;21;IF([.H67]&lt;=40;22;24)))))))))))))" office:value-type="float" office:value="15" calcext:value-type="float">
            <text:p>15</text:p>
          </table:table-cell>
          <table:table-cell table:style-name="ce8"/>
          <table:table-cell table:style-name="ce8" office:value-type="float" office:value="18" calcext:value-type="float">
            <text:p>18</text:p>
          </table:table-cell>
          <table:table-cell table:formula="of:=COM.MICROSOFT.IFS([.K67]=&quot;взв&quot;;11;[.K67]=&quot;накл&quot;;24;[.K67]=&quot;прокл&quot;;25;[.K67]=&quot;пт&quot;;26;[.K67]=90;10;[.K67]=85;10;[.K67]=80;9;[.K67]=75;8;[.K67]=70;8;[.K67]=65;7;[.K67]=60;7;[.K67]=55;6;[.K67]=50;6;[.K67]=45;6;[.K67]=40;5;[.K67]=35;4;[.K67]=30;4;[.K67]=25;3;[.K67]=20;2;[.K67]=15;1;[.K67]=10;1;[.K67]=0;0)" office:value-type="float" office:value="0" calcext:value-type="float">
            <text:p>0</text:p>
          </table:table-cell>
          <table:table-cell table:formula="of:=IF([.L67]&lt;=1;0;IF([.L67]&lt;=10;11;IF([.L67]&lt;=14;12;IF([.L67]&lt;=17;13;IF([.L67]&lt;=20;14;IF([.L67]&lt;=22;15;IF([.L67]&lt;=25;16;IF([.L67]&lt;=27;17;IF([.L67]&lt;=29;18;IF([.L67]&lt;=32;19;IF([.L67]&lt;=34;20;IF([.L67]&lt;=36;21;IF([.L67]&lt;=40;22;24)))))))))))))" office:value-type="float" office:value="14" calcext:value-type="float">
            <text:p>14</text:p>
          </table:table-cell>
          <table:table-cell table:style-name="ce8"/>
          <table:table-cell table:style-name="ce8" office:value-type="float" office:value="28" calcext:value-type="float">
            <text:p>28</text:p>
          </table:table-cell>
          <table:table-cell table:formula="of:=COM.MICROSOFT.IFS([.O67]=&quot;взв&quot;;11;[.O67]=&quot;накл&quot;;24;[.O67]=&quot;прокл&quot;;25;[.O67]=&quot;пт&quot;;26;[.O67]=90;10;[.O67]=85;10;[.O67]=80;9;[.O67]=75;8;[.O67]=70;8;[.O67]=65;7;[.O67]=60;7;[.O67]=55;6;[.O67]=50;6;[.O67]=45;6;[.O67]=40;5;[.O67]=35;4;[.O67]=30;4;[.O67]=25;3;[.O67]=20;2;[.O67]=15;1;[.O67]=10;1;[.O67]=0;0)" office:value-type="float" office:value="0" calcext:value-type="float">
            <text:p>0</text:p>
          </table:table-cell>
          <table:table-cell table:formula="of:=IF([.P67]&lt;=1;0;IF([.P67]&lt;=10;11;IF([.P67]&lt;=14;12;IF([.P67]&lt;=17;13;IF([.P67]&lt;=20;14;IF([.P67]&lt;=22;15;IF([.P67]&lt;=25;16;IF([.P67]&lt;=27;17;IF([.P67]&lt;=29;18;IF([.P67]&lt;=32;19;IF([.P67]&lt;=34;20;IF([.P67]&lt;=36;21;IF([.P67]&lt;=40;22;24)))))))))))))" office:value-type="float" office:value="18" calcext:value-type="float">
            <text:p>18</text:p>
          </table:table-cell>
          <table:table-cell table:formula="of:=ROUND(([.I67]+[.J67]+[.M67]+[.N67]+[.Q67]+[.R67])/3;0)" office:value-type="float" office:value="16" calcext:value-type="float">
            <text:p>16</text:p>
          </table:table-cell>
          <table:table-cell table:formula="of:=[.F67]*LOG10([.S67]+2)" office:value-type="float" office:value="6.27636252551653" calcext:value-type="float">
            <text:p>6,2763625255165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91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68]=&quot;взв&quot;;11;[.G68]=&quot;накл&quot;;24;[.G68]=&quot;прокл&quot;;25;[.G68]=&quot;пт&quot;;26;[.G68]=90;10;[.G68]=85;10;[.G68]=80;9;[.G68]=75;8;[.G68]=70;8;[.G68]=65;7;[.G68]=60;7;[.G68]=55;6;[.G68]=50;6;[.G68]=45;6;[.G68]=40;5;[.G68]=35;4;[.G68]=30;4;[.G68]=25;3;[.G68]=20;2;[.G68]=15;1;[.G68]=10;1;[.G68]=0;0)" office:value-type="float" office:value="0" calcext:value-type="float">
            <text:p>0</text:p>
          </table:table-cell>
          <table:table-cell table:formula="of:=IF([.H68]&lt;=1;0;IF([.H68]&lt;=10;11;IF([.H68]&lt;=14;12;IF([.H68]&lt;=17;13;IF([.H68]&lt;=20;14;IF([.H68]&lt;=22;15;IF([.H68]&lt;=25;16;IF([.H68]&lt;=27;17;IF([.H68]&lt;=29;18;IF([.H68]&lt;=32;19;IF([.H68]&lt;=34;20;IF([.H68]&lt;=36;21;IF([.H68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68]=&quot;взв&quot;;11;[.K68]=&quot;накл&quot;;24;[.K68]=&quot;прокл&quot;;25;[.K68]=&quot;пт&quot;;26;[.K68]=90;10;[.K68]=85;10;[.K68]=80;9;[.K68]=75;8;[.K68]=70;8;[.K68]=65;7;[.K68]=60;7;[.K68]=55;6;[.K68]=50;6;[.K68]=45;6;[.K68]=40;5;[.K68]=35;4;[.K68]=30;4;[.K68]=25;3;[.K68]=20;2;[.K68]=15;1;[.K68]=10;1;[.K68]=0;0)" office:value-type="float" office:value="0" calcext:value-type="float">
            <text:p>0</text:p>
          </table:table-cell>
          <table:table-cell table:formula="of:=IF([.L68]&lt;=1;0;IF([.L68]&lt;=10;11;IF([.L68]&lt;=14;12;IF([.L68]&lt;=17;13;IF([.L68]&lt;=20;14;IF([.L68]&lt;=22;15;IF([.L68]&lt;=25;16;IF([.L68]&lt;=27;17;IF([.L68]&lt;=29;18;IF([.L68]&lt;=32;19;IF([.L68]&lt;=34;20;IF([.L68]&lt;=36;21;IF([.L68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68]=&quot;взв&quot;;11;[.O68]=&quot;накл&quot;;24;[.O68]=&quot;прокл&quot;;25;[.O68]=&quot;пт&quot;;26;[.O68]=90;10;[.O68]=85;10;[.O68]=80;9;[.O68]=75;8;[.O68]=70;8;[.O68]=65;7;[.O68]=60;7;[.O68]=55;6;[.O68]=50;6;[.O68]=45;6;[.O68]=40;5;[.O68]=35;4;[.O68]=30;4;[.O68]=25;3;[.O68]=20;2;[.O68]=15;1;[.O68]=10;1;[.O68]=0;0)" office:value-type="float" office:value="0" calcext:value-type="float">
            <text:p>0</text:p>
          </table:table-cell>
          <table:table-cell table:formula="of:=IF([.P68]&lt;=1;0;IF([.P68]&lt;=10;11;IF([.P68]&lt;=14;12;IF([.P68]&lt;=17;13;IF([.P68]&lt;=20;14;IF([.P68]&lt;=22;15;IF([.P68]&lt;=25;16;IF([.P68]&lt;=27;17;IF([.P68]&lt;=29;18;IF([.P68]&lt;=32;19;IF([.P68]&lt;=34;20;IF([.P68]&lt;=36;21;IF([.P68]&lt;=40;22;24)))))))))))))" office:value-type="float" office:value="22" calcext:value-type="float">
            <text:p>22</text:p>
          </table:table-cell>
          <table:table-cell table:formula="of:=ROUND(([.I68]+[.J68]+[.M68]+[.N68]+[.Q68]+[.R68])/3;0)" office:value-type="float" office:value="21" calcext:value-type="float">
            <text:p>21</text:p>
          </table:table-cell>
          <table:table-cell table:formula="of:=[.F68]*LOG10([.S68]+2)" office:value-type="float" office:value="1.36172783601759" calcext:value-type="float">
            <text:p>1,3617278360175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03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69]=&quot;взв&quot;;11;[.G69]=&quot;накл&quot;;24;[.G69]=&quot;прокл&quot;;25;[.G69]=&quot;пт&quot;;26;[.G69]=90;10;[.G69]=85;10;[.G69]=80;9;[.G69]=75;8;[.G69]=70;8;[.G69]=65;7;[.G69]=60;7;[.G69]=55;6;[.G69]=50;6;[.G69]=45;6;[.G69]=40;5;[.G69]=35;4;[.G69]=30;4;[.G69]=25;3;[.G69]=20;2;[.G69]=15;1;[.G69]=10;1;[.G69]=0;0)" office:value-type="float" office:value="0" calcext:value-type="float">
            <text:p>0</text:p>
          </table:table-cell>
          <table:table-cell table:formula="of:=IF([.H69]&lt;=1;0;IF([.H69]&lt;=10;11;IF([.H69]&lt;=14;12;IF([.H69]&lt;=17;13;IF([.H69]&lt;=20;14;IF([.H69]&lt;=22;15;IF([.H69]&lt;=25;16;IF([.H69]&lt;=27;17;IF([.H69]&lt;=29;18;IF([.H69]&lt;=32;19;IF([.H69]&lt;=34;20;IF([.H69]&lt;=36;21;IF([.H69]&lt;=40;22;24)))))))))))))"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69]=&quot;взв&quot;;11;[.K69]=&quot;накл&quot;;24;[.K69]=&quot;прокл&quot;;25;[.K69]=&quot;пт&quot;;26;[.K69]=90;10;[.K69]=85;10;[.K69]=80;9;[.K69]=75;8;[.K69]=70;8;[.K69]=65;7;[.K69]=60;7;[.K69]=55;6;[.K69]=50;6;[.K69]=45;6;[.K69]=40;5;[.K69]=35;4;[.K69]=30;4;[.K69]=25;3;[.K69]=20;2;[.K69]=15;1;[.K69]=10;1;[.K69]=0;0)" office:value-type="float" office:value="0" calcext:value-type="float">
            <text:p>0</text:p>
          </table:table-cell>
          <table:table-cell table:formula="of:=IF([.L69]&lt;=1;0;IF([.L69]&lt;=10;11;IF([.L69]&lt;=14;12;IF([.L69]&lt;=17;13;IF([.L69]&lt;=20;14;IF([.L69]&lt;=22;15;IF([.L69]&lt;=25;16;IF([.L69]&lt;=27;17;IF([.L69]&lt;=29;18;IF([.L69]&lt;=32;19;IF([.L69]&lt;=34;20;IF([.L69]&lt;=36;21;IF([.L69]&lt;=40;22;24)))))))))))))"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69]=&quot;взв&quot;;11;[.O69]=&quot;накл&quot;;24;[.O69]=&quot;прокл&quot;;25;[.O69]=&quot;пт&quot;;26;[.O69]=90;10;[.O69]=85;10;[.O69]=80;9;[.O69]=75;8;[.O69]=70;8;[.O69]=65;7;[.O69]=60;7;[.O69]=55;6;[.O69]=50;6;[.O69]=45;6;[.O69]=40;5;[.O69]=35;4;[.O69]=30;4;[.O69]=25;3;[.O69]=20;2;[.O69]=15;1;[.O69]=10;1;[.O69]=0;0)" office:value-type="float" office:value="0" calcext:value-type="float">
            <text:p>0</text:p>
          </table:table-cell>
          <table:table-cell table:formula="of:=IF([.P69]&lt;=1;0;IF([.P69]&lt;=10;11;IF([.P69]&lt;=14;12;IF([.P69]&lt;=17;13;IF([.P69]&lt;=20;14;IF([.P69]&lt;=22;15;IF([.P69]&lt;=25;16;IF([.P69]&lt;=27;17;IF([.P69]&lt;=29;18;IF([.P69]&lt;=32;19;IF([.P69]&lt;=34;20;IF([.P69]&lt;=36;21;IF([.P69]&lt;=40;22;24)))))))))))))" office:value-type="float" office:value="17" calcext:value-type="float">
            <text:p>17</text:p>
          </table:table-cell>
          <table:table-cell table:formula="of:=ROUND(([.I69]+[.J69]+[.M69]+[.N69]+[.Q69]+[.R69])/3;0)" office:value-type="float" office:value="17" calcext:value-type="float">
            <text:p>17</text:p>
          </table:table-cell>
          <table:table-cell table:formula="of:=[.F69]*LOG10([.S69]+2)" office:value-type="float" office:value="1.27875360095283" calcext:value-type="float">
            <text:p>1,2787536009528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13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70]=&quot;взв&quot;;11;[.G70]=&quot;накл&quot;;24;[.G70]=&quot;прокл&quot;;25;[.G70]=&quot;пт&quot;;26;[.G70]=90;10;[.G70]=85;10;[.G70]=80;9;[.G70]=75;8;[.G70]=70;8;[.G70]=65;7;[.G70]=60;7;[.G70]=55;6;[.G70]=50;6;[.G70]=45;6;[.G70]=40;5;[.G70]=35;4;[.G70]=30;4;[.G70]=25;3;[.G70]=20;2;[.G70]=15;1;[.G70]=10;1;[.G70]=0;0)" office:value-type="float" office:value="0" calcext:value-type="float">
            <text:p>0</text:p>
          </table:table-cell>
          <table:table-cell table:formula="of:=IF([.H70]&lt;=1;0;IF([.H70]&lt;=10;11;IF([.H70]&lt;=14;12;IF([.H70]&lt;=17;13;IF([.H70]&lt;=20;14;IF([.H70]&lt;=22;15;IF([.H70]&lt;=25;16;IF([.H70]&lt;=27;17;IF([.H70]&lt;=29;18;IF([.H70]&lt;=32;19;IF([.H70]&lt;=34;20;IF([.H70]&lt;=36;21;IF([.H70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70]=&quot;взв&quot;;11;[.K70]=&quot;накл&quot;;24;[.K70]=&quot;прокл&quot;;25;[.K70]=&quot;пт&quot;;26;[.K70]=90;10;[.K70]=85;10;[.K70]=80;9;[.K70]=75;8;[.K70]=70;8;[.K70]=65;7;[.K70]=60;7;[.K70]=55;6;[.K70]=50;6;[.K70]=45;6;[.K70]=40;5;[.K70]=35;4;[.K70]=30;4;[.K70]=25;3;[.K70]=20;2;[.K70]=15;1;[.K70]=10;1;[.K70]=0;0)" office:value-type="float" office:value="0" calcext:value-type="float">
            <text:p>0</text:p>
          </table:table-cell>
          <table:table-cell table:formula="of:=IF([.L70]&lt;=1;0;IF([.L70]&lt;=10;11;IF([.L70]&lt;=14;12;IF([.L70]&lt;=17;13;IF([.L70]&lt;=20;14;IF([.L70]&lt;=22;15;IF([.L70]&lt;=25;16;IF([.L70]&lt;=27;17;IF([.L70]&lt;=29;18;IF([.L70]&lt;=32;19;IF([.L70]&lt;=34;20;IF([.L70]&lt;=36;21;IF([.L70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70]=&quot;взв&quot;;11;[.O70]=&quot;накл&quot;;24;[.O70]=&quot;прокл&quot;;25;[.O70]=&quot;пт&quot;;26;[.O70]=90;10;[.O70]=85;10;[.O70]=80;9;[.O70]=75;8;[.O70]=70;8;[.O70]=65;7;[.O70]=60;7;[.O70]=55;6;[.O70]=50;6;[.O70]=45;6;[.O70]=40;5;[.O70]=35;4;[.O70]=30;4;[.O70]=25;3;[.O70]=20;2;[.O70]=15;1;[.O70]=10;1;[.O70]=0;0)" office:value-type="float" office:value="0" calcext:value-type="float">
            <text:p>0</text:p>
          </table:table-cell>
          <table:table-cell table:formula="of:=IF([.P70]&lt;=1;0;IF([.P70]&lt;=10;11;IF([.P70]&lt;=14;12;IF([.P70]&lt;=17;13;IF([.P70]&lt;=20;14;IF([.P70]&lt;=22;15;IF([.P70]&lt;=25;16;IF([.P70]&lt;=27;17;IF([.P70]&lt;=29;18;IF([.P70]&lt;=32;19;IF([.P70]&lt;=34;20;IF([.P70]&lt;=36;21;IF([.P70]&lt;=40;22;24)))))))))))))" office:value-type="float" office:value="19" calcext:value-type="float">
            <text:p>19</text:p>
          </table:table-cell>
          <table:table-cell table:formula="of:=ROUND(([.I70]+[.J70]+[.M70]+[.N70]+[.Q70]+[.R70])/3;0)" office:value-type="float" office:value="19" calcext:value-type="float">
            <text:p>19</text:p>
          </table:table-cell>
          <table:table-cell table:formula="of:=[.F70]*LOG10([.S70]+2)" office:value-type="float" office:value="1.32221929473392" calcext:value-type="float">
            <text:p>1,3222192947339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16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71]=&quot;взв&quot;;11;[.G71]=&quot;накл&quot;;24;[.G71]=&quot;прокл&quot;;25;[.G71]=&quot;пт&quot;;26;[.G71]=90;10;[.G71]=85;10;[.G71]=80;9;[.G71]=75;8;[.G71]=70;8;[.G71]=65;7;[.G71]=60;7;[.G71]=55;6;[.G71]=50;6;[.G71]=45;6;[.G71]=40;5;[.G71]=35;4;[.G71]=30;4;[.G71]=25;3;[.G71]=20;2;[.G71]=15;1;[.G71]=10;1;[.G71]=0;0)" office:value-type="float" office:value="0" calcext:value-type="float">
            <text:p>0</text:p>
          </table:table-cell>
          <table:table-cell table:formula="of:=IF([.H71]&lt;=1;0;IF([.H71]&lt;=10;11;IF([.H71]&lt;=14;12;IF([.H71]&lt;=17;13;IF([.H71]&lt;=20;14;IF([.H71]&lt;=22;15;IF([.H71]&lt;=25;16;IF([.H71]&lt;=27;17;IF([.H71]&lt;=29;18;IF([.H71]&lt;=32;19;IF([.H71]&lt;=34;20;IF([.H71]&lt;=36;21;IF([.H71]&lt;=40;22;24)))))))))))))" office:value-type="float" office:value="17" calcext:value-type="float">
            <text:p>17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71]=&quot;взв&quot;;11;[.K71]=&quot;накл&quot;;24;[.K71]=&quot;прокл&quot;;25;[.K71]=&quot;пт&quot;;26;[.K71]=90;10;[.K71]=85;10;[.K71]=80;9;[.K71]=75;8;[.K71]=70;8;[.K71]=65;7;[.K71]=60;7;[.K71]=55;6;[.K71]=50;6;[.K71]=45;6;[.K71]=40;5;[.K71]=35;4;[.K71]=30;4;[.K71]=25;3;[.K71]=20;2;[.K71]=15;1;[.K71]=10;1;[.K71]=0;0)" office:value-type="float" office:value="0" calcext:value-type="float">
            <text:p>0</text:p>
          </table:table-cell>
          <table:table-cell table:formula="of:=IF([.L71]&lt;=1;0;IF([.L71]&lt;=10;11;IF([.L71]&lt;=14;12;IF([.L71]&lt;=17;13;IF([.L71]&lt;=20;14;IF([.L71]&lt;=22;15;IF([.L71]&lt;=25;16;IF([.L71]&lt;=27;17;IF([.L71]&lt;=29;18;IF([.L71]&lt;=32;19;IF([.L71]&lt;=34;20;IF([.L71]&lt;=36;21;IF([.L71]&lt;=40;22;24)))))))))))))"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O71]=&quot;взв&quot;;11;[.O71]=&quot;накл&quot;;24;[.O71]=&quot;прокл&quot;;25;[.O71]=&quot;пт&quot;;26;[.O71]=90;10;[.O71]=85;10;[.O71]=80;9;[.O71]=75;8;[.O71]=70;8;[.O71]=65;7;[.O71]=60;7;[.O71]=55;6;[.O71]=50;6;[.O71]=45;6;[.O71]=40;5;[.O71]=35;4;[.O71]=30;4;[.O71]=25;3;[.O71]=20;2;[.O71]=15;1;[.O71]=10;1;[.O71]=0;0)" office:value-type="float" office:value="0" calcext:value-type="float">
            <text:p>0</text:p>
          </table:table-cell>
          <table:table-cell table:formula="of:=IF([.P71]&lt;=1;0;IF([.P71]&lt;=10;11;IF([.P71]&lt;=14;12;IF([.P71]&lt;=17;13;IF([.P71]&lt;=20;14;IF([.P71]&lt;=22;15;IF([.P71]&lt;=25;16;IF([.P71]&lt;=27;17;IF([.P71]&lt;=29;18;IF([.P71]&lt;=32;19;IF([.P71]&lt;=34;20;IF([.P71]&lt;=36;21;IF([.P71]&lt;=40;22;24)))))))))))))" office:value-type="float" office:value="14" calcext:value-type="float">
            <text:p>14</text:p>
          </table:table-cell>
          <table:table-cell table:formula="of:=ROUND(([.I71]+[.J71]+[.M71]+[.N71]+[.Q71]+[.R71])/3;0)" office:value-type="float" office:value="16" calcext:value-type="float">
            <text:p>16</text:p>
          </table:table-cell>
          <table:table-cell table:formula="of:=[.F71]*LOG10([.S71]+2)" office:value-type="float" office:value="1.25527250510331" calcext:value-type="float">
            <text:p>1,2552725051033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17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72]=&quot;взв&quot;;11;[.G72]=&quot;накл&quot;;24;[.G72]=&quot;прокл&quot;;25;[.G72]=&quot;пт&quot;;26;[.G72]=90;10;[.G72]=85;10;[.G72]=80;9;[.G72]=75;8;[.G72]=70;8;[.G72]=65;7;[.G72]=60;7;[.G72]=55;6;[.G72]=50;6;[.G72]=45;6;[.G72]=40;5;[.G72]=35;4;[.G72]=30;4;[.G72]=25;3;[.G72]=20;2;[.G72]=15;1;[.G72]=10;1;[.G72]=0;0)" office:value-type="float" office:value="0" calcext:value-type="float">
            <text:p>0</text:p>
          </table:table-cell>
          <table:table-cell table:formula="of:=IF([.H72]&lt;=1;0;IF([.H72]&lt;=10;11;IF([.H72]&lt;=14;12;IF([.H72]&lt;=17;13;IF([.H72]&lt;=20;14;IF([.H72]&lt;=22;15;IF([.H72]&lt;=25;16;IF([.H72]&lt;=27;17;IF([.H72]&lt;=29;18;IF([.H72]&lt;=32;19;IF([.H72]&lt;=34;20;IF([.H72]&lt;=36;21;IF([.H72]&lt;=40;22;24)))))))))))))" office:value-type="float" office:value="17" calcext:value-type="float">
            <text:p>1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72]=&quot;взв&quot;;11;[.K72]=&quot;накл&quot;;24;[.K72]=&quot;прокл&quot;;25;[.K72]=&quot;пт&quot;;26;[.K72]=90;10;[.K72]=85;10;[.K72]=80;9;[.K72]=75;8;[.K72]=70;8;[.K72]=65;7;[.K72]=60;7;[.K72]=55;6;[.K72]=50;6;[.K72]=45;6;[.K72]=40;5;[.K72]=35;4;[.K72]=30;4;[.K72]=25;3;[.K72]=20;2;[.K72]=15;1;[.K72]=10;1;[.K72]=0;0)" office:value-type="float" office:value="0" calcext:value-type="float">
            <text:p>0</text:p>
          </table:table-cell>
          <table:table-cell table:formula="of:=IF([.L72]&lt;=1;0;IF([.L72]&lt;=10;11;IF([.L72]&lt;=14;12;IF([.L72]&lt;=17;13;IF([.L72]&lt;=20;14;IF([.L72]&lt;=22;15;IF([.L72]&lt;=25;16;IF([.L72]&lt;=27;17;IF([.L72]&lt;=29;18;IF([.L72]&lt;=32;19;IF([.L72]&lt;=34;20;IF([.L72]&lt;=36;21;IF([.L72]&lt;=40;22;24)))))))))))))"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72]=&quot;взв&quot;;11;[.O72]=&quot;накл&quot;;24;[.O72]=&quot;прокл&quot;;25;[.O72]=&quot;пт&quot;;26;[.O72]=90;10;[.O72]=85;10;[.O72]=80;9;[.O72]=75;8;[.O72]=70;8;[.O72]=65;7;[.O72]=60;7;[.O72]=55;6;[.O72]=50;6;[.O72]=45;6;[.O72]=40;5;[.O72]=35;4;[.O72]=30;4;[.O72]=25;3;[.O72]=20;2;[.O72]=15;1;[.O72]=10;1;[.O72]=0;0)" office:value-type="float" office:value="0" calcext:value-type="float">
            <text:p>0</text:p>
          </table:table-cell>
          <table:table-cell table:formula="of:=IF([.P72]&lt;=1;0;IF([.P72]&lt;=10;11;IF([.P72]&lt;=14;12;IF([.P72]&lt;=17;13;IF([.P72]&lt;=20;14;IF([.P72]&lt;=22;15;IF([.P72]&lt;=25;16;IF([.P72]&lt;=27;17;IF([.P72]&lt;=29;18;IF([.P72]&lt;=32;19;IF([.P72]&lt;=34;20;IF([.P72]&lt;=36;21;IF([.P72]&lt;=40;22;24)))))))))))))" office:value-type="float" office:value="16" calcext:value-type="float">
            <text:p>16</text:p>
          </table:table-cell>
          <table:table-cell table:formula="of:=ROUND(([.I72]+[.J72]+[.M72]+[.N72]+[.Q72]+[.R72])/3;0)" office:value-type="float" office:value="17" calcext:value-type="float">
            <text:p>17</text:p>
          </table:table-cell>
          <table:table-cell table:formula="of:=[.F72]*LOG10([.S72]+2)" office:value-type="float" office:value="1.27875360095283" calcext:value-type="float">
            <text:p>1,2787536009528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24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73]=&quot;взв&quot;;11;[.G73]=&quot;накл&quot;;24;[.G73]=&quot;прокл&quot;;25;[.G73]=&quot;пт&quot;;26;[.G73]=90;10;[.G73]=85;10;[.G73]=80;9;[.G73]=75;8;[.G73]=70;8;[.G73]=65;7;[.G73]=60;7;[.G73]=55;6;[.G73]=50;6;[.G73]=45;6;[.G73]=40;5;[.G73]=35;4;[.G73]=30;4;[.G73]=25;3;[.G73]=20;2;[.G73]=15;1;[.G73]=10;1;[.G73]=0;0)" office:value-type="float" office:value="0" calcext:value-type="float">
            <text:p>0</text:p>
          </table:table-cell>
          <table:table-cell table:formula="of:=IF([.H73]&lt;=1;0;IF([.H73]&lt;=10;11;IF([.H73]&lt;=14;12;IF([.H73]&lt;=17;13;IF([.H73]&lt;=20;14;IF([.H73]&lt;=22;15;IF([.H73]&lt;=25;16;IF([.H73]&lt;=27;17;IF([.H73]&lt;=29;18;IF([.H73]&lt;=32;19;IF([.H73]&lt;=34;20;IF([.H73]&lt;=36;21;IF([.H73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73]=&quot;взв&quot;;11;[.K73]=&quot;накл&quot;;24;[.K73]=&quot;прокл&quot;;25;[.K73]=&quot;пт&quot;;26;[.K73]=90;10;[.K73]=85;10;[.K73]=80;9;[.K73]=75;8;[.K73]=70;8;[.K73]=65;7;[.K73]=60;7;[.K73]=55;6;[.K73]=50;6;[.K73]=45;6;[.K73]=40;5;[.K73]=35;4;[.K73]=30;4;[.K73]=25;3;[.K73]=20;2;[.K73]=15;1;[.K73]=10;1;[.K73]=0;0)" office:value-type="float" office:value="0" calcext:value-type="float">
            <text:p>0</text:p>
          </table:table-cell>
          <table:table-cell table:formula="of:=IF([.L73]&lt;=1;0;IF([.L73]&lt;=10;11;IF([.L73]&lt;=14;12;IF([.L73]&lt;=17;13;IF([.L73]&lt;=20;14;IF([.L73]&lt;=22;15;IF([.L73]&lt;=25;16;IF([.L73]&lt;=27;17;IF([.L73]&lt;=29;18;IF([.L73]&lt;=32;19;IF([.L73]&lt;=34;20;IF([.L73]&lt;=36;21;IF([.L73]&lt;=40;22;24)))))))))))))" office:value-type="float" office:value="19" calcext:value-type="float">
            <text:p>19</text:p>
          </table:table-cell>
          <table:table-cell table:number-columns-repeated="2"/>
          <table:table-cell table:formula="of:=COM.MICROSOFT.IFS([.O73]=&quot;взв&quot;;11;[.O73]=&quot;накл&quot;;24;[.O73]=&quot;прокл&quot;;25;[.O73]=&quot;пт&quot;;26;[.O73]=90;10;[.O73]=85;10;[.O73]=80;9;[.O73]=75;8;[.O73]=70;8;[.O73]=65;7;[.O73]=60;7;[.O73]=55;6;[.O73]=50;6;[.O73]=45;6;[.O73]=40;5;[.O73]=35;4;[.O73]=30;4;[.O73]=25;3;[.O73]=20;2;[.O73]=15;1;[.O73]=10;1;[.O73]=0;0)" office:value-type="float" office:value="0" calcext:value-type="float">
            <text:p>0</text:p>
          </table:table-cell>
          <table:table-cell table:formula="of:=IF([.P73]&lt;=1;0;IF([.P73]&lt;=10;11;IF([.P73]&lt;=14;12;IF([.P73]&lt;=17;13;IF([.P73]&lt;=20;14;IF([.P73]&lt;=22;15;IF([.P73]&lt;=25;16;IF([.P73]&lt;=27;17;IF([.P73]&lt;=29;18;IF([.P73]&lt;=32;19;IF([.P73]&lt;=34;20;IF([.P73]&lt;=36;21;IF([.P73]&lt;=40;22;24)))))))))))))" office:value-type="float" office:value="0" calcext:value-type="float">
            <text:p>0</text:p>
          </table:table-cell>
          <table:table-cell table:formula="of:=ROUND(([.I73]+[.J73]+[.M73]+[.N73]+[.Q73]+[.R73])/2;0)" office:value-type="float" office:value="19" calcext:value-type="float">
            <text:p>19</text:p>
          </table:table-cell>
          <table:table-cell table:formula="of:=[.F73]*LOG10([.S73]+2)" office:value-type="float" office:value="1.32221929473392" calcext:value-type="float">
            <text:p>1,3222192947339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92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74]=&quot;взв&quot;;11;[.G74]=&quot;накл&quot;;24;[.G74]=&quot;прокл&quot;;25;[.G74]=&quot;пт&quot;;26;[.G74]=90;10;[.G74]=85;10;[.G74]=80;9;[.G74]=75;8;[.G74]=70;8;[.G74]=65;7;[.G74]=60;7;[.G74]=55;6;[.G74]=50;6;[.G74]=45;6;[.G74]=40;5;[.G74]=35;4;[.G74]=30;4;[.G74]=25;3;[.G74]=20;2;[.G74]=15;1;[.G74]=10;1;[.G74]=0;0)" office:value-type="float" office:value="10" calcext:value-type="float">
            <text:p>10</text:p>
          </table:table-cell>
          <table:table-cell table:formula="of:=IF([.H74]&lt;=1;0;IF([.H74]&lt;=10;11;IF([.H74]&lt;=14;12;IF([.H74]&lt;=17;13;IF([.H74]&lt;=20;14;IF([.H74]&lt;=22;15;IF([.H74]&lt;=25;16;IF([.H74]&lt;=27;17;IF([.H74]&lt;=29;18;IF([.H74]&lt;=32;19;IF([.H74]&lt;=34;20;IF([.H74]&lt;=36;21;IF([.H74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74]=&quot;взв&quot;;11;[.K74]=&quot;накл&quot;;24;[.K74]=&quot;прокл&quot;;25;[.K74]=&quot;пт&quot;;26;[.K74]=90;10;[.K74]=85;10;[.K74]=80;9;[.K74]=75;8;[.K74]=70;8;[.K74]=65;7;[.K74]=60;7;[.K74]=55;6;[.K74]=50;6;[.K74]=45;6;[.K74]=40;5;[.K74]=35;4;[.K74]=30;4;[.K74]=25;3;[.K74]=20;2;[.K74]=15;1;[.K74]=10;1;[.K74]=0;0)" office:value-type="float" office:value="8" calcext:value-type="float">
            <text:p>8</text:p>
          </table:table-cell>
          <table:table-cell table:formula="of:=IF([.L74]&lt;=1;0;IF([.L74]&lt;=10;11;IF([.L74]&lt;=14;12;IF([.L74]&lt;=17;13;IF([.L74]&lt;=20;14;IF([.L74]&lt;=22;15;IF([.L74]&lt;=25;16;IF([.L74]&lt;=27;17;IF([.L74]&lt;=29;18;IF([.L74]&lt;=32;19;IF([.L74]&lt;=34;20;IF([.L74]&lt;=36;21;IF([.L74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74]=&quot;взв&quot;;11;[.O74]=&quot;накл&quot;;24;[.O74]=&quot;прокл&quot;;25;[.O74]=&quot;пт&quot;;26;[.O74]=90;10;[.O74]=85;10;[.O74]=80;9;[.O74]=75;8;[.O74]=70;8;[.O74]=65;7;[.O74]=60;7;[.O74]=55;6;[.O74]=50;6;[.O74]=45;6;[.O74]=40;5;[.O74]=35;4;[.O74]=30;4;[.O74]=25;3;[.O74]=20;2;[.O74]=15;1;[.O74]=10;1;[.O74]=0;0)" office:value-type="float" office:value="7" calcext:value-type="float">
            <text:p>7</text:p>
          </table:table-cell>
          <table:table-cell table:formula="of:=IF([.P74]&lt;=1;0;IF([.P74]&lt;=10;11;IF([.P74]&lt;=14;12;IF([.P74]&lt;=17;13;IF([.P74]&lt;=20;14;IF([.P74]&lt;=22;15;IF([.P74]&lt;=25;16;IF([.P74]&lt;=27;17;IF([.P74]&lt;=29;18;IF([.P74]&lt;=32;19;IF([.P74]&lt;=34;20;IF([.P74]&lt;=36;21;IF([.P74]&lt;=40;22;24)))))))))))))" office:value-type="float" office:value="0" calcext:value-type="float">
            <text:p>0</text:p>
          </table:table-cell>
          <table:table-cell table:formula="of:=ROUND(([.I74]+[.J74]+[.M74]+[.N74]+[.Q74]+[.R74])/3;0)" office:value-type="float" office:value="8" calcext:value-type="float">
            <text:p>8</text:p>
          </table:table-cell>
          <table:table-cell table:formula="of:=[.F74]*LOG10([.S74]+2)" office:value-type="float" office:value="1" calcext:value-type="float">
            <text:p>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36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75]=&quot;взв&quot;;11;[.G75]=&quot;накл&quot;;24;[.G75]=&quot;прокл&quot;;25;[.G75]=&quot;пт&quot;;26;[.G75]=90;10;[.G75]=85;10;[.G75]=80;9;[.G75]=75;8;[.G75]=70;8;[.G75]=65;7;[.G75]=60;7;[.G75]=55;6;[.G75]=50;6;[.G75]=45;6;[.G75]=40;5;[.G75]=35;4;[.G75]=30;4;[.G75]=25;3;[.G75]=20;2;[.G75]=15;1;[.G75]=10;1;[.G75]=0;0)" office:value-type="float" office:value="25" calcext:value-type="float">
            <text:p>25</text:p>
          </table:table-cell>
          <table:table-cell table:formula="of:=IF([.H75]&lt;=1;0;IF([.H75]&lt;=10;11;IF([.H75]&lt;=14;12;IF([.H75]&lt;=17;13;IF([.H75]&lt;=20;14;IF([.H75]&lt;=22;15;IF([.H75]&lt;=25;16;IF([.H75]&lt;=27;17;IF([.H75]&lt;=29;18;IF([.H75]&lt;=32;19;IF([.H75]&lt;=34;20;IF([.H75]&lt;=36;21;IF([.H75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75]=&quot;взв&quot;;11;[.K75]=&quot;накл&quot;;24;[.K75]=&quot;прокл&quot;;25;[.K75]=&quot;пт&quot;;26;[.K75]=90;10;[.K75]=85;10;[.K75]=80;9;[.K75]=75;8;[.K75]=70;8;[.K75]=65;7;[.K75]=60;7;[.K75]=55;6;[.K75]=50;6;[.K75]=45;6;[.K75]=40;5;[.K75]=35;4;[.K75]=30;4;[.K75]=25;3;[.K75]=20;2;[.K75]=15;1;[.K75]=10;1;[.K75]=0;0)" office:value-type="float" office:value="24" calcext:value-type="float">
            <text:p>24</text:p>
          </table:table-cell>
          <table:table-cell table:formula="of:=IF([.L75]&lt;=1;0;IF([.L75]&lt;=10;11;IF([.L75]&lt;=14;12;IF([.L75]&lt;=17;13;IF([.L75]&lt;=20;14;IF([.L75]&lt;=22;15;IF([.L75]&lt;=25;16;IF([.L75]&lt;=27;17;IF([.L75]&lt;=29;18;IF([.L75]&lt;=32;19;IF([.L75]&lt;=34;20;IF([.L75]&lt;=36;21;IF([.L75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75]=&quot;взв&quot;;11;[.O75]=&quot;накл&quot;;24;[.O75]=&quot;прокл&quot;;25;[.O75]=&quot;пт&quot;;26;[.O75]=90;10;[.O75]=85;10;[.O75]=80;9;[.O75]=75;8;[.O75]=70;8;[.O75]=65;7;[.O75]=60;7;[.O75]=55;6;[.O75]=50;6;[.O75]=45;6;[.O75]=40;5;[.O75]=35;4;[.O75]=30;4;[.O75]=25;3;[.O75]=20;2;[.O75]=15;1;[.O75]=10;1;[.O75]=0;0)" office:value-type="float" office:value="26" calcext:value-type="float">
            <text:p>26</text:p>
          </table:table-cell>
          <table:table-cell table:formula="of:=IF([.P75]&lt;=1;0;IF([.P75]&lt;=10;11;IF([.P75]&lt;=14;12;IF([.P75]&lt;=17;13;IF([.P75]&lt;=20;14;IF([.P75]&lt;=22;15;IF([.P75]&lt;=25;16;IF([.P75]&lt;=27;17;IF([.P75]&lt;=29;18;IF([.P75]&lt;=32;19;IF([.P75]&lt;=34;20;IF([.P75]&lt;=36;21;IF([.P75]&lt;=40;22;24)))))))))))))" office:value-type="float" office:value="0" calcext:value-type="float">
            <text:p>0</text:p>
          </table:table-cell>
          <table:table-cell table:formula="of:=ROUND(([.I75]+[.J75]+[.M75]+[.N75]+[.Q75]+[.R75])/3;0)" office:value-type="float" office:value="25" calcext:value-type="float">
            <text:p>25</text:p>
          </table:table-cell>
          <table:table-cell table:formula="of:=[.F75]*LOG10([.S75]+2)" office:value-type="float" office:value="1.43136376415899" calcext:value-type="float">
            <text:p>1,4313637641589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63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76]=&quot;взв&quot;;11;[.G76]=&quot;накл&quot;;24;[.G76]=&quot;прокл&quot;;25;[.G76]=&quot;пт&quot;;26;[.G76]=90;10;[.G76]=85;10;[.G76]=80;9;[.G76]=75;8;[.G76]=70;8;[.G76]=65;7;[.G76]=60;7;[.G76]=55;6;[.G76]=50;6;[.G76]=45;6;[.G76]=40;5;[.G76]=35;4;[.G76]=30;4;[.G76]=25;3;[.G76]=20;2;[.G76]=15;1;[.G76]=10;1;[.G76]=0;0)" office:value-type="float" office:value="0" calcext:value-type="float">
            <text:p>0</text:p>
          </table:table-cell>
          <table:table-cell table:formula="of:=IF([.H76]&lt;=1;0;IF([.H76]&lt;=10;11;IF([.H76]&lt;=14;12;IF([.H76]&lt;=17;13;IF([.H76]&lt;=20;14;IF([.H76]&lt;=22;15;IF([.H76]&lt;=25;16;IF([.H76]&lt;=27;17;IF([.H76]&lt;=29;18;IF([.H76]&lt;=32;19;IF([.H76]&lt;=34;20;IF([.H76]&lt;=36;21;IF([.H76]&lt;=40;22;24)))))))))))))" office:value-type="float" office:value="16" calcext:value-type="float">
            <text:p>1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76]=&quot;взв&quot;;11;[.K76]=&quot;накл&quot;;24;[.K76]=&quot;прокл&quot;;25;[.K76]=&quot;пт&quot;;26;[.K76]=90;10;[.K76]=85;10;[.K76]=80;9;[.K76]=75;8;[.K76]=70;8;[.K76]=65;7;[.K76]=60;7;[.K76]=55;6;[.K76]=50;6;[.K76]=45;6;[.K76]=40;5;[.K76]=35;4;[.K76]=30;4;[.K76]=25;3;[.K76]=20;2;[.K76]=15;1;[.K76]=10;1;[.K76]=0;0)" office:value-type="float" office:value="0" calcext:value-type="float">
            <text:p>0</text:p>
          </table:table-cell>
          <table:table-cell table:formula="of:=IF([.L76]&lt;=1;0;IF([.L76]&lt;=10;11;IF([.L76]&lt;=14;12;IF([.L76]&lt;=17;13;IF([.L76]&lt;=20;14;IF([.L76]&lt;=22;15;IF([.L76]&lt;=25;16;IF([.L76]&lt;=27;17;IF([.L76]&lt;=29;18;IF([.L76]&lt;=32;19;IF([.L76]&lt;=34;20;IF([.L76]&lt;=36;21;IF([.L76]&lt;=40;22;24)))))))))))))" office:value-type="float" office:value="20" calcext:value-type="float">
            <text:p>20</text:p>
          </table:table-cell>
          <table:table-cell table:number-columns-repeated="2"/>
          <table:table-cell table:formula="of:=COM.MICROSOFT.IFS([.O76]=&quot;взв&quot;;11;[.O76]=&quot;накл&quot;;24;[.O76]=&quot;прокл&quot;;25;[.O76]=&quot;пт&quot;;26;[.O76]=90;10;[.O76]=85;10;[.O76]=80;9;[.O76]=75;8;[.O76]=70;8;[.O76]=65;7;[.O76]=60;7;[.O76]=55;6;[.O76]=50;6;[.O76]=45;6;[.O76]=40;5;[.O76]=35;4;[.O76]=30;4;[.O76]=25;3;[.O76]=20;2;[.O76]=15;1;[.O76]=10;1;[.O76]=0;0)" office:value-type="float" office:value="0" calcext:value-type="float">
            <text:p>0</text:p>
          </table:table-cell>
          <table:table-cell table:formula="of:=IF([.P76]&lt;=1;0;IF([.P76]&lt;=10;11;IF([.P76]&lt;=14;12;IF([.P76]&lt;=17;13;IF([.P76]&lt;=20;14;IF([.P76]&lt;=22;15;IF([.P76]&lt;=25;16;IF([.P76]&lt;=27;17;IF([.P76]&lt;=29;18;IF([.P76]&lt;=32;19;IF([.P76]&lt;=34;20;IF([.P76]&lt;=36;21;IF([.P76]&lt;=40;22;24)))))))))))))" office:value-type="float" office:value="0" calcext:value-type="float">
            <text:p>0</text:p>
          </table:table-cell>
          <table:table-cell table:formula="of:=ROUND(([.I76]+[.J76]+[.M76]+[.N76]+[.Q76]+[.R76])/2;0)" office:value-type="float" office:value="18" calcext:value-type="float">
            <text:p>18</text:p>
          </table:table-cell>
          <table:table-cell table:formula="of:=[.F76]*LOG10([.S76]+2)" office:value-type="float" office:value="2.60205999132796" calcext:value-type="float">
            <text:p>2,6020599913279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64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77]=&quot;взв&quot;;11;[.G77]=&quot;накл&quot;;24;[.G77]=&quot;прокл&quot;;25;[.G77]=&quot;пт&quot;;26;[.G77]=90;10;[.G77]=85;10;[.G77]=80;9;[.G77]=75;8;[.G77]=70;8;[.G77]=65;7;[.G77]=60;7;[.G77]=55;6;[.G77]=50;6;[.G77]=45;6;[.G77]=40;5;[.G77]=35;4;[.G77]=30;4;[.G77]=25;3;[.G77]=20;2;[.G77]=15;1;[.G77]=10;1;[.G77]=0;0)" office:value-type="float" office:value="0" calcext:value-type="float">
            <text:p>0</text:p>
          </table:table-cell>
          <table:table-cell table:formula="of:=IF([.H77]&lt;=1;0;IF([.H77]&lt;=10;11;IF([.H77]&lt;=14;12;IF([.H77]&lt;=17;13;IF([.H77]&lt;=20;14;IF([.H77]&lt;=22;15;IF([.H77]&lt;=25;16;IF([.H77]&lt;=27;17;IF([.H77]&lt;=29;18;IF([.H77]&lt;=32;19;IF([.H77]&lt;=34;20;IF([.H77]&lt;=36;21;IF([.H77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77]=&quot;взв&quot;;11;[.K77]=&quot;накл&quot;;24;[.K77]=&quot;прокл&quot;;25;[.K77]=&quot;пт&quot;;26;[.K77]=90;10;[.K77]=85;10;[.K77]=80;9;[.K77]=75;8;[.K77]=70;8;[.K77]=65;7;[.K77]=60;7;[.K77]=55;6;[.K77]=50;6;[.K77]=45;6;[.K77]=40;5;[.K77]=35;4;[.K77]=30;4;[.K77]=25;3;[.K77]=20;2;[.K77]=15;1;[.K77]=10;1;[.K77]=0;0)" office:value-type="float" office:value="0" calcext:value-type="float">
            <text:p>0</text:p>
          </table:table-cell>
          <table:table-cell table:formula="of:=IF([.L77]&lt;=1;0;IF([.L77]&lt;=10;11;IF([.L77]&lt;=14;12;IF([.L77]&lt;=17;13;IF([.L77]&lt;=20;14;IF([.L77]&lt;=22;15;IF([.L77]&lt;=25;16;IF([.L77]&lt;=27;17;IF([.L77]&lt;=29;18;IF([.L77]&lt;=32;19;IF([.L77]&lt;=34;20;IF([.L77]&lt;=36;21;IF([.L77]&lt;=40;22;24)))))))))))))"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77]=&quot;взв&quot;;11;[.O77]=&quot;накл&quot;;24;[.O77]=&quot;прокл&quot;;25;[.O77]=&quot;пт&quot;;26;[.O77]=90;10;[.O77]=85;10;[.O77]=80;9;[.O77]=75;8;[.O77]=70;8;[.O77]=65;7;[.O77]=60;7;[.O77]=55;6;[.O77]=50;6;[.O77]=45;6;[.O77]=40;5;[.O77]=35;4;[.O77]=30;4;[.O77]=25;3;[.O77]=20;2;[.O77]=15;1;[.O77]=10;1;[.O77]=0;0)" office:value-type="float" office:value="0" calcext:value-type="float">
            <text:p>0</text:p>
          </table:table-cell>
          <table:table-cell table:formula="of:=IF([.P77]&lt;=1;0;IF([.P77]&lt;=10;11;IF([.P77]&lt;=14;12;IF([.P77]&lt;=17;13;IF([.P77]&lt;=20;14;IF([.P77]&lt;=22;15;IF([.P77]&lt;=25;16;IF([.P77]&lt;=27;17;IF([.P77]&lt;=29;18;IF([.P77]&lt;=32;19;IF([.P77]&lt;=34;20;IF([.P77]&lt;=36;21;IF([.P77]&lt;=40;22;24)))))))))))))" office:value-type="float" office:value="22" calcext:value-type="float">
            <text:p>22</text:p>
          </table:table-cell>
          <table:table-cell table:formula="of:=ROUND(([.I77]+[.J77]+[.M77]+[.N77]+[.Q77]+[.R77])/3;0)" office:value-type="float" office:value="21" calcext:value-type="float">
            <text:p>21</text:p>
          </table:table-cell>
          <table:table-cell table:formula="of:=[.F77]*LOG10([.S77]+2)" office:value-type="float" office:value="2.72345567203519" calcext:value-type="float">
            <text:p>2,7234556720351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77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78]=&quot;взв&quot;;11;[.G78]=&quot;накл&quot;;24;[.G78]=&quot;прокл&quot;;25;[.G78]=&quot;пт&quot;;26;[.G78]=90;10;[.G78]=85;10;[.G78]=80;9;[.G78]=75;8;[.G78]=70;8;[.G78]=65;7;[.G78]=60;7;[.G78]=55;6;[.G78]=50;6;[.G78]=45;6;[.G78]=40;5;[.G78]=35;4;[.G78]=30;4;[.G78]=25;3;[.G78]=20;2;[.G78]=15;1;[.G78]=10;1;[.G78]=0;0)" office:value-type="float" office:value="24" calcext:value-type="float">
            <text:p>24</text:p>
          </table:table-cell>
          <table:table-cell table:formula="of:=IF([.H78]&lt;=1;0;IF([.H78]&lt;=10;11;IF([.H78]&lt;=14;12;IF([.H78]&lt;=17;13;IF([.H78]&lt;=20;14;IF([.H78]&lt;=22;15;IF([.H78]&lt;=25;16;IF([.H78]&lt;=27;17;IF([.H78]&lt;=29;18;IF([.H78]&lt;=32;19;IF([.H78]&lt;=34;20;IF([.H78]&lt;=36;21;IF([.H7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78]=&quot;взв&quot;;11;[.K78]=&quot;накл&quot;;24;[.K78]=&quot;прокл&quot;;25;[.K78]=&quot;пт&quot;;26;[.K78]=90;10;[.K78]=85;10;[.K78]=80;9;[.K78]=75;8;[.K78]=70;8;[.K78]=65;7;[.K78]=60;7;[.K78]=55;6;[.K78]=50;6;[.K78]=45;6;[.K78]=40;5;[.K78]=35;4;[.K78]=30;4;[.K78]=25;3;[.K78]=20;2;[.K78]=15;1;[.K78]=10;1;[.K78]=0;0)" office:value-type="float" office:value="0" calcext:value-type="float">
            <text:p>0</text:p>
          </table:table-cell>
          <table:table-cell table:formula="of:=IF([.L78]&lt;=1;0;IF([.L78]&lt;=10;11;IF([.L78]&lt;=14;12;IF([.L78]&lt;=17;13;IF([.L78]&lt;=20;14;IF([.L78]&lt;=22;15;IF([.L78]&lt;=25;16;IF([.L78]&lt;=27;17;IF([.L78]&lt;=29;18;IF([.L78]&lt;=32;19;IF([.L78]&lt;=34;20;IF([.L78]&lt;=36;21;IF([.L78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78]=&quot;взв&quot;;11;[.O78]=&quot;накл&quot;;24;[.O78]=&quot;прокл&quot;;25;[.O78]=&quot;пт&quot;;26;[.O78]=90;10;[.O78]=85;10;[.O78]=80;9;[.O78]=75;8;[.O78]=70;8;[.O78]=65;7;[.O78]=60;7;[.O78]=55;6;[.O78]=50;6;[.O78]=45;6;[.O78]=40;5;[.O78]=35;4;[.O78]=30;4;[.O78]=25;3;[.O78]=20;2;[.O78]=15;1;[.O78]=10;1;[.O78]=0;0)" office:value-type="float" office:value="24" calcext:value-type="float">
            <text:p>24</text:p>
          </table:table-cell>
          <table:table-cell table:formula="of:=IF([.P78]&lt;=1;0;IF([.P78]&lt;=10;11;IF([.P78]&lt;=14;12;IF([.P78]&lt;=17;13;IF([.P78]&lt;=20;14;IF([.P78]&lt;=22;15;IF([.P78]&lt;=25;16;IF([.P78]&lt;=27;17;IF([.P78]&lt;=29;18;IF([.P78]&lt;=32;19;IF([.P78]&lt;=34;20;IF([.P78]&lt;=36;21;IF([.P78]&lt;=40;22;24)))))))))))))" office:value-type="float" office:value="0" calcext:value-type="float">
            <text:p>0</text:p>
          </table:table-cell>
          <table:table-cell table:formula="of:=ROUND(([.I78]+[.J78]+[.M78]+[.N78]+[.Q78]+[.R78])/2;0)" office:value-type="float" office:value="24" calcext:value-type="float">
            <text:p>24</text:p>
          </table:table-cell>
          <table:table-cell table:formula="of:=[.F78]*LOG10([.S78]+2)" office:value-type="float" office:value="2.82994669594164" calcext:value-type="float">
            <text:p>2,8299466959416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78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79]=&quot;взв&quot;;11;[.G79]=&quot;накл&quot;;24;[.G79]=&quot;прокл&quot;;25;[.G79]=&quot;пт&quot;;26;[.G79]=90;10;[.G79]=85;10;[.G79]=80;9;[.G79]=75;8;[.G79]=70;8;[.G79]=65;7;[.G79]=60;7;[.G79]=55;6;[.G79]=50;6;[.G79]=45;6;[.G79]=40;5;[.G79]=35;4;[.G79]=30;4;[.G79]=25;3;[.G79]=20;2;[.G79]=15;1;[.G79]=10;1;[.G79]=0;0)" office:value-type="float" office:value="0" calcext:value-type="float">
            <text:p>0</text:p>
          </table:table-cell>
          <table:table-cell table:formula="of:=IF([.H79]&lt;=1;0;IF([.H79]&lt;=10;11;IF([.H79]&lt;=14;12;IF([.H79]&lt;=17;13;IF([.H79]&lt;=20;14;IF([.H79]&lt;=22;15;IF([.H79]&lt;=25;16;IF([.H79]&lt;=27;17;IF([.H79]&lt;=29;18;IF([.H79]&lt;=32;19;IF([.H79]&lt;=34;20;IF([.H79]&lt;=36;21;IF([.H79]&lt;=40;22;24)))))))))))))"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79]=&quot;взв&quot;;11;[.K79]=&quot;накл&quot;;24;[.K79]=&quot;прокл&quot;;25;[.K79]=&quot;пт&quot;;26;[.K79]=90;10;[.K79]=85;10;[.K79]=80;9;[.K79]=75;8;[.K79]=70;8;[.K79]=65;7;[.K79]=60;7;[.K79]=55;6;[.K79]=50;6;[.K79]=45;6;[.K79]=40;5;[.K79]=35;4;[.K79]=30;4;[.K79]=25;3;[.K79]=20;2;[.K79]=15;1;[.K79]=10;1;[.K79]=0;0)" office:value-type="float" office:value="0" calcext:value-type="float">
            <text:p>0</text:p>
          </table:table-cell>
          <table:table-cell table:formula="of:=IF([.L79]&lt;=1;0;IF([.L79]&lt;=10;11;IF([.L79]&lt;=14;12;IF([.L79]&lt;=17;13;IF([.L79]&lt;=20;14;IF([.L79]&lt;=22;15;IF([.L79]&lt;=25;16;IF([.L79]&lt;=27;17;IF([.L79]&lt;=29;18;IF([.L79]&lt;=32;19;IF([.L79]&lt;=34;20;IF([.L79]&lt;=36;21;IF([.L79]&lt;=40;22;24)))))))))))))" office:value-type="float" office:value="17" calcext:value-type="float">
            <text:p>1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79]=&quot;взв&quot;;11;[.O79]=&quot;накл&quot;;24;[.O79]=&quot;прокл&quot;;25;[.O79]=&quot;пт&quot;;26;[.O79]=90;10;[.O79]=85;10;[.O79]=80;9;[.O79]=75;8;[.O79]=70;8;[.O79]=65;7;[.O79]=60;7;[.O79]=55;6;[.O79]=50;6;[.O79]=45;6;[.O79]=40;5;[.O79]=35;4;[.O79]=30;4;[.O79]=25;3;[.O79]=20;2;[.O79]=15;1;[.O79]=10;1;[.O79]=0;0)" office:value-type="float" office:value="0" calcext:value-type="float">
            <text:p>0</text:p>
          </table:table-cell>
          <table:table-cell table:formula="of:=IF([.P79]&lt;=1;0;IF([.P79]&lt;=10;11;IF([.P79]&lt;=14;12;IF([.P79]&lt;=17;13;IF([.P79]&lt;=20;14;IF([.P79]&lt;=22;15;IF([.P79]&lt;=25;16;IF([.P79]&lt;=27;17;IF([.P79]&lt;=29;18;IF([.P79]&lt;=32;19;IF([.P79]&lt;=34;20;IF([.P79]&lt;=36;21;IF([.P79]&lt;=40;22;24)))))))))))))" office:value-type="float" office:value="17" calcext:value-type="float">
            <text:p>17</text:p>
          </table:table-cell>
          <table:table-cell table:formula="of:=ROUND(([.I79]+[.J79]+[.M79]+[.N79]+[.Q79]+[.R79])/3;0)" office:value-type="float" office:value="17" calcext:value-type="float">
            <text:p>17</text:p>
          </table:table-cell>
          <table:table-cell table:formula="of:=[.F79]*LOG10([.S79]+2)" office:value-type="float" office:value="2.55750720190566" calcext:value-type="float">
            <text:p>2,5575072019056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86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80]=&quot;взв&quot;;11;[.G80]=&quot;накл&quot;;24;[.G80]=&quot;прокл&quot;;25;[.G80]=&quot;пт&quot;;26;[.G80]=90;10;[.G80]=85;10;[.G80]=80;9;[.G80]=75;8;[.G80]=70;8;[.G80]=65;7;[.G80]=60;7;[.G80]=55;6;[.G80]=50;6;[.G80]=45;6;[.G80]=40;5;[.G80]=35;4;[.G80]=30;4;[.G80]=25;3;[.G80]=20;2;[.G80]=15;1;[.G80]=10;1;[.G80]=0;0)" office:value-type="float" office:value="0" calcext:value-type="float">
            <text:p>0</text:p>
          </table:table-cell>
          <table:table-cell table:formula="of:=IF([.H80]&lt;=1;0;IF([.H80]&lt;=10;11;IF([.H80]&lt;=14;12;IF([.H80]&lt;=17;13;IF([.H80]&lt;=20;14;IF([.H80]&lt;=22;15;IF([.H80]&lt;=25;16;IF([.H80]&lt;=27;17;IF([.H80]&lt;=29;18;IF([.H80]&lt;=32;19;IF([.H80]&lt;=34;20;IF([.H80]&lt;=36;21;IF([.H80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80]=&quot;взв&quot;;11;[.K80]=&quot;накл&quot;;24;[.K80]=&quot;прокл&quot;;25;[.K80]=&quot;пт&quot;;26;[.K80]=90;10;[.K80]=85;10;[.K80]=80;9;[.K80]=75;8;[.K80]=70;8;[.K80]=65;7;[.K80]=60;7;[.K80]=55;6;[.K80]=50;6;[.K80]=45;6;[.K80]=40;5;[.K80]=35;4;[.K80]=30;4;[.K80]=25;3;[.K80]=20;2;[.K80]=15;1;[.K80]=10;1;[.K80]=0;0)" office:value-type="float" office:value="0" calcext:value-type="float">
            <text:p>0</text:p>
          </table:table-cell>
          <table:table-cell table:formula="of:=IF([.L80]&lt;=1;0;IF([.L80]&lt;=10;11;IF([.L80]&lt;=14;12;IF([.L80]&lt;=17;13;IF([.L80]&lt;=20;14;IF([.L80]&lt;=22;15;IF([.L80]&lt;=25;16;IF([.L80]&lt;=27;17;IF([.L80]&lt;=29;18;IF([.L80]&lt;=32;19;IF([.L80]&lt;=34;20;IF([.L80]&lt;=36;21;IF([.L80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80]=&quot;взв&quot;;11;[.O80]=&quot;накл&quot;;24;[.O80]=&quot;прокл&quot;;25;[.O80]=&quot;пт&quot;;26;[.O80]=90;10;[.O80]=85;10;[.O80]=80;9;[.O80]=75;8;[.O80]=70;8;[.O80]=65;7;[.O80]=60;7;[.O80]=55;6;[.O80]=50;6;[.O80]=45;6;[.O80]=40;5;[.O80]=35;4;[.O80]=30;4;[.O80]=25;3;[.O80]=20;2;[.O80]=15;1;[.O80]=10;1;[.O80]=0;0)" office:value-type="float" office:value="0" calcext:value-type="float">
            <text:p>0</text:p>
          </table:table-cell>
          <table:table-cell table:formula="of:=IF([.P80]&lt;=1;0;IF([.P80]&lt;=10;11;IF([.P80]&lt;=14;12;IF([.P80]&lt;=17;13;IF([.P80]&lt;=20;14;IF([.P80]&lt;=22;15;IF([.P80]&lt;=25;16;IF([.P80]&lt;=27;17;IF([.P80]&lt;=29;18;IF([.P80]&lt;=32;19;IF([.P80]&lt;=34;20;IF([.P80]&lt;=36;21;IF([.P80]&lt;=40;22;24)))))))))))))" office:value-type="float" office:value="19" calcext:value-type="float">
            <text:p>19</text:p>
          </table:table-cell>
          <table:table-cell table:formula="of:=ROUND(([.I80]+[.J80]+[.M80]+[.N80]+[.Q80]+[.R80])/3;0)" office:value-type="float" office:value="19" calcext:value-type="float">
            <text:p>19</text:p>
          </table:table-cell>
          <table:table-cell table:formula="of:=[.F80]*LOG10([.S80]+2)" office:value-type="float" office:value="2.64443858946784" calcext:value-type="float">
            <text:p>2,6444385894678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01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G81]=&quot;взв&quot;;11;[.G81]=&quot;накл&quot;;24;[.G81]=&quot;прокл&quot;;25;[.G81]=&quot;пт&quot;;26;[.G81]=90;10;[.G81]=85;10;[.G81]=80;9;[.G81]=75;8;[.G81]=70;8;[.G81]=65;7;[.G81]=60;7;[.G81]=55;6;[.G81]=50;6;[.G81]=45;6;[.G81]=40;5;[.G81]=35;4;[.G81]=30;4;[.G81]=25;3;[.G81]=20;2;[.G81]=15;1;[.G81]=10;1;[.G81]=0;0)" office:value-type="float" office:value="0" calcext:value-type="float">
            <text:p>0</text:p>
          </table:table-cell>
          <table:table-cell table:formula="of:=IF([.H81]&lt;=1;0;IF([.H81]&lt;=10;11;IF([.H81]&lt;=14;12;IF([.H81]&lt;=17;13;IF([.H81]&lt;=20;14;IF([.H81]&lt;=22;15;IF([.H81]&lt;=25;16;IF([.H81]&lt;=27;17;IF([.H81]&lt;=29;18;IF([.H81]&lt;=32;19;IF([.H81]&lt;=34;20;IF([.H81]&lt;=36;21;IF([.H81]&lt;=40;22;24)))))))))))))" office:value-type="float" office:value="24" calcext:value-type="float">
            <text:p>2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81]=&quot;взв&quot;;11;[.K81]=&quot;накл&quot;;24;[.K81]=&quot;прокл&quot;;25;[.K81]=&quot;пт&quot;;26;[.K81]=90;10;[.K81]=85;10;[.K81]=80;9;[.K81]=75;8;[.K81]=70;8;[.K81]=65;7;[.K81]=60;7;[.K81]=55;6;[.K81]=50;6;[.K81]=45;6;[.K81]=40;5;[.K81]=35;4;[.K81]=30;4;[.K81]=25;3;[.K81]=20;2;[.K81]=15;1;[.K81]=10;1;[.K81]=0;0)" office:value-type="float" office:value="0" calcext:value-type="float">
            <text:p>0</text:p>
          </table:table-cell>
          <table:table-cell table:formula="of:=IF([.L81]&lt;=1;0;IF([.L81]&lt;=10;11;IF([.L81]&lt;=14;12;IF([.L81]&lt;=17;13;IF([.L81]&lt;=20;14;IF([.L81]&lt;=22;15;IF([.L81]&lt;=25;16;IF([.L81]&lt;=27;17;IF([.L81]&lt;=29;18;IF([.L81]&lt;=32;19;IF([.L81]&lt;=34;20;IF([.L81]&lt;=36;21;IF([.L81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O81]=&quot;взв&quot;;11;[.O81]=&quot;накл&quot;;24;[.O81]=&quot;прокл&quot;;25;[.O81]=&quot;пт&quot;;26;[.O81]=90;10;[.O81]=85;10;[.O81]=80;9;[.O81]=75;8;[.O81]=70;8;[.O81]=65;7;[.O81]=60;7;[.O81]=55;6;[.O81]=50;6;[.O81]=45;6;[.O81]=40;5;[.O81]=35;4;[.O81]=30;4;[.O81]=25;3;[.O81]=20;2;[.O81]=15;1;[.O81]=10;1;[.O81]=0;0)" office:value-type="float" office:value="0" calcext:value-type="float">
            <text:p>0</text:p>
          </table:table-cell>
          <table:table-cell table:formula="of:=IF([.P81]&lt;=1;0;IF([.P81]&lt;=10;11;IF([.P81]&lt;=14;12;IF([.P81]&lt;=17;13;IF([.P81]&lt;=20;14;IF([.P81]&lt;=22;15;IF([.P81]&lt;=25;16;IF([.P81]&lt;=27;17;IF([.P81]&lt;=29;18;IF([.P81]&lt;=32;19;IF([.P81]&lt;=34;20;IF([.P81]&lt;=36;21;IF([.P81]&lt;=40;22;24)))))))))))))" office:value-type="float" office:value="0" calcext:value-type="float">
            <text:p>0</text:p>
          </table:table-cell>
          <table:table-cell table:formula="of:=ROUND(([.I81]+[.J81]+[.M81]+[.N81]+[.Q81]+[.R81])/2;0)" office:value-type="float" office:value="23" calcext:value-type="float">
            <text:p>23</text:p>
          </table:table-cell>
          <table:table-cell table:formula="of:=[.F81]*LOG10([.S81]+2)" office:value-type="float" office:value="2.79588001734408" calcext:value-type="float">
            <text:p>2,7958800173440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19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G82]=&quot;взв&quot;;11;[.G82]=&quot;накл&quot;;24;[.G82]=&quot;прокл&quot;;25;[.G82]=&quot;пт&quot;;26;[.G82]=90;10;[.G82]=85;10;[.G82]=80;9;[.G82]=75;8;[.G82]=70;8;[.G82]=65;7;[.G82]=60;7;[.G82]=55;6;[.G82]=50;6;[.G82]=45;6;[.G82]=40;5;[.G82]=35;4;[.G82]=30;4;[.G82]=25;3;[.G82]=20;2;[.G82]=15;1;[.G82]=10;1;[.G82]=0;0)" office:value-type="float" office:value="0" calcext:value-type="float">
            <text:p>0</text:p>
          </table:table-cell>
          <table:table-cell table:formula="of:=IF([.H82]&lt;=1;0;IF([.H82]&lt;=10;11;IF([.H82]&lt;=14;12;IF([.H82]&lt;=17;13;IF([.H82]&lt;=20;14;IF([.H82]&lt;=22;15;IF([.H82]&lt;=25;16;IF([.H82]&lt;=27;17;IF([.H82]&lt;=29;18;IF([.H82]&lt;=32;19;IF([.H82]&lt;=34;20;IF([.H82]&lt;=36;21;IF([.H82]&lt;=40;22;24)))))))))))))"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K82]=&quot;взв&quot;;11;[.K82]=&quot;накл&quot;;24;[.K82]=&quot;прокл&quot;;25;[.K82]=&quot;пт&quot;;26;[.K82]=90;10;[.K82]=85;10;[.K82]=80;9;[.K82]=75;8;[.K82]=70;8;[.K82]=65;7;[.K82]=60;7;[.K82]=55;6;[.K82]=50;6;[.K82]=45;6;[.K82]=40;5;[.K82]=35;4;[.K82]=30;4;[.K82]=25;3;[.K82]=20;2;[.K82]=15;1;[.K82]=10;1;[.K82]=0;0)" office:value-type="float" office:value="0" calcext:value-type="float">
            <text:p>0</text:p>
          </table:table-cell>
          <table:table-cell table:formula="of:=IF([.L82]&lt;=1;0;IF([.L82]&lt;=10;11;IF([.L82]&lt;=14;12;IF([.L82]&lt;=17;13;IF([.L82]&lt;=20;14;IF([.L82]&lt;=22;15;IF([.L82]&lt;=25;16;IF([.L82]&lt;=27;17;IF([.L82]&lt;=29;18;IF([.L82]&lt;=32;19;IF([.L82]&lt;=34;20;IF([.L82]&lt;=36;21;IF([.L82]&lt;=40;22;24)))))))))))))"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O82]=&quot;взв&quot;;11;[.O82]=&quot;накл&quot;;24;[.O82]=&quot;прокл&quot;;25;[.O82]=&quot;пт&quot;;26;[.O82]=90;10;[.O82]=85;10;[.O82]=80;9;[.O82]=75;8;[.O82]=70;8;[.O82]=65;7;[.O82]=60;7;[.O82]=55;6;[.O82]=50;6;[.O82]=45;6;[.O82]=40;5;[.O82]=35;4;[.O82]=30;4;[.O82]=25;3;[.O82]=20;2;[.O82]=15;1;[.O82]=10;1;[.O82]=0;0)" office:value-type="float" office:value="0" calcext:value-type="float">
            <text:p>0</text:p>
          </table:table-cell>
          <table:table-cell table:formula="of:=IF([.P82]&lt;=1;0;IF([.P82]&lt;=10;11;IF([.P82]&lt;=14;12;IF([.P82]&lt;=17;13;IF([.P82]&lt;=20;14;IF([.P82]&lt;=22;15;IF([.P82]&lt;=25;16;IF([.P82]&lt;=27;17;IF([.P82]&lt;=29;18;IF([.P82]&lt;=32;19;IF([.P82]&lt;=34;20;IF([.P82]&lt;=36;21;IF([.P82]&lt;=40;22;24)))))))))))))" office:value-type="float" office:value="14" calcext:value-type="float">
            <text:p>14</text:p>
          </table:table-cell>
          <table:table-cell table:formula="of:=ROUND(([.I82]+[.J82]+[.M82]+[.N82]+[.Q82]+[.R82])/3;0)" office:value-type="float" office:value="14" calcext:value-type="float">
            <text:p>14</text:p>
          </table:table-cell>
          <table:table-cell table:formula="of:=[.F82]*LOG10([.S82]+2)" office:value-type="float" office:value="2.40823996531185" calcext:value-type="float">
            <text:p>2,4082399653118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20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83]=&quot;взв&quot;;11;[.G83]=&quot;накл&quot;;24;[.G83]=&quot;прокл&quot;;25;[.G83]=&quot;пт&quot;;26;[.G83]=90;10;[.G83]=85;10;[.G83]=80;9;[.G83]=75;8;[.G83]=70;8;[.G83]=65;7;[.G83]=60;7;[.G83]=55;6;[.G83]=50;6;[.G83]=45;6;[.G83]=40;5;[.G83]=35;4;[.G83]=30;4;[.G83]=25;3;[.G83]=20;2;[.G83]=15;1;[.G83]=10;1;[.G83]=0;0)" office:value-type="float" office:value="0" calcext:value-type="float">
            <text:p>0</text:p>
          </table:table-cell>
          <table:table-cell table:formula="of:=IF([.H83]&lt;=1;0;IF([.H83]&lt;=10;11;IF([.H83]&lt;=14;12;IF([.H83]&lt;=17;13;IF([.H83]&lt;=20;14;IF([.H83]&lt;=22;15;IF([.H83]&lt;=25;16;IF([.H83]&lt;=27;17;IF([.H83]&lt;=29;18;IF([.H83]&lt;=32;19;IF([.H83]&lt;=34;20;IF([.H83]&lt;=36;21;IF([.H83]&lt;=40;22;24)))))))))))))"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83]=&quot;взв&quot;;11;[.K83]=&quot;накл&quot;;24;[.K83]=&quot;прокл&quot;;25;[.K83]=&quot;пт&quot;;26;[.K83]=90;10;[.K83]=85;10;[.K83]=80;9;[.K83]=75;8;[.K83]=70;8;[.K83]=65;7;[.K83]=60;7;[.K83]=55;6;[.K83]=50;6;[.K83]=45;6;[.K83]=40;5;[.K83]=35;4;[.K83]=30;4;[.K83]=25;3;[.K83]=20;2;[.K83]=15;1;[.K83]=10;1;[.K83]=0;0)" office:value-type="float" office:value="0" calcext:value-type="float">
            <text:p>0</text:p>
          </table:table-cell>
          <table:table-cell table:formula="of:=IF([.L83]&lt;=1;0;IF([.L83]&lt;=10;11;IF([.L83]&lt;=14;12;IF([.L83]&lt;=17;13;IF([.L83]&lt;=20;14;IF([.L83]&lt;=22;15;IF([.L83]&lt;=25;16;IF([.L83]&lt;=27;17;IF([.L83]&lt;=29;18;IF([.L83]&lt;=32;19;IF([.L83]&lt;=34;20;IF([.L83]&lt;=36;21;IF([.L83]&lt;=40;22;24)))))))))))))"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83]=&quot;взв&quot;;11;[.O83]=&quot;накл&quot;;24;[.O83]=&quot;прокл&quot;;25;[.O83]=&quot;пт&quot;;26;[.O83]=90;10;[.O83]=85;10;[.O83]=80;9;[.O83]=75;8;[.O83]=70;8;[.O83]=65;7;[.O83]=60;7;[.O83]=55;6;[.O83]=50;6;[.O83]=45;6;[.O83]=40;5;[.O83]=35;4;[.O83]=30;4;[.O83]=25;3;[.O83]=20;2;[.O83]=15;1;[.O83]=10;1;[.O83]=0;0)" office:value-type="float" office:value="0" calcext:value-type="float">
            <text:p>0</text:p>
          </table:table-cell>
          <table:table-cell table:formula="of:=IF([.P83]&lt;=1;0;IF([.P83]&lt;=10;11;IF([.P83]&lt;=14;12;IF([.P83]&lt;=17;13;IF([.P83]&lt;=20;14;IF([.P83]&lt;=22;15;IF([.P83]&lt;=25;16;IF([.P83]&lt;=27;17;IF([.P83]&lt;=29;18;IF([.P83]&lt;=32;19;IF([.P83]&lt;=34;20;IF([.P83]&lt;=36;21;IF([.P83]&lt;=40;22;24)))))))))))))" office:value-type="float" office:value="16" calcext:value-type="float">
            <text:p>16</text:p>
          </table:table-cell>
          <table:table-cell table:formula="of:=ROUND(([.I83]+[.J83]+[.M83]+[.N83]+[.Q83]+[.R83])/3;0)" office:value-type="float" office:value="16" calcext:value-type="float">
            <text:p>16</text:p>
          </table:table-cell>
          <table:table-cell table:formula="of:=[.F83]*LOG10([.S83]+2)" office:value-type="float" office:value="2.51054501020661" calcext:value-type="float">
            <text:p>2,5105450102066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39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84]=&quot;взв&quot;;11;[.G84]=&quot;накл&quot;;24;[.G84]=&quot;прокл&quot;;25;[.G84]=&quot;пт&quot;;26;[.G84]=90;10;[.G84]=85;10;[.G84]=80;9;[.G84]=75;8;[.G84]=70;8;[.G84]=65;7;[.G84]=60;7;[.G84]=55;6;[.G84]=50;6;[.G84]=45;6;[.G84]=40;5;[.G84]=35;4;[.G84]=30;4;[.G84]=25;3;[.G84]=20;2;[.G84]=15;1;[.G84]=10;1;[.G84]=0;0)" office:value-type="float" office:value="25" calcext:value-type="float">
            <text:p>25</text:p>
          </table:table-cell>
          <table:table-cell table:formula="of:=IF([.H84]&lt;=1;0;IF([.H84]&lt;=10;11;IF([.H84]&lt;=14;12;IF([.H84]&lt;=17;13;IF([.H84]&lt;=20;14;IF([.H84]&lt;=22;15;IF([.H84]&lt;=25;16;IF([.H84]&lt;=27;17;IF([.H84]&lt;=29;18;IF([.H84]&lt;=32;19;IF([.H84]&lt;=34;20;IF([.H84]&lt;=36;21;IF([.H84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84]=&quot;взв&quot;;11;[.K84]=&quot;накл&quot;;24;[.K84]=&quot;прокл&quot;;25;[.K84]=&quot;пт&quot;;26;[.K84]=90;10;[.K84]=85;10;[.K84]=80;9;[.K84]=75;8;[.K84]=70;8;[.K84]=65;7;[.K84]=60;7;[.K84]=55;6;[.K84]=50;6;[.K84]=45;6;[.K84]=40;5;[.K84]=35;4;[.K84]=30;4;[.K84]=25;3;[.K84]=20;2;[.K84]=15;1;[.K84]=10;1;[.K84]=0;0)" office:value-type="float" office:value="24" calcext:value-type="float">
            <text:p>24</text:p>
          </table:table-cell>
          <table:table-cell table:formula="of:=IF([.L84]&lt;=1;0;IF([.L84]&lt;=10;11;IF([.L84]&lt;=14;12;IF([.L84]&lt;=17;13;IF([.L84]&lt;=20;14;IF([.L84]&lt;=22;15;IF([.L84]&lt;=25;16;IF([.L84]&lt;=27;17;IF([.L84]&lt;=29;18;IF([.L84]&lt;=32;19;IF([.L84]&lt;=34;20;IF([.L84]&lt;=36;21;IF([.L84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84]=&quot;взв&quot;;11;[.O84]=&quot;накл&quot;;24;[.O84]=&quot;прокл&quot;;25;[.O84]=&quot;пт&quot;;26;[.O84]=90;10;[.O84]=85;10;[.O84]=80;9;[.O84]=75;8;[.O84]=70;8;[.O84]=65;7;[.O84]=60;7;[.O84]=55;6;[.O84]=50;6;[.O84]=45;6;[.O84]=40;5;[.O84]=35;4;[.O84]=30;4;[.O84]=25;3;[.O84]=20;2;[.O84]=15;1;[.O84]=10;1;[.O84]=0;0)" office:value-type="float" office:value="26" calcext:value-type="float">
            <text:p>26</text:p>
          </table:table-cell>
          <table:table-cell table:formula="of:=IF([.P84]&lt;=1;0;IF([.P84]&lt;=10;11;IF([.P84]&lt;=14;12;IF([.P84]&lt;=17;13;IF([.P84]&lt;=20;14;IF([.P84]&lt;=22;15;IF([.P84]&lt;=25;16;IF([.P84]&lt;=27;17;IF([.P84]&lt;=29;18;IF([.P84]&lt;=32;19;IF([.P84]&lt;=34;20;IF([.P84]&lt;=36;21;IF([.P84]&lt;=40;22;24)))))))))))))" office:value-type="float" office:value="0" calcext:value-type="float">
            <text:p>0</text:p>
          </table:table-cell>
          <table:table-cell table:formula="of:=ROUND(([.I84]+[.J84]+[.M84]+[.N84]+[.Q84]+[.R84])/3;0)" office:value-type="float" office:value="25" calcext:value-type="float">
            <text:p>25</text:p>
          </table:table-cell>
          <table:table-cell table:formula="of:=[.F84]*LOG10([.S84]+2)" office:value-type="float" office:value="2.86272752831797" calcext:value-type="float">
            <text:p>2,8627275283179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79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85]=&quot;взв&quot;;11;[.G85]=&quot;накл&quot;;24;[.G85]=&quot;прокл&quot;;25;[.G85]=&quot;пт&quot;;26;[.G85]=90;10;[.G85]=85;10;[.G85]=80;9;[.G85]=75;8;[.G85]=70;8;[.G85]=65;7;[.G85]=60;7;[.G85]=55;6;[.G85]=50;6;[.G85]=45;6;[.G85]=40;5;[.G85]=35;4;[.G85]=30;4;[.G85]=25;3;[.G85]=20;2;[.G85]=15;1;[.G85]=10;1;[.G85]=0;0)" office:value-type="float" office:value="0" calcext:value-type="float">
            <text:p>0</text:p>
          </table:table-cell>
          <table:table-cell table:formula="of:=IF([.H85]&lt;=1;0;IF([.H85]&lt;=10;11;IF([.H85]&lt;=14;12;IF([.H85]&lt;=17;13;IF([.H85]&lt;=20;14;IF([.H85]&lt;=22;15;IF([.H85]&lt;=25;16;IF([.H85]&lt;=27;17;IF([.H85]&lt;=29;18;IF([.H85]&lt;=32;19;IF([.H85]&lt;=34;20;IF([.H85]&lt;=36;21;IF([.H85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85]=&quot;взв&quot;;11;[.K85]=&quot;накл&quot;;24;[.K85]=&quot;прокл&quot;;25;[.K85]=&quot;пт&quot;;26;[.K85]=90;10;[.K85]=85;10;[.K85]=80;9;[.K85]=75;8;[.K85]=70;8;[.K85]=65;7;[.K85]=60;7;[.K85]=55;6;[.K85]=50;6;[.K85]=45;6;[.K85]=40;5;[.K85]=35;4;[.K85]=30;4;[.K85]=25;3;[.K85]=20;2;[.K85]=15;1;[.K85]=10;1;[.K85]=0;0)" office:value-type="float" office:value="0" calcext:value-type="float">
            <text:p>0</text:p>
          </table:table-cell>
          <table:table-cell table:formula="of:=IF([.L85]&lt;=1;0;IF([.L85]&lt;=10;11;IF([.L85]&lt;=14;12;IF([.L85]&lt;=17;13;IF([.L85]&lt;=20;14;IF([.L85]&lt;=22;15;IF([.L85]&lt;=25;16;IF([.L85]&lt;=27;17;IF([.L85]&lt;=29;18;IF([.L85]&lt;=32;19;IF([.L85]&lt;=34;20;IF([.L85]&lt;=36;21;IF([.L85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85]=&quot;взв&quot;;11;[.O85]=&quot;накл&quot;;24;[.O85]=&quot;прокл&quot;;25;[.O85]=&quot;пт&quot;;26;[.O85]=90;10;[.O85]=85;10;[.O85]=80;9;[.O85]=75;8;[.O85]=70;8;[.O85]=65;7;[.O85]=60;7;[.O85]=55;6;[.O85]=50;6;[.O85]=45;6;[.O85]=40;5;[.O85]=35;4;[.O85]=30;4;[.O85]=25;3;[.O85]=20;2;[.O85]=15;1;[.O85]=10;1;[.O85]=0;0)" office:value-type="float" office:value="0" calcext:value-type="float">
            <text:p>0</text:p>
          </table:table-cell>
          <table:table-cell table:formula="of:=IF([.P85]&lt;=1;0;IF([.P85]&lt;=10;11;IF([.P85]&lt;=14;12;IF([.P85]&lt;=17;13;IF([.P85]&lt;=20;14;IF([.P85]&lt;=22;15;IF([.P85]&lt;=25;16;IF([.P85]&lt;=27;17;IF([.P85]&lt;=29;18;IF([.P85]&lt;=32;19;IF([.P85]&lt;=34;20;IF([.P85]&lt;=36;21;IF([.P85]&lt;=40;22;24)))))))))))))" office:value-type="float" office:value="21" calcext:value-type="float">
            <text:p>21</text:p>
          </table:table-cell>
          <table:table-cell table:formula="of:=ROUND(([.I85]+[.J85]+[.M85]+[.N85]+[.Q85]+[.R85])/3;0)" office:value-type="float" office:value="20" calcext:value-type="float">
            <text:p>20</text:p>
          </table:table-cell>
          <table:table-cell table:formula="of:=[.F85]*LOG10([.S85]+2)" office:value-type="float" office:value="4.02726804246662" calcext:value-type="float">
            <text:p>4,027268042466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98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86]=&quot;взв&quot;;11;[.G86]=&quot;накл&quot;;24;[.G86]=&quot;прокл&quot;;25;[.G86]=&quot;пт&quot;;26;[.G86]=90;10;[.G86]=85;10;[.G86]=80;9;[.G86]=75;8;[.G86]=70;8;[.G86]=65;7;[.G86]=60;7;[.G86]=55;6;[.G86]=50;6;[.G86]=45;6;[.G86]=40;5;[.G86]=35;4;[.G86]=30;4;[.G86]=25;3;[.G86]=20;2;[.G86]=15;1;[.G86]=10;1;[.G86]=0;0)" office:value-type="float" office:value="0" calcext:value-type="float">
            <text:p>0</text:p>
          </table:table-cell>
          <table:table-cell table:formula="of:=IF([.H86]&lt;=1;0;IF([.H86]&lt;=10;11;IF([.H86]&lt;=14;12;IF([.H86]&lt;=17;13;IF([.H86]&lt;=20;14;IF([.H86]&lt;=22;15;IF([.H86]&lt;=25;16;IF([.H86]&lt;=27;17;IF([.H86]&lt;=29;18;IF([.H86]&lt;=32;19;IF([.H86]&lt;=34;20;IF([.H86]&lt;=36;21;IF([.H86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86]=&quot;взв&quot;;11;[.K86]=&quot;накл&quot;;24;[.K86]=&quot;прокл&quot;;25;[.K86]=&quot;пт&quot;;26;[.K86]=90;10;[.K86]=85;10;[.K86]=80;9;[.K86]=75;8;[.K86]=70;8;[.K86]=65;7;[.K86]=60;7;[.K86]=55;6;[.K86]=50;6;[.K86]=45;6;[.K86]=40;5;[.K86]=35;4;[.K86]=30;4;[.K86]=25;3;[.K86]=20;2;[.K86]=15;1;[.K86]=10;1;[.K86]=0;0)" office:value-type="float" office:value="0" calcext:value-type="float">
            <text:p>0</text:p>
          </table:table-cell>
          <table:table-cell table:formula="of:=IF([.L86]&lt;=1;0;IF([.L86]&lt;=10;11;IF([.L86]&lt;=14;12;IF([.L86]&lt;=17;13;IF([.L86]&lt;=20;14;IF([.L86]&lt;=22;15;IF([.L86]&lt;=25;16;IF([.L86]&lt;=27;17;IF([.L86]&lt;=29;18;IF([.L86]&lt;=32;19;IF([.L86]&lt;=34;20;IF([.L86]&lt;=36;21;IF([.L86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86]=&quot;взв&quot;;11;[.O86]=&quot;накл&quot;;24;[.O86]=&quot;прокл&quot;;25;[.O86]=&quot;пт&quot;;26;[.O86]=90;10;[.O86]=85;10;[.O86]=80;9;[.O86]=75;8;[.O86]=70;8;[.O86]=65;7;[.O86]=60;7;[.O86]=55;6;[.O86]=50;6;[.O86]=45;6;[.O86]=40;5;[.O86]=35;4;[.O86]=30;4;[.O86]=25;3;[.O86]=20;2;[.O86]=15;1;[.O86]=10;1;[.O86]=0;0)" office:value-type="float" office:value="0" calcext:value-type="float">
            <text:p>0</text:p>
          </table:table-cell>
          <table:table-cell table:formula="of:=IF([.P86]&lt;=1;0;IF([.P86]&lt;=10;11;IF([.P86]&lt;=14;12;IF([.P86]&lt;=17;13;IF([.P86]&lt;=20;14;IF([.P86]&lt;=22;15;IF([.P86]&lt;=25;16;IF([.P86]&lt;=27;17;IF([.P86]&lt;=29;18;IF([.P86]&lt;=32;19;IF([.P86]&lt;=34;20;IF([.P86]&lt;=36;21;IF([.P86]&lt;=40;22;24)))))))))))))" office:value-type="float" office:value="19" calcext:value-type="float">
            <text:p>19</text:p>
          </table:table-cell>
          <table:table-cell table:formula="of:=ROUND(([.I86]+[.J86]+[.M86]+[.N86]+[.Q86]+[.R86])/3;0)" office:value-type="float" office:value="19" calcext:value-type="float">
            <text:p>19</text:p>
          </table:table-cell>
          <table:table-cell table:formula="of:=[.F86]*LOG10([.S86]+2)" office:value-type="float" office:value="3.96665788420176" calcext:value-type="float">
            <text:p>3,9666578842017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99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87]=&quot;взв&quot;;11;[.G87]=&quot;накл&quot;;24;[.G87]=&quot;прокл&quot;;25;[.G87]=&quot;пт&quot;;26;[.G87]=90;10;[.G87]=85;10;[.G87]=80;9;[.G87]=75;8;[.G87]=70;8;[.G87]=65;7;[.G87]=60;7;[.G87]=55;6;[.G87]=50;6;[.G87]=45;6;[.G87]=40;5;[.G87]=35;4;[.G87]=30;4;[.G87]=25;3;[.G87]=20;2;[.G87]=15;1;[.G87]=10;1;[.G87]=0;0)" office:value-type="float" office:value="10" calcext:value-type="float">
            <text:p>10</text:p>
          </table:table-cell>
          <table:table-cell table:formula="of:=IF([.H87]&lt;=1;0;IF([.H87]&lt;=10;11;IF([.H87]&lt;=14;12;IF([.H87]&lt;=17;13;IF([.H87]&lt;=20;14;IF([.H87]&lt;=22;15;IF([.H87]&lt;=25;16;IF([.H87]&lt;=27;17;IF([.H87]&lt;=29;18;IF([.H87]&lt;=32;19;IF([.H87]&lt;=34;20;IF([.H87]&lt;=36;21;IF([.H8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87]=&quot;взв&quot;;11;[.K87]=&quot;накл&quot;;24;[.K87]=&quot;прокл&quot;;25;[.K87]=&quot;пт&quot;;26;[.K87]=90;10;[.K87]=85;10;[.K87]=80;9;[.K87]=75;8;[.K87]=70;8;[.K87]=65;7;[.K87]=60;7;[.K87]=55;6;[.K87]=50;6;[.K87]=45;6;[.K87]=40;5;[.K87]=35;4;[.K87]=30;4;[.K87]=25;3;[.K87]=20;2;[.K87]=15;1;[.K87]=10;1;[.K87]=0;0)" office:value-type="float" office:value="10" calcext:value-type="float">
            <text:p>10</text:p>
          </table:table-cell>
          <table:table-cell table:formula="of:=IF([.L87]&lt;=1;0;IF([.L87]&lt;=10;11;IF([.L87]&lt;=14;12;IF([.L87]&lt;=17;13;IF([.L87]&lt;=20;14;IF([.L87]&lt;=22;15;IF([.L87]&lt;=25;16;IF([.L87]&lt;=27;17;IF([.L87]&lt;=29;18;IF([.L87]&lt;=32;19;IF([.L87]&lt;=34;20;IF([.L87]&lt;=36;21;IF([.L8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87]=&quot;взв&quot;;11;[.O87]=&quot;накл&quot;;24;[.O87]=&quot;прокл&quot;;25;[.O87]=&quot;пт&quot;;26;[.O87]=90;10;[.O87]=85;10;[.O87]=80;9;[.O87]=75;8;[.O87]=70;8;[.O87]=65;7;[.O87]=60;7;[.O87]=55;6;[.O87]=50;6;[.O87]=45;6;[.O87]=40;5;[.O87]=35;4;[.O87]=30;4;[.O87]=25;3;[.O87]=20;2;[.O87]=15;1;[.O87]=10;1;[.O87]=0;0)" office:value-type="float" office:value="10" calcext:value-type="float">
            <text:p>10</text:p>
          </table:table-cell>
          <table:table-cell table:formula="of:=IF([.P87]&lt;=1;0;IF([.P87]&lt;=10;11;IF([.P87]&lt;=14;12;IF([.P87]&lt;=17;13;IF([.P87]&lt;=20;14;IF([.P87]&lt;=22;15;IF([.P87]&lt;=25;16;IF([.P87]&lt;=27;17;IF([.P87]&lt;=29;18;IF([.P87]&lt;=32;19;IF([.P87]&lt;=34;20;IF([.P87]&lt;=36;21;IF([.P87]&lt;=40;22;24)))))))))))))" office:value-type="float" office:value="0" calcext:value-type="float">
            <text:p>0</text:p>
          </table:table-cell>
          <table:table-cell table:formula="of:=ROUND(([.I87]+[.J87]+[.M87]+[.N87]+[.Q87]+[.R87])/3;0)" office:value-type="float" office:value="10" calcext:value-type="float">
            <text:p>10</text:p>
          </table:table-cell>
          <table:table-cell table:formula="of:=[.F87]*LOG10([.S87]+2)" office:value-type="float" office:value="3.23754373814287" calcext:value-type="float">
            <text:p>3,2375437381428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00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88]=&quot;взв&quot;;11;[.G88]=&quot;накл&quot;;24;[.G88]=&quot;прокл&quot;;25;[.G88]=&quot;пт&quot;;26;[.G88]=90;10;[.G88]=85;10;[.G88]=80;9;[.G88]=75;8;[.G88]=70;8;[.G88]=65;7;[.G88]=60;7;[.G88]=55;6;[.G88]=50;6;[.G88]=45;6;[.G88]=40;5;[.G88]=35;4;[.G88]=30;4;[.G88]=25;3;[.G88]=20;2;[.G88]=15;1;[.G88]=10;1;[.G88]=0;0)" office:value-type="float" office:value="0" calcext:value-type="float">
            <text:p>0</text:p>
          </table:table-cell>
          <table:table-cell table:formula="of:=IF([.H88]&lt;=1;0;IF([.H88]&lt;=10;11;IF([.H88]&lt;=14;12;IF([.H88]&lt;=17;13;IF([.H88]&lt;=20;14;IF([.H88]&lt;=22;15;IF([.H88]&lt;=25;16;IF([.H88]&lt;=27;17;IF([.H88]&lt;=29;18;IF([.H88]&lt;=32;19;IF([.H88]&lt;=34;20;IF([.H88]&lt;=36;21;IF([.H88]&lt;=40;22;24)))))))))))))" office:value-type="float" office:value="16" calcext:value-type="float">
            <text:p>1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88]=&quot;взв&quot;;11;[.K88]=&quot;накл&quot;;24;[.K88]=&quot;прокл&quot;;25;[.K88]=&quot;пт&quot;;26;[.K88]=90;10;[.K88]=85;10;[.K88]=80;9;[.K88]=75;8;[.K88]=70;8;[.K88]=65;7;[.K88]=60;7;[.K88]=55;6;[.K88]=50;6;[.K88]=45;6;[.K88]=40;5;[.K88]=35;4;[.K88]=30;4;[.K88]=25;3;[.K88]=20;2;[.K88]=15;1;[.K88]=10;1;[.K88]=0;0)" office:value-type="float" office:value="0" calcext:value-type="float">
            <text:p>0</text:p>
          </table:table-cell>
          <table:table-cell table:formula="of:=IF([.L88]&lt;=1;0;IF([.L88]&lt;=10;11;IF([.L88]&lt;=14;12;IF([.L88]&lt;=17;13;IF([.L88]&lt;=20;14;IF([.L88]&lt;=22;15;IF([.L88]&lt;=25;16;IF([.L88]&lt;=27;17;IF([.L88]&lt;=29;18;IF([.L88]&lt;=32;19;IF([.L88]&lt;=34;20;IF([.L88]&lt;=36;21;IF([.L88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88]=&quot;взв&quot;;11;[.O88]=&quot;накл&quot;;24;[.O88]=&quot;прокл&quot;;25;[.O88]=&quot;пт&quot;;26;[.O88]=90;10;[.O88]=85;10;[.O88]=80;9;[.O88]=75;8;[.O88]=70;8;[.O88]=65;7;[.O88]=60;7;[.O88]=55;6;[.O88]=50;6;[.O88]=45;6;[.O88]=40;5;[.O88]=35;4;[.O88]=30;4;[.O88]=25;3;[.O88]=20;2;[.O88]=15;1;[.O88]=10;1;[.O88]=0;0)" office:value-type="float" office:value="0" calcext:value-type="float">
            <text:p>0</text:p>
          </table:table-cell>
          <table:table-cell table:formula="of:=IF([.P88]&lt;=1;0;IF([.P88]&lt;=10;11;IF([.P88]&lt;=14;12;IF([.P88]&lt;=17;13;IF([.P88]&lt;=20;14;IF([.P88]&lt;=22;15;IF([.P88]&lt;=25;16;IF([.P88]&lt;=27;17;IF([.P88]&lt;=29;18;IF([.P88]&lt;=32;19;IF([.P88]&lt;=34;20;IF([.P88]&lt;=36;21;IF([.P88]&lt;=40;22;24)))))))))))))" office:value-type="float" office:value="19" calcext:value-type="float">
            <text:p>19</text:p>
          </table:table-cell>
          <table:table-cell table:formula="of:=ROUND(([.I88]+[.J88]+[.M88]+[.N88]+[.Q88]+[.R88])/3;0)" office:value-type="float" office:value="18" calcext:value-type="float">
            <text:p>18</text:p>
          </table:table-cell>
          <table:table-cell table:formula="of:=[.F88]*LOG10([.S88]+2)" office:value-type="float" office:value="3.90308998699194" calcext:value-type="float">
            <text:p>3,9030899869919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04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89]=&quot;взв&quot;;11;[.G89]=&quot;накл&quot;;24;[.G89]=&quot;прокл&quot;;25;[.G89]=&quot;пт&quot;;26;[.G89]=90;10;[.G89]=85;10;[.G89]=80;9;[.G89]=75;8;[.G89]=70;8;[.G89]=65;7;[.G89]=60;7;[.G89]=55;6;[.G89]=50;6;[.G89]=45;6;[.G89]=40;5;[.G89]=35;4;[.G89]=30;4;[.G89]=25;3;[.G89]=20;2;[.G89]=15;1;[.G89]=10;1;[.G89]=0;0)" office:value-type="float" office:value="0" calcext:value-type="float">
            <text:p>0</text:p>
          </table:table-cell>
          <table:table-cell table:formula="of:=IF([.H89]&lt;=1;0;IF([.H89]&lt;=10;11;IF([.H89]&lt;=14;12;IF([.H89]&lt;=17;13;IF([.H89]&lt;=20;14;IF([.H89]&lt;=22;15;IF([.H89]&lt;=25;16;IF([.H89]&lt;=27;17;IF([.H89]&lt;=29;18;IF([.H89]&lt;=32;19;IF([.H89]&lt;=34;20;IF([.H89]&lt;=36;21;IF([.H89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89]=&quot;взв&quot;;11;[.K89]=&quot;накл&quot;;24;[.K89]=&quot;прокл&quot;;25;[.K89]=&quot;пт&quot;;26;[.K89]=90;10;[.K89]=85;10;[.K89]=80;9;[.K89]=75;8;[.K89]=70;8;[.K89]=65;7;[.K89]=60;7;[.K89]=55;6;[.K89]=50;6;[.K89]=45;6;[.K89]=40;5;[.K89]=35;4;[.K89]=30;4;[.K89]=25;3;[.K89]=20;2;[.K89]=15;1;[.K89]=10;1;[.K89]=0;0)" office:value-type="float" office:value="0" calcext:value-type="float">
            <text:p>0</text:p>
          </table:table-cell>
          <table:table-cell table:formula="of:=IF([.L89]&lt;=1;0;IF([.L89]&lt;=10;11;IF([.L89]&lt;=14;12;IF([.L89]&lt;=17;13;IF([.L89]&lt;=20;14;IF([.L89]&lt;=22;15;IF([.L89]&lt;=25;16;IF([.L89]&lt;=27;17;IF([.L89]&lt;=29;18;IF([.L89]&lt;=32;19;IF([.L89]&lt;=34;20;IF([.L89]&lt;=36;21;IF([.L89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89]=&quot;взв&quot;;11;[.O89]=&quot;накл&quot;;24;[.O89]=&quot;прокл&quot;;25;[.O89]=&quot;пт&quot;;26;[.O89]=90;10;[.O89]=85;10;[.O89]=80;9;[.O89]=75;8;[.O89]=70;8;[.O89]=65;7;[.O89]=60;7;[.O89]=55;6;[.O89]=50;6;[.O89]=45;6;[.O89]=40;5;[.O89]=35;4;[.O89]=30;4;[.O89]=25;3;[.O89]=20;2;[.O89]=15;1;[.O89]=10;1;[.O89]=0;0)" office:value-type="float" office:value="0" calcext:value-type="float">
            <text:p>0</text:p>
          </table:table-cell>
          <table:table-cell table:formula="of:=IF([.P89]&lt;=1;0;IF([.P89]&lt;=10;11;IF([.P89]&lt;=14;12;IF([.P89]&lt;=17;13;IF([.P89]&lt;=20;14;IF([.P89]&lt;=22;15;IF([.P89]&lt;=25;16;IF([.P89]&lt;=27;17;IF([.P89]&lt;=29;18;IF([.P89]&lt;=32;19;IF([.P89]&lt;=34;20;IF([.P89]&lt;=36;21;IF([.P89]&lt;=40;22;24)))))))))))))" office:value-type="float" office:value="20" calcext:value-type="float">
            <text:p>20</text:p>
          </table:table-cell>
          <table:table-cell table:formula="of:=ROUND(([.I89]+[.J89]+[.M89]+[.N89]+[.Q89]+[.R89])/3;0)" office:value-type="float" office:value="21" calcext:value-type="float">
            <text:p>21</text:p>
          </table:table-cell>
          <table:table-cell table:formula="of:=[.F89]*LOG10([.S89]+2)" office:value-type="float" office:value="4.08518350805278" calcext:value-type="float">
            <text:p>4,0851835080527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07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90]=&quot;взв&quot;;11;[.G90]=&quot;накл&quot;;24;[.G90]=&quot;прокл&quot;;25;[.G90]=&quot;пт&quot;;26;[.G90]=90;10;[.G90]=85;10;[.G90]=80;9;[.G90]=75;8;[.G90]=70;8;[.G90]=65;7;[.G90]=60;7;[.G90]=55;6;[.G90]=50;6;[.G90]=45;6;[.G90]=40;5;[.G90]=35;4;[.G90]=30;4;[.G90]=25;3;[.G90]=20;2;[.G90]=15;1;[.G90]=10;1;[.G90]=0;0)" office:value-type="float" office:value="0" calcext:value-type="float">
            <text:p>0</text:p>
          </table:table-cell>
          <table:table-cell table:formula="of:=IF([.H90]&lt;=1;0;IF([.H90]&lt;=10;11;IF([.H90]&lt;=14;12;IF([.H90]&lt;=17;13;IF([.H90]&lt;=20;14;IF([.H90]&lt;=22;15;IF([.H90]&lt;=25;16;IF([.H90]&lt;=27;17;IF([.H90]&lt;=29;18;IF([.H90]&lt;=32;19;IF([.H90]&lt;=34;20;IF([.H90]&lt;=36;21;IF([.H90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90]=&quot;взв&quot;;11;[.K90]=&quot;накл&quot;;24;[.K90]=&quot;прокл&quot;;25;[.K90]=&quot;пт&quot;;26;[.K90]=90;10;[.K90]=85;10;[.K90]=80;9;[.K90]=75;8;[.K90]=70;8;[.K90]=65;7;[.K90]=60;7;[.K90]=55;6;[.K90]=50;6;[.K90]=45;6;[.K90]=40;5;[.K90]=35;4;[.K90]=30;4;[.K90]=25;3;[.K90]=20;2;[.K90]=15;1;[.K90]=10;1;[.K90]=0;0)" office:value-type="float" office:value="0" calcext:value-type="float">
            <text:p>0</text:p>
          </table:table-cell>
          <table:table-cell table:formula="of:=IF([.L90]&lt;=1;0;IF([.L90]&lt;=10;11;IF([.L90]&lt;=14;12;IF([.L90]&lt;=17;13;IF([.L90]&lt;=20;14;IF([.L90]&lt;=22;15;IF([.L90]&lt;=25;16;IF([.L90]&lt;=27;17;IF([.L90]&lt;=29;18;IF([.L90]&lt;=32;19;IF([.L90]&lt;=34;20;IF([.L90]&lt;=36;21;IF([.L90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90]=&quot;взв&quot;;11;[.O90]=&quot;накл&quot;;24;[.O90]=&quot;прокл&quot;;25;[.O90]=&quot;пт&quot;;26;[.O90]=90;10;[.O90]=85;10;[.O90]=80;9;[.O90]=75;8;[.O90]=70;8;[.O90]=65;7;[.O90]=60;7;[.O90]=55;6;[.O90]=50;6;[.O90]=45;6;[.O90]=40;5;[.O90]=35;4;[.O90]=30;4;[.O90]=25;3;[.O90]=20;2;[.O90]=15;1;[.O90]=10;1;[.O90]=0;0)" office:value-type="float" office:value="0" calcext:value-type="float">
            <text:p>0</text:p>
          </table:table-cell>
          <table:table-cell table:formula="of:=IF([.P90]&lt;=1;0;IF([.P90]&lt;=10;11;IF([.P90]&lt;=14;12;IF([.P90]&lt;=17;13;IF([.P90]&lt;=20;14;IF([.P90]&lt;=22;15;IF([.P90]&lt;=25;16;IF([.P90]&lt;=27;17;IF([.P90]&lt;=29;18;IF([.P90]&lt;=32;19;IF([.P90]&lt;=34;20;IF([.P90]&lt;=36;21;IF([.P90]&lt;=40;22;24)))))))))))))" office:value-type="float" office:value="19" calcext:value-type="float">
            <text:p>19</text:p>
          </table:table-cell>
          <table:table-cell table:formula="of:=ROUND(([.I90]+[.J90]+[.M90]+[.N90]+[.Q90]+[.R90])/3;0)" office:value-type="float" office:value="19" calcext:value-type="float">
            <text:p>19</text:p>
          </table:table-cell>
          <table:table-cell table:formula="of:=[.F90]*LOG10([.S90]+2)" office:value-type="float" office:value="3.96665788420176" calcext:value-type="float">
            <text:p>3,9666578842017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08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91]=&quot;взв&quot;;11;[.G91]=&quot;накл&quot;;24;[.G91]=&quot;прокл&quot;;25;[.G91]=&quot;пт&quot;;26;[.G91]=90;10;[.G91]=85;10;[.G91]=80;9;[.G91]=75;8;[.G91]=70;8;[.G91]=65;7;[.G91]=60;7;[.G91]=55;6;[.G91]=50;6;[.G91]=45;6;[.G91]=40;5;[.G91]=35;4;[.G91]=30;4;[.G91]=25;3;[.G91]=20;2;[.G91]=15;1;[.G91]=10;1;[.G91]=0;0)" office:value-type="float" office:value="0" calcext:value-type="float">
            <text:p>0</text:p>
          </table:table-cell>
          <table:table-cell table:formula="of:=IF([.H91]&lt;=1;0;IF([.H91]&lt;=10;11;IF([.H91]&lt;=14;12;IF([.H91]&lt;=17;13;IF([.H91]&lt;=20;14;IF([.H91]&lt;=22;15;IF([.H91]&lt;=25;16;IF([.H91]&lt;=27;17;IF([.H91]&lt;=29;18;IF([.H91]&lt;=32;19;IF([.H91]&lt;=34;20;IF([.H91]&lt;=36;21;IF([.H91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91]=&quot;взв&quot;;11;[.K91]=&quot;накл&quot;;24;[.K91]=&quot;прокл&quot;;25;[.K91]=&quot;пт&quot;;26;[.K91]=90;10;[.K91]=85;10;[.K91]=80;9;[.K91]=75;8;[.K91]=70;8;[.K91]=65;7;[.K91]=60;7;[.K91]=55;6;[.K91]=50;6;[.K91]=45;6;[.K91]=40;5;[.K91]=35;4;[.K91]=30;4;[.K91]=25;3;[.K91]=20;2;[.K91]=15;1;[.K91]=10;1;[.K91]=0;0)" office:value-type="float" office:value="0" calcext:value-type="float">
            <text:p>0</text:p>
          </table:table-cell>
          <table:table-cell table:formula="of:=IF([.L91]&lt;=1;0;IF([.L91]&lt;=10;11;IF([.L91]&lt;=14;12;IF([.L91]&lt;=17;13;IF([.L91]&lt;=20;14;IF([.L91]&lt;=22;15;IF([.L91]&lt;=25;16;IF([.L91]&lt;=27;17;IF([.L91]&lt;=29;18;IF([.L91]&lt;=32;19;IF([.L91]&lt;=34;20;IF([.L91]&lt;=36;21;IF([.L91]&lt;=40;22;24)))))))))))))" office:value-type="float" office:value="18" calcext:value-type="float">
            <text:p>18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91]=&quot;взв&quot;;11;[.O91]=&quot;накл&quot;;24;[.O91]=&quot;прокл&quot;;25;[.O91]=&quot;пт&quot;;26;[.O91]=90;10;[.O91]=85;10;[.O91]=80;9;[.O91]=75;8;[.O91]=70;8;[.O91]=65;7;[.O91]=60;7;[.O91]=55;6;[.O91]=50;6;[.O91]=45;6;[.O91]=40;5;[.O91]=35;4;[.O91]=30;4;[.O91]=25;3;[.O91]=20;2;[.O91]=15;1;[.O91]=10;1;[.O91]=0;0)" office:value-type="float" office:value="0" calcext:value-type="float">
            <text:p>0</text:p>
          </table:table-cell>
          <table:table-cell table:formula="of:=IF([.P91]&lt;=1;0;IF([.P91]&lt;=10;11;IF([.P91]&lt;=14;12;IF([.P91]&lt;=17;13;IF([.P91]&lt;=20;14;IF([.P91]&lt;=22;15;IF([.P91]&lt;=25;16;IF([.P91]&lt;=27;17;IF([.P91]&lt;=29;18;IF([.P91]&lt;=32;19;IF([.P91]&lt;=34;20;IF([.P91]&lt;=36;21;IF([.P91]&lt;=40;22;24)))))))))))))" office:value-type="float" office:value="22" calcext:value-type="float">
            <text:p>22</text:p>
          </table:table-cell>
          <table:table-cell table:formula="of:=ROUND(([.I91]+[.J91]+[.M91]+[.N91]+[.Q91]+[.R91])/3;0)" office:value-type="float" office:value="20" calcext:value-type="float">
            <text:p>20</text:p>
          </table:table-cell>
          <table:table-cell table:formula="of:=[.F91]*LOG10([.S91]+2)" office:value-type="float" office:value="4.02726804246662" calcext:value-type="float">
            <text:p>4,027268042466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09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92]=&quot;взв&quot;;11;[.G92]=&quot;накл&quot;;24;[.G92]=&quot;прокл&quot;;25;[.G92]=&quot;пт&quot;;26;[.G92]=90;10;[.G92]=85;10;[.G92]=80;9;[.G92]=75;8;[.G92]=70;8;[.G92]=65;7;[.G92]=60;7;[.G92]=55;6;[.G92]=50;6;[.G92]=45;6;[.G92]=40;5;[.G92]=35;4;[.G92]=30;4;[.G92]=25;3;[.G92]=20;2;[.G92]=15;1;[.G92]=10;1;[.G92]=0;0)" office:value-type="float" office:value="24" calcext:value-type="float">
            <text:p>24</text:p>
          </table:table-cell>
          <table:table-cell table:formula="of:=IF([.H92]&lt;=1;0;IF([.H92]&lt;=10;11;IF([.H92]&lt;=14;12;IF([.H92]&lt;=17;13;IF([.H92]&lt;=20;14;IF([.H92]&lt;=22;15;IF([.H92]&lt;=25;16;IF([.H92]&lt;=27;17;IF([.H92]&lt;=29;18;IF([.H92]&lt;=32;19;IF([.H92]&lt;=34;20;IF([.H92]&lt;=36;21;IF([.H92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92]=&quot;взв&quot;;11;[.K92]=&quot;накл&quot;;24;[.K92]=&quot;прокл&quot;;25;[.K92]=&quot;пт&quot;;26;[.K92]=90;10;[.K92]=85;10;[.K92]=80;9;[.K92]=75;8;[.K92]=70;8;[.K92]=65;7;[.K92]=60;7;[.K92]=55;6;[.K92]=50;6;[.K92]=45;6;[.K92]=40;5;[.K92]=35;4;[.K92]=30;4;[.K92]=25;3;[.K92]=20;2;[.K92]=15;1;[.K92]=10;1;[.K92]=0;0)" office:value-type="float" office:value="24" calcext:value-type="float">
            <text:p>24</text:p>
          </table:table-cell>
          <table:table-cell table:formula="of:=IF([.L92]&lt;=1;0;IF([.L92]&lt;=10;11;IF([.L92]&lt;=14;12;IF([.L92]&lt;=17;13;IF([.L92]&lt;=20;14;IF([.L92]&lt;=22;15;IF([.L92]&lt;=25;16;IF([.L92]&lt;=27;17;IF([.L92]&lt;=29;18;IF([.L92]&lt;=32;19;IF([.L92]&lt;=34;20;IF([.L92]&lt;=36;21;IF([.L92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92]=&quot;взв&quot;;11;[.O92]=&quot;накл&quot;;24;[.O92]=&quot;прокл&quot;;25;[.O92]=&quot;пт&quot;;26;[.O92]=90;10;[.O92]=85;10;[.O92]=80;9;[.O92]=75;8;[.O92]=70;8;[.O92]=65;7;[.O92]=60;7;[.O92]=55;6;[.O92]=50;6;[.O92]=45;6;[.O92]=40;5;[.O92]=35;4;[.O92]=30;4;[.O92]=25;3;[.O92]=20;2;[.O92]=15;1;[.O92]=10;1;[.O92]=0;0)" office:value-type="float" office:value="24" calcext:value-type="float">
            <text:p>24</text:p>
          </table:table-cell>
          <table:table-cell table:formula="of:=IF([.P92]&lt;=1;0;IF([.P92]&lt;=10;11;IF([.P92]&lt;=14;12;IF([.P92]&lt;=17;13;IF([.P92]&lt;=20;14;IF([.P92]&lt;=22;15;IF([.P92]&lt;=25;16;IF([.P92]&lt;=27;17;IF([.P92]&lt;=29;18;IF([.P92]&lt;=32;19;IF([.P92]&lt;=34;20;IF([.P92]&lt;=36;21;IF([.P92]&lt;=40;22;24)))))))))))))" office:value-type="float" office:value="0" calcext:value-type="float">
            <text:p>0</text:p>
          </table:table-cell>
          <table:table-cell table:formula="of:=ROUND(([.I92]+[.J92]+[.M92]+[.N92]+[.Q92]+[.R92])/3;0)" office:value-type="float" office:value="24" calcext:value-type="float">
            <text:p>24</text:p>
          </table:table-cell>
          <table:table-cell table:formula="of:=[.F92]*LOG10([.S92]+2)" office:value-type="float" office:value="4.24492004391245" calcext:value-type="float">
            <text:p>4,2449200439124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11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93]=&quot;взв&quot;;11;[.G93]=&quot;накл&quot;;24;[.G93]=&quot;прокл&quot;;25;[.G93]=&quot;пт&quot;;26;[.G93]=90;10;[.G93]=85;10;[.G93]=80;9;[.G93]=75;8;[.G93]=70;8;[.G93]=65;7;[.G93]=60;7;[.G93]=55;6;[.G93]=50;6;[.G93]=45;6;[.G93]=40;5;[.G93]=35;4;[.G93]=30;4;[.G93]=25;3;[.G93]=20;2;[.G93]=15;1;[.G93]=10;1;[.G93]=0;0)" office:value-type="float" office:value="0" calcext:value-type="float">
            <text:p>0</text:p>
          </table:table-cell>
          <table:table-cell table:formula="of:=IF([.H93]&lt;=1;0;IF([.H93]&lt;=10;11;IF([.H93]&lt;=14;12;IF([.H93]&lt;=17;13;IF([.H93]&lt;=20;14;IF([.H93]&lt;=22;15;IF([.H93]&lt;=25;16;IF([.H93]&lt;=27;17;IF([.H93]&lt;=29;18;IF([.H93]&lt;=32;19;IF([.H93]&lt;=34;20;IF([.H93]&lt;=36;21;IF([.H93]&lt;=40;22;24)))))))))))))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93]=&quot;взв&quot;;11;[.K93]=&quot;накл&quot;;24;[.K93]=&quot;прокл&quot;;25;[.K93]=&quot;пт&quot;;26;[.K93]=90;10;[.K93]=85;10;[.K93]=80;9;[.K93]=75;8;[.K93]=70;8;[.K93]=65;7;[.K93]=60;7;[.K93]=55;6;[.K93]=50;6;[.K93]=45;6;[.K93]=40;5;[.K93]=35;4;[.K93]=30;4;[.K93]=25;3;[.K93]=20;2;[.K93]=15;1;[.K93]=10;1;[.K93]=0;0)" office:value-type="float" office:value="0" calcext:value-type="float">
            <text:p>0</text:p>
          </table:table-cell>
          <table:table-cell table:formula="of:=IF([.L93]&lt;=1;0;IF([.L93]&lt;=10;11;IF([.L93]&lt;=14;12;IF([.L93]&lt;=17;13;IF([.L93]&lt;=20;14;IF([.L93]&lt;=22;15;IF([.L93]&lt;=25;16;IF([.L93]&lt;=27;17;IF([.L93]&lt;=29;18;IF([.L93]&lt;=32;19;IF([.L93]&lt;=34;20;IF([.L93]&lt;=36;21;IF([.L93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93]=&quot;взв&quot;;11;[.O93]=&quot;накл&quot;;24;[.O93]=&quot;прокл&quot;;25;[.O93]=&quot;пт&quot;;26;[.O93]=90;10;[.O93]=85;10;[.O93]=80;9;[.O93]=75;8;[.O93]=70;8;[.O93]=65;7;[.O93]=60;7;[.O93]=55;6;[.O93]=50;6;[.O93]=45;6;[.O93]=40;5;[.O93]=35;4;[.O93]=30;4;[.O93]=25;3;[.O93]=20;2;[.O93]=15;1;[.O93]=10;1;[.O93]=0;0)" office:value-type="float" office:value="0" calcext:value-type="float">
            <text:p>0</text:p>
          </table:table-cell>
          <table:table-cell table:formula="of:=IF([.P93]&lt;=1;0;IF([.P93]&lt;=10;11;IF([.P93]&lt;=14;12;IF([.P93]&lt;=17;13;IF([.P93]&lt;=20;14;IF([.P93]&lt;=22;15;IF([.P93]&lt;=25;16;IF([.P93]&lt;=27;17;IF([.P93]&lt;=29;18;IF([.P93]&lt;=32;19;IF([.P93]&lt;=34;20;IF([.P93]&lt;=36;21;IF([.P93]&lt;=40;22;24)))))))))))))" office:value-type="float" office:value="19" calcext:value-type="float">
            <text:p>19</text:p>
          </table:table-cell>
          <table:table-cell table:formula="of:=ROUND(([.I93]+[.J93]+[.M93]+[.N93]+[.Q93]+[.R93])/3;0)" office:value-type="float" office:value="20" calcext:value-type="float">
            <text:p>20</text:p>
          </table:table-cell>
          <table:table-cell table:formula="of:=[.F93]*LOG10([.S93]+2)" office:value-type="float" office:value="4.02726804246662" calcext:value-type="float">
            <text:p>4,027268042466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22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94]=&quot;взв&quot;;11;[.G94]=&quot;накл&quot;;24;[.G94]=&quot;прокл&quot;;25;[.G94]=&quot;пт&quot;;26;[.G94]=90;10;[.G94]=85;10;[.G94]=80;9;[.G94]=75;8;[.G94]=70;8;[.G94]=65;7;[.G94]=60;7;[.G94]=55;6;[.G94]=50;6;[.G94]=45;6;[.G94]=40;5;[.G94]=35;4;[.G94]=30;4;[.G94]=25;3;[.G94]=20;2;[.G94]=15;1;[.G94]=10;1;[.G94]=0;0)" office:value-type="float" office:value="0" calcext:value-type="float">
            <text:p>0</text:p>
          </table:table-cell>
          <table:table-cell table:formula="of:=IF([.H94]&lt;=1;0;IF([.H94]&lt;=10;11;IF([.H94]&lt;=14;12;IF([.H94]&lt;=17;13;IF([.H94]&lt;=20;14;IF([.H94]&lt;=22;15;IF([.H94]&lt;=25;16;IF([.H94]&lt;=27;17;IF([.H94]&lt;=29;18;IF([.H94]&lt;=32;19;IF([.H94]&lt;=34;20;IF([.H94]&lt;=36;21;IF([.H94]&lt;=40;22;24)))))))))))))" office:value-type="float" office:value="17" calcext:value-type="float">
            <text:p>1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94]=&quot;взв&quot;;11;[.K94]=&quot;накл&quot;;24;[.K94]=&quot;прокл&quot;;25;[.K94]=&quot;пт&quot;;26;[.K94]=90;10;[.K94]=85;10;[.K94]=80;9;[.K94]=75;8;[.K94]=70;8;[.K94]=65;7;[.K94]=60;7;[.K94]=55;6;[.K94]=50;6;[.K94]=45;6;[.K94]=40;5;[.K94]=35;4;[.K94]=30;4;[.K94]=25;3;[.K94]=20;2;[.K94]=15;1;[.K94]=10;1;[.K94]=0;0)" office:value-type="float" office:value="0" calcext:value-type="float">
            <text:p>0</text:p>
          </table:table-cell>
          <table:table-cell table:formula="of:=IF([.L94]&lt;=1;0;IF([.L94]&lt;=10;11;IF([.L94]&lt;=14;12;IF([.L94]&lt;=17;13;IF([.L94]&lt;=20;14;IF([.L94]&lt;=22;15;IF([.L94]&lt;=25;16;IF([.L94]&lt;=27;17;IF([.L94]&lt;=29;18;IF([.L94]&lt;=32;19;IF([.L94]&lt;=34;20;IF([.L94]&lt;=36;21;IF([.L94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94]=&quot;взв&quot;;11;[.O94]=&quot;накл&quot;;24;[.O94]=&quot;прокл&quot;;25;[.O94]=&quot;пт&quot;;26;[.O94]=90;10;[.O94]=85;10;[.O94]=80;9;[.O94]=75;8;[.O94]=70;8;[.O94]=65;7;[.O94]=60;7;[.O94]=55;6;[.O94]=50;6;[.O94]=45;6;[.O94]=40;5;[.O94]=35;4;[.O94]=30;4;[.O94]=25;3;[.O94]=20;2;[.O94]=15;1;[.O94]=10;1;[.O94]=0;0)" office:value-type="float" office:value="0" calcext:value-type="float">
            <text:p>0</text:p>
          </table:table-cell>
          <table:table-cell table:formula="of:=IF([.P94]&lt;=1;0;IF([.P94]&lt;=10;11;IF([.P94]&lt;=14;12;IF([.P94]&lt;=17;13;IF([.P94]&lt;=20;14;IF([.P94]&lt;=22;15;IF([.P94]&lt;=25;16;IF([.P94]&lt;=27;17;IF([.P94]&lt;=29;18;IF([.P94]&lt;=32;19;IF([.P94]&lt;=34;20;IF([.P94]&lt;=36;21;IF([.P94]&lt;=40;22;24)))))))))))))" office:value-type="float" office:value="19" calcext:value-type="float">
            <text:p>19</text:p>
          </table:table-cell>
          <table:table-cell table:formula="of:=ROUND(([.I94]+[.J94]+[.M94]+[.N94]+[.Q94]+[.R94])/3;0)" office:value-type="float" office:value="18" calcext:value-type="float">
            <text:p>18</text:p>
          </table:table-cell>
          <table:table-cell table:formula="of:=[.F94]*LOG10([.S94]+2)" office:value-type="float" office:value="3.90308998699194" calcext:value-type="float">
            <text:p>3,9030899869919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25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95]=&quot;взв&quot;;11;[.G95]=&quot;накл&quot;;24;[.G95]=&quot;прокл&quot;;25;[.G95]=&quot;пт&quot;;26;[.G95]=90;10;[.G95]=85;10;[.G95]=80;9;[.G95]=75;8;[.G95]=70;8;[.G95]=65;7;[.G95]=60;7;[.G95]=55;6;[.G95]=50;6;[.G95]=45;6;[.G95]=40;5;[.G95]=35;4;[.G95]=30;4;[.G95]=25;3;[.G95]=20;2;[.G95]=15;1;[.G95]=10;1;[.G95]=0;0)" office:value-type="float" office:value="8" calcext:value-type="float">
            <text:p>8</text:p>
          </table:table-cell>
          <table:table-cell table:formula="of:=IF([.H95]&lt;=1;0;IF([.H95]&lt;=10;11;IF([.H95]&lt;=14;12;IF([.H95]&lt;=17;13;IF([.H95]&lt;=20;14;IF([.H95]&lt;=22;15;IF([.H95]&lt;=25;16;IF([.H95]&lt;=27;17;IF([.H95]&lt;=29;18;IF([.H95]&lt;=32;19;IF([.H95]&lt;=34;20;IF([.H95]&lt;=36;21;IF([.H9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95]=&quot;взв&quot;;11;[.K95]=&quot;накл&quot;;24;[.K95]=&quot;прокл&quot;;25;[.K95]=&quot;пт&quot;;26;[.K95]=90;10;[.K95]=85;10;[.K95]=80;9;[.K95]=75;8;[.K95]=70;8;[.K95]=65;7;[.K95]=60;7;[.K95]=55;6;[.K95]=50;6;[.K95]=45;6;[.K95]=40;5;[.K95]=35;4;[.K95]=30;4;[.K95]=25;3;[.K95]=20;2;[.K95]=15;1;[.K95]=10;1;[.K95]=0;0)" office:value-type="float" office:value="8" calcext:value-type="float">
            <text:p>8</text:p>
          </table:table-cell>
          <table:table-cell table:formula="of:=IF([.L95]&lt;=1;0;IF([.L95]&lt;=10;11;IF([.L95]&lt;=14;12;IF([.L95]&lt;=17;13;IF([.L95]&lt;=20;14;IF([.L95]&lt;=22;15;IF([.L95]&lt;=25;16;IF([.L95]&lt;=27;17;IF([.L95]&lt;=29;18;IF([.L95]&lt;=32;19;IF([.L95]&lt;=34;20;IF([.L95]&lt;=36;21;IF([.L95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95]=&quot;взв&quot;;11;[.O95]=&quot;накл&quot;;24;[.O95]=&quot;прокл&quot;;25;[.O95]=&quot;пт&quot;;26;[.O95]=90;10;[.O95]=85;10;[.O95]=80;9;[.O95]=75;8;[.O95]=70;8;[.O95]=65;7;[.O95]=60;7;[.O95]=55;6;[.O95]=50;6;[.O95]=45;6;[.O95]=40;5;[.O95]=35;4;[.O95]=30;4;[.O95]=25;3;[.O95]=20;2;[.O95]=15;1;[.O95]=10;1;[.O95]=0;0)" office:value-type="float" office:value="0" calcext:value-type="float">
            <text:p>0</text:p>
          </table:table-cell>
          <table:table-cell table:formula="of:=IF([.P95]&lt;=1;0;IF([.P95]&lt;=10;11;IF([.P95]&lt;=14;12;IF([.P95]&lt;=17;13;IF([.P95]&lt;=20;14;IF([.P95]&lt;=22;15;IF([.P95]&lt;=25;16;IF([.P95]&lt;=27;17;IF([.P95]&lt;=29;18;IF([.P95]&lt;=32;19;IF([.P95]&lt;=34;20;IF([.P95]&lt;=36;21;IF([.P95]&lt;=40;22;24)))))))))))))" office:value-type="float" office:value="0" calcext:value-type="float">
            <text:p>0</text:p>
          </table:table-cell>
          <table:table-cell table:formula="of:=ROUND(([.I95]+[.J95]+[.M95]+[.N95]+[.Q95]+[.R95])/2;0)" office:value-type="float" office:value="8" calcext:value-type="float">
            <text:p>8</text:p>
          </table:table-cell>
          <table:table-cell table:formula="of:=[.F95]*LOG10([.S95]+2)" office:value-type="float" office:value="3" calcext:value-type="float">
            <text:p>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96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96]=&quot;взв&quot;;11;[.G96]=&quot;накл&quot;;24;[.G96]=&quot;прокл&quot;;25;[.G96]=&quot;пт&quot;;26;[.G96]=90;10;[.G96]=85;10;[.G96]=80;9;[.G96]=75;8;[.G96]=70;8;[.G96]=65;7;[.G96]=60;7;[.G96]=55;6;[.G96]=50;6;[.G96]=45;6;[.G96]=40;5;[.G96]=35;4;[.G96]=30;4;[.G96]=25;3;[.G96]=20;2;[.G96]=15;1;[.G96]=10;1;[.G96]=0;0)" office:value-type="float" office:value="0" calcext:value-type="float">
            <text:p>0</text:p>
          </table:table-cell>
          <table:table-cell table:formula="of:=IF([.H96]&lt;=1;0;IF([.H96]&lt;=10;11;IF([.H96]&lt;=14;12;IF([.H96]&lt;=17;13;IF([.H96]&lt;=20;14;IF([.H96]&lt;=22;15;IF([.H96]&lt;=25;16;IF([.H96]&lt;=27;17;IF([.H96]&lt;=29;18;IF([.H96]&lt;=32;19;IF([.H96]&lt;=34;20;IF([.H96]&lt;=36;21;IF([.H96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96]=&quot;взв&quot;;11;[.K96]=&quot;накл&quot;;24;[.K96]=&quot;прокл&quot;;25;[.K96]=&quot;пт&quot;;26;[.K96]=90;10;[.K96]=85;10;[.K96]=80;9;[.K96]=75;8;[.K96]=70;8;[.K96]=65;7;[.K96]=60;7;[.K96]=55;6;[.K96]=50;6;[.K96]=45;6;[.K96]=40;5;[.K96]=35;4;[.K96]=30;4;[.K96]=25;3;[.K96]=20;2;[.K96]=15;1;[.K96]=10;1;[.K96]=0;0)" office:value-type="float" office:value="0" calcext:value-type="float">
            <text:p>0</text:p>
          </table:table-cell>
          <table:table-cell table:formula="of:=IF([.L96]&lt;=1;0;IF([.L96]&lt;=10;11;IF([.L96]&lt;=14;12;IF([.L96]&lt;=17;13;IF([.L96]&lt;=20;14;IF([.L96]&lt;=22;15;IF([.L96]&lt;=25;16;IF([.L96]&lt;=27;17;IF([.L96]&lt;=29;18;IF([.L96]&lt;=32;19;IF([.L96]&lt;=34;20;IF([.L96]&lt;=36;21;IF([.L96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96]=&quot;взв&quot;;11;[.O96]=&quot;накл&quot;;24;[.O96]=&quot;прокл&quot;;25;[.O96]=&quot;пт&quot;;26;[.O96]=90;10;[.O96]=85;10;[.O96]=80;9;[.O96]=75;8;[.O96]=70;8;[.O96]=65;7;[.O96]=60;7;[.O96]=55;6;[.O96]=50;6;[.O96]=45;6;[.O96]=40;5;[.O96]=35;4;[.O96]=30;4;[.O96]=25;3;[.O96]=20;2;[.O96]=15;1;[.O96]=10;1;[.O96]=0;0)" office:value-type="float" office:value="0" calcext:value-type="float">
            <text:p>0</text:p>
          </table:table-cell>
          <table:table-cell table:formula="of:=IF([.P96]&lt;=1;0;IF([.P96]&lt;=10;11;IF([.P96]&lt;=14;12;IF([.P96]&lt;=17;13;IF([.P96]&lt;=20;14;IF([.P96]&lt;=22;15;IF([.P96]&lt;=25;16;IF([.P96]&lt;=27;17;IF([.P96]&lt;=29;18;IF([.P96]&lt;=32;19;IF([.P96]&lt;=34;20;IF([.P96]&lt;=36;21;IF([.P96]&lt;=40;22;24)))))))))))))" office:value-type="float" office:value="20" calcext:value-type="float">
            <text:p>20</text:p>
          </table:table-cell>
          <table:table-cell table:formula="of:=ROUND(([.I96]+[.J96]+[.M96]+[.N96]+[.Q96]+[.R96])/3;0)" office:value-type="float" office:value="20" calcext:value-type="float">
            <text:p>20</text:p>
          </table:table-cell>
          <table:table-cell table:formula="of:=[.F96]*LOG10([.S96]+2)" office:value-type="float" office:value="4.02726804246662" calcext:value-type="float">
            <text:p>4,027268042466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99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G97]=&quot;взв&quot;;11;[.G97]=&quot;накл&quot;;24;[.G97]=&quot;прокл&quot;;25;[.G97]=&quot;пт&quot;;26;[.G97]=90;10;[.G97]=85;10;[.G97]=80;9;[.G97]=75;8;[.G97]=70;8;[.G97]=65;7;[.G97]=60;7;[.G97]=55;6;[.G97]=50;6;[.G97]=45;6;[.G97]=40;5;[.G97]=35;4;[.G97]=30;4;[.G97]=25;3;[.G97]=20;2;[.G97]=15;1;[.G97]=10;1;[.G97]=0;0)" office:value-type="float" office:value="0" calcext:value-type="float">
            <text:p>0</text:p>
          </table:table-cell>
          <table:table-cell table:formula="of:=IF([.H97]&lt;=1;0;IF([.H97]&lt;=10;11;IF([.H97]&lt;=14;12;IF([.H97]&lt;=17;13;IF([.H97]&lt;=20;14;IF([.H97]&lt;=22;15;IF([.H97]&lt;=25;16;IF([.H97]&lt;=27;17;IF([.H97]&lt;=29;18;IF([.H97]&lt;=32;19;IF([.H97]&lt;=34;20;IF([.H97]&lt;=36;21;IF([.H97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97]=&quot;взв&quot;;11;[.K97]=&quot;накл&quot;;24;[.K97]=&quot;прокл&quot;;25;[.K97]=&quot;пт&quot;;26;[.K97]=90;10;[.K97]=85;10;[.K97]=80;9;[.K97]=75;8;[.K97]=70;8;[.K97]=65;7;[.K97]=60;7;[.K97]=55;6;[.K97]=50;6;[.K97]=45;6;[.K97]=40;5;[.K97]=35;4;[.K97]=30;4;[.K97]=25;3;[.K97]=20;2;[.K97]=15;1;[.K97]=10;1;[.K97]=0;0)" office:value-type="float" office:value="0" calcext:value-type="float">
            <text:p>0</text:p>
          </table:table-cell>
          <table:table-cell table:formula="of:=IF([.L97]&lt;=1;0;IF([.L97]&lt;=10;11;IF([.L97]&lt;=14;12;IF([.L97]&lt;=17;13;IF([.L97]&lt;=20;14;IF([.L97]&lt;=22;15;IF([.L97]&lt;=25;16;IF([.L97]&lt;=27;17;IF([.L97]&lt;=29;18;IF([.L97]&lt;=32;19;IF([.L97]&lt;=34;20;IF([.L97]&lt;=36;21;IF([.L97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97]=&quot;взв&quot;;11;[.O97]=&quot;накл&quot;;24;[.O97]=&quot;прокл&quot;;25;[.O97]=&quot;пт&quot;;26;[.O97]=90;10;[.O97]=85;10;[.O97]=80;9;[.O97]=75;8;[.O97]=70;8;[.O97]=65;7;[.O97]=60;7;[.O97]=55;6;[.O97]=50;6;[.O97]=45;6;[.O97]=40;5;[.O97]=35;4;[.O97]=30;4;[.O97]=25;3;[.O97]=20;2;[.O97]=15;1;[.O97]=10;1;[.O97]=0;0)" office:value-type="float" office:value="0" calcext:value-type="float">
            <text:p>0</text:p>
          </table:table-cell>
          <table:table-cell table:formula="of:=IF([.P97]&lt;=1;0;IF([.P97]&lt;=10;11;IF([.P97]&lt;=14;12;IF([.P97]&lt;=17;13;IF([.P97]&lt;=20;14;IF([.P97]&lt;=22;15;IF([.P97]&lt;=25;16;IF([.P97]&lt;=27;17;IF([.P97]&lt;=29;18;IF([.P97]&lt;=32;19;IF([.P97]&lt;=34;20;IF([.P97]&lt;=36;21;IF([.P97]&lt;=40;22;24)))))))))))))" office:value-type="float" office:value="22" calcext:value-type="float">
            <text:p>22</text:p>
          </table:table-cell>
          <table:table-cell table:formula="of:=ROUND(([.I97]+[.J97]+[.M97]+[.N97]+[.Q97]+[.R97])/3;0)" office:value-type="float" office:value="22" calcext:value-type="float">
            <text:p>22</text:p>
          </table:table-cell>
          <table:table-cell table:formula="of:=[.F97]*LOG10([.S97]+2)" office:value-type="float" office:value="4.14063372513482" calcext:value-type="float">
            <text:p>4,1406337251348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05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G98]=&quot;взв&quot;;11;[.G98]=&quot;накл&quot;;24;[.G98]=&quot;прокл&quot;;25;[.G98]=&quot;пт&quot;;26;[.G98]=90;10;[.G98]=85;10;[.G98]=80;9;[.G98]=75;8;[.G98]=70;8;[.G98]=65;7;[.G98]=60;7;[.G98]=55;6;[.G98]=50;6;[.G98]=45;6;[.G98]=40;5;[.G98]=35;4;[.G98]=30;4;[.G98]=25;3;[.G98]=20;2;[.G98]=15;1;[.G98]=10;1;[.G98]=0;0)" office:value-type="float" office:value="0" calcext:value-type="float">
            <text:p>0</text:p>
          </table:table-cell>
          <table:table-cell table:formula="of:=IF([.H98]&lt;=1;0;IF([.H98]&lt;=10;11;IF([.H98]&lt;=14;12;IF([.H98]&lt;=17;13;IF([.H98]&lt;=20;14;IF([.H98]&lt;=22;15;IF([.H98]&lt;=25;16;IF([.H98]&lt;=27;17;IF([.H98]&lt;=29;18;IF([.H98]&lt;=32;19;IF([.H98]&lt;=34;20;IF([.H98]&lt;=36;21;IF([.H98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98]=&quot;взв&quot;;11;[.K98]=&quot;накл&quot;;24;[.K98]=&quot;прокл&quot;;25;[.K98]=&quot;пт&quot;;26;[.K98]=90;10;[.K98]=85;10;[.K98]=80;9;[.K98]=75;8;[.K98]=70;8;[.K98]=65;7;[.K98]=60;7;[.K98]=55;6;[.K98]=50;6;[.K98]=45;6;[.K98]=40;5;[.K98]=35;4;[.K98]=30;4;[.K98]=25;3;[.K98]=20;2;[.K98]=15;1;[.K98]=10;1;[.K98]=0;0)" office:value-type="float" office:value="0" calcext:value-type="float">
            <text:p>0</text:p>
          </table:table-cell>
          <table:table-cell table:formula="of:=IF([.L98]&lt;=1;0;IF([.L98]&lt;=10;11;IF([.L98]&lt;=14;12;IF([.L98]&lt;=17;13;IF([.L98]&lt;=20;14;IF([.L98]&lt;=22;15;IF([.L98]&lt;=25;16;IF([.L98]&lt;=27;17;IF([.L98]&lt;=29;18;IF([.L98]&lt;=32;19;IF([.L98]&lt;=34;20;IF([.L98]&lt;=36;21;IF([.L98]&lt;=40;22;24)))))))))))))" office:value-type="float" office:value="22" calcext:value-type="float">
            <text:p>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98]=&quot;взв&quot;;11;[.O98]=&quot;накл&quot;;24;[.O98]=&quot;прокл&quot;;25;[.O98]=&quot;пт&quot;;26;[.O98]=90;10;[.O98]=85;10;[.O98]=80;9;[.O98]=75;8;[.O98]=70;8;[.O98]=65;7;[.O98]=60;7;[.O98]=55;6;[.O98]=50;6;[.O98]=45;6;[.O98]=40;5;[.O98]=35;4;[.O98]=30;4;[.O98]=25;3;[.O98]=20;2;[.O98]=15;1;[.O98]=10;1;[.O98]=0;0)" office:value-type="float" office:value="0" calcext:value-type="float">
            <text:p>0</text:p>
          </table:table-cell>
          <table:table-cell table:formula="of:=IF([.P98]&lt;=1;0;IF([.P98]&lt;=10;11;IF([.P98]&lt;=14;12;IF([.P98]&lt;=17;13;IF([.P98]&lt;=20;14;IF([.P98]&lt;=22;15;IF([.P98]&lt;=25;16;IF([.P98]&lt;=27;17;IF([.P98]&lt;=29;18;IF([.P98]&lt;=32;19;IF([.P98]&lt;=34;20;IF([.P98]&lt;=36;21;IF([.P98]&lt;=40;22;24)))))))))))))" office:value-type="float" office:value="20" calcext:value-type="float">
            <text:p>20</text:p>
          </table:table-cell>
          <table:table-cell table:formula="of:=ROUND(([.I98]+[.J98]+[.M98]+[.N98]+[.Q98]+[.R98])/3;0)" office:value-type="float" office:value="21" calcext:value-type="float">
            <text:p>21</text:p>
          </table:table-cell>
          <table:table-cell table:formula="of:=[.F98]*LOG10([.S98]+2)" office:value-type="float" office:value="4.08518350805278" calcext:value-type="float">
            <text:p>4,0851835080527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22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99]=&quot;взв&quot;;11;[.G99]=&quot;накл&quot;;24;[.G99]=&quot;прокл&quot;;25;[.G99]=&quot;пт&quot;;26;[.G99]=90;10;[.G99]=85;10;[.G99]=80;9;[.G99]=75;8;[.G99]=70;8;[.G99]=65;7;[.G99]=60;7;[.G99]=55;6;[.G99]=50;6;[.G99]=45;6;[.G99]=40;5;[.G99]=35;4;[.G99]=30;4;[.G99]=25;3;[.G99]=20;2;[.G99]=15;1;[.G99]=10;1;[.G99]=0;0)" office:value-type="float" office:value="26" calcext:value-type="float">
            <text:p>26</text:p>
          </table:table-cell>
          <table:table-cell table:formula="of:=IF([.H99]&lt;=1;0;IF([.H99]&lt;=10;11;IF([.H99]&lt;=14;12;IF([.H99]&lt;=17;13;IF([.H99]&lt;=20;14;IF([.H99]&lt;=22;15;IF([.H99]&lt;=25;16;IF([.H99]&lt;=27;17;IF([.H99]&lt;=29;18;IF([.H99]&lt;=32;19;IF([.H99]&lt;=34;20;IF([.H99]&lt;=36;21;IF([.H9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99]=&quot;взв&quot;;11;[.K99]=&quot;накл&quot;;24;[.K99]=&quot;прокл&quot;;25;[.K99]=&quot;пт&quot;;26;[.K99]=90;10;[.K99]=85;10;[.K99]=80;9;[.K99]=75;8;[.K99]=70;8;[.K99]=65;7;[.K99]=60;7;[.K99]=55;6;[.K99]=50;6;[.K99]=45;6;[.K99]=40;5;[.K99]=35;4;[.K99]=30;4;[.K99]=25;3;[.K99]=20;2;[.K99]=15;1;[.K99]=10;1;[.K99]=0;0)" office:value-type="float" office:value="26" calcext:value-type="float">
            <text:p>26</text:p>
          </table:table-cell>
          <table:table-cell table:formula="of:=IF([.L99]&lt;=1;0;IF([.L99]&lt;=10;11;IF([.L99]&lt;=14;12;IF([.L99]&lt;=17;13;IF([.L99]&lt;=20;14;IF([.L99]&lt;=22;15;IF([.L99]&lt;=25;16;IF([.L99]&lt;=27;17;IF([.L99]&lt;=29;18;IF([.L99]&lt;=32;19;IF([.L99]&lt;=34;20;IF([.L99]&lt;=36;21;IF([.L9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99]=&quot;взв&quot;;11;[.O99]=&quot;накл&quot;;24;[.O99]=&quot;прокл&quot;;25;[.O99]=&quot;пт&quot;;26;[.O99]=90;10;[.O99]=85;10;[.O99]=80;9;[.O99]=75;8;[.O99]=70;8;[.O99]=65;7;[.O99]=60;7;[.O99]=55;6;[.O99]=50;6;[.O99]=45;6;[.O99]=40;5;[.O99]=35;4;[.O99]=30;4;[.O99]=25;3;[.O99]=20;2;[.O99]=15;1;[.O99]=10;1;[.O99]=0;0)" office:value-type="float" office:value="26" calcext:value-type="float">
            <text:p>26</text:p>
          </table:table-cell>
          <table:table-cell table:formula="of:=IF([.P99]&lt;=1;0;IF([.P99]&lt;=10;11;IF([.P99]&lt;=14;12;IF([.P99]&lt;=17;13;IF([.P99]&lt;=20;14;IF([.P99]&lt;=22;15;IF([.P99]&lt;=25;16;IF([.P99]&lt;=27;17;IF([.P99]&lt;=29;18;IF([.P99]&lt;=32;19;IF([.P99]&lt;=34;20;IF([.P99]&lt;=36;21;IF([.P99]&lt;=40;22;24)))))))))))))" office:value-type="float" office:value="0" calcext:value-type="float">
            <text:p>0</text:p>
          </table:table-cell>
          <table:table-cell table:formula="of:=ROUND(([.I99]+[.J99]+[.M99]+[.N99]+[.Q99]+[.R99])/3;0)" office:value-type="float" office:value="26" calcext:value-type="float">
            <text:p>26</text:p>
          </table:table-cell>
          <table:table-cell table:formula="of:=[.F99]*LOG10([.S99]+2)" office:value-type="float" office:value="4.34147409402666" calcext:value-type="float">
            <text:p>4,3414740940266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31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100]=&quot;взв&quot;;11;[.G100]=&quot;накл&quot;;24;[.G100]=&quot;прокл&quot;;25;[.G100]=&quot;пт&quot;;26;[.G100]=90;10;[.G100]=85;10;[.G100]=80;9;[.G100]=75;8;[.G100]=70;8;[.G100]=65;7;[.G100]=60;7;[.G100]=55;6;[.G100]=50;6;[.G100]=45;6;[.G100]=40;5;[.G100]=35;4;[.G100]=30;4;[.G100]=25;3;[.G100]=20;2;[.G100]=15;1;[.G100]=10;1;[.G100]=0;0)" office:value-type="float" office:value="6" calcext:value-type="float">
            <text:p>6</text:p>
          </table:table-cell>
          <table:table-cell table:formula="of:=IF([.H100]&lt;=1;0;IF([.H100]&lt;=10;11;IF([.H100]&lt;=14;12;IF([.H100]&lt;=17;13;IF([.H100]&lt;=20;14;IF([.H100]&lt;=22;15;IF([.H100]&lt;=25;16;IF([.H100]&lt;=27;17;IF([.H100]&lt;=29;18;IF([.H100]&lt;=32;19;IF([.H100]&lt;=34;20;IF([.H100]&lt;=36;21;IF([.H100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00]=&quot;взв&quot;;11;[.K100]=&quot;накл&quot;;24;[.K100]=&quot;прокл&quot;;25;[.K100]=&quot;пт&quot;;26;[.K100]=90;10;[.K100]=85;10;[.K100]=80;9;[.K100]=75;8;[.K100]=70;8;[.K100]=65;7;[.K100]=60;7;[.K100]=55;6;[.K100]=50;6;[.K100]=45;6;[.K100]=40;5;[.K100]=35;4;[.K100]=30;4;[.K100]=25;3;[.K100]=20;2;[.K100]=15;1;[.K100]=10;1;[.K100]=0;0)" office:value-type="float" office:value="6" calcext:value-type="float">
            <text:p>6</text:p>
          </table:table-cell>
          <table:table-cell table:formula="of:=IF([.L100]&lt;=1;0;IF([.L100]&lt;=10;11;IF([.L100]&lt;=14;12;IF([.L100]&lt;=17;13;IF([.L100]&lt;=20;14;IF([.L100]&lt;=22;15;IF([.L100]&lt;=25;16;IF([.L100]&lt;=27;17;IF([.L100]&lt;=29;18;IF([.L100]&lt;=32;19;IF([.L100]&lt;=34;20;IF([.L100]&lt;=36;21;IF([.L100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100]=&quot;взв&quot;;11;[.O100]=&quot;накл&quot;;24;[.O100]=&quot;прокл&quot;;25;[.O100]=&quot;пт&quot;;26;[.O100]=90;10;[.O100]=85;10;[.O100]=80;9;[.O100]=75;8;[.O100]=70;8;[.O100]=65;7;[.O100]=60;7;[.O100]=55;6;[.O100]=50;6;[.O100]=45;6;[.O100]=40;5;[.O100]=35;4;[.O100]=30;4;[.O100]=25;3;[.O100]=20;2;[.O100]=15;1;[.O100]=10;1;[.O100]=0;0)" office:value-type="float" office:value="6" calcext:value-type="float">
            <text:p>6</text:p>
          </table:table-cell>
          <table:table-cell table:formula="of:=IF([.P100]&lt;=1;0;IF([.P100]&lt;=10;11;IF([.P100]&lt;=14;12;IF([.P100]&lt;=17;13;IF([.P100]&lt;=20;14;IF([.P100]&lt;=22;15;IF([.P100]&lt;=25;16;IF([.P100]&lt;=27;17;IF([.P100]&lt;=29;18;IF([.P100]&lt;=32;19;IF([.P100]&lt;=34;20;IF([.P100]&lt;=36;21;IF([.P100]&lt;=40;22;24)))))))))))))" office:value-type="float" office:value="0" calcext:value-type="float">
            <text:p>0</text:p>
          </table:table-cell>
          <table:table-cell table:formula="of:=ROUND(([.I100]+[.J100]+[.M100]+[.N100]+[.Q100]+[.R100])/3;0)" office:value-type="float" office:value="6" calcext:value-type="float">
            <text:p>6</text:p>
          </table:table-cell>
          <table:table-cell table:formula="of:=[.F100]*LOG10([.S100]+2)" office:value-type="float" office:value="2.70926996097583" calcext:value-type="float">
            <text:p>2,7092699609758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02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101]=&quot;взв&quot;;11;[.G101]=&quot;накл&quot;;24;[.G101]=&quot;прокл&quot;;25;[.G101]=&quot;пт&quot;;26;[.G101]=90;10;[.G101]=85;10;[.G101]=80;9;[.G101]=75;8;[.G101]=70;8;[.G101]=65;7;[.G101]=60;7;[.G101]=55;6;[.G101]=50;6;[.G101]=45;6;[.G101]=40;5;[.G101]=35;4;[.G101]=30;4;[.G101]=25;3;[.G101]=20;2;[.G101]=15;1;[.G101]=10;1;[.G101]=0;0)" office:value-type="float" office:value="0" calcext:value-type="float">
            <text:p>0</text:p>
          </table:table-cell>
          <table:table-cell table:formula="of:=IF([.H101]&lt;=1;0;IF([.H101]&lt;=10;11;IF([.H101]&lt;=14;12;IF([.H101]&lt;=17;13;IF([.H101]&lt;=20;14;IF([.H101]&lt;=22;15;IF([.H101]&lt;=25;16;IF([.H101]&lt;=27;17;IF([.H101]&lt;=29;18;IF([.H101]&lt;=32;19;IF([.H101]&lt;=34;20;IF([.H101]&lt;=36;21;IF([.H101]&lt;=40;22;24)))))))))))))" office:value-type="float" office:value="17" calcext:value-type="float">
            <text:p>1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101]=&quot;взв&quot;;11;[.K101]=&quot;накл&quot;;24;[.K101]=&quot;прокл&quot;;25;[.K101]=&quot;пт&quot;;26;[.K101]=90;10;[.K101]=85;10;[.K101]=80;9;[.K101]=75;8;[.K101]=70;8;[.K101]=65;7;[.K101]=60;7;[.K101]=55;6;[.K101]=50;6;[.K101]=45;6;[.K101]=40;5;[.K101]=35;4;[.K101]=30;4;[.K101]=25;3;[.K101]=20;2;[.K101]=15;1;[.K101]=10;1;[.K101]=0;0)" office:value-type="float" office:value="0" calcext:value-type="float">
            <text:p>0</text:p>
          </table:table-cell>
          <table:table-cell table:formula="of:=IF([.L101]&lt;=1;0;IF([.L101]&lt;=10;11;IF([.L101]&lt;=14;12;IF([.L101]&lt;=17;13;IF([.L101]&lt;=20;14;IF([.L101]&lt;=22;15;IF([.L101]&lt;=25;16;IF([.L101]&lt;=27;17;IF([.L101]&lt;=29;18;IF([.L101]&lt;=32;19;IF([.L101]&lt;=34;20;IF([.L101]&lt;=36;21;IF([.L101]&lt;=40;22;24)))))))))))))"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101]=&quot;взв&quot;;11;[.O101]=&quot;накл&quot;;24;[.O101]=&quot;прокл&quot;;25;[.O101]=&quot;пт&quot;;26;[.O101]=90;10;[.O101]=85;10;[.O101]=80;9;[.O101]=75;8;[.O101]=70;8;[.O101]=65;7;[.O101]=60;7;[.O101]=55;6;[.O101]=50;6;[.O101]=45;6;[.O101]=40;5;[.O101]=35;4;[.O101]=30;4;[.O101]=25;3;[.O101]=20;2;[.O101]=15;1;[.O101]=10;1;[.O101]=0;0)" office:value-type="float" office:value="0" calcext:value-type="float">
            <text:p>0</text:p>
          </table:table-cell>
          <table:table-cell table:formula="of:=IF([.P101]&lt;=1;0;IF([.P101]&lt;=10;11;IF([.P101]&lt;=14;12;IF([.P101]&lt;=17;13;IF([.P101]&lt;=20;14;IF([.P101]&lt;=22;15;IF([.P101]&lt;=25;16;IF([.P101]&lt;=27;17;IF([.P101]&lt;=29;18;IF([.P101]&lt;=32;19;IF([.P101]&lt;=34;20;IF([.P101]&lt;=36;21;IF([.P101]&lt;=40;22;24)))))))))))))" office:value-type="float" office:value="16" calcext:value-type="float">
            <text:p>16</text:p>
          </table:table-cell>
          <table:table-cell table:formula="of:=ROUND(([.I101]+[.J101]+[.M101]+[.N101]+[.Q101]+[.R101])/3;0)" office:value-type="float" office:value="17" calcext:value-type="float">
            <text:p>17</text:p>
          </table:table-cell>
          <table:table-cell table:formula="of:=[.F101]*LOG10([.S101]+2)" office:value-type="float" office:value="5.11501440381132" calcext:value-type="float">
            <text:p>5,1150144038113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05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02]=&quot;взв&quot;;11;[.G102]=&quot;накл&quot;;24;[.G102]=&quot;прокл&quot;;25;[.G102]=&quot;пт&quot;;26;[.G102]=90;10;[.G102]=85;10;[.G102]=80;9;[.G102]=75;8;[.G102]=70;8;[.G102]=65;7;[.G102]=60;7;[.G102]=55;6;[.G102]=50;6;[.G102]=45;6;[.G102]=40;5;[.G102]=35;4;[.G102]=30;4;[.G102]=25;3;[.G102]=20;2;[.G102]=15;1;[.G102]=10;1;[.G102]=0;0)" office:value-type="float" office:value="24" calcext:value-type="float">
            <text:p>24</text:p>
          </table:table-cell>
          <table:table-cell table:formula="of:=IF([.H102]&lt;=1;0;IF([.H102]&lt;=10;11;IF([.H102]&lt;=14;12;IF([.H102]&lt;=17;13;IF([.H102]&lt;=20;14;IF([.H102]&lt;=22;15;IF([.H102]&lt;=25;16;IF([.H102]&lt;=27;17;IF([.H102]&lt;=29;18;IF([.H102]&lt;=32;19;IF([.H102]&lt;=34;20;IF([.H102]&lt;=36;21;IF([.H102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02]=&quot;взв&quot;;11;[.K102]=&quot;накл&quot;;24;[.K102]=&quot;прокл&quot;;25;[.K102]=&quot;пт&quot;;26;[.K102]=90;10;[.K102]=85;10;[.K102]=80;9;[.K102]=75;8;[.K102]=70;8;[.K102]=65;7;[.K102]=60;7;[.K102]=55;6;[.K102]=50;6;[.K102]=45;6;[.K102]=40;5;[.K102]=35;4;[.K102]=30;4;[.K102]=25;3;[.K102]=20;2;[.K102]=15;1;[.K102]=10;1;[.K102]=0;0)" office:value-type="float" office:value="24" calcext:value-type="float">
            <text:p>24</text:p>
          </table:table-cell>
          <table:table-cell table:formula="of:=IF([.L102]&lt;=1;0;IF([.L102]&lt;=10;11;IF([.L102]&lt;=14;12;IF([.L102]&lt;=17;13;IF([.L102]&lt;=20;14;IF([.L102]&lt;=22;15;IF([.L102]&lt;=25;16;IF([.L102]&lt;=27;17;IF([.L102]&lt;=29;18;IF([.L102]&lt;=32;19;IF([.L102]&lt;=34;20;IF([.L102]&lt;=36;21;IF([.L102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O102]=&quot;взв&quot;;11;[.O102]=&quot;накл&quot;;24;[.O102]=&quot;прокл&quot;;25;[.O102]=&quot;пт&quot;;26;[.O102]=90;10;[.O102]=85;10;[.O102]=80;9;[.O102]=75;8;[.O102]=70;8;[.O102]=65;7;[.O102]=60;7;[.O102]=55;6;[.O102]=50;6;[.O102]=45;6;[.O102]=40;5;[.O102]=35;4;[.O102]=30;4;[.O102]=25;3;[.O102]=20;2;[.O102]=15;1;[.O102]=10;1;[.O102]=0;0)" office:value-type="float" office:value="25" calcext:value-type="float">
            <text:p>25</text:p>
          </table:table-cell>
          <table:table-cell table:formula="of:=IF([.P102]&lt;=1;0;IF([.P102]&lt;=10;11;IF([.P102]&lt;=14;12;IF([.P102]&lt;=17;13;IF([.P102]&lt;=20;14;IF([.P102]&lt;=22;15;IF([.P102]&lt;=25;16;IF([.P102]&lt;=27;17;IF([.P102]&lt;=29;18;IF([.P102]&lt;=32;19;IF([.P102]&lt;=34;20;IF([.P102]&lt;=36;21;IF([.P102]&lt;=40;22;24)))))))))))))" office:value-type="float" office:value="0" calcext:value-type="float">
            <text:p>0</text:p>
          </table:table-cell>
          <table:table-cell table:formula="of:=ROUND(([.I102]+[.J102]+[.M102]+[.N102]+[.Q102]+[.R102])/3;0)" office:value-type="float" office:value="24" calcext:value-type="float">
            <text:p>24</text:p>
          </table:table-cell>
          <table:table-cell table:formula="of:=[.F102]*LOG10([.S102]+2)" office:value-type="float" office:value="5.65989339188327" calcext:value-type="float">
            <text:p>5,6598933918832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86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03]=&quot;взв&quot;;11;[.G103]=&quot;накл&quot;;24;[.G103]=&quot;прокл&quot;;25;[.G103]=&quot;пт&quot;;26;[.G103]=90;10;[.G103]=85;10;[.G103]=80;9;[.G103]=75;8;[.G103]=70;8;[.G103]=65;7;[.G103]=60;7;[.G103]=55;6;[.G103]=50;6;[.G103]=45;6;[.G103]=40;5;[.G103]=35;4;[.G103]=30;4;[.G103]=25;3;[.G103]=20;2;[.G103]=15;1;[.G103]=10;1;[.G103]=0;0)" office:value-type="float" office:value="24" calcext:value-type="float">
            <text:p>24</text:p>
          </table:table-cell>
          <table:table-cell table:formula="of:=IF([.H103]&lt;=1;0;IF([.H103]&lt;=10;11;IF([.H103]&lt;=14;12;IF([.H103]&lt;=17;13;IF([.H103]&lt;=20;14;IF([.H103]&lt;=22;15;IF([.H103]&lt;=25;16;IF([.H103]&lt;=27;17;IF([.H103]&lt;=29;18;IF([.H103]&lt;=32;19;IF([.H103]&lt;=34;20;IF([.H103]&lt;=36;21;IF([.H103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103]=&quot;взв&quot;;11;[.K103]=&quot;накл&quot;;24;[.K103]=&quot;прокл&quot;;25;[.K103]=&quot;пт&quot;;26;[.K103]=90;10;[.K103]=85;10;[.K103]=80;9;[.K103]=75;8;[.K103]=70;8;[.K103]=65;7;[.K103]=60;7;[.K103]=55;6;[.K103]=50;6;[.K103]=45;6;[.K103]=40;5;[.K103]=35;4;[.K103]=30;4;[.K103]=25;3;[.K103]=20;2;[.K103]=15;1;[.K103]=10;1;[.K103]=0;0)" office:value-type="float" office:value="0" calcext:value-type="float">
            <text:p>0</text:p>
          </table:table-cell>
          <table:table-cell table:formula="of:=IF([.L103]&lt;=1;0;IF([.L103]&lt;=10;11;IF([.L103]&lt;=14;12;IF([.L103]&lt;=17;13;IF([.L103]&lt;=20;14;IF([.L103]&lt;=22;15;IF([.L103]&lt;=25;16;IF([.L103]&lt;=27;17;IF([.L103]&lt;=29;18;IF([.L103]&lt;=32;19;IF([.L103]&lt;=34;20;IF([.L103]&lt;=36;21;IF([.L103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03]=&quot;взв&quot;;11;[.O103]=&quot;накл&quot;;24;[.O103]=&quot;прокл&quot;;25;[.O103]=&quot;пт&quot;;26;[.O103]=90;10;[.O103]=85;10;[.O103]=80;9;[.O103]=75;8;[.O103]=70;8;[.O103]=65;7;[.O103]=60;7;[.O103]=55;6;[.O103]=50;6;[.O103]=45;6;[.O103]=40;5;[.O103]=35;4;[.O103]=30;4;[.O103]=25;3;[.O103]=20;2;[.O103]=15;1;[.O103]=10;1;[.O103]=0;0)" office:value-type="float" office:value="0" calcext:value-type="float">
            <text:p>0</text:p>
          </table:table-cell>
          <table:table-cell table:formula="of:=IF([.P103]&lt;=1;0;IF([.P103]&lt;=10;11;IF([.P103]&lt;=14;12;IF([.P103]&lt;=17;13;IF([.P103]&lt;=20;14;IF([.P103]&lt;=22;15;IF([.P103]&lt;=25;16;IF([.P103]&lt;=27;17;IF([.P103]&lt;=29;18;IF([.P103]&lt;=32;19;IF([.P103]&lt;=34;20;IF([.P103]&lt;=36;21;IF([.P103]&lt;=40;22;24)))))))))))))" office:value-type="float" office:value="0" calcext:value-type="float">
            <text:p>0</text:p>
          </table:table-cell>
          <table:table-cell table:formula="of:=ROUND(([.I103]+[.J103]+[.M103]+[.N103]+[.Q103]+[.R103])/1;0)" office:value-type="float" office:value="24" calcext:value-type="float">
            <text:p>24</text:p>
          </table:table-cell>
          <table:table-cell table:formula="of:=[.F103]*LOG10([.S103]+2)" office:value-type="float" office:value="5.65989339188327" calcext:value-type="float">
            <text:p>5,6598933918832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07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04]=&quot;взв&quot;;11;[.G104]=&quot;накл&quot;;24;[.G104]=&quot;прокл&quot;;25;[.G104]=&quot;пт&quot;;26;[.G104]=90;10;[.G104]=85;10;[.G104]=80;9;[.G104]=75;8;[.G104]=70;8;[.G104]=65;7;[.G104]=60;7;[.G104]=55;6;[.G104]=50;6;[.G104]=45;6;[.G104]=40;5;[.G104]=35;4;[.G104]=30;4;[.G104]=25;3;[.G104]=20;2;[.G104]=15;1;[.G104]=10;1;[.G104]=0;0)" office:value-type="float" office:value="24" calcext:value-type="float">
            <text:p>24</text:p>
          </table:table-cell>
          <table:table-cell table:formula="of:=IF([.H104]&lt;=1;0;IF([.H104]&lt;=10;11;IF([.H104]&lt;=14;12;IF([.H104]&lt;=17;13;IF([.H104]&lt;=20;14;IF([.H104]&lt;=22;15;IF([.H104]&lt;=25;16;IF([.H104]&lt;=27;17;IF([.H104]&lt;=29;18;IF([.H104]&lt;=32;19;IF([.H104]&lt;=34;20;IF([.H104]&lt;=36;21;IF([.H104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04]=&quot;взв&quot;;11;[.K104]=&quot;накл&quot;;24;[.K104]=&quot;прокл&quot;;25;[.K104]=&quot;пт&quot;;26;[.K104]=90;10;[.K104]=85;10;[.K104]=80;9;[.K104]=75;8;[.K104]=70;8;[.K104]=65;7;[.K104]=60;7;[.K104]=55;6;[.K104]=50;6;[.K104]=45;6;[.K104]=40;5;[.K104]=35;4;[.K104]=30;4;[.K104]=25;3;[.K104]=20;2;[.K104]=15;1;[.K104]=10;1;[.K104]=0;0)" office:value-type="float" office:value="26" calcext:value-type="float">
            <text:p>26</text:p>
          </table:table-cell>
          <table:table-cell table:formula="of:=IF([.L104]&lt;=1;0;IF([.L104]&lt;=10;11;IF([.L104]&lt;=14;12;IF([.L104]&lt;=17;13;IF([.L104]&lt;=20;14;IF([.L104]&lt;=22;15;IF([.L104]&lt;=25;16;IF([.L104]&lt;=27;17;IF([.L104]&lt;=29;18;IF([.L104]&lt;=32;19;IF([.L104]&lt;=34;20;IF([.L104]&lt;=36;21;IF([.L104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04]=&quot;взв&quot;;11;[.O104]=&quot;накл&quot;;24;[.O104]=&quot;прокл&quot;;25;[.O104]=&quot;пт&quot;;26;[.O104]=90;10;[.O104]=85;10;[.O104]=80;9;[.O104]=75;8;[.O104]=70;8;[.O104]=65;7;[.O104]=60;7;[.O104]=55;6;[.O104]=50;6;[.O104]=45;6;[.O104]=40;5;[.O104]=35;4;[.O104]=30;4;[.O104]=25;3;[.O104]=20;2;[.O104]=15;1;[.O104]=10;1;[.O104]=0;0)" office:value-type="float" office:value="26" calcext:value-type="float">
            <text:p>26</text:p>
          </table:table-cell>
          <table:table-cell table:formula="of:=IF([.P104]&lt;=1;0;IF([.P104]&lt;=10;11;IF([.P104]&lt;=14;12;IF([.P104]&lt;=17;13;IF([.P104]&lt;=20;14;IF([.P104]&lt;=22;15;IF([.P104]&lt;=25;16;IF([.P104]&lt;=27;17;IF([.P104]&lt;=29;18;IF([.P104]&lt;=32;19;IF([.P104]&lt;=34;20;IF([.P104]&lt;=36;21;IF([.P104]&lt;=40;22;24)))))))))))))" office:value-type="float" office:value="0" calcext:value-type="float">
            <text:p>0</text:p>
          </table:table-cell>
          <table:table-cell table:formula="of:=ROUND(([.I104]+[.J104]+[.M104]+[.N104]+[.Q104]+[.R104])/3;0)" office:value-type="float" office:value="25" calcext:value-type="float">
            <text:p>25</text:p>
          </table:table-cell>
          <table:table-cell table:formula="of:=[.F104]*LOG10([.S104]+2)" office:value-type="float" office:value="5.72545505663595" calcext:value-type="float">
            <text:p>5,7254550566359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89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105]=&quot;взв&quot;;11;[.G105]=&quot;накл&quot;;24;[.G105]=&quot;прокл&quot;;25;[.G105]=&quot;пт&quot;;26;[.G105]=90;10;[.G105]=85;10;[.G105]=80;9;[.G105]=75;8;[.G105]=70;8;[.G105]=65;7;[.G105]=60;7;[.G105]=55;6;[.G105]=50;6;[.G105]=45;6;[.G105]=40;5;[.G105]=35;4;[.G105]=30;4;[.G105]=25;3;[.G105]=20;2;[.G105]=15;1;[.G105]=10;1;[.G105]=0;0)" office:value-type="float" office:value="0" calcext:value-type="float">
            <text:p>0</text:p>
          </table:table-cell>
          <table:table-cell table:formula="of:=IF([.H105]&lt;=1;0;IF([.H105]&lt;=10;11;IF([.H105]&lt;=14;12;IF([.H105]&lt;=17;13;IF([.H105]&lt;=20;14;IF([.H105]&lt;=22;15;IF([.H105]&lt;=25;16;IF([.H105]&lt;=27;17;IF([.H105]&lt;=29;18;IF([.H105]&lt;=32;19;IF([.H105]&lt;=34;20;IF([.H105]&lt;=36;21;IF([.H105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105]=&quot;взв&quot;;11;[.K105]=&quot;накл&quot;;24;[.K105]=&quot;прокл&quot;;25;[.K105]=&quot;пт&quot;;26;[.K105]=90;10;[.K105]=85;10;[.K105]=80;9;[.K105]=75;8;[.K105]=70;8;[.K105]=65;7;[.K105]=60;7;[.K105]=55;6;[.K105]=50;6;[.K105]=45;6;[.K105]=40;5;[.K105]=35;4;[.K105]=30;4;[.K105]=25;3;[.K105]=20;2;[.K105]=15;1;[.K105]=10;1;[.K105]=0;0)" office:value-type="float" office:value="0" calcext:value-type="float">
            <text:p>0</text:p>
          </table:table-cell>
          <table:table-cell table:formula="of:=IF([.L105]&lt;=1;0;IF([.L105]&lt;=10;11;IF([.L105]&lt;=14;12;IF([.L105]&lt;=17;13;IF([.L105]&lt;=20;14;IF([.L105]&lt;=22;15;IF([.L105]&lt;=25;16;IF([.L105]&lt;=27;17;IF([.L105]&lt;=29;18;IF([.L105]&lt;=32;19;IF([.L105]&lt;=34;20;IF([.L105]&lt;=36;21;IF([.L105]&lt;=40;22;24)))))))))))))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105]=&quot;взв&quot;;11;[.O105]=&quot;накл&quot;;24;[.O105]=&quot;прокл&quot;;25;[.O105]=&quot;пт&quot;;26;[.O105]=90;10;[.O105]=85;10;[.O105]=80;9;[.O105]=75;8;[.O105]=70;8;[.O105]=65;7;[.O105]=60;7;[.O105]=55;6;[.O105]=50;6;[.O105]=45;6;[.O105]=40;5;[.O105]=35;4;[.O105]=30;4;[.O105]=25;3;[.O105]=20;2;[.O105]=15;1;[.O105]=10;1;[.O105]=0;0)" office:value-type="float" office:value="0" calcext:value-type="float">
            <text:p>0</text:p>
          </table:table-cell>
          <table:table-cell table:formula="of:=IF([.P105]&lt;=1;0;IF([.P105]&lt;=10;11;IF([.P105]&lt;=14;12;IF([.P105]&lt;=17;13;IF([.P105]&lt;=20;14;IF([.P105]&lt;=22;15;IF([.P105]&lt;=25;16;IF([.P105]&lt;=27;17;IF([.P105]&lt;=29;18;IF([.P105]&lt;=32;19;IF([.P105]&lt;=34;20;IF([.P105]&lt;=36;21;IF([.P105]&lt;=40;22;24)))))))))))))" office:value-type="float" office:value="19" calcext:value-type="float">
            <text:p>19</text:p>
          </table:table-cell>
          <table:table-cell table:formula="of:=ROUND(([.I105]+[.J105]+[.M105]+[.N105]+[.Q105]+[.R105])/3;0)" office:value-type="float" office:value="20" calcext:value-type="float">
            <text:p>20</text:p>
          </table:table-cell>
          <table:table-cell table:formula="of:=[.F105]*LOG10([.S105]+2)" office:value-type="float" office:value="6.71211340411103" calcext:value-type="float">
            <text:p>6,7121134041110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06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106]=&quot;взв&quot;;11;[.G106]=&quot;накл&quot;;24;[.G106]=&quot;прокл&quot;;25;[.G106]=&quot;пт&quot;;26;[.G106]=90;10;[.G106]=85;10;[.G106]=80;9;[.G106]=75;8;[.G106]=70;8;[.G106]=65;7;[.G106]=60;7;[.G106]=55;6;[.G106]=50;6;[.G106]=45;6;[.G106]=40;5;[.G106]=35;4;[.G106]=30;4;[.G106]=25;3;[.G106]=20;2;[.G106]=15;1;[.G106]=10;1;[.G106]=0;0)" office:value-type="float" office:value="0" calcext:value-type="float">
            <text:p>0</text:p>
          </table:table-cell>
          <table:table-cell table:formula="of:=IF([.H106]&lt;=1;0;IF([.H106]&lt;=10;11;IF([.H106]&lt;=14;12;IF([.H106]&lt;=17;13;IF([.H106]&lt;=20;14;IF([.H106]&lt;=22;15;IF([.H106]&lt;=25;16;IF([.H106]&lt;=27;17;IF([.H106]&lt;=29;18;IF([.H106]&lt;=32;19;IF([.H106]&lt;=34;20;IF([.H106]&lt;=36;21;IF([.H106]&lt;=40;22;24)))))))))))))" office:value-type="float" office:value="22" calcext:value-type="float">
            <text:p>2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06]=&quot;взв&quot;;11;[.K106]=&quot;накл&quot;;24;[.K106]=&quot;прокл&quot;;25;[.K106]=&quot;пт&quot;;26;[.K106]=90;10;[.K106]=85;10;[.K106]=80;9;[.K106]=75;8;[.K106]=70;8;[.K106]=65;7;[.K106]=60;7;[.K106]=55;6;[.K106]=50;6;[.K106]=45;6;[.K106]=40;5;[.K106]=35;4;[.K106]=30;4;[.K106]=25;3;[.K106]=20;2;[.K106]=15;1;[.K106]=10;1;[.K106]=0;0)" office:value-type="float" office:value="0" calcext:value-type="float">
            <text:p>0</text:p>
          </table:table-cell>
          <table:table-cell table:formula="of:=IF([.L106]&lt;=1;0;IF([.L106]&lt;=10;11;IF([.L106]&lt;=14;12;IF([.L106]&lt;=17;13;IF([.L106]&lt;=20;14;IF([.L106]&lt;=22;15;IF([.L106]&lt;=25;16;IF([.L106]&lt;=27;17;IF([.L106]&lt;=29;18;IF([.L106]&lt;=32;19;IF([.L106]&lt;=34;20;IF([.L106]&lt;=36;21;IF([.L106]&lt;=40;22;24)))))))))))))" office:value-type="float" office:value="19" calcext:value-type="float">
            <text:p>1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106]=&quot;взв&quot;;11;[.O106]=&quot;накл&quot;;24;[.O106]=&quot;прокл&quot;;25;[.O106]=&quot;пт&quot;;26;[.O106]=90;10;[.O106]=85;10;[.O106]=80;9;[.O106]=75;8;[.O106]=70;8;[.O106]=65;7;[.O106]=60;7;[.O106]=55;6;[.O106]=50;6;[.O106]=45;6;[.O106]=40;5;[.O106]=35;4;[.O106]=30;4;[.O106]=25;3;[.O106]=20;2;[.O106]=15;1;[.O106]=10;1;[.O106]=0;0)" office:value-type="float" office:value="0" calcext:value-type="float">
            <text:p>0</text:p>
          </table:table-cell>
          <table:table-cell table:formula="of:=IF([.P106]&lt;=1;0;IF([.P106]&lt;=10;11;IF([.P106]&lt;=14;12;IF([.P106]&lt;=17;13;IF([.P106]&lt;=20;14;IF([.P106]&lt;=22;15;IF([.P106]&lt;=25;16;IF([.P106]&lt;=27;17;IF([.P106]&lt;=29;18;IF([.P106]&lt;=32;19;IF([.P106]&lt;=34;20;IF([.P106]&lt;=36;21;IF([.P106]&lt;=40;22;24)))))))))))))" office:value-type="float" office:value="22" calcext:value-type="float">
            <text:p>22</text:p>
          </table:table-cell>
          <table:table-cell table:formula="of:=ROUND(([.I106]+[.J106]+[.M106]+[.N106]+[.Q106]+[.R106])/3;0)" office:value-type="float" office:value="21" calcext:value-type="float">
            <text:p>21</text:p>
          </table:table-cell>
          <table:table-cell table:formula="of:=[.F106]*LOG10([.S106]+2)" office:value-type="float" office:value="6.80863918008796" calcext:value-type="float">
            <text:p>6,8086391800879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10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07]=&quot;взв&quot;;11;[.G107]=&quot;накл&quot;;24;[.G107]=&quot;прокл&quot;;25;[.G107]=&quot;пт&quot;;26;[.G107]=90;10;[.G107]=85;10;[.G107]=80;9;[.G107]=75;8;[.G107]=70;8;[.G107]=65;7;[.G107]=60;7;[.G107]=55;6;[.G107]=50;6;[.G107]=45;6;[.G107]=40;5;[.G107]=35;4;[.G107]=30;4;[.G107]=25;3;[.G107]=20;2;[.G107]=15;1;[.G107]=10;1;[.G107]=0;0)" office:value-type="float" office:value="24" calcext:value-type="float">
            <text:p>24</text:p>
          </table:table-cell>
          <table:table-cell table:formula="of:=IF([.H107]&lt;=1;0;IF([.H107]&lt;=10;11;IF([.H107]&lt;=14;12;IF([.H107]&lt;=17;13;IF([.H107]&lt;=20;14;IF([.H107]&lt;=22;15;IF([.H107]&lt;=25;16;IF([.H107]&lt;=27;17;IF([.H107]&lt;=29;18;IF([.H107]&lt;=32;19;IF([.H107]&lt;=34;20;IF([.H107]&lt;=36;21;IF([.H107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07]=&quot;взв&quot;;11;[.K107]=&quot;накл&quot;;24;[.K107]=&quot;прокл&quot;;25;[.K107]=&quot;пт&quot;;26;[.K107]=90;10;[.K107]=85;10;[.K107]=80;9;[.K107]=75;8;[.K107]=70;8;[.K107]=65;7;[.K107]=60;7;[.K107]=55;6;[.K107]=50;6;[.K107]=45;6;[.K107]=40;5;[.K107]=35;4;[.K107]=30;4;[.K107]=25;3;[.K107]=20;2;[.K107]=15;1;[.K107]=10;1;[.K107]=0;0)" office:value-type="float" office:value="24" calcext:value-type="float">
            <text:p>24</text:p>
          </table:table-cell>
          <table:table-cell table:formula="of:=IF([.L107]&lt;=1;0;IF([.L107]&lt;=10;11;IF([.L107]&lt;=14;12;IF([.L107]&lt;=17;13;IF([.L107]&lt;=20;14;IF([.L107]&lt;=22;15;IF([.L107]&lt;=25;16;IF([.L107]&lt;=27;17;IF([.L107]&lt;=29;18;IF([.L107]&lt;=32;19;IF([.L107]&lt;=34;20;IF([.L107]&lt;=36;21;IF([.L107]&lt;=40;22;24)))))))))))))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M.MICROSOFT.IFS([.O107]=&quot;взв&quot;;11;[.O107]=&quot;накл&quot;;24;[.O107]=&quot;прокл&quot;;25;[.O107]=&quot;пт&quot;;26;[.O107]=90;10;[.O107]=85;10;[.O107]=80;9;[.O107]=75;8;[.O107]=70;8;[.O107]=65;7;[.O107]=60;7;[.O107]=55;6;[.O107]=50;6;[.O107]=45;6;[.O107]=40;5;[.O107]=35;4;[.O107]=30;4;[.O107]=25;3;[.O107]=20;2;[.O107]=15;1;[.O107]=10;1;[.O107]=0;0)" office:value-type="float" office:value="0" calcext:value-type="float">
            <text:p>0</text:p>
          </table:table-cell>
          <table:table-cell table:formula="of:=IF([.P107]&lt;=1;0;IF([.P107]&lt;=10;11;IF([.P107]&lt;=14;12;IF([.P107]&lt;=17;13;IF([.P107]&lt;=20;14;IF([.P107]&lt;=22;15;IF([.P107]&lt;=25;16;IF([.P107]&lt;=27;17;IF([.P107]&lt;=29;18;IF([.P107]&lt;=32;19;IF([.P107]&lt;=34;20;IF([.P107]&lt;=36;21;IF([.P107]&lt;=40;22;24)))))))))))))" office:value-type="float" office:value="24" calcext:value-type="float">
            <text:p>24</text:p>
          </table:table-cell>
          <table:table-cell table:formula="of:=ROUND(([.I107]+[.J107]+[.M107]+[.N107]+[.Q107]+[.R107])/3;0)" office:value-type="float" office:value="24" calcext:value-type="float">
            <text:p>24</text:p>
          </table:table-cell>
          <table:table-cell table:formula="of:=[.F107]*LOG10([.S107]+2)" office:value-type="float" office:value="7.07486673985409" calcext:value-type="float">
            <text:p>7,0748667398540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21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08]=&quot;взв&quot;;11;[.G108]=&quot;накл&quot;;24;[.G108]=&quot;прокл&quot;;25;[.G108]=&quot;пт&quot;;26;[.G108]=90;10;[.G108]=85;10;[.G108]=80;9;[.G108]=75;8;[.G108]=70;8;[.G108]=65;7;[.G108]=60;7;[.G108]=55;6;[.G108]=50;6;[.G108]=45;6;[.G108]=40;5;[.G108]=35;4;[.G108]=30;4;[.G108]=25;3;[.G108]=20;2;[.G108]=15;1;[.G108]=10;1;[.G108]=0;0)" office:value-type="float" office:value="24" calcext:value-type="float">
            <text:p>24</text:p>
          </table:table-cell>
          <table:table-cell table:formula="of:=IF([.H108]&lt;=1;0;IF([.H108]&lt;=10;11;IF([.H108]&lt;=14;12;IF([.H108]&lt;=17;13;IF([.H108]&lt;=20;14;IF([.H108]&lt;=22;15;IF([.H108]&lt;=25;16;IF([.H108]&lt;=27;17;IF([.H108]&lt;=29;18;IF([.H108]&lt;=32;19;IF([.H108]&lt;=34;20;IF([.H108]&lt;=36;21;IF([.H108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08]=&quot;взв&quot;;11;[.K108]=&quot;накл&quot;;24;[.K108]=&quot;прокл&quot;;25;[.K108]=&quot;пт&quot;;26;[.K108]=90;10;[.K108]=85;10;[.K108]=80;9;[.K108]=75;8;[.K108]=70;8;[.K108]=65;7;[.K108]=60;7;[.K108]=55;6;[.K108]=50;6;[.K108]=45;6;[.K108]=40;5;[.K108]=35;4;[.K108]=30;4;[.K108]=25;3;[.K108]=20;2;[.K108]=15;1;[.K108]=10;1;[.K108]=0;0)" office:value-type="float" office:value="24" calcext:value-type="float">
            <text:p>24</text:p>
          </table:table-cell>
          <table:table-cell table:formula="of:=IF([.L108]&lt;=1;0;IF([.L108]&lt;=10;11;IF([.L108]&lt;=14;12;IF([.L108]&lt;=17;13;IF([.L108]&lt;=20;14;IF([.L108]&lt;=22;15;IF([.L108]&lt;=25;16;IF([.L108]&lt;=27;17;IF([.L108]&lt;=29;18;IF([.L108]&lt;=32;19;IF([.L108]&lt;=34;20;IF([.L108]&lt;=36;21;IF([.L10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08]=&quot;взв&quot;;11;[.O108]=&quot;накл&quot;;24;[.O108]=&quot;прокл&quot;;25;[.O108]=&quot;пт&quot;;26;[.O108]=90;10;[.O108]=85;10;[.O108]=80;9;[.O108]=75;8;[.O108]=70;8;[.O108]=65;7;[.O108]=60;7;[.O108]=55;6;[.O108]=50;6;[.O108]=45;6;[.O108]=40;5;[.O108]=35;4;[.O108]=30;4;[.O108]=25;3;[.O108]=20;2;[.O108]=15;1;[.O108]=10;1;[.O108]=0;0)" office:value-type="float" office:value="0" calcext:value-type="float">
            <text:p>0</text:p>
          </table:table-cell>
          <table:table-cell table:formula="of:=IF([.P108]&lt;=1;0;IF([.P108]&lt;=10;11;IF([.P108]&lt;=14;12;IF([.P108]&lt;=17;13;IF([.P108]&lt;=20;14;IF([.P108]&lt;=22;15;IF([.P108]&lt;=25;16;IF([.P108]&lt;=27;17;IF([.P108]&lt;=29;18;IF([.P108]&lt;=32;19;IF([.P108]&lt;=34;20;IF([.P108]&lt;=36;21;IF([.P108]&lt;=40;22;24)))))))))))))" office:value-type="float" office:value="0" calcext:value-type="float">
            <text:p>0</text:p>
          </table:table-cell>
          <table:table-cell table:formula="of:=ROUND(([.I108]+[.J108]+[.M108]+[.N108]+[.Q108]+[.R108])/2;0)" office:value-type="float" office:value="24" calcext:value-type="float">
            <text:p>24</text:p>
          </table:table-cell>
          <table:table-cell table:formula="of:=[.F108]*LOG10([.S108]+2)" office:value-type="float" office:value="7.07486673985409" calcext:value-type="float">
            <text:p>7,0748667398540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13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109]=&quot;взв&quot;;11;[.G109]=&quot;накл&quot;;24;[.G109]=&quot;прокл&quot;;25;[.G109]=&quot;пт&quot;;26;[.G109]=90;10;[.G109]=85;10;[.G109]=80;9;[.G109]=75;8;[.G109]=70;8;[.G109]=65;7;[.G109]=60;7;[.G109]=55;6;[.G109]=50;6;[.G109]=45;6;[.G109]=40;5;[.G109]=35;4;[.G109]=30;4;[.G109]=25;3;[.G109]=20;2;[.G109]=15;1;[.G109]=10;1;[.G109]=0;0)" office:value-type="float" office:value="0" calcext:value-type="float">
            <text:p>0</text:p>
          </table:table-cell>
          <table:table-cell table:formula="of:=IF([.H109]&lt;=1;0;IF([.H109]&lt;=10;11;IF([.H109]&lt;=14;12;IF([.H109]&lt;=17;13;IF([.H109]&lt;=20;14;IF([.H109]&lt;=22;15;IF([.H109]&lt;=25;16;IF([.H109]&lt;=27;17;IF([.H109]&lt;=29;18;IF([.H109]&lt;=32;19;IF([.H109]&lt;=34;20;IF([.H109]&lt;=36;21;IF([.H109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109]=&quot;взв&quot;;11;[.K109]=&quot;накл&quot;;24;[.K109]=&quot;прокл&quot;;25;[.K109]=&quot;пт&quot;;26;[.K109]=90;10;[.K109]=85;10;[.K109]=80;9;[.K109]=75;8;[.K109]=70;8;[.K109]=65;7;[.K109]=60;7;[.K109]=55;6;[.K109]=50;6;[.K109]=45;6;[.K109]=40;5;[.K109]=35;4;[.K109]=30;4;[.K109]=25;3;[.K109]=20;2;[.K109]=15;1;[.K109]=10;1;[.K109]=0;0)" office:value-type="float" office:value="0" calcext:value-type="float">
            <text:p>0</text:p>
          </table:table-cell>
          <table:table-cell table:formula="of:=IF([.L109]&lt;=1;0;IF([.L109]&lt;=10;11;IF([.L109]&lt;=14;12;IF([.L109]&lt;=17;13;IF([.L109]&lt;=20;14;IF([.L109]&lt;=22;15;IF([.L109]&lt;=25;16;IF([.L109]&lt;=27;17;IF([.L109]&lt;=29;18;IF([.L109]&lt;=32;19;IF([.L109]&lt;=34;20;IF([.L109]&lt;=36;21;IF([.L109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09]=&quot;взв&quot;;11;[.O109]=&quot;накл&quot;;24;[.O109]=&quot;прокл&quot;;25;[.O109]=&quot;пт&quot;;26;[.O109]=90;10;[.O109]=85;10;[.O109]=80;9;[.O109]=75;8;[.O109]=70;8;[.O109]=65;7;[.O109]=60;7;[.O109]=55;6;[.O109]=50;6;[.O109]=45;6;[.O109]=40;5;[.O109]=35;4;[.O109]=30;4;[.O109]=25;3;[.O109]=20;2;[.O109]=15;1;[.O109]=10;1;[.O109]=0;0)" office:value-type="float" office:value="0" calcext:value-type="float">
            <text:p>0</text:p>
          </table:table-cell>
          <table:table-cell table:formula="of:=IF([.P109]&lt;=1;0;IF([.P109]&lt;=10;11;IF([.P109]&lt;=14;12;IF([.P109]&lt;=17;13;IF([.P109]&lt;=20;14;IF([.P109]&lt;=22;15;IF([.P109]&lt;=25;16;IF([.P109]&lt;=27;17;IF([.P109]&lt;=29;18;IF([.P109]&lt;=32;19;IF([.P109]&lt;=34;20;IF([.P109]&lt;=36;21;IF([.P109]&lt;=40;22;24)))))))))))))" office:value-type="float" office:value="21" calcext:value-type="float">
            <text:p>21</text:p>
          </table:table-cell>
          <table:table-cell table:formula="of:=ROUND(([.I109]+[.J109]+[.M109]+[.N109]+[.Q109]+[.R109])/3;0)" office:value-type="float" office:value="22" calcext:value-type="float">
            <text:p>22</text:p>
          </table:table-cell>
          <table:table-cell table:formula="of:=[.F109]*LOG10([.S109]+2)" office:value-type="float" office:value="6.90105620855803" calcext:value-type="float">
            <text:p>6,9010562085580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20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110]=&quot;взв&quot;;11;[.G110]=&quot;накл&quot;;24;[.G110]=&quot;прокл&quot;;25;[.G110]=&quot;пт&quot;;26;[.G110]=90;10;[.G110]=85;10;[.G110]=80;9;[.G110]=75;8;[.G110]=70;8;[.G110]=65;7;[.G110]=60;7;[.G110]=55;6;[.G110]=50;6;[.G110]=45;6;[.G110]=40;5;[.G110]=35;4;[.G110]=30;4;[.G110]=25;3;[.G110]=20;2;[.G110]=15;1;[.G110]=10;1;[.G110]=0;0)" office:value-type="float" office:value="0" calcext:value-type="float">
            <text:p>0</text:p>
          </table:table-cell>
          <table:table-cell table:formula="of:=IF([.H110]&lt;=1;0;IF([.H110]&lt;=10;11;IF([.H110]&lt;=14;12;IF([.H110]&lt;=17;13;IF([.H110]&lt;=20;14;IF([.H110]&lt;=22;15;IF([.H110]&lt;=25;16;IF([.H110]&lt;=27;17;IF([.H110]&lt;=29;18;IF([.H110]&lt;=32;19;IF([.H110]&lt;=34;20;IF([.H110]&lt;=36;21;IF([.H110]&lt;=40;22;24)))))))))))))" office:value-type="float" office:value="18" calcext:value-type="float">
            <text:p>1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K110]=&quot;взв&quot;;11;[.K110]=&quot;накл&quot;;24;[.K110]=&quot;прокл&quot;;25;[.K110]=&quot;пт&quot;;26;[.K110]=90;10;[.K110]=85;10;[.K110]=80;9;[.K110]=75;8;[.K110]=70;8;[.K110]=65;7;[.K110]=60;7;[.K110]=55;6;[.K110]=50;6;[.K110]=45;6;[.K110]=40;5;[.K110]=35;4;[.K110]=30;4;[.K110]=25;3;[.K110]=20;2;[.K110]=15;1;[.K110]=10;1;[.K110]=0;0)" office:value-type="float" office:value="0" calcext:value-type="float">
            <text:p>0</text:p>
          </table:table-cell>
          <table:table-cell table:formula="of:=IF([.L110]&lt;=1;0;IF([.L110]&lt;=10;11;IF([.L110]&lt;=14;12;IF([.L110]&lt;=17;13;IF([.L110]&lt;=20;14;IF([.L110]&lt;=22;15;IF([.L110]&lt;=25;16;IF([.L110]&lt;=27;17;IF([.L110]&lt;=29;18;IF([.L110]&lt;=32;19;IF([.L110]&lt;=34;20;IF([.L110]&lt;=36;21;IF([.L110]&lt;=40;22;24)))))))))))))" office:value-type="float" office:value="15" calcext:value-type="float">
            <text:p>15</text:p>
          </table:table-cell>
          <table:table-cell table:number-columns-repeated="2"/>
          <table:table-cell table:formula="of:=COM.MICROSOFT.IFS([.O110]=&quot;взв&quot;;11;[.O110]=&quot;накл&quot;;24;[.O110]=&quot;прокл&quot;;25;[.O110]=&quot;пт&quot;;26;[.O110]=90;10;[.O110]=85;10;[.O110]=80;9;[.O110]=75;8;[.O110]=70;8;[.O110]=65;7;[.O110]=60;7;[.O110]=55;6;[.O110]=50;6;[.O110]=45;6;[.O110]=40;5;[.O110]=35;4;[.O110]=30;4;[.O110]=25;3;[.O110]=20;2;[.O110]=15;1;[.O110]=10;1;[.O110]=0;0)" office:value-type="float" office:value="0" calcext:value-type="float">
            <text:p>0</text:p>
          </table:table-cell>
          <table:table-cell table:formula="of:=IF([.P110]&lt;=1;0;IF([.P110]&lt;=10;11;IF([.P110]&lt;=14;12;IF([.P110]&lt;=17;13;IF([.P110]&lt;=20;14;IF([.P110]&lt;=22;15;IF([.P110]&lt;=25;16;IF([.P110]&lt;=27;17;IF([.P110]&lt;=29;18;IF([.P110]&lt;=32;19;IF([.P110]&lt;=34;20;IF([.P110]&lt;=36;21;IF([.P110]&lt;=40;22;24)))))))))))))" office:value-type="float" office:value="0" calcext:value-type="float">
            <text:p>0</text:p>
          </table:table-cell>
          <table:table-cell table:formula="of:=ROUND(([.I110]+[.J110]+[.M110]+[.N110]+[.Q110]+[.R110])/2;0)" office:value-type="float" office:value="17" calcext:value-type="float">
            <text:p>17</text:p>
          </table:table-cell>
          <table:table-cell table:formula="of:=[.F110]*LOG10([.S110]+2)" office:value-type="float" office:value="6.39376800476414" calcext:value-type="float">
            <text:p>6,3937680047641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43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111]=&quot;взв&quot;;11;[.G111]=&quot;накл&quot;;24;[.G111]=&quot;прокл&quot;;25;[.G111]=&quot;пт&quot;;26;[.G111]=90;10;[.G111]=85;10;[.G111]=80;9;[.G111]=75;8;[.G111]=70;8;[.G111]=65;7;[.G111]=60;7;[.G111]=55;6;[.G111]=50;6;[.G111]=45;6;[.G111]=40;5;[.G111]=35;4;[.G111]=30;4;[.G111]=25;3;[.G111]=20;2;[.G111]=15;1;[.G111]=10;1;[.G111]=0;0)" office:value-type="float" office:value="25" calcext:value-type="float">
            <text:p>25</text:p>
          </table:table-cell>
          <table:table-cell table:formula="of:=IF([.H111]&lt;=1;0;IF([.H111]&lt;=10;11;IF([.H111]&lt;=14;12;IF([.H111]&lt;=17;13;IF([.H111]&lt;=20;14;IF([.H111]&lt;=22;15;IF([.H111]&lt;=25;16;IF([.H111]&lt;=27;17;IF([.H111]&lt;=29;18;IF([.H111]&lt;=32;19;IF([.H111]&lt;=34;20;IF([.H111]&lt;=36;21;IF([.H111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11]=&quot;взв&quot;;11;[.K111]=&quot;накл&quot;;24;[.K111]=&quot;прокл&quot;;25;[.K111]=&quot;пт&quot;;26;[.K111]=90;10;[.K111]=85;10;[.K111]=80;9;[.K111]=75;8;[.K111]=70;8;[.K111]=65;7;[.K111]=60;7;[.K111]=55;6;[.K111]=50;6;[.K111]=45;6;[.K111]=40;5;[.K111]=35;4;[.K111]=30;4;[.K111]=25;3;[.K111]=20;2;[.K111]=15;1;[.K111]=10;1;[.K111]=0;0)" office:value-type="float" office:value="26" calcext:value-type="float">
            <text:p>26</text:p>
          </table:table-cell>
          <table:table-cell table:formula="of:=IF([.L111]&lt;=1;0;IF([.L111]&lt;=10;11;IF([.L111]&lt;=14;12;IF([.L111]&lt;=17;13;IF([.L111]&lt;=20;14;IF([.L111]&lt;=22;15;IF([.L111]&lt;=25;16;IF([.L111]&lt;=27;17;IF([.L111]&lt;=29;18;IF([.L111]&lt;=32;19;IF([.L111]&lt;=34;20;IF([.L111]&lt;=36;21;IF([.L111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11]=&quot;взв&quot;;11;[.O111]=&quot;накл&quot;;24;[.O111]=&quot;прокл&quot;;25;[.O111]=&quot;пт&quot;;26;[.O111]=90;10;[.O111]=85;10;[.O111]=80;9;[.O111]=75;8;[.O111]=70;8;[.O111]=65;7;[.O111]=60;7;[.O111]=55;6;[.O111]=50;6;[.O111]=45;6;[.O111]=40;5;[.O111]=35;4;[.O111]=30;4;[.O111]=25;3;[.O111]=20;2;[.O111]=15;1;[.O111]=10;1;[.O111]=0;0)" office:value-type="float" office:value="26" calcext:value-type="float">
            <text:p>26</text:p>
          </table:table-cell>
          <table:table-cell table:formula="of:=IF([.P111]&lt;=1;0;IF([.P111]&lt;=10;11;IF([.P111]&lt;=14;12;IF([.P111]&lt;=17;13;IF([.P111]&lt;=20;14;IF([.P111]&lt;=22;15;IF([.P111]&lt;=25;16;IF([.P111]&lt;=27;17;IF([.P111]&lt;=29;18;IF([.P111]&lt;=32;19;IF([.P111]&lt;=34;20;IF([.P111]&lt;=36;21;IF([.P111]&lt;=40;22;24)))))))))))))" office:value-type="float" office:value="0" calcext:value-type="float">
            <text:p>0</text:p>
          </table:table-cell>
          <table:table-cell table:formula="of:=ROUND(([.I111]+[.J111]+[.M111]+[.N111]+[.Q111]+[.R111])/3;0)" office:value-type="float" office:value="26" calcext:value-type="float">
            <text:p>26</text:p>
          </table:table-cell>
          <table:table-cell table:formula="of:=[.F111]*LOG10([.S111]+2)" office:value-type="float" office:value="7.2357901567111" calcext:value-type="float">
            <text:p>7,235790156711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84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12]=&quot;взв&quot;;11;[.G112]=&quot;накл&quot;;24;[.G112]=&quot;прокл&quot;;25;[.G112]=&quot;пт&quot;;26;[.G112]=90;10;[.G112]=85;10;[.G112]=80;9;[.G112]=75;8;[.G112]=70;8;[.G112]=65;7;[.G112]=60;7;[.G112]=55;6;[.G112]=50;6;[.G112]=45;6;[.G112]=40;5;[.G112]=35;4;[.G112]=30;4;[.G112]=25;3;[.G112]=20;2;[.G112]=15;1;[.G112]=10;1;[.G112]=0;0)" office:value-type="float" office:value="8" calcext:value-type="float">
            <text:p>8</text:p>
          </table:table-cell>
          <table:table-cell table:formula="of:=IF([.H112]&lt;=1;0;IF([.H112]&lt;=10;11;IF([.H112]&lt;=14;12;IF([.H112]&lt;=17;13;IF([.H112]&lt;=20;14;IF([.H112]&lt;=22;15;IF([.H112]&lt;=25;16;IF([.H112]&lt;=27;17;IF([.H112]&lt;=29;18;IF([.H112]&lt;=32;19;IF([.H112]&lt;=34;20;IF([.H112]&lt;=36;21;IF([.H112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12]=&quot;взв&quot;;11;[.K112]=&quot;накл&quot;;24;[.K112]=&quot;прокл&quot;;25;[.K112]=&quot;пт&quot;;26;[.K112]=90;10;[.K112]=85;10;[.K112]=80;9;[.K112]=75;8;[.K112]=70;8;[.K112]=65;7;[.K112]=60;7;[.K112]=55;6;[.K112]=50;6;[.K112]=45;6;[.K112]=40;5;[.K112]=35;4;[.K112]=30;4;[.K112]=25;3;[.K112]=20;2;[.K112]=15;1;[.K112]=10;1;[.K112]=0;0)" office:value-type="float" office:value="8" calcext:value-type="float">
            <text:p>8</text:p>
          </table:table-cell>
          <table:table-cell table:formula="of:=IF([.L112]&lt;=1;0;IF([.L112]&lt;=10;11;IF([.L112]&lt;=14;12;IF([.L112]&lt;=17;13;IF([.L112]&lt;=20;14;IF([.L112]&lt;=22;15;IF([.L112]&lt;=25;16;IF([.L112]&lt;=27;17;IF([.L112]&lt;=29;18;IF([.L112]&lt;=32;19;IF([.L112]&lt;=34;20;IF([.L112]&lt;=36;21;IF([.L112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112]=&quot;взв&quot;;11;[.O112]=&quot;накл&quot;;24;[.O112]=&quot;прокл&quot;;25;[.O112]=&quot;пт&quot;;26;[.O112]=90;10;[.O112]=85;10;[.O112]=80;9;[.O112]=75;8;[.O112]=70;8;[.O112]=65;7;[.O112]=60;7;[.O112]=55;6;[.O112]=50;6;[.O112]=45;6;[.O112]=40;5;[.O112]=35;4;[.O112]=30;4;[.O112]=25;3;[.O112]=20;2;[.O112]=15;1;[.O112]=10;1;[.O112]=0;0)" office:value-type="float" office:value="7" calcext:value-type="float">
            <text:p>7</text:p>
          </table:table-cell>
          <table:table-cell table:formula="of:=IF([.P112]&lt;=1;0;IF([.P112]&lt;=10;11;IF([.P112]&lt;=14;12;IF([.P112]&lt;=17;13;IF([.P112]&lt;=20;14;IF([.P112]&lt;=22;15;IF([.P112]&lt;=25;16;IF([.P112]&lt;=27;17;IF([.P112]&lt;=29;18;IF([.P112]&lt;=32;19;IF([.P112]&lt;=34;20;IF([.P112]&lt;=36;21;IF([.P112]&lt;=40;22;24)))))))))))))" office:value-type="float" office:value="0" calcext:value-type="float">
            <text:p>0</text:p>
          </table:table-cell>
          <table:table-cell table:formula="of:=ROUND(([.I112]+[.J112]+[.M112]+[.N112]+[.Q112]+[.R112])/3;0)" office:value-type="float" office:value="8" calcext:value-type="float">
            <text:p>8</text:p>
          </table:table-cell>
          <table:table-cell table:formula="of:=[.F112]*LOG10([.S112]+2)" office:value-type="float" office:value="6" calcext:value-type="float">
            <text:p>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12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13]=&quot;взв&quot;;11;[.G113]=&quot;накл&quot;;24;[.G113]=&quot;прокл&quot;;25;[.G113]=&quot;пт&quot;;26;[.G113]=90;10;[.G113]=85;10;[.G113]=80;9;[.G113]=75;8;[.G113]=70;8;[.G113]=65;7;[.G113]=60;7;[.G113]=55;6;[.G113]=50;6;[.G113]=45;6;[.G113]=40;5;[.G113]=35;4;[.G113]=30;4;[.G113]=25;3;[.G113]=20;2;[.G113]=15;1;[.G113]=10;1;[.G113]=0;0)" office:value-type="float" office:value="0" calcext:value-type="float">
            <text:p>0</text:p>
          </table:table-cell>
          <table:table-cell table:formula="of:=IF([.H113]&lt;=1;0;IF([.H113]&lt;=10;11;IF([.H113]&lt;=14;12;IF([.H113]&lt;=17;13;IF([.H113]&lt;=20;14;IF([.H113]&lt;=22;15;IF([.H113]&lt;=25;16;IF([.H113]&lt;=27;17;IF([.H113]&lt;=29;18;IF([.H113]&lt;=32;19;IF([.H113]&lt;=34;20;IF([.H113]&lt;=36;21;IF([.H113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113]=&quot;взв&quot;;11;[.K113]=&quot;накл&quot;;24;[.K113]=&quot;прокл&quot;;25;[.K113]=&quot;пт&quot;;26;[.K113]=90;10;[.K113]=85;10;[.K113]=80;9;[.K113]=75;8;[.K113]=70;8;[.K113]=65;7;[.K113]=60;7;[.K113]=55;6;[.K113]=50;6;[.K113]=45;6;[.K113]=40;5;[.K113]=35;4;[.K113]=30;4;[.K113]=25;3;[.K113]=20;2;[.K113]=15;1;[.K113]=10;1;[.K113]=0;0)" office:value-type="float" office:value="0" calcext:value-type="float">
            <text:p>0</text:p>
          </table:table-cell>
          <table:table-cell table:formula="of:=IF([.L113]&lt;=1;0;IF([.L113]&lt;=10;11;IF([.L113]&lt;=14;12;IF([.L113]&lt;=17;13;IF([.L113]&lt;=20;14;IF([.L113]&lt;=22;15;IF([.L113]&lt;=25;16;IF([.L113]&lt;=27;17;IF([.L113]&lt;=29;18;IF([.L113]&lt;=32;19;IF([.L113]&lt;=34;20;IF([.L113]&lt;=36;21;IF([.L113]&lt;=40;22;24)))))))))))))" office:value-type="float" office:value="22" calcext:value-type="float">
            <text:p>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13]=&quot;взв&quot;;11;[.O113]=&quot;накл&quot;;24;[.O113]=&quot;прокл&quot;;25;[.O113]=&quot;пт&quot;;26;[.O113]=90;10;[.O113]=85;10;[.O113]=80;9;[.O113]=75;8;[.O113]=70;8;[.O113]=65;7;[.O113]=60;7;[.O113]=55;6;[.O113]=50;6;[.O113]=45;6;[.O113]=40;5;[.O113]=35;4;[.O113]=30;4;[.O113]=25;3;[.O113]=20;2;[.O113]=15;1;[.O113]=10;1;[.O113]=0;0)" office:value-type="float" office:value="0" calcext:value-type="float">
            <text:p>0</text:p>
          </table:table-cell>
          <table:table-cell table:formula="of:=IF([.P113]&lt;=1;0;IF([.P113]&lt;=10;11;IF([.P113]&lt;=14;12;IF([.P113]&lt;=17;13;IF([.P113]&lt;=20;14;IF([.P113]&lt;=22;15;IF([.P113]&lt;=25;16;IF([.P113]&lt;=27;17;IF([.P113]&lt;=29;18;IF([.P113]&lt;=32;19;IF([.P113]&lt;=34;20;IF([.P113]&lt;=36;21;IF([.P113]&lt;=40;22;24)))))))))))))" office:value-type="float" office:value="20" calcext:value-type="float">
            <text:p>20</text:p>
          </table:table-cell>
          <table:table-cell table:formula="of:=ROUND(([.I113]+[.J113]+[.M113]+[.N113]+[.Q113]+[.R113])/3;0)" office:value-type="float" office:value="21" calcext:value-type="float">
            <text:p>21</text:p>
          </table:table-cell>
          <table:table-cell table:formula="of:=[.F113]*LOG10([.S113]+2)" office:value-type="float" office:value="8.17036701610556" calcext:value-type="float">
            <text:p>8,1703670161055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24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14]=&quot;взв&quot;;11;[.G114]=&quot;накл&quot;;24;[.G114]=&quot;прокл&quot;;25;[.G114]=&quot;пт&quot;;26;[.G114]=90;10;[.G114]=85;10;[.G114]=80;9;[.G114]=75;8;[.G114]=70;8;[.G114]=65;7;[.G114]=60;7;[.G114]=55;6;[.G114]=50;6;[.G114]=45;6;[.G114]=40;5;[.G114]=35;4;[.G114]=30;4;[.G114]=25;3;[.G114]=20;2;[.G114]=15;1;[.G114]=10;1;[.G114]=0;0)" office:value-type="float" office:value="26" calcext:value-type="float">
            <text:p>26</text:p>
          </table:table-cell>
          <table:table-cell table:formula="of:=IF([.H114]&lt;=1;0;IF([.H114]&lt;=10;11;IF([.H114]&lt;=14;12;IF([.H114]&lt;=17;13;IF([.H114]&lt;=20;14;IF([.H114]&lt;=22;15;IF([.H114]&lt;=25;16;IF([.H114]&lt;=27;17;IF([.H114]&lt;=29;18;IF([.H114]&lt;=32;19;IF([.H114]&lt;=34;20;IF([.H114]&lt;=36;21;IF([.H114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14]=&quot;взв&quot;;11;[.K114]=&quot;накл&quot;;24;[.K114]=&quot;прокл&quot;;25;[.K114]=&quot;пт&quot;;26;[.K114]=90;10;[.K114]=85;10;[.K114]=80;9;[.K114]=75;8;[.K114]=70;8;[.K114]=65;7;[.K114]=60;7;[.K114]=55;6;[.K114]=50;6;[.K114]=45;6;[.K114]=40;5;[.K114]=35;4;[.K114]=30;4;[.K114]=25;3;[.K114]=20;2;[.K114]=15;1;[.K114]=10;1;[.K114]=0;0)" office:value-type="float" office:value="26" calcext:value-type="float">
            <text:p>26</text:p>
          </table:table-cell>
          <table:table-cell table:formula="of:=IF([.L114]&lt;=1;0;IF([.L114]&lt;=10;11;IF([.L114]&lt;=14;12;IF([.L114]&lt;=17;13;IF([.L114]&lt;=20;14;IF([.L114]&lt;=22;15;IF([.L114]&lt;=25;16;IF([.L114]&lt;=27;17;IF([.L114]&lt;=29;18;IF([.L114]&lt;=32;19;IF([.L114]&lt;=34;20;IF([.L114]&lt;=36;21;IF([.L114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14]=&quot;взв&quot;;11;[.O114]=&quot;накл&quot;;24;[.O114]=&quot;прокл&quot;;25;[.O114]=&quot;пт&quot;;26;[.O114]=90;10;[.O114]=85;10;[.O114]=80;9;[.O114]=75;8;[.O114]=70;8;[.O114]=65;7;[.O114]=60;7;[.O114]=55;6;[.O114]=50;6;[.O114]=45;6;[.O114]=40;5;[.O114]=35;4;[.O114]=30;4;[.O114]=25;3;[.O114]=20;2;[.O114]=15;1;[.O114]=10;1;[.O114]=0;0)" office:value-type="float" office:value="0" calcext:value-type="float">
            <text:p>0</text:p>
          </table:table-cell>
          <table:table-cell table:formula="of:=IF([.P114]&lt;=1;0;IF([.P114]&lt;=10;11;IF([.P114]&lt;=14;12;IF([.P114]&lt;=17;13;IF([.P114]&lt;=20;14;IF([.P114]&lt;=22;15;IF([.P114]&lt;=25;16;IF([.P114]&lt;=27;17;IF([.P114]&lt;=29;18;IF([.P114]&lt;=32;19;IF([.P114]&lt;=34;20;IF([.P114]&lt;=36;21;IF([.P114]&lt;=40;22;24)))))))))))))" office:value-type="float" office:value="0" calcext:value-type="float">
            <text:p>0</text:p>
          </table:table-cell>
          <table:table-cell table:formula="of:=ROUND(([.I114]+[.J114]+[.M114]+[.N114]+[.Q114]+[.R114])/2;0)" office:value-type="float" office:value="26" calcext:value-type="float">
            <text:p>26</text:p>
          </table:table-cell>
          <table:table-cell table:formula="of:=[.F114]*LOG10([.S114]+2)" office:value-type="float" office:value="8.68294818805332" calcext:value-type="float">
            <text:p>8,6829481880533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83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115]=&quot;взв&quot;;11;[.G115]=&quot;накл&quot;;24;[.G115]=&quot;прокл&quot;;25;[.G115]=&quot;пт&quot;;26;[.G115]=90;10;[.G115]=85;10;[.G115]=80;9;[.G115]=75;8;[.G115]=70;8;[.G115]=65;7;[.G115]=60;7;[.G115]=55;6;[.G115]=50;6;[.G115]=45;6;[.G115]=40;5;[.G115]=35;4;[.G115]=30;4;[.G115]=25;3;[.G115]=20;2;[.G115]=15;1;[.G115]=10;1;[.G115]=0;0)" office:value-type="float" office:value="0" calcext:value-type="float">
            <text:p>0</text:p>
          </table:table-cell>
          <table:table-cell table:formula="of:=IF([.H115]&lt;=1;0;IF([.H115]&lt;=10;11;IF([.H115]&lt;=14;12;IF([.H115]&lt;=17;13;IF([.H115]&lt;=20;14;IF([.H115]&lt;=22;15;IF([.H115]&lt;=25;16;IF([.H115]&lt;=27;17;IF([.H115]&lt;=29;18;IF([.H115]&lt;=32;19;IF([.H115]&lt;=34;20;IF([.H115]&lt;=36;21;IF([.H115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15]=&quot;взв&quot;;11;[.K115]=&quot;накл&quot;;24;[.K115]=&quot;прокл&quot;;25;[.K115]=&quot;пт&quot;;26;[.K115]=90;10;[.K115]=85;10;[.K115]=80;9;[.K115]=75;8;[.K115]=70;8;[.K115]=65;7;[.K115]=60;7;[.K115]=55;6;[.K115]=50;6;[.K115]=45;6;[.K115]=40;5;[.K115]=35;4;[.K115]=30;4;[.K115]=25;3;[.K115]=20;2;[.K115]=15;1;[.K115]=10;1;[.K115]=0;0)" office:value-type="float" office:value="0" calcext:value-type="float">
            <text:p>0</text:p>
          </table:table-cell>
          <table:table-cell table:formula="of:=IF([.L115]&lt;=1;0;IF([.L115]&lt;=10;11;IF([.L115]&lt;=14;12;IF([.L115]&lt;=17;13;IF([.L115]&lt;=20;14;IF([.L115]&lt;=22;15;IF([.L115]&lt;=25;16;IF([.L115]&lt;=27;17;IF([.L115]&lt;=29;18;IF([.L115]&lt;=32;19;IF([.L115]&lt;=34;20;IF([.L115]&lt;=36;21;IF([.L115]&lt;=40;22;24)))))))))))))" office:value-type="float" office:value="19" calcext:value-type="float">
            <text:p>19</text:p>
          </table:table-cell>
          <table:table-cell table:number-columns-repeated="2"/>
          <table:table-cell table:formula="of:=COM.MICROSOFT.IFS([.O115]=&quot;взв&quot;;11;[.O115]=&quot;накл&quot;;24;[.O115]=&quot;прокл&quot;;25;[.O115]=&quot;пт&quot;;26;[.O115]=90;10;[.O115]=85;10;[.O115]=80;9;[.O115]=75;8;[.O115]=70;8;[.O115]=65;7;[.O115]=60;7;[.O115]=55;6;[.O115]=50;6;[.O115]=45;6;[.O115]=40;5;[.O115]=35;4;[.O115]=30;4;[.O115]=25;3;[.O115]=20;2;[.O115]=15;1;[.O115]=10;1;[.O115]=0;0)" office:value-type="float" office:value="0" calcext:value-type="float">
            <text:p>0</text:p>
          </table:table-cell>
          <table:table-cell table:formula="of:=IF([.P115]&lt;=1;0;IF([.P115]&lt;=10;11;IF([.P115]&lt;=14;12;IF([.P115]&lt;=17;13;IF([.P115]&lt;=20;14;IF([.P115]&lt;=22;15;IF([.P115]&lt;=25;16;IF([.P115]&lt;=27;17;IF([.P115]&lt;=29;18;IF([.P115]&lt;=32;19;IF([.P115]&lt;=34;20;IF([.P115]&lt;=36;21;IF([.P115]&lt;=40;22;24)))))))))))))" office:value-type="float" office:value="0" calcext:value-type="float">
            <text:p>0</text:p>
          </table:table-cell>
          <table:table-cell table:formula="of:=ROUND(([.I115]+[.J115]+[.M115]+[.N115]+[.Q115]+[.R115])/2;0)" office:value-type="float" office:value="20" calcext:value-type="float">
            <text:p>20</text:p>
          </table:table-cell>
          <table:table-cell table:formula="of:=[.F115]*LOG10([.S115]+2)" office:value-type="float" office:value="9.39695876575544" calcext:value-type="float">
            <text:p>9,3969587657554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18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116]=&quot;взв&quot;;11;[.G116]=&quot;накл&quot;;24;[.G116]=&quot;прокл&quot;;25;[.G116]=&quot;пт&quot;;26;[.G116]=90;10;[.G116]=85;10;[.G116]=80;9;[.G116]=75;8;[.G116]=70;8;[.G116]=65;7;[.G116]=60;7;[.G116]=55;6;[.G116]=50;6;[.G116]=45;6;[.G116]=40;5;[.G116]=35;4;[.G116]=30;4;[.G116]=25;3;[.G116]=20;2;[.G116]=15;1;[.G116]=10;1;[.G116]=0;0)" office:value-type="float" office:value="0" calcext:value-type="float">
            <text:p>0</text:p>
          </table:table-cell>
          <table:table-cell table:formula="of:=IF([.H116]&lt;=1;0;IF([.H116]&lt;=10;11;IF([.H116]&lt;=14;12;IF([.H116]&lt;=17;13;IF([.H116]&lt;=20;14;IF([.H116]&lt;=22;15;IF([.H116]&lt;=25;16;IF([.H116]&lt;=27;17;IF([.H116]&lt;=29;18;IF([.H116]&lt;=32;19;IF([.H116]&lt;=34;20;IF([.H116]&lt;=36;21;IF([.H116]&lt;=40;22;24)))))))))))))"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K116]=&quot;взв&quot;;11;[.K116]=&quot;накл&quot;;24;[.K116]=&quot;прокл&quot;;25;[.K116]=&quot;пт&quot;;26;[.K116]=90;10;[.K116]=85;10;[.K116]=80;9;[.K116]=75;8;[.K116]=70;8;[.K116]=65;7;[.K116]=60;7;[.K116]=55;6;[.K116]=50;6;[.K116]=45;6;[.K116]=40;5;[.K116]=35;4;[.K116]=30;4;[.K116]=25;3;[.K116]=20;2;[.K116]=15;1;[.K116]=10;1;[.K116]=0;0)" office:value-type="float" office:value="0" calcext:value-type="float">
            <text:p>0</text:p>
          </table:table-cell>
          <table:table-cell table:formula="of:=IF([.L116]&lt;=1;0;IF([.L116]&lt;=10;11;IF([.L116]&lt;=14;12;IF([.L116]&lt;=17;13;IF([.L116]&lt;=20;14;IF([.L116]&lt;=22;15;IF([.L116]&lt;=25;16;IF([.L116]&lt;=27;17;IF([.L116]&lt;=29;18;IF([.L116]&lt;=32;19;IF([.L116]&lt;=34;20;IF([.L116]&lt;=36;21;IF([.L116]&lt;=40;22;24)))))))))))))" office:value-type="float" office:value="14" calcext:value-type="float">
            <text:p>14</text:p>
          </table:table-cell>
          <table:table-cell table:number-columns-repeated="2"/>
          <table:table-cell table:formula="of:=COM.MICROSOFT.IFS([.O116]=&quot;взв&quot;;11;[.O116]=&quot;накл&quot;;24;[.O116]=&quot;прокл&quot;;25;[.O116]=&quot;пт&quot;;26;[.O116]=90;10;[.O116]=85;10;[.O116]=80;9;[.O116]=75;8;[.O116]=70;8;[.O116]=65;7;[.O116]=60;7;[.O116]=55;6;[.O116]=50;6;[.O116]=45;6;[.O116]=40;5;[.O116]=35;4;[.O116]=30;4;[.O116]=25;3;[.O116]=20;2;[.O116]=15;1;[.O116]=10;1;[.O116]=0;0)" office:value-type="float" office:value="0" calcext:value-type="float">
            <text:p>0</text:p>
          </table:table-cell>
          <table:table-cell table:formula="of:=IF([.P116]&lt;=1;0;IF([.P116]&lt;=10;11;IF([.P116]&lt;=14;12;IF([.P116]&lt;=17;13;IF([.P116]&lt;=20;14;IF([.P116]&lt;=22;15;IF([.P116]&lt;=25;16;IF([.P116]&lt;=27;17;IF([.P116]&lt;=29;18;IF([.P116]&lt;=32;19;IF([.P116]&lt;=34;20;IF([.P116]&lt;=36;21;IF([.P116]&lt;=40;22;24)))))))))))))" office:value-type="float" office:value="0" calcext:value-type="float">
            <text:p>0</text:p>
          </table:table-cell>
          <table:table-cell table:formula="of:=ROUND(([.I116]+[.J116]+[.M116]+[.N116]+[.Q116]+[.R116])/2;0)" office:value-type="float" office:value="15" calcext:value-type="float">
            <text:p>15</text:p>
          </table:table-cell>
          <table:table-cell table:formula="of:=[.F116]*LOG10([.S116]+2)" office:value-type="float" office:value="8.61314244964792" calcext:value-type="float">
            <text:p>8,6131424496479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19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117]=&quot;взв&quot;;11;[.G117]=&quot;накл&quot;;24;[.G117]=&quot;прокл&quot;;25;[.G117]=&quot;пт&quot;;26;[.G117]=90;10;[.G117]=85;10;[.G117]=80;9;[.G117]=75;8;[.G117]=70;8;[.G117]=65;7;[.G117]=60;7;[.G117]=55;6;[.G117]=50;6;[.G117]=45;6;[.G117]=40;5;[.G117]=35;4;[.G117]=30;4;[.G117]=25;3;[.G117]=20;2;[.G117]=15;1;[.G117]=10;1;[.G117]=0;0)" office:value-type="float" office:value="0" calcext:value-type="float">
            <text:p>0</text:p>
          </table:table-cell>
          <table:table-cell table:formula="of:=IF([.H117]&lt;=1;0;IF([.H117]&lt;=10;11;IF([.H117]&lt;=14;12;IF([.H117]&lt;=17;13;IF([.H117]&lt;=20;14;IF([.H117]&lt;=22;15;IF([.H117]&lt;=25;16;IF([.H117]&lt;=27;17;IF([.H117]&lt;=29;18;IF([.H117]&lt;=32;19;IF([.H117]&lt;=34;20;IF([.H117]&lt;=36;21;IF([.H117]&lt;=40;22;24)))))))))))))"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117]=&quot;взв&quot;;11;[.K117]=&quot;накл&quot;;24;[.K117]=&quot;прокл&quot;;25;[.K117]=&quot;пт&quot;;26;[.K117]=90;10;[.K117]=85;10;[.K117]=80;9;[.K117]=75;8;[.K117]=70;8;[.K117]=65;7;[.K117]=60;7;[.K117]=55;6;[.K117]=50;6;[.K117]=45;6;[.K117]=40;5;[.K117]=35;4;[.K117]=30;4;[.K117]=25;3;[.K117]=20;2;[.K117]=15;1;[.K117]=10;1;[.K117]=0;0)" office:value-type="float" office:value="0" calcext:value-type="float">
            <text:p>0</text:p>
          </table:table-cell>
          <table:table-cell table:formula="of:=IF([.L117]&lt;=1;0;IF([.L117]&lt;=10;11;IF([.L117]&lt;=14;12;IF([.L117]&lt;=17;13;IF([.L117]&lt;=20;14;IF([.L117]&lt;=22;15;IF([.L117]&lt;=25;16;IF([.L117]&lt;=27;17;IF([.L117]&lt;=29;18;IF([.L117]&lt;=32;19;IF([.L117]&lt;=34;20;IF([.L117]&lt;=36;21;IF([.L117]&lt;=40;22;24)))))))))))))"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117]=&quot;взв&quot;;11;[.O117]=&quot;накл&quot;;24;[.O117]=&quot;прокл&quot;;25;[.O117]=&quot;пт&quot;;26;[.O117]=90;10;[.O117]=85;10;[.O117]=80;9;[.O117]=75;8;[.O117]=70;8;[.O117]=65;7;[.O117]=60;7;[.O117]=55;6;[.O117]=50;6;[.O117]=45;6;[.O117]=40;5;[.O117]=35;4;[.O117]=30;4;[.O117]=25;3;[.O117]=20;2;[.O117]=15;1;[.O117]=10;1;[.O117]=0;0)" office:value-type="float" office:value="0" calcext:value-type="float">
            <text:p>0</text:p>
          </table:table-cell>
          <table:table-cell table:formula="of:=IF([.P117]&lt;=1;0;IF([.P117]&lt;=10;11;IF([.P117]&lt;=14;12;IF([.P117]&lt;=17;13;IF([.P117]&lt;=20;14;IF([.P117]&lt;=22;15;IF([.P117]&lt;=25;16;IF([.P117]&lt;=27;17;IF([.P117]&lt;=29;18;IF([.P117]&lt;=32;19;IF([.P117]&lt;=34;20;IF([.P117]&lt;=36;21;IF([.P117]&lt;=40;22;24)))))))))))))" office:value-type="float" office:value="18" calcext:value-type="float">
            <text:p>18</text:p>
          </table:table-cell>
          <table:table-cell table:formula="of:=ROUND(([.I117]+[.J117]+[.M117]+[.N117]+[.Q117]+[.R117])/3;0)" office:value-type="float" office:value="17" calcext:value-type="float">
            <text:p>17</text:p>
          </table:table-cell>
          <table:table-cell table:formula="of:=[.F117]*LOG10([.S117]+2)" office:value-type="float" office:value="8.9512752066698" calcext:value-type="float">
            <text:p>8,951275206669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40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18]=&quot;взв&quot;;11;[.G118]=&quot;накл&quot;;24;[.G118]=&quot;прокл&quot;;25;[.G118]=&quot;пт&quot;;26;[.G118]=90;10;[.G118]=85;10;[.G118]=80;9;[.G118]=75;8;[.G118]=70;8;[.G118]=65;7;[.G118]=60;7;[.G118]=55;6;[.G118]=50;6;[.G118]=45;6;[.G118]=40;5;[.G118]=35;4;[.G118]=30;4;[.G118]=25;3;[.G118]=20;2;[.G118]=15;1;[.G118]=10;1;[.G118]=0;0)" office:value-type="float" office:value="26" calcext:value-type="float">
            <text:p>26</text:p>
          </table:table-cell>
          <table:table-cell table:formula="of:=IF([.H118]&lt;=1;0;IF([.H118]&lt;=10;11;IF([.H118]&lt;=14;12;IF([.H118]&lt;=17;13;IF([.H118]&lt;=20;14;IF([.H118]&lt;=22;15;IF([.H118]&lt;=25;16;IF([.H118]&lt;=27;17;IF([.H118]&lt;=29;18;IF([.H118]&lt;=32;19;IF([.H118]&lt;=34;20;IF([.H118]&lt;=36;21;IF([.H11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18]=&quot;взв&quot;;11;[.K118]=&quot;накл&quot;;24;[.K118]=&quot;прокл&quot;;25;[.K118]=&quot;пт&quot;;26;[.K118]=90;10;[.K118]=85;10;[.K118]=80;9;[.K118]=75;8;[.K118]=70;8;[.K118]=65;7;[.K118]=60;7;[.K118]=55;6;[.K118]=50;6;[.K118]=45;6;[.K118]=40;5;[.K118]=35;4;[.K118]=30;4;[.K118]=25;3;[.K118]=20;2;[.K118]=15;1;[.K118]=10;1;[.K118]=0;0)" office:value-type="float" office:value="26" calcext:value-type="float">
            <text:p>26</text:p>
          </table:table-cell>
          <table:table-cell table:formula="of:=IF([.L118]&lt;=1;0;IF([.L118]&lt;=10;11;IF([.L118]&lt;=14;12;IF([.L118]&lt;=17;13;IF([.L118]&lt;=20;14;IF([.L118]&lt;=22;15;IF([.L118]&lt;=25;16;IF([.L118]&lt;=27;17;IF([.L118]&lt;=29;18;IF([.L118]&lt;=32;19;IF([.L118]&lt;=34;20;IF([.L118]&lt;=36;21;IF([.L11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18]=&quot;взв&quot;;11;[.O118]=&quot;накл&quot;;24;[.O118]=&quot;прокл&quot;;25;[.O118]=&quot;пт&quot;;26;[.O118]=90;10;[.O118]=85;10;[.O118]=80;9;[.O118]=75;8;[.O118]=70;8;[.O118]=65;7;[.O118]=60;7;[.O118]=55;6;[.O118]=50;6;[.O118]=45;6;[.O118]=40;5;[.O118]=35;4;[.O118]=30;4;[.O118]=25;3;[.O118]=20;2;[.O118]=15;1;[.O118]=10;1;[.O118]=0;0)" office:value-type="float" office:value="26" calcext:value-type="float">
            <text:p>26</text:p>
          </table:table-cell>
          <table:table-cell table:formula="of:=IF([.P118]&lt;=1;0;IF([.P118]&lt;=10;11;IF([.P118]&lt;=14;12;IF([.P118]&lt;=17;13;IF([.P118]&lt;=20;14;IF([.P118]&lt;=22;15;IF([.P118]&lt;=25;16;IF([.P118]&lt;=27;17;IF([.P118]&lt;=29;18;IF([.P118]&lt;=32;19;IF([.P118]&lt;=34;20;IF([.P118]&lt;=36;21;IF([.P118]&lt;=40;22;24)))))))))))))" office:value-type="float" office:value="0" calcext:value-type="float">
            <text:p>0</text:p>
          </table:table-cell>
          <table:table-cell table:formula="of:=ROUND(([.I118]+[.J118]+[.M118]+[.N118]+[.Q118]+[.R118])/3;0)" office:value-type="float" office:value="26" calcext:value-type="float">
            <text:p>26</text:p>
          </table:table-cell>
          <table:table-cell table:formula="of:=[.F118]*LOG10([.S118]+2)" office:value-type="float" office:value="11.5772642507378" calcext:value-type="float">
            <text:p>11,577264250737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92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119]=&quot;взв&quot;;11;[.G119]=&quot;накл&quot;;24;[.G119]=&quot;прокл&quot;;25;[.G119]=&quot;пт&quot;;26;[.G119]=90;10;[.G119]=85;10;[.G119]=80;9;[.G119]=75;8;[.G119]=70;8;[.G119]=65;7;[.G119]=60;7;[.G119]=55;6;[.G119]=50;6;[.G119]=45;6;[.G119]=40;5;[.G119]=35;4;[.G119]=30;4;[.G119]=25;3;[.G119]=20;2;[.G119]=15;1;[.G119]=10;1;[.G119]=0;0)" office:value-type="float" office:value="7" calcext:value-type="float">
            <text:p>7</text:p>
          </table:table-cell>
          <table:table-cell table:formula="of:=IF([.H119]&lt;=1;0;IF([.H119]&lt;=10;11;IF([.H119]&lt;=14;12;IF([.H119]&lt;=17;13;IF([.H119]&lt;=20;14;IF([.H119]&lt;=22;15;IF([.H119]&lt;=25;16;IF([.H119]&lt;=27;17;IF([.H119]&lt;=29;18;IF([.H119]&lt;=32;19;IF([.H119]&lt;=34;20;IF([.H119]&lt;=36;21;IF([.H11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19]=&quot;взв&quot;;11;[.K119]=&quot;накл&quot;;24;[.K119]=&quot;прокл&quot;;25;[.K119]=&quot;пт&quot;;26;[.K119]=90;10;[.K119]=85;10;[.K119]=80;9;[.K119]=75;8;[.K119]=70;8;[.K119]=65;7;[.K119]=60;7;[.K119]=55;6;[.K119]=50;6;[.K119]=45;6;[.K119]=40;5;[.K119]=35;4;[.K119]=30;4;[.K119]=25;3;[.K119]=20;2;[.K119]=15;1;[.K119]=10;1;[.K119]=0;0)" office:value-type="float" office:value="8" calcext:value-type="float">
            <text:p>8</text:p>
          </table:table-cell>
          <table:table-cell table:formula="of:=IF([.L119]&lt;=1;0;IF([.L119]&lt;=10;11;IF([.L119]&lt;=14;12;IF([.L119]&lt;=17;13;IF([.L119]&lt;=20;14;IF([.L119]&lt;=22;15;IF([.L119]&lt;=25;16;IF([.L119]&lt;=27;17;IF([.L119]&lt;=29;18;IF([.L119]&lt;=32;19;IF([.L119]&lt;=34;20;IF([.L119]&lt;=36;21;IF([.L11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19]=&quot;взв&quot;;11;[.O119]=&quot;накл&quot;;24;[.O119]=&quot;прокл&quot;;25;[.O119]=&quot;пт&quot;;26;[.O119]=90;10;[.O119]=85;10;[.O119]=80;9;[.O119]=75;8;[.O119]=70;8;[.O119]=65;7;[.O119]=60;7;[.O119]=55;6;[.O119]=50;6;[.O119]=45;6;[.O119]=40;5;[.O119]=35;4;[.O119]=30;4;[.O119]=25;3;[.O119]=20;2;[.O119]=15;1;[.O119]=10;1;[.O119]=0;0)" office:value-type="float" office:value="8" calcext:value-type="float">
            <text:p>8</text:p>
          </table:table-cell>
          <table:table-cell table:formula="of:=IF([.P119]&lt;=1;0;IF([.P119]&lt;=10;11;IF([.P119]&lt;=14;12;IF([.P119]&lt;=17;13;IF([.P119]&lt;=20;14;IF([.P119]&lt;=22;15;IF([.P119]&lt;=25;16;IF([.P119]&lt;=27;17;IF([.P119]&lt;=29;18;IF([.P119]&lt;=32;19;IF([.P119]&lt;=34;20;IF([.P119]&lt;=36;21;IF([.P119]&lt;=40;22;24)))))))))))))" office:value-type="float" office:value="0" calcext:value-type="float">
            <text:p>0</text:p>
          </table:table-cell>
          <table:table-cell table:formula="of:=ROUND(([.I119]+[.J119]+[.M119]+[.N119]+[.Q119]+[.R119])/3;0)" office:value-type="float" office:value="8" calcext:value-type="float">
            <text:p>8</text:p>
          </table:table-cell>
          <table:table-cell table:formula="of:=[.F119]*LOG10([.S119]+2)" office:value-type="float" office:value="10" calcext:value-type="float">
            <text:p>1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93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120]=&quot;взв&quot;;11;[.G120]=&quot;накл&quot;;24;[.G120]=&quot;прокл&quot;;25;[.G120]=&quot;пт&quot;;26;[.G120]=90;10;[.G120]=85;10;[.G120]=80;9;[.G120]=75;8;[.G120]=70;8;[.G120]=65;7;[.G120]=60;7;[.G120]=55;6;[.G120]=50;6;[.G120]=45;6;[.G120]=40;5;[.G120]=35;4;[.G120]=30;4;[.G120]=25;3;[.G120]=20;2;[.G120]=15;1;[.G120]=10;1;[.G120]=0;0)" office:value-type="float" office:value="0" calcext:value-type="float">
            <text:p>0</text:p>
          </table:table-cell>
          <table:table-cell table:formula="of:=IF([.H120]&lt;=1;0;IF([.H120]&lt;=10;11;IF([.H120]&lt;=14;12;IF([.H120]&lt;=17;13;IF([.H120]&lt;=20;14;IF([.H120]&lt;=22;15;IF([.H120]&lt;=25;16;IF([.H120]&lt;=27;17;IF([.H120]&lt;=29;18;IF([.H120]&lt;=32;19;IF([.H120]&lt;=34;20;IF([.H120]&lt;=36;21;IF([.H120]&lt;=40;22;24)))))))))))))" office:value-type="float" office:value="19" calcext:value-type="float">
            <text:p>1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120]=&quot;взв&quot;;11;[.K120]=&quot;накл&quot;;24;[.K120]=&quot;прокл&quot;;25;[.K120]=&quot;пт&quot;;26;[.K120]=90;10;[.K120]=85;10;[.K120]=80;9;[.K120]=75;8;[.K120]=70;8;[.K120]=65;7;[.K120]=60;7;[.K120]=55;6;[.K120]=50;6;[.K120]=45;6;[.K120]=40;5;[.K120]=35;4;[.K120]=30;4;[.K120]=25;3;[.K120]=20;2;[.K120]=15;1;[.K120]=10;1;[.K120]=0;0)" office:value-type="float" office:value="0" calcext:value-type="float">
            <text:p>0</text:p>
          </table:table-cell>
          <table:table-cell table:formula="of:=IF([.L120]&lt;=1;0;IF([.L120]&lt;=10;11;IF([.L120]&lt;=14;12;IF([.L120]&lt;=17;13;IF([.L120]&lt;=20;14;IF([.L120]&lt;=22;15;IF([.L120]&lt;=25;16;IF([.L120]&lt;=27;17;IF([.L120]&lt;=29;18;IF([.L120]&lt;=32;19;IF([.L120]&lt;=34;20;IF([.L120]&lt;=36;21;IF([.L120]&lt;=40;22;24)))))))))))))"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120]=&quot;взв&quot;;11;[.O120]=&quot;накл&quot;;24;[.O120]=&quot;прокл&quot;;25;[.O120]=&quot;пт&quot;;26;[.O120]=90;10;[.O120]=85;10;[.O120]=80;9;[.O120]=75;8;[.O120]=70;8;[.O120]=65;7;[.O120]=60;7;[.O120]=55;6;[.O120]=50;6;[.O120]=45;6;[.O120]=40;5;[.O120]=35;4;[.O120]=30;4;[.O120]=25;3;[.O120]=20;2;[.O120]=15;1;[.O120]=10;1;[.O120]=0;0)" office:value-type="float" office:value="0" calcext:value-type="float">
            <text:p>0</text:p>
          </table:table-cell>
          <table:table-cell table:formula="of:=IF([.P120]&lt;=1;0;IF([.P120]&lt;=10;11;IF([.P120]&lt;=14;12;IF([.P120]&lt;=17;13;IF([.P120]&lt;=20;14;IF([.P120]&lt;=22;15;IF([.P120]&lt;=25;16;IF([.P120]&lt;=27;17;IF([.P120]&lt;=29;18;IF([.P120]&lt;=32;19;IF([.P120]&lt;=34;20;IF([.P120]&lt;=36;21;IF([.P120]&lt;=40;22;24)))))))))))))" office:value-type="float" office:value="17" calcext:value-type="float">
            <text:p>17</text:p>
          </table:table-cell>
          <table:table-cell table:formula="of:=ROUND(([.I120]+[.J120]+[.M120]+[.N120]+[.Q120]+[.R120])/3;0)" office:value-type="float" office:value="17" calcext:value-type="float">
            <text:p>17</text:p>
          </table:table-cell>
          <table:table-cell table:formula="of:=[.F120]*LOG10([.S120]+2)" office:value-type="float" office:value="12.7875360095283" calcext:value-type="float">
            <text:p>12,787536009528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94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G121]=&quot;взв&quot;;11;[.G121]=&quot;накл&quot;;24;[.G121]=&quot;прокл&quot;;25;[.G121]=&quot;пт&quot;;26;[.G121]=90;10;[.G121]=85;10;[.G121]=80;9;[.G121]=75;8;[.G121]=70;8;[.G121]=65;7;[.G121]=60;7;[.G121]=55;6;[.G121]=50;6;[.G121]=45;6;[.G121]=40;5;[.G121]=35;4;[.G121]=30;4;[.G121]=25;3;[.G121]=20;2;[.G121]=15;1;[.G121]=10;1;[.G121]=0;0)" office:value-type="float" office:value="0" calcext:value-type="float">
            <text:p>0</text:p>
          </table:table-cell>
          <table:table-cell table:formula="of:=IF([.H121]&lt;=1;0;IF([.H121]&lt;=10;11;IF([.H121]&lt;=14;12;IF([.H121]&lt;=17;13;IF([.H121]&lt;=20;14;IF([.H121]&lt;=22;15;IF([.H121]&lt;=25;16;IF([.H121]&lt;=27;17;IF([.H121]&lt;=29;18;IF([.H121]&lt;=32;19;IF([.H121]&lt;=34;20;IF([.H121]&lt;=36;21;IF([.H121]&lt;=40;22;24)))))))))))))"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21]=&quot;взв&quot;;11;[.K121]=&quot;накл&quot;;24;[.K121]=&quot;прокл&quot;;25;[.K121]=&quot;пт&quot;;26;[.K121]=90;10;[.K121]=85;10;[.K121]=80;9;[.K121]=75;8;[.K121]=70;8;[.K121]=65;7;[.K121]=60;7;[.K121]=55;6;[.K121]=50;6;[.K121]=45;6;[.K121]=40;5;[.K121]=35;4;[.K121]=30;4;[.K121]=25;3;[.K121]=20;2;[.K121]=15;1;[.K121]=10;1;[.K121]=0;0)" office:value-type="float" office:value="10" calcext:value-type="float">
            <text:p>10</text:p>
          </table:table-cell>
          <table:table-cell table:formula="of:=IF([.L121]&lt;=1;0;IF([.L121]&lt;=10;11;IF([.L121]&lt;=14;12;IF([.L121]&lt;=17;13;IF([.L121]&lt;=20;14;IF([.L121]&lt;=22;15;IF([.L121]&lt;=25;16;IF([.L121]&lt;=27;17;IF([.L121]&lt;=29;18;IF([.L121]&lt;=32;19;IF([.L121]&lt;=34;20;IF([.L121]&lt;=36;21;IF([.L12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21]=&quot;взв&quot;;11;[.O121]=&quot;накл&quot;;24;[.O121]=&quot;прокл&quot;;25;[.O121]=&quot;пт&quot;;26;[.O121]=90;10;[.O121]=85;10;[.O121]=80;9;[.O121]=75;8;[.O121]=70;8;[.O121]=65;7;[.O121]=60;7;[.O121]=55;6;[.O121]=50;6;[.O121]=45;6;[.O121]=40;5;[.O121]=35;4;[.O121]=30;4;[.O121]=25;3;[.O121]=20;2;[.O121]=15;1;[.O121]=10;1;[.O121]=0;0)" office:value-type="float" office:value="10" calcext:value-type="float">
            <text:p>10</text:p>
          </table:table-cell>
          <table:table-cell table:formula="of:=IF([.P121]&lt;=1;0;IF([.P121]&lt;=10;11;IF([.P121]&lt;=14;12;IF([.P121]&lt;=17;13;IF([.P121]&lt;=20;14;IF([.P121]&lt;=22;15;IF([.P121]&lt;=25;16;IF([.P121]&lt;=27;17;IF([.P121]&lt;=29;18;IF([.P121]&lt;=32;19;IF([.P121]&lt;=34;20;IF([.P121]&lt;=36;21;IF([.P121]&lt;=40;22;24)))))))))))))" office:value-type="float" office:value="0" calcext:value-type="float">
            <text:p>0</text:p>
          </table:table-cell>
          <table:table-cell table:formula="of:=ROUND(([.I121]+[.J121]+[.M121]+[.N121]+[.Q121]+[.R121])/3;0)" office:value-type="float" office:value="11" calcext:value-type="float">
            <text:p>11</text:p>
          </table:table-cell>
          <table:table-cell table:formula="of:=[.F121]*LOG10([.S121]+2)" office:value-type="float" office:value="11.1394335230684" calcext:value-type="float">
            <text:p>11,139433523068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08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G122]=&quot;взв&quot;;11;[.G122]=&quot;накл&quot;;24;[.G122]=&quot;прокл&quot;;25;[.G122]=&quot;пт&quot;;26;[.G122]=90;10;[.G122]=85;10;[.G122]=80;9;[.G122]=75;8;[.G122]=70;8;[.G122]=65;7;[.G122]=60;7;[.G122]=55;6;[.G122]=50;6;[.G122]=45;6;[.G122]=40;5;[.G122]=35;4;[.G122]=30;4;[.G122]=25;3;[.G122]=20;2;[.G122]=15;1;[.G122]=10;1;[.G122]=0;0)" office:value-type="float" office:value="0" calcext:value-type="float">
            <text:p>0</text:p>
          </table:table-cell>
          <table:table-cell table:formula="of:=IF([.H122]&lt;=1;0;IF([.H122]&lt;=10;11;IF([.H122]&lt;=14;12;IF([.H122]&lt;=17;13;IF([.H122]&lt;=20;14;IF([.H122]&lt;=22;15;IF([.H122]&lt;=25;16;IF([.H122]&lt;=27;17;IF([.H122]&lt;=29;18;IF([.H122]&lt;=32;19;IF([.H122]&lt;=34;20;IF([.H122]&lt;=36;21;IF([.H122]&lt;=40;22;24)))))))))))))" office:value-type="float" office:value="14" calcext:value-type="float">
            <text:p>1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122]=&quot;взв&quot;;11;[.K122]=&quot;накл&quot;;24;[.K122]=&quot;прокл&quot;;25;[.K122]=&quot;пт&quot;;26;[.K122]=90;10;[.K122]=85;10;[.K122]=80;9;[.K122]=75;8;[.K122]=70;8;[.K122]=65;7;[.K122]=60;7;[.K122]=55;6;[.K122]=50;6;[.K122]=45;6;[.K122]=40;5;[.K122]=35;4;[.K122]=30;4;[.K122]=25;3;[.K122]=20;2;[.K122]=15;1;[.K122]=10;1;[.K122]=0;0)" office:value-type="float" office:value="0" calcext:value-type="float">
            <text:p>0</text:p>
          </table:table-cell>
          <table:table-cell table:formula="of:=IF([.L122]&lt;=1;0;IF([.L122]&lt;=10;11;IF([.L122]&lt;=14;12;IF([.L122]&lt;=17;13;IF([.L122]&lt;=20;14;IF([.L122]&lt;=22;15;IF([.L122]&lt;=25;16;IF([.L122]&lt;=27;17;IF([.L122]&lt;=29;18;IF([.L122]&lt;=32;19;IF([.L122]&lt;=34;20;IF([.L122]&lt;=36;21;IF([.L122]&lt;=40;22;24)))))))))))))" office:value-type="float" office:value="16" calcext:value-type="float">
            <text:p>16</text:p>
          </table:table-cell>
          <table:table-cell table:number-columns-repeated="2"/>
          <table:table-cell table:formula="of:=COM.MICROSOFT.IFS([.O122]=&quot;взв&quot;;11;[.O122]=&quot;накл&quot;;24;[.O122]=&quot;прокл&quot;;25;[.O122]=&quot;пт&quot;;26;[.O122]=90;10;[.O122]=85;10;[.O122]=80;9;[.O122]=75;8;[.O122]=70;8;[.O122]=65;7;[.O122]=60;7;[.O122]=55;6;[.O122]=50;6;[.O122]=45;6;[.O122]=40;5;[.O122]=35;4;[.O122]=30;4;[.O122]=25;3;[.O122]=20;2;[.O122]=15;1;[.O122]=10;1;[.O122]=0;0)" office:value-type="float" office:value="0" calcext:value-type="float">
            <text:p>0</text:p>
          </table:table-cell>
          <table:table-cell table:formula="of:=IF([.P122]&lt;=1;0;IF([.P122]&lt;=10;11;IF([.P122]&lt;=14;12;IF([.P122]&lt;=17;13;IF([.P122]&lt;=20;14;IF([.P122]&lt;=22;15;IF([.P122]&lt;=25;16;IF([.P122]&lt;=27;17;IF([.P122]&lt;=29;18;IF([.P122]&lt;=32;19;IF([.P122]&lt;=34;20;IF([.P122]&lt;=36;21;IF([.P122]&lt;=40;22;24)))))))))))))" office:value-type="float" office:value="0" calcext:value-type="float">
            <text:p>0</text:p>
          </table:table-cell>
          <table:table-cell table:formula="of:=ROUND(([.I122]+[.J122]+[.M122]+[.N122]+[.Q122]+[.R122])/2;0)" office:value-type="float" office:value="15" calcext:value-type="float">
            <text:p>15</text:p>
          </table:table-cell>
          <table:table-cell table:formula="of:=[.F122]*LOG10([.S122]+2)" office:value-type="float" office:value="12.3044892137827" calcext:value-type="float">
            <text:p>12,304489213782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09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123]=&quot;взв&quot;;11;[.G123]=&quot;накл&quot;;24;[.G123]=&quot;прокл&quot;;25;[.G123]=&quot;пт&quot;;26;[.G123]=90;10;[.G123]=85;10;[.G123]=80;9;[.G123]=75;8;[.G123]=70;8;[.G123]=65;7;[.G123]=60;7;[.G123]=55;6;[.G123]=50;6;[.G123]=45;6;[.G123]=40;5;[.G123]=35;4;[.G123]=30;4;[.G123]=25;3;[.G123]=20;2;[.G123]=15;1;[.G123]=10;1;[.G123]=0;0)" office:value-type="float" office:value="0" calcext:value-type="float">
            <text:p>0</text:p>
          </table:table-cell>
          <table:table-cell table:formula="of:=IF([.H123]&lt;=1;0;IF([.H123]&lt;=10;11;IF([.H123]&lt;=14;12;IF([.H123]&lt;=17;13;IF([.H123]&lt;=20;14;IF([.H123]&lt;=22;15;IF([.H123]&lt;=25;16;IF([.H123]&lt;=27;17;IF([.H123]&lt;=29;18;IF([.H123]&lt;=32;19;IF([.H123]&lt;=34;20;IF([.H123]&lt;=36;21;IF([.H123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123]=&quot;взв&quot;;11;[.K123]=&quot;накл&quot;;24;[.K123]=&quot;прокл&quot;;25;[.K123]=&quot;пт&quot;;26;[.K123]=90;10;[.K123]=85;10;[.K123]=80;9;[.K123]=75;8;[.K123]=70;8;[.K123]=65;7;[.K123]=60;7;[.K123]=55;6;[.K123]=50;6;[.K123]=45;6;[.K123]=40;5;[.K123]=35;4;[.K123]=30;4;[.K123]=25;3;[.K123]=20;2;[.K123]=15;1;[.K123]=10;1;[.K123]=0;0)" office:value-type="float" office:value="0" calcext:value-type="float">
            <text:p>0</text:p>
          </table:table-cell>
          <table:table-cell table:formula="of:=IF([.L123]&lt;=1;0;IF([.L123]&lt;=10;11;IF([.L123]&lt;=14;12;IF([.L123]&lt;=17;13;IF([.L123]&lt;=20;14;IF([.L123]&lt;=22;15;IF([.L123]&lt;=25;16;IF([.L123]&lt;=27;17;IF([.L123]&lt;=29;18;IF([.L123]&lt;=32;19;IF([.L123]&lt;=34;20;IF([.L123]&lt;=36;21;IF([.L123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O123]=&quot;взв&quot;;11;[.O123]=&quot;накл&quot;;24;[.O123]=&quot;прокл&quot;;25;[.O123]=&quot;пт&quot;;26;[.O123]=90;10;[.O123]=85;10;[.O123]=80;9;[.O123]=75;8;[.O123]=70;8;[.O123]=65;7;[.O123]=60;7;[.O123]=55;6;[.O123]=50;6;[.O123]=45;6;[.O123]=40;5;[.O123]=35;4;[.O123]=30;4;[.O123]=25;3;[.O123]=20;2;[.O123]=15;1;[.O123]=10;1;[.O123]=0;0)" office:value-type="float" office:value="0" calcext:value-type="float">
            <text:p>0</text:p>
          </table:table-cell>
          <table:table-cell table:formula="of:=IF([.P123]&lt;=1;0;IF([.P123]&lt;=10;11;IF([.P123]&lt;=14;12;IF([.P123]&lt;=17;13;IF([.P123]&lt;=20;14;IF([.P123]&lt;=22;15;IF([.P123]&lt;=25;16;IF([.P123]&lt;=27;17;IF([.P123]&lt;=29;18;IF([.P123]&lt;=32;19;IF([.P123]&lt;=34;20;IF([.P123]&lt;=36;21;IF([.P123]&lt;=40;22;24)))))))))))))" office:value-type="float" office:value="0" calcext:value-type="float">
            <text:p>0</text:p>
          </table:table-cell>
          <table:table-cell table:formula="of:=ROUND(([.I123]+[.J123]+[.M123]+[.N123]+[.Q123]+[.R123])/2;0)" office:value-type="float" office:value="22" calcext:value-type="float">
            <text:p>22</text:p>
          </table:table-cell>
          <table:table-cell table:formula="of:=[.F123]*LOG10([.S123]+2)" office:value-type="float" office:value="13.8021124171161" calcext:value-type="float">
            <text:p>13,802112417116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12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124]=&quot;взв&quot;;11;[.G124]=&quot;накл&quot;;24;[.G124]=&quot;прокл&quot;;25;[.G124]=&quot;пт&quot;;26;[.G124]=90;10;[.G124]=85;10;[.G124]=80;9;[.G124]=75;8;[.G124]=70;8;[.G124]=65;7;[.G124]=60;7;[.G124]=55;6;[.G124]=50;6;[.G124]=45;6;[.G124]=40;5;[.G124]=35;4;[.G124]=30;4;[.G124]=25;3;[.G124]=20;2;[.G124]=15;1;[.G124]=10;1;[.G124]=0;0)" office:value-type="float" office:value="0" calcext:value-type="float">
            <text:p>0</text:p>
          </table:table-cell>
          <table:table-cell table:formula="of:=IF([.H124]&lt;=1;0;IF([.H124]&lt;=10;11;IF([.H124]&lt;=14;12;IF([.H124]&lt;=17;13;IF([.H124]&lt;=20;14;IF([.H124]&lt;=22;15;IF([.H124]&lt;=25;16;IF([.H124]&lt;=27;17;IF([.H124]&lt;=29;18;IF([.H124]&lt;=32;19;IF([.H124]&lt;=34;20;IF([.H124]&lt;=36;21;IF([.H124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124]=&quot;взв&quot;;11;[.K124]=&quot;накл&quot;;24;[.K124]=&quot;прокл&quot;;25;[.K124]=&quot;пт&quot;;26;[.K124]=90;10;[.K124]=85;10;[.K124]=80;9;[.K124]=75;8;[.K124]=70;8;[.K124]=65;7;[.K124]=60;7;[.K124]=55;6;[.K124]=50;6;[.K124]=45;6;[.K124]=40;5;[.K124]=35;4;[.K124]=30;4;[.K124]=25;3;[.K124]=20;2;[.K124]=15;1;[.K124]=10;1;[.K124]=0;0)" office:value-type="float" office:value="1" calcext:value-type="float">
            <text:p>1</text:p>
          </table:table-cell>
          <table:table-cell table:formula="of:=IF([.L124]&lt;=1;0;IF([.L124]&lt;=10;11;IF([.L124]&lt;=14;12;IF([.L124]&lt;=17;13;IF([.L124]&lt;=20;14;IF([.L124]&lt;=22;15;IF([.L124]&lt;=25;16;IF([.L124]&lt;=27;17;IF([.L124]&lt;=29;18;IF([.L124]&lt;=32;19;IF([.L124]&lt;=34;20;IF([.L124]&lt;=36;21;IF([.L124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124]=&quot;взв&quot;;11;[.O124]=&quot;накл&quot;;24;[.O124]=&quot;прокл&quot;;25;[.O124]=&quot;пт&quot;;26;[.O124]=90;10;[.O124]=85;10;[.O124]=80;9;[.O124]=75;8;[.O124]=70;8;[.O124]=65;7;[.O124]=60;7;[.O124]=55;6;[.O124]=50;6;[.O124]=45;6;[.O124]=40;5;[.O124]=35;4;[.O124]=30;4;[.O124]=25;3;[.O124]=20;2;[.O124]=15;1;[.O124]=10;1;[.O124]=0;0)" office:value-type="float" office:value="0" calcext:value-type="float">
            <text:p>0</text:p>
          </table:table-cell>
          <table:table-cell table:formula="of:=IF([.P124]&lt;=1;0;IF([.P124]&lt;=10;11;IF([.P124]&lt;=14;12;IF([.P124]&lt;=17;13;IF([.P124]&lt;=20;14;IF([.P124]&lt;=22;15;IF([.P124]&lt;=25;16;IF([.P124]&lt;=27;17;IF([.P124]&lt;=29;18;IF([.P124]&lt;=32;19;IF([.P124]&lt;=34;20;IF([.P124]&lt;=36;21;IF([.P124]&lt;=40;22;24)))))))))))))" office:value-type="float" office:value="0" calcext:value-type="float">
            <text:p>0</text:p>
          </table:table-cell>
          <table:table-cell table:formula="of:=ROUND(([.I124]+[.J124]+[.M124]+[.N124]+[.Q124]+[.R124])/3;0)" office:value-type="float" office:value="0" calcext:value-type="float">
            <text:p>0</text:p>
          </table:table-cell>
          <table:table-cell table:formula="of:=[.F124]*LOG10([.S124]+2)" office:value-type="float" office:value="3.01029995663981" calcext:value-type="float">
            <text:p>3,0102999566398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15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125]=&quot;взв&quot;;11;[.G125]=&quot;накл&quot;;24;[.G125]=&quot;прокл&quot;;25;[.G125]=&quot;пт&quot;;26;[.G125]=90;10;[.G125]=85;10;[.G125]=80;9;[.G125]=75;8;[.G125]=70;8;[.G125]=65;7;[.G125]=60;7;[.G125]=55;6;[.G125]=50;6;[.G125]=45;6;[.G125]=40;5;[.G125]=35;4;[.G125]=30;4;[.G125]=25;3;[.G125]=20;2;[.G125]=15;1;[.G125]=10;1;[.G125]=0;0)" office:value-type="float" office:value="0" calcext:value-type="float">
            <text:p>0</text:p>
          </table:table-cell>
          <table:table-cell table:formula="of:=IF([.H125]&lt;=1;0;IF([.H125]&lt;=10;11;IF([.H125]&lt;=14;12;IF([.H125]&lt;=17;13;IF([.H125]&lt;=20;14;IF([.H125]&lt;=22;15;IF([.H125]&lt;=25;16;IF([.H125]&lt;=27;17;IF([.H125]&lt;=29;18;IF([.H125]&lt;=32;19;IF([.H125]&lt;=34;20;IF([.H125]&lt;=36;21;IF([.H125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125]=&quot;взв&quot;;11;[.K125]=&quot;накл&quot;;24;[.K125]=&quot;прокл&quot;;25;[.K125]=&quot;пт&quot;;26;[.K125]=90;10;[.K125]=85;10;[.K125]=80;9;[.K125]=75;8;[.K125]=70;8;[.K125]=65;7;[.K125]=60;7;[.K125]=55;6;[.K125]=50;6;[.K125]=45;6;[.K125]=40;5;[.K125]=35;4;[.K125]=30;4;[.K125]=25;3;[.K125]=20;2;[.K125]=15;1;[.K125]=10;1;[.K125]=0;0)" office:value-type="float" office:value="0" calcext:value-type="float">
            <text:p>0</text:p>
          </table:table-cell>
          <table:table-cell table:formula="of:=IF([.L125]&lt;=1;0;IF([.L125]&lt;=10;11;IF([.L125]&lt;=14;12;IF([.L125]&lt;=17;13;IF([.L125]&lt;=20;14;IF([.L125]&lt;=22;15;IF([.L125]&lt;=25;16;IF([.L125]&lt;=27;17;IF([.L125]&lt;=29;18;IF([.L125]&lt;=32;19;IF([.L125]&lt;=34;20;IF([.L125]&lt;=36;21;IF([.L125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25]=&quot;взв&quot;;11;[.O125]=&quot;накл&quot;;24;[.O125]=&quot;прокл&quot;;25;[.O125]=&quot;пт&quot;;26;[.O125]=90;10;[.O125]=85;10;[.O125]=80;9;[.O125]=75;8;[.O125]=70;8;[.O125]=65;7;[.O125]=60;7;[.O125]=55;6;[.O125]=50;6;[.O125]=45;6;[.O125]=40;5;[.O125]=35;4;[.O125]=30;4;[.O125]=25;3;[.O125]=20;2;[.O125]=15;1;[.O125]=10;1;[.O125]=0;0)" office:value-type="float" office:value="0" calcext:value-type="float">
            <text:p>0</text:p>
          </table:table-cell>
          <table:table-cell table:formula="of:=IF([.P125]&lt;=1;0;IF([.P125]&lt;=10;11;IF([.P125]&lt;=14;12;IF([.P125]&lt;=17;13;IF([.P125]&lt;=20;14;IF([.P125]&lt;=22;15;IF([.P125]&lt;=25;16;IF([.P125]&lt;=27;17;IF([.P125]&lt;=29;18;IF([.P125]&lt;=32;19;IF([.P125]&lt;=34;20;IF([.P125]&lt;=36;21;IF([.P125]&lt;=40;22;24)))))))))))))" office:value-type="float" office:value="21" calcext:value-type="float">
            <text:p>21</text:p>
          </table:table-cell>
          <table:table-cell table:formula="of:=ROUND(([.I125]+[.J125]+[.M125]+[.N125]+[.Q125]+[.R125])/3;0)" office:value-type="float" office:value="19" calcext:value-type="float">
            <text:p>19</text:p>
          </table:table-cell>
          <table:table-cell table:formula="of:=[.F125]*LOG10([.S125]+2)" office:value-type="float" office:value="13.2221929473392" calcext:value-type="float">
            <text:p>13,222192947339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16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126]=&quot;взв&quot;;11;[.G126]=&quot;накл&quot;;24;[.G126]=&quot;прокл&quot;;25;[.G126]=&quot;пт&quot;;26;[.G126]=90;10;[.G126]=85;10;[.G126]=80;9;[.G126]=75;8;[.G126]=70;8;[.G126]=65;7;[.G126]=60;7;[.G126]=55;6;[.G126]=50;6;[.G126]=45;6;[.G126]=40;5;[.G126]=35;4;[.G126]=30;4;[.G126]=25;3;[.G126]=20;2;[.G126]=15;1;[.G126]=10;1;[.G126]=0;0)" office:value-type="float" office:value="4" calcext:value-type="float">
            <text:p>4</text:p>
          </table:table-cell>
          <table:table-cell table:formula="of:=IF([.H126]&lt;=1;0;IF([.H126]&lt;=10;11;IF([.H126]&lt;=14;12;IF([.H126]&lt;=17;13;IF([.H126]&lt;=20;14;IF([.H126]&lt;=22;15;IF([.H126]&lt;=25;16;IF([.H126]&lt;=27;17;IF([.H126]&lt;=29;18;IF([.H126]&lt;=32;19;IF([.H126]&lt;=34;20;IF([.H126]&lt;=36;21;IF([.H126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126]=&quot;взв&quot;;11;[.K126]=&quot;накл&quot;;24;[.K126]=&quot;прокл&quot;;25;[.K126]=&quot;пт&quot;;26;[.K126]=90;10;[.K126]=85;10;[.K126]=80;9;[.K126]=75;8;[.K126]=70;8;[.K126]=65;7;[.K126]=60;7;[.K126]=55;6;[.K126]=50;6;[.K126]=45;6;[.K126]=40;5;[.K126]=35;4;[.K126]=30;4;[.K126]=25;3;[.K126]=20;2;[.K126]=15;1;[.K126]=10;1;[.K126]=0;0)" office:value-type="float" office:value="4" calcext:value-type="float">
            <text:p>4</text:p>
          </table:table-cell>
          <table:table-cell table:formula="of:=IF([.L126]&lt;=1;0;IF([.L126]&lt;=10;11;IF([.L126]&lt;=14;12;IF([.L126]&lt;=17;13;IF([.L126]&lt;=20;14;IF([.L126]&lt;=22;15;IF([.L126]&lt;=25;16;IF([.L126]&lt;=27;17;IF([.L126]&lt;=29;18;IF([.L126]&lt;=32;19;IF([.L126]&lt;=34;20;IF([.L126]&lt;=36;21;IF([.L126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126]=&quot;взв&quot;;11;[.O126]=&quot;накл&quot;;24;[.O126]=&quot;прокл&quot;;25;[.O126]=&quot;пт&quot;;26;[.O126]=90;10;[.O126]=85;10;[.O126]=80;9;[.O126]=75;8;[.O126]=70;8;[.O126]=65;7;[.O126]=60;7;[.O126]=55;6;[.O126]=50;6;[.O126]=45;6;[.O126]=40;5;[.O126]=35;4;[.O126]=30;4;[.O126]=25;3;[.O126]=20;2;[.O126]=15;1;[.O126]=10;1;[.O126]=0;0)" office:value-type="float" office:value="6" calcext:value-type="float">
            <text:p>6</text:p>
          </table:table-cell>
          <table:table-cell table:formula="of:=IF([.P126]&lt;=1;0;IF([.P126]&lt;=10;11;IF([.P126]&lt;=14;12;IF([.P126]&lt;=17;13;IF([.P126]&lt;=20;14;IF([.P126]&lt;=22;15;IF([.P126]&lt;=25;16;IF([.P126]&lt;=27;17;IF([.P126]&lt;=29;18;IF([.P126]&lt;=32;19;IF([.P126]&lt;=34;20;IF([.P126]&lt;=36;21;IF([.P126]&lt;=40;22;24)))))))))))))" office:value-type="float" office:value="0" calcext:value-type="float">
            <text:p>0</text:p>
          </table:table-cell>
          <table:table-cell table:formula="of:=ROUND(([.I126]+[.J126]+[.M126]+[.N126]+[.Q126]+[.R126])/3;0)" office:value-type="float" office:value="5" calcext:value-type="float">
            <text:p>5</text:p>
          </table:table-cell>
          <table:table-cell table:formula="of:=[.F126]*LOG10([.S126]+2)" office:value-type="float" office:value="12.6764706002139" calcext:value-type="float">
            <text:p>12,676470600213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94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127]=&quot;взв&quot;;11;[.G127]=&quot;накл&quot;;24;[.G127]=&quot;прокл&quot;;25;[.G127]=&quot;пт&quot;;26;[.G127]=90;10;[.G127]=85;10;[.G127]=80;9;[.G127]=75;8;[.G127]=70;8;[.G127]=65;7;[.G127]=60;7;[.G127]=55;6;[.G127]=50;6;[.G127]=45;6;[.G127]=40;5;[.G127]=35;4;[.G127]=30;4;[.G127]=25;3;[.G127]=20;2;[.G127]=15;1;[.G127]=10;1;[.G127]=0;0)" office:value-type="float" office:value="0" calcext:value-type="float">
            <text:p>0</text:p>
          </table:table-cell>
          <table:table-cell table:formula="of:=IF([.H127]&lt;=1;0;IF([.H127]&lt;=10;11;IF([.H127]&lt;=14;12;IF([.H127]&lt;=17;13;IF([.H127]&lt;=20;14;IF([.H127]&lt;=22;15;IF([.H127]&lt;=25;16;IF([.H127]&lt;=27;17;IF([.H127]&lt;=29;18;IF([.H127]&lt;=32;19;IF([.H127]&lt;=34;20;IF([.H127]&lt;=36;21;IF([.H127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127]=&quot;взв&quot;;11;[.K127]=&quot;накл&quot;;24;[.K127]=&quot;прокл&quot;;25;[.K127]=&quot;пт&quot;;26;[.K127]=90;10;[.K127]=85;10;[.K127]=80;9;[.K127]=75;8;[.K127]=70;8;[.K127]=65;7;[.K127]=60;7;[.K127]=55;6;[.K127]=50;6;[.K127]=45;6;[.K127]=40;5;[.K127]=35;4;[.K127]=30;4;[.K127]=25;3;[.K127]=20;2;[.K127]=15;1;[.K127]=10;1;[.K127]=0;0)" office:value-type="float" office:value="0" calcext:value-type="float">
            <text:p>0</text:p>
          </table:table-cell>
          <table:table-cell table:formula="of:=IF([.L127]&lt;=1;0;IF([.L127]&lt;=10;11;IF([.L127]&lt;=14;12;IF([.L127]&lt;=17;13;IF([.L127]&lt;=20;14;IF([.L127]&lt;=22;15;IF([.L127]&lt;=25;16;IF([.L127]&lt;=27;17;IF([.L127]&lt;=29;18;IF([.L127]&lt;=32;19;IF([.L127]&lt;=34;20;IF([.L127]&lt;=36;21;IF([.L127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127]=&quot;взв&quot;;11;[.O127]=&quot;накл&quot;;24;[.O127]=&quot;прокл&quot;;25;[.O127]=&quot;пт&quot;;26;[.O127]=90;10;[.O127]=85;10;[.O127]=80;9;[.O127]=75;8;[.O127]=70;8;[.O127]=65;7;[.O127]=60;7;[.O127]=55;6;[.O127]=50;6;[.O127]=45;6;[.O127]=40;5;[.O127]=35;4;[.O127]=30;4;[.O127]=25;3;[.O127]=20;2;[.O127]=15;1;[.O127]=10;1;[.O127]=0;0)" office:value-type="float" office:value="0" calcext:value-type="float">
            <text:p>0</text:p>
          </table:table-cell>
          <table:table-cell table:formula="of:=IF([.P127]&lt;=1;0;IF([.P127]&lt;=10;11;IF([.P127]&lt;=14;12;IF([.P127]&lt;=17;13;IF([.P127]&lt;=20;14;IF([.P127]&lt;=22;15;IF([.P127]&lt;=25;16;IF([.P127]&lt;=27;17;IF([.P127]&lt;=29;18;IF([.P127]&lt;=32;19;IF([.P127]&lt;=34;20;IF([.P127]&lt;=36;21;IF([.P127]&lt;=40;22;24)))))))))))))" office:value-type="float" office:value="22" calcext:value-type="float">
            <text:p>22</text:p>
          </table:table-cell>
          <table:table-cell table:formula="of:=ROUND(([.I127]+[.J127]+[.M127]+[.N127]+[.Q127]+[.R127])/3;0)" office:value-type="float" office:value="22" calcext:value-type="float">
            <text:p>22</text:p>
          </table:table-cell>
          <table:table-cell table:formula="of:=[.F127]*LOG10([.S127]+2)" office:value-type="float" office:value="27.6042248342321" calcext:value-type="float">
            <text:p>27,604224834232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23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28]=&quot;взв&quot;;11;[.G128]=&quot;накл&quot;;24;[.G128]=&quot;прокл&quot;;25;[.G128]=&quot;пт&quot;;26;[.G128]=90;10;[.G128]=85;10;[.G128]=80;9;[.G128]=75;8;[.G128]=70;8;[.G128]=65;7;[.G128]=60;7;[.G128]=55;6;[.G128]=50;6;[.G128]=45;6;[.G128]=40;5;[.G128]=35;4;[.G128]=30;4;[.G128]=25;3;[.G128]=20;2;[.G128]=15;1;[.G128]=10;1;[.G128]=0;0)" office:value-type="float" office:value="0" calcext:value-type="float">
            <text:p>0</text:p>
          </table:table-cell>
          <table:table-cell table:formula="of:=IF([.H128]&lt;=1;0;IF([.H128]&lt;=10;11;IF([.H128]&lt;=14;12;IF([.H128]&lt;=17;13;IF([.H128]&lt;=20;14;IF([.H128]&lt;=22;15;IF([.H128]&lt;=25;16;IF([.H128]&lt;=27;17;IF([.H128]&lt;=29;18;IF([.H128]&lt;=32;19;IF([.H128]&lt;=34;20;IF([.H128]&lt;=36;21;IF([.H128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28]=&quot;взв&quot;;11;[.K128]=&quot;накл&quot;;24;[.K128]=&quot;прокл&quot;;25;[.K128]=&quot;пт&quot;;26;[.K128]=90;10;[.K128]=85;10;[.K128]=80;9;[.K128]=75;8;[.K128]=70;8;[.K128]=65;7;[.K128]=60;7;[.K128]=55;6;[.K128]=50;6;[.K128]=45;6;[.K128]=40;5;[.K128]=35;4;[.K128]=30;4;[.K128]=25;3;[.K128]=20;2;[.K128]=15;1;[.K128]=10;1;[.K128]=0;0)" office:value-type="float" office:value="0" calcext:value-type="float">
            <text:p>0</text:p>
          </table:table-cell>
          <table:table-cell table:formula="of:=IF([.L128]&lt;=1;0;IF([.L128]&lt;=10;11;IF([.L128]&lt;=14;12;IF([.L128]&lt;=17;13;IF([.L128]&lt;=20;14;IF([.L128]&lt;=22;15;IF([.L128]&lt;=25;16;IF([.L128]&lt;=27;17;IF([.L128]&lt;=29;18;IF([.L128]&lt;=32;19;IF([.L128]&lt;=34;20;IF([.L128]&lt;=36;21;IF([.L128]&lt;=40;22;24)))))))))))))" office:value-type="float" office:value="20" calcext:value-type="float">
            <text:p>2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128]=&quot;взв&quot;;11;[.O128]=&quot;накл&quot;;24;[.O128]=&quot;прокл&quot;;25;[.O128]=&quot;пт&quot;;26;[.O128]=90;10;[.O128]=85;10;[.O128]=80;9;[.O128]=75;8;[.O128]=70;8;[.O128]=65;7;[.O128]=60;7;[.O128]=55;6;[.O128]=50;6;[.O128]=45;6;[.O128]=40;5;[.O128]=35;4;[.O128]=30;4;[.O128]=25;3;[.O128]=20;2;[.O128]=15;1;[.O128]=10;1;[.O128]=0;0)" office:value-type="float" office:value="0" calcext:value-type="float">
            <text:p>0</text:p>
          </table:table-cell>
          <table:table-cell table:formula="of:=IF([.P128]&lt;=1;0;IF([.P128]&lt;=10;11;IF([.P128]&lt;=14;12;IF([.P128]&lt;=17;13;IF([.P128]&lt;=20;14;IF([.P128]&lt;=22;15;IF([.P128]&lt;=25;16;IF([.P128]&lt;=27;17;IF([.P128]&lt;=29;18;IF([.P128]&lt;=32;19;IF([.P128]&lt;=34;20;IF([.P128]&lt;=36;21;IF([.P128]&lt;=40;22;24)))))))))))))" office:value-type="float" office:value="18" calcext:value-type="float">
            <text:p>18</text:p>
          </table:table-cell>
          <table:table-cell table:formula="of:=ROUND(([.I128]+[.J128]+[.M128]+[.N128]+[.Q128]+[.R128])/3;0)" office:value-type="float" office:value="20" calcext:value-type="float">
            <text:p>20</text:p>
          </table:table-cell>
          <table:table-cell table:formula="of:=[.F128]*LOG10([.S128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85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29]=&quot;взв&quot;;11;[.G129]=&quot;накл&quot;;24;[.G129]=&quot;прокл&quot;;25;[.G129]=&quot;пт&quot;;26;[.G129]=90;10;[.G129]=85;10;[.G129]=80;9;[.G129]=75;8;[.G129]=70;8;[.G129]=65;7;[.G129]=60;7;[.G129]=55;6;[.G129]=50;6;[.G129]=45;6;[.G129]=40;5;[.G129]=35;4;[.G129]=30;4;[.G129]=25;3;[.G129]=20;2;[.G129]=15;1;[.G129]=10;1;[.G129]=0;0)" office:value-type="float" office:value="24" calcext:value-type="float">
            <text:p>24</text:p>
          </table:table-cell>
          <table:table-cell table:formula="of:=IF([.H129]&lt;=1;0;IF([.H129]&lt;=10;11;IF([.H129]&lt;=14;12;IF([.H129]&lt;=17;13;IF([.H129]&lt;=20;14;IF([.H129]&lt;=22;15;IF([.H129]&lt;=25;16;IF([.H129]&lt;=27;17;IF([.H129]&lt;=29;18;IF([.H129]&lt;=32;19;IF([.H129]&lt;=34;20;IF([.H129]&lt;=36;21;IF([.H129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29]=&quot;взв&quot;;11;[.K129]=&quot;накл&quot;;24;[.K129]=&quot;прокл&quot;;25;[.K129]=&quot;пт&quot;;26;[.K129]=90;10;[.K129]=85;10;[.K129]=80;9;[.K129]=75;8;[.K129]=70;8;[.K129]=65;7;[.K129]=60;7;[.K129]=55;6;[.K129]=50;6;[.K129]=45;6;[.K129]=40;5;[.K129]=35;4;[.K129]=30;4;[.K129]=25;3;[.K129]=20;2;[.K129]=15;1;[.K129]=10;1;[.K129]=0;0)" office:value-type="float" office:value="24" calcext:value-type="float">
            <text:p>24</text:p>
          </table:table-cell>
          <table:table-cell table:formula="of:=IF([.L129]&lt;=1;0;IF([.L129]&lt;=10;11;IF([.L129]&lt;=14;12;IF([.L129]&lt;=17;13;IF([.L129]&lt;=20;14;IF([.L129]&lt;=22;15;IF([.L129]&lt;=25;16;IF([.L129]&lt;=27;17;IF([.L129]&lt;=29;18;IF([.L129]&lt;=32;19;IF([.L129]&lt;=34;20;IF([.L129]&lt;=36;21;IF([.L12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29]=&quot;взв&quot;;11;[.O129]=&quot;накл&quot;;24;[.O129]=&quot;прокл&quot;;25;[.O129]=&quot;пт&quot;;26;[.O129]=90;10;[.O129]=85;10;[.O129]=80;9;[.O129]=75;8;[.O129]=70;8;[.O129]=65;7;[.O129]=60;7;[.O129]=55;6;[.O129]=50;6;[.O129]=45;6;[.O129]=40;5;[.O129]=35;4;[.O129]=30;4;[.O129]=25;3;[.O129]=20;2;[.O129]=15;1;[.O129]=10;1;[.O129]=0;0)" office:value-type="float" office:value="0" calcext:value-type="float">
            <text:p>0</text:p>
          </table:table-cell>
          <table:table-cell table:formula="of:=IF([.P129]&lt;=1;0;IF([.P129]&lt;=10;11;IF([.P129]&lt;=14;12;IF([.P129]&lt;=17;13;IF([.P129]&lt;=20;14;IF([.P129]&lt;=22;15;IF([.P129]&lt;=25;16;IF([.P129]&lt;=27;17;IF([.P129]&lt;=29;18;IF([.P129]&lt;=32;19;IF([.P129]&lt;=34;20;IF([.P129]&lt;=36;21;IF([.P129]&lt;=40;22;24)))))))))))))" office:value-type="float" office:value="0" calcext:value-type="float">
            <text:p>0</text:p>
          </table:table-cell>
          <table:table-cell table:formula="of:=ROUND(([.I129]+[.J129]+[.M129]+[.N129]+[.Q129]+[.R129])/2;0)" office:value-type="float" office:value="24" calcext:value-type="float">
            <text:p>24</text:p>
          </table:table-cell>
          <table:table-cell table:formula="of:=[.F129]*LOG10([.S129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21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yp-lud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130]=&quot;взв&quot;;11;[.G130]=&quot;накл&quot;;24;[.G130]=&quot;прокл&quot;;25;[.G130]=&quot;пт&quot;;26;[.G130]=90;10;[.G130]=85;10;[.G130]=80;9;[.G130]=75;8;[.G130]=70;8;[.G130]=65;7;[.G130]=60;7;[.G130]=55;6;[.G130]=50;6;[.G130]=45;6;[.G130]=40;5;[.G130]=35;4;[.G130]=30;4;[.G130]=25;3;[.G130]=20;2;[.G130]=15;1;[.G130]=10;1;[.G130]=0;0)" office:value-type="float" office:value="0" calcext:value-type="float">
            <text:p>0</text:p>
          </table:table-cell>
          <table:table-cell table:formula="of:=IF([.H130]&lt;=1;0;IF([.H130]&lt;=10;11;IF([.H130]&lt;=14;12;IF([.H130]&lt;=17;13;IF([.H130]&lt;=20;14;IF([.H130]&lt;=22;15;IF([.H130]&lt;=25;16;IF([.H130]&lt;=27;17;IF([.H130]&lt;=29;18;IF([.H130]&lt;=32;19;IF([.H130]&lt;=34;20;IF([.H130]&lt;=36;21;IF([.H130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130]=&quot;взв&quot;;11;[.K130]=&quot;накл&quot;;24;[.K130]=&quot;прокл&quot;;25;[.K130]=&quot;пт&quot;;26;[.K130]=90;10;[.K130]=85;10;[.K130]=80;9;[.K130]=75;8;[.K130]=70;8;[.K130]=65;7;[.K130]=60;7;[.K130]=55;6;[.K130]=50;6;[.K130]=45;6;[.K130]=40;5;[.K130]=35;4;[.K130]=30;4;[.K130]=25;3;[.K130]=20;2;[.K130]=15;1;[.K130]=10;1;[.K130]=0;0)" office:value-type="float" office:value="0" calcext:value-type="float">
            <text:p>0</text:p>
          </table:table-cell>
          <table:table-cell table:formula="of:=IF([.L130]&lt;=1;0;IF([.L130]&lt;=10;11;IF([.L130]&lt;=14;12;IF([.L130]&lt;=17;13;IF([.L130]&lt;=20;14;IF([.L130]&lt;=22;15;IF([.L130]&lt;=25;16;IF([.L130]&lt;=27;17;IF([.L130]&lt;=29;18;IF([.L130]&lt;=32;19;IF([.L130]&lt;=34;20;IF([.L130]&lt;=36;21;IF([.L130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30]=&quot;взв&quot;;11;[.O130]=&quot;накл&quot;;24;[.O130]=&quot;прокл&quot;;25;[.O130]=&quot;пт&quot;;26;[.O130]=90;10;[.O130]=85;10;[.O130]=80;9;[.O130]=75;8;[.O130]=70;8;[.O130]=65;7;[.O130]=60;7;[.O130]=55;6;[.O130]=50;6;[.O130]=45;6;[.O130]=40;5;[.O130]=35;4;[.O130]=30;4;[.O130]=25;3;[.O130]=20;2;[.O130]=15;1;[.O130]=10;1;[.O130]=0;0)" office:value-type="float" office:value="0" calcext:value-type="float">
            <text:p>0</text:p>
          </table:table-cell>
          <table:table-cell table:formula="of:=IF([.P130]&lt;=1;0;IF([.P130]&lt;=10;11;IF([.P130]&lt;=14;12;IF([.P130]&lt;=17;13;IF([.P130]&lt;=20;14;IF([.P130]&lt;=22;15;IF([.P130]&lt;=25;16;IF([.P130]&lt;=27;17;IF([.P130]&lt;=29;18;IF([.P130]&lt;=32;19;IF([.P130]&lt;=34;20;IF([.P130]&lt;=36;21;IF([.P130]&lt;=40;22;24)))))))))))))" office:value-type="float" office:value="21" calcext:value-type="float">
            <text:p>21</text:p>
          </table:table-cell>
          <table:table-cell table:formula="of:=ROUND(([.I130]+[.J130]+[.M130]+[.N130]+[.Q130]+[.R130])/3;0)" office:value-type="float" office:value="20" calcext:value-type="float">
            <text:p>20</text:p>
          </table:table-cell>
          <table:table-cell table:formula="of:=[.F130]*LOG10([.S130]+2)" office:value-type="float" office:value="2.68484536164441" calcext:value-type="float">
            <text:p>2,6848453616444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24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yp-luda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31]=&quot;взв&quot;;11;[.G131]=&quot;накл&quot;;24;[.G131]=&quot;прокл&quot;;25;[.G131]=&quot;пт&quot;;26;[.G131]=90;10;[.G131]=85;10;[.G131]=80;9;[.G131]=75;8;[.G131]=70;8;[.G131]=65;7;[.G131]=60;7;[.G131]=55;6;[.G131]=50;6;[.G131]=45;6;[.G131]=40;5;[.G131]=35;4;[.G131]=30;4;[.G131]=25;3;[.G131]=20;2;[.G131]=15;1;[.G131]=10;1;[.G131]=0;0)" office:value-type="float" office:value="24" calcext:value-type="float">
            <text:p>24</text:p>
          </table:table-cell>
          <table:table-cell table:formula="of:=IF([.H131]&lt;=1;0;IF([.H131]&lt;=10;11;IF([.H131]&lt;=14;12;IF([.H131]&lt;=17;13;IF([.H131]&lt;=20;14;IF([.H131]&lt;=22;15;IF([.H131]&lt;=25;16;IF([.H131]&lt;=27;17;IF([.H131]&lt;=29;18;IF([.H131]&lt;=32;19;IF([.H131]&lt;=34;20;IF([.H131]&lt;=36;21;IF([.H131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131]=&quot;взв&quot;;11;[.K131]=&quot;накл&quot;;24;[.K131]=&quot;прокл&quot;;25;[.K131]=&quot;пт&quot;;26;[.K131]=90;10;[.K131]=85;10;[.K131]=80;9;[.K131]=75;8;[.K131]=70;8;[.K131]=65;7;[.K131]=60;7;[.K131]=55;6;[.K131]=50;6;[.K131]=45;6;[.K131]=40;5;[.K131]=35;4;[.K131]=30;4;[.K131]=25;3;[.K131]=20;2;[.K131]=15;1;[.K131]=10;1;[.K131]=0;0)" office:value-type="float" office:value="25" calcext:value-type="float">
            <text:p>25</text:p>
          </table:table-cell>
          <table:table-cell table:formula="of:=IF([.L131]&lt;=1;0;IF([.L131]&lt;=10;11;IF([.L131]&lt;=14;12;IF([.L131]&lt;=17;13;IF([.L131]&lt;=20;14;IF([.L131]&lt;=22;15;IF([.L131]&lt;=25;16;IF([.L131]&lt;=27;17;IF([.L131]&lt;=29;18;IF([.L131]&lt;=32;19;IF([.L131]&lt;=34;20;IF([.L131]&lt;=36;21;IF([.L13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31]=&quot;взв&quot;;11;[.O131]=&quot;накл&quot;;24;[.O131]=&quot;прокл&quot;;25;[.O131]=&quot;пт&quot;;26;[.O131]=90;10;[.O131]=85;10;[.O131]=80;9;[.O131]=75;8;[.O131]=70;8;[.O131]=65;7;[.O131]=60;7;[.O131]=55;6;[.O131]=50;6;[.O131]=45;6;[.O131]=40;5;[.O131]=35;4;[.O131]=30;4;[.O131]=25;3;[.O131]=20;2;[.O131]=15;1;[.O131]=10;1;[.O131]=0;0)" office:value-type="float" office:value="0" calcext:value-type="float">
            <text:p>0</text:p>
          </table:table-cell>
          <table:table-cell table:formula="of:=IF([.P131]&lt;=1;0;IF([.P131]&lt;=10;11;IF([.P131]&lt;=14;12;IF([.P131]&lt;=17;13;IF([.P131]&lt;=20;14;IF([.P131]&lt;=22;15;IF([.P131]&lt;=25;16;IF([.P131]&lt;=27;17;IF([.P131]&lt;=29;18;IF([.P131]&lt;=32;19;IF([.P131]&lt;=34;20;IF([.P131]&lt;=36;21;IF([.P131]&lt;=40;22;24)))))))))))))" office:value-type="float" office:value="0" calcext:value-type="float">
            <text:p>0</text:p>
          </table:table-cell>
          <table:table-cell table:formula="of:=ROUND(([.I131]+[.J131]+[.M131]+[.N131]+[.Q131]+[.R131])/2;0)" office:value-type="float" office:value="25" calcext:value-type="float">
            <text:p>25</text:p>
          </table:table-cell>
          <table:table-cell table:formula="of:=[.F131]*LOG10([.S131]+2)" office:value-type="float" office:value="5.72545505663595" calcext:value-type="float">
            <text:p>5,7254550566359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29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yp-lud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132]=&quot;взв&quot;;11;[.G132]=&quot;накл&quot;;24;[.G132]=&quot;прокл&quot;;25;[.G132]=&quot;пт&quot;;26;[.G132]=90;10;[.G132]=85;10;[.G132]=80;9;[.G132]=75;8;[.G132]=70;8;[.G132]=65;7;[.G132]=60;7;[.G132]=55;6;[.G132]=50;6;[.G132]=45;6;[.G132]=40;5;[.G132]=35;4;[.G132]=30;4;[.G132]=25;3;[.G132]=20;2;[.G132]=15;1;[.G132]=10;1;[.G132]=0;0)" office:value-type="float" office:value="0" calcext:value-type="float">
            <text:p>0</text:p>
          </table:table-cell>
          <table:table-cell table:formula="of:=IF([.H132]&lt;=1;0;IF([.H132]&lt;=10;11;IF([.H132]&lt;=14;12;IF([.H132]&lt;=17;13;IF([.H132]&lt;=20;14;IF([.H132]&lt;=22;15;IF([.H132]&lt;=25;16;IF([.H132]&lt;=27;17;IF([.H132]&lt;=29;18;IF([.H132]&lt;=32;19;IF([.H132]&lt;=34;20;IF([.H132]&lt;=36;21;IF([.H132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132]=&quot;взв&quot;;11;[.K132]=&quot;накл&quot;;24;[.K132]=&quot;прокл&quot;;25;[.K132]=&quot;пт&quot;;26;[.K132]=90;10;[.K132]=85;10;[.K132]=80;9;[.K132]=75;8;[.K132]=70;8;[.K132]=65;7;[.K132]=60;7;[.K132]=55;6;[.K132]=50;6;[.K132]=45;6;[.K132]=40;5;[.K132]=35;4;[.K132]=30;4;[.K132]=25;3;[.K132]=20;2;[.K132]=15;1;[.K132]=10;1;[.K132]=0;0)" office:value-type="float" office:value="0" calcext:value-type="float">
            <text:p>0</text:p>
          </table:table-cell>
          <table:table-cell table:formula="of:=IF([.L132]&lt;=1;0;IF([.L132]&lt;=10;11;IF([.L132]&lt;=14;12;IF([.L132]&lt;=17;13;IF([.L132]&lt;=20;14;IF([.L132]&lt;=22;15;IF([.L132]&lt;=25;16;IF([.L132]&lt;=27;17;IF([.L132]&lt;=29;18;IF([.L132]&lt;=32;19;IF([.L132]&lt;=34;20;IF([.L132]&lt;=36;21;IF([.L132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32]=&quot;взв&quot;;11;[.O132]=&quot;накл&quot;;24;[.O132]=&quot;прокл&quot;;25;[.O132]=&quot;пт&quot;;26;[.O132]=90;10;[.O132]=85;10;[.O132]=80;9;[.O132]=75;8;[.O132]=70;8;[.O132]=65;7;[.O132]=60;7;[.O132]=55;6;[.O132]=50;6;[.O132]=45;6;[.O132]=40;5;[.O132]=35;4;[.O132]=30;4;[.O132]=25;3;[.O132]=20;2;[.O132]=15;1;[.O132]=10;1;[.O132]=0;0)" office:value-type="float" office:value="0" calcext:value-type="float">
            <text:p>0</text:p>
          </table:table-cell>
          <table:table-cell table:formula="of:=IF([.P132]&lt;=1;0;IF([.P132]&lt;=10;11;IF([.P132]&lt;=14;12;IF([.P132]&lt;=17;13;IF([.P132]&lt;=20;14;IF([.P132]&lt;=22;15;IF([.P132]&lt;=25;16;IF([.P132]&lt;=27;17;IF([.P132]&lt;=29;18;IF([.P132]&lt;=32;19;IF([.P132]&lt;=34;20;IF([.P132]&lt;=36;21;IF([.P132]&lt;=40;22;24)))))))))))))" office:value-type="float" office:value="21" calcext:value-type="float">
            <text:p>21</text:p>
          </table:table-cell>
          <table:table-cell table:formula="of:=ROUND(([.I132]+[.J132]+[.M132]+[.N132]+[.Q132]+[.R132])/3;0)" office:value-type="float" office:value="21" calcext:value-type="float">
            <text:p>21</text:p>
          </table:table-cell>
          <table:table-cell table:formula="of:=[.F132]*LOG10([.S132]+2)" office:value-type="float" office:value="5.44691134407037" calcext:value-type="float">
            <text:p>5,4469113440703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36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yp-lud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33]=&quot;взв&quot;;11;[.G133]=&quot;накл&quot;;24;[.G133]=&quot;прокл&quot;;25;[.G133]=&quot;пт&quot;;26;[.G133]=90;10;[.G133]=85;10;[.G133]=80;9;[.G133]=75;8;[.G133]=70;8;[.G133]=65;7;[.G133]=60;7;[.G133]=55;6;[.G133]=50;6;[.G133]=45;6;[.G133]=40;5;[.G133]=35;4;[.G133]=30;4;[.G133]=25;3;[.G133]=20;2;[.G133]=15;1;[.G133]=10;1;[.G133]=0;0)" office:value-type="float" office:value="0" calcext:value-type="float">
            <text:p>0</text:p>
          </table:table-cell>
          <table:table-cell table:formula="of:=IF([.H133]&lt;=1;0;IF([.H133]&lt;=10;11;IF([.H133]&lt;=14;12;IF([.H133]&lt;=17;13;IF([.H133]&lt;=20;14;IF([.H133]&lt;=22;15;IF([.H133]&lt;=25;16;IF([.H133]&lt;=27;17;IF([.H133]&lt;=29;18;IF([.H133]&lt;=32;19;IF([.H133]&lt;=34;20;IF([.H133]&lt;=36;21;IF([.H133]&lt;=40;22;24)))))))))))))" office:value-type="float" office:value="21" calcext:value-type="float">
            <text:p>2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133]=&quot;взв&quot;;11;[.K133]=&quot;накл&quot;;24;[.K133]=&quot;прокл&quot;;25;[.K133]=&quot;пт&quot;;26;[.K133]=90;10;[.K133]=85;10;[.K133]=80;9;[.K133]=75;8;[.K133]=70;8;[.K133]=65;7;[.K133]=60;7;[.K133]=55;6;[.K133]=50;6;[.K133]=45;6;[.K133]=40;5;[.K133]=35;4;[.K133]=30;4;[.K133]=25;3;[.K133]=20;2;[.K133]=15;1;[.K133]=10;1;[.K133]=0;0)" office:value-type="float" office:value="0" calcext:value-type="float">
            <text:p>0</text:p>
          </table:table-cell>
          <table:table-cell table:formula="of:=IF([.L133]&lt;=1;0;IF([.L133]&lt;=10;11;IF([.L133]&lt;=14;12;IF([.L133]&lt;=17;13;IF([.L133]&lt;=20;14;IF([.L133]&lt;=22;15;IF([.L133]&lt;=25;16;IF([.L133]&lt;=27;17;IF([.L133]&lt;=29;18;IF([.L133]&lt;=32;19;IF([.L133]&lt;=34;20;IF([.L133]&lt;=36;21;IF([.L133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33]=&quot;взв&quot;;11;[.O133]=&quot;накл&quot;;24;[.O133]=&quot;прокл&quot;;25;[.O133]=&quot;пт&quot;;26;[.O133]=90;10;[.O133]=85;10;[.O133]=80;9;[.O133]=75;8;[.O133]=70;8;[.O133]=65;7;[.O133]=60;7;[.O133]=55;6;[.O133]=50;6;[.O133]=45;6;[.O133]=40;5;[.O133]=35;4;[.O133]=30;4;[.O133]=25;3;[.O133]=20;2;[.O133]=15;1;[.O133]=10;1;[.O133]=0;0)" office:value-type="float" office:value="0" calcext:value-type="float">
            <text:p>0</text:p>
          </table:table-cell>
          <table:table-cell table:formula="of:=IF([.P133]&lt;=1;0;IF([.P133]&lt;=10;11;IF([.P133]&lt;=14;12;IF([.P133]&lt;=17;13;IF([.P133]&lt;=20;14;IF([.P133]&lt;=22;15;IF([.P133]&lt;=25;16;IF([.P133]&lt;=27;17;IF([.P133]&lt;=29;18;IF([.P133]&lt;=32;19;IF([.P133]&lt;=34;20;IF([.P133]&lt;=36;21;IF([.P133]&lt;=40;22;24)))))))))))))" office:value-type="float" office:value="20" calcext:value-type="float">
            <text:p>20</text:p>
          </table:table-cell>
          <table:table-cell table:formula="of:=ROUND(([.I133]+[.J133]+[.M133]+[.N133]+[.Q133]+[.R133])/3;0)" office:value-type="float" office:value="20" calcext:value-type="float">
            <text:p>20</text:p>
          </table:table-cell>
          <table:table-cell table:formula="of:=[.F133]*LOG10([.S133]+2)" office:value-type="float" office:value="5.36969072328883" calcext:value-type="float">
            <text:p>5,3696907232888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17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yp-lud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34]=&quot;взв&quot;;11;[.G134]=&quot;накл&quot;;24;[.G134]=&quot;прокл&quot;;25;[.G134]=&quot;пт&quot;;26;[.G134]=90;10;[.G134]=85;10;[.G134]=80;9;[.G134]=75;8;[.G134]=70;8;[.G134]=65;7;[.G134]=60;7;[.G134]=55;6;[.G134]=50;6;[.G134]=45;6;[.G134]=40;5;[.G134]=35;4;[.G134]=30;4;[.G134]=25;3;[.G134]=20;2;[.G134]=15;1;[.G134]=10;1;[.G134]=0;0)" office:value-type="float" office:value="10" calcext:value-type="float">
            <text:p>10</text:p>
          </table:table-cell>
          <table:table-cell table:formula="of:=IF([.H134]&lt;=1;0;IF([.H134]&lt;=10;11;IF([.H134]&lt;=14;12;IF([.H134]&lt;=17;13;IF([.H134]&lt;=20;14;IF([.H134]&lt;=22;15;IF([.H134]&lt;=25;16;IF([.H134]&lt;=27;17;IF([.H134]&lt;=29;18;IF([.H134]&lt;=32;19;IF([.H134]&lt;=34;20;IF([.H134]&lt;=36;21;IF([.H13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34]=&quot;взв&quot;;11;[.K134]=&quot;накл&quot;;24;[.K134]=&quot;прокл&quot;;25;[.K134]=&quot;пт&quot;;26;[.K134]=90;10;[.K134]=85;10;[.K134]=80;9;[.K134]=75;8;[.K134]=70;8;[.K134]=65;7;[.K134]=60;7;[.K134]=55;6;[.K134]=50;6;[.K134]=45;6;[.K134]=40;5;[.K134]=35;4;[.K134]=30;4;[.K134]=25;3;[.K134]=20;2;[.K134]=15;1;[.K134]=10;1;[.K134]=0;0)" office:value-type="float" office:value="10" calcext:value-type="float">
            <text:p>10</text:p>
          </table:table-cell>
          <table:table-cell table:formula="of:=IF([.L134]&lt;=1;0;IF([.L134]&lt;=10;11;IF([.L134]&lt;=14;12;IF([.L134]&lt;=17;13;IF([.L134]&lt;=20;14;IF([.L134]&lt;=22;15;IF([.L134]&lt;=25;16;IF([.L134]&lt;=27;17;IF([.L134]&lt;=29;18;IF([.L134]&lt;=32;19;IF([.L134]&lt;=34;20;IF([.L134]&lt;=36;21;IF([.L134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34]=&quot;взв&quot;;11;[.O134]=&quot;накл&quot;;24;[.O134]=&quot;прокл&quot;;25;[.O134]=&quot;пт&quot;;26;[.O134]=90;10;[.O134]=85;10;[.O134]=80;9;[.O134]=75;8;[.O134]=70;8;[.O134]=65;7;[.O134]=60;7;[.O134]=55;6;[.O134]=50;6;[.O134]=45;6;[.O134]=40;5;[.O134]=35;4;[.O134]=30;4;[.O134]=25;3;[.O134]=20;2;[.O134]=15;1;[.O134]=10;1;[.O134]=0;0)" office:value-type="float" office:value="0" calcext:value-type="float">
            <text:p>0</text:p>
          </table:table-cell>
          <table:table-cell table:formula="of:=IF([.P134]&lt;=1;0;IF([.P134]&lt;=10;11;IF([.P134]&lt;=14;12;IF([.P134]&lt;=17;13;IF([.P134]&lt;=20;14;IF([.P134]&lt;=22;15;IF([.P134]&lt;=25;16;IF([.P134]&lt;=27;17;IF([.P134]&lt;=29;18;IF([.P134]&lt;=32;19;IF([.P134]&lt;=34;20;IF([.P134]&lt;=36;21;IF([.P134]&lt;=40;22;24)))))))))))))" office:value-type="float" office:value="0" calcext:value-type="float">
            <text:p>0</text:p>
          </table:table-cell>
          <table:table-cell table:formula="of:=ROUND(([.I134]+[.J134]+[.M134]+[.N134]+[.Q134]+[.R134])/2;0)" office:value-type="float" office:value="10" calcext:value-type="float">
            <text:p>10</text:p>
          </table:table-cell>
          <table:table-cell table:formula="of:=[.F134]*LOG10([.S134]+2)" office:value-type="float" office:value="7.55426872233337" calcext:value-type="float">
            <text:p>7,5542687223333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20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yp-lud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135]=&quot;взв&quot;;11;[.G135]=&quot;накл&quot;;24;[.G135]=&quot;прокл&quot;;25;[.G135]=&quot;пт&quot;;26;[.G135]=90;10;[.G135]=85;10;[.G135]=80;9;[.G135]=75;8;[.G135]=70;8;[.G135]=65;7;[.G135]=60;7;[.G135]=55;6;[.G135]=50;6;[.G135]=45;6;[.G135]=40;5;[.G135]=35;4;[.G135]=30;4;[.G135]=25;3;[.G135]=20;2;[.G135]=15;1;[.G135]=10;1;[.G135]=0;0)" office:value-type="float" office:value="4" calcext:value-type="float">
            <text:p>4</text:p>
          </table:table-cell>
          <table:table-cell table:formula="of:=IF([.H135]&lt;=1;0;IF([.H135]&lt;=10;11;IF([.H135]&lt;=14;12;IF([.H135]&lt;=17;13;IF([.H135]&lt;=20;14;IF([.H135]&lt;=22;15;IF([.H135]&lt;=25;16;IF([.H135]&lt;=27;17;IF([.H135]&lt;=29;18;IF([.H135]&lt;=32;19;IF([.H135]&lt;=34;20;IF([.H135]&lt;=36;21;IF([.H13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135]=&quot;взв&quot;;11;[.K135]=&quot;накл&quot;;24;[.K135]=&quot;прокл&quot;;25;[.K135]=&quot;пт&quot;;26;[.K135]=90;10;[.K135]=85;10;[.K135]=80;9;[.K135]=75;8;[.K135]=70;8;[.K135]=65;7;[.K135]=60;7;[.K135]=55;6;[.K135]=50;6;[.K135]=45;6;[.K135]=40;5;[.K135]=35;4;[.K135]=30;4;[.K135]=25;3;[.K135]=20;2;[.K135]=15;1;[.K135]=10;1;[.K135]=0;0)" office:value-type="float" office:value="1" calcext:value-type="float">
            <text:p>1</text:p>
          </table:table-cell>
          <table:table-cell table:formula="of:=IF([.L135]&lt;=1;0;IF([.L135]&lt;=10;11;IF([.L135]&lt;=14;12;IF([.L135]&lt;=17;13;IF([.L135]&lt;=20;14;IF([.L135]&lt;=22;15;IF([.L135]&lt;=25;16;IF([.L135]&lt;=27;17;IF([.L135]&lt;=29;18;IF([.L135]&lt;=32;19;IF([.L135]&lt;=34;20;IF([.L135]&lt;=36;21;IF([.L135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35]=&quot;взв&quot;;11;[.O135]=&quot;накл&quot;;24;[.O135]=&quot;прокл&quot;;25;[.O135]=&quot;пт&quot;;26;[.O135]=90;10;[.O135]=85;10;[.O135]=80;9;[.O135]=75;8;[.O135]=70;8;[.O135]=65;7;[.O135]=60;7;[.O135]=55;6;[.O135]=50;6;[.O135]=45;6;[.O135]=40;5;[.O135]=35;4;[.O135]=30;4;[.O135]=25;3;[.O135]=20;2;[.O135]=15;1;[.O135]=10;1;[.O135]=0;0)" office:value-type="float" office:value="4" calcext:value-type="float">
            <text:p>4</text:p>
          </table:table-cell>
          <table:table-cell table:formula="of:=IF([.P135]&lt;=1;0;IF([.P135]&lt;=10;11;IF([.P135]&lt;=14;12;IF([.P135]&lt;=17;13;IF([.P135]&lt;=20;14;IF([.P135]&lt;=22;15;IF([.P135]&lt;=25;16;IF([.P135]&lt;=27;17;IF([.P135]&lt;=29;18;IF([.P135]&lt;=32;19;IF([.P135]&lt;=34;20;IF([.P135]&lt;=36;21;IF([.P135]&lt;=40;22;24)))))))))))))" office:value-type="float" office:value="0" calcext:value-type="float">
            <text:p>0</text:p>
          </table:table-cell>
          <table:table-cell table:formula="of:=ROUND(([.I135]+[.J135]+[.M135]+[.N135]+[.Q135]+[.R135])/3;0)" office:value-type="float" office:value="3" calcext:value-type="float">
            <text:p>3</text:p>
          </table:table-cell>
          <table:table-cell table:formula="of:=[.F135]*LOG10([.S135]+2)" office:value-type="float" office:value="6.98970004336019" calcext:value-type="float">
            <text:p>6,9897000433601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52</text:p>
          </table:table-cell>
          <table:table-cell table:style-name="ce5" office:value-type="date" office:date-value="2010-06-21" calcext:value-type="date">
            <text:p>21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Dolgay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136]=&quot;взв&quot;;11;[.G136]=&quot;накл&quot;;24;[.G136]=&quot;прокл&quot;;25;[.G136]=&quot;пт&quot;;26;[.G136]=90;10;[.G136]=85;10;[.G136]=80;9;[.G136]=75;8;[.G136]=70;8;[.G136]=65;7;[.G136]=60;7;[.G136]=55;6;[.G136]=50;6;[.G136]=45;6;[.G136]=40;5;[.G136]=35;4;[.G136]=30;4;[.G136]=25;3;[.G136]=20;2;[.G136]=15;1;[.G136]=10;1;[.G136]=0;0)" office:value-type="float" office:value="7" calcext:value-type="float">
            <text:p>7</text:p>
          </table:table-cell>
          <table:table-cell table:formula="of:=IF([.H136]&lt;=1;0;IF([.H136]&lt;=10;11;IF([.H136]&lt;=14;12;IF([.H136]&lt;=17;13;IF([.H136]&lt;=20;14;IF([.H136]&lt;=22;15;IF([.H136]&lt;=25;16;IF([.H136]&lt;=27;17;IF([.H136]&lt;=29;18;IF([.H136]&lt;=32;19;IF([.H136]&lt;=34;20;IF([.H136]&lt;=36;21;IF([.H136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36]=&quot;взв&quot;;11;[.K136]=&quot;накл&quot;;24;[.K136]=&quot;прокл&quot;;25;[.K136]=&quot;пт&quot;;26;[.K136]=90;10;[.K136]=85;10;[.K136]=80;9;[.K136]=75;8;[.K136]=70;8;[.K136]=65;7;[.K136]=60;7;[.K136]=55;6;[.K136]=50;6;[.K136]=45;6;[.K136]=40;5;[.K136]=35;4;[.K136]=30;4;[.K136]=25;3;[.K136]=20;2;[.K136]=15;1;[.K136]=10;1;[.K136]=0;0)" office:value-type="float" office:value="6" calcext:value-type="float">
            <text:p>6</text:p>
          </table:table-cell>
          <table:table-cell table:formula="of:=IF([.L136]&lt;=1;0;IF([.L136]&lt;=10;11;IF([.L136]&lt;=14;12;IF([.L136]&lt;=17;13;IF([.L136]&lt;=20;14;IF([.L136]&lt;=22;15;IF([.L136]&lt;=25;16;IF([.L136]&lt;=27;17;IF([.L136]&lt;=29;18;IF([.L136]&lt;=32;19;IF([.L136]&lt;=34;20;IF([.L136]&lt;=36;21;IF([.L136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36]=&quot;взв&quot;;11;[.O136]=&quot;накл&quot;;24;[.O136]=&quot;прокл&quot;;25;[.O136]=&quot;пт&quot;;26;[.O136]=90;10;[.O136]=85;10;[.O136]=80;9;[.O136]=75;8;[.O136]=70;8;[.O136]=65;7;[.O136]=60;7;[.O136]=55;6;[.O136]=50;6;[.O136]=45;6;[.O136]=40;5;[.O136]=35;4;[.O136]=30;4;[.O136]=25;3;[.O136]=20;2;[.O136]=15;1;[.O136]=10;1;[.O136]=0;0)" office:value-type="float" office:value="4" calcext:value-type="float">
            <text:p>4</text:p>
          </table:table-cell>
          <table:table-cell table:formula="of:=IF([.P136]&lt;=1;0;IF([.P136]&lt;=10;11;IF([.P136]&lt;=14;12;IF([.P136]&lt;=17;13;IF([.P136]&lt;=20;14;IF([.P136]&lt;=22;15;IF([.P136]&lt;=25;16;IF([.P136]&lt;=27;17;IF([.P136]&lt;=29;18;IF([.P136]&lt;=32;19;IF([.P136]&lt;=34;20;IF([.P136]&lt;=36;21;IF([.P136]&lt;=40;22;24)))))))))))))" office:value-type="float" office:value="0" calcext:value-type="float">
            <text:p>0</text:p>
          </table:table-cell>
          <table:table-cell table:formula="of:=ROUND(([.I136]+[.J136]+[.M136]+[.N136]+[.Q136]+[.R136])/3;0)" office:value-type="float" office:value="6" calcext:value-type="float">
            <text:p>6</text:p>
          </table:table-cell>
          <table:table-cell table:formula="of:=[.F136]*LOG10([.S136]+2)" office:value-type="float" office:value="7.22471989593555" calcext:value-type="float">
            <text:p>7,2247198959355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47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37]=&quot;взв&quot;;11;[.G137]=&quot;накл&quot;;24;[.G137]=&quot;прокл&quot;;25;[.G137]=&quot;пт&quot;;26;[.G137]=90;10;[.G137]=85;10;[.G137]=80;9;[.G137]=75;8;[.G137]=70;8;[.G137]=65;7;[.G137]=60;7;[.G137]=55;6;[.G137]=50;6;[.G137]=45;6;[.G137]=40;5;[.G137]=35;4;[.G137]=30;4;[.G137]=25;3;[.G137]=20;2;[.G137]=15;1;[.G137]=10;1;[.G137]=0;0)" office:value-type="float" office:value="24" calcext:value-type="float">
            <text:p>24</text:p>
          </table:table-cell>
          <table:table-cell table:formula="of:=IF([.H137]&lt;=1;0;IF([.H137]&lt;=10;11;IF([.H137]&lt;=14;12;IF([.H137]&lt;=17;13;IF([.H137]&lt;=20;14;IF([.H137]&lt;=22;15;IF([.H137]&lt;=25;16;IF([.H137]&lt;=27;17;IF([.H137]&lt;=29;18;IF([.H137]&lt;=32;19;IF([.H137]&lt;=34;20;IF([.H137]&lt;=36;21;IF([.H137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37]=&quot;взв&quot;;11;[.K137]=&quot;накл&quot;;24;[.K137]=&quot;прокл&quot;;25;[.K137]=&quot;пт&quot;;26;[.K137]=90;10;[.K137]=85;10;[.K137]=80;9;[.K137]=75;8;[.K137]=70;8;[.K137]=65;7;[.K137]=60;7;[.K137]=55;6;[.K137]=50;6;[.K137]=45;6;[.K137]=40;5;[.K137]=35;4;[.K137]=30;4;[.K137]=25;3;[.K137]=20;2;[.K137]=15;1;[.K137]=10;1;[.K137]=0;0)" office:value-type="float" office:value="24" calcext:value-type="float">
            <text:p>24</text:p>
          </table:table-cell>
          <table:table-cell table:formula="of:=IF([.L137]&lt;=1;0;IF([.L137]&lt;=10;11;IF([.L137]&lt;=14;12;IF([.L137]&lt;=17;13;IF([.L137]&lt;=20;14;IF([.L137]&lt;=22;15;IF([.L137]&lt;=25;16;IF([.L137]&lt;=27;17;IF([.L137]&lt;=29;18;IF([.L137]&lt;=32;19;IF([.L137]&lt;=34;20;IF([.L137]&lt;=36;21;IF([.L137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137]=&quot;взв&quot;;11;[.O137]=&quot;накл&quot;;24;[.O137]=&quot;прокл&quot;;25;[.O137]=&quot;пт&quot;;26;[.O137]=90;10;[.O137]=85;10;[.O137]=80;9;[.O137]=75;8;[.O137]=70;8;[.O137]=65;7;[.O137]=60;7;[.O137]=55;6;[.O137]=50;6;[.O137]=45;6;[.O137]=40;5;[.O137]=35;4;[.O137]=30;4;[.O137]=25;3;[.O137]=20;2;[.O137]=15;1;[.O137]=10;1;[.O137]=0;0)" office:value-type="float" office:value="24" calcext:value-type="float">
            <text:p>24</text:p>
          </table:table-cell>
          <table:table-cell table:formula="of:=IF([.P137]&lt;=1;0;IF([.P137]&lt;=10;11;IF([.P137]&lt;=14;12;IF([.P137]&lt;=17;13;IF([.P137]&lt;=20;14;IF([.P137]&lt;=22;15;IF([.P137]&lt;=25;16;IF([.P137]&lt;=27;17;IF([.P137]&lt;=29;18;IF([.P137]&lt;=32;19;IF([.P137]&lt;=34;20;IF([.P137]&lt;=36;21;IF([.P137]&lt;=40;22;24)))))))))))))" office:value-type="float" office:value="0" calcext:value-type="float">
            <text:p>0</text:p>
          </table:table-cell>
          <table:table-cell table:formula="of:=ROUND(([.I137]+[.J137]+[.M137]+[.N137]+[.Q137]+[.R137])/3;0)" office:value-type="float" office:value="24" calcext:value-type="float">
            <text:p>24</text:p>
          </table:table-cell>
          <table:table-cell table:formula="of:=[.F137]*LOG10([.S137]+2)" office:value-type="float" office:value="2.82994669594164" calcext:value-type="float">
            <text:p>2,8299466959416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48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38]=&quot;взв&quot;;11;[.G138]=&quot;накл&quot;;24;[.G138]=&quot;прокл&quot;;25;[.G138]=&quot;пт&quot;;26;[.G138]=90;10;[.G138]=85;10;[.G138]=80;9;[.G138]=75;8;[.G138]=70;8;[.G138]=65;7;[.G138]=60;7;[.G138]=55;6;[.G138]=50;6;[.G138]=45;6;[.G138]=40;5;[.G138]=35;4;[.G138]=30;4;[.G138]=25;3;[.G138]=20;2;[.G138]=15;1;[.G138]=10;1;[.G138]=0;0)" office:value-type="float" office:value="26" calcext:value-type="float">
            <text:p>26</text:p>
          </table:table-cell>
          <table:table-cell table:formula="of:=IF([.H138]&lt;=1;0;IF([.H138]&lt;=10;11;IF([.H138]&lt;=14;12;IF([.H138]&lt;=17;13;IF([.H138]&lt;=20;14;IF([.H138]&lt;=22;15;IF([.H138]&lt;=25;16;IF([.H138]&lt;=27;17;IF([.H138]&lt;=29;18;IF([.H138]&lt;=32;19;IF([.H138]&lt;=34;20;IF([.H138]&lt;=36;21;IF([.H13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38]=&quot;взв&quot;;11;[.K138]=&quot;накл&quot;;24;[.K138]=&quot;прокл&quot;;25;[.K138]=&quot;пт&quot;;26;[.K138]=90;10;[.K138]=85;10;[.K138]=80;9;[.K138]=75;8;[.K138]=70;8;[.K138]=65;7;[.K138]=60;7;[.K138]=55;6;[.K138]=50;6;[.K138]=45;6;[.K138]=40;5;[.K138]=35;4;[.K138]=30;4;[.K138]=25;3;[.K138]=20;2;[.K138]=15;1;[.K138]=10;1;[.K138]=0;0)" office:value-type="float" office:value="26" calcext:value-type="float">
            <text:p>26</text:p>
          </table:table-cell>
          <table:table-cell table:formula="of:=IF([.L138]&lt;=1;0;IF([.L138]&lt;=10;11;IF([.L138]&lt;=14;12;IF([.L138]&lt;=17;13;IF([.L138]&lt;=20;14;IF([.L138]&lt;=22;15;IF([.L138]&lt;=25;16;IF([.L138]&lt;=27;17;IF([.L138]&lt;=29;18;IF([.L138]&lt;=32;19;IF([.L138]&lt;=34;20;IF([.L138]&lt;=36;21;IF([.L13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38]=&quot;взв&quot;;11;[.O138]=&quot;накл&quot;;24;[.O138]=&quot;прокл&quot;;25;[.O138]=&quot;пт&quot;;26;[.O138]=90;10;[.O138]=85;10;[.O138]=80;9;[.O138]=75;8;[.O138]=70;8;[.O138]=65;7;[.O138]=60;7;[.O138]=55;6;[.O138]=50;6;[.O138]=45;6;[.O138]=40;5;[.O138]=35;4;[.O138]=30;4;[.O138]=25;3;[.O138]=20;2;[.O138]=15;1;[.O138]=10;1;[.O138]=0;0)" office:value-type="float" office:value="26" calcext:value-type="float">
            <text:p>26</text:p>
          </table:table-cell>
          <table:table-cell table:formula="of:=IF([.P138]&lt;=1;0;IF([.P138]&lt;=10;11;IF([.P138]&lt;=14;12;IF([.P138]&lt;=17;13;IF([.P138]&lt;=20;14;IF([.P138]&lt;=22;15;IF([.P138]&lt;=25;16;IF([.P138]&lt;=27;17;IF([.P138]&lt;=29;18;IF([.P138]&lt;=32;19;IF([.P138]&lt;=34;20;IF([.P138]&lt;=36;21;IF([.P138]&lt;=40;22;24)))))))))))))" office:value-type="float" office:value="0" calcext:value-type="float">
            <text:p>0</text:p>
          </table:table-cell>
          <table:table-cell table:formula="of:=ROUND(([.I138]+[.J138]+[.M138]+[.N138]+[.Q138]+[.R138])/3;0)" office:value-type="float" office:value="26" calcext:value-type="float">
            <text:p>26</text:p>
          </table:table-cell>
          <table:table-cell table:formula="of:=[.F138]*LOG10([.S138]+2)" office:value-type="float" office:value="4.34147409402666" calcext:value-type="float">
            <text:p>4,3414740940266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53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G139]=&quot;взв&quot;;11;[.G139]=&quot;накл&quot;;24;[.G139]=&quot;прокл&quot;;25;[.G139]=&quot;пт&quot;;26;[.G139]=90;10;[.G139]=85;10;[.G139]=80;9;[.G139]=75;8;[.G139]=70;8;[.G139]=65;7;[.G139]=60;7;[.G139]=55;6;[.G139]=50;6;[.G139]=45;6;[.G139]=40;5;[.G139]=35;4;[.G139]=30;4;[.G139]=25;3;[.G139]=20;2;[.G139]=15;1;[.G139]=10;1;[.G139]=0;0)" office:value-type="float" office:value="0" calcext:value-type="float">
            <text:p>0</text:p>
          </table:table-cell>
          <table:table-cell table:formula="of:=IF([.H139]&lt;=1;0;IF([.H139]&lt;=10;11;IF([.H139]&lt;=14;12;IF([.H139]&lt;=17;13;IF([.H139]&lt;=20;14;IF([.H139]&lt;=22;15;IF([.H139]&lt;=25;16;IF([.H139]&lt;=27;17;IF([.H139]&lt;=29;18;IF([.H139]&lt;=32;19;IF([.H139]&lt;=34;20;IF([.H139]&lt;=36;21;IF([.H139]&lt;=40;22;24)))))))))))))" office:value-type="float" office:value="24" calcext:value-type="float">
            <text:p>2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K139]=&quot;взв&quot;;11;[.K139]=&quot;накл&quot;;24;[.K139]=&quot;прокл&quot;;25;[.K139]=&quot;пт&quot;;26;[.K139]=90;10;[.K139]=85;10;[.K139]=80;9;[.K139]=75;8;[.K139]=70;8;[.K139]=65;7;[.K139]=60;7;[.K139]=55;6;[.K139]=50;6;[.K139]=45;6;[.K139]=40;5;[.K139]=35;4;[.K139]=30;4;[.K139]=25;3;[.K139]=20;2;[.K139]=15;1;[.K139]=10;1;[.K139]=0;0)" office:value-type="float" office:value="0" calcext:value-type="float">
            <text:p>0</text:p>
          </table:table-cell>
          <table:table-cell table:formula="of:=IF([.L139]&lt;=1;0;IF([.L139]&lt;=10;11;IF([.L139]&lt;=14;12;IF([.L139]&lt;=17;13;IF([.L139]&lt;=20;14;IF([.L139]&lt;=22;15;IF([.L139]&lt;=25;16;IF([.L139]&lt;=27;17;IF([.L139]&lt;=29;18;IF([.L139]&lt;=32;19;IF([.L139]&lt;=34;20;IF([.L139]&lt;=36;21;IF([.L139]&lt;=40;22;24)))))))))))))" office:value-type="float" office:value="24" calcext:value-type="float">
            <text:p>2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139]=&quot;взв&quot;;11;[.O139]=&quot;накл&quot;;24;[.O139]=&quot;прокл&quot;;25;[.O139]=&quot;пт&quot;;26;[.O139]=90;10;[.O139]=85;10;[.O139]=80;9;[.O139]=75;8;[.O139]=70;8;[.O139]=65;7;[.O139]=60;7;[.O139]=55;6;[.O139]=50;6;[.O139]=45;6;[.O139]=40;5;[.O139]=35;4;[.O139]=30;4;[.O139]=25;3;[.O139]=20;2;[.O139]=15;1;[.O139]=10;1;[.O139]=0;0)" office:value-type="float" office:value="0" calcext:value-type="float">
            <text:p>0</text:p>
          </table:table-cell>
          <table:table-cell table:formula="of:=IF([.P139]&lt;=1;0;IF([.P139]&lt;=10;11;IF([.P139]&lt;=14;12;IF([.P139]&lt;=17;13;IF([.P139]&lt;=20;14;IF([.P139]&lt;=22;15;IF([.P139]&lt;=25;16;IF([.P139]&lt;=27;17;IF([.P139]&lt;=29;18;IF([.P139]&lt;=32;19;IF([.P139]&lt;=34;20;IF([.P139]&lt;=36;21;IF([.P139]&lt;=40;22;24)))))))))))))" office:value-type="float" office:value="22" calcext:value-type="float">
            <text:p>22</text:p>
          </table:table-cell>
          <table:table-cell table:formula="of:=ROUND(([.I139]+[.J139]+[.M139]+[.N139]+[.Q139]+[.R139])/3;0)" office:value-type="float" office:value="23" calcext:value-type="float">
            <text:p>23</text:p>
          </table:table-cell>
          <table:table-cell table:formula="of:=[.F139]*LOG10([.S139]+2)" office:value-type="float" office:value="4.19382002601611" calcext:value-type="float">
            <text:p>4,1938200260161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59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G140]=&quot;взв&quot;;11;[.G140]=&quot;накл&quot;;24;[.G140]=&quot;прокл&quot;;25;[.G140]=&quot;пт&quot;;26;[.G140]=90;10;[.G140]=85;10;[.G140]=80;9;[.G140]=75;8;[.G140]=70;8;[.G140]=65;7;[.G140]=60;7;[.G140]=55;6;[.G140]=50;6;[.G140]=45;6;[.G140]=40;5;[.G140]=35;4;[.G140]=30;4;[.G140]=25;3;[.G140]=20;2;[.G140]=15;1;[.G140]=10;1;[.G140]=0;0)" office:value-type="float" office:value="0" calcext:value-type="float">
            <text:p>0</text:p>
          </table:table-cell>
          <table:table-cell table:formula="of:=IF([.H140]&lt;=1;0;IF([.H140]&lt;=10;11;IF([.H140]&lt;=14;12;IF([.H140]&lt;=17;13;IF([.H140]&lt;=20;14;IF([.H140]&lt;=22;15;IF([.H140]&lt;=25;16;IF([.H140]&lt;=27;17;IF([.H140]&lt;=29;18;IF([.H140]&lt;=32;19;IF([.H140]&lt;=34;20;IF([.H140]&lt;=36;21;IF([.H140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140]=&quot;взв&quot;;11;[.K140]=&quot;накл&quot;;24;[.K140]=&quot;прокл&quot;;25;[.K140]=&quot;пт&quot;;26;[.K140]=90;10;[.K140]=85;10;[.K140]=80;9;[.K140]=75;8;[.K140]=70;8;[.K140]=65;7;[.K140]=60;7;[.K140]=55;6;[.K140]=50;6;[.K140]=45;6;[.K140]=40;5;[.K140]=35;4;[.K140]=30;4;[.K140]=25;3;[.K140]=20;2;[.K140]=15;1;[.K140]=10;1;[.K140]=0;0)" office:value-type="float" office:value="0" calcext:value-type="float">
            <text:p>0</text:p>
          </table:table-cell>
          <table:table-cell table:formula="of:=IF([.L140]&lt;=1;0;IF([.L140]&lt;=10;11;IF([.L140]&lt;=14;12;IF([.L140]&lt;=17;13;IF([.L140]&lt;=20;14;IF([.L140]&lt;=22;15;IF([.L140]&lt;=25;16;IF([.L140]&lt;=27;17;IF([.L140]&lt;=29;18;IF([.L140]&lt;=32;19;IF([.L140]&lt;=34;20;IF([.L140]&lt;=36;21;IF([.L140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40]=&quot;взв&quot;;11;[.O140]=&quot;накл&quot;;24;[.O140]=&quot;прокл&quot;;25;[.O140]=&quot;пт&quot;;26;[.O140]=90;10;[.O140]=85;10;[.O140]=80;9;[.O140]=75;8;[.O140]=70;8;[.O140]=65;7;[.O140]=60;7;[.O140]=55;6;[.O140]=50;6;[.O140]=45;6;[.O140]=40;5;[.O140]=35;4;[.O140]=30;4;[.O140]=25;3;[.O140]=20;2;[.O140]=15;1;[.O140]=10;1;[.O140]=0;0)" office:value-type="float" office:value="0" calcext:value-type="float">
            <text:p>0</text:p>
          </table:table-cell>
          <table:table-cell table:formula="of:=IF([.P140]&lt;=1;0;IF([.P140]&lt;=10;11;IF([.P140]&lt;=14;12;IF([.P140]&lt;=17;13;IF([.P140]&lt;=20;14;IF([.P140]&lt;=22;15;IF([.P140]&lt;=25;16;IF([.P140]&lt;=27;17;IF([.P140]&lt;=29;18;IF([.P140]&lt;=32;19;IF([.P140]&lt;=34;20;IF([.P140]&lt;=36;21;IF([.P140]&lt;=40;22;24)))))))))))))" office:value-type="float" office:value="21" calcext:value-type="float">
            <text:p>21</text:p>
          </table:table-cell>
          <table:table-cell table:formula="of:=ROUND(([.I140]+[.J140]+[.M140]+[.N140]+[.Q140]+[.R140])/3;0)" office:value-type="float" office:value="21" calcext:value-type="float">
            <text:p>21</text:p>
          </table:table-cell>
          <table:table-cell table:formula="of:=[.F140]*LOG10([.S140]+2)" office:value-type="float" office:value="4.08518350805278" calcext:value-type="float">
            <text:p>4,0851835080527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51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141]=&quot;взв&quot;;11;[.G141]=&quot;накл&quot;;24;[.G141]=&quot;прокл&quot;;25;[.G141]=&quot;пт&quot;;26;[.G141]=90;10;[.G141]=85;10;[.G141]=80;9;[.G141]=75;8;[.G141]=70;8;[.G141]=65;7;[.G141]=60;7;[.G141]=55;6;[.G141]=50;6;[.G141]=45;6;[.G141]=40;5;[.G141]=35;4;[.G141]=30;4;[.G141]=25;3;[.G141]=20;2;[.G141]=15;1;[.G141]=10;1;[.G141]=0;0)" office:value-type="float" office:value="4" calcext:value-type="float">
            <text:p>4</text:p>
          </table:table-cell>
          <table:table-cell table:formula="of:=IF([.H141]&lt;=1;0;IF([.H141]&lt;=10;11;IF([.H141]&lt;=14;12;IF([.H141]&lt;=17;13;IF([.H141]&lt;=20;14;IF([.H141]&lt;=22;15;IF([.H141]&lt;=25;16;IF([.H141]&lt;=27;17;IF([.H141]&lt;=29;18;IF([.H141]&lt;=32;19;IF([.H141]&lt;=34;20;IF([.H141]&lt;=36;21;IF([.H141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141]=&quot;взв&quot;;11;[.K141]=&quot;накл&quot;;24;[.K141]=&quot;прокл&quot;;25;[.K141]=&quot;пт&quot;;26;[.K141]=90;10;[.K141]=85;10;[.K141]=80;9;[.K141]=75;8;[.K141]=70;8;[.K141]=65;7;[.K141]=60;7;[.K141]=55;6;[.K141]=50;6;[.K141]=45;6;[.K141]=40;5;[.K141]=35;4;[.K141]=30;4;[.K141]=25;3;[.K141]=20;2;[.K141]=15;1;[.K141]=10;1;[.K141]=0;0)" office:value-type="float" office:value="1" calcext:value-type="float">
            <text:p>1</text:p>
          </table:table-cell>
          <table:table-cell table:formula="of:=IF([.L141]&lt;=1;0;IF([.L141]&lt;=10;11;IF([.L141]&lt;=14;12;IF([.L141]&lt;=17;13;IF([.L141]&lt;=20;14;IF([.L141]&lt;=22;15;IF([.L141]&lt;=25;16;IF([.L141]&lt;=27;17;IF([.L141]&lt;=29;18;IF([.L141]&lt;=32;19;IF([.L141]&lt;=34;20;IF([.L141]&lt;=36;21;IF([.L141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41]=&quot;взв&quot;;11;[.O141]=&quot;накл&quot;;24;[.O141]=&quot;прокл&quot;;25;[.O141]=&quot;пт&quot;;26;[.O141]=90;10;[.O141]=85;10;[.O141]=80;9;[.O141]=75;8;[.O141]=70;8;[.O141]=65;7;[.O141]=60;7;[.O141]=55;6;[.O141]=50;6;[.O141]=45;6;[.O141]=40;5;[.O141]=35;4;[.O141]=30;4;[.O141]=25;3;[.O141]=20;2;[.O141]=15;1;[.O141]=10;1;[.O141]=0;0)" office:value-type="float" office:value="4" calcext:value-type="float">
            <text:p>4</text:p>
          </table:table-cell>
          <table:table-cell table:formula="of:=IF([.P141]&lt;=1;0;IF([.P141]&lt;=10;11;IF([.P141]&lt;=14;12;IF([.P141]&lt;=17;13;IF([.P141]&lt;=20;14;IF([.P141]&lt;=22;15;IF([.P141]&lt;=25;16;IF([.P141]&lt;=27;17;IF([.P141]&lt;=29;18;IF([.P141]&lt;=32;19;IF([.P141]&lt;=34;20;IF([.P141]&lt;=36;21;IF([.P141]&lt;=40;22;24)))))))))))))" office:value-type="float" office:value="0" calcext:value-type="float">
            <text:p>0</text:p>
          </table:table-cell>
          <table:table-cell table:formula="of:=ROUND(([.I141]+[.J141]+[.M141]+[.N141]+[.Q141]+[.R141])/3;0)" office:value-type="float" office:value="3" calcext:value-type="float">
            <text:p>3</text:p>
          </table:table-cell>
          <table:table-cell table:formula="of:=[.F141]*LOG10([.S141]+2)" office:value-type="float" office:value="3.49485002168009" calcext:value-type="float">
            <text:p>3,4948500216800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52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42]=&quot;взв&quot;;11;[.G142]=&quot;накл&quot;;24;[.G142]=&quot;прокл&quot;;25;[.G142]=&quot;пт&quot;;26;[.G142]=90;10;[.G142]=85;10;[.G142]=80;9;[.G142]=75;8;[.G142]=70;8;[.G142]=65;7;[.G142]=60;7;[.G142]=55;6;[.G142]=50;6;[.G142]=45;6;[.G142]=40;5;[.G142]=35;4;[.G142]=30;4;[.G142]=25;3;[.G142]=20;2;[.G142]=15;1;[.G142]=10;1;[.G142]=0;0)" office:value-type="float" office:value="10" calcext:value-type="float">
            <text:p>10</text:p>
          </table:table-cell>
          <table:table-cell table:formula="of:=IF([.H142]&lt;=1;0;IF([.H142]&lt;=10;11;IF([.H142]&lt;=14;12;IF([.H142]&lt;=17;13;IF([.H142]&lt;=20;14;IF([.H142]&lt;=22;15;IF([.H142]&lt;=25;16;IF([.H142]&lt;=27;17;IF([.H142]&lt;=29;18;IF([.H142]&lt;=32;19;IF([.H142]&lt;=34;20;IF([.H142]&lt;=36;21;IF([.H14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42]=&quot;взв&quot;;11;[.K142]=&quot;накл&quot;;24;[.K142]=&quot;прокл&quot;;25;[.K142]=&quot;пт&quot;;26;[.K142]=90;10;[.K142]=85;10;[.K142]=80;9;[.K142]=75;8;[.K142]=70;8;[.K142]=65;7;[.K142]=60;7;[.K142]=55;6;[.K142]=50;6;[.K142]=45;6;[.K142]=40;5;[.K142]=35;4;[.K142]=30;4;[.K142]=25;3;[.K142]=20;2;[.K142]=15;1;[.K142]=10;1;[.K142]=0;0)" office:value-type="float" office:value="10" calcext:value-type="float">
            <text:p>10</text:p>
          </table:table-cell>
          <table:table-cell table:formula="of:=IF([.L142]&lt;=1;0;IF([.L142]&lt;=10;11;IF([.L142]&lt;=14;12;IF([.L142]&lt;=17;13;IF([.L142]&lt;=20;14;IF([.L142]&lt;=22;15;IF([.L142]&lt;=25;16;IF([.L142]&lt;=27;17;IF([.L142]&lt;=29;18;IF([.L142]&lt;=32;19;IF([.L142]&lt;=34;20;IF([.L142]&lt;=36;21;IF([.L14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42]=&quot;взв&quot;;11;[.O142]=&quot;накл&quot;;24;[.O142]=&quot;прокл&quot;;25;[.O142]=&quot;пт&quot;;26;[.O142]=90;10;[.O142]=85;10;[.O142]=80;9;[.O142]=75;8;[.O142]=70;8;[.O142]=65;7;[.O142]=60;7;[.O142]=55;6;[.O142]=50;6;[.O142]=45;6;[.O142]=40;5;[.O142]=35;4;[.O142]=30;4;[.O142]=25;3;[.O142]=20;2;[.O142]=15;1;[.O142]=10;1;[.O142]=0;0)" office:value-type="float" office:value="10" calcext:value-type="float">
            <text:p>10</text:p>
          </table:table-cell>
          <table:table-cell table:formula="of:=IF([.P142]&lt;=1;0;IF([.P142]&lt;=10;11;IF([.P142]&lt;=14;12;IF([.P142]&lt;=17;13;IF([.P142]&lt;=20;14;IF([.P142]&lt;=22;15;IF([.P142]&lt;=25;16;IF([.P142]&lt;=27;17;IF([.P142]&lt;=29;18;IF([.P142]&lt;=32;19;IF([.P142]&lt;=34;20;IF([.P142]&lt;=36;21;IF([.P142]&lt;=40;22;24)))))))))))))" office:value-type="float" office:value="0" calcext:value-type="float">
            <text:p>0</text:p>
          </table:table-cell>
          <table:table-cell table:formula="of:=ROUND(([.I142]+[.J142]+[.M142]+[.N142]+[.Q142]+[.R142])/3;0)" office:value-type="float" office:value="10" calcext:value-type="float">
            <text:p>10</text:p>
          </table:table-cell>
          <table:table-cell table:formula="of:=[.F142]*LOG10([.S142]+2)" office:value-type="float" office:value="5.39590623023813" calcext:value-type="float">
            <text:p>5,3959062302381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58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COM.MICROSOFT.IFS([.G143]=&quot;взв&quot;;11;[.G143]=&quot;накл&quot;;24;[.G143]=&quot;прокл&quot;;25;[.G143]=&quot;пт&quot;;26;[.G143]=90;10;[.G143]=85;10;[.G143]=80;9;[.G143]=75;8;[.G143]=70;8;[.G143]=65;7;[.G143]=60;7;[.G143]=55;6;[.G143]=50;6;[.G143]=45;6;[.G143]=40;5;[.G143]=35;4;[.G143]=30;4;[.G143]=25;3;[.G143]=20;2;[.G143]=15;1;[.G143]=10;1;[.G143]=0;0)" office:value-type="float" office:value="8" calcext:value-type="float">
            <text:p>8</text:p>
          </table:table-cell>
          <table:table-cell table:formula="of:=IF([.H143]&lt;=1;0;IF([.H143]&lt;=10;11;IF([.H143]&lt;=14;12;IF([.H143]&lt;=17;13;IF([.H143]&lt;=20;14;IF([.H143]&lt;=22;15;IF([.H143]&lt;=25;16;IF([.H143]&lt;=27;17;IF([.H143]&lt;=29;18;IF([.H143]&lt;=32;19;IF([.H143]&lt;=34;20;IF([.H143]&lt;=36;21;IF([.H143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43]=&quot;взв&quot;;11;[.K143]=&quot;накл&quot;;24;[.K143]=&quot;прокл&quot;;25;[.K143]=&quot;пт&quot;;26;[.K143]=90;10;[.K143]=85;10;[.K143]=80;9;[.K143]=75;8;[.K143]=70;8;[.K143]=65;7;[.K143]=60;7;[.K143]=55;6;[.K143]=50;6;[.K143]=45;6;[.K143]=40;5;[.K143]=35;4;[.K143]=30;4;[.K143]=25;3;[.K143]=20;2;[.K143]=15;1;[.K143]=10;1;[.K143]=0;0)" office:value-type="float" office:value="6" calcext:value-type="float">
            <text:p>6</text:p>
          </table:table-cell>
          <table:table-cell table:formula="of:=IF([.L143]&lt;=1;0;IF([.L143]&lt;=10;11;IF([.L143]&lt;=14;12;IF([.L143]&lt;=17;13;IF([.L143]&lt;=20;14;IF([.L143]&lt;=22;15;IF([.L143]&lt;=25;16;IF([.L143]&lt;=27;17;IF([.L143]&lt;=29;18;IF([.L143]&lt;=32;19;IF([.L143]&lt;=34;20;IF([.L143]&lt;=36;21;IF([.L143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43]=&quot;взв&quot;;11;[.O143]=&quot;накл&quot;;24;[.O143]=&quot;прокл&quot;;25;[.O143]=&quot;пт&quot;;26;[.O143]=90;10;[.O143]=85;10;[.O143]=80;9;[.O143]=75;8;[.O143]=70;8;[.O143]=65;7;[.O143]=60;7;[.O143]=55;6;[.O143]=50;6;[.O143]=45;6;[.O143]=40;5;[.O143]=35;4;[.O143]=30;4;[.O143]=25;3;[.O143]=20;2;[.O143]=15;1;[.O143]=10;1;[.O143]=0;0)" office:value-type="float" office:value="4" calcext:value-type="float">
            <text:p>4</text:p>
          </table:table-cell>
          <table:table-cell table:formula="of:=IF([.P143]&lt;=1;0;IF([.P143]&lt;=10;11;IF([.P143]&lt;=14;12;IF([.P143]&lt;=17;13;IF([.P143]&lt;=20;14;IF([.P143]&lt;=22;15;IF([.P143]&lt;=25;16;IF([.P143]&lt;=27;17;IF([.P143]&lt;=29;18;IF([.P143]&lt;=32;19;IF([.P143]&lt;=34;20;IF([.P143]&lt;=36;21;IF([.P143]&lt;=40;22;24)))))))))))))" office:value-type="float" office:value="0" calcext:value-type="float">
            <text:p>0</text:p>
          </table:table-cell>
          <table:table-cell table:formula="of:=ROUND(([.I143]+[.J143]+[.M143]+[.N143]+[.Q143]+[.R143])/3;0)" office:value-type="float" office:value="6" calcext:value-type="float">
            <text:p>6</text:p>
          </table:table-cell>
          <table:table-cell table:formula="of:=[.F143]*LOG10([.S143]+2)" office:value-type="float" office:value="4.51544993495972" calcext:value-type="float">
            <text:p>4,5154499349597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60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G144]=&quot;взв&quot;;11;[.G144]=&quot;накл&quot;;24;[.G144]=&quot;прокл&quot;;25;[.G144]=&quot;пт&quot;;26;[.G144]=90;10;[.G144]=85;10;[.G144]=80;9;[.G144]=75;8;[.G144]=70;8;[.G144]=65;7;[.G144]=60;7;[.G144]=55;6;[.G144]=50;6;[.G144]=45;6;[.G144]=40;5;[.G144]=35;4;[.G144]=30;4;[.G144]=25;3;[.G144]=20;2;[.G144]=15;1;[.G144]=10;1;[.G144]=0;0)" office:value-type="float" office:value="0" calcext:value-type="float">
            <text:p>0</text:p>
          </table:table-cell>
          <table:table-cell table:formula="of:=IF([.H144]&lt;=1;0;IF([.H144]&lt;=10;11;IF([.H144]&lt;=14;12;IF([.H144]&lt;=17;13;IF([.H144]&lt;=20;14;IF([.H144]&lt;=22;15;IF([.H144]&lt;=25;16;IF([.H144]&lt;=27;17;IF([.H144]&lt;=29;18;IF([.H144]&lt;=32;19;IF([.H144]&lt;=34;20;IF([.H144]&lt;=36;21;IF([.H144]&lt;=40;22;24)))))))))))))"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K144]=&quot;взв&quot;;11;[.K144]=&quot;накл&quot;;24;[.K144]=&quot;прокл&quot;;25;[.K144]=&quot;пт&quot;;26;[.K144]=90;10;[.K144]=85;10;[.K144]=80;9;[.K144]=75;8;[.K144]=70;8;[.K144]=65;7;[.K144]=60;7;[.K144]=55;6;[.K144]=50;6;[.K144]=45;6;[.K144]=40;5;[.K144]=35;4;[.K144]=30;4;[.K144]=25;3;[.K144]=20;2;[.K144]=15;1;[.K144]=10;1;[.K144]=0;0)" office:value-type="float" office:value="0" calcext:value-type="float">
            <text:p>0</text:p>
          </table:table-cell>
          <table:table-cell table:formula="of:=IF([.L144]&lt;=1;0;IF([.L144]&lt;=10;11;IF([.L144]&lt;=14;12;IF([.L144]&lt;=17;13;IF([.L144]&lt;=20;14;IF([.L144]&lt;=22;15;IF([.L144]&lt;=25;16;IF([.L144]&lt;=27;17;IF([.L144]&lt;=29;18;IF([.L144]&lt;=32;19;IF([.L144]&lt;=34;20;IF([.L144]&lt;=36;21;IF([.L144]&lt;=40;22;24)))))))))))))" office:value-type="float" office:value="14" calcext:value-type="float">
            <text:p>14</text:p>
          </table:table-cell>
          <table:table-cell table:number-columns-repeated="2"/>
          <table:table-cell table:formula="of:=COM.MICROSOFT.IFS([.O144]=&quot;взв&quot;;11;[.O144]=&quot;накл&quot;;24;[.O144]=&quot;прокл&quot;;25;[.O144]=&quot;пт&quot;;26;[.O144]=90;10;[.O144]=85;10;[.O144]=80;9;[.O144]=75;8;[.O144]=70;8;[.O144]=65;7;[.O144]=60;7;[.O144]=55;6;[.O144]=50;6;[.O144]=45;6;[.O144]=40;5;[.O144]=35;4;[.O144]=30;4;[.O144]=25;3;[.O144]=20;2;[.O144]=15;1;[.O144]=10;1;[.O144]=0;0)" office:value-type="float" office:value="0" calcext:value-type="float">
            <text:p>0</text:p>
          </table:table-cell>
          <table:table-cell table:formula="of:=IF([.P144]&lt;=1;0;IF([.P144]&lt;=10;11;IF([.P144]&lt;=14;12;IF([.P144]&lt;=17;13;IF([.P144]&lt;=20;14;IF([.P144]&lt;=22;15;IF([.P144]&lt;=25;16;IF([.P144]&lt;=27;17;IF([.P144]&lt;=29;18;IF([.P144]&lt;=32;19;IF([.P144]&lt;=34;20;IF([.P144]&lt;=36;21;IF([.P144]&lt;=40;22;24)))))))))))))" office:value-type="float" office:value="0" calcext:value-type="float">
            <text:p>0</text:p>
          </table:table-cell>
          <table:table-cell table:formula="of:=ROUND(([.I144]+[.J144]+[.M144]+[.N144]+[.Q144]+[.R144])/3;0)" office:value-type="float" office:value="10" calcext:value-type="float">
            <text:p>10</text:p>
          </table:table-cell>
          <table:table-cell table:formula="of:=[.F144]*LOG10([.S144]+2)" office:value-type="float" office:value="5.39590623023813" calcext:value-type="float">
            <text:p>5,3959062302381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69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IFS([.G145]=&quot;взв&quot;;11;[.G145]=&quot;накл&quot;;24;[.G145]=&quot;прокл&quot;;25;[.G145]=&quot;пт&quot;;26;[.G145]=90;10;[.G145]=85;10;[.G145]=80;9;[.G145]=75;8;[.G145]=70;8;[.G145]=65;7;[.G145]=60;7;[.G145]=55;6;[.G145]=50;6;[.G145]=45;6;[.G145]=40;5;[.G145]=35;4;[.G145]=30;4;[.G145]=25;3;[.G145]=20;2;[.G145]=15;1;[.G145]=10;1;[.G145]=0;0)" office:value-type="float" office:value="0" calcext:value-type="float">
            <text:p>0</text:p>
          </table:table-cell>
          <table:table-cell table:formula="of:=IF([.H145]&lt;=1;0;IF([.H145]&lt;=10;11;IF([.H145]&lt;=14;12;IF([.H145]&lt;=17;13;IF([.H145]&lt;=20;14;IF([.H145]&lt;=22;15;IF([.H145]&lt;=25;16;IF([.H145]&lt;=27;17;IF([.H145]&lt;=29;18;IF([.H145]&lt;=32;19;IF([.H145]&lt;=34;20;IF([.H145]&lt;=36;21;IF([.H145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145]=&quot;взв&quot;;11;[.K145]=&quot;накл&quot;;24;[.K145]=&quot;прокл&quot;;25;[.K145]=&quot;пт&quot;;26;[.K145]=90;10;[.K145]=85;10;[.K145]=80;9;[.K145]=75;8;[.K145]=70;8;[.K145]=65;7;[.K145]=60;7;[.K145]=55;6;[.K145]=50;6;[.K145]=45;6;[.K145]=40;5;[.K145]=35;4;[.K145]=30;4;[.K145]=25;3;[.K145]=20;2;[.K145]=15;1;[.K145]=10;1;[.K145]=0;0)" office:value-type="float" office:value="0" calcext:value-type="float">
            <text:p>0</text:p>
          </table:table-cell>
          <table:table-cell table:formula="of:=IF([.L145]&lt;=1;0;IF([.L145]&lt;=10;11;IF([.L145]&lt;=14;12;IF([.L145]&lt;=17;13;IF([.L145]&lt;=20;14;IF([.L145]&lt;=22;15;IF([.L145]&lt;=25;16;IF([.L145]&lt;=27;17;IF([.L145]&lt;=29;18;IF([.L145]&lt;=32;19;IF([.L145]&lt;=34;20;IF([.L145]&lt;=36;21;IF([.L145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45]=&quot;взв&quot;;11;[.O145]=&quot;накл&quot;;24;[.O145]=&quot;прокл&quot;;25;[.O145]=&quot;пт&quot;;26;[.O145]=90;10;[.O145]=85;10;[.O145]=80;9;[.O145]=75;8;[.O145]=70;8;[.O145]=65;7;[.O145]=60;7;[.O145]=55;6;[.O145]=50;6;[.O145]=45;6;[.O145]=40;5;[.O145]=35;4;[.O145]=30;4;[.O145]=25;3;[.O145]=20;2;[.O145]=15;1;[.O145]=10;1;[.O145]=0;0)" office:value-type="float" office:value="0" calcext:value-type="float">
            <text:p>0</text:p>
          </table:table-cell>
          <table:table-cell table:formula="of:=IF([.P145]&lt;=1;0;IF([.P145]&lt;=10;11;IF([.P145]&lt;=14;12;IF([.P145]&lt;=17;13;IF([.P145]&lt;=20;14;IF([.P145]&lt;=22;15;IF([.P145]&lt;=25;16;IF([.P145]&lt;=27;17;IF([.P145]&lt;=29;18;IF([.P145]&lt;=32;19;IF([.P145]&lt;=34;20;IF([.P145]&lt;=36;21;IF([.P145]&lt;=40;22;24)))))))))))))" office:value-type="float" office:value="0" calcext:value-type="float">
            <text:p>0</text:p>
          </table:table-cell>
          <table:table-cell table:formula="of:=ROUND(([.I145]+[.J145]+[.M145]+[.N145]+[.Q145]+[.R145])/3;0)" office:value-type="float" office:value="0" calcext:value-type="float">
            <text:p>0</text:p>
          </table:table-cell>
          <table:table-cell table:formula="of:=[.F145]*LOG10([.S145]+2)" office:value-type="float" office:value="1.50514997831991" calcext:value-type="float">
            <text:p>1,5051499783199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68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146]=&quot;взв&quot;;11;[.G146]=&quot;накл&quot;;24;[.G146]=&quot;прокл&quot;;25;[.G146]=&quot;пт&quot;;26;[.G146]=90;10;[.G146]=85;10;[.G146]=80;9;[.G146]=75;8;[.G146]=70;8;[.G146]=65;7;[.G146]=60;7;[.G146]=55;6;[.G146]=50;6;[.G146]=45;6;[.G146]=40;5;[.G146]=35;4;[.G146]=30;4;[.G146]=25;3;[.G146]=20;2;[.G146]=15;1;[.G146]=10;1;[.G146]=0;0)" office:value-type="float" office:value="0" calcext:value-type="float">
            <text:p>0</text:p>
          </table:table-cell>
          <table:table-cell table:formula="of:=IF([.H146]&lt;=1;0;IF([.H146]&lt;=10;11;IF([.H146]&lt;=14;12;IF([.H146]&lt;=17;13;IF([.H146]&lt;=20;14;IF([.H146]&lt;=22;15;IF([.H146]&lt;=25;16;IF([.H146]&lt;=27;17;IF([.H146]&lt;=29;18;IF([.H146]&lt;=32;19;IF([.H146]&lt;=34;20;IF([.H146]&lt;=36;21;IF([.H146]&lt;=40;22;24)))))))))))))"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146]=&quot;взв&quot;;11;[.K146]=&quot;накл&quot;;24;[.K146]=&quot;прокл&quot;;25;[.K146]=&quot;пт&quot;;26;[.K146]=90;10;[.K146]=85;10;[.K146]=80;9;[.K146]=75;8;[.K146]=70;8;[.K146]=65;7;[.K146]=60;7;[.K146]=55;6;[.K146]=50;6;[.K146]=45;6;[.K146]=40;5;[.K146]=35;4;[.K146]=30;4;[.K146]=25;3;[.K146]=20;2;[.K146]=15;1;[.K146]=10;1;[.K146]=0;0)" office:value-type="float" office:value="0" calcext:value-type="float">
            <text:p>0</text:p>
          </table:table-cell>
          <table:table-cell table:formula="of:=IF([.L146]&lt;=1;0;IF([.L146]&lt;=10;11;IF([.L146]&lt;=14;12;IF([.L146]&lt;=17;13;IF([.L146]&lt;=20;14;IF([.L146]&lt;=22;15;IF([.L146]&lt;=25;16;IF([.L146]&lt;=27;17;IF([.L146]&lt;=29;18;IF([.L146]&lt;=32;19;IF([.L146]&lt;=34;20;IF([.L146]&lt;=36;21;IF([.L146]&lt;=40;22;24)))))))))))))" office:value-type="float" office:value="16" calcext:value-type="float">
            <text:p>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O146]=&quot;взв&quot;;11;[.O146]=&quot;накл&quot;;24;[.O146]=&quot;прокл&quot;;25;[.O146]=&quot;пт&quot;;26;[.O146]=90;10;[.O146]=85;10;[.O146]=80;9;[.O146]=75;8;[.O146]=70;8;[.O146]=65;7;[.O146]=60;7;[.O146]=55;6;[.O146]=50;6;[.O146]=45;6;[.O146]=40;5;[.O146]=35;4;[.O146]=30;4;[.O146]=25;3;[.O146]=20;2;[.O146]=15;1;[.O146]=10;1;[.O146]=0;0)" office:value-type="float" office:value="0" calcext:value-type="float">
            <text:p>0</text:p>
          </table:table-cell>
          <table:table-cell table:formula="of:=IF([.P146]&lt;=1;0;IF([.P146]&lt;=10;11;IF([.P146]&lt;=14;12;IF([.P146]&lt;=17;13;IF([.P146]&lt;=20;14;IF([.P146]&lt;=22;15;IF([.P146]&lt;=25;16;IF([.P146]&lt;=27;17;IF([.P146]&lt;=29;18;IF([.P146]&lt;=32;19;IF([.P146]&lt;=34;20;IF([.P146]&lt;=36;21;IF([.P146]&lt;=40;22;24)))))))))))))" office:value-type="float" office:value="15" calcext:value-type="float">
            <text:p>15</text:p>
          </table:table-cell>
          <table:table-cell table:formula="of:=ROUND(([.I146]+[.J146]+[.M146]+[.N146]+[.Q146]+[.R146])/3;0)" office:value-type="float" office:value="16" calcext:value-type="float">
            <text:p>16</text:p>
          </table:table-cell>
          <table:table-cell table:formula="of:=[.F146]*LOG10([.S146]+2)" office:value-type="float" office:value="11.2974525459298" calcext:value-type="float">
            <text:p>11,297452545929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70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147]=&quot;взв&quot;;11;[.G147]=&quot;накл&quot;;24;[.G147]=&quot;прокл&quot;;25;[.G147]=&quot;пт&quot;;26;[.G147]=90;10;[.G147]=85;10;[.G147]=80;9;[.G147]=75;8;[.G147]=70;8;[.G147]=65;7;[.G147]=60;7;[.G147]=55;6;[.G147]=50;6;[.G147]=45;6;[.G147]=40;5;[.G147]=35;4;[.G147]=30;4;[.G147]=25;3;[.G147]=20;2;[.G147]=15;1;[.G147]=10;1;[.G147]=0;0)" office:value-type="float" office:value="0" calcext:value-type="float">
            <text:p>0</text:p>
          </table:table-cell>
          <table:table-cell table:formula="of:=IF([.H147]&lt;=1;0;IF([.H147]&lt;=10;11;IF([.H147]&lt;=14;12;IF([.H147]&lt;=17;13;IF([.H147]&lt;=20;14;IF([.H147]&lt;=22;15;IF([.H147]&lt;=25;16;IF([.H147]&lt;=27;17;IF([.H147]&lt;=29;18;IF([.H147]&lt;=32;19;IF([.H147]&lt;=34;20;IF([.H147]&lt;=36;21;IF([.H147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47]=&quot;взв&quot;;11;[.K147]=&quot;накл&quot;;24;[.K147]=&quot;прокл&quot;;25;[.K147]=&quot;пт&quot;;26;[.K147]=90;10;[.K147]=85;10;[.K147]=80;9;[.K147]=75;8;[.K147]=70;8;[.K147]=65;7;[.K147]=60;7;[.K147]=55;6;[.K147]=50;6;[.K147]=45;6;[.K147]=40;5;[.K147]=35;4;[.K147]=30;4;[.K147]=25;3;[.K147]=20;2;[.K147]=15;1;[.K147]=10;1;[.K147]=0;0)" office:value-type="float" office:value="0" calcext:value-type="float">
            <text:p>0</text:p>
          </table:table-cell>
          <table:table-cell table:formula="of:=IF([.L147]&lt;=1;0;IF([.L147]&lt;=10;11;IF([.L147]&lt;=14;12;IF([.L147]&lt;=17;13;IF([.L147]&lt;=20;14;IF([.L147]&lt;=22;15;IF([.L147]&lt;=25;16;IF([.L147]&lt;=27;17;IF([.L147]&lt;=29;18;IF([.L147]&lt;=32;19;IF([.L147]&lt;=34;20;IF([.L147]&lt;=36;21;IF([.L147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147]=&quot;взв&quot;;11;[.O147]=&quot;накл&quot;;24;[.O147]=&quot;прокл&quot;;25;[.O147]=&quot;пт&quot;;26;[.O147]=90;10;[.O147]=85;10;[.O147]=80;9;[.O147]=75;8;[.O147]=70;8;[.O147]=65;7;[.O147]=60;7;[.O147]=55;6;[.O147]=50;6;[.O147]=45;6;[.O147]=40;5;[.O147]=35;4;[.O147]=30;4;[.O147]=25;3;[.O147]=20;2;[.O147]=15;1;[.O147]=10;1;[.O147]=0;0)" office:value-type="float" office:value="0" calcext:value-type="float">
            <text:p>0</text:p>
          </table:table-cell>
          <table:table-cell table:formula="of:=IF([.P147]&lt;=1;0;IF([.P147]&lt;=10;11;IF([.P147]&lt;=14;12;IF([.P147]&lt;=17;13;IF([.P147]&lt;=20;14;IF([.P147]&lt;=22;15;IF([.P147]&lt;=25;16;IF([.P147]&lt;=27;17;IF([.P147]&lt;=29;18;IF([.P147]&lt;=32;19;IF([.P147]&lt;=34;20;IF([.P147]&lt;=36;21;IF([.P147]&lt;=40;22;24)))))))))))))" office:value-type="float" office:value="18" calcext:value-type="float">
            <text:p>18</text:p>
          </table:table-cell>
          <table:table-cell table:formula="of:=ROUND(([.I147]+[.J147]+[.M147]+[.N147]+[.Q147]+[.R147])/3;0)" office:value-type="float" office:value="19" calcext:value-type="float">
            <text:p>19</text:p>
          </table:table-cell>
          <table:table-cell table:formula="of:=[.F147]*LOG10([.S147]+2)" office:value-type="float" office:value="13.2221929473392" calcext:value-type="float">
            <text:p>13,222192947339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62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148]=&quot;взв&quot;;11;[.G148]=&quot;накл&quot;;24;[.G148]=&quot;прокл&quot;;25;[.G148]=&quot;пт&quot;;26;[.G148]=90;10;[.G148]=85;10;[.G148]=80;9;[.G148]=75;8;[.G148]=70;8;[.G148]=65;7;[.G148]=60;7;[.G148]=55;6;[.G148]=50;6;[.G148]=45;6;[.G148]=40;5;[.G148]=35;4;[.G148]=30;4;[.G148]=25;3;[.G148]=20;2;[.G148]=15;1;[.G148]=10;1;[.G148]=0;0)" office:value-type="float" office:value="0" calcext:value-type="float">
            <text:p>0</text:p>
          </table:table-cell>
          <table:table-cell table:formula="of:=IF([.H148]&lt;=1;0;IF([.H148]&lt;=10;11;IF([.H148]&lt;=14;12;IF([.H148]&lt;=17;13;IF([.H148]&lt;=20;14;IF([.H148]&lt;=22;15;IF([.H148]&lt;=25;16;IF([.H148]&lt;=27;17;IF([.H148]&lt;=29;18;IF([.H148]&lt;=32;19;IF([.H148]&lt;=34;20;IF([.H148]&lt;=36;21;IF([.H148]&lt;=40;22;24)))))))))))))" office:value-type="float" office:value="22" calcext:value-type="float">
            <text:p>2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K148]=&quot;взв&quot;;11;[.K148]=&quot;накл&quot;;24;[.K148]=&quot;прокл&quot;;25;[.K148]=&quot;пт&quot;;26;[.K148]=90;10;[.K148]=85;10;[.K148]=80;9;[.K148]=75;8;[.K148]=70;8;[.K148]=65;7;[.K148]=60;7;[.K148]=55;6;[.K148]=50;6;[.K148]=45;6;[.K148]=40;5;[.K148]=35;4;[.K148]=30;4;[.K148]=25;3;[.K148]=20;2;[.K148]=15;1;[.K148]=10;1;[.K148]=0;0)" office:value-type="float" office:value="0" calcext:value-type="float">
            <text:p>0</text:p>
          </table:table-cell>
          <table:table-cell table:formula="of:=IF([.L148]&lt;=1;0;IF([.L148]&lt;=10;11;IF([.L148]&lt;=14;12;IF([.L148]&lt;=17;13;IF([.L148]&lt;=20;14;IF([.L148]&lt;=22;15;IF([.L148]&lt;=25;16;IF([.L148]&lt;=27;17;IF([.L148]&lt;=29;18;IF([.L148]&lt;=32;19;IF([.L148]&lt;=34;20;IF([.L148]&lt;=36;21;IF([.L148]&lt;=40;22;24)))))))))))))"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48]=&quot;взв&quot;;11;[.O148]=&quot;накл&quot;;24;[.O148]=&quot;прокл&quot;;25;[.O148]=&quot;пт&quot;;26;[.O148]=90;10;[.O148]=85;10;[.O148]=80;9;[.O148]=75;8;[.O148]=70;8;[.O148]=65;7;[.O148]=60;7;[.O148]=55;6;[.O148]=50;6;[.O148]=45;6;[.O148]=40;5;[.O148]=35;4;[.O148]=30;4;[.O148]=25;3;[.O148]=20;2;[.O148]=15;1;[.O148]=10;1;[.O148]=0;0)" office:value-type="float" office:value="0" calcext:value-type="float">
            <text:p>0</text:p>
          </table:table-cell>
          <table:table-cell table:formula="of:=IF([.P148]&lt;=1;0;IF([.P148]&lt;=10;11;IF([.P148]&lt;=14;12;IF([.P148]&lt;=17;13;IF([.P148]&lt;=20;14;IF([.P148]&lt;=22;15;IF([.P148]&lt;=25;16;IF([.P148]&lt;=27;17;IF([.P148]&lt;=29;18;IF([.P148]&lt;=32;19;IF([.P148]&lt;=34;20;IF([.P148]&lt;=36;21;IF([.P148]&lt;=40;22;24)))))))))))))" office:value-type="float" office:value="21" calcext:value-type="float">
            <text:p>21</text:p>
          </table:table-cell>
          <table:table-cell table:formula="of:=ROUND(([.I148]+[.J148]+[.M148]+[.N148]+[.Q148]+[.R148])/3;0)" office:value-type="float" office:value="22" calcext:value-type="float">
            <text:p>22</text:p>
          </table:table-cell>
          <table:table-cell table:formula="of:=[.F148]*LOG10([.S148]+2)" office:value-type="float" office:value="16.5625349005393" calcext:value-type="float">
            <text:p>16,562534900539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66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49]=&quot;взв&quot;;11;[.G149]=&quot;накл&quot;;24;[.G149]=&quot;прокл&quot;;25;[.G149]=&quot;пт&quot;;26;[.G149]=90;10;[.G149]=85;10;[.G149]=80;9;[.G149]=75;8;[.G149]=70;8;[.G149]=65;7;[.G149]=60;7;[.G149]=55;6;[.G149]=50;6;[.G149]=45;6;[.G149]=40;5;[.G149]=35;4;[.G149]=30;4;[.G149]=25;3;[.G149]=20;2;[.G149]=15;1;[.G149]=10;1;[.G149]=0;0)" office:value-type="float" office:value="0" calcext:value-type="float">
            <text:p>0</text:p>
          </table:table-cell>
          <table:table-cell table:formula="of:=IF([.H149]&lt;=1;0;IF([.H149]&lt;=10;11;IF([.H149]&lt;=14;12;IF([.H149]&lt;=17;13;IF([.H149]&lt;=20;14;IF([.H149]&lt;=22;15;IF([.H149]&lt;=25;16;IF([.H149]&lt;=27;17;IF([.H149]&lt;=29;18;IF([.H149]&lt;=32;19;IF([.H149]&lt;=34;20;IF([.H149]&lt;=36;21;IF([.H149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149]=&quot;взв&quot;;11;[.K149]=&quot;накл&quot;;24;[.K149]=&quot;прокл&quot;;25;[.K149]=&quot;пт&quot;;26;[.K149]=90;10;[.K149]=85;10;[.K149]=80;9;[.K149]=75;8;[.K149]=70;8;[.K149]=65;7;[.K149]=60;7;[.K149]=55;6;[.K149]=50;6;[.K149]=45;6;[.K149]=40;5;[.K149]=35;4;[.K149]=30;4;[.K149]=25;3;[.K149]=20;2;[.K149]=15;1;[.K149]=10;1;[.K149]=0;0)" office:value-type="float" office:value="0" calcext:value-type="float">
            <text:p>0</text:p>
          </table:table-cell>
          <table:table-cell table:formula="of:=IF([.L149]&lt;=1;0;IF([.L149]&lt;=10;11;IF([.L149]&lt;=14;12;IF([.L149]&lt;=17;13;IF([.L149]&lt;=20;14;IF([.L149]&lt;=22;15;IF([.L149]&lt;=25;16;IF([.L149]&lt;=27;17;IF([.L149]&lt;=29;18;IF([.L149]&lt;=32;19;IF([.L149]&lt;=34;20;IF([.L149]&lt;=36;21;IF([.L149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149]=&quot;взв&quot;;11;[.O149]=&quot;накл&quot;;24;[.O149]=&quot;прокл&quot;;25;[.O149]=&quot;пт&quot;;26;[.O149]=90;10;[.O149]=85;10;[.O149]=80;9;[.O149]=75;8;[.O149]=70;8;[.O149]=65;7;[.O149]=60;7;[.O149]=55;6;[.O149]=50;6;[.O149]=45;6;[.O149]=40;5;[.O149]=35;4;[.O149]=30;4;[.O149]=25;3;[.O149]=20;2;[.O149]=15;1;[.O149]=10;1;[.O149]=0;0)" office:value-type="float" office:value="0" calcext:value-type="float">
            <text:p>0</text:p>
          </table:table-cell>
          <table:table-cell table:formula="of:=IF([.P149]&lt;=1;0;IF([.P149]&lt;=10;11;IF([.P149]&lt;=14;12;IF([.P149]&lt;=17;13;IF([.P149]&lt;=20;14;IF([.P149]&lt;=22;15;IF([.P149]&lt;=25;16;IF([.P149]&lt;=27;17;IF([.P149]&lt;=29;18;IF([.P149]&lt;=32;19;IF([.P149]&lt;=34;20;IF([.P149]&lt;=36;21;IF([.P149]&lt;=40;22;24)))))))))))))" office:value-type="float" office:value="22" calcext:value-type="float">
            <text:p>22</text:p>
          </table:table-cell>
          <table:table-cell table:formula="of:=ROUND(([.I149]+[.J149]+[.M149]+[.N149]+[.Q149]+[.R149])/3;0)" office:value-type="float" office:value="22" calcext:value-type="float">
            <text:p>22</text:p>
          </table:table-cell>
          <table:table-cell table:formula="of:=[.F149]*LOG10([.S149]+2)" office:value-type="float" office:value="20.7031686256741" calcext:value-type="float">
            <text:p>20,703168625674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37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150]=&quot;взв&quot;;11;[.G150]=&quot;накл&quot;;24;[.G150]=&quot;прокл&quot;;25;[.G150]=&quot;пт&quot;;26;[.G150]=90;10;[.G150]=85;10;[.G150]=80;9;[.G150]=75;8;[.G150]=70;8;[.G150]=65;7;[.G150]=60;7;[.G150]=55;6;[.G150]=50;6;[.G150]=45;6;[.G150]=40;5;[.G150]=35;4;[.G150]=30;4;[.G150]=25;3;[.G150]=20;2;[.G150]=15;1;[.G150]=10;1;[.G150]=0;0)" office:value-type="float" office:value="0" calcext:value-type="float">
            <text:p>0</text:p>
          </table:table-cell>
          <table:table-cell table:formula="of:=IF([.H150]&lt;=1;0;IF([.H150]&lt;=10;11;IF([.H150]&lt;=14;12;IF([.H150]&lt;=17;13;IF([.H150]&lt;=20;14;IF([.H150]&lt;=22;15;IF([.H150]&lt;=25;16;IF([.H150]&lt;=27;17;IF([.H150]&lt;=29;18;IF([.H150]&lt;=32;19;IF([.H150]&lt;=34;20;IF([.H150]&lt;=36;21;IF([.H150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150]=&quot;взв&quot;;11;[.K150]=&quot;накл&quot;;24;[.K150]=&quot;прокл&quot;;25;[.K150]=&quot;пт&quot;;26;[.K150]=90;10;[.K150]=85;10;[.K150]=80;9;[.K150]=75;8;[.K150]=70;8;[.K150]=65;7;[.K150]=60;7;[.K150]=55;6;[.K150]=50;6;[.K150]=45;6;[.K150]=40;5;[.K150]=35;4;[.K150]=30;4;[.K150]=25;3;[.K150]=20;2;[.K150]=15;1;[.K150]=10;1;[.K150]=0;0)" office:value-type="float" office:value="0" calcext:value-type="float">
            <text:p>0</text:p>
          </table:table-cell>
          <table:table-cell table:formula="of:=IF([.L150]&lt;=1;0;IF([.L150]&lt;=10;11;IF([.L150]&lt;=14;12;IF([.L150]&lt;=17;13;IF([.L150]&lt;=20;14;IF([.L150]&lt;=22;15;IF([.L150]&lt;=25;16;IF([.L150]&lt;=27;17;IF([.L150]&lt;=29;18;IF([.L150]&lt;=32;19;IF([.L150]&lt;=34;20;IF([.L150]&lt;=36;21;IF([.L150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150]=&quot;взв&quot;;11;[.O150]=&quot;накл&quot;;24;[.O150]=&quot;прокл&quot;;25;[.O150]=&quot;пт&quot;;26;[.O150]=90;10;[.O150]=85;10;[.O150]=80;9;[.O150]=75;8;[.O150]=70;8;[.O150]=65;7;[.O150]=60;7;[.O150]=55;6;[.O150]=50;6;[.O150]=45;6;[.O150]=40;5;[.O150]=35;4;[.O150]=30;4;[.O150]=25;3;[.O150]=20;2;[.O150]=15;1;[.O150]=10;1;[.O150]=0;0)" office:value-type="float" office:value="0" calcext:value-type="float">
            <text:p>0</text:p>
          </table:table-cell>
          <table:table-cell table:formula="of:=IF([.P150]&lt;=1;0;IF([.P150]&lt;=10;11;IF([.P150]&lt;=14;12;IF([.P150]&lt;=17;13;IF([.P150]&lt;=20;14;IF([.P150]&lt;=22;15;IF([.P150]&lt;=25;16;IF([.P150]&lt;=27;17;IF([.P150]&lt;=29;18;IF([.P150]&lt;=32;19;IF([.P150]&lt;=34;20;IF([.P150]&lt;=36;21;IF([.P150]&lt;=40;22;24)))))))))))))" office:value-type="float" office:value="20" calcext:value-type="float">
            <text:p>20</text:p>
          </table:table-cell>
          <table:table-cell table:formula="of:=ROUND(([.I150]+[.J150]+[.M150]+[.N150]+[.Q150]+[.R150])/3;0)" office:value-type="float" office:value="21" calcext:value-type="float">
            <text:p>21</text:p>
          </table:table-cell>
          <table:table-cell table:formula="of:=[.F150]*LOG10([.S150]+2)" office:value-type="float" office:value="2.72345567203519" calcext:value-type="float">
            <text:p>2,7234556720351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38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M.MICROSOFT.IFS([.G151]=&quot;взв&quot;;11;[.G151]=&quot;накл&quot;;24;[.G151]=&quot;прокл&quot;;25;[.G151]=&quot;пт&quot;;26;[.G151]=90;10;[.G151]=85;10;[.G151]=80;9;[.G151]=75;8;[.G151]=70;8;[.G151]=65;7;[.G151]=60;7;[.G151]=55;6;[.G151]=50;6;[.G151]=45;6;[.G151]=40;5;[.G151]=35;4;[.G151]=30;4;[.G151]=25;3;[.G151]=20;2;[.G151]=15;1;[.G151]=10;1;[.G151]=0;0)" office:value-type="float" office:value="0" calcext:value-type="float">
            <text:p>0</text:p>
          </table:table-cell>
          <table:table-cell table:formula="of:=IF([.H151]&lt;=1;0;IF([.H151]&lt;=10;11;IF([.H151]&lt;=14;12;IF([.H151]&lt;=17;13;IF([.H151]&lt;=20;14;IF([.H151]&lt;=22;15;IF([.H151]&lt;=25;16;IF([.H151]&lt;=27;17;IF([.H151]&lt;=29;18;IF([.H151]&lt;=32;19;IF([.H151]&lt;=34;20;IF([.H151]&lt;=36;21;IF([.H15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151]=&quot;взв&quot;;11;[.K151]=&quot;накл&quot;;24;[.K151]=&quot;прокл&quot;;25;[.K151]=&quot;пт&quot;;26;[.K151]=90;10;[.K151]=85;10;[.K151]=80;9;[.K151]=75;8;[.K151]=70;8;[.K151]=65;7;[.K151]=60;7;[.K151]=55;6;[.K151]=50;6;[.K151]=45;6;[.K151]=40;5;[.K151]=35;4;[.K151]=30;4;[.K151]=25;3;[.K151]=20;2;[.K151]=15;1;[.K151]=10;1;[.K151]=0;0)" office:value-type="float" office:value="0" calcext:value-type="float">
            <text:p>0</text:p>
          </table:table-cell>
          <table:table-cell table:formula="of:=IF([.L151]&lt;=1;0;IF([.L151]&lt;=10;11;IF([.L151]&lt;=14;12;IF([.L151]&lt;=17;13;IF([.L151]&lt;=20;14;IF([.L151]&lt;=22;15;IF([.L151]&lt;=25;16;IF([.L151]&lt;=27;17;IF([.L151]&lt;=29;18;IF([.L151]&lt;=32;19;IF([.L151]&lt;=34;20;IF([.L151]&lt;=36;21;IF([.L15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51]=&quot;взв&quot;;11;[.O151]=&quot;накл&quot;;24;[.O151]=&quot;прокл&quot;;25;[.O151]=&quot;пт&quot;;26;[.O151]=90;10;[.O151]=85;10;[.O151]=80;9;[.O151]=75;8;[.O151]=70;8;[.O151]=65;7;[.O151]=60;7;[.O151]=55;6;[.O151]=50;6;[.O151]=45;6;[.O151]=40;5;[.O151]=35;4;[.O151]=30;4;[.O151]=25;3;[.O151]=20;2;[.O151]=15;1;[.O151]=10;1;[.O151]=0;0)" office:value-type="float" office:value="10" calcext:value-type="float">
            <text:p>10</text:p>
          </table:table-cell>
          <table:table-cell table:formula="of:=IF([.P151]&lt;=1;0;IF([.P151]&lt;=10;11;IF([.P151]&lt;=14;12;IF([.P151]&lt;=17;13;IF([.P151]&lt;=20;14;IF([.P151]&lt;=22;15;IF([.P151]&lt;=25;16;IF([.P151]&lt;=27;17;IF([.P151]&lt;=29;18;IF([.P151]&lt;=32;19;IF([.P151]&lt;=34;20;IF([.P151]&lt;=36;21;IF([.P151]&lt;=40;22;24)))))))))))))" office:value-type="float" office:value="0" calcext:value-type="float">
            <text:p>0</text:p>
          </table:table-cell>
          <table:table-cell table:formula="of:=ROUND(([.I151]+[.J151]+[.M151]+[.N151]+[.Q151]+[.R151])/1;0)" office:value-type="float" office:value="10" calcext:value-type="float">
            <text:p>10</text:p>
          </table:table-cell>
          <table:table-cell table:formula="of:=[.F151]*LOG10([.S151]+2)" office:value-type="float" office:value="2.15836249209525" calcext:value-type="float">
            <text:p>2,1583624920952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36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M.MICROSOFT.IFS([.G152]=&quot;взв&quot;;11;[.G152]=&quot;накл&quot;;24;[.G152]=&quot;прокл&quot;;25;[.G152]=&quot;пт&quot;;26;[.G152]=90;10;[.G152]=85;10;[.G152]=80;9;[.G152]=75;8;[.G152]=70;8;[.G152]=65;7;[.G152]=60;7;[.G152]=55;6;[.G152]=50;6;[.G152]=45;6;[.G152]=40;5;[.G152]=35;4;[.G152]=30;4;[.G152]=25;3;[.G152]=20;2;[.G152]=15;1;[.G152]=10;1;[.G152]=0;0)" office:value-type="float" office:value="0" calcext:value-type="float">
            <text:p>0</text:p>
          </table:table-cell>
          <table:table-cell table:formula="of:=IF([.H152]&lt;=1;0;IF([.H152]&lt;=10;11;IF([.H152]&lt;=14;12;IF([.H152]&lt;=17;13;IF([.H152]&lt;=20;14;IF([.H152]&lt;=22;15;IF([.H152]&lt;=25;16;IF([.H152]&lt;=27;17;IF([.H152]&lt;=29;18;IF([.H152]&lt;=32;19;IF([.H152]&lt;=34;20;IF([.H152]&lt;=36;21;IF([.H152]&lt;=40;22;24)))))))))))))"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M.MICROSOFT.IFS([.K152]=&quot;взв&quot;;11;[.K152]=&quot;накл&quot;;24;[.K152]=&quot;прокл&quot;;25;[.K152]=&quot;пт&quot;;26;[.K152]=90;10;[.K152]=85;10;[.K152]=80;9;[.K152]=75;8;[.K152]=70;8;[.K152]=65;7;[.K152]=60;7;[.K152]=55;6;[.K152]=50;6;[.K152]=45;6;[.K152]=40;5;[.K152]=35;4;[.K152]=30;4;[.K152]=25;3;[.K152]=20;2;[.K152]=15;1;[.K152]=10;1;[.K152]=0;0)" office:value-type="float" office:value="0" calcext:value-type="float">
            <text:p>0</text:p>
          </table:table-cell>
          <table:table-cell table:formula="of:=IF([.L152]&lt;=1;0;IF([.L152]&lt;=10;11;IF([.L152]&lt;=14;12;IF([.L152]&lt;=17;13;IF([.L152]&lt;=20;14;IF([.L152]&lt;=22;15;IF([.L152]&lt;=25;16;IF([.L152]&lt;=27;17;IF([.L152]&lt;=29;18;IF([.L152]&lt;=32;19;IF([.L152]&lt;=34;20;IF([.L152]&lt;=36;21;IF([.L152]&lt;=40;22;24)))))))))))))" office:value-type="float" office:value="12" calcext:value-type="float">
            <text:p>12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152]=&quot;взв&quot;;11;[.O152]=&quot;накл&quot;;24;[.O152]=&quot;прокл&quot;;25;[.O152]=&quot;пт&quot;;26;[.O152]=90;10;[.O152]=85;10;[.O152]=80;9;[.O152]=75;8;[.O152]=70;8;[.O152]=65;7;[.O152]=60;7;[.O152]=55;6;[.O152]=50;6;[.O152]=45;6;[.O152]=40;5;[.O152]=35;4;[.O152]=30;4;[.O152]=25;3;[.O152]=20;2;[.O152]=15;1;[.O152]=10;1;[.O152]=0;0)" office:value-type="float" office:value="11" calcext:value-type="float">
            <text:p>11</text:p>
          </table:table-cell>
          <table:table-cell table:formula="of:=IF([.P152]&lt;=1;0;IF([.P152]&lt;=10;11;IF([.P152]&lt;=14;12;IF([.P152]&lt;=17;13;IF([.P152]&lt;=20;14;IF([.P152]&lt;=22;15;IF([.P152]&lt;=25;16;IF([.P152]&lt;=27;17;IF([.P152]&lt;=29;18;IF([.P152]&lt;=32;19;IF([.P152]&lt;=34;20;IF([.P152]&lt;=36;21;IF([.P152]&lt;=40;22;24)))))))))))))" office:value-type="float" office:value="0" calcext:value-type="float">
            <text:p>0</text:p>
          </table:table-cell>
          <table:table-cell table:formula="of:=ROUND(([.I152]+[.J152]+[.M152]+[.N152]+[.Q152]+[.R152])/3;0)" office:value-type="float" office:value="12" calcext:value-type="float">
            <text:p>12</text:p>
          </table:table-cell>
          <table:table-cell table:formula="of:=[.F152]*LOG10([.S152]+2)" office:value-type="float" office:value="3.43838410703471" calcext:value-type="float">
            <text:p>3,4383841070347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12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153]=&quot;взв&quot;;11;[.G153]=&quot;накл&quot;;24;[.G153]=&quot;прокл&quot;;25;[.G153]=&quot;пт&quot;;26;[.G153]=90;10;[.G153]=85;10;[.G153]=80;9;[.G153]=75;8;[.G153]=70;8;[.G153]=65;7;[.G153]=60;7;[.G153]=55;6;[.G153]=50;6;[.G153]=45;6;[.G153]=40;5;[.G153]=35;4;[.G153]=30;4;[.G153]=25;3;[.G153]=20;2;[.G153]=15;1;[.G153]=10;1;[.G153]=0;0)" office:value-type="float" office:value="25" calcext:value-type="float">
            <text:p>25</text:p>
          </table:table-cell>
          <table:table-cell table:formula="of:=IF([.H153]&lt;=1;0;IF([.H153]&lt;=10;11;IF([.H153]&lt;=14;12;IF([.H153]&lt;=17;13;IF([.H153]&lt;=20;14;IF([.H153]&lt;=22;15;IF([.H153]&lt;=25;16;IF([.H153]&lt;=27;17;IF([.H153]&lt;=29;18;IF([.H153]&lt;=32;19;IF([.H153]&lt;=34;20;IF([.H153]&lt;=36;21;IF([.H153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153]=&quot;взв&quot;;11;[.K153]=&quot;накл&quot;;24;[.K153]=&quot;прокл&quot;;25;[.K153]=&quot;пт&quot;;26;[.K153]=90;10;[.K153]=85;10;[.K153]=80;9;[.K153]=75;8;[.K153]=70;8;[.K153]=65;7;[.K153]=60;7;[.K153]=55;6;[.K153]=50;6;[.K153]=45;6;[.K153]=40;5;[.K153]=35;4;[.K153]=30;4;[.K153]=25;3;[.K153]=20;2;[.K153]=15;1;[.K153]=10;1;[.K153]=0;0)" office:value-type="float" office:value="0" calcext:value-type="float">
            <text:p>0</text:p>
          </table:table-cell>
          <table:table-cell table:formula="of:=IF([.L153]&lt;=1;0;IF([.L153]&lt;=10;11;IF([.L153]&lt;=14;12;IF([.L153]&lt;=17;13;IF([.L153]&lt;=20;14;IF([.L153]&lt;=22;15;IF([.L153]&lt;=25;16;IF([.L153]&lt;=27;17;IF([.L153]&lt;=29;18;IF([.L153]&lt;=32;19;IF([.L153]&lt;=34;20;IF([.L153]&lt;=36;21;IF([.L153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153]=&quot;взв&quot;;11;[.O153]=&quot;накл&quot;;24;[.O153]=&quot;прокл&quot;;25;[.O153]=&quot;пт&quot;;26;[.O153]=90;10;[.O153]=85;10;[.O153]=80;9;[.O153]=75;8;[.O153]=70;8;[.O153]=65;7;[.O153]=60;7;[.O153]=55;6;[.O153]=50;6;[.O153]=45;6;[.O153]=40;5;[.O153]=35;4;[.O153]=30;4;[.O153]=25;3;[.O153]=20;2;[.O153]=15;1;[.O153]=10;1;[.O153]=0;0)" office:value-type="float" office:value="24" calcext:value-type="float">
            <text:p>24</text:p>
          </table:table-cell>
          <table:table-cell table:formula="of:=IF([.P153]&lt;=1;0;IF([.P153]&lt;=10;11;IF([.P153]&lt;=14;12;IF([.P153]&lt;=17;13;IF([.P153]&lt;=20;14;IF([.P153]&lt;=22;15;IF([.P153]&lt;=25;16;IF([.P153]&lt;=27;17;IF([.P153]&lt;=29;18;IF([.P153]&lt;=32;19;IF([.P153]&lt;=34;20;IF([.P153]&lt;=36;21;IF([.P153]&lt;=40;22;24)))))))))))))" office:value-type="float" office:value="0" calcext:value-type="float">
            <text:p>0</text:p>
          </table:table-cell>
          <table:table-cell table:formula="of:=ROUND(([.I153]+[.J153]+[.M153]+[.N153]+[.Q153]+[.R153])/2;0)" office:value-type="float" office:value="25" calcext:value-type="float">
            <text:p>25</text:p>
          </table:table-cell>
          <table:table-cell table:formula="of:=[.F153]*LOG10([.S153]+2)" office:value-type="float" office:value="5.72545505663595" calcext:value-type="float">
            <text:p>5,7254550566359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44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y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154]=&quot;взв&quot;;11;[.G154]=&quot;накл&quot;;24;[.G154]=&quot;прокл&quot;;25;[.G154]=&quot;пт&quot;;26;[.G154]=90;10;[.G154]=85;10;[.G154]=80;9;[.G154]=75;8;[.G154]=70;8;[.G154]=65;7;[.G154]=60;7;[.G154]=55;6;[.G154]=50;6;[.G154]=45;6;[.G154]=40;5;[.G154]=35;4;[.G154]=30;4;[.G154]=25;3;[.G154]=20;2;[.G154]=15;1;[.G154]=10;1;[.G154]=0;0)" office:value-type="float" office:value="0" calcext:value-type="float">
            <text:p>0</text:p>
          </table:table-cell>
          <table:table-cell table:formula="of:=IF([.H154]&lt;=1;0;IF([.H154]&lt;=10;11;IF([.H154]&lt;=14;12;IF([.H154]&lt;=17;13;IF([.H154]&lt;=20;14;IF([.H154]&lt;=22;15;IF([.H154]&lt;=25;16;IF([.H154]&lt;=27;17;IF([.H154]&lt;=29;18;IF([.H154]&lt;=32;19;IF([.H154]&lt;=34;20;IF([.H154]&lt;=36;21;IF([.H154]&lt;=40;22;24)))))))))))))"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154]=&quot;взв&quot;;11;[.K154]=&quot;накл&quot;;24;[.K154]=&quot;прокл&quot;;25;[.K154]=&quot;пт&quot;;26;[.K154]=90;10;[.K154]=85;10;[.K154]=80;9;[.K154]=75;8;[.K154]=70;8;[.K154]=65;7;[.K154]=60;7;[.K154]=55;6;[.K154]=50;6;[.K154]=45;6;[.K154]=40;5;[.K154]=35;4;[.K154]=30;4;[.K154]=25;3;[.K154]=20;2;[.K154]=15;1;[.K154]=10;1;[.K154]=0;0)" office:value-type="float" office:value="0" calcext:value-type="float">
            <text:p>0</text:p>
          </table:table-cell>
          <table:table-cell table:formula="of:=IF([.L154]&lt;=1;0;IF([.L154]&lt;=10;11;IF([.L154]&lt;=14;12;IF([.L154]&lt;=17;13;IF([.L154]&lt;=20;14;IF([.L154]&lt;=22;15;IF([.L154]&lt;=25;16;IF([.L154]&lt;=27;17;IF([.L154]&lt;=29;18;IF([.L154]&lt;=32;19;IF([.L154]&lt;=34;20;IF([.L154]&lt;=36;21;IF([.L154]&lt;=40;22;24)))))))))))))" office:value-type="float" office:value="18" calcext:value-type="float">
            <text:p>1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154]=&quot;взв&quot;;11;[.O154]=&quot;накл&quot;;24;[.O154]=&quot;прокл&quot;;25;[.O154]=&quot;пт&quot;;26;[.O154]=90;10;[.O154]=85;10;[.O154]=80;9;[.O154]=75;8;[.O154]=70;8;[.O154]=65;7;[.O154]=60;7;[.O154]=55;6;[.O154]=50;6;[.O154]=45;6;[.O154]=40;5;[.O154]=35;4;[.O154]=30;4;[.O154]=25;3;[.O154]=20;2;[.O154]=15;1;[.O154]=10;1;[.O154]=0;0)" office:value-type="float" office:value="0" calcext:value-type="float">
            <text:p>0</text:p>
          </table:table-cell>
          <table:table-cell table:formula="of:=IF([.P154]&lt;=1;0;IF([.P154]&lt;=10;11;IF([.P154]&lt;=14;12;IF([.P154]&lt;=17;13;IF([.P154]&lt;=20;14;IF([.P154]&lt;=22;15;IF([.P154]&lt;=25;16;IF([.P154]&lt;=27;17;IF([.P154]&lt;=29;18;IF([.P154]&lt;=32;19;IF([.P154]&lt;=34;20;IF([.P154]&lt;=36;21;IF([.P154]&lt;=40;22;24)))))))))))))" office:value-type="float" office:value="19" calcext:value-type="float">
            <text:p>19</text:p>
          </table:table-cell>
          <table:table-cell table:formula="of:=ROUND(([.I154]+[.J154]+[.M154]+[.N154]+[.Q154]+[.R154])/3;0)" office:value-type="float" office:value="19" calcext:value-type="float">
            <text:p>19</text:p>
          </table:table-cell>
          <table:table-cell table:formula="of:=[.F154]*LOG10([.S154]+2)" office:value-type="float" office:value="7.93331576840352" calcext:value-type="float">
            <text:p>7,9333157684035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39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M.MICROSOFT.IFS([.G155]=&quot;взв&quot;;11;[.G155]=&quot;накл&quot;;24;[.G155]=&quot;прокл&quot;;25;[.G155]=&quot;пт&quot;;26;[.G155]=90;10;[.G155]=85;10;[.G155]=80;9;[.G155]=75;8;[.G155]=70;8;[.G155]=65;7;[.G155]=60;7;[.G155]=55;6;[.G155]=50;6;[.G155]=45;6;[.G155]=40;5;[.G155]=35;4;[.G155]=30;4;[.G155]=25;3;[.G155]=20;2;[.G155]=15;1;[.G155]=10;1;[.G155]=0;0)" office:value-type="float" office:value="0" calcext:value-type="float">
            <text:p>0</text:p>
          </table:table-cell>
          <table:table-cell table:formula="of:=IF([.H155]&lt;=1;0;IF([.H155]&lt;=10;11;IF([.H155]&lt;=14;12;IF([.H155]&lt;=17;13;IF([.H155]&lt;=20;14;IF([.H155]&lt;=22;15;IF([.H155]&lt;=25;16;IF([.H155]&lt;=27;17;IF([.H155]&lt;=29;18;IF([.H155]&lt;=32;19;IF([.H155]&lt;=34;20;IF([.H155]&lt;=36;21;IF([.H155]&lt;=40;22;24)))))))))))))" office:value-type="float" office:value="24" calcext:value-type="float">
            <text:p>24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M.MICROSOFT.IFS([.K155]=&quot;взв&quot;;11;[.K155]=&quot;накл&quot;;24;[.K155]=&quot;прокл&quot;;25;[.K155]=&quot;пт&quot;;26;[.K155]=90;10;[.K155]=85;10;[.K155]=80;9;[.K155]=75;8;[.K155]=70;8;[.K155]=65;7;[.K155]=60;7;[.K155]=55;6;[.K155]=50;6;[.K155]=45;6;[.K155]=40;5;[.K155]=35;4;[.K155]=30;4;[.K155]=25;3;[.K155]=20;2;[.K155]=15;1;[.K155]=10;1;[.K155]=0;0)" office:value-type="float" office:value="0" calcext:value-type="float">
            <text:p>0</text:p>
          </table:table-cell>
          <table:table-cell table:formula="of:=IF([.L155]&lt;=1;0;IF([.L155]&lt;=10;11;IF([.L155]&lt;=14;12;IF([.L155]&lt;=17;13;IF([.L155]&lt;=20;14;IF([.L155]&lt;=22;15;IF([.L155]&lt;=25;16;IF([.L155]&lt;=27;17;IF([.L155]&lt;=29;18;IF([.L155]&lt;=32;19;IF([.L155]&lt;=34;20;IF([.L155]&lt;=36;21;IF([.L155]&lt;=40;22;24)))))))))))))" office:value-type="float" office:value="24" calcext:value-type="float">
            <text:p>2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M.MICROSOFT.IFS([.O155]=&quot;взв&quot;;11;[.O155]=&quot;накл&quot;;24;[.O155]=&quot;прокл&quot;;25;[.O155]=&quot;пт&quot;;26;[.O155]=90;10;[.O155]=85;10;[.O155]=80;9;[.O155]=75;8;[.O155]=70;8;[.O155]=65;7;[.O155]=60;7;[.O155]=55;6;[.O155]=50;6;[.O155]=45;6;[.O155]=40;5;[.O155]=35;4;[.O155]=30;4;[.O155]=25;3;[.O155]=20;2;[.O155]=15;1;[.O155]=10;1;[.O155]=0;0)" office:value-type="float" office:value="0" calcext:value-type="float">
            <text:p>0</text:p>
          </table:table-cell>
          <table:table-cell table:formula="of:=IF([.P155]&lt;=1;0;IF([.P155]&lt;=10;11;IF([.P155]&lt;=14;12;IF([.P155]&lt;=17;13;IF([.P155]&lt;=20;14;IF([.P155]&lt;=22;15;IF([.P155]&lt;=25;16;IF([.P155]&lt;=27;17;IF([.P155]&lt;=29;18;IF([.P155]&lt;=32;19;IF([.P155]&lt;=34;20;IF([.P155]&lt;=36;21;IF([.P155]&lt;=40;22;24)))))))))))))" office:value-type="float" office:value="24" calcext:value-type="float">
            <text:p>24</text:p>
          </table:table-cell>
          <table:table-cell table:formula="of:=ROUND(([.I155]+[.J155]+[.M155]+[.N155]+[.Q155]+[.R155])/3;0)" office:value-type="float" office:value="24" calcext:value-type="float">
            <text:p>24</text:p>
          </table:table-cell>
          <table:table-cell table:formula="of:=[.F155]*LOG10([.S155]+2)" office:value-type="float" office:value="16.9796801756498" calcext:value-type="float">
            <text:p>16,979680175649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42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y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156]=&quot;взв&quot;;11;[.G156]=&quot;накл&quot;;24;[.G156]=&quot;прокл&quot;;25;[.G156]=&quot;пт&quot;;26;[.G156]=90;10;[.G156]=85;10;[.G156]=80;9;[.G156]=75;8;[.G156]=70;8;[.G156]=65;7;[.G156]=60;7;[.G156]=55;6;[.G156]=50;6;[.G156]=45;6;[.G156]=40;5;[.G156]=35;4;[.G156]=30;4;[.G156]=25;3;[.G156]=20;2;[.G156]=15;1;[.G156]=10;1;[.G156]=0;0)" office:value-type="float" office:value="0" calcext:value-type="float">
            <text:p>0</text:p>
          </table:table-cell>
          <table:table-cell table:formula="of:=IF([.H156]&lt;=1;0;IF([.H156]&lt;=10;11;IF([.H156]&lt;=14;12;IF([.H156]&lt;=17;13;IF([.H156]&lt;=20;14;IF([.H156]&lt;=22;15;IF([.H156]&lt;=25;16;IF([.H156]&lt;=27;17;IF([.H156]&lt;=29;18;IF([.H156]&lt;=32;19;IF([.H156]&lt;=34;20;IF([.H156]&lt;=36;21;IF([.H156]&lt;=40;22;24)))))))))))))" office:value-type="float" office:value="21" calcext:value-type="float">
            <text:p>2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156]=&quot;взв&quot;;11;[.K156]=&quot;накл&quot;;24;[.K156]=&quot;прокл&quot;;25;[.K156]=&quot;пт&quot;;26;[.K156]=90;10;[.K156]=85;10;[.K156]=80;9;[.K156]=75;8;[.K156]=70;8;[.K156]=65;7;[.K156]=60;7;[.K156]=55;6;[.K156]=50;6;[.K156]=45;6;[.K156]=40;5;[.K156]=35;4;[.K156]=30;4;[.K156]=25;3;[.K156]=20;2;[.K156]=15;1;[.K156]=10;1;[.K156]=0;0)" office:value-type="float" office:value="0" calcext:value-type="float">
            <text:p>0</text:p>
          </table:table-cell>
          <table:table-cell table:formula="of:=IF([.L156]&lt;=1;0;IF([.L156]&lt;=10;11;IF([.L156]&lt;=14;12;IF([.L156]&lt;=17;13;IF([.L156]&lt;=20;14;IF([.L156]&lt;=22;15;IF([.L156]&lt;=25;16;IF([.L156]&lt;=27;17;IF([.L156]&lt;=29;18;IF([.L156]&lt;=32;19;IF([.L156]&lt;=34;20;IF([.L156]&lt;=36;21;IF([.L156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156]=&quot;взв&quot;;11;[.O156]=&quot;накл&quot;;24;[.O156]=&quot;прокл&quot;;25;[.O156]=&quot;пт&quot;;26;[.O156]=90;10;[.O156]=85;10;[.O156]=80;9;[.O156]=75;8;[.O156]=70;8;[.O156]=65;7;[.O156]=60;7;[.O156]=55;6;[.O156]=50;6;[.O156]=45;6;[.O156]=40;5;[.O156]=35;4;[.O156]=30;4;[.O156]=25;3;[.O156]=20;2;[.O156]=15;1;[.O156]=10;1;[.O156]=0;0)" office:value-type="float" office:value="0" calcext:value-type="float">
            <text:p>0</text:p>
          </table:table-cell>
          <table:table-cell table:formula="of:=IF([.P156]&lt;=1;0;IF([.P156]&lt;=10;11;IF([.P156]&lt;=14;12;IF([.P156]&lt;=17;13;IF([.P156]&lt;=20;14;IF([.P156]&lt;=22;15;IF([.P156]&lt;=25;16;IF([.P156]&lt;=27;17;IF([.P156]&lt;=29;18;IF([.P156]&lt;=32;19;IF([.P156]&lt;=34;20;IF([.P156]&lt;=36;21;IF([.P156]&lt;=40;22;24)))))))))))))" office:value-type="float" office:value="21" calcext:value-type="float">
            <text:p>21</text:p>
          </table:table-cell>
          <table:table-cell table:formula="of:=ROUND(([.I156]+[.J156]+[.M156]+[.N156]+[.Q156]+[.R156])/3;0)" office:value-type="float" office:value="21" calcext:value-type="float">
            <text:p>21</text:p>
          </table:table-cell>
          <table:table-cell table:formula="of:=[.F156]*LOG10([.S156]+2)" office:value-type="float" office:value="20.4259175402639" calcext:value-type="float">
            <text:p>20,425917540263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20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ovaya Sever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G157]=&quot;взв&quot;;11;[.G157]=&quot;накл&quot;;24;[.G157]=&quot;прокл&quot;;25;[.G157]=&quot;пт&quot;;26;[.G157]=90;10;[.G157]=85;10;[.G157]=80;9;[.G157]=75;8;[.G157]=70;8;[.G157]=65;7;[.G157]=60;7;[.G157]=55;6;[.G157]=50;6;[.G157]=45;6;[.G157]=40;5;[.G157]=35;4;[.G157]=30;4;[.G157]=25;3;[.G157]=20;2;[.G157]=15;1;[.G157]=10;1;[.G157]=0;0)" office:value-type="float" office:value="0" calcext:value-type="float">
            <text:p>0</text:p>
          </table:table-cell>
          <table:table-cell table:formula="of:=IF([.H157]&lt;=1;0;IF([.H157]&lt;=10;11;IF([.H157]&lt;=14;12;IF([.H157]&lt;=17;13;IF([.H157]&lt;=20;14;IF([.H157]&lt;=22;15;IF([.H157]&lt;=25;16;IF([.H157]&lt;=27;17;IF([.H157]&lt;=29;18;IF([.H157]&lt;=32;19;IF([.H157]&lt;=34;20;IF([.H157]&lt;=36;21;IF([.H157]&lt;=40;22;24)))))))))))))"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157]=&quot;взв&quot;;11;[.K157]=&quot;накл&quot;;24;[.K157]=&quot;прокл&quot;;25;[.K157]=&quot;пт&quot;;26;[.K157]=90;10;[.K157]=85;10;[.K157]=80;9;[.K157]=75;8;[.K157]=70;8;[.K157]=65;7;[.K157]=60;7;[.K157]=55;6;[.K157]=50;6;[.K157]=45;6;[.K157]=40;5;[.K157]=35;4;[.K157]=30;4;[.K157]=25;3;[.K157]=20;2;[.K157]=15;1;[.K157]=10;1;[.K157]=0;0)" office:value-type="float" office:value="0" calcext:value-type="float">
            <text:p>0</text:p>
          </table:table-cell>
          <table:table-cell table:formula="of:=IF([.L157]&lt;=1;0;IF([.L157]&lt;=10;11;IF([.L157]&lt;=14;12;IF([.L157]&lt;=17;13;IF([.L157]&lt;=20;14;IF([.L157]&lt;=22;15;IF([.L157]&lt;=25;16;IF([.L157]&lt;=27;17;IF([.L157]&lt;=29;18;IF([.L157]&lt;=32;19;IF([.L157]&lt;=34;20;IF([.L157]&lt;=36;21;IF([.L157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157]=&quot;взв&quot;;11;[.O157]=&quot;накл&quot;;24;[.O157]=&quot;прокл&quot;;25;[.O157]=&quot;пт&quot;;26;[.O157]=90;10;[.O157]=85;10;[.O157]=80;9;[.O157]=75;8;[.O157]=70;8;[.O157]=65;7;[.O157]=60;7;[.O157]=55;6;[.O157]=50;6;[.O157]=45;6;[.O157]=40;5;[.O157]=35;4;[.O157]=30;4;[.O157]=25;3;[.O157]=20;2;[.O157]=15;1;[.O157]=10;1;[.O157]=0;0)" office:value-type="float" office:value="0" calcext:value-type="float">
            <text:p>0</text:p>
          </table:table-cell>
          <table:table-cell table:formula="of:=IF([.P157]&lt;=1;0;IF([.P157]&lt;=10;11;IF([.P157]&lt;=14;12;IF([.P157]&lt;=17;13;IF([.P157]&lt;=20;14;IF([.P157]&lt;=22;15;IF([.P157]&lt;=25;16;IF([.P157]&lt;=27;17;IF([.P157]&lt;=29;18;IF([.P157]&lt;=32;19;IF([.P157]&lt;=34;20;IF([.P157]&lt;=36;21;IF([.P157]&lt;=40;22;24)))))))))))))" office:value-type="float" office:value="22" calcext:value-type="float">
            <text:p>22</text:p>
          </table:table-cell>
          <table:table-cell table:formula="of:=ROUND(([.I157]+[.J157]+[.M157]+[.N157]+[.Q157]+[.R157])/3;0)" office:value-type="float" office:value="23" calcext:value-type="float">
            <text:p>23</text:p>
          </table:table-cell>
          <table:table-cell table:formula="of:=[.F157]*LOG10([.S157]+2)" office:value-type="float" office:value="4.19382002601611" calcext:value-type="float">
            <text:p>4,1938200260161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31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ovaya Severn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158]=&quot;взв&quot;;11;[.G158]=&quot;накл&quot;;24;[.G158]=&quot;прокл&quot;;25;[.G158]=&quot;пт&quot;;26;[.G158]=90;10;[.G158]=85;10;[.G158]=80;9;[.G158]=75;8;[.G158]=70;8;[.G158]=65;7;[.G158]=60;7;[.G158]=55;6;[.G158]=50;6;[.G158]=45;6;[.G158]=40;5;[.G158]=35;4;[.G158]=30;4;[.G158]=25;3;[.G158]=20;2;[.G158]=15;1;[.G158]=10;1;[.G158]=0;0)" office:value-type="float" office:value="25" calcext:value-type="float">
            <text:p>25</text:p>
          </table:table-cell>
          <table:table-cell table:formula="of:=IF([.H158]&lt;=1;0;IF([.H158]&lt;=10;11;IF([.H158]&lt;=14;12;IF([.H158]&lt;=17;13;IF([.H158]&lt;=20;14;IF([.H158]&lt;=22;15;IF([.H158]&lt;=25;16;IF([.H158]&lt;=27;17;IF([.H158]&lt;=29;18;IF([.H158]&lt;=32;19;IF([.H158]&lt;=34;20;IF([.H158]&lt;=36;21;IF([.H158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58]=&quot;взв&quot;;11;[.K158]=&quot;накл&quot;;24;[.K158]=&quot;прокл&quot;;25;[.K158]=&quot;пт&quot;;26;[.K158]=90;10;[.K158]=85;10;[.K158]=80;9;[.K158]=75;8;[.K158]=70;8;[.K158]=65;7;[.K158]=60;7;[.K158]=55;6;[.K158]=50;6;[.K158]=45;6;[.K158]=40;5;[.K158]=35;4;[.K158]=30;4;[.K158]=25;3;[.K158]=20;2;[.K158]=15;1;[.K158]=10;1;[.K158]=0;0)" office:value-type="float" office:value="24" calcext:value-type="float">
            <text:p>24</text:p>
          </table:table-cell>
          <table:table-cell table:formula="of:=IF([.L158]&lt;=1;0;IF([.L158]&lt;=10;11;IF([.L158]&lt;=14;12;IF([.L158]&lt;=17;13;IF([.L158]&lt;=20;14;IF([.L158]&lt;=22;15;IF([.L158]&lt;=25;16;IF([.L158]&lt;=27;17;IF([.L158]&lt;=29;18;IF([.L158]&lt;=32;19;IF([.L158]&lt;=34;20;IF([.L158]&lt;=36;21;IF([.L15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58]=&quot;взв&quot;;11;[.O158]=&quot;накл&quot;;24;[.O158]=&quot;прокл&quot;;25;[.O158]=&quot;пт&quot;;26;[.O158]=90;10;[.O158]=85;10;[.O158]=80;9;[.O158]=75;8;[.O158]=70;8;[.O158]=65;7;[.O158]=60;7;[.O158]=55;6;[.O158]=50;6;[.O158]=45;6;[.O158]=40;5;[.O158]=35;4;[.O158]=30;4;[.O158]=25;3;[.O158]=20;2;[.O158]=15;1;[.O158]=10;1;[.O158]=0;0)" office:value-type="float" office:value="0" calcext:value-type="float">
            <text:p>0</text:p>
          </table:table-cell>
          <table:table-cell table:formula="of:=IF([.P158]&lt;=1;0;IF([.P158]&lt;=10;11;IF([.P158]&lt;=14;12;IF([.P158]&lt;=17;13;IF([.P158]&lt;=20;14;IF([.P158]&lt;=22;15;IF([.P158]&lt;=25;16;IF([.P158]&lt;=27;17;IF([.P158]&lt;=29;18;IF([.P158]&lt;=32;19;IF([.P158]&lt;=34;20;IF([.P158]&lt;=36;21;IF([.P158]&lt;=40;22;24)))))))))))))" office:value-type="float" office:value="0" calcext:value-type="float">
            <text:p>0</text:p>
          </table:table-cell>
          <table:table-cell table:formula="of:=ROUND(([.I158]+[.J158]+[.M158]+[.N158]+[.Q158]+[.R158])/2;0)" office:value-type="float" office:value="25" calcext:value-type="float">
            <text:p>25</text:p>
          </table:table-cell>
          <table:table-cell table:formula="of:=[.F158]*LOG10([.S158]+2)" office:value-type="float" office:value="5.72545505663595" calcext:value-type="float">
            <text:p>5,7254550566359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14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ovaya Severnay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159]=&quot;взв&quot;;11;[.G159]=&quot;накл&quot;;24;[.G159]=&quot;прокл&quot;;25;[.G159]=&quot;пт&quot;;26;[.G159]=90;10;[.G159]=85;10;[.G159]=80;9;[.G159]=75;8;[.G159]=70;8;[.G159]=65;7;[.G159]=60;7;[.G159]=55;6;[.G159]=50;6;[.G159]=45;6;[.G159]=40;5;[.G159]=35;4;[.G159]=30;4;[.G159]=25;3;[.G159]=20;2;[.G159]=15;1;[.G159]=10;1;[.G159]=0;0)" office:value-type="float" office:value="0" calcext:value-type="float">
            <text:p>0</text:p>
          </table:table-cell>
          <table:table-cell table:formula="of:=IF([.H159]&lt;=1;0;IF([.H159]&lt;=10;11;IF([.H159]&lt;=14;12;IF([.H159]&lt;=17;13;IF([.H159]&lt;=20;14;IF([.H159]&lt;=22;15;IF([.H159]&lt;=25;16;IF([.H159]&lt;=27;17;IF([.H159]&lt;=29;18;IF([.H159]&lt;=32;19;IF([.H159]&lt;=34;20;IF([.H159]&lt;=36;21;IF([.H159]&lt;=40;22;24)))))))))))))"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59]=&quot;взв&quot;;11;[.K159]=&quot;накл&quot;;24;[.K159]=&quot;прокл&quot;;25;[.K159]=&quot;пт&quot;;26;[.K159]=90;10;[.K159]=85;10;[.K159]=80;9;[.K159]=75;8;[.K159]=70;8;[.K159]=65;7;[.K159]=60;7;[.K159]=55;6;[.K159]=50;6;[.K159]=45;6;[.K159]=40;5;[.K159]=35;4;[.K159]=30;4;[.K159]=25;3;[.K159]=20;2;[.K159]=15;1;[.K159]=10;1;[.K159]=0;0)" office:value-type="float" office:value="8" calcext:value-type="float">
            <text:p>8</text:p>
          </table:table-cell>
          <table:table-cell table:formula="of:=IF([.L159]&lt;=1;0;IF([.L159]&lt;=10;11;IF([.L159]&lt;=14;12;IF([.L159]&lt;=17;13;IF([.L159]&lt;=20;14;IF([.L159]&lt;=22;15;IF([.L159]&lt;=25;16;IF([.L159]&lt;=27;17;IF([.L159]&lt;=29;18;IF([.L159]&lt;=32;19;IF([.L159]&lt;=34;20;IF([.L159]&lt;=36;21;IF([.L15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59]=&quot;взв&quot;;11;[.O159]=&quot;накл&quot;;24;[.O159]=&quot;прокл&quot;;25;[.O159]=&quot;пт&quot;;26;[.O159]=90;10;[.O159]=85;10;[.O159]=80;9;[.O159]=75;8;[.O159]=70;8;[.O159]=65;7;[.O159]=60;7;[.O159]=55;6;[.O159]=50;6;[.O159]=45;6;[.O159]=40;5;[.O159]=35;4;[.O159]=30;4;[.O159]=25;3;[.O159]=20;2;[.O159]=15;1;[.O159]=10;1;[.O159]=0;0)" office:value-type="float" office:value="10" calcext:value-type="float">
            <text:p>10</text:p>
          </table:table-cell>
          <table:table-cell table:formula="of:=IF([.P159]&lt;=1;0;IF([.P159]&lt;=10;11;IF([.P159]&lt;=14;12;IF([.P159]&lt;=17;13;IF([.P159]&lt;=20;14;IF([.P159]&lt;=22;15;IF([.P159]&lt;=25;16;IF([.P159]&lt;=27;17;IF([.P159]&lt;=29;18;IF([.P159]&lt;=32;19;IF([.P159]&lt;=34;20;IF([.P159]&lt;=36;21;IF([.P159]&lt;=40;22;24)))))))))))))" office:value-type="float" office:value="0" calcext:value-type="float">
            <text:p>0</text:p>
          </table:table-cell>
          <table:table-cell table:formula="of:=ROUND(([.I159]+[.J159]+[.M159]+[.N159]+[.Q159]+[.R159])/3;0)" office:value-type="float" office:value="12" calcext:value-type="float">
            <text:p>12</text:p>
          </table:table-cell>
          <table:table-cell table:formula="of:=[.F159]*LOG10([.S159]+2)" office:value-type="float" office:value="5.73064017839119" calcext:value-type="float">
            <text:p>5,7306401783911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21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ovaya Sever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60]=&quot;взв&quot;;11;[.G160]=&quot;накл&quot;;24;[.G160]=&quot;прокл&quot;;25;[.G160]=&quot;пт&quot;;26;[.G160]=90;10;[.G160]=85;10;[.G160]=80;9;[.G160]=75;8;[.G160]=70;8;[.G160]=65;7;[.G160]=60;7;[.G160]=55;6;[.G160]=50;6;[.G160]=45;6;[.G160]=40;5;[.G160]=35;4;[.G160]=30;4;[.G160]=25;3;[.G160]=20;2;[.G160]=15;1;[.G160]=10;1;[.G160]=0;0)" office:value-type="float" office:value="26" calcext:value-type="float">
            <text:p>26</text:p>
          </table:table-cell>
          <table:table-cell table:formula="of:=IF([.H160]&lt;=1;0;IF([.H160]&lt;=10;11;IF([.H160]&lt;=14;12;IF([.H160]&lt;=17;13;IF([.H160]&lt;=20;14;IF([.H160]&lt;=22;15;IF([.H160]&lt;=25;16;IF([.H160]&lt;=27;17;IF([.H160]&lt;=29;18;IF([.H160]&lt;=32;19;IF([.H160]&lt;=34;20;IF([.H160]&lt;=36;21;IF([.H160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60]=&quot;взв&quot;;11;[.K160]=&quot;накл&quot;;24;[.K160]=&quot;прокл&quot;;25;[.K160]=&quot;пт&quot;;26;[.K160]=90;10;[.K160]=85;10;[.K160]=80;9;[.K160]=75;8;[.K160]=70;8;[.K160]=65;7;[.K160]=60;7;[.K160]=55;6;[.K160]=50;6;[.K160]=45;6;[.K160]=40;5;[.K160]=35;4;[.K160]=30;4;[.K160]=25;3;[.K160]=20;2;[.K160]=15;1;[.K160]=10;1;[.K160]=0;0)" office:value-type="float" office:value="26" calcext:value-type="float">
            <text:p>26</text:p>
          </table:table-cell>
          <table:table-cell table:formula="of:=IF([.L160]&lt;=1;0;IF([.L160]&lt;=10;11;IF([.L160]&lt;=14;12;IF([.L160]&lt;=17;13;IF([.L160]&lt;=20;14;IF([.L160]&lt;=22;15;IF([.L160]&lt;=25;16;IF([.L160]&lt;=27;17;IF([.L160]&lt;=29;18;IF([.L160]&lt;=32;19;IF([.L160]&lt;=34;20;IF([.L160]&lt;=36;21;IF([.L160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60]=&quot;взв&quot;;11;[.O160]=&quot;накл&quot;;24;[.O160]=&quot;прокл&quot;;25;[.O160]=&quot;пт&quot;;26;[.O160]=90;10;[.O160]=85;10;[.O160]=80;9;[.O160]=75;8;[.O160]=70;8;[.O160]=65;7;[.O160]=60;7;[.O160]=55;6;[.O160]=50;6;[.O160]=45;6;[.O160]=40;5;[.O160]=35;4;[.O160]=30;4;[.O160]=25;3;[.O160]=20;2;[.O160]=15;1;[.O160]=10;1;[.O160]=0;0)" office:value-type="float" office:value="26" calcext:value-type="float">
            <text:p>26</text:p>
          </table:table-cell>
          <table:table-cell table:formula="of:=IF([.P160]&lt;=1;0;IF([.P160]&lt;=10;11;IF([.P160]&lt;=14;12;IF([.P160]&lt;=17;13;IF([.P160]&lt;=20;14;IF([.P160]&lt;=22;15;IF([.P160]&lt;=25;16;IF([.P160]&lt;=27;17;IF([.P160]&lt;=29;18;IF([.P160]&lt;=32;19;IF([.P160]&lt;=34;20;IF([.P160]&lt;=36;21;IF([.P160]&lt;=40;22;24)))))))))))))" office:value-type="float" office:value="0" calcext:value-type="float">
            <text:p>0</text:p>
          </table:table-cell>
          <table:table-cell table:formula="of:=ROUND(([.I160]+[.J160]+[.M160]+[.N160]+[.Q160]+[.R160])/3;0)" office:value-type="float" office:value="26" calcext:value-type="float">
            <text:p>26</text:p>
          </table:table-cell>
          <table:table-cell table:formula="of:=[.F160]*LOG10([.S160]+2)" office:value-type="float" office:value="7.2357901567111" calcext:value-type="float">
            <text:p>7,235790156711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32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ovaya Sever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61]=&quot;взв&quot;;11;[.G161]=&quot;накл&quot;;24;[.G161]=&quot;прокл&quot;;25;[.G161]=&quot;пт&quot;;26;[.G161]=90;10;[.G161]=85;10;[.G161]=80;9;[.G161]=75;8;[.G161]=70;8;[.G161]=65;7;[.G161]=60;7;[.G161]=55;6;[.G161]=50;6;[.G161]=45;6;[.G161]=40;5;[.G161]=35;4;[.G161]=30;4;[.G161]=25;3;[.G161]=20;2;[.G161]=15;1;[.G161]=10;1;[.G161]=0;0)" office:value-type="float" office:value="10" calcext:value-type="float">
            <text:p>10</text:p>
          </table:table-cell>
          <table:table-cell table:formula="of:=IF([.H161]&lt;=1;0;IF([.H161]&lt;=10;11;IF([.H161]&lt;=14;12;IF([.H161]&lt;=17;13;IF([.H161]&lt;=20;14;IF([.H161]&lt;=22;15;IF([.H161]&lt;=25;16;IF([.H161]&lt;=27;17;IF([.H161]&lt;=29;18;IF([.H161]&lt;=32;19;IF([.H161]&lt;=34;20;IF([.H161]&lt;=36;21;IF([.H161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161]=&quot;взв&quot;;11;[.K161]=&quot;накл&quot;;24;[.K161]=&quot;прокл&quot;;25;[.K161]=&quot;пт&quot;;26;[.K161]=90;10;[.K161]=85;10;[.K161]=80;9;[.K161]=75;8;[.K161]=70;8;[.K161]=65;7;[.K161]=60;7;[.K161]=55;6;[.K161]=50;6;[.K161]=45;6;[.K161]=40;5;[.K161]=35;4;[.K161]=30;4;[.K161]=25;3;[.K161]=20;2;[.K161]=15;1;[.K161]=10;1;[.K161]=0;0)" office:value-type="float" office:value="7" calcext:value-type="float">
            <text:p>7</text:p>
          </table:table-cell>
          <table:table-cell table:formula="of:=IF([.L161]&lt;=1;0;IF([.L161]&lt;=10;11;IF([.L161]&lt;=14;12;IF([.L161]&lt;=17;13;IF([.L161]&lt;=20;14;IF([.L161]&lt;=22;15;IF([.L161]&lt;=25;16;IF([.L161]&lt;=27;17;IF([.L161]&lt;=29;18;IF([.L161]&lt;=32;19;IF([.L161]&lt;=34;20;IF([.L161]&lt;=36;21;IF([.L161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161]=&quot;взв&quot;;11;[.O161]=&quot;накл&quot;;24;[.O161]=&quot;прокл&quot;;25;[.O161]=&quot;пт&quot;;26;[.O161]=90;10;[.O161]=85;10;[.O161]=80;9;[.O161]=75;8;[.O161]=70;8;[.O161]=65;7;[.O161]=60;7;[.O161]=55;6;[.O161]=50;6;[.O161]=45;6;[.O161]=40;5;[.O161]=35;4;[.O161]=30;4;[.O161]=25;3;[.O161]=20;2;[.O161]=15;1;[.O161]=10;1;[.O161]=0;0)" office:value-type="float" office:value="7" calcext:value-type="float">
            <text:p>7</text:p>
          </table:table-cell>
          <table:table-cell table:formula="of:=IF([.P161]&lt;=1;0;IF([.P161]&lt;=10;11;IF([.P161]&lt;=14;12;IF([.P161]&lt;=17;13;IF([.P161]&lt;=20;14;IF([.P161]&lt;=22;15;IF([.P161]&lt;=25;16;IF([.P161]&lt;=27;17;IF([.P161]&lt;=29;18;IF([.P161]&lt;=32;19;IF([.P161]&lt;=34;20;IF([.P161]&lt;=36;21;IF([.P161]&lt;=40;22;24)))))))))))))" office:value-type="float" office:value="0" calcext:value-type="float">
            <text:p>0</text:p>
          </table:table-cell>
          <table:table-cell table:formula="of:=ROUND(([.I161]+[.J161]+[.M161]+[.N161]+[.Q161]+[.R161])/3;0)" office:value-type="float" office:value="8" calcext:value-type="float">
            <text:p>8</text:p>
          </table:table-cell>
          <table:table-cell table:formula="of:=[.F161]*LOG10([.S161]+2)" office:value-type="float" office:value="5" calcext:value-type="float">
            <text:p>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22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ovaya Severnay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62]=&quot;взв&quot;;11;[.G162]=&quot;накл&quot;;24;[.G162]=&quot;прокл&quot;;25;[.G162]=&quot;пт&quot;;26;[.G162]=90;10;[.G162]=85;10;[.G162]=80;9;[.G162]=75;8;[.G162]=70;8;[.G162]=65;7;[.G162]=60;7;[.G162]=55;6;[.G162]=50;6;[.G162]=45;6;[.G162]=40;5;[.G162]=35;4;[.G162]=30;4;[.G162]=25;3;[.G162]=20;2;[.G162]=15;1;[.G162]=10;1;[.G162]=0;0)" office:value-type="float" office:value="8" calcext:value-type="float">
            <text:p>8</text:p>
          </table:table-cell>
          <table:table-cell table:formula="of:=IF([.H162]&lt;=1;0;IF([.H162]&lt;=10;11;IF([.H162]&lt;=14;12;IF([.H162]&lt;=17;13;IF([.H162]&lt;=20;14;IF([.H162]&lt;=22;15;IF([.H162]&lt;=25;16;IF([.H162]&lt;=27;17;IF([.H162]&lt;=29;18;IF([.H162]&lt;=32;19;IF([.H162]&lt;=34;20;IF([.H162]&lt;=36;21;IF([.H162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162]=&quot;взв&quot;;11;[.K162]=&quot;накл&quot;;24;[.K162]=&quot;прокл&quot;;25;[.K162]=&quot;пт&quot;;26;[.K162]=90;10;[.K162]=85;10;[.K162]=80;9;[.K162]=75;8;[.K162]=70;8;[.K162]=65;7;[.K162]=60;7;[.K162]=55;6;[.K162]=50;6;[.K162]=45;6;[.K162]=40;5;[.K162]=35;4;[.K162]=30;4;[.K162]=25;3;[.K162]=20;2;[.K162]=15;1;[.K162]=10;1;[.K162]=0;0)" office:value-type="float" office:value="7" calcext:value-type="float">
            <text:p>7</text:p>
          </table:table-cell>
          <table:table-cell table:formula="of:=IF([.L162]&lt;=1;0;IF([.L162]&lt;=10;11;IF([.L162]&lt;=14;12;IF([.L162]&lt;=17;13;IF([.L162]&lt;=20;14;IF([.L162]&lt;=22;15;IF([.L162]&lt;=25;16;IF([.L162]&lt;=27;17;IF([.L162]&lt;=29;18;IF([.L162]&lt;=32;19;IF([.L162]&lt;=34;20;IF([.L162]&lt;=36;21;IF([.L162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162]=&quot;взв&quot;;11;[.O162]=&quot;накл&quot;;24;[.O162]=&quot;прокл&quot;;25;[.O162]=&quot;пт&quot;;26;[.O162]=90;10;[.O162]=85;10;[.O162]=80;9;[.O162]=75;8;[.O162]=70;8;[.O162]=65;7;[.O162]=60;7;[.O162]=55;6;[.O162]=50;6;[.O162]=45;6;[.O162]=40;5;[.O162]=35;4;[.O162]=30;4;[.O162]=25;3;[.O162]=20;2;[.O162]=15;1;[.O162]=10;1;[.O162]=0;0)" office:value-type="float" office:value="6" calcext:value-type="float">
            <text:p>6</text:p>
          </table:table-cell>
          <table:table-cell table:formula="of:=IF([.P162]&lt;=1;0;IF([.P162]&lt;=10;11;IF([.P162]&lt;=14;12;IF([.P162]&lt;=17;13;IF([.P162]&lt;=20;14;IF([.P162]&lt;=22;15;IF([.P162]&lt;=25;16;IF([.P162]&lt;=27;17;IF([.P162]&lt;=29;18;IF([.P162]&lt;=32;19;IF([.P162]&lt;=34;20;IF([.P162]&lt;=36;21;IF([.P162]&lt;=40;22;24)))))))))))))" office:value-type="float" office:value="0" calcext:value-type="float">
            <text:p>0</text:p>
          </table:table-cell>
          <table:table-cell table:formula="of:=ROUND(([.I162]+[.J162]+[.M162]+[.N162]+[.Q162]+[.R162])/3;0)" office:value-type="float" office:value="7" calcext:value-type="float">
            <text:p>7</text:p>
          </table:table-cell>
          <table:table-cell table:formula="of:=[.F162]*LOG10([.S162]+2)" office:value-type="float" office:value="7.6339400755146" calcext:value-type="float">
            <text:p>7,633940075514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405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63]=&quot;взв&quot;;11;[.G163]=&quot;накл&quot;;24;[.G163]=&quot;прокл&quot;;25;[.G163]=&quot;пт&quot;;26;[.G163]=90;10;[.G163]=85;10;[.G163]=80;9;[.G163]=75;8;[.G163]=70;8;[.G163]=65;7;[.G163]=60;7;[.G163]=55;6;[.G163]=50;6;[.G163]=45;6;[.G163]=40;5;[.G163]=35;4;[.G163]=30;4;[.G163]=25;3;[.G163]=20;2;[.G163]=15;1;[.G163]=10;1;[.G163]=0;0)" office:value-type="float" office:value="10" calcext:value-type="float">
            <text:p>10</text:p>
          </table:table-cell>
          <table:table-cell table:formula="of:=IF([.H163]&lt;=1;0;IF([.H163]&lt;=10;11;IF([.H163]&lt;=14;12;IF([.H163]&lt;=17;13;IF([.H163]&lt;=20;14;IF([.H163]&lt;=22;15;IF([.H163]&lt;=25;16;IF([.H163]&lt;=27;17;IF([.H163]&lt;=29;18;IF([.H163]&lt;=32;19;IF([.H163]&lt;=34;20;IF([.H163]&lt;=36;21;IF([.H16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63]=&quot;взв&quot;;11;[.K163]=&quot;накл&quot;;24;[.K163]=&quot;прокл&quot;;25;[.K163]=&quot;пт&quot;;26;[.K163]=90;10;[.K163]=85;10;[.K163]=80;9;[.K163]=75;8;[.K163]=70;8;[.K163]=65;7;[.K163]=60;7;[.K163]=55;6;[.K163]=50;6;[.K163]=45;6;[.K163]=40;5;[.K163]=35;4;[.K163]=30;4;[.K163]=25;3;[.K163]=20;2;[.K163]=15;1;[.K163]=10;1;[.K163]=0;0)" office:value-type="float" office:value="10" calcext:value-type="float">
            <text:p>10</text:p>
          </table:table-cell>
          <table:table-cell table:formula="of:=IF([.L163]&lt;=1;0;IF([.L163]&lt;=10;11;IF([.L163]&lt;=14;12;IF([.L163]&lt;=17;13;IF([.L163]&lt;=20;14;IF([.L163]&lt;=22;15;IF([.L163]&lt;=25;16;IF([.L163]&lt;=27;17;IF([.L163]&lt;=29;18;IF([.L163]&lt;=32;19;IF([.L163]&lt;=34;20;IF([.L163]&lt;=36;21;IF([.L163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63]=&quot;взв&quot;;11;[.O163]=&quot;накл&quot;;24;[.O163]=&quot;прокл&quot;;25;[.O163]=&quot;пт&quot;;26;[.O163]=90;10;[.O163]=85;10;[.O163]=80;9;[.O163]=75;8;[.O163]=70;8;[.O163]=65;7;[.O163]=60;7;[.O163]=55;6;[.O163]=50;6;[.O163]=45;6;[.O163]=40;5;[.O163]=35;4;[.O163]=30;4;[.O163]=25;3;[.O163]=20;2;[.O163]=15;1;[.O163]=10;1;[.O163]=0;0)" office:value-type="float" office:value="0" calcext:value-type="float">
            <text:p>0</text:p>
          </table:table-cell>
          <table:table-cell table:formula="of:=IF([.P163]&lt;=1;0;IF([.P163]&lt;=10;11;IF([.P163]&lt;=14;12;IF([.P163]&lt;=17;13;IF([.P163]&lt;=20;14;IF([.P163]&lt;=22;15;IF([.P163]&lt;=25;16;IF([.P163]&lt;=27;17;IF([.P163]&lt;=29;18;IF([.P163]&lt;=32;19;IF([.P163]&lt;=34;20;IF([.P163]&lt;=36;21;IF([.P163]&lt;=40;22;24)))))))))))))" office:value-type="float" office:value="0" calcext:value-type="float">
            <text:p>0</text:p>
          </table:table-cell>
          <table:table-cell table:formula="of:=ROUND(([.I163]+[.J163]+[.M163]+[.N163]+[.Q163]+[.R163])/2;0)" office:value-type="float" office:value="10" calcext:value-type="float">
            <text:p>10</text:p>
          </table:table-cell>
          <table:table-cell table:formula="of:=[.F163]*LOG10([.S163]+2)" office:value-type="float" office:value="1.07918124604762" calcext:value-type="float">
            <text:p>1,079181246047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419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164]=&quot;взв&quot;;11;[.G164]=&quot;накл&quot;;24;[.G164]=&quot;прокл&quot;;25;[.G164]=&quot;пт&quot;;26;[.G164]=90;10;[.G164]=85;10;[.G164]=80;9;[.G164]=75;8;[.G164]=70;8;[.G164]=65;7;[.G164]=60;7;[.G164]=55;6;[.G164]=50;6;[.G164]=45;6;[.G164]=40;5;[.G164]=35;4;[.G164]=30;4;[.G164]=25;3;[.G164]=20;2;[.G164]=15;1;[.G164]=10;1;[.G164]=0;0)" office:value-type="float" office:value="0" calcext:value-type="float">
            <text:p>0</text:p>
          </table:table-cell>
          <table:table-cell table:formula="of:=IF([.H164]&lt;=1;0;IF([.H164]&lt;=10;11;IF([.H164]&lt;=14;12;IF([.H164]&lt;=17;13;IF([.H164]&lt;=20;14;IF([.H164]&lt;=22;15;IF([.H164]&lt;=25;16;IF([.H164]&lt;=27;17;IF([.H164]&lt;=29;18;IF([.H164]&lt;=32;19;IF([.H164]&lt;=34;20;IF([.H164]&lt;=36;21;IF([.H164]&lt;=40;22;24)))))))))))))"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164]=&quot;взв&quot;;11;[.K164]=&quot;накл&quot;;24;[.K164]=&quot;прокл&quot;;25;[.K164]=&quot;пт&quot;;26;[.K164]=90;10;[.K164]=85;10;[.K164]=80;9;[.K164]=75;8;[.K164]=70;8;[.K164]=65;7;[.K164]=60;7;[.K164]=55;6;[.K164]=50;6;[.K164]=45;6;[.K164]=40;5;[.K164]=35;4;[.K164]=30;4;[.K164]=25;3;[.K164]=20;2;[.K164]=15;1;[.K164]=10;1;[.K164]=0;0)" office:value-type="float" office:value="0" calcext:value-type="float">
            <text:p>0</text:p>
          </table:table-cell>
          <table:table-cell table:formula="of:=IF([.L164]&lt;=1;0;IF([.L164]&lt;=10;11;IF([.L164]&lt;=14;12;IF([.L164]&lt;=17;13;IF([.L164]&lt;=20;14;IF([.L164]&lt;=22;15;IF([.L164]&lt;=25;16;IF([.L164]&lt;=27;17;IF([.L164]&lt;=29;18;IF([.L164]&lt;=32;19;IF([.L164]&lt;=34;20;IF([.L164]&lt;=36;21;IF([.L164]&lt;=40;22;24)))))))))))))"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164]=&quot;взв&quot;;11;[.O164]=&quot;накл&quot;;24;[.O164]=&quot;прокл&quot;;25;[.O164]=&quot;пт&quot;;26;[.O164]=90;10;[.O164]=85;10;[.O164]=80;9;[.O164]=75;8;[.O164]=70;8;[.O164]=65;7;[.O164]=60;7;[.O164]=55;6;[.O164]=50;6;[.O164]=45;6;[.O164]=40;5;[.O164]=35;4;[.O164]=30;4;[.O164]=25;3;[.O164]=20;2;[.O164]=15;1;[.O164]=10;1;[.O164]=0;0)" office:value-type="float" office:value="0" calcext:value-type="float">
            <text:p>0</text:p>
          </table:table-cell>
          <table:table-cell table:formula="of:=IF([.P164]&lt;=1;0;IF([.P164]&lt;=10;11;IF([.P164]&lt;=14;12;IF([.P164]&lt;=17;13;IF([.P164]&lt;=20;14;IF([.P164]&lt;=22;15;IF([.P164]&lt;=25;16;IF([.P164]&lt;=27;17;IF([.P164]&lt;=29;18;IF([.P164]&lt;=32;19;IF([.P164]&lt;=34;20;IF([.P164]&lt;=36;21;IF([.P164]&lt;=40;22;24)))))))))))))" office:value-type="float" office:value="17" calcext:value-type="float">
            <text:p>17</text:p>
          </table:table-cell>
          <table:table-cell table:formula="of:=ROUND(([.I164]+[.J164]+[.M164]+[.N164]+[.Q164]+[.R164])/3;0)" office:value-type="float" office:value="17" calcext:value-type="float">
            <text:p>17</text:p>
          </table:table-cell>
          <table:table-cell table:formula="of:=[.F164]*LOG10([.S164]+2)" office:value-type="float" office:value="1.27875360095283" calcext:value-type="float">
            <text:p>1,2787536009528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420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165]=&quot;взв&quot;;11;[.G165]=&quot;накл&quot;;24;[.G165]=&quot;прокл&quot;;25;[.G165]=&quot;пт&quot;;26;[.G165]=90;10;[.G165]=85;10;[.G165]=80;9;[.G165]=75;8;[.G165]=70;8;[.G165]=65;7;[.G165]=60;7;[.G165]=55;6;[.G165]=50;6;[.G165]=45;6;[.G165]=40;5;[.G165]=35;4;[.G165]=30;4;[.G165]=25;3;[.G165]=20;2;[.G165]=15;1;[.G165]=10;1;[.G165]=0;0)" office:value-type="float" office:value="0" calcext:value-type="float">
            <text:p>0</text:p>
          </table:table-cell>
          <table:table-cell table:formula="of:=IF([.H165]&lt;=1;0;IF([.H165]&lt;=10;11;IF([.H165]&lt;=14;12;IF([.H165]&lt;=17;13;IF([.H165]&lt;=20;14;IF([.H165]&lt;=22;15;IF([.H165]&lt;=25;16;IF([.H165]&lt;=27;17;IF([.H165]&lt;=29;18;IF([.H165]&lt;=32;19;IF([.H165]&lt;=34;20;IF([.H165]&lt;=36;21;IF([.H165]&lt;=40;22;24)))))))))))))"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165]=&quot;взв&quot;;11;[.K165]=&quot;накл&quot;;24;[.K165]=&quot;прокл&quot;;25;[.K165]=&quot;пт&quot;;26;[.K165]=90;10;[.K165]=85;10;[.K165]=80;9;[.K165]=75;8;[.K165]=70;8;[.K165]=65;7;[.K165]=60;7;[.K165]=55;6;[.K165]=50;6;[.K165]=45;6;[.K165]=40;5;[.K165]=35;4;[.K165]=30;4;[.K165]=25;3;[.K165]=20;2;[.K165]=15;1;[.K165]=10;1;[.K165]=0;0)" office:value-type="float" office:value="0" calcext:value-type="float">
            <text:p>0</text:p>
          </table:table-cell>
          <table:table-cell table:formula="of:=IF([.L165]&lt;=1;0;IF([.L165]&lt;=10;11;IF([.L165]&lt;=14;12;IF([.L165]&lt;=17;13;IF([.L165]&lt;=20;14;IF([.L165]&lt;=22;15;IF([.L165]&lt;=25;16;IF([.L165]&lt;=27;17;IF([.L165]&lt;=29;18;IF([.L165]&lt;=32;19;IF([.L165]&lt;=34;20;IF([.L165]&lt;=36;21;IF([.L165]&lt;=40;22;24)))))))))))))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65]=&quot;взв&quot;;11;[.O165]=&quot;накл&quot;;24;[.O165]=&quot;прокл&quot;;25;[.O165]=&quot;пт&quot;;26;[.O165]=90;10;[.O165]=85;10;[.O165]=80;9;[.O165]=75;8;[.O165]=70;8;[.O165]=65;7;[.O165]=60;7;[.O165]=55;6;[.O165]=50;6;[.O165]=45;6;[.O165]=40;5;[.O165]=35;4;[.O165]=30;4;[.O165]=25;3;[.O165]=20;2;[.O165]=15;1;[.O165]=10;1;[.O165]=0;0)" office:value-type="float" office:value="10" calcext:value-type="float">
            <text:p>10</text:p>
          </table:table-cell>
          <table:table-cell table:formula="of:=IF([.P165]&lt;=1;0;IF([.P165]&lt;=10;11;IF([.P165]&lt;=14;12;IF([.P165]&lt;=17;13;IF([.P165]&lt;=20;14;IF([.P165]&lt;=22;15;IF([.P165]&lt;=25;16;IF([.P165]&lt;=27;17;IF([.P165]&lt;=29;18;IF([.P165]&lt;=32;19;IF([.P165]&lt;=34;20;IF([.P165]&lt;=36;21;IF([.P165]&lt;=40;22;24)))))))))))))" office:value-type="float" office:value="0" calcext:value-type="float">
            <text:p>0</text:p>
          </table:table-cell>
          <table:table-cell table:formula="of:=ROUND(([.I165]+[.J165]+[.M165]+[.N165]+[.Q165]+[.R165])/3;0)" office:value-type="float" office:value="15" calcext:value-type="float">
            <text:p>15</text:p>
          </table:table-cell>
          <table:table-cell table:formula="of:=[.F165]*LOG10([.S165]+2)" office:value-type="float" office:value="1.23044892137827" calcext:value-type="float">
            <text:p>1,2304489213782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425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66]=&quot;взв&quot;;11;[.G166]=&quot;накл&quot;;24;[.G166]=&quot;прокл&quot;;25;[.G166]=&quot;пт&quot;;26;[.G166]=90;10;[.G166]=85;10;[.G166]=80;9;[.G166]=75;8;[.G166]=70;8;[.G166]=65;7;[.G166]=60;7;[.G166]=55;6;[.G166]=50;6;[.G166]=45;6;[.G166]=40;5;[.G166]=35;4;[.G166]=30;4;[.G166]=25;3;[.G166]=20;2;[.G166]=15;1;[.G166]=10;1;[.G166]=0;0)" office:value-type="float" office:value="10" calcext:value-type="float">
            <text:p>10</text:p>
          </table:table-cell>
          <table:table-cell table:formula="of:=IF([.H166]&lt;=1;0;IF([.H166]&lt;=10;11;IF([.H166]&lt;=14;12;IF([.H166]&lt;=17;13;IF([.H166]&lt;=20;14;IF([.H166]&lt;=22;15;IF([.H166]&lt;=25;16;IF([.H166]&lt;=27;17;IF([.H166]&lt;=29;18;IF([.H166]&lt;=32;19;IF([.H166]&lt;=34;20;IF([.H166]&lt;=36;21;IF([.H16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66]=&quot;взв&quot;;11;[.K166]=&quot;накл&quot;;24;[.K166]=&quot;прокл&quot;;25;[.K166]=&quot;пт&quot;;26;[.K166]=90;10;[.K166]=85;10;[.K166]=80;9;[.K166]=75;8;[.K166]=70;8;[.K166]=65;7;[.K166]=60;7;[.K166]=55;6;[.K166]=50;6;[.K166]=45;6;[.K166]=40;5;[.K166]=35;4;[.K166]=30;4;[.K166]=25;3;[.K166]=20;2;[.K166]=15;1;[.K166]=10;1;[.K166]=0;0)" office:value-type="float" office:value="10" calcext:value-type="float">
            <text:p>10</text:p>
          </table:table-cell>
          <table:table-cell table:formula="of:=IF([.L166]&lt;=1;0;IF([.L166]&lt;=10;11;IF([.L166]&lt;=14;12;IF([.L166]&lt;=17;13;IF([.L166]&lt;=20;14;IF([.L166]&lt;=22;15;IF([.L166]&lt;=25;16;IF([.L166]&lt;=27;17;IF([.L166]&lt;=29;18;IF([.L166]&lt;=32;19;IF([.L166]&lt;=34;20;IF([.L166]&lt;=36;21;IF([.L16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66]=&quot;взв&quot;;11;[.O166]=&quot;накл&quot;;24;[.O166]=&quot;прокл&quot;;25;[.O166]=&quot;пт&quot;;26;[.O166]=90;10;[.O166]=85;10;[.O166]=80;9;[.O166]=75;8;[.O166]=70;8;[.O166]=65;7;[.O166]=60;7;[.O166]=55;6;[.O166]=50;6;[.O166]=45;6;[.O166]=40;5;[.O166]=35;4;[.O166]=30;4;[.O166]=25;3;[.O166]=20;2;[.O166]=15;1;[.O166]=10;1;[.O166]=0;0)" office:value-type="float" office:value="10" calcext:value-type="float">
            <text:p>10</text:p>
          </table:table-cell>
          <table:table-cell table:formula="of:=IF([.P166]&lt;=1;0;IF([.P166]&lt;=10;11;IF([.P166]&lt;=14;12;IF([.P166]&lt;=17;13;IF([.P166]&lt;=20;14;IF([.P166]&lt;=22;15;IF([.P166]&lt;=25;16;IF([.P166]&lt;=27;17;IF([.P166]&lt;=29;18;IF([.P166]&lt;=32;19;IF([.P166]&lt;=34;20;IF([.P166]&lt;=36;21;IF([.P166]&lt;=40;22;24)))))))))))))" office:value-type="float" office:value="0" calcext:value-type="float">
            <text:p>0</text:p>
          </table:table-cell>
          <table:table-cell table:formula="of:=ROUND(([.I166]+[.J166]+[.M166]+[.N166]+[.Q166]+[.R166])/3;0)" office:value-type="float" office:value="10" calcext:value-type="float">
            <text:p>10</text:p>
          </table:table-cell>
          <table:table-cell table:formula="of:=[.F166]*LOG10([.S166]+2)" office:value-type="float" office:value="1.07918124604762" calcext:value-type="float">
            <text:p>1,079181246047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220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67]=&quot;взв&quot;;11;[.G167]=&quot;накл&quot;;24;[.G167]=&quot;прокл&quot;;25;[.G167]=&quot;пт&quot;;26;[.G167]=90;10;[.G167]=85;10;[.G167]=80;9;[.G167]=75;8;[.G167]=70;8;[.G167]=65;7;[.G167]=60;7;[.G167]=55;6;[.G167]=50;6;[.G167]=45;6;[.G167]=40;5;[.G167]=35;4;[.G167]=30;4;[.G167]=25;3;[.G167]=20;2;[.G167]=15;1;[.G167]=10;1;[.G167]=0;0)" office:value-type="float" office:value="8" calcext:value-type="float">
            <text:p>8</text:p>
          </table:table-cell>
          <table:table-cell table:formula="of:=IF([.H167]&lt;=1;0;IF([.H167]&lt;=10;11;IF([.H167]&lt;=14;12;IF([.H167]&lt;=17;13;IF([.H167]&lt;=20;14;IF([.H167]&lt;=22;15;IF([.H167]&lt;=25;16;IF([.H167]&lt;=27;17;IF([.H167]&lt;=29;18;IF([.H167]&lt;=32;19;IF([.H167]&lt;=34;20;IF([.H167]&lt;=36;21;IF([.H167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167]=&quot;взв&quot;;11;[.K167]=&quot;накл&quot;;24;[.K167]=&quot;прокл&quot;;25;[.K167]=&quot;пт&quot;;26;[.K167]=90;10;[.K167]=85;10;[.K167]=80;9;[.K167]=75;8;[.K167]=70;8;[.K167]=65;7;[.K167]=60;7;[.K167]=55;6;[.K167]=50;6;[.K167]=45;6;[.K167]=40;5;[.K167]=35;4;[.K167]=30;4;[.K167]=25;3;[.K167]=20;2;[.K167]=15;1;[.K167]=10;1;[.K167]=0;0)" office:value-type="float" office:value="7" calcext:value-type="float">
            <text:p>7</text:p>
          </table:table-cell>
          <table:table-cell table:formula="of:=IF([.L167]&lt;=1;0;IF([.L167]&lt;=10;11;IF([.L167]&lt;=14;12;IF([.L167]&lt;=17;13;IF([.L167]&lt;=20;14;IF([.L167]&lt;=22;15;IF([.L167]&lt;=25;16;IF([.L167]&lt;=27;17;IF([.L167]&lt;=29;18;IF([.L167]&lt;=32;19;IF([.L167]&lt;=34;20;IF([.L167]&lt;=36;21;IF([.L167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67]=&quot;взв&quot;;11;[.O167]=&quot;накл&quot;;24;[.O167]=&quot;прокл&quot;;25;[.O167]=&quot;пт&quot;;26;[.O167]=90;10;[.O167]=85;10;[.O167]=80;9;[.O167]=75;8;[.O167]=70;8;[.O167]=65;7;[.O167]=60;7;[.O167]=55;6;[.O167]=50;6;[.O167]=45;6;[.O167]=40;5;[.O167]=35;4;[.O167]=30;4;[.O167]=25;3;[.O167]=20;2;[.O167]=15;1;[.O167]=10;1;[.O167]=0;0)" office:value-type="float" office:value="8" calcext:value-type="float">
            <text:p>8</text:p>
          </table:table-cell>
          <table:table-cell table:formula="of:=IF([.P167]&lt;=1;0;IF([.P167]&lt;=10;11;IF([.P167]&lt;=14;12;IF([.P167]&lt;=17;13;IF([.P167]&lt;=20;14;IF([.P167]&lt;=22;15;IF([.P167]&lt;=25;16;IF([.P167]&lt;=27;17;IF([.P167]&lt;=29;18;IF([.P167]&lt;=32;19;IF([.P167]&lt;=34;20;IF([.P167]&lt;=36;21;IF([.P167]&lt;=40;22;24)))))))))))))" office:value-type="float" office:value="0" calcext:value-type="float">
            <text:p>0</text:p>
          </table:table-cell>
          <table:table-cell table:formula="of:=ROUND(([.I167]+[.J167]+[.M167]+[.N167]+[.Q167]+[.R167])/3;0)" office:value-type="float" office:value="8" calcext:value-type="float">
            <text:p>8</text:p>
          </table:table-cell>
          <table:table-cell table:formula="of:=[.F167]*LOG10([.S167]+2)" office:value-type="float" office:value="1.5" calcext:value-type="float">
            <text:p>1,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164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168]=&quot;взв&quot;;11;[.G168]=&quot;накл&quot;;24;[.G168]=&quot;прокл&quot;;25;[.G168]=&quot;пт&quot;;26;[.G168]=90;10;[.G168]=85;10;[.G168]=80;9;[.G168]=75;8;[.G168]=70;8;[.G168]=65;7;[.G168]=60;7;[.G168]=55;6;[.G168]=50;6;[.G168]=45;6;[.G168]=40;5;[.G168]=35;4;[.G168]=30;4;[.G168]=25;3;[.G168]=20;2;[.G168]=15;1;[.G168]=10;1;[.G168]=0;0)" office:value-type="float" office:value="11" calcext:value-type="float">
            <text:p>11</text:p>
          </table:table-cell>
          <table:table-cell table:formula="of:=IF([.H168]&lt;=1;0;IF([.H168]&lt;=10;11;IF([.H168]&lt;=14;12;IF([.H168]&lt;=17;13;IF([.H168]&lt;=20;14;IF([.H168]&lt;=22;15;IF([.H168]&lt;=25;16;IF([.H168]&lt;=27;17;IF([.H168]&lt;=29;18;IF([.H168]&lt;=32;19;IF([.H168]&lt;=34;20;IF([.H168]&lt;=36;21;IF([.H168]&lt;=40;22;24)))))))))))))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168]=&quot;взв&quot;;11;[.K168]=&quot;накл&quot;;24;[.K168]=&quot;прокл&quot;;25;[.K168]=&quot;пт&quot;;26;[.K168]=90;10;[.K168]=85;10;[.K168]=80;9;[.K168]=75;8;[.K168]=70;8;[.K168]=65;7;[.K168]=60;7;[.K168]=55;6;[.K168]=50;6;[.K168]=45;6;[.K168]=40;5;[.K168]=35;4;[.K168]=30;4;[.K168]=25;3;[.K168]=20;2;[.K168]=15;1;[.K168]=10;1;[.K168]=0;0)" office:value-type="float" office:value="0" calcext:value-type="float">
            <text:p>0</text:p>
          </table:table-cell>
          <table:table-cell table:formula="of:=IF([.L168]&lt;=1;0;IF([.L168]&lt;=10;11;IF([.L168]&lt;=14;12;IF([.L168]&lt;=17;13;IF([.L168]&lt;=20;14;IF([.L168]&lt;=22;15;IF([.L168]&lt;=25;16;IF([.L168]&lt;=27;17;IF([.L168]&lt;=29;18;IF([.L168]&lt;=32;19;IF([.L168]&lt;=34;20;IF([.L168]&lt;=36;21;IF([.L168]&lt;=40;22;24)))))))))))))" office:value-type="float" office:value="16" calcext:value-type="float">
            <text:p>1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O168]=&quot;взв&quot;;11;[.O168]=&quot;накл&quot;;24;[.O168]=&quot;прокл&quot;;25;[.O168]=&quot;пт&quot;;26;[.O168]=90;10;[.O168]=85;10;[.O168]=80;9;[.O168]=75;8;[.O168]=70;8;[.O168]=65;7;[.O168]=60;7;[.O168]=55;6;[.O168]=50;6;[.O168]=45;6;[.O168]=40;5;[.O168]=35;4;[.O168]=30;4;[.O168]=25;3;[.O168]=20;2;[.O168]=15;1;[.O168]=10;1;[.O168]=0;0)" office:value-type="float" office:value="0" calcext:value-type="float">
            <text:p>0</text:p>
          </table:table-cell>
          <table:table-cell table:formula="of:=IF([.P168]&lt;=1;0;IF([.P168]&lt;=10;11;IF([.P168]&lt;=14;12;IF([.P168]&lt;=17;13;IF([.P168]&lt;=20;14;IF([.P168]&lt;=22;15;IF([.P168]&lt;=25;16;IF([.P168]&lt;=27;17;IF([.P168]&lt;=29;18;IF([.P168]&lt;=32;19;IF([.P168]&lt;=34;20;IF([.P168]&lt;=36;21;IF([.P168]&lt;=40;22;24)))))))))))))" office:value-type="float" office:value="15" calcext:value-type="float">
            <text:p>15</text:p>
          </table:table-cell>
          <table:table-cell table:formula="of:=ROUND(([.I168]+[.J168]+[.M168]+[.N168]+[.Q168]+[.R168])/3;0)" office:value-type="float" office:value="14" calcext:value-type="float">
            <text:p>14</text:p>
          </table:table-cell>
          <table:table-cell table:formula="of:=[.F168]*LOG10([.S168]+2)" office:value-type="float" office:value="2.40823996531185" calcext:value-type="float">
            <text:p>2,4082399653118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201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169]=&quot;взв&quot;;11;[.G169]=&quot;накл&quot;;24;[.G169]=&quot;прокл&quot;;25;[.G169]=&quot;пт&quot;;26;[.G169]=90;10;[.G169]=85;10;[.G169]=80;9;[.G169]=75;8;[.G169]=70;8;[.G169]=65;7;[.G169]=60;7;[.G169]=55;6;[.G169]=50;6;[.G169]=45;6;[.G169]=40;5;[.G169]=35;4;[.G169]=30;4;[.G169]=25;3;[.G169]=20;2;[.G169]=15;1;[.G169]=10;1;[.G169]=0;0)" office:value-type="float" office:value="0" calcext:value-type="float">
            <text:p>0</text:p>
          </table:table-cell>
          <table:table-cell table:formula="of:=IF([.H169]&lt;=1;0;IF([.H169]&lt;=10;11;IF([.H169]&lt;=14;12;IF([.H169]&lt;=17;13;IF([.H169]&lt;=20;14;IF([.H169]&lt;=22;15;IF([.H169]&lt;=25;16;IF([.H169]&lt;=27;17;IF([.H169]&lt;=29;18;IF([.H169]&lt;=32;19;IF([.H169]&lt;=34;20;IF([.H169]&lt;=36;21;IF([.H169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69]=&quot;взв&quot;;11;[.K169]=&quot;накл&quot;;24;[.K169]=&quot;прокл&quot;;25;[.K169]=&quot;пт&quot;;26;[.K169]=90;10;[.K169]=85;10;[.K169]=80;9;[.K169]=75;8;[.K169]=70;8;[.K169]=65;7;[.K169]=60;7;[.K169]=55;6;[.K169]=50;6;[.K169]=45;6;[.K169]=40;5;[.K169]=35;4;[.K169]=30;4;[.K169]=25;3;[.K169]=20;2;[.K169]=15;1;[.K169]=10;1;[.K169]=0;0)" office:value-type="float" office:value="0" calcext:value-type="float">
            <text:p>0</text:p>
          </table:table-cell>
          <table:table-cell table:formula="of:=IF([.L169]&lt;=1;0;IF([.L169]&lt;=10;11;IF([.L169]&lt;=14;12;IF([.L169]&lt;=17;13;IF([.L169]&lt;=20;14;IF([.L169]&lt;=22;15;IF([.L169]&lt;=25;16;IF([.L169]&lt;=27;17;IF([.L169]&lt;=29;18;IF([.L169]&lt;=32;19;IF([.L169]&lt;=34;20;IF([.L169]&lt;=36;21;IF([.L169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169]=&quot;взв&quot;;11;[.O169]=&quot;накл&quot;;24;[.O169]=&quot;прокл&quot;;25;[.O169]=&quot;пт&quot;;26;[.O169]=90;10;[.O169]=85;10;[.O169]=80;9;[.O169]=75;8;[.O169]=70;8;[.O169]=65;7;[.O169]=60;7;[.O169]=55;6;[.O169]=50;6;[.O169]=45;6;[.O169]=40;5;[.O169]=35;4;[.O169]=30;4;[.O169]=25;3;[.O169]=20;2;[.O169]=15;1;[.O169]=10;1;[.O169]=0;0)" office:value-type="float" office:value="0" calcext:value-type="float">
            <text:p>0</text:p>
          </table:table-cell>
          <table:table-cell table:formula="of:=IF([.P169]&lt;=1;0;IF([.P169]&lt;=10;11;IF([.P169]&lt;=14;12;IF([.P169]&lt;=17;13;IF([.P169]&lt;=20;14;IF([.P169]&lt;=22;15;IF([.P169]&lt;=25;16;IF([.P169]&lt;=27;17;IF([.P169]&lt;=29;18;IF([.P169]&lt;=32;19;IF([.P169]&lt;=34;20;IF([.P169]&lt;=36;21;IF([.P169]&lt;=40;22;24)))))))))))))" office:value-type="float" office:value="20" calcext:value-type="float">
            <text:p>20</text:p>
          </table:table-cell>
          <table:table-cell table:formula="of:=ROUND(([.I169]+[.J169]+[.M169]+[.N169]+[.Q169]+[.R169])/3;0)" office:value-type="float" office:value="19" calcext:value-type="float">
            <text:p>19</text:p>
          </table:table-cell>
          <table:table-cell table:formula="of:=[.F169]*LOG10([.S169]+2)" office:value-type="float" office:value="2.64443858946784" calcext:value-type="float">
            <text:p>2,6444385894678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219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70]=&quot;взв&quot;;11;[.G170]=&quot;накл&quot;;24;[.G170]=&quot;прокл&quot;;25;[.G170]=&quot;пт&quot;;26;[.G170]=90;10;[.G170]=85;10;[.G170]=80;9;[.G170]=75;8;[.G170]=70;8;[.G170]=65;7;[.G170]=60;7;[.G170]=55;6;[.G170]=50;6;[.G170]=45;6;[.G170]=40;5;[.G170]=35;4;[.G170]=30;4;[.G170]=25;3;[.G170]=20;2;[.G170]=15;1;[.G170]=10;1;[.G170]=0;0)" office:value-type="float" office:value="10" calcext:value-type="float">
            <text:p>10</text:p>
          </table:table-cell>
          <table:table-cell table:formula="of:=IF([.H170]&lt;=1;0;IF([.H170]&lt;=10;11;IF([.H170]&lt;=14;12;IF([.H170]&lt;=17;13;IF([.H170]&lt;=20;14;IF([.H170]&lt;=22;15;IF([.H170]&lt;=25;16;IF([.H170]&lt;=27;17;IF([.H170]&lt;=29;18;IF([.H170]&lt;=32;19;IF([.H170]&lt;=34;20;IF([.H170]&lt;=36;21;IF([.H17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70]=&quot;взв&quot;;11;[.K170]=&quot;накл&quot;;24;[.K170]=&quot;прокл&quot;;25;[.K170]=&quot;пт&quot;;26;[.K170]=90;10;[.K170]=85;10;[.K170]=80;9;[.K170]=75;8;[.K170]=70;8;[.K170]=65;7;[.K170]=60;7;[.K170]=55;6;[.K170]=50;6;[.K170]=45;6;[.K170]=40;5;[.K170]=35;4;[.K170]=30;4;[.K170]=25;3;[.K170]=20;2;[.K170]=15;1;[.K170]=10;1;[.K170]=0;0)" office:value-type="float" office:value="10" calcext:value-type="float">
            <text:p>10</text:p>
          </table:table-cell>
          <table:table-cell table:formula="of:=IF([.L170]&lt;=1;0;IF([.L170]&lt;=10;11;IF([.L170]&lt;=14;12;IF([.L170]&lt;=17;13;IF([.L170]&lt;=20;14;IF([.L170]&lt;=22;15;IF([.L170]&lt;=25;16;IF([.L170]&lt;=27;17;IF([.L170]&lt;=29;18;IF([.L170]&lt;=32;19;IF([.L170]&lt;=34;20;IF([.L170]&lt;=36;21;IF([.L17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70]=&quot;взв&quot;;11;[.O170]=&quot;накл&quot;;24;[.O170]=&quot;прокл&quot;;25;[.O170]=&quot;пт&quot;;26;[.O170]=90;10;[.O170]=85;10;[.O170]=80;9;[.O170]=75;8;[.O170]=70;8;[.O170]=65;7;[.O170]=60;7;[.O170]=55;6;[.O170]=50;6;[.O170]=45;6;[.O170]=40;5;[.O170]=35;4;[.O170]=30;4;[.O170]=25;3;[.O170]=20;2;[.O170]=15;1;[.O170]=10;1;[.O170]=0;0)" office:value-type="float" office:value="10" calcext:value-type="float">
            <text:p>10</text:p>
          </table:table-cell>
          <table:table-cell table:formula="of:=IF([.P170]&lt;=1;0;IF([.P170]&lt;=10;11;IF([.P170]&lt;=14;12;IF([.P170]&lt;=17;13;IF([.P170]&lt;=20;14;IF([.P170]&lt;=22;15;IF([.P170]&lt;=25;16;IF([.P170]&lt;=27;17;IF([.P170]&lt;=29;18;IF([.P170]&lt;=32;19;IF([.P170]&lt;=34;20;IF([.P170]&lt;=36;21;IF([.P170]&lt;=40;22;24)))))))))))))" office:value-type="float" office:value="0" calcext:value-type="float">
            <text:p>0</text:p>
          </table:table-cell>
          <table:table-cell table:formula="of:=ROUND(([.I170]+[.J170]+[.M170]+[.N170]+[.Q170]+[.R170])/3;0)" office:value-type="float" office:value="10" calcext:value-type="float">
            <text:p>10</text:p>
          </table:table-cell>
          <table:table-cell table:formula="of:=[.F170]*LOG10([.S170]+2)" office:value-type="float" office:value="2.15836249209525" calcext:value-type="float">
            <text:p>2,1583624920952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428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71]=&quot;взв&quot;;11;[.G171]=&quot;накл&quot;;24;[.G171]=&quot;прокл&quot;;25;[.G171]=&quot;пт&quot;;26;[.G171]=90;10;[.G171]=85;10;[.G171]=80;9;[.G171]=75;8;[.G171]=70;8;[.G171]=65;7;[.G171]=60;7;[.G171]=55;6;[.G171]=50;6;[.G171]=45;6;[.G171]=40;5;[.G171]=35;4;[.G171]=30;4;[.G171]=25;3;[.G171]=20;2;[.G171]=15;1;[.G171]=10;1;[.G171]=0;0)" office:value-type="float" office:value="26" calcext:value-type="float">
            <text:p>26</text:p>
          </table:table-cell>
          <table:table-cell table:formula="of:=IF([.H171]&lt;=1;0;IF([.H171]&lt;=10;11;IF([.H171]&lt;=14;12;IF([.H171]&lt;=17;13;IF([.H171]&lt;=20;14;IF([.H171]&lt;=22;15;IF([.H171]&lt;=25;16;IF([.H171]&lt;=27;17;IF([.H171]&lt;=29;18;IF([.H171]&lt;=32;19;IF([.H171]&lt;=34;20;IF([.H171]&lt;=36;21;IF([.H171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71]=&quot;взв&quot;;11;[.K171]=&quot;накл&quot;;24;[.K171]=&quot;прокл&quot;;25;[.K171]=&quot;пт&quot;;26;[.K171]=90;10;[.K171]=85;10;[.K171]=80;9;[.K171]=75;8;[.K171]=70;8;[.K171]=65;7;[.K171]=60;7;[.K171]=55;6;[.K171]=50;6;[.K171]=45;6;[.K171]=40;5;[.K171]=35;4;[.K171]=30;4;[.K171]=25;3;[.K171]=20;2;[.K171]=15;1;[.K171]=10;1;[.K171]=0;0)" office:value-type="float" office:value="26" calcext:value-type="float">
            <text:p>26</text:p>
          </table:table-cell>
          <table:table-cell table:formula="of:=IF([.L171]&lt;=1;0;IF([.L171]&lt;=10;11;IF([.L171]&lt;=14;12;IF([.L171]&lt;=17;13;IF([.L171]&lt;=20;14;IF([.L171]&lt;=22;15;IF([.L171]&lt;=25;16;IF([.L171]&lt;=27;17;IF([.L171]&lt;=29;18;IF([.L171]&lt;=32;19;IF([.L171]&lt;=34;20;IF([.L171]&lt;=36;21;IF([.L171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71]=&quot;взв&quot;;11;[.O171]=&quot;накл&quot;;24;[.O171]=&quot;прокл&quot;;25;[.O171]=&quot;пт&quot;;26;[.O171]=90;10;[.O171]=85;10;[.O171]=80;9;[.O171]=75;8;[.O171]=70;8;[.O171]=65;7;[.O171]=60;7;[.O171]=55;6;[.O171]=50;6;[.O171]=45;6;[.O171]=40;5;[.O171]=35;4;[.O171]=30;4;[.O171]=25;3;[.O171]=20;2;[.O171]=15;1;[.O171]=10;1;[.O171]=0;0)" office:value-type="float" office:value="26" calcext:value-type="float">
            <text:p>26</text:p>
          </table:table-cell>
          <table:table-cell table:formula="of:=IF([.P171]&lt;=1;0;IF([.P171]&lt;=10;11;IF([.P171]&lt;=14;12;IF([.P171]&lt;=17;13;IF([.P171]&lt;=20;14;IF([.P171]&lt;=22;15;IF([.P171]&lt;=25;16;IF([.P171]&lt;=27;17;IF([.P171]&lt;=29;18;IF([.P171]&lt;=32;19;IF([.P171]&lt;=34;20;IF([.P171]&lt;=36;21;IF([.P171]&lt;=40;22;24)))))))))))))" office:value-type="float" office:value="0" calcext:value-type="float">
            <text:p>0</text:p>
          </table:table-cell>
          <table:table-cell table:formula="of:=ROUND(([.I171]+[.J171]+[.M171]+[.N171]+[.Q171]+[.R171])/3;0)" office:value-type="float" office:value="26" calcext:value-type="float">
            <text:p>26</text:p>
          </table:table-cell>
          <table:table-cell table:formula="of:=[.F171]*LOG10([.S171]+2)" office:value-type="float" office:value="2.89431606268444" calcext:value-type="float">
            <text:p>2,8943160626844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155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72]=&quot;взв&quot;;11;[.G172]=&quot;накл&quot;;24;[.G172]=&quot;прокл&quot;;25;[.G172]=&quot;пт&quot;;26;[.G172]=90;10;[.G172]=85;10;[.G172]=80;9;[.G172]=75;8;[.G172]=70;8;[.G172]=65;7;[.G172]=60;7;[.G172]=55;6;[.G172]=50;6;[.G172]=45;6;[.G172]=40;5;[.G172]=35;4;[.G172]=30;4;[.G172]=25;3;[.G172]=20;2;[.G172]=15;1;[.G172]=10;1;[.G172]=0;0)" office:value-type="float" office:value="8" calcext:value-type="float">
            <text:p>8</text:p>
          </table:table-cell>
          <table:table-cell table:formula="of:=IF([.H172]&lt;=1;0;IF([.H172]&lt;=10;11;IF([.H172]&lt;=14;12;IF([.H172]&lt;=17;13;IF([.H172]&lt;=20;14;IF([.H172]&lt;=22;15;IF([.H172]&lt;=25;16;IF([.H172]&lt;=27;17;IF([.H172]&lt;=29;18;IF([.H172]&lt;=32;19;IF([.H172]&lt;=34;20;IF([.H172]&lt;=36;21;IF([.H17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72]=&quot;взв&quot;;11;[.K172]=&quot;накл&quot;;24;[.K172]=&quot;прокл&quot;;25;[.K172]=&quot;пт&quot;;26;[.K172]=90;10;[.K172]=85;10;[.K172]=80;9;[.K172]=75;8;[.K172]=70;8;[.K172]=65;7;[.K172]=60;7;[.K172]=55;6;[.K172]=50;6;[.K172]=45;6;[.K172]=40;5;[.K172]=35;4;[.K172]=30;4;[.K172]=25;3;[.K172]=20;2;[.K172]=15;1;[.K172]=10;1;[.K172]=0;0)" office:value-type="float" office:value="10" calcext:value-type="float">
            <text:p>10</text:p>
          </table:table-cell>
          <table:table-cell table:formula="of:=IF([.L172]&lt;=1;0;IF([.L172]&lt;=10;11;IF([.L172]&lt;=14;12;IF([.L172]&lt;=17;13;IF([.L172]&lt;=20;14;IF([.L172]&lt;=22;15;IF([.L172]&lt;=25;16;IF([.L172]&lt;=27;17;IF([.L172]&lt;=29;18;IF([.L172]&lt;=32;19;IF([.L172]&lt;=34;20;IF([.L172]&lt;=36;21;IF([.L172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72]=&quot;взв&quot;;11;[.O172]=&quot;накл&quot;;24;[.O172]=&quot;прокл&quot;;25;[.O172]=&quot;пт&quot;;26;[.O172]=90;10;[.O172]=85;10;[.O172]=80;9;[.O172]=75;8;[.O172]=70;8;[.O172]=65;7;[.O172]=60;7;[.O172]=55;6;[.O172]=50;6;[.O172]=45;6;[.O172]=40;5;[.O172]=35;4;[.O172]=30;4;[.O172]=25;3;[.O172]=20;2;[.O172]=15;1;[.O172]=10;1;[.O172]=0;0)" office:value-type="float" office:value="8" calcext:value-type="float">
            <text:p>8</text:p>
          </table:table-cell>
          <table:table-cell table:formula="of:=IF([.P172]&lt;=1;0;IF([.P172]&lt;=10;11;IF([.P172]&lt;=14;12;IF([.P172]&lt;=17;13;IF([.P172]&lt;=20;14;IF([.P172]&lt;=22;15;IF([.P172]&lt;=25;16;IF([.P172]&lt;=27;17;IF([.P172]&lt;=29;18;IF([.P172]&lt;=32;19;IF([.P172]&lt;=34;20;IF([.P172]&lt;=36;21;IF([.P172]&lt;=40;22;24)))))))))))))" office:value-type="float" office:value="0" calcext:value-type="float">
            <text:p>0</text:p>
          </table:table-cell>
          <table:table-cell table:formula="of:=ROUND(([.I172]+[.J172]+[.M172]+[.N172]+[.Q172]+[.R172])/3;0)" office:value-type="float" office:value="9" calcext:value-type="float">
            <text:p>9</text:p>
          </table:table-cell>
          <table:table-cell table:formula="of:=[.F172]*LOG10([.S172]+2)" office:value-type="float" office:value="3.12417805547468" calcext:value-type="float">
            <text:p>3,1241780554746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165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173]=&quot;взв&quot;;11;[.G173]=&quot;накл&quot;;24;[.G173]=&quot;прокл&quot;;25;[.G173]=&quot;пт&quot;;26;[.G173]=90;10;[.G173]=85;10;[.G173]=80;9;[.G173]=75;8;[.G173]=70;8;[.G173]=65;7;[.G173]=60;7;[.G173]=55;6;[.G173]=50;6;[.G173]=45;6;[.G173]=40;5;[.G173]=35;4;[.G173]=30;4;[.G173]=25;3;[.G173]=20;2;[.G173]=15;1;[.G173]=10;1;[.G173]=0;0)" office:value-type="float" office:value="25" calcext:value-type="float">
            <text:p>25</text:p>
          </table:table-cell>
          <table:table-cell table:formula="of:=IF([.H173]&lt;=1;0;IF([.H173]&lt;=10;11;IF([.H173]&lt;=14;12;IF([.H173]&lt;=17;13;IF([.H173]&lt;=20;14;IF([.H173]&lt;=22;15;IF([.H173]&lt;=25;16;IF([.H173]&lt;=27;17;IF([.H173]&lt;=29;18;IF([.H173]&lt;=32;19;IF([.H173]&lt;=34;20;IF([.H173]&lt;=36;21;IF([.H173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73]=&quot;взв&quot;;11;[.K173]=&quot;накл&quot;;24;[.K173]=&quot;прокл&quot;;25;[.K173]=&quot;пт&quot;;26;[.K173]=90;10;[.K173]=85;10;[.K173]=80;9;[.K173]=75;8;[.K173]=70;8;[.K173]=65;7;[.K173]=60;7;[.K173]=55;6;[.K173]=50;6;[.K173]=45;6;[.K173]=40;5;[.K173]=35;4;[.K173]=30;4;[.K173]=25;3;[.K173]=20;2;[.K173]=15;1;[.K173]=10;1;[.K173]=0;0)" office:value-type="float" office:value="26" calcext:value-type="float">
            <text:p>26</text:p>
          </table:table-cell>
          <table:table-cell table:formula="of:=IF([.L173]&lt;=1;0;IF([.L173]&lt;=10;11;IF([.L173]&lt;=14;12;IF([.L173]&lt;=17;13;IF([.L173]&lt;=20;14;IF([.L173]&lt;=22;15;IF([.L173]&lt;=25;16;IF([.L173]&lt;=27;17;IF([.L173]&lt;=29;18;IF([.L173]&lt;=32;19;IF([.L173]&lt;=34;20;IF([.L173]&lt;=36;21;IF([.L173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73]=&quot;взв&quot;;11;[.O173]=&quot;накл&quot;;24;[.O173]=&quot;прокл&quot;;25;[.O173]=&quot;пт&quot;;26;[.O173]=90;10;[.O173]=85;10;[.O173]=80;9;[.O173]=75;8;[.O173]=70;8;[.O173]=65;7;[.O173]=60;7;[.O173]=55;6;[.O173]=50;6;[.O173]=45;6;[.O173]=40;5;[.O173]=35;4;[.O173]=30;4;[.O173]=25;3;[.O173]=20;2;[.O173]=15;1;[.O173]=10;1;[.O173]=0;0)" office:value-type="float" office:value="26" calcext:value-type="float">
            <text:p>26</text:p>
          </table:table-cell>
          <table:table-cell table:formula="of:=IF([.P173]&lt;=1;0;IF([.P173]&lt;=10;11;IF([.P173]&lt;=14;12;IF([.P173]&lt;=17;13;IF([.P173]&lt;=20;14;IF([.P173]&lt;=22;15;IF([.P173]&lt;=25;16;IF([.P173]&lt;=27;17;IF([.P173]&lt;=29;18;IF([.P173]&lt;=32;19;IF([.P173]&lt;=34;20;IF([.P173]&lt;=36;21;IF([.P173]&lt;=40;22;24)))))))))))))" office:value-type="float" office:value="0" calcext:value-type="float">
            <text:p>0</text:p>
          </table:table-cell>
          <table:table-cell table:formula="of:=ROUND(([.I173]+[.J173]+[.M173]+[.N173]+[.Q173]+[.R173])/3;0)" office:value-type="float" office:value="26" calcext:value-type="float">
            <text:p>26</text:p>
          </table:table-cell>
          <table:table-cell table:formula="of:=[.F173]*LOG10([.S173]+2)" office:value-type="float" office:value="4.34147409402666" calcext:value-type="float">
            <text:p>4,3414740940266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167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174]=&quot;взв&quot;;11;[.G174]=&quot;накл&quot;;24;[.G174]=&quot;прокл&quot;;25;[.G174]=&quot;пт&quot;;26;[.G174]=90;10;[.G174]=85;10;[.G174]=80;9;[.G174]=75;8;[.G174]=70;8;[.G174]=65;7;[.G174]=60;7;[.G174]=55;6;[.G174]=50;6;[.G174]=45;6;[.G174]=40;5;[.G174]=35;4;[.G174]=30;4;[.G174]=25;3;[.G174]=20;2;[.G174]=15;1;[.G174]=10;1;[.G174]=0;0)" office:value-type="float" office:value="0" calcext:value-type="float">
            <text:p>0</text:p>
          </table:table-cell>
          <table:table-cell table:formula="of:=IF([.H174]&lt;=1;0;IF([.H174]&lt;=10;11;IF([.H174]&lt;=14;12;IF([.H174]&lt;=17;13;IF([.H174]&lt;=20;14;IF([.H174]&lt;=22;15;IF([.H174]&lt;=25;16;IF([.H174]&lt;=27;17;IF([.H174]&lt;=29;18;IF([.H174]&lt;=32;19;IF([.H174]&lt;=34;20;IF([.H174]&lt;=36;21;IF([.H174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174]=&quot;взв&quot;;11;[.K174]=&quot;накл&quot;;24;[.K174]=&quot;прокл&quot;;25;[.K174]=&quot;пт&quot;;26;[.K174]=90;10;[.K174]=85;10;[.K174]=80;9;[.K174]=75;8;[.K174]=70;8;[.K174]=65;7;[.K174]=60;7;[.K174]=55;6;[.K174]=50;6;[.K174]=45;6;[.K174]=40;5;[.K174]=35;4;[.K174]=30;4;[.K174]=25;3;[.K174]=20;2;[.K174]=15;1;[.K174]=10;1;[.K174]=0;0)" office:value-type="float" office:value="0" calcext:value-type="float">
            <text:p>0</text:p>
          </table:table-cell>
          <table:table-cell table:formula="of:=IF([.L174]&lt;=1;0;IF([.L174]&lt;=10;11;IF([.L174]&lt;=14;12;IF([.L174]&lt;=17;13;IF([.L174]&lt;=20;14;IF([.L174]&lt;=22;15;IF([.L174]&lt;=25;16;IF([.L174]&lt;=27;17;IF([.L174]&lt;=29;18;IF([.L174]&lt;=32;19;IF([.L174]&lt;=34;20;IF([.L174]&lt;=36;21;IF([.L174]&lt;=40;22;24)))))))))))))" office:value-type="float" office:value="18" calcext:value-type="float">
            <text:p>18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174]=&quot;взв&quot;;11;[.O174]=&quot;накл&quot;;24;[.O174]=&quot;прокл&quot;;25;[.O174]=&quot;пт&quot;;26;[.O174]=90;10;[.O174]=85;10;[.O174]=80;9;[.O174]=75;8;[.O174]=70;8;[.O174]=65;7;[.O174]=60;7;[.O174]=55;6;[.O174]=50;6;[.O174]=45;6;[.O174]=40;5;[.O174]=35;4;[.O174]=30;4;[.O174]=25;3;[.O174]=20;2;[.O174]=15;1;[.O174]=10;1;[.O174]=0;0)" office:value-type="float" office:value="11" calcext:value-type="float">
            <text:p>11</text:p>
          </table:table-cell>
          <table:table-cell table:formula="of:=IF([.P174]&lt;=1;0;IF([.P174]&lt;=10;11;IF([.P174]&lt;=14;12;IF([.P174]&lt;=17;13;IF([.P174]&lt;=20;14;IF([.P174]&lt;=22;15;IF([.P174]&lt;=25;16;IF([.P174]&lt;=27;17;IF([.P174]&lt;=29;18;IF([.P174]&lt;=32;19;IF([.P174]&lt;=34;20;IF([.P174]&lt;=36;21;IF([.P174]&lt;=40;22;24)))))))))))))" office:value-type="float" office:value="0" calcext:value-type="float">
            <text:p>0</text:p>
          </table:table-cell>
          <table:table-cell table:formula="of:=ROUND(([.I174]+[.J174]+[.M174]+[.N174]+[.Q174]+[.R174])/3;0)" office:value-type="float" office:value="15" calcext:value-type="float">
            <text:p>15</text:p>
          </table:table-cell>
          <table:table-cell table:formula="of:=[.F174]*LOG10([.S174]+2)" office:value-type="float" office:value="3.69134676413482" calcext:value-type="float">
            <text:p>3,6913467641348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411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75]=&quot;взв&quot;;11;[.G175]=&quot;накл&quot;;24;[.G175]=&quot;прокл&quot;;25;[.G175]=&quot;пт&quot;;26;[.G175]=90;10;[.G175]=85;10;[.G175]=80;9;[.G175]=75;8;[.G175]=70;8;[.G175]=65;7;[.G175]=60;7;[.G175]=55;6;[.G175]=50;6;[.G175]=45;6;[.G175]=40;5;[.G175]=35;4;[.G175]=30;4;[.G175]=25;3;[.G175]=20;2;[.G175]=15;1;[.G175]=10;1;[.G175]=0;0)" office:value-type="float" office:value="0" calcext:value-type="float">
            <text:p>0</text:p>
          </table:table-cell>
          <table:table-cell table:formula="of:=IF([.H175]&lt;=1;0;IF([.H175]&lt;=10;11;IF([.H175]&lt;=14;12;IF([.H175]&lt;=17;13;IF([.H175]&lt;=20;14;IF([.H175]&lt;=22;15;IF([.H175]&lt;=25;16;IF([.H175]&lt;=27;17;IF([.H175]&lt;=29;18;IF([.H175]&lt;=32;19;IF([.H175]&lt;=34;20;IF([.H175]&lt;=36;21;IF([.H175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175]=&quot;взв&quot;;11;[.K175]=&quot;накл&quot;;24;[.K175]=&quot;прокл&quot;;25;[.K175]=&quot;пт&quot;;26;[.K175]=90;10;[.K175]=85;10;[.K175]=80;9;[.K175]=75;8;[.K175]=70;8;[.K175]=65;7;[.K175]=60;7;[.K175]=55;6;[.K175]=50;6;[.K175]=45;6;[.K175]=40;5;[.K175]=35;4;[.K175]=30;4;[.K175]=25;3;[.K175]=20;2;[.K175]=15;1;[.K175]=10;1;[.K175]=0;0)" office:value-type="float" office:value="0" calcext:value-type="float">
            <text:p>0</text:p>
          </table:table-cell>
          <table:table-cell table:formula="of:=IF([.L175]&lt;=1;0;IF([.L175]&lt;=10;11;IF([.L175]&lt;=14;12;IF([.L175]&lt;=17;13;IF([.L175]&lt;=20;14;IF([.L175]&lt;=22;15;IF([.L175]&lt;=25;16;IF([.L175]&lt;=27;17;IF([.L175]&lt;=29;18;IF([.L175]&lt;=32;19;IF([.L175]&lt;=34;20;IF([.L175]&lt;=36;21;IF([.L175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175]=&quot;взв&quot;;11;[.O175]=&quot;накл&quot;;24;[.O175]=&quot;прокл&quot;;25;[.O175]=&quot;пт&quot;;26;[.O175]=90;10;[.O175]=85;10;[.O175]=80;9;[.O175]=75;8;[.O175]=70;8;[.O175]=65;7;[.O175]=60;7;[.O175]=55;6;[.O175]=50;6;[.O175]=45;6;[.O175]=40;5;[.O175]=35;4;[.O175]=30;4;[.O175]=25;3;[.O175]=20;2;[.O175]=15;1;[.O175]=10;1;[.O175]=0;0)" office:value-type="float" office:value="0" calcext:value-type="float">
            <text:p>0</text:p>
          </table:table-cell>
          <table:table-cell table:formula="of:=IF([.P175]&lt;=1;0;IF([.P175]&lt;=10;11;IF([.P175]&lt;=14;12;IF([.P175]&lt;=17;13;IF([.P175]&lt;=20;14;IF([.P175]&lt;=22;15;IF([.P175]&lt;=25;16;IF([.P175]&lt;=27;17;IF([.P175]&lt;=29;18;IF([.P175]&lt;=32;19;IF([.P175]&lt;=34;20;IF([.P175]&lt;=36;21;IF([.P175]&lt;=40;22;24)))))))))))))" office:value-type="float" office:value="20" calcext:value-type="float">
            <text:p>20</text:p>
          </table:table-cell>
          <table:table-cell table:formula="of:=ROUND(([.I175]+[.J175]+[.M175]+[.N175]+[.Q175]+[.R175])/3;0)" office:value-type="float" office:value="20" calcext:value-type="float">
            <text:p>20</text:p>
          </table:table-cell>
          <table:table-cell table:formula="of:=[.F175]*LOG10([.S175]+2)" office:value-type="float" office:value="5.36969072328883" calcext:value-type="float">
            <text:p>5,3696907232888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439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176]=&quot;взв&quot;;11;[.G176]=&quot;накл&quot;;24;[.G176]=&quot;прокл&quot;;25;[.G176]=&quot;пт&quot;;26;[.G176]=90;10;[.G176]=85;10;[.G176]=80;9;[.G176]=75;8;[.G176]=70;8;[.G176]=65;7;[.G176]=60;7;[.G176]=55;6;[.G176]=50;6;[.G176]=45;6;[.G176]=40;5;[.G176]=35;4;[.G176]=30;4;[.G176]=25;3;[.G176]=20;2;[.G176]=15;1;[.G176]=10;1;[.G176]=0;0)" office:value-type="float" office:value="1" calcext:value-type="float">
            <text:p>1</text:p>
          </table:table-cell>
          <table:table-cell table:formula="of:=IF([.H176]&lt;=1;0;IF([.H176]&lt;=10;11;IF([.H176]&lt;=14;12;IF([.H176]&lt;=17;13;IF([.H176]&lt;=20;14;IF([.H176]&lt;=22;15;IF([.H176]&lt;=25;16;IF([.H176]&lt;=27;17;IF([.H176]&lt;=29;18;IF([.H176]&lt;=32;19;IF([.H176]&lt;=34;20;IF([.H176]&lt;=36;21;IF([.H176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176]=&quot;взв&quot;;11;[.K176]=&quot;накл&quot;;24;[.K176]=&quot;прокл&quot;;25;[.K176]=&quot;пт&quot;;26;[.K176]=90;10;[.K176]=85;10;[.K176]=80;9;[.K176]=75;8;[.K176]=70;8;[.K176]=65;7;[.K176]=60;7;[.K176]=55;6;[.K176]=50;6;[.K176]=45;6;[.K176]=40;5;[.K176]=35;4;[.K176]=30;4;[.K176]=25;3;[.K176]=20;2;[.K176]=15;1;[.K176]=10;1;[.K176]=0;0)" office:value-type="float" office:value="4" calcext:value-type="float">
            <text:p>4</text:p>
          </table:table-cell>
          <table:table-cell table:formula="of:=IF([.L176]&lt;=1;0;IF([.L176]&lt;=10;11;IF([.L176]&lt;=14;12;IF([.L176]&lt;=17;13;IF([.L176]&lt;=20;14;IF([.L176]&lt;=22;15;IF([.L176]&lt;=25;16;IF([.L176]&lt;=27;17;IF([.L176]&lt;=29;18;IF([.L176]&lt;=32;19;IF([.L176]&lt;=34;20;IF([.L176]&lt;=36;21;IF([.L176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76]=&quot;взв&quot;;11;[.O176]=&quot;накл&quot;;24;[.O176]=&quot;прокл&quot;;25;[.O176]=&quot;пт&quot;;26;[.O176]=90;10;[.O176]=85;10;[.O176]=80;9;[.O176]=75;8;[.O176]=70;8;[.O176]=65;7;[.O176]=60;7;[.O176]=55;6;[.O176]=50;6;[.O176]=45;6;[.O176]=40;5;[.O176]=35;4;[.O176]=30;4;[.O176]=25;3;[.O176]=20;2;[.O176]=15;1;[.O176]=10;1;[.O176]=0;0)" office:value-type="float" office:value="4" calcext:value-type="float">
            <text:p>4</text:p>
          </table:table-cell>
          <table:table-cell table:formula="of:=IF([.P176]&lt;=1;0;IF([.P176]&lt;=10;11;IF([.P176]&lt;=14;12;IF([.P176]&lt;=17;13;IF([.P176]&lt;=20;14;IF([.P176]&lt;=22;15;IF([.P176]&lt;=25;16;IF([.P176]&lt;=27;17;IF([.P176]&lt;=29;18;IF([.P176]&lt;=32;19;IF([.P176]&lt;=34;20;IF([.P176]&lt;=36;21;IF([.P176]&lt;=40;22;24)))))))))))))" office:value-type="float" office:value="0" calcext:value-type="float">
            <text:p>0</text:p>
          </table:table-cell>
          <table:table-cell table:formula="of:=ROUND(([.I176]+[.J176]+[.M176]+[.N176]+[.Q176]+[.R176])/3;0)" office:value-type="float" office:value="3" calcext:value-type="float">
            <text:p>3</text:p>
          </table:table-cell>
          <table:table-cell table:formula="of:=[.F176]*LOG10([.S176]+2)" office:value-type="float" office:value="2.79588001734408" calcext:value-type="float">
            <text:p>2,7958800173440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471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177]=&quot;взв&quot;;11;[.G177]=&quot;накл&quot;;24;[.G177]=&quot;прокл&quot;;25;[.G177]=&quot;пт&quot;;26;[.G177]=90;10;[.G177]=85;10;[.G177]=80;9;[.G177]=75;8;[.G177]=70;8;[.G177]=65;7;[.G177]=60;7;[.G177]=55;6;[.G177]=50;6;[.G177]=45;6;[.G177]=40;5;[.G177]=35;4;[.G177]=30;4;[.G177]=25;3;[.G177]=20;2;[.G177]=15;1;[.G177]=10;1;[.G177]=0;0)" office:value-type="float" office:value="0" calcext:value-type="float">
            <text:p>0</text:p>
          </table:table-cell>
          <table:table-cell table:formula="of:=IF([.H177]&lt;=1;0;IF([.H177]&lt;=10;11;IF([.H177]&lt;=14;12;IF([.H177]&lt;=17;13;IF([.H177]&lt;=20;14;IF([.H177]&lt;=22;15;IF([.H177]&lt;=25;16;IF([.H177]&lt;=27;17;IF([.H177]&lt;=29;18;IF([.H177]&lt;=32;19;IF([.H177]&lt;=34;20;IF([.H177]&lt;=36;21;IF([.H177]&lt;=40;22;24)))))))))))))"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K177]=&quot;взв&quot;;11;[.K177]=&quot;накл&quot;;24;[.K177]=&quot;прокл&quot;;25;[.K177]=&quot;пт&quot;;26;[.K177]=90;10;[.K177]=85;10;[.K177]=80;9;[.K177]=75;8;[.K177]=70;8;[.K177]=65;7;[.K177]=60;7;[.K177]=55;6;[.K177]=50;6;[.K177]=45;6;[.K177]=40;5;[.K177]=35;4;[.K177]=30;4;[.K177]=25;3;[.K177]=20;2;[.K177]=15;1;[.K177]=10;1;[.K177]=0;0)" office:value-type="float" office:value="0" calcext:value-type="float">
            <text:p>0</text:p>
          </table:table-cell>
          <table:table-cell table:formula="of:=IF([.L177]&lt;=1;0;IF([.L177]&lt;=10;11;IF([.L177]&lt;=14;12;IF([.L177]&lt;=17;13;IF([.L177]&lt;=20;14;IF([.L177]&lt;=22;15;IF([.L177]&lt;=25;16;IF([.L177]&lt;=27;17;IF([.L177]&lt;=29;18;IF([.L177]&lt;=32;19;IF([.L177]&lt;=34;20;IF([.L177]&lt;=36;21;IF([.L177]&lt;=40;22;24)))))))))))))" office:value-type="float" office:value="15" calcext:value-type="float">
            <text:p>15</text:p>
          </table:table-cell>
          <table:table-cell table:number-columns-repeated="2"/>
          <table:table-cell table:formula="of:=COM.MICROSOFT.IFS([.O177]=&quot;взв&quot;;11;[.O177]=&quot;накл&quot;;24;[.O177]=&quot;прокл&quot;;25;[.O177]=&quot;пт&quot;;26;[.O177]=90;10;[.O177]=85;10;[.O177]=80;9;[.O177]=75;8;[.O177]=70;8;[.O177]=65;7;[.O177]=60;7;[.O177]=55;6;[.O177]=50;6;[.O177]=45;6;[.O177]=40;5;[.O177]=35;4;[.O177]=30;4;[.O177]=25;3;[.O177]=20;2;[.O177]=15;1;[.O177]=10;1;[.O177]=0;0)" office:value-type="float" office:value="0" calcext:value-type="float">
            <text:p>0</text:p>
          </table:table-cell>
          <table:table-cell table:formula="of:=IF([.P177]&lt;=1;0;IF([.P177]&lt;=10;11;IF([.P177]&lt;=14;12;IF([.P177]&lt;=17;13;IF([.P177]&lt;=20;14;IF([.P177]&lt;=22;15;IF([.P177]&lt;=25;16;IF([.P177]&lt;=27;17;IF([.P177]&lt;=29;18;IF([.P177]&lt;=32;19;IF([.P177]&lt;=34;20;IF([.P177]&lt;=36;21;IF([.P177]&lt;=40;22;24)))))))))))))" office:value-type="float" office:value="0" calcext:value-type="float">
            <text:p>0</text:p>
          </table:table-cell>
          <table:table-cell table:formula="of:=ROUND(([.I177]+[.J177]+[.M177]+[.N177]+[.Q177]+[.R177])/2;0)" office:value-type="float" office:value="17" calcext:value-type="float">
            <text:p>17</text:p>
          </table:table-cell>
          <table:table-cell table:formula="of:=[.F177]*LOG10([.S177]+2)" office:value-type="float" office:value="5.11501440381132" calcext:value-type="float">
            <text:p>5,1150144038113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434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78]=&quot;взв&quot;;11;[.G178]=&quot;накл&quot;;24;[.G178]=&quot;прокл&quot;;25;[.G178]=&quot;пт&quot;;26;[.G178]=90;10;[.G178]=85;10;[.G178]=80;9;[.G178]=75;8;[.G178]=70;8;[.G178]=65;7;[.G178]=60;7;[.G178]=55;6;[.G178]=50;6;[.G178]=45;6;[.G178]=40;5;[.G178]=35;4;[.G178]=30;4;[.G178]=25;3;[.G178]=20;2;[.G178]=15;1;[.G178]=10;1;[.G178]=0;0)" office:value-type="float" office:value="10" calcext:value-type="float">
            <text:p>10</text:p>
          </table:table-cell>
          <table:table-cell table:formula="of:=IF([.H178]&lt;=1;0;IF([.H178]&lt;=10;11;IF([.H178]&lt;=14;12;IF([.H178]&lt;=17;13;IF([.H178]&lt;=20;14;IF([.H178]&lt;=22;15;IF([.H178]&lt;=25;16;IF([.H178]&lt;=27;17;IF([.H178]&lt;=29;18;IF([.H178]&lt;=32;19;IF([.H178]&lt;=34;20;IF([.H178]&lt;=36;21;IF([.H178]&lt;=40;22;24)))))))))))))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178]=&quot;взв&quot;;11;[.K178]=&quot;накл&quot;;24;[.K178]=&quot;прокл&quot;;25;[.K178]=&quot;пт&quot;;26;[.K178]=90;10;[.K178]=85;10;[.K178]=80;9;[.K178]=75;8;[.K178]=70;8;[.K178]=65;7;[.K178]=60;7;[.K178]=55;6;[.K178]=50;6;[.K178]=45;6;[.K178]=40;5;[.K178]=35;4;[.K178]=30;4;[.K178]=25;3;[.K178]=20;2;[.K178]=15;1;[.K178]=10;1;[.K178]=0;0)" office:value-type="float" office:value="0" calcext:value-type="float">
            <text:p>0</text:p>
          </table:table-cell>
          <table:table-cell table:formula="of:=IF([.L178]&lt;=1;0;IF([.L178]&lt;=10;11;IF([.L178]&lt;=14;12;IF([.L178]&lt;=17;13;IF([.L178]&lt;=20;14;IF([.L178]&lt;=22;15;IF([.L178]&lt;=25;16;IF([.L178]&lt;=27;17;IF([.L178]&lt;=29;18;IF([.L178]&lt;=32;19;IF([.L178]&lt;=34;20;IF([.L178]&lt;=36;21;IF([.L178]&lt;=40;22;24)))))))))))))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78]=&quot;взв&quot;;11;[.O178]=&quot;накл&quot;;24;[.O178]=&quot;прокл&quot;;25;[.O178]=&quot;пт&quot;;26;[.O178]=90;10;[.O178]=85;10;[.O178]=80;9;[.O178]=75;8;[.O178]=70;8;[.O178]=65;7;[.O178]=60;7;[.O178]=55;6;[.O178]=50;6;[.O178]=45;6;[.O178]=40;5;[.O178]=35;4;[.O178]=30;4;[.O178]=25;3;[.O178]=20;2;[.O178]=15;1;[.O178]=10;1;[.O178]=0;0)" office:value-type="float" office:value="10" calcext:value-type="float">
            <text:p>10</text:p>
          </table:table-cell>
          <table:table-cell table:formula="of:=IF([.P178]&lt;=1;0;IF([.P178]&lt;=10;11;IF([.P178]&lt;=14;12;IF([.P178]&lt;=17;13;IF([.P178]&lt;=20;14;IF([.P178]&lt;=22;15;IF([.P178]&lt;=25;16;IF([.P178]&lt;=27;17;IF([.P178]&lt;=29;18;IF([.P178]&lt;=32;19;IF([.P178]&lt;=34;20;IF([.P178]&lt;=36;21;IF([.P178]&lt;=40;22;24)))))))))))))" office:value-type="float" office:value="0" calcext:value-type="float">
            <text:p>0</text:p>
          </table:table-cell>
          <table:table-cell table:formula="of:=ROUND(([.I178]+[.J178]+[.M178]+[.N178]+[.Q178]+[.R178])/3;0)" office:value-type="float" office:value="12" calcext:value-type="float">
            <text:p>12</text:p>
          </table:table-cell>
          <table:table-cell table:formula="of:=[.F178]*LOG10([.S178]+2)" office:value-type="float" office:value="5.73064017839119" calcext:value-type="float">
            <text:p>5,7306401783911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218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179]=&quot;взв&quot;;11;[.G179]=&quot;накл&quot;;24;[.G179]=&quot;прокл&quot;;25;[.G179]=&quot;пт&quot;;26;[.G179]=90;10;[.G179]=85;10;[.G179]=80;9;[.G179]=75;8;[.G179]=70;8;[.G179]=65;7;[.G179]=60;7;[.G179]=55;6;[.G179]=50;6;[.G179]=45;6;[.G179]=40;5;[.G179]=35;4;[.G179]=30;4;[.G179]=25;3;[.G179]=20;2;[.G179]=15;1;[.G179]=10;1;[.G179]=0;0)" office:value-type="float" office:value="11" calcext:value-type="float">
            <text:p>11</text:p>
          </table:table-cell>
          <table:table-cell table:formula="of:=IF([.H179]&lt;=1;0;IF([.H179]&lt;=10;11;IF([.H179]&lt;=14;12;IF([.H179]&lt;=17;13;IF([.H179]&lt;=20;14;IF([.H179]&lt;=22;15;IF([.H179]&lt;=25;16;IF([.H179]&lt;=27;17;IF([.H179]&lt;=29;18;IF([.H179]&lt;=32;19;IF([.H179]&lt;=34;20;IF([.H179]&lt;=36;21;IF([.H17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79]=&quot;взв&quot;;11;[.K179]=&quot;накл&quot;;24;[.K179]=&quot;прокл&quot;;25;[.K179]=&quot;пт&quot;;26;[.K179]=90;10;[.K179]=85;10;[.K179]=80;9;[.K179]=75;8;[.K179]=70;8;[.K179]=65;7;[.K179]=60;7;[.K179]=55;6;[.K179]=50;6;[.K179]=45;6;[.K179]=40;5;[.K179]=35;4;[.K179]=30;4;[.K179]=25;3;[.K179]=20;2;[.K179]=15;1;[.K179]=10;1;[.K179]=0;0)" office:value-type="float" office:value="10" calcext:value-type="float">
            <text:p>10</text:p>
          </table:table-cell>
          <table:table-cell table:formula="of:=IF([.L179]&lt;=1;0;IF([.L179]&lt;=10;11;IF([.L179]&lt;=14;12;IF([.L179]&lt;=17;13;IF([.L179]&lt;=20;14;IF([.L179]&lt;=22;15;IF([.L179]&lt;=25;16;IF([.L179]&lt;=27;17;IF([.L179]&lt;=29;18;IF([.L179]&lt;=32;19;IF([.L179]&lt;=34;20;IF([.L179]&lt;=36;21;IF([.L179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179]=&quot;взв&quot;;11;[.O179]=&quot;накл&quot;;24;[.O179]=&quot;прокл&quot;;25;[.O179]=&quot;пт&quot;;26;[.O179]=90;10;[.O179]=85;10;[.O179]=80;9;[.O179]=75;8;[.O179]=70;8;[.O179]=65;7;[.O179]=60;7;[.O179]=55;6;[.O179]=50;6;[.O179]=45;6;[.O179]=40;5;[.O179]=35;4;[.O179]=30;4;[.O179]=25;3;[.O179]=20;2;[.O179]=15;1;[.O179]=10;1;[.O179]=0;0)" office:value-type="float" office:value="11" calcext:value-type="float">
            <text:p>11</text:p>
          </table:table-cell>
          <table:table-cell table:formula="of:=IF([.P179]&lt;=1;0;IF([.P179]&lt;=10;11;IF([.P179]&lt;=14;12;IF([.P179]&lt;=17;13;IF([.P179]&lt;=20;14;IF([.P179]&lt;=22;15;IF([.P179]&lt;=25;16;IF([.P179]&lt;=27;17;IF([.P179]&lt;=29;18;IF([.P179]&lt;=32;19;IF([.P179]&lt;=34;20;IF([.P179]&lt;=36;21;IF([.P179]&lt;=40;22;24)))))))))))))" office:value-type="float" office:value="0" calcext:value-type="float">
            <text:p>0</text:p>
          </table:table-cell>
          <table:table-cell table:formula="of:=ROUND(([.I179]+[.J179]+[.M179]+[.N179]+[.Q179]+[.R179])/3;0)" office:value-type="float" office:value="11" calcext:value-type="float">
            <text:p>11</text:p>
          </table:table-cell>
          <table:table-cell table:formula="of:=[.F179]*LOG10([.S179]+2)" office:value-type="float" office:value="6.68366011384102" calcext:value-type="float">
            <text:p>6,6836601138410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467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180]=&quot;взв&quot;;11;[.G180]=&quot;накл&quot;;24;[.G180]=&quot;прокл&quot;;25;[.G180]=&quot;пт&quot;;26;[.G180]=90;10;[.G180]=85;10;[.G180]=80;9;[.G180]=75;8;[.G180]=70;8;[.G180]=65;7;[.G180]=60;7;[.G180]=55;6;[.G180]=50;6;[.G180]=45;6;[.G180]=40;5;[.G180]=35;4;[.G180]=30;4;[.G180]=25;3;[.G180]=20;2;[.G180]=15;1;[.G180]=10;1;[.G180]=0;0)" office:value-type="float" office:value="0" calcext:value-type="float">
            <text:p>0</text:p>
          </table:table-cell>
          <table:table-cell table:formula="of:=IF([.H180]&lt;=1;0;IF([.H180]&lt;=10;11;IF([.H180]&lt;=14;12;IF([.H180]&lt;=17;13;IF([.H180]&lt;=20;14;IF([.H180]&lt;=22;15;IF([.H180]&lt;=25;16;IF([.H180]&lt;=27;17;IF([.H180]&lt;=29;18;IF([.H180]&lt;=32;19;IF([.H180]&lt;=34;20;IF([.H180]&lt;=36;21;IF([.H180]&lt;=40;22;24)))))))))))))" office:value-type="float" office:value="18" calcext:value-type="float">
            <text:p>1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180]=&quot;взв&quot;;11;[.K180]=&quot;накл&quot;;24;[.K180]=&quot;прокл&quot;;25;[.K180]=&quot;пт&quot;;26;[.K180]=90;10;[.K180]=85;10;[.K180]=80;9;[.K180]=75;8;[.K180]=70;8;[.K180]=65;7;[.K180]=60;7;[.K180]=55;6;[.K180]=50;6;[.K180]=45;6;[.K180]=40;5;[.K180]=35;4;[.K180]=30;4;[.K180]=25;3;[.K180]=20;2;[.K180]=15;1;[.K180]=10;1;[.K180]=0;0)" office:value-type="float" office:value="0" calcext:value-type="float">
            <text:p>0</text:p>
          </table:table-cell>
          <table:table-cell table:formula="of:=IF([.L180]&lt;=1;0;IF([.L180]&lt;=10;11;IF([.L180]&lt;=14;12;IF([.L180]&lt;=17;13;IF([.L180]&lt;=20;14;IF([.L180]&lt;=22;15;IF([.L180]&lt;=25;16;IF([.L180]&lt;=27;17;IF([.L180]&lt;=29;18;IF([.L180]&lt;=32;19;IF([.L180]&lt;=34;20;IF([.L180]&lt;=36;21;IF([.L180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80]=&quot;взв&quot;;11;[.O180]=&quot;накл&quot;;24;[.O180]=&quot;прокл&quot;;25;[.O180]=&quot;пт&quot;;26;[.O180]=90;10;[.O180]=85;10;[.O180]=80;9;[.O180]=75;8;[.O180]=70;8;[.O180]=65;7;[.O180]=60;7;[.O180]=55;6;[.O180]=50;6;[.O180]=45;6;[.O180]=40;5;[.O180]=35;4;[.O180]=30;4;[.O180]=25;3;[.O180]=20;2;[.O180]=15;1;[.O180]=10;1;[.O180]=0;0)" office:value-type="float" office:value="0" calcext:value-type="float">
            <text:p>0</text:p>
          </table:table-cell>
          <table:table-cell table:formula="of:=IF([.P180]&lt;=1;0;IF([.P180]&lt;=10;11;IF([.P180]&lt;=14;12;IF([.P180]&lt;=17;13;IF([.P180]&lt;=20;14;IF([.P180]&lt;=22;15;IF([.P180]&lt;=25;16;IF([.P180]&lt;=27;17;IF([.P180]&lt;=29;18;IF([.P180]&lt;=32;19;IF([.P180]&lt;=34;20;IF([.P180]&lt;=36;21;IF([.P180]&lt;=40;22;24)))))))))))))" office:value-type="float" office:value="21" calcext:value-type="float">
            <text:p>21</text:p>
          </table:table-cell>
          <table:table-cell table:formula="of:=ROUND(([.I180]+[.J180]+[.M180]+[.N180]+[.Q180]+[.R180])/3;0)" office:value-type="float" office:value="20" calcext:value-type="float">
            <text:p>20</text:p>
          </table:table-cell>
          <table:table-cell table:formula="of:=[.F180]*LOG10([.S180]+2)" office:value-type="float" office:value="10.7393814465777" calcext:value-type="float">
            <text:p>10,739381446577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407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181]=&quot;взв&quot;;11;[.G181]=&quot;накл&quot;;24;[.G181]=&quot;прокл&quot;;25;[.G181]=&quot;пт&quot;;26;[.G181]=90;10;[.G181]=85;10;[.G181]=80;9;[.G181]=75;8;[.G181]=70;8;[.G181]=65;7;[.G181]=60;7;[.G181]=55;6;[.G181]=50;6;[.G181]=45;6;[.G181]=40;5;[.G181]=35;4;[.G181]=30;4;[.G181]=25;3;[.G181]=20;2;[.G181]=15;1;[.G181]=10;1;[.G181]=0;0)" office:value-type="float" office:value="0" calcext:value-type="float">
            <text:p>0</text:p>
          </table:table-cell>
          <table:table-cell table:formula="of:=IF([.H181]&lt;=1;0;IF([.H181]&lt;=10;11;IF([.H181]&lt;=14;12;IF([.H181]&lt;=17;13;IF([.H181]&lt;=20;14;IF([.H181]&lt;=22;15;IF([.H181]&lt;=25;16;IF([.H181]&lt;=27;17;IF([.H181]&lt;=29;18;IF([.H181]&lt;=32;19;IF([.H181]&lt;=34;20;IF([.H181]&lt;=36;21;IF([.H181]&lt;=40;22;24)))))))))))))" office:value-type="float" office:value="16" calcext:value-type="float">
            <text:p>1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181]=&quot;взв&quot;;11;[.K181]=&quot;накл&quot;;24;[.K181]=&quot;прокл&quot;;25;[.K181]=&quot;пт&quot;;26;[.K181]=90;10;[.K181]=85;10;[.K181]=80;9;[.K181]=75;8;[.K181]=70;8;[.K181]=65;7;[.K181]=60;7;[.K181]=55;6;[.K181]=50;6;[.K181]=45;6;[.K181]=40;5;[.K181]=35;4;[.K181]=30;4;[.K181]=25;3;[.K181]=20;2;[.K181]=15;1;[.K181]=10;1;[.K181]=0;0)" office:value-type="float" office:value="0" calcext:value-type="float">
            <text:p>0</text:p>
          </table:table-cell>
          <table:table-cell table:formula="of:=IF([.L181]&lt;=1;0;IF([.L181]&lt;=10;11;IF([.L181]&lt;=14;12;IF([.L181]&lt;=17;13;IF([.L181]&lt;=20;14;IF([.L181]&lt;=22;15;IF([.L181]&lt;=25;16;IF([.L181]&lt;=27;17;IF([.L181]&lt;=29;18;IF([.L181]&lt;=32;19;IF([.L181]&lt;=34;20;IF([.L181]&lt;=36;21;IF([.L181]&lt;=40;22;24)))))))))))))"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81]=&quot;взв&quot;;11;[.O181]=&quot;накл&quot;;24;[.O181]=&quot;прокл&quot;;25;[.O181]=&quot;пт&quot;;26;[.O181]=90;10;[.O181]=85;10;[.O181]=80;9;[.O181]=75;8;[.O181]=70;8;[.O181]=65;7;[.O181]=60;7;[.O181]=55;6;[.O181]=50;6;[.O181]=45;6;[.O181]=40;5;[.O181]=35;4;[.O181]=30;4;[.O181]=25;3;[.O181]=20;2;[.O181]=15;1;[.O181]=10;1;[.O181]=0;0)" office:value-type="float" office:value="0" calcext:value-type="float">
            <text:p>0</text:p>
          </table:table-cell>
          <table:table-cell table:formula="of:=IF([.P181]&lt;=1;0;IF([.P181]&lt;=10;11;IF([.P181]&lt;=14;12;IF([.P181]&lt;=17;13;IF([.P181]&lt;=20;14;IF([.P181]&lt;=22;15;IF([.P181]&lt;=25;16;IF([.P181]&lt;=27;17;IF([.P181]&lt;=29;18;IF([.P181]&lt;=32;19;IF([.P181]&lt;=34;20;IF([.P181]&lt;=36;21;IF([.P181]&lt;=40;22;24)))))))))))))" office:value-type="float" office:value="20" calcext:value-type="float">
            <text:p>20</text:p>
          </table:table-cell>
          <table:table-cell table:formula="of:=ROUND(([.I181]+[.J181]+[.M181]+[.N181]+[.Q181]+[.R181])/3;0)" office:value-type="float" office:value="18" calcext:value-type="float">
            <text:p>18</text:p>
          </table:table-cell>
          <table:table-cell table:formula="of:=[.F181]*LOG10([.S181]+2)" office:value-type="float" office:value="13.0102999566398" calcext:value-type="float">
            <text:p>13,010299956639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465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182]=&quot;взв&quot;;11;[.G182]=&quot;накл&quot;;24;[.G182]=&quot;прокл&quot;;25;[.G182]=&quot;пт&quot;;26;[.G182]=90;10;[.G182]=85;10;[.G182]=80;9;[.G182]=75;8;[.G182]=70;8;[.G182]=65;7;[.G182]=60;7;[.G182]=55;6;[.G182]=50;6;[.G182]=45;6;[.G182]=40;5;[.G182]=35;4;[.G182]=30;4;[.G182]=25;3;[.G182]=20;2;[.G182]=15;1;[.G182]=10;1;[.G182]=0;0)" office:value-type="float" office:value="0" calcext:value-type="float">
            <text:p>0</text:p>
          </table:table-cell>
          <table:table-cell table:formula="of:=IF([.H182]&lt;=1;0;IF([.H182]&lt;=10;11;IF([.H182]&lt;=14;12;IF([.H182]&lt;=17;13;IF([.H182]&lt;=20;14;IF([.H182]&lt;=22;15;IF([.H182]&lt;=25;16;IF([.H182]&lt;=27;17;IF([.H182]&lt;=29;18;IF([.H182]&lt;=32;19;IF([.H182]&lt;=34;20;IF([.H182]&lt;=36;21;IF([.H182]&lt;=40;22;24)))))))))))))"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182]=&quot;взв&quot;;11;[.K182]=&quot;накл&quot;;24;[.K182]=&quot;прокл&quot;;25;[.K182]=&quot;пт&quot;;26;[.K182]=90;10;[.K182]=85;10;[.K182]=80;9;[.K182]=75;8;[.K182]=70;8;[.K182]=65;7;[.K182]=60;7;[.K182]=55;6;[.K182]=50;6;[.K182]=45;6;[.K182]=40;5;[.K182]=35;4;[.K182]=30;4;[.K182]=25;3;[.K182]=20;2;[.K182]=15;1;[.K182]=10;1;[.K182]=0;0)" office:value-type="float" office:value="0" calcext:value-type="float">
            <text:p>0</text:p>
          </table:table-cell>
          <table:table-cell table:formula="of:=IF([.L182]&lt;=1;0;IF([.L182]&lt;=10;11;IF([.L182]&lt;=14;12;IF([.L182]&lt;=17;13;IF([.L182]&lt;=20;14;IF([.L182]&lt;=22;15;IF([.L182]&lt;=25;16;IF([.L182]&lt;=27;17;IF([.L182]&lt;=29;18;IF([.L182]&lt;=32;19;IF([.L182]&lt;=34;20;IF([.L182]&lt;=36;21;IF([.L182]&lt;=40;22;24)))))))))))))"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182]=&quot;взв&quot;;11;[.O182]=&quot;накл&quot;;24;[.O182]=&quot;прокл&quot;;25;[.O182]=&quot;пт&quot;;26;[.O182]=90;10;[.O182]=85;10;[.O182]=80;9;[.O182]=75;8;[.O182]=70;8;[.O182]=65;7;[.O182]=60;7;[.O182]=55;6;[.O182]=50;6;[.O182]=45;6;[.O182]=40;5;[.O182]=35;4;[.O182]=30;4;[.O182]=25;3;[.O182]=20;2;[.O182]=15;1;[.O182]=10;1;[.O182]=0;0)" office:value-type="float" office:value="0" calcext:value-type="float">
            <text:p>0</text:p>
          </table:table-cell>
          <table:table-cell table:formula="of:=IF([.P182]&lt;=1;0;IF([.P182]&lt;=10;11;IF([.P182]&lt;=14;12;IF([.P182]&lt;=17;13;IF([.P182]&lt;=20;14;IF([.P182]&lt;=22;15;IF([.P182]&lt;=25;16;IF([.P182]&lt;=27;17;IF([.P182]&lt;=29;18;IF([.P182]&lt;=32;19;IF([.P182]&lt;=34;20;IF([.P182]&lt;=36;21;IF([.P182]&lt;=40;22;24)))))))))))))" office:value-type="float" office:value="18" calcext:value-type="float">
            <text:p>18</text:p>
          </table:table-cell>
          <table:table-cell table:formula="of:=ROUND(([.I182]+[.J182]+[.M182]+[.N182]+[.Q182]+[.R182])/3;0)" office:value-type="float" office:value="18" calcext:value-type="float">
            <text:p>18</text:p>
          </table:table-cell>
          <table:table-cell table:formula="of:=[.F182]*LOG10([.S182]+2)" office:value-type="float" office:value="13.0102999566398" calcext:value-type="float">
            <text:p>13,010299956639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21</text:p>
          </table:table-cell>
          <table:table-cell table:style-name="ce5" office:value-type="date" office:date-value="2010-06-20" calcext:value-type="date">
            <text:p>20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Gnidk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83]=&quot;взв&quot;;11;[.G183]=&quot;накл&quot;;24;[.G183]=&quot;прокл&quot;;25;[.G183]=&quot;пт&quot;;26;[.G183]=90;10;[.G183]=85;10;[.G183]=80;9;[.G183]=75;8;[.G183]=70;8;[.G183]=65;7;[.G183]=60;7;[.G183]=55;6;[.G183]=50;6;[.G183]=45;6;[.G183]=40;5;[.G183]=35;4;[.G183]=30;4;[.G183]=25;3;[.G183]=20;2;[.G183]=15;1;[.G183]=10;1;[.G183]=0;0)" office:value-type="float" office:value="10" calcext:value-type="float">
            <text:p>10</text:p>
          </table:table-cell>
          <table:table-cell table:formula="of:=IF([.H183]&lt;=1;0;IF([.H183]&lt;=10;11;IF([.H183]&lt;=14;12;IF([.H183]&lt;=17;13;IF([.H183]&lt;=20;14;IF([.H183]&lt;=22;15;IF([.H183]&lt;=25;16;IF([.H183]&lt;=27;17;IF([.H183]&lt;=29;18;IF([.H183]&lt;=32;19;IF([.H183]&lt;=34;20;IF([.H183]&lt;=36;21;IF([.H183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83]=&quot;взв&quot;;11;[.K183]=&quot;накл&quot;;24;[.K183]=&quot;прокл&quot;;25;[.K183]=&quot;пт&quot;;26;[.K183]=90;10;[.K183]=85;10;[.K183]=80;9;[.K183]=75;8;[.K183]=70;8;[.K183]=65;7;[.K183]=60;7;[.K183]=55;6;[.K183]=50;6;[.K183]=45;6;[.K183]=40;5;[.K183]=35;4;[.K183]=30;4;[.K183]=25;3;[.K183]=20;2;[.K183]=15;1;[.K183]=10;1;[.K183]=0;0)" office:value-type="float" office:value="8" calcext:value-type="float">
            <text:p>8</text:p>
          </table:table-cell>
          <table:table-cell table:formula="of:=IF([.L183]&lt;=1;0;IF([.L183]&lt;=10;11;IF([.L183]&lt;=14;12;IF([.L183]&lt;=17;13;IF([.L183]&lt;=20;14;IF([.L183]&lt;=22;15;IF([.L183]&lt;=25;16;IF([.L183]&lt;=27;17;IF([.L183]&lt;=29;18;IF([.L183]&lt;=32;19;IF([.L183]&lt;=34;20;IF([.L183]&lt;=36;21;IF([.L183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83]=&quot;взв&quot;;11;[.O183]=&quot;накл&quot;;24;[.O183]=&quot;прокл&quot;;25;[.O183]=&quot;пт&quot;;26;[.O183]=90;10;[.O183]=85;10;[.O183]=80;9;[.O183]=75;8;[.O183]=70;8;[.O183]=65;7;[.O183]=60;7;[.O183]=55;6;[.O183]=50;6;[.O183]=45;6;[.O183]=40;5;[.O183]=35;4;[.O183]=30;4;[.O183]=25;3;[.O183]=20;2;[.O183]=15;1;[.O183]=10;1;[.O183]=0;0)" office:value-type="float" office:value="8" calcext:value-type="float">
            <text:p>8</text:p>
          </table:table-cell>
          <table:table-cell table:formula="of:=IF([.P183]&lt;=1;0;IF([.P183]&lt;=10;11;IF([.P183]&lt;=14;12;IF([.P183]&lt;=17;13;IF([.P183]&lt;=20;14;IF([.P183]&lt;=22;15;IF([.P183]&lt;=25;16;IF([.P183]&lt;=27;17;IF([.P183]&lt;=29;18;IF([.P183]&lt;=32;19;IF([.P183]&lt;=34;20;IF([.P183]&lt;=36;21;IF([.P183]&lt;=40;22;24)))))))))))))" office:value-type="float" office:value="0" calcext:value-type="float">
            <text:p>0</text:p>
          </table:table-cell>
          <table:table-cell table:formula="of:=ROUND(([.I183]+[.J183]+[.M183]+[.N183]+[.Q183]+[.R183])/3;0)" office:value-type="float" office:value="9" calcext:value-type="float">
            <text:p>9</text:p>
          </table:table-cell>
          <table:table-cell table:formula="of:=[.F183]*LOG10([.S183]+2)" office:value-type="float" office:value="1.04139268515823" calcext:value-type="float">
            <text:p>1,0413926851582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61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184]=&quot;взв&quot;;11;[.G184]=&quot;накл&quot;;24;[.G184]=&quot;прокл&quot;;25;[.G184]=&quot;пт&quot;;26;[.G184]=90;10;[.G184]=85;10;[.G184]=80;9;[.G184]=75;8;[.G184]=70;8;[.G184]=65;7;[.G184]=60;7;[.G184]=55;6;[.G184]=50;6;[.G184]=45;6;[.G184]=40;5;[.G184]=35;4;[.G184]=30;4;[.G184]=25;3;[.G184]=20;2;[.G184]=15;1;[.G184]=10;1;[.G184]=0;0)" office:value-type="float" office:value="0" calcext:value-type="float">
            <text:p>0</text:p>
          </table:table-cell>
          <table:table-cell table:formula="of:=IF([.H184]&lt;=1;0;IF([.H184]&lt;=10;11;IF([.H184]&lt;=14;12;IF([.H184]&lt;=17;13;IF([.H184]&lt;=20;14;IF([.H184]&lt;=22;15;IF([.H184]&lt;=25;16;IF([.H184]&lt;=27;17;IF([.H184]&lt;=29;18;IF([.H184]&lt;=32;19;IF([.H184]&lt;=34;20;IF([.H184]&lt;=36;21;IF([.H184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184]=&quot;взв&quot;;11;[.K184]=&quot;накл&quot;;24;[.K184]=&quot;прокл&quot;;25;[.K184]=&quot;пт&quot;;26;[.K184]=90;10;[.K184]=85;10;[.K184]=80;9;[.K184]=75;8;[.K184]=70;8;[.K184]=65;7;[.K184]=60;7;[.K184]=55;6;[.K184]=50;6;[.K184]=45;6;[.K184]=40;5;[.K184]=35;4;[.K184]=30;4;[.K184]=25;3;[.K184]=20;2;[.K184]=15;1;[.K184]=10;1;[.K184]=0;0)" office:value-type="float" office:value="0" calcext:value-type="float">
            <text:p>0</text:p>
          </table:table-cell>
          <table:table-cell table:formula="of:=IF([.L184]&lt;=1;0;IF([.L184]&lt;=10;11;IF([.L184]&lt;=14;12;IF([.L184]&lt;=17;13;IF([.L184]&lt;=20;14;IF([.L184]&lt;=22;15;IF([.L184]&lt;=25;16;IF([.L184]&lt;=27;17;IF([.L184]&lt;=29;18;IF([.L184]&lt;=32;19;IF([.L184]&lt;=34;20;IF([.L184]&lt;=36;21;IF([.L184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184]=&quot;взв&quot;;11;[.O184]=&quot;накл&quot;;24;[.O184]=&quot;прокл&quot;;25;[.O184]=&quot;пт&quot;;26;[.O184]=90;10;[.O184]=85;10;[.O184]=80;9;[.O184]=75;8;[.O184]=70;8;[.O184]=65;7;[.O184]=60;7;[.O184]=55;6;[.O184]=50;6;[.O184]=45;6;[.O184]=40;5;[.O184]=35;4;[.O184]=30;4;[.O184]=25;3;[.O184]=20;2;[.O184]=15;1;[.O184]=10;1;[.O184]=0;0)" office:value-type="float" office:value="0" calcext:value-type="float">
            <text:p>0</text:p>
          </table:table-cell>
          <table:table-cell table:formula="of:=IF([.P184]&lt;=1;0;IF([.P184]&lt;=10;11;IF([.P184]&lt;=14;12;IF([.P184]&lt;=17;13;IF([.P184]&lt;=20;14;IF([.P184]&lt;=22;15;IF([.P184]&lt;=25;16;IF([.P184]&lt;=27;17;IF([.P184]&lt;=29;18;IF([.P184]&lt;=32;19;IF([.P184]&lt;=34;20;IF([.P184]&lt;=36;21;IF([.P184]&lt;=40;22;24)))))))))))))" office:value-type="float" office:value="20" calcext:value-type="float">
            <text:p>20</text:p>
          </table:table-cell>
          <table:table-cell table:formula="of:=ROUND(([.I184]+[.J184]+[.M184]+[.N184]+[.Q184]+[.R184])/3;0)" office:value-type="float" office:value="20" calcext:value-type="float">
            <text:p>20</text:p>
          </table:table-cell>
          <table:table-cell table:formula="of:=[.F184]*LOG10([.S184]+2)" office:value-type="float" office:value="0.671211340411103" calcext:value-type="float">
            <text:p>0,67121134041110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46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185]=&quot;взв&quot;;11;[.G185]=&quot;накл&quot;;24;[.G185]=&quot;прокл&quot;;25;[.G185]=&quot;пт&quot;;26;[.G185]=90;10;[.G185]=85;10;[.G185]=80;9;[.G185]=75;8;[.G185]=70;8;[.G185]=65;7;[.G185]=60;7;[.G185]=55;6;[.G185]=50;6;[.G185]=45;6;[.G185]=40;5;[.G185]=35;4;[.G185]=30;4;[.G185]=25;3;[.G185]=20;2;[.G185]=15;1;[.G185]=10;1;[.G185]=0;0)" office:value-type="float" office:value="0" calcext:value-type="float">
            <text:p>0</text:p>
          </table:table-cell>
          <table:table-cell table:formula="of:=IF([.H185]&lt;=1;0;IF([.H185]&lt;=10;11;IF([.H185]&lt;=14;12;IF([.H185]&lt;=17;13;IF([.H185]&lt;=20;14;IF([.H185]&lt;=22;15;IF([.H185]&lt;=25;16;IF([.H185]&lt;=27;17;IF([.H185]&lt;=29;18;IF([.H185]&lt;=32;19;IF([.H185]&lt;=34;20;IF([.H185]&lt;=36;21;IF([.H185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185]=&quot;взв&quot;;11;[.K185]=&quot;накл&quot;;24;[.K185]=&quot;прокл&quot;;25;[.K185]=&quot;пт&quot;;26;[.K185]=90;10;[.K185]=85;10;[.K185]=80;9;[.K185]=75;8;[.K185]=70;8;[.K185]=65;7;[.K185]=60;7;[.K185]=55;6;[.K185]=50;6;[.K185]=45;6;[.K185]=40;5;[.K185]=35;4;[.K185]=30;4;[.K185]=25;3;[.K185]=20;2;[.K185]=15;1;[.K185]=10;1;[.K185]=0;0)" office:value-type="float" office:value="0" calcext:value-type="float">
            <text:p>0</text:p>
          </table:table-cell>
          <table:table-cell table:formula="of:=IF([.L185]&lt;=1;0;IF([.L185]&lt;=10;11;IF([.L185]&lt;=14;12;IF([.L185]&lt;=17;13;IF([.L185]&lt;=20;14;IF([.L185]&lt;=22;15;IF([.L185]&lt;=25;16;IF([.L185]&lt;=27;17;IF([.L185]&lt;=29;18;IF([.L185]&lt;=32;19;IF([.L185]&lt;=34;20;IF([.L185]&lt;=36;21;IF([.L185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85]=&quot;взв&quot;;11;[.O185]=&quot;накл&quot;;24;[.O185]=&quot;прокл&quot;;25;[.O185]=&quot;пт&quot;;26;[.O185]=90;10;[.O185]=85;10;[.O185]=80;9;[.O185]=75;8;[.O185]=70;8;[.O185]=65;7;[.O185]=60;7;[.O185]=55;6;[.O185]=50;6;[.O185]=45;6;[.O185]=40;5;[.O185]=35;4;[.O185]=30;4;[.O185]=25;3;[.O185]=20;2;[.O185]=15;1;[.O185]=10;1;[.O185]=0;0)" office:value-type="float" office:value="0" calcext:value-type="float">
            <text:p>0</text:p>
          </table:table-cell>
          <table:table-cell table:formula="of:=IF([.P185]&lt;=1;0;IF([.P185]&lt;=10;11;IF([.P185]&lt;=14;12;IF([.P185]&lt;=17;13;IF([.P185]&lt;=20;14;IF([.P185]&lt;=22;15;IF([.P185]&lt;=25;16;IF([.P185]&lt;=27;17;IF([.P185]&lt;=29;18;IF([.P185]&lt;=32;19;IF([.P185]&lt;=34;20;IF([.P185]&lt;=36;21;IF([.P185]&lt;=40;22;24)))))))))))))" office:value-type="float" office:value="21" calcext:value-type="float">
            <text:p>21</text:p>
          </table:table-cell>
          <table:table-cell table:formula="of:=ROUND(([.I185]+[.J185]+[.M185]+[.N185]+[.Q185]+[.R185])/3;0)" office:value-type="float" office:value="22" calcext:value-type="float">
            <text:p>22</text:p>
          </table:table-cell>
          <table:table-cell table:formula="of:=[.F185]*LOG10([.S185]+2)" office:value-type="float" office:value="1.38021124171161" calcext:value-type="float">
            <text:p>1,3802112417116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50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186]=&quot;взв&quot;;11;[.G186]=&quot;накл&quot;;24;[.G186]=&quot;прокл&quot;;25;[.G186]=&quot;пт&quot;;26;[.G186]=90;10;[.G186]=85;10;[.G186]=80;9;[.G186]=75;8;[.G186]=70;8;[.G186]=65;7;[.G186]=60;7;[.G186]=55;6;[.G186]=50;6;[.G186]=45;6;[.G186]=40;5;[.G186]=35;4;[.G186]=30;4;[.G186]=25;3;[.G186]=20;2;[.G186]=15;1;[.G186]=10;1;[.G186]=0;0)" office:value-type="float" office:value="0" calcext:value-type="float">
            <text:p>0</text:p>
          </table:table-cell>
          <table:table-cell table:formula="of:=IF([.H186]&lt;=1;0;IF([.H186]&lt;=10;11;IF([.H186]&lt;=14;12;IF([.H186]&lt;=17;13;IF([.H186]&lt;=20;14;IF([.H186]&lt;=22;15;IF([.H186]&lt;=25;16;IF([.H186]&lt;=27;17;IF([.H186]&lt;=29;18;IF([.H186]&lt;=32;19;IF([.H186]&lt;=34;20;IF([.H186]&lt;=36;21;IF([.H186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186]=&quot;взв&quot;;11;[.K186]=&quot;накл&quot;;24;[.K186]=&quot;прокл&quot;;25;[.K186]=&quot;пт&quot;;26;[.K186]=90;10;[.K186]=85;10;[.K186]=80;9;[.K186]=75;8;[.K186]=70;8;[.K186]=65;7;[.K186]=60;7;[.K186]=55;6;[.K186]=50;6;[.K186]=45;6;[.K186]=40;5;[.K186]=35;4;[.K186]=30;4;[.K186]=25;3;[.K186]=20;2;[.K186]=15;1;[.K186]=10;1;[.K186]=0;0)" office:value-type="float" office:value="0" calcext:value-type="float">
            <text:p>0</text:p>
          </table:table-cell>
          <table:table-cell table:formula="of:=IF([.L186]&lt;=1;0;IF([.L186]&lt;=10;11;IF([.L186]&lt;=14;12;IF([.L186]&lt;=17;13;IF([.L186]&lt;=20;14;IF([.L186]&lt;=22;15;IF([.L186]&lt;=25;16;IF([.L186]&lt;=27;17;IF([.L186]&lt;=29;18;IF([.L186]&lt;=32;19;IF([.L186]&lt;=34;20;IF([.L186]&lt;=36;21;IF([.L186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86]=&quot;взв&quot;;11;[.O186]=&quot;накл&quot;;24;[.O186]=&quot;прокл&quot;;25;[.O186]=&quot;пт&quot;;26;[.O186]=90;10;[.O186]=85;10;[.O186]=80;9;[.O186]=75;8;[.O186]=70;8;[.O186]=65;7;[.O186]=60;7;[.O186]=55;6;[.O186]=50;6;[.O186]=45;6;[.O186]=40;5;[.O186]=35;4;[.O186]=30;4;[.O186]=25;3;[.O186]=20;2;[.O186]=15;1;[.O186]=10;1;[.O186]=0;0)" office:value-type="float" office:value="0" calcext:value-type="float">
            <text:p>0</text:p>
          </table:table-cell>
          <table:table-cell table:formula="of:=IF([.P186]&lt;=1;0;IF([.P186]&lt;=10;11;IF([.P186]&lt;=14;12;IF([.P186]&lt;=17;13;IF([.P186]&lt;=20;14;IF([.P186]&lt;=22;15;IF([.P186]&lt;=25;16;IF([.P186]&lt;=27;17;IF([.P186]&lt;=29;18;IF([.P186]&lt;=32;19;IF([.P186]&lt;=34;20;IF([.P186]&lt;=36;21;IF([.P186]&lt;=40;22;24)))))))))))))" office:value-type="float" office:value="20" calcext:value-type="float">
            <text:p>20</text:p>
          </table:table-cell>
          <table:table-cell table:formula="of:=ROUND(([.I186]+[.J186]+[.M186]+[.N186]+[.Q186]+[.R186])/3;0)" office:value-type="float" office:value="19" calcext:value-type="float">
            <text:p>19</text:p>
          </table:table-cell>
          <table:table-cell table:formula="of:=[.F186]*LOG10([.S186]+2)" office:value-type="float" office:value="1.32221929473392" calcext:value-type="float">
            <text:p>1,3222192947339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70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187]=&quot;взв&quot;;11;[.G187]=&quot;накл&quot;;24;[.G187]=&quot;прокл&quot;;25;[.G187]=&quot;пт&quot;;26;[.G187]=90;10;[.G187]=85;10;[.G187]=80;9;[.G187]=75;8;[.G187]=70;8;[.G187]=65;7;[.G187]=60;7;[.G187]=55;6;[.G187]=50;6;[.G187]=45;6;[.G187]=40;5;[.G187]=35;4;[.G187]=30;4;[.G187]=25;3;[.G187]=20;2;[.G187]=15;1;[.G187]=10;1;[.G187]=0;0)" office:value-type="float" office:value="0" calcext:value-type="float">
            <text:p>0</text:p>
          </table:table-cell>
          <table:table-cell table:formula="of:=IF([.H187]&lt;=1;0;IF([.H187]&lt;=10;11;IF([.H187]&lt;=14;12;IF([.H187]&lt;=17;13;IF([.H187]&lt;=20;14;IF([.H187]&lt;=22;15;IF([.H187]&lt;=25;16;IF([.H187]&lt;=27;17;IF([.H187]&lt;=29;18;IF([.H187]&lt;=32;19;IF([.H187]&lt;=34;20;IF([.H187]&lt;=36;21;IF([.H187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87]=&quot;взв&quot;;11;[.K187]=&quot;накл&quot;;24;[.K187]=&quot;прокл&quot;;25;[.K187]=&quot;пт&quot;;26;[.K187]=90;10;[.K187]=85;10;[.K187]=80;9;[.K187]=75;8;[.K187]=70;8;[.K187]=65;7;[.K187]=60;7;[.K187]=55;6;[.K187]=50;6;[.K187]=45;6;[.K187]=40;5;[.K187]=35;4;[.K187]=30;4;[.K187]=25;3;[.K187]=20;2;[.K187]=15;1;[.K187]=10;1;[.K187]=0;0)" office:value-type="float" office:value="0" calcext:value-type="float">
            <text:p>0</text:p>
          </table:table-cell>
          <table:table-cell table:formula="of:=IF([.L187]&lt;=1;0;IF([.L187]&lt;=10;11;IF([.L187]&lt;=14;12;IF([.L187]&lt;=17;13;IF([.L187]&lt;=20;14;IF([.L187]&lt;=22;15;IF([.L187]&lt;=25;16;IF([.L187]&lt;=27;17;IF([.L187]&lt;=29;18;IF([.L187]&lt;=32;19;IF([.L187]&lt;=34;20;IF([.L187]&lt;=36;21;IF([.L187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187]=&quot;взв&quot;;11;[.O187]=&quot;накл&quot;;24;[.O187]=&quot;прокл&quot;;25;[.O187]=&quot;пт&quot;;26;[.O187]=90;10;[.O187]=85;10;[.O187]=80;9;[.O187]=75;8;[.O187]=70;8;[.O187]=65;7;[.O187]=60;7;[.O187]=55;6;[.O187]=50;6;[.O187]=45;6;[.O187]=40;5;[.O187]=35;4;[.O187]=30;4;[.O187]=25;3;[.O187]=20;2;[.O187]=15;1;[.O187]=10;1;[.O187]=0;0)" office:value-type="float" office:value="0" calcext:value-type="float">
            <text:p>0</text:p>
          </table:table-cell>
          <table:table-cell table:formula="of:=IF([.P187]&lt;=1;0;IF([.P187]&lt;=10;11;IF([.P187]&lt;=14;12;IF([.P187]&lt;=17;13;IF([.P187]&lt;=20;14;IF([.P187]&lt;=22;15;IF([.P187]&lt;=25;16;IF([.P187]&lt;=27;17;IF([.P187]&lt;=29;18;IF([.P187]&lt;=32;19;IF([.P187]&lt;=34;20;IF([.P187]&lt;=36;21;IF([.P187]&lt;=40;22;24)))))))))))))" office:value-type="float" office:value="20" calcext:value-type="float">
            <text:p>20</text:p>
          </table:table-cell>
          <table:table-cell table:formula="of:=ROUND(([.I187]+[.J187]+[.M187]+[.N187]+[.Q187]+[.R187])/3;0)" office:value-type="float" office:value="20" calcext:value-type="float">
            <text:p>20</text:p>
          </table:table-cell>
          <table:table-cell table:formula="of:=[.F187]*LOG10([.S187]+2)" office:value-type="float" office:value="1.34242268082221" calcext:value-type="float">
            <text:p>1,3424226808222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45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188]=&quot;взв&quot;;11;[.G188]=&quot;накл&quot;;24;[.G188]=&quot;прокл&quot;;25;[.G188]=&quot;пт&quot;;26;[.G188]=90;10;[.G188]=85;10;[.G188]=80;9;[.G188]=75;8;[.G188]=70;8;[.G188]=65;7;[.G188]=60;7;[.G188]=55;6;[.G188]=50;6;[.G188]=45;6;[.G188]=40;5;[.G188]=35;4;[.G188]=30;4;[.G188]=25;3;[.G188]=20;2;[.G188]=15;1;[.G188]=10;1;[.G188]=0;0)" office:value-type="float" office:value="0" calcext:value-type="float">
            <text:p>0</text:p>
          </table:table-cell>
          <table:table-cell table:formula="of:=IF([.H188]&lt;=1;0;IF([.H188]&lt;=10;11;IF([.H188]&lt;=14;12;IF([.H188]&lt;=17;13;IF([.H188]&lt;=20;14;IF([.H188]&lt;=22;15;IF([.H188]&lt;=25;16;IF([.H188]&lt;=27;17;IF([.H188]&lt;=29;18;IF([.H188]&lt;=32;19;IF([.H188]&lt;=34;20;IF([.H188]&lt;=36;21;IF([.H188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188]=&quot;взв&quot;;11;[.K188]=&quot;накл&quot;;24;[.K188]=&quot;прокл&quot;;25;[.K188]=&quot;пт&quot;;26;[.K188]=90;10;[.K188]=85;10;[.K188]=80;9;[.K188]=75;8;[.K188]=70;8;[.K188]=65;7;[.K188]=60;7;[.K188]=55;6;[.K188]=50;6;[.K188]=45;6;[.K188]=40;5;[.K188]=35;4;[.K188]=30;4;[.K188]=25;3;[.K188]=20;2;[.K188]=15;1;[.K188]=10;1;[.K188]=0;0)" office:value-type="float" office:value="0" calcext:value-type="float">
            <text:p>0</text:p>
          </table:table-cell>
          <table:table-cell table:formula="of:=IF([.L188]&lt;=1;0;IF([.L188]&lt;=10;11;IF([.L188]&lt;=14;12;IF([.L188]&lt;=17;13;IF([.L188]&lt;=20;14;IF([.L188]&lt;=22;15;IF([.L188]&lt;=25;16;IF([.L188]&lt;=27;17;IF([.L188]&lt;=29;18;IF([.L188]&lt;=32;19;IF([.L188]&lt;=34;20;IF([.L188]&lt;=36;21;IF([.L188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188]=&quot;взв&quot;;11;[.O188]=&quot;накл&quot;;24;[.O188]=&quot;прокл&quot;;25;[.O188]=&quot;пт&quot;;26;[.O188]=90;10;[.O188]=85;10;[.O188]=80;9;[.O188]=75;8;[.O188]=70;8;[.O188]=65;7;[.O188]=60;7;[.O188]=55;6;[.O188]=50;6;[.O188]=45;6;[.O188]=40;5;[.O188]=35;4;[.O188]=30;4;[.O188]=25;3;[.O188]=20;2;[.O188]=15;1;[.O188]=10;1;[.O188]=0;0)" office:value-type="float" office:value="0" calcext:value-type="float">
            <text:p>0</text:p>
          </table:table-cell>
          <table:table-cell table:formula="of:=IF([.P188]&lt;=1;0;IF([.P188]&lt;=10;11;IF([.P188]&lt;=14;12;IF([.P188]&lt;=17;13;IF([.P188]&lt;=20;14;IF([.P188]&lt;=22;15;IF([.P188]&lt;=25;16;IF([.P188]&lt;=27;17;IF([.P188]&lt;=29;18;IF([.P188]&lt;=32;19;IF([.P188]&lt;=34;20;IF([.P188]&lt;=36;21;IF([.P188]&lt;=40;22;24)))))))))))))" office:value-type="float" office:value="22" calcext:value-type="float">
            <text:p>22</text:p>
          </table:table-cell>
          <table:table-cell table:formula="of:=ROUND(([.I188]+[.J188]+[.M188]+[.N188]+[.Q188]+[.R188])/3;0)" office:value-type="float" office:value="22" calcext:value-type="float">
            <text:p>22</text:p>
          </table:table-cell>
          <table:table-cell table:formula="of:=[.F188]*LOG10([.S188]+2)" office:value-type="float" office:value="1.38021124171161" calcext:value-type="float">
            <text:p>1,3802112417116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49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IFS([.G189]=&quot;взв&quot;;11;[.G189]=&quot;накл&quot;;24;[.G189]=&quot;прокл&quot;;25;[.G189]=&quot;пт&quot;;26;[.G189]=90;10;[.G189]=85;10;[.G189]=80;9;[.G189]=75;8;[.G189]=70;8;[.G189]=65;7;[.G189]=60;7;[.G189]=55;6;[.G189]=50;6;[.G189]=45;6;[.G189]=40;5;[.G189]=35;4;[.G189]=30;4;[.G189]=25;3;[.G189]=20;2;[.G189]=15;1;[.G189]=10;1;[.G189]=0;0)" office:value-type="float" office:value="0" calcext:value-type="float">
            <text:p>0</text:p>
          </table:table-cell>
          <table:table-cell table:formula="of:=IF([.H189]&lt;=1;0;IF([.H189]&lt;=10;11;IF([.H189]&lt;=14;12;IF([.H189]&lt;=17;13;IF([.H189]&lt;=20;14;IF([.H189]&lt;=22;15;IF([.H189]&lt;=25;16;IF([.H189]&lt;=27;17;IF([.H189]&lt;=29;18;IF([.H189]&lt;=32;19;IF([.H189]&lt;=34;20;IF([.H189]&lt;=36;21;IF([.H18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189]=&quot;взв&quot;;11;[.K189]=&quot;накл&quot;;24;[.K189]=&quot;прокл&quot;;25;[.K189]=&quot;пт&quot;;26;[.K189]=90;10;[.K189]=85;10;[.K189]=80;9;[.K189]=75;8;[.K189]=70;8;[.K189]=65;7;[.K189]=60;7;[.K189]=55;6;[.K189]=50;6;[.K189]=45;6;[.K189]=40;5;[.K189]=35;4;[.K189]=30;4;[.K189]=25;3;[.K189]=20;2;[.K189]=15;1;[.K189]=10;1;[.K189]=0;0)" office:value-type="float" office:value="0" calcext:value-type="float">
            <text:p>0</text:p>
          </table:table-cell>
          <table:table-cell table:formula="of:=IF([.L189]&lt;=1;0;IF([.L189]&lt;=10;11;IF([.L189]&lt;=14;12;IF([.L189]&lt;=17;13;IF([.L189]&lt;=20;14;IF([.L189]&lt;=22;15;IF([.L189]&lt;=25;16;IF([.L189]&lt;=27;17;IF([.L189]&lt;=29;18;IF([.L189]&lt;=32;19;IF([.L189]&lt;=34;20;IF([.L189]&lt;=36;21;IF([.L189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189]=&quot;взв&quot;;11;[.O189]=&quot;накл&quot;;24;[.O189]=&quot;прокл&quot;;25;[.O189]=&quot;пт&quot;;26;[.O189]=90;10;[.O189]=85;10;[.O189]=80;9;[.O189]=75;8;[.O189]=70;8;[.O189]=65;7;[.O189]=60;7;[.O189]=55;6;[.O189]=50;6;[.O189]=45;6;[.O189]=40;5;[.O189]=35;4;[.O189]=30;4;[.O189]=25;3;[.O189]=20;2;[.O189]=15;1;[.O189]=10;1;[.O189]=0;0)" office:value-type="float" office:value="24" calcext:value-type="float">
            <text:p>24</text:p>
          </table:table-cell>
          <table:table-cell table:formula="of:=IF([.P189]&lt;=1;0;IF([.P189]&lt;=10;11;IF([.P189]&lt;=14;12;IF([.P189]&lt;=17;13;IF([.P189]&lt;=20;14;IF([.P189]&lt;=22;15;IF([.P189]&lt;=25;16;IF([.P189]&lt;=27;17;IF([.P189]&lt;=29;18;IF([.P189]&lt;=32;19;IF([.P189]&lt;=34;20;IF([.P189]&lt;=36;21;IF([.P189]&lt;=40;22;24)))))))))))))" office:value-type="float" office:value="0" calcext:value-type="float">
            <text:p>0</text:p>
          </table:table-cell>
          <table:table-cell table:formula="of:=ROUND(([.I189]+[.J189]+[.M189]+[.N189]+[.Q189]+[.R189])/1;0)" office:value-type="float" office:value="24" calcext:value-type="float">
            <text:p>24</text:p>
          </table:table-cell>
          <table:table-cell table:formula="of:=[.F189]*LOG10([.S189]+2)" office:value-type="float" office:value="1.41497334797082" calcext:value-type="float">
            <text:p>1,4149733479708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57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G190]=&quot;взв&quot;;11;[.G190]=&quot;накл&quot;;24;[.G190]=&quot;прокл&quot;;25;[.G190]=&quot;пт&quot;;26;[.G190]=90;10;[.G190]=85;10;[.G190]=80;9;[.G190]=75;8;[.G190]=70;8;[.G190]=65;7;[.G190]=60;7;[.G190]=55;6;[.G190]=50;6;[.G190]=45;6;[.G190]=40;5;[.G190]=35;4;[.G190]=30;4;[.G190]=25;3;[.G190]=20;2;[.G190]=15;1;[.G190]=10;1;[.G190]=0;0)" office:value-type="float" office:value="0" calcext:value-type="float">
            <text:p>0</text:p>
          </table:table-cell>
          <table:table-cell table:formula="of:=IF([.H190]&lt;=1;0;IF([.H190]&lt;=10;11;IF([.H190]&lt;=14;12;IF([.H190]&lt;=17;13;IF([.H190]&lt;=20;14;IF([.H190]&lt;=22;15;IF([.H190]&lt;=25;16;IF([.H190]&lt;=27;17;IF([.H190]&lt;=29;18;IF([.H190]&lt;=32;19;IF([.H190]&lt;=34;20;IF([.H190]&lt;=36;21;IF([.H190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K190]=&quot;взв&quot;;11;[.K190]=&quot;накл&quot;;24;[.K190]=&quot;прокл&quot;;25;[.K190]=&quot;пт&quot;;26;[.K190]=90;10;[.K190]=85;10;[.K190]=80;9;[.K190]=75;8;[.K190]=70;8;[.K190]=65;7;[.K190]=60;7;[.K190]=55;6;[.K190]=50;6;[.K190]=45;6;[.K190]=40;5;[.K190]=35;4;[.K190]=30;4;[.K190]=25;3;[.K190]=20;2;[.K190]=15;1;[.K190]=10;1;[.K190]=0;0)" office:value-type="float" office:value="0" calcext:value-type="float">
            <text:p>0</text:p>
          </table:table-cell>
          <table:table-cell table:formula="of:=IF([.L190]&lt;=1;0;IF([.L190]&lt;=10;11;IF([.L190]&lt;=14;12;IF([.L190]&lt;=17;13;IF([.L190]&lt;=20;14;IF([.L190]&lt;=22;15;IF([.L190]&lt;=25;16;IF([.L190]&lt;=27;17;IF([.L190]&lt;=29;18;IF([.L190]&lt;=32;19;IF([.L190]&lt;=34;20;IF([.L190]&lt;=36;21;IF([.L19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90]=&quot;взв&quot;;11;[.O190]=&quot;накл&quot;;24;[.O190]=&quot;прокл&quot;;25;[.O190]=&quot;пт&quot;;26;[.O190]=90;10;[.O190]=85;10;[.O190]=80;9;[.O190]=75;8;[.O190]=70;8;[.O190]=65;7;[.O190]=60;7;[.O190]=55;6;[.O190]=50;6;[.O190]=45;6;[.O190]=40;5;[.O190]=35;4;[.O190]=30;4;[.O190]=25;3;[.O190]=20;2;[.O190]=15;1;[.O190]=10;1;[.O190]=0;0)" office:value-type="float" office:value="0" calcext:value-type="float">
            <text:p>0</text:p>
          </table:table-cell>
          <table:table-cell table:formula="of:=IF([.P190]&lt;=1;0;IF([.P190]&lt;=10;11;IF([.P190]&lt;=14;12;IF([.P190]&lt;=17;13;IF([.P190]&lt;=20;14;IF([.P190]&lt;=22;15;IF([.P190]&lt;=25;16;IF([.P190]&lt;=27;17;IF([.P190]&lt;=29;18;IF([.P190]&lt;=32;19;IF([.P190]&lt;=34;20;IF([.P190]&lt;=36;21;IF([.P190]&lt;=40;22;24)))))))))))))" office:value-type="float" office:value="0" calcext:value-type="float">
            <text:p>0</text:p>
          </table:table-cell>
          <table:table-cell table:formula="of:=ROUND(([.I190]+[.J190]+[.M190]+[.N190]+[.Q190]+[.R190])/1;0)" office:value-type="float" office:value="22" calcext:value-type="float">
            <text:p>22</text:p>
          </table:table-cell>
          <table:table-cell table:formula="of:=[.F190]*LOG10([.S190]+2)" office:value-type="float" office:value="1.38021124171161" calcext:value-type="float">
            <text:p>1,3802112417116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58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191]=&quot;взв&quot;;11;[.G191]=&quot;накл&quot;;24;[.G191]=&quot;прокл&quot;;25;[.G191]=&quot;пт&quot;;26;[.G191]=90;10;[.G191]=85;10;[.G191]=80;9;[.G191]=75;8;[.G191]=70;8;[.G191]=65;7;[.G191]=60;7;[.G191]=55;6;[.G191]=50;6;[.G191]=45;6;[.G191]=40;5;[.G191]=35;4;[.G191]=30;4;[.G191]=25;3;[.G191]=20;2;[.G191]=15;1;[.G191]=10;1;[.G191]=0;0)" office:value-type="float" office:value="0" calcext:value-type="float">
            <text:p>0</text:p>
          </table:table-cell>
          <table:table-cell table:formula="of:=IF([.H191]&lt;=1;0;IF([.H191]&lt;=10;11;IF([.H191]&lt;=14;12;IF([.H191]&lt;=17;13;IF([.H191]&lt;=20;14;IF([.H191]&lt;=22;15;IF([.H191]&lt;=25;16;IF([.H191]&lt;=27;17;IF([.H191]&lt;=29;18;IF([.H191]&lt;=32;19;IF([.H191]&lt;=34;20;IF([.H191]&lt;=36;21;IF([.H191]&lt;=40;22;24)))))))))))))"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191]=&quot;взв&quot;;11;[.K191]=&quot;накл&quot;;24;[.K191]=&quot;прокл&quot;;25;[.K191]=&quot;пт&quot;;26;[.K191]=90;10;[.K191]=85;10;[.K191]=80;9;[.K191]=75;8;[.K191]=70;8;[.K191]=65;7;[.K191]=60;7;[.K191]=55;6;[.K191]=50;6;[.K191]=45;6;[.K191]=40;5;[.K191]=35;4;[.K191]=30;4;[.K191]=25;3;[.K191]=20;2;[.K191]=15;1;[.K191]=10;1;[.K191]=0;0)" office:value-type="float" office:value="0" calcext:value-type="float">
            <text:p>0</text:p>
          </table:table-cell>
          <table:table-cell table:formula="of:=IF([.L191]&lt;=1;0;IF([.L191]&lt;=10;11;IF([.L191]&lt;=14;12;IF([.L191]&lt;=17;13;IF([.L191]&lt;=20;14;IF([.L191]&lt;=22;15;IF([.L191]&lt;=25;16;IF([.L191]&lt;=27;17;IF([.L191]&lt;=29;18;IF([.L191]&lt;=32;19;IF([.L191]&lt;=34;20;IF([.L191]&lt;=36;21;IF([.L191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191]=&quot;взв&quot;;11;[.O191]=&quot;накл&quot;;24;[.O191]=&quot;прокл&quot;;25;[.O191]=&quot;пт&quot;;26;[.O191]=90;10;[.O191]=85;10;[.O191]=80;9;[.O191]=75;8;[.O191]=70;8;[.O191]=65;7;[.O191]=60;7;[.O191]=55;6;[.O191]=50;6;[.O191]=45;6;[.O191]=40;5;[.O191]=35;4;[.O191]=30;4;[.O191]=25;3;[.O191]=20;2;[.O191]=15;1;[.O191]=10;1;[.O191]=0;0)" office:value-type="float" office:value="0" calcext:value-type="float">
            <text:p>0</text:p>
          </table:table-cell>
          <table:table-cell table:formula="of:=IF([.P191]&lt;=1;0;IF([.P191]&lt;=10;11;IF([.P191]&lt;=14;12;IF([.P191]&lt;=17;13;IF([.P191]&lt;=20;14;IF([.P191]&lt;=22;15;IF([.P191]&lt;=25;16;IF([.P191]&lt;=27;17;IF([.P191]&lt;=29;18;IF([.P191]&lt;=32;19;IF([.P191]&lt;=34;20;IF([.P191]&lt;=36;21;IF([.P191]&lt;=40;22;24)))))))))))))" office:value-type="float" office:value="22" calcext:value-type="float">
            <text:p>22</text:p>
          </table:table-cell>
          <table:table-cell table:formula="of:=ROUND(([.I191]+[.J191]+[.M191]+[.N191]+[.Q191]+[.R191])/3;0)" office:value-type="float" office:value="21" calcext:value-type="float">
            <text:p>21</text:p>
          </table:table-cell>
          <table:table-cell table:formula="of:=[.F191]*LOG10([.S191]+2)" office:value-type="float" office:value="1.36172783601759" calcext:value-type="float">
            <text:p>1,3617278360175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61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92]=&quot;взв&quot;;11;[.G192]=&quot;накл&quot;;24;[.G192]=&quot;прокл&quot;;25;[.G192]=&quot;пт&quot;;26;[.G192]=90;10;[.G192]=85;10;[.G192]=80;9;[.G192]=75;8;[.G192]=70;8;[.G192]=65;7;[.G192]=60;7;[.G192]=55;6;[.G192]=50;6;[.G192]=45;6;[.G192]=40;5;[.G192]=35;4;[.G192]=30;4;[.G192]=25;3;[.G192]=20;2;[.G192]=15;1;[.G192]=10;1;[.G192]=0;0)" office:value-type="float" office:value="0" calcext:value-type="float">
            <text:p>0</text:p>
          </table:table-cell>
          <table:table-cell table:formula="of:=IF([.H192]&lt;=1;0;IF([.H192]&lt;=10;11;IF([.H192]&lt;=14;12;IF([.H192]&lt;=17;13;IF([.H192]&lt;=20;14;IF([.H192]&lt;=22;15;IF([.H192]&lt;=25;16;IF([.H192]&lt;=27;17;IF([.H192]&lt;=29;18;IF([.H192]&lt;=32;19;IF([.H192]&lt;=34;20;IF([.H192]&lt;=36;21;IF([.H192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92]=&quot;взв&quot;;11;[.K192]=&quot;накл&quot;;24;[.K192]=&quot;прокл&quot;;25;[.K192]=&quot;пт&quot;;26;[.K192]=90;10;[.K192]=85;10;[.K192]=80;9;[.K192]=75;8;[.K192]=70;8;[.K192]=65;7;[.K192]=60;7;[.K192]=55;6;[.K192]=50;6;[.K192]=45;6;[.K192]=40;5;[.K192]=35;4;[.K192]=30;4;[.K192]=25;3;[.K192]=20;2;[.K192]=15;1;[.K192]=10;1;[.K192]=0;0)" office:value-type="float" office:value="0" calcext:value-type="float">
            <text:p>0</text:p>
          </table:table-cell>
          <table:table-cell table:formula="of:=IF([.L192]&lt;=1;0;IF([.L192]&lt;=10;11;IF([.L192]&lt;=14;12;IF([.L192]&lt;=17;13;IF([.L192]&lt;=20;14;IF([.L192]&lt;=22;15;IF([.L192]&lt;=25;16;IF([.L192]&lt;=27;17;IF([.L192]&lt;=29;18;IF([.L192]&lt;=32;19;IF([.L192]&lt;=34;20;IF([.L192]&lt;=36;21;IF([.L192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92]=&quot;взв&quot;;11;[.O192]=&quot;накл&quot;;24;[.O192]=&quot;прокл&quot;;25;[.O192]=&quot;пт&quot;;26;[.O192]=90;10;[.O192]=85;10;[.O192]=80;9;[.O192]=75;8;[.O192]=70;8;[.O192]=65;7;[.O192]=60;7;[.O192]=55;6;[.O192]=50;6;[.O192]=45;6;[.O192]=40;5;[.O192]=35;4;[.O192]=30;4;[.O192]=25;3;[.O192]=20;2;[.O192]=15;1;[.O192]=10;1;[.O192]=0;0)" office:value-type="float" office:value="0" calcext:value-type="float">
            <text:p>0</text:p>
          </table:table-cell>
          <table:table-cell table:formula="of:=IF([.P192]&lt;=1;0;IF([.P192]&lt;=10;11;IF([.P192]&lt;=14;12;IF([.P192]&lt;=17;13;IF([.P192]&lt;=20;14;IF([.P192]&lt;=22;15;IF([.P192]&lt;=25;16;IF([.P192]&lt;=27;17;IF([.P192]&lt;=29;18;IF([.P192]&lt;=32;19;IF([.P192]&lt;=34;20;IF([.P192]&lt;=36;21;IF([.P192]&lt;=40;22;24)))))))))))))" office:value-type="float" office:value="20" calcext:value-type="float">
            <text:p>20</text:p>
          </table:table-cell>
          <table:table-cell table:formula="of:=ROUND(([.I192]+[.J192]+[.M192]+[.N192]+[.Q192]+[.R192])/3;0)" office:value-type="float" office:value="20" calcext:value-type="float">
            <text:p>20</text:p>
          </table:table-cell>
          <table:table-cell table:formula="of:=[.F192]*LOG10([.S192]+2)" office:value-type="float" office:value="1.34242268082221" calcext:value-type="float">
            <text:p>1,3424226808222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62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193]=&quot;взв&quot;;11;[.G193]=&quot;накл&quot;;24;[.G193]=&quot;прокл&quot;;25;[.G193]=&quot;пт&quot;;26;[.G193]=90;10;[.G193]=85;10;[.G193]=80;9;[.G193]=75;8;[.G193]=70;8;[.G193]=65;7;[.G193]=60;7;[.G193]=55;6;[.G193]=50;6;[.G193]=45;6;[.G193]=40;5;[.G193]=35;4;[.G193]=30;4;[.G193]=25;3;[.G193]=20;2;[.G193]=15;1;[.G193]=10;1;[.G193]=0;0)" office:value-type="float" office:value="25" calcext:value-type="float">
            <text:p>25</text:p>
          </table:table-cell>
          <table:table-cell table:formula="of:=IF([.H193]&lt;=1;0;IF([.H193]&lt;=10;11;IF([.H193]&lt;=14;12;IF([.H193]&lt;=17;13;IF([.H193]&lt;=20;14;IF([.H193]&lt;=22;15;IF([.H193]&lt;=25;16;IF([.H193]&lt;=27;17;IF([.H193]&lt;=29;18;IF([.H193]&lt;=32;19;IF([.H193]&lt;=34;20;IF([.H193]&lt;=36;21;IF([.H193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93]=&quot;взв&quot;;11;[.K193]=&quot;накл&quot;;24;[.K193]=&quot;прокл&quot;;25;[.K193]=&quot;пт&quot;;26;[.K193]=90;10;[.K193]=85;10;[.K193]=80;9;[.K193]=75;8;[.K193]=70;8;[.K193]=65;7;[.K193]=60;7;[.K193]=55;6;[.K193]=50;6;[.K193]=45;6;[.K193]=40;5;[.K193]=35;4;[.K193]=30;4;[.K193]=25;3;[.K193]=20;2;[.K193]=15;1;[.K193]=10;1;[.K193]=0;0)" office:value-type="float" office:value="26" calcext:value-type="float">
            <text:p>26</text:p>
          </table:table-cell>
          <table:table-cell table:formula="of:=IF([.L193]&lt;=1;0;IF([.L193]&lt;=10;11;IF([.L193]&lt;=14;12;IF([.L193]&lt;=17;13;IF([.L193]&lt;=20;14;IF([.L193]&lt;=22;15;IF([.L193]&lt;=25;16;IF([.L193]&lt;=27;17;IF([.L193]&lt;=29;18;IF([.L193]&lt;=32;19;IF([.L193]&lt;=34;20;IF([.L193]&lt;=36;21;IF([.L193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93]=&quot;взв&quot;;11;[.O193]=&quot;накл&quot;;24;[.O193]=&quot;прокл&quot;;25;[.O193]=&quot;пт&quot;;26;[.O193]=90;10;[.O193]=85;10;[.O193]=80;9;[.O193]=75;8;[.O193]=70;8;[.O193]=65;7;[.O193]=60;7;[.O193]=55;6;[.O193]=50;6;[.O193]=45;6;[.O193]=40;5;[.O193]=35;4;[.O193]=30;4;[.O193]=25;3;[.O193]=20;2;[.O193]=15;1;[.O193]=10;1;[.O193]=0;0)" office:value-type="float" office:value="26" calcext:value-type="float">
            <text:p>26</text:p>
          </table:table-cell>
          <table:table-cell table:formula="of:=IF([.P193]&lt;=1;0;IF([.P193]&lt;=10;11;IF([.P193]&lt;=14;12;IF([.P193]&lt;=17;13;IF([.P193]&lt;=20;14;IF([.P193]&lt;=22;15;IF([.P193]&lt;=25;16;IF([.P193]&lt;=27;17;IF([.P193]&lt;=29;18;IF([.P193]&lt;=32;19;IF([.P193]&lt;=34;20;IF([.P193]&lt;=36;21;IF([.P193]&lt;=40;22;24)))))))))))))" office:value-type="float" office:value="0" calcext:value-type="float">
            <text:p>0</text:p>
          </table:table-cell>
          <table:table-cell table:formula="of:=ROUND(([.I193]+[.J193]+[.M193]+[.N193]+[.Q193]+[.R193])/3;0)" office:value-type="float" office:value="26" calcext:value-type="float">
            <text:p>26</text:p>
          </table:table-cell>
          <table:table-cell table:formula="of:=[.F193]*LOG10([.S193]+2)" office:value-type="float" office:value="1.44715803134222" calcext:value-type="float">
            <text:p>1,4471580313422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63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194]=&quot;взв&quot;;11;[.G194]=&quot;накл&quot;;24;[.G194]=&quot;прокл&quot;;25;[.G194]=&quot;пт&quot;;26;[.G194]=90;10;[.G194]=85;10;[.G194]=80;9;[.G194]=75;8;[.G194]=70;8;[.G194]=65;7;[.G194]=60;7;[.G194]=55;6;[.G194]=50;6;[.G194]=45;6;[.G194]=40;5;[.G194]=35;4;[.G194]=30;4;[.G194]=25;3;[.G194]=20;2;[.G194]=15;1;[.G194]=10;1;[.G194]=0;0)" office:value-type="float" office:value="25" calcext:value-type="float">
            <text:p>25</text:p>
          </table:table-cell>
          <table:table-cell table:formula="of:=IF([.H194]&lt;=1;0;IF([.H194]&lt;=10;11;IF([.H194]&lt;=14;12;IF([.H194]&lt;=17;13;IF([.H194]&lt;=20;14;IF([.H194]&lt;=22;15;IF([.H194]&lt;=25;16;IF([.H194]&lt;=27;17;IF([.H194]&lt;=29;18;IF([.H194]&lt;=32;19;IF([.H194]&lt;=34;20;IF([.H194]&lt;=36;21;IF([.H194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194]=&quot;взв&quot;;11;[.K194]=&quot;накл&quot;;24;[.K194]=&quot;прокл&quot;;25;[.K194]=&quot;пт&quot;;26;[.K194]=90;10;[.K194]=85;10;[.K194]=80;9;[.K194]=75;8;[.K194]=70;8;[.K194]=65;7;[.K194]=60;7;[.K194]=55;6;[.K194]=50;6;[.K194]=45;6;[.K194]=40;5;[.K194]=35;4;[.K194]=30;4;[.K194]=25;3;[.K194]=20;2;[.K194]=15;1;[.K194]=10;1;[.K194]=0;0)" office:value-type="float" office:value="25" calcext:value-type="float">
            <text:p>25</text:p>
          </table:table-cell>
          <table:table-cell table:formula="of:=IF([.L194]&lt;=1;0;IF([.L194]&lt;=10;11;IF([.L194]&lt;=14;12;IF([.L194]&lt;=17;13;IF([.L194]&lt;=20;14;IF([.L194]&lt;=22;15;IF([.L194]&lt;=25;16;IF([.L194]&lt;=27;17;IF([.L194]&lt;=29;18;IF([.L194]&lt;=32;19;IF([.L194]&lt;=34;20;IF([.L194]&lt;=36;21;IF([.L194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94]=&quot;взв&quot;;11;[.O194]=&quot;накл&quot;;24;[.O194]=&quot;прокл&quot;;25;[.O194]=&quot;пт&quot;;26;[.O194]=90;10;[.O194]=85;10;[.O194]=80;9;[.O194]=75;8;[.O194]=70;8;[.O194]=65;7;[.O194]=60;7;[.O194]=55;6;[.O194]=50;6;[.O194]=45;6;[.O194]=40;5;[.O194]=35;4;[.O194]=30;4;[.O194]=25;3;[.O194]=20;2;[.O194]=15;1;[.O194]=10;1;[.O194]=0;0)" office:value-type="float" office:value="26" calcext:value-type="float">
            <text:p>26</text:p>
          </table:table-cell>
          <table:table-cell table:formula="of:=IF([.P194]&lt;=1;0;IF([.P194]&lt;=10;11;IF([.P194]&lt;=14;12;IF([.P194]&lt;=17;13;IF([.P194]&lt;=20;14;IF([.P194]&lt;=22;15;IF([.P194]&lt;=25;16;IF([.P194]&lt;=27;17;IF([.P194]&lt;=29;18;IF([.P194]&lt;=32;19;IF([.P194]&lt;=34;20;IF([.P194]&lt;=36;21;IF([.P194]&lt;=40;22;24)))))))))))))" office:value-type="float" office:value="0" calcext:value-type="float">
            <text:p>0</text:p>
          </table:table-cell>
          <table:table-cell table:formula="of:=ROUND(([.I194]+[.J194]+[.M194]+[.N194]+[.Q194]+[.R194])/3;0)" office:value-type="float" office:value="25" calcext:value-type="float">
            <text:p>25</text:p>
          </table:table-cell>
          <table:table-cell table:formula="of:=[.F194]*LOG10([.S194]+2)" office:value-type="float" office:value="1.43136376415899" calcext:value-type="float">
            <text:p>1,4313637641589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70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195]=&quot;взв&quot;;11;[.G195]=&quot;накл&quot;;24;[.G195]=&quot;прокл&quot;;25;[.G195]=&quot;пт&quot;;26;[.G195]=90;10;[.G195]=85;10;[.G195]=80;9;[.G195]=75;8;[.G195]=70;8;[.G195]=65;7;[.G195]=60;7;[.G195]=55;6;[.G195]=50;6;[.G195]=45;6;[.G195]=40;5;[.G195]=35;4;[.G195]=30;4;[.G195]=25;3;[.G195]=20;2;[.G195]=15;1;[.G195]=10;1;[.G195]=0;0)" office:value-type="float" office:value="0" calcext:value-type="float">
            <text:p>0</text:p>
          </table:table-cell>
          <table:table-cell table:formula="of:=IF([.H195]&lt;=1;0;IF([.H195]&lt;=10;11;IF([.H195]&lt;=14;12;IF([.H195]&lt;=17;13;IF([.H195]&lt;=20;14;IF([.H195]&lt;=22;15;IF([.H195]&lt;=25;16;IF([.H195]&lt;=27;17;IF([.H195]&lt;=29;18;IF([.H195]&lt;=32;19;IF([.H195]&lt;=34;20;IF([.H195]&lt;=36;21;IF([.H195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95]=&quot;взв&quot;;11;[.K195]=&quot;накл&quot;;24;[.K195]=&quot;прокл&quot;;25;[.K195]=&quot;пт&quot;;26;[.K195]=90;10;[.K195]=85;10;[.K195]=80;9;[.K195]=75;8;[.K195]=70;8;[.K195]=65;7;[.K195]=60;7;[.K195]=55;6;[.K195]=50;6;[.K195]=45;6;[.K195]=40;5;[.K195]=35;4;[.K195]=30;4;[.K195]=25;3;[.K195]=20;2;[.K195]=15;1;[.K195]=10;1;[.K195]=0;0)" office:value-type="float" office:value="0" calcext:value-type="float">
            <text:p>0</text:p>
          </table:table-cell>
          <table:table-cell table:formula="of:=IF([.L195]&lt;=1;0;IF([.L195]&lt;=10;11;IF([.L195]&lt;=14;12;IF([.L195]&lt;=17;13;IF([.L195]&lt;=20;14;IF([.L195]&lt;=22;15;IF([.L195]&lt;=25;16;IF([.L195]&lt;=27;17;IF([.L195]&lt;=29;18;IF([.L195]&lt;=32;19;IF([.L195]&lt;=34;20;IF([.L195]&lt;=36;21;IF([.L195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95]=&quot;взв&quot;;11;[.O195]=&quot;накл&quot;;24;[.O195]=&quot;прокл&quot;;25;[.O195]=&quot;пт&quot;;26;[.O195]=90;10;[.O195]=85;10;[.O195]=80;9;[.O195]=75;8;[.O195]=70;8;[.O195]=65;7;[.O195]=60;7;[.O195]=55;6;[.O195]=50;6;[.O195]=45;6;[.O195]=40;5;[.O195]=35;4;[.O195]=30;4;[.O195]=25;3;[.O195]=20;2;[.O195]=15;1;[.O195]=10;1;[.O195]=0;0)" office:value-type="float" office:value="0" calcext:value-type="float">
            <text:p>0</text:p>
          </table:table-cell>
          <table:table-cell table:formula="of:=IF([.P195]&lt;=1;0;IF([.P195]&lt;=10;11;IF([.P195]&lt;=14;12;IF([.P195]&lt;=17;13;IF([.P195]&lt;=20;14;IF([.P195]&lt;=22;15;IF([.P195]&lt;=25;16;IF([.P195]&lt;=27;17;IF([.P195]&lt;=29;18;IF([.P195]&lt;=32;19;IF([.P195]&lt;=34;20;IF([.P195]&lt;=36;21;IF([.P195]&lt;=40;22;24)))))))))))))" office:value-type="float" office:value="20" calcext:value-type="float">
            <text:p>20</text:p>
          </table:table-cell>
          <table:table-cell table:formula="of:=ROUND(([.I195]+[.J195]+[.M195]+[.N195]+[.Q195]+[.R195])/3;0)" office:value-type="float" office:value="20" calcext:value-type="float">
            <text:p>20</text:p>
          </table:table-cell>
          <table:table-cell table:formula="of:=[.F195]*LOG10([.S195]+2)" office:value-type="float" office:value="1.34242268082221" calcext:value-type="float">
            <text:p>1,3424226808222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75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96]=&quot;взв&quot;;11;[.G196]=&quot;накл&quot;;24;[.G196]=&quot;прокл&quot;;25;[.G196]=&quot;пт&quot;;26;[.G196]=90;10;[.G196]=85;10;[.G196]=80;9;[.G196]=75;8;[.G196]=70;8;[.G196]=65;7;[.G196]=60;7;[.G196]=55;6;[.G196]=50;6;[.G196]=45;6;[.G196]=40;5;[.G196]=35;4;[.G196]=30;4;[.G196]=25;3;[.G196]=20;2;[.G196]=15;1;[.G196]=10;1;[.G196]=0;0)" office:value-type="float" office:value="24" calcext:value-type="float">
            <text:p>24</text:p>
          </table:table-cell>
          <table:table-cell table:formula="of:=IF([.H196]&lt;=1;0;IF([.H196]&lt;=10;11;IF([.H196]&lt;=14;12;IF([.H196]&lt;=17;13;IF([.H196]&lt;=20;14;IF([.H196]&lt;=22;15;IF([.H196]&lt;=25;16;IF([.H196]&lt;=27;17;IF([.H196]&lt;=29;18;IF([.H196]&lt;=32;19;IF([.H196]&lt;=34;20;IF([.H196]&lt;=36;21;IF([.H196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96]=&quot;взв&quot;;11;[.K196]=&quot;накл&quot;;24;[.K196]=&quot;прокл&quot;;25;[.K196]=&quot;пт&quot;;26;[.K196]=90;10;[.K196]=85;10;[.K196]=80;9;[.K196]=75;8;[.K196]=70;8;[.K196]=65;7;[.K196]=60;7;[.K196]=55;6;[.K196]=50;6;[.K196]=45;6;[.K196]=40;5;[.K196]=35;4;[.K196]=30;4;[.K196]=25;3;[.K196]=20;2;[.K196]=15;1;[.K196]=10;1;[.K196]=0;0)" office:value-type="float" office:value="24" calcext:value-type="float">
            <text:p>24</text:p>
          </table:table-cell>
          <table:table-cell table:formula="of:=IF([.L196]&lt;=1;0;IF([.L196]&lt;=10;11;IF([.L196]&lt;=14;12;IF([.L196]&lt;=17;13;IF([.L196]&lt;=20;14;IF([.L196]&lt;=22;15;IF([.L196]&lt;=25;16;IF([.L196]&lt;=27;17;IF([.L196]&lt;=29;18;IF([.L196]&lt;=32;19;IF([.L196]&lt;=34;20;IF([.L196]&lt;=36;21;IF([.L19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96]=&quot;взв&quot;;11;[.O196]=&quot;накл&quot;;24;[.O196]=&quot;прокл&quot;;25;[.O196]=&quot;пт&quot;;26;[.O196]=90;10;[.O196]=85;10;[.O196]=80;9;[.O196]=75;8;[.O196]=70;8;[.O196]=65;7;[.O196]=60;7;[.O196]=55;6;[.O196]=50;6;[.O196]=45;6;[.O196]=40;5;[.O196]=35;4;[.O196]=30;4;[.O196]=25;3;[.O196]=20;2;[.O196]=15;1;[.O196]=10;1;[.O196]=0;0)" office:value-type="float" office:value="0" calcext:value-type="float">
            <text:p>0</text:p>
          </table:table-cell>
          <table:table-cell table:formula="of:=IF([.P196]&lt;=1;0;IF([.P196]&lt;=10;11;IF([.P196]&lt;=14;12;IF([.P196]&lt;=17;13;IF([.P196]&lt;=20;14;IF([.P196]&lt;=22;15;IF([.P196]&lt;=25;16;IF([.P196]&lt;=27;17;IF([.P196]&lt;=29;18;IF([.P196]&lt;=32;19;IF([.P196]&lt;=34;20;IF([.P196]&lt;=36;21;IF([.P196]&lt;=40;22;24)))))))))))))" office:value-type="float" office:value="0" calcext:value-type="float">
            <text:p>0</text:p>
          </table:table-cell>
          <table:table-cell table:formula="of:=ROUND(([.I196]+[.J196]+[.M196]+[.N196]+[.Q196]+[.R196])/2;0)" office:value-type="float" office:value="24" calcext:value-type="float">
            <text:p>24</text:p>
          </table:table-cell>
          <table:table-cell table:formula="of:=[.F196]*LOG10([.S196]+2)" office:value-type="float" office:value="1.41497334797082" calcext:value-type="float">
            <text:p>1,4149733479708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43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197]=&quot;взв&quot;;11;[.G197]=&quot;накл&quot;;24;[.G197]=&quot;прокл&quot;;25;[.G197]=&quot;пт&quot;;26;[.G197]=90;10;[.G197]=85;10;[.G197]=80;9;[.G197]=75;8;[.G197]=70;8;[.G197]=65;7;[.G197]=60;7;[.G197]=55;6;[.G197]=50;6;[.G197]=45;6;[.G197]=40;5;[.G197]=35;4;[.G197]=30;4;[.G197]=25;3;[.G197]=20;2;[.G197]=15;1;[.G197]=10;1;[.G197]=0;0)" office:value-type="float" office:value="0" calcext:value-type="float">
            <text:p>0</text:p>
          </table:table-cell>
          <table:table-cell table:formula="of:=IF([.H197]&lt;=1;0;IF([.H197]&lt;=10;11;IF([.H197]&lt;=14;12;IF([.H197]&lt;=17;13;IF([.H197]&lt;=20;14;IF([.H197]&lt;=22;15;IF([.H197]&lt;=25;16;IF([.H197]&lt;=27;17;IF([.H197]&lt;=29;18;IF([.H197]&lt;=32;19;IF([.H197]&lt;=34;20;IF([.H197]&lt;=36;21;IF([.H197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197]=&quot;взв&quot;;11;[.K197]=&quot;накл&quot;;24;[.K197]=&quot;прокл&quot;;25;[.K197]=&quot;пт&quot;;26;[.K197]=90;10;[.K197]=85;10;[.K197]=80;9;[.K197]=75;8;[.K197]=70;8;[.K197]=65;7;[.K197]=60;7;[.K197]=55;6;[.K197]=50;6;[.K197]=45;6;[.K197]=40;5;[.K197]=35;4;[.K197]=30;4;[.K197]=25;3;[.K197]=20;2;[.K197]=15;1;[.K197]=10;1;[.K197]=0;0)" office:value-type="float" office:value="0" calcext:value-type="float">
            <text:p>0</text:p>
          </table:table-cell>
          <table:table-cell table:formula="of:=IF([.L197]&lt;=1;0;IF([.L197]&lt;=10;11;IF([.L197]&lt;=14;12;IF([.L197]&lt;=17;13;IF([.L197]&lt;=20;14;IF([.L197]&lt;=22;15;IF([.L197]&lt;=25;16;IF([.L197]&lt;=27;17;IF([.L197]&lt;=29;18;IF([.L197]&lt;=32;19;IF([.L197]&lt;=34;20;IF([.L197]&lt;=36;21;IF([.L197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197]=&quot;взв&quot;;11;[.O197]=&quot;накл&quot;;24;[.O197]=&quot;прокл&quot;;25;[.O197]=&quot;пт&quot;;26;[.O197]=90;10;[.O197]=85;10;[.O197]=80;9;[.O197]=75;8;[.O197]=70;8;[.O197]=65;7;[.O197]=60;7;[.O197]=55;6;[.O197]=50;6;[.O197]=45;6;[.O197]=40;5;[.O197]=35;4;[.O197]=30;4;[.O197]=25;3;[.O197]=20;2;[.O197]=15;1;[.O197]=10;1;[.O197]=0;0)" office:value-type="float" office:value="0" calcext:value-type="float">
            <text:p>0</text:p>
          </table:table-cell>
          <table:table-cell table:formula="of:=IF([.P197]&lt;=1;0;IF([.P197]&lt;=10;11;IF([.P197]&lt;=14;12;IF([.P197]&lt;=17;13;IF([.P197]&lt;=20;14;IF([.P197]&lt;=22;15;IF([.P197]&lt;=25;16;IF([.P197]&lt;=27;17;IF([.P197]&lt;=29;18;IF([.P197]&lt;=32;19;IF([.P197]&lt;=34;20;IF([.P197]&lt;=36;21;IF([.P197]&lt;=40;22;24)))))))))))))" office:value-type="float" office:value="18" calcext:value-type="float">
            <text:p>18</text:p>
          </table:table-cell>
          <table:table-cell table:formula="of:=ROUND(([.I197]+[.J197]+[.M197]+[.N197]+[.Q197]+[.R197])/3;0)" office:value-type="float" office:value="19" calcext:value-type="float">
            <text:p>19</text:p>
          </table:table-cell>
          <table:table-cell table:formula="of:=[.F197]*LOG10([.S197]+2)" office:value-type="float" office:value="2.64443858946784" calcext:value-type="float">
            <text:p>2,6444385894678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47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98]=&quot;взв&quot;;11;[.G198]=&quot;накл&quot;;24;[.G198]=&quot;прокл&quot;;25;[.G198]=&quot;пт&quot;;26;[.G198]=90;10;[.G198]=85;10;[.G198]=80;9;[.G198]=75;8;[.G198]=70;8;[.G198]=65;7;[.G198]=60;7;[.G198]=55;6;[.G198]=50;6;[.G198]=45;6;[.G198]=40;5;[.G198]=35;4;[.G198]=30;4;[.G198]=25;3;[.G198]=20;2;[.G198]=15;1;[.G198]=10;1;[.G198]=0;0)" office:value-type="float" office:value="10" calcext:value-type="float">
            <text:p>10</text:p>
          </table:table-cell>
          <table:table-cell table:formula="of:=IF([.H198]&lt;=1;0;IF([.H198]&lt;=10;11;IF([.H198]&lt;=14;12;IF([.H198]&lt;=17;13;IF([.H198]&lt;=20;14;IF([.H198]&lt;=22;15;IF([.H198]&lt;=25;16;IF([.H198]&lt;=27;17;IF([.H198]&lt;=29;18;IF([.H198]&lt;=32;19;IF([.H198]&lt;=34;20;IF([.H198]&lt;=36;21;IF([.H19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98]=&quot;взв&quot;;11;[.K198]=&quot;накл&quot;;24;[.K198]=&quot;прокл&quot;;25;[.K198]=&quot;пт&quot;;26;[.K198]=90;10;[.K198]=85;10;[.K198]=80;9;[.K198]=75;8;[.K198]=70;8;[.K198]=65;7;[.K198]=60;7;[.K198]=55;6;[.K198]=50;6;[.K198]=45;6;[.K198]=40;5;[.K198]=35;4;[.K198]=30;4;[.K198]=25;3;[.K198]=20;2;[.K198]=15;1;[.K198]=10;1;[.K198]=0;0)" office:value-type="float" office:value="8" calcext:value-type="float">
            <text:p>8</text:p>
          </table:table-cell>
          <table:table-cell table:formula="of:=IF([.L198]&lt;=1;0;IF([.L198]&lt;=10;11;IF([.L198]&lt;=14;12;IF([.L198]&lt;=17;13;IF([.L198]&lt;=20;14;IF([.L198]&lt;=22;15;IF([.L198]&lt;=25;16;IF([.L198]&lt;=27;17;IF([.L198]&lt;=29;18;IF([.L198]&lt;=32;19;IF([.L198]&lt;=34;20;IF([.L198]&lt;=36;21;IF([.L19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98]=&quot;взв&quot;;11;[.O198]=&quot;накл&quot;;24;[.O198]=&quot;прокл&quot;;25;[.O198]=&quot;пт&quot;;26;[.O198]=90;10;[.O198]=85;10;[.O198]=80;9;[.O198]=75;8;[.O198]=70;8;[.O198]=65;7;[.O198]=60;7;[.O198]=55;6;[.O198]=50;6;[.O198]=45;6;[.O198]=40;5;[.O198]=35;4;[.O198]=30;4;[.O198]=25;3;[.O198]=20;2;[.O198]=15;1;[.O198]=10;1;[.O198]=0;0)" office:value-type="float" office:value="8" calcext:value-type="float">
            <text:p>8</text:p>
          </table:table-cell>
          <table:table-cell table:formula="of:=IF([.P198]&lt;=1;0;IF([.P198]&lt;=10;11;IF([.P198]&lt;=14;12;IF([.P198]&lt;=17;13;IF([.P198]&lt;=20;14;IF([.P198]&lt;=22;15;IF([.P198]&lt;=25;16;IF([.P198]&lt;=27;17;IF([.P198]&lt;=29;18;IF([.P198]&lt;=32;19;IF([.P198]&lt;=34;20;IF([.P198]&lt;=36;21;IF([.P198]&lt;=40;22;24)))))))))))))" office:value-type="float" office:value="0" calcext:value-type="float">
            <text:p>0</text:p>
          </table:table-cell>
          <table:table-cell table:formula="of:=ROUND(([.I198]+[.J198]+[.M198]+[.N198]+[.Q198]+[.R198])/3;0)" office:value-type="float" office:value="9" calcext:value-type="float">
            <text:p>9</text:p>
          </table:table-cell>
          <table:table-cell table:formula="of:=[.F198]*LOG10([.S198]+2)" office:value-type="float" office:value="2.08278537031645" calcext:value-type="float">
            <text:p>2,0827853703164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54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199]=&quot;взв&quot;;11;[.G199]=&quot;накл&quot;;24;[.G199]=&quot;прокл&quot;;25;[.G199]=&quot;пт&quot;;26;[.G199]=90;10;[.G199]=85;10;[.G199]=80;9;[.G199]=75;8;[.G199]=70;8;[.G199]=65;7;[.G199]=60;7;[.G199]=55;6;[.G199]=50;6;[.G199]=45;6;[.G199]=40;5;[.G199]=35;4;[.G199]=30;4;[.G199]=25;3;[.G199]=20;2;[.G199]=15;1;[.G199]=10;1;[.G199]=0;0)" office:value-type="float" office:value="0" calcext:value-type="float">
            <text:p>0</text:p>
          </table:table-cell>
          <table:table-cell table:formula="of:=IF([.H199]&lt;=1;0;IF([.H199]&lt;=10;11;IF([.H199]&lt;=14;12;IF([.H199]&lt;=17;13;IF([.H199]&lt;=20;14;IF([.H199]&lt;=22;15;IF([.H199]&lt;=25;16;IF([.H199]&lt;=27;17;IF([.H199]&lt;=29;18;IF([.H199]&lt;=32;19;IF([.H199]&lt;=34;20;IF([.H199]&lt;=36;21;IF([.H199]&lt;=40;22;24)))))))))))))"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99]=&quot;взв&quot;;11;[.K199]=&quot;накл&quot;;24;[.K199]=&quot;прокл&quot;;25;[.K199]=&quot;пт&quot;;26;[.K199]=90;10;[.K199]=85;10;[.K199]=80;9;[.K199]=75;8;[.K199]=70;8;[.K199]=65;7;[.K199]=60;7;[.K199]=55;6;[.K199]=50;6;[.K199]=45;6;[.K199]=40;5;[.K199]=35;4;[.K199]=30;4;[.K199]=25;3;[.K199]=20;2;[.K199]=15;1;[.K199]=10;1;[.K199]=0;0)" office:value-type="float" office:value="0" calcext:value-type="float">
            <text:p>0</text:p>
          </table:table-cell>
          <table:table-cell table:formula="of:=IF([.L199]&lt;=1;0;IF([.L199]&lt;=10;11;IF([.L199]&lt;=14;12;IF([.L199]&lt;=17;13;IF([.L199]&lt;=20;14;IF([.L199]&lt;=22;15;IF([.L199]&lt;=25;16;IF([.L199]&lt;=27;17;IF([.L199]&lt;=29;18;IF([.L199]&lt;=32;19;IF([.L199]&lt;=34;20;IF([.L199]&lt;=36;21;IF([.L199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199]=&quot;взв&quot;;11;[.O199]=&quot;накл&quot;;24;[.O199]=&quot;прокл&quot;;25;[.O199]=&quot;пт&quot;;26;[.O199]=90;10;[.O199]=85;10;[.O199]=80;9;[.O199]=75;8;[.O199]=70;8;[.O199]=65;7;[.O199]=60;7;[.O199]=55;6;[.O199]=50;6;[.O199]=45;6;[.O199]=40;5;[.O199]=35;4;[.O199]=30;4;[.O199]=25;3;[.O199]=20;2;[.O199]=15;1;[.O199]=10;1;[.O199]=0;0)" office:value-type="float" office:value="0" calcext:value-type="float">
            <text:p>0</text:p>
          </table:table-cell>
          <table:table-cell table:formula="of:=IF([.P199]&lt;=1;0;IF([.P199]&lt;=10;11;IF([.P199]&lt;=14;12;IF([.P199]&lt;=17;13;IF([.P199]&lt;=20;14;IF([.P199]&lt;=22;15;IF([.P199]&lt;=25;16;IF([.P199]&lt;=27;17;IF([.P199]&lt;=29;18;IF([.P199]&lt;=32;19;IF([.P199]&lt;=34;20;IF([.P199]&lt;=36;21;IF([.P199]&lt;=40;22;24)))))))))))))" office:value-type="float" office:value="19" calcext:value-type="float">
            <text:p>19</text:p>
          </table:table-cell>
          <table:table-cell table:formula="of:=ROUND(([.I199]+[.J199]+[.M199]+[.N199]+[.Q199]+[.R199])/3;0)" office:value-type="float" office:value="19" calcext:value-type="float">
            <text:p>19</text:p>
          </table:table-cell>
          <table:table-cell table:formula="of:=[.F199]*LOG10([.S199]+2)" office:value-type="float" office:value="2.64443858946784" calcext:value-type="float">
            <text:p>2,6444385894678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58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200]=&quot;взв&quot;;11;[.G200]=&quot;накл&quot;;24;[.G200]=&quot;прокл&quot;;25;[.G200]=&quot;пт&quot;;26;[.G200]=90;10;[.G200]=85;10;[.G200]=80;9;[.G200]=75;8;[.G200]=70;8;[.G200]=65;7;[.G200]=60;7;[.G200]=55;6;[.G200]=50;6;[.G200]=45;6;[.G200]=40;5;[.G200]=35;4;[.G200]=30;4;[.G200]=25;3;[.G200]=20;2;[.G200]=15;1;[.G200]=10;1;[.G200]=0;0)" office:value-type="float" office:value="0" calcext:value-type="float">
            <text:p>0</text:p>
          </table:table-cell>
          <table:table-cell table:formula="of:=IF([.H200]&lt;=1;0;IF([.H200]&lt;=10;11;IF([.H200]&lt;=14;12;IF([.H200]&lt;=17;13;IF([.H200]&lt;=20;14;IF([.H200]&lt;=22;15;IF([.H200]&lt;=25;16;IF([.H200]&lt;=27;17;IF([.H200]&lt;=29;18;IF([.H200]&lt;=32;19;IF([.H200]&lt;=34;20;IF([.H200]&lt;=36;21;IF([.H200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200]=&quot;взв&quot;;11;[.K200]=&quot;накл&quot;;24;[.K200]=&quot;прокл&quot;;25;[.K200]=&quot;пт&quot;;26;[.K200]=90;10;[.K200]=85;10;[.K200]=80;9;[.K200]=75;8;[.K200]=70;8;[.K200]=65;7;[.K200]=60;7;[.K200]=55;6;[.K200]=50;6;[.K200]=45;6;[.K200]=40;5;[.K200]=35;4;[.K200]=30;4;[.K200]=25;3;[.K200]=20;2;[.K200]=15;1;[.K200]=10;1;[.K200]=0;0)" office:value-type="float" office:value="0" calcext:value-type="float">
            <text:p>0</text:p>
          </table:table-cell>
          <table:table-cell table:formula="of:=IF([.L200]&lt;=1;0;IF([.L200]&lt;=10;11;IF([.L200]&lt;=14;12;IF([.L200]&lt;=17;13;IF([.L200]&lt;=20;14;IF([.L200]&lt;=22;15;IF([.L200]&lt;=25;16;IF([.L200]&lt;=27;17;IF([.L200]&lt;=29;18;IF([.L200]&lt;=32;19;IF([.L200]&lt;=34;20;IF([.L200]&lt;=36;21;IF([.L200]&lt;=40;22;24)))))))))))))" office:value-type="float" office:value="18" calcext:value-type="float">
            <text:p>1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200]=&quot;взв&quot;;11;[.O200]=&quot;накл&quot;;24;[.O200]=&quot;прокл&quot;;25;[.O200]=&quot;пт&quot;;26;[.O200]=90;10;[.O200]=85;10;[.O200]=80;9;[.O200]=75;8;[.O200]=70;8;[.O200]=65;7;[.O200]=60;7;[.O200]=55;6;[.O200]=50;6;[.O200]=45;6;[.O200]=40;5;[.O200]=35;4;[.O200]=30;4;[.O200]=25;3;[.O200]=20;2;[.O200]=15;1;[.O200]=10;1;[.O200]=0;0)" office:value-type="float" office:value="0" calcext:value-type="float">
            <text:p>0</text:p>
          </table:table-cell>
          <table:table-cell table:formula="of:=IF([.P200]&lt;=1;0;IF([.P200]&lt;=10;11;IF([.P200]&lt;=14;12;IF([.P200]&lt;=17;13;IF([.P200]&lt;=20;14;IF([.P200]&lt;=22;15;IF([.P200]&lt;=25;16;IF([.P200]&lt;=27;17;IF([.P200]&lt;=29;18;IF([.P200]&lt;=32;19;IF([.P200]&lt;=34;20;IF([.P200]&lt;=36;21;IF([.P200]&lt;=40;22;24)))))))))))))" office:value-type="float" office:value="17" calcext:value-type="float">
            <text:p>17</text:p>
          </table:table-cell>
          <table:table-cell table:formula="of:=ROUND(([.I200]+[.J200]+[.M200]+[.N200]+[.Q200]+[.R200])/3;0)" office:value-type="float" office:value="18" calcext:value-type="float">
            <text:p>18</text:p>
          </table:table-cell>
          <table:table-cell table:formula="of:=[.F200]*LOG10([.S200]+2)" office:value-type="float" office:value="2.60205999132796" calcext:value-type="float">
            <text:p>2,6020599913279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60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201]=&quot;взв&quot;;11;[.G201]=&quot;накл&quot;;24;[.G201]=&quot;прокл&quot;;25;[.G201]=&quot;пт&quot;;26;[.G201]=90;10;[.G201]=85;10;[.G201]=80;9;[.G201]=75;8;[.G201]=70;8;[.G201]=65;7;[.G201]=60;7;[.G201]=55;6;[.G201]=50;6;[.G201]=45;6;[.G201]=40;5;[.G201]=35;4;[.G201]=30;4;[.G201]=25;3;[.G201]=20;2;[.G201]=15;1;[.G201]=10;1;[.G201]=0;0)" office:value-type="float" office:value="0" calcext:value-type="float">
            <text:p>0</text:p>
          </table:table-cell>
          <table:table-cell table:formula="of:=IF([.H201]&lt;=1;0;IF([.H201]&lt;=10;11;IF([.H201]&lt;=14;12;IF([.H201]&lt;=17;13;IF([.H201]&lt;=20;14;IF([.H201]&lt;=22;15;IF([.H201]&lt;=25;16;IF([.H201]&lt;=27;17;IF([.H201]&lt;=29;18;IF([.H201]&lt;=32;19;IF([.H201]&lt;=34;20;IF([.H201]&lt;=36;21;IF([.H201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201]=&quot;взв&quot;;11;[.K201]=&quot;накл&quot;;24;[.K201]=&quot;прокл&quot;;25;[.K201]=&quot;пт&quot;;26;[.K201]=90;10;[.K201]=85;10;[.K201]=80;9;[.K201]=75;8;[.K201]=70;8;[.K201]=65;7;[.K201]=60;7;[.K201]=55;6;[.K201]=50;6;[.K201]=45;6;[.K201]=40;5;[.K201]=35;4;[.K201]=30;4;[.K201]=25;3;[.K201]=20;2;[.K201]=15;1;[.K201]=10;1;[.K201]=0;0)" office:value-type="float" office:value="0" calcext:value-type="float">
            <text:p>0</text:p>
          </table:table-cell>
          <table:table-cell table:formula="of:=IF([.L201]&lt;=1;0;IF([.L201]&lt;=10;11;IF([.L201]&lt;=14;12;IF([.L201]&lt;=17;13;IF([.L201]&lt;=20;14;IF([.L201]&lt;=22;15;IF([.L201]&lt;=25;16;IF([.L201]&lt;=27;17;IF([.L201]&lt;=29;18;IF([.L201]&lt;=32;19;IF([.L201]&lt;=34;20;IF([.L201]&lt;=36;21;IF([.L201]&lt;=40;22;24)))))))))))))" office:value-type="float" office:value="21" calcext:value-type="float">
            <text:p>2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201]=&quot;взв&quot;;11;[.O201]=&quot;накл&quot;;24;[.O201]=&quot;прокл&quot;;25;[.O201]=&quot;пт&quot;;26;[.O201]=90;10;[.O201]=85;10;[.O201]=80;9;[.O201]=75;8;[.O201]=70;8;[.O201]=65;7;[.O201]=60;7;[.O201]=55;6;[.O201]=50;6;[.O201]=45;6;[.O201]=40;5;[.O201]=35;4;[.O201]=30;4;[.O201]=25;3;[.O201]=20;2;[.O201]=15;1;[.O201]=10;1;[.O201]=0;0)" office:value-type="float" office:value="0" calcext:value-type="float">
            <text:p>0</text:p>
          </table:table-cell>
          <table:table-cell table:formula="of:=IF([.P201]&lt;=1;0;IF([.P201]&lt;=10;11;IF([.P201]&lt;=14;12;IF([.P201]&lt;=17;13;IF([.P201]&lt;=20;14;IF([.P201]&lt;=22;15;IF([.P201]&lt;=25;16;IF([.P201]&lt;=27;17;IF([.P201]&lt;=29;18;IF([.P201]&lt;=32;19;IF([.P201]&lt;=34;20;IF([.P201]&lt;=36;21;IF([.P201]&lt;=40;22;24)))))))))))))" office:value-type="float" office:value="22" calcext:value-type="float">
            <text:p>22</text:p>
          </table:table-cell>
          <table:table-cell table:formula="of:=ROUND(([.I201]+[.J201]+[.M201]+[.N201]+[.Q201]+[.R201])/3;0)" office:value-type="float" office:value="21" calcext:value-type="float">
            <text:p>21</text:p>
          </table:table-cell>
          <table:table-cell table:formula="of:=[.F201]*LOG10([.S201]+2)" office:value-type="float" office:value="2.72345567203519" calcext:value-type="float">
            <text:p>2,7234556720351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68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202]=&quot;взв&quot;;11;[.G202]=&quot;накл&quot;;24;[.G202]=&quot;прокл&quot;;25;[.G202]=&quot;пт&quot;;26;[.G202]=90;10;[.G202]=85;10;[.G202]=80;9;[.G202]=75;8;[.G202]=70;8;[.G202]=65;7;[.G202]=60;7;[.G202]=55;6;[.G202]=50;6;[.G202]=45;6;[.G202]=40;5;[.G202]=35;4;[.G202]=30;4;[.G202]=25;3;[.G202]=20;2;[.G202]=15;1;[.G202]=10;1;[.G202]=0;0)" office:value-type="float" office:value="0" calcext:value-type="float">
            <text:p>0</text:p>
          </table:table-cell>
          <table:table-cell table:formula="of:=IF([.H202]&lt;=1;0;IF([.H202]&lt;=10;11;IF([.H202]&lt;=14;12;IF([.H202]&lt;=17;13;IF([.H202]&lt;=20;14;IF([.H202]&lt;=22;15;IF([.H202]&lt;=25;16;IF([.H202]&lt;=27;17;IF([.H202]&lt;=29;18;IF([.H202]&lt;=32;19;IF([.H202]&lt;=34;20;IF([.H202]&lt;=36;21;IF([.H202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202]=&quot;взв&quot;;11;[.K202]=&quot;накл&quot;;24;[.K202]=&quot;прокл&quot;;25;[.K202]=&quot;пт&quot;;26;[.K202]=90;10;[.K202]=85;10;[.K202]=80;9;[.K202]=75;8;[.K202]=70;8;[.K202]=65;7;[.K202]=60;7;[.K202]=55;6;[.K202]=50;6;[.K202]=45;6;[.K202]=40;5;[.K202]=35;4;[.K202]=30;4;[.K202]=25;3;[.K202]=20;2;[.K202]=15;1;[.K202]=10;1;[.K202]=0;0)" office:value-type="float" office:value="0" calcext:value-type="float">
            <text:p>0</text:p>
          </table:table-cell>
          <table:table-cell table:formula="of:=IF([.L202]&lt;=1;0;IF([.L202]&lt;=10;11;IF([.L202]&lt;=14;12;IF([.L202]&lt;=17;13;IF([.L202]&lt;=20;14;IF([.L202]&lt;=22;15;IF([.L202]&lt;=25;16;IF([.L202]&lt;=27;17;IF([.L202]&lt;=29;18;IF([.L202]&lt;=32;19;IF([.L202]&lt;=34;20;IF([.L202]&lt;=36;21;IF([.L202]&lt;=40;22;24)))))))))))))" office:value-type="float" office:value="19" calcext:value-type="float">
            <text:p>19</text:p>
          </table:table-cell>
          <table:table-cell table:number-columns-repeated="2"/>
          <table:table-cell table:formula="of:=COM.MICROSOFT.IFS([.O202]=&quot;взв&quot;;11;[.O202]=&quot;накл&quot;;24;[.O202]=&quot;прокл&quot;;25;[.O202]=&quot;пт&quot;;26;[.O202]=90;10;[.O202]=85;10;[.O202]=80;9;[.O202]=75;8;[.O202]=70;8;[.O202]=65;7;[.O202]=60;7;[.O202]=55;6;[.O202]=50;6;[.O202]=45;6;[.O202]=40;5;[.O202]=35;4;[.O202]=30;4;[.O202]=25;3;[.O202]=20;2;[.O202]=15;1;[.O202]=10;1;[.O202]=0;0)" office:value-type="float" office:value="0" calcext:value-type="float">
            <text:p>0</text:p>
          </table:table-cell>
          <table:table-cell table:formula="of:=IF([.P202]&lt;=1;0;IF([.P202]&lt;=10;11;IF([.P202]&lt;=14;12;IF([.P202]&lt;=17;13;IF([.P202]&lt;=20;14;IF([.P202]&lt;=22;15;IF([.P202]&lt;=25;16;IF([.P202]&lt;=27;17;IF([.P202]&lt;=29;18;IF([.P202]&lt;=32;19;IF([.P202]&lt;=34;20;IF([.P202]&lt;=36;21;IF([.P202]&lt;=40;22;24)))))))))))))" office:value-type="float" office:value="0" calcext:value-type="float">
            <text:p>0</text:p>
          </table:table-cell>
          <table:table-cell table:formula="of:=ROUND(([.I202]+[.J202]+[.M202]+[.N202]+[.Q202]+[.R202])/2;0)" office:value-type="float" office:value="20" calcext:value-type="float">
            <text:p>20</text:p>
          </table:table-cell>
          <table:table-cell table:formula="of:=[.F202]*LOG10([.S202]+2)" office:value-type="float" office:value="2.68484536164441" calcext:value-type="float">
            <text:p>2,6848453616444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42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03]=&quot;взв&quot;;11;[.G203]=&quot;накл&quot;;24;[.G203]=&quot;прокл&quot;;25;[.G203]=&quot;пт&quot;;26;[.G203]=90;10;[.G203]=85;10;[.G203]=80;9;[.G203]=75;8;[.G203]=70;8;[.G203]=65;7;[.G203]=60;7;[.G203]=55;6;[.G203]=50;6;[.G203]=45;6;[.G203]=40;5;[.G203]=35;4;[.G203]=30;4;[.G203]=25;3;[.G203]=20;2;[.G203]=15;1;[.G203]=10;1;[.G203]=0;0)" office:value-type="float" office:value="10" calcext:value-type="float">
            <text:p>10</text:p>
          </table:table-cell>
          <table:table-cell table:formula="of:=IF([.H203]&lt;=1;0;IF([.H203]&lt;=10;11;IF([.H203]&lt;=14;12;IF([.H203]&lt;=17;13;IF([.H203]&lt;=20;14;IF([.H203]&lt;=22;15;IF([.H203]&lt;=25;16;IF([.H203]&lt;=27;17;IF([.H203]&lt;=29;18;IF([.H203]&lt;=32;19;IF([.H203]&lt;=34;20;IF([.H203]&lt;=36;21;IF([.H20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03]=&quot;взв&quot;;11;[.K203]=&quot;накл&quot;;24;[.K203]=&quot;прокл&quot;;25;[.K203]=&quot;пт&quot;;26;[.K203]=90;10;[.K203]=85;10;[.K203]=80;9;[.K203]=75;8;[.K203]=70;8;[.K203]=65;7;[.K203]=60;7;[.K203]=55;6;[.K203]=50;6;[.K203]=45;6;[.K203]=40;5;[.K203]=35;4;[.K203]=30;4;[.K203]=25;3;[.K203]=20;2;[.K203]=15;1;[.K203]=10;1;[.K203]=0;0)" office:value-type="float" office:value="10" calcext:value-type="float">
            <text:p>10</text:p>
          </table:table-cell>
          <table:table-cell table:formula="of:=IF([.L203]&lt;=1;0;IF([.L203]&lt;=10;11;IF([.L203]&lt;=14;12;IF([.L203]&lt;=17;13;IF([.L203]&lt;=20;14;IF([.L203]&lt;=22;15;IF([.L203]&lt;=25;16;IF([.L203]&lt;=27;17;IF([.L203]&lt;=29;18;IF([.L203]&lt;=32;19;IF([.L203]&lt;=34;20;IF([.L203]&lt;=36;21;IF([.L20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03]=&quot;взв&quot;;11;[.O203]=&quot;накл&quot;;24;[.O203]=&quot;прокл&quot;;25;[.O203]=&quot;пт&quot;;26;[.O203]=90;10;[.O203]=85;10;[.O203]=80;9;[.O203]=75;8;[.O203]=70;8;[.O203]=65;7;[.O203]=60;7;[.O203]=55;6;[.O203]=50;6;[.O203]=45;6;[.O203]=40;5;[.O203]=35;4;[.O203]=30;4;[.O203]=25;3;[.O203]=20;2;[.O203]=15;1;[.O203]=10;1;[.O203]=0;0)" office:value-type="float" office:value="10" calcext:value-type="float">
            <text:p>10</text:p>
          </table:table-cell>
          <table:table-cell table:formula="of:=IF([.P203]&lt;=1;0;IF([.P203]&lt;=10;11;IF([.P203]&lt;=14;12;IF([.P203]&lt;=17;13;IF([.P203]&lt;=20;14;IF([.P203]&lt;=22;15;IF([.P203]&lt;=25;16;IF([.P203]&lt;=27;17;IF([.P203]&lt;=29;18;IF([.P203]&lt;=32;19;IF([.P203]&lt;=34;20;IF([.P203]&lt;=36;21;IF([.P203]&lt;=40;22;24)))))))))))))" office:value-type="float" office:value="0" calcext:value-type="float">
            <text:p>0</text:p>
          </table:table-cell>
          <table:table-cell table:formula="of:=ROUND(([.I203]+[.J203]+[.M203]+[.N203]+[.Q203]+[.R203])/3;0)" office:value-type="float" office:value="10" calcext:value-type="float">
            <text:p>10</text:p>
          </table:table-cell>
          <table:table-cell table:formula="of:=[.F203]*LOG10([.S203]+2)" office:value-type="float" office:value="3.23754373814287" calcext:value-type="float">
            <text:p>3,2375437381428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62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204]=&quot;взв&quot;;11;[.G204]=&quot;накл&quot;;24;[.G204]=&quot;прокл&quot;;25;[.G204]=&quot;пт&quot;;26;[.G204]=90;10;[.G204]=85;10;[.G204]=80;9;[.G204]=75;8;[.G204]=70;8;[.G204]=65;7;[.G204]=60;7;[.G204]=55;6;[.G204]=50;6;[.G204]=45;6;[.G204]=40;5;[.G204]=35;4;[.G204]=30;4;[.G204]=25;3;[.G204]=20;2;[.G204]=15;1;[.G204]=10;1;[.G204]=0;0)" office:value-type="float" office:value="0" calcext:value-type="float">
            <text:p>0</text:p>
          </table:table-cell>
          <table:table-cell table:formula="of:=IF([.H204]&lt;=1;0;IF([.H204]&lt;=10;11;IF([.H204]&lt;=14;12;IF([.H204]&lt;=17;13;IF([.H204]&lt;=20;14;IF([.H204]&lt;=22;15;IF([.H204]&lt;=25;16;IF([.H204]&lt;=27;17;IF([.H204]&lt;=29;18;IF([.H204]&lt;=32;19;IF([.H204]&lt;=34;20;IF([.H204]&lt;=36;21;IF([.H204]&lt;=40;22;24)))))))))))))" office:value-type="float" office:value="19" calcext:value-type="float">
            <text:p>1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204]=&quot;взв&quot;;11;[.K204]=&quot;накл&quot;;24;[.K204]=&quot;прокл&quot;;25;[.K204]=&quot;пт&quot;;26;[.K204]=90;10;[.K204]=85;10;[.K204]=80;9;[.K204]=75;8;[.K204]=70;8;[.K204]=65;7;[.K204]=60;7;[.K204]=55;6;[.K204]=50;6;[.K204]=45;6;[.K204]=40;5;[.K204]=35;4;[.K204]=30;4;[.K204]=25;3;[.K204]=20;2;[.K204]=15;1;[.K204]=10;1;[.K204]=0;0)" office:value-type="float" office:value="0" calcext:value-type="float">
            <text:p>0</text:p>
          </table:table-cell>
          <table:table-cell table:formula="of:=IF([.L204]&lt;=1;0;IF([.L204]&lt;=10;11;IF([.L204]&lt;=14;12;IF([.L204]&lt;=17;13;IF([.L204]&lt;=20;14;IF([.L204]&lt;=22;15;IF([.L204]&lt;=25;16;IF([.L204]&lt;=27;17;IF([.L204]&lt;=29;18;IF([.L204]&lt;=32;19;IF([.L204]&lt;=34;20;IF([.L204]&lt;=36;21;IF([.L204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204]=&quot;взв&quot;;11;[.O204]=&quot;накл&quot;;24;[.O204]=&quot;прокл&quot;;25;[.O204]=&quot;пт&quot;;26;[.O204]=90;10;[.O204]=85;10;[.O204]=80;9;[.O204]=75;8;[.O204]=70;8;[.O204]=65;7;[.O204]=60;7;[.O204]=55;6;[.O204]=50;6;[.O204]=45;6;[.O204]=40;5;[.O204]=35;4;[.O204]=30;4;[.O204]=25;3;[.O204]=20;2;[.O204]=15;1;[.O204]=10;1;[.O204]=0;0)" office:value-type="float" office:value="0" calcext:value-type="float">
            <text:p>0</text:p>
          </table:table-cell>
          <table:table-cell table:formula="of:=IF([.P204]&lt;=1;0;IF([.P204]&lt;=10;11;IF([.P204]&lt;=14;12;IF([.P204]&lt;=17;13;IF([.P204]&lt;=20;14;IF([.P204]&lt;=22;15;IF([.P204]&lt;=25;16;IF([.P204]&lt;=27;17;IF([.P204]&lt;=29;18;IF([.P204]&lt;=32;19;IF([.P204]&lt;=34;20;IF([.P204]&lt;=36;21;IF([.P204]&lt;=40;22;24)))))))))))))" office:value-type="float" office:value="18" calcext:value-type="float">
            <text:p>18</text:p>
          </table:table-cell>
          <table:table-cell table:formula="of:=ROUND(([.I204]+[.J204]+[.M204]+[.N204]+[.Q204]+[.R204])/3;0)" office:value-type="float" office:value="18" calcext:value-type="float">
            <text:p>18</text:p>
          </table:table-cell>
          <table:table-cell table:formula="of:=[.F204]*LOG10([.S204]+2)" office:value-type="float" office:value="3.90308998699194" calcext:value-type="float">
            <text:p>3,9030899869919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51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M.MICROSOFT.IFS([.G205]=&quot;взв&quot;;11;[.G205]=&quot;накл&quot;;24;[.G205]=&quot;прокл&quot;;25;[.G205]=&quot;пт&quot;;26;[.G205]=90;10;[.G205]=85;10;[.G205]=80;9;[.G205]=75;8;[.G205]=70;8;[.G205]=65;7;[.G205]=60;7;[.G205]=55;6;[.G205]=50;6;[.G205]=45;6;[.G205]=40;5;[.G205]=35;4;[.G205]=30;4;[.G205]=25;3;[.G205]=20;2;[.G205]=15;1;[.G205]=10;1;[.G205]=0;0)" office:value-type="float" office:value="0" calcext:value-type="float">
            <text:p>0</text:p>
          </table:table-cell>
          <table:table-cell table:formula="of:=IF([.H205]&lt;=1;0;IF([.H205]&lt;=10;11;IF([.H205]&lt;=14;12;IF([.H205]&lt;=17;13;IF([.H205]&lt;=20;14;IF([.H205]&lt;=22;15;IF([.H205]&lt;=25;16;IF([.H205]&lt;=27;17;IF([.H205]&lt;=29;18;IF([.H205]&lt;=32;19;IF([.H205]&lt;=34;20;IF([.H205]&lt;=36;21;IF([.H205]&lt;=40;22;24)))))))))))))" office:value-type="float" office:value="24" calcext:value-type="float">
            <text:p>2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205]=&quot;взв&quot;;11;[.K205]=&quot;накл&quot;;24;[.K205]=&quot;прокл&quot;;25;[.K205]=&quot;пт&quot;;26;[.K205]=90;10;[.K205]=85;10;[.K205]=80;9;[.K205]=75;8;[.K205]=70;8;[.K205]=65;7;[.K205]=60;7;[.K205]=55;6;[.K205]=50;6;[.K205]=45;6;[.K205]=40;5;[.K205]=35;4;[.K205]=30;4;[.K205]=25;3;[.K205]=20;2;[.K205]=15;1;[.K205]=10;1;[.K205]=0;0)" office:value-type="float" office:value="0" calcext:value-type="float">
            <text:p>0</text:p>
          </table:table-cell>
          <table:table-cell table:formula="of:=IF([.L205]&lt;=1;0;IF([.L205]&lt;=10;11;IF([.L205]&lt;=14;12;IF([.L205]&lt;=17;13;IF([.L205]&lt;=20;14;IF([.L205]&lt;=22;15;IF([.L205]&lt;=25;16;IF([.L205]&lt;=27;17;IF([.L205]&lt;=29;18;IF([.L205]&lt;=32;19;IF([.L205]&lt;=34;20;IF([.L205]&lt;=36;21;IF([.L205]&lt;=40;22;24)))))))))))))" office:value-type="float" office:value="20" calcext:value-type="float">
            <text:p>20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205]=&quot;взв&quot;;11;[.O205]=&quot;накл&quot;;24;[.O205]=&quot;прокл&quot;;25;[.O205]=&quot;пт&quot;;26;[.O205]=90;10;[.O205]=85;10;[.O205]=80;9;[.O205]=75;8;[.O205]=70;8;[.O205]=65;7;[.O205]=60;7;[.O205]=55;6;[.O205]=50;6;[.O205]=45;6;[.O205]=40;5;[.O205]=35;4;[.O205]=30;4;[.O205]=25;3;[.O205]=20;2;[.O205]=15;1;[.O205]=10;1;[.O205]=0;0)" office:value-type="float" office:value="0" calcext:value-type="float">
            <text:p>0</text:p>
          </table:table-cell>
          <table:table-cell table:formula="of:=IF([.P205]&lt;=1;0;IF([.P205]&lt;=10;11;IF([.P205]&lt;=14;12;IF([.P205]&lt;=17;13;IF([.P205]&lt;=20;14;IF([.P205]&lt;=22;15;IF([.P205]&lt;=25;16;IF([.P205]&lt;=27;17;IF([.P205]&lt;=29;18;IF([.P205]&lt;=32;19;IF([.P205]&lt;=34;20;IF([.P205]&lt;=36;21;IF([.P205]&lt;=40;22;24)))))))))))))" office:value-type="float" office:value="24" calcext:value-type="float">
            <text:p>24</text:p>
          </table:table-cell>
          <table:table-cell table:formula="of:=ROUND(([.I205]+[.J205]+[.M205]+[.N205]+[.Q205]+[.R205])/3;0)" office:value-type="float" office:value="23" calcext:value-type="float">
            <text:p>23</text:p>
          </table:table-cell>
          <table:table-cell table:formula="of:=[.F205]*LOG10([.S205]+2)" office:value-type="float" office:value="4.19382002601611" calcext:value-type="float">
            <text:p>4,1938200260161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35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206]=&quot;взв&quot;;11;[.G206]=&quot;накл&quot;;24;[.G206]=&quot;прокл&quot;;25;[.G206]=&quot;пт&quot;;26;[.G206]=90;10;[.G206]=85;10;[.G206]=80;9;[.G206]=75;8;[.G206]=70;8;[.G206]=65;7;[.G206]=60;7;[.G206]=55;6;[.G206]=50;6;[.G206]=45;6;[.G206]=40;5;[.G206]=35;4;[.G206]=30;4;[.G206]=25;3;[.G206]=20;2;[.G206]=15;1;[.G206]=10;1;[.G206]=0;0)" office:value-type="float" office:value="0" calcext:value-type="float">
            <text:p>0</text:p>
          </table:table-cell>
          <table:table-cell table:formula="of:=IF([.H206]&lt;=1;0;IF([.H206]&lt;=10;11;IF([.H206]&lt;=14;12;IF([.H206]&lt;=17;13;IF([.H206]&lt;=20;14;IF([.H206]&lt;=22;15;IF([.H206]&lt;=25;16;IF([.H206]&lt;=27;17;IF([.H206]&lt;=29;18;IF([.H206]&lt;=32;19;IF([.H206]&lt;=34;20;IF([.H206]&lt;=36;21;IF([.H206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206]=&quot;взв&quot;;11;[.K206]=&quot;накл&quot;;24;[.K206]=&quot;прокл&quot;;25;[.K206]=&quot;пт&quot;;26;[.K206]=90;10;[.K206]=85;10;[.K206]=80;9;[.K206]=75;8;[.K206]=70;8;[.K206]=65;7;[.K206]=60;7;[.K206]=55;6;[.K206]=50;6;[.K206]=45;6;[.K206]=40;5;[.K206]=35;4;[.K206]=30;4;[.K206]=25;3;[.K206]=20;2;[.K206]=15;1;[.K206]=10;1;[.K206]=0;0)" office:value-type="float" office:value="0" calcext:value-type="float">
            <text:p>0</text:p>
          </table:table-cell>
          <table:table-cell table:formula="of:=IF([.L206]&lt;=1;0;IF([.L206]&lt;=10;11;IF([.L206]&lt;=14;12;IF([.L206]&lt;=17;13;IF([.L206]&lt;=20;14;IF([.L206]&lt;=22;15;IF([.L206]&lt;=25;16;IF([.L206]&lt;=27;17;IF([.L206]&lt;=29;18;IF([.L206]&lt;=32;19;IF([.L206]&lt;=34;20;IF([.L206]&lt;=36;21;IF([.L206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206]=&quot;взв&quot;;11;[.O206]=&quot;накл&quot;;24;[.O206]=&quot;прокл&quot;;25;[.O206]=&quot;пт&quot;;26;[.O206]=90;10;[.O206]=85;10;[.O206]=80;9;[.O206]=75;8;[.O206]=70;8;[.O206]=65;7;[.O206]=60;7;[.O206]=55;6;[.O206]=50;6;[.O206]=45;6;[.O206]=40;5;[.O206]=35;4;[.O206]=30;4;[.O206]=25;3;[.O206]=20;2;[.O206]=15;1;[.O206]=10;1;[.O206]=0;0)" office:value-type="float" office:value="0" calcext:value-type="float">
            <text:p>0</text:p>
          </table:table-cell>
          <table:table-cell table:formula="of:=IF([.P206]&lt;=1;0;IF([.P206]&lt;=10;11;IF([.P206]&lt;=14;12;IF([.P206]&lt;=17;13;IF([.P206]&lt;=20;14;IF([.P206]&lt;=22;15;IF([.P206]&lt;=25;16;IF([.P206]&lt;=27;17;IF([.P206]&lt;=29;18;IF([.P206]&lt;=32;19;IF([.P206]&lt;=34;20;IF([.P206]&lt;=36;21;IF([.P206]&lt;=40;22;24)))))))))))))" office:value-type="float" office:value="18" calcext:value-type="float">
            <text:p>18</text:p>
          </table:table-cell>
          <table:table-cell table:formula="of:=ROUND(([.I206]+[.J206]+[.M206]+[.N206]+[.Q206]+[.R206])/3;0)" office:value-type="float" office:value="19" calcext:value-type="float">
            <text:p>19</text:p>
          </table:table-cell>
          <table:table-cell table:formula="of:=[.F206]*LOG10([.S206]+2)" office:value-type="float" office:value="5.28887717893568" calcext:value-type="float">
            <text:p>5,2888771789356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49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207]=&quot;взв&quot;;11;[.G207]=&quot;накл&quot;;24;[.G207]=&quot;прокл&quot;;25;[.G207]=&quot;пт&quot;;26;[.G207]=90;10;[.G207]=85;10;[.G207]=80;9;[.G207]=75;8;[.G207]=70;8;[.G207]=65;7;[.G207]=60;7;[.G207]=55;6;[.G207]=50;6;[.G207]=45;6;[.G207]=40;5;[.G207]=35;4;[.G207]=30;4;[.G207]=25;3;[.G207]=20;2;[.G207]=15;1;[.G207]=10;1;[.G207]=0;0)" office:value-type="float" office:value="0" calcext:value-type="float">
            <text:p>0</text:p>
          </table:table-cell>
          <table:table-cell table:formula="of:=IF([.H207]&lt;=1;0;IF([.H207]&lt;=10;11;IF([.H207]&lt;=14;12;IF([.H207]&lt;=17;13;IF([.H207]&lt;=20;14;IF([.H207]&lt;=22;15;IF([.H207]&lt;=25;16;IF([.H207]&lt;=27;17;IF([.H207]&lt;=29;18;IF([.H207]&lt;=32;19;IF([.H207]&lt;=34;20;IF([.H207]&lt;=36;21;IF([.H207]&lt;=40;22;24)))))))))))))"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207]=&quot;взв&quot;;11;[.K207]=&quot;накл&quot;;24;[.K207]=&quot;прокл&quot;;25;[.K207]=&quot;пт&quot;;26;[.K207]=90;10;[.K207]=85;10;[.K207]=80;9;[.K207]=75;8;[.K207]=70;8;[.K207]=65;7;[.K207]=60;7;[.K207]=55;6;[.K207]=50;6;[.K207]=45;6;[.K207]=40;5;[.K207]=35;4;[.K207]=30;4;[.K207]=25;3;[.K207]=20;2;[.K207]=15;1;[.K207]=10;1;[.K207]=0;0)" office:value-type="float" office:value="0" calcext:value-type="float">
            <text:p>0</text:p>
          </table:table-cell>
          <table:table-cell table:formula="of:=IF([.L207]&lt;=1;0;IF([.L207]&lt;=10;11;IF([.L207]&lt;=14;12;IF([.L207]&lt;=17;13;IF([.L207]&lt;=20;14;IF([.L207]&lt;=22;15;IF([.L207]&lt;=25;16;IF([.L207]&lt;=27;17;IF([.L207]&lt;=29;18;IF([.L207]&lt;=32;19;IF([.L207]&lt;=34;20;IF([.L207]&lt;=36;21;IF([.L207]&lt;=40;22;24)))))))))))))" office:value-type="float" office:value="18" calcext:value-type="float">
            <text:p>1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207]=&quot;взв&quot;;11;[.O207]=&quot;накл&quot;;24;[.O207]=&quot;прокл&quot;;25;[.O207]=&quot;пт&quot;;26;[.O207]=90;10;[.O207]=85;10;[.O207]=80;9;[.O207]=75;8;[.O207]=70;8;[.O207]=65;7;[.O207]=60;7;[.O207]=55;6;[.O207]=50;6;[.O207]=45;6;[.O207]=40;5;[.O207]=35;4;[.O207]=30;4;[.O207]=25;3;[.O207]=20;2;[.O207]=15;1;[.O207]=10;1;[.O207]=0;0)" office:value-type="float" office:value="0" calcext:value-type="float">
            <text:p>0</text:p>
          </table:table-cell>
          <table:table-cell table:formula="of:=IF([.P207]&lt;=1;0;IF([.P207]&lt;=10;11;IF([.P207]&lt;=14;12;IF([.P207]&lt;=17;13;IF([.P207]&lt;=20;14;IF([.P207]&lt;=22;15;IF([.P207]&lt;=25;16;IF([.P207]&lt;=27;17;IF([.P207]&lt;=29;18;IF([.P207]&lt;=32;19;IF([.P207]&lt;=34;20;IF([.P207]&lt;=36;21;IF([.P207]&lt;=40;22;24)))))))))))))" office:value-type="float" office:value="19" calcext:value-type="float">
            <text:p>19</text:p>
          </table:table-cell>
          <table:table-cell table:formula="of:=ROUND(([.I207]+[.J207]+[.M207]+[.N207]+[.Q207]+[.R207])/3;0)" office:value-type="float" office:value="18" calcext:value-type="float">
            <text:p>18</text:p>
          </table:table-cell>
          <table:table-cell table:formula="of:=[.F207]*LOG10([.S207]+2)" office:value-type="float" office:value="5.20411998265593" calcext:value-type="float">
            <text:p>5,2041199826559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55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208]=&quot;взв&quot;;11;[.G208]=&quot;накл&quot;;24;[.G208]=&quot;прокл&quot;;25;[.G208]=&quot;пт&quot;;26;[.G208]=90;10;[.G208]=85;10;[.G208]=80;9;[.G208]=75;8;[.G208]=70;8;[.G208]=65;7;[.G208]=60;7;[.G208]=55;6;[.G208]=50;6;[.G208]=45;6;[.G208]=40;5;[.G208]=35;4;[.G208]=30;4;[.G208]=25;3;[.G208]=20;2;[.G208]=15;1;[.G208]=10;1;[.G208]=0;0)" office:value-type="float" office:value="0" calcext:value-type="float">
            <text:p>0</text:p>
          </table:table-cell>
          <table:table-cell table:formula="of:=IF([.H208]&lt;=1;0;IF([.H208]&lt;=10;11;IF([.H208]&lt;=14;12;IF([.H208]&lt;=17;13;IF([.H208]&lt;=20;14;IF([.H208]&lt;=22;15;IF([.H208]&lt;=25;16;IF([.H208]&lt;=27;17;IF([.H208]&lt;=29;18;IF([.H208]&lt;=32;19;IF([.H208]&lt;=34;20;IF([.H208]&lt;=36;21;IF([.H208]&lt;=40;22;24)))))))))))))"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208]=&quot;взв&quot;;11;[.K208]=&quot;накл&quot;;24;[.K208]=&quot;прокл&quot;;25;[.K208]=&quot;пт&quot;;26;[.K208]=90;10;[.K208]=85;10;[.K208]=80;9;[.K208]=75;8;[.K208]=70;8;[.K208]=65;7;[.K208]=60;7;[.K208]=55;6;[.K208]=50;6;[.K208]=45;6;[.K208]=40;5;[.K208]=35;4;[.K208]=30;4;[.K208]=25;3;[.K208]=20;2;[.K208]=15;1;[.K208]=10;1;[.K208]=0;0)" office:value-type="float" office:value="0" calcext:value-type="float">
            <text:p>0</text:p>
          </table:table-cell>
          <table:table-cell table:formula="of:=IF([.L208]&lt;=1;0;IF([.L208]&lt;=10;11;IF([.L208]&lt;=14;12;IF([.L208]&lt;=17;13;IF([.L208]&lt;=20;14;IF([.L208]&lt;=22;15;IF([.L208]&lt;=25;16;IF([.L208]&lt;=27;17;IF([.L208]&lt;=29;18;IF([.L208]&lt;=32;19;IF([.L208]&lt;=34;20;IF([.L208]&lt;=36;21;IF([.L208]&lt;=40;22;24)))))))))))))"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208]=&quot;взв&quot;;11;[.O208]=&quot;накл&quot;;24;[.O208]=&quot;прокл&quot;;25;[.O208]=&quot;пт&quot;;26;[.O208]=90;10;[.O208]=85;10;[.O208]=80;9;[.O208]=75;8;[.O208]=70;8;[.O208]=65;7;[.O208]=60;7;[.O208]=55;6;[.O208]=50;6;[.O208]=45;6;[.O208]=40;5;[.O208]=35;4;[.O208]=30;4;[.O208]=25;3;[.O208]=20;2;[.O208]=15;1;[.O208]=10;1;[.O208]=0;0)" office:value-type="float" office:value="0" calcext:value-type="float">
            <text:p>0</text:p>
          </table:table-cell>
          <table:table-cell table:formula="of:=IF([.P208]&lt;=1;0;IF([.P208]&lt;=10;11;IF([.P208]&lt;=14;12;IF([.P208]&lt;=17;13;IF([.P208]&lt;=20;14;IF([.P208]&lt;=22;15;IF([.P208]&lt;=25;16;IF([.P208]&lt;=27;17;IF([.P208]&lt;=29;18;IF([.P208]&lt;=32;19;IF([.P208]&lt;=34;20;IF([.P208]&lt;=36;21;IF([.P208]&lt;=40;22;24)))))))))))))" office:value-type="float" office:value="18" calcext:value-type="float">
            <text:p>18</text:p>
          </table:table-cell>
          <table:table-cell table:formula="of:=ROUND(([.I208]+[.J208]+[.M208]+[.N208]+[.Q208]+[.R208])/3;0)" office:value-type="float" office:value="18" calcext:value-type="float">
            <text:p>18</text:p>
          </table:table-cell>
          <table:table-cell table:formula="of:=[.F208]*LOG10([.S208]+2)" office:value-type="float" office:value="5.20411998265593" calcext:value-type="float">
            <text:p>5,2041199826559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65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209]=&quot;взв&quot;;11;[.G209]=&quot;накл&quot;;24;[.G209]=&quot;прокл&quot;;25;[.G209]=&quot;пт&quot;;26;[.G209]=90;10;[.G209]=85;10;[.G209]=80;9;[.G209]=75;8;[.G209]=70;8;[.G209]=65;7;[.G209]=60;7;[.G209]=55;6;[.G209]=50;6;[.G209]=45;6;[.G209]=40;5;[.G209]=35;4;[.G209]=30;4;[.G209]=25;3;[.G209]=20;2;[.G209]=15;1;[.G209]=10;1;[.G209]=0;0)" office:value-type="float" office:value="1" calcext:value-type="float">
            <text:p>1</text:p>
          </table:table-cell>
          <table:table-cell table:formula="of:=IF([.H209]&lt;=1;0;IF([.H209]&lt;=10;11;IF([.H209]&lt;=14;12;IF([.H209]&lt;=17;13;IF([.H209]&lt;=20;14;IF([.H209]&lt;=22;15;IF([.H209]&lt;=25;16;IF([.H209]&lt;=27;17;IF([.H209]&lt;=29;18;IF([.H209]&lt;=32;19;IF([.H209]&lt;=34;20;IF([.H209]&lt;=36;21;IF([.H209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209]=&quot;взв&quot;;11;[.K209]=&quot;накл&quot;;24;[.K209]=&quot;прокл&quot;;25;[.K209]=&quot;пт&quot;;26;[.K209]=90;10;[.K209]=85;10;[.K209]=80;9;[.K209]=75;8;[.K209]=70;8;[.K209]=65;7;[.K209]=60;7;[.K209]=55;6;[.K209]=50;6;[.K209]=45;6;[.K209]=40;5;[.K209]=35;4;[.K209]=30;4;[.K209]=25;3;[.K209]=20;2;[.K209]=15;1;[.K209]=10;1;[.K209]=0;0)" office:value-type="float" office:value="4" calcext:value-type="float">
            <text:p>4</text:p>
          </table:table-cell>
          <table:table-cell table:formula="of:=IF([.L209]&lt;=1;0;IF([.L209]&lt;=10;11;IF([.L209]&lt;=14;12;IF([.L209]&lt;=17;13;IF([.L209]&lt;=20;14;IF([.L209]&lt;=22;15;IF([.L209]&lt;=25;16;IF([.L209]&lt;=27;17;IF([.L209]&lt;=29;18;IF([.L209]&lt;=32;19;IF([.L209]&lt;=34;20;IF([.L209]&lt;=36;21;IF([.L209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09]=&quot;взв&quot;;11;[.O209]=&quot;накл&quot;;24;[.O209]=&quot;прокл&quot;;25;[.O209]=&quot;пт&quot;;26;[.O209]=90;10;[.O209]=85;10;[.O209]=80;9;[.O209]=75;8;[.O209]=70;8;[.O209]=65;7;[.O209]=60;7;[.O209]=55;6;[.O209]=50;6;[.O209]=45;6;[.O209]=40;5;[.O209]=35;4;[.O209]=30;4;[.O209]=25;3;[.O209]=20;2;[.O209]=15;1;[.O209]=10;1;[.O209]=0;0)" office:value-type="float" office:value="1" calcext:value-type="float">
            <text:p>1</text:p>
          </table:table-cell>
          <table:table-cell table:formula="of:=IF([.P209]&lt;=1;0;IF([.P209]&lt;=10;11;IF([.P209]&lt;=14;12;IF([.P209]&lt;=17;13;IF([.P209]&lt;=20;14;IF([.P209]&lt;=22;15;IF([.P209]&lt;=25;16;IF([.P209]&lt;=27;17;IF([.P209]&lt;=29;18;IF([.P209]&lt;=32;19;IF([.P209]&lt;=34;20;IF([.P209]&lt;=36;21;IF([.P209]&lt;=40;22;24)))))))))))))" office:value-type="float" office:value="0" calcext:value-type="float">
            <text:p>0</text:p>
          </table:table-cell>
          <table:table-cell table:formula="of:=ROUND(([.I209]+[.J209]+[.M209]+[.N209]+[.Q209]+[.R209])/3;0)" office:value-type="float" office:value="2" calcext:value-type="float">
            <text:p>2</text:p>
          </table:table-cell>
          <table:table-cell table:formula="of:=[.F209]*LOG10([.S209]+2)" office:value-type="float" office:value="2.40823996531185" calcext:value-type="float">
            <text:p>2,4082399653118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51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10]=&quot;взв&quot;;11;[.G210]=&quot;накл&quot;;24;[.G210]=&quot;прокл&quot;;25;[.G210]=&quot;пт&quot;;26;[.G210]=90;10;[.G210]=85;10;[.G210]=80;9;[.G210]=75;8;[.G210]=70;8;[.G210]=65;7;[.G210]=60;7;[.G210]=55;6;[.G210]=50;6;[.G210]=45;6;[.G210]=40;5;[.G210]=35;4;[.G210]=30;4;[.G210]=25;3;[.G210]=20;2;[.G210]=15;1;[.G210]=10;1;[.G210]=0;0)" office:value-type="float" office:value="10" calcext:value-type="float">
            <text:p>10</text:p>
          </table:table-cell>
          <table:table-cell table:formula="of:=IF([.H210]&lt;=1;0;IF([.H210]&lt;=10;11;IF([.H210]&lt;=14;12;IF([.H210]&lt;=17;13;IF([.H210]&lt;=20;14;IF([.H210]&lt;=22;15;IF([.H210]&lt;=25;16;IF([.H210]&lt;=27;17;IF([.H210]&lt;=29;18;IF([.H210]&lt;=32;19;IF([.H210]&lt;=34;20;IF([.H210]&lt;=36;21;IF([.H21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10]=&quot;взв&quot;;11;[.K210]=&quot;накл&quot;;24;[.K210]=&quot;прокл&quot;;25;[.K210]=&quot;пт&quot;;26;[.K210]=90;10;[.K210]=85;10;[.K210]=80;9;[.K210]=75;8;[.K210]=70;8;[.K210]=65;7;[.K210]=60;7;[.K210]=55;6;[.K210]=50;6;[.K210]=45;6;[.K210]=40;5;[.K210]=35;4;[.K210]=30;4;[.K210]=25;3;[.K210]=20;2;[.K210]=15;1;[.K210]=10;1;[.K210]=0;0)" office:value-type="float" office:value="10" calcext:value-type="float">
            <text:p>10</text:p>
          </table:table-cell>
          <table:table-cell table:formula="of:=IF([.L210]&lt;=1;0;IF([.L210]&lt;=10;11;IF([.L210]&lt;=14;12;IF([.L210]&lt;=17;13;IF([.L210]&lt;=20;14;IF([.L210]&lt;=22;15;IF([.L210]&lt;=25;16;IF([.L210]&lt;=27;17;IF([.L210]&lt;=29;18;IF([.L210]&lt;=32;19;IF([.L210]&lt;=34;20;IF([.L210]&lt;=36;21;IF([.L21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10]=&quot;взв&quot;;11;[.O210]=&quot;накл&quot;;24;[.O210]=&quot;прокл&quot;;25;[.O210]=&quot;пт&quot;;26;[.O210]=90;10;[.O210]=85;10;[.O210]=80;9;[.O210]=75;8;[.O210]=70;8;[.O210]=65;7;[.O210]=60;7;[.O210]=55;6;[.O210]=50;6;[.O210]=45;6;[.O210]=40;5;[.O210]=35;4;[.O210]=30;4;[.O210]=25;3;[.O210]=20;2;[.O210]=15;1;[.O210]=10;1;[.O210]=0;0)" office:value-type="float" office:value="10" calcext:value-type="float">
            <text:p>10</text:p>
          </table:table-cell>
          <table:table-cell table:formula="of:=IF([.P210]&lt;=1;0;IF([.P210]&lt;=10;11;IF([.P210]&lt;=14;12;IF([.P210]&lt;=17;13;IF([.P210]&lt;=20;14;IF([.P210]&lt;=22;15;IF([.P210]&lt;=25;16;IF([.P210]&lt;=27;17;IF([.P210]&lt;=29;18;IF([.P210]&lt;=32;19;IF([.P210]&lt;=34;20;IF([.P210]&lt;=36;21;IF([.P210]&lt;=40;22;24)))))))))))))" office:value-type="float" office:value="0" calcext:value-type="float">
            <text:p>0</text:p>
          </table:table-cell>
          <table:table-cell table:formula="of:=ROUND(([.I210]+[.J210]+[.M210]+[.N210]+[.Q210]+[.R210])/3;0)" office:value-type="float" office:value="10" calcext:value-type="float">
            <text:p>10</text:p>
          </table:table-cell>
          <table:table-cell table:formula="of:=[.F210]*LOG10([.S210]+2)" office:value-type="float" office:value="6.47508747628575" calcext:value-type="float">
            <text:p>6,4750874762857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65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211]=&quot;взв&quot;;11;[.G211]=&quot;накл&quot;;24;[.G211]=&quot;прокл&quot;;25;[.G211]=&quot;пт&quot;;26;[.G211]=90;10;[.G211]=85;10;[.G211]=80;9;[.G211]=75;8;[.G211]=70;8;[.G211]=65;7;[.G211]=60;7;[.G211]=55;6;[.G211]=50;6;[.G211]=45;6;[.G211]=40;5;[.G211]=35;4;[.G211]=30;4;[.G211]=25;3;[.G211]=20;2;[.G211]=15;1;[.G211]=10;1;[.G211]=0;0)" office:value-type="float" office:value="26" calcext:value-type="float">
            <text:p>26</text:p>
          </table:table-cell>
          <table:table-cell table:formula="of:=IF([.H211]&lt;=1;0;IF([.H211]&lt;=10;11;IF([.H211]&lt;=14;12;IF([.H211]&lt;=17;13;IF([.H211]&lt;=20;14;IF([.H211]&lt;=22;15;IF([.H211]&lt;=25;16;IF([.H211]&lt;=27;17;IF([.H211]&lt;=29;18;IF([.H211]&lt;=32;19;IF([.H211]&lt;=34;20;IF([.H211]&lt;=36;21;IF([.H211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211]=&quot;взв&quot;;11;[.K211]=&quot;накл&quot;;24;[.K211]=&quot;прокл&quot;;25;[.K211]=&quot;пт&quot;;26;[.K211]=90;10;[.K211]=85;10;[.K211]=80;9;[.K211]=75;8;[.K211]=70;8;[.K211]=65;7;[.K211]=60;7;[.K211]=55;6;[.K211]=50;6;[.K211]=45;6;[.K211]=40;5;[.K211]=35;4;[.K211]=30;4;[.K211]=25;3;[.K211]=20;2;[.K211]=15;1;[.K211]=10;1;[.K211]=0;0)" office:value-type="float" office:value="26" calcext:value-type="float">
            <text:p>26</text:p>
          </table:table-cell>
          <table:table-cell table:formula="of:=IF([.L211]&lt;=1;0;IF([.L211]&lt;=10;11;IF([.L211]&lt;=14;12;IF([.L211]&lt;=17;13;IF([.L211]&lt;=20;14;IF([.L211]&lt;=22;15;IF([.L211]&lt;=25;16;IF([.L211]&lt;=27;17;IF([.L211]&lt;=29;18;IF([.L211]&lt;=32;19;IF([.L211]&lt;=34;20;IF([.L211]&lt;=36;21;IF([.L211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211]=&quot;взв&quot;;11;[.O211]=&quot;накл&quot;;24;[.O211]=&quot;прокл&quot;;25;[.O211]=&quot;пт&quot;;26;[.O211]=90;10;[.O211]=85;10;[.O211]=80;9;[.O211]=75;8;[.O211]=70;8;[.O211]=65;7;[.O211]=60;7;[.O211]=55;6;[.O211]=50;6;[.O211]=45;6;[.O211]=40;5;[.O211]=35;4;[.O211]=30;4;[.O211]=25;3;[.O211]=20;2;[.O211]=15;1;[.O211]=10;1;[.O211]=0;0)" office:value-type="float" office:value="26" calcext:value-type="float">
            <text:p>26</text:p>
          </table:table-cell>
          <table:table-cell table:formula="of:=IF([.P211]&lt;=1;0;IF([.P211]&lt;=10;11;IF([.P211]&lt;=14;12;IF([.P211]&lt;=17;13;IF([.P211]&lt;=20;14;IF([.P211]&lt;=22;15;IF([.P211]&lt;=25;16;IF([.P211]&lt;=27;17;IF([.P211]&lt;=29;18;IF([.P211]&lt;=32;19;IF([.P211]&lt;=34;20;IF([.P211]&lt;=36;21;IF([.P211]&lt;=40;22;24)))))))))))))" office:value-type="float" office:value="0" calcext:value-type="float">
            <text:p>0</text:p>
          </table:table-cell>
          <table:table-cell table:formula="of:=ROUND(([.I211]+[.J211]+[.M211]+[.N211]+[.Q211]+[.R211])/3;0)" office:value-type="float" office:value="26" calcext:value-type="float">
            <text:p>26</text:p>
          </table:table-cell>
          <table:table-cell table:formula="of:=[.F211]*LOG10([.S211]+2)" office:value-type="float" office:value="11.5772642507378" calcext:value-type="float">
            <text:p>11,577264250737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33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M.MICROSOFT.IFS([.G212]=&quot;взв&quot;;11;[.G212]=&quot;накл&quot;;24;[.G212]=&quot;прокл&quot;;25;[.G212]=&quot;пт&quot;;26;[.G212]=90;10;[.G212]=85;10;[.G212]=80;9;[.G212]=75;8;[.G212]=70;8;[.G212]=65;7;[.G212]=60;7;[.G212]=55;6;[.G212]=50;6;[.G212]=45;6;[.G212]=40;5;[.G212]=35;4;[.G212]=30;4;[.G212]=25;3;[.G212]=20;2;[.G212]=15;1;[.G212]=10;1;[.G212]=0;0)" office:value-type="float" office:value="0" calcext:value-type="float">
            <text:p>0</text:p>
          </table:table-cell>
          <table:table-cell table:formula="of:=IF([.H212]&lt;=1;0;IF([.H212]&lt;=10;11;IF([.H212]&lt;=14;12;IF([.H212]&lt;=17;13;IF([.H212]&lt;=20;14;IF([.H212]&lt;=22;15;IF([.H212]&lt;=25;16;IF([.H212]&lt;=27;17;IF([.H212]&lt;=29;18;IF([.H212]&lt;=32;19;IF([.H212]&lt;=34;20;IF([.H212]&lt;=36;21;IF([.H212]&lt;=40;22;24)))))))))))))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M.MICROSOFT.IFS([.K212]=&quot;взв&quot;;11;[.K212]=&quot;накл&quot;;24;[.K212]=&quot;прокл&quot;;25;[.K212]=&quot;пт&quot;;26;[.K212]=90;10;[.K212]=85;10;[.K212]=80;9;[.K212]=75;8;[.K212]=70;8;[.K212]=65;7;[.K212]=60;7;[.K212]=55;6;[.K212]=50;6;[.K212]=45;6;[.K212]=40;5;[.K212]=35;4;[.K212]=30;4;[.K212]=25;3;[.K212]=20;2;[.K212]=15;1;[.K212]=10;1;[.K212]=0;0)" office:value-type="float" office:value="0" calcext:value-type="float">
            <text:p>0</text:p>
          </table:table-cell>
          <table:table-cell table:formula="of:=IF([.L212]&lt;=1;0;IF([.L212]&lt;=10;11;IF([.L212]&lt;=14;12;IF([.L212]&lt;=17;13;IF([.L212]&lt;=20;14;IF([.L212]&lt;=22;15;IF([.L212]&lt;=25;16;IF([.L212]&lt;=27;17;IF([.L212]&lt;=29;18;IF([.L212]&lt;=32;19;IF([.L212]&lt;=34;20;IF([.L212]&lt;=36;21;IF([.L212]&lt;=40;22;24)))))))))))))"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12]=&quot;взв&quot;;11;[.O212]=&quot;накл&quot;;24;[.O212]=&quot;прокл&quot;;25;[.O212]=&quot;пт&quot;;26;[.O212]=90;10;[.O212]=85;10;[.O212]=80;9;[.O212]=75;8;[.O212]=70;8;[.O212]=65;7;[.O212]=60;7;[.O212]=55;6;[.O212]=50;6;[.O212]=45;6;[.O212]=40;5;[.O212]=35;4;[.O212]=30;4;[.O212]=25;3;[.O212]=20;2;[.O212]=15;1;[.O212]=10;1;[.O212]=0;0)" office:value-type="float" office:value="10" calcext:value-type="float">
            <text:p>10</text:p>
          </table:table-cell>
          <table:table-cell table:formula="of:=IF([.P212]&lt;=1;0;IF([.P212]&lt;=10;11;IF([.P212]&lt;=14;12;IF([.P212]&lt;=17;13;IF([.P212]&lt;=20;14;IF([.P212]&lt;=22;15;IF([.P212]&lt;=25;16;IF([.P212]&lt;=27;17;IF([.P212]&lt;=29;18;IF([.P212]&lt;=32;19;IF([.P212]&lt;=34;20;IF([.P212]&lt;=36;21;IF([.P212]&lt;=40;22;24)))))))))))))" office:value-type="float" office:value="0" calcext:value-type="float">
            <text:p>0</text:p>
          </table:table-cell>
          <table:table-cell table:formula="of:=ROUND(([.I212]+[.J212]+[.M212]+[.N212]+[.Q212]+[.R212])/3;0)" office:value-type="float" office:value="11" calcext:value-type="float">
            <text:p>11</text:p>
          </table:table-cell>
          <table:table-cell table:formula="of:=[.F212]*LOG10([.S212]+2)" office:value-type="float" office:value="13.367320227682" calcext:value-type="float">
            <text:p>13,36732022768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47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213]=&quot;взв&quot;;11;[.G213]=&quot;накл&quot;;24;[.G213]=&quot;прокл&quot;;25;[.G213]=&quot;пт&quot;;26;[.G213]=90;10;[.G213]=85;10;[.G213]=80;9;[.G213]=75;8;[.G213]=70;8;[.G213]=65;7;[.G213]=60;7;[.G213]=55;6;[.G213]=50;6;[.G213]=45;6;[.G213]=40;5;[.G213]=35;4;[.G213]=30;4;[.G213]=25;3;[.G213]=20;2;[.G213]=15;1;[.G213]=10;1;[.G213]=0;0)" office:value-type="float" office:value="25" calcext:value-type="float">
            <text:p>25</text:p>
          </table:table-cell>
          <table:table-cell table:formula="of:=IF([.H213]&lt;=1;0;IF([.H213]&lt;=10;11;IF([.H213]&lt;=14;12;IF([.H213]&lt;=17;13;IF([.H213]&lt;=20;14;IF([.H213]&lt;=22;15;IF([.H213]&lt;=25;16;IF([.H213]&lt;=27;17;IF([.H213]&lt;=29;18;IF([.H213]&lt;=32;19;IF([.H213]&lt;=34;20;IF([.H213]&lt;=36;21;IF([.H213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213]=&quot;взв&quot;;11;[.K213]=&quot;накл&quot;;24;[.K213]=&quot;прокл&quot;;25;[.K213]=&quot;пт&quot;;26;[.K213]=90;10;[.K213]=85;10;[.K213]=80;9;[.K213]=75;8;[.K213]=70;8;[.K213]=65;7;[.K213]=60;7;[.K213]=55;6;[.K213]=50;6;[.K213]=45;6;[.K213]=40;5;[.K213]=35;4;[.K213]=30;4;[.K213]=25;3;[.K213]=20;2;[.K213]=15;1;[.K213]=10;1;[.K213]=0;0)" office:value-type="float" office:value="26" calcext:value-type="float">
            <text:p>26</text:p>
          </table:table-cell>
          <table:table-cell table:formula="of:=IF([.L213]&lt;=1;0;IF([.L213]&lt;=10;11;IF([.L213]&lt;=14;12;IF([.L213]&lt;=17;13;IF([.L213]&lt;=20;14;IF([.L213]&lt;=22;15;IF([.L213]&lt;=25;16;IF([.L213]&lt;=27;17;IF([.L213]&lt;=29;18;IF([.L213]&lt;=32;19;IF([.L213]&lt;=34;20;IF([.L213]&lt;=36;21;IF([.L213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213]=&quot;взв&quot;;11;[.O213]=&quot;накл&quot;;24;[.O213]=&quot;прокл&quot;;25;[.O213]=&quot;пт&quot;;26;[.O213]=90;10;[.O213]=85;10;[.O213]=80;9;[.O213]=75;8;[.O213]=70;8;[.O213]=65;7;[.O213]=60;7;[.O213]=55;6;[.O213]=50;6;[.O213]=45;6;[.O213]=40;5;[.O213]=35;4;[.O213]=30;4;[.O213]=25;3;[.O213]=20;2;[.O213]=15;1;[.O213]=10;1;[.O213]=0;0)" office:value-type="float" office:value="26" calcext:value-type="float">
            <text:p>26</text:p>
          </table:table-cell>
          <table:table-cell table:formula="of:=IF([.P213]&lt;=1;0;IF([.P213]&lt;=10;11;IF([.P213]&lt;=14;12;IF([.P213]&lt;=17;13;IF([.P213]&lt;=20;14;IF([.P213]&lt;=22;15;IF([.P213]&lt;=25;16;IF([.P213]&lt;=27;17;IF([.P213]&lt;=29;18;IF([.P213]&lt;=32;19;IF([.P213]&lt;=34;20;IF([.P213]&lt;=36;21;IF([.P213]&lt;=40;22;24)))))))))))))" office:value-type="float" office:value="0" calcext:value-type="float">
            <text:p>0</text:p>
          </table:table-cell>
          <table:table-cell table:formula="of:=ROUND(([.I213]+[.J213]+[.M213]+[.N213]+[.Q213]+[.R213])/3;0)" office:value-type="float" office:value="26" calcext:value-type="float">
            <text:p>26</text:p>
          </table:table-cell>
          <table:table-cell table:formula="of:=[.F213]*LOG10([.S213]+2)" office:value-type="float" office:value="21.7073704701333" calcext:value-type="float">
            <text:p>21,707370470133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37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214]=&quot;взв&quot;;11;[.G214]=&quot;накл&quot;;24;[.G214]=&quot;прокл&quot;;25;[.G214]=&quot;пт&quot;;26;[.G214]=90;10;[.G214]=85;10;[.G214]=80;9;[.G214]=75;8;[.G214]=70;8;[.G214]=65;7;[.G214]=60;7;[.G214]=55;6;[.G214]=50;6;[.G214]=45;6;[.G214]=40;5;[.G214]=35;4;[.G214]=30;4;[.G214]=25;3;[.G214]=20;2;[.G214]=15;1;[.G214]=10;1;[.G214]=0;0)" office:value-type="float" office:value="0" calcext:value-type="float">
            <text:p>0</text:p>
          </table:table-cell>
          <table:table-cell table:formula="of:=IF([.H214]&lt;=1;0;IF([.H214]&lt;=10;11;IF([.H214]&lt;=14;12;IF([.H214]&lt;=17;13;IF([.H214]&lt;=20;14;IF([.H214]&lt;=22;15;IF([.H214]&lt;=25;16;IF([.H214]&lt;=27;17;IF([.H214]&lt;=29;18;IF([.H214]&lt;=32;19;IF([.H214]&lt;=34;20;IF([.H214]&lt;=36;21;IF([.H214]&lt;=40;22;24)))))))))))))" office:value-type="float" office:value="19" calcext:value-type="float">
            <text:p>1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214]=&quot;взв&quot;;11;[.K214]=&quot;накл&quot;;24;[.K214]=&quot;прокл&quot;;25;[.K214]=&quot;пт&quot;;26;[.K214]=90;10;[.K214]=85;10;[.K214]=80;9;[.K214]=75;8;[.K214]=70;8;[.K214]=65;7;[.K214]=60;7;[.K214]=55;6;[.K214]=50;6;[.K214]=45;6;[.K214]=40;5;[.K214]=35;4;[.K214]=30;4;[.K214]=25;3;[.K214]=20;2;[.K214]=15;1;[.K214]=10;1;[.K214]=0;0)" office:value-type="float" office:value="0" calcext:value-type="float">
            <text:p>0</text:p>
          </table:table-cell>
          <table:table-cell table:formula="of:=IF([.L214]&lt;=1;0;IF([.L214]&lt;=10;11;IF([.L214]&lt;=14;12;IF([.L214]&lt;=17;13;IF([.L214]&lt;=20;14;IF([.L214]&lt;=22;15;IF([.L214]&lt;=25;16;IF([.L214]&lt;=27;17;IF([.L214]&lt;=29;18;IF([.L214]&lt;=32;19;IF([.L214]&lt;=34;20;IF([.L214]&lt;=36;21;IF([.L214]&lt;=40;22;24)))))))))))))" office:value-type="float" office:value="22" calcext:value-type="float">
            <text:p>22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214]=&quot;взв&quot;;11;[.O214]=&quot;накл&quot;;24;[.O214]=&quot;прокл&quot;;25;[.O214]=&quot;пт&quot;;26;[.O214]=90;10;[.O214]=85;10;[.O214]=80;9;[.O214]=75;8;[.O214]=70;8;[.O214]=65;7;[.O214]=60;7;[.O214]=55;6;[.O214]=50;6;[.O214]=45;6;[.O214]=40;5;[.O214]=35;4;[.O214]=30;4;[.O214]=25;3;[.O214]=20;2;[.O214]=15;1;[.O214]=10;1;[.O214]=0;0)" office:value-type="float" office:value="24" calcext:value-type="float">
            <text:p>24</text:p>
          </table:table-cell>
          <table:table-cell table:formula="of:=IF([.P214]&lt;=1;0;IF([.P214]&lt;=10;11;IF([.P214]&lt;=14;12;IF([.P214]&lt;=17;13;IF([.P214]&lt;=20;14;IF([.P214]&lt;=22;15;IF([.P214]&lt;=25;16;IF([.P214]&lt;=27;17;IF([.P214]&lt;=29;18;IF([.P214]&lt;=32;19;IF([.P214]&lt;=34;20;IF([.P214]&lt;=36;21;IF([.P214]&lt;=40;22;24)))))))))))))" office:value-type="float" office:value="0" calcext:value-type="float">
            <text:p>0</text:p>
          </table:table-cell>
          <table:table-cell table:formula="of:=ROUND(([.I214]+[.J214]+[.M214]+[.N214]+[.Q214]+[.R214])/3;0)" office:value-type="float" office:value="22" calcext:value-type="float">
            <text:p>22</text:p>
          </table:table-cell>
          <table:table-cell table:formula="of:=[.F214]*LOG10([.S214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954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215]=&quot;взв&quot;;11;[.G215]=&quot;накл&quot;;24;[.G215]=&quot;прокл&quot;;25;[.G215]=&quot;пт&quot;;26;[.G215]=90;10;[.G215]=85;10;[.G215]=80;9;[.G215]=75;8;[.G215]=70;8;[.G215]=65;7;[.G215]=60;7;[.G215]=55;6;[.G215]=50;6;[.G215]=45;6;[.G215]=40;5;[.G215]=35;4;[.G215]=30;4;[.G215]=25;3;[.G215]=20;2;[.G215]=15;1;[.G215]=10;1;[.G215]=0;0)" office:value-type="float" office:value="26" calcext:value-type="float">
            <text:p>26</text:p>
          </table:table-cell>
          <table:table-cell table:formula="of:=IF([.H215]&lt;=1;0;IF([.H215]&lt;=10;11;IF([.H215]&lt;=14;12;IF([.H215]&lt;=17;13;IF([.H215]&lt;=20;14;IF([.H215]&lt;=22;15;IF([.H215]&lt;=25;16;IF([.H215]&lt;=27;17;IF([.H215]&lt;=29;18;IF([.H215]&lt;=32;19;IF([.H215]&lt;=34;20;IF([.H215]&lt;=36;21;IF([.H215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215]=&quot;взв&quot;;11;[.K215]=&quot;накл&quot;;24;[.K215]=&quot;прокл&quot;;25;[.K215]=&quot;пт&quot;;26;[.K215]=90;10;[.K215]=85;10;[.K215]=80;9;[.K215]=75;8;[.K215]=70;8;[.K215]=65;7;[.K215]=60;7;[.K215]=55;6;[.K215]=50;6;[.K215]=45;6;[.K215]=40;5;[.K215]=35;4;[.K215]=30;4;[.K215]=25;3;[.K215]=20;2;[.K215]=15;1;[.K215]=10;1;[.K215]=0;0)" office:value-type="float" office:value="26" calcext:value-type="float">
            <text:p>26</text:p>
          </table:table-cell>
          <table:table-cell table:formula="of:=IF([.L215]&lt;=1;0;IF([.L215]&lt;=10;11;IF([.L215]&lt;=14;12;IF([.L215]&lt;=17;13;IF([.L215]&lt;=20;14;IF([.L215]&lt;=22;15;IF([.L215]&lt;=25;16;IF([.L215]&lt;=27;17;IF([.L215]&lt;=29;18;IF([.L215]&lt;=32;19;IF([.L215]&lt;=34;20;IF([.L215]&lt;=36;21;IF([.L215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215]=&quot;взв&quot;;11;[.O215]=&quot;накл&quot;;24;[.O215]=&quot;прокл&quot;;25;[.O215]=&quot;пт&quot;;26;[.O215]=90;10;[.O215]=85;10;[.O215]=80;9;[.O215]=75;8;[.O215]=70;8;[.O215]=65;7;[.O215]=60;7;[.O215]=55;6;[.O215]=50;6;[.O215]=45;6;[.O215]=40;5;[.O215]=35;4;[.O215]=30;4;[.O215]=25;3;[.O215]=20;2;[.O215]=15;1;[.O215]=10;1;[.O215]=0;0)" office:value-type="float" office:value="26" calcext:value-type="float">
            <text:p>26</text:p>
          </table:table-cell>
          <table:table-cell table:formula="of:=IF([.P215]&lt;=1;0;IF([.P215]&lt;=10;11;IF([.P215]&lt;=14;12;IF([.P215]&lt;=17;13;IF([.P215]&lt;=20;14;IF([.P215]&lt;=22;15;IF([.P215]&lt;=25;16;IF([.P215]&lt;=27;17;IF([.P215]&lt;=29;18;IF([.P215]&lt;=32;19;IF([.P215]&lt;=34;20;IF([.P215]&lt;=36;21;IF([.P215]&lt;=40;22;24)))))))))))))" office:value-type="float" office:value="0" calcext:value-type="float">
            <text:p>0</text:p>
          </table:table-cell>
          <table:table-cell table:formula="of:=ROUND(([.I215]+[.J215]+[.M215]+[.N215]+[.Q215]+[.R215])/3;0)" office:value-type="float" office:value="26" calcext:value-type="float">
            <text:p>26</text:p>
          </table:table-cell>
          <table:table-cell table:formula="of:=[.F215]*LOG10([.S215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21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216]=&quot;взв&quot;;11;[.G216]=&quot;накл&quot;;24;[.G216]=&quot;прокл&quot;;25;[.G216]=&quot;пт&quot;;26;[.G216]=90;10;[.G216]=85;10;[.G216]=80;9;[.G216]=75;8;[.G216]=70;8;[.G216]=65;7;[.G216]=60;7;[.G216]=55;6;[.G216]=50;6;[.G216]=45;6;[.G216]=40;5;[.G216]=35;4;[.G216]=30;4;[.G216]=25;3;[.G216]=20;2;[.G216]=15;1;[.G216]=10;1;[.G216]=0;0)" office:value-type="float" office:value="0" calcext:value-type="float">
            <text:p>0</text:p>
          </table:table-cell>
          <table:table-cell table:formula="of:=IF([.H216]&lt;=1;0;IF([.H216]&lt;=10;11;IF([.H216]&lt;=14;12;IF([.H216]&lt;=17;13;IF([.H216]&lt;=20;14;IF([.H216]&lt;=22;15;IF([.H216]&lt;=25;16;IF([.H216]&lt;=27;17;IF([.H216]&lt;=29;18;IF([.H216]&lt;=32;19;IF([.H216]&lt;=34;20;IF([.H216]&lt;=36;21;IF([.H216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216]=&quot;взв&quot;;11;[.K216]=&quot;накл&quot;;24;[.K216]=&quot;прокл&quot;;25;[.K216]=&quot;пт&quot;;26;[.K216]=90;10;[.K216]=85;10;[.K216]=80;9;[.K216]=75;8;[.K216]=70;8;[.K216]=65;7;[.K216]=60;7;[.K216]=55;6;[.K216]=50;6;[.K216]=45;6;[.K216]=40;5;[.K216]=35;4;[.K216]=30;4;[.K216]=25;3;[.K216]=20;2;[.K216]=15;1;[.K216]=10;1;[.K216]=0;0)" office:value-type="float" office:value="0" calcext:value-type="float">
            <text:p>0</text:p>
          </table:table-cell>
          <table:table-cell table:formula="of:=IF([.L216]&lt;=1;0;IF([.L216]&lt;=10;11;IF([.L216]&lt;=14;12;IF([.L216]&lt;=17;13;IF([.L216]&lt;=20;14;IF([.L216]&lt;=22;15;IF([.L216]&lt;=25;16;IF([.L216]&lt;=27;17;IF([.L216]&lt;=29;18;IF([.L216]&lt;=32;19;IF([.L216]&lt;=34;20;IF([.L216]&lt;=36;21;IF([.L216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216]=&quot;взв&quot;;11;[.O216]=&quot;накл&quot;;24;[.O216]=&quot;прокл&quot;;25;[.O216]=&quot;пт&quot;;26;[.O216]=90;10;[.O216]=85;10;[.O216]=80;9;[.O216]=75;8;[.O216]=70;8;[.O216]=65;7;[.O216]=60;7;[.O216]=55;6;[.O216]=50;6;[.O216]=45;6;[.O216]=40;5;[.O216]=35;4;[.O216]=30;4;[.O216]=25;3;[.O216]=20;2;[.O216]=15;1;[.O216]=10;1;[.O216]=0;0)" office:value-type="float" office:value="0" calcext:value-type="float">
            <text:p>0</text:p>
          </table:table-cell>
          <table:table-cell table:formula="of:=IF([.P216]&lt;=1;0;IF([.P216]&lt;=10;11;IF([.P216]&lt;=14;12;IF([.P216]&lt;=17;13;IF([.P216]&lt;=20;14;IF([.P216]&lt;=22;15;IF([.P216]&lt;=25;16;IF([.P216]&lt;=27;17;IF([.P216]&lt;=29;18;IF([.P216]&lt;=32;19;IF([.P216]&lt;=34;20;IF([.P216]&lt;=36;21;IF([.P216]&lt;=40;22;24)))))))))))))" office:value-type="float" office:value="22" calcext:value-type="float">
            <text:p>22</text:p>
          </table:table-cell>
          <table:table-cell table:formula="of:=ROUND(([.I216]+[.J216]+[.M216]+[.N216]+[.Q216]+[.R216])/3;0)" office:value-type="float" office:value="22" calcext:value-type="float">
            <text:p>22</text:p>
          </table:table-cell>
          <table:table-cell table:formula="of:=[.F216]*LOG10([.S216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49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217]=&quot;взв&quot;;11;[.G217]=&quot;накл&quot;;24;[.G217]=&quot;прокл&quot;;25;[.G217]=&quot;пт&quot;;26;[.G217]=90;10;[.G217]=85;10;[.G217]=80;9;[.G217]=75;8;[.G217]=70;8;[.G217]=65;7;[.G217]=60;7;[.G217]=55;6;[.G217]=50;6;[.G217]=45;6;[.G217]=40;5;[.G217]=35;4;[.G217]=30;4;[.G217]=25;3;[.G217]=20;2;[.G217]=15;1;[.G217]=10;1;[.G217]=0;0)" office:value-type="float" office:value="0" calcext:value-type="float">
            <text:p>0</text:p>
          </table:table-cell>
          <table:table-cell table:formula="of:=IF([.H217]&lt;=1;0;IF([.H217]&lt;=10;11;IF([.H217]&lt;=14;12;IF([.H217]&lt;=17;13;IF([.H217]&lt;=20;14;IF([.H217]&lt;=22;15;IF([.H217]&lt;=25;16;IF([.H217]&lt;=27;17;IF([.H217]&lt;=29;18;IF([.H217]&lt;=32;19;IF([.H217]&lt;=34;20;IF([.H217]&lt;=36;21;IF([.H217]&lt;=40;22;24)))))))))))))" office:value-type="float" office:value="16" calcext:value-type="float">
            <text:p>1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K217]=&quot;взв&quot;;11;[.K217]=&quot;накл&quot;;24;[.K217]=&quot;прокл&quot;;25;[.K217]=&quot;пт&quot;;26;[.K217]=90;10;[.K217]=85;10;[.K217]=80;9;[.K217]=75;8;[.K217]=70;8;[.K217]=65;7;[.K217]=60;7;[.K217]=55;6;[.K217]=50;6;[.K217]=45;6;[.K217]=40;5;[.K217]=35;4;[.K217]=30;4;[.K217]=25;3;[.K217]=20;2;[.K217]=15;1;[.K217]=10;1;[.K217]=0;0)" office:value-type="float" office:value="0" calcext:value-type="float">
            <text:p>0</text:p>
          </table:table-cell>
          <table:table-cell table:formula="of:=IF([.L217]&lt;=1;0;IF([.L217]&lt;=10;11;IF([.L217]&lt;=14;12;IF([.L217]&lt;=17;13;IF([.L217]&lt;=20;14;IF([.L217]&lt;=22;15;IF([.L217]&lt;=25;16;IF([.L217]&lt;=27;17;IF([.L217]&lt;=29;18;IF([.L217]&lt;=32;19;IF([.L217]&lt;=34;20;IF([.L217]&lt;=36;21;IF([.L217]&lt;=40;22;24)))))))))))))" office:value-type="float" office:value="15" calcext:value-type="float">
            <text:p>1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217]=&quot;взв&quot;;11;[.O217]=&quot;накл&quot;;24;[.O217]=&quot;прокл&quot;;25;[.O217]=&quot;пт&quot;;26;[.O217]=90;10;[.O217]=85;10;[.O217]=80;9;[.O217]=75;8;[.O217]=70;8;[.O217]=65;7;[.O217]=60;7;[.O217]=55;6;[.O217]=50;6;[.O217]=45;6;[.O217]=40;5;[.O217]=35;4;[.O217]=30;4;[.O217]=25;3;[.O217]=20;2;[.O217]=15;1;[.O217]=10;1;[.O217]=0;0)" office:value-type="float" office:value="0" calcext:value-type="float">
            <text:p>0</text:p>
          </table:table-cell>
          <table:table-cell table:formula="of:=IF([.P217]&lt;=1;0;IF([.P217]&lt;=10;11;IF([.P217]&lt;=14;12;IF([.P217]&lt;=17;13;IF([.P217]&lt;=20;14;IF([.P217]&lt;=22;15;IF([.P217]&lt;=25;16;IF([.P217]&lt;=27;17;IF([.P217]&lt;=29;18;IF([.P217]&lt;=32;19;IF([.P217]&lt;=34;20;IF([.P217]&lt;=36;21;IF([.P217]&lt;=40;22;24)))))))))))))" office:value-type="float" office:value="17" calcext:value-type="float">
            <text:p>17</text:p>
          </table:table-cell>
          <table:table-cell table:formula="of:=ROUND(([.I217]+[.J217]+[.M217]+[.N217]+[.Q217]+[.R217])/3;0)" office:value-type="float" office:value="16" calcext:value-type="float">
            <text:p>16</text:p>
          </table:table-cell>
          <table:table-cell table:formula="of:=[.F217]*LOG10([.S217]+2)" office:value-type="float" office:value="0.627636252551653" calcext:value-type="float">
            <text:p>0,62763625255165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45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M.MICROSOFT.IFS([.G218]=&quot;взв&quot;;11;[.G218]=&quot;накл&quot;;24;[.G218]=&quot;прокл&quot;;25;[.G218]=&quot;пт&quot;;26;[.G218]=90;10;[.G218]=85;10;[.G218]=80;9;[.G218]=75;8;[.G218]=70;8;[.G218]=65;7;[.G218]=60;7;[.G218]=55;6;[.G218]=50;6;[.G218]=45;6;[.G218]=40;5;[.G218]=35;4;[.G218]=30;4;[.G218]=25;3;[.G218]=20;2;[.G218]=15;1;[.G218]=10;1;[.G218]=0;0)" office:value-type="float" office:value="0" calcext:value-type="float">
            <text:p>0</text:p>
          </table:table-cell>
          <table:table-cell table:formula="of:=IF([.H218]&lt;=1;0;IF([.H218]&lt;=10;11;IF([.H218]&lt;=14;12;IF([.H218]&lt;=17;13;IF([.H218]&lt;=20;14;IF([.H218]&lt;=22;15;IF([.H218]&lt;=25;16;IF([.H218]&lt;=27;17;IF([.H218]&lt;=29;18;IF([.H218]&lt;=32;19;IF([.H218]&lt;=34;20;IF([.H218]&lt;=36;21;IF([.H218]&lt;=40;22;24)))))))))))))" office:value-type="float" office:value="24" calcext:value-type="float">
            <text:p>2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218]=&quot;взв&quot;;11;[.K218]=&quot;накл&quot;;24;[.K218]=&quot;прокл&quot;;25;[.K218]=&quot;пт&quot;;26;[.K218]=90;10;[.K218]=85;10;[.K218]=80;9;[.K218]=75;8;[.K218]=70;8;[.K218]=65;7;[.K218]=60;7;[.K218]=55;6;[.K218]=50;6;[.K218]=45;6;[.K218]=40;5;[.K218]=35;4;[.K218]=30;4;[.K218]=25;3;[.K218]=20;2;[.K218]=15;1;[.K218]=10;1;[.K218]=0;0)" office:value-type="float" office:value="0" calcext:value-type="float">
            <text:p>0</text:p>
          </table:table-cell>
          <table:table-cell table:formula="of:=IF([.L218]&lt;=1;0;IF([.L218]&lt;=10;11;IF([.L218]&lt;=14;12;IF([.L218]&lt;=17;13;IF([.L218]&lt;=20;14;IF([.L218]&lt;=22;15;IF([.L218]&lt;=25;16;IF([.L218]&lt;=27;17;IF([.L218]&lt;=29;18;IF([.L218]&lt;=32;19;IF([.L218]&lt;=34;20;IF([.L218]&lt;=36;21;IF([.L218]&lt;=40;22;24)))))))))))))" office:value-type="float" office:value="22" calcext:value-type="float">
            <text:p>2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M.MICROSOFT.IFS([.O218]=&quot;взв&quot;;11;[.O218]=&quot;накл&quot;;24;[.O218]=&quot;прокл&quot;;25;[.O218]=&quot;пт&quot;;26;[.O218]=90;10;[.O218]=85;10;[.O218]=80;9;[.O218]=75;8;[.O218]=70;8;[.O218]=65;7;[.O218]=60;7;[.O218]=55;6;[.O218]=50;6;[.O218]=45;6;[.O218]=40;5;[.O218]=35;4;[.O218]=30;4;[.O218]=25;3;[.O218]=20;2;[.O218]=15;1;[.O218]=10;1;[.O218]=0;0)" office:value-type="float" office:value="0" calcext:value-type="float">
            <text:p>0</text:p>
          </table:table-cell>
          <table:table-cell table:formula="of:=IF([.P218]&lt;=1;0;IF([.P218]&lt;=10;11;IF([.P218]&lt;=14;12;IF([.P218]&lt;=17;13;IF([.P218]&lt;=20;14;IF([.P218]&lt;=22;15;IF([.P218]&lt;=25;16;IF([.P218]&lt;=27;17;IF([.P218]&lt;=29;18;IF([.P218]&lt;=32;19;IF([.P218]&lt;=34;20;IF([.P218]&lt;=36;21;IF([.P218]&lt;=40;22;24)))))))))))))" office:value-type="float" office:value="24" calcext:value-type="float">
            <text:p>24</text:p>
          </table:table-cell>
          <table:table-cell table:formula="of:=ROUND(([.I218]+[.J218]+[.M218]+[.N218]+[.Q218]+[.R218])/3;0)" office:value-type="float" office:value="23" calcext:value-type="float">
            <text:p>23</text:p>
          </table:table-cell>
          <table:table-cell table:formula="of:=[.F218]*LOG10([.S218]+2)" office:value-type="float" office:value="1.39794000867204" calcext:value-type="float">
            <text:p>1,3979400086720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58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219]=&quot;взв&quot;;11;[.G219]=&quot;накл&quot;;24;[.G219]=&quot;прокл&quot;;25;[.G219]=&quot;пт&quot;;26;[.G219]=90;10;[.G219]=85;10;[.G219]=80;9;[.G219]=75;8;[.G219]=70;8;[.G219]=65;7;[.G219]=60;7;[.G219]=55;6;[.G219]=50;6;[.G219]=45;6;[.G219]=40;5;[.G219]=35;4;[.G219]=30;4;[.G219]=25;3;[.G219]=20;2;[.G219]=15;1;[.G219]=10;1;[.G219]=0;0)" office:value-type="float" office:value="0" calcext:value-type="float">
            <text:p>0</text:p>
          </table:table-cell>
          <table:table-cell table:formula="of:=IF([.H219]&lt;=1;0;IF([.H219]&lt;=10;11;IF([.H219]&lt;=14;12;IF([.H219]&lt;=17;13;IF([.H219]&lt;=20;14;IF([.H219]&lt;=22;15;IF([.H219]&lt;=25;16;IF([.H219]&lt;=27;17;IF([.H219]&lt;=29;18;IF([.H219]&lt;=32;19;IF([.H219]&lt;=34;20;IF([.H219]&lt;=36;21;IF([.H219]&lt;=40;22;24)))))))))))))" office:value-type="float" office:value="19" calcext:value-type="float">
            <text:p>1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219]=&quot;взв&quot;;11;[.K219]=&quot;накл&quot;;24;[.K219]=&quot;прокл&quot;;25;[.K219]=&quot;пт&quot;;26;[.K219]=90;10;[.K219]=85;10;[.K219]=80;9;[.K219]=75;8;[.K219]=70;8;[.K219]=65;7;[.K219]=60;7;[.K219]=55;6;[.K219]=50;6;[.K219]=45;6;[.K219]=40;5;[.K219]=35;4;[.K219]=30;4;[.K219]=25;3;[.K219]=20;2;[.K219]=15;1;[.K219]=10;1;[.K219]=0;0)" office:value-type="float" office:value="0" calcext:value-type="float">
            <text:p>0</text:p>
          </table:table-cell>
          <table:table-cell table:formula="of:=IF([.L219]&lt;=1;0;IF([.L219]&lt;=10;11;IF([.L219]&lt;=14;12;IF([.L219]&lt;=17;13;IF([.L219]&lt;=20;14;IF([.L219]&lt;=22;15;IF([.L219]&lt;=25;16;IF([.L219]&lt;=27;17;IF([.L219]&lt;=29;18;IF([.L219]&lt;=32;19;IF([.L219]&lt;=34;20;IF([.L219]&lt;=36;21;IF([.L219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219]=&quot;взв&quot;;11;[.O219]=&quot;накл&quot;;24;[.O219]=&quot;прокл&quot;;25;[.O219]=&quot;пт&quot;;26;[.O219]=90;10;[.O219]=85;10;[.O219]=80;9;[.O219]=75;8;[.O219]=70;8;[.O219]=65;7;[.O219]=60;7;[.O219]=55;6;[.O219]=50;6;[.O219]=45;6;[.O219]=40;5;[.O219]=35;4;[.O219]=30;4;[.O219]=25;3;[.O219]=20;2;[.O219]=15;1;[.O219]=10;1;[.O219]=0;0)" office:value-type="float" office:value="0" calcext:value-type="float">
            <text:p>0</text:p>
          </table:table-cell>
          <table:table-cell table:formula="of:=IF([.P219]&lt;=1;0;IF([.P219]&lt;=10;11;IF([.P219]&lt;=14;12;IF([.P219]&lt;=17;13;IF([.P219]&lt;=20;14;IF([.P219]&lt;=22;15;IF([.P219]&lt;=25;16;IF([.P219]&lt;=27;17;IF([.P219]&lt;=29;18;IF([.P219]&lt;=32;19;IF([.P219]&lt;=34;20;IF([.P219]&lt;=36;21;IF([.P219]&lt;=40;22;24)))))))))))))" office:value-type="float" office:value="22" calcext:value-type="float">
            <text:p>22</text:p>
          </table:table-cell>
          <table:table-cell table:formula="of:=ROUND(([.I219]+[.J219]+[.M219]+[.N219]+[.Q219]+[.R219])/3;0)" office:value-type="float" office:value="21" calcext:value-type="float">
            <text:p>21</text:p>
          </table:table-cell>
          <table:table-cell table:formula="of:=[.F219]*LOG10([.S219]+2)" office:value-type="float" office:value="1.36172783601759" calcext:value-type="float">
            <text:p>1,3617278360175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15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220]=&quot;взв&quot;;11;[.G220]=&quot;накл&quot;;24;[.G220]=&quot;прокл&quot;;25;[.G220]=&quot;пт&quot;;26;[.G220]=90;10;[.G220]=85;10;[.G220]=80;9;[.G220]=75;8;[.G220]=70;8;[.G220]=65;7;[.G220]=60;7;[.G220]=55;6;[.G220]=50;6;[.G220]=45;6;[.G220]=40;5;[.G220]=35;4;[.G220]=30;4;[.G220]=25;3;[.G220]=20;2;[.G220]=15;1;[.G220]=10;1;[.G220]=0;0)" office:value-type="float" office:value="0" calcext:value-type="float">
            <text:p>0</text:p>
          </table:table-cell>
          <table:table-cell table:formula="of:=IF([.H220]&lt;=1;0;IF([.H220]&lt;=10;11;IF([.H220]&lt;=14;12;IF([.H220]&lt;=17;13;IF([.H220]&lt;=20;14;IF([.H220]&lt;=22;15;IF([.H220]&lt;=25;16;IF([.H220]&lt;=27;17;IF([.H220]&lt;=29;18;IF([.H220]&lt;=32;19;IF([.H220]&lt;=34;20;IF([.H220]&lt;=36;21;IF([.H220]&lt;=40;22;24)))))))))))))" office:value-type="float" office:value="22" calcext:value-type="float">
            <text:p>2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M.MICROSOFT.IFS([.K220]=&quot;взв&quot;;11;[.K220]=&quot;накл&quot;;24;[.K220]=&quot;прокл&quot;;25;[.K220]=&quot;пт&quot;;26;[.K220]=90;10;[.K220]=85;10;[.K220]=80;9;[.K220]=75;8;[.K220]=70;8;[.K220]=65;7;[.K220]=60;7;[.K220]=55;6;[.K220]=50;6;[.K220]=45;6;[.K220]=40;5;[.K220]=35;4;[.K220]=30;4;[.K220]=25;3;[.K220]=20;2;[.K220]=15;1;[.K220]=10;1;[.K220]=0;0)" office:value-type="float" office:value="0" calcext:value-type="float">
            <text:p>0</text:p>
          </table:table-cell>
          <table:table-cell table:formula="of:=IF([.L220]&lt;=1;0;IF([.L220]&lt;=10;11;IF([.L220]&lt;=14;12;IF([.L220]&lt;=17;13;IF([.L220]&lt;=20;14;IF([.L220]&lt;=22;15;IF([.L220]&lt;=25;16;IF([.L220]&lt;=27;17;IF([.L220]&lt;=29;18;IF([.L220]&lt;=32;19;IF([.L220]&lt;=34;20;IF([.L220]&lt;=36;21;IF([.L220]&lt;=40;22;24)))))))))))))" office:value-type="float" office:value="24" calcext:value-type="float">
            <text:p>2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M.MICROSOFT.IFS([.O220]=&quot;взв&quot;;11;[.O220]=&quot;накл&quot;;24;[.O220]=&quot;прокл&quot;;25;[.O220]=&quot;пт&quot;;26;[.O220]=90;10;[.O220]=85;10;[.O220]=80;9;[.O220]=75;8;[.O220]=70;8;[.O220]=65;7;[.O220]=60;7;[.O220]=55;6;[.O220]=50;6;[.O220]=45;6;[.O220]=40;5;[.O220]=35;4;[.O220]=30;4;[.O220]=25;3;[.O220]=20;2;[.O220]=15;1;[.O220]=10;1;[.O220]=0;0)" office:value-type="float" office:value="0" calcext:value-type="float">
            <text:p>0</text:p>
          </table:table-cell>
          <table:table-cell table:formula="of:=IF([.P220]&lt;=1;0;IF([.P220]&lt;=10;11;IF([.P220]&lt;=14;12;IF([.P220]&lt;=17;13;IF([.P220]&lt;=20;14;IF([.P220]&lt;=22;15;IF([.P220]&lt;=25;16;IF([.P220]&lt;=27;17;IF([.P220]&lt;=29;18;IF([.P220]&lt;=32;19;IF([.P220]&lt;=34;20;IF([.P220]&lt;=36;21;IF([.P220]&lt;=40;22;24)))))))))))))" office:value-type="float" office:value="24" calcext:value-type="float">
            <text:p>24</text:p>
          </table:table-cell>
          <table:table-cell table:formula="of:=ROUND(([.I220]+[.J220]+[.M220]+[.N220]+[.Q220]+[.R220])/3;0)" office:value-type="float" office:value="23" calcext:value-type="float">
            <text:p>23</text:p>
          </table:table-cell>
          <table:table-cell table:formula="of:=[.F220]*LOG10([.S220]+2)" office:value-type="float" office:value="1.39794000867204" calcext:value-type="float">
            <text:p>1,3979400086720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19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221]=&quot;взв&quot;;11;[.G221]=&quot;накл&quot;;24;[.G221]=&quot;прокл&quot;;25;[.G221]=&quot;пт&quot;;26;[.G221]=90;10;[.G221]=85;10;[.G221]=80;9;[.G221]=75;8;[.G221]=70;8;[.G221]=65;7;[.G221]=60;7;[.G221]=55;6;[.G221]=50;6;[.G221]=45;6;[.G221]=40;5;[.G221]=35;4;[.G221]=30;4;[.G221]=25;3;[.G221]=20;2;[.G221]=15;1;[.G221]=10;1;[.G221]=0;0)" office:value-type="float" office:value="0" calcext:value-type="float">
            <text:p>0</text:p>
          </table:table-cell>
          <table:table-cell table:formula="of:=IF([.H221]&lt;=1;0;IF([.H221]&lt;=10;11;IF([.H221]&lt;=14;12;IF([.H221]&lt;=17;13;IF([.H221]&lt;=20;14;IF([.H221]&lt;=22;15;IF([.H221]&lt;=25;16;IF([.H221]&lt;=27;17;IF([.H221]&lt;=29;18;IF([.H221]&lt;=32;19;IF([.H221]&lt;=34;20;IF([.H221]&lt;=36;21;IF([.H221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221]=&quot;взв&quot;;11;[.K221]=&quot;накл&quot;;24;[.K221]=&quot;прокл&quot;;25;[.K221]=&quot;пт&quot;;26;[.K221]=90;10;[.K221]=85;10;[.K221]=80;9;[.K221]=75;8;[.K221]=70;8;[.K221]=65;7;[.K221]=60;7;[.K221]=55;6;[.K221]=50;6;[.K221]=45;6;[.K221]=40;5;[.K221]=35;4;[.K221]=30;4;[.K221]=25;3;[.K221]=20;2;[.K221]=15;1;[.K221]=10;1;[.K221]=0;0)" office:value-type="float" office:value="0" calcext:value-type="float">
            <text:p>0</text:p>
          </table:table-cell>
          <table:table-cell table:formula="of:=IF([.L221]&lt;=1;0;IF([.L221]&lt;=10;11;IF([.L221]&lt;=14;12;IF([.L221]&lt;=17;13;IF([.L221]&lt;=20;14;IF([.L221]&lt;=22;15;IF([.L221]&lt;=25;16;IF([.L221]&lt;=27;17;IF([.L221]&lt;=29;18;IF([.L221]&lt;=32;19;IF([.L221]&lt;=34;20;IF([.L221]&lt;=36;21;IF([.L221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221]=&quot;взв&quot;;11;[.O221]=&quot;накл&quot;;24;[.O221]=&quot;прокл&quot;;25;[.O221]=&quot;пт&quot;;26;[.O221]=90;10;[.O221]=85;10;[.O221]=80;9;[.O221]=75;8;[.O221]=70;8;[.O221]=65;7;[.O221]=60;7;[.O221]=55;6;[.O221]=50;6;[.O221]=45;6;[.O221]=40;5;[.O221]=35;4;[.O221]=30;4;[.O221]=25;3;[.O221]=20;2;[.O221]=15;1;[.O221]=10;1;[.O221]=0;0)" office:value-type="float" office:value="0" calcext:value-type="float">
            <text:p>0</text:p>
          </table:table-cell>
          <table:table-cell table:formula="of:=IF([.P221]&lt;=1;0;IF([.P221]&lt;=10;11;IF([.P221]&lt;=14;12;IF([.P221]&lt;=17;13;IF([.P221]&lt;=20;14;IF([.P221]&lt;=22;15;IF([.P221]&lt;=25;16;IF([.P221]&lt;=27;17;IF([.P221]&lt;=29;18;IF([.P221]&lt;=32;19;IF([.P221]&lt;=34;20;IF([.P221]&lt;=36;21;IF([.P221]&lt;=40;22;24)))))))))))))" office:value-type="float" office:value="22" calcext:value-type="float">
            <text:p>22</text:p>
          </table:table-cell>
          <table:table-cell table:formula="of:=ROUND(([.I221]+[.J221]+[.M221]+[.N221]+[.Q221]+[.R221])/3;0)" office:value-type="float" office:value="22" calcext:value-type="float">
            <text:p>22</text:p>
          </table:table-cell>
          <table:table-cell table:formula="of:=[.F221]*LOG10([.S221]+2)" office:value-type="float" office:value="1.38021124171161" calcext:value-type="float">
            <text:p>1,3802112417116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24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222]=&quot;взв&quot;;11;[.G222]=&quot;накл&quot;;24;[.G222]=&quot;прокл&quot;;25;[.G222]=&quot;пт&quot;;26;[.G222]=90;10;[.G222]=85;10;[.G222]=80;9;[.G222]=75;8;[.G222]=70;8;[.G222]=65;7;[.G222]=60;7;[.G222]=55;6;[.G222]=50;6;[.G222]=45;6;[.G222]=40;5;[.G222]=35;4;[.G222]=30;4;[.G222]=25;3;[.G222]=20;2;[.G222]=15;1;[.G222]=10;1;[.G222]=0;0)" office:value-type="float" office:value="0" calcext:value-type="float">
            <text:p>0</text:p>
          </table:table-cell>
          <table:table-cell table:formula="of:=IF([.H222]&lt;=1;0;IF([.H222]&lt;=10;11;IF([.H222]&lt;=14;12;IF([.H222]&lt;=17;13;IF([.H222]&lt;=20;14;IF([.H222]&lt;=22;15;IF([.H222]&lt;=25;16;IF([.H222]&lt;=27;17;IF([.H222]&lt;=29;18;IF([.H222]&lt;=32;19;IF([.H222]&lt;=34;20;IF([.H222]&lt;=36;21;IF([.H222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222]=&quot;взв&quot;;11;[.K222]=&quot;накл&quot;;24;[.K222]=&quot;прокл&quot;;25;[.K222]=&quot;пт&quot;;26;[.K222]=90;10;[.K222]=85;10;[.K222]=80;9;[.K222]=75;8;[.K222]=70;8;[.K222]=65;7;[.K222]=60;7;[.K222]=55;6;[.K222]=50;6;[.K222]=45;6;[.K222]=40;5;[.K222]=35;4;[.K222]=30;4;[.K222]=25;3;[.K222]=20;2;[.K222]=15;1;[.K222]=10;1;[.K222]=0;0)" office:value-type="float" office:value="0" calcext:value-type="float">
            <text:p>0</text:p>
          </table:table-cell>
          <table:table-cell table:formula="of:=IF([.L222]&lt;=1;0;IF([.L222]&lt;=10;11;IF([.L222]&lt;=14;12;IF([.L222]&lt;=17;13;IF([.L222]&lt;=20;14;IF([.L222]&lt;=22;15;IF([.L222]&lt;=25;16;IF([.L222]&lt;=27;17;IF([.L222]&lt;=29;18;IF([.L222]&lt;=32;19;IF([.L222]&lt;=34;20;IF([.L222]&lt;=36;21;IF([.L222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222]=&quot;взв&quot;;11;[.O222]=&quot;накл&quot;;24;[.O222]=&quot;прокл&quot;;25;[.O222]=&quot;пт&quot;;26;[.O222]=90;10;[.O222]=85;10;[.O222]=80;9;[.O222]=75;8;[.O222]=70;8;[.O222]=65;7;[.O222]=60;7;[.O222]=55;6;[.O222]=50;6;[.O222]=45;6;[.O222]=40;5;[.O222]=35;4;[.O222]=30;4;[.O222]=25;3;[.O222]=20;2;[.O222]=15;1;[.O222]=10;1;[.O222]=0;0)" office:value-type="float" office:value="0" calcext:value-type="float">
            <text:p>0</text:p>
          </table:table-cell>
          <table:table-cell table:formula="of:=IF([.P222]&lt;=1;0;IF([.P222]&lt;=10;11;IF([.P222]&lt;=14;12;IF([.P222]&lt;=17;13;IF([.P222]&lt;=20;14;IF([.P222]&lt;=22;15;IF([.P222]&lt;=25;16;IF([.P222]&lt;=27;17;IF([.P222]&lt;=29;18;IF([.P222]&lt;=32;19;IF([.P222]&lt;=34;20;IF([.P222]&lt;=36;21;IF([.P222]&lt;=40;22;24)))))))))))))" office:value-type="float" office:value="22" calcext:value-type="float">
            <text:p>22</text:p>
          </table:table-cell>
          <table:table-cell table:formula="of:=ROUND(([.I222]+[.J222]+[.M222]+[.N222]+[.Q222]+[.R222])/3;0)" office:value-type="float" office:value="22" calcext:value-type="float">
            <text:p>22</text:p>
          </table:table-cell>
          <table:table-cell table:formula="of:=[.F222]*LOG10([.S222]+2)" office:value-type="float" office:value="1.38021124171161" calcext:value-type="float">
            <text:p>1,3802112417116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41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223]=&quot;взв&quot;;11;[.G223]=&quot;накл&quot;;24;[.G223]=&quot;прокл&quot;;25;[.G223]=&quot;пт&quot;;26;[.G223]=90;10;[.G223]=85;10;[.G223]=80;9;[.G223]=75;8;[.G223]=70;8;[.G223]=65;7;[.G223]=60;7;[.G223]=55;6;[.G223]=50;6;[.G223]=45;6;[.G223]=40;5;[.G223]=35;4;[.G223]=30;4;[.G223]=25;3;[.G223]=20;2;[.G223]=15;1;[.G223]=10;1;[.G223]=0;0)" office:value-type="float" office:value="0" calcext:value-type="float">
            <text:p>0</text:p>
          </table:table-cell>
          <table:table-cell table:formula="of:=IF([.H223]&lt;=1;0;IF([.H223]&lt;=10;11;IF([.H223]&lt;=14;12;IF([.H223]&lt;=17;13;IF([.H223]&lt;=20;14;IF([.H223]&lt;=22;15;IF([.H223]&lt;=25;16;IF([.H223]&lt;=27;17;IF([.H223]&lt;=29;18;IF([.H223]&lt;=32;19;IF([.H223]&lt;=34;20;IF([.H223]&lt;=36;21;IF([.H223]&lt;=40;22;24)))))))))))))" office:value-type="float" office:value="22" calcext:value-type="float">
            <text:p>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223]=&quot;взв&quot;;11;[.K223]=&quot;накл&quot;;24;[.K223]=&quot;прокл&quot;;25;[.K223]=&quot;пт&quot;;26;[.K223]=90;10;[.K223]=85;10;[.K223]=80;9;[.K223]=75;8;[.K223]=70;8;[.K223]=65;7;[.K223]=60;7;[.K223]=55;6;[.K223]=50;6;[.K223]=45;6;[.K223]=40;5;[.K223]=35;4;[.K223]=30;4;[.K223]=25;3;[.K223]=20;2;[.K223]=15;1;[.K223]=10;1;[.K223]=0;0)" office:value-type="float" office:value="0" calcext:value-type="float">
            <text:p>0</text:p>
          </table:table-cell>
          <table:table-cell table:formula="of:=IF([.L223]&lt;=1;0;IF([.L223]&lt;=10;11;IF([.L223]&lt;=14;12;IF([.L223]&lt;=17;13;IF([.L223]&lt;=20;14;IF([.L223]&lt;=22;15;IF([.L223]&lt;=25;16;IF([.L223]&lt;=27;17;IF([.L223]&lt;=29;18;IF([.L223]&lt;=32;19;IF([.L223]&lt;=34;20;IF([.L223]&lt;=36;21;IF([.L223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223]=&quot;взв&quot;;11;[.O223]=&quot;накл&quot;;24;[.O223]=&quot;прокл&quot;;25;[.O223]=&quot;пт&quot;;26;[.O223]=90;10;[.O223]=85;10;[.O223]=80;9;[.O223]=75;8;[.O223]=70;8;[.O223]=65;7;[.O223]=60;7;[.O223]=55;6;[.O223]=50;6;[.O223]=45;6;[.O223]=40;5;[.O223]=35;4;[.O223]=30;4;[.O223]=25;3;[.O223]=20;2;[.O223]=15;1;[.O223]=10;1;[.O223]=0;0)" office:value-type="float" office:value="0" calcext:value-type="float">
            <text:p>0</text:p>
          </table:table-cell>
          <table:table-cell table:formula="of:=IF([.P223]&lt;=1;0;IF([.P223]&lt;=10;11;IF([.P223]&lt;=14;12;IF([.P223]&lt;=17;13;IF([.P223]&lt;=20;14;IF([.P223]&lt;=22;15;IF([.P223]&lt;=25;16;IF([.P223]&lt;=27;17;IF([.P223]&lt;=29;18;IF([.P223]&lt;=32;19;IF([.P223]&lt;=34;20;IF([.P223]&lt;=36;21;IF([.P223]&lt;=40;22;24)))))))))))))" office:value-type="float" office:value="21" calcext:value-type="float">
            <text:p>21</text:p>
          </table:table-cell>
          <table:table-cell table:formula="of:=ROUND(([.I223]+[.J223]+[.M223]+[.N223]+[.Q223]+[.R223])/3;0)" office:value-type="float" office:value="21" calcext:value-type="float">
            <text:p>21</text:p>
          </table:table-cell>
          <table:table-cell table:formula="of:=[.F223]*LOG10([.S223]+2)" office:value-type="float" office:value="2.72345567203519" calcext:value-type="float">
            <text:p>2,7234556720351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43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M.MICROSOFT.IFS([.G224]=&quot;взв&quot;;11;[.G224]=&quot;накл&quot;;24;[.G224]=&quot;прокл&quot;;25;[.G224]=&quot;пт&quot;;26;[.G224]=90;10;[.G224]=85;10;[.G224]=80;9;[.G224]=75;8;[.G224]=70;8;[.G224]=65;7;[.G224]=60;7;[.G224]=55;6;[.G224]=50;6;[.G224]=45;6;[.G224]=40;5;[.G224]=35;4;[.G224]=30;4;[.G224]=25;3;[.G224]=20;2;[.G224]=15;1;[.G224]=10;1;[.G224]=0;0)" office:value-type="float" office:value="0" calcext:value-type="float">
            <text:p>0</text:p>
          </table:table-cell>
          <table:table-cell table:formula="of:=IF([.H224]&lt;=1;0;IF([.H224]&lt;=10;11;IF([.H224]&lt;=14;12;IF([.H224]&lt;=17;13;IF([.H224]&lt;=20;14;IF([.H224]&lt;=22;15;IF([.H224]&lt;=25;16;IF([.H224]&lt;=27;17;IF([.H224]&lt;=29;18;IF([.H224]&lt;=32;19;IF([.H224]&lt;=34;20;IF([.H224]&lt;=36;21;IF([.H224]&lt;=40;22;24)))))))))))))" office:value-type="float" office:value="24" calcext:value-type="float">
            <text:p>2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K224]=&quot;взв&quot;;11;[.K224]=&quot;накл&quot;;24;[.K224]=&quot;прокл&quot;;25;[.K224]=&quot;пт&quot;;26;[.K224]=90;10;[.K224]=85;10;[.K224]=80;9;[.K224]=75;8;[.K224]=70;8;[.K224]=65;7;[.K224]=60;7;[.K224]=55;6;[.K224]=50;6;[.K224]=45;6;[.K224]=40;5;[.K224]=35;4;[.K224]=30;4;[.K224]=25;3;[.K224]=20;2;[.K224]=15;1;[.K224]=10;1;[.K224]=0;0)" office:value-type="float" office:value="0" calcext:value-type="float">
            <text:p>0</text:p>
          </table:table-cell>
          <table:table-cell table:formula="of:=IF([.L224]&lt;=1;0;IF([.L224]&lt;=10;11;IF([.L224]&lt;=14;12;IF([.L224]&lt;=17;13;IF([.L224]&lt;=20;14;IF([.L224]&lt;=22;15;IF([.L224]&lt;=25;16;IF([.L224]&lt;=27;17;IF([.L224]&lt;=29;18;IF([.L224]&lt;=32;19;IF([.L224]&lt;=34;20;IF([.L224]&lt;=36;21;IF([.L224]&lt;=40;22;24)))))))))))))" office:value-type="float" office:value="24" calcext:value-type="float">
            <text:p>2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224]=&quot;взв&quot;;11;[.O224]=&quot;накл&quot;;24;[.O224]=&quot;прокл&quot;;25;[.O224]=&quot;пт&quot;;26;[.O224]=90;10;[.O224]=85;10;[.O224]=80;9;[.O224]=75;8;[.O224]=70;8;[.O224]=65;7;[.O224]=60;7;[.O224]=55;6;[.O224]=50;6;[.O224]=45;6;[.O224]=40;5;[.O224]=35;4;[.O224]=30;4;[.O224]=25;3;[.O224]=20;2;[.O224]=15;1;[.O224]=10;1;[.O224]=0;0)" office:value-type="float" office:value="0" calcext:value-type="float">
            <text:p>0</text:p>
          </table:table-cell>
          <table:table-cell table:formula="of:=IF([.P224]&lt;=1;0;IF([.P224]&lt;=10;11;IF([.P224]&lt;=14;12;IF([.P224]&lt;=17;13;IF([.P224]&lt;=20;14;IF([.P224]&lt;=22;15;IF([.P224]&lt;=25;16;IF([.P224]&lt;=27;17;IF([.P224]&lt;=29;18;IF([.P224]&lt;=32;19;IF([.P224]&lt;=34;20;IF([.P224]&lt;=36;21;IF([.P224]&lt;=40;22;24)))))))))))))" office:value-type="float" office:value="24" calcext:value-type="float">
            <text:p>24</text:p>
          </table:table-cell>
          <table:table-cell table:formula="of:=ROUND(([.I224]+[.J224]+[.M224]+[.N224]+[.Q224]+[.R224])/3;0)" office:value-type="float" office:value="24" calcext:value-type="float">
            <text:p>24</text:p>
          </table:table-cell>
          <table:table-cell table:formula="of:=[.F224]*LOG10([.S224]+2)" office:value-type="float" office:value="2.82994669594164" calcext:value-type="float">
            <text:p>2,8299466959416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46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M.MICROSOFT.IFS([.G225]=&quot;взв&quot;;11;[.G225]=&quot;накл&quot;;24;[.G225]=&quot;прокл&quot;;25;[.G225]=&quot;пт&quot;;26;[.G225]=90;10;[.G225]=85;10;[.G225]=80;9;[.G225]=75;8;[.G225]=70;8;[.G225]=65;7;[.G225]=60;7;[.G225]=55;6;[.G225]=50;6;[.G225]=45;6;[.G225]=40;5;[.G225]=35;4;[.G225]=30;4;[.G225]=25;3;[.G225]=20;2;[.G225]=15;1;[.G225]=10;1;[.G225]=0;0)" office:value-type="float" office:value="0" calcext:value-type="float">
            <text:p>0</text:p>
          </table:table-cell>
          <table:table-cell table:formula="of:=IF([.H225]&lt;=1;0;IF([.H225]&lt;=10;11;IF([.H225]&lt;=14;12;IF([.H225]&lt;=17;13;IF([.H225]&lt;=20;14;IF([.H225]&lt;=22;15;IF([.H225]&lt;=25;16;IF([.H225]&lt;=27;17;IF([.H225]&lt;=29;18;IF([.H225]&lt;=32;19;IF([.H225]&lt;=34;20;IF([.H225]&lt;=36;21;IF([.H225]&lt;=40;22;24)))))))))))))"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K225]=&quot;взв&quot;;11;[.K225]=&quot;накл&quot;;24;[.K225]=&quot;прокл&quot;;25;[.K225]=&quot;пт&quot;;26;[.K225]=90;10;[.K225]=85;10;[.K225]=80;9;[.K225]=75;8;[.K225]=70;8;[.K225]=65;7;[.K225]=60;7;[.K225]=55;6;[.K225]=50;6;[.K225]=45;6;[.K225]=40;5;[.K225]=35;4;[.K225]=30;4;[.K225]=25;3;[.K225]=20;2;[.K225]=15;1;[.K225]=10;1;[.K225]=0;0)" office:value-type="float" office:value="0" calcext:value-type="float">
            <text:p>0</text:p>
          </table:table-cell>
          <table:table-cell table:formula="of:=IF([.L225]&lt;=1;0;IF([.L225]&lt;=10;11;IF([.L225]&lt;=14;12;IF([.L225]&lt;=17;13;IF([.L225]&lt;=20;14;IF([.L225]&lt;=22;15;IF([.L225]&lt;=25;16;IF([.L225]&lt;=27;17;IF([.L225]&lt;=29;18;IF([.L225]&lt;=32;19;IF([.L225]&lt;=34;20;IF([.L225]&lt;=36;21;IF([.L225]&lt;=40;22;24)))))))))))))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M.MICROSOFT.IFS([.O225]=&quot;взв&quot;;11;[.O225]=&quot;накл&quot;;24;[.O225]=&quot;прокл&quot;;25;[.O225]=&quot;пт&quot;;26;[.O225]=90;10;[.O225]=85;10;[.O225]=80;9;[.O225]=75;8;[.O225]=70;8;[.O225]=65;7;[.O225]=60;7;[.O225]=55;6;[.O225]=50;6;[.O225]=45;6;[.O225]=40;5;[.O225]=35;4;[.O225]=30;4;[.O225]=25;3;[.O225]=20;2;[.O225]=15;1;[.O225]=10;1;[.O225]=0;0)" office:value-type="float" office:value="0" calcext:value-type="float">
            <text:p>0</text:p>
          </table:table-cell>
          <table:table-cell table:formula="of:=IF([.P225]&lt;=1;0;IF([.P225]&lt;=10;11;IF([.P225]&lt;=14;12;IF([.P225]&lt;=17;13;IF([.P225]&lt;=20;14;IF([.P225]&lt;=22;15;IF([.P225]&lt;=25;16;IF([.P225]&lt;=27;17;IF([.P225]&lt;=29;18;IF([.P225]&lt;=32;19;IF([.P225]&lt;=34;20;IF([.P225]&lt;=36;21;IF([.P225]&lt;=40;22;24)))))))))))))" office:value-type="float" office:value="13" calcext:value-type="float">
            <text:p>13</text:p>
          </table:table-cell>
          <table:table-cell table:formula="of:=ROUND(([.I225]+[.J225]+[.M225]+[.N225]+[.Q225]+[.R225])/3;0)" office:value-type="float" office:value="13" calcext:value-type="float">
            <text:p>13</text:p>
          </table:table-cell>
          <table:table-cell table:formula="of:=[.F225]*LOG10([.S225]+2)" office:value-type="float" office:value="2.35218251811136" calcext:value-type="float">
            <text:p>2,3521825181113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68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26]=&quot;взв&quot;;11;[.G226]=&quot;накл&quot;;24;[.G226]=&quot;прокл&quot;;25;[.G226]=&quot;пт&quot;;26;[.G226]=90;10;[.G226]=85;10;[.G226]=80;9;[.G226]=75;8;[.G226]=70;8;[.G226]=65;7;[.G226]=60;7;[.G226]=55;6;[.G226]=50;6;[.G226]=45;6;[.G226]=40;5;[.G226]=35;4;[.G226]=30;4;[.G226]=25;3;[.G226]=20;2;[.G226]=15;1;[.G226]=10;1;[.G226]=0;0)" office:value-type="float" office:value="10" calcext:value-type="float">
            <text:p>10</text:p>
          </table:table-cell>
          <table:table-cell table:formula="of:=IF([.H226]&lt;=1;0;IF([.H226]&lt;=10;11;IF([.H226]&lt;=14;12;IF([.H226]&lt;=17;13;IF([.H226]&lt;=20;14;IF([.H226]&lt;=22;15;IF([.H226]&lt;=25;16;IF([.H226]&lt;=27;17;IF([.H226]&lt;=29;18;IF([.H226]&lt;=32;19;IF([.H226]&lt;=34;20;IF([.H226]&lt;=36;21;IF([.H22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26]=&quot;взв&quot;;11;[.K226]=&quot;накл&quot;;24;[.K226]=&quot;прокл&quot;;25;[.K226]=&quot;пт&quot;;26;[.K226]=90;10;[.K226]=85;10;[.K226]=80;9;[.K226]=75;8;[.K226]=70;8;[.K226]=65;7;[.K226]=60;7;[.K226]=55;6;[.K226]=50;6;[.K226]=45;6;[.K226]=40;5;[.K226]=35;4;[.K226]=30;4;[.K226]=25;3;[.K226]=20;2;[.K226]=15;1;[.K226]=10;1;[.K226]=0;0)" office:value-type="float" office:value="10" calcext:value-type="float">
            <text:p>10</text:p>
          </table:table-cell>
          <table:table-cell table:formula="of:=IF([.L226]&lt;=1;0;IF([.L226]&lt;=10;11;IF([.L226]&lt;=14;12;IF([.L226]&lt;=17;13;IF([.L226]&lt;=20;14;IF([.L226]&lt;=22;15;IF([.L226]&lt;=25;16;IF([.L226]&lt;=27;17;IF([.L226]&lt;=29;18;IF([.L226]&lt;=32;19;IF([.L226]&lt;=34;20;IF([.L226]&lt;=36;21;IF([.L22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26]=&quot;взв&quot;;11;[.O226]=&quot;накл&quot;;24;[.O226]=&quot;прокл&quot;;25;[.O226]=&quot;пт&quot;;26;[.O226]=90;10;[.O226]=85;10;[.O226]=80;9;[.O226]=75;8;[.O226]=70;8;[.O226]=65;7;[.O226]=60;7;[.O226]=55;6;[.O226]=50;6;[.O226]=45;6;[.O226]=40;5;[.O226]=35;4;[.O226]=30;4;[.O226]=25;3;[.O226]=20;2;[.O226]=15;1;[.O226]=10;1;[.O226]=0;0)" office:value-type="float" office:value="10" calcext:value-type="float">
            <text:p>10</text:p>
          </table:table-cell>
          <table:table-cell table:formula="of:=IF([.P226]&lt;=1;0;IF([.P226]&lt;=10;11;IF([.P226]&lt;=14;12;IF([.P226]&lt;=17;13;IF([.P226]&lt;=20;14;IF([.P226]&lt;=22;15;IF([.P226]&lt;=25;16;IF([.P226]&lt;=27;17;IF([.P226]&lt;=29;18;IF([.P226]&lt;=32;19;IF([.P226]&lt;=34;20;IF([.P226]&lt;=36;21;IF([.P226]&lt;=40;22;24)))))))))))))" office:value-type="float" office:value="0" calcext:value-type="float">
            <text:p>0</text:p>
          </table:table-cell>
          <table:table-cell table:formula="of:=ROUND(([.I226]+[.J226]+[.M226]+[.N226]+[.Q226]+[.R226])/3;0)" office:value-type="float" office:value="10" calcext:value-type="float">
            <text:p>10</text:p>
          </table:table-cell>
          <table:table-cell table:formula="of:=[.F226]*LOG10([.S226]+2)" office:value-type="float" office:value="2.15836249209525" calcext:value-type="float">
            <text:p>2,1583624920952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12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227]=&quot;взв&quot;;11;[.G227]=&quot;накл&quot;;24;[.G227]=&quot;прокл&quot;;25;[.G227]=&quot;пт&quot;;26;[.G227]=90;10;[.G227]=85;10;[.G227]=80;9;[.G227]=75;8;[.G227]=70;8;[.G227]=65;7;[.G227]=60;7;[.G227]=55;6;[.G227]=50;6;[.G227]=45;6;[.G227]=40;5;[.G227]=35;4;[.G227]=30;4;[.G227]=25;3;[.G227]=20;2;[.G227]=15;1;[.G227]=10;1;[.G227]=0;0)" office:value-type="float" office:value="0" calcext:value-type="float">
            <text:p>0</text:p>
          </table:table-cell>
          <table:table-cell table:formula="of:=IF([.H227]&lt;=1;0;IF([.H227]&lt;=10;11;IF([.H227]&lt;=14;12;IF([.H227]&lt;=17;13;IF([.H227]&lt;=20;14;IF([.H227]&lt;=22;15;IF([.H227]&lt;=25;16;IF([.H227]&lt;=27;17;IF([.H227]&lt;=29;18;IF([.H227]&lt;=32;19;IF([.H227]&lt;=34;20;IF([.H227]&lt;=36;21;IF([.H227]&lt;=40;22;24)))))))))))))"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227]=&quot;взв&quot;;11;[.K227]=&quot;накл&quot;;24;[.K227]=&quot;прокл&quot;;25;[.K227]=&quot;пт&quot;;26;[.K227]=90;10;[.K227]=85;10;[.K227]=80;9;[.K227]=75;8;[.K227]=70;8;[.K227]=65;7;[.K227]=60;7;[.K227]=55;6;[.K227]=50;6;[.K227]=45;6;[.K227]=40;5;[.K227]=35;4;[.K227]=30;4;[.K227]=25;3;[.K227]=20;2;[.K227]=15;1;[.K227]=10;1;[.K227]=0;0)" office:value-type="float" office:value="0" calcext:value-type="float">
            <text:p>0</text:p>
          </table:table-cell>
          <table:table-cell table:formula="of:=IF([.L227]&lt;=1;0;IF([.L227]&lt;=10;11;IF([.L227]&lt;=14;12;IF([.L227]&lt;=17;13;IF([.L227]&lt;=20;14;IF([.L227]&lt;=22;15;IF([.L227]&lt;=25;16;IF([.L227]&lt;=27;17;IF([.L227]&lt;=29;18;IF([.L227]&lt;=32;19;IF([.L227]&lt;=34;20;IF([.L227]&lt;=36;21;IF([.L227]&lt;=40;22;24)))))))))))))" office:value-type="float" office:value="16" calcext:value-type="float">
            <text:p>1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O227]=&quot;взв&quot;;11;[.O227]=&quot;накл&quot;;24;[.O227]=&quot;прокл&quot;;25;[.O227]=&quot;пт&quot;;26;[.O227]=90;10;[.O227]=85;10;[.O227]=80;9;[.O227]=75;8;[.O227]=70;8;[.O227]=65;7;[.O227]=60;7;[.O227]=55;6;[.O227]=50;6;[.O227]=45;6;[.O227]=40;5;[.O227]=35;4;[.O227]=30;4;[.O227]=25;3;[.O227]=20;2;[.O227]=15;1;[.O227]=10;1;[.O227]=0;0)" office:value-type="float" office:value="0" calcext:value-type="float">
            <text:p>0</text:p>
          </table:table-cell>
          <table:table-cell table:formula="of:=IF([.P227]&lt;=1;0;IF([.P227]&lt;=10;11;IF([.P227]&lt;=14;12;IF([.P227]&lt;=17;13;IF([.P227]&lt;=20;14;IF([.P227]&lt;=22;15;IF([.P227]&lt;=25;16;IF([.P227]&lt;=27;17;IF([.P227]&lt;=29;18;IF([.P227]&lt;=32;19;IF([.P227]&lt;=34;20;IF([.P227]&lt;=36;21;IF([.P227]&lt;=40;22;24)))))))))))))" office:value-type="float" office:value="15" calcext:value-type="float">
            <text:p>15</text:p>
          </table:table-cell>
          <table:table-cell table:formula="of:=ROUND(([.I227]+[.J227]+[.M227]+[.N227]+[.Q227]+[.R227])/3;0)" office:value-type="float" office:value="16" calcext:value-type="float">
            <text:p>16</text:p>
          </table:table-cell>
          <table:table-cell table:formula="of:=[.F227]*LOG10([.S227]+2)" office:value-type="float" office:value="2.51054501020661" calcext:value-type="float">
            <text:p>2,5105450102066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14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M.MICROSOFT.IFS([.G228]=&quot;взв&quot;;11;[.G228]=&quot;накл&quot;;24;[.G228]=&quot;прокл&quot;;25;[.G228]=&quot;пт&quot;;26;[.G228]=90;10;[.G228]=85;10;[.G228]=80;9;[.G228]=75;8;[.G228]=70;8;[.G228]=65;7;[.G228]=60;7;[.G228]=55;6;[.G228]=50;6;[.G228]=45;6;[.G228]=40;5;[.G228]=35;4;[.G228]=30;4;[.G228]=25;3;[.G228]=20;2;[.G228]=15;1;[.G228]=10;1;[.G228]=0;0)" office:value-type="float" office:value="0" calcext:value-type="float">
            <text:p>0</text:p>
          </table:table-cell>
          <table:table-cell table:formula="of:=IF([.H228]&lt;=1;0;IF([.H228]&lt;=10;11;IF([.H228]&lt;=14;12;IF([.H228]&lt;=17;13;IF([.H228]&lt;=20;14;IF([.H228]&lt;=22;15;IF([.H228]&lt;=25;16;IF([.H228]&lt;=27;17;IF([.H228]&lt;=29;18;IF([.H228]&lt;=32;19;IF([.H228]&lt;=34;20;IF([.H228]&lt;=36;21;IF([.H228]&lt;=40;22;24)))))))))))))" office:value-type="float" office:value="24" calcext:value-type="float">
            <text:p>2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M.MICROSOFT.IFS([.K228]=&quot;взв&quot;;11;[.K228]=&quot;накл&quot;;24;[.K228]=&quot;прокл&quot;;25;[.K228]=&quot;пт&quot;;26;[.K228]=90;10;[.K228]=85;10;[.K228]=80;9;[.K228]=75;8;[.K228]=70;8;[.K228]=65;7;[.K228]=60;7;[.K228]=55;6;[.K228]=50;6;[.K228]=45;6;[.K228]=40;5;[.K228]=35;4;[.K228]=30;4;[.K228]=25;3;[.K228]=20;2;[.K228]=15;1;[.K228]=10;1;[.K228]=0;0)" office:value-type="float" office:value="0" calcext:value-type="float">
            <text:p>0</text:p>
          </table:table-cell>
          <table:table-cell table:formula="of:=IF([.L228]&lt;=1;0;IF([.L228]&lt;=10;11;IF([.L228]&lt;=14;12;IF([.L228]&lt;=17;13;IF([.L228]&lt;=20;14;IF([.L228]&lt;=22;15;IF([.L228]&lt;=25;16;IF([.L228]&lt;=27;17;IF([.L228]&lt;=29;18;IF([.L228]&lt;=32;19;IF([.L228]&lt;=34;20;IF([.L228]&lt;=36;21;IF([.L228]&lt;=40;22;24)))))))))))))" office:value-type="float" office:value="24" calcext:value-type="float">
            <text:p>2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M.MICROSOFT.IFS([.O228]=&quot;взв&quot;;11;[.O228]=&quot;накл&quot;;24;[.O228]=&quot;прокл&quot;;25;[.O228]=&quot;пт&quot;;26;[.O228]=90;10;[.O228]=85;10;[.O228]=80;9;[.O228]=75;8;[.O228]=70;8;[.O228]=65;7;[.O228]=60;7;[.O228]=55;6;[.O228]=50;6;[.O228]=45;6;[.O228]=40;5;[.O228]=35;4;[.O228]=30;4;[.O228]=25;3;[.O228]=20;2;[.O228]=15;1;[.O228]=10;1;[.O228]=0;0)" office:value-type="float" office:value="0" calcext:value-type="float">
            <text:p>0</text:p>
          </table:table-cell>
          <table:table-cell table:formula="of:=IF([.P228]&lt;=1;0;IF([.P228]&lt;=10;11;IF([.P228]&lt;=14;12;IF([.P228]&lt;=17;13;IF([.P228]&lt;=20;14;IF([.P228]&lt;=22;15;IF([.P228]&lt;=25;16;IF([.P228]&lt;=27;17;IF([.P228]&lt;=29;18;IF([.P228]&lt;=32;19;IF([.P228]&lt;=34;20;IF([.P228]&lt;=36;21;IF([.P228]&lt;=40;22;24)))))))))))))" office:value-type="float" office:value="24" calcext:value-type="float">
            <text:p>24</text:p>
          </table:table-cell>
          <table:table-cell table:formula="of:=ROUND(([.I228]+[.J228]+[.M228]+[.N228]+[.Q228]+[.R228])/3;0)" office:value-type="float" office:value="24" calcext:value-type="float">
            <text:p>24</text:p>
          </table:table-cell>
          <table:table-cell table:formula="of:=[.F228]*LOG10([.S228]+2)" office:value-type="float" office:value="2.82994669594164" calcext:value-type="float">
            <text:p>2,8299466959416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16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229]=&quot;взв&quot;;11;[.G229]=&quot;накл&quot;;24;[.G229]=&quot;прокл&quot;;25;[.G229]=&quot;пт&quot;;26;[.G229]=90;10;[.G229]=85;10;[.G229]=80;9;[.G229]=75;8;[.G229]=70;8;[.G229]=65;7;[.G229]=60;7;[.G229]=55;6;[.G229]=50;6;[.G229]=45;6;[.G229]=40;5;[.G229]=35;4;[.G229]=30;4;[.G229]=25;3;[.G229]=20;2;[.G229]=15;1;[.G229]=10;1;[.G229]=0;0)" office:value-type="float" office:value="0" calcext:value-type="float">
            <text:p>0</text:p>
          </table:table-cell>
          <table:table-cell table:formula="of:=IF([.H229]&lt;=1;0;IF([.H229]&lt;=10;11;IF([.H229]&lt;=14;12;IF([.H229]&lt;=17;13;IF([.H229]&lt;=20;14;IF([.H229]&lt;=22;15;IF([.H229]&lt;=25;16;IF([.H229]&lt;=27;17;IF([.H229]&lt;=29;18;IF([.H229]&lt;=32;19;IF([.H229]&lt;=34;20;IF([.H229]&lt;=36;21;IF([.H229]&lt;=40;22;24)))))))))))))"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229]=&quot;взв&quot;;11;[.K229]=&quot;накл&quot;;24;[.K229]=&quot;прокл&quot;;25;[.K229]=&quot;пт&quot;;26;[.K229]=90;10;[.K229]=85;10;[.K229]=80;9;[.K229]=75;8;[.K229]=70;8;[.K229]=65;7;[.K229]=60;7;[.K229]=55;6;[.K229]=50;6;[.K229]=45;6;[.K229]=40;5;[.K229]=35;4;[.K229]=30;4;[.K229]=25;3;[.K229]=20;2;[.K229]=15;1;[.K229]=10;1;[.K229]=0;0)" office:value-type="float" office:value="0" calcext:value-type="float">
            <text:p>0</text:p>
          </table:table-cell>
          <table:table-cell table:formula="of:=IF([.L229]&lt;=1;0;IF([.L229]&lt;=10;11;IF([.L229]&lt;=14;12;IF([.L229]&lt;=17;13;IF([.L229]&lt;=20;14;IF([.L229]&lt;=22;15;IF([.L229]&lt;=25;16;IF([.L229]&lt;=27;17;IF([.L229]&lt;=29;18;IF([.L229]&lt;=32;19;IF([.L229]&lt;=34;20;IF([.L229]&lt;=36;21;IF([.L229]&lt;=40;22;24)))))))))))))" office:value-type="float" office:value="16" calcext:value-type="float">
            <text:p>16</text:p>
          </table:table-cell>
          <table:table-cell table:number-columns-repeated="2"/>
          <table:table-cell table:formula="of:=COM.MICROSOFT.IFS([.O229]=&quot;взв&quot;;11;[.O229]=&quot;накл&quot;;24;[.O229]=&quot;прокл&quot;;25;[.O229]=&quot;пт&quot;;26;[.O229]=90;10;[.O229]=85;10;[.O229]=80;9;[.O229]=75;8;[.O229]=70;8;[.O229]=65;7;[.O229]=60;7;[.O229]=55;6;[.O229]=50;6;[.O229]=45;6;[.O229]=40;5;[.O229]=35;4;[.O229]=30;4;[.O229]=25;3;[.O229]=20;2;[.O229]=15;1;[.O229]=10;1;[.O229]=0;0)" office:value-type="float" office:value="0" calcext:value-type="float">
            <text:p>0</text:p>
          </table:table-cell>
          <table:table-cell table:formula="of:=IF([.P229]&lt;=1;0;IF([.P229]&lt;=10;11;IF([.P229]&lt;=14;12;IF([.P229]&lt;=17;13;IF([.P229]&lt;=20;14;IF([.P229]&lt;=22;15;IF([.P229]&lt;=25;16;IF([.P229]&lt;=27;17;IF([.P229]&lt;=29;18;IF([.P229]&lt;=32;19;IF([.P229]&lt;=34;20;IF([.P229]&lt;=36;21;IF([.P229]&lt;=40;22;24)))))))))))))" office:value-type="float" office:value="0" calcext:value-type="float">
            <text:p>0</text:p>
          </table:table-cell>
          <table:table-cell table:formula="of:=ROUND(([.I229]+[.J229]+[.M229]+[.N229]+[.Q229]+[.R229])/2;0)" office:value-type="float" office:value="17" calcext:value-type="float">
            <text:p>17</text:p>
          </table:table-cell>
          <table:table-cell table:formula="of:=[.F229]*LOG10([.S229]+2)" office:value-type="float" office:value="2.55750720190566" calcext:value-type="float">
            <text:p>2,5575072019056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56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30]=&quot;взв&quot;;11;[.G230]=&quot;накл&quot;;24;[.G230]=&quot;прокл&quot;;25;[.G230]=&quot;пт&quot;;26;[.G230]=90;10;[.G230]=85;10;[.G230]=80;9;[.G230]=75;8;[.G230]=70;8;[.G230]=65;7;[.G230]=60;7;[.G230]=55;6;[.G230]=50;6;[.G230]=45;6;[.G230]=40;5;[.G230]=35;4;[.G230]=30;4;[.G230]=25;3;[.G230]=20;2;[.G230]=15;1;[.G230]=10;1;[.G230]=0;0)" office:value-type="float" office:value="10" calcext:value-type="float">
            <text:p>10</text:p>
          </table:table-cell>
          <table:table-cell table:formula="of:=IF([.H230]&lt;=1;0;IF([.H230]&lt;=10;11;IF([.H230]&lt;=14;12;IF([.H230]&lt;=17;13;IF([.H230]&lt;=20;14;IF([.H230]&lt;=22;15;IF([.H230]&lt;=25;16;IF([.H230]&lt;=27;17;IF([.H230]&lt;=29;18;IF([.H230]&lt;=32;19;IF([.H230]&lt;=34;20;IF([.H230]&lt;=36;21;IF([.H230]&lt;=40;22;24))))))))))))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M.MICROSOFT.IFS([.K230]=&quot;взв&quot;;11;[.K230]=&quot;накл&quot;;24;[.K230]=&quot;прокл&quot;;25;[.K230]=&quot;пт&quot;;26;[.K230]=90;10;[.K230]=85;10;[.K230]=80;9;[.K230]=75;8;[.K230]=70;8;[.K230]=65;7;[.K230]=60;7;[.K230]=55;6;[.K230]=50;6;[.K230]=45;6;[.K230]=40;5;[.K230]=35;4;[.K230]=30;4;[.K230]=25;3;[.K230]=20;2;[.K230]=15;1;[.K230]=10;1;[.K230]=0;0)" office:value-type="float" office:value="0" calcext:value-type="float">
            <text:p>0</text:p>
          </table:table-cell>
          <table:table-cell table:formula="of:=IF([.L230]&lt;=1;0;IF([.L230]&lt;=10;11;IF([.L230]&lt;=14;12;IF([.L230]&lt;=17;13;IF([.L230]&lt;=20;14;IF([.L230]&lt;=22;15;IF([.L230]&lt;=25;16;IF([.L230]&lt;=27;17;IF([.L230]&lt;=29;18;IF([.L230]&lt;=32;19;IF([.L230]&lt;=34;20;IF([.L230]&lt;=36;21;IF([.L230]&lt;=40;22;24)))))))))))))"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M.MICROSOFT.IFS([.O230]=&quot;взв&quot;;11;[.O230]=&quot;накл&quot;;24;[.O230]=&quot;прокл&quot;;25;[.O230]=&quot;пт&quot;;26;[.O230]=90;10;[.O230]=85;10;[.O230]=80;9;[.O230]=75;8;[.O230]=70;8;[.O230]=65;7;[.O230]=60;7;[.O230]=55;6;[.O230]=50;6;[.O230]=45;6;[.O230]=40;5;[.O230]=35;4;[.O230]=30;4;[.O230]=25;3;[.O230]=20;2;[.O230]=15;1;[.O230]=10;1;[.O230]=0;0)" office:value-type="float" office:value="0" calcext:value-type="float">
            <text:p>0</text:p>
          </table:table-cell>
          <table:table-cell table:formula="of:=IF([.P230]&lt;=1;0;IF([.P230]&lt;=10;11;IF([.P230]&lt;=14;12;IF([.P230]&lt;=17;13;IF([.P230]&lt;=20;14;IF([.P230]&lt;=22;15;IF([.P230]&lt;=25;16;IF([.P230]&lt;=27;17;IF([.P230]&lt;=29;18;IF([.P230]&lt;=32;19;IF([.P230]&lt;=34;20;IF([.P230]&lt;=36;21;IF([.P230]&lt;=40;22;24)))))))))))))" office:value-type="float" office:value="12" calcext:value-type="float">
            <text:p>12</text:p>
          </table:table-cell>
          <table:table-cell table:formula="of:=ROUND(([.I230]+[.J230]+[.M230]+[.N230]+[.Q230]+[.R230])/3;0)" office:value-type="float" office:value="12" calcext:value-type="float">
            <text:p>12</text:p>
          </table:table-cell>
          <table:table-cell table:formula="of:=[.F230]*LOG10([.S230]+2)" office:value-type="float" office:value="3.43838410703471" calcext:value-type="float">
            <text:p>3,4383841070347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60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231]=&quot;взв&quot;;11;[.G231]=&quot;накл&quot;;24;[.G231]=&quot;прокл&quot;;25;[.G231]=&quot;пт&quot;;26;[.G231]=90;10;[.G231]=85;10;[.G231]=80;9;[.G231]=75;8;[.G231]=70;8;[.G231]=65;7;[.G231]=60;7;[.G231]=55;6;[.G231]=50;6;[.G231]=45;6;[.G231]=40;5;[.G231]=35;4;[.G231]=30;4;[.G231]=25;3;[.G231]=20;2;[.G231]=15;1;[.G231]=10;1;[.G231]=0;0)" office:value-type="float" office:value="0" calcext:value-type="float">
            <text:p>0</text:p>
          </table:table-cell>
          <table:table-cell table:formula="of:=IF([.H231]&lt;=1;0;IF([.H231]&lt;=10;11;IF([.H231]&lt;=14;12;IF([.H231]&lt;=17;13;IF([.H231]&lt;=20;14;IF([.H231]&lt;=22;15;IF([.H231]&lt;=25;16;IF([.H231]&lt;=27;17;IF([.H231]&lt;=29;18;IF([.H231]&lt;=32;19;IF([.H231]&lt;=34;20;IF([.H231]&lt;=36;21;IF([.H231]&lt;=40;22;24)))))))))))))" office:value-type="float" office:value="16" calcext:value-type="float">
            <text:p>1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231]=&quot;взв&quot;;11;[.K231]=&quot;накл&quot;;24;[.K231]=&quot;прокл&quot;;25;[.K231]=&quot;пт&quot;;26;[.K231]=90;10;[.K231]=85;10;[.K231]=80;9;[.K231]=75;8;[.K231]=70;8;[.K231]=65;7;[.K231]=60;7;[.K231]=55;6;[.K231]=50;6;[.K231]=45;6;[.K231]=40;5;[.K231]=35;4;[.K231]=30;4;[.K231]=25;3;[.K231]=20;2;[.K231]=15;1;[.K231]=10;1;[.K231]=0;0)" office:value-type="float" office:value="0" calcext:value-type="float">
            <text:p>0</text:p>
          </table:table-cell>
          <table:table-cell table:formula="of:=IF([.L231]&lt;=1;0;IF([.L231]&lt;=10;11;IF([.L231]&lt;=14;12;IF([.L231]&lt;=17;13;IF([.L231]&lt;=20;14;IF([.L231]&lt;=22;15;IF([.L231]&lt;=25;16;IF([.L231]&lt;=27;17;IF([.L231]&lt;=29;18;IF([.L231]&lt;=32;19;IF([.L231]&lt;=34;20;IF([.L231]&lt;=36;21;IF([.L231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O231]=&quot;взв&quot;;11;[.O231]=&quot;накл&quot;;24;[.O231]=&quot;прокл&quot;;25;[.O231]=&quot;пт&quot;;26;[.O231]=90;10;[.O231]=85;10;[.O231]=80;9;[.O231]=75;8;[.O231]=70;8;[.O231]=65;7;[.O231]=60;7;[.O231]=55;6;[.O231]=50;6;[.O231]=45;6;[.O231]=40;5;[.O231]=35;4;[.O231]=30;4;[.O231]=25;3;[.O231]=20;2;[.O231]=15;1;[.O231]=10;1;[.O231]=0;0)" office:value-type="float" office:value="0" calcext:value-type="float">
            <text:p>0</text:p>
          </table:table-cell>
          <table:table-cell table:formula="of:=IF([.P231]&lt;=1;0;IF([.P231]&lt;=10;11;IF([.P231]&lt;=14;12;IF([.P231]&lt;=17;13;IF([.P231]&lt;=20;14;IF([.P231]&lt;=22;15;IF([.P231]&lt;=25;16;IF([.P231]&lt;=27;17;IF([.P231]&lt;=29;18;IF([.P231]&lt;=32;19;IF([.P231]&lt;=34;20;IF([.P231]&lt;=36;21;IF([.P231]&lt;=40;22;24)))))))))))))" office:value-type="float" office:value="0" calcext:value-type="float">
            <text:p>0</text:p>
          </table:table-cell>
          <table:table-cell table:formula="of:=ROUND(([.I231]+[.J231]+[.M231]+[.N231]+[.Q231]+[.R231])/2;0)" office:value-type="float" office:value="19" calcext:value-type="float">
            <text:p>19</text:p>
          </table:table-cell>
          <table:table-cell table:formula="of:=[.F231]*LOG10([.S231]+2)" office:value-type="float" office:value="5.28887717893568" calcext:value-type="float">
            <text:p>5,2888771789356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66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232]=&quot;взв&quot;;11;[.G232]=&quot;накл&quot;;24;[.G232]=&quot;прокл&quot;;25;[.G232]=&quot;пт&quot;;26;[.G232]=90;10;[.G232]=85;10;[.G232]=80;9;[.G232]=75;8;[.G232]=70;8;[.G232]=65;7;[.G232]=60;7;[.G232]=55;6;[.G232]=50;6;[.G232]=45;6;[.G232]=40;5;[.G232]=35;4;[.G232]=30;4;[.G232]=25;3;[.G232]=20;2;[.G232]=15;1;[.G232]=10;1;[.G232]=0;0)" office:value-type="float" office:value="0" calcext:value-type="float">
            <text:p>0</text:p>
          </table:table-cell>
          <table:table-cell table:formula="of:=IF([.H232]&lt;=1;0;IF([.H232]&lt;=10;11;IF([.H232]&lt;=14;12;IF([.H232]&lt;=17;13;IF([.H232]&lt;=20;14;IF([.H232]&lt;=22;15;IF([.H232]&lt;=25;16;IF([.H232]&lt;=27;17;IF([.H232]&lt;=29;18;IF([.H232]&lt;=32;19;IF([.H232]&lt;=34;20;IF([.H232]&lt;=36;21;IF([.H232]&lt;=40;22;24)))))))))))))" office:value-type="float" office:value="19" calcext:value-type="float">
            <text:p>1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232]=&quot;взв&quot;;11;[.K232]=&quot;накл&quot;;24;[.K232]=&quot;прокл&quot;;25;[.K232]=&quot;пт&quot;;26;[.K232]=90;10;[.K232]=85;10;[.K232]=80;9;[.K232]=75;8;[.K232]=70;8;[.K232]=65;7;[.K232]=60;7;[.K232]=55;6;[.K232]=50;6;[.K232]=45;6;[.K232]=40;5;[.K232]=35;4;[.K232]=30;4;[.K232]=25;3;[.K232]=20;2;[.K232]=15;1;[.K232]=10;1;[.K232]=0;0)" office:value-type="float" office:value="0" calcext:value-type="float">
            <text:p>0</text:p>
          </table:table-cell>
          <table:table-cell table:formula="of:=IF([.L232]&lt;=1;0;IF([.L232]&lt;=10;11;IF([.L232]&lt;=14;12;IF([.L232]&lt;=17;13;IF([.L232]&lt;=20;14;IF([.L232]&lt;=22;15;IF([.L232]&lt;=25;16;IF([.L232]&lt;=27;17;IF([.L232]&lt;=29;18;IF([.L232]&lt;=32;19;IF([.L232]&lt;=34;20;IF([.L232]&lt;=36;21;IF([.L232]&lt;=40;22;24)))))))))))))" office:value-type="float" office:value="17" calcext:value-type="float">
            <text:p>1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232]=&quot;взв&quot;;11;[.O232]=&quot;накл&quot;;24;[.O232]=&quot;прокл&quot;;25;[.O232]=&quot;пт&quot;;26;[.O232]=90;10;[.O232]=85;10;[.O232]=80;9;[.O232]=75;8;[.O232]=70;8;[.O232]=65;7;[.O232]=60;7;[.O232]=55;6;[.O232]=50;6;[.O232]=45;6;[.O232]=40;5;[.O232]=35;4;[.O232]=30;4;[.O232]=25;3;[.O232]=20;2;[.O232]=15;1;[.O232]=10;1;[.O232]=0;0)" office:value-type="float" office:value="0" calcext:value-type="float">
            <text:p>0</text:p>
          </table:table-cell>
          <table:table-cell table:formula="of:=IF([.P232]&lt;=1;0;IF([.P232]&lt;=10;11;IF([.P232]&lt;=14;12;IF([.P232]&lt;=17;13;IF([.P232]&lt;=20;14;IF([.P232]&lt;=22;15;IF([.P232]&lt;=25;16;IF([.P232]&lt;=27;17;IF([.P232]&lt;=29;18;IF([.P232]&lt;=32;19;IF([.P232]&lt;=34;20;IF([.P232]&lt;=36;21;IF([.P232]&lt;=40;22;24)))))))))))))" office:value-type="float" office:value="19" calcext:value-type="float">
            <text:p>19</text:p>
          </table:table-cell>
          <table:table-cell table:formula="of:=ROUND(([.I232]+[.J232]+[.M232]+[.N232]+[.Q232]+[.R232])/3;0)" office:value-type="float" office:value="18" calcext:value-type="float">
            <text:p>18</text:p>
          </table:table-cell>
          <table:table-cell table:formula="of:=[.F232]*LOG10([.S232]+2)" office:value-type="float" office:value="5.20411998265593" calcext:value-type="float">
            <text:p>5,2041199826559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50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33]=&quot;взв&quot;;11;[.G233]=&quot;накл&quot;;24;[.G233]=&quot;прокл&quot;;25;[.G233]=&quot;пт&quot;;26;[.G233]=90;10;[.G233]=85;10;[.G233]=80;9;[.G233]=75;8;[.G233]=70;8;[.G233]=65;7;[.G233]=60;7;[.G233]=55;6;[.G233]=50;6;[.G233]=45;6;[.G233]=40;5;[.G233]=35;4;[.G233]=30;4;[.G233]=25;3;[.G233]=20;2;[.G233]=15;1;[.G233]=10;1;[.G233]=0;0)" office:value-type="float" office:value="10" calcext:value-type="float">
            <text:p>10</text:p>
          </table:table-cell>
          <table:table-cell table:formula="of:=IF([.H233]&lt;=1;0;IF([.H233]&lt;=10;11;IF([.H233]&lt;=14;12;IF([.H233]&lt;=17;13;IF([.H233]&lt;=20;14;IF([.H233]&lt;=22;15;IF([.H233]&lt;=25;16;IF([.H233]&lt;=27;17;IF([.H233]&lt;=29;18;IF([.H233]&lt;=32;19;IF([.H233]&lt;=34;20;IF([.H233]&lt;=36;21;IF([.H233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33]=&quot;взв&quot;;11;[.K233]=&quot;накл&quot;;24;[.K233]=&quot;прокл&quot;;25;[.K233]=&quot;пт&quot;;26;[.K233]=90;10;[.K233]=85;10;[.K233]=80;9;[.K233]=75;8;[.K233]=70;8;[.K233]=65;7;[.K233]=60;7;[.K233]=55;6;[.K233]=50;6;[.K233]=45;6;[.K233]=40;5;[.K233]=35;4;[.K233]=30;4;[.K233]=25;3;[.K233]=20;2;[.K233]=15;1;[.K233]=10;1;[.K233]=0;0)" office:value-type="float" office:value="8" calcext:value-type="float">
            <text:p>8</text:p>
          </table:table-cell>
          <table:table-cell table:formula="of:=IF([.L233]&lt;=1;0;IF([.L233]&lt;=10;11;IF([.L233]&lt;=14;12;IF([.L233]&lt;=17;13;IF([.L233]&lt;=20;14;IF([.L233]&lt;=22;15;IF([.L233]&lt;=25;16;IF([.L233]&lt;=27;17;IF([.L233]&lt;=29;18;IF([.L233]&lt;=32;19;IF([.L233]&lt;=34;20;IF([.L233]&lt;=36;21;IF([.L23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33]=&quot;взв&quot;;11;[.O233]=&quot;накл&quot;;24;[.O233]=&quot;прокл&quot;;25;[.O233]=&quot;пт&quot;;26;[.O233]=90;10;[.O233]=85;10;[.O233]=80;9;[.O233]=75;8;[.O233]=70;8;[.O233]=65;7;[.O233]=60;7;[.O233]=55;6;[.O233]=50;6;[.O233]=45;6;[.O233]=40;5;[.O233]=35;4;[.O233]=30;4;[.O233]=25;3;[.O233]=20;2;[.O233]=15;1;[.O233]=10;1;[.O233]=0;0)" office:value-type="float" office:value="10" calcext:value-type="float">
            <text:p>10</text:p>
          </table:table-cell>
          <table:table-cell table:formula="of:=IF([.P233]&lt;=1;0;IF([.P233]&lt;=10;11;IF([.P233]&lt;=14;12;IF([.P233]&lt;=17;13;IF([.P233]&lt;=20;14;IF([.P233]&lt;=22;15;IF([.P233]&lt;=25;16;IF([.P233]&lt;=27;17;IF([.P233]&lt;=29;18;IF([.P233]&lt;=32;19;IF([.P233]&lt;=34;20;IF([.P233]&lt;=36;21;IF([.P233]&lt;=40;22;24)))))))))))))" office:value-type="float" office:value="0" calcext:value-type="float">
            <text:p>0</text:p>
          </table:table-cell>
          <table:table-cell table:formula="of:=ROUND(([.I233]+[.J233]+[.M233]+[.N233]+[.Q233]+[.R233])/3;0)" office:value-type="float" office:value="9" calcext:value-type="float">
            <text:p>9</text:p>
          </table:table-cell>
          <table:table-cell table:formula="of:=[.F233]*LOG10([.S233]+2)" office:value-type="float" office:value="5.20696342579113" calcext:value-type="float">
            <text:p>5,2069634257911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70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G234]=&quot;взв&quot;;11;[.G234]=&quot;накл&quot;;24;[.G234]=&quot;прокл&quot;;25;[.G234]=&quot;пт&quot;;26;[.G234]=90;10;[.G234]=85;10;[.G234]=80;9;[.G234]=75;8;[.G234]=70;8;[.G234]=65;7;[.G234]=60;7;[.G234]=55;6;[.G234]=50;6;[.G234]=45;6;[.G234]=40;5;[.G234]=35;4;[.G234]=30;4;[.G234]=25;3;[.G234]=20;2;[.G234]=15;1;[.G234]=10;1;[.G234]=0;0)" office:value-type="float" office:value="0" calcext:value-type="float">
            <text:p>0</text:p>
          </table:table-cell>
          <table:table-cell table:formula="of:=IF([.H234]&lt;=1;0;IF([.H234]&lt;=10;11;IF([.H234]&lt;=14;12;IF([.H234]&lt;=17;13;IF([.H234]&lt;=20;14;IF([.H234]&lt;=22;15;IF([.H234]&lt;=25;16;IF([.H234]&lt;=27;17;IF([.H234]&lt;=29;18;IF([.H234]&lt;=32;19;IF([.H234]&lt;=34;20;IF([.H234]&lt;=36;21;IF([.H234]&lt;=40;22;24)))))))))))))" office:value-type="float" office:value="15" calcext:value-type="float">
            <text:p>1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K234]=&quot;взв&quot;;11;[.K234]=&quot;накл&quot;;24;[.K234]=&quot;прокл&quot;;25;[.K234]=&quot;пт&quot;;26;[.K234]=90;10;[.K234]=85;10;[.K234]=80;9;[.K234]=75;8;[.K234]=70;8;[.K234]=65;7;[.K234]=60;7;[.K234]=55;6;[.K234]=50;6;[.K234]=45;6;[.K234]=40;5;[.K234]=35;4;[.K234]=30;4;[.K234]=25;3;[.K234]=20;2;[.K234]=15;1;[.K234]=10;1;[.K234]=0;0)" office:value-type="float" office:value="0" calcext:value-type="float">
            <text:p>0</text:p>
          </table:table-cell>
          <table:table-cell table:formula="of:=IF([.L234]&lt;=1;0;IF([.L234]&lt;=10;11;IF([.L234]&lt;=14;12;IF([.L234]&lt;=17;13;IF([.L234]&lt;=20;14;IF([.L234]&lt;=22;15;IF([.L234]&lt;=25;16;IF([.L234]&lt;=27;17;IF([.L234]&lt;=29;18;IF([.L234]&lt;=32;19;IF([.L234]&lt;=34;20;IF([.L234]&lt;=36;21;IF([.L234]&lt;=40;22;24)))))))))))))" office:value-type="float" office:value="14" calcext:value-type="float">
            <text:p>1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O234]=&quot;взв&quot;;11;[.O234]=&quot;накл&quot;;24;[.O234]=&quot;прокл&quot;;25;[.O234]=&quot;пт&quot;;26;[.O234]=90;10;[.O234]=85;10;[.O234]=80;9;[.O234]=75;8;[.O234]=70;8;[.O234]=65;7;[.O234]=60;7;[.O234]=55;6;[.O234]=50;6;[.O234]=45;6;[.O234]=40;5;[.O234]=35;4;[.O234]=30;4;[.O234]=25;3;[.O234]=20;2;[.O234]=15;1;[.O234]=10;1;[.O234]=0;0)" office:value-type="float" office:value="0" calcext:value-type="float">
            <text:p>0</text:p>
          </table:table-cell>
          <table:table-cell table:formula="of:=IF([.P234]&lt;=1;0;IF([.P234]&lt;=10;11;IF([.P234]&lt;=14;12;IF([.P234]&lt;=17;13;IF([.P234]&lt;=20;14;IF([.P234]&lt;=22;15;IF([.P234]&lt;=25;16;IF([.P234]&lt;=27;17;IF([.P234]&lt;=29;18;IF([.P234]&lt;=32;19;IF([.P234]&lt;=34;20;IF([.P234]&lt;=36;21;IF([.P234]&lt;=40;22;24)))))))))))))" office:value-type="float" office:value="15" calcext:value-type="float">
            <text:p>15</text:p>
          </table:table-cell>
          <table:table-cell table:formula="of:=ROUND(([.I234]+[.J234]+[.M234]+[.N234]+[.Q234]+[.R234])/3;0)" office:value-type="float" office:value="15" calcext:value-type="float">
            <text:p>15</text:p>
          </table:table-cell>
          <table:table-cell table:formula="of:=[.F234]*LOG10([.S234]+2)" office:value-type="float" office:value="6.15224460689137" calcext:value-type="float">
            <text:p>6,1522446068913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69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formula="of:=COM.MICROSOFT.IFS([.G235]=&quot;взв&quot;;11;[.G235]=&quot;накл&quot;;24;[.G235]=&quot;прокл&quot;;25;[.G235]=&quot;пт&quot;;26;[.G235]=90;10;[.G235]=85;10;[.G235]=80;9;[.G235]=75;8;[.G235]=70;8;[.G235]=65;7;[.G235]=60;7;[.G235]=55;6;[.G235]=50;6;[.G235]=45;6;[.G235]=40;5;[.G235]=35;4;[.G235]=30;4;[.G235]=25;3;[.G235]=20;2;[.G235]=15;1;[.G235]=10;1;[.G235]=0;0)" office:value-type="float" office:value="0" calcext:value-type="float">
            <text:p>0</text:p>
          </table:table-cell>
          <table:table-cell table:formula="of:=IF([.H235]&lt;=1;0;IF([.H235]&lt;=10;11;IF([.H235]&lt;=14;12;IF([.H235]&lt;=17;13;IF([.H235]&lt;=20;14;IF([.H235]&lt;=22;15;IF([.H235]&lt;=25;16;IF([.H235]&lt;=27;17;IF([.H235]&lt;=29;18;IF([.H235]&lt;=32;19;IF([.H235]&lt;=34;20;IF([.H235]&lt;=36;21;IF([.H235]&lt;=40;22;24)))))))))))))" office:value-type="float" office:value="11" calcext:value-type="float">
            <text:p>1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235]=&quot;взв&quot;;11;[.K235]=&quot;накл&quot;;24;[.K235]=&quot;прокл&quot;;25;[.K235]=&quot;пт&quot;;26;[.K235]=90;10;[.K235]=85;10;[.K235]=80;9;[.K235]=75;8;[.K235]=70;8;[.K235]=65;7;[.K235]=60;7;[.K235]=55;6;[.K235]=50;6;[.K235]=45;6;[.K235]=40;5;[.K235]=35;4;[.K235]=30;4;[.K235]=25;3;[.K235]=20;2;[.K235]=15;1;[.K235]=10;1;[.K235]=0;0)" office:value-type="float" office:value="0" calcext:value-type="float">
            <text:p>0</text:p>
          </table:table-cell>
          <table:table-cell table:formula="of:=IF([.L235]&lt;=1;0;IF([.L235]&lt;=10;11;IF([.L235]&lt;=14;12;IF([.L235]&lt;=17;13;IF([.L235]&lt;=20;14;IF([.L235]&lt;=22;15;IF([.L235]&lt;=25;16;IF([.L235]&lt;=27;17;IF([.L235]&lt;=29;18;IF([.L235]&lt;=32;19;IF([.L235]&lt;=34;20;IF([.L235]&lt;=36;21;IF([.L235]&lt;=40;22;24)))))))))))))"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 table:formula="of:=COM.MICROSOFT.IFS([.O235]=&quot;взв&quot;;11;[.O235]=&quot;накл&quot;;24;[.O235]=&quot;прокл&quot;;25;[.O235]=&quot;пт&quot;;26;[.O235]=90;10;[.O235]=85;10;[.O235]=80;9;[.O235]=75;8;[.O235]=70;8;[.O235]=65;7;[.O235]=60;7;[.O235]=55;6;[.O235]=50;6;[.O235]=45;6;[.O235]=40;5;[.O235]=35;4;[.O235]=30;4;[.O235]=25;3;[.O235]=20;2;[.O235]=15;1;[.O235]=10;1;[.O235]=0;0)" office:value-type="float" office:value="0" calcext:value-type="float">
            <text:p>0</text:p>
          </table:table-cell>
          <table:table-cell table:formula="of:=IF([.P235]&lt;=1;0;IF([.P235]&lt;=10;11;IF([.P235]&lt;=14;12;IF([.P235]&lt;=17;13;IF([.P235]&lt;=20;14;IF([.P235]&lt;=22;15;IF([.P235]&lt;=25;16;IF([.P235]&lt;=27;17;IF([.P235]&lt;=29;18;IF([.P235]&lt;=32;19;IF([.P235]&lt;=34;20;IF([.P235]&lt;=36;21;IF([.P235]&lt;=40;22;24)))))))))))))" office:value-type="float" office:value="11" calcext:value-type="float">
            <text:p>11</text:p>
          </table:table-cell>
          <table:table-cell table:formula="of:=ROUND(([.I235]+[.J235]+[.M235]+[.N235]+[.Q235]+[.R235])/3;0)" office:value-type="float" office:value="14" calcext:value-type="float">
            <text:p>14</text:p>
          </table:table-cell>
          <table:table-cell table:formula="of:=[.F235]*LOG10([.S235]+2)" office:value-type="float" office:value="7.22471989593555" calcext:value-type="float">
            <text:p>7,2247198959355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51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236]=&quot;взв&quot;;11;[.G236]=&quot;накл&quot;;24;[.G236]=&quot;прокл&quot;;25;[.G236]=&quot;пт&quot;;26;[.G236]=90;10;[.G236]=85;10;[.G236]=80;9;[.G236]=75;8;[.G236]=70;8;[.G236]=65;7;[.G236]=60;7;[.G236]=55;6;[.G236]=50;6;[.G236]=45;6;[.G236]=40;5;[.G236]=35;4;[.G236]=30;4;[.G236]=25;3;[.G236]=20;2;[.G236]=15;1;[.G236]=10;1;[.G236]=0;0)" office:value-type="float" office:value="0" calcext:value-type="float">
            <text:p>0</text:p>
          </table:table-cell>
          <table:table-cell table:formula="of:=IF([.H236]&lt;=1;0;IF([.H236]&lt;=10;11;IF([.H236]&lt;=14;12;IF([.H236]&lt;=17;13;IF([.H236]&lt;=20;14;IF([.H236]&lt;=22;15;IF([.H236]&lt;=25;16;IF([.H236]&lt;=27;17;IF([.H236]&lt;=29;18;IF([.H236]&lt;=32;19;IF([.H236]&lt;=34;20;IF([.H236]&lt;=36;21;IF([.H236]&lt;=40;22;24)))))))))))))"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236]=&quot;взв&quot;;11;[.K236]=&quot;накл&quot;;24;[.K236]=&quot;прокл&quot;;25;[.K236]=&quot;пт&quot;;26;[.K236]=90;10;[.K236]=85;10;[.K236]=80;9;[.K236]=75;8;[.K236]=70;8;[.K236]=65;7;[.K236]=60;7;[.K236]=55;6;[.K236]=50;6;[.K236]=45;6;[.K236]=40;5;[.K236]=35;4;[.K236]=30;4;[.K236]=25;3;[.K236]=20;2;[.K236]=15;1;[.K236]=10;1;[.K236]=0;0)" office:value-type="float" office:value="0" calcext:value-type="float">
            <text:p>0</text:p>
          </table:table-cell>
          <table:table-cell table:formula="of:=IF([.L236]&lt;=1;0;IF([.L236]&lt;=10;11;IF([.L236]&lt;=14;12;IF([.L236]&lt;=17;13;IF([.L236]&lt;=20;14;IF([.L236]&lt;=22;15;IF([.L236]&lt;=25;16;IF([.L236]&lt;=27;17;IF([.L236]&lt;=29;18;IF([.L236]&lt;=32;19;IF([.L236]&lt;=34;20;IF([.L236]&lt;=36;21;IF([.L236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236]=&quot;взв&quot;;11;[.O236]=&quot;накл&quot;;24;[.O236]=&quot;прокл&quot;;25;[.O236]=&quot;пт&quot;;26;[.O236]=90;10;[.O236]=85;10;[.O236]=80;9;[.O236]=75;8;[.O236]=70;8;[.O236]=65;7;[.O236]=60;7;[.O236]=55;6;[.O236]=50;6;[.O236]=45;6;[.O236]=40;5;[.O236]=35;4;[.O236]=30;4;[.O236]=25;3;[.O236]=20;2;[.O236]=15;1;[.O236]=10;1;[.O236]=0;0)" office:value-type="float" office:value="0" calcext:value-type="float">
            <text:p>0</text:p>
          </table:table-cell>
          <table:table-cell table:formula="of:=IF([.P236]&lt;=1;0;IF([.P236]&lt;=10;11;IF([.P236]&lt;=14;12;IF([.P236]&lt;=17;13;IF([.P236]&lt;=20;14;IF([.P236]&lt;=22;15;IF([.P236]&lt;=25;16;IF([.P236]&lt;=27;17;IF([.P236]&lt;=29;18;IF([.P236]&lt;=32;19;IF([.P236]&lt;=34;20;IF([.P236]&lt;=36;21;IF([.P236]&lt;=40;22;24)))))))))))))" office:value-type="float" office:value="19" calcext:value-type="float">
            <text:p>19</text:p>
          </table:table-cell>
          <table:table-cell table:formula="of:=ROUND(([.I236]+[.J236]+[.M236]+[.N236]+[.Q236]+[.R236])/3;0)" office:value-type="float" office:value="19" calcext:value-type="float">
            <text:p>19</text:p>
          </table:table-cell>
          <table:table-cell table:formula="of:=[.F236]*LOG10([.S236]+2)" office:value-type="float" office:value="9.25553506313744" calcext:value-type="float">
            <text:p>9,2555350631374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52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237]=&quot;взв&quot;;11;[.G237]=&quot;накл&quot;;24;[.G237]=&quot;прокл&quot;;25;[.G237]=&quot;пт&quot;;26;[.G237]=90;10;[.G237]=85;10;[.G237]=80;9;[.G237]=75;8;[.G237]=70;8;[.G237]=65;7;[.G237]=60;7;[.G237]=55;6;[.G237]=50;6;[.G237]=45;6;[.G237]=40;5;[.G237]=35;4;[.G237]=30;4;[.G237]=25;3;[.G237]=20;2;[.G237]=15;1;[.G237]=10;1;[.G237]=0;0)" office:value-type="float" office:value="0" calcext:value-type="float">
            <text:p>0</text:p>
          </table:table-cell>
          <table:table-cell table:formula="of:=IF([.H237]&lt;=1;0;IF([.H237]&lt;=10;11;IF([.H237]&lt;=14;12;IF([.H237]&lt;=17;13;IF([.H237]&lt;=20;14;IF([.H237]&lt;=22;15;IF([.H237]&lt;=25;16;IF([.H237]&lt;=27;17;IF([.H237]&lt;=29;18;IF([.H237]&lt;=32;19;IF([.H237]&lt;=34;20;IF([.H237]&lt;=36;21;IF([.H237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237]=&quot;взв&quot;;11;[.K237]=&quot;накл&quot;;24;[.K237]=&quot;прокл&quot;;25;[.K237]=&quot;пт&quot;;26;[.K237]=90;10;[.K237]=85;10;[.K237]=80;9;[.K237]=75;8;[.K237]=70;8;[.K237]=65;7;[.K237]=60;7;[.K237]=55;6;[.K237]=50;6;[.K237]=45;6;[.K237]=40;5;[.K237]=35;4;[.K237]=30;4;[.K237]=25;3;[.K237]=20;2;[.K237]=15;1;[.K237]=10;1;[.K237]=0;0)" office:value-type="float" office:value="0" calcext:value-type="float">
            <text:p>0</text:p>
          </table:table-cell>
          <table:table-cell table:formula="of:=IF([.L237]&lt;=1;0;IF([.L237]&lt;=10;11;IF([.L237]&lt;=14;12;IF([.L237]&lt;=17;13;IF([.L237]&lt;=20;14;IF([.L237]&lt;=22;15;IF([.L237]&lt;=25;16;IF([.L237]&lt;=27;17;IF([.L237]&lt;=29;18;IF([.L237]&lt;=32;19;IF([.L237]&lt;=34;20;IF([.L237]&lt;=36;21;IF([.L237]&lt;=40;22;24)))))))))))))" office:value-type="float" office:value="22" calcext:value-type="float">
            <text:p>2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O237]=&quot;взв&quot;;11;[.O237]=&quot;накл&quot;;24;[.O237]=&quot;прокл&quot;;25;[.O237]=&quot;пт&quot;;26;[.O237]=90;10;[.O237]=85;10;[.O237]=80;9;[.O237]=75;8;[.O237]=70;8;[.O237]=65;7;[.O237]=60;7;[.O237]=55;6;[.O237]=50;6;[.O237]=45;6;[.O237]=40;5;[.O237]=35;4;[.O237]=30;4;[.O237]=25;3;[.O237]=20;2;[.O237]=15;1;[.O237]=10;1;[.O237]=0;0)" office:value-type="float" office:value="0" calcext:value-type="float">
            <text:p>0</text:p>
          </table:table-cell>
          <table:table-cell table:formula="of:=IF([.P237]&lt;=1;0;IF([.P237]&lt;=10;11;IF([.P237]&lt;=14;12;IF([.P237]&lt;=17;13;IF([.P237]&lt;=20;14;IF([.P237]&lt;=22;15;IF([.P237]&lt;=25;16;IF([.P237]&lt;=27;17;IF([.P237]&lt;=29;18;IF([.P237]&lt;=32;19;IF([.P237]&lt;=34;20;IF([.P237]&lt;=36;21;IF([.P237]&lt;=40;22;24)))))))))))))" office:value-type="float" office:value="24" calcext:value-type="float">
            <text:p>24</text:p>
          </table:table-cell>
          <table:table-cell table:formula="of:=ROUND(([.I237]+[.J237]+[.M237]+[.N237]+[.Q237]+[.R237])/3;0)" office:value-type="float" office:value="23" calcext:value-type="float">
            <text:p>23</text:p>
          </table:table-cell>
          <table:table-cell table:formula="of:=[.F237]*LOG10([.S237]+2)" office:value-type="float" office:value="9.78558006070426" calcext:value-type="float">
            <text:p>9,7855800607042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63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238]=&quot;взв&quot;;11;[.G238]=&quot;накл&quot;;24;[.G238]=&quot;прокл&quot;;25;[.G238]=&quot;пт&quot;;26;[.G238]=90;10;[.G238]=85;10;[.G238]=80;9;[.G238]=75;8;[.G238]=70;8;[.G238]=65;7;[.G238]=60;7;[.G238]=55;6;[.G238]=50;6;[.G238]=45;6;[.G238]=40;5;[.G238]=35;4;[.G238]=30;4;[.G238]=25;3;[.G238]=20;2;[.G238]=15;1;[.G238]=10;1;[.G238]=0;0)" office:value-type="float" office:value="0" calcext:value-type="float">
            <text:p>0</text:p>
          </table:table-cell>
          <table:table-cell table:formula="of:=IF([.H238]&lt;=1;0;IF([.H238]&lt;=10;11;IF([.H238]&lt;=14;12;IF([.H238]&lt;=17;13;IF([.H238]&lt;=20;14;IF([.H238]&lt;=22;15;IF([.H238]&lt;=25;16;IF([.H238]&lt;=27;17;IF([.H238]&lt;=29;18;IF([.H238]&lt;=32;19;IF([.H238]&lt;=34;20;IF([.H238]&lt;=36;21;IF([.H238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238]=&quot;взв&quot;;11;[.K238]=&quot;накл&quot;;24;[.K238]=&quot;прокл&quot;;25;[.K238]=&quot;пт&quot;;26;[.K238]=90;10;[.K238]=85;10;[.K238]=80;9;[.K238]=75;8;[.K238]=70;8;[.K238]=65;7;[.K238]=60;7;[.K238]=55;6;[.K238]=50;6;[.K238]=45;6;[.K238]=40;5;[.K238]=35;4;[.K238]=30;4;[.K238]=25;3;[.K238]=20;2;[.K238]=15;1;[.K238]=10;1;[.K238]=0;0)" office:value-type="float" office:value="0" calcext:value-type="float">
            <text:p>0</text:p>
          </table:table-cell>
          <table:table-cell table:formula="of:=IF([.L238]&lt;=1;0;IF([.L238]&lt;=10;11;IF([.L238]&lt;=14;12;IF([.L238]&lt;=17;13;IF([.L238]&lt;=20;14;IF([.L238]&lt;=22;15;IF([.L238]&lt;=25;16;IF([.L238]&lt;=27;17;IF([.L238]&lt;=29;18;IF([.L238]&lt;=32;19;IF([.L238]&lt;=34;20;IF([.L238]&lt;=36;21;IF([.L238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238]=&quot;взв&quot;;11;[.O238]=&quot;накл&quot;;24;[.O238]=&quot;прокл&quot;;25;[.O238]=&quot;пт&quot;;26;[.O238]=90;10;[.O238]=85;10;[.O238]=80;9;[.O238]=75;8;[.O238]=70;8;[.O238]=65;7;[.O238]=60;7;[.O238]=55;6;[.O238]=50;6;[.O238]=45;6;[.O238]=40;5;[.O238]=35;4;[.O238]=30;4;[.O238]=25;3;[.O238]=20;2;[.O238]=15;1;[.O238]=10;1;[.O238]=0;0)" office:value-type="float" office:value="0" calcext:value-type="float">
            <text:p>0</text:p>
          </table:table-cell>
          <table:table-cell table:formula="of:=IF([.P238]&lt;=1;0;IF([.P238]&lt;=10;11;IF([.P238]&lt;=14;12;IF([.P238]&lt;=17;13;IF([.P238]&lt;=20;14;IF([.P238]&lt;=22;15;IF([.P238]&lt;=25;16;IF([.P238]&lt;=27;17;IF([.P238]&lt;=29;18;IF([.P238]&lt;=32;19;IF([.P238]&lt;=34;20;IF([.P238]&lt;=36;21;IF([.P238]&lt;=40;22;24)))))))))))))" office:value-type="float" office:value="19" calcext:value-type="float">
            <text:p>19</text:p>
          </table:table-cell>
          <table:table-cell table:formula="of:=ROUND(([.I238]+[.J238]+[.M238]+[.N238]+[.Q238]+[.R238])/3;0)" office:value-type="float" office:value="19" calcext:value-type="float">
            <text:p>19</text:p>
          </table:table-cell>
          <table:table-cell table:formula="of:=[.F238]*LOG10([.S238]+2)" office:value-type="float" office:value="26.4443858946784" calcext:value-type="float">
            <text:p>26,444385894678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59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239]=&quot;взв&quot;;11;[.G239]=&quot;накл&quot;;24;[.G239]=&quot;прокл&quot;;25;[.G239]=&quot;пт&quot;;26;[.G239]=90;10;[.G239]=85;10;[.G239]=80;9;[.G239]=75;8;[.G239]=70;8;[.G239]=65;7;[.G239]=60;7;[.G239]=55;6;[.G239]=50;6;[.G239]=45;6;[.G239]=40;5;[.G239]=35;4;[.G239]=30;4;[.G239]=25;3;[.G239]=20;2;[.G239]=15;1;[.G239]=10;1;[.G239]=0;0)" office:value-type="float" office:value="0" calcext:value-type="float">
            <text:p>0</text:p>
          </table:table-cell>
          <table:table-cell table:formula="of:=IF([.H239]&lt;=1;0;IF([.H239]&lt;=10;11;IF([.H239]&lt;=14;12;IF([.H239]&lt;=17;13;IF([.H239]&lt;=20;14;IF([.H239]&lt;=22;15;IF([.H239]&lt;=25;16;IF([.H239]&lt;=27;17;IF([.H239]&lt;=29;18;IF([.H239]&lt;=32;19;IF([.H239]&lt;=34;20;IF([.H239]&lt;=36;21;IF([.H239]&lt;=40;22;24)))))))))))))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39]=&quot;взв&quot;;11;[.K239]=&quot;накл&quot;;24;[.K239]=&quot;прокл&quot;;25;[.K239]=&quot;пт&quot;;26;[.K239]=90;10;[.K239]=85;10;[.K239]=80;9;[.K239]=75;8;[.K239]=70;8;[.K239]=65;7;[.K239]=60;7;[.K239]=55;6;[.K239]=50;6;[.K239]=45;6;[.K239]=40;5;[.K239]=35;4;[.K239]=30;4;[.K239]=25;3;[.K239]=20;2;[.K239]=15;1;[.K239]=10;1;[.K239]=0;0)" office:value-type="float" office:value="10" calcext:value-type="float">
            <text:p>10</text:p>
          </table:table-cell>
          <table:table-cell table:formula="of:=IF([.L239]&lt;=1;0;IF([.L239]&lt;=10;11;IF([.L239]&lt;=14;12;IF([.L239]&lt;=17;13;IF([.L239]&lt;=20;14;IF([.L239]&lt;=22;15;IF([.L239]&lt;=25;16;IF([.L239]&lt;=27;17;IF([.L239]&lt;=29;18;IF([.L239]&lt;=32;19;IF([.L239]&lt;=34;20;IF([.L239]&lt;=36;21;IF([.L23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39]=&quot;взв&quot;;11;[.O239]=&quot;накл&quot;;24;[.O239]=&quot;прокл&quot;;25;[.O239]=&quot;пт&quot;;26;[.O239]=90;10;[.O239]=85;10;[.O239]=80;9;[.O239]=75;8;[.O239]=70;8;[.O239]=65;7;[.O239]=60;7;[.O239]=55;6;[.O239]=50;6;[.O239]=45;6;[.O239]=40;5;[.O239]=35;4;[.O239]=30;4;[.O239]=25;3;[.O239]=20;2;[.O239]=15;1;[.O239]=10;1;[.O239]=0;0)" office:value-type="float" office:value="10" calcext:value-type="float">
            <text:p>10</text:p>
          </table:table-cell>
          <table:table-cell table:formula="of:=IF([.P239]&lt;=1;0;IF([.P239]&lt;=10;11;IF([.P239]&lt;=14;12;IF([.P239]&lt;=17;13;IF([.P239]&lt;=20;14;IF([.P239]&lt;=22;15;IF([.P239]&lt;=25;16;IF([.P239]&lt;=27;17;IF([.P239]&lt;=29;18;IF([.P239]&lt;=32;19;IF([.P239]&lt;=34;20;IF([.P239]&lt;=36;21;IF([.P239]&lt;=40;22;24)))))))))))))" office:value-type="float" office:value="0" calcext:value-type="float">
            <text:p>0</text:p>
          </table:table-cell>
          <table:table-cell table:formula="of:=ROUND(([.I239]+[.J239]+[.M239]+[.N239]+[.Q239]+[.R239])/3;0)" office:value-type="float" office:value="12" calcext:value-type="float">
            <text:p>12</text:p>
          </table:table-cell>
          <table:table-cell table:formula="of:=[.F239]*LOG10([.S239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61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240]=&quot;взв&quot;;11;[.G240]=&quot;накл&quot;;24;[.G240]=&quot;прокл&quot;;25;[.G240]=&quot;пт&quot;;26;[.G240]=90;10;[.G240]=85;10;[.G240]=80;9;[.G240]=75;8;[.G240]=70;8;[.G240]=65;7;[.G240]=60;7;[.G240]=55;6;[.G240]=50;6;[.G240]=45;6;[.G240]=40;5;[.G240]=35;4;[.G240]=30;4;[.G240]=25;3;[.G240]=20;2;[.G240]=15;1;[.G240]=10;1;[.G240]=0;0)" office:value-type="float" office:value="0" calcext:value-type="float">
            <text:p>0</text:p>
          </table:table-cell>
          <table:table-cell table:formula="of:=IF([.H240]&lt;=1;0;IF([.H240]&lt;=10;11;IF([.H240]&lt;=14;12;IF([.H240]&lt;=17;13;IF([.H240]&lt;=20;14;IF([.H240]&lt;=22;15;IF([.H240]&lt;=25;16;IF([.H240]&lt;=27;17;IF([.H240]&lt;=29;18;IF([.H240]&lt;=32;19;IF([.H240]&lt;=34;20;IF([.H240]&lt;=36;21;IF([.H240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240]=&quot;взв&quot;;11;[.K240]=&quot;накл&quot;;24;[.K240]=&quot;прокл&quot;;25;[.K240]=&quot;пт&quot;;26;[.K240]=90;10;[.K240]=85;10;[.K240]=80;9;[.K240]=75;8;[.K240]=70;8;[.K240]=65;7;[.K240]=60;7;[.K240]=55;6;[.K240]=50;6;[.K240]=45;6;[.K240]=40;5;[.K240]=35;4;[.K240]=30;4;[.K240]=25;3;[.K240]=20;2;[.K240]=15;1;[.K240]=10;1;[.K240]=0;0)" office:value-type="float" office:value="0" calcext:value-type="float">
            <text:p>0</text:p>
          </table:table-cell>
          <table:table-cell table:formula="of:=IF([.L240]&lt;=1;0;IF([.L240]&lt;=10;11;IF([.L240]&lt;=14;12;IF([.L240]&lt;=17;13;IF([.L240]&lt;=20;14;IF([.L240]&lt;=22;15;IF([.L240]&lt;=25;16;IF([.L240]&lt;=27;17;IF([.L240]&lt;=29;18;IF([.L240]&lt;=32;19;IF([.L240]&lt;=34;20;IF([.L240]&lt;=36;21;IF([.L240]&lt;=40;22;24)))))))))))))" office:value-type="float" office:value="21" calcext:value-type="float">
            <text:p>21</text:p>
          </table:table-cell>
          <table:table-cell table:number-columns-repeated="2"/>
          <table:table-cell table:formula="of:=COM.MICROSOFT.IFS([.O240]=&quot;взв&quot;;11;[.O240]=&quot;накл&quot;;24;[.O240]=&quot;прокл&quot;;25;[.O240]=&quot;пт&quot;;26;[.O240]=90;10;[.O240]=85;10;[.O240]=80;9;[.O240]=75;8;[.O240]=70;8;[.O240]=65;7;[.O240]=60;7;[.O240]=55;6;[.O240]=50;6;[.O240]=45;6;[.O240]=40;5;[.O240]=35;4;[.O240]=30;4;[.O240]=25;3;[.O240]=20;2;[.O240]=15;1;[.O240]=10;1;[.O240]=0;0)" office:value-type="float" office:value="0" calcext:value-type="float">
            <text:p>0</text:p>
          </table:table-cell>
          <table:table-cell table:formula="of:=IF([.P240]&lt;=1;0;IF([.P240]&lt;=10;11;IF([.P240]&lt;=14;12;IF([.P240]&lt;=17;13;IF([.P240]&lt;=20;14;IF([.P240]&lt;=22;15;IF([.P240]&lt;=25;16;IF([.P240]&lt;=27;17;IF([.P240]&lt;=29;18;IF([.P240]&lt;=32;19;IF([.P240]&lt;=34;20;IF([.P240]&lt;=36;21;IF([.P240]&lt;=40;22;24)))))))))))))" office:value-type="float" office:value="0" calcext:value-type="float">
            <text:p>0</text:p>
          </table:table-cell>
          <table:table-cell table:formula="of:=ROUND(([.I240]+[.J240]+[.M240]+[.N240]+[.Q240]+[.R240])/2;0)" office:value-type="float" office:value="22" calcext:value-type="float">
            <text:p>22</text:p>
          </table:table-cell>
          <table:table-cell table:formula="of:=[.F240]*LOG10([.S240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67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241]=&quot;взв&quot;;11;[.G241]=&quot;накл&quot;;24;[.G241]=&quot;прокл&quot;;25;[.G241]=&quot;пт&quot;;26;[.G241]=90;10;[.G241]=85;10;[.G241]=80;9;[.G241]=75;8;[.G241]=70;8;[.G241]=65;7;[.G241]=60;7;[.G241]=55;6;[.G241]=50;6;[.G241]=45;6;[.G241]=40;5;[.G241]=35;4;[.G241]=30;4;[.G241]=25;3;[.G241]=20;2;[.G241]=15;1;[.G241]=10;1;[.G241]=0;0)" office:value-type="float" office:value="0" calcext:value-type="float">
            <text:p>0</text:p>
          </table:table-cell>
          <table:table-cell table:formula="of:=IF([.H241]&lt;=1;0;IF([.H241]&lt;=10;11;IF([.H241]&lt;=14;12;IF([.H241]&lt;=17;13;IF([.H241]&lt;=20;14;IF([.H241]&lt;=22;15;IF([.H241]&lt;=25;16;IF([.H241]&lt;=27;17;IF([.H241]&lt;=29;18;IF([.H241]&lt;=32;19;IF([.H241]&lt;=34;20;IF([.H241]&lt;=36;21;IF([.H241]&lt;=40;22;24)))))))))))))" office:value-type="float" office:value="22" calcext:value-type="float">
            <text:p>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241]=&quot;взв&quot;;11;[.K241]=&quot;накл&quot;;24;[.K241]=&quot;прокл&quot;;25;[.K241]=&quot;пт&quot;;26;[.K241]=90;10;[.K241]=85;10;[.K241]=80;9;[.K241]=75;8;[.K241]=70;8;[.K241]=65;7;[.K241]=60;7;[.K241]=55;6;[.K241]=50;6;[.K241]=45;6;[.K241]=40;5;[.K241]=35;4;[.K241]=30;4;[.K241]=25;3;[.K241]=20;2;[.K241]=15;1;[.K241]=10;1;[.K241]=0;0)" office:value-type="float" office:value="0" calcext:value-type="float">
            <text:p>0</text:p>
          </table:table-cell>
          <table:table-cell table:formula="of:=IF([.L241]&lt;=1;0;IF([.L241]&lt;=10;11;IF([.L241]&lt;=14;12;IF([.L241]&lt;=17;13;IF([.L241]&lt;=20;14;IF([.L241]&lt;=22;15;IF([.L241]&lt;=25;16;IF([.L241]&lt;=27;17;IF([.L241]&lt;=29;18;IF([.L241]&lt;=32;19;IF([.L241]&lt;=34;20;IF([.L241]&lt;=36;21;IF([.L241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241]=&quot;взв&quot;;11;[.O241]=&quot;накл&quot;;24;[.O241]=&quot;прокл&quot;;25;[.O241]=&quot;пт&quot;;26;[.O241]=90;10;[.O241]=85;10;[.O241]=80;9;[.O241]=75;8;[.O241]=70;8;[.O241]=65;7;[.O241]=60;7;[.O241]=55;6;[.O241]=50;6;[.O241]=45;6;[.O241]=40;5;[.O241]=35;4;[.O241]=30;4;[.O241]=25;3;[.O241]=20;2;[.O241]=15;1;[.O241]=10;1;[.O241]=0;0)" office:value-type="float" office:value="0" calcext:value-type="float">
            <text:p>0</text:p>
          </table:table-cell>
          <table:table-cell table:formula="of:=IF([.P241]&lt;=1;0;IF([.P241]&lt;=10;11;IF([.P241]&lt;=14;12;IF([.P241]&lt;=17;13;IF([.P241]&lt;=20;14;IF([.P241]&lt;=22;15;IF([.P241]&lt;=25;16;IF([.P241]&lt;=27;17;IF([.P241]&lt;=29;18;IF([.P241]&lt;=32;19;IF([.P241]&lt;=34;20;IF([.P241]&lt;=36;21;IF([.P241]&lt;=40;22;24)))))))))))))" office:value-type="float" office:value="21" calcext:value-type="float">
            <text:p>21</text:p>
          </table:table-cell>
          <table:table-cell table:formula="of:=ROUND(([.I241]+[.J241]+[.M241]+[.N241]+[.Q241]+[.R241])/3;0)" office:value-type="float" office:value="21" calcext:value-type="float">
            <text:p>21</text:p>
          </table:table-cell>
          <table:table-cell table:formula="of:=[.F241]*LOG10([.S241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29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Klop Vostochn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242]=&quot;взв&quot;;11;[.G242]=&quot;накл&quot;;24;[.G242]=&quot;прокл&quot;;25;[.G242]=&quot;пт&quot;;26;[.G242]=90;10;[.G242]=85;10;[.G242]=80;9;[.G242]=75;8;[.G242]=70;8;[.G242]=65;7;[.G242]=60;7;[.G242]=55;6;[.G242]=50;6;[.G242]=45;6;[.G242]=40;5;[.G242]=35;4;[.G242]=30;4;[.G242]=25;3;[.G242]=20;2;[.G242]=15;1;[.G242]=10;1;[.G242]=0;0)" office:value-type="float" office:value="0" calcext:value-type="float">
            <text:p>0</text:p>
          </table:table-cell>
          <table:table-cell table:formula="of:=IF([.H242]&lt;=1;0;IF([.H242]&lt;=10;11;IF([.H242]&lt;=14;12;IF([.H242]&lt;=17;13;IF([.H242]&lt;=20;14;IF([.H242]&lt;=22;15;IF([.H242]&lt;=25;16;IF([.H242]&lt;=27;17;IF([.H242]&lt;=29;18;IF([.H242]&lt;=32;19;IF([.H242]&lt;=34;20;IF([.H242]&lt;=36;21;IF([.H242]&lt;=40;22;24)))))))))))))"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242]=&quot;взв&quot;;11;[.K242]=&quot;накл&quot;;24;[.K242]=&quot;прокл&quot;;25;[.K242]=&quot;пт&quot;;26;[.K242]=90;10;[.K242]=85;10;[.K242]=80;9;[.K242]=75;8;[.K242]=70;8;[.K242]=65;7;[.K242]=60;7;[.K242]=55;6;[.K242]=50;6;[.K242]=45;6;[.K242]=40;5;[.K242]=35;4;[.K242]=30;4;[.K242]=25;3;[.K242]=20;2;[.K242]=15;1;[.K242]=10;1;[.K242]=0;0)" office:value-type="float" office:value="0" calcext:value-type="float">
            <text:p>0</text:p>
          </table:table-cell>
          <table:table-cell table:formula="of:=IF([.L242]&lt;=1;0;IF([.L242]&lt;=10;11;IF([.L242]&lt;=14;12;IF([.L242]&lt;=17;13;IF([.L242]&lt;=20;14;IF([.L242]&lt;=22;15;IF([.L242]&lt;=25;16;IF([.L242]&lt;=27;17;IF([.L242]&lt;=29;18;IF([.L242]&lt;=32;19;IF([.L242]&lt;=34;20;IF([.L242]&lt;=36;21;IF([.L242]&lt;=40;22;24)))))))))))))"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242]=&quot;взв&quot;;11;[.O242]=&quot;накл&quot;;24;[.O242]=&quot;прокл&quot;;25;[.O242]=&quot;пт&quot;;26;[.O242]=90;10;[.O242]=85;10;[.O242]=80;9;[.O242]=75;8;[.O242]=70;8;[.O242]=65;7;[.O242]=60;7;[.O242]=55;6;[.O242]=50;6;[.O242]=45;6;[.O242]=40;5;[.O242]=35;4;[.O242]=30;4;[.O242]=25;3;[.O242]=20;2;[.O242]=15;1;[.O242]=10;1;[.O242]=0;0)" office:value-type="float" office:value="0" calcext:value-type="float">
            <text:p>0</text:p>
          </table:table-cell>
          <table:table-cell table:formula="of:=IF([.P242]&lt;=1;0;IF([.P242]&lt;=10;11;IF([.P242]&lt;=14;12;IF([.P242]&lt;=17;13;IF([.P242]&lt;=20;14;IF([.P242]&lt;=22;15;IF([.P242]&lt;=25;16;IF([.P242]&lt;=27;17;IF([.P242]&lt;=29;18;IF([.P242]&lt;=32;19;IF([.P242]&lt;=34;20;IF([.P242]&lt;=36;21;IF([.P242]&lt;=40;22;24)))))))))))))" office:value-type="float" office:value="16" calcext:value-type="float">
            <text:p>16</text:p>
          </table:table-cell>
          <table:table-cell table:formula="of:=ROUND(([.I242]+[.J242]+[.M242]+[.N242]+[.Q242]+[.R242])/3;0)" office:value-type="float" office:value="18" calcext:value-type="float">
            <text:p>18</text:p>
          </table:table-cell>
          <table:table-cell table:formula="of:=[.F242]*LOG10([.S242]+2)" office:value-type="float" office:value="2.60205999132796" calcext:value-type="float">
            <text:p>2,6020599913279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30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Klop Vostochn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243]=&quot;взв&quot;;11;[.G243]=&quot;накл&quot;;24;[.G243]=&quot;прокл&quot;;25;[.G243]=&quot;пт&quot;;26;[.G243]=90;10;[.G243]=85;10;[.G243]=80;9;[.G243]=75;8;[.G243]=70;8;[.G243]=65;7;[.G243]=60;7;[.G243]=55;6;[.G243]=50;6;[.G243]=45;6;[.G243]=40;5;[.G243]=35;4;[.G243]=30;4;[.G243]=25;3;[.G243]=20;2;[.G243]=15;1;[.G243]=10;1;[.G243]=0;0)" office:value-type="float" office:value="1" calcext:value-type="float">
            <text:p>1</text:p>
          </table:table-cell>
          <table:table-cell table:formula="of:=IF([.H243]&lt;=1;0;IF([.H243]&lt;=10;11;IF([.H243]&lt;=14;12;IF([.H243]&lt;=17;13;IF([.H243]&lt;=20;14;IF([.H243]&lt;=22;15;IF([.H243]&lt;=25;16;IF([.H243]&lt;=27;17;IF([.H243]&lt;=29;18;IF([.H243]&lt;=32;19;IF([.H243]&lt;=34;20;IF([.H243]&lt;=36;21;IF([.H243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43]=&quot;взв&quot;;11;[.K243]=&quot;накл&quot;;24;[.K243]=&quot;прокл&quot;;25;[.K243]=&quot;пт&quot;;26;[.K243]=90;10;[.K243]=85;10;[.K243]=80;9;[.K243]=75;8;[.K243]=70;8;[.K243]=65;7;[.K243]=60;7;[.K243]=55;6;[.K243]=50;6;[.K243]=45;6;[.K243]=40;5;[.K243]=35;4;[.K243]=30;4;[.K243]=25;3;[.K243]=20;2;[.K243]=15;1;[.K243]=10;1;[.K243]=0;0)" office:value-type="float" office:value="1" calcext:value-type="float">
            <text:p>1</text:p>
          </table:table-cell>
          <table:table-cell table:formula="of:=IF([.L243]&lt;=1;0;IF([.L243]&lt;=10;11;IF([.L243]&lt;=14;12;IF([.L243]&lt;=17;13;IF([.L243]&lt;=20;14;IF([.L243]&lt;=22;15;IF([.L243]&lt;=25;16;IF([.L243]&lt;=27;17;IF([.L243]&lt;=29;18;IF([.L243]&lt;=32;19;IF([.L243]&lt;=34;20;IF([.L243]&lt;=36;21;IF([.L243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243]=&quot;взв&quot;;11;[.O243]=&quot;накл&quot;;24;[.O243]=&quot;прокл&quot;;25;[.O243]=&quot;пт&quot;;26;[.O243]=90;10;[.O243]=85;10;[.O243]=80;9;[.O243]=75;8;[.O243]=70;8;[.O243]=65;7;[.O243]=60;7;[.O243]=55;6;[.O243]=50;6;[.O243]=45;6;[.O243]=40;5;[.O243]=35;4;[.O243]=30;4;[.O243]=25;3;[.O243]=20;2;[.O243]=15;1;[.O243]=10;1;[.O243]=0;0)" office:value-type="float" office:value="0" calcext:value-type="float">
            <text:p>0</text:p>
          </table:table-cell>
          <table:table-cell table:formula="of:=IF([.P243]&lt;=1;0;IF([.P243]&lt;=10;11;IF([.P243]&lt;=14;12;IF([.P243]&lt;=17;13;IF([.P243]&lt;=20;14;IF([.P243]&lt;=22;15;IF([.P243]&lt;=25;16;IF([.P243]&lt;=27;17;IF([.P243]&lt;=29;18;IF([.P243]&lt;=32;19;IF([.P243]&lt;=34;20;IF([.P243]&lt;=36;21;IF([.P243]&lt;=40;22;24)))))))))))))" office:value-type="float" office:value="0" calcext:value-type="float">
            <text:p>0</text:p>
          </table:table-cell>
          <table:table-cell table:formula="of:=ROUND(([.I243]+[.J243]+[.M243]+[.N243]+[.Q243]+[.R243])/3;0)" office:value-type="float" office:value="1" calcext:value-type="float">
            <text:p>1</text:p>
          </table:table-cell>
          <table:table-cell table:formula="of:=[.F243]*LOG10([.S243]+2)" office:value-type="float" office:value="1.43136376415899" calcext:value-type="float">
            <text:p>1,4313637641589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31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Klop Vostochn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244]=&quot;взв&quot;;11;[.G244]=&quot;накл&quot;;24;[.G244]=&quot;прокл&quot;;25;[.G244]=&quot;пт&quot;;26;[.G244]=90;10;[.G244]=85;10;[.G244]=80;9;[.G244]=75;8;[.G244]=70;8;[.G244]=65;7;[.G244]=60;7;[.G244]=55;6;[.G244]=50;6;[.G244]=45;6;[.G244]=40;5;[.G244]=35;4;[.G244]=30;4;[.G244]=25;3;[.G244]=20;2;[.G244]=15;1;[.G244]=10;1;[.G244]=0;0)" office:value-type="float" office:value="0" calcext:value-type="float">
            <text:p>0</text:p>
          </table:table-cell>
          <table:table-cell table:formula="of:=IF([.H244]&lt;=1;0;IF([.H244]&lt;=10;11;IF([.H244]&lt;=14;12;IF([.H244]&lt;=17;13;IF([.H244]&lt;=20;14;IF([.H244]&lt;=22;15;IF([.H244]&lt;=25;16;IF([.H244]&lt;=27;17;IF([.H244]&lt;=29;18;IF([.H244]&lt;=32;19;IF([.H244]&lt;=34;20;IF([.H244]&lt;=36;21;IF([.H244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244]=&quot;взв&quot;;11;[.K244]=&quot;накл&quot;;24;[.K244]=&quot;прокл&quot;;25;[.K244]=&quot;пт&quot;;26;[.K244]=90;10;[.K244]=85;10;[.K244]=80;9;[.K244]=75;8;[.K244]=70;8;[.K244]=65;7;[.K244]=60;7;[.K244]=55;6;[.K244]=50;6;[.K244]=45;6;[.K244]=40;5;[.K244]=35;4;[.K244]=30;4;[.K244]=25;3;[.K244]=20;2;[.K244]=15;1;[.K244]=10;1;[.K244]=0;0)" office:value-type="float" office:value="0" calcext:value-type="float">
            <text:p>0</text:p>
          </table:table-cell>
          <table:table-cell table:formula="of:=IF([.L244]&lt;=1;0;IF([.L244]&lt;=10;11;IF([.L244]&lt;=14;12;IF([.L244]&lt;=17;13;IF([.L244]&lt;=20;14;IF([.L244]&lt;=22;15;IF([.L244]&lt;=25;16;IF([.L244]&lt;=27;17;IF([.L244]&lt;=29;18;IF([.L244]&lt;=32;19;IF([.L244]&lt;=34;20;IF([.L244]&lt;=36;21;IF([.L244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244]=&quot;взв&quot;;11;[.O244]=&quot;накл&quot;;24;[.O244]=&quot;прокл&quot;;25;[.O244]=&quot;пт&quot;;26;[.O244]=90;10;[.O244]=85;10;[.O244]=80;9;[.O244]=75;8;[.O244]=70;8;[.O244]=65;7;[.O244]=60;7;[.O244]=55;6;[.O244]=50;6;[.O244]=45;6;[.O244]=40;5;[.O244]=35;4;[.O244]=30;4;[.O244]=25;3;[.O244]=20;2;[.O244]=15;1;[.O244]=10;1;[.O244]=0;0)" office:value-type="float" office:value="0" calcext:value-type="float">
            <text:p>0</text:p>
          </table:table-cell>
          <table:table-cell table:formula="of:=IF([.P244]&lt;=1;0;IF([.P244]&lt;=10;11;IF([.P244]&lt;=14;12;IF([.P244]&lt;=17;13;IF([.P244]&lt;=20;14;IF([.P244]&lt;=22;15;IF([.P244]&lt;=25;16;IF([.P244]&lt;=27;17;IF([.P244]&lt;=29;18;IF([.P244]&lt;=32;19;IF([.P244]&lt;=34;20;IF([.P244]&lt;=36;21;IF([.P244]&lt;=40;22;24)))))))))))))" office:value-type="float" office:value="21" calcext:value-type="float">
            <text:p>21</text:p>
          </table:table-cell>
          <table:table-cell table:formula="of:=ROUND(([.I244]+[.J244]+[.M244]+[.N244]+[.Q244]+[.R244])/3;0)" office:value-type="float" office:value="21" calcext:value-type="float">
            <text:p>21</text:p>
          </table:table-cell>
          <table:table-cell table:formula="of:=[.F244]*LOG10([.S244]+2)" office:value-type="float" office:value="8.17036701610556" calcext:value-type="float">
            <text:p>8,1703670161055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35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Klop Vostochny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G245]=&quot;взв&quot;;11;[.G245]=&quot;накл&quot;;24;[.G245]=&quot;прокл&quot;;25;[.G245]=&quot;пт&quot;;26;[.G245]=90;10;[.G245]=85;10;[.G245]=80;9;[.G245]=75;8;[.G245]=70;8;[.G245]=65;7;[.G245]=60;7;[.G245]=55;6;[.G245]=50;6;[.G245]=45;6;[.G245]=40;5;[.G245]=35;4;[.G245]=30;4;[.G245]=25;3;[.G245]=20;2;[.G245]=15;1;[.G245]=10;1;[.G245]=0;0)" office:value-type="float" office:value="0" calcext:value-type="float">
            <text:p>0</text:p>
          </table:table-cell>
          <table:table-cell table:formula="of:=IF([.H245]&lt;=1;0;IF([.H245]&lt;=10;11;IF([.H245]&lt;=14;12;IF([.H245]&lt;=17;13;IF([.H245]&lt;=20;14;IF([.H245]&lt;=22;15;IF([.H245]&lt;=25;16;IF([.H245]&lt;=27;17;IF([.H245]&lt;=29;18;IF([.H245]&lt;=32;19;IF([.H245]&lt;=34;20;IF([.H245]&lt;=36;21;IF([.H245]&lt;=40;22;24)))))))))))))"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K245]=&quot;взв&quot;;11;[.K245]=&quot;накл&quot;;24;[.K245]=&quot;прокл&quot;;25;[.K245]=&quot;пт&quot;;26;[.K245]=90;10;[.K245]=85;10;[.K245]=80;9;[.K245]=75;8;[.K245]=70;8;[.K245]=65;7;[.K245]=60;7;[.K245]=55;6;[.K245]=50;6;[.K245]=45;6;[.K245]=40;5;[.K245]=35;4;[.K245]=30;4;[.K245]=25;3;[.K245]=20;2;[.K245]=15;1;[.K245]=10;1;[.K245]=0;0)" office:value-type="float" office:value="0" calcext:value-type="float">
            <text:p>0</text:p>
          </table:table-cell>
          <table:table-cell table:formula="of:=IF([.L245]&lt;=1;0;IF([.L245]&lt;=10;11;IF([.L245]&lt;=14;12;IF([.L245]&lt;=17;13;IF([.L245]&lt;=20;14;IF([.L245]&lt;=22;15;IF([.L245]&lt;=25;16;IF([.L245]&lt;=27;17;IF([.L245]&lt;=29;18;IF([.L245]&lt;=32;19;IF([.L245]&lt;=34;20;IF([.L245]&lt;=36;21;IF([.L245]&lt;=40;22;24)))))))))))))" office:value-type="float" office:value="13" calcext:value-type="float">
            <text:p>1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O245]=&quot;взв&quot;;11;[.O245]=&quot;накл&quot;;24;[.O245]=&quot;прокл&quot;;25;[.O245]=&quot;пт&quot;;26;[.O245]=90;10;[.O245]=85;10;[.O245]=80;9;[.O245]=75;8;[.O245]=70;8;[.O245]=65;7;[.O245]=60;7;[.O245]=55;6;[.O245]=50;6;[.O245]=45;6;[.O245]=40;5;[.O245]=35;4;[.O245]=30;4;[.O245]=25;3;[.O245]=20;2;[.O245]=15;1;[.O245]=10;1;[.O245]=0;0)" office:value-type="float" office:value="0" calcext:value-type="float">
            <text:p>0</text:p>
          </table:table-cell>
          <table:table-cell table:formula="of:=IF([.P245]&lt;=1;0;IF([.P245]&lt;=10;11;IF([.P245]&lt;=14;12;IF([.P245]&lt;=17;13;IF([.P245]&lt;=20;14;IF([.P245]&lt;=22;15;IF([.P245]&lt;=25;16;IF([.P245]&lt;=27;17;IF([.P245]&lt;=29;18;IF([.P245]&lt;=32;19;IF([.P245]&lt;=34;20;IF([.P245]&lt;=36;21;IF([.P245]&lt;=40;22;24)))))))))))))" office:value-type="float" office:value="15" calcext:value-type="float">
            <text:p>15</text:p>
          </table:table-cell>
          <table:table-cell table:formula="of:=ROUND(([.I245]+[.J245]+[.M245]+[.N245]+[.Q245]+[.R245])/3;0)" office:value-type="float" office:value="14" calcext:value-type="float">
            <text:p>14</text:p>
          </table:table-cell>
          <table:table-cell table:formula="of:=[.F245]*LOG10([.S245]+2)" office:value-type="float" office:value="12.0411998265592" calcext:value-type="float">
            <text:p>12,041199826559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00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Korab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246]=&quot;взв&quot;;11;[.G246]=&quot;накл&quot;;24;[.G246]=&quot;прокл&quot;;25;[.G246]=&quot;пт&quot;;26;[.G246]=90;10;[.G246]=85;10;[.G246]=80;9;[.G246]=75;8;[.G246]=70;8;[.G246]=65;7;[.G246]=60;7;[.G246]=55;6;[.G246]=50;6;[.G246]=45;6;[.G246]=40;5;[.G246]=35;4;[.G246]=30;4;[.G246]=25;3;[.G246]=20;2;[.G246]=15;1;[.G246]=10;1;[.G246]=0;0)" office:value-type="float" office:value="0" calcext:value-type="float">
            <text:p>0</text:p>
          </table:table-cell>
          <table:table-cell table:formula="of:=IF([.H246]&lt;=1;0;IF([.H246]&lt;=10;11;IF([.H246]&lt;=14;12;IF([.H246]&lt;=17;13;IF([.H246]&lt;=20;14;IF([.H246]&lt;=22;15;IF([.H246]&lt;=25;16;IF([.H246]&lt;=27;17;IF([.H246]&lt;=29;18;IF([.H246]&lt;=32;19;IF([.H246]&lt;=34;20;IF([.H246]&lt;=36;21;IF([.H246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246]=&quot;взв&quot;;11;[.K246]=&quot;накл&quot;;24;[.K246]=&quot;прокл&quot;;25;[.K246]=&quot;пт&quot;;26;[.K246]=90;10;[.K246]=85;10;[.K246]=80;9;[.K246]=75;8;[.K246]=70;8;[.K246]=65;7;[.K246]=60;7;[.K246]=55;6;[.K246]=50;6;[.K246]=45;6;[.K246]=40;5;[.K246]=35;4;[.K246]=30;4;[.K246]=25;3;[.K246]=20;2;[.K246]=15;1;[.K246]=10;1;[.K246]=0;0)" office:value-type="float" office:value="0" calcext:value-type="float">
            <text:p>0</text:p>
          </table:table-cell>
          <table:table-cell table:formula="of:=IF([.L246]&lt;=1;0;IF([.L246]&lt;=10;11;IF([.L246]&lt;=14;12;IF([.L246]&lt;=17;13;IF([.L246]&lt;=20;14;IF([.L246]&lt;=22;15;IF([.L246]&lt;=25;16;IF([.L246]&lt;=27;17;IF([.L246]&lt;=29;18;IF([.L246]&lt;=32;19;IF([.L246]&lt;=34;20;IF([.L246]&lt;=36;21;IF([.L246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246]=&quot;взв&quot;;11;[.O246]=&quot;накл&quot;;24;[.O246]=&quot;прокл&quot;;25;[.O246]=&quot;пт&quot;;26;[.O246]=90;10;[.O246]=85;10;[.O246]=80;9;[.O246]=75;8;[.O246]=70;8;[.O246]=65;7;[.O246]=60;7;[.O246]=55;6;[.O246]=50;6;[.O246]=45;6;[.O246]=40;5;[.O246]=35;4;[.O246]=30;4;[.O246]=25;3;[.O246]=20;2;[.O246]=15;1;[.O246]=10;1;[.O246]=0;0)" office:value-type="float" office:value="0" calcext:value-type="float">
            <text:p>0</text:p>
          </table:table-cell>
          <table:table-cell table:formula="of:=IF([.P246]&lt;=1;0;IF([.P246]&lt;=10;11;IF([.P246]&lt;=14;12;IF([.P246]&lt;=17;13;IF([.P246]&lt;=20;14;IF([.P246]&lt;=22;15;IF([.P246]&lt;=25;16;IF([.P246]&lt;=27;17;IF([.P246]&lt;=29;18;IF([.P246]&lt;=32;19;IF([.P246]&lt;=34;20;IF([.P246]&lt;=36;21;IF([.P246]&lt;=40;22;24)))))))))))))" office:value-type="float" office:value="18" calcext:value-type="float">
            <text:p>18</text:p>
          </table:table-cell>
          <table:table-cell table:formula="of:=ROUND(([.I246]+[.J246]+[.M246]+[.N246]+[.Q246]+[.R246])/3;0)" office:value-type="float" office:value="19" calcext:value-type="float">
            <text:p>19</text:p>
          </table:table-cell>
          <table:table-cell table:formula="of:=[.F246]*LOG10([.S246]+2)" office:value-type="float" office:value="6.6110964736696" calcext:value-type="float">
            <text:p>6,611096473669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99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Korab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247]=&quot;взв&quot;;11;[.G247]=&quot;накл&quot;;24;[.G247]=&quot;прокл&quot;;25;[.G247]=&quot;пт&quot;;26;[.G247]=90;10;[.G247]=85;10;[.G247]=80;9;[.G247]=75;8;[.G247]=70;8;[.G247]=65;7;[.G247]=60;7;[.G247]=55;6;[.G247]=50;6;[.G247]=45;6;[.G247]=40;5;[.G247]=35;4;[.G247]=30;4;[.G247]=25;3;[.G247]=20;2;[.G247]=15;1;[.G247]=10;1;[.G247]=0;0)" office:value-type="float" office:value="0" calcext:value-type="float">
            <text:p>0</text:p>
          </table:table-cell>
          <table:table-cell table:formula="of:=IF([.H247]&lt;=1;0;IF([.H247]&lt;=10;11;IF([.H247]&lt;=14;12;IF([.H247]&lt;=17;13;IF([.H247]&lt;=20;14;IF([.H247]&lt;=22;15;IF([.H247]&lt;=25;16;IF([.H247]&lt;=27;17;IF([.H247]&lt;=29;18;IF([.H247]&lt;=32;19;IF([.H247]&lt;=34;20;IF([.H247]&lt;=36;21;IF([.H247]&lt;=40;22;24)))))))))))))"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247]=&quot;взв&quot;;11;[.K247]=&quot;накл&quot;;24;[.K247]=&quot;прокл&quot;;25;[.K247]=&quot;пт&quot;;26;[.K247]=90;10;[.K247]=85;10;[.K247]=80;9;[.K247]=75;8;[.K247]=70;8;[.K247]=65;7;[.K247]=60;7;[.K247]=55;6;[.K247]=50;6;[.K247]=45;6;[.K247]=40;5;[.K247]=35;4;[.K247]=30;4;[.K247]=25;3;[.K247]=20;2;[.K247]=15;1;[.K247]=10;1;[.K247]=0;0)" office:value-type="float" office:value="0" calcext:value-type="float">
            <text:p>0</text:p>
          </table:table-cell>
          <table:table-cell table:formula="of:=IF([.L247]&lt;=1;0;IF([.L247]&lt;=10;11;IF([.L247]&lt;=14;12;IF([.L247]&lt;=17;13;IF([.L247]&lt;=20;14;IF([.L247]&lt;=22;15;IF([.L247]&lt;=25;16;IF([.L247]&lt;=27;17;IF([.L247]&lt;=29;18;IF([.L247]&lt;=32;19;IF([.L247]&lt;=34;20;IF([.L247]&lt;=36;21;IF([.L247]&lt;=40;22;24)))))))))))))" office:value-type="float" office:value="17" calcext:value-type="float">
            <text:p>1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247]=&quot;взв&quot;;11;[.O247]=&quot;накл&quot;;24;[.O247]=&quot;прокл&quot;;25;[.O247]=&quot;пт&quot;;26;[.O247]=90;10;[.O247]=85;10;[.O247]=80;9;[.O247]=75;8;[.O247]=70;8;[.O247]=65;7;[.O247]=60;7;[.O247]=55;6;[.O247]=50;6;[.O247]=45;6;[.O247]=40;5;[.O247]=35;4;[.O247]=30;4;[.O247]=25;3;[.O247]=20;2;[.O247]=15;1;[.O247]=10;1;[.O247]=0;0)" office:value-type="float" office:value="0" calcext:value-type="float">
            <text:p>0</text:p>
          </table:table-cell>
          <table:table-cell table:formula="of:=IF([.P247]&lt;=1;0;IF([.P247]&lt;=10;11;IF([.P247]&lt;=14;12;IF([.P247]&lt;=17;13;IF([.P247]&lt;=20;14;IF([.P247]&lt;=22;15;IF([.P247]&lt;=25;16;IF([.P247]&lt;=27;17;IF([.P247]&lt;=29;18;IF([.P247]&lt;=32;19;IF([.P247]&lt;=34;20;IF([.P247]&lt;=36;21;IF([.P247]&lt;=40;22;24)))))))))))))" office:value-type="float" office:value="17" calcext:value-type="float">
            <text:p>17</text:p>
          </table:table-cell>
          <table:table-cell table:formula="of:=ROUND(([.I247]+[.J247]+[.M247]+[.N247]+[.Q247]+[.R247])/3;0)" office:value-type="float" office:value="17" calcext:value-type="float">
            <text:p>17</text:p>
          </table:table-cell>
          <table:table-cell table:formula="of:=[.F247]*LOG10([.S247]+2)" office:value-type="float" office:value="19.1813040142924" calcext:value-type="float">
            <text:p>19,181304014292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722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G248]=&quot;взв&quot;;11;[.G248]=&quot;накл&quot;;24;[.G248]=&quot;прокл&quot;;25;[.G248]=&quot;пт&quot;;26;[.G248]=90;10;[.G248]=85;10;[.G248]=80;9;[.G248]=75;8;[.G248]=70;8;[.G248]=65;7;[.G248]=60;7;[.G248]=55;6;[.G248]=50;6;[.G248]=45;6;[.G248]=40;5;[.G248]=35;4;[.G248]=30;4;[.G248]=25;3;[.G248]=20;2;[.G248]=15;1;[.G248]=10;1;[.G248]=0;0)" office:value-type="float" office:value="0" calcext:value-type="float">
            <text:p>0</text:p>
          </table:table-cell>
          <table:table-cell table:formula="of:=IF([.H248]&lt;=1;0;IF([.H248]&lt;=10;11;IF([.H248]&lt;=14;12;IF([.H248]&lt;=17;13;IF([.H248]&lt;=20;14;IF([.H248]&lt;=22;15;IF([.H248]&lt;=25;16;IF([.H248]&lt;=27;17;IF([.H248]&lt;=29;18;IF([.H248]&lt;=32;19;IF([.H248]&lt;=34;20;IF([.H248]&lt;=36;21;IF([.H248]&lt;=40;22;24)))))))))))))" office:value-type="float" office:value="24" calcext:value-type="float">
            <text:p>24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M.MICROSOFT.IFS([.K248]=&quot;взв&quot;;11;[.K248]=&quot;накл&quot;;24;[.K248]=&quot;прокл&quot;;25;[.K248]=&quot;пт&quot;;26;[.K248]=90;10;[.K248]=85;10;[.K248]=80;9;[.K248]=75;8;[.K248]=70;8;[.K248]=65;7;[.K248]=60;7;[.K248]=55;6;[.K248]=50;6;[.K248]=45;6;[.K248]=40;5;[.K248]=35;4;[.K248]=30;4;[.K248]=25;3;[.K248]=20;2;[.K248]=15;1;[.K248]=10;1;[.K248]=0;0)" office:value-type="float" office:value="0" calcext:value-type="float">
            <text:p>0</text:p>
          </table:table-cell>
          <table:table-cell table:formula="of:=IF([.L248]&lt;=1;0;IF([.L248]&lt;=10;11;IF([.L248]&lt;=14;12;IF([.L248]&lt;=17;13;IF([.L248]&lt;=20;14;IF([.L248]&lt;=22;15;IF([.L248]&lt;=25;16;IF([.L248]&lt;=27;17;IF([.L248]&lt;=29;18;IF([.L248]&lt;=32;19;IF([.L248]&lt;=34;20;IF([.L248]&lt;=36;21;IF([.L248]&lt;=40;22;24)))))))))))))" office:value-type="float" office:value="24" calcext:value-type="float">
            <text:p>24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M.MICROSOFT.IFS([.O248]=&quot;взв&quot;;11;[.O248]=&quot;накл&quot;;24;[.O248]=&quot;прокл&quot;;25;[.O248]=&quot;пт&quot;;26;[.O248]=90;10;[.O248]=85;10;[.O248]=80;9;[.O248]=75;8;[.O248]=70;8;[.O248]=65;7;[.O248]=60;7;[.O248]=55;6;[.O248]=50;6;[.O248]=45;6;[.O248]=40;5;[.O248]=35;4;[.O248]=30;4;[.O248]=25;3;[.O248]=20;2;[.O248]=15;1;[.O248]=10;1;[.O248]=0;0)" office:value-type="float" office:value="0" calcext:value-type="float">
            <text:p>0</text:p>
          </table:table-cell>
          <table:table-cell table:formula="of:=IF([.P248]&lt;=1;0;IF([.P248]&lt;=10;11;IF([.P248]&lt;=14;12;IF([.P248]&lt;=17;13;IF([.P248]&lt;=20;14;IF([.P248]&lt;=22;15;IF([.P248]&lt;=25;16;IF([.P248]&lt;=27;17;IF([.P248]&lt;=29;18;IF([.P248]&lt;=32;19;IF([.P248]&lt;=34;20;IF([.P248]&lt;=36;21;IF([.P248]&lt;=40;22;24)))))))))))))" office:value-type="float" office:value="24" calcext:value-type="float">
            <text:p>24</text:p>
          </table:table-cell>
          <table:table-cell table:formula="of:=ROUND(([.I248]+[.J248]+[.M248]+[.N248]+[.Q248]+[.R248])/3;0)" office:value-type="float" office:value="24" calcext:value-type="float">
            <text:p>24</text:p>
          </table:table-cell>
          <table:table-cell table:formula="of:=[.F248]*LOG10([.S248]+2)" office:value-type="float" office:value="1.41497334797082" calcext:value-type="float">
            <text:p>1,4149733479708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38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249]=&quot;взв&quot;;11;[.G249]=&quot;накл&quot;;24;[.G249]=&quot;прокл&quot;;25;[.G249]=&quot;пт&quot;;26;[.G249]=90;10;[.G249]=85;10;[.G249]=80;9;[.G249]=75;8;[.G249]=70;8;[.G249]=65;7;[.G249]=60;7;[.G249]=55;6;[.G249]=50;6;[.G249]=45;6;[.G249]=40;5;[.G249]=35;4;[.G249]=30;4;[.G249]=25;3;[.G249]=20;2;[.G249]=15;1;[.G249]=10;1;[.G249]=0;0)" office:value-type="float" office:value="0" calcext:value-type="float">
            <text:p>0</text:p>
          </table:table-cell>
          <table:table-cell table:formula="of:=IF([.H249]&lt;=1;0;IF([.H249]&lt;=10;11;IF([.H249]&lt;=14;12;IF([.H249]&lt;=17;13;IF([.H249]&lt;=20;14;IF([.H249]&lt;=22;15;IF([.H249]&lt;=25;16;IF([.H249]&lt;=27;17;IF([.H249]&lt;=29;18;IF([.H249]&lt;=32;19;IF([.H249]&lt;=34;20;IF([.H249]&lt;=36;21;IF([.H249]&lt;=40;22;24)))))))))))))" office:value-type="float" office:value="17" calcext:value-type="float">
            <text:p>17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249]=&quot;взв&quot;;11;[.K249]=&quot;накл&quot;;24;[.K249]=&quot;прокл&quot;;25;[.K249]=&quot;пт&quot;;26;[.K249]=90;10;[.K249]=85;10;[.K249]=80;9;[.K249]=75;8;[.K249]=70;8;[.K249]=65;7;[.K249]=60;7;[.K249]=55;6;[.K249]=50;6;[.K249]=45;6;[.K249]=40;5;[.K249]=35;4;[.K249]=30;4;[.K249]=25;3;[.K249]=20;2;[.K249]=15;1;[.K249]=10;1;[.K249]=0;0)" office:value-type="float" office:value="0" calcext:value-type="float">
            <text:p>0</text:p>
          </table:table-cell>
          <table:table-cell table:formula="of:=IF([.L249]&lt;=1;0;IF([.L249]&lt;=10;11;IF([.L249]&lt;=14;12;IF([.L249]&lt;=17;13;IF([.L249]&lt;=20;14;IF([.L249]&lt;=22;15;IF([.L249]&lt;=25;16;IF([.L249]&lt;=27;17;IF([.L249]&lt;=29;18;IF([.L249]&lt;=32;19;IF([.L249]&lt;=34;20;IF([.L249]&lt;=36;21;IF([.L249]&lt;=40;22;24)))))))))))))" office:value-type="float" office:value="16" calcext:value-type="float">
            <text:p>1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249]=&quot;взв&quot;;11;[.O249]=&quot;накл&quot;;24;[.O249]=&quot;прокл&quot;;25;[.O249]=&quot;пт&quot;;26;[.O249]=90;10;[.O249]=85;10;[.O249]=80;9;[.O249]=75;8;[.O249]=70;8;[.O249]=65;7;[.O249]=60;7;[.O249]=55;6;[.O249]=50;6;[.O249]=45;6;[.O249]=40;5;[.O249]=35;4;[.O249]=30;4;[.O249]=25;3;[.O249]=20;2;[.O249]=15;1;[.O249]=10;1;[.O249]=0;0)" office:value-type="float" office:value="0" calcext:value-type="float">
            <text:p>0</text:p>
          </table:table-cell>
          <table:table-cell table:formula="of:=IF([.P249]&lt;=1;0;IF([.P249]&lt;=10;11;IF([.P249]&lt;=14;12;IF([.P249]&lt;=17;13;IF([.P249]&lt;=20;14;IF([.P249]&lt;=22;15;IF([.P249]&lt;=25;16;IF([.P249]&lt;=27;17;IF([.P249]&lt;=29;18;IF([.P249]&lt;=32;19;IF([.P249]&lt;=34;20;IF([.P249]&lt;=36;21;IF([.P249]&lt;=40;22;24)))))))))))))" office:value-type="float" office:value="18" calcext:value-type="float">
            <text:p>18</text:p>
          </table:table-cell>
          <table:table-cell table:formula="of:=ROUND(([.I249]+[.J249]+[.M249]+[.N249]+[.Q249]+[.R249])/3;0)" office:value-type="float" office:value="17" calcext:value-type="float">
            <text:p>17</text:p>
          </table:table-cell>
          <table:table-cell table:formula="of:=[.F249]*LOG10([.S249]+2)" office:value-type="float" office:value="2.55750720190566" calcext:value-type="float">
            <text:p>2,5575072019056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45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250]=&quot;взв&quot;;11;[.G250]=&quot;накл&quot;;24;[.G250]=&quot;прокл&quot;;25;[.G250]=&quot;пт&quot;;26;[.G250]=90;10;[.G250]=85;10;[.G250]=80;9;[.G250]=75;8;[.G250]=70;8;[.G250]=65;7;[.G250]=60;7;[.G250]=55;6;[.G250]=50;6;[.G250]=45;6;[.G250]=40;5;[.G250]=35;4;[.G250]=30;4;[.G250]=25;3;[.G250]=20;2;[.G250]=15;1;[.G250]=10;1;[.G250]=0;0)" office:value-type="float" office:value="0" calcext:value-type="float">
            <text:p>0</text:p>
          </table:table-cell>
          <table:table-cell table:formula="of:=IF([.H250]&lt;=1;0;IF([.H250]&lt;=10;11;IF([.H250]&lt;=14;12;IF([.H250]&lt;=17;13;IF([.H250]&lt;=20;14;IF([.H250]&lt;=22;15;IF([.H250]&lt;=25;16;IF([.H250]&lt;=27;17;IF([.H250]&lt;=29;18;IF([.H250]&lt;=32;19;IF([.H250]&lt;=34;20;IF([.H250]&lt;=36;21;IF([.H250]&lt;=40;22;24)))))))))))))" office:value-type="float" office:value="22" calcext:value-type="float">
            <text:p>22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250]=&quot;взв&quot;;11;[.K250]=&quot;накл&quot;;24;[.K250]=&quot;прокл&quot;;25;[.K250]=&quot;пт&quot;;26;[.K250]=90;10;[.K250]=85;10;[.K250]=80;9;[.K250]=75;8;[.K250]=70;8;[.K250]=65;7;[.K250]=60;7;[.K250]=55;6;[.K250]=50;6;[.K250]=45;6;[.K250]=40;5;[.K250]=35;4;[.K250]=30;4;[.K250]=25;3;[.K250]=20;2;[.K250]=15;1;[.K250]=10;1;[.K250]=0;0)" office:value-type="float" office:value="25" calcext:value-type="float">
            <text:p>25</text:p>
          </table:table-cell>
          <table:table-cell table:formula="of:=IF([.L250]&lt;=1;0;IF([.L250]&lt;=10;11;IF([.L250]&lt;=14;12;IF([.L250]&lt;=17;13;IF([.L250]&lt;=20;14;IF([.L250]&lt;=22;15;IF([.L250]&lt;=25;16;IF([.L250]&lt;=27;17;IF([.L250]&lt;=29;18;IF([.L250]&lt;=32;19;IF([.L250]&lt;=34;20;IF([.L250]&lt;=36;21;IF([.L25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50]=&quot;взв&quot;;11;[.O250]=&quot;накл&quot;;24;[.O250]=&quot;прокл&quot;;25;[.O250]=&quot;пт&quot;;26;[.O250]=90;10;[.O250]=85;10;[.O250]=80;9;[.O250]=75;8;[.O250]=70;8;[.O250]=65;7;[.O250]=60;7;[.O250]=55;6;[.O250]=50;6;[.O250]=45;6;[.O250]=40;5;[.O250]=35;4;[.O250]=30;4;[.O250]=25;3;[.O250]=20;2;[.O250]=15;1;[.O250]=10;1;[.O250]=0;0)" office:value-type="float" office:value="0" calcext:value-type="float">
            <text:p>0</text:p>
          </table:table-cell>
          <table:table-cell table:formula="of:=IF([.P250]&lt;=1;0;IF([.P250]&lt;=10;11;IF([.P250]&lt;=14;12;IF([.P250]&lt;=17;13;IF([.P250]&lt;=20;14;IF([.P250]&lt;=22;15;IF([.P250]&lt;=25;16;IF([.P250]&lt;=27;17;IF([.P250]&lt;=29;18;IF([.P250]&lt;=32;19;IF([.P250]&lt;=34;20;IF([.P250]&lt;=36;21;IF([.P250]&lt;=40;22;24)))))))))))))" office:value-type="float" office:value="0" calcext:value-type="float">
            <text:p>0</text:p>
          </table:table-cell>
          <table:table-cell table:formula="of:=ROUND(([.I250]+[.J250]+[.M250]+[.N250]+[.Q250]+[.R250])/2;0)" office:value-type="float" office:value="24" calcext:value-type="float">
            <text:p>24</text:p>
          </table:table-cell>
          <table:table-cell table:formula="of:=[.F250]*LOG10([.S250]+2)" office:value-type="float" office:value="2.82994669594164" calcext:value-type="float">
            <text:p>2,8299466959416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710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251]=&quot;взв&quot;;11;[.G251]=&quot;накл&quot;;24;[.G251]=&quot;прокл&quot;;25;[.G251]=&quot;пт&quot;;26;[.G251]=90;10;[.G251]=85;10;[.G251]=80;9;[.G251]=75;8;[.G251]=70;8;[.G251]=65;7;[.G251]=60;7;[.G251]=55;6;[.G251]=50;6;[.G251]=45;6;[.G251]=40;5;[.G251]=35;4;[.G251]=30;4;[.G251]=25;3;[.G251]=20;2;[.G251]=15;1;[.G251]=10;1;[.G251]=0;0)" office:value-type="float" office:value="0" calcext:value-type="float">
            <text:p>0</text:p>
          </table:table-cell>
          <table:table-cell table:formula="of:=IF([.H251]&lt;=1;0;IF([.H251]&lt;=10;11;IF([.H251]&lt;=14;12;IF([.H251]&lt;=17;13;IF([.H251]&lt;=20;14;IF([.H251]&lt;=22;15;IF([.H251]&lt;=25;16;IF([.H251]&lt;=27;17;IF([.H251]&lt;=29;18;IF([.H251]&lt;=32;19;IF([.H251]&lt;=34;20;IF([.H251]&lt;=36;21;IF([.H251]&lt;=40;22;24)))))))))))))" office:value-type="float" office:value="17" calcext:value-type="float">
            <text:p>1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251]=&quot;взв&quot;;11;[.K251]=&quot;накл&quot;;24;[.K251]=&quot;прокл&quot;;25;[.K251]=&quot;пт&quot;;26;[.K251]=90;10;[.K251]=85;10;[.K251]=80;9;[.K251]=75;8;[.K251]=70;8;[.K251]=65;7;[.K251]=60;7;[.K251]=55;6;[.K251]=50;6;[.K251]=45;6;[.K251]=40;5;[.K251]=35;4;[.K251]=30;4;[.K251]=25;3;[.K251]=20;2;[.K251]=15;1;[.K251]=10;1;[.K251]=0;0)" office:value-type="float" office:value="0" calcext:value-type="float">
            <text:p>0</text:p>
          </table:table-cell>
          <table:table-cell table:formula="of:=IF([.L251]&lt;=1;0;IF([.L251]&lt;=10;11;IF([.L251]&lt;=14;12;IF([.L251]&lt;=17;13;IF([.L251]&lt;=20;14;IF([.L251]&lt;=22;15;IF([.L251]&lt;=25;16;IF([.L251]&lt;=27;17;IF([.L251]&lt;=29;18;IF([.L251]&lt;=32;19;IF([.L251]&lt;=34;20;IF([.L251]&lt;=36;21;IF([.L251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251]=&quot;взв&quot;;11;[.O251]=&quot;накл&quot;;24;[.O251]=&quot;прокл&quot;;25;[.O251]=&quot;пт&quot;;26;[.O251]=90;10;[.O251]=85;10;[.O251]=80;9;[.O251]=75;8;[.O251]=70;8;[.O251]=65;7;[.O251]=60;7;[.O251]=55;6;[.O251]=50;6;[.O251]=45;6;[.O251]=40;5;[.O251]=35;4;[.O251]=30;4;[.O251]=25;3;[.O251]=20;2;[.O251]=15;1;[.O251]=10;1;[.O251]=0;0)" office:value-type="float" office:value="0" calcext:value-type="float">
            <text:p>0</text:p>
          </table:table-cell>
          <table:table-cell table:formula="of:=IF([.P251]&lt;=1;0;IF([.P251]&lt;=10;11;IF([.P251]&lt;=14;12;IF([.P251]&lt;=17;13;IF([.P251]&lt;=20;14;IF([.P251]&lt;=22;15;IF([.P251]&lt;=25;16;IF([.P251]&lt;=27;17;IF([.P251]&lt;=29;18;IF([.P251]&lt;=32;19;IF([.P251]&lt;=34;20;IF([.P251]&lt;=36;21;IF([.P251]&lt;=40;22;24)))))))))))))" office:value-type="float" office:value="20" calcext:value-type="float">
            <text:p>20</text:p>
          </table:table-cell>
          <table:table-cell table:formula="of:=ROUND(([.I251]+[.J251]+[.M251]+[.N251]+[.Q251]+[.R251])/3;0)" office:value-type="float" office:value="19" calcext:value-type="float">
            <text:p>19</text:p>
          </table:table-cell>
          <table:table-cell table:formula="of:=[.F251]*LOG10([.S251]+2)" office:value-type="float" office:value="2.64443858946784" calcext:value-type="float">
            <text:p>2,6444385894678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711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252]=&quot;взв&quot;;11;[.G252]=&quot;накл&quot;;24;[.G252]=&quot;прокл&quot;;25;[.G252]=&quot;пт&quot;;26;[.G252]=90;10;[.G252]=85;10;[.G252]=80;9;[.G252]=75;8;[.G252]=70;8;[.G252]=65;7;[.G252]=60;7;[.G252]=55;6;[.G252]=50;6;[.G252]=45;6;[.G252]=40;5;[.G252]=35;4;[.G252]=30;4;[.G252]=25;3;[.G252]=20;2;[.G252]=15;1;[.G252]=10;1;[.G252]=0;0)" office:value-type="float" office:value="0" calcext:value-type="float">
            <text:p>0</text:p>
          </table:table-cell>
          <table:table-cell table:formula="of:=IF([.H252]&lt;=1;0;IF([.H252]&lt;=10;11;IF([.H252]&lt;=14;12;IF([.H252]&lt;=17;13;IF([.H252]&lt;=20;14;IF([.H252]&lt;=22;15;IF([.H252]&lt;=25;16;IF([.H252]&lt;=27;17;IF([.H252]&lt;=29;18;IF([.H252]&lt;=32;19;IF([.H252]&lt;=34;20;IF([.H252]&lt;=36;21;IF([.H252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252]=&quot;взв&quot;;11;[.K252]=&quot;накл&quot;;24;[.K252]=&quot;прокл&quot;;25;[.K252]=&quot;пт&quot;;26;[.K252]=90;10;[.K252]=85;10;[.K252]=80;9;[.K252]=75;8;[.K252]=70;8;[.K252]=65;7;[.K252]=60;7;[.K252]=55;6;[.K252]=50;6;[.K252]=45;6;[.K252]=40;5;[.K252]=35;4;[.K252]=30;4;[.K252]=25;3;[.K252]=20;2;[.K252]=15;1;[.K252]=10;1;[.K252]=0;0)" office:value-type="float" office:value="0" calcext:value-type="float">
            <text:p>0</text:p>
          </table:table-cell>
          <table:table-cell table:formula="of:=IF([.L252]&lt;=1;0;IF([.L252]&lt;=10;11;IF([.L252]&lt;=14;12;IF([.L252]&lt;=17;13;IF([.L252]&lt;=20;14;IF([.L252]&lt;=22;15;IF([.L252]&lt;=25;16;IF([.L252]&lt;=27;17;IF([.L252]&lt;=29;18;IF([.L252]&lt;=32;19;IF([.L252]&lt;=34;20;IF([.L252]&lt;=36;21;IF([.L252]&lt;=40;22;24)))))))))))))"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252]=&quot;взв&quot;;11;[.O252]=&quot;накл&quot;;24;[.O252]=&quot;прокл&quot;;25;[.O252]=&quot;пт&quot;;26;[.O252]=90;10;[.O252]=85;10;[.O252]=80;9;[.O252]=75;8;[.O252]=70;8;[.O252]=65;7;[.O252]=60;7;[.O252]=55;6;[.O252]=50;6;[.O252]=45;6;[.O252]=40;5;[.O252]=35;4;[.O252]=30;4;[.O252]=25;3;[.O252]=20;2;[.O252]=15;1;[.O252]=10;1;[.O252]=0;0)" office:value-type="float" office:value="0" calcext:value-type="float">
            <text:p>0</text:p>
          </table:table-cell>
          <table:table-cell table:formula="of:=IF([.P252]&lt;=1;0;IF([.P252]&lt;=10;11;IF([.P252]&lt;=14;12;IF([.P252]&lt;=17;13;IF([.P252]&lt;=20;14;IF([.P252]&lt;=22;15;IF([.P252]&lt;=25;16;IF([.P252]&lt;=27;17;IF([.P252]&lt;=29;18;IF([.P252]&lt;=32;19;IF([.P252]&lt;=34;20;IF([.P252]&lt;=36;21;IF([.P252]&lt;=40;22;24)))))))))))))" office:value-type="float" office:value="18" calcext:value-type="float">
            <text:p>18</text:p>
          </table:table-cell>
          <table:table-cell table:formula="of:=ROUND(([.I252]+[.J252]+[.M252]+[.N252]+[.Q252]+[.R252])/3;0)" office:value-type="float" office:value="18" calcext:value-type="float">
            <text:p>18</text:p>
          </table:table-cell>
          <table:table-cell table:formula="of:=[.F252]*LOG10([.S252]+2)" office:value-type="float" office:value="2.60205999132796" calcext:value-type="float">
            <text:p>2,6020599913279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721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253]=&quot;взв&quot;;11;[.G253]=&quot;накл&quot;;24;[.G253]=&quot;прокл&quot;;25;[.G253]=&quot;пт&quot;;26;[.G253]=90;10;[.G253]=85;10;[.G253]=80;9;[.G253]=75;8;[.G253]=70;8;[.G253]=65;7;[.G253]=60;7;[.G253]=55;6;[.G253]=50;6;[.G253]=45;6;[.G253]=40;5;[.G253]=35;4;[.G253]=30;4;[.G253]=25;3;[.G253]=20;2;[.G253]=15;1;[.G253]=10;1;[.G253]=0;0)" office:value-type="float" office:value="1" calcext:value-type="float">
            <text:p>1</text:p>
          </table:table-cell>
          <table:table-cell table:formula="of:=IF([.H253]&lt;=1;0;IF([.H253]&lt;=10;11;IF([.H253]&lt;=14;12;IF([.H253]&lt;=17;13;IF([.H253]&lt;=20;14;IF([.H253]&lt;=22;15;IF([.H253]&lt;=25;16;IF([.H253]&lt;=27;17;IF([.H253]&lt;=29;18;IF([.H253]&lt;=32;19;IF([.H253]&lt;=34;20;IF([.H253]&lt;=36;21;IF([.H253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53]=&quot;взв&quot;;11;[.K253]=&quot;накл&quot;;24;[.K253]=&quot;прокл&quot;;25;[.K253]=&quot;пт&quot;;26;[.K253]=90;10;[.K253]=85;10;[.K253]=80;9;[.K253]=75;8;[.K253]=70;8;[.K253]=65;7;[.K253]=60;7;[.K253]=55;6;[.K253]=50;6;[.K253]=45;6;[.K253]=40;5;[.K253]=35;4;[.K253]=30;4;[.K253]=25;3;[.K253]=20;2;[.K253]=15;1;[.K253]=10;1;[.K253]=0;0)" office:value-type="float" office:value="1" calcext:value-type="float">
            <text:p>1</text:p>
          </table:table-cell>
          <table:table-cell table:formula="of:=IF([.L253]&lt;=1;0;IF([.L253]&lt;=10;11;IF([.L253]&lt;=14;12;IF([.L253]&lt;=17;13;IF([.L253]&lt;=20;14;IF([.L253]&lt;=22;15;IF([.L253]&lt;=25;16;IF([.L253]&lt;=27;17;IF([.L253]&lt;=29;18;IF([.L253]&lt;=32;19;IF([.L253]&lt;=34;20;IF([.L253]&lt;=36;21;IF([.L253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253]=&quot;взв&quot;;11;[.O253]=&quot;накл&quot;;24;[.O253]=&quot;прокл&quot;;25;[.O253]=&quot;пт&quot;;26;[.O253]=90;10;[.O253]=85;10;[.O253]=80;9;[.O253]=75;8;[.O253]=70;8;[.O253]=65;7;[.O253]=60;7;[.O253]=55;6;[.O253]=50;6;[.O253]=45;6;[.O253]=40;5;[.O253]=35;4;[.O253]=30;4;[.O253]=25;3;[.O253]=20;2;[.O253]=15;1;[.O253]=10;1;[.O253]=0;0)" office:value-type="float" office:value="4" calcext:value-type="float">
            <text:p>4</text:p>
          </table:table-cell>
          <table:table-cell table:formula="of:=IF([.P253]&lt;=1;0;IF([.P253]&lt;=10;11;IF([.P253]&lt;=14;12;IF([.P253]&lt;=17;13;IF([.P253]&lt;=20;14;IF([.P253]&lt;=22;15;IF([.P253]&lt;=25;16;IF([.P253]&lt;=27;17;IF([.P253]&lt;=29;18;IF([.P253]&lt;=32;19;IF([.P253]&lt;=34;20;IF([.P253]&lt;=36;21;IF([.P253]&lt;=40;22;24)))))))))))))" office:value-type="float" office:value="0" calcext:value-type="float">
            <text:p>0</text:p>
          </table:table-cell>
          <table:table-cell table:formula="of:=ROUND(([.I253]+[.J253]+[.M253]+[.N253]+[.Q253]+[.R253])/3;0)" office:value-type="float" office:value="2" calcext:value-type="float">
            <text:p>2</text:p>
          </table:table-cell>
          <table:table-cell table:formula="of:=[.F253]*LOG10([.S253]+2)" office:value-type="float" office:value="1.20411998265592" calcext:value-type="float">
            <text:p>1,2041199826559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30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254]=&quot;взв&quot;;11;[.G254]=&quot;накл&quot;;24;[.G254]=&quot;прокл&quot;;25;[.G254]=&quot;пт&quot;;26;[.G254]=90;10;[.G254]=85;10;[.G254]=80;9;[.G254]=75;8;[.G254]=70;8;[.G254]=65;7;[.G254]=60;7;[.G254]=55;6;[.G254]=50;6;[.G254]=45;6;[.G254]=40;5;[.G254]=35;4;[.G254]=30;4;[.G254]=25;3;[.G254]=20;2;[.G254]=15;1;[.G254]=10;1;[.G254]=0;0)" office:value-type="float" office:value="0" calcext:value-type="float">
            <text:p>0</text:p>
          </table:table-cell>
          <table:table-cell table:formula="of:=IF([.H254]&lt;=1;0;IF([.H254]&lt;=10;11;IF([.H254]&lt;=14;12;IF([.H254]&lt;=17;13;IF([.H254]&lt;=20;14;IF([.H254]&lt;=22;15;IF([.H254]&lt;=25;16;IF([.H254]&lt;=27;17;IF([.H254]&lt;=29;18;IF([.H254]&lt;=32;19;IF([.H254]&lt;=34;20;IF([.H254]&lt;=36;21;IF([.H254]&lt;=40;22;24)))))))))))))" office:value-type="float" office:value="21" calcext:value-type="float">
            <text:p>2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254]=&quot;взв&quot;;11;[.K254]=&quot;накл&quot;;24;[.K254]=&quot;прокл&quot;;25;[.K254]=&quot;пт&quot;;26;[.K254]=90;10;[.K254]=85;10;[.K254]=80;9;[.K254]=75;8;[.K254]=70;8;[.K254]=65;7;[.K254]=60;7;[.K254]=55;6;[.K254]=50;6;[.K254]=45;6;[.K254]=40;5;[.K254]=35;4;[.K254]=30;4;[.K254]=25;3;[.K254]=20;2;[.K254]=15;1;[.K254]=10;1;[.K254]=0;0)" office:value-type="float" office:value="0" calcext:value-type="float">
            <text:p>0</text:p>
          </table:table-cell>
          <table:table-cell table:formula="of:=IF([.L254]&lt;=1;0;IF([.L254]&lt;=10;11;IF([.L254]&lt;=14;12;IF([.L254]&lt;=17;13;IF([.L254]&lt;=20;14;IF([.L254]&lt;=22;15;IF([.L254]&lt;=25;16;IF([.L254]&lt;=27;17;IF([.L254]&lt;=29;18;IF([.L254]&lt;=32;19;IF([.L254]&lt;=34;20;IF([.L254]&lt;=36;21;IF([.L254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254]=&quot;взв&quot;;11;[.O254]=&quot;накл&quot;;24;[.O254]=&quot;прокл&quot;;25;[.O254]=&quot;пт&quot;;26;[.O254]=90;10;[.O254]=85;10;[.O254]=80;9;[.O254]=75;8;[.O254]=70;8;[.O254]=65;7;[.O254]=60;7;[.O254]=55;6;[.O254]=50;6;[.O254]=45;6;[.O254]=40;5;[.O254]=35;4;[.O254]=30;4;[.O254]=25;3;[.O254]=20;2;[.O254]=15;1;[.O254]=10;1;[.O254]=0;0)" office:value-type="float" office:value="0" calcext:value-type="float">
            <text:p>0</text:p>
          </table:table-cell>
          <table:table-cell table:formula="of:=IF([.P254]&lt;=1;0;IF([.P254]&lt;=10;11;IF([.P254]&lt;=14;12;IF([.P254]&lt;=17;13;IF([.P254]&lt;=20;14;IF([.P254]&lt;=22;15;IF([.P254]&lt;=25;16;IF([.P254]&lt;=27;17;IF([.P254]&lt;=29;18;IF([.P254]&lt;=32;19;IF([.P254]&lt;=34;20;IF([.P254]&lt;=36;21;IF([.P254]&lt;=40;22;24)))))))))))))" office:value-type="float" office:value="20" calcext:value-type="float">
            <text:p>20</text:p>
          </table:table-cell>
          <table:table-cell table:formula="of:=ROUND(([.I254]+[.J254]+[.M254]+[.N254]+[.Q254]+[.R254])/3;0)" office:value-type="float" office:value="20" calcext:value-type="float">
            <text:p>20</text:p>
          </table:table-cell>
          <table:table-cell table:formula="of:=[.F254]*LOG10([.S254]+2)" office:value-type="float" office:value="4.02726804246662" calcext:value-type="float">
            <text:p>4,027268042466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33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255]=&quot;взв&quot;;11;[.G255]=&quot;накл&quot;;24;[.G255]=&quot;прокл&quot;;25;[.G255]=&quot;пт&quot;;26;[.G255]=90;10;[.G255]=85;10;[.G255]=80;9;[.G255]=75;8;[.G255]=70;8;[.G255]=65;7;[.G255]=60;7;[.G255]=55;6;[.G255]=50;6;[.G255]=45;6;[.G255]=40;5;[.G255]=35;4;[.G255]=30;4;[.G255]=25;3;[.G255]=20;2;[.G255]=15;1;[.G255]=10;1;[.G255]=0;0)" office:value-type="float" office:value="0" calcext:value-type="float">
            <text:p>0</text:p>
          </table:table-cell>
          <table:table-cell table:formula="of:=IF([.H255]&lt;=1;0;IF([.H255]&lt;=10;11;IF([.H255]&lt;=14;12;IF([.H255]&lt;=17;13;IF([.H255]&lt;=20;14;IF([.H255]&lt;=22;15;IF([.H255]&lt;=25;16;IF([.H255]&lt;=27;17;IF([.H255]&lt;=29;18;IF([.H255]&lt;=32;19;IF([.H255]&lt;=34;20;IF([.H255]&lt;=36;21;IF([.H255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255]=&quot;взв&quot;;11;[.K255]=&quot;накл&quot;;24;[.K255]=&quot;прокл&quot;;25;[.K255]=&quot;пт&quot;;26;[.K255]=90;10;[.K255]=85;10;[.K255]=80;9;[.K255]=75;8;[.K255]=70;8;[.K255]=65;7;[.K255]=60;7;[.K255]=55;6;[.K255]=50;6;[.K255]=45;6;[.K255]=40;5;[.K255]=35;4;[.K255]=30;4;[.K255]=25;3;[.K255]=20;2;[.K255]=15;1;[.K255]=10;1;[.K255]=0;0)" office:value-type="float" office:value="0" calcext:value-type="float">
            <text:p>0</text:p>
          </table:table-cell>
          <table:table-cell table:formula="of:=IF([.L255]&lt;=1;0;IF([.L255]&lt;=10;11;IF([.L255]&lt;=14;12;IF([.L255]&lt;=17;13;IF([.L255]&lt;=20;14;IF([.L255]&lt;=22;15;IF([.L255]&lt;=25;16;IF([.L255]&lt;=27;17;IF([.L255]&lt;=29;18;IF([.L255]&lt;=32;19;IF([.L255]&lt;=34;20;IF([.L255]&lt;=36;21;IF([.L255]&lt;=40;22;24)))))))))))))" office:value-type="float" office:value="20" calcext:value-type="float">
            <text:p>20</text:p>
          </table:table-cell>
          <table:table-cell table:number-columns-repeated="2"/>
          <table:table-cell table:formula="of:=COM.MICROSOFT.IFS([.O255]=&quot;взв&quot;;11;[.O255]=&quot;накл&quot;;24;[.O255]=&quot;прокл&quot;;25;[.O255]=&quot;пт&quot;;26;[.O255]=90;10;[.O255]=85;10;[.O255]=80;9;[.O255]=75;8;[.O255]=70;8;[.O255]=65;7;[.O255]=60;7;[.O255]=55;6;[.O255]=50;6;[.O255]=45;6;[.O255]=40;5;[.O255]=35;4;[.O255]=30;4;[.O255]=25;3;[.O255]=20;2;[.O255]=15;1;[.O255]=10;1;[.O255]=0;0)" office:value-type="float" office:value="0" calcext:value-type="float">
            <text:p>0</text:p>
          </table:table-cell>
          <table:table-cell table:formula="of:=IF([.P255]&lt;=1;0;IF([.P255]&lt;=10;11;IF([.P255]&lt;=14;12;IF([.P255]&lt;=17;13;IF([.P255]&lt;=20;14;IF([.P255]&lt;=22;15;IF([.P255]&lt;=25;16;IF([.P255]&lt;=27;17;IF([.P255]&lt;=29;18;IF([.P255]&lt;=32;19;IF([.P255]&lt;=34;20;IF([.P255]&lt;=36;21;IF([.P255]&lt;=40;22;24)))))))))))))" office:value-type="float" office:value="0" calcext:value-type="float">
            <text:p>0</text:p>
          </table:table-cell>
          <table:table-cell table:formula="of:=ROUND(([.I255]+[.J255]+[.M255]+[.N255]+[.Q255]+[.R255])/2;0)" office:value-type="float" office:value="20" calcext:value-type="float">
            <text:p>20</text:p>
          </table:table-cell>
          <table:table-cell table:formula="of:=[.F255]*LOG10([.S255]+2)" office:value-type="float" office:value="5.36969072328883" calcext:value-type="float">
            <text:p>5,3696907232888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36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56]=&quot;взв&quot;;11;[.G256]=&quot;накл&quot;;24;[.G256]=&quot;прокл&quot;;25;[.G256]=&quot;пт&quot;;26;[.G256]=90;10;[.G256]=85;10;[.G256]=80;9;[.G256]=75;8;[.G256]=70;8;[.G256]=65;7;[.G256]=60;7;[.G256]=55;6;[.G256]=50;6;[.G256]=45;6;[.G256]=40;5;[.G256]=35;4;[.G256]=30;4;[.G256]=25;3;[.G256]=20;2;[.G256]=15;1;[.G256]=10;1;[.G256]=0;0)" office:value-type="float" office:value="10" calcext:value-type="float">
            <text:p>10</text:p>
          </table:table-cell>
          <table:table-cell table:formula="of:=IF([.H256]&lt;=1;0;IF([.H256]&lt;=10;11;IF([.H256]&lt;=14;12;IF([.H256]&lt;=17;13;IF([.H256]&lt;=20;14;IF([.H256]&lt;=22;15;IF([.H256]&lt;=25;16;IF([.H256]&lt;=27;17;IF([.H256]&lt;=29;18;IF([.H256]&lt;=32;19;IF([.H256]&lt;=34;20;IF([.H256]&lt;=36;21;IF([.H25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56]=&quot;взв&quot;;11;[.K256]=&quot;накл&quot;;24;[.K256]=&quot;прокл&quot;;25;[.K256]=&quot;пт&quot;;26;[.K256]=90;10;[.K256]=85;10;[.K256]=80;9;[.K256]=75;8;[.K256]=70;8;[.K256]=65;7;[.K256]=60;7;[.K256]=55;6;[.K256]=50;6;[.K256]=45;6;[.K256]=40;5;[.K256]=35;4;[.K256]=30;4;[.K256]=25;3;[.K256]=20;2;[.K256]=15;1;[.K256]=10;1;[.K256]=0;0)" office:value-type="float" office:value="10" calcext:value-type="float">
            <text:p>10</text:p>
          </table:table-cell>
          <table:table-cell table:formula="of:=IF([.L256]&lt;=1;0;IF([.L256]&lt;=10;11;IF([.L256]&lt;=14;12;IF([.L256]&lt;=17;13;IF([.L256]&lt;=20;14;IF([.L256]&lt;=22;15;IF([.L256]&lt;=25;16;IF([.L256]&lt;=27;17;IF([.L256]&lt;=29;18;IF([.L256]&lt;=32;19;IF([.L256]&lt;=34;20;IF([.L256]&lt;=36;21;IF([.L25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56]=&quot;взв&quot;;11;[.O256]=&quot;накл&quot;;24;[.O256]=&quot;прокл&quot;;25;[.O256]=&quot;пт&quot;;26;[.O256]=90;10;[.O256]=85;10;[.O256]=80;9;[.O256]=75;8;[.O256]=70;8;[.O256]=65;7;[.O256]=60;7;[.O256]=55;6;[.O256]=50;6;[.O256]=45;6;[.O256]=40;5;[.O256]=35;4;[.O256]=30;4;[.O256]=25;3;[.O256]=20;2;[.O256]=15;1;[.O256]=10;1;[.O256]=0;0)" office:value-type="float" office:value="10" calcext:value-type="float">
            <text:p>10</text:p>
          </table:table-cell>
          <table:table-cell table:formula="of:=IF([.P256]&lt;=1;0;IF([.P256]&lt;=10;11;IF([.P256]&lt;=14;12;IF([.P256]&lt;=17;13;IF([.P256]&lt;=20;14;IF([.P256]&lt;=22;15;IF([.P256]&lt;=25;16;IF([.P256]&lt;=27;17;IF([.P256]&lt;=29;18;IF([.P256]&lt;=32;19;IF([.P256]&lt;=34;20;IF([.P256]&lt;=36;21;IF([.P256]&lt;=40;22;24)))))))))))))" office:value-type="float" office:value="0" calcext:value-type="float">
            <text:p>0</text:p>
          </table:table-cell>
          <table:table-cell table:formula="of:=ROUND(([.I256]+[.J256]+[.M256]+[.N256]+[.Q256]+[.R256])/3;0)" office:value-type="float" office:value="10" calcext:value-type="float">
            <text:p>10</text:p>
          </table:table-cell>
          <table:table-cell table:formula="of:=[.F256]*LOG10([.S256]+2)" office:value-type="float" office:value="4.3167249841905" calcext:value-type="float">
            <text:p>4,316724984190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39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257]=&quot;взв&quot;;11;[.G257]=&quot;накл&quot;;24;[.G257]=&quot;прокл&quot;;25;[.G257]=&quot;пт&quot;;26;[.G257]=90;10;[.G257]=85;10;[.G257]=80;9;[.G257]=75;8;[.G257]=70;8;[.G257]=65;7;[.G257]=60;7;[.G257]=55;6;[.G257]=50;6;[.G257]=45;6;[.G257]=40;5;[.G257]=35;4;[.G257]=30;4;[.G257]=25;3;[.G257]=20;2;[.G257]=15;1;[.G257]=10;1;[.G257]=0;0)" office:value-type="float" office:value="0" calcext:value-type="float">
            <text:p>0</text:p>
          </table:table-cell>
          <table:table-cell table:formula="of:=IF([.H257]&lt;=1;0;IF([.H257]&lt;=10;11;IF([.H257]&lt;=14;12;IF([.H257]&lt;=17;13;IF([.H257]&lt;=20;14;IF([.H257]&lt;=22;15;IF([.H257]&lt;=25;16;IF([.H257]&lt;=27;17;IF([.H257]&lt;=29;18;IF([.H257]&lt;=32;19;IF([.H257]&lt;=34;20;IF([.H257]&lt;=36;21;IF([.H257]&lt;=40;22;24)))))))))))))"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K257]=&quot;взв&quot;;11;[.K257]=&quot;накл&quot;;24;[.K257]=&quot;прокл&quot;;25;[.K257]=&quot;пт&quot;;26;[.K257]=90;10;[.K257]=85;10;[.K257]=80;9;[.K257]=75;8;[.K257]=70;8;[.K257]=65;7;[.K257]=60;7;[.K257]=55;6;[.K257]=50;6;[.K257]=45;6;[.K257]=40;5;[.K257]=35;4;[.K257]=30;4;[.K257]=25;3;[.K257]=20;2;[.K257]=15;1;[.K257]=10;1;[.K257]=0;0)" office:value-type="float" office:value="0" calcext:value-type="float">
            <text:p>0</text:p>
          </table:table-cell>
          <table:table-cell table:formula="of:=IF([.L257]&lt;=1;0;IF([.L257]&lt;=10;11;IF([.L257]&lt;=14;12;IF([.L257]&lt;=17;13;IF([.L257]&lt;=20;14;IF([.L257]&lt;=22;15;IF([.L257]&lt;=25;16;IF([.L257]&lt;=27;17;IF([.L257]&lt;=29;18;IF([.L257]&lt;=32;19;IF([.L257]&lt;=34;20;IF([.L257]&lt;=36;21;IF([.L257]&lt;=40;22;24)))))))))))))" office:value-type="float" office:value="15" calcext:value-type="float">
            <text:p>1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257]=&quot;взв&quot;;11;[.O257]=&quot;накл&quot;;24;[.O257]=&quot;прокл&quot;;25;[.O257]=&quot;пт&quot;;26;[.O257]=90;10;[.O257]=85;10;[.O257]=80;9;[.O257]=75;8;[.O257]=70;8;[.O257]=65;7;[.O257]=60;7;[.O257]=55;6;[.O257]=50;6;[.O257]=45;6;[.O257]=40;5;[.O257]=35;4;[.O257]=30;4;[.O257]=25;3;[.O257]=20;2;[.O257]=15;1;[.O257]=10;1;[.O257]=0;0)" office:value-type="float" office:value="0" calcext:value-type="float">
            <text:p>0</text:p>
          </table:table-cell>
          <table:table-cell table:formula="of:=IF([.P257]&lt;=1;0;IF([.P257]&lt;=10;11;IF([.P257]&lt;=14;12;IF([.P257]&lt;=17;13;IF([.P257]&lt;=20;14;IF([.P257]&lt;=22;15;IF([.P257]&lt;=25;16;IF([.P257]&lt;=27;17;IF([.P257]&lt;=29;18;IF([.P257]&lt;=32;19;IF([.P257]&lt;=34;20;IF([.P257]&lt;=36;21;IF([.P257]&lt;=40;22;24)))))))))))))" office:value-type="float" office:value="19" calcext:value-type="float">
            <text:p>19</text:p>
          </table:table-cell>
          <table:table-cell table:formula="of:=ROUND(([.I257]+[.J257]+[.M257]+[.N257]+[.Q257]+[.R257])/3;0)" office:value-type="float" office:value="17" calcext:value-type="float">
            <text:p>17</text:p>
          </table:table-cell>
          <table:table-cell table:formula="of:=[.F257]*LOG10([.S257]+2)" office:value-type="float" office:value="5.11501440381132" calcext:value-type="float">
            <text:p>5,1150144038113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40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258]=&quot;взв&quot;;11;[.G258]=&quot;накл&quot;;24;[.G258]=&quot;прокл&quot;;25;[.G258]=&quot;пт&quot;;26;[.G258]=90;10;[.G258]=85;10;[.G258]=80;9;[.G258]=75;8;[.G258]=70;8;[.G258]=65;7;[.G258]=60;7;[.G258]=55;6;[.G258]=50;6;[.G258]=45;6;[.G258]=40;5;[.G258]=35;4;[.G258]=30;4;[.G258]=25;3;[.G258]=20;2;[.G258]=15;1;[.G258]=10;1;[.G258]=0;0)" office:value-type="float" office:value="0" calcext:value-type="float">
            <text:p>0</text:p>
          </table:table-cell>
          <table:table-cell table:formula="of:=IF([.H258]&lt;=1;0;IF([.H258]&lt;=10;11;IF([.H258]&lt;=14;12;IF([.H258]&lt;=17;13;IF([.H258]&lt;=20;14;IF([.H258]&lt;=22;15;IF([.H258]&lt;=25;16;IF([.H258]&lt;=27;17;IF([.H258]&lt;=29;18;IF([.H258]&lt;=32;19;IF([.H258]&lt;=34;20;IF([.H258]&lt;=36;21;IF([.H258]&lt;=40;22;24)))))))))))))"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258]=&quot;взв&quot;;11;[.K258]=&quot;накл&quot;;24;[.K258]=&quot;прокл&quot;;25;[.K258]=&quot;пт&quot;;26;[.K258]=90;10;[.K258]=85;10;[.K258]=80;9;[.K258]=75;8;[.K258]=70;8;[.K258]=65;7;[.K258]=60;7;[.K258]=55;6;[.K258]=50;6;[.K258]=45;6;[.K258]=40;5;[.K258]=35;4;[.K258]=30;4;[.K258]=25;3;[.K258]=20;2;[.K258]=15;1;[.K258]=10;1;[.K258]=0;0)" office:value-type="float" office:value="0" calcext:value-type="float">
            <text:p>0</text:p>
          </table:table-cell>
          <table:table-cell table:formula="of:=IF([.L258]&lt;=1;0;IF([.L258]&lt;=10;11;IF([.L258]&lt;=14;12;IF([.L258]&lt;=17;13;IF([.L258]&lt;=20;14;IF([.L258]&lt;=22;15;IF([.L258]&lt;=25;16;IF([.L258]&lt;=27;17;IF([.L258]&lt;=29;18;IF([.L258]&lt;=32;19;IF([.L258]&lt;=34;20;IF([.L258]&lt;=36;21;IF([.L258]&lt;=40;22;24)))))))))))))"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258]=&quot;взв&quot;;11;[.O258]=&quot;накл&quot;;24;[.O258]=&quot;прокл&quot;;25;[.O258]=&quot;пт&quot;;26;[.O258]=90;10;[.O258]=85;10;[.O258]=80;9;[.O258]=75;8;[.O258]=70;8;[.O258]=65;7;[.O258]=60;7;[.O258]=55;6;[.O258]=50;6;[.O258]=45;6;[.O258]=40;5;[.O258]=35;4;[.O258]=30;4;[.O258]=25;3;[.O258]=20;2;[.O258]=15;1;[.O258]=10;1;[.O258]=0;0)" office:value-type="float" office:value="0" calcext:value-type="float">
            <text:p>0</text:p>
          </table:table-cell>
          <table:table-cell table:formula="of:=IF([.P258]&lt;=1;0;IF([.P258]&lt;=10;11;IF([.P258]&lt;=14;12;IF([.P258]&lt;=17;13;IF([.P258]&lt;=20;14;IF([.P258]&lt;=22;15;IF([.P258]&lt;=25;16;IF([.P258]&lt;=27;17;IF([.P258]&lt;=29;18;IF([.P258]&lt;=32;19;IF([.P258]&lt;=34;20;IF([.P258]&lt;=36;21;IF([.P258]&lt;=40;22;24)))))))))))))" office:value-type="float" office:value="18" calcext:value-type="float">
            <text:p>18</text:p>
          </table:table-cell>
          <table:table-cell table:formula="of:=ROUND(([.I258]+[.J258]+[.M258]+[.N258]+[.Q258]+[.R258])/3;0)" office:value-type="float" office:value="18" calcext:value-type="float">
            <text:p>18</text:p>
          </table:table-cell>
          <table:table-cell table:formula="of:=[.F258]*LOG10([.S258]+2)" office:value-type="float" office:value="5.20411998265593" calcext:value-type="float">
            <text:p>5,2041199826559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41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259]=&quot;взв&quot;;11;[.G259]=&quot;накл&quot;;24;[.G259]=&quot;прокл&quot;;25;[.G259]=&quot;пт&quot;;26;[.G259]=90;10;[.G259]=85;10;[.G259]=80;9;[.G259]=75;8;[.G259]=70;8;[.G259]=65;7;[.G259]=60;7;[.G259]=55;6;[.G259]=50;6;[.G259]=45;6;[.G259]=40;5;[.G259]=35;4;[.G259]=30;4;[.G259]=25;3;[.G259]=20;2;[.G259]=15;1;[.G259]=10;1;[.G259]=0;0)" office:value-type="float" office:value="0" calcext:value-type="float">
            <text:p>0</text:p>
          </table:table-cell>
          <table:table-cell table:formula="of:=IF([.H259]&lt;=1;0;IF([.H259]&lt;=10;11;IF([.H259]&lt;=14;12;IF([.H259]&lt;=17;13;IF([.H259]&lt;=20;14;IF([.H259]&lt;=22;15;IF([.H259]&lt;=25;16;IF([.H259]&lt;=27;17;IF([.H259]&lt;=29;18;IF([.H259]&lt;=32;19;IF([.H259]&lt;=34;20;IF([.H259]&lt;=36;21;IF([.H259]&lt;=40;22;24)))))))))))))"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259]=&quot;взв&quot;;11;[.K259]=&quot;накл&quot;;24;[.K259]=&quot;прокл&quot;;25;[.K259]=&quot;пт&quot;;26;[.K259]=90;10;[.K259]=85;10;[.K259]=80;9;[.K259]=75;8;[.K259]=70;8;[.K259]=65;7;[.K259]=60;7;[.K259]=55;6;[.K259]=50;6;[.K259]=45;6;[.K259]=40;5;[.K259]=35;4;[.K259]=30;4;[.K259]=25;3;[.K259]=20;2;[.K259]=15;1;[.K259]=10;1;[.K259]=0;0)" office:value-type="float" office:value="0" calcext:value-type="float">
            <text:p>0</text:p>
          </table:table-cell>
          <table:table-cell table:formula="of:=IF([.L259]&lt;=1;0;IF([.L259]&lt;=10;11;IF([.L259]&lt;=14;12;IF([.L259]&lt;=17;13;IF([.L259]&lt;=20;14;IF([.L259]&lt;=22;15;IF([.L259]&lt;=25;16;IF([.L259]&lt;=27;17;IF([.L259]&lt;=29;18;IF([.L259]&lt;=32;19;IF([.L259]&lt;=34;20;IF([.L259]&lt;=36;21;IF([.L259]&lt;=40;22;24)))))))))))))" office:value-type="float" office:value="16" calcext:value-type="float">
            <text:p>1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M.MICROSOFT.IFS([.O259]=&quot;взв&quot;;11;[.O259]=&quot;накл&quot;;24;[.O259]=&quot;прокл&quot;;25;[.O259]=&quot;пт&quot;;26;[.O259]=90;10;[.O259]=85;10;[.O259]=80;9;[.O259]=75;8;[.O259]=70;8;[.O259]=65;7;[.O259]=60;7;[.O259]=55;6;[.O259]=50;6;[.O259]=45;6;[.O259]=40;5;[.O259]=35;4;[.O259]=30;4;[.O259]=25;3;[.O259]=20;2;[.O259]=15;1;[.O259]=10;1;[.O259]=0;0)" office:value-type="float" office:value="0" calcext:value-type="float">
            <text:p>0</text:p>
          </table:table-cell>
          <table:table-cell table:formula="of:=IF([.P259]&lt;=1;0;IF([.P259]&lt;=10;11;IF([.P259]&lt;=14;12;IF([.P259]&lt;=17;13;IF([.P259]&lt;=20;14;IF([.P259]&lt;=22;15;IF([.P259]&lt;=25;16;IF([.P259]&lt;=27;17;IF([.P259]&lt;=29;18;IF([.P259]&lt;=32;19;IF([.P259]&lt;=34;20;IF([.P259]&lt;=36;21;IF([.P259]&lt;=40;22;24)))))))))))))" office:value-type="float" office:value="12" calcext:value-type="float">
            <text:p>12</text:p>
          </table:table-cell>
          <table:table-cell table:formula="of:=ROUND(([.I259]+[.J259]+[.M259]+[.N259]+[.Q259]+[.R259])/3;0)" office:value-type="float" office:value="15" calcext:value-type="float">
            <text:p>15</text:p>
          </table:table-cell>
          <table:table-cell table:formula="of:=[.F259]*LOG10([.S259]+2)" office:value-type="float" office:value="4.9217956855131" calcext:value-type="float">
            <text:p>4,921795685513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712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260]=&quot;взв&quot;;11;[.G260]=&quot;накл&quot;;24;[.G260]=&quot;прокл&quot;;25;[.G260]=&quot;пт&quot;;26;[.G260]=90;10;[.G260]=85;10;[.G260]=80;9;[.G260]=75;8;[.G260]=70;8;[.G260]=65;7;[.G260]=60;7;[.G260]=55;6;[.G260]=50;6;[.G260]=45;6;[.G260]=40;5;[.G260]=35;4;[.G260]=30;4;[.G260]=25;3;[.G260]=20;2;[.G260]=15;1;[.G260]=10;1;[.G260]=0;0)" office:value-type="float" office:value="0" calcext:value-type="float">
            <text:p>0</text:p>
          </table:table-cell>
          <table:table-cell table:formula="of:=IF([.H260]&lt;=1;0;IF([.H260]&lt;=10;11;IF([.H260]&lt;=14;12;IF([.H260]&lt;=17;13;IF([.H260]&lt;=20;14;IF([.H260]&lt;=22;15;IF([.H260]&lt;=25;16;IF([.H260]&lt;=27;17;IF([.H260]&lt;=29;18;IF([.H260]&lt;=32;19;IF([.H260]&lt;=34;20;IF([.H260]&lt;=36;21;IF([.H260]&lt;=40;22;24)))))))))))))" office:value-type="float" office:value="20" calcext:value-type="float">
            <text:p>2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260]=&quot;взв&quot;;11;[.K260]=&quot;накл&quot;;24;[.K260]=&quot;прокл&quot;;25;[.K260]=&quot;пт&quot;;26;[.K260]=90;10;[.K260]=85;10;[.K260]=80;9;[.K260]=75;8;[.K260]=70;8;[.K260]=65;7;[.K260]=60;7;[.K260]=55;6;[.K260]=50;6;[.K260]=45;6;[.K260]=40;5;[.K260]=35;4;[.K260]=30;4;[.K260]=25;3;[.K260]=20;2;[.K260]=15;1;[.K260]=10;1;[.K260]=0;0)" office:value-type="float" office:value="0" calcext:value-type="float">
            <text:p>0</text:p>
          </table:table-cell>
          <table:table-cell table:formula="of:=IF([.L260]&lt;=1;0;IF([.L260]&lt;=10;11;IF([.L260]&lt;=14;12;IF([.L260]&lt;=17;13;IF([.L260]&lt;=20;14;IF([.L260]&lt;=22;15;IF([.L260]&lt;=25;16;IF([.L260]&lt;=27;17;IF([.L260]&lt;=29;18;IF([.L260]&lt;=32;19;IF([.L260]&lt;=34;20;IF([.L260]&lt;=36;21;IF([.L260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260]=&quot;взв&quot;;11;[.O260]=&quot;накл&quot;;24;[.O260]=&quot;прокл&quot;;25;[.O260]=&quot;пт&quot;;26;[.O260]=90;10;[.O260]=85;10;[.O260]=80;9;[.O260]=75;8;[.O260]=70;8;[.O260]=65;7;[.O260]=60;7;[.O260]=55;6;[.O260]=50;6;[.O260]=45;6;[.O260]=40;5;[.O260]=35;4;[.O260]=30;4;[.O260]=25;3;[.O260]=20;2;[.O260]=15;1;[.O260]=10;1;[.O260]=0;0)" office:value-type="float" office:value="0" calcext:value-type="float">
            <text:p>0</text:p>
          </table:table-cell>
          <table:table-cell table:formula="of:=IF([.P260]&lt;=1;0;IF([.P260]&lt;=10;11;IF([.P260]&lt;=14;12;IF([.P260]&lt;=17;13;IF([.P260]&lt;=20;14;IF([.P260]&lt;=22;15;IF([.P260]&lt;=25;16;IF([.P260]&lt;=27;17;IF([.P260]&lt;=29;18;IF([.P260]&lt;=32;19;IF([.P260]&lt;=34;20;IF([.P260]&lt;=36;21;IF([.P260]&lt;=40;22;24)))))))))))))" office:value-type="float" office:value="18" calcext:value-type="float">
            <text:p>18</text:p>
          </table:table-cell>
          <table:table-cell table:formula="of:=ROUND(([.I260]+[.J260]+[.M260]+[.N260]+[.Q260]+[.R260])/3;0)" office:value-type="float" office:value="18" calcext:value-type="float">
            <text:p>18</text:p>
          </table:table-cell>
          <table:table-cell table:formula="of:=[.F260]*LOG10([.S260]+2)" office:value-type="float" office:value="5.20411998265593" calcext:value-type="float">
            <text:p>5,2041199826559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37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261]=&quot;взв&quot;;11;[.G261]=&quot;накл&quot;;24;[.G261]=&quot;прокл&quot;;25;[.G261]=&quot;пт&quot;;26;[.G261]=90;10;[.G261]=85;10;[.G261]=80;9;[.G261]=75;8;[.G261]=70;8;[.G261]=65;7;[.G261]=60;7;[.G261]=55;6;[.G261]=50;6;[.G261]=45;6;[.G261]=40;5;[.G261]=35;4;[.G261]=30;4;[.G261]=25;3;[.G261]=20;2;[.G261]=15;1;[.G261]=10;1;[.G261]=0;0)" office:value-type="float" office:value="8" calcext:value-type="float">
            <text:p>8</text:p>
          </table:table-cell>
          <table:table-cell table:formula="of:=IF([.H261]&lt;=1;0;IF([.H261]&lt;=10;11;IF([.H261]&lt;=14;12;IF([.H261]&lt;=17;13;IF([.H261]&lt;=20;14;IF([.H261]&lt;=22;15;IF([.H261]&lt;=25;16;IF([.H261]&lt;=27;17;IF([.H261]&lt;=29;18;IF([.H261]&lt;=32;19;IF([.H261]&lt;=34;20;IF([.H261]&lt;=36;21;IF([.H26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61]=&quot;взв&quot;;11;[.K261]=&quot;накл&quot;;24;[.K261]=&quot;прокл&quot;;25;[.K261]=&quot;пт&quot;;26;[.K261]=90;10;[.K261]=85;10;[.K261]=80;9;[.K261]=75;8;[.K261]=70;8;[.K261]=65;7;[.K261]=60;7;[.K261]=55;6;[.K261]=50;6;[.K261]=45;6;[.K261]=40;5;[.K261]=35;4;[.K261]=30;4;[.K261]=25;3;[.K261]=20;2;[.K261]=15;1;[.K261]=10;1;[.K261]=0;0)" office:value-type="float" office:value="8" calcext:value-type="float">
            <text:p>8</text:p>
          </table:table-cell>
          <table:table-cell table:formula="of:=IF([.L261]&lt;=1;0;IF([.L261]&lt;=10;11;IF([.L261]&lt;=14;12;IF([.L261]&lt;=17;13;IF([.L261]&lt;=20;14;IF([.L261]&lt;=22;15;IF([.L261]&lt;=25;16;IF([.L261]&lt;=27;17;IF([.L261]&lt;=29;18;IF([.L261]&lt;=32;19;IF([.L261]&lt;=34;20;IF([.L261]&lt;=36;21;IF([.L26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61]=&quot;взв&quot;;11;[.O261]=&quot;накл&quot;;24;[.O261]=&quot;прокл&quot;;25;[.O261]=&quot;пт&quot;;26;[.O261]=90;10;[.O261]=85;10;[.O261]=80;9;[.O261]=75;8;[.O261]=70;8;[.O261]=65;7;[.O261]=60;7;[.O261]=55;6;[.O261]=50;6;[.O261]=45;6;[.O261]=40;5;[.O261]=35;4;[.O261]=30;4;[.O261]=25;3;[.O261]=20;2;[.O261]=15;1;[.O261]=10;1;[.O261]=0;0)" office:value-type="float" office:value="10" calcext:value-type="float">
            <text:p>10</text:p>
          </table:table-cell>
          <table:table-cell table:formula="of:=IF([.P261]&lt;=1;0;IF([.P261]&lt;=10;11;IF([.P261]&lt;=14;12;IF([.P261]&lt;=17;13;IF([.P261]&lt;=20;14;IF([.P261]&lt;=22;15;IF([.P261]&lt;=25;16;IF([.P261]&lt;=27;17;IF([.P261]&lt;=29;18;IF([.P261]&lt;=32;19;IF([.P261]&lt;=34;20;IF([.P261]&lt;=36;21;IF([.P261]&lt;=40;22;24)))))))))))))" office:value-type="float" office:value="0" calcext:value-type="float">
            <text:p>0</text:p>
          </table:table-cell>
          <table:table-cell table:formula="of:=ROUND(([.I261]+[.J261]+[.M261]+[.N261]+[.Q261]+[.R261])/3;0)" office:value-type="float" office:value="9" calcext:value-type="float">
            <text:p>9</text:p>
          </table:table-cell>
          <table:table-cell table:formula="of:=[.F261]*LOG10([.S261]+2)" office:value-type="float" office:value="5.20696342579113" calcext:value-type="float">
            <text:p>5,2069634257911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707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262]=&quot;взв&quot;;11;[.G262]=&quot;накл&quot;;24;[.G262]=&quot;прокл&quot;;25;[.G262]=&quot;пт&quot;;26;[.G262]=90;10;[.G262]=85;10;[.G262]=80;9;[.G262]=75;8;[.G262]=70;8;[.G262]=65;7;[.G262]=60;7;[.G262]=55;6;[.G262]=50;6;[.G262]=45;6;[.G262]=40;5;[.G262]=35;4;[.G262]=30;4;[.G262]=25;3;[.G262]=20;2;[.G262]=15;1;[.G262]=10;1;[.G262]=0;0)" office:value-type="float" office:value="0" calcext:value-type="float">
            <text:p>0</text:p>
          </table:table-cell>
          <table:table-cell table:formula="of:=IF([.H262]&lt;=1;0;IF([.H262]&lt;=10;11;IF([.H262]&lt;=14;12;IF([.H262]&lt;=17;13;IF([.H262]&lt;=20;14;IF([.H262]&lt;=22;15;IF([.H262]&lt;=25;16;IF([.H262]&lt;=27;17;IF([.H262]&lt;=29;18;IF([.H262]&lt;=32;19;IF([.H262]&lt;=34;20;IF([.H262]&lt;=36;21;IF([.H262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262]=&quot;взв&quot;;11;[.K262]=&quot;накл&quot;;24;[.K262]=&quot;прокл&quot;;25;[.K262]=&quot;пт&quot;;26;[.K262]=90;10;[.K262]=85;10;[.K262]=80;9;[.K262]=75;8;[.K262]=70;8;[.K262]=65;7;[.K262]=60;7;[.K262]=55;6;[.K262]=50;6;[.K262]=45;6;[.K262]=40;5;[.K262]=35;4;[.K262]=30;4;[.K262]=25;3;[.K262]=20;2;[.K262]=15;1;[.K262]=10;1;[.K262]=0;0)" office:value-type="float" office:value="0" calcext:value-type="float">
            <text:p>0</text:p>
          </table:table-cell>
          <table:table-cell table:formula="of:=IF([.L262]&lt;=1;0;IF([.L262]&lt;=10;11;IF([.L262]&lt;=14;12;IF([.L262]&lt;=17;13;IF([.L262]&lt;=20;14;IF([.L262]&lt;=22;15;IF([.L262]&lt;=25;16;IF([.L262]&lt;=27;17;IF([.L262]&lt;=29;18;IF([.L262]&lt;=32;19;IF([.L262]&lt;=34;20;IF([.L262]&lt;=36;21;IF([.L262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262]=&quot;взв&quot;;11;[.O262]=&quot;накл&quot;;24;[.O262]=&quot;прокл&quot;;25;[.O262]=&quot;пт&quot;;26;[.O262]=90;10;[.O262]=85;10;[.O262]=80;9;[.O262]=75;8;[.O262]=70;8;[.O262]=65;7;[.O262]=60;7;[.O262]=55;6;[.O262]=50;6;[.O262]=45;6;[.O262]=40;5;[.O262]=35;4;[.O262]=30;4;[.O262]=25;3;[.O262]=20;2;[.O262]=15;1;[.O262]=10;1;[.O262]=0;0)" office:value-type="float" office:value="0" calcext:value-type="float">
            <text:p>0</text:p>
          </table:table-cell>
          <table:table-cell table:formula="of:=IF([.P262]&lt;=1;0;IF([.P262]&lt;=10;11;IF([.P262]&lt;=14;12;IF([.P262]&lt;=17;13;IF([.P262]&lt;=20;14;IF([.P262]&lt;=22;15;IF([.P262]&lt;=25;16;IF([.P262]&lt;=27;17;IF([.P262]&lt;=29;18;IF([.P262]&lt;=32;19;IF([.P262]&lt;=34;20;IF([.P262]&lt;=36;21;IF([.P262]&lt;=40;22;24)))))))))))))" office:value-type="float" office:value="19" calcext:value-type="float">
            <text:p>19</text:p>
          </table:table-cell>
          <table:table-cell table:formula="of:=ROUND(([.I262]+[.J262]+[.M262]+[.N262]+[.Q262]+[.R262])/3;0)" office:value-type="float" office:value="19" calcext:value-type="float">
            <text:p>19</text:p>
          </table:table-cell>
          <table:table-cell table:formula="of:=[.F262]*LOG10([.S262]+2)" office:value-type="float" office:value="6.6110964736696" calcext:value-type="float">
            <text:p>6,611096473669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92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263]=&quot;взв&quot;;11;[.G263]=&quot;накл&quot;;24;[.G263]=&quot;прокл&quot;;25;[.G263]=&quot;пт&quot;;26;[.G263]=90;10;[.G263]=85;10;[.G263]=80;9;[.G263]=75;8;[.G263]=70;8;[.G263]=65;7;[.G263]=60;7;[.G263]=55;6;[.G263]=50;6;[.G263]=45;6;[.G263]=40;5;[.G263]=35;4;[.G263]=30;4;[.G263]=25;3;[.G263]=20;2;[.G263]=15;1;[.G263]=10;1;[.G263]=0;0)" office:value-type="float" office:value="0" calcext:value-type="float">
            <text:p>0</text:p>
          </table:table-cell>
          <table:table-cell table:formula="of:=IF([.H263]&lt;=1;0;IF([.H263]&lt;=10;11;IF([.H263]&lt;=14;12;IF([.H263]&lt;=17;13;IF([.H263]&lt;=20;14;IF([.H263]&lt;=22;15;IF([.H263]&lt;=25;16;IF([.H263]&lt;=27;17;IF([.H263]&lt;=29;18;IF([.H263]&lt;=32;19;IF([.H263]&lt;=34;20;IF([.H263]&lt;=36;21;IF([.H263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263]=&quot;взв&quot;;11;[.K263]=&quot;накл&quot;;24;[.K263]=&quot;прокл&quot;;25;[.K263]=&quot;пт&quot;;26;[.K263]=90;10;[.K263]=85;10;[.K263]=80;9;[.K263]=75;8;[.K263]=70;8;[.K263]=65;7;[.K263]=60;7;[.K263]=55;6;[.K263]=50;6;[.K263]=45;6;[.K263]=40;5;[.K263]=35;4;[.K263]=30;4;[.K263]=25;3;[.K263]=20;2;[.K263]=15;1;[.K263]=10;1;[.K263]=0;0)" office:value-type="float" office:value="0" calcext:value-type="float">
            <text:p>0</text:p>
          </table:table-cell>
          <table:table-cell table:formula="of:=IF([.L263]&lt;=1;0;IF([.L263]&lt;=10;11;IF([.L263]&lt;=14;12;IF([.L263]&lt;=17;13;IF([.L263]&lt;=20;14;IF([.L263]&lt;=22;15;IF([.L263]&lt;=25;16;IF([.L263]&lt;=27;17;IF([.L263]&lt;=29;18;IF([.L263]&lt;=32;19;IF([.L263]&lt;=34;20;IF([.L263]&lt;=36;21;IF([.L263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263]=&quot;взв&quot;;11;[.O263]=&quot;накл&quot;;24;[.O263]=&quot;прокл&quot;;25;[.O263]=&quot;пт&quot;;26;[.O263]=90;10;[.O263]=85;10;[.O263]=80;9;[.O263]=75;8;[.O263]=70;8;[.O263]=65;7;[.O263]=60;7;[.O263]=55;6;[.O263]=50;6;[.O263]=45;6;[.O263]=40;5;[.O263]=35;4;[.O263]=30;4;[.O263]=25;3;[.O263]=20;2;[.O263]=15;1;[.O263]=10;1;[.O263]=0;0)" office:value-type="float" office:value="0" calcext:value-type="float">
            <text:p>0</text:p>
          </table:table-cell>
          <table:table-cell table:formula="of:=IF([.P263]&lt;=1;0;IF([.P263]&lt;=10;11;IF([.P263]&lt;=14;12;IF([.P263]&lt;=17;13;IF([.P263]&lt;=20;14;IF([.P263]&lt;=22;15;IF([.P263]&lt;=25;16;IF([.P263]&lt;=27;17;IF([.P263]&lt;=29;18;IF([.P263]&lt;=32;19;IF([.P263]&lt;=34;20;IF([.P263]&lt;=36;21;IF([.P263]&lt;=40;22;24)))))))))))))" office:value-type="float" office:value="21" calcext:value-type="float">
            <text:p>21</text:p>
          </table:table-cell>
          <table:table-cell table:formula="of:=ROUND(([.I263]+[.J263]+[.M263]+[.N263]+[.Q263]+[.R263])/3;0)" office:value-type="float" office:value="21" calcext:value-type="float">
            <text:p>21</text:p>
          </table:table-cell>
          <table:table-cell table:formula="of:=[.F263]*LOG10([.S263]+2)" office:value-type="float" office:value="8.17036701610556" calcext:value-type="float">
            <text:p>8,1703670161055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028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yushk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264]=&quot;взв&quot;;11;[.G264]=&quot;накл&quot;;24;[.G264]=&quot;прокл&quot;;25;[.G264]=&quot;пт&quot;;26;[.G264]=90;10;[.G264]=85;10;[.G264]=80;9;[.G264]=75;8;[.G264]=70;8;[.G264]=65;7;[.G264]=60;7;[.G264]=55;6;[.G264]=50;6;[.G264]=45;6;[.G264]=40;5;[.G264]=35;4;[.G264]=30;4;[.G264]=25;3;[.G264]=20;2;[.G264]=15;1;[.G264]=10;1;[.G264]=0;0)" office:value-type="float" office:value="0" calcext:value-type="float">
            <text:p>0</text:p>
          </table:table-cell>
          <table:table-cell table:formula="of:=IF([.H264]&lt;=1;0;IF([.H264]&lt;=10;11;IF([.H264]&lt;=14;12;IF([.H264]&lt;=17;13;IF([.H264]&lt;=20;14;IF([.H264]&lt;=22;15;IF([.H264]&lt;=25;16;IF([.H264]&lt;=27;17;IF([.H264]&lt;=29;18;IF([.H264]&lt;=32;19;IF([.H264]&lt;=34;20;IF([.H264]&lt;=36;21;IF([.H264]&lt;=40;22;24)))))))))))))"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264]=&quot;взв&quot;;11;[.K264]=&quot;накл&quot;;24;[.K264]=&quot;прокл&quot;;25;[.K264]=&quot;пт&quot;;26;[.K264]=90;10;[.K264]=85;10;[.K264]=80;9;[.K264]=75;8;[.K264]=70;8;[.K264]=65;7;[.K264]=60;7;[.K264]=55;6;[.K264]=50;6;[.K264]=45;6;[.K264]=40;5;[.K264]=35;4;[.K264]=30;4;[.K264]=25;3;[.K264]=20;2;[.K264]=15;1;[.K264]=10;1;[.K264]=0;0)" office:value-type="float" office:value="0" calcext:value-type="float">
            <text:p>0</text:p>
          </table:table-cell>
          <table:table-cell table:formula="of:=IF([.L264]&lt;=1;0;IF([.L264]&lt;=10;11;IF([.L264]&lt;=14;12;IF([.L264]&lt;=17;13;IF([.L264]&lt;=20;14;IF([.L264]&lt;=22;15;IF([.L264]&lt;=25;16;IF([.L264]&lt;=27;17;IF([.L264]&lt;=29;18;IF([.L264]&lt;=32;19;IF([.L264]&lt;=34;20;IF([.L264]&lt;=36;21;IF([.L264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264]=&quot;взв&quot;;11;[.O264]=&quot;накл&quot;;24;[.O264]=&quot;прокл&quot;;25;[.O264]=&quot;пт&quot;;26;[.O264]=90;10;[.O264]=85;10;[.O264]=80;9;[.O264]=75;8;[.O264]=70;8;[.O264]=65;7;[.O264]=60;7;[.O264]=55;6;[.O264]=50;6;[.O264]=45;6;[.O264]=40;5;[.O264]=35;4;[.O264]=30;4;[.O264]=25;3;[.O264]=20;2;[.O264]=15;1;[.O264]=10;1;[.O264]=0;0)" office:value-type="float" office:value="0" calcext:value-type="float">
            <text:p>0</text:p>
          </table:table-cell>
          <table:table-cell table:formula="of:=IF([.P264]&lt;=1;0;IF([.P264]&lt;=10;11;IF([.P264]&lt;=14;12;IF([.P264]&lt;=17;13;IF([.P264]&lt;=20;14;IF([.P264]&lt;=22;15;IF([.P264]&lt;=25;16;IF([.P264]&lt;=27;17;IF([.P264]&lt;=29;18;IF([.P264]&lt;=32;19;IF([.P264]&lt;=34;20;IF([.P264]&lt;=36;21;IF([.P264]&lt;=40;22;24)))))))))))))" office:value-type="float" office:value="22" calcext:value-type="float">
            <text:p>22</text:p>
          </table:table-cell>
          <table:table-cell table:formula="of:=ROUND(([.I264]+[.J264]+[.M264]+[.N264]+[.Q264]+[.R264])/3;0)" office:value-type="float" office:value="21" calcext:value-type="float">
            <text:p>21</text:p>
          </table:table-cell>
          <table:table-cell table:formula="of:=[.F264]*LOG10([.S264]+2)" office:value-type="float" office:value="1.36172783601759" calcext:value-type="float">
            <text:p>1,3617278360175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018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yushka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265]=&quot;взв&quot;;11;[.G265]=&quot;накл&quot;;24;[.G265]=&quot;прокл&quot;;25;[.G265]=&quot;пт&quot;;26;[.G265]=90;10;[.G265]=85;10;[.G265]=80;9;[.G265]=75;8;[.G265]=70;8;[.G265]=65;7;[.G265]=60;7;[.G265]=55;6;[.G265]=50;6;[.G265]=45;6;[.G265]=40;5;[.G265]=35;4;[.G265]=30;4;[.G265]=25;3;[.G265]=20;2;[.G265]=15;1;[.G265]=10;1;[.G265]=0;0)" office:value-type="float" office:value="6" calcext:value-type="float">
            <text:p>6</text:p>
          </table:table-cell>
          <table:table-cell table:formula="of:=IF([.H265]&lt;=1;0;IF([.H265]&lt;=10;11;IF([.H265]&lt;=14;12;IF([.H265]&lt;=17;13;IF([.H265]&lt;=20;14;IF([.H265]&lt;=22;15;IF([.H265]&lt;=25;16;IF([.H265]&lt;=27;17;IF([.H265]&lt;=29;18;IF([.H265]&lt;=32;19;IF([.H265]&lt;=34;20;IF([.H265]&lt;=36;21;IF([.H265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265]=&quot;взв&quot;;11;[.K265]=&quot;накл&quot;;24;[.K265]=&quot;прокл&quot;;25;[.K265]=&quot;пт&quot;;26;[.K265]=90;10;[.K265]=85;10;[.K265]=80;9;[.K265]=75;8;[.K265]=70;8;[.K265]=65;7;[.K265]=60;7;[.K265]=55;6;[.K265]=50;6;[.K265]=45;6;[.K265]=40;5;[.K265]=35;4;[.K265]=30;4;[.K265]=25;3;[.K265]=20;2;[.K265]=15;1;[.K265]=10;1;[.K265]=0;0)" office:value-type="float" office:value="4" calcext:value-type="float">
            <text:p>4</text:p>
          </table:table-cell>
          <table:table-cell table:formula="of:=IF([.L265]&lt;=1;0;IF([.L265]&lt;=10;11;IF([.L265]&lt;=14;12;IF([.L265]&lt;=17;13;IF([.L265]&lt;=20;14;IF([.L265]&lt;=22;15;IF([.L265]&lt;=25;16;IF([.L265]&lt;=27;17;IF([.L265]&lt;=29;18;IF([.L265]&lt;=32;19;IF([.L265]&lt;=34;20;IF([.L265]&lt;=36;21;IF([.L265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265]=&quot;взв&quot;;11;[.O265]=&quot;накл&quot;;24;[.O265]=&quot;прокл&quot;;25;[.O265]=&quot;пт&quot;;26;[.O265]=90;10;[.O265]=85;10;[.O265]=80;9;[.O265]=75;8;[.O265]=70;8;[.O265]=65;7;[.O265]=60;7;[.O265]=55;6;[.O265]=50;6;[.O265]=45;6;[.O265]=40;5;[.O265]=35;4;[.O265]=30;4;[.O265]=25;3;[.O265]=20;2;[.O265]=15;1;[.O265]=10;1;[.O265]=0;0)" office:value-type="float" office:value="6" calcext:value-type="float">
            <text:p>6</text:p>
          </table:table-cell>
          <table:table-cell table:formula="of:=IF([.P265]&lt;=1;0;IF([.P265]&lt;=10;11;IF([.P265]&lt;=14;12;IF([.P265]&lt;=17;13;IF([.P265]&lt;=20;14;IF([.P265]&lt;=22;15;IF([.P265]&lt;=25;16;IF([.P265]&lt;=27;17;IF([.P265]&lt;=29;18;IF([.P265]&lt;=32;19;IF([.P265]&lt;=34;20;IF([.P265]&lt;=36;21;IF([.P265]&lt;=40;22;24)))))))))))))" office:value-type="float" office:value="0" calcext:value-type="float">
            <text:p>0</text:p>
          </table:table-cell>
          <table:table-cell table:formula="of:=ROUND(([.I265]+[.J265]+[.M265]+[.N265]+[.Q265]+[.R265])/3;0)" office:value-type="float" office:value="5" calcext:value-type="float">
            <text:p>5</text:p>
          </table:table-cell>
          <table:table-cell table:formula="of:=[.F265]*LOG10([.S265]+2)" office:value-type="float" office:value="21.1274510003564" calcext:value-type="float">
            <text:p>21,127451000356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348</text:p>
          </table:table-cell>
          <table:table-cell table:style-name="ce5" office:value-type="date" office:date-value="2010-06-17" calcext:value-type="date">
            <text:p>17.06.10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urtyazhny Bolsho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266]=&quot;взв&quot;;11;[.G266]=&quot;накл&quot;;24;[.G266]=&quot;прокл&quot;;25;[.G266]=&quot;пт&quot;;26;[.G266]=90;10;[.G266]=85;10;[.G266]=80;9;[.G266]=75;8;[.G266]=70;8;[.G266]=65;7;[.G266]=60;7;[.G266]=55;6;[.G266]=50;6;[.G266]=45;6;[.G266]=40;5;[.G266]=35;4;[.G266]=30;4;[.G266]=25;3;[.G266]=20;2;[.G266]=15;1;[.G266]=10;1;[.G266]=0;0)" office:value-type="float" office:value="24" calcext:value-type="float">
            <text:p>24</text:p>
          </table:table-cell>
          <table:table-cell table:formula="of:=IF([.H266]&lt;=1;0;IF([.H266]&lt;=10;11;IF([.H266]&lt;=14;12;IF([.H266]&lt;=17;13;IF([.H266]&lt;=20;14;IF([.H266]&lt;=22;15;IF([.H266]&lt;=25;16;IF([.H266]&lt;=27;17;IF([.H266]&lt;=29;18;IF([.H266]&lt;=32;19;IF([.H266]&lt;=34;20;IF([.H266]&lt;=36;21;IF([.H266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266]=&quot;взв&quot;;11;[.K266]=&quot;накл&quot;;24;[.K266]=&quot;прокл&quot;;25;[.K266]=&quot;пт&quot;;26;[.K266]=90;10;[.K266]=85;10;[.K266]=80;9;[.K266]=75;8;[.K266]=70;8;[.K266]=65;7;[.K266]=60;7;[.K266]=55;6;[.K266]=50;6;[.K266]=45;6;[.K266]=40;5;[.K266]=35;4;[.K266]=30;4;[.K266]=25;3;[.K266]=20;2;[.K266]=15;1;[.K266]=10;1;[.K266]=0;0)" office:value-type="float" office:value="24" calcext:value-type="float">
            <text:p>24</text:p>
          </table:table-cell>
          <table:table-cell table:formula="of:=IF([.L266]&lt;=1;0;IF([.L266]&lt;=10;11;IF([.L266]&lt;=14;12;IF([.L266]&lt;=17;13;IF([.L266]&lt;=20;14;IF([.L266]&lt;=22;15;IF([.L266]&lt;=25;16;IF([.L266]&lt;=27;17;IF([.L266]&lt;=29;18;IF([.L266]&lt;=32;19;IF([.L266]&lt;=34;20;IF([.L266]&lt;=36;21;IF([.L26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66]=&quot;взв&quot;;11;[.O266]=&quot;накл&quot;;24;[.O266]=&quot;прокл&quot;;25;[.O266]=&quot;пт&quot;;26;[.O266]=90;10;[.O266]=85;10;[.O266]=80;9;[.O266]=75;8;[.O266]=70;8;[.O266]=65;7;[.O266]=60;7;[.O266]=55;6;[.O266]=50;6;[.O266]=45;6;[.O266]=40;5;[.O266]=35;4;[.O266]=30;4;[.O266]=25;3;[.O266]=20;2;[.O266]=15;1;[.O266]=10;1;[.O266]=0;0)" office:value-type="float" office:value="0" calcext:value-type="float">
            <text:p>0</text:p>
          </table:table-cell>
          <table:table-cell table:formula="of:=IF([.P266]&lt;=1;0;IF([.P266]&lt;=10;11;IF([.P266]&lt;=14;12;IF([.P266]&lt;=17;13;IF([.P266]&lt;=20;14;IF([.P266]&lt;=22;15;IF([.P266]&lt;=25;16;IF([.P266]&lt;=27;17;IF([.P266]&lt;=29;18;IF([.P266]&lt;=32;19;IF([.P266]&lt;=34;20;IF([.P266]&lt;=36;21;IF([.P266]&lt;=40;22;24)))))))))))))" office:value-type="float" office:value="0" calcext:value-type="float">
            <text:p>0</text:p>
          </table:table-cell>
          <table:table-cell table:formula="of:=ROUND(([.I266]+[.J266]+[.M266]+[.N266]+[.Q266]+[.R266])/2;0)" office:value-type="float" office:value="24" calcext:value-type="float">
            <text:p>24</text:p>
          </table:table-cell>
          <table:table-cell table:formula="of:=[.F266]*LOG10([.S266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80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267]=&quot;взв&quot;;11;[.G267]=&quot;накл&quot;;24;[.G267]=&quot;прокл&quot;;25;[.G267]=&quot;пт&quot;;26;[.G267]=90;10;[.G267]=85;10;[.G267]=80;9;[.G267]=75;8;[.G267]=70;8;[.G267]=65;7;[.G267]=60;7;[.G267]=55;6;[.G267]=50;6;[.G267]=45;6;[.G267]=40;5;[.G267]=35;4;[.G267]=30;4;[.G267]=25;3;[.G267]=20;2;[.G267]=15;1;[.G267]=10;1;[.G267]=0;0)" office:value-type="float" office:value="0" calcext:value-type="float">
            <text:p>0</text:p>
          </table:table-cell>
          <table:table-cell table:formula="of:=IF([.H267]&lt;=1;0;IF([.H267]&lt;=10;11;IF([.H267]&lt;=14;12;IF([.H267]&lt;=17;13;IF([.H267]&lt;=20;14;IF([.H267]&lt;=22;15;IF([.H267]&lt;=25;16;IF([.H267]&lt;=27;17;IF([.H267]&lt;=29;18;IF([.H267]&lt;=32;19;IF([.H267]&lt;=34;20;IF([.H267]&lt;=36;21;IF([.H267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267]=&quot;взв&quot;;11;[.K267]=&quot;накл&quot;;24;[.K267]=&quot;прокл&quot;;25;[.K267]=&quot;пт&quot;;26;[.K267]=90;10;[.K267]=85;10;[.K267]=80;9;[.K267]=75;8;[.K267]=70;8;[.K267]=65;7;[.K267]=60;7;[.K267]=55;6;[.K267]=50;6;[.K267]=45;6;[.K267]=40;5;[.K267]=35;4;[.K267]=30;4;[.K267]=25;3;[.K267]=20;2;[.K267]=15;1;[.K267]=10;1;[.K267]=0;0)" office:value-type="float" office:value="0" calcext:value-type="float">
            <text:p>0</text:p>
          </table:table-cell>
          <table:table-cell table:formula="of:=IF([.L267]&lt;=1;0;IF([.L267]&lt;=10;11;IF([.L267]&lt;=14;12;IF([.L267]&lt;=17;13;IF([.L267]&lt;=20;14;IF([.L267]&lt;=22;15;IF([.L267]&lt;=25;16;IF([.L267]&lt;=27;17;IF([.L267]&lt;=29;18;IF([.L267]&lt;=32;19;IF([.L267]&lt;=34;20;IF([.L267]&lt;=36;21;IF([.L267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267]=&quot;взв&quot;;11;[.O267]=&quot;накл&quot;;24;[.O267]=&quot;прокл&quot;;25;[.O267]=&quot;пт&quot;;26;[.O267]=90;10;[.O267]=85;10;[.O267]=80;9;[.O267]=75;8;[.O267]=70;8;[.O267]=65;7;[.O267]=60;7;[.O267]=55;6;[.O267]=50;6;[.O267]=45;6;[.O267]=40;5;[.O267]=35;4;[.O267]=30;4;[.O267]=25;3;[.O267]=20;2;[.O267]=15;1;[.O267]=10;1;[.O267]=0;0)" office:value-type="float" office:value="0" calcext:value-type="float">
            <text:p>0</text:p>
          </table:table-cell>
          <table:table-cell table:formula="of:=IF([.P267]&lt;=1;0;IF([.P267]&lt;=10;11;IF([.P267]&lt;=14;12;IF([.P267]&lt;=17;13;IF([.P267]&lt;=20;14;IF([.P267]&lt;=22;15;IF([.P267]&lt;=25;16;IF([.P267]&lt;=27;17;IF([.P267]&lt;=29;18;IF([.P267]&lt;=32;19;IF([.P267]&lt;=34;20;IF([.P267]&lt;=36;21;IF([.P267]&lt;=40;22;24)))))))))))))" office:value-type="float" office:value="21" calcext:value-type="float">
            <text:p>21</text:p>
          </table:table-cell>
          <table:table-cell table:formula="of:=ROUND(([.I267]+[.J267]+[.M267]+[.N267]+[.Q267]+[.R267])/3;0)" office:value-type="float" office:value="21" calcext:value-type="float">
            <text:p>21</text:p>
          </table:table-cell>
          <table:table-cell table:formula="of:=[.F267]*LOG10([.S267]+2)" office:value-type="float" office:value="5.44691134407037" calcext:value-type="float">
            <text:p>5,4469113440703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30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268]=&quot;взв&quot;;11;[.G268]=&quot;накл&quot;;24;[.G268]=&quot;прокл&quot;;25;[.G268]=&quot;пт&quot;;26;[.G268]=90;10;[.G268]=85;10;[.G268]=80;9;[.G268]=75;8;[.G268]=70;8;[.G268]=65;7;[.G268]=60;7;[.G268]=55;6;[.G268]=50;6;[.G268]=45;6;[.G268]=40;5;[.G268]=35;4;[.G268]=30;4;[.G268]=25;3;[.G268]=20;2;[.G268]=15;1;[.G268]=10;1;[.G268]=0;0)" office:value-type="float" office:value="0" calcext:value-type="float">
            <text:p>0</text:p>
          </table:table-cell>
          <table:table-cell table:formula="of:=IF([.H268]&lt;=1;0;IF([.H268]&lt;=10;11;IF([.H268]&lt;=14;12;IF([.H268]&lt;=17;13;IF([.H268]&lt;=20;14;IF([.H268]&lt;=22;15;IF([.H268]&lt;=25;16;IF([.H268]&lt;=27;17;IF([.H268]&lt;=29;18;IF([.H268]&lt;=32;19;IF([.H268]&lt;=34;20;IF([.H268]&lt;=36;21;IF([.H268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268]=&quot;взв&quot;;11;[.K268]=&quot;накл&quot;;24;[.K268]=&quot;прокл&quot;;25;[.K268]=&quot;пт&quot;;26;[.K268]=90;10;[.K268]=85;10;[.K268]=80;9;[.K268]=75;8;[.K268]=70;8;[.K268]=65;7;[.K268]=60;7;[.K268]=55;6;[.K268]=50;6;[.K268]=45;6;[.K268]=40;5;[.K268]=35;4;[.K268]=30;4;[.K268]=25;3;[.K268]=20;2;[.K268]=15;1;[.K268]=10;1;[.K268]=0;0)" office:value-type="float" office:value="0" calcext:value-type="float">
            <text:p>0</text:p>
          </table:table-cell>
          <table:table-cell table:formula="of:=IF([.L268]&lt;=1;0;IF([.L268]&lt;=10;11;IF([.L268]&lt;=14;12;IF([.L268]&lt;=17;13;IF([.L268]&lt;=20;14;IF([.L268]&lt;=22;15;IF([.L268]&lt;=25;16;IF([.L268]&lt;=27;17;IF([.L268]&lt;=29;18;IF([.L268]&lt;=32;19;IF([.L268]&lt;=34;20;IF([.L268]&lt;=36;21;IF([.L268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268]=&quot;взв&quot;;11;[.O268]=&quot;накл&quot;;24;[.O268]=&quot;прокл&quot;;25;[.O268]=&quot;пт&quot;;26;[.O268]=90;10;[.O268]=85;10;[.O268]=80;9;[.O268]=75;8;[.O268]=70;8;[.O268]=65;7;[.O268]=60;7;[.O268]=55;6;[.O268]=50;6;[.O268]=45;6;[.O268]=40;5;[.O268]=35;4;[.O268]=30;4;[.O268]=25;3;[.O268]=20;2;[.O268]=15;1;[.O268]=10;1;[.O268]=0;0)" office:value-type="float" office:value="0" calcext:value-type="float">
            <text:p>0</text:p>
          </table:table-cell>
          <table:table-cell table:formula="of:=IF([.P268]&lt;=1;0;IF([.P268]&lt;=10;11;IF([.P268]&lt;=14;12;IF([.P268]&lt;=17;13;IF([.P268]&lt;=20;14;IF([.P268]&lt;=22;15;IF([.P268]&lt;=25;16;IF([.P268]&lt;=27;17;IF([.P268]&lt;=29;18;IF([.P268]&lt;=32;19;IF([.P268]&lt;=34;20;IF([.P268]&lt;=36;21;IF([.P268]&lt;=40;22;24)))))))))))))" office:value-type="float" office:value="21" calcext:value-type="float">
            <text:p>21</text:p>
          </table:table-cell>
          <table:table-cell table:formula="of:=ROUND(([.I268]+[.J268]+[.M268]+[.N268]+[.Q268]+[.R268])/3;0)" office:value-type="float" office:value="20" calcext:value-type="float">
            <text:p>20</text:p>
          </table:table-cell>
          <table:table-cell table:formula="of:=[.F268]*LOG10([.S268]+2)" office:value-type="float" office:value="6.71211340411103" calcext:value-type="float">
            <text:p>6,7121134041110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74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269]=&quot;взв&quot;;11;[.G269]=&quot;накл&quot;;24;[.G269]=&quot;прокл&quot;;25;[.G269]=&quot;пт&quot;;26;[.G269]=90;10;[.G269]=85;10;[.G269]=80;9;[.G269]=75;8;[.G269]=70;8;[.G269]=65;7;[.G269]=60;7;[.G269]=55;6;[.G269]=50;6;[.G269]=45;6;[.G269]=40;5;[.G269]=35;4;[.G269]=30;4;[.G269]=25;3;[.G269]=20;2;[.G269]=15;1;[.G269]=10;1;[.G269]=0;0)" office:value-type="float" office:value="7" calcext:value-type="float">
            <text:p>7</text:p>
          </table:table-cell>
          <table:table-cell table:formula="of:=IF([.H269]&lt;=1;0;IF([.H269]&lt;=10;11;IF([.H269]&lt;=14;12;IF([.H269]&lt;=17;13;IF([.H269]&lt;=20;14;IF([.H269]&lt;=22;15;IF([.H269]&lt;=25;16;IF([.H269]&lt;=27;17;IF([.H269]&lt;=29;18;IF([.H269]&lt;=32;19;IF([.H269]&lt;=34;20;IF([.H269]&lt;=36;21;IF([.H26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69]=&quot;взв&quot;;11;[.K269]=&quot;накл&quot;;24;[.K269]=&quot;прокл&quot;;25;[.K269]=&quot;пт&quot;;26;[.K269]=90;10;[.K269]=85;10;[.K269]=80;9;[.K269]=75;8;[.K269]=70;8;[.K269]=65;7;[.K269]=60;7;[.K269]=55;6;[.K269]=50;6;[.K269]=45;6;[.K269]=40;5;[.K269]=35;4;[.K269]=30;4;[.K269]=25;3;[.K269]=20;2;[.K269]=15;1;[.K269]=10;1;[.K269]=0;0)" office:value-type="float" office:value="8" calcext:value-type="float">
            <text:p>8</text:p>
          </table:table-cell>
          <table:table-cell table:formula="of:=IF([.L269]&lt;=1;0;IF([.L269]&lt;=10;11;IF([.L269]&lt;=14;12;IF([.L269]&lt;=17;13;IF([.L269]&lt;=20;14;IF([.L269]&lt;=22;15;IF([.L269]&lt;=25;16;IF([.L269]&lt;=27;17;IF([.L269]&lt;=29;18;IF([.L269]&lt;=32;19;IF([.L269]&lt;=34;20;IF([.L269]&lt;=36;21;IF([.L269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269]=&quot;взв&quot;;11;[.O269]=&quot;накл&quot;;24;[.O269]=&quot;прокл&quot;;25;[.O269]=&quot;пт&quot;;26;[.O269]=90;10;[.O269]=85;10;[.O269]=80;9;[.O269]=75;8;[.O269]=70;8;[.O269]=65;7;[.O269]=60;7;[.O269]=55;6;[.O269]=50;6;[.O269]=45;6;[.O269]=40;5;[.O269]=35;4;[.O269]=30;4;[.O269]=25;3;[.O269]=20;2;[.O269]=15;1;[.O269]=10;1;[.O269]=0;0)" office:value-type="float" office:value="7" calcext:value-type="float">
            <text:p>7</text:p>
          </table:table-cell>
          <table:table-cell table:formula="of:=IF([.P269]&lt;=1;0;IF([.P269]&lt;=10;11;IF([.P269]&lt;=14;12;IF([.P269]&lt;=17;13;IF([.P269]&lt;=20;14;IF([.P269]&lt;=22;15;IF([.P269]&lt;=25;16;IF([.P269]&lt;=27;17;IF([.P269]&lt;=29;18;IF([.P269]&lt;=32;19;IF([.P269]&lt;=34;20;IF([.P269]&lt;=36;21;IF([.P269]&lt;=40;22;24)))))))))))))" office:value-type="float" office:value="0" calcext:value-type="float">
            <text:p>0</text:p>
          </table:table-cell>
          <table:table-cell table:formula="of:=ROUND(([.I269]+[.J269]+[.M269]+[.N269]+[.Q269]+[.R269])/3;0)" office:value-type="float" office:value="7" calcext:value-type="float">
            <text:p>7</text:p>
          </table:table-cell>
          <table:table-cell table:formula="of:=[.F269]*LOG10([.S269]+2)" office:value-type="float" office:value="6.67969756607527" calcext:value-type="float">
            <text:p>6,6796975660752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75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G270]=&quot;взв&quot;;11;[.G270]=&quot;накл&quot;;24;[.G270]=&quot;прокл&quot;;25;[.G270]=&quot;пт&quot;;26;[.G270]=90;10;[.G270]=85;10;[.G270]=80;9;[.G270]=75;8;[.G270]=70;8;[.G270]=65;7;[.G270]=60;7;[.G270]=55;6;[.G270]=50;6;[.G270]=45;6;[.G270]=40;5;[.G270]=35;4;[.G270]=30;4;[.G270]=25;3;[.G270]=20;2;[.G270]=15;1;[.G270]=10;1;[.G270]=0;0)" office:value-type="float" office:value="0" calcext:value-type="float">
            <text:p>0</text:p>
          </table:table-cell>
          <table:table-cell table:formula="of:=IF([.H270]&lt;=1;0;IF([.H270]&lt;=10;11;IF([.H270]&lt;=14;12;IF([.H270]&lt;=17;13;IF([.H270]&lt;=20;14;IF([.H270]&lt;=22;15;IF([.H270]&lt;=25;16;IF([.H270]&lt;=27;17;IF([.H270]&lt;=29;18;IF([.H270]&lt;=32;19;IF([.H270]&lt;=34;20;IF([.H270]&lt;=36;21;IF([.H270]&lt;=40;22;24)))))))))))))"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270]=&quot;взв&quot;;11;[.K270]=&quot;накл&quot;;24;[.K270]=&quot;прокл&quot;;25;[.K270]=&quot;пт&quot;;26;[.K270]=90;10;[.K270]=85;10;[.K270]=80;9;[.K270]=75;8;[.K270]=70;8;[.K270]=65;7;[.K270]=60;7;[.K270]=55;6;[.K270]=50;6;[.K270]=45;6;[.K270]=40;5;[.K270]=35;4;[.K270]=30;4;[.K270]=25;3;[.K270]=20;2;[.K270]=15;1;[.K270]=10;1;[.K270]=0;0)" office:value-type="float" office:value="0" calcext:value-type="float">
            <text:p>0</text:p>
          </table:table-cell>
          <table:table-cell table:formula="of:=IF([.L270]&lt;=1;0;IF([.L270]&lt;=10;11;IF([.L270]&lt;=14;12;IF([.L270]&lt;=17;13;IF([.L270]&lt;=20;14;IF([.L270]&lt;=22;15;IF([.L270]&lt;=25;16;IF([.L270]&lt;=27;17;IF([.L270]&lt;=29;18;IF([.L270]&lt;=32;19;IF([.L270]&lt;=34;20;IF([.L270]&lt;=36;21;IF([.L270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270]=&quot;взв&quot;;11;[.O270]=&quot;накл&quot;;24;[.O270]=&quot;прокл&quot;;25;[.O270]=&quot;пт&quot;;26;[.O270]=90;10;[.O270]=85;10;[.O270]=80;9;[.O270]=75;8;[.O270]=70;8;[.O270]=65;7;[.O270]=60;7;[.O270]=55;6;[.O270]=50;6;[.O270]=45;6;[.O270]=40;5;[.O270]=35;4;[.O270]=30;4;[.O270]=25;3;[.O270]=20;2;[.O270]=15;1;[.O270]=10;1;[.O270]=0;0)" office:value-type="float" office:value="0" calcext:value-type="float">
            <text:p>0</text:p>
          </table:table-cell>
          <table:table-cell table:formula="of:=IF([.P270]&lt;=1;0;IF([.P270]&lt;=10;11;IF([.P270]&lt;=14;12;IF([.P270]&lt;=17;13;IF([.P270]&lt;=20;14;IF([.P270]&lt;=22;15;IF([.P270]&lt;=25;16;IF([.P270]&lt;=27;17;IF([.P270]&lt;=29;18;IF([.P270]&lt;=32;19;IF([.P270]&lt;=34;20;IF([.P270]&lt;=36;21;IF([.P270]&lt;=40;22;24)))))))))))))" office:value-type="float" office:value="22" calcext:value-type="float">
            <text:p>22</text:p>
          </table:table-cell>
          <table:table-cell table:formula="of:=ROUND(([.I270]+[.J270]+[.M270]+[.N270]+[.Q270]+[.R270])/3;0)" office:value-type="float" office:value="23" calcext:value-type="float">
            <text:p>23</text:p>
          </table:table-cell>
          <table:table-cell table:formula="of:=[.F270]*LOG10([.S270]+2)" office:value-type="float" office:value="9.78558006070426" calcext:value-type="float">
            <text:p>9,7855800607042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76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271]=&quot;взв&quot;;11;[.G271]=&quot;накл&quot;;24;[.G271]=&quot;прокл&quot;;25;[.G271]=&quot;пт&quot;;26;[.G271]=90;10;[.G271]=85;10;[.G271]=80;9;[.G271]=75;8;[.G271]=70;8;[.G271]=65;7;[.G271]=60;7;[.G271]=55;6;[.G271]=50;6;[.G271]=45;6;[.G271]=40;5;[.G271]=35;4;[.G271]=30;4;[.G271]=25;3;[.G271]=20;2;[.G271]=15;1;[.G271]=10;1;[.G271]=0;0)" office:value-type="float" office:value="0" calcext:value-type="float">
            <text:p>0</text:p>
          </table:table-cell>
          <table:table-cell table:formula="of:=IF([.H271]&lt;=1;0;IF([.H271]&lt;=10;11;IF([.H271]&lt;=14;12;IF([.H271]&lt;=17;13;IF([.H271]&lt;=20;14;IF([.H271]&lt;=22;15;IF([.H271]&lt;=25;16;IF([.H271]&lt;=27;17;IF([.H271]&lt;=29;18;IF([.H271]&lt;=32;19;IF([.H271]&lt;=34;20;IF([.H271]&lt;=36;21;IF([.H271]&lt;=40;22;24)))))))))))))"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271]=&quot;взв&quot;;11;[.K271]=&quot;накл&quot;;24;[.K271]=&quot;прокл&quot;;25;[.K271]=&quot;пт&quot;;26;[.K271]=90;10;[.K271]=85;10;[.K271]=80;9;[.K271]=75;8;[.K271]=70;8;[.K271]=65;7;[.K271]=60;7;[.K271]=55;6;[.K271]=50;6;[.K271]=45;6;[.K271]=40;5;[.K271]=35;4;[.K271]=30;4;[.K271]=25;3;[.K271]=20;2;[.K271]=15;1;[.K271]=10;1;[.K271]=0;0)" office:value-type="float" office:value="0" calcext:value-type="float">
            <text:p>0</text:p>
          </table:table-cell>
          <table:table-cell table:formula="of:=IF([.L271]&lt;=1;0;IF([.L271]&lt;=10;11;IF([.L271]&lt;=14;12;IF([.L271]&lt;=17;13;IF([.L271]&lt;=20;14;IF([.L271]&lt;=22;15;IF([.L271]&lt;=25;16;IF([.L271]&lt;=27;17;IF([.L271]&lt;=29;18;IF([.L271]&lt;=32;19;IF([.L271]&lt;=34;20;IF([.L271]&lt;=36;21;IF([.L271]&lt;=40;22;24)))))))))))))" office:value-type="float" office:value="22" calcext:value-type="float">
            <text:p>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271]=&quot;взв&quot;;11;[.O271]=&quot;накл&quot;;24;[.O271]=&quot;прокл&quot;;25;[.O271]=&quot;пт&quot;;26;[.O271]=90;10;[.O271]=85;10;[.O271]=80;9;[.O271]=75;8;[.O271]=70;8;[.O271]=65;7;[.O271]=60;7;[.O271]=55;6;[.O271]=50;6;[.O271]=45;6;[.O271]=40;5;[.O271]=35;4;[.O271]=30;4;[.O271]=25;3;[.O271]=20;2;[.O271]=15;1;[.O271]=10;1;[.O271]=0;0)" office:value-type="float" office:value="0" calcext:value-type="float">
            <text:p>0</text:p>
          </table:table-cell>
          <table:table-cell table:formula="of:=IF([.P271]&lt;=1;0;IF([.P271]&lt;=10;11;IF([.P271]&lt;=14;12;IF([.P271]&lt;=17;13;IF([.P271]&lt;=20;14;IF([.P271]&lt;=22;15;IF([.P271]&lt;=25;16;IF([.P271]&lt;=27;17;IF([.P271]&lt;=29;18;IF([.P271]&lt;=32;19;IF([.P271]&lt;=34;20;IF([.P271]&lt;=36;21;IF([.P271]&lt;=40;22;24)))))))))))))" office:value-type="float" office:value="20" calcext:value-type="float">
            <text:p>20</text:p>
          </table:table-cell>
          <table:table-cell table:formula="of:=ROUND(([.I271]+[.J271]+[.M271]+[.N271]+[.Q271]+[.R271])/3;0)" office:value-type="float" office:value="21" calcext:value-type="float">
            <text:p>21</text:p>
          </table:table-cell>
          <table:table-cell table:formula="of:=[.F271]*LOG10([.S271]+2)" office:value-type="float" office:value="9.53209485212315" calcext:value-type="float">
            <text:p>9,5320948521231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81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272]=&quot;взв&quot;;11;[.G272]=&quot;накл&quot;;24;[.G272]=&quot;прокл&quot;;25;[.G272]=&quot;пт&quot;;26;[.G272]=90;10;[.G272]=85;10;[.G272]=80;9;[.G272]=75;8;[.G272]=70;8;[.G272]=65;7;[.G272]=60;7;[.G272]=55;6;[.G272]=50;6;[.G272]=45;6;[.G272]=40;5;[.G272]=35;4;[.G272]=30;4;[.G272]=25;3;[.G272]=20;2;[.G272]=15;1;[.G272]=10;1;[.G272]=0;0)" office:value-type="float" office:value="0" calcext:value-type="float">
            <text:p>0</text:p>
          </table:table-cell>
          <table:table-cell table:formula="of:=IF([.H272]&lt;=1;0;IF([.H272]&lt;=10;11;IF([.H272]&lt;=14;12;IF([.H272]&lt;=17;13;IF([.H272]&lt;=20;14;IF([.H272]&lt;=22;15;IF([.H272]&lt;=25;16;IF([.H272]&lt;=27;17;IF([.H272]&lt;=29;18;IF([.H272]&lt;=32;19;IF([.H272]&lt;=34;20;IF([.H272]&lt;=36;21;IF([.H272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272]=&quot;взв&quot;;11;[.K272]=&quot;накл&quot;;24;[.K272]=&quot;прокл&quot;;25;[.K272]=&quot;пт&quot;;26;[.K272]=90;10;[.K272]=85;10;[.K272]=80;9;[.K272]=75;8;[.K272]=70;8;[.K272]=65;7;[.K272]=60;7;[.K272]=55;6;[.K272]=50;6;[.K272]=45;6;[.K272]=40;5;[.K272]=35;4;[.K272]=30;4;[.K272]=25;3;[.K272]=20;2;[.K272]=15;1;[.K272]=10;1;[.K272]=0;0)" office:value-type="float" office:value="0" calcext:value-type="float">
            <text:p>0</text:p>
          </table:table-cell>
          <table:table-cell table:formula="of:=IF([.L272]&lt;=1;0;IF([.L272]&lt;=10;11;IF([.L272]&lt;=14;12;IF([.L272]&lt;=17;13;IF([.L272]&lt;=20;14;IF([.L272]&lt;=22;15;IF([.L272]&lt;=25;16;IF([.L272]&lt;=27;17;IF([.L272]&lt;=29;18;IF([.L272]&lt;=32;19;IF([.L272]&lt;=34;20;IF([.L272]&lt;=36;21;IF([.L272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272]=&quot;взв&quot;;11;[.O272]=&quot;накл&quot;;24;[.O272]=&quot;прокл&quot;;25;[.O272]=&quot;пт&quot;;26;[.O272]=90;10;[.O272]=85;10;[.O272]=80;9;[.O272]=75;8;[.O272]=70;8;[.O272]=65;7;[.O272]=60;7;[.O272]=55;6;[.O272]=50;6;[.O272]=45;6;[.O272]=40;5;[.O272]=35;4;[.O272]=30;4;[.O272]=25;3;[.O272]=20;2;[.O272]=15;1;[.O272]=10;1;[.O272]=0;0)" office:value-type="float" office:value="0" calcext:value-type="float">
            <text:p>0</text:p>
          </table:table-cell>
          <table:table-cell table:formula="of:=IF([.P272]&lt;=1;0;IF([.P272]&lt;=10;11;IF([.P272]&lt;=14;12;IF([.P272]&lt;=17;13;IF([.P272]&lt;=20;14;IF([.P272]&lt;=22;15;IF([.P272]&lt;=25;16;IF([.P272]&lt;=27;17;IF([.P272]&lt;=29;18;IF([.P272]&lt;=32;19;IF([.P272]&lt;=34;20;IF([.P272]&lt;=36;21;IF([.P272]&lt;=40;22;24)))))))))))))" office:value-type="float" office:value="19" calcext:value-type="float">
            <text:p>19</text:p>
          </table:table-cell>
          <table:table-cell table:formula="of:=ROUND(([.I272]+[.J272]+[.M272]+[.N272]+[.Q272]+[.R272])/3;0)" office:value-type="float" office:value="19" calcext:value-type="float">
            <text:p>19</text:p>
          </table:table-cell>
          <table:table-cell table:formula="of:=[.F272]*LOG10([.S272]+2)" office:value-type="float" office:value="9.25553506313744" calcext:value-type="float">
            <text:p>9,2555350631374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82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73]=&quot;взв&quot;;11;[.G273]=&quot;накл&quot;;24;[.G273]=&quot;прокл&quot;;25;[.G273]=&quot;пт&quot;;26;[.G273]=90;10;[.G273]=85;10;[.G273]=80;9;[.G273]=75;8;[.G273]=70;8;[.G273]=65;7;[.G273]=60;7;[.G273]=55;6;[.G273]=50;6;[.G273]=45;6;[.G273]=40;5;[.G273]=35;4;[.G273]=30;4;[.G273]=25;3;[.G273]=20;2;[.G273]=15;1;[.G273]=10;1;[.G273]=0;0)" office:value-type="float" office:value="10" calcext:value-type="float">
            <text:p>10</text:p>
          </table:table-cell>
          <table:table-cell table:formula="of:=IF([.H273]&lt;=1;0;IF([.H273]&lt;=10;11;IF([.H273]&lt;=14;12;IF([.H273]&lt;=17;13;IF([.H273]&lt;=20;14;IF([.H273]&lt;=22;15;IF([.H273]&lt;=25;16;IF([.H273]&lt;=27;17;IF([.H273]&lt;=29;18;IF([.H273]&lt;=32;19;IF([.H273]&lt;=34;20;IF([.H273]&lt;=36;21;IF([.H27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73]=&quot;взв&quot;;11;[.K273]=&quot;накл&quot;;24;[.K273]=&quot;прокл&quot;;25;[.K273]=&quot;пт&quot;;26;[.K273]=90;10;[.K273]=85;10;[.K273]=80;9;[.K273]=75;8;[.K273]=70;8;[.K273]=65;7;[.K273]=60;7;[.K273]=55;6;[.K273]=50;6;[.K273]=45;6;[.K273]=40;5;[.K273]=35;4;[.K273]=30;4;[.K273]=25;3;[.K273]=20;2;[.K273]=15;1;[.K273]=10;1;[.K273]=0;0)" office:value-type="float" office:value="10" calcext:value-type="float">
            <text:p>10</text:p>
          </table:table-cell>
          <table:table-cell table:formula="of:=IF([.L273]&lt;=1;0;IF([.L273]&lt;=10;11;IF([.L273]&lt;=14;12;IF([.L273]&lt;=17;13;IF([.L273]&lt;=20;14;IF([.L273]&lt;=22;15;IF([.L273]&lt;=25;16;IF([.L273]&lt;=27;17;IF([.L273]&lt;=29;18;IF([.L273]&lt;=32;19;IF([.L273]&lt;=34;20;IF([.L273]&lt;=36;21;IF([.L27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73]=&quot;взв&quot;;11;[.O273]=&quot;накл&quot;;24;[.O273]=&quot;прокл&quot;;25;[.O273]=&quot;пт&quot;;26;[.O273]=90;10;[.O273]=85;10;[.O273]=80;9;[.O273]=75;8;[.O273]=70;8;[.O273]=65;7;[.O273]=60;7;[.O273]=55;6;[.O273]=50;6;[.O273]=45;6;[.O273]=40;5;[.O273]=35;4;[.O273]=30;4;[.O273]=25;3;[.O273]=20;2;[.O273]=15;1;[.O273]=10;1;[.O273]=0;0)" office:value-type="float" office:value="10" calcext:value-type="float">
            <text:p>10</text:p>
          </table:table-cell>
          <table:table-cell table:formula="of:=IF([.P273]&lt;=1;0;IF([.P273]&lt;=10;11;IF([.P273]&lt;=14;12;IF([.P273]&lt;=17;13;IF([.P273]&lt;=20;14;IF([.P273]&lt;=22;15;IF([.P273]&lt;=25;16;IF([.P273]&lt;=27;17;IF([.P273]&lt;=29;18;IF([.P273]&lt;=32;19;IF([.P273]&lt;=34;20;IF([.P273]&lt;=36;21;IF([.P273]&lt;=40;22;24)))))))))))))" office:value-type="float" office:value="0" calcext:value-type="float">
            <text:p>0</text:p>
          </table:table-cell>
          <table:table-cell table:formula="of:=ROUND(([.I273]+[.J273]+[.M273]+[.N273]+[.Q273]+[.R273])/3;0)" office:value-type="float" office:value="10" calcext:value-type="float">
            <text:p>10</text:p>
          </table:table-cell>
          <table:table-cell table:formula="of:=[.F273]*LOG10([.S273]+2)" office:value-type="float" office:value="7.55426872233337" calcext:value-type="float">
            <text:p>7,5542687223333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83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274]=&quot;взв&quot;;11;[.G274]=&quot;накл&quot;;24;[.G274]=&quot;прокл&quot;;25;[.G274]=&quot;пт&quot;;26;[.G274]=90;10;[.G274]=85;10;[.G274]=80;9;[.G274]=75;8;[.G274]=70;8;[.G274]=65;7;[.G274]=60;7;[.G274]=55;6;[.G274]=50;6;[.G274]=45;6;[.G274]=40;5;[.G274]=35;4;[.G274]=30;4;[.G274]=25;3;[.G274]=20;2;[.G274]=15;1;[.G274]=10;1;[.G274]=0;0)" office:value-type="float" office:value="8" calcext:value-type="float">
            <text:p>8</text:p>
          </table:table-cell>
          <table:table-cell table:formula="of:=IF([.H274]&lt;=1;0;IF([.H274]&lt;=10;11;IF([.H274]&lt;=14;12;IF([.H274]&lt;=17;13;IF([.H274]&lt;=20;14;IF([.H274]&lt;=22;15;IF([.H274]&lt;=25;16;IF([.H274]&lt;=27;17;IF([.H274]&lt;=29;18;IF([.H274]&lt;=32;19;IF([.H274]&lt;=34;20;IF([.H274]&lt;=36;21;IF([.H27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74]=&quot;взв&quot;;11;[.K274]=&quot;накл&quot;;24;[.K274]=&quot;прокл&quot;;25;[.K274]=&quot;пт&quot;;26;[.K274]=90;10;[.K274]=85;10;[.K274]=80;9;[.K274]=75;8;[.K274]=70;8;[.K274]=65;7;[.K274]=60;7;[.K274]=55;6;[.K274]=50;6;[.K274]=45;6;[.K274]=40;5;[.K274]=35;4;[.K274]=30;4;[.K274]=25;3;[.K274]=20;2;[.K274]=15;1;[.K274]=10;1;[.K274]=0;0)" office:value-type="float" office:value="10" calcext:value-type="float">
            <text:p>10</text:p>
          </table:table-cell>
          <table:table-cell table:formula="of:=IF([.L274]&lt;=1;0;IF([.L274]&lt;=10;11;IF([.L274]&lt;=14;12;IF([.L274]&lt;=17;13;IF([.L274]&lt;=20;14;IF([.L274]&lt;=22;15;IF([.L274]&lt;=25;16;IF([.L274]&lt;=27;17;IF([.L274]&lt;=29;18;IF([.L274]&lt;=32;19;IF([.L274]&lt;=34;20;IF([.L274]&lt;=36;21;IF([.L274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74]=&quot;взв&quot;;11;[.O274]=&quot;накл&quot;;24;[.O274]=&quot;прокл&quot;;25;[.O274]=&quot;пт&quot;;26;[.O274]=90;10;[.O274]=85;10;[.O274]=80;9;[.O274]=75;8;[.O274]=70;8;[.O274]=65;7;[.O274]=60;7;[.O274]=55;6;[.O274]=50;6;[.O274]=45;6;[.O274]=40;5;[.O274]=35;4;[.O274]=30;4;[.O274]=25;3;[.O274]=20;2;[.O274]=15;1;[.O274]=10;1;[.O274]=0;0)" office:value-type="float" office:value="8" calcext:value-type="float">
            <text:p>8</text:p>
          </table:table-cell>
          <table:table-cell table:formula="of:=IF([.P274]&lt;=1;0;IF([.P274]&lt;=10;11;IF([.P274]&lt;=14;12;IF([.P274]&lt;=17;13;IF([.P274]&lt;=20;14;IF([.P274]&lt;=22;15;IF([.P274]&lt;=25;16;IF([.P274]&lt;=27;17;IF([.P274]&lt;=29;18;IF([.P274]&lt;=32;19;IF([.P274]&lt;=34;20;IF([.P274]&lt;=36;21;IF([.P274]&lt;=40;22;24)))))))))))))" office:value-type="float" office:value="0" calcext:value-type="float">
            <text:p>0</text:p>
          </table:table-cell>
          <table:table-cell table:formula="of:=ROUND(([.I274]+[.J274]+[.M274]+[.N274]+[.Q274]+[.R274])/3;0)" office:value-type="float" office:value="9" calcext:value-type="float">
            <text:p>9</text:p>
          </table:table-cell>
          <table:table-cell table:formula="of:=[.F274]*LOG10([.S274]+2)" office:value-type="float" office:value="7.28974879610758" calcext:value-type="float">
            <text:p>7,2897487961075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84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275]=&quot;взв&quot;;11;[.G275]=&quot;накл&quot;;24;[.G275]=&quot;прокл&quot;;25;[.G275]=&quot;пт&quot;;26;[.G275]=90;10;[.G275]=85;10;[.G275]=80;9;[.G275]=75;8;[.G275]=70;8;[.G275]=65;7;[.G275]=60;7;[.G275]=55;6;[.G275]=50;6;[.G275]=45;6;[.G275]=40;5;[.G275]=35;4;[.G275]=30;4;[.G275]=25;3;[.G275]=20;2;[.G275]=15;1;[.G275]=10;1;[.G275]=0;0)" office:value-type="float" office:value="0" calcext:value-type="float">
            <text:p>0</text:p>
          </table:table-cell>
          <table:table-cell table:formula="of:=IF([.H275]&lt;=1;0;IF([.H275]&lt;=10;11;IF([.H275]&lt;=14;12;IF([.H275]&lt;=17;13;IF([.H275]&lt;=20;14;IF([.H275]&lt;=22;15;IF([.H275]&lt;=25;16;IF([.H275]&lt;=27;17;IF([.H275]&lt;=29;18;IF([.H275]&lt;=32;19;IF([.H275]&lt;=34;20;IF([.H275]&lt;=36;21;IF([.H275]&lt;=40;22;24)))))))))))))"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275]=&quot;взв&quot;;11;[.K275]=&quot;накл&quot;;24;[.K275]=&quot;прокл&quot;;25;[.K275]=&quot;пт&quot;;26;[.K275]=90;10;[.K275]=85;10;[.K275]=80;9;[.K275]=75;8;[.K275]=70;8;[.K275]=65;7;[.K275]=60;7;[.K275]=55;6;[.K275]=50;6;[.K275]=45;6;[.K275]=40;5;[.K275]=35;4;[.K275]=30;4;[.K275]=25;3;[.K275]=20;2;[.K275]=15;1;[.K275]=10;1;[.K275]=0;0)" office:value-type="float" office:value="0" calcext:value-type="float">
            <text:p>0</text:p>
          </table:table-cell>
          <table:table-cell table:formula="of:=IF([.L275]&lt;=1;0;IF([.L275]&lt;=10;11;IF([.L275]&lt;=14;12;IF([.L275]&lt;=17;13;IF([.L275]&lt;=20;14;IF([.L275]&lt;=22;15;IF([.L275]&lt;=25;16;IF([.L275]&lt;=27;17;IF([.L275]&lt;=29;18;IF([.L275]&lt;=32;19;IF([.L275]&lt;=34;20;IF([.L275]&lt;=36;21;IF([.L275]&lt;=40;22;24)))))))))))))" office:value-type="float" office:value="16" calcext:value-type="float">
            <text:p>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O275]=&quot;взв&quot;;11;[.O275]=&quot;накл&quot;;24;[.O275]=&quot;прокл&quot;;25;[.O275]=&quot;пт&quot;;26;[.O275]=90;10;[.O275]=85;10;[.O275]=80;9;[.O275]=75;8;[.O275]=70;8;[.O275]=65;7;[.O275]=60;7;[.O275]=55;6;[.O275]=50;6;[.O275]=45;6;[.O275]=40;5;[.O275]=35;4;[.O275]=30;4;[.O275]=25;3;[.O275]=20;2;[.O275]=15;1;[.O275]=10;1;[.O275]=0;0)" office:value-type="float" office:value="0" calcext:value-type="float">
            <text:p>0</text:p>
          </table:table-cell>
          <table:table-cell table:formula="of:=IF([.P275]&lt;=1;0;IF([.P275]&lt;=10;11;IF([.P275]&lt;=14;12;IF([.P275]&lt;=17;13;IF([.P275]&lt;=20;14;IF([.P275]&lt;=22;15;IF([.P275]&lt;=25;16;IF([.P275]&lt;=27;17;IF([.P275]&lt;=29;18;IF([.P275]&lt;=32;19;IF([.P275]&lt;=34;20;IF([.P275]&lt;=36;21;IF([.P275]&lt;=40;22;24)))))))))))))" office:value-type="float" office:value="15" calcext:value-type="float">
            <text:p>15</text:p>
          </table:table-cell>
          <table:table-cell table:formula="of:=ROUND(([.I275]+[.J275]+[.M275]+[.N275]+[.Q275]+[.R275])/3;0)" office:value-type="float" office:value="16" calcext:value-type="float">
            <text:p>16</text:p>
          </table:table-cell>
          <table:table-cell table:formula="of:=[.F275]*LOG10([.S275]+2)" office:value-type="float" office:value="8.78690753572314" calcext:value-type="float">
            <text:p>8,7869075357231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85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76]=&quot;взв&quot;;11;[.G276]=&quot;накл&quot;;24;[.G276]=&quot;прокл&quot;;25;[.G276]=&quot;пт&quot;;26;[.G276]=90;10;[.G276]=85;10;[.G276]=80;9;[.G276]=75;8;[.G276]=70;8;[.G276]=65;7;[.G276]=60;7;[.G276]=55;6;[.G276]=50;6;[.G276]=45;6;[.G276]=40;5;[.G276]=35;4;[.G276]=30;4;[.G276]=25;3;[.G276]=20;2;[.G276]=15;1;[.G276]=10;1;[.G276]=0;0)" office:value-type="float" office:value="10" calcext:value-type="float">
            <text:p>10</text:p>
          </table:table-cell>
          <table:table-cell table:formula="of:=IF([.H276]&lt;=1;0;IF([.H276]&lt;=10;11;IF([.H276]&lt;=14;12;IF([.H276]&lt;=17;13;IF([.H276]&lt;=20;14;IF([.H276]&lt;=22;15;IF([.H276]&lt;=25;16;IF([.H276]&lt;=27;17;IF([.H276]&lt;=29;18;IF([.H276]&lt;=32;19;IF([.H276]&lt;=34;20;IF([.H276]&lt;=36;21;IF([.H276]&lt;=40;22;24))))))))))))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M.MICROSOFT.IFS([.K276]=&quot;взв&quot;;11;[.K276]=&quot;накл&quot;;24;[.K276]=&quot;прокл&quot;;25;[.K276]=&quot;пт&quot;;26;[.K276]=90;10;[.K276]=85;10;[.K276]=80;9;[.K276]=75;8;[.K276]=70;8;[.K276]=65;7;[.K276]=60;7;[.K276]=55;6;[.K276]=50;6;[.K276]=45;6;[.K276]=40;5;[.K276]=35;4;[.K276]=30;4;[.K276]=25;3;[.K276]=20;2;[.K276]=15;1;[.K276]=10;1;[.K276]=0;0)" office:value-type="float" office:value="0" calcext:value-type="float">
            <text:p>0</text:p>
          </table:table-cell>
          <table:table-cell table:formula="of:=IF([.L276]&lt;=1;0;IF([.L276]&lt;=10;11;IF([.L276]&lt;=14;12;IF([.L276]&lt;=17;13;IF([.L276]&lt;=20;14;IF([.L276]&lt;=22;15;IF([.L276]&lt;=25;16;IF([.L276]&lt;=27;17;IF([.L276]&lt;=29;18;IF([.L276]&lt;=32;19;IF([.L276]&lt;=34;20;IF([.L276]&lt;=36;21;IF([.L276]&lt;=40;22;24)))))))))))))" office:value-type="float" office:value="12" calcext:value-type="float">
            <text:p>1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O276]=&quot;взв&quot;;11;[.O276]=&quot;накл&quot;;24;[.O276]=&quot;прокл&quot;;25;[.O276]=&quot;пт&quot;;26;[.O276]=90;10;[.O276]=85;10;[.O276]=80;9;[.O276]=75;8;[.O276]=70;8;[.O276]=65;7;[.O276]=60;7;[.O276]=55;6;[.O276]=50;6;[.O276]=45;6;[.O276]=40;5;[.O276]=35;4;[.O276]=30;4;[.O276]=25;3;[.O276]=20;2;[.O276]=15;1;[.O276]=10;1;[.O276]=0;0)" office:value-type="float" office:value="0" calcext:value-type="float">
            <text:p>0</text:p>
          </table:table-cell>
          <table:table-cell table:formula="of:=IF([.P276]&lt;=1;0;IF([.P276]&lt;=10;11;IF([.P276]&lt;=14;12;IF([.P276]&lt;=17;13;IF([.P276]&lt;=20;14;IF([.P276]&lt;=22;15;IF([.P276]&lt;=25;16;IF([.P276]&lt;=27;17;IF([.P276]&lt;=29;18;IF([.P276]&lt;=32;19;IF([.P276]&lt;=34;20;IF([.P276]&lt;=36;21;IF([.P276]&lt;=40;22;24)))))))))))))" office:value-type="float" office:value="14" calcext:value-type="float">
            <text:p>14</text:p>
          </table:table-cell>
          <table:table-cell table:formula="of:=ROUND(([.I276]+[.J276]+[.M276]+[.N276]+[.Q276]+[.R276])/3;0)" office:value-type="float" office:value="12" calcext:value-type="float">
            <text:p>12</text:p>
          </table:table-cell>
          <table:table-cell table:formula="of:=[.F276]*LOG10([.S276]+2)" office:value-type="float" office:value="8.02289624974767" calcext:value-type="float">
            <text:p>8,0228962497476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86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G277]=&quot;взв&quot;;11;[.G277]=&quot;накл&quot;;24;[.G277]=&quot;прокл&quot;;25;[.G277]=&quot;пт&quot;;26;[.G277]=90;10;[.G277]=85;10;[.G277]=80;9;[.G277]=75;8;[.G277]=70;8;[.G277]=65;7;[.G277]=60;7;[.G277]=55;6;[.G277]=50;6;[.G277]=45;6;[.G277]=40;5;[.G277]=35;4;[.G277]=30;4;[.G277]=25;3;[.G277]=20;2;[.G277]=15;1;[.G277]=10;1;[.G277]=0;0)" office:value-type="float" office:value="0" calcext:value-type="float">
            <text:p>0</text:p>
          </table:table-cell>
          <table:table-cell table:formula="of:=IF([.H277]&lt;=1;0;IF([.H277]&lt;=10;11;IF([.H277]&lt;=14;12;IF([.H277]&lt;=17;13;IF([.H277]&lt;=20;14;IF([.H277]&lt;=22;15;IF([.H277]&lt;=25;16;IF([.H277]&lt;=27;17;IF([.H277]&lt;=29;18;IF([.H277]&lt;=32;19;IF([.H277]&lt;=34;20;IF([.H277]&lt;=36;21;IF([.H277]&lt;=40;22;24)))))))))))))"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K277]=&quot;взв&quot;;11;[.K277]=&quot;накл&quot;;24;[.K277]=&quot;прокл&quot;;25;[.K277]=&quot;пт&quot;;26;[.K277]=90;10;[.K277]=85;10;[.K277]=80;9;[.K277]=75;8;[.K277]=70;8;[.K277]=65;7;[.K277]=60;7;[.K277]=55;6;[.K277]=50;6;[.K277]=45;6;[.K277]=40;5;[.K277]=35;4;[.K277]=30;4;[.K277]=25;3;[.K277]=20;2;[.K277]=15;1;[.K277]=10;1;[.K277]=0;0)" office:value-type="float" office:value="0" calcext:value-type="float">
            <text:p>0</text:p>
          </table:table-cell>
          <table:table-cell table:formula="of:=IF([.L277]&lt;=1;0;IF([.L277]&lt;=10;11;IF([.L277]&lt;=14;12;IF([.L277]&lt;=17;13;IF([.L277]&lt;=20;14;IF([.L277]&lt;=22;15;IF([.L277]&lt;=25;16;IF([.L277]&lt;=27;17;IF([.L277]&lt;=29;18;IF([.L277]&lt;=32;19;IF([.L277]&lt;=34;20;IF([.L277]&lt;=36;21;IF([.L277]&lt;=40;22;24)))))))))))))" office:value-type="float" office:value="14" calcext:value-type="float">
            <text:p>1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277]=&quot;взв&quot;;11;[.O277]=&quot;накл&quot;;24;[.O277]=&quot;прокл&quot;;25;[.O277]=&quot;пт&quot;;26;[.O277]=90;10;[.O277]=85;10;[.O277]=80;9;[.O277]=75;8;[.O277]=70;8;[.O277]=65;7;[.O277]=60;7;[.O277]=55;6;[.O277]=50;6;[.O277]=45;6;[.O277]=40;5;[.O277]=35;4;[.O277]=30;4;[.O277]=25;3;[.O277]=20;2;[.O277]=15;1;[.O277]=10;1;[.O277]=0;0)" office:value-type="float" office:value="0" calcext:value-type="float">
            <text:p>0</text:p>
          </table:table-cell>
          <table:table-cell table:formula="of:=IF([.P277]&lt;=1;0;IF([.P277]&lt;=10;11;IF([.P277]&lt;=14;12;IF([.P277]&lt;=17;13;IF([.P277]&lt;=20;14;IF([.P277]&lt;=22;15;IF([.P277]&lt;=25;16;IF([.P277]&lt;=27;17;IF([.P277]&lt;=29;18;IF([.P277]&lt;=32;19;IF([.P277]&lt;=34;20;IF([.P277]&lt;=36;21;IF([.P277]&lt;=40;22;24)))))))))))))" office:value-type="float" office:value="17" calcext:value-type="float">
            <text:p>17</text:p>
          </table:table-cell>
          <table:table-cell table:formula="of:=ROUND(([.I277]+[.J277]+[.M277]+[.N277]+[.Q277]+[.R277])/3;0)" office:value-type="float" office:value="16" calcext:value-type="float">
            <text:p>16</text:p>
          </table:table-cell>
          <table:table-cell table:formula="of:=[.F277]*LOG10([.S277]+2)" office:value-type="float" office:value="8.78690753572314" calcext:value-type="float">
            <text:p>8,7869075357231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87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G278]=&quot;взв&quot;;11;[.G278]=&quot;накл&quot;;24;[.G278]=&quot;прокл&quot;;25;[.G278]=&quot;пт&quot;;26;[.G278]=90;10;[.G278]=85;10;[.G278]=80;9;[.G278]=75;8;[.G278]=70;8;[.G278]=65;7;[.G278]=60;7;[.G278]=55;6;[.G278]=50;6;[.G278]=45;6;[.G278]=40;5;[.G278]=35;4;[.G278]=30;4;[.G278]=25;3;[.G278]=20;2;[.G278]=15;1;[.G278]=10;1;[.G278]=0;0)" office:value-type="float" office:value="0" calcext:value-type="float">
            <text:p>0</text:p>
          </table:table-cell>
          <table:table-cell table:formula="of:=IF([.H278]&lt;=1;0;IF([.H278]&lt;=10;11;IF([.H278]&lt;=14;12;IF([.H278]&lt;=17;13;IF([.H278]&lt;=20;14;IF([.H278]&lt;=22;15;IF([.H278]&lt;=25;16;IF([.H278]&lt;=27;17;IF([.H278]&lt;=29;18;IF([.H278]&lt;=32;19;IF([.H278]&lt;=34;20;IF([.H278]&lt;=36;21;IF([.H278]&lt;=40;22;24)))))))))))))" office:value-type="float" office:value="15" calcext:value-type="float">
            <text:p>1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K278]=&quot;взв&quot;;11;[.K278]=&quot;накл&quot;;24;[.K278]=&quot;прокл&quot;;25;[.K278]=&quot;пт&quot;;26;[.K278]=90;10;[.K278]=85;10;[.K278]=80;9;[.K278]=75;8;[.K278]=70;8;[.K278]=65;7;[.K278]=60;7;[.K278]=55;6;[.K278]=50;6;[.K278]=45;6;[.K278]=40;5;[.K278]=35;4;[.K278]=30;4;[.K278]=25;3;[.K278]=20;2;[.K278]=15;1;[.K278]=10;1;[.K278]=0;0)" office:value-type="float" office:value="0" calcext:value-type="float">
            <text:p>0</text:p>
          </table:table-cell>
          <table:table-cell table:formula="of:=IF([.L278]&lt;=1;0;IF([.L278]&lt;=10;11;IF([.L278]&lt;=14;12;IF([.L278]&lt;=17;13;IF([.L278]&lt;=20;14;IF([.L278]&lt;=22;15;IF([.L278]&lt;=25;16;IF([.L278]&lt;=27;17;IF([.L278]&lt;=29;18;IF([.L278]&lt;=32;19;IF([.L278]&lt;=34;20;IF([.L278]&lt;=36;21;IF([.L278]&lt;=40;22;24)))))))))))))"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O278]=&quot;взв&quot;;11;[.O278]=&quot;накл&quot;;24;[.O278]=&quot;прокл&quot;;25;[.O278]=&quot;пт&quot;;26;[.O278]=90;10;[.O278]=85;10;[.O278]=80;9;[.O278]=75;8;[.O278]=70;8;[.O278]=65;7;[.O278]=60;7;[.O278]=55;6;[.O278]=50;6;[.O278]=45;6;[.O278]=40;5;[.O278]=35;4;[.O278]=30;4;[.O278]=25;3;[.O278]=20;2;[.O278]=15;1;[.O278]=10;1;[.O278]=0;0)" office:value-type="float" office:value="0" calcext:value-type="float">
            <text:p>0</text:p>
          </table:table-cell>
          <table:table-cell table:formula="of:=IF([.P278]&lt;=1;0;IF([.P278]&lt;=10;11;IF([.P278]&lt;=14;12;IF([.P278]&lt;=17;13;IF([.P278]&lt;=20;14;IF([.P278]&lt;=22;15;IF([.P278]&lt;=25;16;IF([.P278]&lt;=27;17;IF([.P278]&lt;=29;18;IF([.P278]&lt;=32;19;IF([.P278]&lt;=34;20;IF([.P278]&lt;=36;21;IF([.P278]&lt;=40;22;24)))))))))))))" office:value-type="float" office:value="14" calcext:value-type="float">
            <text:p>14</text:p>
          </table:table-cell>
          <table:table-cell table:formula="of:=ROUND(([.I278]+[.J278]+[.M278]+[.N278]+[.Q278]+[.R278])/3;0)" office:value-type="float" office:value="14" calcext:value-type="float">
            <text:p>14</text:p>
          </table:table-cell>
          <table:table-cell table:formula="of:=[.F278]*LOG10([.S278]+2)" office:value-type="float" office:value="8.42883987859147" calcext:value-type="float">
            <text:p>8,4288398785914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88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279]=&quot;взв&quot;;11;[.G279]=&quot;накл&quot;;24;[.G279]=&quot;прокл&quot;;25;[.G279]=&quot;пт&quot;;26;[.G279]=90;10;[.G279]=85;10;[.G279]=80;9;[.G279]=75;8;[.G279]=70;8;[.G279]=65;7;[.G279]=60;7;[.G279]=55;6;[.G279]=50;6;[.G279]=45;6;[.G279]=40;5;[.G279]=35;4;[.G279]=30;4;[.G279]=25;3;[.G279]=20;2;[.G279]=15;1;[.G279]=10;1;[.G279]=0;0)" office:value-type="float" office:value="0" calcext:value-type="float">
            <text:p>0</text:p>
          </table:table-cell>
          <table:table-cell table:formula="of:=IF([.H279]&lt;=1;0;IF([.H279]&lt;=10;11;IF([.H279]&lt;=14;12;IF([.H279]&lt;=17;13;IF([.H279]&lt;=20;14;IF([.H279]&lt;=22;15;IF([.H279]&lt;=25;16;IF([.H279]&lt;=27;17;IF([.H279]&lt;=29;18;IF([.H279]&lt;=32;19;IF([.H279]&lt;=34;20;IF([.H279]&lt;=36;21;IF([.H279]&lt;=40;22;24)))))))))))))" office:value-type="float" office:value="20" calcext:value-type="float">
            <text:p>20</text:p>
          </table:table-cell>
          <table:table-cell table:number-columns-repeated="2"/>
          <table:table-cell table:formula="of:=COM.MICROSOFT.IFS([.K279]=&quot;взв&quot;;11;[.K279]=&quot;накл&quot;;24;[.K279]=&quot;прокл&quot;;25;[.K279]=&quot;пт&quot;;26;[.K279]=90;10;[.K279]=85;10;[.K279]=80;9;[.K279]=75;8;[.K279]=70;8;[.K279]=65;7;[.K279]=60;7;[.K279]=55;6;[.K279]=50;6;[.K279]=45;6;[.K279]=40;5;[.K279]=35;4;[.K279]=30;4;[.K279]=25;3;[.K279]=20;2;[.K279]=15;1;[.K279]=10;1;[.K279]=0;0)" office:value-type="float" office:value="0" calcext:value-type="float">
            <text:p>0</text:p>
          </table:table-cell>
          <table:table-cell table:formula="of:=IF([.L279]&lt;=1;0;IF([.L279]&lt;=10;11;IF([.L279]&lt;=14;12;IF([.L279]&lt;=17;13;IF([.L279]&lt;=20;14;IF([.L279]&lt;=22;15;IF([.L279]&lt;=25;16;IF([.L279]&lt;=27;17;IF([.L279]&lt;=29;18;IF([.L279]&lt;=32;19;IF([.L279]&lt;=34;20;IF([.L279]&lt;=36;21;IF([.L27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79]=&quot;взв&quot;;11;[.O279]=&quot;накл&quot;;24;[.O279]=&quot;прокл&quot;;25;[.O279]=&quot;пт&quot;;26;[.O279]=90;10;[.O279]=85;10;[.O279]=80;9;[.O279]=75;8;[.O279]=70;8;[.O279]=65;7;[.O279]=60;7;[.O279]=55;6;[.O279]=50;6;[.O279]=45;6;[.O279]=40;5;[.O279]=35;4;[.O279]=30;4;[.O279]=25;3;[.O279]=20;2;[.O279]=15;1;[.O279]=10;1;[.O279]=0;0)" office:value-type="float" office:value="0" calcext:value-type="float">
            <text:p>0</text:p>
          </table:table-cell>
          <table:table-cell table:formula="of:=IF([.P279]&lt;=1;0;IF([.P279]&lt;=10;11;IF([.P279]&lt;=14;12;IF([.P279]&lt;=17;13;IF([.P279]&lt;=20;14;IF([.P279]&lt;=22;15;IF([.P279]&lt;=25;16;IF([.P279]&lt;=27;17;IF([.P279]&lt;=29;18;IF([.P279]&lt;=32;19;IF([.P279]&lt;=34;20;IF([.P279]&lt;=36;21;IF([.P279]&lt;=40;22;24)))))))))))))" office:value-type="float" office:value="0" calcext:value-type="float">
            <text:p>0</text:p>
          </table:table-cell>
          <table:table-cell table:formula="of:=ROUND(([.I279]+[.J279]+[.M279]+[.N279]+[.Q279]+[.R279])/1;0)" office:value-type="float" office:value="20" calcext:value-type="float">
            <text:p>20</text:p>
          </table:table-cell>
          <table:table-cell table:formula="of:=[.F279]*LOG10([.S279]+2)" office:value-type="float" office:value="9.39695876575544" calcext:value-type="float">
            <text:p>9,3969587657554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89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280]=&quot;взв&quot;;11;[.G280]=&quot;накл&quot;;24;[.G280]=&quot;прокл&quot;;25;[.G280]=&quot;пт&quot;;26;[.G280]=90;10;[.G280]=85;10;[.G280]=80;9;[.G280]=75;8;[.G280]=70;8;[.G280]=65;7;[.G280]=60;7;[.G280]=55;6;[.G280]=50;6;[.G280]=45;6;[.G280]=40;5;[.G280]=35;4;[.G280]=30;4;[.G280]=25;3;[.G280]=20;2;[.G280]=15;1;[.G280]=10;1;[.G280]=0;0)" office:value-type="float" office:value="0" calcext:value-type="float">
            <text:p>0</text:p>
          </table:table-cell>
          <table:table-cell table:formula="of:=IF([.H280]&lt;=1;0;IF([.H280]&lt;=10;11;IF([.H280]&lt;=14;12;IF([.H280]&lt;=17;13;IF([.H280]&lt;=20;14;IF([.H280]&lt;=22;15;IF([.H280]&lt;=25;16;IF([.H280]&lt;=27;17;IF([.H280]&lt;=29;18;IF([.H280]&lt;=32;19;IF([.H280]&lt;=34;20;IF([.H280]&lt;=36;21;IF([.H280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280]=&quot;взв&quot;;11;[.K280]=&quot;накл&quot;;24;[.K280]=&quot;прокл&quot;;25;[.K280]=&quot;пт&quot;;26;[.K280]=90;10;[.K280]=85;10;[.K280]=80;9;[.K280]=75;8;[.K280]=70;8;[.K280]=65;7;[.K280]=60;7;[.K280]=55;6;[.K280]=50;6;[.K280]=45;6;[.K280]=40;5;[.K280]=35;4;[.K280]=30;4;[.K280]=25;3;[.K280]=20;2;[.K280]=15;1;[.K280]=10;1;[.K280]=0;0)" office:value-type="float" office:value="0" calcext:value-type="float">
            <text:p>0</text:p>
          </table:table-cell>
          <table:table-cell table:formula="of:=IF([.L280]&lt;=1;0;IF([.L280]&lt;=10;11;IF([.L280]&lt;=14;12;IF([.L280]&lt;=17;13;IF([.L280]&lt;=20;14;IF([.L280]&lt;=22;15;IF([.L280]&lt;=25;16;IF([.L280]&lt;=27;17;IF([.L280]&lt;=29;18;IF([.L280]&lt;=32;19;IF([.L280]&lt;=34;20;IF([.L280]&lt;=36;21;IF([.L280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280]=&quot;взв&quot;;11;[.O280]=&quot;накл&quot;;24;[.O280]=&quot;прокл&quot;;25;[.O280]=&quot;пт&quot;;26;[.O280]=90;10;[.O280]=85;10;[.O280]=80;9;[.O280]=75;8;[.O280]=70;8;[.O280]=65;7;[.O280]=60;7;[.O280]=55;6;[.O280]=50;6;[.O280]=45;6;[.O280]=40;5;[.O280]=35;4;[.O280]=30;4;[.O280]=25;3;[.O280]=20;2;[.O280]=15;1;[.O280]=10;1;[.O280]=0;0)" office:value-type="float" office:value="0" calcext:value-type="float">
            <text:p>0</text:p>
          </table:table-cell>
          <table:table-cell table:formula="of:=IF([.P280]&lt;=1;0;IF([.P280]&lt;=10;11;IF([.P280]&lt;=14;12;IF([.P280]&lt;=17;13;IF([.P280]&lt;=20;14;IF([.P280]&lt;=22;15;IF([.P280]&lt;=25;16;IF([.P280]&lt;=27;17;IF([.P280]&lt;=29;18;IF([.P280]&lt;=32;19;IF([.P280]&lt;=34;20;IF([.P280]&lt;=36;21;IF([.P280]&lt;=40;22;24)))))))))))))" office:value-type="float" office:value="19" calcext:value-type="float">
            <text:p>19</text:p>
          </table:table-cell>
          <table:table-cell table:formula="of:=ROUND(([.I280]+[.J280]+[.M280]+[.N280]+[.Q280]+[.R280])/3;0)" office:value-type="float" office:value="19" calcext:value-type="float">
            <text:p>19</text:p>
          </table:table-cell>
          <table:table-cell table:formula="of:=[.F280]*LOG10([.S280]+2)" office:value-type="float" office:value="9.25553506313744" calcext:value-type="float">
            <text:p>9,2555350631374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90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81]=&quot;взв&quot;;11;[.G281]=&quot;накл&quot;;24;[.G281]=&quot;прокл&quot;;25;[.G281]=&quot;пт&quot;;26;[.G281]=90;10;[.G281]=85;10;[.G281]=80;9;[.G281]=75;8;[.G281]=70;8;[.G281]=65;7;[.G281]=60;7;[.G281]=55;6;[.G281]=50;6;[.G281]=45;6;[.G281]=40;5;[.G281]=35;4;[.G281]=30;4;[.G281]=25;3;[.G281]=20;2;[.G281]=15;1;[.G281]=10;1;[.G281]=0;0)" office:value-type="float" office:value="10" calcext:value-type="float">
            <text:p>10</text:p>
          </table:table-cell>
          <table:table-cell table:formula="of:=IF([.H281]&lt;=1;0;IF([.H281]&lt;=10;11;IF([.H281]&lt;=14;12;IF([.H281]&lt;=17;13;IF([.H281]&lt;=20;14;IF([.H281]&lt;=22;15;IF([.H281]&lt;=25;16;IF([.H281]&lt;=27;17;IF([.H281]&lt;=29;18;IF([.H281]&lt;=32;19;IF([.H281]&lt;=34;20;IF([.H281]&lt;=36;21;IF([.H28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81]=&quot;взв&quot;;11;[.K281]=&quot;накл&quot;;24;[.K281]=&quot;прокл&quot;;25;[.K281]=&quot;пт&quot;;26;[.K281]=90;10;[.K281]=85;10;[.K281]=80;9;[.K281]=75;8;[.K281]=70;8;[.K281]=65;7;[.K281]=60;7;[.K281]=55;6;[.K281]=50;6;[.K281]=45;6;[.K281]=40;5;[.K281]=35;4;[.K281]=30;4;[.K281]=25;3;[.K281]=20;2;[.K281]=15;1;[.K281]=10;1;[.K281]=0;0)" office:value-type="float" office:value="10" calcext:value-type="float">
            <text:p>10</text:p>
          </table:table-cell>
          <table:table-cell table:formula="of:=IF([.L281]&lt;=1;0;IF([.L281]&lt;=10;11;IF([.L281]&lt;=14;12;IF([.L281]&lt;=17;13;IF([.L281]&lt;=20;14;IF([.L281]&lt;=22;15;IF([.L281]&lt;=25;16;IF([.L281]&lt;=27;17;IF([.L281]&lt;=29;18;IF([.L281]&lt;=32;19;IF([.L281]&lt;=34;20;IF([.L281]&lt;=36;21;IF([.L28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81]=&quot;взв&quot;;11;[.O281]=&quot;накл&quot;;24;[.O281]=&quot;прокл&quot;;25;[.O281]=&quot;пт&quot;;26;[.O281]=90;10;[.O281]=85;10;[.O281]=80;9;[.O281]=75;8;[.O281]=70;8;[.O281]=65;7;[.O281]=60;7;[.O281]=55;6;[.O281]=50;6;[.O281]=45;6;[.O281]=40;5;[.O281]=35;4;[.O281]=30;4;[.O281]=25;3;[.O281]=20;2;[.O281]=15;1;[.O281]=10;1;[.O281]=0;0)" office:value-type="float" office:value="10" calcext:value-type="float">
            <text:p>10</text:p>
          </table:table-cell>
          <table:table-cell table:formula="of:=IF([.P281]&lt;=1;0;IF([.P281]&lt;=10;11;IF([.P281]&lt;=14;12;IF([.P281]&lt;=17;13;IF([.P281]&lt;=20;14;IF([.P281]&lt;=22;15;IF([.P281]&lt;=25;16;IF([.P281]&lt;=27;17;IF([.P281]&lt;=29;18;IF([.P281]&lt;=32;19;IF([.P281]&lt;=34;20;IF([.P281]&lt;=36;21;IF([.P281]&lt;=40;22;24)))))))))))))" office:value-type="float" office:value="0" calcext:value-type="float">
            <text:p>0</text:p>
          </table:table-cell>
          <table:table-cell table:formula="of:=ROUND(([.I281]+[.J281]+[.M281]+[.N281]+[.Q281]+[.R281])/3;0)" office:value-type="float" office:value="10" calcext:value-type="float">
            <text:p>10</text:p>
          </table:table-cell>
          <table:table-cell table:formula="of:=[.F281]*LOG10([.S281]+2)" office:value-type="float" office:value="7.55426872233337" calcext:value-type="float">
            <text:p>7,5542687223333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35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82]=&quot;взв&quot;;11;[.G282]=&quot;накл&quot;;24;[.G282]=&quot;прокл&quot;;25;[.G282]=&quot;пт&quot;;26;[.G282]=90;10;[.G282]=85;10;[.G282]=80;9;[.G282]=75;8;[.G282]=70;8;[.G282]=65;7;[.G282]=60;7;[.G282]=55;6;[.G282]=50;6;[.G282]=45;6;[.G282]=40;5;[.G282]=35;4;[.G282]=30;4;[.G282]=25;3;[.G282]=20;2;[.G282]=15;1;[.G282]=10;1;[.G282]=0;0)" office:value-type="float" office:value="10" calcext:value-type="float">
            <text:p>10</text:p>
          </table:table-cell>
          <table:table-cell table:formula="of:=IF([.H282]&lt;=1;0;IF([.H282]&lt;=10;11;IF([.H282]&lt;=14;12;IF([.H282]&lt;=17;13;IF([.H282]&lt;=20;14;IF([.H282]&lt;=22;15;IF([.H282]&lt;=25;16;IF([.H282]&lt;=27;17;IF([.H282]&lt;=29;18;IF([.H282]&lt;=32;19;IF([.H282]&lt;=34;20;IF([.H282]&lt;=36;21;IF([.H282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82]=&quot;взв&quot;;11;[.K282]=&quot;накл&quot;;24;[.K282]=&quot;прокл&quot;;25;[.K282]=&quot;пт&quot;;26;[.K282]=90;10;[.K282]=85;10;[.K282]=80;9;[.K282]=75;8;[.K282]=70;8;[.K282]=65;7;[.K282]=60;7;[.K282]=55;6;[.K282]=50;6;[.K282]=45;6;[.K282]=40;5;[.K282]=35;4;[.K282]=30;4;[.K282]=25;3;[.K282]=20;2;[.K282]=15;1;[.K282]=10;1;[.K282]=0;0)" office:value-type="float" office:value="8" calcext:value-type="float">
            <text:p>8</text:p>
          </table:table-cell>
          <table:table-cell table:formula="of:=IF([.L282]&lt;=1;0;IF([.L282]&lt;=10;11;IF([.L282]&lt;=14;12;IF([.L282]&lt;=17;13;IF([.L282]&lt;=20;14;IF([.L282]&lt;=22;15;IF([.L282]&lt;=25;16;IF([.L282]&lt;=27;17;IF([.L282]&lt;=29;18;IF([.L282]&lt;=32;19;IF([.L282]&lt;=34;20;IF([.L282]&lt;=36;21;IF([.L282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82]=&quot;взв&quot;;11;[.O282]=&quot;накл&quot;;24;[.O282]=&quot;прокл&quot;;25;[.O282]=&quot;пт&quot;;26;[.O282]=90;10;[.O282]=85;10;[.O282]=80;9;[.O282]=75;8;[.O282]=70;8;[.O282]=65;7;[.O282]=60;7;[.O282]=55;6;[.O282]=50;6;[.O282]=45;6;[.O282]=40;5;[.O282]=35;4;[.O282]=30;4;[.O282]=25;3;[.O282]=20;2;[.O282]=15;1;[.O282]=10;1;[.O282]=0;0)" office:value-type="float" office:value="8" calcext:value-type="float">
            <text:p>8</text:p>
          </table:table-cell>
          <table:table-cell table:formula="of:=IF([.P282]&lt;=1;0;IF([.P282]&lt;=10;11;IF([.P282]&lt;=14;12;IF([.P282]&lt;=17;13;IF([.P282]&lt;=20;14;IF([.P282]&lt;=22;15;IF([.P282]&lt;=25;16;IF([.P282]&lt;=27;17;IF([.P282]&lt;=29;18;IF([.P282]&lt;=32;19;IF([.P282]&lt;=34;20;IF([.P282]&lt;=36;21;IF([.P282]&lt;=40;22;24)))))))))))))" office:value-type="float" office:value="0" calcext:value-type="float">
            <text:p>0</text:p>
          </table:table-cell>
          <table:table-cell table:formula="of:=ROUND(([.I282]+[.J282]+[.M282]+[.N282]+[.Q282]+[.R282])/3;0)" office:value-type="float" office:value="9" calcext:value-type="float">
            <text:p>9</text:p>
          </table:table-cell>
          <table:table-cell table:formula="of:=[.F282]*LOG10([.S282]+2)" office:value-type="float" office:value="7.28974879610758" calcext:value-type="float">
            <text:p>7,2897487961075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77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83]=&quot;взв&quot;;11;[.G283]=&quot;накл&quot;;24;[.G283]=&quot;прокл&quot;;25;[.G283]=&quot;пт&quot;;26;[.G283]=90;10;[.G283]=85;10;[.G283]=80;9;[.G283]=75;8;[.G283]=70;8;[.G283]=65;7;[.G283]=60;7;[.G283]=55;6;[.G283]=50;6;[.G283]=45;6;[.G283]=40;5;[.G283]=35;4;[.G283]=30;4;[.G283]=25;3;[.G283]=20;2;[.G283]=15;1;[.G283]=10;1;[.G283]=0;0)" office:value-type="float" office:value="10" calcext:value-type="float">
            <text:p>10</text:p>
          </table:table-cell>
          <table:table-cell table:formula="of:=IF([.H283]&lt;=1;0;IF([.H283]&lt;=10;11;IF([.H283]&lt;=14;12;IF([.H283]&lt;=17;13;IF([.H283]&lt;=20;14;IF([.H283]&lt;=22;15;IF([.H283]&lt;=25;16;IF([.H283]&lt;=27;17;IF([.H283]&lt;=29;18;IF([.H283]&lt;=32;19;IF([.H283]&lt;=34;20;IF([.H283]&lt;=36;21;IF([.H28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83]=&quot;взв&quot;;11;[.K283]=&quot;накл&quot;;24;[.K283]=&quot;прокл&quot;;25;[.K283]=&quot;пт&quot;;26;[.K283]=90;10;[.K283]=85;10;[.K283]=80;9;[.K283]=75;8;[.K283]=70;8;[.K283]=65;7;[.K283]=60;7;[.K283]=55;6;[.K283]=50;6;[.K283]=45;6;[.K283]=40;5;[.K283]=35;4;[.K283]=30;4;[.K283]=25;3;[.K283]=20;2;[.K283]=15;1;[.K283]=10;1;[.K283]=0;0)" office:value-type="float" office:value="10" calcext:value-type="float">
            <text:p>10</text:p>
          </table:table-cell>
          <table:table-cell table:formula="of:=IF([.L283]&lt;=1;0;IF([.L283]&lt;=10;11;IF([.L283]&lt;=14;12;IF([.L283]&lt;=17;13;IF([.L283]&lt;=20;14;IF([.L283]&lt;=22;15;IF([.L283]&lt;=25;16;IF([.L283]&lt;=27;17;IF([.L283]&lt;=29;18;IF([.L283]&lt;=32;19;IF([.L283]&lt;=34;20;IF([.L283]&lt;=36;21;IF([.L283]&lt;=40;22;24))))))))))))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O283]=&quot;взв&quot;;11;[.O283]=&quot;накл&quot;;24;[.O283]=&quot;прокл&quot;;25;[.O283]=&quot;пт&quot;;26;[.O283]=90;10;[.O283]=85;10;[.O283]=80;9;[.O283]=75;8;[.O283]=70;8;[.O283]=65;7;[.O283]=60;7;[.O283]=55;6;[.O283]=50;6;[.O283]=45;6;[.O283]=40;5;[.O283]=35;4;[.O283]=30;4;[.O283]=25;3;[.O283]=20;2;[.O283]=15;1;[.O283]=10;1;[.O283]=0;0)" office:value-type="float" office:value="0" calcext:value-type="float">
            <text:p>0</text:p>
          </table:table-cell>
          <table:table-cell table:formula="of:=IF([.P283]&lt;=1;0;IF([.P283]&lt;=10;11;IF([.P283]&lt;=14;12;IF([.P283]&lt;=17;13;IF([.P283]&lt;=20;14;IF([.P283]&lt;=22;15;IF([.P283]&lt;=25;16;IF([.P283]&lt;=27;17;IF([.P283]&lt;=29;18;IF([.P283]&lt;=32;19;IF([.P283]&lt;=34;20;IF([.P283]&lt;=36;21;IF([.P283]&lt;=40;22;24)))))))))))))" office:value-type="float" office:value="14" calcext:value-type="float">
            <text:p>14</text:p>
          </table:table-cell>
          <table:table-cell table:formula="of:=ROUND(([.I283]+[.J283]+[.M283]+[.N283]+[.Q283]+[.R283])/3;0)" office:value-type="float" office:value="11" calcext:value-type="float">
            <text:p>11</text:p>
          </table:table-cell>
          <table:table-cell table:formula="of:=[.F283]*LOG10([.S283]+2)" office:value-type="float" office:value="11.1394335230684" calcext:value-type="float">
            <text:p>11,139433523068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28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284]=&quot;взв&quot;;11;[.G284]=&quot;накл&quot;;24;[.G284]=&quot;прокл&quot;;25;[.G284]=&quot;пт&quot;;26;[.G284]=90;10;[.G284]=85;10;[.G284]=80;9;[.G284]=75;8;[.G284]=70;8;[.G284]=65;7;[.G284]=60;7;[.G284]=55;6;[.G284]=50;6;[.G284]=45;6;[.G284]=40;5;[.G284]=35;4;[.G284]=30;4;[.G284]=25;3;[.G284]=20;2;[.G284]=15;1;[.G284]=10;1;[.G284]=0;0)" office:value-type="float" office:value="0" calcext:value-type="float">
            <text:p>0</text:p>
          </table:table-cell>
          <table:table-cell table:formula="of:=IF([.H284]&lt;=1;0;IF([.H284]&lt;=10;11;IF([.H284]&lt;=14;12;IF([.H284]&lt;=17;13;IF([.H284]&lt;=20;14;IF([.H284]&lt;=22;15;IF([.H284]&lt;=25;16;IF([.H284]&lt;=27;17;IF([.H284]&lt;=29;18;IF([.H284]&lt;=32;19;IF([.H284]&lt;=34;20;IF([.H284]&lt;=36;21;IF([.H284]&lt;=40;22;24)))))))))))))"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284]=&quot;взв&quot;;11;[.K284]=&quot;накл&quot;;24;[.K284]=&quot;прокл&quot;;25;[.K284]=&quot;пт&quot;;26;[.K284]=90;10;[.K284]=85;10;[.K284]=80;9;[.K284]=75;8;[.K284]=70;8;[.K284]=65;7;[.K284]=60;7;[.K284]=55;6;[.K284]=50;6;[.K284]=45;6;[.K284]=40;5;[.K284]=35;4;[.K284]=30;4;[.K284]=25;3;[.K284]=20;2;[.K284]=15;1;[.K284]=10;1;[.K284]=0;0)" office:value-type="float" office:value="0" calcext:value-type="float">
            <text:p>0</text:p>
          </table:table-cell>
          <table:table-cell table:formula="of:=IF([.L284]&lt;=1;0;IF([.L284]&lt;=10;11;IF([.L284]&lt;=14;12;IF([.L284]&lt;=17;13;IF([.L284]&lt;=20;14;IF([.L284]&lt;=22;15;IF([.L284]&lt;=25;16;IF([.L284]&lt;=27;17;IF([.L284]&lt;=29;18;IF([.L284]&lt;=32;19;IF([.L284]&lt;=34;20;IF([.L284]&lt;=36;21;IF([.L284]&lt;=40;22;24)))))))))))))" office:value-type="float" office:value="17" calcext:value-type="float">
            <text:p>17</text:p>
          </table:table-cell>
          <table:table-cell table:number-columns-repeated="2"/>
          <table:table-cell table:formula="of:=COM.MICROSOFT.IFS([.O284]=&quot;взв&quot;;11;[.O284]=&quot;накл&quot;;24;[.O284]=&quot;прокл&quot;;25;[.O284]=&quot;пт&quot;;26;[.O284]=90;10;[.O284]=85;10;[.O284]=80;9;[.O284]=75;8;[.O284]=70;8;[.O284]=65;7;[.O284]=60;7;[.O284]=55;6;[.O284]=50;6;[.O284]=45;6;[.O284]=40;5;[.O284]=35;4;[.O284]=30;4;[.O284]=25;3;[.O284]=20;2;[.O284]=15;1;[.O284]=10;1;[.O284]=0;0)" office:value-type="float" office:value="0" calcext:value-type="float">
            <text:p>0</text:p>
          </table:table-cell>
          <table:table-cell table:formula="of:=IF([.P284]&lt;=1;0;IF([.P284]&lt;=10;11;IF([.P284]&lt;=14;12;IF([.P284]&lt;=17;13;IF([.P284]&lt;=20;14;IF([.P284]&lt;=22;15;IF([.P284]&lt;=25;16;IF([.P284]&lt;=27;17;IF([.P284]&lt;=29;18;IF([.P284]&lt;=32;19;IF([.P284]&lt;=34;20;IF([.P284]&lt;=36;21;IF([.P284]&lt;=40;22;24)))))))))))))" office:value-type="float" office:value="0" calcext:value-type="float">
            <text:p>0</text:p>
          </table:table-cell>
          <table:table-cell table:formula="of:=ROUND(([.I284]+[.J284]+[.M284]+[.N284]+[.Q284]+[.R284])/2;0)" office:value-type="float" office:value="18" calcext:value-type="float">
            <text:p>18</text:p>
          </table:table-cell>
          <table:table-cell table:formula="of:=[.F284]*LOG10([.S284]+2)" office:value-type="float" office:value="13.0102999566398" calcext:value-type="float">
            <text:p>13,010299956639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31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285]=&quot;взв&quot;;11;[.G285]=&quot;накл&quot;;24;[.G285]=&quot;прокл&quot;;25;[.G285]=&quot;пт&quot;;26;[.G285]=90;10;[.G285]=85;10;[.G285]=80;9;[.G285]=75;8;[.G285]=70;8;[.G285]=65;7;[.G285]=60;7;[.G285]=55;6;[.G285]=50;6;[.G285]=45;6;[.G285]=40;5;[.G285]=35;4;[.G285]=30;4;[.G285]=25;3;[.G285]=20;2;[.G285]=15;1;[.G285]=10;1;[.G285]=0;0)" office:value-type="float" office:value="0" calcext:value-type="float">
            <text:p>0</text:p>
          </table:table-cell>
          <table:table-cell table:formula="of:=IF([.H285]&lt;=1;0;IF([.H285]&lt;=10;11;IF([.H285]&lt;=14;12;IF([.H285]&lt;=17;13;IF([.H285]&lt;=20;14;IF([.H285]&lt;=22;15;IF([.H285]&lt;=25;16;IF([.H285]&lt;=27;17;IF([.H285]&lt;=29;18;IF([.H285]&lt;=32;19;IF([.H285]&lt;=34;20;IF([.H285]&lt;=36;21;IF([.H285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285]=&quot;взв&quot;;11;[.K285]=&quot;накл&quot;;24;[.K285]=&quot;прокл&quot;;25;[.K285]=&quot;пт&quot;;26;[.K285]=90;10;[.K285]=85;10;[.K285]=80;9;[.K285]=75;8;[.K285]=70;8;[.K285]=65;7;[.K285]=60;7;[.K285]=55;6;[.K285]=50;6;[.K285]=45;6;[.K285]=40;5;[.K285]=35;4;[.K285]=30;4;[.K285]=25;3;[.K285]=20;2;[.K285]=15;1;[.K285]=10;1;[.K285]=0;0)" office:value-type="float" office:value="0" calcext:value-type="float">
            <text:p>0</text:p>
          </table:table-cell>
          <table:table-cell table:formula="of:=IF([.L285]&lt;=1;0;IF([.L285]&lt;=10;11;IF([.L285]&lt;=14;12;IF([.L285]&lt;=17;13;IF([.L285]&lt;=20;14;IF([.L285]&lt;=22;15;IF([.L285]&lt;=25;16;IF([.L285]&lt;=27;17;IF([.L285]&lt;=29;18;IF([.L285]&lt;=32;19;IF([.L285]&lt;=34;20;IF([.L285]&lt;=36;21;IF([.L285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285]=&quot;взв&quot;;11;[.O285]=&quot;накл&quot;;24;[.O285]=&quot;прокл&quot;;25;[.O285]=&quot;пт&quot;;26;[.O285]=90;10;[.O285]=85;10;[.O285]=80;9;[.O285]=75;8;[.O285]=70;8;[.O285]=65;7;[.O285]=60;7;[.O285]=55;6;[.O285]=50;6;[.O285]=45;6;[.O285]=40;5;[.O285]=35;4;[.O285]=30;4;[.O285]=25;3;[.O285]=20;2;[.O285]=15;1;[.O285]=10;1;[.O285]=0;0)" office:value-type="float" office:value="0" calcext:value-type="float">
            <text:p>0</text:p>
          </table:table-cell>
          <table:table-cell table:formula="of:=IF([.P285]&lt;=1;0;IF([.P285]&lt;=10;11;IF([.P285]&lt;=14;12;IF([.P285]&lt;=17;13;IF([.P285]&lt;=20;14;IF([.P285]&lt;=22;15;IF([.P285]&lt;=25;16;IF([.P285]&lt;=27;17;IF([.P285]&lt;=29;18;IF([.P285]&lt;=32;19;IF([.P285]&lt;=34;20;IF([.P285]&lt;=36;21;IF([.P285]&lt;=40;22;24)))))))))))))" office:value-type="float" office:value="20" calcext:value-type="float">
            <text:p>20</text:p>
          </table:table-cell>
          <table:table-cell table:formula="of:=ROUND(([.I285]+[.J285]+[.M285]+[.N285]+[.Q285]+[.R285])/3;0)" office:value-type="float" office:value="19" calcext:value-type="float">
            <text:p>19</text:p>
          </table:table-cell>
          <table:table-cell table:formula="of:=[.F285]*LOG10([.S285]+2)" office:value-type="float" office:value="13.2221929473392" calcext:value-type="float">
            <text:p>13,222192947339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78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286]=&quot;взв&quot;;11;[.G286]=&quot;накл&quot;;24;[.G286]=&quot;прокл&quot;;25;[.G286]=&quot;пт&quot;;26;[.G286]=90;10;[.G286]=85;10;[.G286]=80;9;[.G286]=75;8;[.G286]=70;8;[.G286]=65;7;[.G286]=60;7;[.G286]=55;6;[.G286]=50;6;[.G286]=45;6;[.G286]=40;5;[.G286]=35;4;[.G286]=30;4;[.G286]=25;3;[.G286]=20;2;[.G286]=15;1;[.G286]=10;1;[.G286]=0;0)" office:value-type="float" office:value="0" calcext:value-type="float">
            <text:p>0</text:p>
          </table:table-cell>
          <table:table-cell table:formula="of:=IF([.H286]&lt;=1;0;IF([.H286]&lt;=10;11;IF([.H286]&lt;=14;12;IF([.H286]&lt;=17;13;IF([.H286]&lt;=20;14;IF([.H286]&lt;=22;15;IF([.H286]&lt;=25;16;IF([.H286]&lt;=27;17;IF([.H286]&lt;=29;18;IF([.H286]&lt;=32;19;IF([.H286]&lt;=34;20;IF([.H286]&lt;=36;21;IF([.H286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286]=&quot;взв&quot;;11;[.K286]=&quot;накл&quot;;24;[.K286]=&quot;прокл&quot;;25;[.K286]=&quot;пт&quot;;26;[.K286]=90;10;[.K286]=85;10;[.K286]=80;9;[.K286]=75;8;[.K286]=70;8;[.K286]=65;7;[.K286]=60;7;[.K286]=55;6;[.K286]=50;6;[.K286]=45;6;[.K286]=40;5;[.K286]=35;4;[.K286]=30;4;[.K286]=25;3;[.K286]=20;2;[.K286]=15;1;[.K286]=10;1;[.K286]=0;0)" office:value-type="float" office:value="0" calcext:value-type="float">
            <text:p>0</text:p>
          </table:table-cell>
          <table:table-cell table:formula="of:=IF([.L286]&lt;=1;0;IF([.L286]&lt;=10;11;IF([.L286]&lt;=14;12;IF([.L286]&lt;=17;13;IF([.L286]&lt;=20;14;IF([.L286]&lt;=22;15;IF([.L286]&lt;=25;16;IF([.L286]&lt;=27;17;IF([.L286]&lt;=29;18;IF([.L286]&lt;=32;19;IF([.L286]&lt;=34;20;IF([.L286]&lt;=36;21;IF([.L286]&lt;=40;22;24)))))))))))))"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286]=&quot;взв&quot;;11;[.O286]=&quot;накл&quot;;24;[.O286]=&quot;прокл&quot;;25;[.O286]=&quot;пт&quot;;26;[.O286]=90;10;[.O286]=85;10;[.O286]=80;9;[.O286]=75;8;[.O286]=70;8;[.O286]=65;7;[.O286]=60;7;[.O286]=55;6;[.O286]=50;6;[.O286]=45;6;[.O286]=40;5;[.O286]=35;4;[.O286]=30;4;[.O286]=25;3;[.O286]=20;2;[.O286]=15;1;[.O286]=10;1;[.O286]=0;0)" office:value-type="float" office:value="0" calcext:value-type="float">
            <text:p>0</text:p>
          </table:table-cell>
          <table:table-cell table:formula="of:=IF([.P286]&lt;=1;0;IF([.P286]&lt;=10;11;IF([.P286]&lt;=14;12;IF([.P286]&lt;=17;13;IF([.P286]&lt;=20;14;IF([.P286]&lt;=22;15;IF([.P286]&lt;=25;16;IF([.P286]&lt;=27;17;IF([.P286]&lt;=29;18;IF([.P286]&lt;=32;19;IF([.P286]&lt;=34;20;IF([.P286]&lt;=36;21;IF([.P286]&lt;=40;22;24)))))))))))))" office:value-type="float" office:value="20" calcext:value-type="float">
            <text:p>20</text:p>
          </table:table-cell>
          <table:table-cell table:formula="of:=ROUND(([.I286]+[.J286]+[.M286]+[.N286]+[.Q286]+[.R286])/3;0)" office:value-type="float" office:value="19" calcext:value-type="float">
            <text:p>19</text:p>
          </table:table-cell>
          <table:table-cell table:formula="of:=[.F286]*LOG10([.S286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378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287]=&quot;взв&quot;;11;[.G287]=&quot;накл&quot;;24;[.G287]=&quot;прокл&quot;;25;[.G287]=&quot;пт&quot;;26;[.G287]=90;10;[.G287]=85;10;[.G287]=80;9;[.G287]=75;8;[.G287]=70;8;[.G287]=65;7;[.G287]=60;7;[.G287]=55;6;[.G287]=50;6;[.G287]=45;6;[.G287]=40;5;[.G287]=35;4;[.G287]=30;4;[.G287]=25;3;[.G287]=20;2;[.G287]=15;1;[.G287]=10;1;[.G287]=0;0)" office:value-type="float" office:value="26" calcext:value-type="float">
            <text:p>26</text:p>
          </table:table-cell>
          <table:table-cell table:formula="of:=IF([.H287]&lt;=1;0;IF([.H287]&lt;=10;11;IF([.H287]&lt;=14;12;IF([.H287]&lt;=17;13;IF([.H287]&lt;=20;14;IF([.H287]&lt;=22;15;IF([.H287]&lt;=25;16;IF([.H287]&lt;=27;17;IF([.H287]&lt;=29;18;IF([.H287]&lt;=32;19;IF([.H287]&lt;=34;20;IF([.H287]&lt;=36;21;IF([.H28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287]=&quot;взв&quot;;11;[.K287]=&quot;накл&quot;;24;[.K287]=&quot;прокл&quot;;25;[.K287]=&quot;пт&quot;;26;[.K287]=90;10;[.K287]=85;10;[.K287]=80;9;[.K287]=75;8;[.K287]=70;8;[.K287]=65;7;[.K287]=60;7;[.K287]=55;6;[.K287]=50;6;[.K287]=45;6;[.K287]=40;5;[.K287]=35;4;[.K287]=30;4;[.K287]=25;3;[.K287]=20;2;[.K287]=15;1;[.K287]=10;1;[.K287]=0;0)" office:value-type="float" office:value="0" calcext:value-type="float">
            <text:p>0</text:p>
          </table:table-cell>
          <table:table-cell table:formula="of:=IF([.L287]&lt;=1;0;IF([.L287]&lt;=10;11;IF([.L287]&lt;=14;12;IF([.L287]&lt;=17;13;IF([.L287]&lt;=20;14;IF([.L287]&lt;=22;15;IF([.L287]&lt;=25;16;IF([.L287]&lt;=27;17;IF([.L287]&lt;=29;18;IF([.L287]&lt;=32;19;IF([.L287]&lt;=34;20;IF([.L287]&lt;=36;21;IF([.L28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87]=&quot;взв&quot;;11;[.O287]=&quot;накл&quot;;24;[.O287]=&quot;прокл&quot;;25;[.O287]=&quot;пт&quot;;26;[.O287]=90;10;[.O287]=85;10;[.O287]=80;9;[.O287]=75;8;[.O287]=70;8;[.O287]=65;7;[.O287]=60;7;[.O287]=55;6;[.O287]=50;6;[.O287]=45;6;[.O287]=40;5;[.O287]=35;4;[.O287]=30;4;[.O287]=25;3;[.O287]=20;2;[.O287]=15;1;[.O287]=10;1;[.O287]=0;0)" office:value-type="float" office:value="0" calcext:value-type="float">
            <text:p>0</text:p>
          </table:table-cell>
          <table:table-cell table:formula="of:=IF([.P287]&lt;=1;0;IF([.P287]&lt;=10;11;IF([.P287]&lt;=14;12;IF([.P287]&lt;=17;13;IF([.P287]&lt;=20;14;IF([.P287]&lt;=22;15;IF([.P287]&lt;=25;16;IF([.P287]&lt;=27;17;IF([.P287]&lt;=29;18;IF([.P287]&lt;=32;19;IF([.P287]&lt;=34;20;IF([.P287]&lt;=36;21;IF([.P287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F287]*LOG10([.S287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391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288]=&quot;взв&quot;;11;[.G288]=&quot;накл&quot;;24;[.G288]=&quot;прокл&quot;;25;[.G288]=&quot;пт&quot;;26;[.G288]=90;10;[.G288]=85;10;[.G288]=80;9;[.G288]=75;8;[.G288]=70;8;[.G288]=65;7;[.G288]=60;7;[.G288]=55;6;[.G288]=50;6;[.G288]=45;6;[.G288]=40;5;[.G288]=35;4;[.G288]=30;4;[.G288]=25;3;[.G288]=20;2;[.G288]=15;1;[.G288]=10;1;[.G288]=0;0)" office:value-type="float" office:value="0" calcext:value-type="float">
            <text:p>0</text:p>
          </table:table-cell>
          <table:table-cell table:formula="of:=IF([.H288]&lt;=1;0;IF([.H288]&lt;=10;11;IF([.H288]&lt;=14;12;IF([.H288]&lt;=17;13;IF([.H288]&lt;=20;14;IF([.H288]&lt;=22;15;IF([.H288]&lt;=25;16;IF([.H288]&lt;=27;17;IF([.H288]&lt;=29;18;IF([.H288]&lt;=32;19;IF([.H288]&lt;=34;20;IF([.H288]&lt;=36;21;IF([.H288]&lt;=40;22;24)))))))))))))"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288]=&quot;взв&quot;;11;[.K288]=&quot;накл&quot;;24;[.K288]=&quot;прокл&quot;;25;[.K288]=&quot;пт&quot;;26;[.K288]=90;10;[.K288]=85;10;[.K288]=80;9;[.K288]=75;8;[.K288]=70;8;[.K288]=65;7;[.K288]=60;7;[.K288]=55;6;[.K288]=50;6;[.K288]=45;6;[.K288]=40;5;[.K288]=35;4;[.K288]=30;4;[.K288]=25;3;[.K288]=20;2;[.K288]=15;1;[.K288]=10;1;[.K288]=0;0)" office:value-type="float" office:value="0" calcext:value-type="float">
            <text:p>0</text:p>
          </table:table-cell>
          <table:table-cell table:formula="of:=IF([.L288]&lt;=1;0;IF([.L288]&lt;=10;11;IF([.L288]&lt;=14;12;IF([.L288]&lt;=17;13;IF([.L288]&lt;=20;14;IF([.L288]&lt;=22;15;IF([.L288]&lt;=25;16;IF([.L288]&lt;=27;17;IF([.L288]&lt;=29;18;IF([.L288]&lt;=32;19;IF([.L288]&lt;=34;20;IF([.L288]&lt;=36;21;IF([.L288]&lt;=40;22;24)))))))))))))"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288]=&quot;взв&quot;;11;[.O288]=&quot;накл&quot;;24;[.O288]=&quot;прокл&quot;;25;[.O288]=&quot;пт&quot;;26;[.O288]=90;10;[.O288]=85;10;[.O288]=80;9;[.O288]=75;8;[.O288]=70;8;[.O288]=65;7;[.O288]=60;7;[.O288]=55;6;[.O288]=50;6;[.O288]=45;6;[.O288]=40;5;[.O288]=35;4;[.O288]=30;4;[.O288]=25;3;[.O288]=20;2;[.O288]=15;1;[.O288]=10;1;[.O288]=0;0)" office:value-type="float" office:value="0" calcext:value-type="float">
            <text:p>0</text:p>
          </table:table-cell>
          <table:table-cell table:formula="of:=IF([.P288]&lt;=1;0;IF([.P288]&lt;=10;11;IF([.P288]&lt;=14;12;IF([.P288]&lt;=17;13;IF([.P288]&lt;=20;14;IF([.P288]&lt;=22;15;IF([.P288]&lt;=25;16;IF([.P288]&lt;=27;17;IF([.P288]&lt;=29;18;IF([.P288]&lt;=32;19;IF([.P288]&lt;=34;20;IF([.P288]&lt;=36;21;IF([.P288]&lt;=40;22;24)))))))))))))" office:value-type="float" office:value="20" calcext:value-type="float">
            <text:p>20</text:p>
          </table:table-cell>
          <table:table-cell table:formula="of:=ROUND(([.I288]+[.J288]+[.M288]+[.N288]+[.Q288]+[.R288])/3;0)" office:value-type="float" office:value="19" calcext:value-type="float">
            <text:p>19</text:p>
          </table:table-cell>
          <table:table-cell table:formula="of:=[.F288]*LOG10([.S288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369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89]=&quot;взв&quot;;11;[.G289]=&quot;накл&quot;;24;[.G289]=&quot;прокл&quot;;25;[.G289]=&quot;пт&quot;;26;[.G289]=90;10;[.G289]=85;10;[.G289]=80;9;[.G289]=75;8;[.G289]=70;8;[.G289]=65;7;[.G289]=60;7;[.G289]=55;6;[.G289]=50;6;[.G289]=45;6;[.G289]=40;5;[.G289]=35;4;[.G289]=30;4;[.G289]=25;3;[.G289]=20;2;[.G289]=15;1;[.G289]=10;1;[.G289]=0;0)" office:value-type="float" office:value="10" calcext:value-type="float">
            <text:p>10</text:p>
          </table:table-cell>
          <table:table-cell table:formula="of:=IF([.H289]&lt;=1;0;IF([.H289]&lt;=10;11;IF([.H289]&lt;=14;12;IF([.H289]&lt;=17;13;IF([.H289]&lt;=20;14;IF([.H289]&lt;=22;15;IF([.H289]&lt;=25;16;IF([.H289]&lt;=27;17;IF([.H289]&lt;=29;18;IF([.H289]&lt;=32;19;IF([.H289]&lt;=34;20;IF([.H289]&lt;=36;21;IF([.H28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89]=&quot;взв&quot;;11;[.K289]=&quot;накл&quot;;24;[.K289]=&quot;прокл&quot;;25;[.K289]=&quot;пт&quot;;26;[.K289]=90;10;[.K289]=85;10;[.K289]=80;9;[.K289]=75;8;[.K289]=70;8;[.K289]=65;7;[.K289]=60;7;[.K289]=55;6;[.K289]=50;6;[.K289]=45;6;[.K289]=40;5;[.K289]=35;4;[.K289]=30;4;[.K289]=25;3;[.K289]=20;2;[.K289]=15;1;[.K289]=10;1;[.K289]=0;0)" office:value-type="float" office:value="10" calcext:value-type="float">
            <text:p>10</text:p>
          </table:table-cell>
          <table:table-cell table:formula="of:=IF([.L289]&lt;=1;0;IF([.L289]&lt;=10;11;IF([.L289]&lt;=14;12;IF([.L289]&lt;=17;13;IF([.L289]&lt;=20;14;IF([.L289]&lt;=22;15;IF([.L289]&lt;=25;16;IF([.L289]&lt;=27;17;IF([.L289]&lt;=29;18;IF([.L289]&lt;=32;19;IF([.L289]&lt;=34;20;IF([.L289]&lt;=36;21;IF([.L289]&lt;=40;22;24)))))))))))))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O289]=&quot;взв&quot;;11;[.O289]=&quot;накл&quot;;24;[.O289]=&quot;прокл&quot;;25;[.O289]=&quot;пт&quot;;26;[.O289]=90;10;[.O289]=85;10;[.O289]=80;9;[.O289]=75;8;[.O289]=70;8;[.O289]=65;7;[.O289]=60;7;[.O289]=55;6;[.O289]=50;6;[.O289]=45;6;[.O289]=40;5;[.O289]=35;4;[.O289]=30;4;[.O289]=25;3;[.O289]=20;2;[.O289]=15;1;[.O289]=10;1;[.O289]=0;0)" office:value-type="float" office:value="0" calcext:value-type="float">
            <text:p>0</text:p>
          </table:table-cell>
          <table:table-cell table:formula="of:=IF([.P289]&lt;=1;0;IF([.P289]&lt;=10;11;IF([.P289]&lt;=14;12;IF([.P289]&lt;=17;13;IF([.P289]&lt;=20;14;IF([.P289]&lt;=22;15;IF([.P289]&lt;=25;16;IF([.P289]&lt;=27;17;IF([.P289]&lt;=29;18;IF([.P289]&lt;=32;19;IF([.P289]&lt;=34;20;IF([.P289]&lt;=36;21;IF([.P289]&lt;=40;22;24)))))))))))))" office:value-type="float" office:value="16" calcext:value-type="float">
            <text:p>16</text:p>
          </table:table-cell>
          <table:table-cell table:formula="of:=ROUND(([.I289]+[.J289]+[.M289]+[.N289]+[.Q289]+[.R289])/3;0)" office:value-type="float" office:value="12" calcext:value-type="float">
            <text:p>12</text:p>
          </table:table-cell>
          <table:table-cell table:formula="of:=[.F289]*LOG10([.S289]+2)" office:value-type="float" office:value="1.14612803567824" calcext:value-type="float">
            <text:p>1,1461280356782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377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290]=&quot;взв&quot;;11;[.G290]=&quot;накл&quot;;24;[.G290]=&quot;прокл&quot;;25;[.G290]=&quot;пт&quot;;26;[.G290]=90;10;[.G290]=85;10;[.G290]=80;9;[.G290]=75;8;[.G290]=70;8;[.G290]=65;7;[.G290]=60;7;[.G290]=55;6;[.G290]=50;6;[.G290]=45;6;[.G290]=40;5;[.G290]=35;4;[.G290]=30;4;[.G290]=25;3;[.G290]=20;2;[.G290]=15;1;[.G290]=10;1;[.G290]=0;0)" office:value-type="float" office:value="0" calcext:value-type="float">
            <text:p>0</text:p>
          </table:table-cell>
          <table:table-cell table:formula="of:=IF([.H290]&lt;=1;0;IF([.H290]&lt;=10;11;IF([.H290]&lt;=14;12;IF([.H290]&lt;=17;13;IF([.H290]&lt;=20;14;IF([.H290]&lt;=22;15;IF([.H290]&lt;=25;16;IF([.H290]&lt;=27;17;IF([.H290]&lt;=29;18;IF([.H290]&lt;=32;19;IF([.H290]&lt;=34;20;IF([.H290]&lt;=36;21;IF([.H290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290]=&quot;взв&quot;;11;[.K290]=&quot;накл&quot;;24;[.K290]=&quot;прокл&quot;;25;[.K290]=&quot;пт&quot;;26;[.K290]=90;10;[.K290]=85;10;[.K290]=80;9;[.K290]=75;8;[.K290]=70;8;[.K290]=65;7;[.K290]=60;7;[.K290]=55;6;[.K290]=50;6;[.K290]=45;6;[.K290]=40;5;[.K290]=35;4;[.K290]=30;4;[.K290]=25;3;[.K290]=20;2;[.K290]=15;1;[.K290]=10;1;[.K290]=0;0)" office:value-type="float" office:value="0" calcext:value-type="float">
            <text:p>0</text:p>
          </table:table-cell>
          <table:table-cell table:formula="of:=IF([.L290]&lt;=1;0;IF([.L290]&lt;=10;11;IF([.L290]&lt;=14;12;IF([.L290]&lt;=17;13;IF([.L290]&lt;=20;14;IF([.L290]&lt;=22;15;IF([.L290]&lt;=25;16;IF([.L290]&lt;=27;17;IF([.L290]&lt;=29;18;IF([.L290]&lt;=32;19;IF([.L290]&lt;=34;20;IF([.L290]&lt;=36;21;IF([.L290]&lt;=40;22;24)))))))))))))"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290]=&quot;взв&quot;;11;[.O290]=&quot;накл&quot;;24;[.O290]=&quot;прокл&quot;;25;[.O290]=&quot;пт&quot;;26;[.O290]=90;10;[.O290]=85;10;[.O290]=80;9;[.O290]=75;8;[.O290]=70;8;[.O290]=65;7;[.O290]=60;7;[.O290]=55;6;[.O290]=50;6;[.O290]=45;6;[.O290]=40;5;[.O290]=35;4;[.O290]=30;4;[.O290]=25;3;[.O290]=20;2;[.O290]=15;1;[.O290]=10;1;[.O290]=0;0)" office:value-type="float" office:value="0" calcext:value-type="float">
            <text:p>0</text:p>
          </table:table-cell>
          <table:table-cell table:formula="of:=IF([.P290]&lt;=1;0;IF([.P290]&lt;=10;11;IF([.P290]&lt;=14;12;IF([.P290]&lt;=17;13;IF([.P290]&lt;=20;14;IF([.P290]&lt;=22;15;IF([.P290]&lt;=25;16;IF([.P290]&lt;=27;17;IF([.P290]&lt;=29;18;IF([.P290]&lt;=32;19;IF([.P290]&lt;=34;20;IF([.P290]&lt;=36;21;IF([.P290]&lt;=40;22;24)))))))))))))" office:value-type="float" office:value="16" calcext:value-type="float">
            <text:p>16</text:p>
          </table:table-cell>
          <table:table-cell table:formula="of:=ROUND(([.I290]+[.J290]+[.M290]+[.N290]+[.Q290]+[.R290])/3;0)" office:value-type="float" office:value="18" calcext:value-type="float">
            <text:p>18</text:p>
          </table:table-cell>
          <table:table-cell table:formula="of:=[.F290]*LOG10([.S290]+2)" office:value-type="float" office:value="1.30102999566398" calcext:value-type="float">
            <text:p>1,3010299956639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385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91]=&quot;взв&quot;;11;[.G291]=&quot;накл&quot;;24;[.G291]=&quot;прокл&quot;;25;[.G291]=&quot;пт&quot;;26;[.G291]=90;10;[.G291]=85;10;[.G291]=80;9;[.G291]=75;8;[.G291]=70;8;[.G291]=65;7;[.G291]=60;7;[.G291]=55;6;[.G291]=50;6;[.G291]=45;6;[.G291]=40;5;[.G291]=35;4;[.G291]=30;4;[.G291]=25;3;[.G291]=20;2;[.G291]=15;1;[.G291]=10;1;[.G291]=0;0)" office:value-type="float" office:value="10" calcext:value-type="float">
            <text:p>10</text:p>
          </table:table-cell>
          <table:table-cell table:formula="of:=IF([.H291]&lt;=1;0;IF([.H291]&lt;=10;11;IF([.H291]&lt;=14;12;IF([.H291]&lt;=17;13;IF([.H291]&lt;=20;14;IF([.H291]&lt;=22;15;IF([.H291]&lt;=25;16;IF([.H291]&lt;=27;17;IF([.H291]&lt;=29;18;IF([.H291]&lt;=32;19;IF([.H291]&lt;=34;20;IF([.H291]&lt;=36;21;IF([.H29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91]=&quot;взв&quot;;11;[.K291]=&quot;накл&quot;;24;[.K291]=&quot;прокл&quot;;25;[.K291]=&quot;пт&quot;;26;[.K291]=90;10;[.K291]=85;10;[.K291]=80;9;[.K291]=75;8;[.K291]=70;8;[.K291]=65;7;[.K291]=60;7;[.K291]=55;6;[.K291]=50;6;[.K291]=45;6;[.K291]=40;5;[.K291]=35;4;[.K291]=30;4;[.K291]=25;3;[.K291]=20;2;[.K291]=15;1;[.K291]=10;1;[.K291]=0;0)" office:value-type="float" office:value="10" calcext:value-type="float">
            <text:p>10</text:p>
          </table:table-cell>
          <table:table-cell table:formula="of:=IF([.L291]&lt;=1;0;IF([.L291]&lt;=10;11;IF([.L291]&lt;=14;12;IF([.L291]&lt;=17;13;IF([.L291]&lt;=20;14;IF([.L291]&lt;=22;15;IF([.L291]&lt;=25;16;IF([.L291]&lt;=27;17;IF([.L291]&lt;=29;18;IF([.L291]&lt;=32;19;IF([.L291]&lt;=34;20;IF([.L291]&lt;=36;21;IF([.L29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91]=&quot;взв&quot;;11;[.O291]=&quot;накл&quot;;24;[.O291]=&quot;прокл&quot;;25;[.O291]=&quot;пт&quot;;26;[.O291]=90;10;[.O291]=85;10;[.O291]=80;9;[.O291]=75;8;[.O291]=70;8;[.O291]=65;7;[.O291]=60;7;[.O291]=55;6;[.O291]=50;6;[.O291]=45;6;[.O291]=40;5;[.O291]=35;4;[.O291]=30;4;[.O291]=25;3;[.O291]=20;2;[.O291]=15;1;[.O291]=10;1;[.O291]=0;0)" office:value-type="float" office:value="10" calcext:value-type="float">
            <text:p>10</text:p>
          </table:table-cell>
          <table:table-cell table:formula="of:=IF([.P291]&lt;=1;0;IF([.P291]&lt;=10;11;IF([.P291]&lt;=14;12;IF([.P291]&lt;=17;13;IF([.P291]&lt;=20;14;IF([.P291]&lt;=22;15;IF([.P291]&lt;=25;16;IF([.P291]&lt;=27;17;IF([.P291]&lt;=29;18;IF([.P291]&lt;=32;19;IF([.P291]&lt;=34;20;IF([.P291]&lt;=36;21;IF([.P291]&lt;=40;22;24)))))))))))))" office:value-type="float" office:value="0" calcext:value-type="float">
            <text:p>0</text:p>
          </table:table-cell>
          <table:table-cell table:formula="of:=ROUND(([.I291]+[.J291]+[.M291]+[.N291]+[.Q291]+[.R291])/3;0)" office:value-type="float" office:value="10" calcext:value-type="float">
            <text:p>10</text:p>
          </table:table-cell>
          <table:table-cell table:formula="of:=[.F291]*LOG10([.S291]+2)" office:value-type="float" office:value="1.07918124604762" calcext:value-type="float">
            <text:p>1,079181246047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398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292]=&quot;взв&quot;;11;[.G292]=&quot;накл&quot;;24;[.G292]=&quot;прокл&quot;;25;[.G292]=&quot;пт&quot;;26;[.G292]=90;10;[.G292]=85;10;[.G292]=80;9;[.G292]=75;8;[.G292]=70;8;[.G292]=65;7;[.G292]=60;7;[.G292]=55;6;[.G292]=50;6;[.G292]=45;6;[.G292]=40;5;[.G292]=35;4;[.G292]=30;4;[.G292]=25;3;[.G292]=20;2;[.G292]=15;1;[.G292]=10;1;[.G292]=0;0)" office:value-type="float" office:value="8" calcext:value-type="float">
            <text:p>8</text:p>
          </table:table-cell>
          <table:table-cell table:formula="of:=IF([.H292]&lt;=1;0;IF([.H292]&lt;=10;11;IF([.H292]&lt;=14;12;IF([.H292]&lt;=17;13;IF([.H292]&lt;=20;14;IF([.H292]&lt;=22;15;IF([.H292]&lt;=25;16;IF([.H292]&lt;=27;17;IF([.H292]&lt;=29;18;IF([.H292]&lt;=32;19;IF([.H292]&lt;=34;20;IF([.H292]&lt;=36;21;IF([.H29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92]=&quot;взв&quot;;11;[.K292]=&quot;накл&quot;;24;[.K292]=&quot;прокл&quot;;25;[.K292]=&quot;пт&quot;;26;[.K292]=90;10;[.K292]=85;10;[.K292]=80;9;[.K292]=75;8;[.K292]=70;8;[.K292]=65;7;[.K292]=60;7;[.K292]=55;6;[.K292]=50;6;[.K292]=45;6;[.K292]=40;5;[.K292]=35;4;[.K292]=30;4;[.K292]=25;3;[.K292]=20;2;[.K292]=15;1;[.K292]=10;1;[.K292]=0;0)" office:value-type="float" office:value="10" calcext:value-type="float">
            <text:p>10</text:p>
          </table:table-cell>
          <table:table-cell table:formula="of:=IF([.L292]&lt;=1;0;IF([.L292]&lt;=10;11;IF([.L292]&lt;=14;12;IF([.L292]&lt;=17;13;IF([.L292]&lt;=20;14;IF([.L292]&lt;=22;15;IF([.L292]&lt;=25;16;IF([.L292]&lt;=27;17;IF([.L292]&lt;=29;18;IF([.L292]&lt;=32;19;IF([.L292]&lt;=34;20;IF([.L292]&lt;=36;21;IF([.L292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292]=&quot;взв&quot;;11;[.O292]=&quot;накл&quot;;24;[.O292]=&quot;прокл&quot;;25;[.O292]=&quot;пт&quot;;26;[.O292]=90;10;[.O292]=85;10;[.O292]=80;9;[.O292]=75;8;[.O292]=70;8;[.O292]=65;7;[.O292]=60;7;[.O292]=55;6;[.O292]=50;6;[.O292]=45;6;[.O292]=40;5;[.O292]=35;4;[.O292]=30;4;[.O292]=25;3;[.O292]=20;2;[.O292]=15;1;[.O292]=10;1;[.O292]=0;0)" office:value-type="float" office:value="7" calcext:value-type="float">
            <text:p>7</text:p>
          </table:table-cell>
          <table:table-cell table:formula="of:=IF([.P292]&lt;=1;0;IF([.P292]&lt;=10;11;IF([.P292]&lt;=14;12;IF([.P292]&lt;=17;13;IF([.P292]&lt;=20;14;IF([.P292]&lt;=22;15;IF([.P292]&lt;=25;16;IF([.P292]&lt;=27;17;IF([.P292]&lt;=29;18;IF([.P292]&lt;=32;19;IF([.P292]&lt;=34;20;IF([.P292]&lt;=36;21;IF([.P292]&lt;=40;22;24)))))))))))))" office:value-type="float" office:value="0" calcext:value-type="float">
            <text:p>0</text:p>
          </table:table-cell>
          <table:table-cell table:formula="of:=ROUND(([.I292]+[.J292]+[.M292]+[.N292]+[.Q292]+[.R292])/3;0)" office:value-type="float" office:value="8" calcext:value-type="float">
            <text:p>8</text:p>
          </table:table-cell>
          <table:table-cell table:formula="of:=[.F292]*LOG10([.S292]+2)" office:value-type="float" office:value="1" calcext:value-type="float">
            <text:p>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400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293]=&quot;взв&quot;;11;[.G293]=&quot;накл&quot;;24;[.G293]=&quot;прокл&quot;;25;[.G293]=&quot;пт&quot;;26;[.G293]=90;10;[.G293]=85;10;[.G293]=80;9;[.G293]=75;8;[.G293]=70;8;[.G293]=65;7;[.G293]=60;7;[.G293]=55;6;[.G293]=50;6;[.G293]=45;6;[.G293]=40;5;[.G293]=35;4;[.G293]=30;4;[.G293]=25;3;[.G293]=20;2;[.G293]=15;1;[.G293]=10;1;[.G293]=0;0)" office:value-type="float" office:value="0" calcext:value-type="float">
            <text:p>0</text:p>
          </table:table-cell>
          <table:table-cell table:formula="of:=IF([.H293]&lt;=1;0;IF([.H293]&lt;=10;11;IF([.H293]&lt;=14;12;IF([.H293]&lt;=17;13;IF([.H293]&lt;=20;14;IF([.H293]&lt;=22;15;IF([.H293]&lt;=25;16;IF([.H293]&lt;=27;17;IF([.H293]&lt;=29;18;IF([.H293]&lt;=32;19;IF([.H293]&lt;=34;20;IF([.H293]&lt;=36;21;IF([.H293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293]=&quot;взв&quot;;11;[.K293]=&quot;накл&quot;;24;[.K293]=&quot;прокл&quot;;25;[.K293]=&quot;пт&quot;;26;[.K293]=90;10;[.K293]=85;10;[.K293]=80;9;[.K293]=75;8;[.K293]=70;8;[.K293]=65;7;[.K293]=60;7;[.K293]=55;6;[.K293]=50;6;[.K293]=45;6;[.K293]=40;5;[.K293]=35;4;[.K293]=30;4;[.K293]=25;3;[.K293]=20;2;[.K293]=15;1;[.K293]=10;1;[.K293]=0;0)" office:value-type="float" office:value="0" calcext:value-type="float">
            <text:p>0</text:p>
          </table:table-cell>
          <table:table-cell table:formula="of:=IF([.L293]&lt;=1;0;IF([.L293]&lt;=10;11;IF([.L293]&lt;=14;12;IF([.L293]&lt;=17;13;IF([.L293]&lt;=20;14;IF([.L293]&lt;=22;15;IF([.L293]&lt;=25;16;IF([.L293]&lt;=27;17;IF([.L293]&lt;=29;18;IF([.L293]&lt;=32;19;IF([.L293]&lt;=34;20;IF([.L293]&lt;=36;21;IF([.L293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293]=&quot;взв&quot;;11;[.O293]=&quot;накл&quot;;24;[.O293]=&quot;прокл&quot;;25;[.O293]=&quot;пт&quot;;26;[.O293]=90;10;[.O293]=85;10;[.O293]=80;9;[.O293]=75;8;[.O293]=70;8;[.O293]=65;7;[.O293]=60;7;[.O293]=55;6;[.O293]=50;6;[.O293]=45;6;[.O293]=40;5;[.O293]=35;4;[.O293]=30;4;[.O293]=25;3;[.O293]=20;2;[.O293]=15;1;[.O293]=10;1;[.O293]=0;0)" office:value-type="float" office:value="0" calcext:value-type="float">
            <text:p>0</text:p>
          </table:table-cell>
          <table:table-cell table:formula="of:=IF([.P293]&lt;=1;0;IF([.P293]&lt;=10;11;IF([.P293]&lt;=14;12;IF([.P293]&lt;=17;13;IF([.P293]&lt;=20;14;IF([.P293]&lt;=22;15;IF([.P293]&lt;=25;16;IF([.P293]&lt;=27;17;IF([.P293]&lt;=29;18;IF([.P293]&lt;=32;19;IF([.P293]&lt;=34;20;IF([.P293]&lt;=36;21;IF([.P293]&lt;=40;22;24)))))))))))))" office:value-type="float" office:value="21" calcext:value-type="float">
            <text:p>21</text:p>
          </table:table-cell>
          <table:table-cell table:formula="of:=ROUND(([.I293]+[.J293]+[.M293]+[.N293]+[.Q293]+[.R293])/3;0)" office:value-type="float" office:value="21" calcext:value-type="float">
            <text:p>21</text:p>
          </table:table-cell>
          <table:table-cell table:formula="of:=[.F293]*LOG10([.S293]+2)" office:value-type="float" office:value="1.36172783601759" calcext:value-type="float">
            <text:p>1,3617278360175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117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294]=&quot;взв&quot;;11;[.G294]=&quot;накл&quot;;24;[.G294]=&quot;прокл&quot;;25;[.G294]=&quot;пт&quot;;26;[.G294]=90;10;[.G294]=85;10;[.G294]=80;9;[.G294]=75;8;[.G294]=70;8;[.G294]=65;7;[.G294]=60;7;[.G294]=55;6;[.G294]=50;6;[.G294]=45;6;[.G294]=40;5;[.G294]=35;4;[.G294]=30;4;[.G294]=25;3;[.G294]=20;2;[.G294]=15;1;[.G294]=10;1;[.G294]=0;0)" office:value-type="float" office:value="11" calcext:value-type="float">
            <text:p>11</text:p>
          </table:table-cell>
          <table:table-cell table:formula="of:=IF([.H294]&lt;=1;0;IF([.H294]&lt;=10;11;IF([.H294]&lt;=14;12;IF([.H294]&lt;=17;13;IF([.H294]&lt;=20;14;IF([.H294]&lt;=22;15;IF([.H294]&lt;=25;16;IF([.H294]&lt;=27;17;IF([.H294]&lt;=29;18;IF([.H294]&lt;=32;19;IF([.H294]&lt;=34;20;IF([.H294]&lt;=36;21;IF([.H29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94]=&quot;взв&quot;;11;[.K294]=&quot;накл&quot;;24;[.K294]=&quot;прокл&quot;;25;[.K294]=&quot;пт&quot;;26;[.K294]=90;10;[.K294]=85;10;[.K294]=80;9;[.K294]=75;8;[.K294]=70;8;[.K294]=65;7;[.K294]=60;7;[.K294]=55;6;[.K294]=50;6;[.K294]=45;6;[.K294]=40;5;[.K294]=35;4;[.K294]=30;4;[.K294]=25;3;[.K294]=20;2;[.K294]=15;1;[.K294]=10;1;[.K294]=0;0)" office:value-type="float" office:value="10" calcext:value-type="float">
            <text:p>10</text:p>
          </table:table-cell>
          <table:table-cell table:formula="of:=IF([.L294]&lt;=1;0;IF([.L294]&lt;=10;11;IF([.L294]&lt;=14;12;IF([.L294]&lt;=17;13;IF([.L294]&lt;=20;14;IF([.L294]&lt;=22;15;IF([.L294]&lt;=25;16;IF([.L294]&lt;=27;17;IF([.L294]&lt;=29;18;IF([.L294]&lt;=32;19;IF([.L294]&lt;=34;20;IF([.L294]&lt;=36;21;IF([.L294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294]=&quot;взв&quot;;11;[.O294]=&quot;накл&quot;;24;[.O294]=&quot;прокл&quot;;25;[.O294]=&quot;пт&quot;;26;[.O294]=90;10;[.O294]=85;10;[.O294]=80;9;[.O294]=75;8;[.O294]=70;8;[.O294]=65;7;[.O294]=60;7;[.O294]=55;6;[.O294]=50;6;[.O294]=45;6;[.O294]=40;5;[.O294]=35;4;[.O294]=30;4;[.O294]=25;3;[.O294]=20;2;[.O294]=15;1;[.O294]=10;1;[.O294]=0;0)" office:value-type="float" office:value="11" calcext:value-type="float">
            <text:p>11</text:p>
          </table:table-cell>
          <table:table-cell table:formula="of:=IF([.P294]&lt;=1;0;IF([.P294]&lt;=10;11;IF([.P294]&lt;=14;12;IF([.P294]&lt;=17;13;IF([.P294]&lt;=20;14;IF([.P294]&lt;=22;15;IF([.P294]&lt;=25;16;IF([.P294]&lt;=27;17;IF([.P294]&lt;=29;18;IF([.P294]&lt;=32;19;IF([.P294]&lt;=34;20;IF([.P294]&lt;=36;21;IF([.P294]&lt;=40;22;24)))))))))))))" office:value-type="float" office:value="0" calcext:value-type="float">
            <text:p>0</text:p>
          </table:table-cell>
          <table:table-cell table:formula="of:=ROUND(([.I294]+[.J294]+[.M294]+[.N294]+[.Q294]+[.R294])/3;0)" office:value-type="float" office:value="11" calcext:value-type="float">
            <text:p>11</text:p>
          </table:table-cell>
          <table:table-cell table:formula="of:=[.F294]*LOG10([.S294]+2)" office:value-type="float" office:value="3.34183005692051" calcext:value-type="float">
            <text:p>3,3418300569205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119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95]=&quot;взв&quot;;11;[.G295]=&quot;накл&quot;;24;[.G295]=&quot;прокл&quot;;25;[.G295]=&quot;пт&quot;;26;[.G295]=90;10;[.G295]=85;10;[.G295]=80;9;[.G295]=75;8;[.G295]=70;8;[.G295]=65;7;[.G295]=60;7;[.G295]=55;6;[.G295]=50;6;[.G295]=45;6;[.G295]=40;5;[.G295]=35;4;[.G295]=30;4;[.G295]=25;3;[.G295]=20;2;[.G295]=15;1;[.G295]=10;1;[.G295]=0;0)" office:value-type="float" office:value="10" calcext:value-type="float">
            <text:p>10</text:p>
          </table:table-cell>
          <table:table-cell table:formula="of:=IF([.H295]&lt;=1;0;IF([.H295]&lt;=10;11;IF([.H295]&lt;=14;12;IF([.H295]&lt;=17;13;IF([.H295]&lt;=20;14;IF([.H295]&lt;=22;15;IF([.H295]&lt;=25;16;IF([.H295]&lt;=27;17;IF([.H295]&lt;=29;18;IF([.H295]&lt;=32;19;IF([.H295]&lt;=34;20;IF([.H295]&lt;=36;21;IF([.H29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95]=&quot;взв&quot;;11;[.K295]=&quot;накл&quot;;24;[.K295]=&quot;прокл&quot;;25;[.K295]=&quot;пт&quot;;26;[.K295]=90;10;[.K295]=85;10;[.K295]=80;9;[.K295]=75;8;[.K295]=70;8;[.K295]=65;7;[.K295]=60;7;[.K295]=55;6;[.K295]=50;6;[.K295]=45;6;[.K295]=40;5;[.K295]=35;4;[.K295]=30;4;[.K295]=25;3;[.K295]=20;2;[.K295]=15;1;[.K295]=10;1;[.K295]=0;0)" office:value-type="float" office:value="10" calcext:value-type="float">
            <text:p>10</text:p>
          </table:table-cell>
          <table:table-cell table:formula="of:=IF([.L295]&lt;=1;0;IF([.L295]&lt;=10;11;IF([.L295]&lt;=14;12;IF([.L295]&lt;=17;13;IF([.L295]&lt;=20;14;IF([.L295]&lt;=22;15;IF([.L295]&lt;=25;16;IF([.L295]&lt;=27;17;IF([.L295]&lt;=29;18;IF([.L295]&lt;=32;19;IF([.L295]&lt;=34;20;IF([.L295]&lt;=36;21;IF([.L295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295]=&quot;взв&quot;;11;[.O295]=&quot;накл&quot;;24;[.O295]=&quot;прокл&quot;;25;[.O295]=&quot;пт&quot;;26;[.O295]=90;10;[.O295]=85;10;[.O295]=80;9;[.O295]=75;8;[.O295]=70;8;[.O295]=65;7;[.O295]=60;7;[.O295]=55;6;[.O295]=50;6;[.O295]=45;6;[.O295]=40;5;[.O295]=35;4;[.O295]=30;4;[.O295]=25;3;[.O295]=20;2;[.O295]=15;1;[.O295]=10;1;[.O295]=0;0)" office:value-type="float" office:value="11" calcext:value-type="float">
            <text:p>11</text:p>
          </table:table-cell>
          <table:table-cell table:formula="of:=IF([.P295]&lt;=1;0;IF([.P295]&lt;=10;11;IF([.P295]&lt;=14;12;IF([.P295]&lt;=17;13;IF([.P295]&lt;=20;14;IF([.P295]&lt;=22;15;IF([.P295]&lt;=25;16;IF([.P295]&lt;=27;17;IF([.P295]&lt;=29;18;IF([.P295]&lt;=32;19;IF([.P295]&lt;=34;20;IF([.P295]&lt;=36;21;IF([.P295]&lt;=40;22;24)))))))))))))" office:value-type="float" office:value="0" calcext:value-type="float">
            <text:p>0</text:p>
          </table:table-cell>
          <table:table-cell table:formula="of:=ROUND(([.I295]+[.J295]+[.M295]+[.N295]+[.Q295]+[.R295])/3;0)" office:value-type="float" office:value="10" calcext:value-type="float">
            <text:p>10</text:p>
          </table:table-cell>
          <table:table-cell table:formula="of:=[.F295]*LOG10([.S295]+2)" office:value-type="float" office:value="3.23754373814287" calcext:value-type="float">
            <text:p>3,2375437381428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134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296]=&quot;взв&quot;;11;[.G296]=&quot;накл&quot;;24;[.G296]=&quot;прокл&quot;;25;[.G296]=&quot;пт&quot;;26;[.G296]=90;10;[.G296]=85;10;[.G296]=80;9;[.G296]=75;8;[.G296]=70;8;[.G296]=65;7;[.G296]=60;7;[.G296]=55;6;[.G296]=50;6;[.G296]=45;6;[.G296]=40;5;[.G296]=35;4;[.G296]=30;4;[.G296]=25;3;[.G296]=20;2;[.G296]=15;1;[.G296]=10;1;[.G296]=0;0)" office:value-type="float" office:value="0" calcext:value-type="float">
            <text:p>0</text:p>
          </table:table-cell>
          <table:table-cell table:formula="of:=IF([.H296]&lt;=1;0;IF([.H296]&lt;=10;11;IF([.H296]&lt;=14;12;IF([.H296]&lt;=17;13;IF([.H296]&lt;=20;14;IF([.H296]&lt;=22;15;IF([.H296]&lt;=25;16;IF([.H296]&lt;=27;17;IF([.H296]&lt;=29;18;IF([.H296]&lt;=32;19;IF([.H296]&lt;=34;20;IF([.H296]&lt;=36;21;IF([.H296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296]=&quot;взв&quot;;11;[.K296]=&quot;накл&quot;;24;[.K296]=&quot;прокл&quot;;25;[.K296]=&quot;пт&quot;;26;[.K296]=90;10;[.K296]=85;10;[.K296]=80;9;[.K296]=75;8;[.K296]=70;8;[.K296]=65;7;[.K296]=60;7;[.K296]=55;6;[.K296]=50;6;[.K296]=45;6;[.K296]=40;5;[.K296]=35;4;[.K296]=30;4;[.K296]=25;3;[.K296]=20;2;[.K296]=15;1;[.K296]=10;1;[.K296]=0;0)" office:value-type="float" office:value="0" calcext:value-type="float">
            <text:p>0</text:p>
          </table:table-cell>
          <table:table-cell table:formula="of:=IF([.L296]&lt;=1;0;IF([.L296]&lt;=10;11;IF([.L296]&lt;=14;12;IF([.L296]&lt;=17;13;IF([.L296]&lt;=20;14;IF([.L296]&lt;=22;15;IF([.L296]&lt;=25;16;IF([.L296]&lt;=27;17;IF([.L296]&lt;=29;18;IF([.L296]&lt;=32;19;IF([.L296]&lt;=34;20;IF([.L296]&lt;=36;21;IF([.L296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296]=&quot;взв&quot;;11;[.O296]=&quot;накл&quot;;24;[.O296]=&quot;прокл&quot;;25;[.O296]=&quot;пт&quot;;26;[.O296]=90;10;[.O296]=85;10;[.O296]=80;9;[.O296]=75;8;[.O296]=70;8;[.O296]=65;7;[.O296]=60;7;[.O296]=55;6;[.O296]=50;6;[.O296]=45;6;[.O296]=40;5;[.O296]=35;4;[.O296]=30;4;[.O296]=25;3;[.O296]=20;2;[.O296]=15;1;[.O296]=10;1;[.O296]=0;0)" office:value-type="float" office:value="0" calcext:value-type="float">
            <text:p>0</text:p>
          </table:table-cell>
          <table:table-cell table:formula="of:=IF([.P296]&lt;=1;0;IF([.P296]&lt;=10;11;IF([.P296]&lt;=14;12;IF([.P296]&lt;=17;13;IF([.P296]&lt;=20;14;IF([.P296]&lt;=22;15;IF([.P296]&lt;=25;16;IF([.P296]&lt;=27;17;IF([.P296]&lt;=29;18;IF([.P296]&lt;=32;19;IF([.P296]&lt;=34;20;IF([.P296]&lt;=36;21;IF([.P296]&lt;=40;22;24)))))))))))))" office:value-type="float" office:value="20" calcext:value-type="float">
            <text:p>20</text:p>
          </table:table-cell>
          <table:table-cell table:formula="of:=ROUND(([.I296]+[.J296]+[.M296]+[.N296]+[.Q296]+[.R296])/3;0)" office:value-type="float" office:value="20" calcext:value-type="float">
            <text:p>20</text:p>
          </table:table-cell>
          <table:table-cell table:formula="of:=[.F296]*LOG10([.S296]+2)" office:value-type="float" office:value="4.02726804246662" calcext:value-type="float">
            <text:p>4,027268042466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099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297]=&quot;взв&quot;;11;[.G297]=&quot;накл&quot;;24;[.G297]=&quot;прокл&quot;;25;[.G297]=&quot;пт&quot;;26;[.G297]=90;10;[.G297]=85;10;[.G297]=80;9;[.G297]=75;8;[.G297]=70;8;[.G297]=65;7;[.G297]=60;7;[.G297]=55;6;[.G297]=50;6;[.G297]=45;6;[.G297]=40;5;[.G297]=35;4;[.G297]=30;4;[.G297]=25;3;[.G297]=20;2;[.G297]=15;1;[.G297]=10;1;[.G297]=0;0)" office:value-type="float" office:value="0" calcext:value-type="float">
            <text:p>0</text:p>
          </table:table-cell>
          <table:table-cell table:formula="of:=IF([.H297]&lt;=1;0;IF([.H297]&lt;=10;11;IF([.H297]&lt;=14;12;IF([.H297]&lt;=17;13;IF([.H297]&lt;=20;14;IF([.H297]&lt;=22;15;IF([.H297]&lt;=25;16;IF([.H297]&lt;=27;17;IF([.H297]&lt;=29;18;IF([.H297]&lt;=32;19;IF([.H297]&lt;=34;20;IF([.H297]&lt;=36;21;IF([.H297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297]=&quot;взв&quot;;11;[.K297]=&quot;накл&quot;;24;[.K297]=&quot;прокл&quot;;25;[.K297]=&quot;пт&quot;;26;[.K297]=90;10;[.K297]=85;10;[.K297]=80;9;[.K297]=75;8;[.K297]=70;8;[.K297]=65;7;[.K297]=60;7;[.K297]=55;6;[.K297]=50;6;[.K297]=45;6;[.K297]=40;5;[.K297]=35;4;[.K297]=30;4;[.K297]=25;3;[.K297]=20;2;[.K297]=15;1;[.K297]=10;1;[.K297]=0;0)" office:value-type="float" office:value="0" calcext:value-type="float">
            <text:p>0</text:p>
          </table:table-cell>
          <table:table-cell table:formula="of:=IF([.L297]&lt;=1;0;IF([.L297]&lt;=10;11;IF([.L297]&lt;=14;12;IF([.L297]&lt;=17;13;IF([.L297]&lt;=20;14;IF([.L297]&lt;=22;15;IF([.L297]&lt;=25;16;IF([.L297]&lt;=27;17;IF([.L297]&lt;=29;18;IF([.L297]&lt;=32;19;IF([.L297]&lt;=34;20;IF([.L297]&lt;=36;21;IF([.L297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297]=&quot;взв&quot;;11;[.O297]=&quot;накл&quot;;24;[.O297]=&quot;прокл&quot;;25;[.O297]=&quot;пт&quot;;26;[.O297]=90;10;[.O297]=85;10;[.O297]=80;9;[.O297]=75;8;[.O297]=70;8;[.O297]=65;7;[.O297]=60;7;[.O297]=55;6;[.O297]=50;6;[.O297]=45;6;[.O297]=40;5;[.O297]=35;4;[.O297]=30;4;[.O297]=25;3;[.O297]=20;2;[.O297]=15;1;[.O297]=10;1;[.O297]=0;0)" office:value-type="float" office:value="0" calcext:value-type="float">
            <text:p>0</text:p>
          </table:table-cell>
          <table:table-cell table:formula="of:=IF([.P297]&lt;=1;0;IF([.P297]&lt;=10;11;IF([.P297]&lt;=14;12;IF([.P297]&lt;=17;13;IF([.P297]&lt;=20;14;IF([.P297]&lt;=22;15;IF([.P297]&lt;=25;16;IF([.P297]&lt;=27;17;IF([.P297]&lt;=29;18;IF([.P297]&lt;=32;19;IF([.P297]&lt;=34;20;IF([.P297]&lt;=36;21;IF([.P297]&lt;=40;22;24)))))))))))))" office:value-type="float" office:value="19" calcext:value-type="float">
            <text:p>19</text:p>
          </table:table-cell>
          <table:table-cell table:formula="of:=ROUND(([.I297]+[.J297]+[.M297]+[.N297]+[.Q297]+[.R297])/3;0)" office:value-type="float" office:value="19" calcext:value-type="float">
            <text:p>19</text:p>
          </table:table-cell>
          <table:table-cell table:formula="of:=[.F297]*LOG10([.S297]+2)" office:value-type="float" office:value="5.28887717893568" calcext:value-type="float">
            <text:p>5,2888771789356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110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G298]=&quot;взв&quot;;11;[.G298]=&quot;накл&quot;;24;[.G298]=&quot;прокл&quot;;25;[.G298]=&quot;пт&quot;;26;[.G298]=90;10;[.G298]=85;10;[.G298]=80;9;[.G298]=75;8;[.G298]=70;8;[.G298]=65;7;[.G298]=60;7;[.G298]=55;6;[.G298]=50;6;[.G298]=45;6;[.G298]=40;5;[.G298]=35;4;[.G298]=30;4;[.G298]=25;3;[.G298]=20;2;[.G298]=15;1;[.G298]=10;1;[.G298]=0;0)" office:value-type="float" office:value="0" calcext:value-type="float">
            <text:p>0</text:p>
          </table:table-cell>
          <table:table-cell table:formula="of:=IF([.H298]&lt;=1;0;IF([.H298]&lt;=10;11;IF([.H298]&lt;=14;12;IF([.H298]&lt;=17;13;IF([.H298]&lt;=20;14;IF([.H298]&lt;=22;15;IF([.H298]&lt;=25;16;IF([.H298]&lt;=27;17;IF([.H298]&lt;=29;18;IF([.H298]&lt;=32;19;IF([.H298]&lt;=34;20;IF([.H298]&lt;=36;21;IF([.H298]&lt;=40;22;24)))))))))))))" office:value-type="float" office:value="16" calcext:value-type="float">
            <text:p>16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298]=&quot;взв&quot;;11;[.K298]=&quot;накл&quot;;24;[.K298]=&quot;прокл&quot;;25;[.K298]=&quot;пт&quot;;26;[.K298]=90;10;[.K298]=85;10;[.K298]=80;9;[.K298]=75;8;[.K298]=70;8;[.K298]=65;7;[.K298]=60;7;[.K298]=55;6;[.K298]=50;6;[.K298]=45;6;[.K298]=40;5;[.K298]=35;4;[.K298]=30;4;[.K298]=25;3;[.K298]=20;2;[.K298]=15;1;[.K298]=10;1;[.K298]=0;0)" office:value-type="float" office:value="11" calcext:value-type="float">
            <text:p>11</text:p>
          </table:table-cell>
          <table:table-cell table:formula="of:=IF([.L298]&lt;=1;0;IF([.L298]&lt;=10;11;IF([.L298]&lt;=14;12;IF([.L298]&lt;=17;13;IF([.L298]&lt;=20;14;IF([.L298]&lt;=22;15;IF([.L298]&lt;=25;16;IF([.L298]&lt;=27;17;IF([.L298]&lt;=29;18;IF([.L298]&lt;=32;19;IF([.L298]&lt;=34;20;IF([.L298]&lt;=36;21;IF([.L298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298]=&quot;взв&quot;;11;[.O298]=&quot;накл&quot;;24;[.O298]=&quot;прокл&quot;;25;[.O298]=&quot;пт&quot;;26;[.O298]=90;10;[.O298]=85;10;[.O298]=80;9;[.O298]=75;8;[.O298]=70;8;[.O298]=65;7;[.O298]=60;7;[.O298]=55;6;[.O298]=50;6;[.O298]=45;6;[.O298]=40;5;[.O298]=35;4;[.O298]=30;4;[.O298]=25;3;[.O298]=20;2;[.O298]=15;1;[.O298]=10;1;[.O298]=0;0)" office:value-type="float" office:value="11" calcext:value-type="float">
            <text:p>11</text:p>
          </table:table-cell>
          <table:table-cell table:formula="of:=IF([.P298]&lt;=1;0;IF([.P298]&lt;=10;11;IF([.P298]&lt;=14;12;IF([.P298]&lt;=17;13;IF([.P298]&lt;=20;14;IF([.P298]&lt;=22;15;IF([.P298]&lt;=25;16;IF([.P298]&lt;=27;17;IF([.P298]&lt;=29;18;IF([.P298]&lt;=32;19;IF([.P298]&lt;=34;20;IF([.P298]&lt;=36;21;IF([.P298]&lt;=40;22;24)))))))))))))" office:value-type="float" office:value="0" calcext:value-type="float">
            <text:p>0</text:p>
          </table:table-cell>
          <table:table-cell table:formula="of:=ROUND(([.I298]+[.J298]+[.M298]+[.N298]+[.Q298]+[.R298])/3;0)" office:value-type="float" office:value="13" calcext:value-type="float">
            <text:p>13</text:p>
          </table:table-cell>
          <table:table-cell table:formula="of:=[.F298]*LOG10([.S298]+2)" office:value-type="float" office:value="4.70436503622273" calcext:value-type="float">
            <text:p>4,7043650362227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113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99]=&quot;взв&quot;;11;[.G299]=&quot;накл&quot;;24;[.G299]=&quot;прокл&quot;;25;[.G299]=&quot;пт&quot;;26;[.G299]=90;10;[.G299]=85;10;[.G299]=80;9;[.G299]=75;8;[.G299]=70;8;[.G299]=65;7;[.G299]=60;7;[.G299]=55;6;[.G299]=50;6;[.G299]=45;6;[.G299]=40;5;[.G299]=35;4;[.G299]=30;4;[.G299]=25;3;[.G299]=20;2;[.G299]=15;1;[.G299]=10;1;[.G299]=0;0)" office:value-type="float" office:value="10" calcext:value-type="float">
            <text:p>10</text:p>
          </table:table-cell>
          <table:table-cell table:formula="of:=IF([.H299]&lt;=1;0;IF([.H299]&lt;=10;11;IF([.H299]&lt;=14;12;IF([.H299]&lt;=17;13;IF([.H299]&lt;=20;14;IF([.H299]&lt;=22;15;IF([.H299]&lt;=25;16;IF([.H299]&lt;=27;17;IF([.H299]&lt;=29;18;IF([.H299]&lt;=32;19;IF([.H299]&lt;=34;20;IF([.H299]&lt;=36;21;IF([.H29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99]=&quot;взв&quot;;11;[.K299]=&quot;накл&quot;;24;[.K299]=&quot;прокл&quot;;25;[.K299]=&quot;пт&quot;;26;[.K299]=90;10;[.K299]=85;10;[.K299]=80;9;[.K299]=75;8;[.K299]=70;8;[.K299]=65;7;[.K299]=60;7;[.K299]=55;6;[.K299]=50;6;[.K299]=45;6;[.K299]=40;5;[.K299]=35;4;[.K299]=30;4;[.K299]=25;3;[.K299]=20;2;[.K299]=15;1;[.K299]=10;1;[.K299]=0;0)" office:value-type="float" office:value="8" calcext:value-type="float">
            <text:p>8</text:p>
          </table:table-cell>
          <table:table-cell table:formula="of:=IF([.L299]&lt;=1;0;IF([.L299]&lt;=10;11;IF([.L299]&lt;=14;12;IF([.L299]&lt;=17;13;IF([.L299]&lt;=20;14;IF([.L299]&lt;=22;15;IF([.L299]&lt;=25;16;IF([.L299]&lt;=27;17;IF([.L299]&lt;=29;18;IF([.L299]&lt;=32;19;IF([.L299]&lt;=34;20;IF([.L299]&lt;=36;21;IF([.L29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99]=&quot;взв&quot;;11;[.O299]=&quot;накл&quot;;24;[.O299]=&quot;прокл&quot;;25;[.O299]=&quot;пт&quot;;26;[.O299]=90;10;[.O299]=85;10;[.O299]=80;9;[.O299]=75;8;[.O299]=70;8;[.O299]=65;7;[.O299]=60;7;[.O299]=55;6;[.O299]=50;6;[.O299]=45;6;[.O299]=40;5;[.O299]=35;4;[.O299]=30;4;[.O299]=25;3;[.O299]=20;2;[.O299]=15;1;[.O299]=10;1;[.O299]=0;0)" office:value-type="float" office:value="8" calcext:value-type="float">
            <text:p>8</text:p>
          </table:table-cell>
          <table:table-cell table:formula="of:=IF([.P299]&lt;=1;0;IF([.P299]&lt;=10;11;IF([.P299]&lt;=14;12;IF([.P299]&lt;=17;13;IF([.P299]&lt;=20;14;IF([.P299]&lt;=22;15;IF([.P299]&lt;=25;16;IF([.P299]&lt;=27;17;IF([.P299]&lt;=29;18;IF([.P299]&lt;=32;19;IF([.P299]&lt;=34;20;IF([.P299]&lt;=36;21;IF([.P299]&lt;=40;22;24)))))))))))))" office:value-type="float" office:value="0" calcext:value-type="float">
            <text:p>0</text:p>
          </table:table-cell>
          <table:table-cell table:formula="of:=ROUND(([.I299]+[.J299]+[.M299]+[.N299]+[.Q299]+[.R299])/3;0)" office:value-type="float" office:value="9" calcext:value-type="float">
            <text:p>9</text:p>
          </table:table-cell>
          <table:table-cell table:formula="of:=[.F299]*LOG10([.S299]+2)" office:value-type="float" office:value="4.1655707406329" calcext:value-type="float">
            <text:p>4,165570740632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130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300]=&quot;взв&quot;;11;[.G300]=&quot;накл&quot;;24;[.G300]=&quot;прокл&quot;;25;[.G300]=&quot;пт&quot;;26;[.G300]=90;10;[.G300]=85;10;[.G300]=80;9;[.G300]=75;8;[.G300]=70;8;[.G300]=65;7;[.G300]=60;7;[.G300]=55;6;[.G300]=50;6;[.G300]=45;6;[.G300]=40;5;[.G300]=35;4;[.G300]=30;4;[.G300]=25;3;[.G300]=20;2;[.G300]=15;1;[.G300]=10;1;[.G300]=0;0)" office:value-type="float" office:value="0" calcext:value-type="float">
            <text:p>0</text:p>
          </table:table-cell>
          <table:table-cell table:formula="of:=IF([.H300]&lt;=1;0;IF([.H300]&lt;=10;11;IF([.H300]&lt;=14;12;IF([.H300]&lt;=17;13;IF([.H300]&lt;=20;14;IF([.H300]&lt;=22;15;IF([.H300]&lt;=25;16;IF([.H300]&lt;=27;17;IF([.H300]&lt;=29;18;IF([.H300]&lt;=32;19;IF([.H300]&lt;=34;20;IF([.H300]&lt;=36;21;IF([.H30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00]=&quot;взв&quot;;11;[.K300]=&quot;накл&quot;;24;[.K300]=&quot;прокл&quot;;25;[.K300]=&quot;пт&quot;;26;[.K300]=90;10;[.K300]=85;10;[.K300]=80;9;[.K300]=75;8;[.K300]=70;8;[.K300]=65;7;[.K300]=60;7;[.K300]=55;6;[.K300]=50;6;[.K300]=45;6;[.K300]=40;5;[.K300]=35;4;[.K300]=30;4;[.K300]=25;3;[.K300]=20;2;[.K300]=15;1;[.K300]=10;1;[.K300]=0;0)" office:value-type="float" office:value="0" calcext:value-type="float">
            <text:p>0</text:p>
          </table:table-cell>
          <table:table-cell table:formula="of:=IF([.L300]&lt;=1;0;IF([.L300]&lt;=10;11;IF([.L300]&lt;=14;12;IF([.L300]&lt;=17;13;IF([.L300]&lt;=20;14;IF([.L300]&lt;=22;15;IF([.L300]&lt;=25;16;IF([.L300]&lt;=27;17;IF([.L300]&lt;=29;18;IF([.L300]&lt;=32;19;IF([.L300]&lt;=34;20;IF([.L300]&lt;=36;21;IF([.L30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00]=&quot;взв&quot;;11;[.O300]=&quot;накл&quot;;24;[.O300]=&quot;прокл&quot;;25;[.O300]=&quot;пт&quot;;26;[.O300]=90;10;[.O300]=85;10;[.O300]=80;9;[.O300]=75;8;[.O300]=70;8;[.O300]=65;7;[.O300]=60;7;[.O300]=55;6;[.O300]=50;6;[.O300]=45;6;[.O300]=40;5;[.O300]=35;4;[.O300]=30;4;[.O300]=25;3;[.O300]=20;2;[.O300]=15;1;[.O300]=10;1;[.O300]=0;0)" office:value-type="float" office:value="0" calcext:value-type="float">
            <text:p>0</text:p>
          </table:table-cell>
          <table:table-cell table:formula="of:=IF([.P300]&lt;=1;0;IF([.P300]&lt;=10;11;IF([.P300]&lt;=14;12;IF([.P300]&lt;=17;13;IF([.P300]&lt;=20;14;IF([.P300]&lt;=22;15;IF([.P300]&lt;=25;16;IF([.P300]&lt;=27;17;IF([.P300]&lt;=29;18;IF([.P300]&lt;=32;19;IF([.P300]&lt;=34;20;IF([.P300]&lt;=36;21;IF([.P300]&lt;=40;22;24)))))))))))))" office:value-type="float" office:value="0" calcext:value-type="float">
            <text:p>0</text:p>
          </table:table-cell>
          <table:table-cell table:formula="of:=ROUND(([.I300]+[.J300]+[.M300]+[.N300]+[.Q300]+[.R300])/3;0)" office:value-type="float" office:value="0" calcext:value-type="float">
            <text:p>0</text:p>
          </table:table-cell>
          <table:table-cell table:formula="of:=[.F300]*LOG10([.S300]+2)" office:value-type="float" office:value="1.20411998265592" calcext:value-type="float">
            <text:p>1,2041199826559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127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01]=&quot;взв&quot;;11;[.G301]=&quot;накл&quot;;24;[.G301]=&quot;прокл&quot;;25;[.G301]=&quot;пт&quot;;26;[.G301]=90;10;[.G301]=85;10;[.G301]=80;9;[.G301]=75;8;[.G301]=70;8;[.G301]=65;7;[.G301]=60;7;[.G301]=55;6;[.G301]=50;6;[.G301]=45;6;[.G301]=40;5;[.G301]=35;4;[.G301]=30;4;[.G301]=25;3;[.G301]=20;2;[.G301]=15;1;[.G301]=10;1;[.G301]=0;0)" office:value-type="float" office:value="10" calcext:value-type="float">
            <text:p>10</text:p>
          </table:table-cell>
          <table:table-cell table:formula="of:=IF([.H301]&lt;=1;0;IF([.H301]&lt;=10;11;IF([.H301]&lt;=14;12;IF([.H301]&lt;=17;13;IF([.H301]&lt;=20;14;IF([.H301]&lt;=22;15;IF([.H301]&lt;=25;16;IF([.H301]&lt;=27;17;IF([.H301]&lt;=29;18;IF([.H301]&lt;=32;19;IF([.H301]&lt;=34;20;IF([.H301]&lt;=36;21;IF([.H30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01]=&quot;взв&quot;;11;[.K301]=&quot;накл&quot;;24;[.K301]=&quot;прокл&quot;;25;[.K301]=&quot;пт&quot;;26;[.K301]=90;10;[.K301]=85;10;[.K301]=80;9;[.K301]=75;8;[.K301]=70;8;[.K301]=65;7;[.K301]=60;7;[.K301]=55;6;[.K301]=50;6;[.K301]=45;6;[.K301]=40;5;[.K301]=35;4;[.K301]=30;4;[.K301]=25;3;[.K301]=20;2;[.K301]=15;1;[.K301]=10;1;[.K301]=0;0)" office:value-type="float" office:value="10" calcext:value-type="float">
            <text:p>10</text:p>
          </table:table-cell>
          <table:table-cell table:formula="of:=IF([.L301]&lt;=1;0;IF([.L301]&lt;=10;11;IF([.L301]&lt;=14;12;IF([.L301]&lt;=17;13;IF([.L301]&lt;=20;14;IF([.L301]&lt;=22;15;IF([.L301]&lt;=25;16;IF([.L301]&lt;=27;17;IF([.L301]&lt;=29;18;IF([.L301]&lt;=32;19;IF([.L301]&lt;=34;20;IF([.L301]&lt;=36;21;IF([.L30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301]=&quot;взв&quot;;11;[.O301]=&quot;накл&quot;;24;[.O301]=&quot;прокл&quot;;25;[.O301]=&quot;пт&quot;;26;[.O301]=90;10;[.O301]=85;10;[.O301]=80;9;[.O301]=75;8;[.O301]=70;8;[.O301]=65;7;[.O301]=60;7;[.O301]=55;6;[.O301]=50;6;[.O301]=45;6;[.O301]=40;5;[.O301]=35;4;[.O301]=30;4;[.O301]=25;3;[.O301]=20;2;[.O301]=15;1;[.O301]=10;1;[.O301]=0;0)" office:value-type="float" office:value="8" calcext:value-type="float">
            <text:p>8</text:p>
          </table:table-cell>
          <table:table-cell table:formula="of:=IF([.P301]&lt;=1;0;IF([.P301]&lt;=10;11;IF([.P301]&lt;=14;12;IF([.P301]&lt;=17;13;IF([.P301]&lt;=20;14;IF([.P301]&lt;=22;15;IF([.P301]&lt;=25;16;IF([.P301]&lt;=27;17;IF([.P301]&lt;=29;18;IF([.P301]&lt;=32;19;IF([.P301]&lt;=34;20;IF([.P301]&lt;=36;21;IF([.P301]&lt;=40;22;24)))))))))))))" office:value-type="float" office:value="0" calcext:value-type="float">
            <text:p>0</text:p>
          </table:table-cell>
          <table:table-cell table:formula="of:=ROUND(([.I301]+[.J301]+[.M301]+[.N301]+[.Q301]+[.R301])/3;0)" office:value-type="float" office:value="9" calcext:value-type="float">
            <text:p>9</text:p>
          </table:table-cell>
          <table:table-cell table:formula="of:=[.F301]*LOG10([.S301]+2)" office:value-type="float" office:value="5.20696342579113" calcext:value-type="float">
            <text:p>5,2069634257911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358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302]=&quot;взв&quot;;11;[.G302]=&quot;накл&quot;;24;[.G302]=&quot;прокл&quot;;25;[.G302]=&quot;пт&quot;;26;[.G302]=90;10;[.G302]=85;10;[.G302]=80;9;[.G302]=75;8;[.G302]=70;8;[.G302]=65;7;[.G302]=60;7;[.G302]=55;6;[.G302]=50;6;[.G302]=45;6;[.G302]=40;5;[.G302]=35;4;[.G302]=30;4;[.G302]=25;3;[.G302]=20;2;[.G302]=15;1;[.G302]=10;1;[.G302]=0;0)" office:value-type="float" office:value="0" calcext:value-type="float">
            <text:p>0</text:p>
          </table:table-cell>
          <table:table-cell table:formula="of:=IF([.H302]&lt;=1;0;IF([.H302]&lt;=10;11;IF([.H302]&lt;=14;12;IF([.H302]&lt;=17;13;IF([.H302]&lt;=20;14;IF([.H302]&lt;=22;15;IF([.H302]&lt;=25;16;IF([.H302]&lt;=27;17;IF([.H302]&lt;=29;18;IF([.H302]&lt;=32;19;IF([.H302]&lt;=34;20;IF([.H302]&lt;=36;21;IF([.H302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302]=&quot;взв&quot;;11;[.K302]=&quot;накл&quot;;24;[.K302]=&quot;прокл&quot;;25;[.K302]=&quot;пт&quot;;26;[.K302]=90;10;[.K302]=85;10;[.K302]=80;9;[.K302]=75;8;[.K302]=70;8;[.K302]=65;7;[.K302]=60;7;[.K302]=55;6;[.K302]=50;6;[.K302]=45;6;[.K302]=40;5;[.K302]=35;4;[.K302]=30;4;[.K302]=25;3;[.K302]=20;2;[.K302]=15;1;[.K302]=10;1;[.K302]=0;0)" office:value-type="float" office:value="0" calcext:value-type="float">
            <text:p>0</text:p>
          </table:table-cell>
          <table:table-cell table:formula="of:=IF([.L302]&lt;=1;0;IF([.L302]&lt;=10;11;IF([.L302]&lt;=14;12;IF([.L302]&lt;=17;13;IF([.L302]&lt;=20;14;IF([.L302]&lt;=22;15;IF([.L302]&lt;=25;16;IF([.L302]&lt;=27;17;IF([.L302]&lt;=29;18;IF([.L302]&lt;=32;19;IF([.L302]&lt;=34;20;IF([.L302]&lt;=36;21;IF([.L302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302]=&quot;взв&quot;;11;[.O302]=&quot;накл&quot;;24;[.O302]=&quot;прокл&quot;;25;[.O302]=&quot;пт&quot;;26;[.O302]=90;10;[.O302]=85;10;[.O302]=80;9;[.O302]=75;8;[.O302]=70;8;[.O302]=65;7;[.O302]=60;7;[.O302]=55;6;[.O302]=50;6;[.O302]=45;6;[.O302]=40;5;[.O302]=35;4;[.O302]=30;4;[.O302]=25;3;[.O302]=20;2;[.O302]=15;1;[.O302]=10;1;[.O302]=0;0)" office:value-type="float" office:value="0" calcext:value-type="float">
            <text:p>0</text:p>
          </table:table-cell>
          <table:table-cell table:formula="of:=IF([.P302]&lt;=1;0;IF([.P302]&lt;=10;11;IF([.P302]&lt;=14;12;IF([.P302]&lt;=17;13;IF([.P302]&lt;=20;14;IF([.P302]&lt;=22;15;IF([.P302]&lt;=25;16;IF([.P302]&lt;=27;17;IF([.P302]&lt;=29;18;IF([.P302]&lt;=32;19;IF([.P302]&lt;=34;20;IF([.P302]&lt;=36;21;IF([.P302]&lt;=40;22;24)))))))))))))" office:value-type="float" office:value="22" calcext:value-type="float">
            <text:p>22</text:p>
          </table:table-cell>
          <table:table-cell table:formula="of:=ROUND(([.I302]+[.J302]+[.M302]+[.N302]+[.Q302]+[.R302])/3;0)" office:value-type="float" office:value="21" calcext:value-type="float">
            <text:p>21</text:p>
          </table:table-cell>
          <table:table-cell table:formula="of:=[.F302]*LOG10([.S302]+2)" office:value-type="float" office:value="6.80863918008796" calcext:value-type="float">
            <text:p>6,8086391800879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129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303]=&quot;взв&quot;;11;[.G303]=&quot;накл&quot;;24;[.G303]=&quot;прокл&quot;;25;[.G303]=&quot;пт&quot;;26;[.G303]=90;10;[.G303]=85;10;[.G303]=80;9;[.G303]=75;8;[.G303]=70;8;[.G303]=65;7;[.G303]=60;7;[.G303]=55;6;[.G303]=50;6;[.G303]=45;6;[.G303]=40;5;[.G303]=35;4;[.G303]=30;4;[.G303]=25;3;[.G303]=20;2;[.G303]=15;1;[.G303]=10;1;[.G303]=0;0)" office:value-type="float" office:value="11" calcext:value-type="float">
            <text:p>11</text:p>
          </table:table-cell>
          <table:table-cell table:formula="of:=IF([.H303]&lt;=1;0;IF([.H303]&lt;=10;11;IF([.H303]&lt;=14;12;IF([.H303]&lt;=17;13;IF([.H303]&lt;=20;14;IF([.H303]&lt;=22;15;IF([.H303]&lt;=25;16;IF([.H303]&lt;=27;17;IF([.H303]&lt;=29;18;IF([.H303]&lt;=32;19;IF([.H303]&lt;=34;20;IF([.H303]&lt;=36;21;IF([.H30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03]=&quot;взв&quot;;11;[.K303]=&quot;накл&quot;;24;[.K303]=&quot;прокл&quot;;25;[.K303]=&quot;пт&quot;;26;[.K303]=90;10;[.K303]=85;10;[.K303]=80;9;[.K303]=75;8;[.K303]=70;8;[.K303]=65;7;[.K303]=60;7;[.K303]=55;6;[.K303]=50;6;[.K303]=45;6;[.K303]=40;5;[.K303]=35;4;[.K303]=30;4;[.K303]=25;3;[.K303]=20;2;[.K303]=15;1;[.K303]=10;1;[.K303]=0;0)" office:value-type="float" office:value="10" calcext:value-type="float">
            <text:p>10</text:p>
          </table:table-cell>
          <table:table-cell table:formula="of:=IF([.L303]&lt;=1;0;IF([.L303]&lt;=10;11;IF([.L303]&lt;=14;12;IF([.L303]&lt;=17;13;IF([.L303]&lt;=20;14;IF([.L303]&lt;=22;15;IF([.L303]&lt;=25;16;IF([.L303]&lt;=27;17;IF([.L303]&lt;=29;18;IF([.L303]&lt;=32;19;IF([.L303]&lt;=34;20;IF([.L303]&lt;=36;21;IF([.L303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303]=&quot;взв&quot;;11;[.O303]=&quot;накл&quot;;24;[.O303]=&quot;прокл&quot;;25;[.O303]=&quot;пт&quot;;26;[.O303]=90;10;[.O303]=85;10;[.O303]=80;9;[.O303]=75;8;[.O303]=70;8;[.O303]=65;7;[.O303]=60;7;[.O303]=55;6;[.O303]=50;6;[.O303]=45;6;[.O303]=40;5;[.O303]=35;4;[.O303]=30;4;[.O303]=25;3;[.O303]=20;2;[.O303]=15;1;[.O303]=10;1;[.O303]=0;0)" office:value-type="float" office:value="11" calcext:value-type="float">
            <text:p>11</text:p>
          </table:table-cell>
          <table:table-cell table:formula="of:=IF([.P303]&lt;=1;0;IF([.P303]&lt;=10;11;IF([.P303]&lt;=14;12;IF([.P303]&lt;=17;13;IF([.P303]&lt;=20;14;IF([.P303]&lt;=22;15;IF([.P303]&lt;=25;16;IF([.P303]&lt;=27;17;IF([.P303]&lt;=29;18;IF([.P303]&lt;=32;19;IF([.P303]&lt;=34;20;IF([.P303]&lt;=36;21;IF([.P303]&lt;=40;22;24)))))))))))))" office:value-type="float" office:value="0" calcext:value-type="float">
            <text:p>0</text:p>
          </table:table-cell>
          <table:table-cell table:formula="of:=ROUND(([.I303]+[.J303]+[.M303]+[.N303]+[.Q303]+[.R303])/3;0)" office:value-type="float" office:value="11" calcext:value-type="float">
            <text:p>11</text:p>
          </table:table-cell>
          <table:table-cell table:formula="of:=[.F303]*LOG10([.S303]+2)" office:value-type="float" office:value="6.68366011384102" calcext:value-type="float">
            <text:p>6,6836601138410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131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304]=&quot;взв&quot;;11;[.G304]=&quot;накл&quot;;24;[.G304]=&quot;прокл&quot;;25;[.G304]=&quot;пт&quot;;26;[.G304]=90;10;[.G304]=85;10;[.G304]=80;9;[.G304]=75;8;[.G304]=70;8;[.G304]=65;7;[.G304]=60;7;[.G304]=55;6;[.G304]=50;6;[.G304]=45;6;[.G304]=40;5;[.G304]=35;4;[.G304]=30;4;[.G304]=25;3;[.G304]=20;2;[.G304]=15;1;[.G304]=10;1;[.G304]=0;0)" office:value-type="float" office:value="7" calcext:value-type="float">
            <text:p>7</text:p>
          </table:table-cell>
          <table:table-cell table:formula="of:=IF([.H304]&lt;=1;0;IF([.H304]&lt;=10;11;IF([.H304]&lt;=14;12;IF([.H304]&lt;=17;13;IF([.H304]&lt;=20;14;IF([.H304]&lt;=22;15;IF([.H304]&lt;=25;16;IF([.H304]&lt;=27;17;IF([.H304]&lt;=29;18;IF([.H304]&lt;=32;19;IF([.H304]&lt;=34;20;IF([.H304]&lt;=36;21;IF([.H304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304]=&quot;взв&quot;;11;[.K304]=&quot;накл&quot;;24;[.K304]=&quot;прокл&quot;;25;[.K304]=&quot;пт&quot;;26;[.K304]=90;10;[.K304]=85;10;[.K304]=80;9;[.K304]=75;8;[.K304]=70;8;[.K304]=65;7;[.K304]=60;7;[.K304]=55;6;[.K304]=50;6;[.K304]=45;6;[.K304]=40;5;[.K304]=35;4;[.K304]=30;4;[.K304]=25;3;[.K304]=20;2;[.K304]=15;1;[.K304]=10;1;[.K304]=0;0)" office:value-type="float" office:value="7" calcext:value-type="float">
            <text:p>7</text:p>
          </table:table-cell>
          <table:table-cell table:formula="of:=IF([.L304]&lt;=1;0;IF([.L304]&lt;=10;11;IF([.L304]&lt;=14;12;IF([.L304]&lt;=17;13;IF([.L304]&lt;=20;14;IF([.L304]&lt;=22;15;IF([.L304]&lt;=25;16;IF([.L304]&lt;=27;17;IF([.L304]&lt;=29;18;IF([.L304]&lt;=32;19;IF([.L304]&lt;=34;20;IF([.L304]&lt;=36;21;IF([.L304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304]=&quot;взв&quot;;11;[.O304]=&quot;накл&quot;;24;[.O304]=&quot;прокл&quot;;25;[.O304]=&quot;пт&quot;;26;[.O304]=90;10;[.O304]=85;10;[.O304]=80;9;[.O304]=75;8;[.O304]=70;8;[.O304]=65;7;[.O304]=60;7;[.O304]=55;6;[.O304]=50;6;[.O304]=45;6;[.O304]=40;5;[.O304]=35;4;[.O304]=30;4;[.O304]=25;3;[.O304]=20;2;[.O304]=15;1;[.O304]=10;1;[.O304]=0;0)" office:value-type="float" office:value="7" calcext:value-type="float">
            <text:p>7</text:p>
          </table:table-cell>
          <table:table-cell table:formula="of:=IF([.P304]&lt;=1;0;IF([.P304]&lt;=10;11;IF([.P304]&lt;=14;12;IF([.P304]&lt;=17;13;IF([.P304]&lt;=20;14;IF([.P304]&lt;=22;15;IF([.P304]&lt;=25;16;IF([.P304]&lt;=27;17;IF([.P304]&lt;=29;18;IF([.P304]&lt;=32;19;IF([.P304]&lt;=34;20;IF([.P304]&lt;=36;21;IF([.P304]&lt;=40;22;24)))))))))))))" office:value-type="float" office:value="0" calcext:value-type="float">
            <text:p>0</text:p>
          </table:table-cell>
          <table:table-cell table:formula="of:=ROUND(([.I304]+[.J304]+[.M304]+[.N304]+[.Q304]+[.R304])/3;0)" office:value-type="float" office:value="7" calcext:value-type="float">
            <text:p>7</text:p>
          </table:table-cell>
          <table:table-cell table:formula="of:=[.F304]*LOG10([.S304]+2)" office:value-type="float" office:value="6.67969756607527" calcext:value-type="float">
            <text:p>6,6796975660752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376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05]=&quot;взв&quot;;11;[.G305]=&quot;накл&quot;;24;[.G305]=&quot;прокл&quot;;25;[.G305]=&quot;пт&quot;;26;[.G305]=90;10;[.G305]=85;10;[.G305]=80;9;[.G305]=75;8;[.G305]=70;8;[.G305]=65;7;[.G305]=60;7;[.G305]=55;6;[.G305]=50;6;[.G305]=45;6;[.G305]=40;5;[.G305]=35;4;[.G305]=30;4;[.G305]=25;3;[.G305]=20;2;[.G305]=15;1;[.G305]=10;1;[.G305]=0;0)" office:value-type="float" office:value="10" calcext:value-type="float">
            <text:p>10</text:p>
          </table:table-cell>
          <table:table-cell table:formula="of:=IF([.H305]&lt;=1;0;IF([.H305]&lt;=10;11;IF([.H305]&lt;=14;12;IF([.H305]&lt;=17;13;IF([.H305]&lt;=20;14;IF([.H305]&lt;=22;15;IF([.H305]&lt;=25;16;IF([.H305]&lt;=27;17;IF([.H305]&lt;=29;18;IF([.H305]&lt;=32;19;IF([.H305]&lt;=34;20;IF([.H305]&lt;=36;21;IF([.H30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05]=&quot;взв&quot;;11;[.K305]=&quot;накл&quot;;24;[.K305]=&quot;прокл&quot;;25;[.K305]=&quot;пт&quot;;26;[.K305]=90;10;[.K305]=85;10;[.K305]=80;9;[.K305]=75;8;[.K305]=70;8;[.K305]=65;7;[.K305]=60;7;[.K305]=55;6;[.K305]=50;6;[.K305]=45;6;[.K305]=40;5;[.K305]=35;4;[.K305]=30;4;[.K305]=25;3;[.K305]=20;2;[.K305]=15;1;[.K305]=10;1;[.K305]=0;0)" office:value-type="float" office:value="10" calcext:value-type="float">
            <text:p>10</text:p>
          </table:table-cell>
          <table:table-cell table:formula="of:=IF([.L305]&lt;=1;0;IF([.L305]&lt;=10;11;IF([.L305]&lt;=14;12;IF([.L305]&lt;=17;13;IF([.L305]&lt;=20;14;IF([.L305]&lt;=22;15;IF([.L305]&lt;=25;16;IF([.L305]&lt;=27;17;IF([.L305]&lt;=29;18;IF([.L305]&lt;=32;19;IF([.L305]&lt;=34;20;IF([.L305]&lt;=36;21;IF([.L305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05]=&quot;взв&quot;;11;[.O305]=&quot;накл&quot;;24;[.O305]=&quot;прокл&quot;;25;[.O305]=&quot;пт&quot;;26;[.O305]=90;10;[.O305]=85;10;[.O305]=80;9;[.O305]=75;8;[.O305]=70;8;[.O305]=65;7;[.O305]=60;7;[.O305]=55;6;[.O305]=50;6;[.O305]=45;6;[.O305]=40;5;[.O305]=35;4;[.O305]=30;4;[.O305]=25;3;[.O305]=20;2;[.O305]=15;1;[.O305]=10;1;[.O305]=0;0)" office:value-type="float" office:value="0" calcext:value-type="float">
            <text:p>0</text:p>
          </table:table-cell>
          <table:table-cell table:formula="of:=IF([.P305]&lt;=1;0;IF([.P305]&lt;=10;11;IF([.P305]&lt;=14;12;IF([.P305]&lt;=17;13;IF([.P305]&lt;=20;14;IF([.P305]&lt;=22;15;IF([.P305]&lt;=25;16;IF([.P305]&lt;=27;17;IF([.P305]&lt;=29;18;IF([.P305]&lt;=32;19;IF([.P305]&lt;=34;20;IF([.P305]&lt;=36;21;IF([.P305]&lt;=40;22;24)))))))))))))" office:value-type="float" office:value="0" calcext:value-type="float">
            <text:p>0</text:p>
          </table:table-cell>
          <table:table-cell table:formula="of:=ROUND(([.I305]+[.J305]+[.M305]+[.N305]+[.Q305]+[.R305])/2;0)" office:value-type="float" office:value="10" calcext:value-type="float">
            <text:p>10</text:p>
          </table:table-cell>
          <table:table-cell table:formula="of:=[.F305]*LOG10([.S305]+2)" office:value-type="float" office:value="7.55426872233337" calcext:value-type="float">
            <text:p>7,5542687223333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379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G306]=&quot;взв&quot;;11;[.G306]=&quot;накл&quot;;24;[.G306]=&quot;прокл&quot;;25;[.G306]=&quot;пт&quot;;26;[.G306]=90;10;[.G306]=85;10;[.G306]=80;9;[.G306]=75;8;[.G306]=70;8;[.G306]=65;7;[.G306]=60;7;[.G306]=55;6;[.G306]=50;6;[.G306]=45;6;[.G306]=40;5;[.G306]=35;4;[.G306]=30;4;[.G306]=25;3;[.G306]=20;2;[.G306]=15;1;[.G306]=10;1;[.G306]=0;0)" office:value-type="float" office:value="0" calcext:value-type="float">
            <text:p>0</text:p>
          </table:table-cell>
          <table:table-cell table:formula="of:=IF([.H306]&lt;=1;0;IF([.H306]&lt;=10;11;IF([.H306]&lt;=14;12;IF([.H306]&lt;=17;13;IF([.H306]&lt;=20;14;IF([.H306]&lt;=22;15;IF([.H306]&lt;=25;16;IF([.H306]&lt;=27;17;IF([.H306]&lt;=29;18;IF([.H306]&lt;=32;19;IF([.H306]&lt;=34;20;IF([.H306]&lt;=36;21;IF([.H306]&lt;=40;22;24)))))))))))))" office:value-type="float" office:value="15" calcext:value-type="float">
            <text:p>1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306]=&quot;взв&quot;;11;[.K306]=&quot;накл&quot;;24;[.K306]=&quot;прокл&quot;;25;[.K306]=&quot;пт&quot;;26;[.K306]=90;10;[.K306]=85;10;[.K306]=80;9;[.K306]=75;8;[.K306]=70;8;[.K306]=65;7;[.K306]=60;7;[.K306]=55;6;[.K306]=50;6;[.K306]=45;6;[.K306]=40;5;[.K306]=35;4;[.K306]=30;4;[.K306]=25;3;[.K306]=20;2;[.K306]=15;1;[.K306]=10;1;[.K306]=0;0)" office:value-type="float" office:value="0" calcext:value-type="float">
            <text:p>0</text:p>
          </table:table-cell>
          <table:table-cell table:formula="of:=IF([.L306]&lt;=1;0;IF([.L306]&lt;=10;11;IF([.L306]&lt;=14;12;IF([.L306]&lt;=17;13;IF([.L306]&lt;=20;14;IF([.L306]&lt;=22;15;IF([.L306]&lt;=25;16;IF([.L306]&lt;=27;17;IF([.L306]&lt;=29;18;IF([.L306]&lt;=32;19;IF([.L306]&lt;=34;20;IF([.L306]&lt;=36;21;IF([.L306]&lt;=40;22;24)))))))))))))" office:value-type="float" office:value="17" calcext:value-type="float">
            <text:p>17</text:p>
          </table:table-cell>
          <table:table-cell table:number-columns-repeated="2"/>
          <table:table-cell table:formula="of:=COM.MICROSOFT.IFS([.O306]=&quot;взв&quot;;11;[.O306]=&quot;накл&quot;;24;[.O306]=&quot;прокл&quot;;25;[.O306]=&quot;пт&quot;;26;[.O306]=90;10;[.O306]=85;10;[.O306]=80;9;[.O306]=75;8;[.O306]=70;8;[.O306]=65;7;[.O306]=60;7;[.O306]=55;6;[.O306]=50;6;[.O306]=45;6;[.O306]=40;5;[.O306]=35;4;[.O306]=30;4;[.O306]=25;3;[.O306]=20;2;[.O306]=15;1;[.O306]=10;1;[.O306]=0;0)" office:value-type="float" office:value="0" calcext:value-type="float">
            <text:p>0</text:p>
          </table:table-cell>
          <table:table-cell table:formula="of:=IF([.P306]&lt;=1;0;IF([.P306]&lt;=10;11;IF([.P306]&lt;=14;12;IF([.P306]&lt;=17;13;IF([.P306]&lt;=20;14;IF([.P306]&lt;=22;15;IF([.P306]&lt;=25;16;IF([.P306]&lt;=27;17;IF([.P306]&lt;=29;18;IF([.P306]&lt;=32;19;IF([.P306]&lt;=34;20;IF([.P306]&lt;=36;21;IF([.P306]&lt;=40;22;24)))))))))))))" office:value-type="float" office:value="0" calcext:value-type="float">
            <text:p>0</text:p>
          </table:table-cell>
          <table:table-cell table:formula="of:=ROUND(([.I306]+[.J306]+[.M306]+[.N306]+[.Q306]+[.R306])/2;0)" office:value-type="float" office:value="16" calcext:value-type="float">
            <text:p>16</text:p>
          </table:table-cell>
          <table:table-cell table:formula="of:=[.F306]*LOG10([.S306]+2)" office:value-type="float" office:value="8.78690753572314" calcext:value-type="float">
            <text:p>8,7869075357231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380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307]=&quot;взв&quot;;11;[.G307]=&quot;накл&quot;;24;[.G307]=&quot;прокл&quot;;25;[.G307]=&quot;пт&quot;;26;[.G307]=90;10;[.G307]=85;10;[.G307]=80;9;[.G307]=75;8;[.G307]=70;8;[.G307]=65;7;[.G307]=60;7;[.G307]=55;6;[.G307]=50;6;[.G307]=45;6;[.G307]=40;5;[.G307]=35;4;[.G307]=30;4;[.G307]=25;3;[.G307]=20;2;[.G307]=15;1;[.G307]=10;1;[.G307]=0;0)" office:value-type="float" office:value="0" calcext:value-type="float">
            <text:p>0</text:p>
          </table:table-cell>
          <table:table-cell table:formula="of:=IF([.H307]&lt;=1;0;IF([.H307]&lt;=10;11;IF([.H307]&lt;=14;12;IF([.H307]&lt;=17;13;IF([.H307]&lt;=20;14;IF([.H307]&lt;=22;15;IF([.H307]&lt;=25;16;IF([.H307]&lt;=27;17;IF([.H307]&lt;=29;18;IF([.H307]&lt;=32;19;IF([.H307]&lt;=34;20;IF([.H307]&lt;=36;21;IF([.H307]&lt;=40;22;24)))))))))))))"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307]=&quot;взв&quot;;11;[.K307]=&quot;накл&quot;;24;[.K307]=&quot;прокл&quot;;25;[.K307]=&quot;пт&quot;;26;[.K307]=90;10;[.K307]=85;10;[.K307]=80;9;[.K307]=75;8;[.K307]=70;8;[.K307]=65;7;[.K307]=60;7;[.K307]=55;6;[.K307]=50;6;[.K307]=45;6;[.K307]=40;5;[.K307]=35;4;[.K307]=30;4;[.K307]=25;3;[.K307]=20;2;[.K307]=15;1;[.K307]=10;1;[.K307]=0;0)" office:value-type="float" office:value="0" calcext:value-type="float">
            <text:p>0</text:p>
          </table:table-cell>
          <table:table-cell table:formula="of:=IF([.L307]&lt;=1;0;IF([.L307]&lt;=10;11;IF([.L307]&lt;=14;12;IF([.L307]&lt;=17;13;IF([.L307]&lt;=20;14;IF([.L307]&lt;=22;15;IF([.L307]&lt;=25;16;IF([.L307]&lt;=27;17;IF([.L307]&lt;=29;18;IF([.L307]&lt;=32;19;IF([.L307]&lt;=34;20;IF([.L307]&lt;=36;21;IF([.L307]&lt;=40;22;24)))))))))))))" office:value-type="float" office:value="18" calcext:value-type="float">
            <text:p>1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307]=&quot;взв&quot;;11;[.O307]=&quot;накл&quot;;24;[.O307]=&quot;прокл&quot;;25;[.O307]=&quot;пт&quot;;26;[.O307]=90;10;[.O307]=85;10;[.O307]=80;9;[.O307]=75;8;[.O307]=70;8;[.O307]=65;7;[.O307]=60;7;[.O307]=55;6;[.O307]=50;6;[.O307]=45;6;[.O307]=40;5;[.O307]=35;4;[.O307]=30;4;[.O307]=25;3;[.O307]=20;2;[.O307]=15;1;[.O307]=10;1;[.O307]=0;0)" office:value-type="float" office:value="0" calcext:value-type="float">
            <text:p>0</text:p>
          </table:table-cell>
          <table:table-cell table:formula="of:=IF([.P307]&lt;=1;0;IF([.P307]&lt;=10;11;IF([.P307]&lt;=14;12;IF([.P307]&lt;=17;13;IF([.P307]&lt;=20;14;IF([.P307]&lt;=22;15;IF([.P307]&lt;=25;16;IF([.P307]&lt;=27;17;IF([.P307]&lt;=29;18;IF([.P307]&lt;=32;19;IF([.P307]&lt;=34;20;IF([.P307]&lt;=36;21;IF([.P307]&lt;=40;22;24)))))))))))))" office:value-type="float" office:value="17" calcext:value-type="float">
            <text:p>17</text:p>
          </table:table-cell>
          <table:table-cell table:formula="of:=ROUND(([.I307]+[.J307]+[.M307]+[.N307]+[.Q307]+[.R307])/3;0)" office:value-type="float" office:value="17" calcext:value-type="float">
            <text:p>17</text:p>
          </table:table-cell>
          <table:table-cell table:formula="of:=[.F307]*LOG10([.S307]+2)" office:value-type="float" office:value="8.9512752066698" calcext:value-type="float">
            <text:p>8,951275206669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382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308]=&quot;взв&quot;;11;[.G308]=&quot;накл&quot;;24;[.G308]=&quot;прокл&quot;;25;[.G308]=&quot;пт&quot;;26;[.G308]=90;10;[.G308]=85;10;[.G308]=80;9;[.G308]=75;8;[.G308]=70;8;[.G308]=65;7;[.G308]=60;7;[.G308]=55;6;[.G308]=50;6;[.G308]=45;6;[.G308]=40;5;[.G308]=35;4;[.G308]=30;4;[.G308]=25;3;[.G308]=20;2;[.G308]=15;1;[.G308]=10;1;[.G308]=0;0)" office:value-type="float" office:value="0" calcext:value-type="float">
            <text:p>0</text:p>
          </table:table-cell>
          <table:table-cell table:formula="of:=IF([.H308]&lt;=1;0;IF([.H308]&lt;=10;11;IF([.H308]&lt;=14;12;IF([.H308]&lt;=17;13;IF([.H308]&lt;=20;14;IF([.H308]&lt;=22;15;IF([.H308]&lt;=25;16;IF([.H308]&lt;=27;17;IF([.H308]&lt;=29;18;IF([.H308]&lt;=32;19;IF([.H308]&lt;=34;20;IF([.H308]&lt;=36;21;IF([.H308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308]=&quot;взв&quot;;11;[.K308]=&quot;накл&quot;;24;[.K308]=&quot;прокл&quot;;25;[.K308]=&quot;пт&quot;;26;[.K308]=90;10;[.K308]=85;10;[.K308]=80;9;[.K308]=75;8;[.K308]=70;8;[.K308]=65;7;[.K308]=60;7;[.K308]=55;6;[.K308]=50;6;[.K308]=45;6;[.K308]=40;5;[.K308]=35;4;[.K308]=30;4;[.K308]=25;3;[.K308]=20;2;[.K308]=15;1;[.K308]=10;1;[.K308]=0;0)" office:value-type="float" office:value="0" calcext:value-type="float">
            <text:p>0</text:p>
          </table:table-cell>
          <table:table-cell table:formula="of:=IF([.L308]&lt;=1;0;IF([.L308]&lt;=10;11;IF([.L308]&lt;=14;12;IF([.L308]&lt;=17;13;IF([.L308]&lt;=20;14;IF([.L308]&lt;=22;15;IF([.L308]&lt;=25;16;IF([.L308]&lt;=27;17;IF([.L308]&lt;=29;18;IF([.L308]&lt;=32;19;IF([.L308]&lt;=34;20;IF([.L308]&lt;=36;21;IF([.L308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308]=&quot;взв&quot;;11;[.O308]=&quot;накл&quot;;24;[.O308]=&quot;прокл&quot;;25;[.O308]=&quot;пт&quot;;26;[.O308]=90;10;[.O308]=85;10;[.O308]=80;9;[.O308]=75;8;[.O308]=70;8;[.O308]=65;7;[.O308]=60;7;[.O308]=55;6;[.O308]=50;6;[.O308]=45;6;[.O308]=40;5;[.O308]=35;4;[.O308]=30;4;[.O308]=25;3;[.O308]=20;2;[.O308]=15;1;[.O308]=10;1;[.O308]=0;0)" office:value-type="float" office:value="0" calcext:value-type="float">
            <text:p>0</text:p>
          </table:table-cell>
          <table:table-cell table:formula="of:=IF([.P308]&lt;=1;0;IF([.P308]&lt;=10;11;IF([.P308]&lt;=14;12;IF([.P308]&lt;=17;13;IF([.P308]&lt;=20;14;IF([.P308]&lt;=22;15;IF([.P308]&lt;=25;16;IF([.P308]&lt;=27;17;IF([.P308]&lt;=29;18;IF([.P308]&lt;=32;19;IF([.P308]&lt;=34;20;IF([.P308]&lt;=36;21;IF([.P308]&lt;=40;22;24)))))))))))))" office:value-type="float" office:value="21" calcext:value-type="float">
            <text:p>21</text:p>
          </table:table-cell>
          <table:table-cell table:formula="of:=ROUND(([.I308]+[.J308]+[.M308]+[.N308]+[.Q308]+[.R308])/3;0)" office:value-type="float" office:value="21" calcext:value-type="float">
            <text:p>21</text:p>
          </table:table-cell>
          <table:table-cell table:formula="of:=[.F308]*LOG10([.S308]+2)" office:value-type="float" office:value="9.53209485212315" calcext:value-type="float">
            <text:p>9,5320948521231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399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309]=&quot;взв&quot;;11;[.G309]=&quot;накл&quot;;24;[.G309]=&quot;прокл&quot;;25;[.G309]=&quot;пт&quot;;26;[.G309]=90;10;[.G309]=85;10;[.G309]=80;9;[.G309]=75;8;[.G309]=70;8;[.G309]=65;7;[.G309]=60;7;[.G309]=55;6;[.G309]=50;6;[.G309]=45;6;[.G309]=40;5;[.G309]=35;4;[.G309]=30;4;[.G309]=25;3;[.G309]=20;2;[.G309]=15;1;[.G309]=10;1;[.G309]=0;0)" office:value-type="float" office:value="0" calcext:value-type="float">
            <text:p>0</text:p>
          </table:table-cell>
          <table:table-cell table:formula="of:=IF([.H309]&lt;=1;0;IF([.H309]&lt;=10;11;IF([.H309]&lt;=14;12;IF([.H309]&lt;=17;13;IF([.H309]&lt;=20;14;IF([.H309]&lt;=22;15;IF([.H309]&lt;=25;16;IF([.H309]&lt;=27;17;IF([.H309]&lt;=29;18;IF([.H309]&lt;=32;19;IF([.H309]&lt;=34;20;IF([.H309]&lt;=36;21;IF([.H309]&lt;=40;22;24)))))))))))))"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309]=&quot;взв&quot;;11;[.K309]=&quot;накл&quot;;24;[.K309]=&quot;прокл&quot;;25;[.K309]=&quot;пт&quot;;26;[.K309]=90;10;[.K309]=85;10;[.K309]=80;9;[.K309]=75;8;[.K309]=70;8;[.K309]=65;7;[.K309]=60;7;[.K309]=55;6;[.K309]=50;6;[.K309]=45;6;[.K309]=40;5;[.K309]=35;4;[.K309]=30;4;[.K309]=25;3;[.K309]=20;2;[.K309]=15;1;[.K309]=10;1;[.K309]=0;0)" office:value-type="float" office:value="0" calcext:value-type="float">
            <text:p>0</text:p>
          </table:table-cell>
          <table:table-cell table:formula="of:=IF([.L309]&lt;=1;0;IF([.L309]&lt;=10;11;IF([.L309]&lt;=14;12;IF([.L309]&lt;=17;13;IF([.L309]&lt;=20;14;IF([.L309]&lt;=22;15;IF([.L309]&lt;=25;16;IF([.L309]&lt;=27;17;IF([.L309]&lt;=29;18;IF([.L309]&lt;=32;19;IF([.L309]&lt;=34;20;IF([.L309]&lt;=36;21;IF([.L309]&lt;=40;22;24)))))))))))))" office:value-type="float" office:value="17" calcext:value-type="float">
            <text:p>1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O309]=&quot;взв&quot;;11;[.O309]=&quot;накл&quot;;24;[.O309]=&quot;прокл&quot;;25;[.O309]=&quot;пт&quot;;26;[.O309]=90;10;[.O309]=85;10;[.O309]=80;9;[.O309]=75;8;[.O309]=70;8;[.O309]=65;7;[.O309]=60;7;[.O309]=55;6;[.O309]=50;6;[.O309]=45;6;[.O309]=40;5;[.O309]=35;4;[.O309]=30;4;[.O309]=25;3;[.O309]=20;2;[.O309]=15;1;[.O309]=10;1;[.O309]=0;0)" office:value-type="float" office:value="0" calcext:value-type="float">
            <text:p>0</text:p>
          </table:table-cell>
          <table:table-cell table:formula="of:=IF([.P309]&lt;=1;0;IF([.P309]&lt;=10;11;IF([.P309]&lt;=14;12;IF([.P309]&lt;=17;13;IF([.P309]&lt;=20;14;IF([.P309]&lt;=22;15;IF([.P309]&lt;=25;16;IF([.P309]&lt;=27;17;IF([.P309]&lt;=29;18;IF([.P309]&lt;=32;19;IF([.P309]&lt;=34;20;IF([.P309]&lt;=36;21;IF([.P309]&lt;=40;22;24)))))))))))))" office:value-type="float" office:value="14" calcext:value-type="float">
            <text:p>14</text:p>
          </table:table-cell>
          <table:table-cell table:formula="of:=ROUND(([.I309]+[.J309]+[.M309]+[.N309]+[.Q309]+[.R309])/3;0)" office:value-type="float" office:value="16" calcext:value-type="float">
            <text:p>16</text:p>
          </table:table-cell>
          <table:table-cell table:formula="of:=[.F309]*LOG10([.S309]+2)" office:value-type="float" office:value="12.5527250510331" calcext:value-type="float">
            <text:p>12,552725051033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147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y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310]=&quot;взв&quot;;11;[.G310]=&quot;накл&quot;;24;[.G310]=&quot;прокл&quot;;25;[.G310]=&quot;пт&quot;;26;[.G310]=90;10;[.G310]=85;10;[.G310]=80;9;[.G310]=75;8;[.G310]=70;8;[.G310]=65;7;[.G310]=60;7;[.G310]=55;6;[.G310]=50;6;[.G310]=45;6;[.G310]=40;5;[.G310]=35;4;[.G310]=30;4;[.G310]=25;3;[.G310]=20;2;[.G310]=15;1;[.G310]=10;1;[.G310]=0;0)" office:value-type="float" office:value="0" calcext:value-type="float">
            <text:p>0</text:p>
          </table:table-cell>
          <table:table-cell table:formula="of:=IF([.H310]&lt;=1;0;IF([.H310]&lt;=10;11;IF([.H310]&lt;=14;12;IF([.H310]&lt;=17;13;IF([.H310]&lt;=20;14;IF([.H310]&lt;=22;15;IF([.H310]&lt;=25;16;IF([.H310]&lt;=27;17;IF([.H310]&lt;=29;18;IF([.H310]&lt;=32;19;IF([.H310]&lt;=34;20;IF([.H310]&lt;=36;21;IF([.H310]&lt;=40;22;24)))))))))))))"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310]=&quot;взв&quot;;11;[.K310]=&quot;накл&quot;;24;[.K310]=&quot;прокл&quot;;25;[.K310]=&quot;пт&quot;;26;[.K310]=90;10;[.K310]=85;10;[.K310]=80;9;[.K310]=75;8;[.K310]=70;8;[.K310]=65;7;[.K310]=60;7;[.K310]=55;6;[.K310]=50;6;[.K310]=45;6;[.K310]=40;5;[.K310]=35;4;[.K310]=30;4;[.K310]=25;3;[.K310]=20;2;[.K310]=15;1;[.K310]=10;1;[.K310]=0;0)" office:value-type="float" office:value="0" calcext:value-type="float">
            <text:p>0</text:p>
          </table:table-cell>
          <table:table-cell table:formula="of:=IF([.L310]&lt;=1;0;IF([.L310]&lt;=10;11;IF([.L310]&lt;=14;12;IF([.L310]&lt;=17;13;IF([.L310]&lt;=20;14;IF([.L310]&lt;=22;15;IF([.L310]&lt;=25;16;IF([.L310]&lt;=27;17;IF([.L310]&lt;=29;18;IF([.L310]&lt;=32;19;IF([.L310]&lt;=34;20;IF([.L310]&lt;=36;21;IF([.L310]&lt;=40;22;24)))))))))))))"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310]=&quot;взв&quot;;11;[.O310]=&quot;накл&quot;;24;[.O310]=&quot;прокл&quot;;25;[.O310]=&quot;пт&quot;;26;[.O310]=90;10;[.O310]=85;10;[.O310]=80;9;[.O310]=75;8;[.O310]=70;8;[.O310]=65;7;[.O310]=60;7;[.O310]=55;6;[.O310]=50;6;[.O310]=45;6;[.O310]=40;5;[.O310]=35;4;[.O310]=30;4;[.O310]=25;3;[.O310]=20;2;[.O310]=15;1;[.O310]=10;1;[.O310]=0;0)" office:value-type="float" office:value="0" calcext:value-type="float">
            <text:p>0</text:p>
          </table:table-cell>
          <table:table-cell table:formula="of:=IF([.P310]&lt;=1;0;IF([.P310]&lt;=10;11;IF([.P310]&lt;=14;12;IF([.P310]&lt;=17;13;IF([.P310]&lt;=20;14;IF([.P310]&lt;=22;15;IF([.P310]&lt;=25;16;IF([.P310]&lt;=27;17;IF([.P310]&lt;=29;18;IF([.P310]&lt;=32;19;IF([.P310]&lt;=34;20;IF([.P310]&lt;=36;21;IF([.P310]&lt;=40;22;24)))))))))))))" office:value-type="float" office:value="18" calcext:value-type="float">
            <text:p>18</text:p>
          </table:table-cell>
          <table:table-cell table:formula="of:=ROUND(([.I310]+[.J310]+[.M310]+[.N310]+[.Q310]+[.R310])/3;0)" office:value-type="float" office:value="18" calcext:value-type="float">
            <text:p>18</text:p>
          </table:table-cell>
          <table:table-cell table:formula="of:=[.F310]*LOG10([.S310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961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311]=&quot;взв&quot;;11;[.G311]=&quot;накл&quot;;24;[.G311]=&quot;прокл&quot;;25;[.G311]=&quot;пт&quot;;26;[.G311]=90;10;[.G311]=85;10;[.G311]=80;9;[.G311]=75;8;[.G311]=70;8;[.G311]=65;7;[.G311]=60;7;[.G311]=55;6;[.G311]=50;6;[.G311]=45;6;[.G311]=40;5;[.G311]=35;4;[.G311]=30;4;[.G311]=25;3;[.G311]=20;2;[.G311]=15;1;[.G311]=10;1;[.G311]=0;0)" office:value-type="float" office:value="24" calcext:value-type="float">
            <text:p>24</text:p>
          </table:table-cell>
          <table:table-cell table:formula="of:=IF([.H311]&lt;=1;0;IF([.H311]&lt;=10;11;IF([.H311]&lt;=14;12;IF([.H311]&lt;=17;13;IF([.H311]&lt;=20;14;IF([.H311]&lt;=22;15;IF([.H311]&lt;=25;16;IF([.H311]&lt;=27;17;IF([.H311]&lt;=29;18;IF([.H311]&lt;=32;19;IF([.H311]&lt;=34;20;IF([.H311]&lt;=36;21;IF([.H31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11]=&quot;взв&quot;;11;[.K311]=&quot;накл&quot;;24;[.K311]=&quot;прокл&quot;;25;[.K311]=&quot;пт&quot;;26;[.K311]=90;10;[.K311]=85;10;[.K311]=80;9;[.K311]=75;8;[.K311]=70;8;[.K311]=65;7;[.K311]=60;7;[.K311]=55;6;[.K311]=50;6;[.K311]=45;6;[.K311]=40;5;[.K311]=35;4;[.K311]=30;4;[.K311]=25;3;[.K311]=20;2;[.K311]=15;1;[.K311]=10;1;[.K311]=0;0)" office:value-type="float" office:value="0" calcext:value-type="float">
            <text:p>0</text:p>
          </table:table-cell>
          <table:table-cell table:formula="of:=IF([.L311]&lt;=1;0;IF([.L311]&lt;=10;11;IF([.L311]&lt;=14;12;IF([.L311]&lt;=17;13;IF([.L311]&lt;=20;14;IF([.L311]&lt;=22;15;IF([.L311]&lt;=25;16;IF([.L311]&lt;=27;17;IF([.L311]&lt;=29;18;IF([.L311]&lt;=32;19;IF([.L311]&lt;=34;20;IF([.L311]&lt;=36;21;IF([.L311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O311]=&quot;взв&quot;;11;[.O311]=&quot;накл&quot;;24;[.O311]=&quot;прокл&quot;;25;[.O311]=&quot;пт&quot;;26;[.O311]=90;10;[.O311]=85;10;[.O311]=80;9;[.O311]=75;8;[.O311]=70;8;[.O311]=65;7;[.O311]=60;7;[.O311]=55;6;[.O311]=50;6;[.O311]=45;6;[.O311]=40;5;[.O311]=35;4;[.O311]=30;4;[.O311]=25;3;[.O311]=20;2;[.O311]=15;1;[.O311]=10;1;[.O311]=0;0)" office:value-type="float" office:value="25" calcext:value-type="float">
            <text:p>25</text:p>
          </table:table-cell>
          <table:table-cell table:formula="of:=IF([.P311]&lt;=1;0;IF([.P311]&lt;=10;11;IF([.P311]&lt;=14;12;IF([.P311]&lt;=17;13;IF([.P311]&lt;=20;14;IF([.P311]&lt;=22;15;IF([.P311]&lt;=25;16;IF([.P311]&lt;=27;17;IF([.P311]&lt;=29;18;IF([.P311]&lt;=32;19;IF([.P311]&lt;=34;20;IF([.P311]&lt;=36;21;IF([.P311]&lt;=40;22;24)))))))))))))" office:value-type="float" office:value="0" calcext:value-type="float">
            <text:p>0</text:p>
          </table:table-cell>
          <table:table-cell table:formula="of:=ROUND(([.I311]+[.J311]+[.M311]+[.N311]+[.Q311]+[.R311])/2;0)" office:value-type="float" office:value="25" calcext:value-type="float">
            <text:p>25</text:p>
          </table:table-cell>
          <table:table-cell table:formula="of:=[.F311]*LOG10([.S311]+2)" office:value-type="float" office:value="0.715681882079494" calcext:value-type="float">
            <text:p>0,71568188207949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023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312]=&quot;взв&quot;;11;[.G312]=&quot;накл&quot;;24;[.G312]=&quot;прокл&quot;;25;[.G312]=&quot;пт&quot;;26;[.G312]=90;10;[.G312]=85;10;[.G312]=80;9;[.G312]=75;8;[.G312]=70;8;[.G312]=65;7;[.G312]=60;7;[.G312]=55;6;[.G312]=50;6;[.G312]=45;6;[.G312]=40;5;[.G312]=35;4;[.G312]=30;4;[.G312]=25;3;[.G312]=20;2;[.G312]=15;1;[.G312]=10;1;[.G312]=0;0)" office:value-type="float" office:value="0" calcext:value-type="float">
            <text:p>0</text:p>
          </table:table-cell>
          <table:table-cell table:formula="of:=IF([.H312]&lt;=1;0;IF([.H312]&lt;=10;11;IF([.H312]&lt;=14;12;IF([.H312]&lt;=17;13;IF([.H312]&lt;=20;14;IF([.H312]&lt;=22;15;IF([.H312]&lt;=25;16;IF([.H312]&lt;=27;17;IF([.H312]&lt;=29;18;IF([.H312]&lt;=32;19;IF([.H312]&lt;=34;20;IF([.H312]&lt;=36;21;IF([.H312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312]=&quot;взв&quot;;11;[.K312]=&quot;накл&quot;;24;[.K312]=&quot;прокл&quot;;25;[.K312]=&quot;пт&quot;;26;[.K312]=90;10;[.K312]=85;10;[.K312]=80;9;[.K312]=75;8;[.K312]=70;8;[.K312]=65;7;[.K312]=60;7;[.K312]=55;6;[.K312]=50;6;[.K312]=45;6;[.K312]=40;5;[.K312]=35;4;[.K312]=30;4;[.K312]=25;3;[.K312]=20;2;[.K312]=15;1;[.K312]=10;1;[.K312]=0;0)" office:value-type="float" office:value="0" calcext:value-type="float">
            <text:p>0</text:p>
          </table:table-cell>
          <table:table-cell table:formula="of:=IF([.L312]&lt;=1;0;IF([.L312]&lt;=10;11;IF([.L312]&lt;=14;12;IF([.L312]&lt;=17;13;IF([.L312]&lt;=20;14;IF([.L312]&lt;=22;15;IF([.L312]&lt;=25;16;IF([.L312]&lt;=27;17;IF([.L312]&lt;=29;18;IF([.L312]&lt;=32;19;IF([.L312]&lt;=34;20;IF([.L312]&lt;=36;21;IF([.L312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312]=&quot;взв&quot;;11;[.O312]=&quot;накл&quot;;24;[.O312]=&quot;прокл&quot;;25;[.O312]=&quot;пт&quot;;26;[.O312]=90;10;[.O312]=85;10;[.O312]=80;9;[.O312]=75;8;[.O312]=70;8;[.O312]=65;7;[.O312]=60;7;[.O312]=55;6;[.O312]=50;6;[.O312]=45;6;[.O312]=40;5;[.O312]=35;4;[.O312]=30;4;[.O312]=25;3;[.O312]=20;2;[.O312]=15;1;[.O312]=10;1;[.O312]=0;0)" office:value-type="float" office:value="0" calcext:value-type="float">
            <text:p>0</text:p>
          </table:table-cell>
          <table:table-cell table:formula="of:=IF([.P312]&lt;=1;0;IF([.P312]&lt;=10;11;IF([.P312]&lt;=14;12;IF([.P312]&lt;=17;13;IF([.P312]&lt;=20;14;IF([.P312]&lt;=22;15;IF([.P312]&lt;=25;16;IF([.P312]&lt;=27;17;IF([.P312]&lt;=29;18;IF([.P312]&lt;=32;19;IF([.P312]&lt;=34;20;IF([.P312]&lt;=36;21;IF([.P312]&lt;=40;22;24)))))))))))))" office:value-type="float" office:value="22" calcext:value-type="float">
            <text:p>22</text:p>
          </table:table-cell>
          <table:table-cell table:formula="of:=ROUND(([.I312]+[.J312]+[.M312]+[.N312]+[.Q312]+[.R312])/3;0)" office:value-type="float" office:value="22" calcext:value-type="float">
            <text:p>22</text:p>
          </table:table-cell>
          <table:table-cell table:formula="of:=[.F312]*LOG10([.S312]+2)" office:value-type="float" office:value="1.38021124171161" calcext:value-type="float">
            <text:p>1,3802112417116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038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313]=&quot;взв&quot;;11;[.G313]=&quot;накл&quot;;24;[.G313]=&quot;прокл&quot;;25;[.G313]=&quot;пт&quot;;26;[.G313]=90;10;[.G313]=85;10;[.G313]=80;9;[.G313]=75;8;[.G313]=70;8;[.G313]=65;7;[.G313]=60;7;[.G313]=55;6;[.G313]=50;6;[.G313]=45;6;[.G313]=40;5;[.G313]=35;4;[.G313]=30;4;[.G313]=25;3;[.G313]=20;2;[.G313]=15;1;[.G313]=10;1;[.G313]=0;0)" office:value-type="float" office:value="25" calcext:value-type="float">
            <text:p>25</text:p>
          </table:table-cell>
          <table:table-cell table:formula="of:=IF([.H313]&lt;=1;0;IF([.H313]&lt;=10;11;IF([.H313]&lt;=14;12;IF([.H313]&lt;=17;13;IF([.H313]&lt;=20;14;IF([.H313]&lt;=22;15;IF([.H313]&lt;=25;16;IF([.H313]&lt;=27;17;IF([.H313]&lt;=29;18;IF([.H313]&lt;=32;19;IF([.H313]&lt;=34;20;IF([.H313]&lt;=36;21;IF([.H313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313]=&quot;взв&quot;;11;[.K313]=&quot;накл&quot;;24;[.K313]=&quot;прокл&quot;;25;[.K313]=&quot;пт&quot;;26;[.K313]=90;10;[.K313]=85;10;[.K313]=80;9;[.K313]=75;8;[.K313]=70;8;[.K313]=65;7;[.K313]=60;7;[.K313]=55;6;[.K313]=50;6;[.K313]=45;6;[.K313]=40;5;[.K313]=35;4;[.K313]=30;4;[.K313]=25;3;[.K313]=20;2;[.K313]=15;1;[.K313]=10;1;[.K313]=0;0)" office:value-type="float" office:value="25" calcext:value-type="float">
            <text:p>25</text:p>
          </table:table-cell>
          <table:table-cell table:formula="of:=IF([.L313]&lt;=1;0;IF([.L313]&lt;=10;11;IF([.L313]&lt;=14;12;IF([.L313]&lt;=17;13;IF([.L313]&lt;=20;14;IF([.L313]&lt;=22;15;IF([.L313]&lt;=25;16;IF([.L313]&lt;=27;17;IF([.L313]&lt;=29;18;IF([.L313]&lt;=32;19;IF([.L313]&lt;=34;20;IF([.L313]&lt;=36;21;IF([.L313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313]=&quot;взв&quot;;11;[.O313]=&quot;накл&quot;;24;[.O313]=&quot;прокл&quot;;25;[.O313]=&quot;пт&quot;;26;[.O313]=90;10;[.O313]=85;10;[.O313]=80;9;[.O313]=75;8;[.O313]=70;8;[.O313]=65;7;[.O313]=60;7;[.O313]=55;6;[.O313]=50;6;[.O313]=45;6;[.O313]=40;5;[.O313]=35;4;[.O313]=30;4;[.O313]=25;3;[.O313]=20;2;[.O313]=15;1;[.O313]=10;1;[.O313]=0;0)" office:value-type="float" office:value="24" calcext:value-type="float">
            <text:p>24</text:p>
          </table:table-cell>
          <table:table-cell table:formula="of:=IF([.P313]&lt;=1;0;IF([.P313]&lt;=10;11;IF([.P313]&lt;=14;12;IF([.P313]&lt;=17;13;IF([.P313]&lt;=20;14;IF([.P313]&lt;=22;15;IF([.P313]&lt;=25;16;IF([.P313]&lt;=27;17;IF([.P313]&lt;=29;18;IF([.P313]&lt;=32;19;IF([.P313]&lt;=34;20;IF([.P313]&lt;=36;21;IF([.P313]&lt;=40;22;24)))))))))))))" office:value-type="float" office:value="0" calcext:value-type="float">
            <text:p>0</text:p>
          </table:table-cell>
          <table:table-cell table:formula="of:=ROUND(([.I313]+[.J313]+[.M313]+[.N313]+[.Q313]+[.R313])/3;0)" office:value-type="float" office:value="25" calcext:value-type="float">
            <text:p>25</text:p>
          </table:table-cell>
          <table:table-cell table:formula="of:=[.F313]*LOG10([.S313]+2)" office:value-type="float" office:value="1.43136376415899" calcext:value-type="float">
            <text:p>1,4313637641589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143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314]=&quot;взв&quot;;11;[.G314]=&quot;накл&quot;;24;[.G314]=&quot;прокл&quot;;25;[.G314]=&quot;пт&quot;;26;[.G314]=90;10;[.G314]=85;10;[.G314]=80;9;[.G314]=75;8;[.G314]=70;8;[.G314]=65;7;[.G314]=60;7;[.G314]=55;6;[.G314]=50;6;[.G314]=45;6;[.G314]=40;5;[.G314]=35;4;[.G314]=30;4;[.G314]=25;3;[.G314]=20;2;[.G314]=15;1;[.G314]=10;1;[.G314]=0;0)" office:value-type="float" office:value="25" calcext:value-type="float">
            <text:p>25</text:p>
          </table:table-cell>
          <table:table-cell table:formula="of:=IF([.H314]&lt;=1;0;IF([.H314]&lt;=10;11;IF([.H314]&lt;=14;12;IF([.H314]&lt;=17;13;IF([.H314]&lt;=20;14;IF([.H314]&lt;=22;15;IF([.H314]&lt;=25;16;IF([.H314]&lt;=27;17;IF([.H314]&lt;=29;18;IF([.H314]&lt;=32;19;IF([.H314]&lt;=34;20;IF([.H314]&lt;=36;21;IF([.H314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314]=&quot;взв&quot;;11;[.K314]=&quot;накл&quot;;24;[.K314]=&quot;прокл&quot;;25;[.K314]=&quot;пт&quot;;26;[.K314]=90;10;[.K314]=85;10;[.K314]=80;9;[.K314]=75;8;[.K314]=70;8;[.K314]=65;7;[.K314]=60;7;[.K314]=55;6;[.K314]=50;6;[.K314]=45;6;[.K314]=40;5;[.K314]=35;4;[.K314]=30;4;[.K314]=25;3;[.K314]=20;2;[.K314]=15;1;[.K314]=10;1;[.K314]=0;0)" office:value-type="float" office:value="25" calcext:value-type="float">
            <text:p>25</text:p>
          </table:table-cell>
          <table:table-cell table:formula="of:=IF([.L314]&lt;=1;0;IF([.L314]&lt;=10;11;IF([.L314]&lt;=14;12;IF([.L314]&lt;=17;13;IF([.L314]&lt;=20;14;IF([.L314]&lt;=22;15;IF([.L314]&lt;=25;16;IF([.L314]&lt;=27;17;IF([.L314]&lt;=29;18;IF([.L314]&lt;=32;19;IF([.L314]&lt;=34;20;IF([.L314]&lt;=36;21;IF([.L314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O314]=&quot;взв&quot;;11;[.O314]=&quot;накл&quot;;24;[.O314]=&quot;прокл&quot;;25;[.O314]=&quot;пт&quot;;26;[.O314]=90;10;[.O314]=85;10;[.O314]=80;9;[.O314]=75;8;[.O314]=70;8;[.O314]=65;7;[.O314]=60;7;[.O314]=55;6;[.O314]=50;6;[.O314]=45;6;[.O314]=40;5;[.O314]=35;4;[.O314]=30;4;[.O314]=25;3;[.O314]=20;2;[.O314]=15;1;[.O314]=10;1;[.O314]=0;0)" office:value-type="float" office:value="25" calcext:value-type="float">
            <text:p>25</text:p>
          </table:table-cell>
          <table:table-cell table:formula="of:=IF([.P314]&lt;=1;0;IF([.P314]&lt;=10;11;IF([.P314]&lt;=14;12;IF([.P314]&lt;=17;13;IF([.P314]&lt;=20;14;IF([.P314]&lt;=22;15;IF([.P314]&lt;=25;16;IF([.P314]&lt;=27;17;IF([.P314]&lt;=29;18;IF([.P314]&lt;=32;19;IF([.P314]&lt;=34;20;IF([.P314]&lt;=36;21;IF([.P314]&lt;=40;22;24)))))))))))))" office:value-type="float" office:value="0" calcext:value-type="float">
            <text:p>0</text:p>
          </table:table-cell>
          <table:table-cell table:formula="of:=ROUND(([.I314]+[.J314]+[.M314]+[.N314]+[.Q314]+[.R314])/3;0)" office:value-type="float" office:value="25" calcext:value-type="float">
            <text:p>25</text:p>
          </table:table-cell>
          <table:table-cell table:formula="of:=[.F314]*LOG10([.S314]+2)" office:value-type="float" office:value="1.43136376415899" calcext:value-type="float">
            <text:p>1,4313637641589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147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15]=&quot;взв&quot;;11;[.G315]=&quot;накл&quot;;24;[.G315]=&quot;прокл&quot;;25;[.G315]=&quot;пт&quot;;26;[.G315]=90;10;[.G315]=85;10;[.G315]=80;9;[.G315]=75;8;[.G315]=70;8;[.G315]=65;7;[.G315]=60;7;[.G315]=55;6;[.G315]=50;6;[.G315]=45;6;[.G315]=40;5;[.G315]=35;4;[.G315]=30;4;[.G315]=25;3;[.G315]=20;2;[.G315]=15;1;[.G315]=10;1;[.G315]=0;0)" office:value-type="float" office:value="10" calcext:value-type="float">
            <text:p>10</text:p>
          </table:table-cell>
          <table:table-cell table:formula="of:=IF([.H315]&lt;=1;0;IF([.H315]&lt;=10;11;IF([.H315]&lt;=14;12;IF([.H315]&lt;=17;13;IF([.H315]&lt;=20;14;IF([.H315]&lt;=22;15;IF([.H315]&lt;=25;16;IF([.H315]&lt;=27;17;IF([.H315]&lt;=29;18;IF([.H315]&lt;=32;19;IF([.H315]&lt;=34;20;IF([.H315]&lt;=36;21;IF([.H31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15]=&quot;взв&quot;;11;[.K315]=&quot;накл&quot;;24;[.K315]=&quot;прокл&quot;;25;[.K315]=&quot;пт&quot;;26;[.K315]=90;10;[.K315]=85;10;[.K315]=80;9;[.K315]=75;8;[.K315]=70;8;[.K315]=65;7;[.K315]=60;7;[.K315]=55;6;[.K315]=50;6;[.K315]=45;6;[.K315]=40;5;[.K315]=35;4;[.K315]=30;4;[.K315]=25;3;[.K315]=20;2;[.K315]=15;1;[.K315]=10;1;[.K315]=0;0)" office:value-type="float" office:value="10" calcext:value-type="float">
            <text:p>10</text:p>
          </table:table-cell>
          <table:table-cell table:formula="of:=IF([.L315]&lt;=1;0;IF([.L315]&lt;=10;11;IF([.L315]&lt;=14;12;IF([.L315]&lt;=17;13;IF([.L315]&lt;=20;14;IF([.L315]&lt;=22;15;IF([.L315]&lt;=25;16;IF([.L315]&lt;=27;17;IF([.L315]&lt;=29;18;IF([.L315]&lt;=32;19;IF([.L315]&lt;=34;20;IF([.L315]&lt;=36;21;IF([.L31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15]=&quot;взв&quot;;11;[.O315]=&quot;накл&quot;;24;[.O315]=&quot;прокл&quot;;25;[.O315]=&quot;пт&quot;;26;[.O315]=90;10;[.O315]=85;10;[.O315]=80;9;[.O315]=75;8;[.O315]=70;8;[.O315]=65;7;[.O315]=60;7;[.O315]=55;6;[.O315]=50;6;[.O315]=45;6;[.O315]=40;5;[.O315]=35;4;[.O315]=30;4;[.O315]=25;3;[.O315]=20;2;[.O315]=15;1;[.O315]=10;1;[.O315]=0;0)" office:value-type="float" office:value="10" calcext:value-type="float">
            <text:p>10</text:p>
          </table:table-cell>
          <table:table-cell table:formula="of:=IF([.P315]&lt;=1;0;IF([.P315]&lt;=10;11;IF([.P315]&lt;=14;12;IF([.P315]&lt;=17;13;IF([.P315]&lt;=20;14;IF([.P315]&lt;=22;15;IF([.P315]&lt;=25;16;IF([.P315]&lt;=27;17;IF([.P315]&lt;=29;18;IF([.P315]&lt;=32;19;IF([.P315]&lt;=34;20;IF([.P315]&lt;=36;21;IF([.P315]&lt;=40;22;24)))))))))))))" office:value-type="float" office:value="0" calcext:value-type="float">
            <text:p>0</text:p>
          </table:table-cell>
          <table:table-cell table:formula="of:=ROUND(([.I315]+[.J315]+[.M315]+[.N315]+[.Q315]+[.R315])/3;0)" office:value-type="float" office:value="10" calcext:value-type="float">
            <text:p>10</text:p>
          </table:table-cell>
          <table:table-cell table:formula="of:=[.F315]*LOG10([.S315]+2)" office:value-type="float" office:value="1.07918124604762" calcext:value-type="float">
            <text:p>1,079181246047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176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316]=&quot;взв&quot;;11;[.G316]=&quot;накл&quot;;24;[.G316]=&quot;прокл&quot;;25;[.G316]=&quot;пт&quot;;26;[.G316]=90;10;[.G316]=85;10;[.G316]=80;9;[.G316]=75;8;[.G316]=70;8;[.G316]=65;7;[.G316]=60;7;[.G316]=55;6;[.G316]=50;6;[.G316]=45;6;[.G316]=40;5;[.G316]=35;4;[.G316]=30;4;[.G316]=25;3;[.G316]=20;2;[.G316]=15;1;[.G316]=10;1;[.G316]=0;0)" office:value-type="float" office:value="26" calcext:value-type="float">
            <text:p>26</text:p>
          </table:table-cell>
          <table:table-cell table:formula="of:=IF([.H316]&lt;=1;0;IF([.H316]&lt;=10;11;IF([.H316]&lt;=14;12;IF([.H316]&lt;=17;13;IF([.H316]&lt;=20;14;IF([.H316]&lt;=22;15;IF([.H316]&lt;=25;16;IF([.H316]&lt;=27;17;IF([.H316]&lt;=29;18;IF([.H316]&lt;=32;19;IF([.H316]&lt;=34;20;IF([.H316]&lt;=36;21;IF([.H31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16]=&quot;взв&quot;;11;[.K316]=&quot;накл&quot;;24;[.K316]=&quot;прокл&quot;;25;[.K316]=&quot;пт&quot;;26;[.K316]=90;10;[.K316]=85;10;[.K316]=80;9;[.K316]=75;8;[.K316]=70;8;[.K316]=65;7;[.K316]=60;7;[.K316]=55;6;[.K316]=50;6;[.K316]=45;6;[.K316]=40;5;[.K316]=35;4;[.K316]=30;4;[.K316]=25;3;[.K316]=20;2;[.K316]=15;1;[.K316]=10;1;[.K316]=0;0)" office:value-type="float" office:value="0" calcext:value-type="float">
            <text:p>0</text:p>
          </table:table-cell>
          <table:table-cell table:formula="of:=IF([.L316]&lt;=1;0;IF([.L316]&lt;=10;11;IF([.L316]&lt;=14;12;IF([.L316]&lt;=17;13;IF([.L316]&lt;=20;14;IF([.L316]&lt;=22;15;IF([.L316]&lt;=25;16;IF([.L316]&lt;=27;17;IF([.L316]&lt;=29;18;IF([.L316]&lt;=32;19;IF([.L316]&lt;=34;20;IF([.L316]&lt;=36;21;IF([.L31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16]=&quot;взв&quot;;11;[.O316]=&quot;накл&quot;;24;[.O316]=&quot;прокл&quot;;25;[.O316]=&quot;пт&quot;;26;[.O316]=90;10;[.O316]=85;10;[.O316]=80;9;[.O316]=75;8;[.O316]=70;8;[.O316]=65;7;[.O316]=60;7;[.O316]=55;6;[.O316]=50;6;[.O316]=45;6;[.O316]=40;5;[.O316]=35;4;[.O316]=30;4;[.O316]=25;3;[.O316]=20;2;[.O316]=15;1;[.O316]=10;1;[.O316]=0;0)" office:value-type="float" office:value="0" calcext:value-type="float">
            <text:p>0</text:p>
          </table:table-cell>
          <table:table-cell table:formula="of:=IF([.P316]&lt;=1;0;IF([.P316]&lt;=10;11;IF([.P316]&lt;=14;12;IF([.P316]&lt;=17;13;IF([.P316]&lt;=20;14;IF([.P316]&lt;=22;15;IF([.P316]&lt;=25;16;IF([.P316]&lt;=27;17;IF([.P316]&lt;=29;18;IF([.P316]&lt;=32;19;IF([.P316]&lt;=34;20;IF([.P316]&lt;=36;21;IF([.P316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F316]*LOG10([.S316]+2)" office:value-type="float" office:value="1.44715803134222" calcext:value-type="float">
            <text:p>1,4471580313422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954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17]=&quot;взв&quot;;11;[.G317]=&quot;накл&quot;;24;[.G317]=&quot;прокл&quot;;25;[.G317]=&quot;пт&quot;;26;[.G317]=90;10;[.G317]=85;10;[.G317]=80;9;[.G317]=75;8;[.G317]=70;8;[.G317]=65;7;[.G317]=60;7;[.G317]=55;6;[.G317]=50;6;[.G317]=45;6;[.G317]=40;5;[.G317]=35;4;[.G317]=30;4;[.G317]=25;3;[.G317]=20;2;[.G317]=15;1;[.G317]=10;1;[.G317]=0;0)" office:value-type="float" office:value="10" calcext:value-type="float">
            <text:p>10</text:p>
          </table:table-cell>
          <table:table-cell table:formula="of:=IF([.H317]&lt;=1;0;IF([.H317]&lt;=10;11;IF([.H317]&lt;=14;12;IF([.H317]&lt;=17;13;IF([.H317]&lt;=20;14;IF([.H317]&lt;=22;15;IF([.H317]&lt;=25;16;IF([.H317]&lt;=27;17;IF([.H317]&lt;=29;18;IF([.H317]&lt;=32;19;IF([.H317]&lt;=34;20;IF([.H317]&lt;=36;21;IF([.H317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317]=&quot;взв&quot;;11;[.K317]=&quot;накл&quot;;24;[.K317]=&quot;прокл&quot;;25;[.K317]=&quot;пт&quot;;26;[.K317]=90;10;[.K317]=85;10;[.K317]=80;9;[.K317]=75;8;[.K317]=70;8;[.K317]=65;7;[.K317]=60;7;[.K317]=55;6;[.K317]=50;6;[.K317]=45;6;[.K317]=40;5;[.K317]=35;4;[.K317]=30;4;[.K317]=25;3;[.K317]=20;2;[.K317]=15;1;[.K317]=10;1;[.K317]=0;0)" office:value-type="float" office:value="7" calcext:value-type="float">
            <text:p>7</text:p>
          </table:table-cell>
          <table:table-cell table:formula="of:=IF([.L317]&lt;=1;0;IF([.L317]&lt;=10;11;IF([.L317]&lt;=14;12;IF([.L317]&lt;=17;13;IF([.L317]&lt;=20;14;IF([.L317]&lt;=22;15;IF([.L317]&lt;=25;16;IF([.L317]&lt;=27;17;IF([.L317]&lt;=29;18;IF([.L317]&lt;=32;19;IF([.L317]&lt;=34;20;IF([.L317]&lt;=36;21;IF([.L317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317]=&quot;взв&quot;;11;[.O317]=&quot;накл&quot;;24;[.O317]=&quot;прокл&quot;;25;[.O317]=&quot;пт&quot;;26;[.O317]=90;10;[.O317]=85;10;[.O317]=80;9;[.O317]=75;8;[.O317]=70;8;[.O317]=65;7;[.O317]=60;7;[.O317]=55;6;[.O317]=50;6;[.O317]=45;6;[.O317]=40;5;[.O317]=35;4;[.O317]=30;4;[.O317]=25;3;[.O317]=20;2;[.O317]=15;1;[.O317]=10;1;[.O317]=0;0)" office:value-type="float" office:value="8" calcext:value-type="float">
            <text:p>8</text:p>
          </table:table-cell>
          <table:table-cell table:formula="of:=IF([.P317]&lt;=1;0;IF([.P317]&lt;=10;11;IF([.P317]&lt;=14;12;IF([.P317]&lt;=17;13;IF([.P317]&lt;=20;14;IF([.P317]&lt;=22;15;IF([.P317]&lt;=25;16;IF([.P317]&lt;=27;17;IF([.P317]&lt;=29;18;IF([.P317]&lt;=32;19;IF([.P317]&lt;=34;20;IF([.P317]&lt;=36;21;IF([.P317]&lt;=40;22;24)))))))))))))" office:value-type="float" office:value="0" calcext:value-type="float">
            <text:p>0</text:p>
          </table:table-cell>
          <table:table-cell table:formula="of:=ROUND(([.I317]+[.J317]+[.M317]+[.N317]+[.Q317]+[.R317])/3;0)" office:value-type="float" office:value="8" calcext:value-type="float">
            <text:p>8</text:p>
          </table:table-cell>
          <table:table-cell table:formula="of:=[.F317]*LOG10([.S317]+2)" office:value-type="float" office:value="1.5" calcext:value-type="float">
            <text:p>1,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148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318]=&quot;взв&quot;;11;[.G318]=&quot;накл&quot;;24;[.G318]=&quot;прокл&quot;;25;[.G318]=&quot;пт&quot;;26;[.G318]=90;10;[.G318]=85;10;[.G318]=80;9;[.G318]=75;8;[.G318]=70;8;[.G318]=65;7;[.G318]=60;7;[.G318]=55;6;[.G318]=50;6;[.G318]=45;6;[.G318]=40;5;[.G318]=35;4;[.G318]=30;4;[.G318]=25;3;[.G318]=20;2;[.G318]=15;1;[.G318]=10;1;[.G318]=0;0)" office:value-type="float" office:value="0" calcext:value-type="float">
            <text:p>0</text:p>
          </table:table-cell>
          <table:table-cell table:formula="of:=IF([.H318]&lt;=1;0;IF([.H318]&lt;=10;11;IF([.H318]&lt;=14;12;IF([.H318]&lt;=17;13;IF([.H318]&lt;=20;14;IF([.H318]&lt;=22;15;IF([.H318]&lt;=25;16;IF([.H318]&lt;=27;17;IF([.H318]&lt;=29;18;IF([.H318]&lt;=32;19;IF([.H318]&lt;=34;20;IF([.H318]&lt;=36;21;IF([.H318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318]=&quot;взв&quot;;11;[.K318]=&quot;накл&quot;;24;[.K318]=&quot;прокл&quot;;25;[.K318]=&quot;пт&quot;;26;[.K318]=90;10;[.K318]=85;10;[.K318]=80;9;[.K318]=75;8;[.K318]=70;8;[.K318]=65;7;[.K318]=60;7;[.K318]=55;6;[.K318]=50;6;[.K318]=45;6;[.K318]=40;5;[.K318]=35;4;[.K318]=30;4;[.K318]=25;3;[.K318]=20;2;[.K318]=15;1;[.K318]=10;1;[.K318]=0;0)" office:value-type="float" office:value="0" calcext:value-type="float">
            <text:p>0</text:p>
          </table:table-cell>
          <table:table-cell table:formula="of:=IF([.L318]&lt;=1;0;IF([.L318]&lt;=10;11;IF([.L318]&lt;=14;12;IF([.L318]&lt;=17;13;IF([.L318]&lt;=20;14;IF([.L318]&lt;=22;15;IF([.L318]&lt;=25;16;IF([.L318]&lt;=27;17;IF([.L318]&lt;=29;18;IF([.L318]&lt;=32;19;IF([.L318]&lt;=34;20;IF([.L318]&lt;=36;21;IF([.L318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318]=&quot;взв&quot;;11;[.O318]=&quot;накл&quot;;24;[.O318]=&quot;прокл&quot;;25;[.O318]=&quot;пт&quot;;26;[.O318]=90;10;[.O318]=85;10;[.O318]=80;9;[.O318]=75;8;[.O318]=70;8;[.O318]=65;7;[.O318]=60;7;[.O318]=55;6;[.O318]=50;6;[.O318]=45;6;[.O318]=40;5;[.O318]=35;4;[.O318]=30;4;[.O318]=25;3;[.O318]=20;2;[.O318]=15;1;[.O318]=10;1;[.O318]=0;0)" office:value-type="float" office:value="0" calcext:value-type="float">
            <text:p>0</text:p>
          </table:table-cell>
          <table:table-cell table:formula="of:=IF([.P318]&lt;=1;0;IF([.P318]&lt;=10;11;IF([.P318]&lt;=14;12;IF([.P318]&lt;=17;13;IF([.P318]&lt;=20;14;IF([.P318]&lt;=22;15;IF([.P318]&lt;=25;16;IF([.P318]&lt;=27;17;IF([.P318]&lt;=29;18;IF([.P318]&lt;=32;19;IF([.P318]&lt;=34;20;IF([.P318]&lt;=36;21;IF([.P318]&lt;=40;22;24)))))))))))))" office:value-type="float" office:value="19" calcext:value-type="float">
            <text:p>19</text:p>
          </table:table-cell>
          <table:table-cell table:formula="of:=ROUND(([.I318]+[.J318]+[.M318]+[.N318]+[.Q318]+[.R318])/3;0)" office:value-type="float" office:value="20" calcext:value-type="float">
            <text:p>20</text:p>
          </table:table-cell>
          <table:table-cell table:formula="of:=[.F318]*LOG10([.S318]+2)" office:value-type="float" office:value="2.01363402123331" calcext:value-type="float">
            <text:p>2,0136340212333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049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319]=&quot;взв&quot;;11;[.G319]=&quot;накл&quot;;24;[.G319]=&quot;прокл&quot;;25;[.G319]=&quot;пт&quot;;26;[.G319]=90;10;[.G319]=85;10;[.G319]=80;9;[.G319]=75;8;[.G319]=70;8;[.G319]=65;7;[.G319]=60;7;[.G319]=55;6;[.G319]=50;6;[.G319]=45;6;[.G319]=40;5;[.G319]=35;4;[.G319]=30;4;[.G319]=25;3;[.G319]=20;2;[.G319]=15;1;[.G319]=10;1;[.G319]=0;0)" office:value-type="float" office:value="0" calcext:value-type="float">
            <text:p>0</text:p>
          </table:table-cell>
          <table:table-cell table:formula="of:=IF([.H319]&lt;=1;0;IF([.H319]&lt;=10;11;IF([.H319]&lt;=14;12;IF([.H319]&lt;=17;13;IF([.H319]&lt;=20;14;IF([.H319]&lt;=22;15;IF([.H319]&lt;=25;16;IF([.H319]&lt;=27;17;IF([.H319]&lt;=29;18;IF([.H319]&lt;=32;19;IF([.H319]&lt;=34;20;IF([.H319]&lt;=36;21;IF([.H319]&lt;=40;22;24)))))))))))))"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319]=&quot;взв&quot;;11;[.K319]=&quot;накл&quot;;24;[.K319]=&quot;прокл&quot;;25;[.K319]=&quot;пт&quot;;26;[.K319]=90;10;[.K319]=85;10;[.K319]=80;9;[.K319]=75;8;[.K319]=70;8;[.K319]=65;7;[.K319]=60;7;[.K319]=55;6;[.K319]=50;6;[.K319]=45;6;[.K319]=40;5;[.K319]=35;4;[.K319]=30;4;[.K319]=25;3;[.K319]=20;2;[.K319]=15;1;[.K319]=10;1;[.K319]=0;0)" office:value-type="float" office:value="0" calcext:value-type="float">
            <text:p>0</text:p>
          </table:table-cell>
          <table:table-cell table:formula="of:=IF([.L319]&lt;=1;0;IF([.L319]&lt;=10;11;IF([.L319]&lt;=14;12;IF([.L319]&lt;=17;13;IF([.L319]&lt;=20;14;IF([.L319]&lt;=22;15;IF([.L319]&lt;=25;16;IF([.L319]&lt;=27;17;IF([.L319]&lt;=29;18;IF([.L319]&lt;=32;19;IF([.L319]&lt;=34;20;IF([.L319]&lt;=36;21;IF([.L319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319]=&quot;взв&quot;;11;[.O319]=&quot;накл&quot;;24;[.O319]=&quot;прокл&quot;;25;[.O319]=&quot;пт&quot;;26;[.O319]=90;10;[.O319]=85;10;[.O319]=80;9;[.O319]=75;8;[.O319]=70;8;[.O319]=65;7;[.O319]=60;7;[.O319]=55;6;[.O319]=50;6;[.O319]=45;6;[.O319]=40;5;[.O319]=35;4;[.O319]=30;4;[.O319]=25;3;[.O319]=20;2;[.O319]=15;1;[.O319]=10;1;[.O319]=0;0)" office:value-type="float" office:value="0" calcext:value-type="float">
            <text:p>0</text:p>
          </table:table-cell>
          <table:table-cell table:formula="of:=IF([.P319]&lt;=1;0;IF([.P319]&lt;=10;11;IF([.P319]&lt;=14;12;IF([.P319]&lt;=17;13;IF([.P319]&lt;=20;14;IF([.P319]&lt;=22;15;IF([.P319]&lt;=25;16;IF([.P319]&lt;=27;17;IF([.P319]&lt;=29;18;IF([.P319]&lt;=32;19;IF([.P319]&lt;=34;20;IF([.P319]&lt;=36;21;IF([.P319]&lt;=40;22;24)))))))))))))" office:value-type="float" office:value="18" calcext:value-type="float">
            <text:p>18</text:p>
          </table:table-cell>
          <table:table-cell table:formula="of:=ROUND(([.I319]+[.J319]+[.M319]+[.N319]+[.Q319]+[.R319])/3;0)" office:value-type="float" office:value="17" calcext:value-type="float">
            <text:p>17</text:p>
          </table:table-cell>
          <table:table-cell table:formula="of:=[.F319]*LOG10([.S319]+2)" office:value-type="float" office:value="2.55750720190566" calcext:value-type="float">
            <text:p>2,5575072019056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086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G320]=&quot;взв&quot;;11;[.G320]=&quot;накл&quot;;24;[.G320]=&quot;прокл&quot;;25;[.G320]=&quot;пт&quot;;26;[.G320]=90;10;[.G320]=85;10;[.G320]=80;9;[.G320]=75;8;[.G320]=70;8;[.G320]=65;7;[.G320]=60;7;[.G320]=55;6;[.G320]=50;6;[.G320]=45;6;[.G320]=40;5;[.G320]=35;4;[.G320]=30;4;[.G320]=25;3;[.G320]=20;2;[.G320]=15;1;[.G320]=10;1;[.G320]=0;0)" office:value-type="float" office:value="0" calcext:value-type="float">
            <text:p>0</text:p>
          </table:table-cell>
          <table:table-cell table:formula="of:=IF([.H320]&lt;=1;0;IF([.H320]&lt;=10;11;IF([.H320]&lt;=14;12;IF([.H320]&lt;=17;13;IF([.H320]&lt;=20;14;IF([.H320]&lt;=22;15;IF([.H320]&lt;=25;16;IF([.H320]&lt;=27;17;IF([.H320]&lt;=29;18;IF([.H320]&lt;=32;19;IF([.H320]&lt;=34;20;IF([.H320]&lt;=36;21;IF([.H320]&lt;=40;22;24)))))))))))))"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20]=&quot;взв&quot;;11;[.K320]=&quot;накл&quot;;24;[.K320]=&quot;прокл&quot;;25;[.K320]=&quot;пт&quot;;26;[.K320]=90;10;[.K320]=85;10;[.K320]=80;9;[.K320]=75;8;[.K320]=70;8;[.K320]=65;7;[.K320]=60;7;[.K320]=55;6;[.K320]=50;6;[.K320]=45;6;[.K320]=40;5;[.K320]=35;4;[.K320]=30;4;[.K320]=25;3;[.K320]=20;2;[.K320]=15;1;[.K320]=10;1;[.K320]=0;0)" office:value-type="float" office:value="10" calcext:value-type="float">
            <text:p>10</text:p>
          </table:table-cell>
          <table:table-cell table:formula="of:=IF([.L320]&lt;=1;0;IF([.L320]&lt;=10;11;IF([.L320]&lt;=14;12;IF([.L320]&lt;=17;13;IF([.L320]&lt;=20;14;IF([.L320]&lt;=22;15;IF([.L320]&lt;=25;16;IF([.L320]&lt;=27;17;IF([.L320]&lt;=29;18;IF([.L320]&lt;=32;19;IF([.L320]&lt;=34;20;IF([.L320]&lt;=36;21;IF([.L320]&lt;=40;22;24)))))))))))))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O320]=&quot;взв&quot;;11;[.O320]=&quot;накл&quot;;24;[.O320]=&quot;прокл&quot;;25;[.O320]=&quot;пт&quot;;26;[.O320]=90;10;[.O320]=85;10;[.O320]=80;9;[.O320]=75;8;[.O320]=70;8;[.O320]=65;7;[.O320]=60;7;[.O320]=55;6;[.O320]=50;6;[.O320]=45;6;[.O320]=40;5;[.O320]=35;4;[.O320]=30;4;[.O320]=25;3;[.O320]=20;2;[.O320]=15;1;[.O320]=10;1;[.O320]=0;0)" office:value-type="float" office:value="0" calcext:value-type="float">
            <text:p>0</text:p>
          </table:table-cell>
          <table:table-cell table:formula="of:=IF([.P320]&lt;=1;0;IF([.P320]&lt;=10;11;IF([.P320]&lt;=14;12;IF([.P320]&lt;=17;13;IF([.P320]&lt;=20;14;IF([.P320]&lt;=22;15;IF([.P320]&lt;=25;16;IF([.P320]&lt;=27;17;IF([.P320]&lt;=29;18;IF([.P320]&lt;=32;19;IF([.P320]&lt;=34;20;IF([.P320]&lt;=36;21;IF([.P320]&lt;=40;22;24)))))))))))))" office:value-type="float" office:value="16" calcext:value-type="float">
            <text:p>16</text:p>
          </table:table-cell>
          <table:table-cell table:formula="of:=ROUND(([.I320]+[.J320]+[.M320]+[.N320]+[.Q320]+[.R320])/3;0)" office:value-type="float" office:value="14" calcext:value-type="float">
            <text:p>14</text:p>
          </table:table-cell>
          <table:table-cell table:formula="of:=[.F320]*LOG10([.S320]+2)" office:value-type="float" office:value="2.40823996531185" calcext:value-type="float">
            <text:p>2,4082399653118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144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321]=&quot;взв&quot;;11;[.G321]=&quot;накл&quot;;24;[.G321]=&quot;прокл&quot;;25;[.G321]=&quot;пт&quot;;26;[.G321]=90;10;[.G321]=85;10;[.G321]=80;9;[.G321]=75;8;[.G321]=70;8;[.G321]=65;7;[.G321]=60;7;[.G321]=55;6;[.G321]=50;6;[.G321]=45;6;[.G321]=40;5;[.G321]=35;4;[.G321]=30;4;[.G321]=25;3;[.G321]=20;2;[.G321]=15;1;[.G321]=10;1;[.G321]=0;0)" office:value-type="float" office:value="11" calcext:value-type="float">
            <text:p>11</text:p>
          </table:table-cell>
          <table:table-cell table:formula="of:=IF([.H321]&lt;=1;0;IF([.H321]&lt;=10;11;IF([.H321]&lt;=14;12;IF([.H321]&lt;=17;13;IF([.H321]&lt;=20;14;IF([.H321]&lt;=22;15;IF([.H321]&lt;=25;16;IF([.H321]&lt;=27;17;IF([.H321]&lt;=29;18;IF([.H321]&lt;=32;19;IF([.H321]&lt;=34;20;IF([.H321]&lt;=36;21;IF([.H32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21]=&quot;взв&quot;;11;[.K321]=&quot;накл&quot;;24;[.K321]=&quot;прокл&quot;;25;[.K321]=&quot;пт&quot;;26;[.K321]=90;10;[.K321]=85;10;[.K321]=80;9;[.K321]=75;8;[.K321]=70;8;[.K321]=65;7;[.K321]=60;7;[.K321]=55;6;[.K321]=50;6;[.K321]=45;6;[.K321]=40;5;[.K321]=35;4;[.K321]=30;4;[.K321]=25;3;[.K321]=20;2;[.K321]=15;1;[.K321]=10;1;[.K321]=0;0)" office:value-type="float" office:value="10" calcext:value-type="float">
            <text:p>10</text:p>
          </table:table-cell>
          <table:table-cell table:formula="of:=IF([.L321]&lt;=1;0;IF([.L321]&lt;=10;11;IF([.L321]&lt;=14;12;IF([.L321]&lt;=17;13;IF([.L321]&lt;=20;14;IF([.L321]&lt;=22;15;IF([.L321]&lt;=25;16;IF([.L321]&lt;=27;17;IF([.L321]&lt;=29;18;IF([.L321]&lt;=32;19;IF([.L321]&lt;=34;20;IF([.L321]&lt;=36;21;IF([.L32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21]=&quot;взв&quot;;11;[.O321]=&quot;накл&quot;;24;[.O321]=&quot;прокл&quot;;25;[.O321]=&quot;пт&quot;;26;[.O321]=90;10;[.O321]=85;10;[.O321]=80;9;[.O321]=75;8;[.O321]=70;8;[.O321]=65;7;[.O321]=60;7;[.O321]=55;6;[.O321]=50;6;[.O321]=45;6;[.O321]=40;5;[.O321]=35;4;[.O321]=30;4;[.O321]=25;3;[.O321]=20;2;[.O321]=15;1;[.O321]=10;1;[.O321]=0;0)" office:value-type="float" office:value="10" calcext:value-type="float">
            <text:p>10</text:p>
          </table:table-cell>
          <table:table-cell table:formula="of:=IF([.P321]&lt;=1;0;IF([.P321]&lt;=10;11;IF([.P321]&lt;=14;12;IF([.P321]&lt;=17;13;IF([.P321]&lt;=20;14;IF([.P321]&lt;=22;15;IF([.P321]&lt;=25;16;IF([.P321]&lt;=27;17;IF([.P321]&lt;=29;18;IF([.P321]&lt;=32;19;IF([.P321]&lt;=34;20;IF([.P321]&lt;=36;21;IF([.P321]&lt;=40;22;24)))))))))))))" office:value-type="float" office:value="0" calcext:value-type="float">
            <text:p>0</text:p>
          </table:table-cell>
          <table:table-cell table:formula="of:=ROUND(([.I321]+[.J321]+[.M321]+[.N321]+[.Q321]+[.R321])/3;0)" office:value-type="float" office:value="10" calcext:value-type="float">
            <text:p>10</text:p>
          </table:table-cell>
          <table:table-cell table:formula="of:=[.F321]*LOG10([.S321]+2)" office:value-type="float" office:value="2.15836249209525" calcext:value-type="float">
            <text:p>2,1583624920952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179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322]=&quot;взв&quot;;11;[.G322]=&quot;накл&quot;;24;[.G322]=&quot;прокл&quot;;25;[.G322]=&quot;пт&quot;;26;[.G322]=90;10;[.G322]=85;10;[.G322]=80;9;[.G322]=75;8;[.G322]=70;8;[.G322]=65;7;[.G322]=60;7;[.G322]=55;6;[.G322]=50;6;[.G322]=45;6;[.G322]=40;5;[.G322]=35;4;[.G322]=30;4;[.G322]=25;3;[.G322]=20;2;[.G322]=15;1;[.G322]=10;1;[.G322]=0;0)" office:value-type="float" office:value="26" calcext:value-type="float">
            <text:p>26</text:p>
          </table:table-cell>
          <table:table-cell table:formula="of:=IF([.H322]&lt;=1;0;IF([.H322]&lt;=10;11;IF([.H322]&lt;=14;12;IF([.H322]&lt;=17;13;IF([.H322]&lt;=20;14;IF([.H322]&lt;=22;15;IF([.H322]&lt;=25;16;IF([.H322]&lt;=27;17;IF([.H322]&lt;=29;18;IF([.H322]&lt;=32;19;IF([.H322]&lt;=34;20;IF([.H322]&lt;=36;21;IF([.H32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322]=&quot;взв&quot;;11;[.K322]=&quot;накл&quot;;24;[.K322]=&quot;прокл&quot;;25;[.K322]=&quot;пт&quot;;26;[.K322]=90;10;[.K322]=85;10;[.K322]=80;9;[.K322]=75;8;[.K322]=70;8;[.K322]=65;7;[.K322]=60;7;[.K322]=55;6;[.K322]=50;6;[.K322]=45;6;[.K322]=40;5;[.K322]=35;4;[.K322]=30;4;[.K322]=25;3;[.K322]=20;2;[.K322]=15;1;[.K322]=10;1;[.K322]=0;0)" office:value-type="float" office:value="26" calcext:value-type="float">
            <text:p>26</text:p>
          </table:table-cell>
          <table:table-cell table:formula="of:=IF([.L322]&lt;=1;0;IF([.L322]&lt;=10;11;IF([.L322]&lt;=14;12;IF([.L322]&lt;=17;13;IF([.L322]&lt;=20;14;IF([.L322]&lt;=22;15;IF([.L322]&lt;=25;16;IF([.L322]&lt;=27;17;IF([.L322]&lt;=29;18;IF([.L322]&lt;=32;19;IF([.L322]&lt;=34;20;IF([.L322]&lt;=36;21;IF([.L32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322]=&quot;взв&quot;;11;[.O322]=&quot;накл&quot;;24;[.O322]=&quot;прокл&quot;;25;[.O322]=&quot;пт&quot;;26;[.O322]=90;10;[.O322]=85;10;[.O322]=80;9;[.O322]=75;8;[.O322]=70;8;[.O322]=65;7;[.O322]=60;7;[.O322]=55;6;[.O322]=50;6;[.O322]=45;6;[.O322]=40;5;[.O322]=35;4;[.O322]=30;4;[.O322]=25;3;[.O322]=20;2;[.O322]=15;1;[.O322]=10;1;[.O322]=0;0)" office:value-type="float" office:value="26" calcext:value-type="float">
            <text:p>26</text:p>
          </table:table-cell>
          <table:table-cell table:formula="of:=IF([.P322]&lt;=1;0;IF([.P322]&lt;=10;11;IF([.P322]&lt;=14;12;IF([.P322]&lt;=17;13;IF([.P322]&lt;=20;14;IF([.P322]&lt;=22;15;IF([.P322]&lt;=25;16;IF([.P322]&lt;=27;17;IF([.P322]&lt;=29;18;IF([.P322]&lt;=32;19;IF([.P322]&lt;=34;20;IF([.P322]&lt;=36;21;IF([.P322]&lt;=40;22;24)))))))))))))" office:value-type="float" office:value="0" calcext:value-type="float">
            <text:p>0</text:p>
          </table:table-cell>
          <table:table-cell table:formula="of:=ROUND(([.I322]+[.J322]+[.M322]+[.N322]+[.Q322]+[.R322])/3;0)" office:value-type="float" office:value="26" calcext:value-type="float">
            <text:p>26</text:p>
          </table:table-cell>
          <table:table-cell table:formula="of:=[.F322]*LOG10([.S322]+2)" office:value-type="float" office:value="2.89431606268444" calcext:value-type="float">
            <text:p>2,8943160626844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022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323]=&quot;взв&quot;;11;[.G323]=&quot;накл&quot;;24;[.G323]=&quot;прокл&quot;;25;[.G323]=&quot;пт&quot;;26;[.G323]=90;10;[.G323]=85;10;[.G323]=80;9;[.G323]=75;8;[.G323]=70;8;[.G323]=65;7;[.G323]=60;7;[.G323]=55;6;[.G323]=50;6;[.G323]=45;6;[.G323]=40;5;[.G323]=35;4;[.G323]=30;4;[.G323]=25;3;[.G323]=20;2;[.G323]=15;1;[.G323]=10;1;[.G323]=0;0)" office:value-type="float" office:value="0" calcext:value-type="float">
            <text:p>0</text:p>
          </table:table-cell>
          <table:table-cell table:formula="of:=IF([.H323]&lt;=1;0;IF([.H323]&lt;=10;11;IF([.H323]&lt;=14;12;IF([.H323]&lt;=17;13;IF([.H323]&lt;=20;14;IF([.H323]&lt;=22;15;IF([.H323]&lt;=25;16;IF([.H323]&lt;=27;17;IF([.H323]&lt;=29;18;IF([.H323]&lt;=32;19;IF([.H323]&lt;=34;20;IF([.H323]&lt;=36;21;IF([.H323]&lt;=40;22;24)))))))))))))"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323]=&quot;взв&quot;;11;[.K323]=&quot;накл&quot;;24;[.K323]=&quot;прокл&quot;;25;[.K323]=&quot;пт&quot;;26;[.K323]=90;10;[.K323]=85;10;[.K323]=80;9;[.K323]=75;8;[.K323]=70;8;[.K323]=65;7;[.K323]=60;7;[.K323]=55;6;[.K323]=50;6;[.K323]=45;6;[.K323]=40;5;[.K323]=35;4;[.K323]=30;4;[.K323]=25;3;[.K323]=20;2;[.K323]=15;1;[.K323]=10;1;[.K323]=0;0)" office:value-type="float" office:value="0" calcext:value-type="float">
            <text:p>0</text:p>
          </table:table-cell>
          <table:table-cell table:formula="of:=IF([.L323]&lt;=1;0;IF([.L323]&lt;=10;11;IF([.L323]&lt;=14;12;IF([.L323]&lt;=17;13;IF([.L323]&lt;=20;14;IF([.L323]&lt;=22;15;IF([.L323]&lt;=25;16;IF([.L323]&lt;=27;17;IF([.L323]&lt;=29;18;IF([.L323]&lt;=32;19;IF([.L323]&lt;=34;20;IF([.L323]&lt;=36;21;IF([.L323]&lt;=40;22;24)))))))))))))" office:value-type="float" office:value="22" calcext:value-type="float">
            <text:p>2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O323]=&quot;взв&quot;;11;[.O323]=&quot;накл&quot;;24;[.O323]=&quot;прокл&quot;;25;[.O323]=&quot;пт&quot;;26;[.O323]=90;10;[.O323]=85;10;[.O323]=80;9;[.O323]=75;8;[.O323]=70;8;[.O323]=65;7;[.O323]=60;7;[.O323]=55;6;[.O323]=50;6;[.O323]=45;6;[.O323]=40;5;[.O323]=35;4;[.O323]=30;4;[.O323]=25;3;[.O323]=20;2;[.O323]=15;1;[.O323]=10;1;[.O323]=0;0)" office:value-type="float" office:value="0" calcext:value-type="float">
            <text:p>0</text:p>
          </table:table-cell>
          <table:table-cell table:formula="of:=IF([.P323]&lt;=1;0;IF([.P323]&lt;=10;11;IF([.P323]&lt;=14;12;IF([.P323]&lt;=17;13;IF([.P323]&lt;=20;14;IF([.P323]&lt;=22;15;IF([.P323]&lt;=25;16;IF([.P323]&lt;=27;17;IF([.P323]&lt;=29;18;IF([.P323]&lt;=32;19;IF([.P323]&lt;=34;20;IF([.P323]&lt;=36;21;IF([.P323]&lt;=40;22;24)))))))))))))" office:value-type="float" office:value="24" calcext:value-type="float">
            <text:p>24</text:p>
          </table:table-cell>
          <table:table-cell table:formula="of:=ROUND(([.I323]+[.J323]+[.M323]+[.N323]+[.Q323]+[.R323])/3;0)" office:value-type="float" office:value="22" calcext:value-type="float">
            <text:p>22</text:p>
          </table:table-cell>
          <table:table-cell table:formula="of:=[.F323]*LOG10([.S323]+2)" office:value-type="float" office:value="4.14063372513482" calcext:value-type="float">
            <text:p>4,1406337251348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053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324]=&quot;взв&quot;;11;[.G324]=&quot;накл&quot;;24;[.G324]=&quot;прокл&quot;;25;[.G324]=&quot;пт&quot;;26;[.G324]=90;10;[.G324]=85;10;[.G324]=80;9;[.G324]=75;8;[.G324]=70;8;[.G324]=65;7;[.G324]=60;7;[.G324]=55;6;[.G324]=50;6;[.G324]=45;6;[.G324]=40;5;[.G324]=35;4;[.G324]=30;4;[.G324]=25;3;[.G324]=20;2;[.G324]=15;1;[.G324]=10;1;[.G324]=0;0)" office:value-type="float" office:value="0" calcext:value-type="float">
            <text:p>0</text:p>
          </table:table-cell>
          <table:table-cell table:formula="of:=IF([.H324]&lt;=1;0;IF([.H324]&lt;=10;11;IF([.H324]&lt;=14;12;IF([.H324]&lt;=17;13;IF([.H324]&lt;=20;14;IF([.H324]&lt;=22;15;IF([.H324]&lt;=25;16;IF([.H324]&lt;=27;17;IF([.H324]&lt;=29;18;IF([.H324]&lt;=32;19;IF([.H324]&lt;=34;20;IF([.H324]&lt;=36;21;IF([.H324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324]=&quot;взв&quot;;11;[.K324]=&quot;накл&quot;;24;[.K324]=&quot;прокл&quot;;25;[.K324]=&quot;пт&quot;;26;[.K324]=90;10;[.K324]=85;10;[.K324]=80;9;[.K324]=75;8;[.K324]=70;8;[.K324]=65;7;[.K324]=60;7;[.K324]=55;6;[.K324]=50;6;[.K324]=45;6;[.K324]=40;5;[.K324]=35;4;[.K324]=30;4;[.K324]=25;3;[.K324]=20;2;[.K324]=15;1;[.K324]=10;1;[.K324]=0;0)" office:value-type="float" office:value="0" calcext:value-type="float">
            <text:p>0</text:p>
          </table:table-cell>
          <table:table-cell table:formula="of:=IF([.L324]&lt;=1;0;IF([.L324]&lt;=10;11;IF([.L324]&lt;=14;12;IF([.L324]&lt;=17;13;IF([.L324]&lt;=20;14;IF([.L324]&lt;=22;15;IF([.L324]&lt;=25;16;IF([.L324]&lt;=27;17;IF([.L324]&lt;=29;18;IF([.L324]&lt;=32;19;IF([.L324]&lt;=34;20;IF([.L324]&lt;=36;21;IF([.L324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324]=&quot;взв&quot;;11;[.O324]=&quot;накл&quot;;24;[.O324]=&quot;прокл&quot;;25;[.O324]=&quot;пт&quot;;26;[.O324]=90;10;[.O324]=85;10;[.O324]=80;9;[.O324]=75;8;[.O324]=70;8;[.O324]=65;7;[.O324]=60;7;[.O324]=55;6;[.O324]=50;6;[.O324]=45;6;[.O324]=40;5;[.O324]=35;4;[.O324]=30;4;[.O324]=25;3;[.O324]=20;2;[.O324]=15;1;[.O324]=10;1;[.O324]=0;0)" office:value-type="float" office:value="0" calcext:value-type="float">
            <text:p>0</text:p>
          </table:table-cell>
          <table:table-cell table:formula="of:=IF([.P324]&lt;=1;0;IF([.P324]&lt;=10;11;IF([.P324]&lt;=14;12;IF([.P324]&lt;=17;13;IF([.P324]&lt;=20;14;IF([.P324]&lt;=22;15;IF([.P324]&lt;=25;16;IF([.P324]&lt;=27;17;IF([.P324]&lt;=29;18;IF([.P324]&lt;=32;19;IF([.P324]&lt;=34;20;IF([.P324]&lt;=36;21;IF([.P324]&lt;=40;22;24)))))))))))))" office:value-type="float" office:value="22" calcext:value-type="float">
            <text:p>22</text:p>
          </table:table-cell>
          <table:table-cell table:formula="of:=ROUND(([.I324]+[.J324]+[.M324]+[.N324]+[.Q324]+[.R324])/3;0)" office:value-type="float" office:value="21" calcext:value-type="float">
            <text:p>21</text:p>
          </table:table-cell>
          <table:table-cell table:formula="of:=[.F324]*LOG10([.S324]+2)" office:value-type="float" office:value="4.08518350805278" calcext:value-type="float">
            <text:p>4,0851835080527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074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325]=&quot;взв&quot;;11;[.G325]=&quot;накл&quot;;24;[.G325]=&quot;прокл&quot;;25;[.G325]=&quot;пт&quot;;26;[.G325]=90;10;[.G325]=85;10;[.G325]=80;9;[.G325]=75;8;[.G325]=70;8;[.G325]=65;7;[.G325]=60;7;[.G325]=55;6;[.G325]=50;6;[.G325]=45;6;[.G325]=40;5;[.G325]=35;4;[.G325]=30;4;[.G325]=25;3;[.G325]=20;2;[.G325]=15;1;[.G325]=10;1;[.G325]=0;0)" office:value-type="float" office:value="0" calcext:value-type="float">
            <text:p>0</text:p>
          </table:table-cell>
          <table:table-cell table:formula="of:=IF([.H325]&lt;=1;0;IF([.H325]&lt;=10;11;IF([.H325]&lt;=14;12;IF([.H325]&lt;=17;13;IF([.H325]&lt;=20;14;IF([.H325]&lt;=22;15;IF([.H325]&lt;=25;16;IF([.H325]&lt;=27;17;IF([.H325]&lt;=29;18;IF([.H325]&lt;=32;19;IF([.H325]&lt;=34;20;IF([.H325]&lt;=36;21;IF([.H325]&lt;=40;22;24)))))))))))))" office:value-type="float" office:value="19" calcext:value-type="float">
            <text:p>1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325]=&quot;взв&quot;;11;[.K325]=&quot;накл&quot;;24;[.K325]=&quot;прокл&quot;;25;[.K325]=&quot;пт&quot;;26;[.K325]=90;10;[.K325]=85;10;[.K325]=80;9;[.K325]=75;8;[.K325]=70;8;[.K325]=65;7;[.K325]=60;7;[.K325]=55;6;[.K325]=50;6;[.K325]=45;6;[.K325]=40;5;[.K325]=35;4;[.K325]=30;4;[.K325]=25;3;[.K325]=20;2;[.K325]=15;1;[.K325]=10;1;[.K325]=0;0)" office:value-type="float" office:value="0" calcext:value-type="float">
            <text:p>0</text:p>
          </table:table-cell>
          <table:table-cell table:formula="of:=IF([.L325]&lt;=1;0;IF([.L325]&lt;=10;11;IF([.L325]&lt;=14;12;IF([.L325]&lt;=17;13;IF([.L325]&lt;=20;14;IF([.L325]&lt;=22;15;IF([.L325]&lt;=25;16;IF([.L325]&lt;=27;17;IF([.L325]&lt;=29;18;IF([.L325]&lt;=32;19;IF([.L325]&lt;=34;20;IF([.L325]&lt;=36;21;IF([.L325]&lt;=40;22;24)))))))))))))" office:value-type="float" office:value="17" calcext:value-type="float">
            <text:p>1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325]=&quot;взв&quot;;11;[.O325]=&quot;накл&quot;;24;[.O325]=&quot;прокл&quot;;25;[.O325]=&quot;пт&quot;;26;[.O325]=90;10;[.O325]=85;10;[.O325]=80;9;[.O325]=75;8;[.O325]=70;8;[.O325]=65;7;[.O325]=60;7;[.O325]=55;6;[.O325]=50;6;[.O325]=45;6;[.O325]=40;5;[.O325]=35;4;[.O325]=30;4;[.O325]=25;3;[.O325]=20;2;[.O325]=15;1;[.O325]=10;1;[.O325]=0;0)" office:value-type="float" office:value="0" calcext:value-type="float">
            <text:p>0</text:p>
          </table:table-cell>
          <table:table-cell table:formula="of:=IF([.P325]&lt;=1;0;IF([.P325]&lt;=10;11;IF([.P325]&lt;=14;12;IF([.P325]&lt;=17;13;IF([.P325]&lt;=20;14;IF([.P325]&lt;=22;15;IF([.P325]&lt;=25;16;IF([.P325]&lt;=27;17;IF([.P325]&lt;=29;18;IF([.P325]&lt;=32;19;IF([.P325]&lt;=34;20;IF([.P325]&lt;=36;21;IF([.P325]&lt;=40;22;24)))))))))))))" office:value-type="float" office:value="17" calcext:value-type="float">
            <text:p>17</text:p>
          </table:table-cell>
          <table:table-cell table:formula="of:=ROUND(([.I325]+[.J325]+[.M325]+[.N325]+[.Q325]+[.R325])/3;0)" office:value-type="float" office:value="18" calcext:value-type="float">
            <text:p>18</text:p>
          </table:table-cell>
          <table:table-cell table:formula="of:=[.F325]*LOG10([.S325]+2)" office:value-type="float" office:value="3.90308998699194" calcext:value-type="float">
            <text:p>3,9030899869919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141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G326]=&quot;взв&quot;;11;[.G326]=&quot;накл&quot;;24;[.G326]=&quot;прокл&quot;;25;[.G326]=&quot;пт&quot;;26;[.G326]=90;10;[.G326]=85;10;[.G326]=80;9;[.G326]=75;8;[.G326]=70;8;[.G326]=65;7;[.G326]=60;7;[.G326]=55;6;[.G326]=50;6;[.G326]=45;6;[.G326]=40;5;[.G326]=35;4;[.G326]=30;4;[.G326]=25;3;[.G326]=20;2;[.G326]=15;1;[.G326]=10;1;[.G326]=0;0)" office:value-type="float" office:value="0" calcext:value-type="float">
            <text:p>0</text:p>
          </table:table-cell>
          <table:table-cell table:formula="of:=IF([.H326]&lt;=1;0;IF([.H326]&lt;=10;11;IF([.H326]&lt;=14;12;IF([.H326]&lt;=17;13;IF([.H326]&lt;=20;14;IF([.H326]&lt;=22;15;IF([.H326]&lt;=25;16;IF([.H326]&lt;=27;17;IF([.H326]&lt;=29;18;IF([.H326]&lt;=32;19;IF([.H326]&lt;=34;20;IF([.H326]&lt;=36;21;IF([.H326]&lt;=40;22;24)))))))))))))" office:value-type="float" office:value="15" calcext:value-type="float">
            <text:p>1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326]=&quot;взв&quot;;11;[.K326]=&quot;накл&quot;;24;[.K326]=&quot;прокл&quot;;25;[.K326]=&quot;пт&quot;;26;[.K326]=90;10;[.K326]=85;10;[.K326]=80;9;[.K326]=75;8;[.K326]=70;8;[.K326]=65;7;[.K326]=60;7;[.K326]=55;6;[.K326]=50;6;[.K326]=45;6;[.K326]=40;5;[.K326]=35;4;[.K326]=30;4;[.K326]=25;3;[.K326]=20;2;[.K326]=15;1;[.K326]=10;1;[.K326]=0;0)" office:value-type="float" office:value="0" calcext:value-type="float">
            <text:p>0</text:p>
          </table:table-cell>
          <table:table-cell table:formula="of:=IF([.L326]&lt;=1;0;IF([.L326]&lt;=10;11;IF([.L326]&lt;=14;12;IF([.L326]&lt;=17;13;IF([.L326]&lt;=20;14;IF([.L326]&lt;=22;15;IF([.L326]&lt;=25;16;IF([.L326]&lt;=27;17;IF([.L326]&lt;=29;18;IF([.L326]&lt;=32;19;IF([.L326]&lt;=34;20;IF([.L326]&lt;=36;21;IF([.L326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326]=&quot;взв&quot;;11;[.O326]=&quot;накл&quot;;24;[.O326]=&quot;прокл&quot;;25;[.O326]=&quot;пт&quot;;26;[.O326]=90;10;[.O326]=85;10;[.O326]=80;9;[.O326]=75;8;[.O326]=70;8;[.O326]=65;7;[.O326]=60;7;[.O326]=55;6;[.O326]=50;6;[.O326]=45;6;[.O326]=40;5;[.O326]=35;4;[.O326]=30;4;[.O326]=25;3;[.O326]=20;2;[.O326]=15;1;[.O326]=10;1;[.O326]=0;0)" office:value-type="float" office:value="0" calcext:value-type="float">
            <text:p>0</text:p>
          </table:table-cell>
          <table:table-cell table:formula="of:=IF([.P326]&lt;=1;0;IF([.P326]&lt;=10;11;IF([.P326]&lt;=14;12;IF([.P326]&lt;=17;13;IF([.P326]&lt;=20;14;IF([.P326]&lt;=22;15;IF([.P326]&lt;=25;16;IF([.P326]&lt;=27;17;IF([.P326]&lt;=29;18;IF([.P326]&lt;=32;19;IF([.P326]&lt;=34;20;IF([.P326]&lt;=36;21;IF([.P326]&lt;=40;22;24)))))))))))))" office:value-type="float" office:value="18" calcext:value-type="float">
            <text:p>18</text:p>
          </table:table-cell>
          <table:table-cell table:formula="of:=ROUND(([.I326]+[.J326]+[.M326]+[.N326]+[.Q326]+[.R326])/3;0)" office:value-type="float" office:value="17" calcext:value-type="float">
            <text:p>17</text:p>
          </table:table-cell>
          <table:table-cell table:formula="of:=[.F326]*LOG10([.S326]+2)" office:value-type="float" office:value="3.83626080285849" calcext:value-type="float">
            <text:p>3,8362608028584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142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327]=&quot;взв&quot;;11;[.G327]=&quot;накл&quot;;24;[.G327]=&quot;прокл&quot;;25;[.G327]=&quot;пт&quot;;26;[.G327]=90;10;[.G327]=85;10;[.G327]=80;9;[.G327]=75;8;[.G327]=70;8;[.G327]=65;7;[.G327]=60;7;[.G327]=55;6;[.G327]=50;6;[.G327]=45;6;[.G327]=40;5;[.G327]=35;4;[.G327]=30;4;[.G327]=25;3;[.G327]=20;2;[.G327]=15;1;[.G327]=10;1;[.G327]=0;0)" office:value-type="float" office:value="0" calcext:value-type="float">
            <text:p>0</text:p>
          </table:table-cell>
          <table:table-cell table:formula="of:=IF([.H327]&lt;=1;0;IF([.H327]&lt;=10;11;IF([.H327]&lt;=14;12;IF([.H327]&lt;=17;13;IF([.H327]&lt;=20;14;IF([.H327]&lt;=22;15;IF([.H327]&lt;=25;16;IF([.H327]&lt;=27;17;IF([.H327]&lt;=29;18;IF([.H327]&lt;=32;19;IF([.H327]&lt;=34;20;IF([.H327]&lt;=36;21;IF([.H327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327]=&quot;взв&quot;;11;[.K327]=&quot;накл&quot;;24;[.K327]=&quot;прокл&quot;;25;[.K327]=&quot;пт&quot;;26;[.K327]=90;10;[.K327]=85;10;[.K327]=80;9;[.K327]=75;8;[.K327]=70;8;[.K327]=65;7;[.K327]=60;7;[.K327]=55;6;[.K327]=50;6;[.K327]=45;6;[.K327]=40;5;[.K327]=35;4;[.K327]=30;4;[.K327]=25;3;[.K327]=20;2;[.K327]=15;1;[.K327]=10;1;[.K327]=0;0)" office:value-type="float" office:value="0" calcext:value-type="float">
            <text:p>0</text:p>
          </table:table-cell>
          <table:table-cell table:formula="of:=IF([.L327]&lt;=1;0;IF([.L327]&lt;=10;11;IF([.L327]&lt;=14;12;IF([.L327]&lt;=17;13;IF([.L327]&lt;=20;14;IF([.L327]&lt;=22;15;IF([.L327]&lt;=25;16;IF([.L327]&lt;=27;17;IF([.L327]&lt;=29;18;IF([.L327]&lt;=32;19;IF([.L327]&lt;=34;20;IF([.L327]&lt;=36;21;IF([.L327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327]=&quot;взв&quot;;11;[.O327]=&quot;накл&quot;;24;[.O327]=&quot;прокл&quot;;25;[.O327]=&quot;пт&quot;;26;[.O327]=90;10;[.O327]=85;10;[.O327]=80;9;[.O327]=75;8;[.O327]=70;8;[.O327]=65;7;[.O327]=60;7;[.O327]=55;6;[.O327]=50;6;[.O327]=45;6;[.O327]=40;5;[.O327]=35;4;[.O327]=30;4;[.O327]=25;3;[.O327]=20;2;[.O327]=15;1;[.O327]=10;1;[.O327]=0;0)" office:value-type="float" office:value="0" calcext:value-type="float">
            <text:p>0</text:p>
          </table:table-cell>
          <table:table-cell table:formula="of:=IF([.P327]&lt;=1;0;IF([.P327]&lt;=10;11;IF([.P327]&lt;=14;12;IF([.P327]&lt;=17;13;IF([.P327]&lt;=20;14;IF([.P327]&lt;=22;15;IF([.P327]&lt;=25;16;IF([.P327]&lt;=27;17;IF([.P327]&lt;=29;18;IF([.P327]&lt;=32;19;IF([.P327]&lt;=34;20;IF([.P327]&lt;=36;21;IF([.P327]&lt;=40;22;24)))))))))))))" office:value-type="float" office:value="19" calcext:value-type="float">
            <text:p>19</text:p>
          </table:table-cell>
          <table:table-cell table:formula="of:=ROUND(([.I327]+[.J327]+[.M327]+[.N327]+[.Q327]+[.R327])/3;0)" office:value-type="float" office:value="19" calcext:value-type="float">
            <text:p>19</text:p>
          </table:table-cell>
          <table:table-cell table:formula="of:=[.F327]*LOG10([.S327]+2)" office:value-type="float" office:value="3.96665788420176" calcext:value-type="float">
            <text:p>3,9666578842017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178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328]=&quot;взв&quot;;11;[.G328]=&quot;накл&quot;;24;[.G328]=&quot;прокл&quot;;25;[.G328]=&quot;пт&quot;;26;[.G328]=90;10;[.G328]=85;10;[.G328]=80;9;[.G328]=75;8;[.G328]=70;8;[.G328]=65;7;[.G328]=60;7;[.G328]=55;6;[.G328]=50;6;[.G328]=45;6;[.G328]=40;5;[.G328]=35;4;[.G328]=30;4;[.G328]=25;3;[.G328]=20;2;[.G328]=15;1;[.G328]=10;1;[.G328]=0;0)" office:value-type="float" office:value="0" calcext:value-type="float">
            <text:p>0</text:p>
          </table:table-cell>
          <table:table-cell table:formula="of:=IF([.H328]&lt;=1;0;IF([.H328]&lt;=10;11;IF([.H328]&lt;=14;12;IF([.H328]&lt;=17;13;IF([.H328]&lt;=20;14;IF([.H328]&lt;=22;15;IF([.H328]&lt;=25;16;IF([.H328]&lt;=27;17;IF([.H328]&lt;=29;18;IF([.H328]&lt;=32;19;IF([.H328]&lt;=34;20;IF([.H328]&lt;=36;21;IF([.H328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K328]=&quot;взв&quot;;11;[.K328]=&quot;накл&quot;;24;[.K328]=&quot;прокл&quot;;25;[.K328]=&quot;пт&quot;;26;[.K328]=90;10;[.K328]=85;10;[.K328]=80;9;[.K328]=75;8;[.K328]=70;8;[.K328]=65;7;[.K328]=60;7;[.K328]=55;6;[.K328]=50;6;[.K328]=45;6;[.K328]=40;5;[.K328]=35;4;[.K328]=30;4;[.K328]=25;3;[.K328]=20;2;[.K328]=15;1;[.K328]=10;1;[.K328]=0;0)" office:value-type="float" office:value="0" calcext:value-type="float">
            <text:p>0</text:p>
          </table:table-cell>
          <table:table-cell table:formula="of:=IF([.L328]&lt;=1;0;IF([.L328]&lt;=10;11;IF([.L328]&lt;=14;12;IF([.L328]&lt;=17;13;IF([.L328]&lt;=20;14;IF([.L328]&lt;=22;15;IF([.L328]&lt;=25;16;IF([.L328]&lt;=27;17;IF([.L328]&lt;=29;18;IF([.L328]&lt;=32;19;IF([.L328]&lt;=34;20;IF([.L328]&lt;=36;21;IF([.L32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28]=&quot;взв&quot;;11;[.O328]=&quot;накл&quot;;24;[.O328]=&quot;прокл&quot;;25;[.O328]=&quot;пт&quot;;26;[.O328]=90;10;[.O328]=85;10;[.O328]=80;9;[.O328]=75;8;[.O328]=70;8;[.O328]=65;7;[.O328]=60;7;[.O328]=55;6;[.O328]=50;6;[.O328]=45;6;[.O328]=40;5;[.O328]=35;4;[.O328]=30;4;[.O328]=25;3;[.O328]=20;2;[.O328]=15;1;[.O328]=10;1;[.O328]=0;0)" office:value-type="float" office:value="0" calcext:value-type="float">
            <text:p>0</text:p>
          </table:table-cell>
          <table:table-cell table:formula="of:=IF([.P328]&lt;=1;0;IF([.P328]&lt;=10;11;IF([.P328]&lt;=14;12;IF([.P328]&lt;=17;13;IF([.P328]&lt;=20;14;IF([.P328]&lt;=22;15;IF([.P328]&lt;=25;16;IF([.P328]&lt;=27;17;IF([.P328]&lt;=29;18;IF([.P328]&lt;=32;19;IF([.P328]&lt;=34;20;IF([.P328]&lt;=36;21;IF([.P328]&lt;=40;22;24)))))))))))))" office:value-type="float" office:value="0" calcext:value-type="float">
            <text:p>0</text:p>
          </table:table-cell>
          <table:table-cell table:formula="of:=ROUND(([.I328]+[.J328]+[.M328]+[.N328]+[.Q328]+[.R328])/1;0)" office:value-type="float" office:value="22" calcext:value-type="float">
            <text:p>22</text:p>
          </table:table-cell>
          <table:table-cell table:formula="of:=[.F328]*LOG10([.S328]+2)" office:value-type="float" office:value="4.14063372513482" calcext:value-type="float">
            <text:p>4,1406337251348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225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329]=&quot;взв&quot;;11;[.G329]=&quot;накл&quot;;24;[.G329]=&quot;прокл&quot;;25;[.G329]=&quot;пт&quot;;26;[.G329]=90;10;[.G329]=85;10;[.G329]=80;9;[.G329]=75;8;[.G329]=70;8;[.G329]=65;7;[.G329]=60;7;[.G329]=55;6;[.G329]=50;6;[.G329]=45;6;[.G329]=40;5;[.G329]=35;4;[.G329]=30;4;[.G329]=25;3;[.G329]=20;2;[.G329]=15;1;[.G329]=10;1;[.G329]=0;0)" office:value-type="float" office:value="11" calcext:value-type="float">
            <text:p>11</text:p>
          </table:table-cell>
          <table:table-cell table:formula="of:=IF([.H329]&lt;=1;0;IF([.H329]&lt;=10;11;IF([.H329]&lt;=14;12;IF([.H329]&lt;=17;13;IF([.H329]&lt;=20;14;IF([.H329]&lt;=22;15;IF([.H329]&lt;=25;16;IF([.H329]&lt;=27;17;IF([.H329]&lt;=29;18;IF([.H329]&lt;=32;19;IF([.H329]&lt;=34;20;IF([.H329]&lt;=36;21;IF([.H329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329]=&quot;взв&quot;;11;[.K329]=&quot;накл&quot;;24;[.K329]=&quot;прокл&quot;;25;[.K329]=&quot;пт&quot;;26;[.K329]=90;10;[.K329]=85;10;[.K329]=80;9;[.K329]=75;8;[.K329]=70;8;[.K329]=65;7;[.K329]=60;7;[.K329]=55;6;[.K329]=50;6;[.K329]=45;6;[.K329]=40;5;[.K329]=35;4;[.K329]=30;4;[.K329]=25;3;[.K329]=20;2;[.K329]=15;1;[.K329]=10;1;[.K329]=0;0)" office:value-type="float" office:value="11" calcext:value-type="float">
            <text:p>11</text:p>
          </table:table-cell>
          <table:table-cell table:formula="of:=IF([.L329]&lt;=1;0;IF([.L329]&lt;=10;11;IF([.L329]&lt;=14;12;IF([.L329]&lt;=17;13;IF([.L329]&lt;=20;14;IF([.L329]&lt;=22;15;IF([.L329]&lt;=25;16;IF([.L329]&lt;=27;17;IF([.L329]&lt;=29;18;IF([.L329]&lt;=32;19;IF([.L329]&lt;=34;20;IF([.L329]&lt;=36;21;IF([.L32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29]=&quot;взв&quot;;11;[.O329]=&quot;накл&quot;;24;[.O329]=&quot;прокл&quot;;25;[.O329]=&quot;пт&quot;;26;[.O329]=90;10;[.O329]=85;10;[.O329]=80;9;[.O329]=75;8;[.O329]=70;8;[.O329]=65;7;[.O329]=60;7;[.O329]=55;6;[.O329]=50;6;[.O329]=45;6;[.O329]=40;5;[.O329]=35;4;[.O329]=30;4;[.O329]=25;3;[.O329]=20;2;[.O329]=15;1;[.O329]=10;1;[.O329]=0;0)" office:value-type="float" office:value="10" calcext:value-type="float">
            <text:p>10</text:p>
          </table:table-cell>
          <table:table-cell table:formula="of:=IF([.P329]&lt;=1;0;IF([.P329]&lt;=10;11;IF([.P329]&lt;=14;12;IF([.P329]&lt;=17;13;IF([.P329]&lt;=20;14;IF([.P329]&lt;=22;15;IF([.P329]&lt;=25;16;IF([.P329]&lt;=27;17;IF([.P329]&lt;=29;18;IF([.P329]&lt;=32;19;IF([.P329]&lt;=34;20;IF([.P329]&lt;=36;21;IF([.P329]&lt;=40;22;24)))))))))))))" office:value-type="float" office:value="0" calcext:value-type="float">
            <text:p>0</text:p>
          </table:table-cell>
          <table:table-cell table:formula="of:=ROUND(([.I329]+[.J329]+[.M329]+[.N329]+[.Q329]+[.R329])/3;0)" office:value-type="float" office:value="11" calcext:value-type="float">
            <text:p>11</text:p>
          </table:table-cell>
          <table:table-cell table:formula="of:=[.F329]*LOG10([.S329]+2)" office:value-type="float" office:value="3.34183005692051" calcext:value-type="float">
            <text:p>3,3418300569205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259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30]=&quot;взв&quot;;11;[.G330]=&quot;накл&quot;;24;[.G330]=&quot;прокл&quot;;25;[.G330]=&quot;пт&quot;;26;[.G330]=90;10;[.G330]=85;10;[.G330]=80;9;[.G330]=75;8;[.G330]=70;8;[.G330]=65;7;[.G330]=60;7;[.G330]=55;6;[.G330]=50;6;[.G330]=45;6;[.G330]=40;5;[.G330]=35;4;[.G330]=30;4;[.G330]=25;3;[.G330]=20;2;[.G330]=15;1;[.G330]=10;1;[.G330]=0;0)" office:value-type="float" office:value="10" calcext:value-type="float">
            <text:p>10</text:p>
          </table:table-cell>
          <table:table-cell table:formula="of:=IF([.H330]&lt;=1;0;IF([.H330]&lt;=10;11;IF([.H330]&lt;=14;12;IF([.H330]&lt;=17;13;IF([.H330]&lt;=20;14;IF([.H330]&lt;=22;15;IF([.H330]&lt;=25;16;IF([.H330]&lt;=27;17;IF([.H330]&lt;=29;18;IF([.H330]&lt;=32;19;IF([.H330]&lt;=34;20;IF([.H330]&lt;=36;21;IF([.H33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30]=&quot;взв&quot;;11;[.K330]=&quot;накл&quot;;24;[.K330]=&quot;прокл&quot;;25;[.K330]=&quot;пт&quot;;26;[.K330]=90;10;[.K330]=85;10;[.K330]=80;9;[.K330]=75;8;[.K330]=70;8;[.K330]=65;7;[.K330]=60;7;[.K330]=55;6;[.K330]=50;6;[.K330]=45;6;[.K330]=40;5;[.K330]=35;4;[.K330]=30;4;[.K330]=25;3;[.K330]=20;2;[.K330]=15;1;[.K330]=10;1;[.K330]=0;0)" office:value-type="float" office:value="10" calcext:value-type="float">
            <text:p>10</text:p>
          </table:table-cell>
          <table:table-cell table:formula="of:=IF([.L330]&lt;=1;0;IF([.L330]&lt;=10;11;IF([.L330]&lt;=14;12;IF([.L330]&lt;=17;13;IF([.L330]&lt;=20;14;IF([.L330]&lt;=22;15;IF([.L330]&lt;=25;16;IF([.L330]&lt;=27;17;IF([.L330]&lt;=29;18;IF([.L330]&lt;=32;19;IF([.L330]&lt;=34;20;IF([.L330]&lt;=36;21;IF([.L33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30]=&quot;взв&quot;;11;[.O330]=&quot;накл&quot;;24;[.O330]=&quot;прокл&quot;;25;[.O330]=&quot;пт&quot;;26;[.O330]=90;10;[.O330]=85;10;[.O330]=80;9;[.O330]=75;8;[.O330]=70;8;[.O330]=65;7;[.O330]=60;7;[.O330]=55;6;[.O330]=50;6;[.O330]=45;6;[.O330]=40;5;[.O330]=35;4;[.O330]=30;4;[.O330]=25;3;[.O330]=20;2;[.O330]=15;1;[.O330]=10;1;[.O330]=0;0)" office:value-type="float" office:value="10" calcext:value-type="float">
            <text:p>10</text:p>
          </table:table-cell>
          <table:table-cell table:formula="of:=IF([.P330]&lt;=1;0;IF([.P330]&lt;=10;11;IF([.P330]&lt;=14;12;IF([.P330]&lt;=17;13;IF([.P330]&lt;=20;14;IF([.P330]&lt;=22;15;IF([.P330]&lt;=25;16;IF([.P330]&lt;=27;17;IF([.P330]&lt;=29;18;IF([.P330]&lt;=32;19;IF([.P330]&lt;=34;20;IF([.P330]&lt;=36;21;IF([.P330]&lt;=40;22;24)))))))))))))" office:value-type="float" office:value="0" calcext:value-type="float">
            <text:p>0</text:p>
          </table:table-cell>
          <table:table-cell table:formula="of:=ROUND(([.I330]+[.J330]+[.M330]+[.N330]+[.Q330]+[.R330])/3;0)" office:value-type="float" office:value="10" calcext:value-type="float">
            <text:p>10</text:p>
          </table:table-cell>
          <table:table-cell table:formula="of:=[.F330]*LOG10([.S330]+2)" office:value-type="float" office:value="3.23754373814287" calcext:value-type="float">
            <text:p>3,2375437381428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261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G331]=&quot;взв&quot;;11;[.G331]=&quot;накл&quot;;24;[.G331]=&quot;прокл&quot;;25;[.G331]=&quot;пт&quot;;26;[.G331]=90;10;[.G331]=85;10;[.G331]=80;9;[.G331]=75;8;[.G331]=70;8;[.G331]=65;7;[.G331]=60;7;[.G331]=55;6;[.G331]=50;6;[.G331]=45;6;[.G331]=40;5;[.G331]=35;4;[.G331]=30;4;[.G331]=25;3;[.G331]=20;2;[.G331]=15;1;[.G331]=10;1;[.G331]=0;0)" office:value-type="float" office:value="0" calcext:value-type="float">
            <text:p>0</text:p>
          </table:table-cell>
          <table:table-cell table:formula="of:=IF([.H331]&lt;=1;0;IF([.H331]&lt;=10;11;IF([.H331]&lt;=14;12;IF([.H331]&lt;=17;13;IF([.H331]&lt;=20;14;IF([.H331]&lt;=22;15;IF([.H331]&lt;=25;16;IF([.H331]&lt;=27;17;IF([.H331]&lt;=29;18;IF([.H331]&lt;=32;19;IF([.H331]&lt;=34;20;IF([.H331]&lt;=36;21;IF([.H331]&lt;=40;22;24)))))))))))))" office:value-type="float" office:value="14" calcext:value-type="float">
            <text:p>1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K331]=&quot;взв&quot;;11;[.K331]=&quot;накл&quot;;24;[.K331]=&quot;прокл&quot;;25;[.K331]=&quot;пт&quot;;26;[.K331]=90;10;[.K331]=85;10;[.K331]=80;9;[.K331]=75;8;[.K331]=70;8;[.K331]=65;7;[.K331]=60;7;[.K331]=55;6;[.K331]=50;6;[.K331]=45;6;[.K331]=40;5;[.K331]=35;4;[.K331]=30;4;[.K331]=25;3;[.K331]=20;2;[.K331]=15;1;[.K331]=10;1;[.K331]=0;0)" office:value-type="float" office:value="0" calcext:value-type="float">
            <text:p>0</text:p>
          </table:table-cell>
          <table:table-cell table:formula="of:=IF([.L331]&lt;=1;0;IF([.L331]&lt;=10;11;IF([.L331]&lt;=14;12;IF([.L331]&lt;=17;13;IF([.L331]&lt;=20;14;IF([.L331]&lt;=22;15;IF([.L331]&lt;=25;16;IF([.L331]&lt;=27;17;IF([.L331]&lt;=29;18;IF([.L331]&lt;=32;19;IF([.L331]&lt;=34;20;IF([.L331]&lt;=36;21;IF([.L331]&lt;=40;22;24)))))))))))))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O331]=&quot;взв&quot;;11;[.O331]=&quot;накл&quot;;24;[.O331]=&quot;прокл&quot;;25;[.O331]=&quot;пт&quot;;26;[.O331]=90;10;[.O331]=85;10;[.O331]=80;9;[.O331]=75;8;[.O331]=70;8;[.O331]=65;7;[.O331]=60;7;[.O331]=55;6;[.O331]=50;6;[.O331]=45;6;[.O331]=40;5;[.O331]=35;4;[.O331]=30;4;[.O331]=25;3;[.O331]=20;2;[.O331]=15;1;[.O331]=10;1;[.O331]=0;0)" office:value-type="float" office:value="0" calcext:value-type="float">
            <text:p>0</text:p>
          </table:table-cell>
          <table:table-cell table:formula="of:=IF([.P331]&lt;=1;0;IF([.P331]&lt;=10;11;IF([.P331]&lt;=14;12;IF([.P331]&lt;=17;13;IF([.P331]&lt;=20;14;IF([.P331]&lt;=22;15;IF([.P331]&lt;=25;16;IF([.P331]&lt;=27;17;IF([.P331]&lt;=29;18;IF([.P331]&lt;=32;19;IF([.P331]&lt;=34;20;IF([.P331]&lt;=36;21;IF([.P331]&lt;=40;22;24)))))))))))))" office:value-type="float" office:value="16" calcext:value-type="float">
            <text:p>16</text:p>
          </table:table-cell>
          <table:table-cell table:formula="of:=ROUND(([.I331]+[.J331]+[.M331]+[.N331]+[.Q331]+[.R331])/3;0)" office:value-type="float" office:value="15" calcext:value-type="float">
            <text:p>15</text:p>
          </table:table-cell>
          <table:table-cell table:formula="of:=[.F331]*LOG10([.S331]+2)" office:value-type="float" office:value="3.69134676413482" calcext:value-type="float">
            <text:p>3,6913467641348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262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332]=&quot;взв&quot;;11;[.G332]=&quot;накл&quot;;24;[.G332]=&quot;прокл&quot;;25;[.G332]=&quot;пт&quot;;26;[.G332]=90;10;[.G332]=85;10;[.G332]=80;9;[.G332]=75;8;[.G332]=70;8;[.G332]=65;7;[.G332]=60;7;[.G332]=55;6;[.G332]=50;6;[.G332]=45;6;[.G332]=40;5;[.G332]=35;4;[.G332]=30;4;[.G332]=25;3;[.G332]=20;2;[.G332]=15;1;[.G332]=10;1;[.G332]=0;0)" office:value-type="float" office:value="0" calcext:value-type="float">
            <text:p>0</text:p>
          </table:table-cell>
          <table:table-cell table:formula="of:=IF([.H332]&lt;=1;0;IF([.H332]&lt;=10;11;IF([.H332]&lt;=14;12;IF([.H332]&lt;=17;13;IF([.H332]&lt;=20;14;IF([.H332]&lt;=22;15;IF([.H332]&lt;=25;16;IF([.H332]&lt;=27;17;IF([.H332]&lt;=29;18;IF([.H332]&lt;=32;19;IF([.H332]&lt;=34;20;IF([.H332]&lt;=36;21;IF([.H332]&lt;=40;22;24)))))))))))))"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332]=&quot;взв&quot;;11;[.K332]=&quot;накл&quot;;24;[.K332]=&quot;прокл&quot;;25;[.K332]=&quot;пт&quot;;26;[.K332]=90;10;[.K332]=85;10;[.K332]=80;9;[.K332]=75;8;[.K332]=70;8;[.K332]=65;7;[.K332]=60;7;[.K332]=55;6;[.K332]=50;6;[.K332]=45;6;[.K332]=40;5;[.K332]=35;4;[.K332]=30;4;[.K332]=25;3;[.K332]=20;2;[.K332]=15;1;[.K332]=10;1;[.K332]=0;0)" office:value-type="float" office:value="0" calcext:value-type="float">
            <text:p>0</text:p>
          </table:table-cell>
          <table:table-cell table:formula="of:=IF([.L332]&lt;=1;0;IF([.L332]&lt;=10;11;IF([.L332]&lt;=14;12;IF([.L332]&lt;=17;13;IF([.L332]&lt;=20;14;IF([.L332]&lt;=22;15;IF([.L332]&lt;=25;16;IF([.L332]&lt;=27;17;IF([.L332]&lt;=29;18;IF([.L332]&lt;=32;19;IF([.L332]&lt;=34;20;IF([.L332]&lt;=36;21;IF([.L332]&lt;=40;22;24)))))))))))))"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332]=&quot;взв&quot;;11;[.O332]=&quot;накл&quot;;24;[.O332]=&quot;прокл&quot;;25;[.O332]=&quot;пт&quot;;26;[.O332]=90;10;[.O332]=85;10;[.O332]=80;9;[.O332]=75;8;[.O332]=70;8;[.O332]=65;7;[.O332]=60;7;[.O332]=55;6;[.O332]=50;6;[.O332]=45;6;[.O332]=40;5;[.O332]=35;4;[.O332]=30;4;[.O332]=25;3;[.O332]=20;2;[.O332]=15;1;[.O332]=10;1;[.O332]=0;0)" office:value-type="float" office:value="0" calcext:value-type="float">
            <text:p>0</text:p>
          </table:table-cell>
          <table:table-cell table:formula="of:=IF([.P332]&lt;=1;0;IF([.P332]&lt;=10;11;IF([.P332]&lt;=14;12;IF([.P332]&lt;=17;13;IF([.P332]&lt;=20;14;IF([.P332]&lt;=22;15;IF([.P332]&lt;=25;16;IF([.P332]&lt;=27;17;IF([.P332]&lt;=29;18;IF([.P332]&lt;=32;19;IF([.P332]&lt;=34;20;IF([.P332]&lt;=36;21;IF([.P332]&lt;=40;22;24)))))))))))))" office:value-type="float" office:value="18" calcext:value-type="float">
            <text:p>18</text:p>
          </table:table-cell>
          <table:table-cell table:formula="of:=ROUND(([.I332]+[.J332]+[.M332]+[.N332]+[.Q332]+[.R332])/3;0)" office:value-type="float" office:value="17" calcext:value-type="float">
            <text:p>17</text:p>
          </table:table-cell>
          <table:table-cell table:formula="of:=[.F332]*LOG10([.S332]+2)" office:value-type="float" office:value="3.83626080285849" calcext:value-type="float">
            <text:p>3,8362608028584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928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COM.MICROSOFT.IFS([.G333]=&quot;взв&quot;;11;[.G333]=&quot;накл&quot;;24;[.G333]=&quot;прокл&quot;;25;[.G333]=&quot;пт&quot;;26;[.G333]=90;10;[.G333]=85;10;[.G333]=80;9;[.G333]=75;8;[.G333]=70;8;[.G333]=65;7;[.G333]=60;7;[.G333]=55;6;[.G333]=50;6;[.G333]=45;6;[.G333]=40;5;[.G333]=35;4;[.G333]=30;4;[.G333]=25;3;[.G333]=20;2;[.G333]=15;1;[.G333]=10;1;[.G333]=0;0)" office:value-type="float" office:value="0" calcext:value-type="float">
            <text:p>0</text:p>
          </table:table-cell>
          <table:table-cell table:formula="of:=IF([.H333]&lt;=1;0;IF([.H333]&lt;=10;11;IF([.H333]&lt;=14;12;IF([.H333]&lt;=17;13;IF([.H333]&lt;=20;14;IF([.H333]&lt;=22;15;IF([.H333]&lt;=25;16;IF([.H333]&lt;=27;17;IF([.H333]&lt;=29;18;IF([.H333]&lt;=32;19;IF([.H333]&lt;=34;20;IF([.H333]&lt;=36;21;IF([.H333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333]=&quot;взв&quot;;11;[.K333]=&quot;накл&quot;;24;[.K333]=&quot;прокл&quot;;25;[.K333]=&quot;пт&quot;;26;[.K333]=90;10;[.K333]=85;10;[.K333]=80;9;[.K333]=75;8;[.K333]=70;8;[.K333]=65;7;[.K333]=60;7;[.K333]=55;6;[.K333]=50;6;[.K333]=45;6;[.K333]=40;5;[.K333]=35;4;[.K333]=30;4;[.K333]=25;3;[.K333]=20;2;[.K333]=15;1;[.K333]=10;1;[.K333]=0;0)" office:value-type="float" office:value="24" calcext:value-type="float">
            <text:p>24</text:p>
          </table:table-cell>
          <table:table-cell table:formula="of:=IF([.L333]&lt;=1;0;IF([.L333]&lt;=10;11;IF([.L333]&lt;=14;12;IF([.L333]&lt;=17;13;IF([.L333]&lt;=20;14;IF([.L333]&lt;=22;15;IF([.L333]&lt;=25;16;IF([.L333]&lt;=27;17;IF([.L333]&lt;=29;18;IF([.L333]&lt;=32;19;IF([.L333]&lt;=34;20;IF([.L333]&lt;=36;21;IF([.L333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33]=&quot;взв&quot;;11;[.O333]=&quot;накл&quot;;24;[.O333]=&quot;прокл&quot;;25;[.O333]=&quot;пт&quot;;26;[.O333]=90;10;[.O333]=85;10;[.O333]=80;9;[.O333]=75;8;[.O333]=70;8;[.O333]=65;7;[.O333]=60;7;[.O333]=55;6;[.O333]=50;6;[.O333]=45;6;[.O333]=40;5;[.O333]=35;4;[.O333]=30;4;[.O333]=25;3;[.O333]=20;2;[.O333]=15;1;[.O333]=10;1;[.O333]=0;0)" office:value-type="float" office:value="0" calcext:value-type="float">
            <text:p>0</text:p>
          </table:table-cell>
          <table:table-cell table:formula="of:=IF([.P333]&lt;=1;0;IF([.P333]&lt;=10;11;IF([.P333]&lt;=14;12;IF([.P333]&lt;=17;13;IF([.P333]&lt;=20;14;IF([.P333]&lt;=22;15;IF([.P333]&lt;=25;16;IF([.P333]&lt;=27;17;IF([.P333]&lt;=29;18;IF([.P333]&lt;=32;19;IF([.P333]&lt;=34;20;IF([.P333]&lt;=36;21;IF([.P333]&lt;=40;22;24)))))))))))))" office:value-type="float" office:value="0" calcext:value-type="float">
            <text:p>0</text:p>
          </table:table-cell>
          <table:table-cell table:formula="of:=ROUND(([.I333]+[.J333]+[.M333]+[.N333]+[.Q333]+[.R333])/1;0)" office:value-type="float" office:value="24" calcext:value-type="float">
            <text:p>24</text:p>
          </table:table-cell>
          <table:table-cell table:formula="of:=[.F333]*LOG10([.S333]+2)" office:value-type="float" office:value="5.65989339188327" calcext:value-type="float">
            <text:p>5,6598933918832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935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COM.MICROSOFT.IFS([.G334]=&quot;взв&quot;;11;[.G334]=&quot;накл&quot;;24;[.G334]=&quot;прокл&quot;;25;[.G334]=&quot;пт&quot;;26;[.G334]=90;10;[.G334]=85;10;[.G334]=80;9;[.G334]=75;8;[.G334]=70;8;[.G334]=65;7;[.G334]=60;7;[.G334]=55;6;[.G334]=50;6;[.G334]=45;6;[.G334]=40;5;[.G334]=35;4;[.G334]=30;4;[.G334]=25;3;[.G334]=20;2;[.G334]=15;1;[.G334]=10;1;[.G334]=0;0)" office:value-type="float" office:value="0" calcext:value-type="float">
            <text:p>0</text:p>
          </table:table-cell>
          <table:table-cell table:formula="of:=IF([.H334]&lt;=1;0;IF([.H334]&lt;=10;11;IF([.H334]&lt;=14;12;IF([.H334]&lt;=17;13;IF([.H334]&lt;=20;14;IF([.H334]&lt;=22;15;IF([.H334]&lt;=25;16;IF([.H334]&lt;=27;17;IF([.H334]&lt;=29;18;IF([.H334]&lt;=32;19;IF([.H334]&lt;=34;20;IF([.H334]&lt;=36;21;IF([.H334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34]=&quot;взв&quot;;11;[.K334]=&quot;накл&quot;;24;[.K334]=&quot;прокл&quot;;25;[.K334]=&quot;пт&quot;;26;[.K334]=90;10;[.K334]=85;10;[.K334]=80;9;[.K334]=75;8;[.K334]=70;8;[.K334]=65;7;[.K334]=60;7;[.K334]=55;6;[.K334]=50;6;[.K334]=45;6;[.K334]=40;5;[.K334]=35;4;[.K334]=30;4;[.K334]=25;3;[.K334]=20;2;[.K334]=15;1;[.K334]=10;1;[.K334]=0;0)" office:value-type="float" office:value="0" calcext:value-type="float">
            <text:p>0</text:p>
          </table:table-cell>
          <table:table-cell table:formula="of:=IF([.L334]&lt;=1;0;IF([.L334]&lt;=10;11;IF([.L334]&lt;=14;12;IF([.L334]&lt;=17;13;IF([.L334]&lt;=20;14;IF([.L334]&lt;=22;15;IF([.L334]&lt;=25;16;IF([.L334]&lt;=27;17;IF([.L334]&lt;=29;18;IF([.L334]&lt;=32;19;IF([.L334]&lt;=34;20;IF([.L334]&lt;=36;21;IF([.L334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34]=&quot;взв&quot;;11;[.O334]=&quot;накл&quot;;24;[.O334]=&quot;прокл&quot;;25;[.O334]=&quot;пт&quot;;26;[.O334]=90;10;[.O334]=85;10;[.O334]=80;9;[.O334]=75;8;[.O334]=70;8;[.O334]=65;7;[.O334]=60;7;[.O334]=55;6;[.O334]=50;6;[.O334]=45;6;[.O334]=40;5;[.O334]=35;4;[.O334]=30;4;[.O334]=25;3;[.O334]=20;2;[.O334]=15;1;[.O334]=10;1;[.O334]=0;0)" office:value-type="float" office:value="0" calcext:value-type="float">
            <text:p>0</text:p>
          </table:table-cell>
          <table:table-cell table:formula="of:=IF([.P334]&lt;=1;0;IF([.P334]&lt;=10;11;IF([.P334]&lt;=14;12;IF([.P334]&lt;=17;13;IF([.P334]&lt;=20;14;IF([.P334]&lt;=22;15;IF([.P334]&lt;=25;16;IF([.P334]&lt;=27;17;IF([.P334]&lt;=29;18;IF([.P334]&lt;=32;19;IF([.P334]&lt;=34;20;IF([.P334]&lt;=36;21;IF([.P334]&lt;=40;22;24)))))))))))))" office:value-type="float" office:value="0" calcext:value-type="float">
            <text:p>0</text:p>
          </table:table-cell>
          <table:table-cell table:formula="of:=ROUND(([.I334]+[.J334]+[.M334]+[.N334]+[.Q334]+[.R334])/3;0)" office:value-type="float" office:value="0" calcext:value-type="float">
            <text:p>0</text:p>
          </table:table-cell>
          <table:table-cell table:formula="of:=[.F334]*LOG10([.S334]+2)" office:value-type="float" office:value="1.20411998265592" calcext:value-type="float">
            <text:p>1,2041199826559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091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M.MICROSOFT.IFS([.G335]=&quot;взв&quot;;11;[.G335]=&quot;накл&quot;;24;[.G335]=&quot;прокл&quot;;25;[.G335]=&quot;пт&quot;;26;[.G335]=90;10;[.G335]=85;10;[.G335]=80;9;[.G335]=75;8;[.G335]=70;8;[.G335]=65;7;[.G335]=60;7;[.G335]=55;6;[.G335]=50;6;[.G335]=45;6;[.G335]=40;5;[.G335]=35;4;[.G335]=30;4;[.G335]=25;3;[.G335]=20;2;[.G335]=15;1;[.G335]=10;1;[.G335]=0;0)" office:value-type="float" office:value="0" calcext:value-type="float">
            <text:p>0</text:p>
          </table:table-cell>
          <table:table-cell table:formula="of:=IF([.H335]&lt;=1;0;IF([.H335]&lt;=10;11;IF([.H335]&lt;=14;12;IF([.H335]&lt;=17;13;IF([.H335]&lt;=20;14;IF([.H335]&lt;=22;15;IF([.H335]&lt;=25;16;IF([.H335]&lt;=27;17;IF([.H335]&lt;=29;18;IF([.H335]&lt;=32;19;IF([.H335]&lt;=34;20;IF([.H335]&lt;=36;21;IF([.H335]&lt;=40;22;24)))))))))))))"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35]=&quot;взв&quot;;11;[.K335]=&quot;накл&quot;;24;[.K335]=&quot;прокл&quot;;25;[.K335]=&quot;пт&quot;;26;[.K335]=90;10;[.K335]=85;10;[.K335]=80;9;[.K335]=75;8;[.K335]=70;8;[.K335]=65;7;[.K335]=60;7;[.K335]=55;6;[.K335]=50;6;[.K335]=45;6;[.K335]=40;5;[.K335]=35;4;[.K335]=30;4;[.K335]=25;3;[.K335]=20;2;[.K335]=15;1;[.K335]=10;1;[.K335]=0;0)" office:value-type="float" office:value="10" calcext:value-type="float">
            <text:p>10</text:p>
          </table:table-cell>
          <table:table-cell table:formula="of:=IF([.L335]&lt;=1;0;IF([.L335]&lt;=10;11;IF([.L335]&lt;=14;12;IF([.L335]&lt;=17;13;IF([.L335]&lt;=20;14;IF([.L335]&lt;=22;15;IF([.L335]&lt;=25;16;IF([.L335]&lt;=27;17;IF([.L335]&lt;=29;18;IF([.L335]&lt;=32;19;IF([.L335]&lt;=34;20;IF([.L335]&lt;=36;21;IF([.L335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335]=&quot;взв&quot;;11;[.O335]=&quot;накл&quot;;24;[.O335]=&quot;прокл&quot;;25;[.O335]=&quot;пт&quot;;26;[.O335]=90;10;[.O335]=85;10;[.O335]=80;9;[.O335]=75;8;[.O335]=70;8;[.O335]=65;7;[.O335]=60;7;[.O335]=55;6;[.O335]=50;6;[.O335]=45;6;[.O335]=40;5;[.O335]=35;4;[.O335]=30;4;[.O335]=25;3;[.O335]=20;2;[.O335]=15;1;[.O335]=10;1;[.O335]=0;0)" office:value-type="float" office:value="11" calcext:value-type="float">
            <text:p>11</text:p>
          </table:table-cell>
          <table:table-cell table:formula="of:=IF([.P335]&lt;=1;0;IF([.P335]&lt;=10;11;IF([.P335]&lt;=14;12;IF([.P335]&lt;=17;13;IF([.P335]&lt;=20;14;IF([.P335]&lt;=22;15;IF([.P335]&lt;=25;16;IF([.P335]&lt;=27;17;IF([.P335]&lt;=29;18;IF([.P335]&lt;=32;19;IF([.P335]&lt;=34;20;IF([.P335]&lt;=36;21;IF([.P335]&lt;=40;22;24)))))))))))))" office:value-type="float" office:value="0" calcext:value-type="float">
            <text:p>0</text:p>
          </table:table-cell>
          <table:table-cell table:formula="of:=ROUND(([.I335]+[.J335]+[.M335]+[.N335]+[.Q335]+[.R335])/3;0)" office:value-type="float" office:value="11" calcext:value-type="float">
            <text:p>11</text:p>
          </table:table-cell>
          <table:table-cell table:formula="of:=[.F335]*LOG10([.S335]+2)" office:value-type="float" office:value="4.45577340922735" calcext:value-type="float">
            <text:p>4,4557734092273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146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336]=&quot;взв&quot;;11;[.G336]=&quot;накл&quot;;24;[.G336]=&quot;прокл&quot;;25;[.G336]=&quot;пт&quot;;26;[.G336]=90;10;[.G336]=85;10;[.G336]=80;9;[.G336]=75;8;[.G336]=70;8;[.G336]=65;7;[.G336]=60;7;[.G336]=55;6;[.G336]=50;6;[.G336]=45;6;[.G336]=40;5;[.G336]=35;4;[.G336]=30;4;[.G336]=25;3;[.G336]=20;2;[.G336]=15;1;[.G336]=10;1;[.G336]=0;0)" office:value-type="float" office:value="0" calcext:value-type="float">
            <text:p>0</text:p>
          </table:table-cell>
          <table:table-cell table:formula="of:=IF([.H336]&lt;=1;0;IF([.H336]&lt;=10;11;IF([.H336]&lt;=14;12;IF([.H336]&lt;=17;13;IF([.H336]&lt;=20;14;IF([.H336]&lt;=22;15;IF([.H336]&lt;=25;16;IF([.H336]&lt;=27;17;IF([.H336]&lt;=29;18;IF([.H336]&lt;=32;19;IF([.H336]&lt;=34;20;IF([.H336]&lt;=36;21;IF([.H336]&lt;=40;22;24)))))))))))))" office:value-type="float" office:value="16" calcext:value-type="float">
            <text:p>16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336]=&quot;взв&quot;;11;[.K336]=&quot;накл&quot;;24;[.K336]=&quot;прокл&quot;;25;[.K336]=&quot;пт&quot;;26;[.K336]=90;10;[.K336]=85;10;[.K336]=80;9;[.K336]=75;8;[.K336]=70;8;[.K336]=65;7;[.K336]=60;7;[.K336]=55;6;[.K336]=50;6;[.K336]=45;6;[.K336]=40;5;[.K336]=35;4;[.K336]=30;4;[.K336]=25;3;[.K336]=20;2;[.K336]=15;1;[.K336]=10;1;[.K336]=0;0)" office:value-type="float" office:value="11" calcext:value-type="float">
            <text:p>11</text:p>
          </table:table-cell>
          <table:table-cell table:formula="of:=IF([.L336]&lt;=1;0;IF([.L336]&lt;=10;11;IF([.L336]&lt;=14;12;IF([.L336]&lt;=17;13;IF([.L336]&lt;=20;14;IF([.L336]&lt;=22;15;IF([.L336]&lt;=25;16;IF([.L336]&lt;=27;17;IF([.L336]&lt;=29;18;IF([.L336]&lt;=32;19;IF([.L336]&lt;=34;20;IF([.L336]&lt;=36;21;IF([.L33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36]=&quot;взв&quot;;11;[.O336]=&quot;накл&quot;;24;[.O336]=&quot;прокл&quot;;25;[.O336]=&quot;пт&quot;;26;[.O336]=90;10;[.O336]=85;10;[.O336]=80;9;[.O336]=75;8;[.O336]=70;8;[.O336]=65;7;[.O336]=60;7;[.O336]=55;6;[.O336]=50;6;[.O336]=45;6;[.O336]=40;5;[.O336]=35;4;[.O336]=30;4;[.O336]=25;3;[.O336]=20;2;[.O336]=15;1;[.O336]=10;1;[.O336]=0;0)" office:value-type="float" office:value="0" calcext:value-type="float">
            <text:p>0</text:p>
          </table:table-cell>
          <table:table-cell table:formula="of:=IF([.P336]&lt;=1;0;IF([.P336]&lt;=10;11;IF([.P336]&lt;=14;12;IF([.P336]&lt;=17;13;IF([.P336]&lt;=20;14;IF([.P336]&lt;=22;15;IF([.P336]&lt;=25;16;IF([.P336]&lt;=27;17;IF([.P336]&lt;=29;18;IF([.P336]&lt;=32;19;IF([.P336]&lt;=34;20;IF([.P336]&lt;=36;21;IF([.P336]&lt;=40;22;24)))))))))))))" office:value-type="float" office:value="0" calcext:value-type="float">
            <text:p>0</text:p>
          </table:table-cell>
          <table:table-cell table:formula="of:=ROUND(([.I336]+[.J336]+[.M336]+[.N336]+[.Q336]+[.R336])/2;0)" office:value-type="float" office:value="14" calcext:value-type="float">
            <text:p>14</text:p>
          </table:table-cell>
          <table:table-cell table:formula="of:=[.F336]*LOG10([.S336]+2)" office:value-type="float" office:value="4.8164799306237" calcext:value-type="float">
            <text:p>4,816479930623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220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337]=&quot;взв&quot;;11;[.G337]=&quot;накл&quot;;24;[.G337]=&quot;прокл&quot;;25;[.G337]=&quot;пт&quot;;26;[.G337]=90;10;[.G337]=85;10;[.G337]=80;9;[.G337]=75;8;[.G337]=70;8;[.G337]=65;7;[.G337]=60;7;[.G337]=55;6;[.G337]=50;6;[.G337]=45;6;[.G337]=40;5;[.G337]=35;4;[.G337]=30;4;[.G337]=25;3;[.G337]=20;2;[.G337]=15;1;[.G337]=10;1;[.G337]=0;0)" office:value-type="float" office:value="11" calcext:value-type="float">
            <text:p>11</text:p>
          </table:table-cell>
          <table:table-cell table:formula="of:=IF([.H337]&lt;=1;0;IF([.H337]&lt;=10;11;IF([.H337]&lt;=14;12;IF([.H337]&lt;=17;13;IF([.H337]&lt;=20;14;IF([.H337]&lt;=22;15;IF([.H337]&lt;=25;16;IF([.H337]&lt;=27;17;IF([.H337]&lt;=29;18;IF([.H337]&lt;=32;19;IF([.H337]&lt;=34;20;IF([.H337]&lt;=36;21;IF([.H337]&lt;=40;22;24))))))))))))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K337]=&quot;взв&quot;;11;[.K337]=&quot;накл&quot;;24;[.K337]=&quot;прокл&quot;;25;[.K337]=&quot;пт&quot;;26;[.K337]=90;10;[.K337]=85;10;[.K337]=80;9;[.K337]=75;8;[.K337]=70;8;[.K337]=65;7;[.K337]=60;7;[.K337]=55;6;[.K337]=50;6;[.K337]=45;6;[.K337]=40;5;[.K337]=35;4;[.K337]=30;4;[.K337]=25;3;[.K337]=20;2;[.K337]=15;1;[.K337]=10;1;[.K337]=0;0)" office:value-type="float" office:value="0" calcext:value-type="float">
            <text:p>0</text:p>
          </table:table-cell>
          <table:table-cell table:formula="of:=IF([.L337]&lt;=1;0;IF([.L337]&lt;=10;11;IF([.L337]&lt;=14;12;IF([.L337]&lt;=17;13;IF([.L337]&lt;=20;14;IF([.L337]&lt;=22;15;IF([.L337]&lt;=25;16;IF([.L337]&lt;=27;17;IF([.L337]&lt;=29;18;IF([.L337]&lt;=32;19;IF([.L337]&lt;=34;20;IF([.L337]&lt;=36;21;IF([.L337]&lt;=40;22;24)))))))))))))" office:value-type="float" office:value="14" calcext:value-type="float">
            <text:p>14</text:p>
          </table:table-cell>
          <table:table-cell table:number-columns-repeated="2"/>
          <table:table-cell table:formula="of:=COM.MICROSOFT.IFS([.O337]=&quot;взв&quot;;11;[.O337]=&quot;накл&quot;;24;[.O337]=&quot;прокл&quot;;25;[.O337]=&quot;пт&quot;;26;[.O337]=90;10;[.O337]=85;10;[.O337]=80;9;[.O337]=75;8;[.O337]=70;8;[.O337]=65;7;[.O337]=60;7;[.O337]=55;6;[.O337]=50;6;[.O337]=45;6;[.O337]=40;5;[.O337]=35;4;[.O337]=30;4;[.O337]=25;3;[.O337]=20;2;[.O337]=15;1;[.O337]=10;1;[.O337]=0;0)" office:value-type="float" office:value="0" calcext:value-type="float">
            <text:p>0</text:p>
          </table:table-cell>
          <table:table-cell table:formula="of:=IF([.P337]&lt;=1;0;IF([.P337]&lt;=10;11;IF([.P337]&lt;=14;12;IF([.P337]&lt;=17;13;IF([.P337]&lt;=20;14;IF([.P337]&lt;=22;15;IF([.P337]&lt;=25;16;IF([.P337]&lt;=27;17;IF([.P337]&lt;=29;18;IF([.P337]&lt;=32;19;IF([.P337]&lt;=34;20;IF([.P337]&lt;=36;21;IF([.P337]&lt;=40;22;24)))))))))))))" office:value-type="float" office:value="0" calcext:value-type="float">
            <text:p>0</text:p>
          </table:table-cell>
          <table:table-cell table:formula="of:=ROUND(([.I337]+[.J337]+[.M337]+[.N337]+[.Q337]+[.R337])/3;0)" office:value-type="float" office:value="8" calcext:value-type="float">
            <text:p>8</text:p>
          </table:table-cell>
          <table:table-cell table:formula="of:=[.F337]*LOG10([.S337]+2)" office:value-type="float" office:value="4" calcext:value-type="float">
            <text:p>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982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IFS([.G338]=&quot;взв&quot;;11;[.G338]=&quot;накл&quot;;24;[.G338]=&quot;прокл&quot;;25;[.G338]=&quot;пт&quot;;26;[.G338]=90;10;[.G338]=85;10;[.G338]=80;9;[.G338]=75;8;[.G338]=70;8;[.G338]=65;7;[.G338]=60;7;[.G338]=55;6;[.G338]=50;6;[.G338]=45;6;[.G338]=40;5;[.G338]=35;4;[.G338]=30;4;[.G338]=25;3;[.G338]=20;2;[.G338]=15;1;[.G338]=10;1;[.G338]=0;0)" office:value-type="float" office:value="0" calcext:value-type="float">
            <text:p>0</text:p>
          </table:table-cell>
          <table:table-cell table:formula="of:=IF([.H338]&lt;=1;0;IF([.H338]&lt;=10;11;IF([.H338]&lt;=14;12;IF([.H338]&lt;=17;13;IF([.H338]&lt;=20;14;IF([.H338]&lt;=22;15;IF([.H338]&lt;=25;16;IF([.H338]&lt;=27;17;IF([.H338]&lt;=29;18;IF([.H338]&lt;=32;19;IF([.H338]&lt;=34;20;IF([.H338]&lt;=36;21;IF([.H33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38]=&quot;взв&quot;;11;[.K338]=&quot;накл&quot;;24;[.K338]=&quot;прокл&quot;;25;[.K338]=&quot;пт&quot;;26;[.K338]=90;10;[.K338]=85;10;[.K338]=80;9;[.K338]=75;8;[.K338]=70;8;[.K338]=65;7;[.K338]=60;7;[.K338]=55;6;[.K338]=50;6;[.K338]=45;6;[.K338]=40;5;[.K338]=35;4;[.K338]=30;4;[.K338]=25;3;[.K338]=20;2;[.K338]=15;1;[.K338]=10;1;[.K338]=0;0)" office:value-type="float" office:value="0" calcext:value-type="float">
            <text:p>0</text:p>
          </table:table-cell>
          <table:table-cell table:formula="of:=IF([.L338]&lt;=1;0;IF([.L338]&lt;=10;11;IF([.L338]&lt;=14;12;IF([.L338]&lt;=17;13;IF([.L338]&lt;=20;14;IF([.L338]&lt;=22;15;IF([.L338]&lt;=25;16;IF([.L338]&lt;=27;17;IF([.L338]&lt;=29;18;IF([.L338]&lt;=32;19;IF([.L338]&lt;=34;20;IF([.L338]&lt;=36;21;IF([.L33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38]=&quot;взв&quot;;11;[.O338]=&quot;накл&quot;;24;[.O338]=&quot;прокл&quot;;25;[.O338]=&quot;пт&quot;;26;[.O338]=90;10;[.O338]=85;10;[.O338]=80;9;[.O338]=75;8;[.O338]=70;8;[.O338]=65;7;[.O338]=60;7;[.O338]=55;6;[.O338]=50;6;[.O338]=45;6;[.O338]=40;5;[.O338]=35;4;[.O338]=30;4;[.O338]=25;3;[.O338]=20;2;[.O338]=15;1;[.O338]=10;1;[.O338]=0;0)" office:value-type="float" office:value="0" calcext:value-type="float">
            <text:p>0</text:p>
          </table:table-cell>
          <table:table-cell table:formula="of:=IF([.P338]&lt;=1;0;IF([.P338]&lt;=10;11;IF([.P338]&lt;=14;12;IF([.P338]&lt;=17;13;IF([.P338]&lt;=20;14;IF([.P338]&lt;=22;15;IF([.P338]&lt;=25;16;IF([.P338]&lt;=27;17;IF([.P338]&lt;=29;18;IF([.P338]&lt;=32;19;IF([.P338]&lt;=34;20;IF([.P338]&lt;=36;21;IF([.P338]&lt;=40;22;24)))))))))))))" office:value-type="float" office:value="0" calcext:value-type="float">
            <text:p>0</text:p>
          </table:table-cell>
          <table:table-cell table:formula="of:=ROUND(([.I338]+[.J338]+[.M338]+[.N338]+[.Q338]+[.R338])/3;0)" office:value-type="float" office:value="0" calcext:value-type="float">
            <text:p>0</text:p>
          </table:table-cell>
          <table:table-cell table:formula="of:=[.F338]*LOG10([.S338]+2)" office:value-type="float" office:value="1.50514997831991" calcext:value-type="float">
            <text:p>1,5051499783199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025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339]=&quot;взв&quot;;11;[.G339]=&quot;накл&quot;;24;[.G339]=&quot;прокл&quot;;25;[.G339]=&quot;пт&quot;;26;[.G339]=90;10;[.G339]=85;10;[.G339]=80;9;[.G339]=75;8;[.G339]=70;8;[.G339]=65;7;[.G339]=60;7;[.G339]=55;6;[.G339]=50;6;[.G339]=45;6;[.G339]=40;5;[.G339]=35;4;[.G339]=30;4;[.G339]=25;3;[.G339]=20;2;[.G339]=15;1;[.G339]=10;1;[.G339]=0;0)" office:value-type="float" office:value="0" calcext:value-type="float">
            <text:p>0</text:p>
          </table:table-cell>
          <table:table-cell table:formula="of:=IF([.H339]&lt;=1;0;IF([.H339]&lt;=10;11;IF([.H339]&lt;=14;12;IF([.H339]&lt;=17;13;IF([.H339]&lt;=20;14;IF([.H339]&lt;=22;15;IF([.H339]&lt;=25;16;IF([.H339]&lt;=27;17;IF([.H339]&lt;=29;18;IF([.H339]&lt;=32;19;IF([.H339]&lt;=34;20;IF([.H339]&lt;=36;21;IF([.H339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339]=&quot;взв&quot;;11;[.K339]=&quot;накл&quot;;24;[.K339]=&quot;прокл&quot;;25;[.K339]=&quot;пт&quot;;26;[.K339]=90;10;[.K339]=85;10;[.K339]=80;9;[.K339]=75;8;[.K339]=70;8;[.K339]=65;7;[.K339]=60;7;[.K339]=55;6;[.K339]=50;6;[.K339]=45;6;[.K339]=40;5;[.K339]=35;4;[.K339]=30;4;[.K339]=25;3;[.K339]=20;2;[.K339]=15;1;[.K339]=10;1;[.K339]=0;0)" office:value-type="float" office:value="0" calcext:value-type="float">
            <text:p>0</text:p>
          </table:table-cell>
          <table:table-cell table:formula="of:=IF([.L339]&lt;=1;0;IF([.L339]&lt;=10;11;IF([.L339]&lt;=14;12;IF([.L339]&lt;=17;13;IF([.L339]&lt;=20;14;IF([.L339]&lt;=22;15;IF([.L339]&lt;=25;16;IF([.L339]&lt;=27;17;IF([.L339]&lt;=29;18;IF([.L339]&lt;=32;19;IF([.L339]&lt;=34;20;IF([.L339]&lt;=36;21;IF([.L339]&lt;=40;22;24)))))))))))))" office:value-type="float" office:value="21" calcext:value-type="float">
            <text:p>2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339]=&quot;взв&quot;;11;[.O339]=&quot;накл&quot;;24;[.O339]=&quot;прокл&quot;;25;[.O339]=&quot;пт&quot;;26;[.O339]=90;10;[.O339]=85;10;[.O339]=80;9;[.O339]=75;8;[.O339]=70;8;[.O339]=65;7;[.O339]=60;7;[.O339]=55;6;[.O339]=50;6;[.O339]=45;6;[.O339]=40;5;[.O339]=35;4;[.O339]=30;4;[.O339]=25;3;[.O339]=20;2;[.O339]=15;1;[.O339]=10;1;[.O339]=0;0)" office:value-type="float" office:value="0" calcext:value-type="float">
            <text:p>0</text:p>
          </table:table-cell>
          <table:table-cell table:formula="of:=IF([.P339]&lt;=1;0;IF([.P339]&lt;=10;11;IF([.P339]&lt;=14;12;IF([.P339]&lt;=17;13;IF([.P339]&lt;=20;14;IF([.P339]&lt;=22;15;IF([.P339]&lt;=25;16;IF([.P339]&lt;=27;17;IF([.P339]&lt;=29;18;IF([.P339]&lt;=32;19;IF([.P339]&lt;=34;20;IF([.P339]&lt;=36;21;IF([.P339]&lt;=40;22;24)))))))))))))" office:value-type="float" office:value="22" calcext:value-type="float">
            <text:p>22</text:p>
          </table:table-cell>
          <table:table-cell table:formula="of:=ROUND(([.I339]+[.J339]+[.M339]+[.N339]+[.Q339]+[.R339])/3;0)" office:value-type="float" office:value="21" calcext:value-type="float">
            <text:p>21</text:p>
          </table:table-cell>
          <table:table-cell table:formula="of:=[.F339]*LOG10([.S339]+2)" office:value-type="float" office:value="6.80863918008796" calcext:value-type="float">
            <text:p>6,8086391800879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048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340]=&quot;взв&quot;;11;[.G340]=&quot;накл&quot;;24;[.G340]=&quot;прокл&quot;;25;[.G340]=&quot;пт&quot;;26;[.G340]=90;10;[.G340]=85;10;[.G340]=80;9;[.G340]=75;8;[.G340]=70;8;[.G340]=65;7;[.G340]=60;7;[.G340]=55;6;[.G340]=50;6;[.G340]=45;6;[.G340]=40;5;[.G340]=35;4;[.G340]=30;4;[.G340]=25;3;[.G340]=20;2;[.G340]=15;1;[.G340]=10;1;[.G340]=0;0)" office:value-type="float" office:value="0" calcext:value-type="float">
            <text:p>0</text:p>
          </table:table-cell>
          <table:table-cell table:formula="of:=IF([.H340]&lt;=1;0;IF([.H340]&lt;=10;11;IF([.H340]&lt;=14;12;IF([.H340]&lt;=17;13;IF([.H340]&lt;=20;14;IF([.H340]&lt;=22;15;IF([.H340]&lt;=25;16;IF([.H340]&lt;=27;17;IF([.H340]&lt;=29;18;IF([.H340]&lt;=32;19;IF([.H340]&lt;=34;20;IF([.H340]&lt;=36;21;IF([.H340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340]=&quot;взв&quot;;11;[.K340]=&quot;накл&quot;;24;[.K340]=&quot;прокл&quot;;25;[.K340]=&quot;пт&quot;;26;[.K340]=90;10;[.K340]=85;10;[.K340]=80;9;[.K340]=75;8;[.K340]=70;8;[.K340]=65;7;[.K340]=60;7;[.K340]=55;6;[.K340]=50;6;[.K340]=45;6;[.K340]=40;5;[.K340]=35;4;[.K340]=30;4;[.K340]=25;3;[.K340]=20;2;[.K340]=15;1;[.K340]=10;1;[.K340]=0;0)" office:value-type="float" office:value="0" calcext:value-type="float">
            <text:p>0</text:p>
          </table:table-cell>
          <table:table-cell table:formula="of:=IF([.L340]&lt;=1;0;IF([.L340]&lt;=10;11;IF([.L340]&lt;=14;12;IF([.L340]&lt;=17;13;IF([.L340]&lt;=20;14;IF([.L340]&lt;=22;15;IF([.L340]&lt;=25;16;IF([.L340]&lt;=27;17;IF([.L340]&lt;=29;18;IF([.L340]&lt;=32;19;IF([.L340]&lt;=34;20;IF([.L340]&lt;=36;21;IF([.L340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340]=&quot;взв&quot;;11;[.O340]=&quot;накл&quot;;24;[.O340]=&quot;прокл&quot;;25;[.O340]=&quot;пт&quot;;26;[.O340]=90;10;[.O340]=85;10;[.O340]=80;9;[.O340]=75;8;[.O340]=70;8;[.O340]=65;7;[.O340]=60;7;[.O340]=55;6;[.O340]=50;6;[.O340]=45;6;[.O340]=40;5;[.O340]=35;4;[.O340]=30;4;[.O340]=25;3;[.O340]=20;2;[.O340]=15;1;[.O340]=10;1;[.O340]=0;0)" office:value-type="float" office:value="0" calcext:value-type="float">
            <text:p>0</text:p>
          </table:table-cell>
          <table:table-cell table:formula="of:=IF([.P340]&lt;=1;0;IF([.P340]&lt;=10;11;IF([.P340]&lt;=14;12;IF([.P340]&lt;=17;13;IF([.P340]&lt;=20;14;IF([.P340]&lt;=22;15;IF([.P340]&lt;=25;16;IF([.P340]&lt;=27;17;IF([.P340]&lt;=29;18;IF([.P340]&lt;=32;19;IF([.P340]&lt;=34;20;IF([.P340]&lt;=36;21;IF([.P340]&lt;=40;22;24)))))))))))))" office:value-type="float" office:value="22" calcext:value-type="float">
            <text:p>22</text:p>
          </table:table-cell>
          <table:table-cell table:formula="of:=ROUND(([.I340]+[.J340]+[.M340]+[.N340]+[.Q340]+[.R340])/3;0)" office:value-type="float" office:value="21" calcext:value-type="float">
            <text:p>21</text:p>
          </table:table-cell>
          <table:table-cell table:formula="of:=[.F340]*LOG10([.S340]+2)" office:value-type="float" office:value="6.80863918008796" calcext:value-type="float">
            <text:p>6,8086391800879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050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G341]=&quot;взв&quot;;11;[.G341]=&quot;накл&quot;;24;[.G341]=&quot;прокл&quot;;25;[.G341]=&quot;пт&quot;;26;[.G341]=90;10;[.G341]=85;10;[.G341]=80;9;[.G341]=75;8;[.G341]=70;8;[.G341]=65;7;[.G341]=60;7;[.G341]=55;6;[.G341]=50;6;[.G341]=45;6;[.G341]=40;5;[.G341]=35;4;[.G341]=30;4;[.G341]=25;3;[.G341]=20;2;[.G341]=15;1;[.G341]=10;1;[.G341]=0;0)" office:value-type="float" office:value="0" calcext:value-type="float">
            <text:p>0</text:p>
          </table:table-cell>
          <table:table-cell table:formula="of:=IF([.H341]&lt;=1;0;IF([.H341]&lt;=10;11;IF([.H341]&lt;=14;12;IF([.H341]&lt;=17;13;IF([.H341]&lt;=20;14;IF([.H341]&lt;=22;15;IF([.H341]&lt;=25;16;IF([.H341]&lt;=27;17;IF([.H341]&lt;=29;18;IF([.H341]&lt;=32;19;IF([.H341]&lt;=34;20;IF([.H341]&lt;=36;21;IF([.H341]&lt;=40;22;24)))))))))))))"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341]=&quot;взв&quot;;11;[.K341]=&quot;накл&quot;;24;[.K341]=&quot;прокл&quot;;25;[.K341]=&quot;пт&quot;;26;[.K341]=90;10;[.K341]=85;10;[.K341]=80;9;[.K341]=75;8;[.K341]=70;8;[.K341]=65;7;[.K341]=60;7;[.K341]=55;6;[.K341]=50;6;[.K341]=45;6;[.K341]=40;5;[.K341]=35;4;[.K341]=30;4;[.K341]=25;3;[.K341]=20;2;[.K341]=15;1;[.K341]=10;1;[.K341]=0;0)" office:value-type="float" office:value="0" calcext:value-type="float">
            <text:p>0</text:p>
          </table:table-cell>
          <table:table-cell table:formula="of:=IF([.L341]&lt;=1;0;IF([.L341]&lt;=10;11;IF([.L341]&lt;=14;12;IF([.L341]&lt;=17;13;IF([.L341]&lt;=20;14;IF([.L341]&lt;=22;15;IF([.L341]&lt;=25;16;IF([.L341]&lt;=27;17;IF([.L341]&lt;=29;18;IF([.L341]&lt;=32;19;IF([.L341]&lt;=34;20;IF([.L341]&lt;=36;21;IF([.L341]&lt;=40;22;24)))))))))))))"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341]=&quot;взв&quot;;11;[.O341]=&quot;накл&quot;;24;[.O341]=&quot;прокл&quot;;25;[.O341]=&quot;пт&quot;;26;[.O341]=90;10;[.O341]=85;10;[.O341]=80;9;[.O341]=75;8;[.O341]=70;8;[.O341]=65;7;[.O341]=60;7;[.O341]=55;6;[.O341]=50;6;[.O341]=45;6;[.O341]=40;5;[.O341]=35;4;[.O341]=30;4;[.O341]=25;3;[.O341]=20;2;[.O341]=15;1;[.O341]=10;1;[.O341]=0;0)" office:value-type="float" office:value="0" calcext:value-type="float">
            <text:p>0</text:p>
          </table:table-cell>
          <table:table-cell table:formula="of:=IF([.P341]&lt;=1;0;IF([.P341]&lt;=10;11;IF([.P341]&lt;=14;12;IF([.P341]&lt;=17;13;IF([.P341]&lt;=20;14;IF([.P341]&lt;=22;15;IF([.P341]&lt;=25;16;IF([.P341]&lt;=27;17;IF([.P341]&lt;=29;18;IF([.P341]&lt;=32;19;IF([.P341]&lt;=34;20;IF([.P341]&lt;=36;21;IF([.P341]&lt;=40;22;24)))))))))))))" office:value-type="float" office:value="19" calcext:value-type="float">
            <text:p>19</text:p>
          </table:table-cell>
          <table:table-cell table:formula="of:=ROUND(([.I341]+[.J341]+[.M341]+[.N341]+[.Q341]+[.R341])/3;0)" office:value-type="float" office:value="17" calcext:value-type="float">
            <text:p>17</text:p>
          </table:table-cell>
          <table:table-cell table:formula="of:=[.F341]*LOG10([.S341]+2)" office:value-type="float" office:value="6.39376800476414" calcext:value-type="float">
            <text:p>6,3937680047641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145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342]=&quot;взв&quot;;11;[.G342]=&quot;накл&quot;;24;[.G342]=&quot;прокл&quot;;25;[.G342]=&quot;пт&quot;;26;[.G342]=90;10;[.G342]=85;10;[.G342]=80;9;[.G342]=75;8;[.G342]=70;8;[.G342]=65;7;[.G342]=60;7;[.G342]=55;6;[.G342]=50;6;[.G342]=45;6;[.G342]=40;5;[.G342]=35;4;[.G342]=30;4;[.G342]=25;3;[.G342]=20;2;[.G342]=15;1;[.G342]=10;1;[.G342]=0;0)" office:value-type="float" office:value="8" calcext:value-type="float">
            <text:p>8</text:p>
          </table:table-cell>
          <table:table-cell table:formula="of:=IF([.H342]&lt;=1;0;IF([.H342]&lt;=10;11;IF([.H342]&lt;=14;12;IF([.H342]&lt;=17;13;IF([.H342]&lt;=20;14;IF([.H342]&lt;=22;15;IF([.H342]&lt;=25;16;IF([.H342]&lt;=27;17;IF([.H342]&lt;=29;18;IF([.H342]&lt;=32;19;IF([.H342]&lt;=34;20;IF([.H342]&lt;=36;21;IF([.H34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42]=&quot;взв&quot;;11;[.K342]=&quot;накл&quot;;24;[.K342]=&quot;прокл&quot;;25;[.K342]=&quot;пт&quot;;26;[.K342]=90;10;[.K342]=85;10;[.K342]=80;9;[.K342]=75;8;[.K342]=70;8;[.K342]=65;7;[.K342]=60;7;[.K342]=55;6;[.K342]=50;6;[.K342]=45;6;[.K342]=40;5;[.K342]=35;4;[.K342]=30;4;[.K342]=25;3;[.K342]=20;2;[.K342]=15;1;[.K342]=10;1;[.K342]=0;0)" office:value-type="float" office:value="10" calcext:value-type="float">
            <text:p>10</text:p>
          </table:table-cell>
          <table:table-cell table:formula="of:=IF([.L342]&lt;=1;0;IF([.L342]&lt;=10;11;IF([.L342]&lt;=14;12;IF([.L342]&lt;=17;13;IF([.L342]&lt;=20;14;IF([.L342]&lt;=22;15;IF([.L342]&lt;=25;16;IF([.L342]&lt;=27;17;IF([.L342]&lt;=29;18;IF([.L342]&lt;=32;19;IF([.L342]&lt;=34;20;IF([.L342]&lt;=36;21;IF([.L342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342]=&quot;взв&quot;;11;[.O342]=&quot;накл&quot;;24;[.O342]=&quot;прокл&quot;;25;[.O342]=&quot;пт&quot;;26;[.O342]=90;10;[.O342]=85;10;[.O342]=80;9;[.O342]=75;8;[.O342]=70;8;[.O342]=65;7;[.O342]=60;7;[.O342]=55;6;[.O342]=50;6;[.O342]=45;6;[.O342]=40;5;[.O342]=35;4;[.O342]=30;4;[.O342]=25;3;[.O342]=20;2;[.O342]=15;1;[.O342]=10;1;[.O342]=0;0)" office:value-type="float" office:value="11" calcext:value-type="float">
            <text:p>11</text:p>
          </table:table-cell>
          <table:table-cell table:formula="of:=IF([.P342]&lt;=1;0;IF([.P342]&lt;=10;11;IF([.P342]&lt;=14;12;IF([.P342]&lt;=17;13;IF([.P342]&lt;=20;14;IF([.P342]&lt;=22;15;IF([.P342]&lt;=25;16;IF([.P342]&lt;=27;17;IF([.P342]&lt;=29;18;IF([.P342]&lt;=32;19;IF([.P342]&lt;=34;20;IF([.P342]&lt;=36;21;IF([.P342]&lt;=40;22;24)))))))))))))" office:value-type="float" office:value="0" calcext:value-type="float">
            <text:p>0</text:p>
          </table:table-cell>
          <table:table-cell table:formula="of:=ROUND(([.I342]+[.J342]+[.M342]+[.N342]+[.Q342]+[.R342])/3;0)" office:value-type="float" office:value="10" calcext:value-type="float">
            <text:p>10</text:p>
          </table:table-cell>
          <table:table-cell table:formula="of:=[.F342]*LOG10([.S342]+2)" office:value-type="float" office:value="5.39590623023813" calcext:value-type="float">
            <text:p>5,3959062302381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215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343]=&quot;взв&quot;;11;[.G343]=&quot;накл&quot;;24;[.G343]=&quot;прокл&quot;;25;[.G343]=&quot;пт&quot;;26;[.G343]=90;10;[.G343]=85;10;[.G343]=80;9;[.G343]=75;8;[.G343]=70;8;[.G343]=65;7;[.G343]=60;7;[.G343]=55;6;[.G343]=50;6;[.G343]=45;6;[.G343]=40;5;[.G343]=35;4;[.G343]=30;4;[.G343]=25;3;[.G343]=20;2;[.G343]=15;1;[.G343]=10;1;[.G343]=0;0)" office:value-type="float" office:value="0" calcext:value-type="float">
            <text:p>0</text:p>
          </table:table-cell>
          <table:table-cell table:formula="of:=IF([.H343]&lt;=1;0;IF([.H343]&lt;=10;11;IF([.H343]&lt;=14;12;IF([.H343]&lt;=17;13;IF([.H343]&lt;=20;14;IF([.H343]&lt;=22;15;IF([.H343]&lt;=25;16;IF([.H343]&lt;=27;17;IF([.H343]&lt;=29;18;IF([.H343]&lt;=32;19;IF([.H343]&lt;=34;20;IF([.H343]&lt;=36;21;IF([.H343]&lt;=40;22;24)))))))))))))"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343]=&quot;взв&quot;;11;[.K343]=&quot;накл&quot;;24;[.K343]=&quot;прокл&quot;;25;[.K343]=&quot;пт&quot;;26;[.K343]=90;10;[.K343]=85;10;[.K343]=80;9;[.K343]=75;8;[.K343]=70;8;[.K343]=65;7;[.K343]=60;7;[.K343]=55;6;[.K343]=50;6;[.K343]=45;6;[.K343]=40;5;[.K343]=35;4;[.K343]=30;4;[.K343]=25;3;[.K343]=20;2;[.K343]=15;1;[.K343]=10;1;[.K343]=0;0)" office:value-type="float" office:value="0" calcext:value-type="float">
            <text:p>0</text:p>
          </table:table-cell>
          <table:table-cell table:formula="of:=IF([.L343]&lt;=1;0;IF([.L343]&lt;=10;11;IF([.L343]&lt;=14;12;IF([.L343]&lt;=17;13;IF([.L343]&lt;=20;14;IF([.L343]&lt;=22;15;IF([.L343]&lt;=25;16;IF([.L343]&lt;=27;17;IF([.L343]&lt;=29;18;IF([.L343]&lt;=32;19;IF([.L343]&lt;=34;20;IF([.L343]&lt;=36;21;IF([.L343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343]=&quot;взв&quot;;11;[.O343]=&quot;накл&quot;;24;[.O343]=&quot;прокл&quot;;25;[.O343]=&quot;пт&quot;;26;[.O343]=90;10;[.O343]=85;10;[.O343]=80;9;[.O343]=75;8;[.O343]=70;8;[.O343]=65;7;[.O343]=60;7;[.O343]=55;6;[.O343]=50;6;[.O343]=45;6;[.O343]=40;5;[.O343]=35;4;[.O343]=30;4;[.O343]=25;3;[.O343]=20;2;[.O343]=15;1;[.O343]=10;1;[.O343]=0;0)" office:value-type="float" office:value="0" calcext:value-type="float">
            <text:p>0</text:p>
          </table:table-cell>
          <table:table-cell table:formula="of:=IF([.P343]&lt;=1;0;IF([.P343]&lt;=10;11;IF([.P343]&lt;=14;12;IF([.P343]&lt;=17;13;IF([.P343]&lt;=20;14;IF([.P343]&lt;=22;15;IF([.P343]&lt;=25;16;IF([.P343]&lt;=27;17;IF([.P343]&lt;=29;18;IF([.P343]&lt;=32;19;IF([.P343]&lt;=34;20;IF([.P343]&lt;=36;21;IF([.P343]&lt;=40;22;24)))))))))))))" office:value-type="float" office:value="21" calcext:value-type="float">
            <text:p>21</text:p>
          </table:table-cell>
          <table:table-cell table:formula="of:=ROUND(([.I343]+[.J343]+[.M343]+[.N343]+[.Q343]+[.R343])/3;0)" office:value-type="float" office:value="21" calcext:value-type="float">
            <text:p>21</text:p>
          </table:table-cell>
          <table:table-cell table:formula="of:=[.F343]*LOG10([.S343]+2)" office:value-type="float" office:value="6.80863918008796" calcext:value-type="float">
            <text:p>6,8086391800879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962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344]=&quot;взв&quot;;11;[.G344]=&quot;накл&quot;;24;[.G344]=&quot;прокл&quot;;25;[.G344]=&quot;пт&quot;;26;[.G344]=90;10;[.G344]=85;10;[.G344]=80;9;[.G344]=75;8;[.G344]=70;8;[.G344]=65;7;[.G344]=60;7;[.G344]=55;6;[.G344]=50;6;[.G344]=45;6;[.G344]=40;5;[.G344]=35;4;[.G344]=30;4;[.G344]=25;3;[.G344]=20;2;[.G344]=15;1;[.G344]=10;1;[.G344]=0;0)" office:value-type="float" office:value="0" calcext:value-type="float">
            <text:p>0</text:p>
          </table:table-cell>
          <table:table-cell table:formula="of:=IF([.H344]&lt;=1;0;IF([.H344]&lt;=10;11;IF([.H344]&lt;=14;12;IF([.H344]&lt;=17;13;IF([.H344]&lt;=20;14;IF([.H344]&lt;=22;15;IF([.H344]&lt;=25;16;IF([.H344]&lt;=27;17;IF([.H344]&lt;=29;18;IF([.H344]&lt;=32;19;IF([.H344]&lt;=34;20;IF([.H344]&lt;=36;21;IF([.H344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344]=&quot;взв&quot;;11;[.K344]=&quot;накл&quot;;24;[.K344]=&quot;прокл&quot;;25;[.K344]=&quot;пт&quot;;26;[.K344]=90;10;[.K344]=85;10;[.K344]=80;9;[.K344]=75;8;[.K344]=70;8;[.K344]=65;7;[.K344]=60;7;[.K344]=55;6;[.K344]=50;6;[.K344]=45;6;[.K344]=40;5;[.K344]=35;4;[.K344]=30;4;[.K344]=25;3;[.K344]=20;2;[.K344]=15;1;[.K344]=10;1;[.K344]=0;0)" office:value-type="float" office:value="0" calcext:value-type="float">
            <text:p>0</text:p>
          </table:table-cell>
          <table:table-cell table:formula="of:=IF([.L344]&lt;=1;0;IF([.L344]&lt;=10;11;IF([.L344]&lt;=14;12;IF([.L344]&lt;=17;13;IF([.L344]&lt;=20;14;IF([.L344]&lt;=22;15;IF([.L344]&lt;=25;16;IF([.L344]&lt;=27;17;IF([.L344]&lt;=29;18;IF([.L344]&lt;=32;19;IF([.L344]&lt;=34;20;IF([.L344]&lt;=36;21;IF([.L344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344]=&quot;взв&quot;;11;[.O344]=&quot;накл&quot;;24;[.O344]=&quot;прокл&quot;;25;[.O344]=&quot;пт&quot;;26;[.O344]=90;10;[.O344]=85;10;[.O344]=80;9;[.O344]=75;8;[.O344]=70;8;[.O344]=65;7;[.O344]=60;7;[.O344]=55;6;[.O344]=50;6;[.O344]=45;6;[.O344]=40;5;[.O344]=35;4;[.O344]=30;4;[.O344]=25;3;[.O344]=20;2;[.O344]=15;1;[.O344]=10;1;[.O344]=0;0)" office:value-type="float" office:value="0" calcext:value-type="float">
            <text:p>0</text:p>
          </table:table-cell>
          <table:table-cell table:formula="of:=IF([.P344]&lt;=1;0;IF([.P344]&lt;=10;11;IF([.P344]&lt;=14;12;IF([.P344]&lt;=17;13;IF([.P344]&lt;=20;14;IF([.P344]&lt;=22;15;IF([.P344]&lt;=25;16;IF([.P344]&lt;=27;17;IF([.P344]&lt;=29;18;IF([.P344]&lt;=32;19;IF([.P344]&lt;=34;20;IF([.P344]&lt;=36;21;IF([.P344]&lt;=40;22;24)))))))))))))" office:value-type="float" office:value="22" calcext:value-type="float">
            <text:p>22</text:p>
          </table:table-cell>
          <table:table-cell table:formula="of:=ROUND(([.I344]+[.J344]+[.M344]+[.N344]+[.Q344]+[.R344])/3;0)" office:value-type="float" office:value="21" calcext:value-type="float">
            <text:p>21</text:p>
          </table:table-cell>
          <table:table-cell table:formula="of:=[.F344]*LOG10([.S344]+2)" office:value-type="float" office:value="8.17036701610556" calcext:value-type="float">
            <text:p>8,1703670161055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089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345]=&quot;взв&quot;;11;[.G345]=&quot;накл&quot;;24;[.G345]=&quot;прокл&quot;;25;[.G345]=&quot;пт&quot;;26;[.G345]=90;10;[.G345]=85;10;[.G345]=80;9;[.G345]=75;8;[.G345]=70;8;[.G345]=65;7;[.G345]=60;7;[.G345]=55;6;[.G345]=50;6;[.G345]=45;6;[.G345]=40;5;[.G345]=35;4;[.G345]=30;4;[.G345]=25;3;[.G345]=20;2;[.G345]=15;1;[.G345]=10;1;[.G345]=0;0)" office:value-type="float" office:value="0" calcext:value-type="float">
            <text:p>0</text:p>
          </table:table-cell>
          <table:table-cell table:formula="of:=IF([.H345]&lt;=1;0;IF([.H345]&lt;=10;11;IF([.H345]&lt;=14;12;IF([.H345]&lt;=17;13;IF([.H345]&lt;=20;14;IF([.H345]&lt;=22;15;IF([.H345]&lt;=25;16;IF([.H345]&lt;=27;17;IF([.H345]&lt;=29;18;IF([.H345]&lt;=32;19;IF([.H345]&lt;=34;20;IF([.H345]&lt;=36;21;IF([.H345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345]=&quot;взв&quot;;11;[.K345]=&quot;накл&quot;;24;[.K345]=&quot;прокл&quot;;25;[.K345]=&quot;пт&quot;;26;[.K345]=90;10;[.K345]=85;10;[.K345]=80;9;[.K345]=75;8;[.K345]=70;8;[.K345]=65;7;[.K345]=60;7;[.K345]=55;6;[.K345]=50;6;[.K345]=45;6;[.K345]=40;5;[.K345]=35;4;[.K345]=30;4;[.K345]=25;3;[.K345]=20;2;[.K345]=15;1;[.K345]=10;1;[.K345]=0;0)" office:value-type="float" office:value="0" calcext:value-type="float">
            <text:p>0</text:p>
          </table:table-cell>
          <table:table-cell table:formula="of:=IF([.L345]&lt;=1;0;IF([.L345]&lt;=10;11;IF([.L345]&lt;=14;12;IF([.L345]&lt;=17;13;IF([.L345]&lt;=20;14;IF([.L345]&lt;=22;15;IF([.L345]&lt;=25;16;IF([.L345]&lt;=27;17;IF([.L345]&lt;=29;18;IF([.L345]&lt;=32;19;IF([.L345]&lt;=34;20;IF([.L345]&lt;=36;21;IF([.L345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345]=&quot;взв&quot;;11;[.O345]=&quot;накл&quot;;24;[.O345]=&quot;прокл&quot;;25;[.O345]=&quot;пт&quot;;26;[.O345]=90;10;[.O345]=85;10;[.O345]=80;9;[.O345]=75;8;[.O345]=70;8;[.O345]=65;7;[.O345]=60;7;[.O345]=55;6;[.O345]=50;6;[.O345]=45;6;[.O345]=40;5;[.O345]=35;4;[.O345]=30;4;[.O345]=25;3;[.O345]=20;2;[.O345]=15;1;[.O345]=10;1;[.O345]=0;0)" office:value-type="float" office:value="0" calcext:value-type="float">
            <text:p>0</text:p>
          </table:table-cell>
          <table:table-cell table:formula="of:=IF([.P345]&lt;=1;0;IF([.P345]&lt;=10;11;IF([.P345]&lt;=14;12;IF([.P345]&lt;=17;13;IF([.P345]&lt;=20;14;IF([.P345]&lt;=22;15;IF([.P345]&lt;=25;16;IF([.P345]&lt;=27;17;IF([.P345]&lt;=29;18;IF([.P345]&lt;=32;19;IF([.P345]&lt;=34;20;IF([.P345]&lt;=36;21;IF([.P345]&lt;=40;22;24)))))))))))))" office:value-type="float" office:value="21" calcext:value-type="float">
            <text:p>21</text:p>
          </table:table-cell>
          <table:table-cell table:formula="of:=ROUND(([.I345]+[.J345]+[.M345]+[.N345]+[.Q345]+[.R345])/3;0)" office:value-type="float" office:value="21" calcext:value-type="float">
            <text:p>21</text:p>
          </table:table-cell>
          <table:table-cell table:formula="of:=[.F345]*LOG10([.S345]+2)" office:value-type="float" office:value="8.17036701610556" calcext:value-type="float">
            <text:p>8,1703670161055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122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346]=&quot;взв&quot;;11;[.G346]=&quot;накл&quot;;24;[.G346]=&quot;прокл&quot;;25;[.G346]=&quot;пт&quot;;26;[.G346]=90;10;[.G346]=85;10;[.G346]=80;9;[.G346]=75;8;[.G346]=70;8;[.G346]=65;7;[.G346]=60;7;[.G346]=55;6;[.G346]=50;6;[.G346]=45;6;[.G346]=40;5;[.G346]=35;4;[.G346]=30;4;[.G346]=25;3;[.G346]=20;2;[.G346]=15;1;[.G346]=10;1;[.G346]=0;0)" office:value-type="float" office:value="0" calcext:value-type="float">
            <text:p>0</text:p>
          </table:table-cell>
          <table:table-cell table:formula="of:=IF([.H346]&lt;=1;0;IF([.H346]&lt;=10;11;IF([.H346]&lt;=14;12;IF([.H346]&lt;=17;13;IF([.H346]&lt;=20;14;IF([.H346]&lt;=22;15;IF([.H346]&lt;=25;16;IF([.H346]&lt;=27;17;IF([.H346]&lt;=29;18;IF([.H346]&lt;=32;19;IF([.H346]&lt;=34;20;IF([.H346]&lt;=36;21;IF([.H346]&lt;=40;22;24)))))))))))))"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346]=&quot;взв&quot;;11;[.K346]=&quot;накл&quot;;24;[.K346]=&quot;прокл&quot;;25;[.K346]=&quot;пт&quot;;26;[.K346]=90;10;[.K346]=85;10;[.K346]=80;9;[.K346]=75;8;[.K346]=70;8;[.K346]=65;7;[.K346]=60;7;[.K346]=55;6;[.K346]=50;6;[.K346]=45;6;[.K346]=40;5;[.K346]=35;4;[.K346]=30;4;[.K346]=25;3;[.K346]=20;2;[.K346]=15;1;[.K346]=10;1;[.K346]=0;0)" office:value-type="float" office:value="0" calcext:value-type="float">
            <text:p>0</text:p>
          </table:table-cell>
          <table:table-cell table:formula="of:=IF([.L346]&lt;=1;0;IF([.L346]&lt;=10;11;IF([.L346]&lt;=14;12;IF([.L346]&lt;=17;13;IF([.L346]&lt;=20;14;IF([.L346]&lt;=22;15;IF([.L346]&lt;=25;16;IF([.L346]&lt;=27;17;IF([.L346]&lt;=29;18;IF([.L346]&lt;=32;19;IF([.L346]&lt;=34;20;IF([.L346]&lt;=36;21;IF([.L346]&lt;=40;22;24)))))))))))))" office:value-type="float" office:value="16" calcext:value-type="float">
            <text:p>1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O346]=&quot;взв&quot;;11;[.O346]=&quot;накл&quot;;24;[.O346]=&quot;прокл&quot;;25;[.O346]=&quot;пт&quot;;26;[.O346]=90;10;[.O346]=85;10;[.O346]=80;9;[.O346]=75;8;[.O346]=70;8;[.O346]=65;7;[.O346]=60;7;[.O346]=55;6;[.O346]=50;6;[.O346]=45;6;[.O346]=40;5;[.O346]=35;4;[.O346]=30;4;[.O346]=25;3;[.O346]=20;2;[.O346]=15;1;[.O346]=10;1;[.O346]=0;0)" office:value-type="float" office:value="0" calcext:value-type="float">
            <text:p>0</text:p>
          </table:table-cell>
          <table:table-cell table:formula="of:=IF([.P346]&lt;=1;0;IF([.P346]&lt;=10;11;IF([.P346]&lt;=14;12;IF([.P346]&lt;=17;13;IF([.P346]&lt;=20;14;IF([.P346]&lt;=22;15;IF([.P346]&lt;=25;16;IF([.P346]&lt;=27;17;IF([.P346]&lt;=29;18;IF([.P346]&lt;=32;19;IF([.P346]&lt;=34;20;IF([.P346]&lt;=36;21;IF([.P346]&lt;=40;22;24)))))))))))))" office:value-type="float" office:value="15" calcext:value-type="float">
            <text:p>15</text:p>
          </table:table-cell>
          <table:table-cell table:formula="of:=ROUND(([.I346]+[.J346]+[.M346]+[.N346]+[.Q346]+[.R346])/3;0)" office:value-type="float" office:value="16" calcext:value-type="float">
            <text:p>16</text:p>
          </table:table-cell>
          <table:table-cell table:formula="of:=[.F346]*LOG10([.S346]+2)" office:value-type="float" office:value="7.53163503061984" calcext:value-type="float">
            <text:p>7,5316350306198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123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347]=&quot;взв&quot;;11;[.G347]=&quot;накл&quot;;24;[.G347]=&quot;прокл&quot;;25;[.G347]=&quot;пт&quot;;26;[.G347]=90;10;[.G347]=85;10;[.G347]=80;9;[.G347]=75;8;[.G347]=70;8;[.G347]=65;7;[.G347]=60;7;[.G347]=55;6;[.G347]=50;6;[.G347]=45;6;[.G347]=40;5;[.G347]=35;4;[.G347]=30;4;[.G347]=25;3;[.G347]=20;2;[.G347]=15;1;[.G347]=10;1;[.G347]=0;0)" office:value-type="float" office:value="0" calcext:value-type="float">
            <text:p>0</text:p>
          </table:table-cell>
          <table:table-cell table:formula="of:=IF([.H347]&lt;=1;0;IF([.H347]&lt;=10;11;IF([.H347]&lt;=14;12;IF([.H347]&lt;=17;13;IF([.H347]&lt;=20;14;IF([.H347]&lt;=22;15;IF([.H347]&lt;=25;16;IF([.H347]&lt;=27;17;IF([.H347]&lt;=29;18;IF([.H347]&lt;=32;19;IF([.H347]&lt;=34;20;IF([.H347]&lt;=36;21;IF([.H347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347]=&quot;взв&quot;;11;[.K347]=&quot;накл&quot;;24;[.K347]=&quot;прокл&quot;;25;[.K347]=&quot;пт&quot;;26;[.K347]=90;10;[.K347]=85;10;[.K347]=80;9;[.K347]=75;8;[.K347]=70;8;[.K347]=65;7;[.K347]=60;7;[.K347]=55;6;[.K347]=50;6;[.K347]=45;6;[.K347]=40;5;[.K347]=35;4;[.K347]=30;4;[.K347]=25;3;[.K347]=20;2;[.K347]=15;1;[.K347]=10;1;[.K347]=0;0)" office:value-type="float" office:value="0" calcext:value-type="float">
            <text:p>0</text:p>
          </table:table-cell>
          <table:table-cell table:formula="of:=IF([.L347]&lt;=1;0;IF([.L347]&lt;=10;11;IF([.L347]&lt;=14;12;IF([.L347]&lt;=17;13;IF([.L347]&lt;=20;14;IF([.L347]&lt;=22;15;IF([.L347]&lt;=25;16;IF([.L347]&lt;=27;17;IF([.L347]&lt;=29;18;IF([.L347]&lt;=32;19;IF([.L347]&lt;=34;20;IF([.L347]&lt;=36;21;IF([.L347]&lt;=40;22;24)))))))))))))"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347]=&quot;взв&quot;;11;[.O347]=&quot;накл&quot;;24;[.O347]=&quot;прокл&quot;;25;[.O347]=&quot;пт&quot;;26;[.O347]=90;10;[.O347]=85;10;[.O347]=80;9;[.O347]=75;8;[.O347]=70;8;[.O347]=65;7;[.O347]=60;7;[.O347]=55;6;[.O347]=50;6;[.O347]=45;6;[.O347]=40;5;[.O347]=35;4;[.O347]=30;4;[.O347]=25;3;[.O347]=20;2;[.O347]=15;1;[.O347]=10;1;[.O347]=0;0)" office:value-type="float" office:value="0" calcext:value-type="float">
            <text:p>0</text:p>
          </table:table-cell>
          <table:table-cell table:formula="of:=IF([.P347]&lt;=1;0;IF([.P347]&lt;=10;11;IF([.P347]&lt;=14;12;IF([.P347]&lt;=17;13;IF([.P347]&lt;=20;14;IF([.P347]&lt;=22;15;IF([.P347]&lt;=25;16;IF([.P347]&lt;=27;17;IF([.P347]&lt;=29;18;IF([.P347]&lt;=32;19;IF([.P347]&lt;=34;20;IF([.P347]&lt;=36;21;IF([.P347]&lt;=40;22;24)))))))))))))" office:value-type="float" office:value="19" calcext:value-type="float">
            <text:p>19</text:p>
          </table:table-cell>
          <table:table-cell table:formula="of:=ROUND(([.I347]+[.J347]+[.M347]+[.N347]+[.Q347]+[.R347])/3;0)" office:value-type="float" office:value="19" calcext:value-type="float">
            <text:p>19</text:p>
          </table:table-cell>
          <table:table-cell table:formula="of:=[.F347]*LOG10([.S347]+2)" office:value-type="float" office:value="7.93331576840352" calcext:value-type="float">
            <text:p>7,9333157684035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063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G348]=&quot;взв&quot;;11;[.G348]=&quot;накл&quot;;24;[.G348]=&quot;прокл&quot;;25;[.G348]=&quot;пт&quot;;26;[.G348]=90;10;[.G348]=85;10;[.G348]=80;9;[.G348]=75;8;[.G348]=70;8;[.G348]=65;7;[.G348]=60;7;[.G348]=55;6;[.G348]=50;6;[.G348]=45;6;[.G348]=40;5;[.G348]=35;4;[.G348]=30;4;[.G348]=25;3;[.G348]=20;2;[.G348]=15;1;[.G348]=10;1;[.G348]=0;0)" office:value-type="float" office:value="0" calcext:value-type="float">
            <text:p>0</text:p>
          </table:table-cell>
          <table:table-cell table:formula="of:=IF([.H348]&lt;=1;0;IF([.H348]&lt;=10;11;IF([.H348]&lt;=14;12;IF([.H348]&lt;=17;13;IF([.H348]&lt;=20;14;IF([.H348]&lt;=22;15;IF([.H348]&lt;=25;16;IF([.H348]&lt;=27;17;IF([.H348]&lt;=29;18;IF([.H348]&lt;=32;19;IF([.H348]&lt;=34;20;IF([.H348]&lt;=36;21;IF([.H348]&lt;=40;22;24)))))))))))))" office:value-type="float" office:value="15" calcext:value-type="float">
            <text:p>1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348]=&quot;взв&quot;;11;[.K348]=&quot;накл&quot;;24;[.K348]=&quot;прокл&quot;;25;[.K348]=&quot;пт&quot;;26;[.K348]=90;10;[.K348]=85;10;[.K348]=80;9;[.K348]=75;8;[.K348]=70;8;[.K348]=65;7;[.K348]=60;7;[.K348]=55;6;[.K348]=50;6;[.K348]=45;6;[.K348]=40;5;[.K348]=35;4;[.K348]=30;4;[.K348]=25;3;[.K348]=20;2;[.K348]=15;1;[.K348]=10;1;[.K348]=0;0)" office:value-type="float" office:value="0" calcext:value-type="float">
            <text:p>0</text:p>
          </table:table-cell>
          <table:table-cell table:formula="of:=IF([.L348]&lt;=1;0;IF([.L348]&lt;=10;11;IF([.L348]&lt;=14;12;IF([.L348]&lt;=17;13;IF([.L348]&lt;=20;14;IF([.L348]&lt;=22;15;IF([.L348]&lt;=25;16;IF([.L348]&lt;=27;17;IF([.L348]&lt;=29;18;IF([.L348]&lt;=32;19;IF([.L348]&lt;=34;20;IF([.L348]&lt;=36;21;IF([.L348]&lt;=40;22;24)))))))))))))"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348]=&quot;взв&quot;;11;[.O348]=&quot;накл&quot;;24;[.O348]=&quot;прокл&quot;;25;[.O348]=&quot;пт&quot;;26;[.O348]=90;10;[.O348]=85;10;[.O348]=80;9;[.O348]=75;8;[.O348]=70;8;[.O348]=65;7;[.O348]=60;7;[.O348]=55;6;[.O348]=50;6;[.O348]=45;6;[.O348]=40;5;[.O348]=35;4;[.O348]=30;4;[.O348]=25;3;[.O348]=20;2;[.O348]=15;1;[.O348]=10;1;[.O348]=0;0)" office:value-type="float" office:value="0" calcext:value-type="float">
            <text:p>0</text:p>
          </table:table-cell>
          <table:table-cell table:formula="of:=IF([.P348]&lt;=1;0;IF([.P348]&lt;=10;11;IF([.P348]&lt;=14;12;IF([.P348]&lt;=17;13;IF([.P348]&lt;=20;14;IF([.P348]&lt;=22;15;IF([.P348]&lt;=25;16;IF([.P348]&lt;=27;17;IF([.P348]&lt;=29;18;IF([.P348]&lt;=32;19;IF([.P348]&lt;=34;20;IF([.P348]&lt;=36;21;IF([.P348]&lt;=40;22;24)))))))))))))" office:value-type="float" office:value="17" calcext:value-type="float">
            <text:p>17</text:p>
          </table:table-cell>
          <table:table-cell table:formula="of:=ROUND(([.I348]+[.J348]+[.M348]+[.N348]+[.Q348]+[.R348])/3;0)" office:value-type="float" office:value="16" calcext:value-type="float">
            <text:p>16</text:p>
          </table:table-cell>
          <table:table-cell table:formula="of:=[.F348]*LOG10([.S348]+2)" office:value-type="float" office:value="8.78690753572314" calcext:value-type="float">
            <text:p>8,7869075357231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134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349]=&quot;взв&quot;;11;[.G349]=&quot;накл&quot;;24;[.G349]=&quot;прокл&quot;;25;[.G349]=&quot;пт&quot;;26;[.G349]=90;10;[.G349]=85;10;[.G349]=80;9;[.G349]=75;8;[.G349]=70;8;[.G349]=65;7;[.G349]=60;7;[.G349]=55;6;[.G349]=50;6;[.G349]=45;6;[.G349]=40;5;[.G349]=35;4;[.G349]=30;4;[.G349]=25;3;[.G349]=20;2;[.G349]=15;1;[.G349]=10;1;[.G349]=0;0)" office:value-type="float" office:value="11" calcext:value-type="float">
            <text:p>11</text:p>
          </table:table-cell>
          <table:table-cell table:formula="of:=IF([.H349]&lt;=1;0;IF([.H349]&lt;=10;11;IF([.H349]&lt;=14;12;IF([.H349]&lt;=17;13;IF([.H349]&lt;=20;14;IF([.H349]&lt;=22;15;IF([.H349]&lt;=25;16;IF([.H349]&lt;=27;17;IF([.H349]&lt;=29;18;IF([.H349]&lt;=32;19;IF([.H349]&lt;=34;20;IF([.H349]&lt;=36;21;IF([.H349]&lt;=40;22;24)))))))))))))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K349]=&quot;взв&quot;;11;[.K349]=&quot;накл&quot;;24;[.K349]=&quot;прокл&quot;;25;[.K349]=&quot;пт&quot;;26;[.K349]=90;10;[.K349]=85;10;[.K349]=80;9;[.K349]=75;8;[.K349]=70;8;[.K349]=65;7;[.K349]=60;7;[.K349]=55;6;[.K349]=50;6;[.K349]=45;6;[.K349]=40;5;[.K349]=35;4;[.K349]=30;4;[.K349]=25;3;[.K349]=20;2;[.K349]=15;1;[.K349]=10;1;[.K349]=0;0)" office:value-type="float" office:value="0" calcext:value-type="float">
            <text:p>0</text:p>
          </table:table-cell>
          <table:table-cell table:formula="of:=IF([.L349]&lt;=1;0;IF([.L349]&lt;=10;11;IF([.L349]&lt;=14;12;IF([.L349]&lt;=17;13;IF([.L349]&lt;=20;14;IF([.L349]&lt;=22;15;IF([.L349]&lt;=25;16;IF([.L349]&lt;=27;17;IF([.L349]&lt;=29;18;IF([.L349]&lt;=32;19;IF([.L349]&lt;=34;20;IF([.L349]&lt;=36;21;IF([.L349]&lt;=40;22;24)))))))))))))" office:value-type="float" office:value="15" calcext:value-type="float">
            <text:p>15</text:p>
          </table:table-cell>
          <table:table-cell table:number-columns-repeated="2"/>
          <table:table-cell table:formula="of:=COM.MICROSOFT.IFS([.O349]=&quot;взв&quot;;11;[.O349]=&quot;накл&quot;;24;[.O349]=&quot;прокл&quot;;25;[.O349]=&quot;пт&quot;;26;[.O349]=90;10;[.O349]=85;10;[.O349]=80;9;[.O349]=75;8;[.O349]=70;8;[.O349]=65;7;[.O349]=60;7;[.O349]=55;6;[.O349]=50;6;[.O349]=45;6;[.O349]=40;5;[.O349]=35;4;[.O349]=30;4;[.O349]=25;3;[.O349]=20;2;[.O349]=15;1;[.O349]=10;1;[.O349]=0;0)" office:value-type="float" office:value="0" calcext:value-type="float">
            <text:p>0</text:p>
          </table:table-cell>
          <table:table-cell table:formula="of:=IF([.P349]&lt;=1;0;IF([.P349]&lt;=10;11;IF([.P349]&lt;=14;12;IF([.P349]&lt;=17;13;IF([.P349]&lt;=20;14;IF([.P349]&lt;=22;15;IF([.P349]&lt;=25;16;IF([.P349]&lt;=27;17;IF([.P349]&lt;=29;18;IF([.P349]&lt;=32;19;IF([.P349]&lt;=34;20;IF([.P349]&lt;=36;21;IF([.P349]&lt;=40;22;24)))))))))))))" office:value-type="float" office:value="0" calcext:value-type="float">
            <text:p>0</text:p>
          </table:table-cell>
          <table:table-cell table:formula="of:=ROUND(([.I349]+[.J349]+[.M349]+[.N349]+[.Q349]+[.R349])/2;0)" office:value-type="float" office:value="13" calcext:value-type="float">
            <text:p>13</text:p>
          </table:table-cell>
          <table:table-cell table:formula="of:=[.F349]*LOG10([.S349]+2)" office:value-type="float" office:value="8.23263881338977" calcext:value-type="float">
            <text:p>8,2326388133897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101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350]=&quot;взв&quot;;11;[.G350]=&quot;накл&quot;;24;[.G350]=&quot;прокл&quot;;25;[.G350]=&quot;пт&quot;;26;[.G350]=90;10;[.G350]=85;10;[.G350]=80;9;[.G350]=75;8;[.G350]=70;8;[.G350]=65;7;[.G350]=60;7;[.G350]=55;6;[.G350]=50;6;[.G350]=45;6;[.G350]=40;5;[.G350]=35;4;[.G350]=30;4;[.G350]=25;3;[.G350]=20;2;[.G350]=15;1;[.G350]=10;1;[.G350]=0;0)" office:value-type="float" office:value="26" calcext:value-type="float">
            <text:p>26</text:p>
          </table:table-cell>
          <table:table-cell table:formula="of:=IF([.H350]&lt;=1;0;IF([.H350]&lt;=10;11;IF([.H350]&lt;=14;12;IF([.H350]&lt;=17;13;IF([.H350]&lt;=20;14;IF([.H350]&lt;=22;15;IF([.H350]&lt;=25;16;IF([.H350]&lt;=27;17;IF([.H350]&lt;=29;18;IF([.H350]&lt;=32;19;IF([.H350]&lt;=34;20;IF([.H350]&lt;=36;21;IF([.H350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350]=&quot;взв&quot;;11;[.K350]=&quot;накл&quot;;24;[.K350]=&quot;прокл&quot;;25;[.K350]=&quot;пт&quot;;26;[.K350]=90;10;[.K350]=85;10;[.K350]=80;9;[.K350]=75;8;[.K350]=70;8;[.K350]=65;7;[.K350]=60;7;[.K350]=55;6;[.K350]=50;6;[.K350]=45;6;[.K350]=40;5;[.K350]=35;4;[.K350]=30;4;[.K350]=25;3;[.K350]=20;2;[.K350]=15;1;[.K350]=10;1;[.K350]=0;0)" office:value-type="float" office:value="26" calcext:value-type="float">
            <text:p>26</text:p>
          </table:table-cell>
          <table:table-cell table:formula="of:=IF([.L350]&lt;=1;0;IF([.L350]&lt;=10;11;IF([.L350]&lt;=14;12;IF([.L350]&lt;=17;13;IF([.L350]&lt;=20;14;IF([.L350]&lt;=22;15;IF([.L350]&lt;=25;16;IF([.L350]&lt;=27;17;IF([.L350]&lt;=29;18;IF([.L350]&lt;=32;19;IF([.L350]&lt;=34;20;IF([.L350]&lt;=36;21;IF([.L350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350]=&quot;взв&quot;;11;[.O350]=&quot;накл&quot;;24;[.O350]=&quot;прокл&quot;;25;[.O350]=&quot;пт&quot;;26;[.O350]=90;10;[.O350]=85;10;[.O350]=80;9;[.O350]=75;8;[.O350]=70;8;[.O350]=65;7;[.O350]=60;7;[.O350]=55;6;[.O350]=50;6;[.O350]=45;6;[.O350]=40;5;[.O350]=35;4;[.O350]=30;4;[.O350]=25;3;[.O350]=20;2;[.O350]=15;1;[.O350]=10;1;[.O350]=0;0)" office:value-type="float" office:value="26" calcext:value-type="float">
            <text:p>26</text:p>
          </table:table-cell>
          <table:table-cell table:formula="of:=IF([.P350]&lt;=1;0;IF([.P350]&lt;=10;11;IF([.P350]&lt;=14;12;IF([.P350]&lt;=17;13;IF([.P350]&lt;=20;14;IF([.P350]&lt;=22;15;IF([.P350]&lt;=25;16;IF([.P350]&lt;=27;17;IF([.P350]&lt;=29;18;IF([.P350]&lt;=32;19;IF([.P350]&lt;=34;20;IF([.P350]&lt;=36;21;IF([.P350]&lt;=40;22;24)))))))))))))" office:value-type="float" office:value="0" calcext:value-type="float">
            <text:p>0</text:p>
          </table:table-cell>
          <table:table-cell table:formula="of:=ROUND(([.I350]+[.J350]+[.M350]+[.N350]+[.Q350]+[.R350])/3;0)" office:value-type="float" office:value="26" calcext:value-type="float">
            <text:p>26</text:p>
          </table:table-cell>
          <table:table-cell table:formula="of:=[.F350]*LOG10([.S350]+2)" office:value-type="float" office:value="14.4715803134222" calcext:value-type="float">
            <text:p>14,471580313422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117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351]=&quot;взв&quot;;11;[.G351]=&quot;накл&quot;;24;[.G351]=&quot;прокл&quot;;25;[.G351]=&quot;пт&quot;;26;[.G351]=90;10;[.G351]=85;10;[.G351]=80;9;[.G351]=75;8;[.G351]=70;8;[.G351]=65;7;[.G351]=60;7;[.G351]=55;6;[.G351]=50;6;[.G351]=45;6;[.G351]=40;5;[.G351]=35;4;[.G351]=30;4;[.G351]=25;3;[.G351]=20;2;[.G351]=15;1;[.G351]=10;1;[.G351]=0;0)" office:value-type="float" office:value="0" calcext:value-type="float">
            <text:p>0</text:p>
          </table:table-cell>
          <table:table-cell table:formula="of:=IF([.H351]&lt;=1;0;IF([.H351]&lt;=10;11;IF([.H351]&lt;=14;12;IF([.H351]&lt;=17;13;IF([.H351]&lt;=20;14;IF([.H351]&lt;=22;15;IF([.H351]&lt;=25;16;IF([.H351]&lt;=27;17;IF([.H351]&lt;=29;18;IF([.H351]&lt;=32;19;IF([.H351]&lt;=34;20;IF([.H351]&lt;=36;21;IF([.H351]&lt;=40;22;24)))))))))))))"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351]=&quot;взв&quot;;11;[.K351]=&quot;накл&quot;;24;[.K351]=&quot;прокл&quot;;25;[.K351]=&quot;пт&quot;;26;[.K351]=90;10;[.K351]=85;10;[.K351]=80;9;[.K351]=75;8;[.K351]=70;8;[.K351]=65;7;[.K351]=60;7;[.K351]=55;6;[.K351]=50;6;[.K351]=45;6;[.K351]=40;5;[.K351]=35;4;[.K351]=30;4;[.K351]=25;3;[.K351]=20;2;[.K351]=15;1;[.K351]=10;1;[.K351]=0;0)" office:value-type="float" office:value="0" calcext:value-type="float">
            <text:p>0</text:p>
          </table:table-cell>
          <table:table-cell table:formula="of:=IF([.L351]&lt;=1;0;IF([.L351]&lt;=10;11;IF([.L351]&lt;=14;12;IF([.L351]&lt;=17;13;IF([.L351]&lt;=20;14;IF([.L351]&lt;=22;15;IF([.L351]&lt;=25;16;IF([.L351]&lt;=27;17;IF([.L351]&lt;=29;18;IF([.L351]&lt;=32;19;IF([.L351]&lt;=34;20;IF([.L351]&lt;=36;21;IF([.L351]&lt;=40;22;24)))))))))))))"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351]=&quot;взв&quot;;11;[.O351]=&quot;накл&quot;;24;[.O351]=&quot;прокл&quot;;25;[.O351]=&quot;пт&quot;;26;[.O351]=90;10;[.O351]=85;10;[.O351]=80;9;[.O351]=75;8;[.O351]=70;8;[.O351]=65;7;[.O351]=60;7;[.O351]=55;6;[.O351]=50;6;[.O351]=45;6;[.O351]=40;5;[.O351]=35;4;[.O351]=30;4;[.O351]=25;3;[.O351]=20;2;[.O351]=15;1;[.O351]=10;1;[.O351]=0;0)" office:value-type="float" office:value="0" calcext:value-type="float">
            <text:p>0</text:p>
          </table:table-cell>
          <table:table-cell table:formula="of:=IF([.P351]&lt;=1;0;IF([.P351]&lt;=10;11;IF([.P351]&lt;=14;12;IF([.P351]&lt;=17;13;IF([.P351]&lt;=20;14;IF([.P351]&lt;=22;15;IF([.P351]&lt;=25;16;IF([.P351]&lt;=27;17;IF([.P351]&lt;=29;18;IF([.P351]&lt;=32;19;IF([.P351]&lt;=34;20;IF([.P351]&lt;=36;21;IF([.P351]&lt;=40;22;24)))))))))))))" office:value-type="float" office:value="17" calcext:value-type="float">
            <text:p>17</text:p>
          </table:table-cell>
          <table:table-cell table:formula="of:=ROUND(([.I351]+[.J351]+[.M351]+[.N351]+[.Q351]+[.R351])/3;0)" office:value-type="float" office:value="17" calcext:value-type="float">
            <text:p>17</text:p>
          </table:table-cell>
          <table:table-cell table:formula="of:=[.F351]*LOG10([.S351]+2)" office:value-type="float" office:value="12.7875360095283" calcext:value-type="float">
            <text:p>12,787536009528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090</text:p>
          </table:table-cell>
          <table:table-cell table:style-name="ce5" office:value-type="date" office:date-value="2010-06-30" calcext:value-type="date">
            <text:p>30.06.10</text:p>
          </table:table-cell>
          <table:table-cell table:style-name="ce11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352]=&quot;взв&quot;;11;[.G352]=&quot;накл&quot;;24;[.G352]=&quot;прокл&quot;;25;[.G352]=&quot;пт&quot;;26;[.G352]=90;10;[.G352]=85;10;[.G352]=80;9;[.G352]=75;8;[.G352]=70;8;[.G352]=65;7;[.G352]=60;7;[.G352]=55;6;[.G352]=50;6;[.G352]=45;6;[.G352]=40;5;[.G352]=35;4;[.G352]=30;4;[.G352]=25;3;[.G352]=20;2;[.G352]=15;1;[.G352]=10;1;[.G352]=0;0)" office:value-type="float" office:value="0" calcext:value-type="float">
            <text:p>0</text:p>
          </table:table-cell>
          <table:table-cell table:formula="of:=IF([.H352]&lt;=1;0;IF([.H352]&lt;=10;11;IF([.H352]&lt;=14;12;IF([.H352]&lt;=17;13;IF([.H352]&lt;=20;14;IF([.H352]&lt;=22;15;IF([.H352]&lt;=25;16;IF([.H352]&lt;=27;17;IF([.H352]&lt;=29;18;IF([.H352]&lt;=32;19;IF([.H352]&lt;=34;20;IF([.H352]&lt;=36;21;IF([.H352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352]=&quot;взв&quot;;11;[.K352]=&quot;накл&quot;;24;[.K352]=&quot;прокл&quot;;25;[.K352]=&quot;пт&quot;;26;[.K352]=90;10;[.K352]=85;10;[.K352]=80;9;[.K352]=75;8;[.K352]=70;8;[.K352]=65;7;[.K352]=60;7;[.K352]=55;6;[.K352]=50;6;[.K352]=45;6;[.K352]=40;5;[.K352]=35;4;[.K352]=30;4;[.K352]=25;3;[.K352]=20;2;[.K352]=15;1;[.K352]=10;1;[.K352]=0;0)" office:value-type="float" office:value="0" calcext:value-type="float">
            <text:p>0</text:p>
          </table:table-cell>
          <table:table-cell table:formula="of:=IF([.L352]&lt;=1;0;IF([.L352]&lt;=10;11;IF([.L352]&lt;=14;12;IF([.L352]&lt;=17;13;IF([.L352]&lt;=20;14;IF([.L352]&lt;=22;15;IF([.L352]&lt;=25;16;IF([.L352]&lt;=27;17;IF([.L352]&lt;=29;18;IF([.L352]&lt;=32;19;IF([.L352]&lt;=34;20;IF([.L352]&lt;=36;21;IF([.L352]&lt;=40;22;24)))))))))))))" office:value-type="float" office:value="21" calcext:value-type="float">
            <text:p>2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352]=&quot;взв&quot;;11;[.O352]=&quot;накл&quot;;24;[.O352]=&quot;прокл&quot;;25;[.O352]=&quot;пт&quot;;26;[.O352]=90;10;[.O352]=85;10;[.O352]=80;9;[.O352]=75;8;[.O352]=70;8;[.O352]=65;7;[.O352]=60;7;[.O352]=55;6;[.O352]=50;6;[.O352]=45;6;[.O352]=40;5;[.O352]=35;4;[.O352]=30;4;[.O352]=25;3;[.O352]=20;2;[.O352]=15;1;[.O352]=10;1;[.O352]=0;0)" office:value-type="float" office:value="0" calcext:value-type="float">
            <text:p>0</text:p>
          </table:table-cell>
          <table:table-cell table:formula="of:=IF([.P352]&lt;=1;0;IF([.P352]&lt;=10;11;IF([.P352]&lt;=14;12;IF([.P352]&lt;=17;13;IF([.P352]&lt;=20;14;IF([.P352]&lt;=22;15;IF([.P352]&lt;=25;16;IF([.P352]&lt;=27;17;IF([.P352]&lt;=29;18;IF([.P352]&lt;=32;19;IF([.P352]&lt;=34;20;IF([.P352]&lt;=36;21;IF([.P352]&lt;=40;22;24)))))))))))))" office:value-type="float" office:value="17" calcext:value-type="float">
            <text:p>17</text:p>
          </table:table-cell>
          <table:table-cell table:formula="of:=ROUND(([.I352]+[.J352]+[.M352]+[.N352]+[.Q352]+[.R352])/3;0)" office:value-type="float" office:value="20" calcext:value-type="float">
            <text:p>20</text:p>
          </table:table-cell>
          <table:table-cell table:formula="of:=[.F352]*LOG10([.S352]+2)" office:value-type="float" office:value="26.8484536164441" calcext:value-type="float">
            <text:p>26,848453616444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05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Melkay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353]=&quot;взв&quot;;11;[.G353]=&quot;накл&quot;;24;[.G353]=&quot;прокл&quot;;25;[.G353]=&quot;пт&quot;;26;[.G353]=90;10;[.G353]=85;10;[.G353]=80;9;[.G353]=75;8;[.G353]=70;8;[.G353]=65;7;[.G353]=60;7;[.G353]=55;6;[.G353]=50;6;[.G353]=45;6;[.G353]=40;5;[.G353]=35;4;[.G353]=30;4;[.G353]=25;3;[.G353]=20;2;[.G353]=15;1;[.G353]=10;1;[.G353]=0;0)" office:value-type="float" office:value="0" calcext:value-type="float">
            <text:p>0</text:p>
          </table:table-cell>
          <table:table-cell table:formula="of:=IF([.H353]&lt;=1;0;IF([.H353]&lt;=10;11;IF([.H353]&lt;=14;12;IF([.H353]&lt;=17;13;IF([.H353]&lt;=20;14;IF([.H353]&lt;=22;15;IF([.H353]&lt;=25;16;IF([.H353]&lt;=27;17;IF([.H353]&lt;=29;18;IF([.H353]&lt;=32;19;IF([.H353]&lt;=34;20;IF([.H353]&lt;=36;21;IF([.H353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353]=&quot;взв&quot;;11;[.K353]=&quot;накл&quot;;24;[.K353]=&quot;прокл&quot;;25;[.K353]=&quot;пт&quot;;26;[.K353]=90;10;[.K353]=85;10;[.K353]=80;9;[.K353]=75;8;[.K353]=70;8;[.K353]=65;7;[.K353]=60;7;[.K353]=55;6;[.K353]=50;6;[.K353]=45;6;[.K353]=40;5;[.K353]=35;4;[.K353]=30;4;[.K353]=25;3;[.K353]=20;2;[.K353]=15;1;[.K353]=10;1;[.K353]=0;0)" office:value-type="float" office:value="0" calcext:value-type="float">
            <text:p>0</text:p>
          </table:table-cell>
          <table:table-cell table:formula="of:=IF([.L353]&lt;=1;0;IF([.L353]&lt;=10;11;IF([.L353]&lt;=14;12;IF([.L353]&lt;=17;13;IF([.L353]&lt;=20;14;IF([.L353]&lt;=22;15;IF([.L353]&lt;=25;16;IF([.L353]&lt;=27;17;IF([.L353]&lt;=29;18;IF([.L353]&lt;=32;19;IF([.L353]&lt;=34;20;IF([.L353]&lt;=36;21;IF([.L353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353]=&quot;взв&quot;;11;[.O353]=&quot;накл&quot;;24;[.O353]=&quot;прокл&quot;;25;[.O353]=&quot;пт&quot;;26;[.O353]=90;10;[.O353]=85;10;[.O353]=80;9;[.O353]=75;8;[.O353]=70;8;[.O353]=65;7;[.O353]=60;7;[.O353]=55;6;[.O353]=50;6;[.O353]=45;6;[.O353]=40;5;[.O353]=35;4;[.O353]=30;4;[.O353]=25;3;[.O353]=20;2;[.O353]=15;1;[.O353]=10;1;[.O353]=0;0)" office:value-type="float" office:value="0" calcext:value-type="float">
            <text:p>0</text:p>
          </table:table-cell>
          <table:table-cell table:formula="of:=IF([.P353]&lt;=1;0;IF([.P353]&lt;=10;11;IF([.P353]&lt;=14;12;IF([.P353]&lt;=17;13;IF([.P353]&lt;=20;14;IF([.P353]&lt;=22;15;IF([.P353]&lt;=25;16;IF([.P353]&lt;=27;17;IF([.P353]&lt;=29;18;IF([.P353]&lt;=32;19;IF([.P353]&lt;=34;20;IF([.P353]&lt;=36;21;IF([.P353]&lt;=40;22;24)))))))))))))" office:value-type="float" office:value="19" calcext:value-type="float">
            <text:p>19</text:p>
          </table:table-cell>
          <table:table-cell table:formula="of:=ROUND(([.I353]+[.J353]+[.M353]+[.N353]+[.Q353]+[.R353])/3;0)" office:value-type="float" office:value="20" calcext:value-type="float">
            <text:p>20</text:p>
          </table:table-cell>
          <table:table-cell table:formula="of:=[.F353]*LOG10([.S353]+2)" office:value-type="float" office:value="2.68484536164441" calcext:value-type="float">
            <text:p>2,6848453616444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09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Melk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354]=&quot;взв&quot;;11;[.G354]=&quot;накл&quot;;24;[.G354]=&quot;прокл&quot;;25;[.G354]=&quot;пт&quot;;26;[.G354]=90;10;[.G354]=85;10;[.G354]=80;9;[.G354]=75;8;[.G354]=70;8;[.G354]=65;7;[.G354]=60;7;[.G354]=55;6;[.G354]=50;6;[.G354]=45;6;[.G354]=40;5;[.G354]=35;4;[.G354]=30;4;[.G354]=25;3;[.G354]=20;2;[.G354]=15;1;[.G354]=10;1;[.G354]=0;0)" office:value-type="float" office:value="0" calcext:value-type="float">
            <text:p>0</text:p>
          </table:table-cell>
          <table:table-cell table:formula="of:=IF([.H354]&lt;=1;0;IF([.H354]&lt;=10;11;IF([.H354]&lt;=14;12;IF([.H354]&lt;=17;13;IF([.H354]&lt;=20;14;IF([.H354]&lt;=22;15;IF([.H354]&lt;=25;16;IF([.H354]&lt;=27;17;IF([.H354]&lt;=29;18;IF([.H354]&lt;=32;19;IF([.H354]&lt;=34;20;IF([.H354]&lt;=36;21;IF([.H354]&lt;=40;22;24)))))))))))))" office:value-type="float" office:value="17" calcext:value-type="float">
            <text:p>1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K354]=&quot;взв&quot;;11;[.K354]=&quot;накл&quot;;24;[.K354]=&quot;прокл&quot;;25;[.K354]=&quot;пт&quot;;26;[.K354]=90;10;[.K354]=85;10;[.K354]=80;9;[.K354]=75;8;[.K354]=70;8;[.K354]=65;7;[.K354]=60;7;[.K354]=55;6;[.K354]=50;6;[.K354]=45;6;[.K354]=40;5;[.K354]=35;4;[.K354]=30;4;[.K354]=25;3;[.K354]=20;2;[.K354]=15;1;[.K354]=10;1;[.K354]=0;0)" office:value-type="float" office:value="0" calcext:value-type="float">
            <text:p>0</text:p>
          </table:table-cell>
          <table:table-cell table:formula="of:=IF([.L354]&lt;=1;0;IF([.L354]&lt;=10;11;IF([.L354]&lt;=14;12;IF([.L354]&lt;=17;13;IF([.L354]&lt;=20;14;IF([.L354]&lt;=22;15;IF([.L354]&lt;=25;16;IF([.L354]&lt;=27;17;IF([.L354]&lt;=29;18;IF([.L354]&lt;=32;19;IF([.L354]&lt;=34;20;IF([.L354]&lt;=36;21;IF([.L354]&lt;=40;22;24)))))))))))))" office:value-type="float" office:value="15" calcext:value-type="float">
            <text:p>1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354]=&quot;взв&quot;;11;[.O354]=&quot;накл&quot;;24;[.O354]=&quot;прокл&quot;;25;[.O354]=&quot;пт&quot;;26;[.O354]=90;10;[.O354]=85;10;[.O354]=80;9;[.O354]=75;8;[.O354]=70;8;[.O354]=65;7;[.O354]=60;7;[.O354]=55;6;[.O354]=50;6;[.O354]=45;6;[.O354]=40;5;[.O354]=35;4;[.O354]=30;4;[.O354]=25;3;[.O354]=20;2;[.O354]=15;1;[.O354]=10;1;[.O354]=0;0)" office:value-type="float" office:value="0" calcext:value-type="float">
            <text:p>0</text:p>
          </table:table-cell>
          <table:table-cell table:formula="of:=IF([.P354]&lt;=1;0;IF([.P354]&lt;=10;11;IF([.P354]&lt;=14;12;IF([.P354]&lt;=17;13;IF([.P354]&lt;=20;14;IF([.P354]&lt;=22;15;IF([.P354]&lt;=25;16;IF([.P354]&lt;=27;17;IF([.P354]&lt;=29;18;IF([.P354]&lt;=32;19;IF([.P354]&lt;=34;20;IF([.P354]&lt;=36;21;IF([.P354]&lt;=40;22;24)))))))))))))" office:value-type="float" office:value="16" calcext:value-type="float">
            <text:p>16</text:p>
          </table:table-cell>
          <table:table-cell table:formula="of:=ROUND(([.I354]+[.J354]+[.M354]+[.N354]+[.Q354]+[.R354])/3;0)" office:value-type="float" office:value="16" calcext:value-type="float">
            <text:p>16</text:p>
          </table:table-cell>
          <table:table-cell table:formula="of:=[.F354]*LOG10([.S354]+2)" office:value-type="float" office:value="2.51054501020661" calcext:value-type="float">
            <text:p>2,5105450102066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07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Melk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355]=&quot;взв&quot;;11;[.G355]=&quot;накл&quot;;24;[.G355]=&quot;прокл&quot;;25;[.G355]=&quot;пт&quot;;26;[.G355]=90;10;[.G355]=85;10;[.G355]=80;9;[.G355]=75;8;[.G355]=70;8;[.G355]=65;7;[.G355]=60;7;[.G355]=55;6;[.G355]=50;6;[.G355]=45;6;[.G355]=40;5;[.G355]=35;4;[.G355]=30;4;[.G355]=25;3;[.G355]=20;2;[.G355]=15;1;[.G355]=10;1;[.G355]=0;0)" office:value-type="float" office:value="0" calcext:value-type="float">
            <text:p>0</text:p>
          </table:table-cell>
          <table:table-cell table:formula="of:=IF([.H355]&lt;=1;0;IF([.H355]&lt;=10;11;IF([.H355]&lt;=14;12;IF([.H355]&lt;=17;13;IF([.H355]&lt;=20;14;IF([.H355]&lt;=22;15;IF([.H355]&lt;=25;16;IF([.H355]&lt;=27;17;IF([.H355]&lt;=29;18;IF([.H355]&lt;=32;19;IF([.H355]&lt;=34;20;IF([.H355]&lt;=36;21;IF([.H355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355]=&quot;взв&quot;;11;[.K355]=&quot;накл&quot;;24;[.K355]=&quot;прокл&quot;;25;[.K355]=&quot;пт&quot;;26;[.K355]=90;10;[.K355]=85;10;[.K355]=80;9;[.K355]=75;8;[.K355]=70;8;[.K355]=65;7;[.K355]=60;7;[.K355]=55;6;[.K355]=50;6;[.K355]=45;6;[.K355]=40;5;[.K355]=35;4;[.K355]=30;4;[.K355]=25;3;[.K355]=20;2;[.K355]=15;1;[.K355]=10;1;[.K355]=0;0)" office:value-type="float" office:value="0" calcext:value-type="float">
            <text:p>0</text:p>
          </table:table-cell>
          <table:table-cell table:formula="of:=IF([.L355]&lt;=1;0;IF([.L355]&lt;=10;11;IF([.L355]&lt;=14;12;IF([.L355]&lt;=17;13;IF([.L355]&lt;=20;14;IF([.L355]&lt;=22;15;IF([.L355]&lt;=25;16;IF([.L355]&lt;=27;17;IF([.L355]&lt;=29;18;IF([.L355]&lt;=32;19;IF([.L355]&lt;=34;20;IF([.L355]&lt;=36;21;IF([.L355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355]=&quot;взв&quot;;11;[.O355]=&quot;накл&quot;;24;[.O355]=&quot;прокл&quot;;25;[.O355]=&quot;пт&quot;;26;[.O355]=90;10;[.O355]=85;10;[.O355]=80;9;[.O355]=75;8;[.O355]=70;8;[.O355]=65;7;[.O355]=60;7;[.O355]=55;6;[.O355]=50;6;[.O355]=45;6;[.O355]=40;5;[.O355]=35;4;[.O355]=30;4;[.O355]=25;3;[.O355]=20;2;[.O355]=15;1;[.O355]=10;1;[.O355]=0;0)" office:value-type="float" office:value="0" calcext:value-type="float">
            <text:p>0</text:p>
          </table:table-cell>
          <table:table-cell table:formula="of:=IF([.P355]&lt;=1;0;IF([.P355]&lt;=10;11;IF([.P355]&lt;=14;12;IF([.P355]&lt;=17;13;IF([.P355]&lt;=20;14;IF([.P355]&lt;=22;15;IF([.P355]&lt;=25;16;IF([.P355]&lt;=27;17;IF([.P355]&lt;=29;18;IF([.P355]&lt;=32;19;IF([.P355]&lt;=34;20;IF([.P355]&lt;=36;21;IF([.P355]&lt;=40;22;24)))))))))))))" office:value-type="float" office:value="21" calcext:value-type="float">
            <text:p>21</text:p>
          </table:table-cell>
          <table:table-cell table:formula="of:=ROUND(([.I355]+[.J355]+[.M355]+[.N355]+[.Q355]+[.R355])/3;0)" office:value-type="float" office:value="21" calcext:value-type="float">
            <text:p>21</text:p>
          </table:table-cell>
          <table:table-cell table:formula="of:=[.F355]*LOG10([.S355]+2)" office:value-type="float" office:value="4.08518350805278" calcext:value-type="float">
            <text:p>4,0851835080527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06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Melk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356]=&quot;взв&quot;;11;[.G356]=&quot;накл&quot;;24;[.G356]=&quot;прокл&quot;;25;[.G356]=&quot;пт&quot;;26;[.G356]=90;10;[.G356]=85;10;[.G356]=80;9;[.G356]=75;8;[.G356]=70;8;[.G356]=65;7;[.G356]=60;7;[.G356]=55;6;[.G356]=50;6;[.G356]=45;6;[.G356]=40;5;[.G356]=35;4;[.G356]=30;4;[.G356]=25;3;[.G356]=20;2;[.G356]=15;1;[.G356]=10;1;[.G356]=0;0)" office:value-type="float" office:value="0" calcext:value-type="float">
            <text:p>0</text:p>
          </table:table-cell>
          <table:table-cell table:formula="of:=IF([.H356]&lt;=1;0;IF([.H356]&lt;=10;11;IF([.H356]&lt;=14;12;IF([.H356]&lt;=17;13;IF([.H356]&lt;=20;14;IF([.H356]&lt;=22;15;IF([.H356]&lt;=25;16;IF([.H356]&lt;=27;17;IF([.H356]&lt;=29;18;IF([.H356]&lt;=32;19;IF([.H356]&lt;=34;20;IF([.H356]&lt;=36;21;IF([.H356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356]=&quot;взв&quot;;11;[.K356]=&quot;накл&quot;;24;[.K356]=&quot;прокл&quot;;25;[.K356]=&quot;пт&quot;;26;[.K356]=90;10;[.K356]=85;10;[.K356]=80;9;[.K356]=75;8;[.K356]=70;8;[.K356]=65;7;[.K356]=60;7;[.K356]=55;6;[.K356]=50;6;[.K356]=45;6;[.K356]=40;5;[.K356]=35;4;[.K356]=30;4;[.K356]=25;3;[.K356]=20;2;[.K356]=15;1;[.K356]=10;1;[.K356]=0;0)" office:value-type="float" office:value="0" calcext:value-type="float">
            <text:p>0</text:p>
          </table:table-cell>
          <table:table-cell table:formula="of:=IF([.L356]&lt;=1;0;IF([.L356]&lt;=10;11;IF([.L356]&lt;=14;12;IF([.L356]&lt;=17;13;IF([.L356]&lt;=20;14;IF([.L356]&lt;=22;15;IF([.L356]&lt;=25;16;IF([.L356]&lt;=27;17;IF([.L356]&lt;=29;18;IF([.L356]&lt;=32;19;IF([.L356]&lt;=34;20;IF([.L356]&lt;=36;21;IF([.L356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356]=&quot;взв&quot;;11;[.O356]=&quot;накл&quot;;24;[.O356]=&quot;прокл&quot;;25;[.O356]=&quot;пт&quot;;26;[.O356]=90;10;[.O356]=85;10;[.O356]=80;9;[.O356]=75;8;[.O356]=70;8;[.O356]=65;7;[.O356]=60;7;[.O356]=55;6;[.O356]=50;6;[.O356]=45;6;[.O356]=40;5;[.O356]=35;4;[.O356]=30;4;[.O356]=25;3;[.O356]=20;2;[.O356]=15;1;[.O356]=10;1;[.O356]=0;0)" office:value-type="float" office:value="0" calcext:value-type="float">
            <text:p>0</text:p>
          </table:table-cell>
          <table:table-cell table:formula="of:=IF([.P356]&lt;=1;0;IF([.P356]&lt;=10;11;IF([.P356]&lt;=14;12;IF([.P356]&lt;=17;13;IF([.P356]&lt;=20;14;IF([.P356]&lt;=22;15;IF([.P356]&lt;=25;16;IF([.P356]&lt;=27;17;IF([.P356]&lt;=29;18;IF([.P356]&lt;=32;19;IF([.P356]&lt;=34;20;IF([.P356]&lt;=36;21;IF([.P356]&lt;=40;22;24)))))))))))))" office:value-type="float" office:value="21" calcext:value-type="float">
            <text:p>21</text:p>
          </table:table-cell>
          <table:table-cell table:formula="of:=ROUND(([.I356]+[.J356]+[.M356]+[.N356]+[.Q356]+[.R356])/3;0)" office:value-type="float" office:value="21" calcext:value-type="float">
            <text:p>21</text:p>
          </table:table-cell>
          <table:table-cell table:formula="of:=[.F356]*LOG10([.S356]+2)" office:value-type="float" office:value="6.80863918008796" calcext:value-type="float">
            <text:p>6,8086391800879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10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Melkaya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357]=&quot;взв&quot;;11;[.G357]=&quot;накл&quot;;24;[.G357]=&quot;прокл&quot;;25;[.G357]=&quot;пт&quot;;26;[.G357]=90;10;[.G357]=85;10;[.G357]=80;9;[.G357]=75;8;[.G357]=70;8;[.G357]=65;7;[.G357]=60;7;[.G357]=55;6;[.G357]=50;6;[.G357]=45;6;[.G357]=40;5;[.G357]=35;4;[.G357]=30;4;[.G357]=25;3;[.G357]=20;2;[.G357]=15;1;[.G357]=10;1;[.G357]=0;0)" office:value-type="float" office:value="0" calcext:value-type="float">
            <text:p>0</text:p>
          </table:table-cell>
          <table:table-cell table:formula="of:=IF([.H357]&lt;=1;0;IF([.H357]&lt;=10;11;IF([.H357]&lt;=14;12;IF([.H357]&lt;=17;13;IF([.H357]&lt;=20;14;IF([.H357]&lt;=22;15;IF([.H357]&lt;=25;16;IF([.H357]&lt;=27;17;IF([.H357]&lt;=29;18;IF([.H357]&lt;=32;19;IF([.H357]&lt;=34;20;IF([.H357]&lt;=36;21;IF([.H357]&lt;=40;22;24)))))))))))))" office:value-type="float" office:value="20" calcext:value-type="float">
            <text:p>2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357]=&quot;взв&quot;;11;[.K357]=&quot;накл&quot;;24;[.K357]=&quot;прокл&quot;;25;[.K357]=&quot;пт&quot;;26;[.K357]=90;10;[.K357]=85;10;[.K357]=80;9;[.K357]=75;8;[.K357]=70;8;[.K357]=65;7;[.K357]=60;7;[.K357]=55;6;[.K357]=50;6;[.K357]=45;6;[.K357]=40;5;[.K357]=35;4;[.K357]=30;4;[.K357]=25;3;[.K357]=20;2;[.K357]=15;1;[.K357]=10;1;[.K357]=0;0)" office:value-type="float" office:value="0" calcext:value-type="float">
            <text:p>0</text:p>
          </table:table-cell>
          <table:table-cell table:formula="of:=IF([.L357]&lt;=1;0;IF([.L357]&lt;=10;11;IF([.L357]&lt;=14;12;IF([.L357]&lt;=17;13;IF([.L357]&lt;=20;14;IF([.L357]&lt;=22;15;IF([.L357]&lt;=25;16;IF([.L357]&lt;=27;17;IF([.L357]&lt;=29;18;IF([.L357]&lt;=32;19;IF([.L357]&lt;=34;20;IF([.L357]&lt;=36;21;IF([.L357]&lt;=40;22;24)))))))))))))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57]=&quot;взв&quot;;11;[.O357]=&quot;накл&quot;;24;[.O357]=&quot;прокл&quot;;25;[.O357]=&quot;пт&quot;;26;[.O357]=90;10;[.O357]=85;10;[.O357]=80;9;[.O357]=75;8;[.O357]=70;8;[.O357]=65;7;[.O357]=60;7;[.O357]=55;6;[.O357]=50;6;[.O357]=45;6;[.O357]=40;5;[.O357]=35;4;[.O357]=30;4;[.O357]=25;3;[.O357]=20;2;[.O357]=15;1;[.O357]=10;1;[.O357]=0;0)" office:value-type="float" office:value="10" calcext:value-type="float">
            <text:p>10</text:p>
          </table:table-cell>
          <table:table-cell table:formula="of:=IF([.P357]&lt;=1;0;IF([.P357]&lt;=10;11;IF([.P357]&lt;=14;12;IF([.P357]&lt;=17;13;IF([.P357]&lt;=20;14;IF([.P357]&lt;=22;15;IF([.P357]&lt;=25;16;IF([.P357]&lt;=27;17;IF([.P357]&lt;=29;18;IF([.P357]&lt;=32;19;IF([.P357]&lt;=34;20;IF([.P357]&lt;=36;21;IF([.P357]&lt;=40;22;24)))))))))))))" office:value-type="float" office:value="0" calcext:value-type="float">
            <text:p>0</text:p>
          </table:table-cell>
          <table:table-cell table:formula="of:=ROUND(([.I357]+[.J357]+[.M357]+[.N357]+[.Q357]+[.R357])/3;0)" office:value-type="float" office:value="16" calcext:value-type="float">
            <text:p>16</text:p>
          </table:table-cell>
          <table:table-cell table:formula="of:=[.F357]*LOG10([.S357]+2)" office:value-type="float" office:value="7.53163503061984" calcext:value-type="float">
            <text:p>7,5316350306198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45</text:p>
          </table:table-cell>
          <table:table-cell table:style-name="ce5" office:value-type="date" office:date-value="2010-06-21" calcext:value-type="date">
            <text:p>21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Mertvetckaya Skal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358]=&quot;взв&quot;;11;[.G358]=&quot;накл&quot;;24;[.G358]=&quot;прокл&quot;;25;[.G358]=&quot;пт&quot;;26;[.G358]=90;10;[.G358]=85;10;[.G358]=80;9;[.G358]=75;8;[.G358]=70;8;[.G358]=65;7;[.G358]=60;7;[.G358]=55;6;[.G358]=50;6;[.G358]=45;6;[.G358]=40;5;[.G358]=35;4;[.G358]=30;4;[.G358]=25;3;[.G358]=20;2;[.G358]=15;1;[.G358]=10;1;[.G358]=0;0)" office:value-type="float" office:value="0" calcext:value-type="float">
            <text:p>0</text:p>
          </table:table-cell>
          <table:table-cell table:formula="of:=IF([.H358]&lt;=1;0;IF([.H358]&lt;=10;11;IF([.H358]&lt;=14;12;IF([.H358]&lt;=17;13;IF([.H358]&lt;=20;14;IF([.H358]&lt;=22;15;IF([.H358]&lt;=25;16;IF([.H358]&lt;=27;17;IF([.H358]&lt;=29;18;IF([.H358]&lt;=32;19;IF([.H358]&lt;=34;20;IF([.H358]&lt;=36;21;IF([.H358]&lt;=40;22;24)))))))))))))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358]=&quot;взв&quot;;11;[.K358]=&quot;накл&quot;;24;[.K358]=&quot;прокл&quot;;25;[.K358]=&quot;пт&quot;;26;[.K358]=90;10;[.K358]=85;10;[.K358]=80;9;[.K358]=75;8;[.K358]=70;8;[.K358]=65;7;[.K358]=60;7;[.K358]=55;6;[.K358]=50;6;[.K358]=45;6;[.K358]=40;5;[.K358]=35;4;[.K358]=30;4;[.K358]=25;3;[.K358]=20;2;[.K358]=15;1;[.K358]=10;1;[.K358]=0;0)" office:value-type="float" office:value="0" calcext:value-type="float">
            <text:p>0</text:p>
          </table:table-cell>
          <table:table-cell table:formula="of:=IF([.L358]&lt;=1;0;IF([.L358]&lt;=10;11;IF([.L358]&lt;=14;12;IF([.L358]&lt;=17;13;IF([.L358]&lt;=20;14;IF([.L358]&lt;=22;15;IF([.L358]&lt;=25;16;IF([.L358]&lt;=27;17;IF([.L358]&lt;=29;18;IF([.L358]&lt;=32;19;IF([.L358]&lt;=34;20;IF([.L358]&lt;=36;21;IF([.L358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358]=&quot;взв&quot;;11;[.O358]=&quot;накл&quot;;24;[.O358]=&quot;прокл&quot;;25;[.O358]=&quot;пт&quot;;26;[.O358]=90;10;[.O358]=85;10;[.O358]=80;9;[.O358]=75;8;[.O358]=70;8;[.O358]=65;7;[.O358]=60;7;[.O358]=55;6;[.O358]=50;6;[.O358]=45;6;[.O358]=40;5;[.O358]=35;4;[.O358]=30;4;[.O358]=25;3;[.O358]=20;2;[.O358]=15;1;[.O358]=10;1;[.O358]=0;0)" office:value-type="float" office:value="0" calcext:value-type="float">
            <text:p>0</text:p>
          </table:table-cell>
          <table:table-cell table:formula="of:=IF([.P358]&lt;=1;0;IF([.P358]&lt;=10;11;IF([.P358]&lt;=14;12;IF([.P358]&lt;=17;13;IF([.P358]&lt;=20;14;IF([.P358]&lt;=22;15;IF([.P358]&lt;=25;16;IF([.P358]&lt;=27;17;IF([.P358]&lt;=29;18;IF([.P358]&lt;=32;19;IF([.P358]&lt;=34;20;IF([.P358]&lt;=36;21;IF([.P358]&lt;=40;22;24)))))))))))))" office:value-type="float" office:value="19" calcext:value-type="float">
            <text:p>19</text:p>
          </table:table-cell>
          <table:table-cell table:formula="of:=ROUND(([.I358]+[.J358]+[.M358]+[.N358]+[.Q358]+[.R358])/3;0)" office:value-type="float" office:value="20" calcext:value-type="float">
            <text:p>20</text:p>
          </table:table-cell>
          <table:table-cell table:formula="of:=[.F358]*LOG10([.S358]+2)" office:value-type="float" office:value="2.68484536164441" calcext:value-type="float">
            <text:p>2,6848453616444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49</text:p>
          </table:table-cell>
          <table:table-cell table:style-name="ce5" office:value-type="date" office:date-value="2010-06-21" calcext:value-type="date">
            <text:p>21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Mertvetckaya Skal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359]=&quot;взв&quot;;11;[.G359]=&quot;накл&quot;;24;[.G359]=&quot;прокл&quot;;25;[.G359]=&quot;пт&quot;;26;[.G359]=90;10;[.G359]=85;10;[.G359]=80;9;[.G359]=75;8;[.G359]=70;8;[.G359]=65;7;[.G359]=60;7;[.G359]=55;6;[.G359]=50;6;[.G359]=45;6;[.G359]=40;5;[.G359]=35;4;[.G359]=30;4;[.G359]=25;3;[.G359]=20;2;[.G359]=15;1;[.G359]=10;1;[.G359]=0;0)" office:value-type="float" office:value="6" calcext:value-type="float">
            <text:p>6</text:p>
          </table:table-cell>
          <table:table-cell table:formula="of:=IF([.H359]&lt;=1;0;IF([.H359]&lt;=10;11;IF([.H359]&lt;=14;12;IF([.H359]&lt;=17;13;IF([.H359]&lt;=20;14;IF([.H359]&lt;=22;15;IF([.H359]&lt;=25;16;IF([.H359]&lt;=27;17;IF([.H359]&lt;=29;18;IF([.H359]&lt;=32;19;IF([.H359]&lt;=34;20;IF([.H359]&lt;=36;21;IF([.H359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359]=&quot;взв&quot;;11;[.K359]=&quot;накл&quot;;24;[.K359]=&quot;прокл&quot;;25;[.K359]=&quot;пт&quot;;26;[.K359]=90;10;[.K359]=85;10;[.K359]=80;9;[.K359]=75;8;[.K359]=70;8;[.K359]=65;7;[.K359]=60;7;[.K359]=55;6;[.K359]=50;6;[.K359]=45;6;[.K359]=40;5;[.K359]=35;4;[.K359]=30;4;[.K359]=25;3;[.K359]=20;2;[.K359]=15;1;[.K359]=10;1;[.K359]=0;0)" office:value-type="float" office:value="7" calcext:value-type="float">
            <text:p>7</text:p>
          </table:table-cell>
          <table:table-cell table:formula="of:=IF([.L359]&lt;=1;0;IF([.L359]&lt;=10;11;IF([.L359]&lt;=14;12;IF([.L359]&lt;=17;13;IF([.L359]&lt;=20;14;IF([.L359]&lt;=22;15;IF([.L359]&lt;=25;16;IF([.L359]&lt;=27;17;IF([.L359]&lt;=29;18;IF([.L359]&lt;=32;19;IF([.L359]&lt;=34;20;IF([.L359]&lt;=36;21;IF([.L359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359]=&quot;взв&quot;;11;[.O359]=&quot;накл&quot;;24;[.O359]=&quot;прокл&quot;;25;[.O359]=&quot;пт&quot;;26;[.O359]=90;10;[.O359]=85;10;[.O359]=80;9;[.O359]=75;8;[.O359]=70;8;[.O359]=65;7;[.O359]=60;7;[.O359]=55;6;[.O359]=50;6;[.O359]=45;6;[.O359]=40;5;[.O359]=35;4;[.O359]=30;4;[.O359]=25;3;[.O359]=20;2;[.O359]=15;1;[.O359]=10;1;[.O359]=0;0)" office:value-type="float" office:value="7" calcext:value-type="float">
            <text:p>7</text:p>
          </table:table-cell>
          <table:table-cell table:formula="of:=IF([.P359]&lt;=1;0;IF([.P359]&lt;=10;11;IF([.P359]&lt;=14;12;IF([.P359]&lt;=17;13;IF([.P359]&lt;=20;14;IF([.P359]&lt;=22;15;IF([.P359]&lt;=25;16;IF([.P359]&lt;=27;17;IF([.P359]&lt;=29;18;IF([.P359]&lt;=32;19;IF([.P359]&lt;=34;20;IF([.P359]&lt;=36;21;IF([.P359]&lt;=40;22;24)))))))))))))" office:value-type="float" office:value="0" calcext:value-type="float">
            <text:p>0</text:p>
          </table:table-cell>
          <table:table-cell table:formula="of:=ROUND(([.I359]+[.J359]+[.M359]+[.N359]+[.Q359]+[.R359])/3;0)" office:value-type="float" office:value="7" calcext:value-type="float">
            <text:p>7</text:p>
          </table:table-cell>
          <table:table-cell table:formula="of:=[.F359]*LOG10([.S359]+2)" office:value-type="float" office:value="4.77121254719662" calcext:value-type="float">
            <text:p>4,771212547196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043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Moryank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G360]=&quot;взв&quot;;11;[.G360]=&quot;накл&quot;;24;[.G360]=&quot;прокл&quot;;25;[.G360]=&quot;пт&quot;;26;[.G360]=90;10;[.G360]=85;10;[.G360]=80;9;[.G360]=75;8;[.G360]=70;8;[.G360]=65;7;[.G360]=60;7;[.G360]=55;6;[.G360]=50;6;[.G360]=45;6;[.G360]=40;5;[.G360]=35;4;[.G360]=30;4;[.G360]=25;3;[.G360]=20;2;[.G360]=15;1;[.G360]=10;1;[.G360]=0;0)" office:value-type="float" office:value="0" calcext:value-type="float">
            <text:p>0</text:p>
          </table:table-cell>
          <table:table-cell table:formula="of:=IF([.H360]&lt;=1;0;IF([.H360]&lt;=10;11;IF([.H360]&lt;=14;12;IF([.H360]&lt;=17;13;IF([.H360]&lt;=20;14;IF([.H360]&lt;=22;15;IF([.H360]&lt;=25;16;IF([.H360]&lt;=27;17;IF([.H360]&lt;=29;18;IF([.H360]&lt;=32;19;IF([.H360]&lt;=34;20;IF([.H360]&lt;=36;21;IF([.H360]&lt;=40;22;24)))))))))))))" office:value-type="float" office:value="14" calcext:value-type="float">
            <text:p>1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360]=&quot;взв&quot;;11;[.K360]=&quot;накл&quot;;24;[.K360]=&quot;прокл&quot;;25;[.K360]=&quot;пт&quot;;26;[.K360]=90;10;[.K360]=85;10;[.K360]=80;9;[.K360]=75;8;[.K360]=70;8;[.K360]=65;7;[.K360]=60;7;[.K360]=55;6;[.K360]=50;6;[.K360]=45;6;[.K360]=40;5;[.K360]=35;4;[.K360]=30;4;[.K360]=25;3;[.K360]=20;2;[.K360]=15;1;[.K360]=10;1;[.K360]=0;0)" office:value-type="float" office:value="0" calcext:value-type="float">
            <text:p>0</text:p>
          </table:table-cell>
          <table:table-cell table:formula="of:=IF([.L360]&lt;=1;0;IF([.L360]&lt;=10;11;IF([.L360]&lt;=14;12;IF([.L360]&lt;=17;13;IF([.L360]&lt;=20;14;IF([.L360]&lt;=22;15;IF([.L360]&lt;=25;16;IF([.L360]&lt;=27;17;IF([.L360]&lt;=29;18;IF([.L360]&lt;=32;19;IF([.L360]&lt;=34;20;IF([.L360]&lt;=36;21;IF([.L360]&lt;=40;22;24)))))))))))))"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360]=&quot;взв&quot;;11;[.O360]=&quot;накл&quot;;24;[.O360]=&quot;прокл&quot;;25;[.O360]=&quot;пт&quot;;26;[.O360]=90;10;[.O360]=85;10;[.O360]=80;9;[.O360]=75;8;[.O360]=70;8;[.O360]=65;7;[.O360]=60;7;[.O360]=55;6;[.O360]=50;6;[.O360]=45;6;[.O360]=40;5;[.O360]=35;4;[.O360]=30;4;[.O360]=25;3;[.O360]=20;2;[.O360]=15;1;[.O360]=10;1;[.O360]=0;0)" office:value-type="float" office:value="0" calcext:value-type="float">
            <text:p>0</text:p>
          </table:table-cell>
          <table:table-cell table:formula="of:=IF([.P360]&lt;=1;0;IF([.P360]&lt;=10;11;IF([.P360]&lt;=14;12;IF([.P360]&lt;=17;13;IF([.P360]&lt;=20;14;IF([.P360]&lt;=22;15;IF([.P360]&lt;=25;16;IF([.P360]&lt;=27;17;IF([.P360]&lt;=29;18;IF([.P360]&lt;=32;19;IF([.P360]&lt;=34;20;IF([.P360]&lt;=36;21;IF([.P360]&lt;=40;22;24)))))))))))))" office:value-type="float" office:value="17" calcext:value-type="float">
            <text:p>17</text:p>
          </table:table-cell>
          <table:table-cell table:formula="of:=ROUND(([.I360]+[.J360]+[.M360]+[.N360]+[.Q360]+[.R360])/3;0)" office:value-type="float" office:value="16" calcext:value-type="float">
            <text:p>16</text:p>
          </table:table-cell>
          <table:table-cell table:formula="of:=[.F360]*LOG10([.S360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046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Moryank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361]=&quot;взв&quot;;11;[.G361]=&quot;накл&quot;;24;[.G361]=&quot;прокл&quot;;25;[.G361]=&quot;пт&quot;;26;[.G361]=90;10;[.G361]=85;10;[.G361]=80;9;[.G361]=75;8;[.G361]=70;8;[.G361]=65;7;[.G361]=60;7;[.G361]=55;6;[.G361]=50;6;[.G361]=45;6;[.G361]=40;5;[.G361]=35;4;[.G361]=30;4;[.G361]=25;3;[.G361]=20;2;[.G361]=15;1;[.G361]=10;1;[.G361]=0;0)" office:value-type="float" office:value="1" calcext:value-type="float">
            <text:p>1</text:p>
          </table:table-cell>
          <table:table-cell table:formula="of:=IF([.H361]&lt;=1;0;IF([.H361]&lt;=10;11;IF([.H361]&lt;=14;12;IF([.H361]&lt;=17;13;IF([.H361]&lt;=20;14;IF([.H361]&lt;=22;15;IF([.H361]&lt;=25;16;IF([.H361]&lt;=27;17;IF([.H361]&lt;=29;18;IF([.H361]&lt;=32;19;IF([.H361]&lt;=34;20;IF([.H361]&lt;=36;21;IF([.H361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361]=&quot;взв&quot;;11;[.K361]=&quot;накл&quot;;24;[.K361]=&quot;прокл&quot;;25;[.K361]=&quot;пт&quot;;26;[.K361]=90;10;[.K361]=85;10;[.K361]=80;9;[.K361]=75;8;[.K361]=70;8;[.K361]=65;7;[.K361]=60;7;[.K361]=55;6;[.K361]=50;6;[.K361]=45;6;[.K361]=40;5;[.K361]=35;4;[.K361]=30;4;[.K361]=25;3;[.K361]=20;2;[.K361]=15;1;[.K361]=10;1;[.K361]=0;0)" office:value-type="float" office:value="1" calcext:value-type="float">
            <text:p>1</text:p>
          </table:table-cell>
          <table:table-cell table:formula="of:=IF([.L361]&lt;=1;0;IF([.L361]&lt;=10;11;IF([.L361]&lt;=14;12;IF([.L361]&lt;=17;13;IF([.L361]&lt;=20;14;IF([.L361]&lt;=22;15;IF([.L361]&lt;=25;16;IF([.L361]&lt;=27;17;IF([.L361]&lt;=29;18;IF([.L361]&lt;=32;19;IF([.L361]&lt;=34;20;IF([.L361]&lt;=36;21;IF([.L361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361]=&quot;взв&quot;;11;[.O361]=&quot;накл&quot;;24;[.O361]=&quot;прокл&quot;;25;[.O361]=&quot;пт&quot;;26;[.O361]=90;10;[.O361]=85;10;[.O361]=80;9;[.O361]=75;8;[.O361]=70;8;[.O361]=65;7;[.O361]=60;7;[.O361]=55;6;[.O361]=50;6;[.O361]=45;6;[.O361]=40;5;[.O361]=35;4;[.O361]=30;4;[.O361]=25;3;[.O361]=20;2;[.O361]=15;1;[.O361]=10;1;[.O361]=0;0)" office:value-type="float" office:value="1" calcext:value-type="float">
            <text:p>1</text:p>
          </table:table-cell>
          <table:table-cell table:formula="of:=IF([.P361]&lt;=1;0;IF([.P361]&lt;=10;11;IF([.P361]&lt;=14;12;IF([.P361]&lt;=17;13;IF([.P361]&lt;=20;14;IF([.P361]&lt;=22;15;IF([.P361]&lt;=25;16;IF([.P361]&lt;=27;17;IF([.P361]&lt;=29;18;IF([.P361]&lt;=32;19;IF([.P361]&lt;=34;20;IF([.P361]&lt;=36;21;IF([.P361]&lt;=40;22;24)))))))))))))" office:value-type="float" office:value="0" calcext:value-type="float">
            <text:p>0</text:p>
          </table:table-cell>
          <table:table-cell table:formula="of:=ROUND(([.I361]+[.J361]+[.M361]+[.N361]+[.Q361]+[.R361])/3;0)" office:value-type="float" office:value="1" calcext:value-type="float">
            <text:p>1</text:p>
          </table:table-cell>
          <table:table-cell table:formula="of:=[.F361]*LOG10([.S361]+2)" office:value-type="float" office:value="0.954242509439325" calcext:value-type="float">
            <text:p>0,95424250943932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050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Moryank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M.MICROSOFT.IFS([.G362]=&quot;взв&quot;;11;[.G362]=&quot;накл&quot;;24;[.G362]=&quot;прокл&quot;;25;[.G362]=&quot;пт&quot;;26;[.G362]=90;10;[.G362]=85;10;[.G362]=80;9;[.G362]=75;8;[.G362]=70;8;[.G362]=65;7;[.G362]=60;7;[.G362]=55;6;[.G362]=50;6;[.G362]=45;6;[.G362]=40;5;[.G362]=35;4;[.G362]=30;4;[.G362]=25;3;[.G362]=20;2;[.G362]=15;1;[.G362]=10;1;[.G362]=0;0)" office:value-type="float" office:value="0" calcext:value-type="float">
            <text:p>0</text:p>
          </table:table-cell>
          <table:table-cell table:formula="of:=IF([.H362]&lt;=1;0;IF([.H362]&lt;=10;11;IF([.H362]&lt;=14;12;IF([.H362]&lt;=17;13;IF([.H362]&lt;=20;14;IF([.H362]&lt;=22;15;IF([.H362]&lt;=25;16;IF([.H362]&lt;=27;17;IF([.H362]&lt;=29;18;IF([.H362]&lt;=32;19;IF([.H362]&lt;=34;20;IF([.H362]&lt;=36;21;IF([.H362]&lt;=40;22;24)))))))))))))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362]=&quot;взв&quot;;11;[.K362]=&quot;накл&quot;;24;[.K362]=&quot;прокл&quot;;25;[.K362]=&quot;пт&quot;;26;[.K362]=90;10;[.K362]=85;10;[.K362]=80;9;[.K362]=75;8;[.K362]=70;8;[.K362]=65;7;[.K362]=60;7;[.K362]=55;6;[.K362]=50;6;[.K362]=45;6;[.K362]=40;5;[.K362]=35;4;[.K362]=30;4;[.K362]=25;3;[.K362]=20;2;[.K362]=15;1;[.K362]=10;1;[.K362]=0;0)" office:value-type="float" office:value="0" calcext:value-type="float">
            <text:p>0</text:p>
          </table:table-cell>
          <table:table-cell table:formula="of:=IF([.L362]&lt;=1;0;IF([.L362]&lt;=10;11;IF([.L362]&lt;=14;12;IF([.L362]&lt;=17;13;IF([.L362]&lt;=20;14;IF([.L362]&lt;=22;15;IF([.L362]&lt;=25;16;IF([.L362]&lt;=27;17;IF([.L362]&lt;=29;18;IF([.L362]&lt;=32;19;IF([.L362]&lt;=34;20;IF([.L362]&lt;=36;21;IF([.L362]&lt;=40;22;24)))))))))))))" office:value-type="float" office:value="20" calcext:value-type="float">
            <text:p>20</text:p>
          </table:table-cell>
          <table:table-cell table:number-columns-repeated="2"/>
          <table:table-cell table:formula="of:=COM.MICROSOFT.IFS([.O362]=&quot;взв&quot;;11;[.O362]=&quot;накл&quot;;24;[.O362]=&quot;прокл&quot;;25;[.O362]=&quot;пт&quot;;26;[.O362]=90;10;[.O362]=85;10;[.O362]=80;9;[.O362]=75;8;[.O362]=70;8;[.O362]=65;7;[.O362]=60;7;[.O362]=55;6;[.O362]=50;6;[.O362]=45;6;[.O362]=40;5;[.O362]=35;4;[.O362]=30;4;[.O362]=25;3;[.O362]=20;2;[.O362]=15;1;[.O362]=10;1;[.O362]=0;0)" office:value-type="float" office:value="0" calcext:value-type="float">
            <text:p>0</text:p>
          </table:table-cell>
          <table:table-cell table:formula="of:=IF([.P362]&lt;=1;0;IF([.P362]&lt;=10;11;IF([.P362]&lt;=14;12;IF([.P362]&lt;=17;13;IF([.P362]&lt;=20;14;IF([.P362]&lt;=22;15;IF([.P362]&lt;=25;16;IF([.P362]&lt;=27;17;IF([.P362]&lt;=29;18;IF([.P362]&lt;=32;19;IF([.P362]&lt;=34;20;IF([.P362]&lt;=36;21;IF([.P362]&lt;=40;22;24)))))))))))))" office:value-type="float" office:value="0" calcext:value-type="float">
            <text:p>0</text:p>
          </table:table-cell>
          <table:table-cell table:formula="of:=ROUND(([.I362]+[.J362]+[.M362]+[.N362]+[.Q362]+[.R362])/1;0)" office:value-type="float" office:value="20" calcext:value-type="float">
            <text:p>20</text:p>
          </table:table-cell>
          <table:table-cell table:formula="of:=[.F362]*LOG10([.S362]+2)" office:value-type="float" office:value="2.68484536164441" calcext:value-type="float">
            <text:p>2,6848453616444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041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Moryank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363]=&quot;взв&quot;;11;[.G363]=&quot;накл&quot;;24;[.G363]=&quot;прокл&quot;;25;[.G363]=&quot;пт&quot;;26;[.G363]=90;10;[.G363]=85;10;[.G363]=80;9;[.G363]=75;8;[.G363]=70;8;[.G363]=65;7;[.G363]=60;7;[.G363]=55;6;[.G363]=50;6;[.G363]=45;6;[.G363]=40;5;[.G363]=35;4;[.G363]=30;4;[.G363]=25;3;[.G363]=20;2;[.G363]=15;1;[.G363]=10;1;[.G363]=0;0)" office:value-type="float" office:value="0" calcext:value-type="float">
            <text:p>0</text:p>
          </table:table-cell>
          <table:table-cell table:formula="of:=IF([.H363]&lt;=1;0;IF([.H363]&lt;=10;11;IF([.H363]&lt;=14;12;IF([.H363]&lt;=17;13;IF([.H363]&lt;=20;14;IF([.H363]&lt;=22;15;IF([.H363]&lt;=25;16;IF([.H363]&lt;=27;17;IF([.H363]&lt;=29;18;IF([.H363]&lt;=32;19;IF([.H363]&lt;=34;20;IF([.H363]&lt;=36;21;IF([.H363]&lt;=40;22;24)))))))))))))"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63]=&quot;взв&quot;;11;[.K363]=&quot;накл&quot;;24;[.K363]=&quot;прокл&quot;;25;[.K363]=&quot;пт&quot;;26;[.K363]=90;10;[.K363]=85;10;[.K363]=80;9;[.K363]=75;8;[.K363]=70;8;[.K363]=65;7;[.K363]=60;7;[.K363]=55;6;[.K363]=50;6;[.K363]=45;6;[.K363]=40;5;[.K363]=35;4;[.K363]=30;4;[.K363]=25;3;[.K363]=20;2;[.K363]=15;1;[.K363]=10;1;[.K363]=0;0)" office:value-type="float" office:value="10" calcext:value-type="float">
            <text:p>10</text:p>
          </table:table-cell>
          <table:table-cell table:formula="of:=IF([.L363]&lt;=1;0;IF([.L363]&lt;=10;11;IF([.L363]&lt;=14;12;IF([.L363]&lt;=17;13;IF([.L363]&lt;=20;14;IF([.L363]&lt;=22;15;IF([.L363]&lt;=25;16;IF([.L363]&lt;=27;17;IF([.L363]&lt;=29;18;IF([.L363]&lt;=32;19;IF([.L363]&lt;=34;20;IF([.L363]&lt;=36;21;IF([.L363]&lt;=40;22;24)))))))))))))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363]=&quot;взв&quot;;11;[.O363]=&quot;накл&quot;;24;[.O363]=&quot;прокл&quot;;25;[.O363]=&quot;пт&quot;;26;[.O363]=90;10;[.O363]=85;10;[.O363]=80;9;[.O363]=75;8;[.O363]=70;8;[.O363]=65;7;[.O363]=60;7;[.O363]=55;6;[.O363]=50;6;[.O363]=45;6;[.O363]=40;5;[.O363]=35;4;[.O363]=30;4;[.O363]=25;3;[.O363]=20;2;[.O363]=15;1;[.O363]=10;1;[.O363]=0;0)" office:value-type="float" office:value="0" calcext:value-type="float">
            <text:p>0</text:p>
          </table:table-cell>
          <table:table-cell table:formula="of:=IF([.P363]&lt;=1;0;IF([.P363]&lt;=10;11;IF([.P363]&lt;=14;12;IF([.P363]&lt;=17;13;IF([.P363]&lt;=20;14;IF([.P363]&lt;=22;15;IF([.P363]&lt;=25;16;IF([.P363]&lt;=27;17;IF([.P363]&lt;=29;18;IF([.P363]&lt;=32;19;IF([.P363]&lt;=34;20;IF([.P363]&lt;=36;21;IF([.P363]&lt;=40;22;24)))))))))))))" office:value-type="float" office:value="17" calcext:value-type="float">
            <text:p>17</text:p>
          </table:table-cell>
          <table:table-cell table:formula="of:=ROUND(([.I363]+[.J363]+[.M363]+[.N363]+[.Q363]+[.R363])/3;0)" office:value-type="float" office:value="14" calcext:value-type="float">
            <text:p>14</text:p>
          </table:table-cell>
          <table:table-cell table:formula="of:=[.F363]*LOG10([.S363]+2)" office:value-type="float" office:value="3.61235994796777" calcext:value-type="float">
            <text:p>3,6123599479677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90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Osushn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G364]=&quot;взв&quot;;11;[.G364]=&quot;накл&quot;;24;[.G364]=&quot;прокл&quot;;25;[.G364]=&quot;пт&quot;;26;[.G364]=90;10;[.G364]=85;10;[.G364]=80;9;[.G364]=75;8;[.G364]=70;8;[.G364]=65;7;[.G364]=60;7;[.G364]=55;6;[.G364]=50;6;[.G364]=45;6;[.G364]=40;5;[.G364]=35;4;[.G364]=30;4;[.G364]=25;3;[.G364]=20;2;[.G364]=15;1;[.G364]=10;1;[.G364]=0;0)" office:value-type="float" office:value="0" calcext:value-type="float">
            <text:p>0</text:p>
          </table:table-cell>
          <table:table-cell table:formula="of:=IF([.H364]&lt;=1;0;IF([.H364]&lt;=10;11;IF([.H364]&lt;=14;12;IF([.H364]&lt;=17;13;IF([.H364]&lt;=20;14;IF([.H364]&lt;=22;15;IF([.H364]&lt;=25;16;IF([.H364]&lt;=27;17;IF([.H364]&lt;=29;18;IF([.H364]&lt;=32;19;IF([.H364]&lt;=34;20;IF([.H364]&lt;=36;21;IF([.H364]&lt;=40;22;24)))))))))))))" office:value-type="float" office:value="24" calcext:value-type="float">
            <text:p>24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364]=&quot;взв&quot;;11;[.K364]=&quot;накл&quot;;24;[.K364]=&quot;прокл&quot;;25;[.K364]=&quot;пт&quot;;26;[.K364]=90;10;[.K364]=85;10;[.K364]=80;9;[.K364]=75;8;[.K364]=70;8;[.K364]=65;7;[.K364]=60;7;[.K364]=55;6;[.K364]=50;6;[.K364]=45;6;[.K364]=40;5;[.K364]=35;4;[.K364]=30;4;[.K364]=25;3;[.K364]=20;2;[.K364]=15;1;[.K364]=10;1;[.K364]=0;0)" office:value-type="float" office:value="0" calcext:value-type="float">
            <text:p>0</text:p>
          </table:table-cell>
          <table:table-cell table:formula="of:=IF([.L364]&lt;=1;0;IF([.L364]&lt;=10;11;IF([.L364]&lt;=14;12;IF([.L364]&lt;=17;13;IF([.L364]&lt;=20;14;IF([.L364]&lt;=22;15;IF([.L364]&lt;=25;16;IF([.L364]&lt;=27;17;IF([.L364]&lt;=29;18;IF([.L364]&lt;=32;19;IF([.L364]&lt;=34;20;IF([.L364]&lt;=36;21;IF([.L364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364]=&quot;взв&quot;;11;[.O364]=&quot;накл&quot;;24;[.O364]=&quot;прокл&quot;;25;[.O364]=&quot;пт&quot;;26;[.O364]=90;10;[.O364]=85;10;[.O364]=80;9;[.O364]=75;8;[.O364]=70;8;[.O364]=65;7;[.O364]=60;7;[.O364]=55;6;[.O364]=50;6;[.O364]=45;6;[.O364]=40;5;[.O364]=35;4;[.O364]=30;4;[.O364]=25;3;[.O364]=20;2;[.O364]=15;1;[.O364]=10;1;[.O364]=0;0)" office:value-type="float" office:value="0" calcext:value-type="float">
            <text:p>0</text:p>
          </table:table-cell>
          <table:table-cell table:formula="of:=IF([.P364]&lt;=1;0;IF([.P364]&lt;=10;11;IF([.P364]&lt;=14;12;IF([.P364]&lt;=17;13;IF([.P364]&lt;=20;14;IF([.P364]&lt;=22;15;IF([.P364]&lt;=25;16;IF([.P364]&lt;=27;17;IF([.P364]&lt;=29;18;IF([.P364]&lt;=32;19;IF([.P364]&lt;=34;20;IF([.P364]&lt;=36;21;IF([.P364]&lt;=40;22;24)))))))))))))" office:value-type="float" office:value="22" calcext:value-type="float">
            <text:p>22</text:p>
          </table:table-cell>
          <table:table-cell table:formula="of:=ROUND(([.I364]+[.J364]+[.M364]+[.N364]+[.Q364]+[.R364])/3;0)" office:value-type="float" office:value="22" calcext:value-type="float">
            <text:p>22</text:p>
          </table:table-cell>
          <table:table-cell table:formula="of:=[.F364]*LOG10([.S364]+2)" office:value-type="float" office:value="1.38021124171161" calcext:value-type="float">
            <text:p>1,3802112417116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91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Osushn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G365]=&quot;взв&quot;;11;[.G365]=&quot;накл&quot;;24;[.G365]=&quot;прокл&quot;;25;[.G365]=&quot;пт&quot;;26;[.G365]=90;10;[.G365]=85;10;[.G365]=80;9;[.G365]=75;8;[.G365]=70;8;[.G365]=65;7;[.G365]=60;7;[.G365]=55;6;[.G365]=50;6;[.G365]=45;6;[.G365]=40;5;[.G365]=35;4;[.G365]=30;4;[.G365]=25;3;[.G365]=20;2;[.G365]=15;1;[.G365]=10;1;[.G365]=0;0)" office:value-type="float" office:value="0" calcext:value-type="float">
            <text:p>0</text:p>
          </table:table-cell>
          <table:table-cell table:formula="of:=IF([.H365]&lt;=1;0;IF([.H365]&lt;=10;11;IF([.H365]&lt;=14;12;IF([.H365]&lt;=17;13;IF([.H365]&lt;=20;14;IF([.H365]&lt;=22;15;IF([.H365]&lt;=25;16;IF([.H365]&lt;=27;17;IF([.H365]&lt;=29;18;IF([.H365]&lt;=32;19;IF([.H365]&lt;=34;20;IF([.H365]&lt;=36;21;IF([.H365]&lt;=40;22;24)))))))))))))" office:value-type="float" office:value="13" calcext:value-type="float">
            <text:p>1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K365]=&quot;взв&quot;;11;[.K365]=&quot;накл&quot;;24;[.K365]=&quot;прокл&quot;;25;[.K365]=&quot;пт&quot;;26;[.K365]=90;10;[.K365]=85;10;[.K365]=80;9;[.K365]=75;8;[.K365]=70;8;[.K365]=65;7;[.K365]=60;7;[.K365]=55;6;[.K365]=50;6;[.K365]=45;6;[.K365]=40;5;[.K365]=35;4;[.K365]=30;4;[.K365]=25;3;[.K365]=20;2;[.K365]=15;1;[.K365]=10;1;[.K365]=0;0)" office:value-type="float" office:value="0" calcext:value-type="float">
            <text:p>0</text:p>
          </table:table-cell>
          <table:table-cell table:formula="of:=IF([.L365]&lt;=1;0;IF([.L365]&lt;=10;11;IF([.L365]&lt;=14;12;IF([.L365]&lt;=17;13;IF([.L365]&lt;=20;14;IF([.L365]&lt;=22;15;IF([.L365]&lt;=25;16;IF([.L365]&lt;=27;17;IF([.L365]&lt;=29;18;IF([.L365]&lt;=32;19;IF([.L365]&lt;=34;20;IF([.L365]&lt;=36;21;IF([.L365]&lt;=40;22;24))))))))))))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formula="of:=COM.MICROSOFT.IFS([.O365]=&quot;взв&quot;;11;[.O365]=&quot;накл&quot;;24;[.O365]=&quot;прокл&quot;;25;[.O365]=&quot;пт&quot;;26;[.O365]=90;10;[.O365]=85;10;[.O365]=80;9;[.O365]=75;8;[.O365]=70;8;[.O365]=65;7;[.O365]=60;7;[.O365]=55;6;[.O365]=50;6;[.O365]=45;6;[.O365]=40;5;[.O365]=35;4;[.O365]=30;4;[.O365]=25;3;[.O365]=20;2;[.O365]=15;1;[.O365]=10;1;[.O365]=0;0)" office:value-type="float" office:value="0" calcext:value-type="float">
            <text:p>0</text:p>
          </table:table-cell>
          <table:table-cell table:formula="of:=IF([.P365]&lt;=1;0;IF([.P365]&lt;=10;11;IF([.P365]&lt;=14;12;IF([.P365]&lt;=17;13;IF([.P365]&lt;=20;14;IF([.P365]&lt;=22;15;IF([.P365]&lt;=25;16;IF([.P365]&lt;=27;17;IF([.P365]&lt;=29;18;IF([.P365]&lt;=32;19;IF([.P365]&lt;=34;20;IF([.P365]&lt;=36;21;IF([.P365]&lt;=40;22;24)))))))))))))" office:value-type="float" office:value="11" calcext:value-type="float">
            <text:p>11</text:p>
          </table:table-cell>
          <table:table-cell table:formula="of:=ROUND(([.I365]+[.J365]+[.M365]+[.N365]+[.Q365]+[.R365])/3;0)" office:value-type="float" office:value="13" calcext:value-type="float">
            <text:p>13</text:p>
          </table:table-cell>
          <table:table-cell table:formula="of:=[.F365]*LOG10([.S365]+2)" office:value-type="float" office:value="1.17609125905568" calcext:value-type="float">
            <text:p>1,1760912590556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93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Osushn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366]=&quot;взв&quot;;11;[.G366]=&quot;накл&quot;;24;[.G366]=&quot;прокл&quot;;25;[.G366]=&quot;пт&quot;;26;[.G366]=90;10;[.G366]=85;10;[.G366]=80;9;[.G366]=75;8;[.G366]=70;8;[.G366]=65;7;[.G366]=60;7;[.G366]=55;6;[.G366]=50;6;[.G366]=45;6;[.G366]=40;5;[.G366]=35;4;[.G366]=30;4;[.G366]=25;3;[.G366]=20;2;[.G366]=15;1;[.G366]=10;1;[.G366]=0;0)" office:value-type="float" office:value="4" calcext:value-type="float">
            <text:p>4</text:p>
          </table:table-cell>
          <table:table-cell table:formula="of:=IF([.H366]&lt;=1;0;IF([.H366]&lt;=10;11;IF([.H366]&lt;=14;12;IF([.H366]&lt;=17;13;IF([.H366]&lt;=20;14;IF([.H366]&lt;=22;15;IF([.H366]&lt;=25;16;IF([.H366]&lt;=27;17;IF([.H366]&lt;=29;18;IF([.H366]&lt;=32;19;IF([.H366]&lt;=34;20;IF([.H366]&lt;=36;21;IF([.H366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366]=&quot;взв&quot;;11;[.K366]=&quot;накл&quot;;24;[.K366]=&quot;прокл&quot;;25;[.K366]=&quot;пт&quot;;26;[.K366]=90;10;[.K366]=85;10;[.K366]=80;9;[.K366]=75;8;[.K366]=70;8;[.K366]=65;7;[.K366]=60;7;[.K366]=55;6;[.K366]=50;6;[.K366]=45;6;[.K366]=40;5;[.K366]=35;4;[.K366]=30;4;[.K366]=25;3;[.K366]=20;2;[.K366]=15;1;[.K366]=10;1;[.K366]=0;0)" office:value-type="float" office:value="1" calcext:value-type="float">
            <text:p>1</text:p>
          </table:table-cell>
          <table:table-cell table:formula="of:=IF([.L366]&lt;=1;0;IF([.L366]&lt;=10;11;IF([.L366]&lt;=14;12;IF([.L366]&lt;=17;13;IF([.L366]&lt;=20;14;IF([.L366]&lt;=22;15;IF([.L366]&lt;=25;16;IF([.L366]&lt;=27;17;IF([.L366]&lt;=29;18;IF([.L366]&lt;=32;19;IF([.L366]&lt;=34;20;IF([.L366]&lt;=36;21;IF([.L366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366]=&quot;взв&quot;;11;[.O366]=&quot;накл&quot;;24;[.O366]=&quot;прокл&quot;;25;[.O366]=&quot;пт&quot;;26;[.O366]=90;10;[.O366]=85;10;[.O366]=80;9;[.O366]=75;8;[.O366]=70;8;[.O366]=65;7;[.O366]=60;7;[.O366]=55;6;[.O366]=50;6;[.O366]=45;6;[.O366]=40;5;[.O366]=35;4;[.O366]=30;4;[.O366]=25;3;[.O366]=20;2;[.O366]=15;1;[.O366]=10;1;[.O366]=0;0)" office:value-type="float" office:value="6" calcext:value-type="float">
            <text:p>6</text:p>
          </table:table-cell>
          <table:table-cell table:formula="of:=IF([.P366]&lt;=1;0;IF([.P366]&lt;=10;11;IF([.P366]&lt;=14;12;IF([.P366]&lt;=17;13;IF([.P366]&lt;=20;14;IF([.P366]&lt;=22;15;IF([.P366]&lt;=25;16;IF([.P366]&lt;=27;17;IF([.P366]&lt;=29;18;IF([.P366]&lt;=32;19;IF([.P366]&lt;=34;20;IF([.P366]&lt;=36;21;IF([.P366]&lt;=40;22;24)))))))))))))" office:value-type="float" office:value="0" calcext:value-type="float">
            <text:p>0</text:p>
          </table:table-cell>
          <table:table-cell table:formula="of:=ROUND(([.I366]+[.J366]+[.M366]+[.N366]+[.Q366]+[.R366])/3;0)" office:value-type="float" office:value="4" calcext:value-type="float">
            <text:p>4</text:p>
          </table:table-cell>
          <table:table-cell table:formula="of:=[.F366]*LOG10([.S366]+2)" office:value-type="float" office:value="0.778151250383644" calcext:value-type="float">
            <text:p>0,77815125038364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94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Osushn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367]=&quot;взв&quot;;11;[.G367]=&quot;накл&quot;;24;[.G367]=&quot;прокл&quot;;25;[.G367]=&quot;пт&quot;;26;[.G367]=90;10;[.G367]=85;10;[.G367]=80;9;[.G367]=75;8;[.G367]=70;8;[.G367]=65;7;[.G367]=60;7;[.G367]=55;6;[.G367]=50;6;[.G367]=45;6;[.G367]=40;5;[.G367]=35;4;[.G367]=30;4;[.G367]=25;3;[.G367]=20;2;[.G367]=15;1;[.G367]=10;1;[.G367]=0;0)" office:value-type="float" office:value="0" calcext:value-type="float">
            <text:p>0</text:p>
          </table:table-cell>
          <table:table-cell table:formula="of:=IF([.H367]&lt;=1;0;IF([.H367]&lt;=10;11;IF([.H367]&lt;=14;12;IF([.H367]&lt;=17;13;IF([.H367]&lt;=20;14;IF([.H367]&lt;=22;15;IF([.H367]&lt;=25;16;IF([.H367]&lt;=27;17;IF([.H367]&lt;=29;18;IF([.H367]&lt;=32;19;IF([.H367]&lt;=34;20;IF([.H367]&lt;=36;21;IF([.H367]&lt;=40;22;24)))))))))))))" office:value-type="float" office:value="18" calcext:value-type="float">
            <text:p>1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367]=&quot;взв&quot;;11;[.K367]=&quot;накл&quot;;24;[.K367]=&quot;прокл&quot;;25;[.K367]=&quot;пт&quot;;26;[.K367]=90;10;[.K367]=85;10;[.K367]=80;9;[.K367]=75;8;[.K367]=70;8;[.K367]=65;7;[.K367]=60;7;[.K367]=55;6;[.K367]=50;6;[.K367]=45;6;[.K367]=40;5;[.K367]=35;4;[.K367]=30;4;[.K367]=25;3;[.K367]=20;2;[.K367]=15;1;[.K367]=10;1;[.K367]=0;0)" office:value-type="float" office:value="0" calcext:value-type="float">
            <text:p>0</text:p>
          </table:table-cell>
          <table:table-cell table:formula="of:=IF([.L367]&lt;=1;0;IF([.L367]&lt;=10;11;IF([.L367]&lt;=14;12;IF([.L367]&lt;=17;13;IF([.L367]&lt;=20;14;IF([.L367]&lt;=22;15;IF([.L367]&lt;=25;16;IF([.L367]&lt;=27;17;IF([.L367]&lt;=29;18;IF([.L367]&lt;=32;19;IF([.L367]&lt;=34;20;IF([.L367]&lt;=36;21;IF([.L367]&lt;=40;22;24)))))))))))))"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367]=&quot;взв&quot;;11;[.O367]=&quot;накл&quot;;24;[.O367]=&quot;прокл&quot;;25;[.O367]=&quot;пт&quot;;26;[.O367]=90;10;[.O367]=85;10;[.O367]=80;9;[.O367]=75;8;[.O367]=70;8;[.O367]=65;7;[.O367]=60;7;[.O367]=55;6;[.O367]=50;6;[.O367]=45;6;[.O367]=40;5;[.O367]=35;4;[.O367]=30;4;[.O367]=25;3;[.O367]=20;2;[.O367]=15;1;[.O367]=10;1;[.O367]=0;0)" office:value-type="float" office:value="0" calcext:value-type="float">
            <text:p>0</text:p>
          </table:table-cell>
          <table:table-cell table:formula="of:=IF([.P367]&lt;=1;0;IF([.P367]&lt;=10;11;IF([.P367]&lt;=14;12;IF([.P367]&lt;=17;13;IF([.P367]&lt;=20;14;IF([.P367]&lt;=22;15;IF([.P367]&lt;=25;16;IF([.P367]&lt;=27;17;IF([.P367]&lt;=29;18;IF([.P367]&lt;=32;19;IF([.P367]&lt;=34;20;IF([.P367]&lt;=36;21;IF([.P367]&lt;=40;22;24)))))))))))))" office:value-type="float" office:value="19" calcext:value-type="float">
            <text:p>19</text:p>
          </table:table-cell>
          <table:table-cell table:formula="of:=ROUND(([.I367]+[.J367]+[.M367]+[.N367]+[.Q367]+[.R367])/3;0)" office:value-type="float" office:value="19" calcext:value-type="float">
            <text:p>19</text:p>
          </table:table-cell>
          <table:table-cell table:formula="of:=[.F367]*LOG10([.S367]+2)" office:value-type="float" office:value="1.32221929473392" calcext:value-type="float">
            <text:p>1,3222192947339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88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Osushnay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368]=&quot;взв&quot;;11;[.G368]=&quot;накл&quot;;24;[.G368]=&quot;прокл&quot;;25;[.G368]=&quot;пт&quot;;26;[.G368]=90;10;[.G368]=85;10;[.G368]=80;9;[.G368]=75;8;[.G368]=70;8;[.G368]=65;7;[.G368]=60;7;[.G368]=55;6;[.G368]=50;6;[.G368]=45;6;[.G368]=40;5;[.G368]=35;4;[.G368]=30;4;[.G368]=25;3;[.G368]=20;2;[.G368]=15;1;[.G368]=10;1;[.G368]=0;0)" office:value-type="float" office:value="0" calcext:value-type="float">
            <text:p>0</text:p>
          </table:table-cell>
          <table:table-cell table:formula="of:=IF([.H368]&lt;=1;0;IF([.H368]&lt;=10;11;IF([.H368]&lt;=14;12;IF([.H368]&lt;=17;13;IF([.H368]&lt;=20;14;IF([.H368]&lt;=22;15;IF([.H368]&lt;=25;16;IF([.H368]&lt;=27;17;IF([.H368]&lt;=29;18;IF([.H368]&lt;=32;19;IF([.H368]&lt;=34;20;IF([.H368]&lt;=36;21;IF([.H368]&lt;=40;22;24)))))))))))))"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368]=&quot;взв&quot;;11;[.K368]=&quot;накл&quot;;24;[.K368]=&quot;прокл&quot;;25;[.K368]=&quot;пт&quot;;26;[.K368]=90;10;[.K368]=85;10;[.K368]=80;9;[.K368]=75;8;[.K368]=70;8;[.K368]=65;7;[.K368]=60;7;[.K368]=55;6;[.K368]=50;6;[.K368]=45;6;[.K368]=40;5;[.K368]=35;4;[.K368]=30;4;[.K368]=25;3;[.K368]=20;2;[.K368]=15;1;[.K368]=10;1;[.K368]=0;0)" office:value-type="float" office:value="0" calcext:value-type="float">
            <text:p>0</text:p>
          </table:table-cell>
          <table:table-cell table:formula="of:=IF([.L368]&lt;=1;0;IF([.L368]&lt;=10;11;IF([.L368]&lt;=14;12;IF([.L368]&lt;=17;13;IF([.L368]&lt;=20;14;IF([.L368]&lt;=22;15;IF([.L368]&lt;=25;16;IF([.L368]&lt;=27;17;IF([.L368]&lt;=29;18;IF([.L368]&lt;=32;19;IF([.L368]&lt;=34;20;IF([.L368]&lt;=36;21;IF([.L368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368]=&quot;взв&quot;;11;[.O368]=&quot;накл&quot;;24;[.O368]=&quot;прокл&quot;;25;[.O368]=&quot;пт&quot;;26;[.O368]=90;10;[.O368]=85;10;[.O368]=80;9;[.O368]=75;8;[.O368]=70;8;[.O368]=65;7;[.O368]=60;7;[.O368]=55;6;[.O368]=50;6;[.O368]=45;6;[.O368]=40;5;[.O368]=35;4;[.O368]=30;4;[.O368]=25;3;[.O368]=20;2;[.O368]=15;1;[.O368]=10;1;[.O368]=0;0)" office:value-type="float" office:value="0" calcext:value-type="float">
            <text:p>0</text:p>
          </table:table-cell>
          <table:table-cell table:formula="of:=IF([.P368]&lt;=1;0;IF([.P368]&lt;=10;11;IF([.P368]&lt;=14;12;IF([.P368]&lt;=17;13;IF([.P368]&lt;=20;14;IF([.P368]&lt;=22;15;IF([.P368]&lt;=25;16;IF([.P368]&lt;=27;17;IF([.P368]&lt;=29;18;IF([.P368]&lt;=32;19;IF([.P368]&lt;=34;20;IF([.P368]&lt;=36;21;IF([.P368]&lt;=40;22;24)))))))))))))" office:value-type="float" office:value="18" calcext:value-type="float">
            <text:p>18</text:p>
          </table:table-cell>
          <table:table-cell table:formula="of:=ROUND(([.I368]+[.J368]+[.M368]+[.N368]+[.Q368]+[.R368])/3;0)" office:value-type="float" office:value="18" calcext:value-type="float">
            <text:p>18</text:p>
          </table:table-cell>
          <table:table-cell table:formula="of:=[.F368]*LOG10([.S368]+2)" office:value-type="float" office:value="6.50514997831991" calcext:value-type="float">
            <text:p>6,5051499783199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89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Osushnay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COM.MICROSOFT.IFS([.G369]=&quot;взв&quot;;11;[.G369]=&quot;накл&quot;;24;[.G369]=&quot;прокл&quot;;25;[.G369]=&quot;пт&quot;;26;[.G369]=90;10;[.G369]=85;10;[.G369]=80;9;[.G369]=75;8;[.G369]=70;8;[.G369]=65;7;[.G369]=60;7;[.G369]=55;6;[.G369]=50;6;[.G369]=45;6;[.G369]=40;5;[.G369]=35;4;[.G369]=30;4;[.G369]=25;3;[.G369]=20;2;[.G369]=15;1;[.G369]=10;1;[.G369]=0;0)" office:value-type="float" office:value="1" calcext:value-type="float">
            <text:p>1</text:p>
          </table:table-cell>
          <table:table-cell table:formula="of:=IF([.H369]&lt;=1;0;IF([.H369]&lt;=10;11;IF([.H369]&lt;=14;12;IF([.H369]&lt;=17;13;IF([.H369]&lt;=20;14;IF([.H369]&lt;=22;15;IF([.H369]&lt;=25;16;IF([.H369]&lt;=27;17;IF([.H369]&lt;=29;18;IF([.H369]&lt;=32;19;IF([.H369]&lt;=34;20;IF([.H369]&lt;=36;21;IF([.H369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369]=&quot;взв&quot;;11;[.K369]=&quot;накл&quot;;24;[.K369]=&quot;прокл&quot;;25;[.K369]=&quot;пт&quot;;26;[.K369]=90;10;[.K369]=85;10;[.K369]=80;9;[.K369]=75;8;[.K369]=70;8;[.K369]=65;7;[.K369]=60;7;[.K369]=55;6;[.K369]=50;6;[.K369]=45;6;[.K369]=40;5;[.K369]=35;4;[.K369]=30;4;[.K369]=25;3;[.K369]=20;2;[.K369]=15;1;[.K369]=10;1;[.K369]=0;0)" office:value-type="float" office:value="1" calcext:value-type="float">
            <text:p>1</text:p>
          </table:table-cell>
          <table:table-cell table:formula="of:=IF([.L369]&lt;=1;0;IF([.L369]&lt;=10;11;IF([.L369]&lt;=14;12;IF([.L369]&lt;=17;13;IF([.L369]&lt;=20;14;IF([.L369]&lt;=22;15;IF([.L369]&lt;=25;16;IF([.L369]&lt;=27;17;IF([.L369]&lt;=29;18;IF([.L369]&lt;=32;19;IF([.L369]&lt;=34;20;IF([.L369]&lt;=36;21;IF([.L369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369]=&quot;взв&quot;;11;[.O369]=&quot;накл&quot;;24;[.O369]=&quot;прокл&quot;;25;[.O369]=&quot;пт&quot;;26;[.O369]=90;10;[.O369]=85;10;[.O369]=80;9;[.O369]=75;8;[.O369]=70;8;[.O369]=65;7;[.O369]=60;7;[.O369]=55;6;[.O369]=50;6;[.O369]=45;6;[.O369]=40;5;[.O369]=35;4;[.O369]=30;4;[.O369]=25;3;[.O369]=20;2;[.O369]=15;1;[.O369]=10;1;[.O369]=0;0)" office:value-type="float" office:value="4" calcext:value-type="float">
            <text:p>4</text:p>
          </table:table-cell>
          <table:table-cell table:formula="of:=IF([.P369]&lt;=1;0;IF([.P369]&lt;=10;11;IF([.P369]&lt;=14;12;IF([.P369]&lt;=17;13;IF([.P369]&lt;=20;14;IF([.P369]&lt;=22;15;IF([.P369]&lt;=25;16;IF([.P369]&lt;=27;17;IF([.P369]&lt;=29;18;IF([.P369]&lt;=32;19;IF([.P369]&lt;=34;20;IF([.P369]&lt;=36;21;IF([.P369]&lt;=40;22;24)))))))))))))" office:value-type="float" office:value="0" calcext:value-type="float">
            <text:p>0</text:p>
          </table:table-cell>
          <table:table-cell table:formula="of:=ROUND(([.I369]+[.J369]+[.M369]+[.N369]+[.Q369]+[.R369])/3;0)" office:value-type="float" office:value="2" calcext:value-type="float">
            <text:p>2</text:p>
          </table:table-cell>
          <table:table-cell table:formula="of:=[.F369]*LOG10([.S369]+2)" office:value-type="float" office:value="9.03089986991944" calcext:value-type="float">
            <text:p>9,0308998699194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55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chink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370]=&quot;взв&quot;;11;[.G370]=&quot;накл&quot;;24;[.G370]=&quot;прокл&quot;;25;[.G370]=&quot;пт&quot;;26;[.G370]=90;10;[.G370]=85;10;[.G370]=80;9;[.G370]=75;8;[.G370]=70;8;[.G370]=65;7;[.G370]=60;7;[.G370]=55;6;[.G370]=50;6;[.G370]=45;6;[.G370]=40;5;[.G370]=35;4;[.G370]=30;4;[.G370]=25;3;[.G370]=20;2;[.G370]=15;1;[.G370]=10;1;[.G370]=0;0)" office:value-type="float" office:value="6" calcext:value-type="float">
            <text:p>6</text:p>
          </table:table-cell>
          <table:table-cell table:formula="of:=IF([.H370]&lt;=1;0;IF([.H370]&lt;=10;11;IF([.H370]&lt;=14;12;IF([.H370]&lt;=17;13;IF([.H370]&lt;=20;14;IF([.H370]&lt;=22;15;IF([.H370]&lt;=25;16;IF([.H370]&lt;=27;17;IF([.H370]&lt;=29;18;IF([.H370]&lt;=32;19;IF([.H370]&lt;=34;20;IF([.H370]&lt;=36;21;IF([.H370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370]=&quot;взв&quot;;11;[.K370]=&quot;накл&quot;;24;[.K370]=&quot;прокл&quot;;25;[.K370]=&quot;пт&quot;;26;[.K370]=90;10;[.K370]=85;10;[.K370]=80;9;[.K370]=75;8;[.K370]=70;8;[.K370]=65;7;[.K370]=60;7;[.K370]=55;6;[.K370]=50;6;[.K370]=45;6;[.K370]=40;5;[.K370]=35;4;[.K370]=30;4;[.K370]=25;3;[.K370]=20;2;[.K370]=15;1;[.K370]=10;1;[.K370]=0;0)" office:value-type="float" office:value="7" calcext:value-type="float">
            <text:p>7</text:p>
          </table:table-cell>
          <table:table-cell table:formula="of:=IF([.L370]&lt;=1;0;IF([.L370]&lt;=10;11;IF([.L370]&lt;=14;12;IF([.L370]&lt;=17;13;IF([.L370]&lt;=20;14;IF([.L370]&lt;=22;15;IF([.L370]&lt;=25;16;IF([.L370]&lt;=27;17;IF([.L370]&lt;=29;18;IF([.L370]&lt;=32;19;IF([.L370]&lt;=34;20;IF([.L370]&lt;=36;21;IF([.L370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370]=&quot;взв&quot;;11;[.O370]=&quot;накл&quot;;24;[.O370]=&quot;прокл&quot;;25;[.O370]=&quot;пт&quot;;26;[.O370]=90;10;[.O370]=85;10;[.O370]=80;9;[.O370]=75;8;[.O370]=70;8;[.O370]=65;7;[.O370]=60;7;[.O370]=55;6;[.O370]=50;6;[.O370]=45;6;[.O370]=40;5;[.O370]=35;4;[.O370]=30;4;[.O370]=25;3;[.O370]=20;2;[.O370]=15;1;[.O370]=10;1;[.O370]=0;0)" office:value-type="float" office:value="7" calcext:value-type="float">
            <text:p>7</text:p>
          </table:table-cell>
          <table:table-cell table:formula="of:=IF([.P370]&lt;=1;0;IF([.P370]&lt;=10;11;IF([.P370]&lt;=14;12;IF([.P370]&lt;=17;13;IF([.P370]&lt;=20;14;IF([.P370]&lt;=22;15;IF([.P370]&lt;=25;16;IF([.P370]&lt;=27;17;IF([.P370]&lt;=29;18;IF([.P370]&lt;=32;19;IF([.P370]&lt;=34;20;IF([.P370]&lt;=36;21;IF([.P370]&lt;=40;22;24)))))))))))))" office:value-type="float" office:value="0" calcext:value-type="float">
            <text:p>0</text:p>
          </table:table-cell>
          <table:table-cell table:formula="of:=ROUND(([.I370]+[.J370]+[.M370]+[.N370]+[.Q370]+[.R370])/3;0)" office:value-type="float" office:value="7" calcext:value-type="float">
            <text:p>7</text:p>
          </table:table-cell>
          <table:table-cell table:formula="of:=[.F370]*LOG10([.S370]+2)" office:value-type="float" office:value="2.86272752831797" calcext:value-type="float">
            <text:p>2,8627275283179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54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chink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371]=&quot;взв&quot;;11;[.G371]=&quot;накл&quot;;24;[.G371]=&quot;прокл&quot;;25;[.G371]=&quot;пт&quot;;26;[.G371]=90;10;[.G371]=85;10;[.G371]=80;9;[.G371]=75;8;[.G371]=70;8;[.G371]=65;7;[.G371]=60;7;[.G371]=55;6;[.G371]=50;6;[.G371]=45;6;[.G371]=40;5;[.G371]=35;4;[.G371]=30;4;[.G371]=25;3;[.G371]=20;2;[.G371]=15;1;[.G371]=10;1;[.G371]=0;0)" office:value-type="float" office:value="0" calcext:value-type="float">
            <text:p>0</text:p>
          </table:table-cell>
          <table:table-cell table:formula="of:=IF([.H371]&lt;=1;0;IF([.H371]&lt;=10;11;IF([.H371]&lt;=14;12;IF([.H371]&lt;=17;13;IF([.H371]&lt;=20;14;IF([.H371]&lt;=22;15;IF([.H371]&lt;=25;16;IF([.H371]&lt;=27;17;IF([.H371]&lt;=29;18;IF([.H371]&lt;=32;19;IF([.H371]&lt;=34;20;IF([.H371]&lt;=36;21;IF([.H371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371]=&quot;взв&quot;;11;[.K371]=&quot;накл&quot;;24;[.K371]=&quot;прокл&quot;;25;[.K371]=&quot;пт&quot;;26;[.K371]=90;10;[.K371]=85;10;[.K371]=80;9;[.K371]=75;8;[.K371]=70;8;[.K371]=65;7;[.K371]=60;7;[.K371]=55;6;[.K371]=50;6;[.K371]=45;6;[.K371]=40;5;[.K371]=35;4;[.K371]=30;4;[.K371]=25;3;[.K371]=20;2;[.K371]=15;1;[.K371]=10;1;[.K371]=0;0)" office:value-type="float" office:value="0" calcext:value-type="float">
            <text:p>0</text:p>
          </table:table-cell>
          <table:table-cell table:formula="of:=IF([.L371]&lt;=1;0;IF([.L371]&lt;=10;11;IF([.L371]&lt;=14;12;IF([.L371]&lt;=17;13;IF([.L371]&lt;=20;14;IF([.L371]&lt;=22;15;IF([.L371]&lt;=25;16;IF([.L371]&lt;=27;17;IF([.L371]&lt;=29;18;IF([.L371]&lt;=32;19;IF([.L371]&lt;=34;20;IF([.L371]&lt;=36;21;IF([.L371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371]=&quot;взв&quot;;11;[.O371]=&quot;накл&quot;;24;[.O371]=&quot;прокл&quot;;25;[.O371]=&quot;пт&quot;;26;[.O371]=90;10;[.O371]=85;10;[.O371]=80;9;[.O371]=75;8;[.O371]=70;8;[.O371]=65;7;[.O371]=60;7;[.O371]=55;6;[.O371]=50;6;[.O371]=45;6;[.O371]=40;5;[.O371]=35;4;[.O371]=30;4;[.O371]=25;3;[.O371]=20;2;[.O371]=15;1;[.O371]=10;1;[.O371]=0;0)" office:value-type="float" office:value="0" calcext:value-type="float">
            <text:p>0</text:p>
          </table:table-cell>
          <table:table-cell table:formula="of:=IF([.P371]&lt;=1;0;IF([.P371]&lt;=10;11;IF([.P371]&lt;=14;12;IF([.P371]&lt;=17;13;IF([.P371]&lt;=20;14;IF([.P371]&lt;=22;15;IF([.P371]&lt;=25;16;IF([.P371]&lt;=27;17;IF([.P371]&lt;=29;18;IF([.P371]&lt;=32;19;IF([.P371]&lt;=34;20;IF([.P371]&lt;=36;21;IF([.P371]&lt;=40;22;24)))))))))))))" office:value-type="float" office:value="22" calcext:value-type="float">
            <text:p>22</text:p>
          </table:table-cell>
          <table:table-cell table:formula="of:=ROUND(([.I371]+[.J371]+[.M371]+[.N371]+[.Q371]+[.R371])/3;0)" office:value-type="float" office:value="22" calcext:value-type="float">
            <text:p>22</text:p>
          </table:table-cell>
          <table:table-cell table:formula="of:=[.F371]*LOG10([.S371]+2)" office:value-type="float" office:value="6.90105620855803" calcext:value-type="float">
            <text:p>6,9010562085580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47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chink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372]=&quot;взв&quot;;11;[.G372]=&quot;накл&quot;;24;[.G372]=&quot;прокл&quot;;25;[.G372]=&quot;пт&quot;;26;[.G372]=90;10;[.G372]=85;10;[.G372]=80;9;[.G372]=75;8;[.G372]=70;8;[.G372]=65;7;[.G372]=60;7;[.G372]=55;6;[.G372]=50;6;[.G372]=45;6;[.G372]=40;5;[.G372]=35;4;[.G372]=30;4;[.G372]=25;3;[.G372]=20;2;[.G372]=15;1;[.G372]=10;1;[.G372]=0;0)" office:value-type="float" office:value="8" calcext:value-type="float">
            <text:p>8</text:p>
          </table:table-cell>
          <table:table-cell table:formula="of:=IF([.H372]&lt;=1;0;IF([.H372]&lt;=10;11;IF([.H372]&lt;=14;12;IF([.H372]&lt;=17;13;IF([.H372]&lt;=20;14;IF([.H372]&lt;=22;15;IF([.H372]&lt;=25;16;IF([.H372]&lt;=27;17;IF([.H372]&lt;=29;18;IF([.H372]&lt;=32;19;IF([.H372]&lt;=34;20;IF([.H372]&lt;=36;21;IF([.H37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72]=&quot;взв&quot;;11;[.K372]=&quot;накл&quot;;24;[.K372]=&quot;прокл&quot;;25;[.K372]=&quot;пт&quot;;26;[.K372]=90;10;[.K372]=85;10;[.K372]=80;9;[.K372]=75;8;[.K372]=70;8;[.K372]=65;7;[.K372]=60;7;[.K372]=55;6;[.K372]=50;6;[.K372]=45;6;[.K372]=40;5;[.K372]=35;4;[.K372]=30;4;[.K372]=25;3;[.K372]=20;2;[.K372]=15;1;[.K372]=10;1;[.K372]=0;0)" office:value-type="float" office:value="10" calcext:value-type="float">
            <text:p>10</text:p>
          </table:table-cell>
          <table:table-cell table:formula="of:=IF([.L372]&lt;=1;0;IF([.L372]&lt;=10;11;IF([.L372]&lt;=14;12;IF([.L372]&lt;=17;13;IF([.L372]&lt;=20;14;IF([.L372]&lt;=22;15;IF([.L372]&lt;=25;16;IF([.L372]&lt;=27;17;IF([.L372]&lt;=29;18;IF([.L372]&lt;=32;19;IF([.L372]&lt;=34;20;IF([.L372]&lt;=36;21;IF([.L37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72]=&quot;взв&quot;;11;[.O372]=&quot;накл&quot;;24;[.O372]=&quot;прокл&quot;;25;[.O372]=&quot;пт&quot;;26;[.O372]=90;10;[.O372]=85;10;[.O372]=80;9;[.O372]=75;8;[.O372]=70;8;[.O372]=65;7;[.O372]=60;7;[.O372]=55;6;[.O372]=50;6;[.O372]=45;6;[.O372]=40;5;[.O372]=35;4;[.O372]=30;4;[.O372]=25;3;[.O372]=20;2;[.O372]=15;1;[.O372]=10;1;[.O372]=0;0)" office:value-type="float" office:value="10" calcext:value-type="float">
            <text:p>10</text:p>
          </table:table-cell>
          <table:table-cell table:formula="of:=IF([.P372]&lt;=1;0;IF([.P372]&lt;=10;11;IF([.P372]&lt;=14;12;IF([.P372]&lt;=17;13;IF([.P372]&lt;=20;14;IF([.P372]&lt;=22;15;IF([.P372]&lt;=25;16;IF([.P372]&lt;=27;17;IF([.P372]&lt;=29;18;IF([.P372]&lt;=32;19;IF([.P372]&lt;=34;20;IF([.P372]&lt;=36;21;IF([.P372]&lt;=40;22;24)))))))))))))" office:value-type="float" office:value="0" calcext:value-type="float">
            <text:p>0</text:p>
          </table:table-cell>
          <table:table-cell table:formula="of:=ROUND(([.I372]+[.J372]+[.M372]+[.N372]+[.Q372]+[.R372])/3;0)" office:value-type="float" office:value="9" calcext:value-type="float">
            <text:p>9</text:p>
          </table:table-cell>
          <table:table-cell table:formula="of:=[.F372]*LOG10([.S372]+2)" office:value-type="float" office:value="8.3311414812658" calcext:value-type="float">
            <text:p>8,331141481265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48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chink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373]=&quot;взв&quot;;11;[.G373]=&quot;накл&quot;;24;[.G373]=&quot;прокл&quot;;25;[.G373]=&quot;пт&quot;;26;[.G373]=90;10;[.G373]=85;10;[.G373]=80;9;[.G373]=75;8;[.G373]=70;8;[.G373]=65;7;[.G373]=60;7;[.G373]=55;6;[.G373]=50;6;[.G373]=45;6;[.G373]=40;5;[.G373]=35;4;[.G373]=30;4;[.G373]=25;3;[.G373]=20;2;[.G373]=15;1;[.G373]=10;1;[.G373]=0;0)" office:value-type="float" office:value="25" calcext:value-type="float">
            <text:p>25</text:p>
          </table:table-cell>
          <table:table-cell table:formula="of:=IF([.H373]&lt;=1;0;IF([.H373]&lt;=10;11;IF([.H373]&lt;=14;12;IF([.H373]&lt;=17;13;IF([.H373]&lt;=20;14;IF([.H373]&lt;=22;15;IF([.H373]&lt;=25;16;IF([.H373]&lt;=27;17;IF([.H373]&lt;=29;18;IF([.H373]&lt;=32;19;IF([.H373]&lt;=34;20;IF([.H373]&lt;=36;21;IF([.H373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373]=&quot;взв&quot;;11;[.K373]=&quot;накл&quot;;24;[.K373]=&quot;прокл&quot;;25;[.K373]=&quot;пт&quot;;26;[.K373]=90;10;[.K373]=85;10;[.K373]=80;9;[.K373]=75;8;[.K373]=70;8;[.K373]=65;7;[.K373]=60;7;[.K373]=55;6;[.K373]=50;6;[.K373]=45;6;[.K373]=40;5;[.K373]=35;4;[.K373]=30;4;[.K373]=25;3;[.K373]=20;2;[.K373]=15;1;[.K373]=10;1;[.K373]=0;0)" office:value-type="float" office:value="24" calcext:value-type="float">
            <text:p>24</text:p>
          </table:table-cell>
          <table:table-cell table:formula="of:=IF([.L373]&lt;=1;0;IF([.L373]&lt;=10;11;IF([.L373]&lt;=14;12;IF([.L373]&lt;=17;13;IF([.L373]&lt;=20;14;IF([.L373]&lt;=22;15;IF([.L373]&lt;=25;16;IF([.L373]&lt;=27;17;IF([.L373]&lt;=29;18;IF([.L373]&lt;=32;19;IF([.L373]&lt;=34;20;IF([.L373]&lt;=36;21;IF([.L373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373]=&quot;взв&quot;;11;[.O373]=&quot;накл&quot;;24;[.O373]=&quot;прокл&quot;;25;[.O373]=&quot;пт&quot;;26;[.O373]=90;10;[.O373]=85;10;[.O373]=80;9;[.O373]=75;8;[.O373]=70;8;[.O373]=65;7;[.O373]=60;7;[.O373]=55;6;[.O373]=50;6;[.O373]=45;6;[.O373]=40;5;[.O373]=35;4;[.O373]=30;4;[.O373]=25;3;[.O373]=20;2;[.O373]=15;1;[.O373]=10;1;[.O373]=0;0)" office:value-type="float" office:value="26" calcext:value-type="float">
            <text:p>26</text:p>
          </table:table-cell>
          <table:table-cell table:formula="of:=IF([.P373]&lt;=1;0;IF([.P373]&lt;=10;11;IF([.P373]&lt;=14;12;IF([.P373]&lt;=17;13;IF([.P373]&lt;=20;14;IF([.P373]&lt;=22;15;IF([.P373]&lt;=25;16;IF([.P373]&lt;=27;17;IF([.P373]&lt;=29;18;IF([.P373]&lt;=32;19;IF([.P373]&lt;=34;20;IF([.P373]&lt;=36;21;IF([.P373]&lt;=40;22;24)))))))))))))" office:value-type="float" office:value="0" calcext:value-type="float">
            <text:p>0</text:p>
          </table:table-cell>
          <table:table-cell table:formula="of:=ROUND(([.I373]+[.J373]+[.M373]+[.N373]+[.Q373]+[.R373])/3;0)" office:value-type="float" office:value="25" calcext:value-type="float">
            <text:p>25</text:p>
          </table:table-cell>
          <table:table-cell table:formula="of:=[.F373]*LOG10([.S373]+2)" office:value-type="float" office:value="12.8822738774309" calcext:value-type="float">
            <text:p>12,882273877430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74</text:p>
          </table:table-cell>
          <table:table-cell table:style-name="ce5" office:value-type="date" office:date-value="2010-06-23" calcext:value-type="date">
            <text:p>23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Bolsh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74]=&quot;взв&quot;;11;[.G374]=&quot;накл&quot;;24;[.G374]=&quot;прокл&quot;;25;[.G374]=&quot;пт&quot;;26;[.G374]=90;10;[.G374]=85;10;[.G374]=80;9;[.G374]=75;8;[.G374]=70;8;[.G374]=65;7;[.G374]=60;7;[.G374]=55;6;[.G374]=50;6;[.G374]=45;6;[.G374]=40;5;[.G374]=35;4;[.G374]=30;4;[.G374]=25;3;[.G374]=20;2;[.G374]=15;1;[.G374]=10;1;[.G374]=0;0)" office:value-type="float" office:value="10" calcext:value-type="float">
            <text:p>10</text:p>
          </table:table-cell>
          <table:table-cell table:formula="of:=IF([.H374]&lt;=1;0;IF([.H374]&lt;=10;11;IF([.H374]&lt;=14;12;IF([.H374]&lt;=17;13;IF([.H374]&lt;=20;14;IF([.H374]&lt;=22;15;IF([.H374]&lt;=25;16;IF([.H374]&lt;=27;17;IF([.H374]&lt;=29;18;IF([.H374]&lt;=32;19;IF([.H374]&lt;=34;20;IF([.H374]&lt;=36;21;IF([.H37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74]=&quot;взв&quot;;11;[.K374]=&quot;накл&quot;;24;[.K374]=&quot;прокл&quot;;25;[.K374]=&quot;пт&quot;;26;[.K374]=90;10;[.K374]=85;10;[.K374]=80;9;[.K374]=75;8;[.K374]=70;8;[.K374]=65;7;[.K374]=60;7;[.K374]=55;6;[.K374]=50;6;[.K374]=45;6;[.K374]=40;5;[.K374]=35;4;[.K374]=30;4;[.K374]=25;3;[.K374]=20;2;[.K374]=15;1;[.K374]=10;1;[.K374]=0;0)" office:value-type="float" office:value="10" calcext:value-type="float">
            <text:p>10</text:p>
          </table:table-cell>
          <table:table-cell table:formula="of:=IF([.L374]&lt;=1;0;IF([.L374]&lt;=10;11;IF([.L374]&lt;=14;12;IF([.L374]&lt;=17;13;IF([.L374]&lt;=20;14;IF([.L374]&lt;=22;15;IF([.L374]&lt;=25;16;IF([.L374]&lt;=27;17;IF([.L374]&lt;=29;18;IF([.L374]&lt;=32;19;IF([.L374]&lt;=34;20;IF([.L374]&lt;=36;21;IF([.L37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74]=&quot;взв&quot;;11;[.O374]=&quot;накл&quot;;24;[.O374]=&quot;прокл&quot;;25;[.O374]=&quot;пт&quot;;26;[.O374]=90;10;[.O374]=85;10;[.O374]=80;9;[.O374]=75;8;[.O374]=70;8;[.O374]=65;7;[.O374]=60;7;[.O374]=55;6;[.O374]=50;6;[.O374]=45;6;[.O374]=40;5;[.O374]=35;4;[.O374]=30;4;[.O374]=25;3;[.O374]=20;2;[.O374]=15;1;[.O374]=10;1;[.O374]=0;0)" office:value-type="float" office:value="10" calcext:value-type="float">
            <text:p>10</text:p>
          </table:table-cell>
          <table:table-cell table:formula="of:=IF([.P374]&lt;=1;0;IF([.P374]&lt;=10;11;IF([.P374]&lt;=14;12;IF([.P374]&lt;=17;13;IF([.P374]&lt;=20;14;IF([.P374]&lt;=22;15;IF([.P374]&lt;=25;16;IF([.P374]&lt;=27;17;IF([.P374]&lt;=29;18;IF([.P374]&lt;=32;19;IF([.P374]&lt;=34;20;IF([.P374]&lt;=36;21;IF([.P374]&lt;=40;22;24)))))))))))))" office:value-type="float" office:value="0" calcext:value-type="float">
            <text:p>0</text:p>
          </table:table-cell>
          <table:table-cell table:formula="of:=ROUND(([.I374]+[.J374]+[.M374]+[.N374]+[.Q374]+[.R374])/3;0)" office:value-type="float" office:value="10" calcext:value-type="float">
            <text:p>10</text:p>
          </table:table-cell>
          <table:table-cell table:formula="of:=[.F374]*LOG10([.S374]+2)" office:value-type="float" office:value="2.15836249209525" calcext:value-type="float">
            <text:p>2,1583624920952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76</text:p>
          </table:table-cell>
          <table:table-cell table:style-name="ce5" office:value-type="date" office:date-value="2010-06-23" calcext:value-type="date">
            <text:p>23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Bolshay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375]=&quot;взв&quot;;11;[.G375]=&quot;накл&quot;;24;[.G375]=&quot;прокл&quot;;25;[.G375]=&quot;пт&quot;;26;[.G375]=90;10;[.G375]=85;10;[.G375]=80;9;[.G375]=75;8;[.G375]=70;8;[.G375]=65;7;[.G375]=60;7;[.G375]=55;6;[.G375]=50;6;[.G375]=45;6;[.G375]=40;5;[.G375]=35;4;[.G375]=30;4;[.G375]=25;3;[.G375]=20;2;[.G375]=15;1;[.G375]=10;1;[.G375]=0;0)" office:value-type="float" office:value="0" calcext:value-type="float">
            <text:p>0</text:p>
          </table:table-cell>
          <table:table-cell table:formula="of:=IF([.H375]&lt;=1;0;IF([.H375]&lt;=10;11;IF([.H375]&lt;=14;12;IF([.H375]&lt;=17;13;IF([.H375]&lt;=20;14;IF([.H375]&lt;=22;15;IF([.H375]&lt;=25;16;IF([.H375]&lt;=27;17;IF([.H375]&lt;=29;18;IF([.H375]&lt;=32;19;IF([.H375]&lt;=34;20;IF([.H375]&lt;=36;21;IF([.H375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375]=&quot;взв&quot;;11;[.K375]=&quot;накл&quot;;24;[.K375]=&quot;прокл&quot;;25;[.K375]=&quot;пт&quot;;26;[.K375]=90;10;[.K375]=85;10;[.K375]=80;9;[.K375]=75;8;[.K375]=70;8;[.K375]=65;7;[.K375]=60;7;[.K375]=55;6;[.K375]=50;6;[.K375]=45;6;[.K375]=40;5;[.K375]=35;4;[.K375]=30;4;[.K375]=25;3;[.K375]=20;2;[.K375]=15;1;[.K375]=10;1;[.K375]=0;0)" office:value-type="float" office:value="0" calcext:value-type="float">
            <text:p>0</text:p>
          </table:table-cell>
          <table:table-cell table:formula="of:=IF([.L375]&lt;=1;0;IF([.L375]&lt;=10;11;IF([.L375]&lt;=14;12;IF([.L375]&lt;=17;13;IF([.L375]&lt;=20;14;IF([.L375]&lt;=22;15;IF([.L375]&lt;=25;16;IF([.L375]&lt;=27;17;IF([.L375]&lt;=29;18;IF([.L375]&lt;=32;19;IF([.L375]&lt;=34;20;IF([.L375]&lt;=36;21;IF([.L375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375]=&quot;взв&quot;;11;[.O375]=&quot;накл&quot;;24;[.O375]=&quot;прокл&quot;;25;[.O375]=&quot;пт&quot;;26;[.O375]=90;10;[.O375]=85;10;[.O375]=80;9;[.O375]=75;8;[.O375]=70;8;[.O375]=65;7;[.O375]=60;7;[.O375]=55;6;[.O375]=50;6;[.O375]=45;6;[.O375]=40;5;[.O375]=35;4;[.O375]=30;4;[.O375]=25;3;[.O375]=20;2;[.O375]=15;1;[.O375]=10;1;[.O375]=0;0)" office:value-type="float" office:value="0" calcext:value-type="float">
            <text:p>0</text:p>
          </table:table-cell>
          <table:table-cell table:formula="of:=IF([.P375]&lt;=1;0;IF([.P375]&lt;=10;11;IF([.P375]&lt;=14;12;IF([.P375]&lt;=17;13;IF([.P375]&lt;=20;14;IF([.P375]&lt;=22;15;IF([.P375]&lt;=25;16;IF([.P375]&lt;=27;17;IF([.P375]&lt;=29;18;IF([.P375]&lt;=32;19;IF([.P375]&lt;=34;20;IF([.P375]&lt;=36;21;IF([.P375]&lt;=40;22;24)))))))))))))" office:value-type="float" office:value="22" calcext:value-type="float">
            <text:p>22</text:p>
          </table:table-cell>
          <table:table-cell table:formula="of:=ROUND(([.I375]+[.J375]+[.M375]+[.N375]+[.Q375]+[.R375])/3;0)" office:value-type="float" office:value="22" calcext:value-type="float">
            <text:p>22</text:p>
          </table:table-cell>
          <table:table-cell table:formula="of:=[.F375]*LOG10([.S375]+2)" office:value-type="float" office:value="6.90105620855803" calcext:value-type="float">
            <text:p>6,9010562085580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90</text:p>
          </table:table-cell>
          <table:table-cell table:style-name="ce5" office:value-type="date" office:date-value="2010-06-23" calcext:value-type="date">
            <text:p>23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Bolshay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376]=&quot;взв&quot;;11;[.G376]=&quot;накл&quot;;24;[.G376]=&quot;прокл&quot;;25;[.G376]=&quot;пт&quot;;26;[.G376]=90;10;[.G376]=85;10;[.G376]=80;9;[.G376]=75;8;[.G376]=70;8;[.G376]=65;7;[.G376]=60;7;[.G376]=55;6;[.G376]=50;6;[.G376]=45;6;[.G376]=40;5;[.G376]=35;4;[.G376]=30;4;[.G376]=25;3;[.G376]=20;2;[.G376]=15;1;[.G376]=10;1;[.G376]=0;0)" office:value-type="float" office:value="4" calcext:value-type="float">
            <text:p>4</text:p>
          </table:table-cell>
          <table:table-cell table:formula="of:=IF([.H376]&lt;=1;0;IF([.H376]&lt;=10;11;IF([.H376]&lt;=14;12;IF([.H376]&lt;=17;13;IF([.H376]&lt;=20;14;IF([.H376]&lt;=22;15;IF([.H376]&lt;=25;16;IF([.H376]&lt;=27;17;IF([.H376]&lt;=29;18;IF([.H376]&lt;=32;19;IF([.H376]&lt;=34;20;IF([.H376]&lt;=36;21;IF([.H376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376]=&quot;взв&quot;;11;[.K376]=&quot;накл&quot;;24;[.K376]=&quot;прокл&quot;;25;[.K376]=&quot;пт&quot;;26;[.K376]=90;10;[.K376]=85;10;[.K376]=80;9;[.K376]=75;8;[.K376]=70;8;[.K376]=65;7;[.K376]=60;7;[.K376]=55;6;[.K376]=50;6;[.K376]=45;6;[.K376]=40;5;[.K376]=35;4;[.K376]=30;4;[.K376]=25;3;[.K376]=20;2;[.K376]=15;1;[.K376]=10;1;[.K376]=0;0)" office:value-type="float" office:value="6" calcext:value-type="float">
            <text:p>6</text:p>
          </table:table-cell>
          <table:table-cell table:formula="of:=IF([.L376]&lt;=1;0;IF([.L376]&lt;=10;11;IF([.L376]&lt;=14;12;IF([.L376]&lt;=17;13;IF([.L376]&lt;=20;14;IF([.L376]&lt;=22;15;IF([.L376]&lt;=25;16;IF([.L376]&lt;=27;17;IF([.L376]&lt;=29;18;IF([.L376]&lt;=32;19;IF([.L376]&lt;=34;20;IF([.L376]&lt;=36;21;IF([.L376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376]=&quot;взв&quot;;11;[.O376]=&quot;накл&quot;;24;[.O376]=&quot;прокл&quot;;25;[.O376]=&quot;пт&quot;;26;[.O376]=90;10;[.O376]=85;10;[.O376]=80;9;[.O376]=75;8;[.O376]=70;8;[.O376]=65;7;[.O376]=60;7;[.O376]=55;6;[.O376]=50;6;[.O376]=45;6;[.O376]=40;5;[.O376]=35;4;[.O376]=30;4;[.O376]=25;3;[.O376]=20;2;[.O376]=15;1;[.O376]=10;1;[.O376]=0;0)" office:value-type="float" office:value="4" calcext:value-type="float">
            <text:p>4</text:p>
          </table:table-cell>
          <table:table-cell table:formula="of:=IF([.P376]&lt;=1;0;IF([.P376]&lt;=10;11;IF([.P376]&lt;=14;12;IF([.P376]&lt;=17;13;IF([.P376]&lt;=20;14;IF([.P376]&lt;=22;15;IF([.P376]&lt;=25;16;IF([.P376]&lt;=27;17;IF([.P376]&lt;=29;18;IF([.P376]&lt;=32;19;IF([.P376]&lt;=34;20;IF([.P376]&lt;=36;21;IF([.P376]&lt;=40;22;24)))))))))))))" office:value-type="float" office:value="0" calcext:value-type="float">
            <text:p>0</text:p>
          </table:table-cell>
          <table:table-cell table:formula="of:=ROUND(([.I376]+[.J376]+[.M376]+[.N376]+[.Q376]+[.R376])/3;0)" office:value-type="float" office:value="5" calcext:value-type="float">
            <text:p>5</text:p>
          </table:table-cell>
          <table:table-cell table:formula="of:=[.F376]*LOG10([.S376]+2)" office:value-type="float" office:value="8.45098040014257" calcext:value-type="float">
            <text:p>8,4509804001425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14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Chumazay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377]=&quot;взв&quot;;11;[.G377]=&quot;накл&quot;;24;[.G377]=&quot;прокл&quot;;25;[.G377]=&quot;пт&quot;;26;[.G377]=90;10;[.G377]=85;10;[.G377]=80;9;[.G377]=75;8;[.G377]=70;8;[.G377]=65;7;[.G377]=60;7;[.G377]=55;6;[.G377]=50;6;[.G377]=45;6;[.G377]=40;5;[.G377]=35;4;[.G377]=30;4;[.G377]=25;3;[.G377]=20;2;[.G377]=15;1;[.G377]=10;1;[.G377]=0;0)" office:value-type="float" office:value="0" calcext:value-type="float">
            <text:p>0</text:p>
          </table:table-cell>
          <table:table-cell table:formula="of:=IF([.H377]&lt;=1;0;IF([.H377]&lt;=10;11;IF([.H377]&lt;=14;12;IF([.H377]&lt;=17;13;IF([.H377]&lt;=20;14;IF([.H377]&lt;=22;15;IF([.H377]&lt;=25;16;IF([.H377]&lt;=27;17;IF([.H377]&lt;=29;18;IF([.H377]&lt;=32;19;IF([.H377]&lt;=34;20;IF([.H377]&lt;=36;21;IF([.H377]&lt;=40;22;24)))))))))))))"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377]=&quot;взв&quot;;11;[.K377]=&quot;накл&quot;;24;[.K377]=&quot;прокл&quot;;25;[.K377]=&quot;пт&quot;;26;[.K377]=90;10;[.K377]=85;10;[.K377]=80;9;[.K377]=75;8;[.K377]=70;8;[.K377]=65;7;[.K377]=60;7;[.K377]=55;6;[.K377]=50;6;[.K377]=45;6;[.K377]=40;5;[.K377]=35;4;[.K377]=30;4;[.K377]=25;3;[.K377]=20;2;[.K377]=15;1;[.K377]=10;1;[.K377]=0;0)" office:value-type="float" office:value="0" calcext:value-type="float">
            <text:p>0</text:p>
          </table:table-cell>
          <table:table-cell table:formula="of:=IF([.L377]&lt;=1;0;IF([.L377]&lt;=10;11;IF([.L377]&lt;=14;12;IF([.L377]&lt;=17;13;IF([.L377]&lt;=20;14;IF([.L377]&lt;=22;15;IF([.L377]&lt;=25;16;IF([.L377]&lt;=27;17;IF([.L377]&lt;=29;18;IF([.L377]&lt;=32;19;IF([.L377]&lt;=34;20;IF([.L377]&lt;=36;21;IF([.L377]&lt;=40;22;24)))))))))))))"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377]=&quot;взв&quot;;11;[.O377]=&quot;накл&quot;;24;[.O377]=&quot;прокл&quot;;25;[.O377]=&quot;пт&quot;;26;[.O377]=90;10;[.O377]=85;10;[.O377]=80;9;[.O377]=75;8;[.O377]=70;8;[.O377]=65;7;[.O377]=60;7;[.O377]=55;6;[.O377]=50;6;[.O377]=45;6;[.O377]=40;5;[.O377]=35;4;[.O377]=30;4;[.O377]=25;3;[.O377]=20;2;[.O377]=15;1;[.O377]=10;1;[.O377]=0;0)" office:value-type="float" office:value="0" calcext:value-type="float">
            <text:p>0</text:p>
          </table:table-cell>
          <table:table-cell table:formula="of:=IF([.P377]&lt;=1;0;IF([.P377]&lt;=10;11;IF([.P377]&lt;=14;12;IF([.P377]&lt;=17;13;IF([.P377]&lt;=20;14;IF([.P377]&lt;=22;15;IF([.P377]&lt;=25;16;IF([.P377]&lt;=27;17;IF([.P377]&lt;=29;18;IF([.P377]&lt;=32;19;IF([.P377]&lt;=34;20;IF([.P377]&lt;=36;21;IF([.P377]&lt;=40;22;24)))))))))))))" office:value-type="float" office:value="17" calcext:value-type="float">
            <text:p>17</text:p>
          </table:table-cell>
          <table:table-cell table:formula="of:=ROUND(([.I377]+[.J377]+[.M377]+[.N377]+[.Q377]+[.R377])/3;0)" office:value-type="float" office:value="16" calcext:value-type="float">
            <text:p>16</text:p>
          </table:table-cell>
          <table:table-cell table:formula="of:=[.F377]*LOG10([.S377]+2)" office:value-type="float" office:value="6.27636252551653" calcext:value-type="float">
            <text:p>6,2763625255165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27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Chumazay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378]=&quot;взв&quot;;11;[.G378]=&quot;накл&quot;;24;[.G378]=&quot;прокл&quot;;25;[.G378]=&quot;пт&quot;;26;[.G378]=90;10;[.G378]=85;10;[.G378]=80;9;[.G378]=75;8;[.G378]=70;8;[.G378]=65;7;[.G378]=60;7;[.G378]=55;6;[.G378]=50;6;[.G378]=45;6;[.G378]=40;5;[.G378]=35;4;[.G378]=30;4;[.G378]=25;3;[.G378]=20;2;[.G378]=15;1;[.G378]=10;1;[.G378]=0;0)" office:value-type="float" office:value="0" calcext:value-type="float">
            <text:p>0</text:p>
          </table:table-cell>
          <table:table-cell table:formula="of:=IF([.H378]&lt;=1;0;IF([.H378]&lt;=10;11;IF([.H378]&lt;=14;12;IF([.H378]&lt;=17;13;IF([.H378]&lt;=20;14;IF([.H378]&lt;=22;15;IF([.H378]&lt;=25;16;IF([.H378]&lt;=27;17;IF([.H378]&lt;=29;18;IF([.H378]&lt;=32;19;IF([.H378]&lt;=34;20;IF([.H378]&lt;=36;21;IF([.H378]&lt;=40;22;24)))))))))))))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78]=&quot;взв&quot;;11;[.K378]=&quot;накл&quot;;24;[.K378]=&quot;прокл&quot;;25;[.K378]=&quot;пт&quot;;26;[.K378]=90;10;[.K378]=85;10;[.K378]=80;9;[.K378]=75;8;[.K378]=70;8;[.K378]=65;7;[.K378]=60;7;[.K378]=55;6;[.K378]=50;6;[.K378]=45;6;[.K378]=40;5;[.K378]=35;4;[.K378]=30;4;[.K378]=25;3;[.K378]=20;2;[.K378]=15;1;[.K378]=10;1;[.K378]=0;0)" office:value-type="float" office:value="10" calcext:value-type="float">
            <text:p>10</text:p>
          </table:table-cell>
          <table:table-cell table:formula="of:=IF([.L378]&lt;=1;0;IF([.L378]&lt;=10;11;IF([.L378]&lt;=14;12;IF([.L378]&lt;=17;13;IF([.L378]&lt;=20;14;IF([.L378]&lt;=22;15;IF([.L378]&lt;=25;16;IF([.L378]&lt;=27;17;IF([.L378]&lt;=29;18;IF([.L378]&lt;=32;19;IF([.L378]&lt;=34;20;IF([.L378]&lt;=36;21;IF([.L378]&lt;=40;22;24)))))))))))))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378]=&quot;взв&quot;;11;[.O378]=&quot;накл&quot;;24;[.O378]=&quot;прокл&quot;;25;[.O378]=&quot;пт&quot;;26;[.O378]=90;10;[.O378]=85;10;[.O378]=80;9;[.O378]=75;8;[.O378]=70;8;[.O378]=65;7;[.O378]=60;7;[.O378]=55;6;[.O378]=50;6;[.O378]=45;6;[.O378]=40;5;[.O378]=35;4;[.O378]=30;4;[.O378]=25;3;[.O378]=20;2;[.O378]=15;1;[.O378]=10;1;[.O378]=0;0)" office:value-type="float" office:value="0" calcext:value-type="float">
            <text:p>0</text:p>
          </table:table-cell>
          <table:table-cell table:formula="of:=IF([.P378]&lt;=1;0;IF([.P378]&lt;=10;11;IF([.P378]&lt;=14;12;IF([.P378]&lt;=17;13;IF([.P378]&lt;=20;14;IF([.P378]&lt;=22;15;IF([.P378]&lt;=25;16;IF([.P378]&lt;=27;17;IF([.P378]&lt;=29;18;IF([.P378]&lt;=32;19;IF([.P378]&lt;=34;20;IF([.P378]&lt;=36;21;IF([.P378]&lt;=40;22;24)))))))))))))" office:value-type="float" office:value="16" calcext:value-type="float">
            <text:p>16</text:p>
          </table:table-cell>
          <table:table-cell table:formula="of:=ROUND(([.I378]+[.J378]+[.M378]+[.N378]+[.Q378]+[.R378])/3;0)" office:value-type="float" office:value="15" calcext:value-type="float">
            <text:p>15</text:p>
          </table:table-cell>
          <table:table-cell table:formula="of:=[.F378]*LOG10([.S378]+2)" office:value-type="float" office:value="12.3044892137827" calcext:value-type="float">
            <text:p>12,304489213782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65</text:p>
          </table:table-cell>
          <table:table-cell table:style-name="ce5" office:value-type="date" office:date-value="2010-06-23" calcext:value-type="date">
            <text:p>23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Kroshka (Malaya?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379]=&quot;взв&quot;;11;[.G379]=&quot;накл&quot;;24;[.G379]=&quot;прокл&quot;;25;[.G379]=&quot;пт&quot;;26;[.G379]=90;10;[.G379]=85;10;[.G379]=80;9;[.G379]=75;8;[.G379]=70;8;[.G379]=65;7;[.G379]=60;7;[.G379]=55;6;[.G379]=50;6;[.G379]=45;6;[.G379]=40;5;[.G379]=35;4;[.G379]=30;4;[.G379]=25;3;[.G379]=20;2;[.G379]=15;1;[.G379]=10;1;[.G379]=0;0)" office:value-type="float" office:value="0" calcext:value-type="float">
            <text:p>0</text:p>
          </table:table-cell>
          <table:table-cell table:formula="of:=IF([.H379]&lt;=1;0;IF([.H379]&lt;=10;11;IF([.H379]&lt;=14;12;IF([.H379]&lt;=17;13;IF([.H379]&lt;=20;14;IF([.H379]&lt;=22;15;IF([.H379]&lt;=25;16;IF([.H379]&lt;=27;17;IF([.H379]&lt;=29;18;IF([.H379]&lt;=32;19;IF([.H379]&lt;=34;20;IF([.H379]&lt;=36;21;IF([.H379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379]=&quot;взв&quot;;11;[.K379]=&quot;накл&quot;;24;[.K379]=&quot;прокл&quot;;25;[.K379]=&quot;пт&quot;;26;[.K379]=90;10;[.K379]=85;10;[.K379]=80;9;[.K379]=75;8;[.K379]=70;8;[.K379]=65;7;[.K379]=60;7;[.K379]=55;6;[.K379]=50;6;[.K379]=45;6;[.K379]=40;5;[.K379]=35;4;[.K379]=30;4;[.K379]=25;3;[.K379]=20;2;[.K379]=15;1;[.K379]=10;1;[.K379]=0;0)" office:value-type="float" office:value="0" calcext:value-type="float">
            <text:p>0</text:p>
          </table:table-cell>
          <table:table-cell table:formula="of:=IF([.L379]&lt;=1;0;IF([.L379]&lt;=10;11;IF([.L379]&lt;=14;12;IF([.L379]&lt;=17;13;IF([.L379]&lt;=20;14;IF([.L379]&lt;=22;15;IF([.L379]&lt;=25;16;IF([.L379]&lt;=27;17;IF([.L379]&lt;=29;18;IF([.L379]&lt;=32;19;IF([.L379]&lt;=34;20;IF([.L379]&lt;=36;21;IF([.L379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379]=&quot;взв&quot;;11;[.O379]=&quot;накл&quot;;24;[.O379]=&quot;прокл&quot;;25;[.O379]=&quot;пт&quot;;26;[.O379]=90;10;[.O379]=85;10;[.O379]=80;9;[.O379]=75;8;[.O379]=70;8;[.O379]=65;7;[.O379]=60;7;[.O379]=55;6;[.O379]=50;6;[.O379]=45;6;[.O379]=40;5;[.O379]=35;4;[.O379]=30;4;[.O379]=25;3;[.O379]=20;2;[.O379]=15;1;[.O379]=10;1;[.O379]=0;0)" office:value-type="float" office:value="0" calcext:value-type="float">
            <text:p>0</text:p>
          </table:table-cell>
          <table:table-cell table:formula="of:=IF([.P379]&lt;=1;0;IF([.P379]&lt;=10;11;IF([.P379]&lt;=14;12;IF([.P379]&lt;=17;13;IF([.P379]&lt;=20;14;IF([.P379]&lt;=22;15;IF([.P379]&lt;=25;16;IF([.P379]&lt;=27;17;IF([.P379]&lt;=29;18;IF([.P379]&lt;=32;19;IF([.P379]&lt;=34;20;IF([.P379]&lt;=36;21;IF([.P379]&lt;=40;22;24)))))))))))))" office:value-type="float" office:value="19" calcext:value-type="float">
            <text:p>19</text:p>
          </table:table-cell>
          <table:table-cell table:formula="of:=ROUND(([.I379]+[.J379]+[.M379]+[.N379]+[.Q379]+[.R379])/3;0)" office:value-type="float" office:value="19" calcext:value-type="float">
            <text:p>19</text:p>
          </table:table-cell>
          <table:table-cell table:formula="of:=[.F379]*LOG10([.S379]+2)" office:value-type="float" office:value="7.93331576840352" calcext:value-type="float">
            <text:p>7,9333157684035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62</text:p>
          </table:table-cell>
          <table:table-cell table:style-name="ce5" office:value-type="date" office:date-value="2010-06-23" calcext:value-type="date">
            <text:p>23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Sredny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380]=&quot;взв&quot;;11;[.G380]=&quot;накл&quot;;24;[.G380]=&quot;прокл&quot;;25;[.G380]=&quot;пт&quot;;26;[.G380]=90;10;[.G380]=85;10;[.G380]=80;9;[.G380]=75;8;[.G380]=70;8;[.G380]=65;7;[.G380]=60;7;[.G380]=55;6;[.G380]=50;6;[.G380]=45;6;[.G380]=40;5;[.G380]=35;4;[.G380]=30;4;[.G380]=25;3;[.G380]=20;2;[.G380]=15;1;[.G380]=10;1;[.G380]=0;0)" office:value-type="float" office:value="0" calcext:value-type="float">
            <text:p>0</text:p>
          </table:table-cell>
          <table:table-cell table:formula="of:=IF([.H380]&lt;=1;0;IF([.H380]&lt;=10;11;IF([.H380]&lt;=14;12;IF([.H380]&lt;=17;13;IF([.H380]&lt;=20;14;IF([.H380]&lt;=22;15;IF([.H380]&lt;=25;16;IF([.H380]&lt;=27;17;IF([.H380]&lt;=29;18;IF([.H380]&lt;=32;19;IF([.H380]&lt;=34;20;IF([.H380]&lt;=36;21;IF([.H380]&lt;=40;22;24)))))))))))))" office:value-type="float" office:value="21" calcext:value-type="float">
            <text:p>21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380]=&quot;взв&quot;;11;[.K380]=&quot;накл&quot;;24;[.K380]=&quot;прокл&quot;;25;[.K380]=&quot;пт&quot;;26;[.K380]=90;10;[.K380]=85;10;[.K380]=80;9;[.K380]=75;8;[.K380]=70;8;[.K380]=65;7;[.K380]=60;7;[.K380]=55;6;[.K380]=50;6;[.K380]=45;6;[.K380]=40;5;[.K380]=35;4;[.K380]=30;4;[.K380]=25;3;[.K380]=20;2;[.K380]=15;1;[.K380]=10;1;[.K380]=0;0)" office:value-type="float" office:value="24" calcext:value-type="float">
            <text:p>24</text:p>
          </table:table-cell>
          <table:table-cell table:formula="of:=IF([.L380]&lt;=1;0;IF([.L380]&lt;=10;11;IF([.L380]&lt;=14;12;IF([.L380]&lt;=17;13;IF([.L380]&lt;=20;14;IF([.L380]&lt;=22;15;IF([.L380]&lt;=25;16;IF([.L380]&lt;=27;17;IF([.L380]&lt;=29;18;IF([.L380]&lt;=32;19;IF([.L380]&lt;=34;20;IF([.L380]&lt;=36;21;IF([.L380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380]=&quot;взв&quot;;11;[.O380]=&quot;накл&quot;;24;[.O380]=&quot;прокл&quot;;25;[.O380]=&quot;пт&quot;;26;[.O380]=90;10;[.O380]=85;10;[.O380]=80;9;[.O380]=75;8;[.O380]=70;8;[.O380]=65;7;[.O380]=60;7;[.O380]=55;6;[.O380]=50;6;[.O380]=45;6;[.O380]=40;5;[.O380]=35;4;[.O380]=30;4;[.O380]=25;3;[.O380]=20;2;[.O380]=15;1;[.O380]=10;1;[.O380]=0;0)" office:value-type="float" office:value="24" calcext:value-type="float">
            <text:p>24</text:p>
          </table:table-cell>
          <table:table-cell table:formula="of:=IF([.P380]&lt;=1;0;IF([.P380]&lt;=10;11;IF([.P380]&lt;=14;12;IF([.P380]&lt;=17;13;IF([.P380]&lt;=20;14;IF([.P380]&lt;=22;15;IF([.P380]&lt;=25;16;IF([.P380]&lt;=27;17;IF([.P380]&lt;=29;18;IF([.P380]&lt;=32;19;IF([.P380]&lt;=34;20;IF([.P380]&lt;=36;21;IF([.P380]&lt;=40;22;24)))))))))))))" office:value-type="float" office:value="0" calcext:value-type="float">
            <text:p>0</text:p>
          </table:table-cell>
          <table:table-cell table:formula="of:=ROUND(([.I380]+[.J380]+[.M380]+[.N380]+[.Q380]+[.R380])/3;0)" office:value-type="float" office:value="23" calcext:value-type="float">
            <text:p>23</text:p>
          </table:table-cell>
          <table:table-cell table:formula="of:=[.F380]*LOG10([.S380]+2)" office:value-type="float" office:value="2.79588001734408" calcext:value-type="float">
            <text:p>2,7958800173440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63</text:p>
          </table:table-cell>
          <table:table-cell table:style-name="ce5" office:value-type="date" office:date-value="2010-06-23" calcext:value-type="date">
            <text:p>23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Srednyaya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381]=&quot;взв&quot;;11;[.G381]=&quot;накл&quot;;24;[.G381]=&quot;прокл&quot;;25;[.G381]=&quot;пт&quot;;26;[.G381]=90;10;[.G381]=85;10;[.G381]=80;9;[.G381]=75;8;[.G381]=70;8;[.G381]=65;7;[.G381]=60;7;[.G381]=55;6;[.G381]=50;6;[.G381]=45;6;[.G381]=40;5;[.G381]=35;4;[.G381]=30;4;[.G381]=25;3;[.G381]=20;2;[.G381]=15;1;[.G381]=10;1;[.G381]=0;0)" office:value-type="float" office:value="0" calcext:value-type="float">
            <text:p>0</text:p>
          </table:table-cell>
          <table:table-cell table:formula="of:=IF([.H381]&lt;=1;0;IF([.H381]&lt;=10;11;IF([.H381]&lt;=14;12;IF([.H381]&lt;=17;13;IF([.H381]&lt;=20;14;IF([.H381]&lt;=22;15;IF([.H381]&lt;=25;16;IF([.H381]&lt;=27;17;IF([.H381]&lt;=29;18;IF([.H381]&lt;=32;19;IF([.H381]&lt;=34;20;IF([.H381]&lt;=36;21;IF([.H381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381]=&quot;взв&quot;;11;[.K381]=&quot;накл&quot;;24;[.K381]=&quot;прокл&quot;;25;[.K381]=&quot;пт&quot;;26;[.K381]=90;10;[.K381]=85;10;[.K381]=80;9;[.K381]=75;8;[.K381]=70;8;[.K381]=65;7;[.K381]=60;7;[.K381]=55;6;[.K381]=50;6;[.K381]=45;6;[.K381]=40;5;[.K381]=35;4;[.K381]=30;4;[.K381]=25;3;[.K381]=20;2;[.K381]=15;1;[.K381]=10;1;[.K381]=0;0)" office:value-type="float" office:value="0" calcext:value-type="float">
            <text:p>0</text:p>
          </table:table-cell>
          <table:table-cell table:formula="of:=IF([.L381]&lt;=1;0;IF([.L381]&lt;=10;11;IF([.L381]&lt;=14;12;IF([.L381]&lt;=17;13;IF([.L381]&lt;=20;14;IF([.L381]&lt;=22;15;IF([.L381]&lt;=25;16;IF([.L381]&lt;=27;17;IF([.L381]&lt;=29;18;IF([.L381]&lt;=32;19;IF([.L381]&lt;=34;20;IF([.L381]&lt;=36;21;IF([.L381]&lt;=40;22;24)))))))))))))" office:value-type="float" office:value="18" calcext:value-type="float">
            <text:p>18</text:p>
          </table:table-cell>
          <table:table-cell table:number-columns-repeated="2"/>
          <table:table-cell table:formula="of:=COM.MICROSOFT.IFS([.O381]=&quot;взв&quot;;11;[.O381]=&quot;накл&quot;;24;[.O381]=&quot;прокл&quot;;25;[.O381]=&quot;пт&quot;;26;[.O381]=90;10;[.O381]=85;10;[.O381]=80;9;[.O381]=75;8;[.O381]=70;8;[.O381]=65;7;[.O381]=60;7;[.O381]=55;6;[.O381]=50;6;[.O381]=45;6;[.O381]=40;5;[.O381]=35;4;[.O381]=30;4;[.O381]=25;3;[.O381]=20;2;[.O381]=15;1;[.O381]=10;1;[.O381]=0;0)" office:value-type="float" office:value="0" calcext:value-type="float">
            <text:p>0</text:p>
          </table:table-cell>
          <table:table-cell table:formula="of:=IF([.P381]&lt;=1;0;IF([.P381]&lt;=10;11;IF([.P381]&lt;=14;12;IF([.P381]&lt;=17;13;IF([.P381]&lt;=20;14;IF([.P381]&lt;=22;15;IF([.P381]&lt;=25;16;IF([.P381]&lt;=27;17;IF([.P381]&lt;=29;18;IF([.P381]&lt;=32;19;IF([.P381]&lt;=34;20;IF([.P381]&lt;=36;21;IF([.P381]&lt;=40;22;24)))))))))))))" office:value-type="float" office:value="0" calcext:value-type="float">
            <text:p>0</text:p>
          </table:table-cell>
          <table:table-cell table:formula="of:=ROUND(([.I381]+[.J381]+[.M381]+[.N381]+[.Q381]+[.R381])/2;0)" office:value-type="float" office:value="18" calcext:value-type="float">
            <text:p>18</text:p>
          </table:table-cell>
          <table:table-cell table:formula="of:=[.F381]*LOG10([.S381]+2)" office:value-type="float" office:value="2.60205999132796" calcext:value-type="float">
            <text:p>2,6020599913279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60</text:p>
          </table:table-cell>
          <table:table-cell table:style-name="ce5" office:value-type="date" office:date-value="2010-06-23" calcext:value-type="date">
            <text:p>23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Srednyay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382]=&quot;взв&quot;;11;[.G382]=&quot;накл&quot;;24;[.G382]=&quot;прокл&quot;;25;[.G382]=&quot;пт&quot;;26;[.G382]=90;10;[.G382]=85;10;[.G382]=80;9;[.G382]=75;8;[.G382]=70;8;[.G382]=65;7;[.G382]=60;7;[.G382]=55;6;[.G382]=50;6;[.G382]=45;6;[.G382]=40;5;[.G382]=35;4;[.G382]=30;4;[.G382]=25;3;[.G382]=20;2;[.G382]=15;1;[.G382]=10;1;[.G382]=0;0)" office:value-type="float" office:value="26" calcext:value-type="float">
            <text:p>26</text:p>
          </table:table-cell>
          <table:table-cell table:formula="of:=IF([.H382]&lt;=1;0;IF([.H382]&lt;=10;11;IF([.H382]&lt;=14;12;IF([.H382]&lt;=17;13;IF([.H382]&lt;=20;14;IF([.H382]&lt;=22;15;IF([.H382]&lt;=25;16;IF([.H382]&lt;=27;17;IF([.H382]&lt;=29;18;IF([.H382]&lt;=32;19;IF([.H382]&lt;=34;20;IF([.H382]&lt;=36;21;IF([.H38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382]=&quot;взв&quot;;11;[.K382]=&quot;накл&quot;;24;[.K382]=&quot;прокл&quot;;25;[.K382]=&quot;пт&quot;;26;[.K382]=90;10;[.K382]=85;10;[.K382]=80;9;[.K382]=75;8;[.K382]=70;8;[.K382]=65;7;[.K382]=60;7;[.K382]=55;6;[.K382]=50;6;[.K382]=45;6;[.K382]=40;5;[.K382]=35;4;[.K382]=30;4;[.K382]=25;3;[.K382]=20;2;[.K382]=15;1;[.K382]=10;1;[.K382]=0;0)" office:value-type="float" office:value="26" calcext:value-type="float">
            <text:p>26</text:p>
          </table:table-cell>
          <table:table-cell table:formula="of:=IF([.L382]&lt;=1;0;IF([.L382]&lt;=10;11;IF([.L382]&lt;=14;12;IF([.L382]&lt;=17;13;IF([.L382]&lt;=20;14;IF([.L382]&lt;=22;15;IF([.L382]&lt;=25;16;IF([.L382]&lt;=27;17;IF([.L382]&lt;=29;18;IF([.L382]&lt;=32;19;IF([.L382]&lt;=34;20;IF([.L382]&lt;=36;21;IF([.L38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382]=&quot;взв&quot;;11;[.O382]=&quot;накл&quot;;24;[.O382]=&quot;прокл&quot;;25;[.O382]=&quot;пт&quot;;26;[.O382]=90;10;[.O382]=85;10;[.O382]=80;9;[.O382]=75;8;[.O382]=70;8;[.O382]=65;7;[.O382]=60;7;[.O382]=55;6;[.O382]=50;6;[.O382]=45;6;[.O382]=40;5;[.O382]=35;4;[.O382]=30;4;[.O382]=25;3;[.O382]=20;2;[.O382]=15;1;[.O382]=10;1;[.O382]=0;0)" office:value-type="float" office:value="26" calcext:value-type="float">
            <text:p>26</text:p>
          </table:table-cell>
          <table:table-cell table:formula="of:=IF([.P382]&lt;=1;0;IF([.P382]&lt;=10;11;IF([.P382]&lt;=14;12;IF([.P382]&lt;=17;13;IF([.P382]&lt;=20;14;IF([.P382]&lt;=22;15;IF([.P382]&lt;=25;16;IF([.P382]&lt;=27;17;IF([.P382]&lt;=29;18;IF([.P382]&lt;=32;19;IF([.P382]&lt;=34;20;IF([.P382]&lt;=36;21;IF([.P382]&lt;=40;22;24)))))))))))))" office:value-type="float" office:value="0" calcext:value-type="float">
            <text:p>0</text:p>
          </table:table-cell>
          <table:table-cell table:formula="of:=ROUND(([.I382]+[.J382]+[.M382]+[.N382]+[.Q382]+[.R382])/3;0)" office:value-type="float" office:value="26" calcext:value-type="float">
            <text:p>26</text:p>
          </table:table-cell>
          <table:table-cell table:formula="of:=[.F382]*LOG10([.S382]+2)" office:value-type="float" office:value="4.34147409402666" calcext:value-type="float">
            <text:p>4,3414740940266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57</text:p>
          </table:table-cell>
          <table:table-cell table:style-name="ce5" office:value-type="date" office:date-value="2010-06-23" calcext:value-type="date">
            <text:p>23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Sredny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83]=&quot;взв&quot;;11;[.G383]=&quot;накл&quot;;24;[.G383]=&quot;прокл&quot;;25;[.G383]=&quot;пт&quot;;26;[.G383]=90;10;[.G383]=85;10;[.G383]=80;9;[.G383]=75;8;[.G383]=70;8;[.G383]=65;7;[.G383]=60;7;[.G383]=55;6;[.G383]=50;6;[.G383]=45;6;[.G383]=40;5;[.G383]=35;4;[.G383]=30;4;[.G383]=25;3;[.G383]=20;2;[.G383]=15;1;[.G383]=10;1;[.G383]=0;0)" office:value-type="float" office:value="10" calcext:value-type="float">
            <text:p>10</text:p>
          </table:table-cell>
          <table:table-cell table:formula="of:=IF([.H383]&lt;=1;0;IF([.H383]&lt;=10;11;IF([.H383]&lt;=14;12;IF([.H383]&lt;=17;13;IF([.H383]&lt;=20;14;IF([.H383]&lt;=22;15;IF([.H383]&lt;=25;16;IF([.H383]&lt;=27;17;IF([.H383]&lt;=29;18;IF([.H383]&lt;=32;19;IF([.H383]&lt;=34;20;IF([.H383]&lt;=36;21;IF([.H38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83]=&quot;взв&quot;;11;[.K383]=&quot;накл&quot;;24;[.K383]=&quot;прокл&quot;;25;[.K383]=&quot;пт&quot;;26;[.K383]=90;10;[.K383]=85;10;[.K383]=80;9;[.K383]=75;8;[.K383]=70;8;[.K383]=65;7;[.K383]=60;7;[.K383]=55;6;[.K383]=50;6;[.K383]=45;6;[.K383]=40;5;[.K383]=35;4;[.K383]=30;4;[.K383]=25;3;[.K383]=20;2;[.K383]=15;1;[.K383]=10;1;[.K383]=0;0)" office:value-type="float" office:value="10" calcext:value-type="float">
            <text:p>10</text:p>
          </table:table-cell>
          <table:table-cell table:formula="of:=IF([.L383]&lt;=1;0;IF([.L383]&lt;=10;11;IF([.L383]&lt;=14;12;IF([.L383]&lt;=17;13;IF([.L383]&lt;=20;14;IF([.L383]&lt;=22;15;IF([.L383]&lt;=25;16;IF([.L383]&lt;=27;17;IF([.L383]&lt;=29;18;IF([.L383]&lt;=32;19;IF([.L383]&lt;=34;20;IF([.L383]&lt;=36;21;IF([.L383]&lt;=40;22;24))))))))))))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COM.MICROSOFT.IFS([.O383]=&quot;взв&quot;;11;[.O383]=&quot;накл&quot;;24;[.O383]=&quot;прокл&quot;;25;[.O383]=&quot;пт&quot;;26;[.O383]=90;10;[.O383]=85;10;[.O383]=80;9;[.O383]=75;8;[.O383]=70;8;[.O383]=65;7;[.O383]=60;7;[.O383]=55;6;[.O383]=50;6;[.O383]=45;6;[.O383]=40;5;[.O383]=35;4;[.O383]=30;4;[.O383]=25;3;[.O383]=20;2;[.O383]=15;1;[.O383]=10;1;[.O383]=0;0)" office:value-type="float" office:value="8" calcext:value-type="float">
            <text:p>8</text:p>
          </table:table-cell>
          <table:table-cell table:formula="of:=IF([.P383]&lt;=1;0;IF([.P383]&lt;=10;11;IF([.P383]&lt;=14;12;IF([.P383]&lt;=17;13;IF([.P383]&lt;=20;14;IF([.P383]&lt;=22;15;IF([.P383]&lt;=25;16;IF([.P383]&lt;=27;17;IF([.P383]&lt;=29;18;IF([.P383]&lt;=32;19;IF([.P383]&lt;=34;20;IF([.P383]&lt;=36;21;IF([.P383]&lt;=40;22;24)))))))))))))" office:value-type="float" office:value="0" calcext:value-type="float">
            <text:p>0</text:p>
          </table:table-cell>
          <table:table-cell table:formula="of:=ROUND(([.I383]+[.J383]+[.M383]+[.N383]+[.Q383]+[.R383])/3;0)" office:value-type="float" office:value="9" calcext:value-type="float">
            <text:p>9</text:p>
          </table:table-cell>
          <table:table-cell table:formula="of:=[.F383]*LOG10([.S383]+2)" office:value-type="float" office:value="5.20696342579113" calcext:value-type="float">
            <text:p>5,2069634257911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58</text:p>
          </table:table-cell>
          <table:table-cell table:style-name="ce5" office:value-type="date" office:date-value="2010-06-23" calcext:value-type="date">
            <text:p>23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Sredny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384]=&quot;взв&quot;;11;[.G384]=&quot;накл&quot;;24;[.G384]=&quot;прокл&quot;;25;[.G384]=&quot;пт&quot;;26;[.G384]=90;10;[.G384]=85;10;[.G384]=80;9;[.G384]=75;8;[.G384]=70;8;[.G384]=65;7;[.G384]=60;7;[.G384]=55;6;[.G384]=50;6;[.G384]=45;6;[.G384]=40;5;[.G384]=35;4;[.G384]=30;4;[.G384]=25;3;[.G384]=20;2;[.G384]=15;1;[.G384]=10;1;[.G384]=0;0)" office:value-type="float" office:value="4" calcext:value-type="float">
            <text:p>4</text:p>
          </table:table-cell>
          <table:table-cell table:formula="of:=IF([.H384]&lt;=1;0;IF([.H384]&lt;=10;11;IF([.H384]&lt;=14;12;IF([.H384]&lt;=17;13;IF([.H384]&lt;=20;14;IF([.H384]&lt;=22;15;IF([.H384]&lt;=25;16;IF([.H384]&lt;=27;17;IF([.H384]&lt;=29;18;IF([.H384]&lt;=32;19;IF([.H384]&lt;=34;20;IF([.H384]&lt;=36;21;IF([.H384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384]=&quot;взв&quot;;11;[.K384]=&quot;накл&quot;;24;[.K384]=&quot;прокл&quot;;25;[.K384]=&quot;пт&quot;;26;[.K384]=90;10;[.K384]=85;10;[.K384]=80;9;[.K384]=75;8;[.K384]=70;8;[.K384]=65;7;[.K384]=60;7;[.K384]=55;6;[.K384]=50;6;[.K384]=45;6;[.K384]=40;5;[.K384]=35;4;[.K384]=30;4;[.K384]=25;3;[.K384]=20;2;[.K384]=15;1;[.K384]=10;1;[.K384]=0;0)" office:value-type="float" office:value="4" calcext:value-type="float">
            <text:p>4</text:p>
          </table:table-cell>
          <table:table-cell table:formula="of:=IF([.L384]&lt;=1;0;IF([.L384]&lt;=10;11;IF([.L384]&lt;=14;12;IF([.L384]&lt;=17;13;IF([.L384]&lt;=20;14;IF([.L384]&lt;=22;15;IF([.L384]&lt;=25;16;IF([.L384]&lt;=27;17;IF([.L384]&lt;=29;18;IF([.L384]&lt;=32;19;IF([.L384]&lt;=34;20;IF([.L384]&lt;=36;21;IF([.L384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384]=&quot;взв&quot;;11;[.O384]=&quot;накл&quot;;24;[.O384]=&quot;прокл&quot;;25;[.O384]=&quot;пт&quot;;26;[.O384]=90;10;[.O384]=85;10;[.O384]=80;9;[.O384]=75;8;[.O384]=70;8;[.O384]=65;7;[.O384]=60;7;[.O384]=55;6;[.O384]=50;6;[.O384]=45;6;[.O384]=40;5;[.O384]=35;4;[.O384]=30;4;[.O384]=25;3;[.O384]=20;2;[.O384]=15;1;[.O384]=10;1;[.O384]=0;0)" office:value-type="float" office:value="7" calcext:value-type="float">
            <text:p>7</text:p>
          </table:table-cell>
          <table:table-cell table:formula="of:=IF([.P384]&lt;=1;0;IF([.P384]&lt;=10;11;IF([.P384]&lt;=14;12;IF([.P384]&lt;=17;13;IF([.P384]&lt;=20;14;IF([.P384]&lt;=22;15;IF([.P384]&lt;=25;16;IF([.P384]&lt;=27;17;IF([.P384]&lt;=29;18;IF([.P384]&lt;=32;19;IF([.P384]&lt;=34;20;IF([.P384]&lt;=36;21;IF([.P384]&lt;=40;22;24)))))))))))))" office:value-type="float" office:value="0" calcext:value-type="float">
            <text:p>0</text:p>
          </table:table-cell>
          <table:table-cell table:formula="of:=ROUND(([.I384]+[.J384]+[.M384]+[.N384]+[.Q384]+[.R384])/3;0)" office:value-type="float" office:value="5" calcext:value-type="float">
            <text:p>5</text:p>
          </table:table-cell>
          <table:table-cell table:formula="of:=[.F384]*LOG10([.S384]+2)" office:value-type="float" office:value="5.9156862800998" calcext:value-type="float">
            <text:p>5,915686280099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59</text:p>
          </table:table-cell>
          <table:table-cell table:style-name="ce5" office:value-type="date" office:date-value="2010-06-23" calcext:value-type="date">
            <text:p>23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Srednyaya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385]=&quot;взв&quot;;11;[.G385]=&quot;накл&quot;;24;[.G385]=&quot;прокл&quot;;25;[.G385]=&quot;пт&quot;;26;[.G385]=90;10;[.G385]=85;10;[.G385]=80;9;[.G385]=75;8;[.G385]=70;8;[.G385]=65;7;[.G385]=60;7;[.G385]=55;6;[.G385]=50;6;[.G385]=45;6;[.G385]=40;5;[.G385]=35;4;[.G385]=30;4;[.G385]=25;3;[.G385]=20;2;[.G385]=15;1;[.G385]=10;1;[.G385]=0;0)" office:value-type="float" office:value="0" calcext:value-type="float">
            <text:p>0</text:p>
          </table:table-cell>
          <table:table-cell table:formula="of:=IF([.H385]&lt;=1;0;IF([.H385]&lt;=10;11;IF([.H385]&lt;=14;12;IF([.H385]&lt;=17;13;IF([.H385]&lt;=20;14;IF([.H385]&lt;=22;15;IF([.H385]&lt;=25;16;IF([.H385]&lt;=27;17;IF([.H385]&lt;=29;18;IF([.H385]&lt;=32;19;IF([.H385]&lt;=34;20;IF([.H385]&lt;=36;21;IF([.H385]&lt;=40;22;24)))))))))))))" office:value-type="float" office:value="16" calcext:value-type="float">
            <text:p>1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385]=&quot;взв&quot;;11;[.K385]=&quot;накл&quot;;24;[.K385]=&quot;прокл&quot;;25;[.K385]=&quot;пт&quot;;26;[.K385]=90;10;[.K385]=85;10;[.K385]=80;9;[.K385]=75;8;[.K385]=70;8;[.K385]=65;7;[.K385]=60;7;[.K385]=55;6;[.K385]=50;6;[.K385]=45;6;[.K385]=40;5;[.K385]=35;4;[.K385]=30;4;[.K385]=25;3;[.K385]=20;2;[.K385]=15;1;[.K385]=10;1;[.K385]=0;0)" office:value-type="float" office:value="0" calcext:value-type="float">
            <text:p>0</text:p>
          </table:table-cell>
          <table:table-cell table:formula="of:=IF([.L385]&lt;=1;0;IF([.L385]&lt;=10;11;IF([.L385]&lt;=14;12;IF([.L385]&lt;=17;13;IF([.L385]&lt;=20;14;IF([.L385]&lt;=22;15;IF([.L385]&lt;=25;16;IF([.L385]&lt;=27;17;IF([.L385]&lt;=29;18;IF([.L385]&lt;=32;19;IF([.L385]&lt;=34;20;IF([.L385]&lt;=36;21;IF([.L385]&lt;=40;22;24)))))))))))))"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385]=&quot;взв&quot;;11;[.O385]=&quot;накл&quot;;24;[.O385]=&quot;прокл&quot;;25;[.O385]=&quot;пт&quot;;26;[.O385]=90;10;[.O385]=85;10;[.O385]=80;9;[.O385]=75;8;[.O385]=70;8;[.O385]=65;7;[.O385]=60;7;[.O385]=55;6;[.O385]=50;6;[.O385]=45;6;[.O385]=40;5;[.O385]=35;4;[.O385]=30;4;[.O385]=25;3;[.O385]=20;2;[.O385]=15;1;[.O385]=10;1;[.O385]=0;0)" office:value-type="float" office:value="0" calcext:value-type="float">
            <text:p>0</text:p>
          </table:table-cell>
          <table:table-cell table:formula="of:=IF([.P385]&lt;=1;0;IF([.P385]&lt;=10;11;IF([.P385]&lt;=14;12;IF([.P385]&lt;=17;13;IF([.P385]&lt;=20;14;IF([.P385]&lt;=22;15;IF([.P385]&lt;=25;16;IF([.P385]&lt;=27;17;IF([.P385]&lt;=29;18;IF([.P385]&lt;=32;19;IF([.P385]&lt;=34;20;IF([.P385]&lt;=36;21;IF([.P385]&lt;=40;22;24)))))))))))))" office:value-type="float" office:value="18" calcext:value-type="float">
            <text:p>18</text:p>
          </table:table-cell>
          <table:table-cell table:formula="of:=ROUND(([.I385]+[.J385]+[.M385]+[.N385]+[.Q385]+[.R385])/3;0)" office:value-type="float" office:value="17" calcext:value-type="float">
            <text:p>17</text:p>
          </table:table-cell>
          <table:table-cell table:formula="of:=[.F385]*LOG10([.S385]+2)" office:value-type="float" office:value="11.5087824085755" calcext:value-type="float">
            <text:p>11,508782408575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56</text:p>
          </table:table-cell>
          <table:table-cell table:style-name="ce5" office:value-type="date" office:date-value="2010-06-23" calcext:value-type="date">
            <text:p>23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Srednyay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386]=&quot;взв&quot;;11;[.G386]=&quot;накл&quot;;24;[.G386]=&quot;прокл&quot;;25;[.G386]=&quot;пт&quot;;26;[.G386]=90;10;[.G386]=85;10;[.G386]=80;9;[.G386]=75;8;[.G386]=70;8;[.G386]=65;7;[.G386]=60;7;[.G386]=55;6;[.G386]=50;6;[.G386]=45;6;[.G386]=40;5;[.G386]=35;4;[.G386]=30;4;[.G386]=25;3;[.G386]=20;2;[.G386]=15;1;[.G386]=10;1;[.G386]=0;0)" office:value-type="float" office:value="7" calcext:value-type="float">
            <text:p>7</text:p>
          </table:table-cell>
          <table:table-cell table:formula="of:=IF([.H386]&lt;=1;0;IF([.H386]&lt;=10;11;IF([.H386]&lt;=14;12;IF([.H386]&lt;=17;13;IF([.H386]&lt;=20;14;IF([.H386]&lt;=22;15;IF([.H386]&lt;=25;16;IF([.H386]&lt;=27;17;IF([.H386]&lt;=29;18;IF([.H386]&lt;=32;19;IF([.H386]&lt;=34;20;IF([.H386]&lt;=36;21;IF([.H386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386]=&quot;взв&quot;;11;[.K386]=&quot;накл&quot;;24;[.K386]=&quot;прокл&quot;;25;[.K386]=&quot;пт&quot;;26;[.K386]=90;10;[.K386]=85;10;[.K386]=80;9;[.K386]=75;8;[.K386]=70;8;[.K386]=65;7;[.K386]=60;7;[.K386]=55;6;[.K386]=50;6;[.K386]=45;6;[.K386]=40;5;[.K386]=35;4;[.K386]=30;4;[.K386]=25;3;[.K386]=20;2;[.K386]=15;1;[.K386]=10;1;[.K386]=0;0)" office:value-type="float" office:value="6" calcext:value-type="float">
            <text:p>6</text:p>
          </table:table-cell>
          <table:table-cell table:formula="of:=IF([.L386]&lt;=1;0;IF([.L386]&lt;=10;11;IF([.L386]&lt;=14;12;IF([.L386]&lt;=17;13;IF([.L386]&lt;=20;14;IF([.L386]&lt;=22;15;IF([.L386]&lt;=25;16;IF([.L386]&lt;=27;17;IF([.L386]&lt;=29;18;IF([.L386]&lt;=32;19;IF([.L386]&lt;=34;20;IF([.L386]&lt;=36;21;IF([.L38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86]=&quot;взв&quot;;11;[.O386]=&quot;накл&quot;;24;[.O386]=&quot;прокл&quot;;25;[.O386]=&quot;пт&quot;;26;[.O386]=90;10;[.O386]=85;10;[.O386]=80;9;[.O386]=75;8;[.O386]=70;8;[.O386]=65;7;[.O386]=60;7;[.O386]=55;6;[.O386]=50;6;[.O386]=45;6;[.O386]=40;5;[.O386]=35;4;[.O386]=30;4;[.O386]=25;3;[.O386]=20;2;[.O386]=15;1;[.O386]=10;1;[.O386]=0;0)" office:value-type="float" office:value="10" calcext:value-type="float">
            <text:p>10</text:p>
          </table:table-cell>
          <table:table-cell table:formula="of:=IF([.P386]&lt;=1;0;IF([.P386]&lt;=10;11;IF([.P386]&lt;=14;12;IF([.P386]&lt;=17;13;IF([.P386]&lt;=20;14;IF([.P386]&lt;=22;15;IF([.P386]&lt;=25;16;IF([.P386]&lt;=27;17;IF([.P386]&lt;=29;18;IF([.P386]&lt;=32;19;IF([.P386]&lt;=34;20;IF([.P386]&lt;=36;21;IF([.P386]&lt;=40;22;24)))))))))))))" office:value-type="float" office:value="0" calcext:value-type="float">
            <text:p>0</text:p>
          </table:table-cell>
          <table:table-cell table:formula="of:=ROUND(([.I386]+[.J386]+[.M386]+[.N386]+[.Q386]+[.R386])/3;0)" office:value-type="float" office:value="8" calcext:value-type="float">
            <text:p>8</text:p>
          </table:table-cell>
          <table:table-cell table:formula="of:=[.F386]*LOG10([.S386]+2)" office:value-type="float" office:value="10" calcext:value-type="float">
            <text:p>1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912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387]=&quot;взв&quot;;11;[.G387]=&quot;накл&quot;;24;[.G387]=&quot;прокл&quot;;25;[.G387]=&quot;пт&quot;;26;[.G387]=90;10;[.G387]=85;10;[.G387]=80;9;[.G387]=75;8;[.G387]=70;8;[.G387]=65;7;[.G387]=60;7;[.G387]=55;6;[.G387]=50;6;[.G387]=45;6;[.G387]=40;5;[.G387]=35;4;[.G387]=30;4;[.G387]=25;3;[.G387]=20;2;[.G387]=15;1;[.G387]=10;1;[.G387]=0;0)" office:value-type="float" office:value="0" calcext:value-type="float">
            <text:p>0</text:p>
          </table:table-cell>
          <table:table-cell table:formula="of:=IF([.H387]&lt;=1;0;IF([.H387]&lt;=10;11;IF([.H387]&lt;=14;12;IF([.H387]&lt;=17;13;IF([.H387]&lt;=20;14;IF([.H387]&lt;=22;15;IF([.H387]&lt;=25;16;IF([.H387]&lt;=27;17;IF([.H387]&lt;=29;18;IF([.H387]&lt;=32;19;IF([.H387]&lt;=34;20;IF([.H387]&lt;=36;21;IF([.H387]&lt;=40;22;24)))))))))))))"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K387]=&quot;взв&quot;;11;[.K387]=&quot;накл&quot;;24;[.K387]=&quot;прокл&quot;;25;[.K387]=&quot;пт&quot;;26;[.K387]=90;10;[.K387]=85;10;[.K387]=80;9;[.K387]=75;8;[.K387]=70;8;[.K387]=65;7;[.K387]=60;7;[.K387]=55;6;[.K387]=50;6;[.K387]=45;6;[.K387]=40;5;[.K387]=35;4;[.K387]=30;4;[.K387]=25;3;[.K387]=20;2;[.K387]=15;1;[.K387]=10;1;[.K387]=0;0)" office:value-type="float" office:value="0" calcext:value-type="float">
            <text:p>0</text:p>
          </table:table-cell>
          <table:table-cell table:formula="of:=IF([.L387]&lt;=1;0;IF([.L387]&lt;=10;11;IF([.L387]&lt;=14;12;IF([.L387]&lt;=17;13;IF([.L387]&lt;=20;14;IF([.L387]&lt;=22;15;IF([.L387]&lt;=25;16;IF([.L387]&lt;=27;17;IF([.L387]&lt;=29;18;IF([.L387]&lt;=32;19;IF([.L387]&lt;=34;20;IF([.L387]&lt;=36;21;IF([.L387]&lt;=40;22;24)))))))))))))" office:value-type="float" office:value="14" calcext:value-type="float">
            <text:p>14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387]=&quot;взв&quot;;11;[.O387]=&quot;накл&quot;;24;[.O387]=&quot;прокл&quot;;25;[.O387]=&quot;пт&quot;;26;[.O387]=90;10;[.O387]=85;10;[.O387]=80;9;[.O387]=75;8;[.O387]=70;8;[.O387]=65;7;[.O387]=60;7;[.O387]=55;6;[.O387]=50;6;[.O387]=45;6;[.O387]=40;5;[.O387]=35;4;[.O387]=30;4;[.O387]=25;3;[.O387]=20;2;[.O387]=15;1;[.O387]=10;1;[.O387]=0;0)" office:value-type="float" office:value="11" calcext:value-type="float">
            <text:p>11</text:p>
          </table:table-cell>
          <table:table-cell table:formula="of:=IF([.P387]&lt;=1;0;IF([.P387]&lt;=10;11;IF([.P387]&lt;=14;12;IF([.P387]&lt;=17;13;IF([.P387]&lt;=20;14;IF([.P387]&lt;=22;15;IF([.P387]&lt;=25;16;IF([.P387]&lt;=27;17;IF([.P387]&lt;=29;18;IF([.P387]&lt;=32;19;IF([.P387]&lt;=34;20;IF([.P387]&lt;=36;21;IF([.P387]&lt;=40;22;24)))))))))))))" office:value-type="float" office:value="0" calcext:value-type="float">
            <text:p>0</text:p>
          </table:table-cell>
          <table:table-cell table:formula="of:=ROUND(([.I387]+[.J387]+[.M387]+[.N387]+[.Q387]+[.R387])/3;0)" office:value-type="float" office:value="14" calcext:value-type="float">
            <text:p>14</text:p>
          </table:table-cell>
          <table:table-cell table:formula="of:=[.F387]*LOG10([.S387]+2)" office:value-type="float" office:value="3.61235994796777" calcext:value-type="float">
            <text:p>3,6123599479677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78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388]=&quot;взв&quot;;11;[.G388]=&quot;накл&quot;;24;[.G388]=&quot;прокл&quot;;25;[.G388]=&quot;пт&quot;;26;[.G388]=90;10;[.G388]=85;10;[.G388]=80;9;[.G388]=75;8;[.G388]=70;8;[.G388]=65;7;[.G388]=60;7;[.G388]=55;6;[.G388]=50;6;[.G388]=45;6;[.G388]=40;5;[.G388]=35;4;[.G388]=30;4;[.G388]=25;3;[.G388]=20;2;[.G388]=15;1;[.G388]=10;1;[.G388]=0;0)" office:value-type="float" office:value="0" calcext:value-type="float">
            <text:p>0</text:p>
          </table:table-cell>
          <table:table-cell table:formula="of:=IF([.H388]&lt;=1;0;IF([.H388]&lt;=10;11;IF([.H388]&lt;=14;12;IF([.H388]&lt;=17;13;IF([.H388]&lt;=20;14;IF([.H388]&lt;=22;15;IF([.H388]&lt;=25;16;IF([.H388]&lt;=27;17;IF([.H388]&lt;=29;18;IF([.H388]&lt;=32;19;IF([.H388]&lt;=34;20;IF([.H388]&lt;=36;21;IF([.H388]&lt;=40;22;24)))))))))))))"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388]=&quot;взв&quot;;11;[.K388]=&quot;накл&quot;;24;[.K388]=&quot;прокл&quot;;25;[.K388]=&quot;пт&quot;;26;[.K388]=90;10;[.K388]=85;10;[.K388]=80;9;[.K388]=75;8;[.K388]=70;8;[.K388]=65;7;[.K388]=60;7;[.K388]=55;6;[.K388]=50;6;[.K388]=45;6;[.K388]=40;5;[.K388]=35;4;[.K388]=30;4;[.K388]=25;3;[.K388]=20;2;[.K388]=15;1;[.K388]=10;1;[.K388]=0;0)" office:value-type="float" office:value="0" calcext:value-type="float">
            <text:p>0</text:p>
          </table:table-cell>
          <table:table-cell table:formula="of:=IF([.L388]&lt;=1;0;IF([.L388]&lt;=10;11;IF([.L388]&lt;=14;12;IF([.L388]&lt;=17;13;IF([.L388]&lt;=20;14;IF([.L388]&lt;=22;15;IF([.L388]&lt;=25;16;IF([.L388]&lt;=27;17;IF([.L388]&lt;=29;18;IF([.L388]&lt;=32;19;IF([.L388]&lt;=34;20;IF([.L388]&lt;=36;21;IF([.L388]&lt;=40;22;24)))))))))))))"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388]=&quot;взв&quot;;11;[.O388]=&quot;накл&quot;;24;[.O388]=&quot;прокл&quot;;25;[.O388]=&quot;пт&quot;;26;[.O388]=90;10;[.O388]=85;10;[.O388]=80;9;[.O388]=75;8;[.O388]=70;8;[.O388]=65;7;[.O388]=60;7;[.O388]=55;6;[.O388]=50;6;[.O388]=45;6;[.O388]=40;5;[.O388]=35;4;[.O388]=30;4;[.O388]=25;3;[.O388]=20;2;[.O388]=15;1;[.O388]=10;1;[.O388]=0;0)" office:value-type="float" office:value="0" calcext:value-type="float">
            <text:p>0</text:p>
          </table:table-cell>
          <table:table-cell table:formula="of:=IF([.P388]&lt;=1;0;IF([.P388]&lt;=10;11;IF([.P388]&lt;=14;12;IF([.P388]&lt;=17;13;IF([.P388]&lt;=20;14;IF([.P388]&lt;=22;15;IF([.P388]&lt;=25;16;IF([.P388]&lt;=27;17;IF([.P388]&lt;=29;18;IF([.P388]&lt;=32;19;IF([.P388]&lt;=34;20;IF([.P388]&lt;=36;21;IF([.P388]&lt;=40;22;24)))))))))))))" office:value-type="float" office:value="19" calcext:value-type="float">
            <text:p>19</text:p>
          </table:table-cell>
          <table:table-cell table:formula="of:=ROUND(([.I388]+[.J388]+[.M388]+[.N388]+[.Q388]+[.R388])/3;0)" office:value-type="float" office:value="18" calcext:value-type="float">
            <text:p>18</text:p>
          </table:table-cell>
          <table:table-cell table:formula="of:=[.F388]*LOG10([.S388]+2)" office:value-type="float" office:value="5.20411998265593" calcext:value-type="float">
            <text:p>5,2041199826559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83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M.MICROSOFT.IFS([.G389]=&quot;взв&quot;;11;[.G389]=&quot;накл&quot;;24;[.G389]=&quot;прокл&quot;;25;[.G389]=&quot;пт&quot;;26;[.G389]=90;10;[.G389]=85;10;[.G389]=80;9;[.G389]=75;8;[.G389]=70;8;[.G389]=65;7;[.G389]=60;7;[.G389]=55;6;[.G389]=50;6;[.G389]=45;6;[.G389]=40;5;[.G389]=35;4;[.G389]=30;4;[.G389]=25;3;[.G389]=20;2;[.G389]=15;1;[.G389]=10;1;[.G389]=0;0)" office:value-type="float" office:value="0" calcext:value-type="float">
            <text:p>0</text:p>
          </table:table-cell>
          <table:table-cell table:formula="of:=IF([.H389]&lt;=1;0;IF([.H389]&lt;=10;11;IF([.H389]&lt;=14;12;IF([.H389]&lt;=17;13;IF([.H389]&lt;=20;14;IF([.H389]&lt;=22;15;IF([.H389]&lt;=25;16;IF([.H389]&lt;=27;17;IF([.H389]&lt;=29;18;IF([.H389]&lt;=32;19;IF([.H389]&lt;=34;20;IF([.H389]&lt;=36;21;IF([.H389]&lt;=40;22;24)))))))))))))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389]=&quot;взв&quot;;11;[.K389]=&quot;накл&quot;;24;[.K389]=&quot;прокл&quot;;25;[.K389]=&quot;пт&quot;;26;[.K389]=90;10;[.K389]=85;10;[.K389]=80;9;[.K389]=75;8;[.K389]=70;8;[.K389]=65;7;[.K389]=60;7;[.K389]=55;6;[.K389]=50;6;[.K389]=45;6;[.K389]=40;5;[.K389]=35;4;[.K389]=30;4;[.K389]=25;3;[.K389]=20;2;[.K389]=15;1;[.K389]=10;1;[.K389]=0;0)" office:value-type="float" office:value="0" calcext:value-type="float">
            <text:p>0</text:p>
          </table:table-cell>
          <table:table-cell table:formula="of:=IF([.L389]&lt;=1;0;IF([.L389]&lt;=10;11;IF([.L389]&lt;=14;12;IF([.L389]&lt;=17;13;IF([.L389]&lt;=20;14;IF([.L389]&lt;=22;15;IF([.L389]&lt;=25;16;IF([.L389]&lt;=27;17;IF([.L389]&lt;=29;18;IF([.L389]&lt;=32;19;IF([.L389]&lt;=34;20;IF([.L389]&lt;=36;21;IF([.L389]&lt;=40;22;24)))))))))))))" office:value-type="float" office:value="22" calcext:value-type="float">
            <text:p>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389]=&quot;взв&quot;;11;[.O389]=&quot;накл&quot;;24;[.O389]=&quot;прокл&quot;;25;[.O389]=&quot;пт&quot;;26;[.O389]=90;10;[.O389]=85;10;[.O389]=80;9;[.O389]=75;8;[.O389]=70;8;[.O389]=65;7;[.O389]=60;7;[.O389]=55;6;[.O389]=50;6;[.O389]=45;6;[.O389]=40;5;[.O389]=35;4;[.O389]=30;4;[.O389]=25;3;[.O389]=20;2;[.O389]=15;1;[.O389]=10;1;[.O389]=0;0)" office:value-type="float" office:value="0" calcext:value-type="float">
            <text:p>0</text:p>
          </table:table-cell>
          <table:table-cell table:formula="of:=IF([.P389]&lt;=1;0;IF([.P389]&lt;=10;11;IF([.P389]&lt;=14;12;IF([.P389]&lt;=17;13;IF([.P389]&lt;=20;14;IF([.P389]&lt;=22;15;IF([.P389]&lt;=25;16;IF([.P389]&lt;=27;17;IF([.P389]&lt;=29;18;IF([.P389]&lt;=32;19;IF([.P389]&lt;=34;20;IF([.P389]&lt;=36;21;IF([.P389]&lt;=40;22;24)))))))))))))" office:value-type="float" office:value="20" calcext:value-type="float">
            <text:p>20</text:p>
          </table:table-cell>
          <table:table-cell table:formula="of:=ROUND(([.I389]+[.J389]+[.M389]+[.N389]+[.Q389]+[.R389])/2;0)" office:value-type="float" office:value="21" calcext:value-type="float">
            <text:p>21</text:p>
          </table:table-cell>
          <table:table-cell table:formula="of:=[.F389]*LOG10([.S389]+2)" office:value-type="float" office:value="5.44691134407037" calcext:value-type="float">
            <text:p>5,4469113440703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89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390]=&quot;взв&quot;;11;[.G390]=&quot;накл&quot;;24;[.G390]=&quot;прокл&quot;;25;[.G390]=&quot;пт&quot;;26;[.G390]=90;10;[.G390]=85;10;[.G390]=80;9;[.G390]=75;8;[.G390]=70;8;[.G390]=65;7;[.G390]=60;7;[.G390]=55;6;[.G390]=50;6;[.G390]=45;6;[.G390]=40;5;[.G390]=35;4;[.G390]=30;4;[.G390]=25;3;[.G390]=20;2;[.G390]=15;1;[.G390]=10;1;[.G390]=0;0)" office:value-type="float" office:value="8" calcext:value-type="float">
            <text:p>8</text:p>
          </table:table-cell>
          <table:table-cell table:formula="of:=IF([.H390]&lt;=1;0;IF([.H390]&lt;=10;11;IF([.H390]&lt;=14;12;IF([.H390]&lt;=17;13;IF([.H390]&lt;=20;14;IF([.H390]&lt;=22;15;IF([.H390]&lt;=25;16;IF([.H390]&lt;=27;17;IF([.H390]&lt;=29;18;IF([.H390]&lt;=32;19;IF([.H390]&lt;=34;20;IF([.H390]&lt;=36;21;IF([.H390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390]=&quot;взв&quot;;11;[.K390]=&quot;накл&quot;;24;[.K390]=&quot;прокл&quot;;25;[.K390]=&quot;пт&quot;;26;[.K390]=90;10;[.K390]=85;10;[.K390]=80;9;[.K390]=75;8;[.K390]=70;8;[.K390]=65;7;[.K390]=60;7;[.K390]=55;6;[.K390]=50;6;[.K390]=45;6;[.K390]=40;5;[.K390]=35;4;[.K390]=30;4;[.K390]=25;3;[.K390]=20;2;[.K390]=15;1;[.K390]=10;1;[.K390]=0;0)" office:value-type="float" office:value="7" calcext:value-type="float">
            <text:p>7</text:p>
          </table:table-cell>
          <table:table-cell table:formula="of:=IF([.L390]&lt;=1;0;IF([.L390]&lt;=10;11;IF([.L390]&lt;=14;12;IF([.L390]&lt;=17;13;IF([.L390]&lt;=20;14;IF([.L390]&lt;=22;15;IF([.L390]&lt;=25;16;IF([.L390]&lt;=27;17;IF([.L390]&lt;=29;18;IF([.L390]&lt;=32;19;IF([.L390]&lt;=34;20;IF([.L390]&lt;=36;21;IF([.L39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390]=&quot;взв&quot;;11;[.O390]=&quot;накл&quot;;24;[.O390]=&quot;прокл&quot;;25;[.O390]=&quot;пт&quot;;26;[.O390]=90;10;[.O390]=85;10;[.O390]=80;9;[.O390]=75;8;[.O390]=70;8;[.O390]=65;7;[.O390]=60;7;[.O390]=55;6;[.O390]=50;6;[.O390]=45;6;[.O390]=40;5;[.O390]=35;4;[.O390]=30;4;[.O390]=25;3;[.O390]=20;2;[.O390]=15;1;[.O390]=10;1;[.O390]=0;0)" office:value-type="float" office:value="8" calcext:value-type="float">
            <text:p>8</text:p>
          </table:table-cell>
          <table:table-cell table:formula="of:=IF([.P390]&lt;=1;0;IF([.P390]&lt;=10;11;IF([.P390]&lt;=14;12;IF([.P390]&lt;=17;13;IF([.P390]&lt;=20;14;IF([.P390]&lt;=22;15;IF([.P390]&lt;=25;16;IF([.P390]&lt;=27;17;IF([.P390]&lt;=29;18;IF([.P390]&lt;=32;19;IF([.P390]&lt;=34;20;IF([.P390]&lt;=36;21;IF([.P390]&lt;=40;22;24)))))))))))))" office:value-type="float" office:value="0" calcext:value-type="float">
            <text:p>0</text:p>
          </table:table-cell>
          <table:table-cell table:formula="of:=ROUND(([.I390]+[.J390]+[.M390]+[.N390]+[.Q390]+[.R390])/3;0)" office:value-type="float" office:value="8" calcext:value-type="float">
            <text:p>8</text:p>
          </table:table-cell>
          <table:table-cell table:formula="of:=[.F390]*LOG10([.S390]+2)" office:value-type="float" office:value="4" calcext:value-type="float">
            <text:p>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79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G391]=&quot;взв&quot;;11;[.G391]=&quot;накл&quot;;24;[.G391]=&quot;прокл&quot;;25;[.G391]=&quot;пт&quot;;26;[.G391]=90;10;[.G391]=85;10;[.G391]=80;9;[.G391]=75;8;[.G391]=70;8;[.G391]=65;7;[.G391]=60;7;[.G391]=55;6;[.G391]=50;6;[.G391]=45;6;[.G391]=40;5;[.G391]=35;4;[.G391]=30;4;[.G391]=25;3;[.G391]=20;2;[.G391]=15;1;[.G391]=10;1;[.G391]=0;0)" office:value-type="float" office:value="0" calcext:value-type="float">
            <text:p>0</text:p>
          </table:table-cell>
          <table:table-cell table:formula="of:=IF([.H391]&lt;=1;0;IF([.H391]&lt;=10;11;IF([.H391]&lt;=14;12;IF([.H391]&lt;=17;13;IF([.H391]&lt;=20;14;IF([.H391]&lt;=22;15;IF([.H391]&lt;=25;16;IF([.H391]&lt;=27;17;IF([.H391]&lt;=29;18;IF([.H391]&lt;=32;19;IF([.H391]&lt;=34;20;IF([.H391]&lt;=36;21;IF([.H391]&lt;=40;22;24)))))))))))))" office:value-type="float" office:value="24" calcext:value-type="float">
            <text:p>2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391]=&quot;взв&quot;;11;[.K391]=&quot;накл&quot;;24;[.K391]=&quot;прокл&quot;;25;[.K391]=&quot;пт&quot;;26;[.K391]=90;10;[.K391]=85;10;[.K391]=80;9;[.K391]=75;8;[.K391]=70;8;[.K391]=65;7;[.K391]=60;7;[.K391]=55;6;[.K391]=50;6;[.K391]=45;6;[.K391]=40;5;[.K391]=35;4;[.K391]=30;4;[.K391]=25;3;[.K391]=20;2;[.K391]=15;1;[.K391]=10;1;[.K391]=0;0)" office:value-type="float" office:value="0" calcext:value-type="float">
            <text:p>0</text:p>
          </table:table-cell>
          <table:table-cell table:formula="of:=IF([.L391]&lt;=1;0;IF([.L391]&lt;=10;11;IF([.L391]&lt;=14;12;IF([.L391]&lt;=17;13;IF([.L391]&lt;=20;14;IF([.L391]&lt;=22;15;IF([.L391]&lt;=25;16;IF([.L391]&lt;=27;17;IF([.L391]&lt;=29;18;IF([.L391]&lt;=32;19;IF([.L391]&lt;=34;20;IF([.L391]&lt;=36;21;IF([.L391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391]=&quot;взв&quot;;11;[.O391]=&quot;накл&quot;;24;[.O391]=&quot;прокл&quot;;25;[.O391]=&quot;пт&quot;;26;[.O391]=90;10;[.O391]=85;10;[.O391]=80;9;[.O391]=75;8;[.O391]=70;8;[.O391]=65;7;[.O391]=60;7;[.O391]=55;6;[.O391]=50;6;[.O391]=45;6;[.O391]=40;5;[.O391]=35;4;[.O391]=30;4;[.O391]=25;3;[.O391]=20;2;[.O391]=15;1;[.O391]=10;1;[.O391]=0;0)" office:value-type="float" office:value="0" calcext:value-type="float">
            <text:p>0</text:p>
          </table:table-cell>
          <table:table-cell table:formula="of:=IF([.P391]&lt;=1;0;IF([.P391]&lt;=10;11;IF([.P391]&lt;=14;12;IF([.P391]&lt;=17;13;IF([.P391]&lt;=20;14;IF([.P391]&lt;=22;15;IF([.P391]&lt;=25;16;IF([.P391]&lt;=27;17;IF([.P391]&lt;=29;18;IF([.P391]&lt;=32;19;IF([.P391]&lt;=34;20;IF([.P391]&lt;=36;21;IF([.P391]&lt;=40;22;24)))))))))))))" office:value-type="float" office:value="22" calcext:value-type="float">
            <text:p>22</text:p>
          </table:table-cell>
          <table:table-cell table:formula="of:=ROUND(([.I391]+[.J391]+[.M391]+[.N391]+[.Q391]+[.R391])/3;0)" office:value-type="float" office:value="23" calcext:value-type="float">
            <text:p>23</text:p>
          </table:table-cell>
          <table:table-cell table:formula="of:=[.F391]*LOG10([.S391]+2)" office:value-type="float" office:value="8.38764005203223" calcext:value-type="float">
            <text:p>8,3876400520322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90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M.MICROSOFT.IFS([.G392]=&quot;взв&quot;;11;[.G392]=&quot;накл&quot;;24;[.G392]=&quot;прокл&quot;;25;[.G392]=&quot;пт&quot;;26;[.G392]=90;10;[.G392]=85;10;[.G392]=80;9;[.G392]=75;8;[.G392]=70;8;[.G392]=65;7;[.G392]=60;7;[.G392]=55;6;[.G392]=50;6;[.G392]=45;6;[.G392]=40;5;[.G392]=35;4;[.G392]=30;4;[.G392]=25;3;[.G392]=20;2;[.G392]=15;1;[.G392]=10;1;[.G392]=0;0)" office:value-type="float" office:value="0" calcext:value-type="float">
            <text:p>0</text:p>
          </table:table-cell>
          <table:table-cell table:formula="of:=IF([.H392]&lt;=1;0;IF([.H392]&lt;=10;11;IF([.H392]&lt;=14;12;IF([.H392]&lt;=17;13;IF([.H392]&lt;=20;14;IF([.H392]&lt;=22;15;IF([.H392]&lt;=25;16;IF([.H392]&lt;=27;17;IF([.H392]&lt;=29;18;IF([.H392]&lt;=32;19;IF([.H392]&lt;=34;20;IF([.H392]&lt;=36;21;IF([.H392]&lt;=40;22;24)))))))))))))"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392]=&quot;взв&quot;;11;[.K392]=&quot;накл&quot;;24;[.K392]=&quot;прокл&quot;;25;[.K392]=&quot;пт&quot;;26;[.K392]=90;10;[.K392]=85;10;[.K392]=80;9;[.K392]=75;8;[.K392]=70;8;[.K392]=65;7;[.K392]=60;7;[.K392]=55;6;[.K392]=50;6;[.K392]=45;6;[.K392]=40;5;[.K392]=35;4;[.K392]=30;4;[.K392]=25;3;[.K392]=20;2;[.K392]=15;1;[.K392]=10;1;[.K392]=0;0)" office:value-type="float" office:value="0" calcext:value-type="float">
            <text:p>0</text:p>
          </table:table-cell>
          <table:table-cell table:formula="of:=IF([.L392]&lt;=1;0;IF([.L392]&lt;=10;11;IF([.L392]&lt;=14;12;IF([.L392]&lt;=17;13;IF([.L392]&lt;=20;14;IF([.L392]&lt;=22;15;IF([.L392]&lt;=25;16;IF([.L392]&lt;=27;17;IF([.L392]&lt;=29;18;IF([.L392]&lt;=32;19;IF([.L392]&lt;=34;20;IF([.L392]&lt;=36;21;IF([.L392]&lt;=40;22;24)))))))))))))"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92]=&quot;взв&quot;;11;[.O392]=&quot;накл&quot;;24;[.O392]=&quot;прокл&quot;;25;[.O392]=&quot;пт&quot;;26;[.O392]=90;10;[.O392]=85;10;[.O392]=80;9;[.O392]=75;8;[.O392]=70;8;[.O392]=65;7;[.O392]=60;7;[.O392]=55;6;[.O392]=50;6;[.O392]=45;6;[.O392]=40;5;[.O392]=35;4;[.O392]=30;4;[.O392]=25;3;[.O392]=20;2;[.O392]=15;1;[.O392]=10;1;[.O392]=0;0)" office:value-type="float" office:value="10" calcext:value-type="float">
            <text:p>10</text:p>
          </table:table-cell>
          <table:table-cell table:formula="of:=IF([.P392]&lt;=1;0;IF([.P392]&lt;=10;11;IF([.P392]&lt;=14;12;IF([.P392]&lt;=17;13;IF([.P392]&lt;=20;14;IF([.P392]&lt;=22;15;IF([.P392]&lt;=25;16;IF([.P392]&lt;=27;17;IF([.P392]&lt;=29;18;IF([.P392]&lt;=32;19;IF([.P392]&lt;=34;20;IF([.P392]&lt;=36;21;IF([.P392]&lt;=40;22;24)))))))))))))" office:value-type="float" office:value="0" calcext:value-type="float">
            <text:p>0</text:p>
          </table:table-cell>
          <table:table-cell table:formula="of:=ROUND(([.I392]+[.J392]+[.M392]+[.N392]+[.Q392]+[.R392])/3;0)" office:value-type="float" office:value="13" calcext:value-type="float">
            <text:p>13</text:p>
          </table:table-cell>
          <table:table-cell table:formula="of:=[.F392]*LOG10([.S392]+2)" office:value-type="float" office:value="7.05654755433409" calcext:value-type="float">
            <text:p>7,0565475543340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98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G393]=&quot;взв&quot;;11;[.G393]=&quot;накл&quot;;24;[.G393]=&quot;прокл&quot;;25;[.G393]=&quot;пт&quot;;26;[.G393]=90;10;[.G393]=85;10;[.G393]=80;9;[.G393]=75;8;[.G393]=70;8;[.G393]=65;7;[.G393]=60;7;[.G393]=55;6;[.G393]=50;6;[.G393]=45;6;[.G393]=40;5;[.G393]=35;4;[.G393]=30;4;[.G393]=25;3;[.G393]=20;2;[.G393]=15;1;[.G393]=10;1;[.G393]=0;0)" office:value-type="float" office:value="0" calcext:value-type="float">
            <text:p>0</text:p>
          </table:table-cell>
          <table:table-cell table:formula="of:=IF([.H393]&lt;=1;0;IF([.H393]&lt;=10;11;IF([.H393]&lt;=14;12;IF([.H393]&lt;=17;13;IF([.H393]&lt;=20;14;IF([.H393]&lt;=22;15;IF([.H393]&lt;=25;16;IF([.H393]&lt;=27;17;IF([.H393]&lt;=29;18;IF([.H393]&lt;=32;19;IF([.H393]&lt;=34;20;IF([.H393]&lt;=36;21;IF([.H393]&lt;=40;22;24)))))))))))))" office:value-type="float" office:value="13" calcext:value-type="float">
            <text:p>1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K393]=&quot;взв&quot;;11;[.K393]=&quot;накл&quot;;24;[.K393]=&quot;прокл&quot;;25;[.K393]=&quot;пт&quot;;26;[.K393]=90;10;[.K393]=85;10;[.K393]=80;9;[.K393]=75;8;[.K393]=70;8;[.K393]=65;7;[.K393]=60;7;[.K393]=55;6;[.K393]=50;6;[.K393]=45;6;[.K393]=40;5;[.K393]=35;4;[.K393]=30;4;[.K393]=25;3;[.K393]=20;2;[.K393]=15;1;[.K393]=10;1;[.K393]=0;0)" office:value-type="float" office:value="0" calcext:value-type="float">
            <text:p>0</text:p>
          </table:table-cell>
          <table:table-cell table:formula="of:=IF([.L393]&lt;=1;0;IF([.L393]&lt;=10;11;IF([.L393]&lt;=14;12;IF([.L393]&lt;=17;13;IF([.L393]&lt;=20;14;IF([.L393]&lt;=22;15;IF([.L393]&lt;=25;16;IF([.L393]&lt;=27;17;IF([.L393]&lt;=29;18;IF([.L393]&lt;=32;19;IF([.L393]&lt;=34;20;IF([.L393]&lt;=36;21;IF([.L393]&lt;=40;22;24)))))))))))))"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93]=&quot;взв&quot;;11;[.O393]=&quot;накл&quot;;24;[.O393]=&quot;прокл&quot;;25;[.O393]=&quot;пт&quot;;26;[.O393]=90;10;[.O393]=85;10;[.O393]=80;9;[.O393]=75;8;[.O393]=70;8;[.O393]=65;7;[.O393]=60;7;[.O393]=55;6;[.O393]=50;6;[.O393]=45;6;[.O393]=40;5;[.O393]=35;4;[.O393]=30;4;[.O393]=25;3;[.O393]=20;2;[.O393]=15;1;[.O393]=10;1;[.O393]=0;0)" office:value-type="float" office:value="10" calcext:value-type="float">
            <text:p>10</text:p>
          </table:table-cell>
          <table:table-cell table:formula="of:=IF([.P393]&lt;=1;0;IF([.P393]&lt;=10;11;IF([.P393]&lt;=14;12;IF([.P393]&lt;=17;13;IF([.P393]&lt;=20;14;IF([.P393]&lt;=22;15;IF([.P393]&lt;=25;16;IF([.P393]&lt;=27;17;IF([.P393]&lt;=29;18;IF([.P393]&lt;=32;19;IF([.P393]&lt;=34;20;IF([.P393]&lt;=36;21;IF([.P393]&lt;=40;22;24)))))))))))))" office:value-type="float" office:value="0" calcext:value-type="float">
            <text:p>0</text:p>
          </table:table-cell>
          <table:table-cell table:formula="of:=ROUND(([.I393]+[.J393]+[.M393]+[.N393]+[.Q393]+[.R393])/3;0)" office:value-type="float" office:value="12" calcext:value-type="float">
            <text:p>12</text:p>
          </table:table-cell>
          <table:table-cell table:formula="of:=[.F393]*LOG10([.S393]+2)" office:value-type="float" office:value="6.87676821406943" calcext:value-type="float">
            <text:p>6,8767682140694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82</text:p>
          </table:table-cell>
          <table:table-cell table:style-name="ce5" office:value-type="date" office:date-value="2010-06-24" calcext:value-type="date">
            <text:p>24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394]=&quot;взв&quot;;11;[.G394]=&quot;накл&quot;;24;[.G394]=&quot;прокл&quot;;25;[.G394]=&quot;пт&quot;;26;[.G394]=90;10;[.G394]=85;10;[.G394]=80;9;[.G394]=75;8;[.G394]=70;8;[.G394]=65;7;[.G394]=60;7;[.G394]=55;6;[.G394]=50;6;[.G394]=45;6;[.G394]=40;5;[.G394]=35;4;[.G394]=30;4;[.G394]=25;3;[.G394]=20;2;[.G394]=15;1;[.G394]=10;1;[.G394]=0;0)" office:value-type="float" office:value="7" calcext:value-type="float">
            <text:p>7</text:p>
          </table:table-cell>
          <table:table-cell table:formula="of:=IF([.H394]&lt;=1;0;IF([.H394]&lt;=10;11;IF([.H394]&lt;=14;12;IF([.H394]&lt;=17;13;IF([.H394]&lt;=20;14;IF([.H394]&lt;=22;15;IF([.H394]&lt;=25;16;IF([.H394]&lt;=27;17;IF([.H394]&lt;=29;18;IF([.H394]&lt;=32;19;IF([.H394]&lt;=34;20;IF([.H394]&lt;=36;21;IF([.H394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394]=&quot;взв&quot;;11;[.K394]=&quot;накл&quot;;24;[.K394]=&quot;прокл&quot;;25;[.K394]=&quot;пт&quot;;26;[.K394]=90;10;[.K394]=85;10;[.K394]=80;9;[.K394]=75;8;[.K394]=70;8;[.K394]=65;7;[.K394]=60;7;[.K394]=55;6;[.K394]=50;6;[.K394]=45;6;[.K394]=40;5;[.K394]=35;4;[.K394]=30;4;[.K394]=25;3;[.K394]=20;2;[.K394]=15;1;[.K394]=10;1;[.K394]=0;0)" office:value-type="float" office:value="4" calcext:value-type="float">
            <text:p>4</text:p>
          </table:table-cell>
          <table:table-cell table:formula="of:=IF([.L394]&lt;=1;0;IF([.L394]&lt;=10;11;IF([.L394]&lt;=14;12;IF([.L394]&lt;=17;13;IF([.L394]&lt;=20;14;IF([.L394]&lt;=22;15;IF([.L394]&lt;=25;16;IF([.L394]&lt;=27;17;IF([.L394]&lt;=29;18;IF([.L394]&lt;=32;19;IF([.L394]&lt;=34;20;IF([.L394]&lt;=36;21;IF([.L394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394]=&quot;взв&quot;;11;[.O394]=&quot;накл&quot;;24;[.O394]=&quot;прокл&quot;;25;[.O394]=&quot;пт&quot;;26;[.O394]=90;10;[.O394]=85;10;[.O394]=80;9;[.O394]=75;8;[.O394]=70;8;[.O394]=65;7;[.O394]=60;7;[.O394]=55;6;[.O394]=50;6;[.O394]=45;6;[.O394]=40;5;[.O394]=35;4;[.O394]=30;4;[.O394]=25;3;[.O394]=20;2;[.O394]=15;1;[.O394]=10;1;[.O394]=0;0)" office:value-type="float" office:value="0" calcext:value-type="float">
            <text:p>0</text:p>
          </table:table-cell>
          <table:table-cell table:formula="of:=IF([.P394]&lt;=1;0;IF([.P394]&lt;=10;11;IF([.P394]&lt;=14;12;IF([.P394]&lt;=17;13;IF([.P394]&lt;=20;14;IF([.P394]&lt;=22;15;IF([.P394]&lt;=25;16;IF([.P394]&lt;=27;17;IF([.P394]&lt;=29;18;IF([.P394]&lt;=32;19;IF([.P394]&lt;=34;20;IF([.P394]&lt;=36;21;IF([.P394]&lt;=40;22;24)))))))))))))" office:value-type="float" office:value="0" calcext:value-type="float">
            <text:p>0</text:p>
          </table:table-cell>
          <table:table-cell table:formula="of:=ROUND(([.I394]+[.J394]+[.M394]+[.N394]+[.Q394]+[.R394])/3;0)" office:value-type="float" office:value="4" calcext:value-type="float">
            <text:p>4</text:p>
          </table:table-cell>
          <table:table-cell table:formula="of:=[.F394]*LOG10([.S394]+2)" office:value-type="float" office:value="19.4537812595911" calcext:value-type="float">
            <text:p>19,453781259591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66</text:p>
          </table:table-cell>
          <table:table-cell table:style-name="ce5" office:value-type="date" office:date-value="2010-06-23" calcext:value-type="date">
            <text:p>23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395]=&quot;взв&quot;;11;[.G395]=&quot;накл&quot;;24;[.G395]=&quot;прокл&quot;;25;[.G395]=&quot;пт&quot;;26;[.G395]=90;10;[.G395]=85;10;[.G395]=80;9;[.G395]=75;8;[.G395]=70;8;[.G395]=65;7;[.G395]=60;7;[.G395]=55;6;[.G395]=50;6;[.G395]=45;6;[.G395]=40;5;[.G395]=35;4;[.G395]=30;4;[.G395]=25;3;[.G395]=20;2;[.G395]=15;1;[.G395]=10;1;[.G395]=0;0)" office:value-type="float" office:value="7" calcext:value-type="float">
            <text:p>7</text:p>
          </table:table-cell>
          <table:table-cell table:formula="of:=IF([.H395]&lt;=1;0;IF([.H395]&lt;=10;11;IF([.H395]&lt;=14;12;IF([.H395]&lt;=17;13;IF([.H395]&lt;=20;14;IF([.H395]&lt;=22;15;IF([.H395]&lt;=25;16;IF([.H395]&lt;=27;17;IF([.H395]&lt;=29;18;IF([.H395]&lt;=32;19;IF([.H395]&lt;=34;20;IF([.H395]&lt;=36;21;IF([.H395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395]=&quot;взв&quot;;11;[.K395]=&quot;накл&quot;;24;[.K395]=&quot;прокл&quot;;25;[.K395]=&quot;пт&quot;;26;[.K395]=90;10;[.K395]=85;10;[.K395]=80;9;[.K395]=75;8;[.K395]=70;8;[.K395]=65;7;[.K395]=60;7;[.K395]=55;6;[.K395]=50;6;[.K395]=45;6;[.K395]=40;5;[.K395]=35;4;[.K395]=30;4;[.K395]=25;3;[.K395]=20;2;[.K395]=15;1;[.K395]=10;1;[.K395]=0;0)" office:value-type="float" office:value="7" calcext:value-type="float">
            <text:p>7</text:p>
          </table:table-cell>
          <table:table-cell table:formula="of:=IF([.L395]&lt;=1;0;IF([.L395]&lt;=10;11;IF([.L395]&lt;=14;12;IF([.L395]&lt;=17;13;IF([.L395]&lt;=20;14;IF([.L395]&lt;=22;15;IF([.L395]&lt;=25;16;IF([.L395]&lt;=27;17;IF([.L395]&lt;=29;18;IF([.L395]&lt;=32;19;IF([.L395]&lt;=34;20;IF([.L395]&lt;=36;21;IF([.L395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395]=&quot;взв&quot;;11;[.O395]=&quot;накл&quot;;24;[.O395]=&quot;прокл&quot;;25;[.O395]=&quot;пт&quot;;26;[.O395]=90;10;[.O395]=85;10;[.O395]=80;9;[.O395]=75;8;[.O395]=70;8;[.O395]=65;7;[.O395]=60;7;[.O395]=55;6;[.O395]=50;6;[.O395]=45;6;[.O395]=40;5;[.O395]=35;4;[.O395]=30;4;[.O395]=25;3;[.O395]=20;2;[.O395]=15;1;[.O395]=10;1;[.O395]=0;0)" office:value-type="float" office:value="6" calcext:value-type="float">
            <text:p>6</text:p>
          </table:table-cell>
          <table:table-cell table:formula="of:=IF([.P395]&lt;=1;0;IF([.P395]&lt;=10;11;IF([.P395]&lt;=14;12;IF([.P395]&lt;=17;13;IF([.P395]&lt;=20;14;IF([.P395]&lt;=22;15;IF([.P395]&lt;=25;16;IF([.P395]&lt;=27;17;IF([.P395]&lt;=29;18;IF([.P395]&lt;=32;19;IF([.P395]&lt;=34;20;IF([.P395]&lt;=36;21;IF([.P395]&lt;=40;22;24)))))))))))))" office:value-type="float" office:value="0" calcext:value-type="float">
            <text:p>0</text:p>
          </table:table-cell>
          <table:table-cell table:formula="of:=ROUND(([.I395]+[.J395]+[.M395]+[.N395]+[.Q395]+[.R395])/3;0)" office:value-type="float" office:value="7" calcext:value-type="float">
            <text:p>7</text:p>
          </table:table-cell>
          <table:table-cell table:formula="of:=[.F395]*LOG10([.S395]+2)" office:value-type="float" office:value="1.90848501887865" calcext:value-type="float">
            <text:p>1,9084850188786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00</text:p>
          </table:table-cell>
          <table:table-cell table:style-name="ce5" office:value-type="date" office:date-value="2010-06-23" calcext:value-type="date">
            <text:p>23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396]=&quot;взв&quot;;11;[.G396]=&quot;накл&quot;;24;[.G396]=&quot;прокл&quot;;25;[.G396]=&quot;пт&quot;;26;[.G396]=90;10;[.G396]=85;10;[.G396]=80;9;[.G396]=75;8;[.G396]=70;8;[.G396]=65;7;[.G396]=60;7;[.G396]=55;6;[.G396]=50;6;[.G396]=45;6;[.G396]=40;5;[.G396]=35;4;[.G396]=30;4;[.G396]=25;3;[.G396]=20;2;[.G396]=15;1;[.G396]=10;1;[.G396]=0;0)" office:value-type="float" office:value="24" calcext:value-type="float">
            <text:p>24</text:p>
          </table:table-cell>
          <table:table-cell table:formula="of:=IF([.H396]&lt;=1;0;IF([.H396]&lt;=10;11;IF([.H396]&lt;=14;12;IF([.H396]&lt;=17;13;IF([.H396]&lt;=20;14;IF([.H396]&lt;=22;15;IF([.H396]&lt;=25;16;IF([.H396]&lt;=27;17;IF([.H396]&lt;=29;18;IF([.H396]&lt;=32;19;IF([.H396]&lt;=34;20;IF([.H396]&lt;=36;21;IF([.H39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96]=&quot;взв&quot;;11;[.K396]=&quot;накл&quot;;24;[.K396]=&quot;прокл&quot;;25;[.K396]=&quot;пт&quot;;26;[.K396]=90;10;[.K396]=85;10;[.K396]=80;9;[.K396]=75;8;[.K396]=70;8;[.K396]=65;7;[.K396]=60;7;[.K396]=55;6;[.K396]=50;6;[.K396]=45;6;[.K396]=40;5;[.K396]=35;4;[.K396]=30;4;[.K396]=25;3;[.K396]=20;2;[.K396]=15;1;[.K396]=10;1;[.K396]=0;0)" office:value-type="float" office:value="0" calcext:value-type="float">
            <text:p>0</text:p>
          </table:table-cell>
          <table:table-cell table:formula="of:=IF([.L396]&lt;=1;0;IF([.L396]&lt;=10;11;IF([.L396]&lt;=14;12;IF([.L396]&lt;=17;13;IF([.L396]&lt;=20;14;IF([.L396]&lt;=22;15;IF([.L396]&lt;=25;16;IF([.L396]&lt;=27;17;IF([.L396]&lt;=29;18;IF([.L396]&lt;=32;19;IF([.L396]&lt;=34;20;IF([.L396]&lt;=36;21;IF([.L39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96]=&quot;взв&quot;;11;[.O396]=&quot;накл&quot;;24;[.O396]=&quot;прокл&quot;;25;[.O396]=&quot;пт&quot;;26;[.O396]=90;10;[.O396]=85;10;[.O396]=80;9;[.O396]=75;8;[.O396]=70;8;[.O396]=65;7;[.O396]=60;7;[.O396]=55;6;[.O396]=50;6;[.O396]=45;6;[.O396]=40;5;[.O396]=35;4;[.O396]=30;4;[.O396]=25;3;[.O396]=20;2;[.O396]=15;1;[.O396]=10;1;[.O396]=0;0)" office:value-type="float" office:value="0" calcext:value-type="float">
            <text:p>0</text:p>
          </table:table-cell>
          <table:table-cell table:formula="of:=IF([.P396]&lt;=1;0;IF([.P396]&lt;=10;11;IF([.P396]&lt;=14;12;IF([.P396]&lt;=17;13;IF([.P396]&lt;=20;14;IF([.P396]&lt;=22;15;IF([.P396]&lt;=25;16;IF([.P396]&lt;=27;17;IF([.P396]&lt;=29;18;IF([.P396]&lt;=32;19;IF([.P396]&lt;=34;20;IF([.P396]&lt;=36;21;IF([.P396]&lt;=40;22;24)))))))))))))" office:value-type="float" office:value="0" calcext:value-type="float">
            <text:p>0</text:p>
          </table:table-cell>
          <table:table-cell table:formula="of:=ROUND(([.I396]+[.J396]+[.M396]+[.N396]+[.Q396]+[.R396])/1;0)" office:value-type="float" office:value="24" calcext:value-type="float">
            <text:p>24</text:p>
          </table:table-cell>
          <table:table-cell table:formula="of:=[.F396]*LOG10([.S396]+2)" office:value-type="float" office:value="5.65989339188327" calcext:value-type="float">
            <text:p>5,6598933918832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97</text:p>
          </table:table-cell>
          <table:table-cell table:style-name="ce5" office:value-type="date" office:date-value="2010-06-23" calcext:value-type="date">
            <text:p>23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97]=&quot;взв&quot;;11;[.G397]=&quot;накл&quot;;24;[.G397]=&quot;прокл&quot;;25;[.G397]=&quot;пт&quot;;26;[.G397]=90;10;[.G397]=85;10;[.G397]=80;9;[.G397]=75;8;[.G397]=70;8;[.G397]=65;7;[.G397]=60;7;[.G397]=55;6;[.G397]=50;6;[.G397]=45;6;[.G397]=40;5;[.G397]=35;4;[.G397]=30;4;[.G397]=25;3;[.G397]=20;2;[.G397]=15;1;[.G397]=10;1;[.G397]=0;0)" office:value-type="float" office:value="10" calcext:value-type="float">
            <text:p>10</text:p>
          </table:table-cell>
          <table:table-cell table:formula="of:=IF([.H397]&lt;=1;0;IF([.H397]&lt;=10;11;IF([.H397]&lt;=14;12;IF([.H397]&lt;=17;13;IF([.H397]&lt;=20;14;IF([.H397]&lt;=22;15;IF([.H397]&lt;=25;16;IF([.H397]&lt;=27;17;IF([.H397]&lt;=29;18;IF([.H397]&lt;=32;19;IF([.H397]&lt;=34;20;IF([.H397]&lt;=36;21;IF([.H39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97]=&quot;взв&quot;;11;[.K397]=&quot;накл&quot;;24;[.K397]=&quot;прокл&quot;;25;[.K397]=&quot;пт&quot;;26;[.K397]=90;10;[.K397]=85;10;[.K397]=80;9;[.K397]=75;8;[.K397]=70;8;[.K397]=65;7;[.K397]=60;7;[.K397]=55;6;[.K397]=50;6;[.K397]=45;6;[.K397]=40;5;[.K397]=35;4;[.K397]=30;4;[.K397]=25;3;[.K397]=20;2;[.K397]=15;1;[.K397]=10;1;[.K397]=0;0)" office:value-type="float" office:value="10" calcext:value-type="float">
            <text:p>10</text:p>
          </table:table-cell>
          <table:table-cell table:formula="of:=IF([.L397]&lt;=1;0;IF([.L397]&lt;=10;11;IF([.L397]&lt;=14;12;IF([.L397]&lt;=17;13;IF([.L397]&lt;=20;14;IF([.L397]&lt;=22;15;IF([.L397]&lt;=25;16;IF([.L397]&lt;=27;17;IF([.L397]&lt;=29;18;IF([.L397]&lt;=32;19;IF([.L397]&lt;=34;20;IF([.L397]&lt;=36;21;IF([.L397]&lt;=40;22;24))))))))))))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M.MICROSOFT.IFS([.O397]=&quot;взв&quot;;11;[.O397]=&quot;накл&quot;;24;[.O397]=&quot;прокл&quot;;25;[.O397]=&quot;пт&quot;;26;[.O397]=90;10;[.O397]=85;10;[.O397]=80;9;[.O397]=75;8;[.O397]=70;8;[.O397]=65;7;[.O397]=60;7;[.O397]=55;6;[.O397]=50;6;[.O397]=45;6;[.O397]=40;5;[.O397]=35;4;[.O397]=30;4;[.O397]=25;3;[.O397]=20;2;[.O397]=15;1;[.O397]=10;1;[.O397]=0;0)" office:value-type="float" office:value="0" calcext:value-type="float">
            <text:p>0</text:p>
          </table:table-cell>
          <table:table-cell table:formula="of:=IF([.P397]&lt;=1;0;IF([.P397]&lt;=10;11;IF([.P397]&lt;=14;12;IF([.P397]&lt;=17;13;IF([.P397]&lt;=20;14;IF([.P397]&lt;=22;15;IF([.P397]&lt;=25;16;IF([.P397]&lt;=27;17;IF([.P397]&lt;=29;18;IF([.P397]&lt;=32;19;IF([.P397]&lt;=34;20;IF([.P397]&lt;=36;21;IF([.P397]&lt;=40;22;24)))))))))))))" office:value-type="float" office:value="13" calcext:value-type="float">
            <text:p>13</text:p>
          </table:table-cell>
          <table:table-cell table:formula="of:=ROUND(([.I397]+[.J397]+[.M397]+[.N397]+[.Q397]+[.R397])/3;0)" office:value-type="float" office:value="11" calcext:value-type="float">
            <text:p>11</text:p>
          </table:table-cell>
          <table:table-cell table:formula="of:=[.F397]*LOG10([.S397]+2)" office:value-type="float" office:value="5.56971676153418" calcext:value-type="float">
            <text:p>5,5697167615341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99</text:p>
          </table:table-cell>
          <table:table-cell table:style-name="ce5" office:value-type="date" office:date-value="2010-06-23" calcext:value-type="date">
            <text:p>23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398]=&quot;взв&quot;;11;[.G398]=&quot;накл&quot;;24;[.G398]=&quot;прокл&quot;;25;[.G398]=&quot;пт&quot;;26;[.G398]=90;10;[.G398]=85;10;[.G398]=80;9;[.G398]=75;8;[.G398]=70;8;[.G398]=65;7;[.G398]=60;7;[.G398]=55;6;[.G398]=50;6;[.G398]=45;6;[.G398]=40;5;[.G398]=35;4;[.G398]=30;4;[.G398]=25;3;[.G398]=20;2;[.G398]=15;1;[.G398]=10;1;[.G398]=0;0)" office:value-type="float" office:value="4" calcext:value-type="float">
            <text:p>4</text:p>
          </table:table-cell>
          <table:table-cell table:formula="of:=IF([.H398]&lt;=1;0;IF([.H398]&lt;=10;11;IF([.H398]&lt;=14;12;IF([.H398]&lt;=17;13;IF([.H398]&lt;=20;14;IF([.H398]&lt;=22;15;IF([.H398]&lt;=25;16;IF([.H398]&lt;=27;17;IF([.H398]&lt;=29;18;IF([.H398]&lt;=32;19;IF([.H398]&lt;=34;20;IF([.H398]&lt;=36;21;IF([.H398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398]=&quot;взв&quot;;11;[.K398]=&quot;накл&quot;;24;[.K398]=&quot;прокл&quot;;25;[.K398]=&quot;пт&quot;;26;[.K398]=90;10;[.K398]=85;10;[.K398]=80;9;[.K398]=75;8;[.K398]=70;8;[.K398]=65;7;[.K398]=60;7;[.K398]=55;6;[.K398]=50;6;[.K398]=45;6;[.K398]=40;5;[.K398]=35;4;[.K398]=30;4;[.K398]=25;3;[.K398]=20;2;[.K398]=15;1;[.K398]=10;1;[.K398]=0;0)" office:value-type="float" office:value="4" calcext:value-type="float">
            <text:p>4</text:p>
          </table:table-cell>
          <table:table-cell table:formula="of:=IF([.L398]&lt;=1;0;IF([.L398]&lt;=10;11;IF([.L398]&lt;=14;12;IF([.L398]&lt;=17;13;IF([.L398]&lt;=20;14;IF([.L398]&lt;=22;15;IF([.L398]&lt;=25;16;IF([.L398]&lt;=27;17;IF([.L398]&lt;=29;18;IF([.L398]&lt;=32;19;IF([.L398]&lt;=34;20;IF([.L398]&lt;=36;21;IF([.L398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398]=&quot;взв&quot;;11;[.O398]=&quot;накл&quot;;24;[.O398]=&quot;прокл&quot;;25;[.O398]=&quot;пт&quot;;26;[.O398]=90;10;[.O398]=85;10;[.O398]=80;9;[.O398]=75;8;[.O398]=70;8;[.O398]=65;7;[.O398]=60;7;[.O398]=55;6;[.O398]=50;6;[.O398]=45;6;[.O398]=40;5;[.O398]=35;4;[.O398]=30;4;[.O398]=25;3;[.O398]=20;2;[.O398]=15;1;[.O398]=10;1;[.O398]=0;0)" office:value-type="float" office:value="4" calcext:value-type="float">
            <text:p>4</text:p>
          </table:table-cell>
          <table:table-cell table:formula="of:=IF([.P398]&lt;=1;0;IF([.P398]&lt;=10;11;IF([.P398]&lt;=14;12;IF([.P398]&lt;=17;13;IF([.P398]&lt;=20;14;IF([.P398]&lt;=22;15;IF([.P398]&lt;=25;16;IF([.P398]&lt;=27;17;IF([.P398]&lt;=29;18;IF([.P398]&lt;=32;19;IF([.P398]&lt;=34;20;IF([.P398]&lt;=36;21;IF([.P398]&lt;=40;22;24)))))))))))))" office:value-type="float" office:value="0" calcext:value-type="float">
            <text:p>0</text:p>
          </table:table-cell>
          <table:table-cell table:formula="of:=ROUND(([.I398]+[.J398]+[.M398]+[.N398]+[.Q398]+[.R398])/3;0)" office:value-type="float" office:value="4" calcext:value-type="float">
            <text:p>4</text:p>
          </table:table-cell>
          <table:table-cell table:formula="of:=[.F398]*LOG10([.S398]+2)" office:value-type="float" office:value="3.89075625191822" calcext:value-type="float">
            <text:p>3,8907562519182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67</text:p>
          </table:table-cell>
          <table:table-cell table:style-name="ce5" office:value-type="date" office:date-value="2010-06-23" calcext:value-type="date">
            <text:p>23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399]=&quot;взв&quot;;11;[.G399]=&quot;накл&quot;;24;[.G399]=&quot;прокл&quot;;25;[.G399]=&quot;пт&quot;;26;[.G399]=90;10;[.G399]=85;10;[.G399]=80;9;[.G399]=75;8;[.G399]=70;8;[.G399]=65;7;[.G399]=60;7;[.G399]=55;6;[.G399]=50;6;[.G399]=45;6;[.G399]=40;5;[.G399]=35;4;[.G399]=30;4;[.G399]=25;3;[.G399]=20;2;[.G399]=15;1;[.G399]=10;1;[.G399]=0;0)" office:value-type="float" office:value="24" calcext:value-type="float">
            <text:p>24</text:p>
          </table:table-cell>
          <table:table-cell table:formula="of:=IF([.H399]&lt;=1;0;IF([.H399]&lt;=10;11;IF([.H399]&lt;=14;12;IF([.H399]&lt;=17;13;IF([.H399]&lt;=20;14;IF([.H399]&lt;=22;15;IF([.H399]&lt;=25;16;IF([.H399]&lt;=27;17;IF([.H399]&lt;=29;18;IF([.H399]&lt;=32;19;IF([.H399]&lt;=34;20;IF([.H399]&lt;=36;21;IF([.H39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99]=&quot;взв&quot;;11;[.K399]=&quot;накл&quot;;24;[.K399]=&quot;прокл&quot;;25;[.K399]=&quot;пт&quot;;26;[.K399]=90;10;[.K399]=85;10;[.K399]=80;9;[.K399]=75;8;[.K399]=70;8;[.K399]=65;7;[.K399]=60;7;[.K399]=55;6;[.K399]=50;6;[.K399]=45;6;[.K399]=40;5;[.K399]=35;4;[.K399]=30;4;[.K399]=25;3;[.K399]=20;2;[.K399]=15;1;[.K399]=10;1;[.K399]=0;0)" office:value-type="float" office:value="0" calcext:value-type="float">
            <text:p>0</text:p>
          </table:table-cell>
          <table:table-cell table:formula="of:=IF([.L399]&lt;=1;0;IF([.L399]&lt;=10;11;IF([.L399]&lt;=14;12;IF([.L399]&lt;=17;13;IF([.L399]&lt;=20;14;IF([.L399]&lt;=22;15;IF([.L399]&lt;=25;16;IF([.L399]&lt;=27;17;IF([.L399]&lt;=29;18;IF([.L399]&lt;=32;19;IF([.L399]&lt;=34;20;IF([.L399]&lt;=36;21;IF([.L39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99]=&quot;взв&quot;;11;[.O399]=&quot;накл&quot;;24;[.O399]=&quot;прокл&quot;;25;[.O399]=&quot;пт&quot;;26;[.O399]=90;10;[.O399]=85;10;[.O399]=80;9;[.O399]=75;8;[.O399]=70;8;[.O399]=65;7;[.O399]=60;7;[.O399]=55;6;[.O399]=50;6;[.O399]=45;6;[.O399]=40;5;[.O399]=35;4;[.O399]=30;4;[.O399]=25;3;[.O399]=20;2;[.O399]=15;1;[.O399]=10;1;[.O399]=0;0)" office:value-type="float" office:value="0" calcext:value-type="float">
            <text:p>0</text:p>
          </table:table-cell>
          <table:table-cell table:formula="of:=IF([.P399]&lt;=1;0;IF([.P399]&lt;=10;11;IF([.P399]&lt;=14;12;IF([.P399]&lt;=17;13;IF([.P399]&lt;=20;14;IF([.P399]&lt;=22;15;IF([.P399]&lt;=25;16;IF([.P399]&lt;=27;17;IF([.P399]&lt;=29;18;IF([.P399]&lt;=32;19;IF([.P399]&lt;=34;20;IF([.P399]&lt;=36;21;IF([.P399]&lt;=40;22;24)))))))))))))" office:value-type="float" office:value="0" calcext:value-type="float">
            <text:p>0</text:p>
          </table:table-cell>
          <table:table-cell table:formula="of:=ROUND(([.I399]+[.J399]+[.M399]+[.N399]+[.Q399]+[.R399])/1;0)" office:value-type="float" office:value="24" calcext:value-type="float">
            <text:p>24</text:p>
          </table:table-cell>
          <table:table-cell table:formula="of:=[.F399]*LOG10([.S399]+2)" office:value-type="float" office:value="2.82994669594164" calcext:value-type="float">
            <text:p>2,8299466959416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73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Sennaya Yuzhnaya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400]=&quot;взв&quot;;11;[.G400]=&quot;накл&quot;;24;[.G400]=&quot;прокл&quot;;25;[.G400]=&quot;пт&quot;;26;[.G400]=90;10;[.G400]=85;10;[.G400]=80;9;[.G400]=75;8;[.G400]=70;8;[.G400]=65;7;[.G400]=60;7;[.G400]=55;6;[.G400]=50;6;[.G400]=45;6;[.G400]=40;5;[.G400]=35;4;[.G400]=30;4;[.G400]=25;3;[.G400]=20;2;[.G400]=15;1;[.G400]=10;1;[.G400]=0;0)" office:value-type="float" office:value="0" calcext:value-type="float">
            <text:p>0</text:p>
          </table:table-cell>
          <table:table-cell table:formula="of:=IF([.H400]&lt;=1;0;IF([.H400]&lt;=10;11;IF([.H400]&lt;=14;12;IF([.H400]&lt;=17;13;IF([.H400]&lt;=20;14;IF([.H400]&lt;=22;15;IF([.H400]&lt;=25;16;IF([.H400]&lt;=27;17;IF([.H400]&lt;=29;18;IF([.H400]&lt;=32;19;IF([.H400]&lt;=34;20;IF([.H400]&lt;=36;21;IF([.H400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400]=&quot;взв&quot;;11;[.K400]=&quot;накл&quot;;24;[.K400]=&quot;прокл&quot;;25;[.K400]=&quot;пт&quot;;26;[.K400]=90;10;[.K400]=85;10;[.K400]=80;9;[.K400]=75;8;[.K400]=70;8;[.K400]=65;7;[.K400]=60;7;[.K400]=55;6;[.K400]=50;6;[.K400]=45;6;[.K400]=40;5;[.K400]=35;4;[.K400]=30;4;[.K400]=25;3;[.K400]=20;2;[.K400]=15;1;[.K400]=10;1;[.K400]=0;0)" office:value-type="float" office:value="0" calcext:value-type="float">
            <text:p>0</text:p>
          </table:table-cell>
          <table:table-cell table:formula="of:=IF([.L400]&lt;=1;0;IF([.L400]&lt;=10;11;IF([.L400]&lt;=14;12;IF([.L400]&lt;=17;13;IF([.L400]&lt;=20;14;IF([.L400]&lt;=22;15;IF([.L400]&lt;=25;16;IF([.L400]&lt;=27;17;IF([.L400]&lt;=29;18;IF([.L400]&lt;=32;19;IF([.L400]&lt;=34;20;IF([.L400]&lt;=36;21;IF([.L400]&lt;=40;22;24)))))))))))))"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400]=&quot;взв&quot;;11;[.O400]=&quot;накл&quot;;24;[.O400]=&quot;прокл&quot;;25;[.O400]=&quot;пт&quot;;26;[.O400]=90;10;[.O400]=85;10;[.O400]=80;9;[.O400]=75;8;[.O400]=70;8;[.O400]=65;7;[.O400]=60;7;[.O400]=55;6;[.O400]=50;6;[.O400]=45;6;[.O400]=40;5;[.O400]=35;4;[.O400]=30;4;[.O400]=25;3;[.O400]=20;2;[.O400]=15;1;[.O400]=10;1;[.O400]=0;0)" office:value-type="float" office:value="0" calcext:value-type="float">
            <text:p>0</text:p>
          </table:table-cell>
          <table:table-cell table:formula="of:=IF([.P400]&lt;=1;0;IF([.P400]&lt;=10;11;IF([.P400]&lt;=14;12;IF([.P400]&lt;=17;13;IF([.P400]&lt;=20;14;IF([.P400]&lt;=22;15;IF([.P400]&lt;=25;16;IF([.P400]&lt;=27;17;IF([.P400]&lt;=29;18;IF([.P400]&lt;=32;19;IF([.P400]&lt;=34;20;IF([.P400]&lt;=36;21;IF([.P400]&lt;=40;22;24)))))))))))))" office:value-type="float" office:value="19" calcext:value-type="float">
            <text:p>19</text:p>
          </table:table-cell>
          <table:table-cell table:formula="of:=ROUND(([.I400]+[.J400]+[.M400]+[.N400]+[.Q400]+[.R400])/3;0)" office:value-type="float" office:value="19" calcext:value-type="float">
            <text:p>19</text:p>
          </table:table-cell>
          <table:table-cell table:formula="of:=[.F400]*LOG10([.S400]+2)" office:value-type="float" office:value="0.66110964736696" calcext:value-type="float">
            <text:p>0,6611096473669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68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Sennaya Yuzhn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G401]=&quot;взв&quot;;11;[.G401]=&quot;накл&quot;;24;[.G401]=&quot;прокл&quot;;25;[.G401]=&quot;пт&quot;;26;[.G401]=90;10;[.G401]=85;10;[.G401]=80;9;[.G401]=75;8;[.G401]=70;8;[.G401]=65;7;[.G401]=60;7;[.G401]=55;6;[.G401]=50;6;[.G401]=45;6;[.G401]=40;5;[.G401]=35;4;[.G401]=30;4;[.G401]=25;3;[.G401]=20;2;[.G401]=15;1;[.G401]=10;1;[.G401]=0;0)" office:value-type="float" office:value="0" calcext:value-type="float">
            <text:p>0</text:p>
          </table:table-cell>
          <table:table-cell table:formula="of:=IF([.H401]&lt;=1;0;IF([.H401]&lt;=10;11;IF([.H401]&lt;=14;12;IF([.H401]&lt;=17;13;IF([.H401]&lt;=20;14;IF([.H401]&lt;=22;15;IF([.H401]&lt;=25;16;IF([.H401]&lt;=27;17;IF([.H401]&lt;=29;18;IF([.H401]&lt;=32;19;IF([.H401]&lt;=34;20;IF([.H401]&lt;=36;21;IF([.H401]&lt;=40;22;24)))))))))))))"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01]=&quot;взв&quot;;11;[.K401]=&quot;накл&quot;;24;[.K401]=&quot;прокл&quot;;25;[.K401]=&quot;пт&quot;;26;[.K401]=90;10;[.K401]=85;10;[.K401]=80;9;[.K401]=75;8;[.K401]=70;8;[.K401]=65;7;[.K401]=60;7;[.K401]=55;6;[.K401]=50;6;[.K401]=45;6;[.K401]=40;5;[.K401]=35;4;[.K401]=30;4;[.K401]=25;3;[.K401]=20;2;[.K401]=15;1;[.K401]=10;1;[.K401]=0;0)" office:value-type="float" office:value="10" calcext:value-type="float">
            <text:p>10</text:p>
          </table:table-cell>
          <table:table-cell table:formula="of:=IF([.L401]&lt;=1;0;IF([.L401]&lt;=10;11;IF([.L401]&lt;=14;12;IF([.L401]&lt;=17;13;IF([.L401]&lt;=20;14;IF([.L401]&lt;=22;15;IF([.L401]&lt;=25;16;IF([.L401]&lt;=27;17;IF([.L401]&lt;=29;18;IF([.L401]&lt;=32;19;IF([.L401]&lt;=34;20;IF([.L401]&lt;=36;21;IF([.L401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401]=&quot;взв&quot;;11;[.O401]=&quot;накл&quot;;24;[.O401]=&quot;прокл&quot;;25;[.O401]=&quot;пт&quot;;26;[.O401]=90;10;[.O401]=85;10;[.O401]=80;9;[.O401]=75;8;[.O401]=70;8;[.O401]=65;7;[.O401]=60;7;[.O401]=55;6;[.O401]=50;6;[.O401]=45;6;[.O401]=40;5;[.O401]=35;4;[.O401]=30;4;[.O401]=25;3;[.O401]=20;2;[.O401]=15;1;[.O401]=10;1;[.O401]=0;0)" office:value-type="float" office:value="11" calcext:value-type="float">
            <text:p>11</text:p>
          </table:table-cell>
          <table:table-cell table:formula="of:=IF([.P401]&lt;=1;0;IF([.P401]&lt;=10;11;IF([.P401]&lt;=14;12;IF([.P401]&lt;=17;13;IF([.P401]&lt;=20;14;IF([.P401]&lt;=22;15;IF([.P401]&lt;=25;16;IF([.P401]&lt;=27;17;IF([.P401]&lt;=29;18;IF([.P401]&lt;=32;19;IF([.P401]&lt;=34;20;IF([.P401]&lt;=36;21;IF([.P401]&lt;=40;22;24)))))))))))))" office:value-type="float" office:value="0" calcext:value-type="float">
            <text:p>0</text:p>
          </table:table-cell>
          <table:table-cell table:formula="of:=ROUND(([.I401]+[.J401]+[.M401]+[.N401]+[.Q401]+[.R401])/3;0)" office:value-type="float" office:value="12" calcext:value-type="float">
            <text:p>12</text:p>
          </table:table-cell>
          <table:table-cell table:formula="of:=[.F401]*LOG10([.S401]+2)" office:value-type="float" office:value="1.14612803567824" calcext:value-type="float">
            <text:p>1,1461280356782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97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Sennaya Yuzhn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M.MICROSOFT.IFS([.G402]=&quot;взв&quot;;11;[.G402]=&quot;накл&quot;;24;[.G402]=&quot;прокл&quot;;25;[.G402]=&quot;пт&quot;;26;[.G402]=90;10;[.G402]=85;10;[.G402]=80;9;[.G402]=75;8;[.G402]=70;8;[.G402]=65;7;[.G402]=60;7;[.G402]=55;6;[.G402]=50;6;[.G402]=45;6;[.G402]=40;5;[.G402]=35;4;[.G402]=30;4;[.G402]=25;3;[.G402]=20;2;[.G402]=15;1;[.G402]=10;1;[.G402]=0;0)" office:value-type="float" office:value="0" calcext:value-type="float">
            <text:p>0</text:p>
          </table:table-cell>
          <table:table-cell table:formula="of:=IF([.H402]&lt;=1;0;IF([.H402]&lt;=10;11;IF([.H402]&lt;=14;12;IF([.H402]&lt;=17;13;IF([.H402]&lt;=20;14;IF([.H402]&lt;=22;15;IF([.H402]&lt;=25;16;IF([.H402]&lt;=27;17;IF([.H402]&lt;=29;18;IF([.H402]&lt;=32;19;IF([.H402]&lt;=34;20;IF([.H402]&lt;=36;21;IF([.H402]&lt;=40;22;24)))))))))))))"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402]=&quot;взв&quot;;11;[.K402]=&quot;накл&quot;;24;[.K402]=&quot;прокл&quot;;25;[.K402]=&quot;пт&quot;;26;[.K402]=90;10;[.K402]=85;10;[.K402]=80;9;[.K402]=75;8;[.K402]=70;8;[.K402]=65;7;[.K402]=60;7;[.K402]=55;6;[.K402]=50;6;[.K402]=45;6;[.K402]=40;5;[.K402]=35;4;[.K402]=30;4;[.K402]=25;3;[.K402]=20;2;[.K402]=15;1;[.K402]=10;1;[.K402]=0;0)" office:value-type="float" office:value="0" calcext:value-type="float">
            <text:p>0</text:p>
          </table:table-cell>
          <table:table-cell table:formula="of:=IF([.L402]&lt;=1;0;IF([.L402]&lt;=10;11;IF([.L402]&lt;=14;12;IF([.L402]&lt;=17;13;IF([.L402]&lt;=20;14;IF([.L402]&lt;=22;15;IF([.L402]&lt;=25;16;IF([.L402]&lt;=27;17;IF([.L402]&lt;=29;18;IF([.L402]&lt;=32;19;IF([.L402]&lt;=34;20;IF([.L402]&lt;=36;21;IF([.L402]&lt;=40;22;24)))))))))))))" office:value-type="float" office:value="22" calcext:value-type="float">
            <text:p>2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M.MICROSOFT.IFS([.O402]=&quot;взв&quot;;11;[.O402]=&quot;накл&quot;;24;[.O402]=&quot;прокл&quot;;25;[.O402]=&quot;пт&quot;;26;[.O402]=90;10;[.O402]=85;10;[.O402]=80;9;[.O402]=75;8;[.O402]=70;8;[.O402]=65;7;[.O402]=60;7;[.O402]=55;6;[.O402]=50;6;[.O402]=45;6;[.O402]=40;5;[.O402]=35;4;[.O402]=30;4;[.O402]=25;3;[.O402]=20;2;[.O402]=15;1;[.O402]=10;1;[.O402]=0;0)" office:value-type="float" office:value="0" calcext:value-type="float">
            <text:p>0</text:p>
          </table:table-cell>
          <table:table-cell table:formula="of:=IF([.P402]&lt;=1;0;IF([.P402]&lt;=10;11;IF([.P402]&lt;=14;12;IF([.P402]&lt;=17;13;IF([.P402]&lt;=20;14;IF([.P402]&lt;=22;15;IF([.P402]&lt;=25;16;IF([.P402]&lt;=27;17;IF([.P402]&lt;=29;18;IF([.P402]&lt;=32;19;IF([.P402]&lt;=34;20;IF([.P402]&lt;=36;21;IF([.P402]&lt;=40;22;24)))))))))))))" office:value-type="float" office:value="24" calcext:value-type="float">
            <text:p>24</text:p>
          </table:table-cell>
          <table:table-cell table:formula="of:=ROUND(([.I402]+[.J402]+[.M402]+[.N402]+[.Q402]+[.R402])/3;0)" office:value-type="float" office:value="23" calcext:value-type="float">
            <text:p>23</text:p>
          </table:table-cell>
          <table:table-cell table:formula="of:=[.F402]*LOG10([.S402]+2)" office:value-type="float" office:value="1.39794000867204" calcext:value-type="float">
            <text:p>1,3979400086720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89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Sennaya Yuzhnay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403]=&quot;взв&quot;;11;[.G403]=&quot;накл&quot;;24;[.G403]=&quot;прокл&quot;;25;[.G403]=&quot;пт&quot;;26;[.G403]=90;10;[.G403]=85;10;[.G403]=80;9;[.G403]=75;8;[.G403]=70;8;[.G403]=65;7;[.G403]=60;7;[.G403]=55;6;[.G403]=50;6;[.G403]=45;6;[.G403]=40;5;[.G403]=35;4;[.G403]=30;4;[.G403]=25;3;[.G403]=20;2;[.G403]=15;1;[.G403]=10;1;[.G403]=0;0)" office:value-type="float" office:value="11" calcext:value-type="float">
            <text:p>11</text:p>
          </table:table-cell>
          <table:table-cell table:formula="of:=IF([.H403]&lt;=1;0;IF([.H403]&lt;=10;11;IF([.H403]&lt;=14;12;IF([.H403]&lt;=17;13;IF([.H403]&lt;=20;14;IF([.H403]&lt;=22;15;IF([.H403]&lt;=25;16;IF([.H403]&lt;=27;17;IF([.H403]&lt;=29;18;IF([.H403]&lt;=32;19;IF([.H403]&lt;=34;20;IF([.H403]&lt;=36;21;IF([.H40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03]=&quot;взв&quot;;11;[.K403]=&quot;накл&quot;;24;[.K403]=&quot;прокл&quot;;25;[.K403]=&quot;пт&quot;;26;[.K403]=90;10;[.K403]=85;10;[.K403]=80;9;[.K403]=75;8;[.K403]=70;8;[.K403]=65;7;[.K403]=60;7;[.K403]=55;6;[.K403]=50;6;[.K403]=45;6;[.K403]=40;5;[.K403]=35;4;[.K403]=30;4;[.K403]=25;3;[.K403]=20;2;[.K403]=15;1;[.K403]=10;1;[.K403]=0;0)" office:value-type="float" office:value="10" calcext:value-type="float">
            <text:p>10</text:p>
          </table:table-cell>
          <table:table-cell table:formula="of:=IF([.L403]&lt;=1;0;IF([.L403]&lt;=10;11;IF([.L403]&lt;=14;12;IF([.L403]&lt;=17;13;IF([.L403]&lt;=20;14;IF([.L403]&lt;=22;15;IF([.L403]&lt;=25;16;IF([.L403]&lt;=27;17;IF([.L403]&lt;=29;18;IF([.L403]&lt;=32;19;IF([.L403]&lt;=34;20;IF([.L403]&lt;=36;21;IF([.L40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403]=&quot;взв&quot;;11;[.O403]=&quot;накл&quot;;24;[.O403]=&quot;прокл&quot;;25;[.O403]=&quot;пт&quot;;26;[.O403]=90;10;[.O403]=85;10;[.O403]=80;9;[.O403]=75;8;[.O403]=70;8;[.O403]=65;7;[.O403]=60;7;[.O403]=55;6;[.O403]=50;6;[.O403]=45;6;[.O403]=40;5;[.O403]=35;4;[.O403]=30;4;[.O403]=25;3;[.O403]=20;2;[.O403]=15;1;[.O403]=10;1;[.O403]=0;0)" office:value-type="float" office:value="10" calcext:value-type="float">
            <text:p>10</text:p>
          </table:table-cell>
          <table:table-cell table:formula="of:=IF([.P403]&lt;=1;0;IF([.P403]&lt;=10;11;IF([.P403]&lt;=14;12;IF([.P403]&lt;=17;13;IF([.P403]&lt;=20;14;IF([.P403]&lt;=22;15;IF([.P403]&lt;=25;16;IF([.P403]&lt;=27;17;IF([.P403]&lt;=29;18;IF([.P403]&lt;=32;19;IF([.P403]&lt;=34;20;IF([.P403]&lt;=36;21;IF([.P403]&lt;=40;22;24)))))))))))))" office:value-type="float" office:value="0" calcext:value-type="float">
            <text:p>0</text:p>
          </table:table-cell>
          <table:table-cell table:formula="of:=ROUND(([.I403]+[.J403]+[.M403]+[.N403]+[.Q403]+[.R403])/3;0)" office:value-type="float" office:value="10" calcext:value-type="float">
            <text:p>10</text:p>
          </table:table-cell>
          <table:table-cell table:formula="of:=[.F403]*LOG10([.S403]+2)" office:value-type="float" office:value="2.15836249209525" calcext:value-type="float">
            <text:p>2,1583624920952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93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404]=&quot;взв&quot;;11;[.G404]=&quot;накл&quot;;24;[.G404]=&quot;прокл&quot;;25;[.G404]=&quot;пт&quot;;26;[.G404]=90;10;[.G404]=85;10;[.G404]=80;9;[.G404]=75;8;[.G404]=70;8;[.G404]=65;7;[.G404]=60;7;[.G404]=55;6;[.G404]=50;6;[.G404]=45;6;[.G404]=40;5;[.G404]=35;4;[.G404]=30;4;[.G404]=25;3;[.G404]=20;2;[.G404]=15;1;[.G404]=10;1;[.G404]=0;0)" office:value-type="float" office:value="26" calcext:value-type="float">
            <text:p>26</text:p>
          </table:table-cell>
          <table:table-cell table:formula="of:=IF([.H404]&lt;=1;0;IF([.H404]&lt;=10;11;IF([.H404]&lt;=14;12;IF([.H404]&lt;=17;13;IF([.H404]&lt;=20;14;IF([.H404]&lt;=22;15;IF([.H404]&lt;=25;16;IF([.H404]&lt;=27;17;IF([.H404]&lt;=29;18;IF([.H404]&lt;=32;19;IF([.H404]&lt;=34;20;IF([.H404]&lt;=36;21;IF([.H404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404]=&quot;взв&quot;;11;[.K404]=&quot;накл&quot;;24;[.K404]=&quot;прокл&quot;;25;[.K404]=&quot;пт&quot;;26;[.K404]=90;10;[.K404]=85;10;[.K404]=80;9;[.K404]=75;8;[.K404]=70;8;[.K404]=65;7;[.K404]=60;7;[.K404]=55;6;[.K404]=50;6;[.K404]=45;6;[.K404]=40;5;[.K404]=35;4;[.K404]=30;4;[.K404]=25;3;[.K404]=20;2;[.K404]=15;1;[.K404]=10;1;[.K404]=0;0)" office:value-type="float" office:value="26" calcext:value-type="float">
            <text:p>26</text:p>
          </table:table-cell>
          <table:table-cell table:formula="of:=IF([.L404]&lt;=1;0;IF([.L404]&lt;=10;11;IF([.L404]&lt;=14;12;IF([.L404]&lt;=17;13;IF([.L404]&lt;=20;14;IF([.L404]&lt;=22;15;IF([.L404]&lt;=25;16;IF([.L404]&lt;=27;17;IF([.L404]&lt;=29;18;IF([.L404]&lt;=32;19;IF([.L404]&lt;=34;20;IF([.L404]&lt;=36;21;IF([.L404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404]=&quot;взв&quot;;11;[.O404]=&quot;накл&quot;;24;[.O404]=&quot;прокл&quot;;25;[.O404]=&quot;пт&quot;;26;[.O404]=90;10;[.O404]=85;10;[.O404]=80;9;[.O404]=75;8;[.O404]=70;8;[.O404]=65;7;[.O404]=60;7;[.O404]=55;6;[.O404]=50;6;[.O404]=45;6;[.O404]=40;5;[.O404]=35;4;[.O404]=30;4;[.O404]=25;3;[.O404]=20;2;[.O404]=15;1;[.O404]=10;1;[.O404]=0;0)" office:value-type="float" office:value="26" calcext:value-type="float">
            <text:p>26</text:p>
          </table:table-cell>
          <table:table-cell table:formula="of:=IF([.P404]&lt;=1;0;IF([.P404]&lt;=10;11;IF([.P404]&lt;=14;12;IF([.P404]&lt;=17;13;IF([.P404]&lt;=20;14;IF([.P404]&lt;=22;15;IF([.P404]&lt;=25;16;IF([.P404]&lt;=27;17;IF([.P404]&lt;=29;18;IF([.P404]&lt;=32;19;IF([.P404]&lt;=34;20;IF([.P404]&lt;=36;21;IF([.P404]&lt;=40;22;24)))))))))))))" office:value-type="float" office:value="0" calcext:value-type="float">
            <text:p>0</text:p>
          </table:table-cell>
          <table:table-cell table:formula="of:=ROUND(([.I404]+[.J404]+[.M404]+[.N404]+[.Q404]+[.R404])/3;0)" office:value-type="float" office:value="26" calcext:value-type="float">
            <text:p>26</text:p>
          </table:table-cell>
          <table:table-cell table:formula="of:=[.F404]*LOG10([.S404]+2)" office:value-type="float" office:value="2.89431606268444" calcext:value-type="float">
            <text:p>2,8943160626844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96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Sennaya Yuzhnay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405]=&quot;взв&quot;;11;[.G405]=&quot;накл&quot;;24;[.G405]=&quot;прокл&quot;;25;[.G405]=&quot;пт&quot;;26;[.G405]=90;10;[.G405]=85;10;[.G405]=80;9;[.G405]=75;8;[.G405]=70;8;[.G405]=65;7;[.G405]=60;7;[.G405]=55;6;[.G405]=50;6;[.G405]=45;6;[.G405]=40;5;[.G405]=35;4;[.G405]=30;4;[.G405]=25;3;[.G405]=20;2;[.G405]=15;1;[.G405]=10;1;[.G405]=0;0)" office:value-type="float" office:value="10" calcext:value-type="float">
            <text:p>10</text:p>
          </table:table-cell>
          <table:table-cell table:formula="of:=IF([.H405]&lt;=1;0;IF([.H405]&lt;=10;11;IF([.H405]&lt;=14;12;IF([.H405]&lt;=17;13;IF([.H405]&lt;=20;14;IF([.H405]&lt;=22;15;IF([.H405]&lt;=25;16;IF([.H405]&lt;=27;17;IF([.H405]&lt;=29;18;IF([.H405]&lt;=32;19;IF([.H405]&lt;=34;20;IF([.H405]&lt;=36;21;IF([.H405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405]=&quot;взв&quot;;11;[.K405]=&quot;накл&quot;;24;[.K405]=&quot;прокл&quot;;25;[.K405]=&quot;пт&quot;;26;[.K405]=90;10;[.K405]=85;10;[.K405]=80;9;[.K405]=75;8;[.K405]=70;8;[.K405]=65;7;[.K405]=60;7;[.K405]=55;6;[.K405]=50;6;[.K405]=45;6;[.K405]=40;5;[.K405]=35;4;[.K405]=30;4;[.K405]=25;3;[.K405]=20;2;[.K405]=15;1;[.K405]=10;1;[.K405]=0;0)" office:value-type="float" office:value="7" calcext:value-type="float">
            <text:p>7</text:p>
          </table:table-cell>
          <table:table-cell table:formula="of:=IF([.L405]&lt;=1;0;IF([.L405]&lt;=10;11;IF([.L405]&lt;=14;12;IF([.L405]&lt;=17;13;IF([.L405]&lt;=20;14;IF([.L405]&lt;=22;15;IF([.L405]&lt;=25;16;IF([.L405]&lt;=27;17;IF([.L405]&lt;=29;18;IF([.L405]&lt;=32;19;IF([.L405]&lt;=34;20;IF([.L405]&lt;=36;21;IF([.L40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405]=&quot;взв&quot;;11;[.O405]=&quot;накл&quot;;24;[.O405]=&quot;прокл&quot;;25;[.O405]=&quot;пт&quot;;26;[.O405]=90;10;[.O405]=85;10;[.O405]=80;9;[.O405]=75;8;[.O405]=70;8;[.O405]=65;7;[.O405]=60;7;[.O405]=55;6;[.O405]=50;6;[.O405]=45;6;[.O405]=40;5;[.O405]=35;4;[.O405]=30;4;[.O405]=25;3;[.O405]=20;2;[.O405]=15;1;[.O405]=10;1;[.O405]=0;0)" office:value-type="float" office:value="8" calcext:value-type="float">
            <text:p>8</text:p>
          </table:table-cell>
          <table:table-cell table:formula="of:=IF([.P405]&lt;=1;0;IF([.P405]&lt;=10;11;IF([.P405]&lt;=14;12;IF([.P405]&lt;=17;13;IF([.P405]&lt;=20;14;IF([.P405]&lt;=22;15;IF([.P405]&lt;=25;16;IF([.P405]&lt;=27;17;IF([.P405]&lt;=29;18;IF([.P405]&lt;=32;19;IF([.P405]&lt;=34;20;IF([.P405]&lt;=36;21;IF([.P405]&lt;=40;22;24)))))))))))))" office:value-type="float" office:value="0" calcext:value-type="float">
            <text:p>0</text:p>
          </table:table-cell>
          <table:table-cell table:formula="of:=ROUND(([.I405]+[.J405]+[.M405]+[.N405]+[.Q405]+[.R405])/3;0)" office:value-type="float" office:value="8" calcext:value-type="float">
            <text:p>8</text:p>
          </table:table-cell>
          <table:table-cell table:formula="of:=[.F405]*LOG10([.S405]+2)" office:value-type="float" office:value="2" calcext:value-type="float">
            <text:p>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72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Sennaya Yuzhnay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406]=&quot;взв&quot;;11;[.G406]=&quot;накл&quot;;24;[.G406]=&quot;прокл&quot;;25;[.G406]=&quot;пт&quot;;26;[.G406]=90;10;[.G406]=85;10;[.G406]=80;9;[.G406]=75;8;[.G406]=70;8;[.G406]=65;7;[.G406]=60;7;[.G406]=55;6;[.G406]=50;6;[.G406]=45;6;[.G406]=40;5;[.G406]=35;4;[.G406]=30;4;[.G406]=25;3;[.G406]=20;2;[.G406]=15;1;[.G406]=10;1;[.G406]=0;0)" office:value-type="float" office:value="0" calcext:value-type="float">
            <text:p>0</text:p>
          </table:table-cell>
          <table:table-cell table:formula="of:=IF([.H406]&lt;=1;0;IF([.H406]&lt;=10;11;IF([.H406]&lt;=14;12;IF([.H406]&lt;=17;13;IF([.H406]&lt;=20;14;IF([.H406]&lt;=22;15;IF([.H406]&lt;=25;16;IF([.H406]&lt;=27;17;IF([.H406]&lt;=29;18;IF([.H406]&lt;=32;19;IF([.H406]&lt;=34;20;IF([.H406]&lt;=36;21;IF([.H40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406]=&quot;взв&quot;;11;[.K406]=&quot;накл&quot;;24;[.K406]=&quot;прокл&quot;;25;[.K406]=&quot;пт&quot;;26;[.K406]=90;10;[.K406]=85;10;[.K406]=80;9;[.K406]=75;8;[.K406]=70;8;[.K406]=65;7;[.K406]=60;7;[.K406]=55;6;[.K406]=50;6;[.K406]=45;6;[.K406]=40;5;[.K406]=35;4;[.K406]=30;4;[.K406]=25;3;[.K406]=20;2;[.K406]=15;1;[.K406]=10;1;[.K406]=0;0)" office:value-type="float" office:value="0" calcext:value-type="float">
            <text:p>0</text:p>
          </table:table-cell>
          <table:table-cell table:formula="of:=IF([.L406]&lt;=1;0;IF([.L406]&lt;=10;11;IF([.L406]&lt;=14;12;IF([.L406]&lt;=17;13;IF([.L406]&lt;=20;14;IF([.L406]&lt;=22;15;IF([.L406]&lt;=25;16;IF([.L406]&lt;=27;17;IF([.L406]&lt;=29;18;IF([.L406]&lt;=32;19;IF([.L406]&lt;=34;20;IF([.L406]&lt;=36;21;IF([.L40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06]=&quot;взв&quot;;11;[.O406]=&quot;накл&quot;;24;[.O406]=&quot;прокл&quot;;25;[.O406]=&quot;пт&quot;;26;[.O406]=90;10;[.O406]=85;10;[.O406]=80;9;[.O406]=75;8;[.O406]=70;8;[.O406]=65;7;[.O406]=60;7;[.O406]=55;6;[.O406]=50;6;[.O406]=45;6;[.O406]=40;5;[.O406]=35;4;[.O406]=30;4;[.O406]=25;3;[.O406]=20;2;[.O406]=15;1;[.O406]=10;1;[.O406]=0;0)" office:value-type="float" office:value="0" calcext:value-type="float">
            <text:p>0</text:p>
          </table:table-cell>
          <table:table-cell table:formula="of:=IF([.P406]&lt;=1;0;IF([.P406]&lt;=10;11;IF([.P406]&lt;=14;12;IF([.P406]&lt;=17;13;IF([.P406]&lt;=20;14;IF([.P406]&lt;=22;15;IF([.P406]&lt;=25;16;IF([.P406]&lt;=27;17;IF([.P406]&lt;=29;18;IF([.P406]&lt;=32;19;IF([.P406]&lt;=34;20;IF([.P406]&lt;=36;21;IF([.P406]&lt;=40;22;24)))))))))))))" office:value-type="float" office:value="0" calcext:value-type="float">
            <text:p>0</text:p>
          </table:table-cell>
          <table:table-cell table:formula="of:=ROUND(([.I406]+[.J406]+[.M406]+[.N406]+[.Q406]+[.R406])/3;0)" office:value-type="float" office:value="0" calcext:value-type="float">
            <text:p>0</text:p>
          </table:table-cell>
          <table:table-cell table:formula="of:=[.F406]*LOG10([.S406]+2)" office:value-type="float" office:value="0.903089986991944" calcext:value-type="float">
            <text:p>0,90308998699194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84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Sennaya Yuzhnay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407]=&quot;взв&quot;;11;[.G407]=&quot;накл&quot;;24;[.G407]=&quot;прокл&quot;;25;[.G407]=&quot;пт&quot;;26;[.G407]=90;10;[.G407]=85;10;[.G407]=80;9;[.G407]=75;8;[.G407]=70;8;[.G407]=65;7;[.G407]=60;7;[.G407]=55;6;[.G407]=50;6;[.G407]=45;6;[.G407]=40;5;[.G407]=35;4;[.G407]=30;4;[.G407]=25;3;[.G407]=20;2;[.G407]=15;1;[.G407]=10;1;[.G407]=0;0)" office:value-type="float" office:value="0" calcext:value-type="float">
            <text:p>0</text:p>
          </table:table-cell>
          <table:table-cell table:formula="of:=IF([.H407]&lt;=1;0;IF([.H407]&lt;=10;11;IF([.H407]&lt;=14;12;IF([.H407]&lt;=17;13;IF([.H407]&lt;=20;14;IF([.H407]&lt;=22;15;IF([.H407]&lt;=25;16;IF([.H407]&lt;=27;17;IF([.H407]&lt;=29;18;IF([.H407]&lt;=32;19;IF([.H407]&lt;=34;20;IF([.H407]&lt;=36;21;IF([.H407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K407]=&quot;взв&quot;;11;[.K407]=&quot;накл&quot;;24;[.K407]=&quot;прокл&quot;;25;[.K407]=&quot;пт&quot;;26;[.K407]=90;10;[.K407]=85;10;[.K407]=80;9;[.K407]=75;8;[.K407]=70;8;[.K407]=65;7;[.K407]=60;7;[.K407]=55;6;[.K407]=50;6;[.K407]=45;6;[.K407]=40;5;[.K407]=35;4;[.K407]=30;4;[.K407]=25;3;[.K407]=20;2;[.K407]=15;1;[.K407]=10;1;[.K407]=0;0)" office:value-type="float" office:value="0" calcext:value-type="float">
            <text:p>0</text:p>
          </table:table-cell>
          <table:table-cell table:formula="of:=IF([.L407]&lt;=1;0;IF([.L407]&lt;=10;11;IF([.L407]&lt;=14;12;IF([.L407]&lt;=17;13;IF([.L407]&lt;=20;14;IF([.L407]&lt;=22;15;IF([.L407]&lt;=25;16;IF([.L407]&lt;=27;17;IF([.L407]&lt;=29;18;IF([.L407]&lt;=32;19;IF([.L407]&lt;=34;20;IF([.L407]&lt;=36;21;IF([.L407]&lt;=40;22;24)))))))))))))" office:value-type="float" office:value="24" calcext:value-type="float">
            <text:p>2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M.MICROSOFT.IFS([.O407]=&quot;взв&quot;;11;[.O407]=&quot;накл&quot;;24;[.O407]=&quot;прокл&quot;;25;[.O407]=&quot;пт&quot;;26;[.O407]=90;10;[.O407]=85;10;[.O407]=80;9;[.O407]=75;8;[.O407]=70;8;[.O407]=65;7;[.O407]=60;7;[.O407]=55;6;[.O407]=50;6;[.O407]=45;6;[.O407]=40;5;[.O407]=35;4;[.O407]=30;4;[.O407]=25;3;[.O407]=20;2;[.O407]=15;1;[.O407]=10;1;[.O407]=0;0)" office:value-type="float" office:value="0" calcext:value-type="float">
            <text:p>0</text:p>
          </table:table-cell>
          <table:table-cell table:formula="of:=IF([.P407]&lt;=1;0;IF([.P407]&lt;=10;11;IF([.P407]&lt;=14;12;IF([.P407]&lt;=17;13;IF([.P407]&lt;=20;14;IF([.P407]&lt;=22;15;IF([.P407]&lt;=25;16;IF([.P407]&lt;=27;17;IF([.P407]&lt;=29;18;IF([.P407]&lt;=32;19;IF([.P407]&lt;=34;20;IF([.P407]&lt;=36;21;IF([.P407]&lt;=40;22;24)))))))))))))" office:value-type="float" office:value="24" calcext:value-type="float">
            <text:p>24</text:p>
          </table:table-cell>
          <table:table-cell table:formula="of:=ROUND(([.I407]+[.J407]+[.M407]+[.N407]+[.Q407]+[.R407])/3;0)" office:value-type="float" office:value="23" calcext:value-type="float">
            <text:p>23</text:p>
          </table:table-cell>
          <table:table-cell table:formula="of:=[.F407]*LOG10([.S407]+2)" office:value-type="float" office:value="4.19382002601611" calcext:value-type="float">
            <text:p>4,1938200260161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88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Sennaya Yuzhnay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408]=&quot;взв&quot;;11;[.G408]=&quot;накл&quot;;24;[.G408]=&quot;прокл&quot;;25;[.G408]=&quot;пт&quot;;26;[.G408]=90;10;[.G408]=85;10;[.G408]=80;9;[.G408]=75;8;[.G408]=70;8;[.G408]=65;7;[.G408]=60;7;[.G408]=55;6;[.G408]=50;6;[.G408]=45;6;[.G408]=40;5;[.G408]=35;4;[.G408]=30;4;[.G408]=25;3;[.G408]=20;2;[.G408]=15;1;[.G408]=10;1;[.G408]=0;0)" office:value-type="float" office:value="0" calcext:value-type="float">
            <text:p>0</text:p>
          </table:table-cell>
          <table:table-cell table:formula="of:=IF([.H408]&lt;=1;0;IF([.H408]&lt;=10;11;IF([.H408]&lt;=14;12;IF([.H408]&lt;=17;13;IF([.H408]&lt;=20;14;IF([.H408]&lt;=22;15;IF([.H408]&lt;=25;16;IF([.H408]&lt;=27;17;IF([.H408]&lt;=29;18;IF([.H408]&lt;=32;19;IF([.H408]&lt;=34;20;IF([.H408]&lt;=36;21;IF([.H408]&lt;=40;22;24)))))))))))))" office:value-type="float" office:value="21" calcext:value-type="float">
            <text:p>2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408]=&quot;взв&quot;;11;[.K408]=&quot;накл&quot;;24;[.K408]=&quot;прокл&quot;;25;[.K408]=&quot;пт&quot;;26;[.K408]=90;10;[.K408]=85;10;[.K408]=80;9;[.K408]=75;8;[.K408]=70;8;[.K408]=65;7;[.K408]=60;7;[.K408]=55;6;[.K408]=50;6;[.K408]=45;6;[.K408]=40;5;[.K408]=35;4;[.K408]=30;4;[.K408]=25;3;[.K408]=20;2;[.K408]=15;1;[.K408]=10;1;[.K408]=0;0)" office:value-type="float" office:value="0" calcext:value-type="float">
            <text:p>0</text:p>
          </table:table-cell>
          <table:table-cell table:formula="of:=IF([.L408]&lt;=1;0;IF([.L408]&lt;=10;11;IF([.L408]&lt;=14;12;IF([.L408]&lt;=17;13;IF([.L408]&lt;=20;14;IF([.L408]&lt;=22;15;IF([.L408]&lt;=25;16;IF([.L408]&lt;=27;17;IF([.L408]&lt;=29;18;IF([.L408]&lt;=32;19;IF([.L408]&lt;=34;20;IF([.L408]&lt;=36;21;IF([.L408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408]=&quot;взв&quot;;11;[.O408]=&quot;накл&quot;;24;[.O408]=&quot;прокл&quot;;25;[.O408]=&quot;пт&quot;;26;[.O408]=90;10;[.O408]=85;10;[.O408]=80;9;[.O408]=75;8;[.O408]=70;8;[.O408]=65;7;[.O408]=60;7;[.O408]=55;6;[.O408]=50;6;[.O408]=45;6;[.O408]=40;5;[.O408]=35;4;[.O408]=30;4;[.O408]=25;3;[.O408]=20;2;[.O408]=15;1;[.O408]=10;1;[.O408]=0;0)" office:value-type="float" office:value="0" calcext:value-type="float">
            <text:p>0</text:p>
          </table:table-cell>
          <table:table-cell table:formula="of:=IF([.P408]&lt;=1;0;IF([.P408]&lt;=10;11;IF([.P408]&lt;=14;12;IF([.P408]&lt;=17;13;IF([.P408]&lt;=20;14;IF([.P408]&lt;=22;15;IF([.P408]&lt;=25;16;IF([.P408]&lt;=27;17;IF([.P408]&lt;=29;18;IF([.P408]&lt;=32;19;IF([.P408]&lt;=34;20;IF([.P408]&lt;=36;21;IF([.P408]&lt;=40;22;24)))))))))))))" office:value-type="float" office:value="22" calcext:value-type="float">
            <text:p>22</text:p>
          </table:table-cell>
          <table:table-cell table:formula="of:=ROUND(([.I408]+[.J408]+[.M408]+[.N408]+[.Q408]+[.R408])/3;0)" office:value-type="float" office:value="22" calcext:value-type="float">
            <text:p>22</text:p>
          </table:table-cell>
          <table:table-cell table:formula="of:=[.F408]*LOG10([.S408]+2)" office:value-type="float" office:value="4.14063372513482" calcext:value-type="float">
            <text:p>4,1406337251348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91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409]=&quot;взв&quot;;11;[.G409]=&quot;накл&quot;;24;[.G409]=&quot;прокл&quot;;25;[.G409]=&quot;пт&quot;;26;[.G409]=90;10;[.G409]=85;10;[.G409]=80;9;[.G409]=75;8;[.G409]=70;8;[.G409]=65;7;[.G409]=60;7;[.G409]=55;6;[.G409]=50;6;[.G409]=45;6;[.G409]=40;5;[.G409]=35;4;[.G409]=30;4;[.G409]=25;3;[.G409]=20;2;[.G409]=15;1;[.G409]=10;1;[.G409]=0;0)" office:value-type="float" office:value="7" calcext:value-type="float">
            <text:p>7</text:p>
          </table:table-cell>
          <table:table-cell table:formula="of:=IF([.H409]&lt;=1;0;IF([.H409]&lt;=10;11;IF([.H409]&lt;=14;12;IF([.H409]&lt;=17;13;IF([.H409]&lt;=20;14;IF([.H409]&lt;=22;15;IF([.H409]&lt;=25;16;IF([.H409]&lt;=27;17;IF([.H409]&lt;=29;18;IF([.H409]&lt;=32;19;IF([.H409]&lt;=34;20;IF([.H409]&lt;=36;21;IF([.H409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409]=&quot;взв&quot;;11;[.K409]=&quot;накл&quot;;24;[.K409]=&quot;прокл&quot;;25;[.K409]=&quot;пт&quot;;26;[.K409]=90;10;[.K409]=85;10;[.K409]=80;9;[.K409]=75;8;[.K409]=70;8;[.K409]=65;7;[.K409]=60;7;[.K409]=55;6;[.K409]=50;6;[.K409]=45;6;[.K409]=40;5;[.K409]=35;4;[.K409]=30;4;[.K409]=25;3;[.K409]=20;2;[.K409]=15;1;[.K409]=10;1;[.K409]=0;0)" office:value-type="float" office:value="6" calcext:value-type="float">
            <text:p>6</text:p>
          </table:table-cell>
          <table:table-cell table:formula="of:=IF([.L409]&lt;=1;0;IF([.L409]&lt;=10;11;IF([.L409]&lt;=14;12;IF([.L409]&lt;=17;13;IF([.L409]&lt;=20;14;IF([.L409]&lt;=22;15;IF([.L409]&lt;=25;16;IF([.L409]&lt;=27;17;IF([.L409]&lt;=29;18;IF([.L409]&lt;=32;19;IF([.L409]&lt;=34;20;IF([.L409]&lt;=36;21;IF([.L409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409]=&quot;взв&quot;;11;[.O409]=&quot;накл&quot;;24;[.O409]=&quot;прокл&quot;;25;[.O409]=&quot;пт&quot;;26;[.O409]=90;10;[.O409]=85;10;[.O409]=80;9;[.O409]=75;8;[.O409]=70;8;[.O409]=65;7;[.O409]=60;7;[.O409]=55;6;[.O409]=50;6;[.O409]=45;6;[.O409]=40;5;[.O409]=35;4;[.O409]=30;4;[.O409]=25;3;[.O409]=20;2;[.O409]=15;1;[.O409]=10;1;[.O409]=0;0)" office:value-type="float" office:value="4" calcext:value-type="float">
            <text:p>4</text:p>
          </table:table-cell>
          <table:table-cell table:formula="of:=IF([.P409]&lt;=1;0;IF([.P409]&lt;=10;11;IF([.P409]&lt;=14;12;IF([.P409]&lt;=17;13;IF([.P409]&lt;=20;14;IF([.P409]&lt;=22;15;IF([.P409]&lt;=25;16;IF([.P409]&lt;=27;17;IF([.P409]&lt;=29;18;IF([.P409]&lt;=32;19;IF([.P409]&lt;=34;20;IF([.P409]&lt;=36;21;IF([.P409]&lt;=40;22;24)))))))))))))" office:value-type="float" office:value="0" calcext:value-type="float">
            <text:p>0</text:p>
          </table:table-cell>
          <table:table-cell table:formula="of:=ROUND(([.I409]+[.J409]+[.M409]+[.N409]+[.Q409]+[.R409])/3;0)" office:value-type="float" office:value="6" calcext:value-type="float">
            <text:p>6</text:p>
          </table:table-cell>
          <table:table-cell table:formula="of:=[.F409]*LOG10([.S409]+2)" office:value-type="float" office:value="2.70926996097583" calcext:value-type="float">
            <text:p>2,7092699609758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03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410]=&quot;взв&quot;;11;[.G410]=&quot;накл&quot;;24;[.G410]=&quot;прокл&quot;;25;[.G410]=&quot;пт&quot;;26;[.G410]=90;10;[.G410]=85;10;[.G410]=80;9;[.G410]=75;8;[.G410]=70;8;[.G410]=65;7;[.G410]=60;7;[.G410]=55;6;[.G410]=50;6;[.G410]=45;6;[.G410]=40;5;[.G410]=35;4;[.G410]=30;4;[.G410]=25;3;[.G410]=20;2;[.G410]=15;1;[.G410]=10;1;[.G410]=0;0)" office:value-type="float" office:value="0" calcext:value-type="float">
            <text:p>0</text:p>
          </table:table-cell>
          <table:table-cell table:formula="of:=IF([.H410]&lt;=1;0;IF([.H410]&lt;=10;11;IF([.H410]&lt;=14;12;IF([.H410]&lt;=17;13;IF([.H410]&lt;=20;14;IF([.H410]&lt;=22;15;IF([.H410]&lt;=25;16;IF([.H410]&lt;=27;17;IF([.H410]&lt;=29;18;IF([.H410]&lt;=32;19;IF([.H410]&lt;=34;20;IF([.H410]&lt;=36;21;IF([.H410]&lt;=40;22;24)))))))))))))" office:value-type="float" office:value="18" calcext:value-type="float">
            <text:p>1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410]=&quot;взв&quot;;11;[.K410]=&quot;накл&quot;;24;[.K410]=&quot;прокл&quot;;25;[.K410]=&quot;пт&quot;;26;[.K410]=90;10;[.K410]=85;10;[.K410]=80;9;[.K410]=75;8;[.K410]=70;8;[.K410]=65;7;[.K410]=60;7;[.K410]=55;6;[.K410]=50;6;[.K410]=45;6;[.K410]=40;5;[.K410]=35;4;[.K410]=30;4;[.K410]=25;3;[.K410]=20;2;[.K410]=15;1;[.K410]=10;1;[.K410]=0;0)" office:value-type="float" office:value="0" calcext:value-type="float">
            <text:p>0</text:p>
          </table:table-cell>
          <table:table-cell table:formula="of:=IF([.L410]&lt;=1;0;IF([.L410]&lt;=10;11;IF([.L410]&lt;=14;12;IF([.L410]&lt;=17;13;IF([.L410]&lt;=20;14;IF([.L410]&lt;=22;15;IF([.L410]&lt;=25;16;IF([.L410]&lt;=27;17;IF([.L410]&lt;=29;18;IF([.L410]&lt;=32;19;IF([.L410]&lt;=34;20;IF([.L410]&lt;=36;21;IF([.L410]&lt;=40;22;24)))))))))))))"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410]=&quot;взв&quot;;11;[.O410]=&quot;накл&quot;;24;[.O410]=&quot;прокл&quot;;25;[.O410]=&quot;пт&quot;;26;[.O410]=90;10;[.O410]=85;10;[.O410]=80;9;[.O410]=75;8;[.O410]=70;8;[.O410]=65;7;[.O410]=60;7;[.O410]=55;6;[.O410]=50;6;[.O410]=45;6;[.O410]=40;5;[.O410]=35;4;[.O410]=30;4;[.O410]=25;3;[.O410]=20;2;[.O410]=15;1;[.O410]=10;1;[.O410]=0;0)" office:value-type="float" office:value="0" calcext:value-type="float">
            <text:p>0</text:p>
          </table:table-cell>
          <table:table-cell table:formula="of:=IF([.P410]&lt;=1;0;IF([.P410]&lt;=10;11;IF([.P410]&lt;=14;12;IF([.P410]&lt;=17;13;IF([.P410]&lt;=20;14;IF([.P410]&lt;=22;15;IF([.P410]&lt;=25;16;IF([.P410]&lt;=27;17;IF([.P410]&lt;=29;18;IF([.P410]&lt;=32;19;IF([.P410]&lt;=34;20;IF([.P410]&lt;=36;21;IF([.P410]&lt;=40;22;24)))))))))))))" office:value-type="float" office:value="18" calcext:value-type="float">
            <text:p>18</text:p>
          </table:table-cell>
          <table:table-cell table:formula="of:=ROUND(([.I410]+[.J410]+[.M410]+[.N410]+[.Q410]+[.R410])/3;0)" office:value-type="float" office:value="18" calcext:value-type="float">
            <text:p>18</text:p>
          </table:table-cell>
          <table:table-cell table:formula="of:=[.F410]*LOG10([.S410]+2)" office:value-type="float" office:value="5.20411998265593" calcext:value-type="float">
            <text:p>5,2041199826559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77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Sennaya Yuzhnay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411]=&quot;взв&quot;;11;[.G411]=&quot;накл&quot;;24;[.G411]=&quot;прокл&quot;;25;[.G411]=&quot;пт&quot;;26;[.G411]=90;10;[.G411]=85;10;[.G411]=80;9;[.G411]=75;8;[.G411]=70;8;[.G411]=65;7;[.G411]=60;7;[.G411]=55;6;[.G411]=50;6;[.G411]=45;6;[.G411]=40;5;[.G411]=35;4;[.G411]=30;4;[.G411]=25;3;[.G411]=20;2;[.G411]=15;1;[.G411]=10;1;[.G411]=0;0)" office:value-type="float" office:value="0" calcext:value-type="float">
            <text:p>0</text:p>
          </table:table-cell>
          <table:table-cell table:formula="of:=IF([.H411]&lt;=1;0;IF([.H411]&lt;=10;11;IF([.H411]&lt;=14;12;IF([.H411]&lt;=17;13;IF([.H411]&lt;=20;14;IF([.H411]&lt;=22;15;IF([.H411]&lt;=25;16;IF([.H411]&lt;=27;17;IF([.H411]&lt;=29;18;IF([.H411]&lt;=32;19;IF([.H411]&lt;=34;20;IF([.H411]&lt;=36;21;IF([.H411]&lt;=40;22;24)))))))))))))"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411]=&quot;взв&quot;;11;[.K411]=&quot;накл&quot;;24;[.K411]=&quot;прокл&quot;;25;[.K411]=&quot;пт&quot;;26;[.K411]=90;10;[.K411]=85;10;[.K411]=80;9;[.K411]=75;8;[.K411]=70;8;[.K411]=65;7;[.K411]=60;7;[.K411]=55;6;[.K411]=50;6;[.K411]=45;6;[.K411]=40;5;[.K411]=35;4;[.K411]=30;4;[.K411]=25;3;[.K411]=20;2;[.K411]=15;1;[.K411]=10;1;[.K411]=0;0)" office:value-type="float" office:value="0" calcext:value-type="float">
            <text:p>0</text:p>
          </table:table-cell>
          <table:table-cell table:formula="of:=IF([.L411]&lt;=1;0;IF([.L411]&lt;=10;11;IF([.L411]&lt;=14;12;IF([.L411]&lt;=17;13;IF([.L411]&lt;=20;14;IF([.L411]&lt;=22;15;IF([.L411]&lt;=25;16;IF([.L411]&lt;=27;17;IF([.L411]&lt;=29;18;IF([.L411]&lt;=32;19;IF([.L411]&lt;=34;20;IF([.L411]&lt;=36;21;IF([.L411]&lt;=40;22;24)))))))))))))" office:value-type="float" office:value="16" calcext:value-type="float">
            <text:p>16</text:p>
          </table:table-cell>
          <table:table-cell table:number-columns-repeated="2"/>
          <table:table-cell table:formula="of:=COM.MICROSOFT.IFS([.O411]=&quot;взв&quot;;11;[.O411]=&quot;накл&quot;;24;[.O411]=&quot;прокл&quot;;25;[.O411]=&quot;пт&quot;;26;[.O411]=90;10;[.O411]=85;10;[.O411]=80;9;[.O411]=75;8;[.O411]=70;8;[.O411]=65;7;[.O411]=60;7;[.O411]=55;6;[.O411]=50;6;[.O411]=45;6;[.O411]=40;5;[.O411]=35;4;[.O411]=30;4;[.O411]=25;3;[.O411]=20;2;[.O411]=15;1;[.O411]=10;1;[.O411]=0;0)" office:value-type="float" office:value="0" calcext:value-type="float">
            <text:p>0</text:p>
          </table:table-cell>
          <table:table-cell table:formula="of:=IF([.P411]&lt;=1;0;IF([.P411]&lt;=10;11;IF([.P411]&lt;=14;12;IF([.P411]&lt;=17;13;IF([.P411]&lt;=20;14;IF([.P411]&lt;=22;15;IF([.P411]&lt;=25;16;IF([.P411]&lt;=27;17;IF([.P411]&lt;=29;18;IF([.P411]&lt;=32;19;IF([.P411]&lt;=34;20;IF([.P411]&lt;=36;21;IF([.P411]&lt;=40;22;24)))))))))))))" office:value-type="float" office:value="0" calcext:value-type="float">
            <text:p>0</text:p>
          </table:table-cell>
          <table:table-cell table:formula="of:=ROUND(([.I411]+[.J411]+[.M411]+[.N411]+[.Q411]+[.R411])/2;0)" office:value-type="float" office:value="16" calcext:value-type="float">
            <text:p>16</text:p>
          </table:table-cell>
          <table:table-cell table:formula="of:=[.F411]*LOG10([.S411]+2)" office:value-type="float" office:value="6.27636252551653" calcext:value-type="float">
            <text:p>6,2763625255165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94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Sennaya Yuzhnay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412]=&quot;взв&quot;;11;[.G412]=&quot;накл&quot;;24;[.G412]=&quot;прокл&quot;;25;[.G412]=&quot;пт&quot;;26;[.G412]=90;10;[.G412]=85;10;[.G412]=80;9;[.G412]=75;8;[.G412]=70;8;[.G412]=65;7;[.G412]=60;7;[.G412]=55;6;[.G412]=50;6;[.G412]=45;6;[.G412]=40;5;[.G412]=35;4;[.G412]=30;4;[.G412]=25;3;[.G412]=20;2;[.G412]=15;1;[.G412]=10;1;[.G412]=0;0)" office:value-type="float" office:value="0" calcext:value-type="float">
            <text:p>0</text:p>
          </table:table-cell>
          <table:table-cell table:formula="of:=IF([.H412]&lt;=1;0;IF([.H412]&lt;=10;11;IF([.H412]&lt;=14;12;IF([.H412]&lt;=17;13;IF([.H412]&lt;=20;14;IF([.H412]&lt;=22;15;IF([.H412]&lt;=25;16;IF([.H412]&lt;=27;17;IF([.H412]&lt;=29;18;IF([.H412]&lt;=32;19;IF([.H412]&lt;=34;20;IF([.H412]&lt;=36;21;IF([.H412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412]=&quot;взв&quot;;11;[.K412]=&quot;накл&quot;;24;[.K412]=&quot;прокл&quot;;25;[.K412]=&quot;пт&quot;;26;[.K412]=90;10;[.K412]=85;10;[.K412]=80;9;[.K412]=75;8;[.K412]=70;8;[.K412]=65;7;[.K412]=60;7;[.K412]=55;6;[.K412]=50;6;[.K412]=45;6;[.K412]=40;5;[.K412]=35;4;[.K412]=30;4;[.K412]=25;3;[.K412]=20;2;[.K412]=15;1;[.K412]=10;1;[.K412]=0;0)" office:value-type="float" office:value="0" calcext:value-type="float">
            <text:p>0</text:p>
          </table:table-cell>
          <table:table-cell table:formula="of:=IF([.L412]&lt;=1;0;IF([.L412]&lt;=10;11;IF([.L412]&lt;=14;12;IF([.L412]&lt;=17;13;IF([.L412]&lt;=20;14;IF([.L412]&lt;=22;15;IF([.L412]&lt;=25;16;IF([.L412]&lt;=27;17;IF([.L412]&lt;=29;18;IF([.L412]&lt;=32;19;IF([.L412]&lt;=34;20;IF([.L412]&lt;=36;21;IF([.L412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412]=&quot;взв&quot;;11;[.O412]=&quot;накл&quot;;24;[.O412]=&quot;прокл&quot;;25;[.O412]=&quot;пт&quot;;26;[.O412]=90;10;[.O412]=85;10;[.O412]=80;9;[.O412]=75;8;[.O412]=70;8;[.O412]=65;7;[.O412]=60;7;[.O412]=55;6;[.O412]=50;6;[.O412]=45;6;[.O412]=40;5;[.O412]=35;4;[.O412]=30;4;[.O412]=25;3;[.O412]=20;2;[.O412]=15;1;[.O412]=10;1;[.O412]=0;0)" office:value-type="float" office:value="0" calcext:value-type="float">
            <text:p>0</text:p>
          </table:table-cell>
          <table:table-cell table:formula="of:=IF([.P412]&lt;=1;0;IF([.P412]&lt;=10;11;IF([.P412]&lt;=14;12;IF([.P412]&lt;=17;13;IF([.P412]&lt;=20;14;IF([.P412]&lt;=22;15;IF([.P412]&lt;=25;16;IF([.P412]&lt;=27;17;IF([.P412]&lt;=29;18;IF([.P412]&lt;=32;19;IF([.P412]&lt;=34;20;IF([.P412]&lt;=36;21;IF([.P412]&lt;=40;22;24)))))))))))))" office:value-type="float" office:value="18" calcext:value-type="float">
            <text:p>18</text:p>
          </table:table-cell>
          <table:table-cell table:formula="of:=ROUND(([.I412]+[.J412]+[.M412]+[.N412]+[.Q412]+[.R412])/3;0)" office:value-type="float" office:value="19" calcext:value-type="float">
            <text:p>19</text:p>
          </table:table-cell>
          <table:table-cell table:formula="of:=[.F412]*LOG10([.S412]+2)" office:value-type="float" office:value="7.93331576840352" calcext:value-type="float">
            <text:p>7,9333157684035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00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Sennaya Yuzhnaya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413]=&quot;взв&quot;;11;[.G413]=&quot;накл&quot;;24;[.G413]=&quot;прокл&quot;;25;[.G413]=&quot;пт&quot;;26;[.G413]=90;10;[.G413]=85;10;[.G413]=80;9;[.G413]=75;8;[.G413]=70;8;[.G413]=65;7;[.G413]=60;7;[.G413]=55;6;[.G413]=50;6;[.G413]=45;6;[.G413]=40;5;[.G413]=35;4;[.G413]=30;4;[.G413]=25;3;[.G413]=20;2;[.G413]=15;1;[.G413]=10;1;[.G413]=0;0)" office:value-type="float" office:value="0" calcext:value-type="float">
            <text:p>0</text:p>
          </table:table-cell>
          <table:table-cell table:formula="of:=IF([.H413]&lt;=1;0;IF([.H413]&lt;=10;11;IF([.H413]&lt;=14;12;IF([.H413]&lt;=17;13;IF([.H413]&lt;=20;14;IF([.H413]&lt;=22;15;IF([.H413]&lt;=25;16;IF([.H413]&lt;=27;17;IF([.H413]&lt;=29;18;IF([.H413]&lt;=32;19;IF([.H413]&lt;=34;20;IF([.H413]&lt;=36;21;IF([.H413]&lt;=40;22;24)))))))))))))" office:value-type="float" office:value="22" calcext:value-type="float">
            <text:p>22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413]=&quot;взв&quot;;11;[.K413]=&quot;накл&quot;;24;[.K413]=&quot;прокл&quot;;25;[.K413]=&quot;пт&quot;;26;[.K413]=90;10;[.K413]=85;10;[.K413]=80;9;[.K413]=75;8;[.K413]=70;8;[.K413]=65;7;[.K413]=60;7;[.K413]=55;6;[.K413]=50;6;[.K413]=45;6;[.K413]=40;5;[.K413]=35;4;[.K413]=30;4;[.K413]=25;3;[.K413]=20;2;[.K413]=15;1;[.K413]=10;1;[.K413]=0;0)" office:value-type="float" office:value="24" calcext:value-type="float">
            <text:p>24</text:p>
          </table:table-cell>
          <table:table-cell table:formula="of:=IF([.L413]&lt;=1;0;IF([.L413]&lt;=10;11;IF([.L413]&lt;=14;12;IF([.L413]&lt;=17;13;IF([.L413]&lt;=20;14;IF([.L413]&lt;=22;15;IF([.L413]&lt;=25;16;IF([.L413]&lt;=27;17;IF([.L413]&lt;=29;18;IF([.L413]&lt;=32;19;IF([.L413]&lt;=34;20;IF([.L413]&lt;=36;21;IF([.L413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413]=&quot;взв&quot;;11;[.O413]=&quot;накл&quot;;24;[.O413]=&quot;прокл&quot;;25;[.O413]=&quot;пт&quot;;26;[.O413]=90;10;[.O413]=85;10;[.O413]=80;9;[.O413]=75;8;[.O413]=70;8;[.O413]=65;7;[.O413]=60;7;[.O413]=55;6;[.O413]=50;6;[.O413]=45;6;[.O413]=40;5;[.O413]=35;4;[.O413]=30;4;[.O413]=25;3;[.O413]=20;2;[.O413]=15;1;[.O413]=10;1;[.O413]=0;0)" office:value-type="float" office:value="24" calcext:value-type="float">
            <text:p>24</text:p>
          </table:table-cell>
          <table:table-cell table:formula="of:=IF([.P413]&lt;=1;0;IF([.P413]&lt;=10;11;IF([.P413]&lt;=14;12;IF([.P413]&lt;=17;13;IF([.P413]&lt;=20;14;IF([.P413]&lt;=22;15;IF([.P413]&lt;=25;16;IF([.P413]&lt;=27;17;IF([.P413]&lt;=29;18;IF([.P413]&lt;=32;19;IF([.P413]&lt;=34;20;IF([.P413]&lt;=36;21;IF([.P413]&lt;=40;22;24)))))))))))))" office:value-type="float" office:value="0" calcext:value-type="float">
            <text:p>0</text:p>
          </table:table-cell>
          <table:table-cell table:formula="of:=ROUND(([.I413]+[.J413]+[.M413]+[.N413]+[.Q413]+[.R413])/3;0)" office:value-type="float" office:value="23" calcext:value-type="float">
            <text:p>23</text:p>
          </table:table-cell>
          <table:table-cell table:formula="of:=[.F413]*LOG10([.S413]+2)" office:value-type="float" office:value="8.38764005203223" calcext:value-type="float">
            <text:p>8,3876400520322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02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Sennaya Yuzhnaya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414]=&quot;взв&quot;;11;[.G414]=&quot;накл&quot;;24;[.G414]=&quot;прокл&quot;;25;[.G414]=&quot;пт&quot;;26;[.G414]=90;10;[.G414]=85;10;[.G414]=80;9;[.G414]=75;8;[.G414]=70;8;[.G414]=65;7;[.G414]=60;7;[.G414]=55;6;[.G414]=50;6;[.G414]=45;6;[.G414]=40;5;[.G414]=35;4;[.G414]=30;4;[.G414]=25;3;[.G414]=20;2;[.G414]=15;1;[.G414]=10;1;[.G414]=0;0)" office:value-type="float" office:value="0" calcext:value-type="float">
            <text:p>0</text:p>
          </table:table-cell>
          <table:table-cell table:formula="of:=IF([.H414]&lt;=1;0;IF([.H414]&lt;=10;11;IF([.H414]&lt;=14;12;IF([.H414]&lt;=17;13;IF([.H414]&lt;=20;14;IF([.H414]&lt;=22;15;IF([.H414]&lt;=25;16;IF([.H414]&lt;=27;17;IF([.H414]&lt;=29;18;IF([.H414]&lt;=32;19;IF([.H414]&lt;=34;20;IF([.H414]&lt;=36;21;IF([.H414]&lt;=40;22;24)))))))))))))"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414]=&quot;взв&quot;;11;[.K414]=&quot;накл&quot;;24;[.K414]=&quot;прокл&quot;;25;[.K414]=&quot;пт&quot;;26;[.K414]=90;10;[.K414]=85;10;[.K414]=80;9;[.K414]=75;8;[.K414]=70;8;[.K414]=65;7;[.K414]=60;7;[.K414]=55;6;[.K414]=50;6;[.K414]=45;6;[.K414]=40;5;[.K414]=35;4;[.K414]=30;4;[.K414]=25;3;[.K414]=20;2;[.K414]=15;1;[.K414]=10;1;[.K414]=0;0)" office:value-type="float" office:value="0" calcext:value-type="float">
            <text:p>0</text:p>
          </table:table-cell>
          <table:table-cell table:formula="of:=IF([.L414]&lt;=1;0;IF([.L414]&lt;=10;11;IF([.L414]&lt;=14;12;IF([.L414]&lt;=17;13;IF([.L414]&lt;=20;14;IF([.L414]&lt;=22;15;IF([.L414]&lt;=25;16;IF([.L414]&lt;=27;17;IF([.L414]&lt;=29;18;IF([.L414]&lt;=32;19;IF([.L414]&lt;=34;20;IF([.L414]&lt;=36;21;IF([.L414]&lt;=40;22;24)))))))))))))" office:value-type="float" office:value="19" calcext:value-type="float">
            <text:p>1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414]=&quot;взв&quot;;11;[.O414]=&quot;накл&quot;;24;[.O414]=&quot;прокл&quot;;25;[.O414]=&quot;пт&quot;;26;[.O414]=90;10;[.O414]=85;10;[.O414]=80;9;[.O414]=75;8;[.O414]=70;8;[.O414]=65;7;[.O414]=60;7;[.O414]=55;6;[.O414]=50;6;[.O414]=45;6;[.O414]=40;5;[.O414]=35;4;[.O414]=30;4;[.O414]=25;3;[.O414]=20;2;[.O414]=15;1;[.O414]=10;1;[.O414]=0;0)" office:value-type="float" office:value="0" calcext:value-type="float">
            <text:p>0</text:p>
          </table:table-cell>
          <table:table-cell table:formula="of:=IF([.P414]&lt;=1;0;IF([.P414]&lt;=10;11;IF([.P414]&lt;=14;12;IF([.P414]&lt;=17;13;IF([.P414]&lt;=20;14;IF([.P414]&lt;=22;15;IF([.P414]&lt;=25;16;IF([.P414]&lt;=27;17;IF([.P414]&lt;=29;18;IF([.P414]&lt;=32;19;IF([.P414]&lt;=34;20;IF([.P414]&lt;=36;21;IF([.P414]&lt;=40;22;24)))))))))))))" office:value-type="float" office:value="16" calcext:value-type="float">
            <text:p>16</text:p>
          </table:table-cell>
          <table:table-cell table:formula="of:=ROUND(([.I414]+[.J414]+[.M414]+[.N414]+[.Q414]+[.R414])/3;0)" office:value-type="float" office:value="18" calcext:value-type="float">
            <text:p>18</text:p>
          </table:table-cell>
          <table:table-cell table:formula="of:=[.F414]*LOG10([.S414]+2)" office:value-type="float" office:value="7.80617997398389" calcext:value-type="float">
            <text:p>7,8061799739838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90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Sennaya Yuzhnay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415]=&quot;взв&quot;;11;[.G415]=&quot;накл&quot;;24;[.G415]=&quot;прокл&quot;;25;[.G415]=&quot;пт&quot;;26;[.G415]=90;10;[.G415]=85;10;[.G415]=80;9;[.G415]=75;8;[.G415]=70;8;[.G415]=65;7;[.G415]=60;7;[.G415]=55;6;[.G415]=50;6;[.G415]=45;6;[.G415]=40;5;[.G415]=35;4;[.G415]=30;4;[.G415]=25;3;[.G415]=20;2;[.G415]=15;1;[.G415]=10;1;[.G415]=0;0)" office:value-type="float" office:value="0" calcext:value-type="float">
            <text:p>0</text:p>
          </table:table-cell>
          <table:table-cell table:formula="of:=IF([.H415]&lt;=1;0;IF([.H415]&lt;=10;11;IF([.H415]&lt;=14;12;IF([.H415]&lt;=17;13;IF([.H415]&lt;=20;14;IF([.H415]&lt;=22;15;IF([.H415]&lt;=25;16;IF([.H415]&lt;=27;17;IF([.H415]&lt;=29;18;IF([.H415]&lt;=32;19;IF([.H415]&lt;=34;20;IF([.H415]&lt;=36;21;IF([.H415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415]=&quot;взв&quot;;11;[.K415]=&quot;накл&quot;;24;[.K415]=&quot;прокл&quot;;25;[.K415]=&quot;пт&quot;;26;[.K415]=90;10;[.K415]=85;10;[.K415]=80;9;[.K415]=75;8;[.K415]=70;8;[.K415]=65;7;[.K415]=60;7;[.K415]=55;6;[.K415]=50;6;[.K415]=45;6;[.K415]=40;5;[.K415]=35;4;[.K415]=30;4;[.K415]=25;3;[.K415]=20;2;[.K415]=15;1;[.K415]=10;1;[.K415]=0;0)" office:value-type="float" office:value="0" calcext:value-type="float">
            <text:p>0</text:p>
          </table:table-cell>
          <table:table-cell table:formula="of:=IF([.L415]&lt;=1;0;IF([.L415]&lt;=10;11;IF([.L415]&lt;=14;12;IF([.L415]&lt;=17;13;IF([.L415]&lt;=20;14;IF([.L415]&lt;=22;15;IF([.L415]&lt;=25;16;IF([.L415]&lt;=27;17;IF([.L415]&lt;=29;18;IF([.L415]&lt;=32;19;IF([.L415]&lt;=34;20;IF([.L415]&lt;=36;21;IF([.L415]&lt;=40;22;24)))))))))))))"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415]=&quot;взв&quot;;11;[.O415]=&quot;накл&quot;;24;[.O415]=&quot;прокл&quot;;25;[.O415]=&quot;пт&quot;;26;[.O415]=90;10;[.O415]=85;10;[.O415]=80;9;[.O415]=75;8;[.O415]=70;8;[.O415]=65;7;[.O415]=60;7;[.O415]=55;6;[.O415]=50;6;[.O415]=45;6;[.O415]=40;5;[.O415]=35;4;[.O415]=30;4;[.O415]=25;3;[.O415]=20;2;[.O415]=15;1;[.O415]=10;1;[.O415]=0;0)" office:value-type="float" office:value="0" calcext:value-type="float">
            <text:p>0</text:p>
          </table:table-cell>
          <table:table-cell table:formula="of:=IF([.P415]&lt;=1;0;IF([.P415]&lt;=10;11;IF([.P415]&lt;=14;12;IF([.P415]&lt;=17;13;IF([.P415]&lt;=20;14;IF([.P415]&lt;=22;15;IF([.P415]&lt;=25;16;IF([.P415]&lt;=27;17;IF([.P415]&lt;=29;18;IF([.P415]&lt;=32;19;IF([.P415]&lt;=34;20;IF([.P415]&lt;=36;21;IF([.P415]&lt;=40;22;24)))))))))))))" office:value-type="float" office:value="18" calcext:value-type="float">
            <text:p>18</text:p>
          </table:table-cell>
          <table:table-cell table:formula="of:=ROUND(([.I415]+[.J415]+[.M415]+[.N415]+[.Q415]+[.R415])/3;0)" office:value-type="float" office:value="18" calcext:value-type="float">
            <text:p>18</text:p>
          </table:table-cell>
          <table:table-cell table:formula="of:=[.F415]*LOG10([.S415]+2)" office:value-type="float" office:value="9.10720996964787" calcext:value-type="float">
            <text:p>9,1072099696478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708</text:p>
          </table:table-cell>
          <table:table-cell table:style-name="ce5" office:value-type="date" office:date-value="2010-06-22" calcext:value-type="date">
            <text:p>22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Sennaya Yuzhnay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416]=&quot;взв&quot;;11;[.G416]=&quot;накл&quot;;24;[.G416]=&quot;прокл&quot;;25;[.G416]=&quot;пт&quot;;26;[.G416]=90;10;[.G416]=85;10;[.G416]=80;9;[.G416]=75;8;[.G416]=70;8;[.G416]=65;7;[.G416]=60;7;[.G416]=55;6;[.G416]=50;6;[.G416]=45;6;[.G416]=40;5;[.G416]=35;4;[.G416]=30;4;[.G416]=25;3;[.G416]=20;2;[.G416]=15;1;[.G416]=10;1;[.G416]=0;0)" office:value-type="float" office:value="6" calcext:value-type="float">
            <text:p>6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formula="of:=COM.MICROSOFT.IFS([.K416]=&quot;взв&quot;;11;[.K416]=&quot;накл&quot;;24;[.K416]=&quot;прокл&quot;;25;[.K416]=&quot;пт&quot;;26;[.K416]=90;10;[.K416]=85;10;[.K416]=80;9;[.K416]=75;8;[.K416]=70;8;[.K416]=65;7;[.K416]=60;7;[.K416]=55;6;[.K416]=50;6;[.K416]=45;6;[.K416]=40;5;[.K416]=35;4;[.K416]=30;4;[.K416]=25;3;[.K416]=20;2;[.K416]=15;1;[.K416]=10;1;[.K416]=0;0)"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COM.MICROSOFT.IFS([.O416]=&quot;взв&quot;;11;[.O416]=&quot;накл&quot;;24;[.O416]=&quot;прокл&quot;;25;[.O416]=&quot;пт&quot;;26;[.O416]=90;10;[.O416]=85;10;[.O416]=80;9;[.O416]=75;8;[.O416]=70;8;[.O416]=65;7;[.O416]=60;7;[.O416]=55;6;[.O416]=50;6;[.O416]=45;6;[.O416]=40;5;[.O416]=35;4;[.O416]=30;4;[.O416]=25;3;[.O416]=20;2;[.O416]=15;1;[.O416]=10;1;[.O416]=0;0)" office:value-type="float" office:value="4" calcext:value-type="float">
            <text:p>4</text:p>
          </table:table-cell>
          <table:table-cell/>
          <table:table-cell table:formula="of:=ROUND(([.I416]+[.J416]+[.M416]+[.N416]+[.Q416]+[.R416])/3;0)" office:value-type="float" office:value="5" calcext:value-type="float">
            <text:p>5</text:p>
          </table:table-cell>
          <table:table-cell table:formula="of:=[.F416]*LOG10([.S416]+2)" office:value-type="float" office:value="0.845098040014257" calcext:value-type="float">
            <text:p>0,84509804001425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79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417]=&quot;взв&quot;;11;[.G417]=&quot;накл&quot;;24;[.G417]=&quot;прокл&quot;;25;[.G417]=&quot;пт&quot;;26;[.G417]=90;10;[.G417]=85;10;[.G417]=80;9;[.G417]=75;8;[.G417]=70;8;[.G417]=65;7;[.G417]=60;7;[.G417]=55;6;[.G417]=50;6;[.G417]=45;6;[.G417]=40;5;[.G417]=35;4;[.G417]=30;4;[.G417]=25;3;[.G417]=20;2;[.G417]=15;1;[.G417]=10;1;[.G417]=0;0)" office:value-type="float" office:value="11" calcext:value-type="float">
            <text:p>11</text:p>
          </table:table-cell>
          <table:table-cell table:formula="of:=IF([.H417]&lt;=1;0;IF([.H417]&lt;=10;11;IF([.H417]&lt;=14;12;IF([.H417]&lt;=17;13;IF([.H417]&lt;=20;14;IF([.H417]&lt;=22;15;IF([.H417]&lt;=25;16;IF([.H417]&lt;=27;17;IF([.H417]&lt;=29;18;IF([.H417]&lt;=32;19;IF([.H417]&lt;=34;20;IF([.H417]&lt;=36;21;IF([.H41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17]=&quot;взв&quot;;11;[.K417]=&quot;накл&quot;;24;[.K417]=&quot;прокл&quot;;25;[.K417]=&quot;пт&quot;;26;[.K417]=90;10;[.K417]=85;10;[.K417]=80;9;[.K417]=75;8;[.K417]=70;8;[.K417]=65;7;[.K417]=60;7;[.K417]=55;6;[.K417]=50;6;[.K417]=45;6;[.K417]=40;5;[.K417]=35;4;[.K417]=30;4;[.K417]=25;3;[.K417]=20;2;[.K417]=15;1;[.K417]=10;1;[.K417]=0;0)" office:value-type="float" office:value="10" calcext:value-type="float">
            <text:p>10</text:p>
          </table:table-cell>
          <table:table-cell table:formula="of:=IF([.L417]&lt;=1;0;IF([.L417]&lt;=10;11;IF([.L417]&lt;=14;12;IF([.L417]&lt;=17;13;IF([.L417]&lt;=20;14;IF([.L417]&lt;=22;15;IF([.L417]&lt;=25;16;IF([.L417]&lt;=27;17;IF([.L417]&lt;=29;18;IF([.L417]&lt;=32;19;IF([.L417]&lt;=34;20;IF([.L417]&lt;=36;21;IF([.L417]&lt;=40;22;24))))))))))))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O417]=&quot;взв&quot;;11;[.O417]=&quot;накл&quot;;24;[.O417]=&quot;прокл&quot;;25;[.O417]=&quot;пт&quot;;26;[.O417]=90;10;[.O417]=85;10;[.O417]=80;9;[.O417]=75;8;[.O417]=70;8;[.O417]=65;7;[.O417]=60;7;[.O417]=55;6;[.O417]=50;6;[.O417]=45;6;[.O417]=40;5;[.O417]=35;4;[.O417]=30;4;[.O417]=25;3;[.O417]=20;2;[.O417]=15;1;[.O417]=10;1;[.O417]=0;0)" office:value-type="float" office:value="0" calcext:value-type="float">
            <text:p>0</text:p>
          </table:table-cell>
          <table:table-cell table:formula="of:=IF([.P417]&lt;=1;0;IF([.P417]&lt;=10;11;IF([.P417]&lt;=14;12;IF([.P417]&lt;=17;13;IF([.P417]&lt;=20;14;IF([.P417]&lt;=22;15;IF([.P417]&lt;=25;16;IF([.P417]&lt;=27;17;IF([.P417]&lt;=29;18;IF([.P417]&lt;=32;19;IF([.P417]&lt;=34;20;IF([.P417]&lt;=36;21;IF([.P417]&lt;=40;22;24)))))))))))))" office:value-type="float" office:value="14" calcext:value-type="float">
            <text:p>14</text:p>
          </table:table-cell>
          <table:table-cell table:formula="of:=ROUND(([.I417]+[.J417]+[.M417]+[.N417]+[.Q417]+[.R417])/3;0)" office:value-type="float" office:value="12" calcext:value-type="float">
            <text:p>12</text:p>
          </table:table-cell>
          <table:table-cell table:formula="of:=[.F417]*LOG10([.S417]+2)" office:value-type="float" office:value="1.14612803567824" calcext:value-type="float">
            <text:p>1,1461280356782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48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418]=&quot;взв&quot;;11;[.G418]=&quot;накл&quot;;24;[.G418]=&quot;прокл&quot;;25;[.G418]=&quot;пт&quot;;26;[.G418]=90;10;[.G418]=85;10;[.G418]=80;9;[.G418]=75;8;[.G418]=70;8;[.G418]=65;7;[.G418]=60;7;[.G418]=55;6;[.G418]=50;6;[.G418]=45;6;[.G418]=40;5;[.G418]=35;4;[.G418]=30;4;[.G418]=25;3;[.G418]=20;2;[.G418]=15;1;[.G418]=10;1;[.G418]=0;0)" office:value-type="float" office:value="0" calcext:value-type="float">
            <text:p>0</text:p>
          </table:table-cell>
          <table:table-cell table:formula="of:=IF([.H418]&lt;=1;0;IF([.H418]&lt;=10;11;IF([.H418]&lt;=14;12;IF([.H418]&lt;=17;13;IF([.H418]&lt;=20;14;IF([.H418]&lt;=22;15;IF([.H418]&lt;=25;16;IF([.H418]&lt;=27;17;IF([.H418]&lt;=29;18;IF([.H418]&lt;=32;19;IF([.H418]&lt;=34;20;IF([.H418]&lt;=36;21;IF([.H418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418]=&quot;взв&quot;;11;[.K418]=&quot;накл&quot;;24;[.K418]=&quot;прокл&quot;;25;[.K418]=&quot;пт&quot;;26;[.K418]=90;10;[.K418]=85;10;[.K418]=80;9;[.K418]=75;8;[.K418]=70;8;[.K418]=65;7;[.K418]=60;7;[.K418]=55;6;[.K418]=50;6;[.K418]=45;6;[.K418]=40;5;[.K418]=35;4;[.K418]=30;4;[.K418]=25;3;[.K418]=20;2;[.K418]=15;1;[.K418]=10;1;[.K418]=0;0)" office:value-type="float" office:value="0" calcext:value-type="float">
            <text:p>0</text:p>
          </table:table-cell>
          <table:table-cell table:formula="of:=IF([.L418]&lt;=1;0;IF([.L418]&lt;=10;11;IF([.L418]&lt;=14;12;IF([.L418]&lt;=17;13;IF([.L418]&lt;=20;14;IF([.L418]&lt;=22;15;IF([.L418]&lt;=25;16;IF([.L418]&lt;=27;17;IF([.L418]&lt;=29;18;IF([.L418]&lt;=32;19;IF([.L418]&lt;=34;20;IF([.L418]&lt;=36;21;IF([.L418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418]=&quot;взв&quot;;11;[.O418]=&quot;накл&quot;;24;[.O418]=&quot;прокл&quot;;25;[.O418]=&quot;пт&quot;;26;[.O418]=90;10;[.O418]=85;10;[.O418]=80;9;[.O418]=75;8;[.O418]=70;8;[.O418]=65;7;[.O418]=60;7;[.O418]=55;6;[.O418]=50;6;[.O418]=45;6;[.O418]=40;5;[.O418]=35;4;[.O418]=30;4;[.O418]=25;3;[.O418]=20;2;[.O418]=15;1;[.O418]=10;1;[.O418]=0;0)" office:value-type="float" office:value="0" calcext:value-type="float">
            <text:p>0</text:p>
          </table:table-cell>
          <table:table-cell table:formula="of:=IF([.P418]&lt;=1;0;IF([.P418]&lt;=10;11;IF([.P418]&lt;=14;12;IF([.P418]&lt;=17;13;IF([.P418]&lt;=20;14;IF([.P418]&lt;=22;15;IF([.P418]&lt;=25;16;IF([.P418]&lt;=27;17;IF([.P418]&lt;=29;18;IF([.P418]&lt;=32;19;IF([.P418]&lt;=34;20;IF([.P418]&lt;=36;21;IF([.P418]&lt;=40;22;24)))))))))))))" office:value-type="float" office:value="20" calcext:value-type="float">
            <text:p>20</text:p>
          </table:table-cell>
          <table:table-cell table:formula="of:=ROUND(([.I418]+[.J418]+[.M418]+[.N418]+[.Q418]+[.R418])/3;0)" office:value-type="float" office:value="20" calcext:value-type="float">
            <text:p>20</text:p>
          </table:table-cell>
          <table:table-cell table:formula="of:=[.F418]*LOG10([.S418]+2)" office:value-type="float" office:value="2.68484536164441" calcext:value-type="float">
            <text:p>2,6848453616444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60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419]=&quot;взв&quot;;11;[.G419]=&quot;накл&quot;;24;[.G419]=&quot;прокл&quot;;25;[.G419]=&quot;пт&quot;;26;[.G419]=90;10;[.G419]=85;10;[.G419]=80;9;[.G419]=75;8;[.G419]=70;8;[.G419]=65;7;[.G419]=60;7;[.G419]=55;6;[.G419]=50;6;[.G419]=45;6;[.G419]=40;5;[.G419]=35;4;[.G419]=30;4;[.G419]=25;3;[.G419]=20;2;[.G419]=15;1;[.G419]=10;1;[.G419]=0;0)" office:value-type="float" office:value="0" calcext:value-type="float">
            <text:p>0</text:p>
          </table:table-cell>
          <table:table-cell table:formula="of:=IF([.H419]&lt;=1;0;IF([.H419]&lt;=10;11;IF([.H419]&lt;=14;12;IF([.H419]&lt;=17;13;IF([.H419]&lt;=20;14;IF([.H419]&lt;=22;15;IF([.H419]&lt;=25;16;IF([.H419]&lt;=27;17;IF([.H419]&lt;=29;18;IF([.H419]&lt;=32;19;IF([.H419]&lt;=34;20;IF([.H419]&lt;=36;21;IF([.H419]&lt;=40;22;24)))))))))))))"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419]=&quot;взв&quot;;11;[.K419]=&quot;накл&quot;;24;[.K419]=&quot;прокл&quot;;25;[.K419]=&quot;пт&quot;;26;[.K419]=90;10;[.K419]=85;10;[.K419]=80;9;[.K419]=75;8;[.K419]=70;8;[.K419]=65;7;[.K419]=60;7;[.K419]=55;6;[.K419]=50;6;[.K419]=45;6;[.K419]=40;5;[.K419]=35;4;[.K419]=30;4;[.K419]=25;3;[.K419]=20;2;[.K419]=15;1;[.K419]=10;1;[.K419]=0;0)" office:value-type="float" office:value="0" calcext:value-type="float">
            <text:p>0</text:p>
          </table:table-cell>
          <table:table-cell table:formula="of:=IF([.L419]&lt;=1;0;IF([.L419]&lt;=10;11;IF([.L419]&lt;=14;12;IF([.L419]&lt;=17;13;IF([.L419]&lt;=20;14;IF([.L419]&lt;=22;15;IF([.L419]&lt;=25;16;IF([.L419]&lt;=27;17;IF([.L419]&lt;=29;18;IF([.L419]&lt;=32;19;IF([.L419]&lt;=34;20;IF([.L419]&lt;=36;21;IF([.L419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419]=&quot;взв&quot;;11;[.O419]=&quot;накл&quot;;24;[.O419]=&quot;прокл&quot;;25;[.O419]=&quot;пт&quot;;26;[.O419]=90;10;[.O419]=85;10;[.O419]=80;9;[.O419]=75;8;[.O419]=70;8;[.O419]=65;7;[.O419]=60;7;[.O419]=55;6;[.O419]=50;6;[.O419]=45;6;[.O419]=40;5;[.O419]=35;4;[.O419]=30;4;[.O419]=25;3;[.O419]=20;2;[.O419]=15;1;[.O419]=10;1;[.O419]=0;0)" office:value-type="float" office:value="0" calcext:value-type="float">
            <text:p>0</text:p>
          </table:table-cell>
          <table:table-cell table:formula="of:=IF([.P419]&lt;=1;0;IF([.P419]&lt;=10;11;IF([.P419]&lt;=14;12;IF([.P419]&lt;=17;13;IF([.P419]&lt;=20;14;IF([.P419]&lt;=22;15;IF([.P419]&lt;=25;16;IF([.P419]&lt;=27;17;IF([.P419]&lt;=29;18;IF([.P419]&lt;=32;19;IF([.P419]&lt;=34;20;IF([.P419]&lt;=36;21;IF([.P419]&lt;=40;22;24)))))))))))))" office:value-type="float" office:value="21" calcext:value-type="float">
            <text:p>21</text:p>
          </table:table-cell>
          <table:table-cell table:formula="of:=ROUND(([.I419]+[.J419]+[.M419]+[.N419]+[.Q419]+[.R419])/3;0)" office:value-type="float" office:value="21" calcext:value-type="float">
            <text:p>21</text:p>
          </table:table-cell>
          <table:table-cell table:formula="of:=[.F419]*LOG10([.S419]+2)" office:value-type="float" office:value="2.72345567203519" calcext:value-type="float">
            <text:p>2,7234556720351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80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M.MICROSOFT.IFS([.G420]=&quot;взв&quot;;11;[.G420]=&quot;накл&quot;;24;[.G420]=&quot;прокл&quot;;25;[.G420]=&quot;пт&quot;;26;[.G420]=90;10;[.G420]=85;10;[.G420]=80;9;[.G420]=75;8;[.G420]=70;8;[.G420]=65;7;[.G420]=60;7;[.G420]=55;6;[.G420]=50;6;[.G420]=45;6;[.G420]=40;5;[.G420]=35;4;[.G420]=30;4;[.G420]=25;3;[.G420]=20;2;[.G420]=15;1;[.G420]=10;1;[.G420]=0;0)" office:value-type="float" office:value="0" calcext:value-type="float">
            <text:p>0</text:p>
          </table:table-cell>
          <table:table-cell table:formula="of:=IF([.H420]&lt;=1;0;IF([.H420]&lt;=10;11;IF([.H420]&lt;=14;12;IF([.H420]&lt;=17;13;IF([.H420]&lt;=20;14;IF([.H420]&lt;=22;15;IF([.H420]&lt;=25;16;IF([.H420]&lt;=27;17;IF([.H420]&lt;=29;18;IF([.H420]&lt;=32;19;IF([.H420]&lt;=34;20;IF([.H420]&lt;=36;21;IF([.H420]&lt;=40;22;24)))))))))))))" office:value-type="float" office:value="24" calcext:value-type="float">
            <text:p>2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M.MICROSOFT.IFS([.K420]=&quot;взв&quot;;11;[.K420]=&quot;накл&quot;;24;[.K420]=&quot;прокл&quot;;25;[.K420]=&quot;пт&quot;;26;[.K420]=90;10;[.K420]=85;10;[.K420]=80;9;[.K420]=75;8;[.K420]=70;8;[.K420]=65;7;[.K420]=60;7;[.K420]=55;6;[.K420]=50;6;[.K420]=45;6;[.K420]=40;5;[.K420]=35;4;[.K420]=30;4;[.K420]=25;3;[.K420]=20;2;[.K420]=15;1;[.K420]=10;1;[.K420]=0;0)" office:value-type="float" office:value="0" calcext:value-type="float">
            <text:p>0</text:p>
          </table:table-cell>
          <table:table-cell table:formula="of:=IF([.L420]&lt;=1;0;IF([.L420]&lt;=10;11;IF([.L420]&lt;=14;12;IF([.L420]&lt;=17;13;IF([.L420]&lt;=20;14;IF([.L420]&lt;=22;15;IF([.L420]&lt;=25;16;IF([.L420]&lt;=27;17;IF([.L420]&lt;=29;18;IF([.L420]&lt;=32;19;IF([.L420]&lt;=34;20;IF([.L420]&lt;=36;21;IF([.L420]&lt;=40;22;24)))))))))))))" office:value-type="float" office:value="24" calcext:value-type="float">
            <text:p>24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M.MICROSOFT.IFS([.O420]=&quot;взв&quot;;11;[.O420]=&quot;накл&quot;;24;[.O420]=&quot;прокл&quot;;25;[.O420]=&quot;пт&quot;;26;[.O420]=90;10;[.O420]=85;10;[.O420]=80;9;[.O420]=75;8;[.O420]=70;8;[.O420]=65;7;[.O420]=60;7;[.O420]=55;6;[.O420]=50;6;[.O420]=45;6;[.O420]=40;5;[.O420]=35;4;[.O420]=30;4;[.O420]=25;3;[.O420]=20;2;[.O420]=15;1;[.O420]=10;1;[.O420]=0;0)" office:value-type="float" office:value="0" calcext:value-type="float">
            <text:p>0</text:p>
          </table:table-cell>
          <table:table-cell table:formula="of:=IF([.P420]&lt;=1;0;IF([.P420]&lt;=10;11;IF([.P420]&lt;=14;12;IF([.P420]&lt;=17;13;IF([.P420]&lt;=20;14;IF([.P420]&lt;=22;15;IF([.P420]&lt;=25;16;IF([.P420]&lt;=27;17;IF([.P420]&lt;=29;18;IF([.P420]&lt;=32;19;IF([.P420]&lt;=34;20;IF([.P420]&lt;=36;21;IF([.P420]&lt;=40;22;24)))))))))))))" office:value-type="float" office:value="24" calcext:value-type="float">
            <text:p>24</text:p>
          </table:table-cell>
          <table:table-cell table:formula="of:=ROUND(([.I420]+[.J420]+[.M420]+[.N420]+[.Q420]+[.R420])/3;0)" office:value-type="float" office:value="24" calcext:value-type="float">
            <text:p>24</text:p>
          </table:table-cell>
          <table:table-cell table:formula="of:=[.F420]*LOG10([.S420]+2)" office:value-type="float" office:value="2.82994669594164" calcext:value-type="float">
            <text:p>2,8299466959416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50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421]=&quot;взв&quot;;11;[.G421]=&quot;накл&quot;;24;[.G421]=&quot;прокл&quot;;25;[.G421]=&quot;пт&quot;;26;[.G421]=90;10;[.G421]=85;10;[.G421]=80;9;[.G421]=75;8;[.G421]=70;8;[.G421]=65;7;[.G421]=60;7;[.G421]=55;6;[.G421]=50;6;[.G421]=45;6;[.G421]=40;5;[.G421]=35;4;[.G421]=30;4;[.G421]=25;3;[.G421]=20;2;[.G421]=15;1;[.G421]=10;1;[.G421]=0;0)" office:value-type="float" office:value="0" calcext:value-type="float">
            <text:p>0</text:p>
          </table:table-cell>
          <table:table-cell table:formula="of:=IF([.H421]&lt;=1;0;IF([.H421]&lt;=10;11;IF([.H421]&lt;=14;12;IF([.H421]&lt;=17;13;IF([.H421]&lt;=20;14;IF([.H421]&lt;=22;15;IF([.H421]&lt;=25;16;IF([.H421]&lt;=27;17;IF([.H421]&lt;=29;18;IF([.H421]&lt;=32;19;IF([.H421]&lt;=34;20;IF([.H421]&lt;=36;21;IF([.H421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421]=&quot;взв&quot;;11;[.K421]=&quot;накл&quot;;24;[.K421]=&quot;прокл&quot;;25;[.K421]=&quot;пт&quot;;26;[.K421]=90;10;[.K421]=85;10;[.K421]=80;9;[.K421]=75;8;[.K421]=70;8;[.K421]=65;7;[.K421]=60;7;[.K421]=55;6;[.K421]=50;6;[.K421]=45;6;[.K421]=40;5;[.K421]=35;4;[.K421]=30;4;[.K421]=25;3;[.K421]=20;2;[.K421]=15;1;[.K421]=10;1;[.K421]=0;0)" office:value-type="float" office:value="0" calcext:value-type="float">
            <text:p>0</text:p>
          </table:table-cell>
          <table:table-cell table:formula="of:=IF([.L421]&lt;=1;0;IF([.L421]&lt;=10;11;IF([.L421]&lt;=14;12;IF([.L421]&lt;=17;13;IF([.L421]&lt;=20;14;IF([.L421]&lt;=22;15;IF([.L421]&lt;=25;16;IF([.L421]&lt;=27;17;IF([.L421]&lt;=29;18;IF([.L421]&lt;=32;19;IF([.L421]&lt;=34;20;IF([.L421]&lt;=36;21;IF([.L421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421]=&quot;взв&quot;;11;[.O421]=&quot;накл&quot;;24;[.O421]=&quot;прокл&quot;;25;[.O421]=&quot;пт&quot;;26;[.O421]=90;10;[.O421]=85;10;[.O421]=80;9;[.O421]=75;8;[.O421]=70;8;[.O421]=65;7;[.O421]=60;7;[.O421]=55;6;[.O421]=50;6;[.O421]=45;6;[.O421]=40;5;[.O421]=35;4;[.O421]=30;4;[.O421]=25;3;[.O421]=20;2;[.O421]=15;1;[.O421]=10;1;[.O421]=0;0)" office:value-type="float" office:value="0" calcext:value-type="float">
            <text:p>0</text:p>
          </table:table-cell>
          <table:table-cell table:formula="of:=IF([.P421]&lt;=1;0;IF([.P421]&lt;=10;11;IF([.P421]&lt;=14;12;IF([.P421]&lt;=17;13;IF([.P421]&lt;=20;14;IF([.P421]&lt;=22;15;IF([.P421]&lt;=25;16;IF([.P421]&lt;=27;17;IF([.P421]&lt;=29;18;IF([.P421]&lt;=32;19;IF([.P421]&lt;=34;20;IF([.P421]&lt;=36;21;IF([.P421]&lt;=40;22;24)))))))))))))" office:value-type="float" office:value="22" calcext:value-type="float">
            <text:p>22</text:p>
          </table:table-cell>
          <table:table-cell table:formula="of:=ROUND(([.I421]+[.J421]+[.M421]+[.N421]+[.Q421]+[.R421])/3;0)" office:value-type="float" office:value="22" calcext:value-type="float">
            <text:p>22</text:p>
          </table:table-cell>
          <table:table-cell table:formula="of:=[.F421]*LOG10([.S421]+2)" office:value-type="float" office:value="4.14063372513482" calcext:value-type="float">
            <text:p>4,1406337251348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51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422]=&quot;взв&quot;;11;[.G422]=&quot;накл&quot;;24;[.G422]=&quot;прокл&quot;;25;[.G422]=&quot;пт&quot;;26;[.G422]=90;10;[.G422]=85;10;[.G422]=80;9;[.G422]=75;8;[.G422]=70;8;[.G422]=65;7;[.G422]=60;7;[.G422]=55;6;[.G422]=50;6;[.G422]=45;6;[.G422]=40;5;[.G422]=35;4;[.G422]=30;4;[.G422]=25;3;[.G422]=20;2;[.G422]=15;1;[.G422]=10;1;[.G422]=0;0)" office:value-type="float" office:value="0" calcext:value-type="float">
            <text:p>0</text:p>
          </table:table-cell>
          <table:table-cell table:formula="of:=IF([.H422]&lt;=1;0;IF([.H422]&lt;=10;11;IF([.H422]&lt;=14;12;IF([.H422]&lt;=17;13;IF([.H422]&lt;=20;14;IF([.H422]&lt;=22;15;IF([.H422]&lt;=25;16;IF([.H422]&lt;=27;17;IF([.H422]&lt;=29;18;IF([.H422]&lt;=32;19;IF([.H422]&lt;=34;20;IF([.H422]&lt;=36;21;IF([.H422]&lt;=40;22;24)))))))))))))"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422]=&quot;взв&quot;;11;[.K422]=&quot;накл&quot;;24;[.K422]=&quot;прокл&quot;;25;[.K422]=&quot;пт&quot;;26;[.K422]=90;10;[.K422]=85;10;[.K422]=80;9;[.K422]=75;8;[.K422]=70;8;[.K422]=65;7;[.K422]=60;7;[.K422]=55;6;[.K422]=50;6;[.K422]=45;6;[.K422]=40;5;[.K422]=35;4;[.K422]=30;4;[.K422]=25;3;[.K422]=20;2;[.K422]=15;1;[.K422]=10;1;[.K422]=0;0)" office:value-type="float" office:value="0" calcext:value-type="float">
            <text:p>0</text:p>
          </table:table-cell>
          <table:table-cell table:formula="of:=IF([.L422]&lt;=1;0;IF([.L422]&lt;=10;11;IF([.L422]&lt;=14;12;IF([.L422]&lt;=17;13;IF([.L422]&lt;=20;14;IF([.L422]&lt;=22;15;IF([.L422]&lt;=25;16;IF([.L422]&lt;=27;17;IF([.L422]&lt;=29;18;IF([.L422]&lt;=32;19;IF([.L422]&lt;=34;20;IF([.L422]&lt;=36;21;IF([.L422]&lt;=40;22;24)))))))))))))"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422]=&quot;взв&quot;;11;[.O422]=&quot;накл&quot;;24;[.O422]=&quot;прокл&quot;;25;[.O422]=&quot;пт&quot;;26;[.O422]=90;10;[.O422]=85;10;[.O422]=80;9;[.O422]=75;8;[.O422]=70;8;[.O422]=65;7;[.O422]=60;7;[.O422]=55;6;[.O422]=50;6;[.O422]=45;6;[.O422]=40;5;[.O422]=35;4;[.O422]=30;4;[.O422]=25;3;[.O422]=20;2;[.O422]=15;1;[.O422]=10;1;[.O422]=0;0)" office:value-type="float" office:value="0" calcext:value-type="float">
            <text:p>0</text:p>
          </table:table-cell>
          <table:table-cell table:formula="of:=IF([.P422]&lt;=1;0;IF([.P422]&lt;=10;11;IF([.P422]&lt;=14;12;IF([.P422]&lt;=17;13;IF([.P422]&lt;=20;14;IF([.P422]&lt;=22;15;IF([.P422]&lt;=25;16;IF([.P422]&lt;=27;17;IF([.P422]&lt;=29;18;IF([.P422]&lt;=32;19;IF([.P422]&lt;=34;20;IF([.P422]&lt;=36;21;IF([.P422]&lt;=40;22;24)))))))))))))" office:value-type="float" office:value="19" calcext:value-type="float">
            <text:p>19</text:p>
          </table:table-cell>
          <table:table-cell table:formula="of:=ROUND(([.I422]+[.J422]+[.M422]+[.N422]+[.Q422]+[.R422])/3;0)" office:value-type="float" office:value="18" calcext:value-type="float">
            <text:p>18</text:p>
          </table:table-cell>
          <table:table-cell table:formula="of:=[.F422]*LOG10([.S422]+2)" office:value-type="float" office:value="3.90308998699194" calcext:value-type="float">
            <text:p>3,9030899869919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52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423]=&quot;взв&quot;;11;[.G423]=&quot;накл&quot;;24;[.G423]=&quot;прокл&quot;;25;[.G423]=&quot;пт&quot;;26;[.G423]=90;10;[.G423]=85;10;[.G423]=80;9;[.G423]=75;8;[.G423]=70;8;[.G423]=65;7;[.G423]=60;7;[.G423]=55;6;[.G423]=50;6;[.G423]=45;6;[.G423]=40;5;[.G423]=35;4;[.G423]=30;4;[.G423]=25;3;[.G423]=20;2;[.G423]=15;1;[.G423]=10;1;[.G423]=0;0)" office:value-type="float" office:value="0" calcext:value-type="float">
            <text:p>0</text:p>
          </table:table-cell>
          <table:table-cell table:formula="of:=IF([.H423]&lt;=1;0;IF([.H423]&lt;=10;11;IF([.H423]&lt;=14;12;IF([.H423]&lt;=17;13;IF([.H423]&lt;=20;14;IF([.H423]&lt;=22;15;IF([.H423]&lt;=25;16;IF([.H423]&lt;=27;17;IF([.H423]&lt;=29;18;IF([.H423]&lt;=32;19;IF([.H423]&lt;=34;20;IF([.H423]&lt;=36;21;IF([.H423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423]=&quot;взв&quot;;11;[.K423]=&quot;накл&quot;;24;[.K423]=&quot;прокл&quot;;25;[.K423]=&quot;пт&quot;;26;[.K423]=90;10;[.K423]=85;10;[.K423]=80;9;[.K423]=75;8;[.K423]=70;8;[.K423]=65;7;[.K423]=60;7;[.K423]=55;6;[.K423]=50;6;[.K423]=45;6;[.K423]=40;5;[.K423]=35;4;[.K423]=30;4;[.K423]=25;3;[.K423]=20;2;[.K423]=15;1;[.K423]=10;1;[.K423]=0;0)" office:value-type="float" office:value="0" calcext:value-type="float">
            <text:p>0</text:p>
          </table:table-cell>
          <table:table-cell table:formula="of:=IF([.L423]&lt;=1;0;IF([.L423]&lt;=10;11;IF([.L423]&lt;=14;12;IF([.L423]&lt;=17;13;IF([.L423]&lt;=20;14;IF([.L423]&lt;=22;15;IF([.L423]&lt;=25;16;IF([.L423]&lt;=27;17;IF([.L423]&lt;=29;18;IF([.L423]&lt;=32;19;IF([.L423]&lt;=34;20;IF([.L423]&lt;=36;21;IF([.L423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423]=&quot;взв&quot;;11;[.O423]=&quot;накл&quot;;24;[.O423]=&quot;прокл&quot;;25;[.O423]=&quot;пт&quot;;26;[.O423]=90;10;[.O423]=85;10;[.O423]=80;9;[.O423]=75;8;[.O423]=70;8;[.O423]=65;7;[.O423]=60;7;[.O423]=55;6;[.O423]=50;6;[.O423]=45;6;[.O423]=40;5;[.O423]=35;4;[.O423]=30;4;[.O423]=25;3;[.O423]=20;2;[.O423]=15;1;[.O423]=10;1;[.O423]=0;0)" office:value-type="float" office:value="0" calcext:value-type="float">
            <text:p>0</text:p>
          </table:table-cell>
          <table:table-cell table:formula="of:=IF([.P423]&lt;=1;0;IF([.P423]&lt;=10;11;IF([.P423]&lt;=14;12;IF([.P423]&lt;=17;13;IF([.P423]&lt;=20;14;IF([.P423]&lt;=22;15;IF([.P423]&lt;=25;16;IF([.P423]&lt;=27;17;IF([.P423]&lt;=29;18;IF([.P423]&lt;=32;19;IF([.P423]&lt;=34;20;IF([.P423]&lt;=36;21;IF([.P423]&lt;=40;22;24)))))))))))))" office:value-type="float" office:value="24" calcext:value-type="float">
            <text:p>24</text:p>
          </table:table-cell>
          <table:table-cell table:formula="of:=ROUND(([.I423]+[.J423]+[.M423]+[.N423]+[.Q423]+[.R423])/3;0)" office:value-type="float" office:value="23" calcext:value-type="float">
            <text:p>23</text:p>
          </table:table-cell>
          <table:table-cell table:formula="of:=[.F423]*LOG10([.S423]+2)" office:value-type="float" office:value="4.19382002601611" calcext:value-type="float">
            <text:p>4,1938200260161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53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424]=&quot;взв&quot;;11;[.G424]=&quot;накл&quot;;24;[.G424]=&quot;прокл&quot;;25;[.G424]=&quot;пт&quot;;26;[.G424]=90;10;[.G424]=85;10;[.G424]=80;9;[.G424]=75;8;[.G424]=70;8;[.G424]=65;7;[.G424]=60;7;[.G424]=55;6;[.G424]=50;6;[.G424]=45;6;[.G424]=40;5;[.G424]=35;4;[.G424]=30;4;[.G424]=25;3;[.G424]=20;2;[.G424]=15;1;[.G424]=10;1;[.G424]=0;0)" office:value-type="float" office:value="0" calcext:value-type="float">
            <text:p>0</text:p>
          </table:table-cell>
          <table:table-cell table:formula="of:=IF([.H424]&lt;=1;0;IF([.H424]&lt;=10;11;IF([.H424]&lt;=14;12;IF([.H424]&lt;=17;13;IF([.H424]&lt;=20;14;IF([.H424]&lt;=22;15;IF([.H424]&lt;=25;16;IF([.H424]&lt;=27;17;IF([.H424]&lt;=29;18;IF([.H424]&lt;=32;19;IF([.H424]&lt;=34;20;IF([.H424]&lt;=36;21;IF([.H424]&lt;=40;22;24)))))))))))))" office:value-type="float" office:value="22" calcext:value-type="float">
            <text:p>2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K424]=&quot;взв&quot;;11;[.K424]=&quot;накл&quot;;24;[.K424]=&quot;прокл&quot;;25;[.K424]=&quot;пт&quot;;26;[.K424]=90;10;[.K424]=85;10;[.K424]=80;9;[.K424]=75;8;[.K424]=70;8;[.K424]=65;7;[.K424]=60;7;[.K424]=55;6;[.K424]=50;6;[.K424]=45;6;[.K424]=40;5;[.K424]=35;4;[.K424]=30;4;[.K424]=25;3;[.K424]=20;2;[.K424]=15;1;[.K424]=10;1;[.K424]=0;0)" office:value-type="float" office:value="0" calcext:value-type="float">
            <text:p>0</text:p>
          </table:table-cell>
          <table:table-cell table:formula="of:=IF([.L424]&lt;=1;0;IF([.L424]&lt;=10;11;IF([.L424]&lt;=14;12;IF([.L424]&lt;=17;13;IF([.L424]&lt;=20;14;IF([.L424]&lt;=22;15;IF([.L424]&lt;=25;16;IF([.L424]&lt;=27;17;IF([.L424]&lt;=29;18;IF([.L424]&lt;=32;19;IF([.L424]&lt;=34;20;IF([.L424]&lt;=36;21;IF([.L424]&lt;=40;22;24)))))))))))))" office:value-type="float" office:value="24" calcext:value-type="float">
            <text:p>2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424]=&quot;взв&quot;;11;[.O424]=&quot;накл&quot;;24;[.O424]=&quot;прокл&quot;;25;[.O424]=&quot;пт&quot;;26;[.O424]=90;10;[.O424]=85;10;[.O424]=80;9;[.O424]=75;8;[.O424]=70;8;[.O424]=65;7;[.O424]=60;7;[.O424]=55;6;[.O424]=50;6;[.O424]=45;6;[.O424]=40;5;[.O424]=35;4;[.O424]=30;4;[.O424]=25;3;[.O424]=20;2;[.O424]=15;1;[.O424]=10;1;[.O424]=0;0)" office:value-type="float" office:value="0" calcext:value-type="float">
            <text:p>0</text:p>
          </table:table-cell>
          <table:table-cell table:formula="of:=IF([.P424]&lt;=1;0;IF([.P424]&lt;=10;11;IF([.P424]&lt;=14;12;IF([.P424]&lt;=17;13;IF([.P424]&lt;=20;14;IF([.P424]&lt;=22;15;IF([.P424]&lt;=25;16;IF([.P424]&lt;=27;17;IF([.P424]&lt;=29;18;IF([.P424]&lt;=32;19;IF([.P424]&lt;=34;20;IF([.P424]&lt;=36;21;IF([.P424]&lt;=40;22;24)))))))))))))" office:value-type="float" office:value="20" calcext:value-type="float">
            <text:p>20</text:p>
          </table:table-cell>
          <table:table-cell table:formula="of:=ROUND(([.I424]+[.J424]+[.M424]+[.N424]+[.Q424]+[.R424])/3;0)" office:value-type="float" office:value="22" calcext:value-type="float">
            <text:p>22</text:p>
          </table:table-cell>
          <table:table-cell table:formula="of:=[.F424]*LOG10([.S424]+2)" office:value-type="float" office:value="4.14063372513482" calcext:value-type="float">
            <text:p>4,1406337251348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54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425]=&quot;взв&quot;;11;[.G425]=&quot;накл&quot;;24;[.G425]=&quot;прокл&quot;;25;[.G425]=&quot;пт&quot;;26;[.G425]=90;10;[.G425]=85;10;[.G425]=80;9;[.G425]=75;8;[.G425]=70;8;[.G425]=65;7;[.G425]=60;7;[.G425]=55;6;[.G425]=50;6;[.G425]=45;6;[.G425]=40;5;[.G425]=35;4;[.G425]=30;4;[.G425]=25;3;[.G425]=20;2;[.G425]=15;1;[.G425]=10;1;[.G425]=0;0)" office:value-type="float" office:value="0" calcext:value-type="float">
            <text:p>0</text:p>
          </table:table-cell>
          <table:table-cell table:formula="of:=IF([.H425]&lt;=1;0;IF([.H425]&lt;=10;11;IF([.H425]&lt;=14;12;IF([.H425]&lt;=17;13;IF([.H425]&lt;=20;14;IF([.H425]&lt;=22;15;IF([.H425]&lt;=25;16;IF([.H425]&lt;=27;17;IF([.H425]&lt;=29;18;IF([.H425]&lt;=32;19;IF([.H425]&lt;=34;20;IF([.H425]&lt;=36;21;IF([.H425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425]=&quot;взв&quot;;11;[.K425]=&quot;накл&quot;;24;[.K425]=&quot;прокл&quot;;25;[.K425]=&quot;пт&quot;;26;[.K425]=90;10;[.K425]=85;10;[.K425]=80;9;[.K425]=75;8;[.K425]=70;8;[.K425]=65;7;[.K425]=60;7;[.K425]=55;6;[.K425]=50;6;[.K425]=45;6;[.K425]=40;5;[.K425]=35;4;[.K425]=30;4;[.K425]=25;3;[.K425]=20;2;[.K425]=15;1;[.K425]=10;1;[.K425]=0;0)" office:value-type="float" office:value="0" calcext:value-type="float">
            <text:p>0</text:p>
          </table:table-cell>
          <table:table-cell table:formula="of:=IF([.L425]&lt;=1;0;IF([.L425]&lt;=10;11;IF([.L425]&lt;=14;12;IF([.L425]&lt;=17;13;IF([.L425]&lt;=20;14;IF([.L425]&lt;=22;15;IF([.L425]&lt;=25;16;IF([.L425]&lt;=27;17;IF([.L425]&lt;=29;18;IF([.L425]&lt;=32;19;IF([.L425]&lt;=34;20;IF([.L425]&lt;=36;21;IF([.L425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425]=&quot;взв&quot;;11;[.O425]=&quot;накл&quot;;24;[.O425]=&quot;прокл&quot;;25;[.O425]=&quot;пт&quot;;26;[.O425]=90;10;[.O425]=85;10;[.O425]=80;9;[.O425]=75;8;[.O425]=70;8;[.O425]=65;7;[.O425]=60;7;[.O425]=55;6;[.O425]=50;6;[.O425]=45;6;[.O425]=40;5;[.O425]=35;4;[.O425]=30;4;[.O425]=25;3;[.O425]=20;2;[.O425]=15;1;[.O425]=10;1;[.O425]=0;0)" office:value-type="float" office:value="0" calcext:value-type="float">
            <text:p>0</text:p>
          </table:table-cell>
          <table:table-cell table:formula="of:=IF([.P425]&lt;=1;0;IF([.P425]&lt;=10;11;IF([.P425]&lt;=14;12;IF([.P425]&lt;=17;13;IF([.P425]&lt;=20;14;IF([.P425]&lt;=22;15;IF([.P425]&lt;=25;16;IF([.P425]&lt;=27;17;IF([.P425]&lt;=29;18;IF([.P425]&lt;=32;19;IF([.P425]&lt;=34;20;IF([.P425]&lt;=36;21;IF([.P425]&lt;=40;22;24)))))))))))))" office:value-type="float" office:value="21" calcext:value-type="float">
            <text:p>21</text:p>
          </table:table-cell>
          <table:table-cell table:formula="of:=ROUND(([.I425]+[.J425]+[.M425]+[.N425]+[.Q425]+[.R425])/3;0)" office:value-type="float" office:value="21" calcext:value-type="float">
            <text:p>21</text:p>
          </table:table-cell>
          <table:table-cell table:formula="of:=[.F425]*LOG10([.S425]+2)" office:value-type="float" office:value="4.08518350805278" calcext:value-type="float">
            <text:p>4,0851835080527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70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426]=&quot;взв&quot;;11;[.G426]=&quot;накл&quot;;24;[.G426]=&quot;прокл&quot;;25;[.G426]=&quot;пт&quot;;26;[.G426]=90;10;[.G426]=85;10;[.G426]=80;9;[.G426]=75;8;[.G426]=70;8;[.G426]=65;7;[.G426]=60;7;[.G426]=55;6;[.G426]=50;6;[.G426]=45;6;[.G426]=40;5;[.G426]=35;4;[.G426]=30;4;[.G426]=25;3;[.G426]=20;2;[.G426]=15;1;[.G426]=10;1;[.G426]=0;0)" office:value-type="float" office:value="0" calcext:value-type="float">
            <text:p>0</text:p>
          </table:table-cell>
          <table:table-cell table:formula="of:=IF([.H426]&lt;=1;0;IF([.H426]&lt;=10;11;IF([.H426]&lt;=14;12;IF([.H426]&lt;=17;13;IF([.H426]&lt;=20;14;IF([.H426]&lt;=22;15;IF([.H426]&lt;=25;16;IF([.H426]&lt;=27;17;IF([.H426]&lt;=29;18;IF([.H426]&lt;=32;19;IF([.H426]&lt;=34;20;IF([.H426]&lt;=36;21;IF([.H426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426]=&quot;взв&quot;;11;[.K426]=&quot;накл&quot;;24;[.K426]=&quot;прокл&quot;;25;[.K426]=&quot;пт&quot;;26;[.K426]=90;10;[.K426]=85;10;[.K426]=80;9;[.K426]=75;8;[.K426]=70;8;[.K426]=65;7;[.K426]=60;7;[.K426]=55;6;[.K426]=50;6;[.K426]=45;6;[.K426]=40;5;[.K426]=35;4;[.K426]=30;4;[.K426]=25;3;[.K426]=20;2;[.K426]=15;1;[.K426]=10;1;[.K426]=0;0)" office:value-type="float" office:value="0" calcext:value-type="float">
            <text:p>0</text:p>
          </table:table-cell>
          <table:table-cell table:formula="of:=IF([.L426]&lt;=1;0;IF([.L426]&lt;=10;11;IF([.L426]&lt;=14;12;IF([.L426]&lt;=17;13;IF([.L426]&lt;=20;14;IF([.L426]&lt;=22;15;IF([.L426]&lt;=25;16;IF([.L426]&lt;=27;17;IF([.L426]&lt;=29;18;IF([.L426]&lt;=32;19;IF([.L426]&lt;=34;20;IF([.L426]&lt;=36;21;IF([.L426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426]=&quot;взв&quot;;11;[.O426]=&quot;накл&quot;;24;[.O426]=&quot;прокл&quot;;25;[.O426]=&quot;пт&quot;;26;[.O426]=90;10;[.O426]=85;10;[.O426]=80;9;[.O426]=75;8;[.O426]=70;8;[.O426]=65;7;[.O426]=60;7;[.O426]=55;6;[.O426]=50;6;[.O426]=45;6;[.O426]=40;5;[.O426]=35;4;[.O426]=30;4;[.O426]=25;3;[.O426]=20;2;[.O426]=15;1;[.O426]=10;1;[.O426]=0;0)" office:value-type="float" office:value="0" calcext:value-type="float">
            <text:p>0</text:p>
          </table:table-cell>
          <table:table-cell table:formula="of:=IF([.P426]&lt;=1;0;IF([.P426]&lt;=10;11;IF([.P426]&lt;=14;12;IF([.P426]&lt;=17;13;IF([.P426]&lt;=20;14;IF([.P426]&lt;=22;15;IF([.P426]&lt;=25;16;IF([.P426]&lt;=27;17;IF([.P426]&lt;=29;18;IF([.P426]&lt;=32;19;IF([.P426]&lt;=34;20;IF([.P426]&lt;=36;21;IF([.P426]&lt;=40;22;24)))))))))))))" office:value-type="float" office:value="22" calcext:value-type="float">
            <text:p>22</text:p>
          </table:table-cell>
          <table:table-cell table:formula="of:=ROUND(([.I426]+[.J426]+[.M426]+[.N426]+[.Q426]+[.R426])/3;0)" office:value-type="float" office:value="22" calcext:value-type="float">
            <text:p>22</text:p>
          </table:table-cell>
          <table:table-cell table:formula="of:=[.F426]*LOG10([.S426]+2)" office:value-type="float" office:value="5.52084496684642" calcext:value-type="float">
            <text:p>5,5208449668464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44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427]=&quot;взв&quot;;11;[.G427]=&quot;накл&quot;;24;[.G427]=&quot;прокл&quot;;25;[.G427]=&quot;пт&quot;;26;[.G427]=90;10;[.G427]=85;10;[.G427]=80;9;[.G427]=75;8;[.G427]=70;8;[.G427]=65;7;[.G427]=60;7;[.G427]=55;6;[.G427]=50;6;[.G427]=45;6;[.G427]=40;5;[.G427]=35;4;[.G427]=30;4;[.G427]=25;3;[.G427]=20;2;[.G427]=15;1;[.G427]=10;1;[.G427]=0;0)" office:value-type="float" office:value="0" calcext:value-type="float">
            <text:p>0</text:p>
          </table:table-cell>
          <table:table-cell table:formula="of:=IF([.H427]&lt;=1;0;IF([.H427]&lt;=10;11;IF([.H427]&lt;=14;12;IF([.H427]&lt;=17;13;IF([.H427]&lt;=20;14;IF([.H427]&lt;=22;15;IF([.H427]&lt;=25;16;IF([.H427]&lt;=27;17;IF([.H427]&lt;=29;18;IF([.H427]&lt;=32;19;IF([.H427]&lt;=34;20;IF([.H427]&lt;=36;21;IF([.H427]&lt;=40;22;24)))))))))))))" office:value-type="float" office:value="21" calcext:value-type="float">
            <text:p>2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427]=&quot;взв&quot;;11;[.K427]=&quot;накл&quot;;24;[.K427]=&quot;прокл&quot;;25;[.K427]=&quot;пт&quot;;26;[.K427]=90;10;[.K427]=85;10;[.K427]=80;9;[.K427]=75;8;[.K427]=70;8;[.K427]=65;7;[.K427]=60;7;[.K427]=55;6;[.K427]=50;6;[.K427]=45;6;[.K427]=40;5;[.K427]=35;4;[.K427]=30;4;[.K427]=25;3;[.K427]=20;2;[.K427]=15;1;[.K427]=10;1;[.K427]=0;0)" office:value-type="float" office:value="0" calcext:value-type="float">
            <text:p>0</text:p>
          </table:table-cell>
          <table:table-cell table:formula="of:=IF([.L427]&lt;=1;0;IF([.L427]&lt;=10;11;IF([.L427]&lt;=14;12;IF([.L427]&lt;=17;13;IF([.L427]&lt;=20;14;IF([.L427]&lt;=22;15;IF([.L427]&lt;=25;16;IF([.L427]&lt;=27;17;IF([.L427]&lt;=29;18;IF([.L427]&lt;=32;19;IF([.L427]&lt;=34;20;IF([.L427]&lt;=36;21;IF([.L427]&lt;=40;22;24)))))))))))))" office:value-type="float" office:value="19" calcext:value-type="float">
            <text:p>1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427]=&quot;взв&quot;;11;[.O427]=&quot;накл&quot;;24;[.O427]=&quot;прокл&quot;;25;[.O427]=&quot;пт&quot;;26;[.O427]=90;10;[.O427]=85;10;[.O427]=80;9;[.O427]=75;8;[.O427]=70;8;[.O427]=65;7;[.O427]=60;7;[.O427]=55;6;[.O427]=50;6;[.O427]=45;6;[.O427]=40;5;[.O427]=35;4;[.O427]=30;4;[.O427]=25;3;[.O427]=20;2;[.O427]=15;1;[.O427]=10;1;[.O427]=0;0)" office:value-type="float" office:value="0" calcext:value-type="float">
            <text:p>0</text:p>
          </table:table-cell>
          <table:table-cell table:formula="of:=IF([.P427]&lt;=1;0;IF([.P427]&lt;=10;11;IF([.P427]&lt;=14;12;IF([.P427]&lt;=17;13;IF([.P427]&lt;=20;14;IF([.P427]&lt;=22;15;IF([.P427]&lt;=25;16;IF([.P427]&lt;=27;17;IF([.P427]&lt;=29;18;IF([.P427]&lt;=32;19;IF([.P427]&lt;=34;20;IF([.P427]&lt;=36;21;IF([.P427]&lt;=40;22;24)))))))))))))" office:value-type="float" office:value="22" calcext:value-type="float">
            <text:p>22</text:p>
          </table:table-cell>
          <table:table-cell table:formula="of:=ROUND(([.I427]+[.J427]+[.M427]+[.N427]+[.Q427]+[.R427])/3;0)" office:value-type="float" office:value="21" calcext:value-type="float">
            <text:p>21</text:p>
          </table:table-cell>
          <table:table-cell table:formula="of:=[.F427]*LOG10([.S427]+2)" office:value-type="float" office:value="6.80863918008796" calcext:value-type="float">
            <text:p>6,8086391800879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45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428]=&quot;взв&quot;;11;[.G428]=&quot;накл&quot;;24;[.G428]=&quot;прокл&quot;;25;[.G428]=&quot;пт&quot;;26;[.G428]=90;10;[.G428]=85;10;[.G428]=80;9;[.G428]=75;8;[.G428]=70;8;[.G428]=65;7;[.G428]=60;7;[.G428]=55;6;[.G428]=50;6;[.G428]=45;6;[.G428]=40;5;[.G428]=35;4;[.G428]=30;4;[.G428]=25;3;[.G428]=20;2;[.G428]=15;1;[.G428]=10;1;[.G428]=0;0)" office:value-type="float" office:value="0" calcext:value-type="float">
            <text:p>0</text:p>
          </table:table-cell>
          <table:table-cell table:formula="of:=IF([.H428]&lt;=1;0;IF([.H428]&lt;=10;11;IF([.H428]&lt;=14;12;IF([.H428]&lt;=17;13;IF([.H428]&lt;=20;14;IF([.H428]&lt;=22;15;IF([.H428]&lt;=25;16;IF([.H428]&lt;=27;17;IF([.H428]&lt;=29;18;IF([.H428]&lt;=32;19;IF([.H428]&lt;=34;20;IF([.H428]&lt;=36;21;IF([.H428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428]=&quot;взв&quot;;11;[.K428]=&quot;накл&quot;;24;[.K428]=&quot;прокл&quot;;25;[.K428]=&quot;пт&quot;;26;[.K428]=90;10;[.K428]=85;10;[.K428]=80;9;[.K428]=75;8;[.K428]=70;8;[.K428]=65;7;[.K428]=60;7;[.K428]=55;6;[.K428]=50;6;[.K428]=45;6;[.K428]=40;5;[.K428]=35;4;[.K428]=30;4;[.K428]=25;3;[.K428]=20;2;[.K428]=15;1;[.K428]=10;1;[.K428]=0;0)" office:value-type="float" office:value="0" calcext:value-type="float">
            <text:p>0</text:p>
          </table:table-cell>
          <table:table-cell table:formula="of:=IF([.L428]&lt;=1;0;IF([.L428]&lt;=10;11;IF([.L428]&lt;=14;12;IF([.L428]&lt;=17;13;IF([.L428]&lt;=20;14;IF([.L428]&lt;=22;15;IF([.L428]&lt;=25;16;IF([.L428]&lt;=27;17;IF([.L428]&lt;=29;18;IF([.L428]&lt;=32;19;IF([.L428]&lt;=34;20;IF([.L428]&lt;=36;21;IF([.L428]&lt;=40;22;24)))))))))))))" office:value-type="float" office:value="20" calcext:value-type="float">
            <text:p>20</text:p>
          </table:table-cell>
          <table:table-cell table:number-columns-repeated="2"/>
          <table:table-cell table:formula="of:=COM.MICROSOFT.IFS([.O428]=&quot;взв&quot;;11;[.O428]=&quot;накл&quot;;24;[.O428]=&quot;прокл&quot;;25;[.O428]=&quot;пт&quot;;26;[.O428]=90;10;[.O428]=85;10;[.O428]=80;9;[.O428]=75;8;[.O428]=70;8;[.O428]=65;7;[.O428]=60;7;[.O428]=55;6;[.O428]=50;6;[.O428]=45;6;[.O428]=40;5;[.O428]=35;4;[.O428]=30;4;[.O428]=25;3;[.O428]=20;2;[.O428]=15;1;[.O428]=10;1;[.O428]=0;0)" office:value-type="float" office:value="0" calcext:value-type="float">
            <text:p>0</text:p>
          </table:table-cell>
          <table:table-cell table:formula="of:=IF([.P428]&lt;=1;0;IF([.P428]&lt;=10;11;IF([.P428]&lt;=14;12;IF([.P428]&lt;=17;13;IF([.P428]&lt;=20;14;IF([.P428]&lt;=22;15;IF([.P428]&lt;=25;16;IF([.P428]&lt;=27;17;IF([.P428]&lt;=29;18;IF([.P428]&lt;=32;19;IF([.P428]&lt;=34;20;IF([.P428]&lt;=36;21;IF([.P428]&lt;=40;22;24)))))))))))))" office:value-type="float" office:value="0" calcext:value-type="float">
            <text:p>0</text:p>
          </table:table-cell>
          <table:table-cell table:formula="of:=ROUND(([.I428]+[.J428]+[.M428]+[.N428]+[.Q428]+[.R428])/2;0)" office:value-type="float" office:value="20" calcext:value-type="float">
            <text:p>20</text:p>
          </table:table-cell>
          <table:table-cell table:formula="of:=[.F428]*LOG10([.S428]+2)" office:value-type="float" office:value="6.71211340411103" calcext:value-type="float">
            <text:p>6,7121134041110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55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G429]=&quot;взв&quot;;11;[.G429]=&quot;накл&quot;;24;[.G429]=&quot;прокл&quot;;25;[.G429]=&quot;пт&quot;;26;[.G429]=90;10;[.G429]=85;10;[.G429]=80;9;[.G429]=75;8;[.G429]=70;8;[.G429]=65;7;[.G429]=60;7;[.G429]=55;6;[.G429]=50;6;[.G429]=45;6;[.G429]=40;5;[.G429]=35;4;[.G429]=30;4;[.G429]=25;3;[.G429]=20;2;[.G429]=15;1;[.G429]=10;1;[.G429]=0;0)" office:value-type="float" office:value="0" calcext:value-type="float">
            <text:p>0</text:p>
          </table:table-cell>
          <table:table-cell table:formula="of:=IF([.H429]&lt;=1;0;IF([.H429]&lt;=10;11;IF([.H429]&lt;=14;12;IF([.H429]&lt;=17;13;IF([.H429]&lt;=20;14;IF([.H429]&lt;=22;15;IF([.H429]&lt;=25;16;IF([.H429]&lt;=27;17;IF([.H429]&lt;=29;18;IF([.H429]&lt;=32;19;IF([.H429]&lt;=34;20;IF([.H429]&lt;=36;21;IF([.H429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429]=&quot;взв&quot;;11;[.K429]=&quot;накл&quot;;24;[.K429]=&quot;прокл&quot;;25;[.K429]=&quot;пт&quot;;26;[.K429]=90;10;[.K429]=85;10;[.K429]=80;9;[.K429]=75;8;[.K429]=70;8;[.K429]=65;7;[.K429]=60;7;[.K429]=55;6;[.K429]=50;6;[.K429]=45;6;[.K429]=40;5;[.K429]=35;4;[.K429]=30;4;[.K429]=25;3;[.K429]=20;2;[.K429]=15;1;[.K429]=10;1;[.K429]=0;0)" office:value-type="float" office:value="0" calcext:value-type="float">
            <text:p>0</text:p>
          </table:table-cell>
          <table:table-cell table:formula="of:=IF([.L429]&lt;=1;0;IF([.L429]&lt;=10;11;IF([.L429]&lt;=14;12;IF([.L429]&lt;=17;13;IF([.L429]&lt;=20;14;IF([.L429]&lt;=22;15;IF([.L429]&lt;=25;16;IF([.L429]&lt;=27;17;IF([.L429]&lt;=29;18;IF([.L429]&lt;=32;19;IF([.L429]&lt;=34;20;IF([.L429]&lt;=36;21;IF([.L429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429]=&quot;взв&quot;;11;[.O429]=&quot;накл&quot;;24;[.O429]=&quot;прокл&quot;;25;[.O429]=&quot;пт&quot;;26;[.O429]=90;10;[.O429]=85;10;[.O429]=80;9;[.O429]=75;8;[.O429]=70;8;[.O429]=65;7;[.O429]=60;7;[.O429]=55;6;[.O429]=50;6;[.O429]=45;6;[.O429]=40;5;[.O429]=35;4;[.O429]=30;4;[.O429]=25;3;[.O429]=20;2;[.O429]=15;1;[.O429]=10;1;[.O429]=0;0)" office:value-type="float" office:value="0" calcext:value-type="float">
            <text:p>0</text:p>
          </table:table-cell>
          <table:table-cell table:formula="of:=IF([.P429]&lt;=1;0;IF([.P429]&lt;=10;11;IF([.P429]&lt;=14;12;IF([.P429]&lt;=17;13;IF([.P429]&lt;=20;14;IF([.P429]&lt;=22;15;IF([.P429]&lt;=25;16;IF([.P429]&lt;=27;17;IF([.P429]&lt;=29;18;IF([.P429]&lt;=32;19;IF([.P429]&lt;=34;20;IF([.P429]&lt;=36;21;IF([.P429]&lt;=40;22;24)))))))))))))" office:value-type="float" office:value="21" calcext:value-type="float">
            <text:p>21</text:p>
          </table:table-cell>
          <table:table-cell table:formula="of:=ROUND(([.I429]+[.J429]+[.M429]+[.N429]+[.Q429]+[.R429])/3;0)" office:value-type="float" office:value="22" calcext:value-type="float">
            <text:p>22</text:p>
          </table:table-cell>
          <table:table-cell table:formula="of:=[.F429]*LOG10([.S429]+2)" office:value-type="float" office:value="6.90105620855803" calcext:value-type="float">
            <text:p>6,9010562085580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68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430]=&quot;взв&quot;;11;[.G430]=&quot;накл&quot;;24;[.G430]=&quot;прокл&quot;;25;[.G430]=&quot;пт&quot;;26;[.G430]=90;10;[.G430]=85;10;[.G430]=80;9;[.G430]=75;8;[.G430]=70;8;[.G430]=65;7;[.G430]=60;7;[.G430]=55;6;[.G430]=50;6;[.G430]=45;6;[.G430]=40;5;[.G430]=35;4;[.G430]=30;4;[.G430]=25;3;[.G430]=20;2;[.G430]=15;1;[.G430]=10;1;[.G430]=0;0)" office:value-type="float" office:value="26" calcext:value-type="float">
            <text:p>26</text:p>
          </table:table-cell>
          <table:table-cell table:formula="of:=IF([.H430]&lt;=1;0;IF([.H430]&lt;=10;11;IF([.H430]&lt;=14;12;IF([.H430]&lt;=17;13;IF([.H430]&lt;=20;14;IF([.H430]&lt;=22;15;IF([.H430]&lt;=25;16;IF([.H430]&lt;=27;17;IF([.H430]&lt;=29;18;IF([.H430]&lt;=32;19;IF([.H430]&lt;=34;20;IF([.H430]&lt;=36;21;IF([.H430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430]=&quot;взв&quot;;11;[.K430]=&quot;накл&quot;;24;[.K430]=&quot;прокл&quot;;25;[.K430]=&quot;пт&quot;;26;[.K430]=90;10;[.K430]=85;10;[.K430]=80;9;[.K430]=75;8;[.K430]=70;8;[.K430]=65;7;[.K430]=60;7;[.K430]=55;6;[.K430]=50;6;[.K430]=45;6;[.K430]=40;5;[.K430]=35;4;[.K430]=30;4;[.K430]=25;3;[.K430]=20;2;[.K430]=15;1;[.K430]=10;1;[.K430]=0;0)" office:value-type="float" office:value="24" calcext:value-type="float">
            <text:p>24</text:p>
          </table:table-cell>
          <table:table-cell table:formula="of:=IF([.L430]&lt;=1;0;IF([.L430]&lt;=10;11;IF([.L430]&lt;=14;12;IF([.L430]&lt;=17;13;IF([.L430]&lt;=20;14;IF([.L430]&lt;=22;15;IF([.L430]&lt;=25;16;IF([.L430]&lt;=27;17;IF([.L430]&lt;=29;18;IF([.L430]&lt;=32;19;IF([.L430]&lt;=34;20;IF([.L430]&lt;=36;21;IF([.L430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430]=&quot;взв&quot;;11;[.O430]=&quot;накл&quot;;24;[.O430]=&quot;прокл&quot;;25;[.O430]=&quot;пт&quot;;26;[.O430]=90;10;[.O430]=85;10;[.O430]=80;9;[.O430]=75;8;[.O430]=70;8;[.O430]=65;7;[.O430]=60;7;[.O430]=55;6;[.O430]=50;6;[.O430]=45;6;[.O430]=40;5;[.O430]=35;4;[.O430]=30;4;[.O430]=25;3;[.O430]=20;2;[.O430]=15;1;[.O430]=10;1;[.O430]=0;0)" office:value-type="float" office:value="24" calcext:value-type="float">
            <text:p>24</text:p>
          </table:table-cell>
          <table:table-cell table:formula="of:=IF([.P430]&lt;=1;0;IF([.P430]&lt;=10;11;IF([.P430]&lt;=14;12;IF([.P430]&lt;=17;13;IF([.P430]&lt;=20;14;IF([.P430]&lt;=22;15;IF([.P430]&lt;=25;16;IF([.P430]&lt;=27;17;IF([.P430]&lt;=29;18;IF([.P430]&lt;=32;19;IF([.P430]&lt;=34;20;IF([.P430]&lt;=36;21;IF([.P430]&lt;=40;22;24)))))))))))))" office:value-type="float" office:value="0" calcext:value-type="float">
            <text:p>0</text:p>
          </table:table-cell>
          <table:table-cell table:formula="of:=ROUND(([.I430]+[.J430]+[.M430]+[.N430]+[.Q430]+[.R430])/3;0)" office:value-type="float" office:value="25" calcext:value-type="float">
            <text:p>25</text:p>
          </table:table-cell>
          <table:table-cell table:formula="of:=[.F430]*LOG10([.S430]+2)" office:value-type="float" office:value="8.58818258495392" calcext:value-type="float">
            <text:p>8,5881825849539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84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431]=&quot;взв&quot;;11;[.G431]=&quot;накл&quot;;24;[.G431]=&quot;прокл&quot;;25;[.G431]=&quot;пт&quot;;26;[.G431]=90;10;[.G431]=85;10;[.G431]=80;9;[.G431]=75;8;[.G431]=70;8;[.G431]=65;7;[.G431]=60;7;[.G431]=55;6;[.G431]=50;6;[.G431]=45;6;[.G431]=40;5;[.G431]=35;4;[.G431]=30;4;[.G431]=25;3;[.G431]=20;2;[.G431]=15;1;[.G431]=10;1;[.G431]=0;0)" office:value-type="float" office:value="0" calcext:value-type="float">
            <text:p>0</text:p>
          </table:table-cell>
          <table:table-cell table:formula="of:=IF([.H431]&lt;=1;0;IF([.H431]&lt;=10;11;IF([.H431]&lt;=14;12;IF([.H431]&lt;=17;13;IF([.H431]&lt;=20;14;IF([.H431]&lt;=22;15;IF([.H431]&lt;=25;16;IF([.H431]&lt;=27;17;IF([.H431]&lt;=29;18;IF([.H431]&lt;=32;19;IF([.H431]&lt;=34;20;IF([.H431]&lt;=36;21;IF([.H431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431]=&quot;взв&quot;;11;[.K431]=&quot;накл&quot;;24;[.K431]=&quot;прокл&quot;;25;[.K431]=&quot;пт&quot;;26;[.K431]=90;10;[.K431]=85;10;[.K431]=80;9;[.K431]=75;8;[.K431]=70;8;[.K431]=65;7;[.K431]=60;7;[.K431]=55;6;[.K431]=50;6;[.K431]=45;6;[.K431]=40;5;[.K431]=35;4;[.K431]=30;4;[.K431]=25;3;[.K431]=20;2;[.K431]=15;1;[.K431]=10;1;[.K431]=0;0)" office:value-type="float" office:value="0" calcext:value-type="float">
            <text:p>0</text:p>
          </table:table-cell>
          <table:table-cell table:formula="of:=IF([.L431]&lt;=1;0;IF([.L431]&lt;=10;11;IF([.L431]&lt;=14;12;IF([.L431]&lt;=17;13;IF([.L431]&lt;=20;14;IF([.L431]&lt;=22;15;IF([.L431]&lt;=25;16;IF([.L431]&lt;=27;17;IF([.L431]&lt;=29;18;IF([.L431]&lt;=32;19;IF([.L431]&lt;=34;20;IF([.L431]&lt;=36;21;IF([.L431]&lt;=40;22;24)))))))))))))" office:value-type="float" office:value="21" calcext:value-type="float">
            <text:p>21</text:p>
          </table:table-cell>
          <table:table-cell table:number-columns-repeated="2"/>
          <table:table-cell table:formula="of:=COM.MICROSOFT.IFS([.O431]=&quot;взв&quot;;11;[.O431]=&quot;накл&quot;;24;[.O431]=&quot;прокл&quot;;25;[.O431]=&quot;пт&quot;;26;[.O431]=90;10;[.O431]=85;10;[.O431]=80;9;[.O431]=75;8;[.O431]=70;8;[.O431]=65;7;[.O431]=60;7;[.O431]=55;6;[.O431]=50;6;[.O431]=45;6;[.O431]=40;5;[.O431]=35;4;[.O431]=30;4;[.O431]=25;3;[.O431]=20;2;[.O431]=15;1;[.O431]=10;1;[.O431]=0;0)" office:value-type="float" office:value="0" calcext:value-type="float">
            <text:p>0</text:p>
          </table:table-cell>
          <table:table-cell table:formula="of:=IF([.P431]&lt;=1;0;IF([.P431]&lt;=10;11;IF([.P431]&lt;=14;12;IF([.P431]&lt;=17;13;IF([.P431]&lt;=20;14;IF([.P431]&lt;=22;15;IF([.P431]&lt;=25;16;IF([.P431]&lt;=27;17;IF([.P431]&lt;=29;18;IF([.P431]&lt;=32;19;IF([.P431]&lt;=34;20;IF([.P431]&lt;=36;21;IF([.P431]&lt;=40;22;24)))))))))))))" office:value-type="float" office:value="0" calcext:value-type="float">
            <text:p>0</text:p>
          </table:table-cell>
          <table:table-cell table:formula="of:=ROUND(([.I431]+[.J431]+[.M431]+[.N431]+[.Q431]+[.R431])/2;0)" office:value-type="float" office:value="22" calcext:value-type="float">
            <text:p>22</text:p>
          </table:table-cell>
          <table:table-cell table:formula="of:=[.F431]*LOG10([.S431]+2)" office:value-type="float" office:value="8.28126745026964" calcext:value-type="float">
            <text:p>8,2812674502696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49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432]=&quot;взв&quot;;11;[.G432]=&quot;накл&quot;;24;[.G432]=&quot;прокл&quot;;25;[.G432]=&quot;пт&quot;;26;[.G432]=90;10;[.G432]=85;10;[.G432]=80;9;[.G432]=75;8;[.G432]=70;8;[.G432]=65;7;[.G432]=60;7;[.G432]=55;6;[.G432]=50;6;[.G432]=45;6;[.G432]=40;5;[.G432]=35;4;[.G432]=30;4;[.G432]=25;3;[.G432]=20;2;[.G432]=15;1;[.G432]=10;1;[.G432]=0;0)" office:value-type="float" office:value="10" calcext:value-type="float">
            <text:p>10</text:p>
          </table:table-cell>
          <table:table-cell table:formula="of:=IF([.H432]&lt;=1;0;IF([.H432]&lt;=10;11;IF([.H432]&lt;=14;12;IF([.H432]&lt;=17;13;IF([.H432]&lt;=20;14;IF([.H432]&lt;=22;15;IF([.H432]&lt;=25;16;IF([.H432]&lt;=27;17;IF([.H432]&lt;=29;18;IF([.H432]&lt;=32;19;IF([.H432]&lt;=34;20;IF([.H432]&lt;=36;21;IF([.H43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32]=&quot;взв&quot;;11;[.K432]=&quot;накл&quot;;24;[.K432]=&quot;прокл&quot;;25;[.K432]=&quot;пт&quot;;26;[.K432]=90;10;[.K432]=85;10;[.K432]=80;9;[.K432]=75;8;[.K432]=70;8;[.K432]=65;7;[.K432]=60;7;[.K432]=55;6;[.K432]=50;6;[.K432]=45;6;[.K432]=40;5;[.K432]=35;4;[.K432]=30;4;[.K432]=25;3;[.K432]=20;2;[.K432]=15;1;[.K432]=10;1;[.K432]=0;0)" office:value-type="float" office:value="10" calcext:value-type="float">
            <text:p>10</text:p>
          </table:table-cell>
          <table:table-cell table:formula="of:=IF([.L432]&lt;=1;0;IF([.L432]&lt;=10;11;IF([.L432]&lt;=14;12;IF([.L432]&lt;=17;13;IF([.L432]&lt;=20;14;IF([.L432]&lt;=22;15;IF([.L432]&lt;=25;16;IF([.L432]&lt;=27;17;IF([.L432]&lt;=29;18;IF([.L432]&lt;=32;19;IF([.L432]&lt;=34;20;IF([.L432]&lt;=36;21;IF([.L43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432]=&quot;взв&quot;;11;[.O432]=&quot;накл&quot;;24;[.O432]=&quot;прокл&quot;;25;[.O432]=&quot;пт&quot;;26;[.O432]=90;10;[.O432]=85;10;[.O432]=80;9;[.O432]=75;8;[.O432]=70;8;[.O432]=65;7;[.O432]=60;7;[.O432]=55;6;[.O432]=50;6;[.O432]=45;6;[.O432]=40;5;[.O432]=35;4;[.O432]=30;4;[.O432]=25;3;[.O432]=20;2;[.O432]=15;1;[.O432]=10;1;[.O432]=0;0)" office:value-type="float" office:value="10" calcext:value-type="float">
            <text:p>10</text:p>
          </table:table-cell>
          <table:table-cell table:formula="of:=IF([.P432]&lt;=1;0;IF([.P432]&lt;=10;11;IF([.P432]&lt;=14;12;IF([.P432]&lt;=17;13;IF([.P432]&lt;=20;14;IF([.P432]&lt;=22;15;IF([.P432]&lt;=25;16;IF([.P432]&lt;=27;17;IF([.P432]&lt;=29;18;IF([.P432]&lt;=32;19;IF([.P432]&lt;=34;20;IF([.P432]&lt;=36;21;IF([.P432]&lt;=40;22;24)))))))))))))" office:value-type="float" office:value="0" calcext:value-type="float">
            <text:p>0</text:p>
          </table:table-cell>
          <table:table-cell table:formula="of:=ROUND(([.I432]+[.J432]+[.M432]+[.N432]+[.Q432]+[.R432])/3;0)" office:value-type="float" office:value="10" calcext:value-type="float">
            <text:p>10</text:p>
          </table:table-cell>
          <table:table-cell table:formula="of:=[.F432]*LOG10([.S432]+2)" office:value-type="float" office:value="9.71263121442862" calcext:value-type="float">
            <text:p>9,712631214428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75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433]=&quot;взв&quot;;11;[.G433]=&quot;накл&quot;;24;[.G433]=&quot;прокл&quot;;25;[.G433]=&quot;пт&quot;;26;[.G433]=90;10;[.G433]=85;10;[.G433]=80;9;[.G433]=75;8;[.G433]=70;8;[.G433]=65;7;[.G433]=60;7;[.G433]=55;6;[.G433]=50;6;[.G433]=45;6;[.G433]=40;5;[.G433]=35;4;[.G433]=30;4;[.G433]=25;3;[.G433]=20;2;[.G433]=15;1;[.G433]=10;1;[.G433]=0;0)" office:value-type="float" office:value="0" calcext:value-type="float">
            <text:p>0</text:p>
          </table:table-cell>
          <table:table-cell table:formula="of:=IF([.H433]&lt;=1;0;IF([.H433]&lt;=10;11;IF([.H433]&lt;=14;12;IF([.H433]&lt;=17;13;IF([.H433]&lt;=20;14;IF([.H433]&lt;=22;15;IF([.H433]&lt;=25;16;IF([.H433]&lt;=27;17;IF([.H433]&lt;=29;18;IF([.H433]&lt;=32;19;IF([.H433]&lt;=34;20;IF([.H433]&lt;=36;21;IF([.H433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433]=&quot;взв&quot;;11;[.K433]=&quot;накл&quot;;24;[.K433]=&quot;прокл&quot;;25;[.K433]=&quot;пт&quot;;26;[.K433]=90;10;[.K433]=85;10;[.K433]=80;9;[.K433]=75;8;[.K433]=70;8;[.K433]=65;7;[.K433]=60;7;[.K433]=55;6;[.K433]=50;6;[.K433]=45;6;[.K433]=40;5;[.K433]=35;4;[.K433]=30;4;[.K433]=25;3;[.K433]=20;2;[.K433]=15;1;[.K433]=10;1;[.K433]=0;0)" office:value-type="float" office:value="0" calcext:value-type="float">
            <text:p>0</text:p>
          </table:table-cell>
          <table:table-cell table:formula="of:=IF([.L433]&lt;=1;0;IF([.L433]&lt;=10;11;IF([.L433]&lt;=14;12;IF([.L433]&lt;=17;13;IF([.L433]&lt;=20;14;IF([.L433]&lt;=22;15;IF([.L433]&lt;=25;16;IF([.L433]&lt;=27;17;IF([.L433]&lt;=29;18;IF([.L433]&lt;=32;19;IF([.L433]&lt;=34;20;IF([.L433]&lt;=36;21;IF([.L433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433]=&quot;взв&quot;;11;[.O433]=&quot;накл&quot;;24;[.O433]=&quot;прокл&quot;;25;[.O433]=&quot;пт&quot;;26;[.O433]=90;10;[.O433]=85;10;[.O433]=80;9;[.O433]=75;8;[.O433]=70;8;[.O433]=65;7;[.O433]=60;7;[.O433]=55;6;[.O433]=50;6;[.O433]=45;6;[.O433]=40;5;[.O433]=35;4;[.O433]=30;4;[.O433]=25;3;[.O433]=20;2;[.O433]=15;1;[.O433]=10;1;[.O433]=0;0)" office:value-type="float" office:value="0" calcext:value-type="float">
            <text:p>0</text:p>
          </table:table-cell>
          <table:table-cell table:formula="of:=IF([.P433]&lt;=1;0;IF([.P433]&lt;=10;11;IF([.P433]&lt;=14;12;IF([.P433]&lt;=17;13;IF([.P433]&lt;=20;14;IF([.P433]&lt;=22;15;IF([.P433]&lt;=25;16;IF([.P433]&lt;=27;17;IF([.P433]&lt;=29;18;IF([.P433]&lt;=32;19;IF([.P433]&lt;=34;20;IF([.P433]&lt;=36;21;IF([.P433]&lt;=40;22;24)))))))))))))" office:value-type="float" office:value="21" calcext:value-type="float">
            <text:p>21</text:p>
          </table:table-cell>
          <table:table-cell table:formula="of:=ROUND(([.I433]+[.J433]+[.M433]+[.N433]+[.Q433]+[.R433])/3;0)" office:value-type="float" office:value="21" calcext:value-type="float">
            <text:p>21</text:p>
          </table:table-cell>
          <table:table-cell table:formula="of:=[.F433]*LOG10([.S433]+2)" office:value-type="float" office:value="13.6172783601759" calcext:value-type="float">
            <text:p>13,617278360175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76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434]=&quot;взв&quot;;11;[.G434]=&quot;накл&quot;;24;[.G434]=&quot;прокл&quot;;25;[.G434]=&quot;пт&quot;;26;[.G434]=90;10;[.G434]=85;10;[.G434]=80;9;[.G434]=75;8;[.G434]=70;8;[.G434]=65;7;[.G434]=60;7;[.G434]=55;6;[.G434]=50;6;[.G434]=45;6;[.G434]=40;5;[.G434]=35;4;[.G434]=30;4;[.G434]=25;3;[.G434]=20;2;[.G434]=15;1;[.G434]=10;1;[.G434]=0;0)" office:value-type="float" office:value="24" calcext:value-type="float">
            <text:p>24</text:p>
          </table:table-cell>
          <table:table-cell table:formula="of:=IF([.H434]&lt;=1;0;IF([.H434]&lt;=10;11;IF([.H434]&lt;=14;12;IF([.H434]&lt;=17;13;IF([.H434]&lt;=20;14;IF([.H434]&lt;=22;15;IF([.H434]&lt;=25;16;IF([.H434]&lt;=27;17;IF([.H434]&lt;=29;18;IF([.H434]&lt;=32;19;IF([.H434]&lt;=34;20;IF([.H434]&lt;=36;21;IF([.H434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434]=&quot;взв&quot;;11;[.K434]=&quot;накл&quot;;24;[.K434]=&quot;прокл&quot;;25;[.K434]=&quot;пт&quot;;26;[.K434]=90;10;[.K434]=85;10;[.K434]=80;9;[.K434]=75;8;[.K434]=70;8;[.K434]=65;7;[.K434]=60;7;[.K434]=55;6;[.K434]=50;6;[.K434]=45;6;[.K434]=40;5;[.K434]=35;4;[.K434]=30;4;[.K434]=25;3;[.K434]=20;2;[.K434]=15;1;[.K434]=10;1;[.K434]=0;0)" office:value-type="float" office:value="24" calcext:value-type="float">
            <text:p>24</text:p>
          </table:table-cell>
          <table:table-cell table:formula="of:=IF([.L434]&lt;=1;0;IF([.L434]&lt;=10;11;IF([.L434]&lt;=14;12;IF([.L434]&lt;=17;13;IF([.L434]&lt;=20;14;IF([.L434]&lt;=22;15;IF([.L434]&lt;=25;16;IF([.L434]&lt;=27;17;IF([.L434]&lt;=29;18;IF([.L434]&lt;=32;19;IF([.L434]&lt;=34;20;IF([.L434]&lt;=36;21;IF([.L434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434]=&quot;взв&quot;;11;[.O434]=&quot;накл&quot;;24;[.O434]=&quot;прокл&quot;;25;[.O434]=&quot;пт&quot;;26;[.O434]=90;10;[.O434]=85;10;[.O434]=80;9;[.O434]=75;8;[.O434]=70;8;[.O434]=65;7;[.O434]=60;7;[.O434]=55;6;[.O434]=50;6;[.O434]=45;6;[.O434]=40;5;[.O434]=35;4;[.O434]=30;4;[.O434]=25;3;[.O434]=20;2;[.O434]=15;1;[.O434]=10;1;[.O434]=0;0)" office:value-type="float" office:value="26" calcext:value-type="float">
            <text:p>26</text:p>
          </table:table-cell>
          <table:table-cell table:formula="of:=IF([.P434]&lt;=1;0;IF([.P434]&lt;=10;11;IF([.P434]&lt;=14;12;IF([.P434]&lt;=17;13;IF([.P434]&lt;=20;14;IF([.P434]&lt;=22;15;IF([.P434]&lt;=25;16;IF([.P434]&lt;=27;17;IF([.P434]&lt;=29;18;IF([.P434]&lt;=32;19;IF([.P434]&lt;=34;20;IF([.P434]&lt;=36;21;IF([.P434]&lt;=40;22;24)))))))))))))" office:value-type="float" office:value="0" calcext:value-type="float">
            <text:p>0</text:p>
          </table:table-cell>
          <table:table-cell table:formula="of:=ROUND(([.I434]+[.J434]+[.M434]+[.N434]+[.Q434]+[.R434])/3;0)" office:value-type="float" office:value="25" calcext:value-type="float">
            <text:p>25</text:p>
          </table:table-cell>
          <table:table-cell table:formula="of:=[.F434]*LOG10([.S434]+2)" office:value-type="float" office:value="14.3136376415899" calcext:value-type="float">
            <text:p>14,313637641589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77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435]=&quot;взв&quot;;11;[.G435]=&quot;накл&quot;;24;[.G435]=&quot;прокл&quot;;25;[.G435]=&quot;пт&quot;;26;[.G435]=90;10;[.G435]=85;10;[.G435]=80;9;[.G435]=75;8;[.G435]=70;8;[.G435]=65;7;[.G435]=60;7;[.G435]=55;6;[.G435]=50;6;[.G435]=45;6;[.G435]=40;5;[.G435]=35;4;[.G435]=30;4;[.G435]=25;3;[.G435]=20;2;[.G435]=15;1;[.G435]=10;1;[.G435]=0;0)" office:value-type="float" office:value="25" calcext:value-type="float">
            <text:p>25</text:p>
          </table:table-cell>
          <table:table-cell table:formula="of:=IF([.H435]&lt;=1;0;IF([.H435]&lt;=10;11;IF([.H435]&lt;=14;12;IF([.H435]&lt;=17;13;IF([.H435]&lt;=20;14;IF([.H435]&lt;=22;15;IF([.H435]&lt;=25;16;IF([.H435]&lt;=27;17;IF([.H435]&lt;=29;18;IF([.H435]&lt;=32;19;IF([.H435]&lt;=34;20;IF([.H435]&lt;=36;21;IF([.H435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435]=&quot;взв&quot;;11;[.K435]=&quot;накл&quot;;24;[.K435]=&quot;прокл&quot;;25;[.K435]=&quot;пт&quot;;26;[.K435]=90;10;[.K435]=85;10;[.K435]=80;9;[.K435]=75;8;[.K435]=70;8;[.K435]=65;7;[.K435]=60;7;[.K435]=55;6;[.K435]=50;6;[.K435]=45;6;[.K435]=40;5;[.K435]=35;4;[.K435]=30;4;[.K435]=25;3;[.K435]=20;2;[.K435]=15;1;[.K435]=10;1;[.K435]=0;0)" office:value-type="float" office:value="25" calcext:value-type="float">
            <text:p>25</text:p>
          </table:table-cell>
          <table:table-cell table:formula="of:=IF([.L435]&lt;=1;0;IF([.L435]&lt;=10;11;IF([.L435]&lt;=14;12;IF([.L435]&lt;=17;13;IF([.L435]&lt;=20;14;IF([.L435]&lt;=22;15;IF([.L435]&lt;=25;16;IF([.L435]&lt;=27;17;IF([.L435]&lt;=29;18;IF([.L435]&lt;=32;19;IF([.L435]&lt;=34;20;IF([.L435]&lt;=36;21;IF([.L435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435]=&quot;взв&quot;;11;[.O435]=&quot;накл&quot;;24;[.O435]=&quot;прокл&quot;;25;[.O435]=&quot;пт&quot;;26;[.O435]=90;10;[.O435]=85;10;[.O435]=80;9;[.O435]=75;8;[.O435]=70;8;[.O435]=65;7;[.O435]=60;7;[.O435]=55;6;[.O435]=50;6;[.O435]=45;6;[.O435]=40;5;[.O435]=35;4;[.O435]=30;4;[.O435]=25;3;[.O435]=20;2;[.O435]=15;1;[.O435]=10;1;[.O435]=0;0)" office:value-type="float" office:value="26" calcext:value-type="float">
            <text:p>26</text:p>
          </table:table-cell>
          <table:table-cell table:formula="of:=IF([.P435]&lt;=1;0;IF([.P435]&lt;=10;11;IF([.P435]&lt;=14;12;IF([.P435]&lt;=17;13;IF([.P435]&lt;=20;14;IF([.P435]&lt;=22;15;IF([.P435]&lt;=25;16;IF([.P435]&lt;=27;17;IF([.P435]&lt;=29;18;IF([.P435]&lt;=32;19;IF([.P435]&lt;=34;20;IF([.P435]&lt;=36;21;IF([.P435]&lt;=40;22;24)))))))))))))" office:value-type="float" office:value="0" calcext:value-type="float">
            <text:p>0</text:p>
          </table:table-cell>
          <table:table-cell table:formula="of:=ROUND(([.I435]+[.J435]+[.M435]+[.N435]+[.Q435]+[.R435])/3;0)" office:value-type="float" office:value="25" calcext:value-type="float">
            <text:p>25</text:p>
          </table:table-cell>
          <table:table-cell table:formula="of:=[.F435]*LOG10([.S435]+2)" office:value-type="float" office:value="14.3136376415899" calcext:value-type="float">
            <text:p>14,313637641589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82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436]=&quot;взв&quot;;11;[.G436]=&quot;накл&quot;;24;[.G436]=&quot;прокл&quot;;25;[.G436]=&quot;пт&quot;;26;[.G436]=90;10;[.G436]=85;10;[.G436]=80;9;[.G436]=75;8;[.G436]=70;8;[.G436]=65;7;[.G436]=60;7;[.G436]=55;6;[.G436]=50;6;[.G436]=45;6;[.G436]=40;5;[.G436]=35;4;[.G436]=30;4;[.G436]=25;3;[.G436]=20;2;[.G436]=15;1;[.G436]=10;1;[.G436]=0;0)" office:value-type="float" office:value="6" calcext:value-type="float">
            <text:p>6</text:p>
          </table:table-cell>
          <table:table-cell table:formula="of:=IF([.H436]&lt;=1;0;IF([.H436]&lt;=10;11;IF([.H436]&lt;=14;12;IF([.H436]&lt;=17;13;IF([.H436]&lt;=20;14;IF([.H436]&lt;=22;15;IF([.H436]&lt;=25;16;IF([.H436]&lt;=27;17;IF([.H436]&lt;=29;18;IF([.H436]&lt;=32;19;IF([.H436]&lt;=34;20;IF([.H436]&lt;=36;21;IF([.H436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436]=&quot;взв&quot;;11;[.K436]=&quot;накл&quot;;24;[.K436]=&quot;прокл&quot;;25;[.K436]=&quot;пт&quot;;26;[.K436]=90;10;[.K436]=85;10;[.K436]=80;9;[.K436]=75;8;[.K436]=70;8;[.K436]=65;7;[.K436]=60;7;[.K436]=55;6;[.K436]=50;6;[.K436]=45;6;[.K436]=40;5;[.K436]=35;4;[.K436]=30;4;[.K436]=25;3;[.K436]=20;2;[.K436]=15;1;[.K436]=10;1;[.K436]=0;0)" office:value-type="float" office:value="6" calcext:value-type="float">
            <text:p>6</text:p>
          </table:table-cell>
          <table:table-cell table:formula="of:=IF([.L436]&lt;=1;0;IF([.L436]&lt;=10;11;IF([.L436]&lt;=14;12;IF([.L436]&lt;=17;13;IF([.L436]&lt;=20;14;IF([.L436]&lt;=22;15;IF([.L436]&lt;=25;16;IF([.L436]&lt;=27;17;IF([.L436]&lt;=29;18;IF([.L436]&lt;=32;19;IF([.L436]&lt;=34;20;IF([.L436]&lt;=36;21;IF([.L436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436]=&quot;взв&quot;;11;[.O436]=&quot;накл&quot;;24;[.O436]=&quot;прокл&quot;;25;[.O436]=&quot;пт&quot;;26;[.O436]=90;10;[.O436]=85;10;[.O436]=80;9;[.O436]=75;8;[.O436]=70;8;[.O436]=65;7;[.O436]=60;7;[.O436]=55;6;[.O436]=50;6;[.O436]=45;6;[.O436]=40;5;[.O436]=35;4;[.O436]=30;4;[.O436]=25;3;[.O436]=20;2;[.O436]=15;1;[.O436]=10;1;[.O436]=0;0)" office:value-type="float" office:value="7" calcext:value-type="float">
            <text:p>7</text:p>
          </table:table-cell>
          <table:table-cell table:formula="of:=IF([.P436]&lt;=1;0;IF([.P436]&lt;=10;11;IF([.P436]&lt;=14;12;IF([.P436]&lt;=17;13;IF([.P436]&lt;=20;14;IF([.P436]&lt;=22;15;IF([.P436]&lt;=25;16;IF([.P436]&lt;=27;17;IF([.P436]&lt;=29;18;IF([.P436]&lt;=32;19;IF([.P436]&lt;=34;20;IF([.P436]&lt;=36;21;IF([.P436]&lt;=40;22;24)))))))))))))" office:value-type="float" office:value="0" calcext:value-type="float">
            <text:p>0</text:p>
          </table:table-cell>
          <table:table-cell table:formula="of:=ROUND(([.I436]+[.J436]+[.M436]+[.N436]+[.Q436]+[.R436])/3;0)" office:value-type="float" office:value="6" calcext:value-type="float">
            <text:p>6</text:p>
          </table:table-cell>
          <table:table-cell table:formula="of:=[.F436]*LOG10([.S436]+2)" office:value-type="float" office:value="9.03089986991944" calcext:value-type="float">
            <text:p>9,0308998699194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64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437]=&quot;взв&quot;;11;[.G437]=&quot;накл&quot;;24;[.G437]=&quot;прокл&quot;;25;[.G437]=&quot;пт&quot;;26;[.G437]=90;10;[.G437]=85;10;[.G437]=80;9;[.G437]=75;8;[.G437]=70;8;[.G437]=65;7;[.G437]=60;7;[.G437]=55;6;[.G437]=50;6;[.G437]=45;6;[.G437]=40;5;[.G437]=35;4;[.G437]=30;4;[.G437]=25;3;[.G437]=20;2;[.G437]=15;1;[.G437]=10;1;[.G437]=0;0)" office:value-type="float" office:value="0" calcext:value-type="float">
            <text:p>0</text:p>
          </table:table-cell>
          <table:table-cell table:formula="of:=IF([.H437]&lt;=1;0;IF([.H437]&lt;=10;11;IF([.H437]&lt;=14;12;IF([.H437]&lt;=17;13;IF([.H437]&lt;=20;14;IF([.H437]&lt;=22;15;IF([.H437]&lt;=25;16;IF([.H437]&lt;=27;17;IF([.H437]&lt;=29;18;IF([.H437]&lt;=32;19;IF([.H437]&lt;=34;20;IF([.H437]&lt;=36;21;IF([.H437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437]=&quot;взв&quot;;11;[.K437]=&quot;накл&quot;;24;[.K437]=&quot;прокл&quot;;25;[.K437]=&quot;пт&quot;;26;[.K437]=90;10;[.K437]=85;10;[.K437]=80;9;[.K437]=75;8;[.K437]=70;8;[.K437]=65;7;[.K437]=60;7;[.K437]=55;6;[.K437]=50;6;[.K437]=45;6;[.K437]=40;5;[.K437]=35;4;[.K437]=30;4;[.K437]=25;3;[.K437]=20;2;[.K437]=15;1;[.K437]=10;1;[.K437]=0;0)" office:value-type="float" office:value="0" calcext:value-type="float">
            <text:p>0</text:p>
          </table:table-cell>
          <table:table-cell table:formula="of:=IF([.L437]&lt;=1;0;IF([.L437]&lt;=10;11;IF([.L437]&lt;=14;12;IF([.L437]&lt;=17;13;IF([.L437]&lt;=20;14;IF([.L437]&lt;=22;15;IF([.L437]&lt;=25;16;IF([.L437]&lt;=27;17;IF([.L437]&lt;=29;18;IF([.L437]&lt;=32;19;IF([.L437]&lt;=34;20;IF([.L437]&lt;=36;21;IF([.L437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437]=&quot;взв&quot;;11;[.O437]=&quot;накл&quot;;24;[.O437]=&quot;прокл&quot;;25;[.O437]=&quot;пт&quot;;26;[.O437]=90;10;[.O437]=85;10;[.O437]=80;9;[.O437]=75;8;[.O437]=70;8;[.O437]=65;7;[.O437]=60;7;[.O437]=55;6;[.O437]=50;6;[.O437]=45;6;[.O437]=40;5;[.O437]=35;4;[.O437]=30;4;[.O437]=25;3;[.O437]=20;2;[.O437]=15;1;[.O437]=10;1;[.O437]=0;0)" office:value-type="float" office:value="0" calcext:value-type="float">
            <text:p>0</text:p>
          </table:table-cell>
          <table:table-cell table:formula="of:=IF([.P437]&lt;=1;0;IF([.P437]&lt;=10;11;IF([.P437]&lt;=14;12;IF([.P437]&lt;=17;13;IF([.P437]&lt;=20;14;IF([.P437]&lt;=22;15;IF([.P437]&lt;=25;16;IF([.P437]&lt;=27;17;IF([.P437]&lt;=29;18;IF([.P437]&lt;=32;19;IF([.P437]&lt;=34;20;IF([.P437]&lt;=36;21;IF([.P437]&lt;=40;22;24)))))))))))))" office:value-type="float" office:value="19" calcext:value-type="float">
            <text:p>19</text:p>
          </table:table-cell>
          <table:table-cell table:formula="of:=ROUND(([.I437]+[.J437]+[.M437]+[.N437]+[.Q437]+[.R437])/3;0)" office:value-type="float" office:value="19" calcext:value-type="float">
            <text:p>19</text:p>
          </table:table-cell>
          <table:table-cell table:formula="of:=[.F437]*LOG10([.S437]+2)" office:value-type="float" office:value="19.8332894210088" calcext:value-type="float">
            <text:p>19,833289421008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867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438]=&quot;взв&quot;;11;[.G438]=&quot;накл&quot;;24;[.G438]=&quot;прокл&quot;;25;[.G438]=&quot;пт&quot;;26;[.G438]=90;10;[.G438]=85;10;[.G438]=80;9;[.G438]=75;8;[.G438]=70;8;[.G438]=65;7;[.G438]=60;7;[.G438]=55;6;[.G438]=50;6;[.G438]=45;6;[.G438]=40;5;[.G438]=35;4;[.G438]=30;4;[.G438]=25;3;[.G438]=20;2;[.G438]=15;1;[.G438]=10;1;[.G438]=0;0)" office:value-type="float" office:value="26" calcext:value-type="float">
            <text:p>26</text:p>
          </table:table-cell>
          <table:table-cell table:formula="of:=IF([.H438]&lt;=1;0;IF([.H438]&lt;=10;11;IF([.H438]&lt;=14;12;IF([.H438]&lt;=17;13;IF([.H438]&lt;=20;14;IF([.H438]&lt;=22;15;IF([.H438]&lt;=25;16;IF([.H438]&lt;=27;17;IF([.H438]&lt;=29;18;IF([.H438]&lt;=32;19;IF([.H438]&lt;=34;20;IF([.H438]&lt;=36;21;IF([.H43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438]=&quot;взв&quot;;11;[.K438]=&quot;накл&quot;;24;[.K438]=&quot;прокл&quot;;25;[.K438]=&quot;пт&quot;;26;[.K438]=90;10;[.K438]=85;10;[.K438]=80;9;[.K438]=75;8;[.K438]=70;8;[.K438]=65;7;[.K438]=60;7;[.K438]=55;6;[.K438]=50;6;[.K438]=45;6;[.K438]=40;5;[.K438]=35;4;[.K438]=30;4;[.K438]=25;3;[.K438]=20;2;[.K438]=15;1;[.K438]=10;1;[.K438]=0;0)" office:value-type="float" office:value="26" calcext:value-type="float">
            <text:p>26</text:p>
          </table:table-cell>
          <table:table-cell table:formula="of:=IF([.L438]&lt;=1;0;IF([.L438]&lt;=10;11;IF([.L438]&lt;=14;12;IF([.L438]&lt;=17;13;IF([.L438]&lt;=20;14;IF([.L438]&lt;=22;15;IF([.L438]&lt;=25;16;IF([.L438]&lt;=27;17;IF([.L438]&lt;=29;18;IF([.L438]&lt;=32;19;IF([.L438]&lt;=34;20;IF([.L438]&lt;=36;21;IF([.L43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438]=&quot;взв&quot;;11;[.O438]=&quot;накл&quot;;24;[.O438]=&quot;прокл&quot;;25;[.O438]=&quot;пт&quot;;26;[.O438]=90;10;[.O438]=85;10;[.O438]=80;9;[.O438]=75;8;[.O438]=70;8;[.O438]=65;7;[.O438]=60;7;[.O438]=55;6;[.O438]=50;6;[.O438]=45;6;[.O438]=40;5;[.O438]=35;4;[.O438]=30;4;[.O438]=25;3;[.O438]=20;2;[.O438]=15;1;[.O438]=10;1;[.O438]=0;0)" office:value-type="float" office:value="26" calcext:value-type="float">
            <text:p>26</text:p>
          </table:table-cell>
          <table:table-cell table:formula="of:=IF([.P438]&lt;=1;0;IF([.P438]&lt;=10;11;IF([.P438]&lt;=14;12;IF([.P438]&lt;=17;13;IF([.P438]&lt;=20;14;IF([.P438]&lt;=22;15;IF([.P438]&lt;=25;16;IF([.P438]&lt;=27;17;IF([.P438]&lt;=29;18;IF([.P438]&lt;=32;19;IF([.P438]&lt;=34;20;IF([.P438]&lt;=36;21;IF([.P438]&lt;=40;22;24)))))))))))))" office:value-type="float" office:value="0" calcext:value-type="float">
            <text:p>0</text:p>
          </table:table-cell>
          <table:table-cell table:formula="of:=ROUND(([.I438]+[.J438]+[.M438]+[.N438]+[.Q438]+[.R438])/3;0)" office:value-type="float" office:value="26" calcext:value-type="float">
            <text:p>26</text:p>
          </table:table-cell>
          <table:table-cell table:formula="of:=[.F438]*LOG10([.S438]+2)" office:value-type="float" office:value="21.7073704701333" calcext:value-type="float">
            <text:p>21,707370470133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459</text:p>
          </table:table-cell>
          <table:table-cell table:style-name="ce5" office:value-type="date" office:date-value="2010-06-14" calcext:value-type="date">
            <text:p>14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439]=&quot;взв&quot;;11;[.G439]=&quot;накл&quot;;24;[.G439]=&quot;прокл&quot;;25;[.G439]=&quot;пт&quot;;26;[.G439]=90;10;[.G439]=85;10;[.G439]=80;9;[.G439]=75;8;[.G439]=70;8;[.G439]=65;7;[.G439]=60;7;[.G439]=55;6;[.G439]=50;6;[.G439]=45;6;[.G439]=40;5;[.G439]=35;4;[.G439]=30;4;[.G439]=25;3;[.G439]=20;2;[.G439]=15;1;[.G439]=10;1;[.G439]=0;0)" office:value-type="float" office:value="0" calcext:value-type="float">
            <text:p>0</text:p>
          </table:table-cell>
          <table:table-cell table:formula="of:=IF([.H439]&lt;=1;0;IF([.H439]&lt;=10;11;IF([.H439]&lt;=14;12;IF([.H439]&lt;=17;13;IF([.H439]&lt;=20;14;IF([.H439]&lt;=22;15;IF([.H439]&lt;=25;16;IF([.H439]&lt;=27;17;IF([.H439]&lt;=29;18;IF([.H439]&lt;=32;19;IF([.H439]&lt;=34;20;IF([.H439]&lt;=36;21;IF([.H439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439]=&quot;взв&quot;;11;[.K439]=&quot;накл&quot;;24;[.K439]=&quot;прокл&quot;;25;[.K439]=&quot;пт&quot;;26;[.K439]=90;10;[.K439]=85;10;[.K439]=80;9;[.K439]=75;8;[.K439]=70;8;[.K439]=65;7;[.K439]=60;7;[.K439]=55;6;[.K439]=50;6;[.K439]=45;6;[.K439]=40;5;[.K439]=35;4;[.K439]=30;4;[.K439]=25;3;[.K439]=20;2;[.K439]=15;1;[.K439]=10;1;[.K439]=0;0)" office:value-type="float" office:value="0" calcext:value-type="float">
            <text:p>0</text:p>
          </table:table-cell>
          <table:table-cell table:formula="of:=IF([.L439]&lt;=1;0;IF([.L439]&lt;=10;11;IF([.L439]&lt;=14;12;IF([.L439]&lt;=17;13;IF([.L439]&lt;=20;14;IF([.L439]&lt;=22;15;IF([.L439]&lt;=25;16;IF([.L439]&lt;=27;17;IF([.L439]&lt;=29;18;IF([.L439]&lt;=32;19;IF([.L439]&lt;=34;20;IF([.L439]&lt;=36;21;IF([.L439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439]=&quot;взв&quot;;11;[.O439]=&quot;накл&quot;;24;[.O439]=&quot;прокл&quot;;25;[.O439]=&quot;пт&quot;;26;[.O439]=90;10;[.O439]=85;10;[.O439]=80;9;[.O439]=75;8;[.O439]=70;8;[.O439]=65;7;[.O439]=60;7;[.O439]=55;6;[.O439]=50;6;[.O439]=45;6;[.O439]=40;5;[.O439]=35;4;[.O439]=30;4;[.O439]=25;3;[.O439]=20;2;[.O439]=15;1;[.O439]=10;1;[.O439]=0;0)" office:value-type="float" office:value="0" calcext:value-type="float">
            <text:p>0</text:p>
          </table:table-cell>
          <table:table-cell table:formula="of:=IF([.P439]&lt;=1;0;IF([.P439]&lt;=10;11;IF([.P439]&lt;=14;12;IF([.P439]&lt;=17;13;IF([.P439]&lt;=20;14;IF([.P439]&lt;=22;15;IF([.P439]&lt;=25;16;IF([.P439]&lt;=27;17;IF([.P439]&lt;=29;18;IF([.P439]&lt;=32;19;IF([.P439]&lt;=34;20;IF([.P439]&lt;=36;21;IF([.P439]&lt;=40;22;24)))))))))))))" office:value-type="float" office:value="24" calcext:value-type="float">
            <text:p>24</text:p>
          </table:table-cell>
          <table:table-cell table:formula="of:=ROUND(([.I439]+[.J439]+[.M439]+[.N439]+[.Q439]+[.R439])/3;0)" office:value-type="float" office:value="23" calcext:value-type="float">
            <text:p>23</text:p>
          </table:table-cell>
          <table:table-cell table:formula="of:=[.F439]*LOG10([.S439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52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tolbov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440]=&quot;взв&quot;;11;[.G440]=&quot;накл&quot;;24;[.G440]=&quot;прокл&quot;;25;[.G440]=&quot;пт&quot;;26;[.G440]=90;10;[.G440]=85;10;[.G440]=80;9;[.G440]=75;8;[.G440]=70;8;[.G440]=65;7;[.G440]=60;7;[.G440]=55;6;[.G440]=50;6;[.G440]=45;6;[.G440]=40;5;[.G440]=35;4;[.G440]=30;4;[.G440]=25;3;[.G440]=20;2;[.G440]=15;1;[.G440]=10;1;[.G440]=0;0)" office:value-type="float" office:value="24" calcext:value-type="float">
            <text:p>24</text:p>
          </table:table-cell>
          <table:table-cell table:formula="of:=IF([.H440]&lt;=1;0;IF([.H440]&lt;=10;11;IF([.H440]&lt;=14;12;IF([.H440]&lt;=17;13;IF([.H440]&lt;=20;14;IF([.H440]&lt;=22;15;IF([.H440]&lt;=25;16;IF([.H440]&lt;=27;17;IF([.H440]&lt;=29;18;IF([.H440]&lt;=32;19;IF([.H440]&lt;=34;20;IF([.H440]&lt;=36;21;IF([.H44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440]=&quot;взв&quot;;11;[.K440]=&quot;накл&quot;;24;[.K440]=&quot;прокл&quot;;25;[.K440]=&quot;пт&quot;;26;[.K440]=90;10;[.K440]=85;10;[.K440]=80;9;[.K440]=75;8;[.K440]=70;8;[.K440]=65;7;[.K440]=60;7;[.K440]=55;6;[.K440]=50;6;[.K440]=45;6;[.K440]=40;5;[.K440]=35;4;[.K440]=30;4;[.K440]=25;3;[.K440]=20;2;[.K440]=15;1;[.K440]=10;1;[.K440]=0;0)" office:value-type="float" office:value="0" calcext:value-type="float">
            <text:p>0</text:p>
          </table:table-cell>
          <table:table-cell table:formula="of:=IF([.L440]&lt;=1;0;IF([.L440]&lt;=10;11;IF([.L440]&lt;=14;12;IF([.L440]&lt;=17;13;IF([.L440]&lt;=20;14;IF([.L440]&lt;=22;15;IF([.L440]&lt;=25;16;IF([.L440]&lt;=27;17;IF([.L440]&lt;=29;18;IF([.L440]&lt;=32;19;IF([.L440]&lt;=34;20;IF([.L440]&lt;=36;21;IF([.L44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40]=&quot;взв&quot;;11;[.O440]=&quot;накл&quot;;24;[.O440]=&quot;прокл&quot;;25;[.O440]=&quot;пт&quot;;26;[.O440]=90;10;[.O440]=85;10;[.O440]=80;9;[.O440]=75;8;[.O440]=70;8;[.O440]=65;7;[.O440]=60;7;[.O440]=55;6;[.O440]=50;6;[.O440]=45;6;[.O440]=40;5;[.O440]=35;4;[.O440]=30;4;[.O440]=25;3;[.O440]=20;2;[.O440]=15;1;[.O440]=10;1;[.O440]=0;0)" office:value-type="float" office:value="0" calcext:value-type="float">
            <text:p>0</text:p>
          </table:table-cell>
          <table:table-cell table:formula="of:=IF([.P440]&lt;=1;0;IF([.P440]&lt;=10;11;IF([.P440]&lt;=14;12;IF([.P440]&lt;=17;13;IF([.P440]&lt;=20;14;IF([.P440]&lt;=22;15;IF([.P440]&lt;=25;16;IF([.P440]&lt;=27;17;IF([.P440]&lt;=29;18;IF([.P440]&lt;=32;19;IF([.P440]&lt;=34;20;IF([.P440]&lt;=36;21;IF([.P440]&lt;=40;22;24)))))))))))))" office:value-type="float" office:value="0" calcext:value-type="float">
            <text:p>0</text:p>
          </table:table-cell>
          <table:table-cell table:formula="of:=ROUND(([.I440]+[.J440]+[.M440]+[.N440]+[.Q440]+[.R440])/1;0)" office:value-type="float" office:value="24" calcext:value-type="float">
            <text:p>24</text:p>
          </table:table-cell>
          <table:table-cell table:formula="of:=[.F440]*LOG10([.S440]+2)" office:value-type="float" office:value="1.41497334797082" calcext:value-type="float">
            <text:p>1,4149733479708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46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tolbovay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441]=&quot;взв&quot;;11;[.G441]=&quot;накл&quot;;24;[.G441]=&quot;прокл&quot;;25;[.G441]=&quot;пт&quot;;26;[.G441]=90;10;[.G441]=85;10;[.G441]=80;9;[.G441]=75;8;[.G441]=70;8;[.G441]=65;7;[.G441]=60;7;[.G441]=55;6;[.G441]=50;6;[.G441]=45;6;[.G441]=40;5;[.G441]=35;4;[.G441]=30;4;[.G441]=25;3;[.G441]=20;2;[.G441]=15;1;[.G441]=10;1;[.G441]=0;0)" office:value-type="float" office:value="0" calcext:value-type="float">
            <text:p>0</text:p>
          </table:table-cell>
          <table:table-cell table:formula="of:=IF([.H441]&lt;=1;0;IF([.H441]&lt;=10;11;IF([.H441]&lt;=14;12;IF([.H441]&lt;=17;13;IF([.H441]&lt;=20;14;IF([.H441]&lt;=22;15;IF([.H441]&lt;=25;16;IF([.H441]&lt;=27;17;IF([.H441]&lt;=29;18;IF([.H441]&lt;=32;19;IF([.H441]&lt;=34;20;IF([.H441]&lt;=36;21;IF([.H441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441]=&quot;взв&quot;;11;[.K441]=&quot;накл&quot;;24;[.K441]=&quot;прокл&quot;;25;[.K441]=&quot;пт&quot;;26;[.K441]=90;10;[.K441]=85;10;[.K441]=80;9;[.K441]=75;8;[.K441]=70;8;[.K441]=65;7;[.K441]=60;7;[.K441]=55;6;[.K441]=50;6;[.K441]=45;6;[.K441]=40;5;[.K441]=35;4;[.K441]=30;4;[.K441]=25;3;[.K441]=20;2;[.K441]=15;1;[.K441]=10;1;[.K441]=0;0)" office:value-type="float" office:value="0" calcext:value-type="float">
            <text:p>0</text:p>
          </table:table-cell>
          <table:table-cell table:formula="of:=IF([.L441]&lt;=1;0;IF([.L441]&lt;=10;11;IF([.L441]&lt;=14;12;IF([.L441]&lt;=17;13;IF([.L441]&lt;=20;14;IF([.L441]&lt;=22;15;IF([.L441]&lt;=25;16;IF([.L441]&lt;=27;17;IF([.L441]&lt;=29;18;IF([.L441]&lt;=32;19;IF([.L441]&lt;=34;20;IF([.L441]&lt;=36;21;IF([.L441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441]=&quot;взв&quot;;11;[.O441]=&quot;накл&quot;;24;[.O441]=&quot;прокл&quot;;25;[.O441]=&quot;пт&quot;;26;[.O441]=90;10;[.O441]=85;10;[.O441]=80;9;[.O441]=75;8;[.O441]=70;8;[.O441]=65;7;[.O441]=60;7;[.O441]=55;6;[.O441]=50;6;[.O441]=45;6;[.O441]=40;5;[.O441]=35;4;[.O441]=30;4;[.O441]=25;3;[.O441]=20;2;[.O441]=15;1;[.O441]=10;1;[.O441]=0;0)" office:value-type="float" office:value="0" calcext:value-type="float">
            <text:p>0</text:p>
          </table:table-cell>
          <table:table-cell table:formula="of:=IF([.P441]&lt;=1;0;IF([.P441]&lt;=10;11;IF([.P441]&lt;=14;12;IF([.P441]&lt;=17;13;IF([.P441]&lt;=20;14;IF([.P441]&lt;=22;15;IF([.P441]&lt;=25;16;IF([.P441]&lt;=27;17;IF([.P441]&lt;=29;18;IF([.P441]&lt;=32;19;IF([.P441]&lt;=34;20;IF([.P441]&lt;=36;21;IF([.P441]&lt;=40;22;24)))))))))))))" office:value-type="float" office:value="20" calcext:value-type="float">
            <text:p>20</text:p>
          </table:table-cell>
          <table:table-cell table:formula="of:=ROUND(([.I441]+[.J441]+[.M441]+[.N441]+[.Q441]+[.R441])/3;0)" office:value-type="float" office:value="21" calcext:value-type="float">
            <text:p>21</text:p>
          </table:table-cell>
          <table:table-cell table:formula="of:=[.F441]*LOG10([.S441]+2)" office:value-type="float" office:value="4.08518350805278" calcext:value-type="float">
            <text:p>4,0851835080527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49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tolbov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442]=&quot;взв&quot;;11;[.G442]=&quot;накл&quot;;24;[.G442]=&quot;прокл&quot;;25;[.G442]=&quot;пт&quot;;26;[.G442]=90;10;[.G442]=85;10;[.G442]=80;9;[.G442]=75;8;[.G442]=70;8;[.G442]=65;7;[.G442]=60;7;[.G442]=55;6;[.G442]=50;6;[.G442]=45;6;[.G442]=40;5;[.G442]=35;4;[.G442]=30;4;[.G442]=25;3;[.G442]=20;2;[.G442]=15;1;[.G442]=10;1;[.G442]=0;0)" office:value-type="float" office:value="26" calcext:value-type="float">
            <text:p>26</text:p>
          </table:table-cell>
          <table:table-cell table:formula="of:=IF([.H442]&lt;=1;0;IF([.H442]&lt;=10;11;IF([.H442]&lt;=14;12;IF([.H442]&lt;=17;13;IF([.H442]&lt;=20;14;IF([.H442]&lt;=22;15;IF([.H442]&lt;=25;16;IF([.H442]&lt;=27;17;IF([.H442]&lt;=29;18;IF([.H442]&lt;=32;19;IF([.H442]&lt;=34;20;IF([.H442]&lt;=36;21;IF([.H44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442]=&quot;взв&quot;;11;[.K442]=&quot;накл&quot;;24;[.K442]=&quot;прокл&quot;;25;[.K442]=&quot;пт&quot;;26;[.K442]=90;10;[.K442]=85;10;[.K442]=80;9;[.K442]=75;8;[.K442]=70;8;[.K442]=65;7;[.K442]=60;7;[.K442]=55;6;[.K442]=50;6;[.K442]=45;6;[.K442]=40;5;[.K442]=35;4;[.K442]=30;4;[.K442]=25;3;[.K442]=20;2;[.K442]=15;1;[.K442]=10;1;[.K442]=0;0)" office:value-type="float" office:value="26" calcext:value-type="float">
            <text:p>26</text:p>
          </table:table-cell>
          <table:table-cell table:formula="of:=IF([.L442]&lt;=1;0;IF([.L442]&lt;=10;11;IF([.L442]&lt;=14;12;IF([.L442]&lt;=17;13;IF([.L442]&lt;=20;14;IF([.L442]&lt;=22;15;IF([.L442]&lt;=25;16;IF([.L442]&lt;=27;17;IF([.L442]&lt;=29;18;IF([.L442]&lt;=32;19;IF([.L442]&lt;=34;20;IF([.L442]&lt;=36;21;IF([.L44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442]=&quot;взв&quot;;11;[.O442]=&quot;накл&quot;;24;[.O442]=&quot;прокл&quot;;25;[.O442]=&quot;пт&quot;;26;[.O442]=90;10;[.O442]=85;10;[.O442]=80;9;[.O442]=75;8;[.O442]=70;8;[.O442]=65;7;[.O442]=60;7;[.O442]=55;6;[.O442]=50;6;[.O442]=45;6;[.O442]=40;5;[.O442]=35;4;[.O442]=30;4;[.O442]=25;3;[.O442]=20;2;[.O442]=15;1;[.O442]=10;1;[.O442]=0;0)" office:value-type="float" office:value="26" calcext:value-type="float">
            <text:p>26</text:p>
          </table:table-cell>
          <table:table-cell table:formula="of:=IF([.P442]&lt;=1;0;IF([.P442]&lt;=10;11;IF([.P442]&lt;=14;12;IF([.P442]&lt;=17;13;IF([.P442]&lt;=20;14;IF([.P442]&lt;=22;15;IF([.P442]&lt;=25;16;IF([.P442]&lt;=27;17;IF([.P442]&lt;=29;18;IF([.P442]&lt;=32;19;IF([.P442]&lt;=34;20;IF([.P442]&lt;=36;21;IF([.P442]&lt;=40;22;24)))))))))))))" office:value-type="float" office:value="0" calcext:value-type="float">
            <text:p>0</text:p>
          </table:table-cell>
          <table:table-cell table:formula="of:=ROUND(([.I442]+[.J442]+[.M442]+[.N442]+[.Q442]+[.R442])/3;0)" office:value-type="float" office:value="26" calcext:value-type="float">
            <text:p>26</text:p>
          </table:table-cell>
          <table:table-cell table:formula="of:=[.F442]*LOG10([.S442]+2)" office:value-type="float" office:value="4.34147409402666" calcext:value-type="float">
            <text:p>4,3414740940266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45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tolbovaya</text:p>
          </table:table-cell>
          <table:table-cell office:value-type="float" office:value="4" calcext:value-type="float">
            <text:p>4</text:p>
          </table:table-cell>
          <table:table-cell table:style-name="ce62"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443]=&quot;взв&quot;;11;[.G443]=&quot;накл&quot;;24;[.G443]=&quot;прокл&quot;;25;[.G443]=&quot;пт&quot;;26;[.G443]=90;10;[.G443]=85;10;[.G443]=80;9;[.G443]=75;8;[.G443]=70;8;[.G443]=65;7;[.G443]=60;7;[.G443]=55;6;[.G443]=50;6;[.G443]=45;6;[.G443]=40;5;[.G443]=35;4;[.G443]=30;4;[.G443]=25;3;[.G443]=20;2;[.G443]=15;1;[.G443]=10;1;[.G443]=0;0)" office:value-type="float" office:value="0" calcext:value-type="float">
            <text:p>0</text:p>
          </table:table-cell>
          <table:table-cell table:formula="of:=IF([.H443]&lt;=1;0;IF([.H443]&lt;=10;11;IF([.H443]&lt;=14;12;IF([.H443]&lt;=17;13;IF([.H443]&lt;=20;14;IF([.H443]&lt;=22;15;IF([.H443]&lt;=25;16;IF([.H443]&lt;=27;17;IF([.H443]&lt;=29;18;IF([.H443]&lt;=32;19;IF([.H443]&lt;=34;20;IF([.H443]&lt;=36;21;IF([.H443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443]=&quot;взв&quot;;11;[.K443]=&quot;накл&quot;;24;[.K443]=&quot;прокл&quot;;25;[.K443]=&quot;пт&quot;;26;[.K443]=90;10;[.K443]=85;10;[.K443]=80;9;[.K443]=75;8;[.K443]=70;8;[.K443]=65;7;[.K443]=60;7;[.K443]=55;6;[.K443]=50;6;[.K443]=45;6;[.K443]=40;5;[.K443]=35;4;[.K443]=30;4;[.K443]=25;3;[.K443]=20;2;[.K443]=15;1;[.K443]=10;1;[.K443]=0;0)" office:value-type="float" office:value="0" calcext:value-type="float">
            <text:p>0</text:p>
          </table:table-cell>
          <table:table-cell table:formula="of:=IF([.L443]&lt;=1;0;IF([.L443]&lt;=10;11;IF([.L443]&lt;=14;12;IF([.L443]&lt;=17;13;IF([.L443]&lt;=20;14;IF([.L443]&lt;=22;15;IF([.L443]&lt;=25;16;IF([.L443]&lt;=27;17;IF([.L443]&lt;=29;18;IF([.L443]&lt;=32;19;IF([.L443]&lt;=34;20;IF([.L443]&lt;=36;21;IF([.L443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443]=&quot;взв&quot;;11;[.O443]=&quot;накл&quot;;24;[.O443]=&quot;прокл&quot;;25;[.O443]=&quot;пт&quot;;26;[.O443]=90;10;[.O443]=85;10;[.O443]=80;9;[.O443]=75;8;[.O443]=70;8;[.O443]=65;7;[.O443]=60;7;[.O443]=55;6;[.O443]=50;6;[.O443]=45;6;[.O443]=40;5;[.O443]=35;4;[.O443]=30;4;[.O443]=25;3;[.O443]=20;2;[.O443]=15;1;[.O443]=10;1;[.O443]=0;0)" office:value-type="float" office:value="0" calcext:value-type="float">
            <text:p>0</text:p>
          </table:table-cell>
          <table:table-cell table:formula="of:=IF([.P443]&lt;=1;0;IF([.P443]&lt;=10;11;IF([.P443]&lt;=14;12;IF([.P443]&lt;=17;13;IF([.P443]&lt;=20;14;IF([.P443]&lt;=22;15;IF([.P443]&lt;=25;16;IF([.P443]&lt;=27;17;IF([.P443]&lt;=29;18;IF([.P443]&lt;=32;19;IF([.P443]&lt;=34;20;IF([.P443]&lt;=36;21;IF([.P443]&lt;=40;22;24)))))))))))))" office:value-type="float" office:value="21" calcext:value-type="float">
            <text:p>21</text:p>
          </table:table-cell>
          <table:table-cell table:formula="of:=ROUND(([.I443]+[.J443]+[.M443]+[.N443]+[.Q443]+[.R443])/3;0)" office:value-type="float" office:value="21" calcext:value-type="float">
            <text:p>21</text:p>
          </table:table-cell>
          <table:table-cell table:formula="of:=[.F443]*LOG10([.S443]+2)" office:value-type="float" office:value="40.8518350805278" calcext:value-type="float">
            <text:p>40,851835080527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551</text:p>
          </table:table-cell>
          <table:table-cell table:style-name="ce5" office:value-type="date" office:date-value="2010-06-27" calcext:value-type="date">
            <text:p>27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Ploskay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444]=&quot;взв&quot;;11;[.G444]=&quot;накл&quot;;24;[.G444]=&quot;прокл&quot;;25;[.G444]=&quot;пт&quot;;26;[.G444]=90;10;[.G444]=85;10;[.G444]=80;9;[.G444]=75;8;[.G444]=70;8;[.G444]=65;7;[.G444]=60;7;[.G444]=55;6;[.G444]=50;6;[.G444]=45;6;[.G444]=40;5;[.G444]=35;4;[.G444]=30;4;[.G444]=25;3;[.G444]=20;2;[.G444]=15;1;[.G444]=10;1;[.G444]=0;0)" office:value-type="float" office:value="4" calcext:value-type="float">
            <text:p>4</text:p>
          </table:table-cell>
          <table:table-cell table:formula="of:=IF([.H444]&lt;=1;0;IF([.H444]&lt;=10;11;IF([.H444]&lt;=14;12;IF([.H444]&lt;=17;13;IF([.H444]&lt;=20;14;IF([.H444]&lt;=22;15;IF([.H444]&lt;=25;16;IF([.H444]&lt;=27;17;IF([.H444]&lt;=29;18;IF([.H444]&lt;=32;19;IF([.H444]&lt;=34;20;IF([.H444]&lt;=36;21;IF([.H444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444]=&quot;взв&quot;;11;[.K444]=&quot;накл&quot;;24;[.K444]=&quot;прокл&quot;;25;[.K444]=&quot;пт&quot;;26;[.K444]=90;10;[.K444]=85;10;[.K444]=80;9;[.K444]=75;8;[.K444]=70;8;[.K444]=65;7;[.K444]=60;7;[.K444]=55;6;[.K444]=50;6;[.K444]=45;6;[.K444]=40;5;[.K444]=35;4;[.K444]=30;4;[.K444]=25;3;[.K444]=20;2;[.K444]=15;1;[.K444]=10;1;[.K444]=0;0)" office:value-type="float" office:value="6" calcext:value-type="float">
            <text:p>6</text:p>
          </table:table-cell>
          <table:table-cell table:formula="of:=IF([.L444]&lt;=1;0;IF([.L444]&lt;=10;11;IF([.L444]&lt;=14;12;IF([.L444]&lt;=17;13;IF([.L444]&lt;=20;14;IF([.L444]&lt;=22;15;IF([.L444]&lt;=25;16;IF([.L444]&lt;=27;17;IF([.L444]&lt;=29;18;IF([.L444]&lt;=32;19;IF([.L444]&lt;=34;20;IF([.L444]&lt;=36;21;IF([.L444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444]=&quot;взв&quot;;11;[.O444]=&quot;накл&quot;;24;[.O444]=&quot;прокл&quot;;25;[.O444]=&quot;пт&quot;;26;[.O444]=90;10;[.O444]=85;10;[.O444]=80;9;[.O444]=75;8;[.O444]=70;8;[.O444]=65;7;[.O444]=60;7;[.O444]=55;6;[.O444]=50;6;[.O444]=45;6;[.O444]=40;5;[.O444]=35;4;[.O444]=30;4;[.O444]=25;3;[.O444]=20;2;[.O444]=15;1;[.O444]=10;1;[.O444]=0;0)" office:value-type="float" office:value="6" calcext:value-type="float">
            <text:p>6</text:p>
          </table:table-cell>
          <table:table-cell table:formula="of:=IF([.P444]&lt;=1;0;IF([.P444]&lt;=10;11;IF([.P444]&lt;=14;12;IF([.P444]&lt;=17;13;IF([.P444]&lt;=20;14;IF([.P444]&lt;=22;15;IF([.P444]&lt;=25;16;IF([.P444]&lt;=27;17;IF([.P444]&lt;=29;18;IF([.P444]&lt;=32;19;IF([.P444]&lt;=34;20;IF([.P444]&lt;=36;21;IF([.P444]&lt;=40;22;24)))))))))))))" office:value-type="float" office:value="0" calcext:value-type="float">
            <text:p>0</text:p>
          </table:table-cell>
          <table:table-cell table:formula="of:=ROUND(([.I444]+[.J444]+[.M444]+[.N444]+[.Q444]+[.R444])/3;0)" office:value-type="float" office:value="5" calcext:value-type="float">
            <text:p>5</text:p>
          </table:table-cell>
          <table:table-cell table:formula="of:=[.F444]*LOG10([.S444]+2)" office:value-type="float" office:value="10.1411764801711" calcext:value-type="float">
            <text:p>10,141176480171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496</text:p>
          </table:table-cell>
          <table:table-cell table:style-name="ce5" office:value-type="date" office:date-value="2010-06-27" calcext:value-type="date">
            <text:p>27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Skala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445]=&quot;взв&quot;;11;[.G445]=&quot;накл&quot;;24;[.G445]=&quot;прокл&quot;;25;[.G445]=&quot;пт&quot;;26;[.G445]=90;10;[.G445]=85;10;[.G445]=80;9;[.G445]=75;8;[.G445]=70;8;[.G445]=65;7;[.G445]=60;7;[.G445]=55;6;[.G445]=50;6;[.G445]=45;6;[.G445]=40;5;[.G445]=35;4;[.G445]=30;4;[.G445]=25;3;[.G445]=20;2;[.G445]=15;1;[.G445]=10;1;[.G445]=0;0)" office:value-type="float" office:value="0" calcext:value-type="float">
            <text:p>0</text:p>
          </table:table-cell>
          <table:table-cell table:formula="of:=IF([.H445]&lt;=1;0;IF([.H445]&lt;=10;11;IF([.H445]&lt;=14;12;IF([.H445]&lt;=17;13;IF([.H445]&lt;=20;14;IF([.H445]&lt;=22;15;IF([.H445]&lt;=25;16;IF([.H445]&lt;=27;17;IF([.H445]&lt;=29;18;IF([.H445]&lt;=32;19;IF([.H445]&lt;=34;20;IF([.H445]&lt;=36;21;IF([.H445]&lt;=40;22;24)))))))))))))"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445]=&quot;взв&quot;;11;[.K445]=&quot;накл&quot;;24;[.K445]=&quot;прокл&quot;;25;[.K445]=&quot;пт&quot;;26;[.K445]=90;10;[.K445]=85;10;[.K445]=80;9;[.K445]=75;8;[.K445]=70;8;[.K445]=65;7;[.K445]=60;7;[.K445]=55;6;[.K445]=50;6;[.K445]=45;6;[.K445]=40;5;[.K445]=35;4;[.K445]=30;4;[.K445]=25;3;[.K445]=20;2;[.K445]=15;1;[.K445]=10;1;[.K445]=0;0)" office:value-type="float" office:value="0" calcext:value-type="float">
            <text:p>0</text:p>
          </table:table-cell>
          <table:table-cell table:formula="of:=IF([.L445]&lt;=1;0;IF([.L445]&lt;=10;11;IF([.L445]&lt;=14;12;IF([.L445]&lt;=17;13;IF([.L445]&lt;=20;14;IF([.L445]&lt;=22;15;IF([.L445]&lt;=25;16;IF([.L445]&lt;=27;17;IF([.L445]&lt;=29;18;IF([.L445]&lt;=32;19;IF([.L445]&lt;=34;20;IF([.L445]&lt;=36;21;IF([.L445]&lt;=40;22;24)))))))))))))" office:value-type="float" office:value="17" calcext:value-type="float">
            <text:p>17</text:p>
          </table:table-cell>
          <table:table-cell table:number-columns-repeated="2"/>
          <table:table-cell table:formula="of:=COM.MICROSOFT.IFS([.O445]=&quot;взв&quot;;11;[.O445]=&quot;накл&quot;;24;[.O445]=&quot;прокл&quot;;25;[.O445]=&quot;пт&quot;;26;[.O445]=90;10;[.O445]=85;10;[.O445]=80;9;[.O445]=75;8;[.O445]=70;8;[.O445]=65;7;[.O445]=60;7;[.O445]=55;6;[.O445]=50;6;[.O445]=45;6;[.O445]=40;5;[.O445]=35;4;[.O445]=30;4;[.O445]=25;3;[.O445]=20;2;[.O445]=15;1;[.O445]=10;1;[.O445]=0;0)" office:value-type="float" office:value="0" calcext:value-type="float">
            <text:p>0</text:p>
          </table:table-cell>
          <table:table-cell table:formula="of:=IF([.P445]&lt;=1;0;IF([.P445]&lt;=10;11;IF([.P445]&lt;=14;12;IF([.P445]&lt;=17;13;IF([.P445]&lt;=20;14;IF([.P445]&lt;=22;15;IF([.P445]&lt;=25;16;IF([.P445]&lt;=27;17;IF([.P445]&lt;=29;18;IF([.P445]&lt;=32;19;IF([.P445]&lt;=34;20;IF([.P445]&lt;=36;21;IF([.P445]&lt;=40;22;24)))))))))))))" office:value-type="float" office:value="0" calcext:value-type="float">
            <text:p>0</text:p>
          </table:table-cell>
          <table:table-cell table:formula="of:=ROUND(([.I445]+[.J445]+[.M445]+[.N445]+[.Q445]+[.R445])/3;0)" office:value-type="float" office:value="11" calcext:value-type="float">
            <text:p>11</text:p>
          </table:table-cell>
          <table:table-cell table:formula="of:=[.F445]*LOG10([.S445]+2)" office:value-type="float" office:value="2.22788670461367" calcext:value-type="float">
            <text:p>2,2278867046136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507</text:p>
          </table:table-cell>
          <table:table-cell table:style-name="ce5" office:value-type="date" office:date-value="2010-06-27" calcext:value-type="date">
            <text:p>27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Skal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446]=&quot;взв&quot;;11;[.G446]=&quot;накл&quot;;24;[.G446]=&quot;прокл&quot;;25;[.G446]=&quot;пт&quot;;26;[.G446]=90;10;[.G446]=85;10;[.G446]=80;9;[.G446]=75;8;[.G446]=70;8;[.G446]=65;7;[.G446]=60;7;[.G446]=55;6;[.G446]=50;6;[.G446]=45;6;[.G446]=40;5;[.G446]=35;4;[.G446]=30;4;[.G446]=25;3;[.G446]=20;2;[.G446]=15;1;[.G446]=10;1;[.G446]=0;0)" office:value-type="float" office:value="0" calcext:value-type="float">
            <text:p>0</text:p>
          </table:table-cell>
          <table:table-cell table:formula="of:=IF([.H446]&lt;=1;0;IF([.H446]&lt;=10;11;IF([.H446]&lt;=14;12;IF([.H446]&lt;=17;13;IF([.H446]&lt;=20;14;IF([.H446]&lt;=22;15;IF([.H446]&lt;=25;16;IF([.H446]&lt;=27;17;IF([.H446]&lt;=29;18;IF([.H446]&lt;=32;19;IF([.H446]&lt;=34;20;IF([.H446]&lt;=36;21;IF([.H446]&lt;=40;22;24)))))))))))))" office:value-type="float" office:value="19" calcext:value-type="float">
            <text:p>1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446]=&quot;взв&quot;;11;[.K446]=&quot;накл&quot;;24;[.K446]=&quot;прокл&quot;;25;[.K446]=&quot;пт&quot;;26;[.K446]=90;10;[.K446]=85;10;[.K446]=80;9;[.K446]=75;8;[.K446]=70;8;[.K446]=65;7;[.K446]=60;7;[.K446]=55;6;[.K446]=50;6;[.K446]=45;6;[.K446]=40;5;[.K446]=35;4;[.K446]=30;4;[.K446]=25;3;[.K446]=20;2;[.K446]=15;1;[.K446]=10;1;[.K446]=0;0)" office:value-type="float" office:value="0" calcext:value-type="float">
            <text:p>0</text:p>
          </table:table-cell>
          <table:table-cell table:formula="of:=IF([.L446]&lt;=1;0;IF([.L446]&lt;=10;11;IF([.L446]&lt;=14;12;IF([.L446]&lt;=17;13;IF([.L446]&lt;=20;14;IF([.L446]&lt;=22;15;IF([.L446]&lt;=25;16;IF([.L446]&lt;=27;17;IF([.L446]&lt;=29;18;IF([.L446]&lt;=32;19;IF([.L446]&lt;=34;20;IF([.L446]&lt;=36;21;IF([.L446]&lt;=40;22;24)))))))))))))"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446]=&quot;взв&quot;;11;[.O446]=&quot;накл&quot;;24;[.O446]=&quot;прокл&quot;;25;[.O446]=&quot;пт&quot;;26;[.O446]=90;10;[.O446]=85;10;[.O446]=80;9;[.O446]=75;8;[.O446]=70;8;[.O446]=65;7;[.O446]=60;7;[.O446]=55;6;[.O446]=50;6;[.O446]=45;6;[.O446]=40;5;[.O446]=35;4;[.O446]=30;4;[.O446]=25;3;[.O446]=20;2;[.O446]=15;1;[.O446]=10;1;[.O446]=0;0)" office:value-type="float" office:value="0" calcext:value-type="float">
            <text:p>0</text:p>
          </table:table-cell>
          <table:table-cell table:formula="of:=IF([.P446]&lt;=1;0;IF([.P446]&lt;=10;11;IF([.P446]&lt;=14;12;IF([.P446]&lt;=17;13;IF([.P446]&lt;=20;14;IF([.P446]&lt;=22;15;IF([.P446]&lt;=25;16;IF([.P446]&lt;=27;17;IF([.P446]&lt;=29;18;IF([.P446]&lt;=32;19;IF([.P446]&lt;=34;20;IF([.P446]&lt;=36;21;IF([.P446]&lt;=40;22;24)))))))))))))" office:value-type="float" office:value="17" calcext:value-type="float">
            <text:p>17</text:p>
          </table:table-cell>
          <table:table-cell table:formula="of:=ROUND(([.I446]+[.J446]+[.M446]+[.N446]+[.Q446]+[.R446])/3;0)" office:value-type="float" office:value="17" calcext:value-type="float">
            <text:p>17</text:p>
          </table:table-cell>
          <table:table-cell table:formula="of:=[.F446]*LOG10([.S446]+2)" office:value-type="float" office:value="2.55750720190566" calcext:value-type="float">
            <text:p>2,5575072019056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535</text:p>
          </table:table-cell>
          <table:table-cell table:style-name="ce5" office:value-type="date" office:date-value="2010-06-27" calcext:value-type="date">
            <text:p>27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Skal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447]=&quot;взв&quot;;11;[.G447]=&quot;накл&quot;;24;[.G447]=&quot;прокл&quot;;25;[.G447]=&quot;пт&quot;;26;[.G447]=90;10;[.G447]=85;10;[.G447]=80;9;[.G447]=75;8;[.G447]=70;8;[.G447]=65;7;[.G447]=60;7;[.G447]=55;6;[.G447]=50;6;[.G447]=45;6;[.G447]=40;5;[.G447]=35;4;[.G447]=30;4;[.G447]=25;3;[.G447]=20;2;[.G447]=15;1;[.G447]=10;1;[.G447]=0;0)" office:value-type="float" office:value="25" calcext:value-type="float">
            <text:p>25</text:p>
          </table:table-cell>
          <table:table-cell table:formula="of:=IF([.H447]&lt;=1;0;IF([.H447]&lt;=10;11;IF([.H447]&lt;=14;12;IF([.H447]&lt;=17;13;IF([.H447]&lt;=20;14;IF([.H447]&lt;=22;15;IF([.H447]&lt;=25;16;IF([.H447]&lt;=27;17;IF([.H447]&lt;=29;18;IF([.H447]&lt;=32;19;IF([.H447]&lt;=34;20;IF([.H447]&lt;=36;21;IF([.H447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447]=&quot;взв&quot;;11;[.K447]=&quot;накл&quot;;24;[.K447]=&quot;прокл&quot;;25;[.K447]=&quot;пт&quot;;26;[.K447]=90;10;[.K447]=85;10;[.K447]=80;9;[.K447]=75;8;[.K447]=70;8;[.K447]=65;7;[.K447]=60;7;[.K447]=55;6;[.K447]=50;6;[.K447]=45;6;[.K447]=40;5;[.K447]=35;4;[.K447]=30;4;[.K447]=25;3;[.K447]=20;2;[.K447]=15;1;[.K447]=10;1;[.K447]=0;0)" office:value-type="float" office:value="25" calcext:value-type="float">
            <text:p>25</text:p>
          </table:table-cell>
          <table:table-cell table:formula="of:=IF([.L447]&lt;=1;0;IF([.L447]&lt;=10;11;IF([.L447]&lt;=14;12;IF([.L447]&lt;=17;13;IF([.L447]&lt;=20;14;IF([.L447]&lt;=22;15;IF([.L447]&lt;=25;16;IF([.L447]&lt;=27;17;IF([.L447]&lt;=29;18;IF([.L447]&lt;=32;19;IF([.L447]&lt;=34;20;IF([.L447]&lt;=36;21;IF([.L447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447]=&quot;взв&quot;;11;[.O447]=&quot;накл&quot;;24;[.O447]=&quot;прокл&quot;;25;[.O447]=&quot;пт&quot;;26;[.O447]=90;10;[.O447]=85;10;[.O447]=80;9;[.O447]=75;8;[.O447]=70;8;[.O447]=65;7;[.O447]=60;7;[.O447]=55;6;[.O447]=50;6;[.O447]=45;6;[.O447]=40;5;[.O447]=35;4;[.O447]=30;4;[.O447]=25;3;[.O447]=20;2;[.O447]=15;1;[.O447]=10;1;[.O447]=0;0)" office:value-type="float" office:value="26" calcext:value-type="float">
            <text:p>26</text:p>
          </table:table-cell>
          <table:table-cell table:formula="of:=IF([.P447]&lt;=1;0;IF([.P447]&lt;=10;11;IF([.P447]&lt;=14;12;IF([.P447]&lt;=17;13;IF([.P447]&lt;=20;14;IF([.P447]&lt;=22;15;IF([.P447]&lt;=25;16;IF([.P447]&lt;=27;17;IF([.P447]&lt;=29;18;IF([.P447]&lt;=32;19;IF([.P447]&lt;=34;20;IF([.P447]&lt;=36;21;IF([.P447]&lt;=40;22;24)))))))))))))" office:value-type="float" office:value="0" calcext:value-type="float">
            <text:p>0</text:p>
          </table:table-cell>
          <table:table-cell table:formula="of:=ROUND(([.I447]+[.J447]+[.M447]+[.N447]+[.Q447]+[.R447])/3;0)" office:value-type="float" office:value="25" calcext:value-type="float">
            <text:p>25</text:p>
          </table:table-cell>
          <table:table-cell table:formula="of:=[.F447]*LOG10([.S447]+2)" office:value-type="float" office:value="2.86272752831797" calcext:value-type="float">
            <text:p>2,8627275283179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498</text:p>
          </table:table-cell>
          <table:table-cell table:style-name="ce5" office:value-type="date" office:date-value="2010-06-27" calcext:value-type="date">
            <text:p>27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Skal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G448]=&quot;взв&quot;;11;[.G448]=&quot;накл&quot;;24;[.G448]=&quot;прокл&quot;;25;[.G448]=&quot;пт&quot;;26;[.G448]=90;10;[.G448]=85;10;[.G448]=80;9;[.G448]=75;8;[.G448]=70;8;[.G448]=65;7;[.G448]=60;7;[.G448]=55;6;[.G448]=50;6;[.G448]=45;6;[.G448]=40;5;[.G448]=35;4;[.G448]=30;4;[.G448]=25;3;[.G448]=20;2;[.G448]=15;1;[.G448]=10;1;[.G448]=0;0)" office:value-type="float" office:value="0" calcext:value-type="float">
            <text:p>0</text:p>
          </table:table-cell>
          <table:table-cell table:formula="of:=IF([.H448]&lt;=1;0;IF([.H448]&lt;=10;11;IF([.H448]&lt;=14;12;IF([.H448]&lt;=17;13;IF([.H448]&lt;=20;14;IF([.H448]&lt;=22;15;IF([.H448]&lt;=25;16;IF([.H448]&lt;=27;17;IF([.H448]&lt;=29;18;IF([.H448]&lt;=32;19;IF([.H448]&lt;=34;20;IF([.H448]&lt;=36;21;IF([.H448]&lt;=40;22;24)))))))))))))" office:value-type="float" office:value="24" calcext:value-type="float">
            <text:p>2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448]=&quot;взв&quot;;11;[.K448]=&quot;накл&quot;;24;[.K448]=&quot;прокл&quot;;25;[.K448]=&quot;пт&quot;;26;[.K448]=90;10;[.K448]=85;10;[.K448]=80;9;[.K448]=75;8;[.K448]=70;8;[.K448]=65;7;[.K448]=60;7;[.K448]=55;6;[.K448]=50;6;[.K448]=45;6;[.K448]=40;5;[.K448]=35;4;[.K448]=30;4;[.K448]=25;3;[.K448]=20;2;[.K448]=15;1;[.K448]=10;1;[.K448]=0;0)" office:value-type="float" office:value="0" calcext:value-type="float">
            <text:p>0</text:p>
          </table:table-cell>
          <table:table-cell table:formula="of:=IF([.L448]&lt;=1;0;IF([.L448]&lt;=10;11;IF([.L448]&lt;=14;12;IF([.L448]&lt;=17;13;IF([.L448]&lt;=20;14;IF([.L448]&lt;=22;15;IF([.L448]&lt;=25;16;IF([.L448]&lt;=27;17;IF([.L448]&lt;=29;18;IF([.L448]&lt;=32;19;IF([.L448]&lt;=34;20;IF([.L448]&lt;=36;21;IF([.L448]&lt;=40;22;24)))))))))))))" office:value-type="float" office:value="19" calcext:value-type="float">
            <text:p>1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448]=&quot;взв&quot;;11;[.O448]=&quot;накл&quot;;24;[.O448]=&quot;прокл&quot;;25;[.O448]=&quot;пт&quot;;26;[.O448]=90;10;[.O448]=85;10;[.O448]=80;9;[.O448]=75;8;[.O448]=70;8;[.O448]=65;7;[.O448]=60;7;[.O448]=55;6;[.O448]=50;6;[.O448]=45;6;[.O448]=40;5;[.O448]=35;4;[.O448]=30;4;[.O448]=25;3;[.O448]=20;2;[.O448]=15;1;[.O448]=10;1;[.O448]=0;0)" office:value-type="float" office:value="0" calcext:value-type="float">
            <text:p>0</text:p>
          </table:table-cell>
          <table:table-cell table:formula="of:=IF([.P448]&lt;=1;0;IF([.P448]&lt;=10;11;IF([.P448]&lt;=14;12;IF([.P448]&lt;=17;13;IF([.P448]&lt;=20;14;IF([.P448]&lt;=22;15;IF([.P448]&lt;=25;16;IF([.P448]&lt;=27;17;IF([.P448]&lt;=29;18;IF([.P448]&lt;=32;19;IF([.P448]&lt;=34;20;IF([.P448]&lt;=36;21;IF([.P448]&lt;=40;22;24)))))))))))))" office:value-type="float" office:value="17" calcext:value-type="float">
            <text:p>17</text:p>
          </table:table-cell>
          <table:table-cell table:formula="of:=ROUND(([.I448]+[.J448]+[.M448]+[.N448]+[.Q448]+[.R448])/3;0)" office:value-type="float" office:value="20" calcext:value-type="float">
            <text:p>20</text:p>
          </table:table-cell>
          <table:table-cell table:formula="of:=[.F448]*LOG10([.S448]+2)" office:value-type="float" office:value="8.05453608493324" calcext:value-type="float">
            <text:p>8,0545360849332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521</text:p>
          </table:table-cell>
          <table:table-cell table:style-name="ce5" office:value-type="date" office:date-value="2010-06-27" calcext:value-type="date">
            <text:p>27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Skal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449]=&quot;взв&quot;;11;[.G449]=&quot;накл&quot;;24;[.G449]=&quot;прокл&quot;;25;[.G449]=&quot;пт&quot;;26;[.G449]=90;10;[.G449]=85;10;[.G449]=80;9;[.G449]=75;8;[.G449]=70;8;[.G449]=65;7;[.G449]=60;7;[.G449]=55;6;[.G449]=50;6;[.G449]=45;6;[.G449]=40;5;[.G449]=35;4;[.G449]=30;4;[.G449]=25;3;[.G449]=20;2;[.G449]=15;1;[.G449]=10;1;[.G449]=0;0)" office:value-type="float" office:value="0" calcext:value-type="float">
            <text:p>0</text:p>
          </table:table-cell>
          <table:table-cell table:formula="of:=IF([.H449]&lt;=1;0;IF([.H449]&lt;=10;11;IF([.H449]&lt;=14;12;IF([.H449]&lt;=17;13;IF([.H449]&lt;=20;14;IF([.H449]&lt;=22;15;IF([.H449]&lt;=25;16;IF([.H449]&lt;=27;17;IF([.H449]&lt;=29;18;IF([.H449]&lt;=32;19;IF([.H449]&lt;=34;20;IF([.H449]&lt;=36;21;IF([.H449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449]=&quot;взв&quot;;11;[.K449]=&quot;накл&quot;;24;[.K449]=&quot;прокл&quot;;25;[.K449]=&quot;пт&quot;;26;[.K449]=90;10;[.K449]=85;10;[.K449]=80;9;[.K449]=75;8;[.K449]=70;8;[.K449]=65;7;[.K449]=60;7;[.K449]=55;6;[.K449]=50;6;[.K449]=45;6;[.K449]=40;5;[.K449]=35;4;[.K449]=30;4;[.K449]=25;3;[.K449]=20;2;[.K449]=15;1;[.K449]=10;1;[.K449]=0;0)" office:value-type="float" office:value="0" calcext:value-type="float">
            <text:p>0</text:p>
          </table:table-cell>
          <table:table-cell table:formula="of:=IF([.L449]&lt;=1;0;IF([.L449]&lt;=10;11;IF([.L449]&lt;=14;12;IF([.L449]&lt;=17;13;IF([.L449]&lt;=20;14;IF([.L449]&lt;=22;15;IF([.L449]&lt;=25;16;IF([.L449]&lt;=27;17;IF([.L449]&lt;=29;18;IF([.L449]&lt;=32;19;IF([.L449]&lt;=34;20;IF([.L449]&lt;=36;21;IF([.L449]&lt;=40;22;24)))))))))))))"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O449]=&quot;взв&quot;;11;[.O449]=&quot;накл&quot;;24;[.O449]=&quot;прокл&quot;;25;[.O449]=&quot;пт&quot;;26;[.O449]=90;10;[.O449]=85;10;[.O449]=80;9;[.O449]=75;8;[.O449]=70;8;[.O449]=65;7;[.O449]=60;7;[.O449]=55;6;[.O449]=50;6;[.O449]=45;6;[.O449]=40;5;[.O449]=35;4;[.O449]=30;4;[.O449]=25;3;[.O449]=20;2;[.O449]=15;1;[.O449]=10;1;[.O449]=0;0)" office:value-type="float" office:value="0" calcext:value-type="float">
            <text:p>0</text:p>
          </table:table-cell>
          <table:table-cell table:formula="of:=IF([.P449]&lt;=1;0;IF([.P449]&lt;=10;11;IF([.P449]&lt;=14;12;IF([.P449]&lt;=17;13;IF([.P449]&lt;=20;14;IF([.P449]&lt;=22;15;IF([.P449]&lt;=25;16;IF([.P449]&lt;=27;17;IF([.P449]&lt;=29;18;IF([.P449]&lt;=32;19;IF([.P449]&lt;=34;20;IF([.P449]&lt;=36;21;IF([.P449]&lt;=40;22;24)))))))))))))" office:value-type="float" office:value="15" calcext:value-type="float">
            <text:p>15</text:p>
          </table:table-cell>
          <table:table-cell table:formula="of:=ROUND(([.I449]+[.J449]+[.M449]+[.N449]+[.Q449]+[.R449])/3;0)" office:value-type="float" office:value="18" calcext:value-type="float">
            <text:p>18</text:p>
          </table:table-cell>
          <table:table-cell table:formula="of:=[.F449]*LOG10([.S449]+2)" office:value-type="float" office:value="7.80617997398389" calcext:value-type="float">
            <text:p>7,8061799739838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476</text:p>
          </table:table-cell>
          <table:table-cell table:style-name="ce5" office:value-type="date" office:date-value="2010-06-27" calcext:value-type="date">
            <text:p>27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Ska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G450]=&quot;взв&quot;;11;[.G450]=&quot;накл&quot;;24;[.G450]=&quot;прокл&quot;;25;[.G450]=&quot;пт&quot;;26;[.G450]=90;10;[.G450]=85;10;[.G450]=80;9;[.G450]=75;8;[.G450]=70;8;[.G450]=65;7;[.G450]=60;7;[.G450]=55;6;[.G450]=50;6;[.G450]=45;6;[.G450]=40;5;[.G450]=35;4;[.G450]=30;4;[.G450]=25;3;[.G450]=20;2;[.G450]=15;1;[.G450]=10;1;[.G450]=0;0)" office:value-type="float" office:value="0" calcext:value-type="float">
            <text:p>0</text:p>
          </table:table-cell>
          <table:table-cell table:formula="of:=IF([.H450]&lt;=1;0;IF([.H450]&lt;=10;11;IF([.H450]&lt;=14;12;IF([.H450]&lt;=17;13;IF([.H450]&lt;=20;14;IF([.H450]&lt;=22;15;IF([.H450]&lt;=25;16;IF([.H450]&lt;=27;17;IF([.H450]&lt;=29;18;IF([.H450]&lt;=32;19;IF([.H450]&lt;=34;20;IF([.H450]&lt;=36;21;IF([.H450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K450]=&quot;взв&quot;;11;[.K450]=&quot;накл&quot;;24;[.K450]=&quot;прокл&quot;;25;[.K450]=&quot;пт&quot;;26;[.K450]=90;10;[.K450]=85;10;[.K450]=80;9;[.K450]=75;8;[.K450]=70;8;[.K450]=65;7;[.K450]=60;7;[.K450]=55;6;[.K450]=50;6;[.K450]=45;6;[.K450]=40;5;[.K450]=35;4;[.K450]=30;4;[.K450]=25;3;[.K450]=20;2;[.K450]=15;1;[.K450]=10;1;[.K450]=0;0)" office:value-type="float" office:value="0" calcext:value-type="float">
            <text:p>0</text:p>
          </table:table-cell>
          <table:table-cell table:formula="of:=IF([.L450]&lt;=1;0;IF([.L450]&lt;=10;11;IF([.L450]&lt;=14;12;IF([.L450]&lt;=17;13;IF([.L450]&lt;=20;14;IF([.L450]&lt;=22;15;IF([.L450]&lt;=25;16;IF([.L450]&lt;=27;17;IF([.L450]&lt;=29;18;IF([.L450]&lt;=32;19;IF([.L450]&lt;=34;20;IF([.L450]&lt;=36;21;IF([.L45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50]=&quot;взв&quot;;11;[.O450]=&quot;накл&quot;;24;[.O450]=&quot;прокл&quot;;25;[.O450]=&quot;пт&quot;;26;[.O450]=90;10;[.O450]=85;10;[.O450]=80;9;[.O450]=75;8;[.O450]=70;8;[.O450]=65;7;[.O450]=60;7;[.O450]=55;6;[.O450]=50;6;[.O450]=45;6;[.O450]=40;5;[.O450]=35;4;[.O450]=30;4;[.O450]=25;3;[.O450]=20;2;[.O450]=15;1;[.O450]=10;1;[.O450]=0;0)" office:value-type="float" office:value="0" calcext:value-type="float">
            <text:p>0</text:p>
          </table:table-cell>
          <table:table-cell table:formula="of:=IF([.P450]&lt;=1;0;IF([.P450]&lt;=10;11;IF([.P450]&lt;=14;12;IF([.P450]&lt;=17;13;IF([.P450]&lt;=20;14;IF([.P450]&lt;=22;15;IF([.P450]&lt;=25;16;IF([.P450]&lt;=27;17;IF([.P450]&lt;=29;18;IF([.P450]&lt;=32;19;IF([.P450]&lt;=34;20;IF([.P450]&lt;=36;21;IF([.P450]&lt;=40;22;24)))))))))))))" office:value-type="float" office:value="0" calcext:value-type="float">
            <text:p>0</text:p>
          </table:table-cell>
          <table:table-cell table:formula="of:=ROUND(([.I450]+[.J450]+[.M450]+[.N450]+[.Q450]+[.R450])/1;0)" office:value-type="float" office:value="22" calcext:value-type="float">
            <text:p>22</text:p>
          </table:table-cell>
          <table:table-cell table:formula="of:=[.F450]*LOG10([.S450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920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Toloknyanka Yuzhn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IFS([.G451]=&quot;взв&quot;;11;[.G451]=&quot;накл&quot;;24;[.G451]=&quot;прокл&quot;;25;[.G451]=&quot;пт&quot;;26;[.G451]=90;10;[.G451]=85;10;[.G451]=80;9;[.G451]=75;8;[.G451]=70;8;[.G451]=65;7;[.G451]=60;7;[.G451]=55;6;[.G451]=50;6;[.G451]=45;6;[.G451]=40;5;[.G451]=35;4;[.G451]=30;4;[.G451]=25;3;[.G451]=20;2;[.G451]=15;1;[.G451]=10;1;[.G451]=0;0)" office:value-type="float" office:value="2" calcext:value-type="float">
            <text:p>2</text:p>
          </table:table-cell>
          <table:table-cell table:formula="of:=IF([.H451]&lt;=1;0;IF([.H451]&lt;=10;11;IF([.H451]&lt;=14;12;IF([.H451]&lt;=17;13;IF([.H451]&lt;=20;14;IF([.H451]&lt;=22;15;IF([.H451]&lt;=25;16;IF([.H451]&lt;=27;17;IF([.H451]&lt;=29;18;IF([.H451]&lt;=32;19;IF([.H451]&lt;=34;20;IF([.H451]&lt;=36;21;IF([.H451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451]=&quot;взв&quot;;11;[.K451]=&quot;накл&quot;;24;[.K451]=&quot;прокл&quot;;25;[.K451]=&quot;пт&quot;;26;[.K451]=90;10;[.K451]=85;10;[.K451]=80;9;[.K451]=75;8;[.K451]=70;8;[.K451]=65;7;[.K451]=60;7;[.K451]=55;6;[.K451]=50;6;[.K451]=45;6;[.K451]=40;5;[.K451]=35;4;[.K451]=30;4;[.K451]=25;3;[.K451]=20;2;[.K451]=15;1;[.K451]=10;1;[.K451]=0;0)" office:value-type="float" office:value="4" calcext:value-type="float">
            <text:p>4</text:p>
          </table:table-cell>
          <table:table-cell table:formula="of:=IF([.L451]&lt;=1;0;IF([.L451]&lt;=10;11;IF([.L451]&lt;=14;12;IF([.L451]&lt;=17;13;IF([.L451]&lt;=20;14;IF([.L451]&lt;=22;15;IF([.L451]&lt;=25;16;IF([.L451]&lt;=27;17;IF([.L451]&lt;=29;18;IF([.L451]&lt;=32;19;IF([.L451]&lt;=34;20;IF([.L451]&lt;=36;21;IF([.L451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451]=&quot;взв&quot;;11;[.O451]=&quot;накл&quot;;24;[.O451]=&quot;прокл&quot;;25;[.O451]=&quot;пт&quot;;26;[.O451]=90;10;[.O451]=85;10;[.O451]=80;9;[.O451]=75;8;[.O451]=70;8;[.O451]=65;7;[.O451]=60;7;[.O451]=55;6;[.O451]=50;6;[.O451]=45;6;[.O451]=40;5;[.O451]=35;4;[.O451]=30;4;[.O451]=25;3;[.O451]=20;2;[.O451]=15;1;[.O451]=10;1;[.O451]=0;0)" office:value-type="float" office:value="1" calcext:value-type="float">
            <text:p>1</text:p>
          </table:table-cell>
          <table:table-cell table:formula="of:=IF([.P451]&lt;=1;0;IF([.P451]&lt;=10;11;IF([.P451]&lt;=14;12;IF([.P451]&lt;=17;13;IF([.P451]&lt;=20;14;IF([.P451]&lt;=22;15;IF([.P451]&lt;=25;16;IF([.P451]&lt;=27;17;IF([.P451]&lt;=29;18;IF([.P451]&lt;=32;19;IF([.P451]&lt;=34;20;IF([.P451]&lt;=36;21;IF([.P451]&lt;=40;22;24)))))))))))))" office:value-type="float" office:value="0" calcext:value-type="float">
            <text:p>0</text:p>
          </table:table-cell>
          <table:table-cell table:formula="of:=ROUND(([.I451]+[.J451]+[.M451]+[.N451]+[.Q451]+[.R451])/3;0)" office:value-type="float" office:value="2" calcext:value-type="float">
            <text:p>2</text:p>
          </table:table-cell>
          <table:table-cell table:formula="of:=[.F451]*LOG10([.S451]+2)" office:value-type="float" office:value="1.20411998265592" calcext:value-type="float">
            <text:p>1,2041199826559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921</text:p>
          </table:table-cell>
          <table:table-cell table:style-name="ce5" office:value-type="date" office:date-value="2010-06-25" calcext:value-type="date">
            <text:p>25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Toloknyanka Yuzhnay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452]=&quot;взв&quot;;11;[.G452]=&quot;накл&quot;;24;[.G452]=&quot;прокл&quot;;25;[.G452]=&quot;пт&quot;;26;[.G452]=90;10;[.G452]=85;10;[.G452]=80;9;[.G452]=75;8;[.G452]=70;8;[.G452]=65;7;[.G452]=60;7;[.G452]=55;6;[.G452]=50;6;[.G452]=45;6;[.G452]=40;5;[.G452]=35;4;[.G452]=30;4;[.G452]=25;3;[.G452]=20;2;[.G452]=15;1;[.G452]=10;1;[.G452]=0;0)" office:value-type="float" office:value="0" calcext:value-type="float">
            <text:p>0</text:p>
          </table:table-cell>
          <table:table-cell table:formula="of:=IF([.H452]&lt;=1;0;IF([.H452]&lt;=10;11;IF([.H452]&lt;=14;12;IF([.H452]&lt;=17;13;IF([.H452]&lt;=20;14;IF([.H452]&lt;=22;15;IF([.H452]&lt;=25;16;IF([.H452]&lt;=27;17;IF([.H452]&lt;=29;18;IF([.H452]&lt;=32;19;IF([.H452]&lt;=34;20;IF([.H452]&lt;=36;21;IF([.H452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452]=&quot;взв&quot;;11;[.K452]=&quot;накл&quot;;24;[.K452]=&quot;прокл&quot;;25;[.K452]=&quot;пт&quot;;26;[.K452]=90;10;[.K452]=85;10;[.K452]=80;9;[.K452]=75;8;[.K452]=70;8;[.K452]=65;7;[.K452]=60;7;[.K452]=55;6;[.K452]=50;6;[.K452]=45;6;[.K452]=40;5;[.K452]=35;4;[.K452]=30;4;[.K452]=25;3;[.K452]=20;2;[.K452]=15;1;[.K452]=10;1;[.K452]=0;0)" office:value-type="float" office:value="0" calcext:value-type="float">
            <text:p>0</text:p>
          </table:table-cell>
          <table:table-cell table:formula="of:=IF([.L452]&lt;=1;0;IF([.L452]&lt;=10;11;IF([.L452]&lt;=14;12;IF([.L452]&lt;=17;13;IF([.L452]&lt;=20;14;IF([.L452]&lt;=22;15;IF([.L452]&lt;=25;16;IF([.L452]&lt;=27;17;IF([.L452]&lt;=29;18;IF([.L452]&lt;=32;19;IF([.L452]&lt;=34;20;IF([.L452]&lt;=36;21;IF([.L452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452]=&quot;взв&quot;;11;[.O452]=&quot;накл&quot;;24;[.O452]=&quot;прокл&quot;;25;[.O452]=&quot;пт&quot;;26;[.O452]=90;10;[.O452]=85;10;[.O452]=80;9;[.O452]=75;8;[.O452]=70;8;[.O452]=65;7;[.O452]=60;7;[.O452]=55;6;[.O452]=50;6;[.O452]=45;6;[.O452]=40;5;[.O452]=35;4;[.O452]=30;4;[.O452]=25;3;[.O452]=20;2;[.O452]=15;1;[.O452]=10;1;[.O452]=0;0)" office:value-type="float" office:value="0" calcext:value-type="float">
            <text:p>0</text:p>
          </table:table-cell>
          <table:table-cell table:formula="of:=IF([.P452]&lt;=1;0;IF([.P452]&lt;=10;11;IF([.P452]&lt;=14;12;IF([.P452]&lt;=17;13;IF([.P452]&lt;=20;14;IF([.P452]&lt;=22;15;IF([.P452]&lt;=25;16;IF([.P452]&lt;=27;17;IF([.P452]&lt;=29;18;IF([.P452]&lt;=32;19;IF([.P452]&lt;=34;20;IF([.P452]&lt;=36;21;IF([.P452]&lt;=40;22;24)))))))))))))" office:value-type="float" office:value="0" calcext:value-type="float">
            <text:p>0</text:p>
          </table:table-cell>
          <table:table-cell table:formula="of:=ROUND(([.I452]+[.J452]+[.M452]+[.N452]+[.Q452]+[.R452])/3;0)" office:value-type="float" office:value="0" calcext:value-type="float">
            <text:p>0</text:p>
          </table:table-cell>
          <table:table-cell table:formula="of:=[.F452]*LOG10([.S452]+2)" office:value-type="float" office:value="1.20411998265592" calcext:value-type="float">
            <text:p>1,2041199826559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41</text:p>
          </table:table-cell>
          <table:table-cell table:style-name="ce5" office:value-type="date" office:date-value="2010-06-20" calcext:value-type="date">
            <text:p>20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Tonechka Severnay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453]=&quot;взв&quot;;11;[.G453]=&quot;накл&quot;;24;[.G453]=&quot;прокл&quot;;25;[.G453]=&quot;пт&quot;;26;[.G453]=90;10;[.G453]=85;10;[.G453]=80;9;[.G453]=75;8;[.G453]=70;8;[.G453]=65;7;[.G453]=60;7;[.G453]=55;6;[.G453]=50;6;[.G453]=45;6;[.G453]=40;5;[.G453]=35;4;[.G453]=30;4;[.G453]=25;3;[.G453]=20;2;[.G453]=15;1;[.G453]=10;1;[.G453]=0;0)" office:value-type="float" office:value="25" calcext:value-type="float">
            <text:p>25</text:p>
          </table:table-cell>
          <table:table-cell table:formula="of:=IF([.H453]&lt;=1;0;IF([.H453]&lt;=10;11;IF([.H453]&lt;=14;12;IF([.H453]&lt;=17;13;IF([.H453]&lt;=20;14;IF([.H453]&lt;=22;15;IF([.H453]&lt;=25;16;IF([.H453]&lt;=27;17;IF([.H453]&lt;=29;18;IF([.H453]&lt;=32;19;IF([.H453]&lt;=34;20;IF([.H453]&lt;=36;21;IF([.H453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453]=&quot;взв&quot;;11;[.K453]=&quot;накл&quot;;24;[.K453]=&quot;прокл&quot;;25;[.K453]=&quot;пт&quot;;26;[.K453]=90;10;[.K453]=85;10;[.K453]=80;9;[.K453]=75;8;[.K453]=70;8;[.K453]=65;7;[.K453]=60;7;[.K453]=55;6;[.K453]=50;6;[.K453]=45;6;[.K453]=40;5;[.K453]=35;4;[.K453]=30;4;[.K453]=25;3;[.K453]=20;2;[.K453]=15;1;[.K453]=10;1;[.K453]=0;0)" office:value-type="float" office:value="25" calcext:value-type="float">
            <text:p>25</text:p>
          </table:table-cell>
          <table:table-cell table:formula="of:=IF([.L453]&lt;=1;0;IF([.L453]&lt;=10;11;IF([.L453]&lt;=14;12;IF([.L453]&lt;=17;13;IF([.L453]&lt;=20;14;IF([.L453]&lt;=22;15;IF([.L453]&lt;=25;16;IF([.L453]&lt;=27;17;IF([.L453]&lt;=29;18;IF([.L453]&lt;=32;19;IF([.L453]&lt;=34;20;IF([.L453]&lt;=36;21;IF([.L453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O453]=&quot;взв&quot;;11;[.O453]=&quot;накл&quot;;24;[.O453]=&quot;прокл&quot;;25;[.O453]=&quot;пт&quot;;26;[.O453]=90;10;[.O453]=85;10;[.O453]=80;9;[.O453]=75;8;[.O453]=70;8;[.O453]=65;7;[.O453]=60;7;[.O453]=55;6;[.O453]=50;6;[.O453]=45;6;[.O453]=40;5;[.O453]=35;4;[.O453]=30;4;[.O453]=25;3;[.O453]=20;2;[.O453]=15;1;[.O453]=10;1;[.O453]=0;0)" office:value-type="float" office:value="25" calcext:value-type="float">
            <text:p>25</text:p>
          </table:table-cell>
          <table:table-cell table:formula="of:=IF([.P453]&lt;=1;0;IF([.P453]&lt;=10;11;IF([.P453]&lt;=14;12;IF([.P453]&lt;=17;13;IF([.P453]&lt;=20;14;IF([.P453]&lt;=22;15;IF([.P453]&lt;=25;16;IF([.P453]&lt;=27;17;IF([.P453]&lt;=29;18;IF([.P453]&lt;=32;19;IF([.P453]&lt;=34;20;IF([.P453]&lt;=36;21;IF([.P453]&lt;=40;22;24)))))))))))))" office:value-type="float" office:value="0" calcext:value-type="float">
            <text:p>0</text:p>
          </table:table-cell>
          <table:table-cell table:formula="of:=ROUND(([.I453]+[.J453]+[.M453]+[.N453]+[.Q453]+[.R453])/3;0)" office:value-type="float" office:value="25" calcext:value-type="float">
            <text:p>25</text:p>
          </table:table-cell>
          <table:table-cell table:formula="of:=[.F453]*LOG10([.S453]+2)" office:value-type="float" office:value="1.43136376415899" calcext:value-type="float">
            <text:p>1,4313637641589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37</text:p>
          </table:table-cell>
          <table:table-cell table:style-name="ce5" office:value-type="date" office:date-value="2010-06-20" calcext:value-type="date">
            <text:p>20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Tonechka Sever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454]=&quot;взв&quot;;11;[.G454]=&quot;накл&quot;;24;[.G454]=&quot;прокл&quot;;25;[.G454]=&quot;пт&quot;;26;[.G454]=90;10;[.G454]=85;10;[.G454]=80;9;[.G454]=75;8;[.G454]=70;8;[.G454]=65;7;[.G454]=60;7;[.G454]=55;6;[.G454]=50;6;[.G454]=45;6;[.G454]=40;5;[.G454]=35;4;[.G454]=30;4;[.G454]=25;3;[.G454]=20;2;[.G454]=15;1;[.G454]=10;1;[.G454]=0;0)" office:value-type="float" office:value="0" calcext:value-type="float">
            <text:p>0</text:p>
          </table:table-cell>
          <table:table-cell table:formula="of:=IF([.H454]&lt;=1;0;IF([.H454]&lt;=10;11;IF([.H454]&lt;=14;12;IF([.H454]&lt;=17;13;IF([.H454]&lt;=20;14;IF([.H454]&lt;=22;15;IF([.H454]&lt;=25;16;IF([.H454]&lt;=27;17;IF([.H454]&lt;=29;18;IF([.H454]&lt;=32;19;IF([.H454]&lt;=34;20;IF([.H454]&lt;=36;21;IF([.H454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454]=&quot;взв&quot;;11;[.K454]=&quot;накл&quot;;24;[.K454]=&quot;прокл&quot;;25;[.K454]=&quot;пт&quot;;26;[.K454]=90;10;[.K454]=85;10;[.K454]=80;9;[.K454]=75;8;[.K454]=70;8;[.K454]=65;7;[.K454]=60;7;[.K454]=55;6;[.K454]=50;6;[.K454]=45;6;[.K454]=40;5;[.K454]=35;4;[.K454]=30;4;[.K454]=25;3;[.K454]=20;2;[.K454]=15;1;[.K454]=10;1;[.K454]=0;0)" office:value-type="float" office:value="0" calcext:value-type="float">
            <text:p>0</text:p>
          </table:table-cell>
          <table:table-cell table:formula="of:=IF([.L454]&lt;=1;0;IF([.L454]&lt;=10;11;IF([.L454]&lt;=14;12;IF([.L454]&lt;=17;13;IF([.L454]&lt;=20;14;IF([.L454]&lt;=22;15;IF([.L454]&lt;=25;16;IF([.L454]&lt;=27;17;IF([.L454]&lt;=29;18;IF([.L454]&lt;=32;19;IF([.L454]&lt;=34;20;IF([.L454]&lt;=36;21;IF([.L454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454]=&quot;взв&quot;;11;[.O454]=&quot;накл&quot;;24;[.O454]=&quot;прокл&quot;;25;[.O454]=&quot;пт&quot;;26;[.O454]=90;10;[.O454]=85;10;[.O454]=80;9;[.O454]=75;8;[.O454]=70;8;[.O454]=65;7;[.O454]=60;7;[.O454]=55;6;[.O454]=50;6;[.O454]=45;6;[.O454]=40;5;[.O454]=35;4;[.O454]=30;4;[.O454]=25;3;[.O454]=20;2;[.O454]=15;1;[.O454]=10;1;[.O454]=0;0)" office:value-type="float" office:value="0" calcext:value-type="float">
            <text:p>0</text:p>
          </table:table-cell>
          <table:table-cell table:formula="of:=IF([.P454]&lt;=1;0;IF([.P454]&lt;=10;11;IF([.P454]&lt;=14;12;IF([.P454]&lt;=17;13;IF([.P454]&lt;=20;14;IF([.P454]&lt;=22;15;IF([.P454]&lt;=25;16;IF([.P454]&lt;=27;17;IF([.P454]&lt;=29;18;IF([.P454]&lt;=32;19;IF([.P454]&lt;=34;20;IF([.P454]&lt;=36;21;IF([.P454]&lt;=40;22;24)))))))))))))" office:value-type="float" office:value="20" calcext:value-type="float">
            <text:p>20</text:p>
          </table:table-cell>
          <table:table-cell table:formula="of:=ROUND(([.I454]+[.J454]+[.M454]+[.N454]+[.Q454]+[.R454])/3;0)" office:value-type="float" office:value="20" calcext:value-type="float">
            <text:p>20</text:p>
          </table:table-cell>
          <table:table-cell table:formula="of:=[.F454]*LOG10([.S454]+2)" office:value-type="float" office:value="4.02726804246662" calcext:value-type="float">
            <text:p>4,027268042466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40</text:p>
          </table:table-cell>
          <table:table-cell table:style-name="ce5" office:value-type="date" office:date-value="2010-06-20" calcext:value-type="date">
            <text:p>20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Tonechka Severn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455]=&quot;взв&quot;;11;[.G455]=&quot;накл&quot;;24;[.G455]=&quot;прокл&quot;;25;[.G455]=&quot;пт&quot;;26;[.G455]=90;10;[.G455]=85;10;[.G455]=80;9;[.G455]=75;8;[.G455]=70;8;[.G455]=65;7;[.G455]=60;7;[.G455]=55;6;[.G455]=50;6;[.G455]=45;6;[.G455]=40;5;[.G455]=35;4;[.G455]=30;4;[.G455]=25;3;[.G455]=20;2;[.G455]=15;1;[.G455]=10;1;[.G455]=0;0)" office:value-type="float" office:value="0" calcext:value-type="float">
            <text:p>0</text:p>
          </table:table-cell>
          <table:table-cell table:formula="of:=IF([.H455]&lt;=1;0;IF([.H455]&lt;=10;11;IF([.H455]&lt;=14;12;IF([.H455]&lt;=17;13;IF([.H455]&lt;=20;14;IF([.H455]&lt;=22;15;IF([.H455]&lt;=25;16;IF([.H455]&lt;=27;17;IF([.H455]&lt;=29;18;IF([.H455]&lt;=32;19;IF([.H455]&lt;=34;20;IF([.H455]&lt;=36;21;IF([.H455]&lt;=40;22;24)))))))))))))" office:value-type="float" office:value="17" calcext:value-type="float">
            <text:p>17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455]=&quot;взв&quot;;11;[.K455]=&quot;накл&quot;;24;[.K455]=&quot;прокл&quot;;25;[.K455]=&quot;пт&quot;;26;[.K455]=90;10;[.K455]=85;10;[.K455]=80;9;[.K455]=75;8;[.K455]=70;8;[.K455]=65;7;[.K455]=60;7;[.K455]=55;6;[.K455]=50;6;[.K455]=45;6;[.K455]=40;5;[.K455]=35;4;[.K455]=30;4;[.K455]=25;3;[.K455]=20;2;[.K455]=15;1;[.K455]=10;1;[.K455]=0;0)" office:value-type="float" office:value="0" calcext:value-type="float">
            <text:p>0</text:p>
          </table:table-cell>
          <table:table-cell table:formula="of:=IF([.L455]&lt;=1;0;IF([.L455]&lt;=10;11;IF([.L455]&lt;=14;12;IF([.L455]&lt;=17;13;IF([.L455]&lt;=20;14;IF([.L455]&lt;=22;15;IF([.L455]&lt;=25;16;IF([.L455]&lt;=27;17;IF([.L455]&lt;=29;18;IF([.L455]&lt;=32;19;IF([.L455]&lt;=34;20;IF([.L455]&lt;=36;21;IF([.L455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455]=&quot;взв&quot;;11;[.O455]=&quot;накл&quot;;24;[.O455]=&quot;прокл&quot;;25;[.O455]=&quot;пт&quot;;26;[.O455]=90;10;[.O455]=85;10;[.O455]=80;9;[.O455]=75;8;[.O455]=70;8;[.O455]=65;7;[.O455]=60;7;[.O455]=55;6;[.O455]=50;6;[.O455]=45;6;[.O455]=40;5;[.O455]=35;4;[.O455]=30;4;[.O455]=25;3;[.O455]=20;2;[.O455]=15;1;[.O455]=10;1;[.O455]=0;0)" office:value-type="float" office:value="0" calcext:value-type="float">
            <text:p>0</text:p>
          </table:table-cell>
          <table:table-cell table:formula="of:=IF([.P455]&lt;=1;0;IF([.P455]&lt;=10;11;IF([.P455]&lt;=14;12;IF([.P455]&lt;=17;13;IF([.P455]&lt;=20;14;IF([.P455]&lt;=22;15;IF([.P455]&lt;=25;16;IF([.P455]&lt;=27;17;IF([.P455]&lt;=29;18;IF([.P455]&lt;=32;19;IF([.P455]&lt;=34;20;IF([.P455]&lt;=36;21;IF([.P455]&lt;=40;22;24)))))))))))))" office:value-type="float" office:value="19" calcext:value-type="float">
            <text:p>19</text:p>
          </table:table-cell>
          <table:table-cell table:formula="of:=ROUND(([.I455]+[.J455]+[.M455]+[.N455]+[.Q455]+[.R455])/3;0)" office:value-type="float" office:value="18" calcext:value-type="float">
            <text:p>18</text:p>
          </table:table-cell>
          <table:table-cell table:formula="of:=[.F455]*LOG10([.S455]+2)" office:value-type="float" office:value="5.20411998265593" calcext:value-type="float">
            <text:p>5,2041199826559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33</text:p>
          </table:table-cell>
          <table:table-cell table:style-name="ce5" office:value-type="date" office:date-value="2010-06-20" calcext:value-type="date">
            <text:p>20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Tonechka Severnay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456]=&quot;взв&quot;;11;[.G456]=&quot;накл&quot;;24;[.G456]=&quot;прокл&quot;;25;[.G456]=&quot;пт&quot;;26;[.G456]=90;10;[.G456]=85;10;[.G456]=80;9;[.G456]=75;8;[.G456]=70;8;[.G456]=65;7;[.G456]=60;7;[.G456]=55;6;[.G456]=50;6;[.G456]=45;6;[.G456]=40;5;[.G456]=35;4;[.G456]=30;4;[.G456]=25;3;[.G456]=20;2;[.G456]=15;1;[.G456]=10;1;[.G456]=0;0)" office:value-type="float" office:value="0" calcext:value-type="float">
            <text:p>0</text:p>
          </table:table-cell>
          <table:table-cell table:formula="of:=IF([.H456]&lt;=1;0;IF([.H456]&lt;=10;11;IF([.H456]&lt;=14;12;IF([.H456]&lt;=17;13;IF([.H456]&lt;=20;14;IF([.H456]&lt;=22;15;IF([.H456]&lt;=25;16;IF([.H456]&lt;=27;17;IF([.H456]&lt;=29;18;IF([.H456]&lt;=32;19;IF([.H456]&lt;=34;20;IF([.H456]&lt;=36;21;IF([.H456]&lt;=40;22;24)))))))))))))" office:value-type="float" office:value="21" calcext:value-type="float">
            <text:p>21</text:p>
          </table:table-cell>
          <table:table-cell table:number-columns-repeated="2"/>
          <table:table-cell table:formula="of:=COM.MICROSOFT.IFS([.K456]=&quot;взв&quot;;11;[.K456]=&quot;накл&quot;;24;[.K456]=&quot;прокл&quot;;25;[.K456]=&quot;пт&quot;;26;[.K456]=90;10;[.K456]=85;10;[.K456]=80;9;[.K456]=75;8;[.K456]=70;8;[.K456]=65;7;[.K456]=60;7;[.K456]=55;6;[.K456]=50;6;[.K456]=45;6;[.K456]=40;5;[.K456]=35;4;[.K456]=30;4;[.K456]=25;3;[.K456]=20;2;[.K456]=15;1;[.K456]=10;1;[.K456]=0;0)" office:value-type="float" office:value="0" calcext:value-type="float">
            <text:p>0</text:p>
          </table:table-cell>
          <table:table-cell table:formula="of:=IF([.L456]&lt;=1;0;IF([.L456]&lt;=10;11;IF([.L456]&lt;=14;12;IF([.L456]&lt;=17;13;IF([.L456]&lt;=20;14;IF([.L456]&lt;=22;15;IF([.L456]&lt;=25;16;IF([.L456]&lt;=27;17;IF([.L456]&lt;=29;18;IF([.L456]&lt;=32;19;IF([.L456]&lt;=34;20;IF([.L456]&lt;=36;21;IF([.L456]&lt;=40;22;24)))))))))))))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456]=&quot;взв&quot;;11;[.O456]=&quot;накл&quot;;24;[.O456]=&quot;прокл&quot;;25;[.O456]=&quot;пт&quot;;26;[.O456]=90;10;[.O456]=85;10;[.O456]=80;9;[.O456]=75;8;[.O456]=70;8;[.O456]=65;7;[.O456]=60;7;[.O456]=55;6;[.O456]=50;6;[.O456]=45;6;[.O456]=40;5;[.O456]=35;4;[.O456]=30;4;[.O456]=25;3;[.O456]=20;2;[.O456]=15;1;[.O456]=10;1;[.O456]=0;0)" office:value-type="float" office:value="0" calcext:value-type="float">
            <text:p>0</text:p>
          </table:table-cell>
          <table:table-cell table:formula="of:=IF([.P456]&lt;=1;0;IF([.P456]&lt;=10;11;IF([.P456]&lt;=14;12;IF([.P456]&lt;=17;13;IF([.P456]&lt;=20;14;IF([.P456]&lt;=22;15;IF([.P456]&lt;=25;16;IF([.P456]&lt;=27;17;IF([.P456]&lt;=29;18;IF([.P456]&lt;=32;19;IF([.P456]&lt;=34;20;IF([.P456]&lt;=36;21;IF([.P456]&lt;=40;22;24)))))))))))))" office:value-type="float" office:value="22" calcext:value-type="float">
            <text:p>22</text:p>
          </table:table-cell>
          <table:table-cell table:formula="of:=ROUND(([.I456]+[.J456]+[.M456]+[.N456]+[.Q456]+[.R456])/2;0)" office:value-type="float" office:value="22" calcext:value-type="float">
            <text:p>22</text:p>
          </table:table-cell>
          <table:table-cell table:formula="of:=[.F456]*LOG10([.S456]+2)" office:value-type="float" office:value="6.90105620855803" calcext:value-type="float">
            <text:p>6,9010562085580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36</text:p>
          </table:table-cell>
          <table:table-cell table:style-name="ce5" office:value-type="date" office:date-value="2010-06-20" calcext:value-type="date">
            <text:p>20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Tonechka Severnay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457]=&quot;взв&quot;;11;[.G457]=&quot;накл&quot;;24;[.G457]=&quot;прокл&quot;;25;[.G457]=&quot;пт&quot;;26;[.G457]=90;10;[.G457]=85;10;[.G457]=80;9;[.G457]=75;8;[.G457]=70;8;[.G457]=65;7;[.G457]=60;7;[.G457]=55;6;[.G457]=50;6;[.G457]=45;6;[.G457]=40;5;[.G457]=35;4;[.G457]=30;4;[.G457]=25;3;[.G457]=20;2;[.G457]=15;1;[.G457]=10;1;[.G457]=0;0)" office:value-type="float" office:value="0" calcext:value-type="float">
            <text:p>0</text:p>
          </table:table-cell>
          <table:table-cell table:formula="of:=IF([.H457]&lt;=1;0;IF([.H457]&lt;=10;11;IF([.H457]&lt;=14;12;IF([.H457]&lt;=17;13;IF([.H457]&lt;=20;14;IF([.H457]&lt;=22;15;IF([.H457]&lt;=25;16;IF([.H457]&lt;=27;17;IF([.H457]&lt;=29;18;IF([.H457]&lt;=32;19;IF([.H457]&lt;=34;20;IF([.H457]&lt;=36;21;IF([.H457]&lt;=40;22;24)))))))))))))"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57]=&quot;взв&quot;;11;[.K457]=&quot;накл&quot;;24;[.K457]=&quot;прокл&quot;;25;[.K457]=&quot;пт&quot;;26;[.K457]=90;10;[.K457]=85;10;[.K457]=80;9;[.K457]=75;8;[.K457]=70;8;[.K457]=65;7;[.K457]=60;7;[.K457]=55;6;[.K457]=50;6;[.K457]=45;6;[.K457]=40;5;[.K457]=35;4;[.K457]=30;4;[.K457]=25;3;[.K457]=20;2;[.K457]=15;1;[.K457]=10;1;[.K457]=0;0)" office:value-type="float" office:value="10" calcext:value-type="float">
            <text:p>10</text:p>
          </table:table-cell>
          <table:table-cell table:formula="of:=IF([.L457]&lt;=1;0;IF([.L457]&lt;=10;11;IF([.L457]&lt;=14;12;IF([.L457]&lt;=17;13;IF([.L457]&lt;=20;14;IF([.L457]&lt;=22;15;IF([.L457]&lt;=25;16;IF([.L457]&lt;=27;17;IF([.L457]&lt;=29;18;IF([.L457]&lt;=32;19;IF([.L457]&lt;=34;20;IF([.L457]&lt;=36;21;IF([.L457]&lt;=40;22;24))))))))))))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O457]=&quot;взв&quot;;11;[.O457]=&quot;накл&quot;;24;[.O457]=&quot;прокл&quot;;25;[.O457]=&quot;пт&quot;;26;[.O457]=90;10;[.O457]=85;10;[.O457]=80;9;[.O457]=75;8;[.O457]=70;8;[.O457]=65;7;[.O457]=60;7;[.O457]=55;6;[.O457]=50;6;[.O457]=45;6;[.O457]=40;5;[.O457]=35;4;[.O457]=30;4;[.O457]=25;3;[.O457]=20;2;[.O457]=15;1;[.O457]=10;1;[.O457]=0;0)" office:value-type="float" office:value="0" calcext:value-type="float">
            <text:p>0</text:p>
          </table:table-cell>
          <table:table-cell table:formula="of:=IF([.P457]&lt;=1;0;IF([.P457]&lt;=10;11;IF([.P457]&lt;=14;12;IF([.P457]&lt;=17;13;IF([.P457]&lt;=20;14;IF([.P457]&lt;=22;15;IF([.P457]&lt;=25;16;IF([.P457]&lt;=27;17;IF([.P457]&lt;=29;18;IF([.P457]&lt;=32;19;IF([.P457]&lt;=34;20;IF([.P457]&lt;=36;21;IF([.P457]&lt;=40;22;24)))))))))))))" office:value-type="float" office:value="14" calcext:value-type="float">
            <text:p>14</text:p>
          </table:table-cell>
          <table:table-cell table:formula="of:=ROUND(([.I457]+[.J457]+[.M457]+[.N457]+[.Q457]+[.R457])/3;0)" office:value-type="float" office:value="13" calcext:value-type="float">
            <text:p>13</text:p>
          </table:table-cell>
          <table:table-cell table:formula="of:=[.F457]*LOG10([.S457]+2)" office:value-type="float" office:value="7.05654755433409" calcext:value-type="float">
            <text:p>7,0565475543340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42</text:p>
          </table:table-cell>
          <table:table-cell table:style-name="ce5" office:value-type="date" office:date-value="2010-06-20" calcext:value-type="date">
            <text:p>20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Tonechka Severnay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458]=&quot;взв&quot;;11;[.G458]=&quot;накл&quot;;24;[.G458]=&quot;прокл&quot;;25;[.G458]=&quot;пт&quot;;26;[.G458]=90;10;[.G458]=85;10;[.G458]=80;9;[.G458]=75;8;[.G458]=70;8;[.G458]=65;7;[.G458]=60;7;[.G458]=55;6;[.G458]=50;6;[.G458]=45;6;[.G458]=40;5;[.G458]=35;4;[.G458]=30;4;[.G458]=25;3;[.G458]=20;2;[.G458]=15;1;[.G458]=10;1;[.G458]=0;0)" office:value-type="float" office:value="26" calcext:value-type="float">
            <text:p>26</text:p>
          </table:table-cell>
          <table:table-cell table:formula="of:=IF([.H458]&lt;=1;0;IF([.H458]&lt;=10;11;IF([.H458]&lt;=14;12;IF([.H458]&lt;=17;13;IF([.H458]&lt;=20;14;IF([.H458]&lt;=22;15;IF([.H458]&lt;=25;16;IF([.H458]&lt;=27;17;IF([.H458]&lt;=29;18;IF([.H458]&lt;=32;19;IF([.H458]&lt;=34;20;IF([.H458]&lt;=36;21;IF([.H45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458]=&quot;взв&quot;;11;[.K458]=&quot;накл&quot;;24;[.K458]=&quot;прокл&quot;;25;[.K458]=&quot;пт&quot;;26;[.K458]=90;10;[.K458]=85;10;[.K458]=80;9;[.K458]=75;8;[.K458]=70;8;[.K458]=65;7;[.K458]=60;7;[.K458]=55;6;[.K458]=50;6;[.K458]=45;6;[.K458]=40;5;[.K458]=35;4;[.K458]=30;4;[.K458]=25;3;[.K458]=20;2;[.K458]=15;1;[.K458]=10;1;[.K458]=0;0)" office:value-type="float" office:value="26" calcext:value-type="float">
            <text:p>26</text:p>
          </table:table-cell>
          <table:table-cell table:formula="of:=IF([.L458]&lt;=1;0;IF([.L458]&lt;=10;11;IF([.L458]&lt;=14;12;IF([.L458]&lt;=17;13;IF([.L458]&lt;=20;14;IF([.L458]&lt;=22;15;IF([.L458]&lt;=25;16;IF([.L458]&lt;=27;17;IF([.L458]&lt;=29;18;IF([.L458]&lt;=32;19;IF([.L458]&lt;=34;20;IF([.L458]&lt;=36;21;IF([.L45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458]=&quot;взв&quot;;11;[.O458]=&quot;накл&quot;;24;[.O458]=&quot;прокл&quot;;25;[.O458]=&quot;пт&quot;;26;[.O458]=90;10;[.O458]=85;10;[.O458]=80;9;[.O458]=75;8;[.O458]=70;8;[.O458]=65;7;[.O458]=60;7;[.O458]=55;6;[.O458]=50;6;[.O458]=45;6;[.O458]=40;5;[.O458]=35;4;[.O458]=30;4;[.O458]=25;3;[.O458]=20;2;[.O458]=15;1;[.O458]=10;1;[.O458]=0;0)" office:value-type="float" office:value="26" calcext:value-type="float">
            <text:p>26</text:p>
          </table:table-cell>
          <table:table-cell table:formula="of:=IF([.P458]&lt;=1;0;IF([.P458]&lt;=10;11;IF([.P458]&lt;=14;12;IF([.P458]&lt;=17;13;IF([.P458]&lt;=20;14;IF([.P458]&lt;=22;15;IF([.P458]&lt;=25;16;IF([.P458]&lt;=27;17;IF([.P458]&lt;=29;18;IF([.P458]&lt;=32;19;IF([.P458]&lt;=34;20;IF([.P458]&lt;=36;21;IF([.P458]&lt;=40;22;24)))))))))))))" office:value-type="float" office:value="0" calcext:value-type="float">
            <text:p>0</text:p>
          </table:table-cell>
          <table:table-cell table:formula="of:=ROUND(([.I458]+[.J458]+[.M458]+[.N458]+[.Q458]+[.R458])/3;0)" office:value-type="float" office:value="26" calcext:value-type="float">
            <text:p>26</text:p>
          </table:table-cell>
          <table:table-cell table:formula="of:=[.F458]*LOG10([.S458]+2)" office:value-type="float" office:value="8.68294818805332" calcext:value-type="float">
            <text:p>8,6829481880533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38</text:p>
          </table:table-cell>
          <table:table-cell table:style-name="ce5" office:value-type="date" office:date-value="2010-06-20" calcext:value-type="date">
            <text:p>20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Tonechka Severnay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459]=&quot;взв&quot;;11;[.G459]=&quot;накл&quot;;24;[.G459]=&quot;прокл&quot;;25;[.G459]=&quot;пт&quot;;26;[.G459]=90;10;[.G459]=85;10;[.G459]=80;9;[.G459]=75;8;[.G459]=70;8;[.G459]=65;7;[.G459]=60;7;[.G459]=55;6;[.G459]=50;6;[.G459]=45;6;[.G459]=40;5;[.G459]=35;4;[.G459]=30;4;[.G459]=25;3;[.G459]=20;2;[.G459]=15;1;[.G459]=10;1;[.G459]=0;0)" office:value-type="float" office:value="1" calcext:value-type="float">
            <text:p>1</text:p>
          </table:table-cell>
          <table:table-cell table:formula="of:=IF([.H459]&lt;=1;0;IF([.H459]&lt;=10;11;IF([.H459]&lt;=14;12;IF([.H459]&lt;=17;13;IF([.H459]&lt;=20;14;IF([.H459]&lt;=22;15;IF([.H459]&lt;=25;16;IF([.H459]&lt;=27;17;IF([.H459]&lt;=29;18;IF([.H459]&lt;=32;19;IF([.H459]&lt;=34;20;IF([.H459]&lt;=36;21;IF([.H459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459]=&quot;взв&quot;;11;[.K459]=&quot;накл&quot;;24;[.K459]=&quot;прокл&quot;;25;[.K459]=&quot;пт&quot;;26;[.K459]=90;10;[.K459]=85;10;[.K459]=80;9;[.K459]=75;8;[.K459]=70;8;[.K459]=65;7;[.K459]=60;7;[.K459]=55;6;[.K459]=50;6;[.K459]=45;6;[.K459]=40;5;[.K459]=35;4;[.K459]=30;4;[.K459]=25;3;[.K459]=20;2;[.K459]=15;1;[.K459]=10;1;[.K459]=0;0)" office:value-type="float" office:value="0" calcext:value-type="float">
            <text:p>0</text:p>
          </table:table-cell>
          <table:table-cell table:formula="of:=IF([.L459]&lt;=1;0;IF([.L459]&lt;=10;11;IF([.L459]&lt;=14;12;IF([.L459]&lt;=17;13;IF([.L459]&lt;=20;14;IF([.L459]&lt;=22;15;IF([.L459]&lt;=25;16;IF([.L459]&lt;=27;17;IF([.L459]&lt;=29;18;IF([.L459]&lt;=32;19;IF([.L459]&lt;=34;20;IF([.L459]&lt;=36;21;IF([.L459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459]=&quot;взв&quot;;11;[.O459]=&quot;накл&quot;;24;[.O459]=&quot;прокл&quot;;25;[.O459]=&quot;пт&quot;;26;[.O459]=90;10;[.O459]=85;10;[.O459]=80;9;[.O459]=75;8;[.O459]=70;8;[.O459]=65;7;[.O459]=60;7;[.O459]=55;6;[.O459]=50;6;[.O459]=45;6;[.O459]=40;5;[.O459]=35;4;[.O459]=30;4;[.O459]=25;3;[.O459]=20;2;[.O459]=15;1;[.O459]=10;1;[.O459]=0;0)" office:value-type="float" office:value="0" calcext:value-type="float">
            <text:p>0</text:p>
          </table:table-cell>
          <table:table-cell table:formula="of:=IF([.P459]&lt;=1;0;IF([.P459]&lt;=10;11;IF([.P459]&lt;=14;12;IF([.P459]&lt;=17;13;IF([.P459]&lt;=20;14;IF([.P459]&lt;=22;15;IF([.P459]&lt;=25;16;IF([.P459]&lt;=27;17;IF([.P459]&lt;=29;18;IF([.P459]&lt;=32;19;IF([.P459]&lt;=34;20;IF([.P459]&lt;=36;21;IF([.P459]&lt;=40;22;24)))))))))))))" office:value-type="float" office:value="0" calcext:value-type="float">
            <text:p>0</text:p>
          </table:table-cell>
          <table:table-cell table:formula="of:=ROUND(([.I459]+[.J459]+[.M459]+[.N459]+[.Q459]+[.R459])/3;0)" office:value-type="float" office:value="0" calcext:value-type="float">
            <text:p>0</text:p>
          </table:table-cell>
          <table:table-cell table:formula="of:=[.F459]*LOG10([.S459]+2)" office:value-type="float" office:value="2.40823996531185" calcext:value-type="float">
            <text:p>2,4082399653118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29</text:p>
          </table:table-cell>
          <table:table-cell table:style-name="ce5" office:value-type="date" office:date-value="2010-06-20" calcext:value-type="date">
            <text:p>20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Tonechka Yuzhnay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COM.MICROSOFT.IFS([.G460]=&quot;взв&quot;;11;[.G460]=&quot;накл&quot;;24;[.G460]=&quot;прокл&quot;;25;[.G460]=&quot;пт&quot;;26;[.G460]=90;10;[.G460]=85;10;[.G460]=80;9;[.G460]=75;8;[.G460]=70;8;[.G460]=65;7;[.G460]=60;7;[.G460]=55;6;[.G460]=50;6;[.G460]=45;6;[.G460]=40;5;[.G460]=35;4;[.G460]=30;4;[.G460]=25;3;[.G460]=20;2;[.G460]=15;1;[.G460]=10;1;[.G460]=0;0)" office:value-type="float" office:value="1" calcext:value-type="float">
            <text:p>1</text:p>
          </table:table-cell>
          <table:table-cell table:formula="of:=IF([.H460]&lt;=1;0;IF([.H460]&lt;=10;11;IF([.H460]&lt;=14;12;IF([.H460]&lt;=17;13;IF([.H460]&lt;=20;14;IF([.H460]&lt;=22;15;IF([.H460]&lt;=25;16;IF([.H460]&lt;=27;17;IF([.H460]&lt;=29;18;IF([.H460]&lt;=32;19;IF([.H460]&lt;=34;20;IF([.H460]&lt;=36;21;IF([.H460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460]=&quot;взв&quot;;11;[.K460]=&quot;накл&quot;;24;[.K460]=&quot;прокл&quot;;25;[.K460]=&quot;пт&quot;;26;[.K460]=90;10;[.K460]=85;10;[.K460]=80;9;[.K460]=75;8;[.K460]=70;8;[.K460]=65;7;[.K460]=60;7;[.K460]=55;6;[.K460]=50;6;[.K460]=45;6;[.K460]=40;5;[.K460]=35;4;[.K460]=30;4;[.K460]=25;3;[.K460]=20;2;[.K460]=15;1;[.K460]=10;1;[.K460]=0;0)" office:value-type="float" office:value="4" calcext:value-type="float">
            <text:p>4</text:p>
          </table:table-cell>
          <table:table-cell table:formula="of:=IF([.L460]&lt;=1;0;IF([.L460]&lt;=10;11;IF([.L460]&lt;=14;12;IF([.L460]&lt;=17;13;IF([.L460]&lt;=20;14;IF([.L460]&lt;=22;15;IF([.L460]&lt;=25;16;IF([.L460]&lt;=27;17;IF([.L460]&lt;=29;18;IF([.L460]&lt;=32;19;IF([.L460]&lt;=34;20;IF([.L460]&lt;=36;21;IF([.L460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460]=&quot;взв&quot;;11;[.O460]=&quot;накл&quot;;24;[.O460]=&quot;прокл&quot;;25;[.O460]=&quot;пт&quot;;26;[.O460]=90;10;[.O460]=85;10;[.O460]=80;9;[.O460]=75;8;[.O460]=70;8;[.O460]=65;7;[.O460]=60;7;[.O460]=55;6;[.O460]=50;6;[.O460]=45;6;[.O460]=40;5;[.O460]=35;4;[.O460]=30;4;[.O460]=25;3;[.O460]=20;2;[.O460]=15;1;[.O460]=10;1;[.O460]=0;0)" office:value-type="float" office:value="4" calcext:value-type="float">
            <text:p>4</text:p>
          </table:table-cell>
          <table:table-cell table:formula="of:=IF([.P460]&lt;=1;0;IF([.P460]&lt;=10;11;IF([.P460]&lt;=14;12;IF([.P460]&lt;=17;13;IF([.P460]&lt;=20;14;IF([.P460]&lt;=22;15;IF([.P460]&lt;=25;16;IF([.P460]&lt;=27;17;IF([.P460]&lt;=29;18;IF([.P460]&lt;=32;19;IF([.P460]&lt;=34;20;IF([.P460]&lt;=36;21;IF([.P460]&lt;=40;22;24)))))))))))))" office:value-type="float" office:value="0" calcext:value-type="float">
            <text:p>0</text:p>
          </table:table-cell>
          <table:table-cell table:formula="of:=ROUND(([.I460]+[.J460]+[.M460]+[.N460]+[.Q460]+[.R460])/3;0)" office:value-type="float" office:value="3" calcext:value-type="float">
            <text:p>3</text:p>
          </table:table-cell>
          <table:table-cell table:formula="of:=[.F460]*LOG10([.S460]+2)" office:value-type="float" office:value="10.4845500650403" calcext:value-type="float">
            <text:p>10,484550065040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62</text:p>
          </table:table-cell>
          <table:table-cell table:style-name="ce5" office:value-type="date" office:date-value="2010-06-21" calcext:value-type="date">
            <text:p>21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Tonechka Zapadn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461]=&quot;взв&quot;;11;[.G461]=&quot;накл&quot;;24;[.G461]=&quot;прокл&quot;;25;[.G461]=&quot;пт&quot;;26;[.G461]=90;10;[.G461]=85;10;[.G461]=80;9;[.G461]=75;8;[.G461]=70;8;[.G461]=65;7;[.G461]=60;7;[.G461]=55;6;[.G461]=50;6;[.G461]=45;6;[.G461]=40;5;[.G461]=35;4;[.G461]=30;4;[.G461]=25;3;[.G461]=20;2;[.G461]=15;1;[.G461]=10;1;[.G461]=0;0)" office:value-type="float" office:value="10" calcext:value-type="float">
            <text:p>10</text:p>
          </table:table-cell>
          <table:table-cell table:formula="of:=IF([.H461]&lt;=1;0;IF([.H461]&lt;=10;11;IF([.H461]&lt;=14;12;IF([.H461]&lt;=17;13;IF([.H461]&lt;=20;14;IF([.H461]&lt;=22;15;IF([.H461]&lt;=25;16;IF([.H461]&lt;=27;17;IF([.H461]&lt;=29;18;IF([.H461]&lt;=32;19;IF([.H461]&lt;=34;20;IF([.H461]&lt;=36;21;IF([.H46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61]=&quot;взв&quot;;11;[.K461]=&quot;накл&quot;;24;[.K461]=&quot;прокл&quot;;25;[.K461]=&quot;пт&quot;;26;[.K461]=90;10;[.K461]=85;10;[.K461]=80;9;[.K461]=75;8;[.K461]=70;8;[.K461]=65;7;[.K461]=60;7;[.K461]=55;6;[.K461]=50;6;[.K461]=45;6;[.K461]=40;5;[.K461]=35;4;[.K461]=30;4;[.K461]=25;3;[.K461]=20;2;[.K461]=15;1;[.K461]=10;1;[.K461]=0;0)" office:value-type="float" office:value="10" calcext:value-type="float">
            <text:p>10</text:p>
          </table:table-cell>
          <table:table-cell table:formula="of:=IF([.L461]&lt;=1;0;IF([.L461]&lt;=10;11;IF([.L461]&lt;=14;12;IF([.L461]&lt;=17;13;IF([.L461]&lt;=20;14;IF([.L461]&lt;=22;15;IF([.L461]&lt;=25;16;IF([.L461]&lt;=27;17;IF([.L461]&lt;=29;18;IF([.L461]&lt;=32;19;IF([.L461]&lt;=34;20;IF([.L461]&lt;=36;21;IF([.L46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461]=&quot;взв&quot;;11;[.O461]=&quot;накл&quot;;24;[.O461]=&quot;прокл&quot;;25;[.O461]=&quot;пт&quot;;26;[.O461]=90;10;[.O461]=85;10;[.O461]=80;9;[.O461]=75;8;[.O461]=70;8;[.O461]=65;7;[.O461]=60;7;[.O461]=55;6;[.O461]=50;6;[.O461]=45;6;[.O461]=40;5;[.O461]=35;4;[.O461]=30;4;[.O461]=25;3;[.O461]=20;2;[.O461]=15;1;[.O461]=10;1;[.O461]=0;0)" office:value-type="float" office:value="10" calcext:value-type="float">
            <text:p>10</text:p>
          </table:table-cell>
          <table:table-cell table:formula="of:=IF([.P461]&lt;=1;0;IF([.P461]&lt;=10;11;IF([.P461]&lt;=14;12;IF([.P461]&lt;=17;13;IF([.P461]&lt;=20;14;IF([.P461]&lt;=22;15;IF([.P461]&lt;=25;16;IF([.P461]&lt;=27;17;IF([.P461]&lt;=29;18;IF([.P461]&lt;=32;19;IF([.P461]&lt;=34;20;IF([.P461]&lt;=36;21;IF([.P461]&lt;=40;22;24)))))))))))))" office:value-type="float" office:value="0" calcext:value-type="float">
            <text:p>0</text:p>
          </table:table-cell>
          <table:table-cell table:formula="of:=ROUND(([.I461]+[.J461]+[.M461]+[.N461]+[.Q461]+[.R461])/3;0)" office:value-type="float" office:value="10" calcext:value-type="float">
            <text:p>10</text:p>
          </table:table-cell>
          <table:table-cell table:formula="of:=[.F461]*LOG10([.S461]+2)" office:value-type="float" office:value="6.47508747628575" calcext:value-type="float">
            <text:p>6,4750874762857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64</text:p>
          </table:table-cell>
          <table:table-cell table:style-name="ce5" office:value-type="date" office:date-value="2010-06-21" calcext:value-type="date">
            <text:p>21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Tonechka Zapadnay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462]=&quot;взв&quot;;11;[.G462]=&quot;накл&quot;;24;[.G462]=&quot;прокл&quot;;25;[.G462]=&quot;пт&quot;;26;[.G462]=90;10;[.G462]=85;10;[.G462]=80;9;[.G462]=75;8;[.G462]=70;8;[.G462]=65;7;[.G462]=60;7;[.G462]=55;6;[.G462]=50;6;[.G462]=45;6;[.G462]=40;5;[.G462]=35;4;[.G462]=30;4;[.G462]=25;3;[.G462]=20;2;[.G462]=15;1;[.G462]=10;1;[.G462]=0;0)" office:value-type="float" office:value="0" calcext:value-type="float">
            <text:p>0</text:p>
          </table:table-cell>
          <table:table-cell table:formula="of:=IF([.H462]&lt;=1;0;IF([.H462]&lt;=10;11;IF([.H462]&lt;=14;12;IF([.H462]&lt;=17;13;IF([.H462]&lt;=20;14;IF([.H462]&lt;=22;15;IF([.H462]&lt;=25;16;IF([.H462]&lt;=27;17;IF([.H462]&lt;=29;18;IF([.H462]&lt;=32;19;IF([.H462]&lt;=34;20;IF([.H462]&lt;=36;21;IF([.H462]&lt;=40;22;24)))))))))))))"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462]=&quot;взв&quot;;11;[.K462]=&quot;накл&quot;;24;[.K462]=&quot;прокл&quot;;25;[.K462]=&quot;пт&quot;;26;[.K462]=90;10;[.K462]=85;10;[.K462]=80;9;[.K462]=75;8;[.K462]=70;8;[.K462]=65;7;[.K462]=60;7;[.K462]=55;6;[.K462]=50;6;[.K462]=45;6;[.K462]=40;5;[.K462]=35;4;[.K462]=30;4;[.K462]=25;3;[.K462]=20;2;[.K462]=15;1;[.K462]=10;1;[.K462]=0;0)" office:value-type="float" office:value="0" calcext:value-type="float">
            <text:p>0</text:p>
          </table:table-cell>
          <table:table-cell table:formula="of:=IF([.L462]&lt;=1;0;IF([.L462]&lt;=10;11;IF([.L462]&lt;=14;12;IF([.L462]&lt;=17;13;IF([.L462]&lt;=20;14;IF([.L462]&lt;=22;15;IF([.L462]&lt;=25;16;IF([.L462]&lt;=27;17;IF([.L462]&lt;=29;18;IF([.L462]&lt;=32;19;IF([.L462]&lt;=34;20;IF([.L462]&lt;=36;21;IF([.L462]&lt;=40;22;24)))))))))))))"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O462]=&quot;взв&quot;;11;[.O462]=&quot;накл&quot;;24;[.O462]=&quot;прокл&quot;;25;[.O462]=&quot;пт&quot;;26;[.O462]=90;10;[.O462]=85;10;[.O462]=80;9;[.O462]=75;8;[.O462]=70;8;[.O462]=65;7;[.O462]=60;7;[.O462]=55;6;[.O462]=50;6;[.O462]=45;6;[.O462]=40;5;[.O462]=35;4;[.O462]=30;4;[.O462]=25;3;[.O462]=20;2;[.O462]=15;1;[.O462]=10;1;[.O462]=0;0)" office:value-type="float" office:value="0" calcext:value-type="float">
            <text:p>0</text:p>
          </table:table-cell>
          <table:table-cell table:formula="of:=IF([.P462]&lt;=1;0;IF([.P462]&lt;=10;11;IF([.P462]&lt;=14;12;IF([.P462]&lt;=17;13;IF([.P462]&lt;=20;14;IF([.P462]&lt;=22;15;IF([.P462]&lt;=25;16;IF([.P462]&lt;=27;17;IF([.P462]&lt;=29;18;IF([.P462]&lt;=32;19;IF([.P462]&lt;=34;20;IF([.P462]&lt;=36;21;IF([.P462]&lt;=40;22;24)))))))))))))" office:value-type="float" office:value="16" calcext:value-type="float">
            <text:p>16</text:p>
          </table:table-cell>
          <table:table-cell table:formula="of:=ROUND(([.I462]+[.J462]+[.M462]+[.N462]+[.Q462]+[.R462])/3;0)" office:value-type="float" office:value="16" calcext:value-type="float">
            <text:p>16</text:p>
          </table:table-cell>
          <table:table-cell table:formula="of:=[.F462]*LOG10([.S462]+2)" office:value-type="float" office:value="12.5527250510331" calcext:value-type="float">
            <text:p>12,552725051033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61</text:p>
          </table:table-cell>
          <table:table-cell table:style-name="ce5" office:value-type="date" office:date-value="2010-06-21" calcext:value-type="date">
            <text:p>21.06.10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Tonechka Zapadnaya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463]=&quot;взв&quot;;11;[.G463]=&quot;накл&quot;;24;[.G463]=&quot;прокл&quot;;25;[.G463]=&quot;пт&quot;;26;[.G463]=90;10;[.G463]=85;10;[.G463]=80;9;[.G463]=75;8;[.G463]=70;8;[.G463]=65;7;[.G463]=60;7;[.G463]=55;6;[.G463]=50;6;[.G463]=45;6;[.G463]=40;5;[.G463]=35;4;[.G463]=30;4;[.G463]=25;3;[.G463]=20;2;[.G463]=15;1;[.G463]=10;1;[.G463]=0;0)" office:value-type="float" office:value="6" calcext:value-type="float">
            <text:p>6</text:p>
          </table:table-cell>
          <table:table-cell table:formula="of:=IF([.H463]&lt;=1;0;IF([.H463]&lt;=10;11;IF([.H463]&lt;=14;12;IF([.H463]&lt;=17;13;IF([.H463]&lt;=20;14;IF([.H463]&lt;=22;15;IF([.H463]&lt;=25;16;IF([.H463]&lt;=27;17;IF([.H463]&lt;=29;18;IF([.H463]&lt;=32;19;IF([.H463]&lt;=34;20;IF([.H463]&lt;=36;21;IF([.H463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463]=&quot;взв&quot;;11;[.K463]=&quot;накл&quot;;24;[.K463]=&quot;прокл&quot;;25;[.K463]=&quot;пт&quot;;26;[.K463]=90;10;[.K463]=85;10;[.K463]=80;9;[.K463]=75;8;[.K463]=70;8;[.K463]=65;7;[.K463]=60;7;[.K463]=55;6;[.K463]=50;6;[.K463]=45;6;[.K463]=40;5;[.K463]=35;4;[.K463]=30;4;[.K463]=25;3;[.K463]=20;2;[.K463]=15;1;[.K463]=10;1;[.K463]=0;0)" office:value-type="float" office:value="4" calcext:value-type="float">
            <text:p>4</text:p>
          </table:table-cell>
          <table:table-cell table:formula="of:=IF([.L463]&lt;=1;0;IF([.L463]&lt;=10;11;IF([.L463]&lt;=14;12;IF([.L463]&lt;=17;13;IF([.L463]&lt;=20;14;IF([.L463]&lt;=22;15;IF([.L463]&lt;=25;16;IF([.L463]&lt;=27;17;IF([.L463]&lt;=29;18;IF([.L463]&lt;=32;19;IF([.L463]&lt;=34;20;IF([.L463]&lt;=36;21;IF([.L463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463]=&quot;взв&quot;;11;[.O463]=&quot;накл&quot;;24;[.O463]=&quot;прокл&quot;;25;[.O463]=&quot;пт&quot;;26;[.O463]=90;10;[.O463]=85;10;[.O463]=80;9;[.O463]=75;8;[.O463]=70;8;[.O463]=65;7;[.O463]=60;7;[.O463]=55;6;[.O463]=50;6;[.O463]=45;6;[.O463]=40;5;[.O463]=35;4;[.O463]=30;4;[.O463]=25;3;[.O463]=20;2;[.O463]=15;1;[.O463]=10;1;[.O463]=0;0)" office:value-type="float" office:value="4" calcext:value-type="float">
            <text:p>4</text:p>
          </table:table-cell>
          <table:table-cell table:formula="of:=IF([.P463]&lt;=1;0;IF([.P463]&lt;=10;11;IF([.P463]&lt;=14;12;IF([.P463]&lt;=17;13;IF([.P463]&lt;=20;14;IF([.P463]&lt;=22;15;IF([.P463]&lt;=25;16;IF([.P463]&lt;=27;17;IF([.P463]&lt;=29;18;IF([.P463]&lt;=32;19;IF([.P463]&lt;=34;20;IF([.P463]&lt;=36;21;IF([.P463]&lt;=40;22;24)))))))))))))" office:value-type="float" office:value="0" calcext:value-type="float">
            <text:p>0</text:p>
          </table:table-cell>
          <table:table-cell table:formula="of:=ROUND(([.I463]+[.J463]+[.M463]+[.N463]+[.Q463]+[.R463])/3;0)" office:value-type="float" office:value="5" calcext:value-type="float">
            <text:p>5</text:p>
          </table:table-cell>
          <table:table-cell table:formula="of:=[.F463]*LOG10([.S463]+2)" office:value-type="float" office:value="25.3529412004277" calcext:value-type="float">
            <text:p>25,352941200427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19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G464]=&quot;взв&quot;;11;[.G464]=&quot;накл&quot;;24;[.G464]=&quot;прокл&quot;;25;[.G464]=&quot;пт&quot;;26;[.G464]=90;10;[.G464]=85;10;[.G464]=80;9;[.G464]=75;8;[.G464]=70;8;[.G464]=65;7;[.G464]=60;7;[.G464]=55;6;[.G464]=50;6;[.G464]=45;6;[.G464]=40;5;[.G464]=35;4;[.G464]=30;4;[.G464]=25;3;[.G464]=20;2;[.G464]=15;1;[.G464]=10;1;[.G464]=0;0)" office:value-type="float" office:value="0" calcext:value-type="float">
            <text:p>0</text:p>
          </table:table-cell>
          <table:table-cell table:formula="of:=IF([.H464]&lt;=1;0;IF([.H464]&lt;=10;11;IF([.H464]&lt;=14;12;IF([.H464]&lt;=17;13;IF([.H464]&lt;=20;14;IF([.H464]&lt;=22;15;IF([.H464]&lt;=25;16;IF([.H464]&lt;=27;17;IF([.H464]&lt;=29;18;IF([.H464]&lt;=32;19;IF([.H464]&lt;=34;20;IF([.H464]&lt;=36;21;IF([.H464]&lt;=40;22;24)))))))))))))" office:value-type="float" office:value="16" calcext:value-type="float">
            <text:p>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K464]=&quot;взв&quot;;11;[.K464]=&quot;накл&quot;;24;[.K464]=&quot;прокл&quot;;25;[.K464]=&quot;пт&quot;;26;[.K464]=90;10;[.K464]=85;10;[.K464]=80;9;[.K464]=75;8;[.K464]=70;8;[.K464]=65;7;[.K464]=60;7;[.K464]=55;6;[.K464]=50;6;[.K464]=45;6;[.K464]=40;5;[.K464]=35;4;[.K464]=30;4;[.K464]=25;3;[.K464]=20;2;[.K464]=15;1;[.K464]=10;1;[.K464]=0;0)" office:value-type="float" office:value="0" calcext:value-type="float">
            <text:p>0</text:p>
          </table:table-cell>
          <table:table-cell table:formula="of:=IF([.L464]&lt;=1;0;IF([.L464]&lt;=10;11;IF([.L464]&lt;=14;12;IF([.L464]&lt;=17;13;IF([.L464]&lt;=20;14;IF([.L464]&lt;=22;15;IF([.L464]&lt;=25;16;IF([.L464]&lt;=27;17;IF([.L464]&lt;=29;18;IF([.L464]&lt;=32;19;IF([.L464]&lt;=34;20;IF([.L464]&lt;=36;21;IF([.L464]&lt;=40;22;24)))))))))))))"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M.MICROSOFT.IFS([.O464]=&quot;взв&quot;;11;[.O464]=&quot;накл&quot;;24;[.O464]=&quot;прокл&quot;;25;[.O464]=&quot;пт&quot;;26;[.O464]=90;10;[.O464]=85;10;[.O464]=80;9;[.O464]=75;8;[.O464]=70;8;[.O464]=65;7;[.O464]=60;7;[.O464]=55;6;[.O464]=50;6;[.O464]=45;6;[.O464]=40;5;[.O464]=35;4;[.O464]=30;4;[.O464]=25;3;[.O464]=20;2;[.O464]=15;1;[.O464]=10;1;[.O464]=0;0)" office:value-type="float" office:value="0" calcext:value-type="float">
            <text:p>0</text:p>
          </table:table-cell>
          <table:table-cell table:formula="of:=IF([.P464]&lt;=1;0;IF([.P464]&lt;=10;11;IF([.P464]&lt;=14;12;IF([.P464]&lt;=17;13;IF([.P464]&lt;=20;14;IF([.P464]&lt;=22;15;IF([.P464]&lt;=25;16;IF([.P464]&lt;=27;17;IF([.P464]&lt;=29;18;IF([.P464]&lt;=32;19;IF([.P464]&lt;=34;20;IF([.P464]&lt;=36;21;IF([.P464]&lt;=40;22;24)))))))))))))" office:value-type="float" office:value="12" calcext:value-type="float">
            <text:p>12</text:p>
          </table:table-cell>
          <table:table-cell table:formula="of:=ROUND(([.I464]+[.J464]+[.M464]+[.N464]+[.Q464]+[.R464])/3;0)" office:value-type="float" office:value="14" calcext:value-type="float">
            <text:p>14</text:p>
          </table:table-cell>
          <table:table-cell table:formula="of:=[.F464]*LOG10([.S464]+2)" office:value-type="float" office:value="1.20411998265592" calcext:value-type="float">
            <text:p>1,2041199826559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87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465]=&quot;взв&quot;;11;[.G465]=&quot;накл&quot;;24;[.G465]=&quot;прокл&quot;;25;[.G465]=&quot;пт&quot;;26;[.G465]=90;10;[.G465]=85;10;[.G465]=80;9;[.G465]=75;8;[.G465]=70;8;[.G465]=65;7;[.G465]=60;7;[.G465]=55;6;[.G465]=50;6;[.G465]=45;6;[.G465]=40;5;[.G465]=35;4;[.G465]=30;4;[.G465]=25;3;[.G465]=20;2;[.G465]=15;1;[.G465]=10;1;[.G465]=0;0)" office:value-type="float" office:value="0" calcext:value-type="float">
            <text:p>0</text:p>
          </table:table-cell>
          <table:table-cell table:formula="of:=IF([.H465]&lt;=1;0;IF([.H465]&lt;=10;11;IF([.H465]&lt;=14;12;IF([.H465]&lt;=17;13;IF([.H465]&lt;=20;14;IF([.H465]&lt;=22;15;IF([.H465]&lt;=25;16;IF([.H465]&lt;=27;17;IF([.H465]&lt;=29;18;IF([.H465]&lt;=32;19;IF([.H465]&lt;=34;20;IF([.H465]&lt;=36;21;IF([.H465]&lt;=40;22;24)))))))))))))" office:value-type="float" office:value="18" calcext:value-type="float">
            <text:p>1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465]=&quot;взв&quot;;11;[.K465]=&quot;накл&quot;;24;[.K465]=&quot;прокл&quot;;25;[.K465]=&quot;пт&quot;;26;[.K465]=90;10;[.K465]=85;10;[.K465]=80;9;[.K465]=75;8;[.K465]=70;8;[.K465]=65;7;[.K465]=60;7;[.K465]=55;6;[.K465]=50;6;[.K465]=45;6;[.K465]=40;5;[.K465]=35;4;[.K465]=30;4;[.K465]=25;3;[.K465]=20;2;[.K465]=15;1;[.K465]=10;1;[.K465]=0;0)" office:value-type="float" office:value="0" calcext:value-type="float">
            <text:p>0</text:p>
          </table:table-cell>
          <table:table-cell table:formula="of:=IF([.L465]&lt;=1;0;IF([.L465]&lt;=10;11;IF([.L465]&lt;=14;12;IF([.L465]&lt;=17;13;IF([.L465]&lt;=20;14;IF([.L465]&lt;=22;15;IF([.L465]&lt;=25;16;IF([.L465]&lt;=27;17;IF([.L465]&lt;=29;18;IF([.L465]&lt;=32;19;IF([.L465]&lt;=34;20;IF([.L465]&lt;=36;21;IF([.L465]&lt;=40;22;24)))))))))))))" office:value-type="float" office:value="19" calcext:value-type="float">
            <text:p>1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465]=&quot;взв&quot;;11;[.O465]=&quot;накл&quot;;24;[.O465]=&quot;прокл&quot;;25;[.O465]=&quot;пт&quot;;26;[.O465]=90;10;[.O465]=85;10;[.O465]=80;9;[.O465]=75;8;[.O465]=70;8;[.O465]=65;7;[.O465]=60;7;[.O465]=55;6;[.O465]=50;6;[.O465]=45;6;[.O465]=40;5;[.O465]=35;4;[.O465]=30;4;[.O465]=25;3;[.O465]=20;2;[.O465]=15;1;[.O465]=10;1;[.O465]=0;0)" office:value-type="float" office:value="0" calcext:value-type="float">
            <text:p>0</text:p>
          </table:table-cell>
          <table:table-cell table:formula="of:=IF([.P465]&lt;=1;0;IF([.P465]&lt;=10;11;IF([.P465]&lt;=14;12;IF([.P465]&lt;=17;13;IF([.P465]&lt;=20;14;IF([.P465]&lt;=22;15;IF([.P465]&lt;=25;16;IF([.P465]&lt;=27;17;IF([.P465]&lt;=29;18;IF([.P465]&lt;=32;19;IF([.P465]&lt;=34;20;IF([.P465]&lt;=36;21;IF([.P465]&lt;=40;22;24)))))))))))))" office:value-type="float" office:value="17" calcext:value-type="float">
            <text:p>17</text:p>
          </table:table-cell>
          <table:table-cell table:formula="of:=ROUND(([.I465]+[.J465]+[.M465]+[.N465]+[.Q465]+[.R465])/3;0)" office:value-type="float" office:value="18" calcext:value-type="float">
            <text:p>18</text:p>
          </table:table-cell>
          <table:table-cell table:formula="of:=[.F465]*LOG10([.S465]+2)" office:value-type="float" office:value="2.60205999132796" calcext:value-type="float">
            <text:p>2,6020599913279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753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466]=&quot;взв&quot;;11;[.G466]=&quot;накл&quot;;24;[.G466]=&quot;прокл&quot;;25;[.G466]=&quot;пт&quot;;26;[.G466]=90;10;[.G466]=85;10;[.G466]=80;9;[.G466]=75;8;[.G466]=70;8;[.G466]=65;7;[.G466]=60;7;[.G466]=55;6;[.G466]=50;6;[.G466]=45;6;[.G466]=40;5;[.G466]=35;4;[.G466]=30;4;[.G466]=25;3;[.G466]=20;2;[.G466]=15;1;[.G466]=10;1;[.G466]=0;0)" office:value-type="float" office:value="0" calcext:value-type="float">
            <text:p>0</text:p>
          </table:table-cell>
          <table:table-cell table:formula="of:=IF([.H466]&lt;=1;0;IF([.H466]&lt;=10;11;IF([.H466]&lt;=14;12;IF([.H466]&lt;=17;13;IF([.H466]&lt;=20;14;IF([.H466]&lt;=22;15;IF([.H466]&lt;=25;16;IF([.H466]&lt;=27;17;IF([.H466]&lt;=29;18;IF([.H466]&lt;=32;19;IF([.H466]&lt;=34;20;IF([.H466]&lt;=36;21;IF([.H466]&lt;=40;22;24)))))))))))))" office:value-type="float" office:value="21" calcext:value-type="float">
            <text:p>2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466]=&quot;взв&quot;;11;[.K466]=&quot;накл&quot;;24;[.K466]=&quot;прокл&quot;;25;[.K466]=&quot;пт&quot;;26;[.K466]=90;10;[.K466]=85;10;[.K466]=80;9;[.K466]=75;8;[.K466]=70;8;[.K466]=65;7;[.K466]=60;7;[.K466]=55;6;[.K466]=50;6;[.K466]=45;6;[.K466]=40;5;[.K466]=35;4;[.K466]=30;4;[.K466]=25;3;[.K466]=20;2;[.K466]=15;1;[.K466]=10;1;[.K466]=0;0)" office:value-type="float" office:value="0" calcext:value-type="float">
            <text:p>0</text:p>
          </table:table-cell>
          <table:table-cell table:formula="of:=IF([.L466]&lt;=1;0;IF([.L466]&lt;=10;11;IF([.L466]&lt;=14;12;IF([.L466]&lt;=17;13;IF([.L466]&lt;=20;14;IF([.L466]&lt;=22;15;IF([.L466]&lt;=25;16;IF([.L466]&lt;=27;17;IF([.L466]&lt;=29;18;IF([.L466]&lt;=32;19;IF([.L466]&lt;=34;20;IF([.L466]&lt;=36;21;IF([.L466]&lt;=40;22;24)))))))))))))" office:value-type="float" office:value="18" calcext:value-type="float">
            <text:p>1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466]=&quot;взв&quot;;11;[.O466]=&quot;накл&quot;;24;[.O466]=&quot;прокл&quot;;25;[.O466]=&quot;пт&quot;;26;[.O466]=90;10;[.O466]=85;10;[.O466]=80;9;[.O466]=75;8;[.O466]=70;8;[.O466]=65;7;[.O466]=60;7;[.O466]=55;6;[.O466]=50;6;[.O466]=45;6;[.O466]=40;5;[.O466]=35;4;[.O466]=30;4;[.O466]=25;3;[.O466]=20;2;[.O466]=15;1;[.O466]=10;1;[.O466]=0;0)" office:value-type="float" office:value="0" calcext:value-type="float">
            <text:p>0</text:p>
          </table:table-cell>
          <table:table-cell table:formula="of:=IF([.P466]&lt;=1;0;IF([.P466]&lt;=10;11;IF([.P466]&lt;=14;12;IF([.P466]&lt;=17;13;IF([.P466]&lt;=20;14;IF([.P466]&lt;=22;15;IF([.P466]&lt;=25;16;IF([.P466]&lt;=27;17;IF([.P466]&lt;=29;18;IF([.P466]&lt;=32;19;IF([.P466]&lt;=34;20;IF([.P466]&lt;=36;21;IF([.P466]&lt;=40;22;24)))))))))))))" office:value-type="float" office:value="20" calcext:value-type="float">
            <text:p>20</text:p>
          </table:table-cell>
          <table:table-cell table:formula="of:=ROUND(([.I466]+[.J466]+[.M466]+[.N466]+[.Q466]+[.R466])/3;0)" office:value-type="float" office:value="20" calcext:value-type="float">
            <text:p>20</text:p>
          </table:table-cell>
          <table:table-cell table:formula="of:=[.F466]*LOG10([.S466]+2)" office:value-type="float" office:value="2.68484536164441" calcext:value-type="float">
            <text:p>2,6848453616444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88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467]=&quot;взв&quot;;11;[.G467]=&quot;накл&quot;;24;[.G467]=&quot;прокл&quot;;25;[.G467]=&quot;пт&quot;;26;[.G467]=90;10;[.G467]=85;10;[.G467]=80;9;[.G467]=75;8;[.G467]=70;8;[.G467]=65;7;[.G467]=60;7;[.G467]=55;6;[.G467]=50;6;[.G467]=45;6;[.G467]=40;5;[.G467]=35;4;[.G467]=30;4;[.G467]=25;3;[.G467]=20;2;[.G467]=15;1;[.G467]=10;1;[.G467]=0;0)" office:value-type="float" office:value="24" calcext:value-type="float">
            <text:p>24</text:p>
          </table:table-cell>
          <table:table-cell table:formula="of:=IF([.H467]&lt;=1;0;IF([.H467]&lt;=10;11;IF([.H467]&lt;=14;12;IF([.H467]&lt;=17;13;IF([.H467]&lt;=20;14;IF([.H467]&lt;=22;15;IF([.H467]&lt;=25;16;IF([.H467]&lt;=27;17;IF([.H467]&lt;=29;18;IF([.H467]&lt;=32;19;IF([.H467]&lt;=34;20;IF([.H467]&lt;=36;21;IF([.H467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467]=&quot;взв&quot;;11;[.K467]=&quot;накл&quot;;24;[.K467]=&quot;прокл&quot;;25;[.K467]=&quot;пт&quot;;26;[.K467]=90;10;[.K467]=85;10;[.K467]=80;9;[.K467]=75;8;[.K467]=70;8;[.K467]=65;7;[.K467]=60;7;[.K467]=55;6;[.K467]=50;6;[.K467]=45;6;[.K467]=40;5;[.K467]=35;4;[.K467]=30;4;[.K467]=25;3;[.K467]=20;2;[.K467]=15;1;[.K467]=10;1;[.K467]=0;0)" office:value-type="float" office:value="24" calcext:value-type="float">
            <text:p>24</text:p>
          </table:table-cell>
          <table:table-cell table:formula="of:=IF([.L467]&lt;=1;0;IF([.L467]&lt;=10;11;IF([.L467]&lt;=14;12;IF([.L467]&lt;=17;13;IF([.L467]&lt;=20;14;IF([.L467]&lt;=22;15;IF([.L467]&lt;=25;16;IF([.L467]&lt;=27;17;IF([.L467]&lt;=29;18;IF([.L467]&lt;=32;19;IF([.L467]&lt;=34;20;IF([.L467]&lt;=36;21;IF([.L467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467]=&quot;взв&quot;;11;[.O467]=&quot;накл&quot;;24;[.O467]=&quot;прокл&quot;;25;[.O467]=&quot;пт&quot;;26;[.O467]=90;10;[.O467]=85;10;[.O467]=80;9;[.O467]=75;8;[.O467]=70;8;[.O467]=65;7;[.O467]=60;7;[.O467]=55;6;[.O467]=50;6;[.O467]=45;6;[.O467]=40;5;[.O467]=35;4;[.O467]=30;4;[.O467]=25;3;[.O467]=20;2;[.O467]=15;1;[.O467]=10;1;[.O467]=0;0)" office:value-type="float" office:value="24" calcext:value-type="float">
            <text:p>24</text:p>
          </table:table-cell>
          <table:table-cell table:formula="of:=IF([.P467]&lt;=1;0;IF([.P467]&lt;=10;11;IF([.P467]&lt;=14;12;IF([.P467]&lt;=17;13;IF([.P467]&lt;=20;14;IF([.P467]&lt;=22;15;IF([.P467]&lt;=25;16;IF([.P467]&lt;=27;17;IF([.P467]&lt;=29;18;IF([.P467]&lt;=32;19;IF([.P467]&lt;=34;20;IF([.P467]&lt;=36;21;IF([.P467]&lt;=40;22;24)))))))))))))" office:value-type="float" office:value="0" calcext:value-type="float">
            <text:p>0</text:p>
          </table:table-cell>
          <table:table-cell table:formula="of:=ROUND(([.I467]+[.J467]+[.M467]+[.N467]+[.Q467]+[.R467])/3;0)" office:value-type="float" office:value="24" calcext:value-type="float">
            <text:p>24</text:p>
          </table:table-cell>
          <table:table-cell table:formula="of:=[.F467]*LOG10([.S467]+2)" office:value-type="float" office:value="4.24492004391245" calcext:value-type="float">
            <text:p>4,2449200439124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15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468]=&quot;взв&quot;;11;[.G468]=&quot;накл&quot;;24;[.G468]=&quot;прокл&quot;;25;[.G468]=&quot;пт&quot;;26;[.G468]=90;10;[.G468]=85;10;[.G468]=80;9;[.G468]=75;8;[.G468]=70;8;[.G468]=65;7;[.G468]=60;7;[.G468]=55;6;[.G468]=50;6;[.G468]=45;6;[.G468]=40;5;[.G468]=35;4;[.G468]=30;4;[.G468]=25;3;[.G468]=20;2;[.G468]=15;1;[.G468]=10;1;[.G468]=0;0)" office:value-type="float" office:value="24" calcext:value-type="float">
            <text:p>24</text:p>
          </table:table-cell>
          <table:table-cell table:formula="of:=IF([.H468]&lt;=1;0;IF([.H468]&lt;=10;11;IF([.H468]&lt;=14;12;IF([.H468]&lt;=17;13;IF([.H468]&lt;=20;14;IF([.H468]&lt;=22;15;IF([.H468]&lt;=25;16;IF([.H468]&lt;=27;17;IF([.H468]&lt;=29;18;IF([.H468]&lt;=32;19;IF([.H468]&lt;=34;20;IF([.H468]&lt;=36;21;IF([.H468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468]=&quot;взв&quot;;11;[.K468]=&quot;накл&quot;;24;[.K468]=&quot;прокл&quot;;25;[.K468]=&quot;пт&quot;;26;[.K468]=90;10;[.K468]=85;10;[.K468]=80;9;[.K468]=75;8;[.K468]=70;8;[.K468]=65;7;[.K468]=60;7;[.K468]=55;6;[.K468]=50;6;[.K468]=45;6;[.K468]=40;5;[.K468]=35;4;[.K468]=30;4;[.K468]=25;3;[.K468]=20;2;[.K468]=15;1;[.K468]=10;1;[.K468]=0;0)" office:value-type="float" office:value="24" calcext:value-type="float">
            <text:p>24</text:p>
          </table:table-cell>
          <table:table-cell table:formula="of:=IF([.L468]&lt;=1;0;IF([.L468]&lt;=10;11;IF([.L468]&lt;=14;12;IF([.L468]&lt;=17;13;IF([.L468]&lt;=20;14;IF([.L468]&lt;=22;15;IF([.L468]&lt;=25;16;IF([.L468]&lt;=27;17;IF([.L468]&lt;=29;18;IF([.L468]&lt;=32;19;IF([.L468]&lt;=34;20;IF([.L468]&lt;=36;21;IF([.L468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O468]=&quot;взв&quot;;11;[.O468]=&quot;накл&quot;;24;[.O468]=&quot;прокл&quot;;25;[.O468]=&quot;пт&quot;;26;[.O468]=90;10;[.O468]=85;10;[.O468]=80;9;[.O468]=75;8;[.O468]=70;8;[.O468]=65;7;[.O468]=60;7;[.O468]=55;6;[.O468]=50;6;[.O468]=45;6;[.O468]=40;5;[.O468]=35;4;[.O468]=30;4;[.O468]=25;3;[.O468]=20;2;[.O468]=15;1;[.O468]=10;1;[.O468]=0;0)" office:value-type="float" office:value="25" calcext:value-type="float">
            <text:p>25</text:p>
          </table:table-cell>
          <table:table-cell table:formula="of:=IF([.P468]&lt;=1;0;IF([.P468]&lt;=10;11;IF([.P468]&lt;=14;12;IF([.P468]&lt;=17;13;IF([.P468]&lt;=20;14;IF([.P468]&lt;=22;15;IF([.P468]&lt;=25;16;IF([.P468]&lt;=27;17;IF([.P468]&lt;=29;18;IF([.P468]&lt;=32;19;IF([.P468]&lt;=34;20;IF([.P468]&lt;=36;21;IF([.P468]&lt;=40;22;24)))))))))))))" office:value-type="float" office:value="0" calcext:value-type="float">
            <text:p>0</text:p>
          </table:table-cell>
          <table:table-cell table:formula="of:=ROUND(([.I468]+[.J468]+[.M468]+[.N468]+[.Q468]+[.R468])/3;0)" office:value-type="float" office:value="24" calcext:value-type="float">
            <text:p>24</text:p>
          </table:table-cell>
          <table:table-cell table:formula="of:=[.F468]*LOG10([.S468]+2)" office:value-type="float" office:value="5.65989339188327" calcext:value-type="float">
            <text:p>5,6598933918832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317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469]=&quot;взв&quot;;11;[.G469]=&quot;накл&quot;;24;[.G469]=&quot;прокл&quot;;25;[.G469]=&quot;пт&quot;;26;[.G469]=90;10;[.G469]=85;10;[.G469]=80;9;[.G469]=75;8;[.G469]=70;8;[.G469]=65;7;[.G469]=60;7;[.G469]=55;6;[.G469]=50;6;[.G469]=45;6;[.G469]=40;5;[.G469]=35;4;[.G469]=30;4;[.G469]=25;3;[.G469]=20;2;[.G469]=15;1;[.G469]=10;1;[.G469]=0;0)" office:value-type="float" office:value="0" calcext:value-type="float">
            <text:p>0</text:p>
          </table:table-cell>
          <table:table-cell table:formula="of:=IF([.H469]&lt;=1;0;IF([.H469]&lt;=10;11;IF([.H469]&lt;=14;12;IF([.H469]&lt;=17;13;IF([.H469]&lt;=20;14;IF([.H469]&lt;=22;15;IF([.H469]&lt;=25;16;IF([.H469]&lt;=27;17;IF([.H469]&lt;=29;18;IF([.H469]&lt;=32;19;IF([.H469]&lt;=34;20;IF([.H469]&lt;=36;21;IF([.H469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469]=&quot;взв&quot;;11;[.K469]=&quot;накл&quot;;24;[.K469]=&quot;прокл&quot;;25;[.K469]=&quot;пт&quot;;26;[.K469]=90;10;[.K469]=85;10;[.K469]=80;9;[.K469]=75;8;[.K469]=70;8;[.K469]=65;7;[.K469]=60;7;[.K469]=55;6;[.K469]=50;6;[.K469]=45;6;[.K469]=40;5;[.K469]=35;4;[.K469]=30;4;[.K469]=25;3;[.K469]=20;2;[.K469]=15;1;[.K469]=10;1;[.K469]=0;0)" office:value-type="float" office:value="0" calcext:value-type="float">
            <text:p>0</text:p>
          </table:table-cell>
          <table:table-cell table:formula="of:=IF([.L469]&lt;=1;0;IF([.L469]&lt;=10;11;IF([.L469]&lt;=14;12;IF([.L469]&lt;=17;13;IF([.L469]&lt;=20;14;IF([.L469]&lt;=22;15;IF([.L469]&lt;=25;16;IF([.L469]&lt;=27;17;IF([.L469]&lt;=29;18;IF([.L469]&lt;=32;19;IF([.L469]&lt;=34;20;IF([.L469]&lt;=36;21;IF([.L469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469]=&quot;взв&quot;;11;[.O469]=&quot;накл&quot;;24;[.O469]=&quot;прокл&quot;;25;[.O469]=&quot;пт&quot;;26;[.O469]=90;10;[.O469]=85;10;[.O469]=80;9;[.O469]=75;8;[.O469]=70;8;[.O469]=65;7;[.O469]=60;7;[.O469]=55;6;[.O469]=50;6;[.O469]=45;6;[.O469]=40;5;[.O469]=35;4;[.O469]=30;4;[.O469]=25;3;[.O469]=20;2;[.O469]=15;1;[.O469]=10;1;[.O469]=0;0)" office:value-type="float" office:value="0" calcext:value-type="float">
            <text:p>0</text:p>
          </table:table-cell>
          <table:table-cell table:formula="of:=IF([.P469]&lt;=1;0;IF([.P469]&lt;=10;11;IF([.P469]&lt;=14;12;IF([.P469]&lt;=17;13;IF([.P469]&lt;=20;14;IF([.P469]&lt;=22;15;IF([.P469]&lt;=25;16;IF([.P469]&lt;=27;17;IF([.P469]&lt;=29;18;IF([.P469]&lt;=32;19;IF([.P469]&lt;=34;20;IF([.P469]&lt;=36;21;IF([.P469]&lt;=40;22;24)))))))))))))" office:value-type="float" office:value="20" calcext:value-type="float">
            <text:p>20</text:p>
          </table:table-cell>
          <table:table-cell table:formula="of:=ROUND(([.I469]+[.J469]+[.M469]+[.N469]+[.Q469]+[.R469])/3;0)" office:value-type="float" office:value="20" calcext:value-type="float">
            <text:p>20</text:p>
          </table:table-cell>
          <table:table-cell table:formula="of:=[.F469]*LOG10([.S469]+2)" office:value-type="float" office:value="5.36969072328883" calcext:value-type="float">
            <text:p>5,3696907232888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790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470]=&quot;взв&quot;;11;[.G470]=&quot;накл&quot;;24;[.G470]=&quot;прокл&quot;;25;[.G470]=&quot;пт&quot;;26;[.G470]=90;10;[.G470]=85;10;[.G470]=80;9;[.G470]=75;8;[.G470]=70;8;[.G470]=65;7;[.G470]=60;7;[.G470]=55;6;[.G470]=50;6;[.G470]=45;6;[.G470]=40;5;[.G470]=35;4;[.G470]=30;4;[.G470]=25;3;[.G470]=20;2;[.G470]=15;1;[.G470]=10;1;[.G470]=0;0)" office:value-type="float" office:value="6" calcext:value-type="float">
            <text:p>6</text:p>
          </table:table-cell>
          <table:table-cell table:formula="of:=IF([.H470]&lt;=1;0;IF([.H470]&lt;=10;11;IF([.H470]&lt;=14;12;IF([.H470]&lt;=17;13;IF([.H470]&lt;=20;14;IF([.H470]&lt;=22;15;IF([.H470]&lt;=25;16;IF([.H470]&lt;=27;17;IF([.H470]&lt;=29;18;IF([.H470]&lt;=32;19;IF([.H470]&lt;=34;20;IF([.H470]&lt;=36;21;IF([.H470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470]=&quot;взв&quot;;11;[.K470]=&quot;накл&quot;;24;[.K470]=&quot;прокл&quot;;25;[.K470]=&quot;пт&quot;;26;[.K470]=90;10;[.K470]=85;10;[.K470]=80;9;[.K470]=75;8;[.K470]=70;8;[.K470]=65;7;[.K470]=60;7;[.K470]=55;6;[.K470]=50;6;[.K470]=45;6;[.K470]=40;5;[.K470]=35;4;[.K470]=30;4;[.K470]=25;3;[.K470]=20;2;[.K470]=15;1;[.K470]=10;1;[.K470]=0;0)" office:value-type="float" office:value="6" calcext:value-type="float">
            <text:p>6</text:p>
          </table:table-cell>
          <table:table-cell table:formula="of:=IF([.L470]&lt;=1;0;IF([.L470]&lt;=10;11;IF([.L470]&lt;=14;12;IF([.L470]&lt;=17;13;IF([.L470]&lt;=20;14;IF([.L470]&lt;=22;15;IF([.L470]&lt;=25;16;IF([.L470]&lt;=27;17;IF([.L470]&lt;=29;18;IF([.L470]&lt;=32;19;IF([.L470]&lt;=34;20;IF([.L470]&lt;=36;21;IF([.L470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470]=&quot;взв&quot;;11;[.O470]=&quot;накл&quot;;24;[.O470]=&quot;прокл&quot;;25;[.O470]=&quot;пт&quot;;26;[.O470]=90;10;[.O470]=85;10;[.O470]=80;9;[.O470]=75;8;[.O470]=70;8;[.O470]=65;7;[.O470]=60;7;[.O470]=55;6;[.O470]=50;6;[.O470]=45;6;[.O470]=40;5;[.O470]=35;4;[.O470]=30;4;[.O470]=25;3;[.O470]=20;2;[.O470]=15;1;[.O470]=10;1;[.O470]=0;0)" office:value-type="float" office:value="7" calcext:value-type="float">
            <text:p>7</text:p>
          </table:table-cell>
          <table:table-cell table:formula="of:=IF([.P470]&lt;=1;0;IF([.P470]&lt;=10;11;IF([.P470]&lt;=14;12;IF([.P470]&lt;=17;13;IF([.P470]&lt;=20;14;IF([.P470]&lt;=22;15;IF([.P470]&lt;=25;16;IF([.P470]&lt;=27;17;IF([.P470]&lt;=29;18;IF([.P470]&lt;=32;19;IF([.P470]&lt;=34;20;IF([.P470]&lt;=36;21;IF([.P470]&lt;=40;22;24)))))))))))))" office:value-type="float" office:value="0" calcext:value-type="float">
            <text:p>0</text:p>
          </table:table-cell>
          <table:table-cell table:formula="of:=ROUND(([.I470]+[.J470]+[.M470]+[.N470]+[.Q470]+[.R470])/3;0)" office:value-type="float" office:value="6" calcext:value-type="float">
            <text:p>6</text:p>
          </table:table-cell>
          <table:table-cell table:formula="of:=[.F470]*LOG10([.S470]+2)" office:value-type="float" office:value="3.61235994796777" calcext:value-type="float">
            <text:p>3,6123599479677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58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471]=&quot;взв&quot;;11;[.G471]=&quot;накл&quot;;24;[.G471]=&quot;прокл&quot;;25;[.G471]=&quot;пт&quot;;26;[.G471]=90;10;[.G471]=85;10;[.G471]=80;9;[.G471]=75;8;[.G471]=70;8;[.G471]=65;7;[.G471]=60;7;[.G471]=55;6;[.G471]=50;6;[.G471]=45;6;[.G471]=40;5;[.G471]=35;4;[.G471]=30;4;[.G471]=25;3;[.G471]=20;2;[.G471]=15;1;[.G471]=10;1;[.G471]=0;0)" office:value-type="float" office:value="0" calcext:value-type="float">
            <text:p>0</text:p>
          </table:table-cell>
          <table:table-cell table:formula="of:=IF([.H471]&lt;=1;0;IF([.H471]&lt;=10;11;IF([.H471]&lt;=14;12;IF([.H471]&lt;=17;13;IF([.H471]&lt;=20;14;IF([.H471]&lt;=22;15;IF([.H471]&lt;=25;16;IF([.H471]&lt;=27;17;IF([.H471]&lt;=29;18;IF([.H471]&lt;=32;19;IF([.H471]&lt;=34;20;IF([.H471]&lt;=36;21;IF([.H471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K471]=&quot;взв&quot;;11;[.K471]=&quot;накл&quot;;24;[.K471]=&quot;прокл&quot;;25;[.K471]=&quot;пт&quot;;26;[.K471]=90;10;[.K471]=85;10;[.K471]=80;9;[.K471]=75;8;[.K471]=70;8;[.K471]=65;7;[.K471]=60;7;[.K471]=55;6;[.K471]=50;6;[.K471]=45;6;[.K471]=40;5;[.K471]=35;4;[.K471]=30;4;[.K471]=25;3;[.K471]=20;2;[.K471]=15;1;[.K471]=10;1;[.K471]=0;0)" office:value-type="float" office:value="0" calcext:value-type="float">
            <text:p>0</text:p>
          </table:table-cell>
          <table:table-cell table:formula="of:=IF([.L471]&lt;=1;0;IF([.L471]&lt;=10;11;IF([.L471]&lt;=14;12;IF([.L471]&lt;=17;13;IF([.L471]&lt;=20;14;IF([.L471]&lt;=22;15;IF([.L471]&lt;=25;16;IF([.L471]&lt;=27;17;IF([.L471]&lt;=29;18;IF([.L471]&lt;=32;19;IF([.L471]&lt;=34;20;IF([.L471]&lt;=36;21;IF([.L471]&lt;=40;22;24)))))))))))))" office:value-type="float" office:value="24" calcext:value-type="float">
            <text:p>2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471]=&quot;взв&quot;;11;[.O471]=&quot;накл&quot;;24;[.O471]=&quot;прокл&quot;;25;[.O471]=&quot;пт&quot;;26;[.O471]=90;10;[.O471]=85;10;[.O471]=80;9;[.O471]=75;8;[.O471]=70;8;[.O471]=65;7;[.O471]=60;7;[.O471]=55;6;[.O471]=50;6;[.O471]=45;6;[.O471]=40;5;[.O471]=35;4;[.O471]=30;4;[.O471]=25;3;[.O471]=20;2;[.O471]=15;1;[.O471]=10;1;[.O471]=0;0)" office:value-type="float" office:value="0" calcext:value-type="float">
            <text:p>0</text:p>
          </table:table-cell>
          <table:table-cell table:formula="of:=IF([.P471]&lt;=1;0;IF([.P471]&lt;=10;11;IF([.P471]&lt;=14;12;IF([.P471]&lt;=17;13;IF([.P471]&lt;=20;14;IF([.P471]&lt;=22;15;IF([.P471]&lt;=25;16;IF([.P471]&lt;=27;17;IF([.P471]&lt;=29;18;IF([.P471]&lt;=32;19;IF([.P471]&lt;=34;20;IF([.P471]&lt;=36;21;IF([.P471]&lt;=40;22;24)))))))))))))" office:value-type="float" office:value="22" calcext:value-type="float">
            <text:p>22</text:p>
          </table:table-cell>
          <table:table-cell table:formula="of:=ROUND(([.I471]+[.J471]+[.M471]+[.N471]+[.Q471]+[.R471])/3;0)" office:value-type="float" office:value="23" calcext:value-type="float">
            <text:p>23</text:p>
          </table:table-cell>
          <table:table-cell table:formula="of:=[.F471]*LOG10([.S471]+2)" office:value-type="float" office:value="6.98970004336019" calcext:value-type="float">
            <text:p>6,9897000433601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83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472]=&quot;взв&quot;;11;[.G472]=&quot;накл&quot;;24;[.G472]=&quot;прокл&quot;;25;[.G472]=&quot;пт&quot;;26;[.G472]=90;10;[.G472]=85;10;[.G472]=80;9;[.G472]=75;8;[.G472]=70;8;[.G472]=65;7;[.G472]=60;7;[.G472]=55;6;[.G472]=50;6;[.G472]=45;6;[.G472]=40;5;[.G472]=35;4;[.G472]=30;4;[.G472]=25;3;[.G472]=20;2;[.G472]=15;1;[.G472]=10;1;[.G472]=0;0)" office:value-type="float" office:value="10" calcext:value-type="float">
            <text:p>10</text:p>
          </table:table-cell>
          <table:table-cell table:formula="of:=IF([.H472]&lt;=1;0;IF([.H472]&lt;=10;11;IF([.H472]&lt;=14;12;IF([.H472]&lt;=17;13;IF([.H472]&lt;=20;14;IF([.H472]&lt;=22;15;IF([.H472]&lt;=25;16;IF([.H472]&lt;=27;17;IF([.H472]&lt;=29;18;IF([.H472]&lt;=32;19;IF([.H472]&lt;=34;20;IF([.H472]&lt;=36;21;IF([.H472]&lt;=40;22;24))))))))))))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K472]=&quot;взв&quot;;11;[.K472]=&quot;накл&quot;;24;[.K472]=&quot;прокл&quot;;25;[.K472]=&quot;пт&quot;;26;[.K472]=90;10;[.K472]=85;10;[.K472]=80;9;[.K472]=75;8;[.K472]=70;8;[.K472]=65;7;[.K472]=60;7;[.K472]=55;6;[.K472]=50;6;[.K472]=45;6;[.K472]=40;5;[.K472]=35;4;[.K472]=30;4;[.K472]=25;3;[.K472]=20;2;[.K472]=15;1;[.K472]=10;1;[.K472]=0;0)" office:value-type="float" office:value="0" calcext:value-type="float">
            <text:p>0</text:p>
          </table:table-cell>
          <table:table-cell table:formula="of:=IF([.L472]&lt;=1;0;IF([.L472]&lt;=10;11;IF([.L472]&lt;=14;12;IF([.L472]&lt;=17;13;IF([.L472]&lt;=20;14;IF([.L472]&lt;=22;15;IF([.L472]&lt;=25;16;IF([.L472]&lt;=27;17;IF([.L472]&lt;=29;18;IF([.L472]&lt;=32;19;IF([.L472]&lt;=34;20;IF([.L472]&lt;=36;21;IF([.L472]&lt;=40;22;24)))))))))))))" office:value-type="float" office:value="14" calcext:value-type="float">
            <text:p>14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472]=&quot;взв&quot;;11;[.O472]=&quot;накл&quot;;24;[.O472]=&quot;прокл&quot;;25;[.O472]=&quot;пт&quot;;26;[.O472]=90;10;[.O472]=85;10;[.O472]=80;9;[.O472]=75;8;[.O472]=70;8;[.O472]=65;7;[.O472]=60;7;[.O472]=55;6;[.O472]=50;6;[.O472]=45;6;[.O472]=40;5;[.O472]=35;4;[.O472]=30;4;[.O472]=25;3;[.O472]=20;2;[.O472]=15;1;[.O472]=10;1;[.O472]=0;0)" office:value-type="float" office:value="0" calcext:value-type="float">
            <text:p>0</text:p>
          </table:table-cell>
          <table:table-cell table:formula="of:=IF([.P472]&lt;=1;0;IF([.P472]&lt;=10;11;IF([.P472]&lt;=14;12;IF([.P472]&lt;=17;13;IF([.P472]&lt;=20;14;IF([.P472]&lt;=22;15;IF([.P472]&lt;=25;16;IF([.P472]&lt;=27;17;IF([.P472]&lt;=29;18;IF([.P472]&lt;=32;19;IF([.P472]&lt;=34;20;IF([.P472]&lt;=36;21;IF([.P472]&lt;=40;22;24)))))))))))))" office:value-type="float" office:value="17" calcext:value-type="float">
            <text:p>17</text:p>
          </table:table-cell>
          <table:table-cell table:formula="of:=ROUND(([.I472]+[.J472]+[.M472]+[.N472]+[.Q472]+[.R472])/3;0)" office:value-type="float" office:value="14" calcext:value-type="float">
            <text:p>14</text:p>
          </table:table-cell>
          <table:table-cell table:formula="of:=[.F472]*LOG10([.S472]+2)" office:value-type="float" office:value="6.02059991327962" calcext:value-type="float">
            <text:p>6,020599913279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67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473]=&quot;взв&quot;;11;[.G473]=&quot;накл&quot;;24;[.G473]=&quot;прокл&quot;;25;[.G473]=&quot;пт&quot;;26;[.G473]=90;10;[.G473]=85;10;[.G473]=80;9;[.G473]=75;8;[.G473]=70;8;[.G473]=65;7;[.G473]=60;7;[.G473]=55;6;[.G473]=50;6;[.G473]=45;6;[.G473]=40;5;[.G473]=35;4;[.G473]=30;4;[.G473]=25;3;[.G473]=20;2;[.G473]=15;1;[.G473]=10;1;[.G473]=0;0)" office:value-type="float" office:value="0" calcext:value-type="float">
            <text:p>0</text:p>
          </table:table-cell>
          <table:table-cell table:formula="of:=IF([.H473]&lt;=1;0;IF([.H473]&lt;=10;11;IF([.H473]&lt;=14;12;IF([.H473]&lt;=17;13;IF([.H473]&lt;=20;14;IF([.H473]&lt;=22;15;IF([.H473]&lt;=25;16;IF([.H473]&lt;=27;17;IF([.H473]&lt;=29;18;IF([.H473]&lt;=32;19;IF([.H473]&lt;=34;20;IF([.H473]&lt;=36;21;IF([.H473]&lt;=40;22;24)))))))))))))" office:value-type="float" office:value="17" calcext:value-type="float">
            <text:p>1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473]=&quot;взв&quot;;11;[.K473]=&quot;накл&quot;;24;[.K473]=&quot;прокл&quot;;25;[.K473]=&quot;пт&quot;;26;[.K473]=90;10;[.K473]=85;10;[.K473]=80;9;[.K473]=75;8;[.K473]=70;8;[.K473]=65;7;[.K473]=60;7;[.K473]=55;6;[.K473]=50;6;[.K473]=45;6;[.K473]=40;5;[.K473]=35;4;[.K473]=30;4;[.K473]=25;3;[.K473]=20;2;[.K473]=15;1;[.K473]=10;1;[.K473]=0;0)" office:value-type="float" office:value="0" calcext:value-type="float">
            <text:p>0</text:p>
          </table:table-cell>
          <table:table-cell table:formula="of:=IF([.L473]&lt;=1;0;IF([.L473]&lt;=10;11;IF([.L473]&lt;=14;12;IF([.L473]&lt;=17;13;IF([.L473]&lt;=20;14;IF([.L473]&lt;=22;15;IF([.L473]&lt;=25;16;IF([.L473]&lt;=27;17;IF([.L473]&lt;=29;18;IF([.L473]&lt;=32;19;IF([.L473]&lt;=34;20;IF([.L473]&lt;=36;21;IF([.L473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473]=&quot;взв&quot;;11;[.O473]=&quot;накл&quot;;24;[.O473]=&quot;прокл&quot;;25;[.O473]=&quot;пт&quot;;26;[.O473]=90;10;[.O473]=85;10;[.O473]=80;9;[.O473]=75;8;[.O473]=70;8;[.O473]=65;7;[.O473]=60;7;[.O473]=55;6;[.O473]=50;6;[.O473]=45;6;[.O473]=40;5;[.O473]=35;4;[.O473]=30;4;[.O473]=25;3;[.O473]=20;2;[.O473]=15;1;[.O473]=10;1;[.O473]=0;0)" office:value-type="float" office:value="0" calcext:value-type="float">
            <text:p>0</text:p>
          </table:table-cell>
          <table:table-cell table:formula="of:=IF([.P473]&lt;=1;0;IF([.P473]&lt;=10;11;IF([.P473]&lt;=14;12;IF([.P473]&lt;=17;13;IF([.P473]&lt;=20;14;IF([.P473]&lt;=22;15;IF([.P473]&lt;=25;16;IF([.P473]&lt;=27;17;IF([.P473]&lt;=29;18;IF([.P473]&lt;=32;19;IF([.P473]&lt;=34;20;IF([.P473]&lt;=36;21;IF([.P473]&lt;=40;22;24)))))))))))))" office:value-type="float" office:value="19" calcext:value-type="float">
            <text:p>19</text:p>
          </table:table-cell>
          <table:table-cell table:formula="of:=ROUND(([.I473]+[.J473]+[.M473]+[.N473]+[.Q473]+[.R473])/3;0)" office:value-type="float" office:value="18" calcext:value-type="float">
            <text:p>18</text:p>
          </table:table-cell>
          <table:table-cell table:formula="of:=[.F473]*LOG10([.S473]+2)" office:value-type="float" office:value="7.80617997398389" calcext:value-type="float">
            <text:p>7,8061799739838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86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474]=&quot;взв&quot;;11;[.G474]=&quot;накл&quot;;24;[.G474]=&quot;прокл&quot;;25;[.G474]=&quot;пт&quot;;26;[.G474]=90;10;[.G474]=85;10;[.G474]=80;9;[.G474]=75;8;[.G474]=70;8;[.G474]=65;7;[.G474]=60;7;[.G474]=55;6;[.G474]=50;6;[.G474]=45;6;[.G474]=40;5;[.G474]=35;4;[.G474]=30;4;[.G474]=25;3;[.G474]=20;2;[.G474]=15;1;[.G474]=10;1;[.G474]=0;0)" office:value-type="float" office:value="24" calcext:value-type="float">
            <text:p>24</text:p>
          </table:table-cell>
          <table:table-cell table:formula="of:=IF([.H474]&lt;=1;0;IF([.H474]&lt;=10;11;IF([.H474]&lt;=14;12;IF([.H474]&lt;=17;13;IF([.H474]&lt;=20;14;IF([.H474]&lt;=22;15;IF([.H474]&lt;=25;16;IF([.H474]&lt;=27;17;IF([.H474]&lt;=29;18;IF([.H474]&lt;=32;19;IF([.H474]&lt;=34;20;IF([.H474]&lt;=36;21;IF([.H474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474]=&quot;взв&quot;;11;[.K474]=&quot;накл&quot;;24;[.K474]=&quot;прокл&quot;;25;[.K474]=&quot;пт&quot;;26;[.K474]=90;10;[.K474]=85;10;[.K474]=80;9;[.K474]=75;8;[.K474]=70;8;[.K474]=65;7;[.K474]=60;7;[.K474]=55;6;[.K474]=50;6;[.K474]=45;6;[.K474]=40;5;[.K474]=35;4;[.K474]=30;4;[.K474]=25;3;[.K474]=20;2;[.K474]=15;1;[.K474]=10;1;[.K474]=0;0)" office:value-type="float" office:value="0" calcext:value-type="float">
            <text:p>0</text:p>
          </table:table-cell>
          <table:table-cell table:formula="of:=IF([.L474]&lt;=1;0;IF([.L474]&lt;=10;11;IF([.L474]&lt;=14;12;IF([.L474]&lt;=17;13;IF([.L474]&lt;=20;14;IF([.L474]&lt;=22;15;IF([.L474]&lt;=25;16;IF([.L474]&lt;=27;17;IF([.L474]&lt;=29;18;IF([.L474]&lt;=32;19;IF([.L474]&lt;=34;20;IF([.L474]&lt;=36;21;IF([.L474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74]=&quot;взв&quot;;11;[.O474]=&quot;накл&quot;;24;[.O474]=&quot;прокл&quot;;25;[.O474]=&quot;пт&quot;;26;[.O474]=90;10;[.O474]=85;10;[.O474]=80;9;[.O474]=75;8;[.O474]=70;8;[.O474]=65;7;[.O474]=60;7;[.O474]=55;6;[.O474]=50;6;[.O474]=45;6;[.O474]=40;5;[.O474]=35;4;[.O474]=30;4;[.O474]=25;3;[.O474]=20;2;[.O474]=15;1;[.O474]=10;1;[.O474]=0;0)" office:value-type="float" office:value="0" calcext:value-type="float">
            <text:p>0</text:p>
          </table:table-cell>
          <table:table-cell table:formula="of:=IF([.P474]&lt;=1;0;IF([.P474]&lt;=10;11;IF([.P474]&lt;=14;12;IF([.P474]&lt;=17;13;IF([.P474]&lt;=20;14;IF([.P474]&lt;=22;15;IF([.P474]&lt;=25;16;IF([.P474]&lt;=27;17;IF([.P474]&lt;=29;18;IF([.P474]&lt;=32;19;IF([.P474]&lt;=34;20;IF([.P474]&lt;=36;21;IF([.P474]&lt;=40;22;24)))))))))))))" office:value-type="float" office:value="0" calcext:value-type="float">
            <text:p>0</text:p>
          </table:table-cell>
          <table:table-cell table:formula="of:=ROUND(([.I474]+[.J474]+[.M474]+[.N474]+[.Q474]+[.R474])/1;0)" office:value-type="float" office:value="24" calcext:value-type="float">
            <text:p>24</text:p>
          </table:table-cell>
          <table:table-cell table:formula="of:=[.F474]*LOG10([.S474]+2)" office:value-type="float" office:value="9.90481343579573" calcext:value-type="float">
            <text:p>9,9048134357957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93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475]=&quot;взв&quot;;11;[.G475]=&quot;накл&quot;;24;[.G475]=&quot;прокл&quot;;25;[.G475]=&quot;пт&quot;;26;[.G475]=90;10;[.G475]=85;10;[.G475]=80;9;[.G475]=75;8;[.G475]=70;8;[.G475]=65;7;[.G475]=60;7;[.G475]=55;6;[.G475]=50;6;[.G475]=45;6;[.G475]=40;5;[.G475]=35;4;[.G475]=30;4;[.G475]=25;3;[.G475]=20;2;[.G475]=15;1;[.G475]=10;1;[.G475]=0;0)" office:value-type="float" office:value="0" calcext:value-type="float">
            <text:p>0</text:p>
          </table:table-cell>
          <table:table-cell table:formula="of:=IF([.H475]&lt;=1;0;IF([.H475]&lt;=10;11;IF([.H475]&lt;=14;12;IF([.H475]&lt;=17;13;IF([.H475]&lt;=20;14;IF([.H475]&lt;=22;15;IF([.H475]&lt;=25;16;IF([.H475]&lt;=27;17;IF([.H475]&lt;=29;18;IF([.H475]&lt;=32;19;IF([.H475]&lt;=34;20;IF([.H475]&lt;=36;21;IF([.H475]&lt;=40;22;24)))))))))))))"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475]=&quot;взв&quot;;11;[.K475]=&quot;накл&quot;;24;[.K475]=&quot;прокл&quot;;25;[.K475]=&quot;пт&quot;;26;[.K475]=90;10;[.K475]=85;10;[.K475]=80;9;[.K475]=75;8;[.K475]=70;8;[.K475]=65;7;[.K475]=60;7;[.K475]=55;6;[.K475]=50;6;[.K475]=45;6;[.K475]=40;5;[.K475]=35;4;[.K475]=30;4;[.K475]=25;3;[.K475]=20;2;[.K475]=15;1;[.K475]=10;1;[.K475]=0;0)" office:value-type="float" office:value="0" calcext:value-type="float">
            <text:p>0</text:p>
          </table:table-cell>
          <table:table-cell table:formula="of:=IF([.L475]&lt;=1;0;IF([.L475]&lt;=10;11;IF([.L475]&lt;=14;12;IF([.L475]&lt;=17;13;IF([.L475]&lt;=20;14;IF([.L475]&lt;=22;15;IF([.L475]&lt;=25;16;IF([.L475]&lt;=27;17;IF([.L475]&lt;=29;18;IF([.L475]&lt;=32;19;IF([.L475]&lt;=34;20;IF([.L475]&lt;=36;21;IF([.L475]&lt;=40;22;24)))))))))))))"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475]=&quot;взв&quot;;11;[.O475]=&quot;накл&quot;;24;[.O475]=&quot;прокл&quot;;25;[.O475]=&quot;пт&quot;;26;[.O475]=90;10;[.O475]=85;10;[.O475]=80;9;[.O475]=75;8;[.O475]=70;8;[.O475]=65;7;[.O475]=60;7;[.O475]=55;6;[.O475]=50;6;[.O475]=45;6;[.O475]=40;5;[.O475]=35;4;[.O475]=30;4;[.O475]=25;3;[.O475]=20;2;[.O475]=15;1;[.O475]=10;1;[.O475]=0;0)" office:value-type="float" office:value="0" calcext:value-type="float">
            <text:p>0</text:p>
          </table:table-cell>
          <table:table-cell table:formula="of:=IF([.P475]&lt;=1;0;IF([.P475]&lt;=10;11;IF([.P475]&lt;=14;12;IF([.P475]&lt;=17;13;IF([.P475]&lt;=20;14;IF([.P475]&lt;=22;15;IF([.P475]&lt;=25;16;IF([.P475]&lt;=27;17;IF([.P475]&lt;=29;18;IF([.P475]&lt;=32;19;IF([.P475]&lt;=34;20;IF([.P475]&lt;=36;21;IF([.P475]&lt;=40;22;24)))))))))))))" office:value-type="float" office:value="17" calcext:value-type="float">
            <text:p>17</text:p>
          </table:table-cell>
          <table:table-cell table:formula="of:=ROUND(([.I475]+[.J475]+[.M475]+[.N475]+[.Q475]+[.R475])/3;0)" office:value-type="float" office:value="17" calcext:value-type="float">
            <text:p>17</text:p>
          </table:table-cell>
          <table:table-cell table:formula="of:=[.F475]*LOG10([.S475]+2)" office:value-type="float" office:value="8.9512752066698" calcext:value-type="float">
            <text:p>8,951275206669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728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476]=&quot;взв&quot;;11;[.G476]=&quot;накл&quot;;24;[.G476]=&quot;прокл&quot;;25;[.G476]=&quot;пт&quot;;26;[.G476]=90;10;[.G476]=85;10;[.G476]=80;9;[.G476]=75;8;[.G476]=70;8;[.G476]=65;7;[.G476]=60;7;[.G476]=55;6;[.G476]=50;6;[.G476]=45;6;[.G476]=40;5;[.G476]=35;4;[.G476]=30;4;[.G476]=25;3;[.G476]=20;2;[.G476]=15;1;[.G476]=10;1;[.G476]=0;0)" office:value-type="float" office:value="0" calcext:value-type="float">
            <text:p>0</text:p>
          </table:table-cell>
          <table:table-cell table:formula="of:=IF([.H476]&lt;=1;0;IF([.H476]&lt;=10;11;IF([.H476]&lt;=14;12;IF([.H476]&lt;=17;13;IF([.H476]&lt;=20;14;IF([.H476]&lt;=22;15;IF([.H476]&lt;=25;16;IF([.H476]&lt;=27;17;IF([.H476]&lt;=29;18;IF([.H476]&lt;=32;19;IF([.H476]&lt;=34;20;IF([.H476]&lt;=36;21;IF([.H476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476]=&quot;взв&quot;;11;[.K476]=&quot;накл&quot;;24;[.K476]=&quot;прокл&quot;;25;[.K476]=&quot;пт&quot;;26;[.K476]=90;10;[.K476]=85;10;[.K476]=80;9;[.K476]=75;8;[.K476]=70;8;[.K476]=65;7;[.K476]=60;7;[.K476]=55;6;[.K476]=50;6;[.K476]=45;6;[.K476]=40;5;[.K476]=35;4;[.K476]=30;4;[.K476]=25;3;[.K476]=20;2;[.K476]=15;1;[.K476]=10;1;[.K476]=0;0)" office:value-type="float" office:value="0" calcext:value-type="float">
            <text:p>0</text:p>
          </table:table-cell>
          <table:table-cell table:formula="of:=IF([.L476]&lt;=1;0;IF([.L476]&lt;=10;11;IF([.L476]&lt;=14;12;IF([.L476]&lt;=17;13;IF([.L476]&lt;=20;14;IF([.L476]&lt;=22;15;IF([.L476]&lt;=25;16;IF([.L476]&lt;=27;17;IF([.L476]&lt;=29;18;IF([.L476]&lt;=32;19;IF([.L476]&lt;=34;20;IF([.L476]&lt;=36;21;IF([.L476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476]=&quot;взв&quot;;11;[.O476]=&quot;накл&quot;;24;[.O476]=&quot;прокл&quot;;25;[.O476]=&quot;пт&quot;;26;[.O476]=90;10;[.O476]=85;10;[.O476]=80;9;[.O476]=75;8;[.O476]=70;8;[.O476]=65;7;[.O476]=60;7;[.O476]=55;6;[.O476]=50;6;[.O476]=45;6;[.O476]=40;5;[.O476]=35;4;[.O476]=30;4;[.O476]=25;3;[.O476]=20;2;[.O476]=15;1;[.O476]=10;1;[.O476]=0;0)" office:value-type="float" office:value="0" calcext:value-type="float">
            <text:p>0</text:p>
          </table:table-cell>
          <table:table-cell table:formula="of:=IF([.P476]&lt;=1;0;IF([.P476]&lt;=10;11;IF([.P476]&lt;=14;12;IF([.P476]&lt;=17;13;IF([.P476]&lt;=20;14;IF([.P476]&lt;=22;15;IF([.P476]&lt;=25;16;IF([.P476]&lt;=27;17;IF([.P476]&lt;=29;18;IF([.P476]&lt;=32;19;IF([.P476]&lt;=34;20;IF([.P476]&lt;=36;21;IF([.P476]&lt;=40;22;24)))))))))))))" office:value-type="float" office:value="19" calcext:value-type="float">
            <text:p>19</text:p>
          </table:table-cell>
          <table:table-cell table:formula="of:=ROUND(([.I476]+[.J476]+[.M476]+[.N476]+[.Q476]+[.R476])/3;0)" office:value-type="float" office:value="19" calcext:value-type="float">
            <text:p>19</text:p>
          </table:table-cell>
          <table:table-cell table:formula="of:=[.F476]*LOG10([.S476]+2)" office:value-type="float" office:value="9.25553506313744" calcext:value-type="float">
            <text:p>9,2555350631374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59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477]=&quot;взв&quot;;11;[.G477]=&quot;накл&quot;;24;[.G477]=&quot;прокл&quot;;25;[.G477]=&quot;пт&quot;;26;[.G477]=90;10;[.G477]=85;10;[.G477]=80;9;[.G477]=75;8;[.G477]=70;8;[.G477]=65;7;[.G477]=60;7;[.G477]=55;6;[.G477]=50;6;[.G477]=45;6;[.G477]=40;5;[.G477]=35;4;[.G477]=30;4;[.G477]=25;3;[.G477]=20;2;[.G477]=15;1;[.G477]=10;1;[.G477]=0;0)" office:value-type="float" office:value="0" calcext:value-type="float">
            <text:p>0</text:p>
          </table:table-cell>
          <table:table-cell table:formula="of:=IF([.H477]&lt;=1;0;IF([.H477]&lt;=10;11;IF([.H477]&lt;=14;12;IF([.H477]&lt;=17;13;IF([.H477]&lt;=20;14;IF([.H477]&lt;=22;15;IF([.H477]&lt;=25;16;IF([.H477]&lt;=27;17;IF([.H477]&lt;=29;18;IF([.H477]&lt;=32;19;IF([.H477]&lt;=34;20;IF([.H477]&lt;=36;21;IF([.H477]&lt;=40;22;24)))))))))))))"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K477]=&quot;взв&quot;;11;[.K477]=&quot;накл&quot;;24;[.K477]=&quot;прокл&quot;;25;[.K477]=&quot;пт&quot;;26;[.K477]=90;10;[.K477]=85;10;[.K477]=80;9;[.K477]=75;8;[.K477]=70;8;[.K477]=65;7;[.K477]=60;7;[.K477]=55;6;[.K477]=50;6;[.K477]=45;6;[.K477]=40;5;[.K477]=35;4;[.K477]=30;4;[.K477]=25;3;[.K477]=20;2;[.K477]=15;1;[.K477]=10;1;[.K477]=0;0)" office:value-type="float" office:value="0" calcext:value-type="float">
            <text:p>0</text:p>
          </table:table-cell>
          <table:table-cell table:formula="of:=IF([.L477]&lt;=1;0;IF([.L477]&lt;=10;11;IF([.L477]&lt;=14;12;IF([.L477]&lt;=17;13;IF([.L477]&lt;=20;14;IF([.L477]&lt;=22;15;IF([.L477]&lt;=25;16;IF([.L477]&lt;=27;17;IF([.L477]&lt;=29;18;IF([.L477]&lt;=32;19;IF([.L477]&lt;=34;20;IF([.L477]&lt;=36;21;IF([.L477]&lt;=40;22;24)))))))))))))" office:value-type="float" office:value="14" calcext:value-type="float">
            <text:p>1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477]=&quot;взв&quot;;11;[.O477]=&quot;накл&quot;;24;[.O477]=&quot;прокл&quot;;25;[.O477]=&quot;пт&quot;;26;[.O477]=90;10;[.O477]=85;10;[.O477]=80;9;[.O477]=75;8;[.O477]=70;8;[.O477]=65;7;[.O477]=60;7;[.O477]=55;6;[.O477]=50;6;[.O477]=45;6;[.O477]=40;5;[.O477]=35;4;[.O477]=30;4;[.O477]=25;3;[.O477]=20;2;[.O477]=15;1;[.O477]=10;1;[.O477]=0;0)" office:value-type="float" office:value="0" calcext:value-type="float">
            <text:p>0</text:p>
          </table:table-cell>
          <table:table-cell table:formula="of:=IF([.P477]&lt;=1;0;IF([.P477]&lt;=10;11;IF([.P477]&lt;=14;12;IF([.P477]&lt;=17;13;IF([.P477]&lt;=20;14;IF([.P477]&lt;=22;15;IF([.P477]&lt;=25;16;IF([.P477]&lt;=27;17;IF([.P477]&lt;=29;18;IF([.P477]&lt;=32;19;IF([.P477]&lt;=34;20;IF([.P477]&lt;=36;21;IF([.P477]&lt;=40;22;24)))))))))))))" office:value-type="float" office:value="16" calcext:value-type="float">
            <text:p>16</text:p>
          </table:table-cell>
          <table:table-cell table:formula="of:=ROUND(([.I477]+[.J477]+[.M477]+[.N477]+[.Q477]+[.R477])/3;0)" office:value-type="float" office:value="15" calcext:value-type="float">
            <text:p>15</text:p>
          </table:table-cell>
          <table:table-cell table:formula="of:=[.F477]*LOG10([.S477]+2)" office:value-type="float" office:value="9.84359137102619" calcext:value-type="float">
            <text:p>9,8435913710261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81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478]=&quot;взв&quot;;11;[.G478]=&quot;накл&quot;;24;[.G478]=&quot;прокл&quot;;25;[.G478]=&quot;пт&quot;;26;[.G478]=90;10;[.G478]=85;10;[.G478]=80;9;[.G478]=75;8;[.G478]=70;8;[.G478]=65;7;[.G478]=60;7;[.G478]=55;6;[.G478]=50;6;[.G478]=45;6;[.G478]=40;5;[.G478]=35;4;[.G478]=30;4;[.G478]=25;3;[.G478]=20;2;[.G478]=15;1;[.G478]=10;1;[.G478]=0;0)" office:value-type="float" office:value="0" calcext:value-type="float">
            <text:p>0</text:p>
          </table:table-cell>
          <table:table-cell table:formula="of:=IF([.H478]&lt;=1;0;IF([.H478]&lt;=10;11;IF([.H478]&lt;=14;12;IF([.H478]&lt;=17;13;IF([.H478]&lt;=20;14;IF([.H478]&lt;=22;15;IF([.H478]&lt;=25;16;IF([.H478]&lt;=27;17;IF([.H478]&lt;=29;18;IF([.H478]&lt;=32;19;IF([.H478]&lt;=34;20;IF([.H478]&lt;=36;21;IF([.H478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478]=&quot;взв&quot;;11;[.K478]=&quot;накл&quot;;24;[.K478]=&quot;прокл&quot;;25;[.K478]=&quot;пт&quot;;26;[.K478]=90;10;[.K478]=85;10;[.K478]=80;9;[.K478]=75;8;[.K478]=70;8;[.K478]=65;7;[.K478]=60;7;[.K478]=55;6;[.K478]=50;6;[.K478]=45;6;[.K478]=40;5;[.K478]=35;4;[.K478]=30;4;[.K478]=25;3;[.K478]=20;2;[.K478]=15;1;[.K478]=10;1;[.K478]=0;0)" office:value-type="float" office:value="0" calcext:value-type="float">
            <text:p>0</text:p>
          </table:table-cell>
          <table:table-cell table:formula="of:=IF([.L478]&lt;=1;0;IF([.L478]&lt;=10;11;IF([.L478]&lt;=14;12;IF([.L478]&lt;=17;13;IF([.L478]&lt;=20;14;IF([.L478]&lt;=22;15;IF([.L478]&lt;=25;16;IF([.L478]&lt;=27;17;IF([.L478]&lt;=29;18;IF([.L478]&lt;=32;19;IF([.L478]&lt;=34;20;IF([.L478]&lt;=36;21;IF([.L478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478]=&quot;взв&quot;;11;[.O478]=&quot;накл&quot;;24;[.O478]=&quot;прокл&quot;;25;[.O478]=&quot;пт&quot;;26;[.O478]=90;10;[.O478]=85;10;[.O478]=80;9;[.O478]=75;8;[.O478]=70;8;[.O478]=65;7;[.O478]=60;7;[.O478]=55;6;[.O478]=50;6;[.O478]=45;6;[.O478]=40;5;[.O478]=35;4;[.O478]=30;4;[.O478]=25;3;[.O478]=20;2;[.O478]=15;1;[.O478]=10;1;[.O478]=0;0)" office:value-type="float" office:value="0" calcext:value-type="float">
            <text:p>0</text:p>
          </table:table-cell>
          <table:table-cell table:formula="of:=IF([.P478]&lt;=1;0;IF([.P478]&lt;=10;11;IF([.P478]&lt;=14;12;IF([.P478]&lt;=17;13;IF([.P478]&lt;=20;14;IF([.P478]&lt;=22;15;IF([.P478]&lt;=25;16;IF([.P478]&lt;=27;17;IF([.P478]&lt;=29;18;IF([.P478]&lt;=32;19;IF([.P478]&lt;=34;20;IF([.P478]&lt;=36;21;IF([.P478]&lt;=40;22;24)))))))))))))" office:value-type="float" office:value="19" calcext:value-type="float">
            <text:p>19</text:p>
          </table:table-cell>
          <table:table-cell table:formula="of:=ROUND(([.I478]+[.J478]+[.M478]+[.N478]+[.Q478]+[.R478])/3;0)" office:value-type="float" office:value="20" calcext:value-type="float">
            <text:p>20</text:p>
          </table:table-cell>
          <table:table-cell table:formula="of:=[.F478]*LOG10([.S478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724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 Litoraln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479]=&quot;взв&quot;;11;[.G479]=&quot;накл&quot;;24;[.G479]=&quot;прокл&quot;;25;[.G479]=&quot;пт&quot;;26;[.G479]=90;10;[.G479]=85;10;[.G479]=80;9;[.G479]=75;8;[.G479]=70;8;[.G479]=65;7;[.G479]=60;7;[.G479]=55;6;[.G479]=50;6;[.G479]=45;6;[.G479]=40;5;[.G479]=35;4;[.G479]=30;4;[.G479]=25;3;[.G479]=20;2;[.G479]=15;1;[.G479]=10;1;[.G479]=0;0)" office:value-type="float" office:value="1" calcext:value-type="float">
            <text:p>1</text:p>
          </table:table-cell>
          <table:table-cell table:formula="of:=IF([.H479]&lt;=1;0;IF([.H479]&lt;=10;11;IF([.H479]&lt;=14;12;IF([.H479]&lt;=17;13;IF([.H479]&lt;=20;14;IF([.H479]&lt;=22;15;IF([.H479]&lt;=25;16;IF([.H479]&lt;=27;17;IF([.H479]&lt;=29;18;IF([.H479]&lt;=32;19;IF([.H479]&lt;=34;20;IF([.H479]&lt;=36;21;IF([.H479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479]=&quot;взв&quot;;11;[.K479]=&quot;накл&quot;;24;[.K479]=&quot;прокл&quot;;25;[.K479]=&quot;пт&quot;;26;[.K479]=90;10;[.K479]=85;10;[.K479]=80;9;[.K479]=75;8;[.K479]=70;8;[.K479]=65;7;[.K479]=60;7;[.K479]=55;6;[.K479]=50;6;[.K479]=45;6;[.K479]=40;5;[.K479]=35;4;[.K479]=30;4;[.K479]=25;3;[.K479]=20;2;[.K479]=15;1;[.K479]=10;1;[.K479]=0;0)" office:value-type="float" office:value="4" calcext:value-type="float">
            <text:p>4</text:p>
          </table:table-cell>
          <table:table-cell table:formula="of:=IF([.L479]&lt;=1;0;IF([.L479]&lt;=10;11;IF([.L479]&lt;=14;12;IF([.L479]&lt;=17;13;IF([.L479]&lt;=20;14;IF([.L479]&lt;=22;15;IF([.L479]&lt;=25;16;IF([.L479]&lt;=27;17;IF([.L479]&lt;=29;18;IF([.L479]&lt;=32;19;IF([.L479]&lt;=34;20;IF([.L479]&lt;=36;21;IF([.L479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479]=&quot;взв&quot;;11;[.O479]=&quot;накл&quot;;24;[.O479]=&quot;прокл&quot;;25;[.O479]=&quot;пт&quot;;26;[.O479]=90;10;[.O479]=85;10;[.O479]=80;9;[.O479]=75;8;[.O479]=70;8;[.O479]=65;7;[.O479]=60;7;[.O479]=55;6;[.O479]=50;6;[.O479]=45;6;[.O479]=40;5;[.O479]=35;4;[.O479]=30;4;[.O479]=25;3;[.O479]=20;2;[.O479]=15;1;[.O479]=10;1;[.O479]=0;0)" office:value-type="float" office:value="4" calcext:value-type="float">
            <text:p>4</text:p>
          </table:table-cell>
          <table:table-cell table:formula="of:=IF([.P479]&lt;=1;0;IF([.P479]&lt;=10;11;IF([.P479]&lt;=14;12;IF([.P479]&lt;=17;13;IF([.P479]&lt;=20;14;IF([.P479]&lt;=22;15;IF([.P479]&lt;=25;16;IF([.P479]&lt;=27;17;IF([.P479]&lt;=29;18;IF([.P479]&lt;=32;19;IF([.P479]&lt;=34;20;IF([.P479]&lt;=36;21;IF([.P479]&lt;=40;22;24)))))))))))))" office:value-type="float" office:value="0" calcext:value-type="float">
            <text:p>0</text:p>
          </table:table-cell>
          <table:table-cell table:formula="of:=ROUND(([.I479]+[.J479]+[.M479]+[.N479]+[.Q479]+[.R479])/3;0)" office:value-type="float" office:value="3" calcext:value-type="float">
            <text:p>3</text:p>
          </table:table-cell>
          <table:table-cell table:formula="of:=[.F479]*LOG10([.S479]+2)" office:value-type="float" office:value="2.79588001734408" calcext:value-type="float">
            <text:p>2,7958800173440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54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 Litoralnay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480]=&quot;взв&quot;;11;[.G480]=&quot;накл&quot;;24;[.G480]=&quot;прокл&quot;;25;[.G480]=&quot;пт&quot;;26;[.G480]=90;10;[.G480]=85;10;[.G480]=80;9;[.G480]=75;8;[.G480]=70;8;[.G480]=65;7;[.G480]=60;7;[.G480]=55;6;[.G480]=50;6;[.G480]=45;6;[.G480]=40;5;[.G480]=35;4;[.G480]=30;4;[.G480]=25;3;[.G480]=20;2;[.G480]=15;1;[.G480]=10;1;[.G480]=0;0)" office:value-type="float" office:value="0" calcext:value-type="float">
            <text:p>0</text:p>
          </table:table-cell>
          <table:table-cell table:formula="of:=IF([.H480]&lt;=1;0;IF([.H480]&lt;=10;11;IF([.H480]&lt;=14;12;IF([.H480]&lt;=17;13;IF([.H480]&lt;=20;14;IF([.H480]&lt;=22;15;IF([.H480]&lt;=25;16;IF([.H480]&lt;=27;17;IF([.H480]&lt;=29;18;IF([.H480]&lt;=32;19;IF([.H480]&lt;=34;20;IF([.H480]&lt;=36;21;IF([.H480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480]=&quot;взв&quot;;11;[.K480]=&quot;накл&quot;;24;[.K480]=&quot;прокл&quot;;25;[.K480]=&quot;пт&quot;;26;[.K480]=90;10;[.K480]=85;10;[.K480]=80;9;[.K480]=75;8;[.K480]=70;8;[.K480]=65;7;[.K480]=60;7;[.K480]=55;6;[.K480]=50;6;[.K480]=45;6;[.K480]=40;5;[.K480]=35;4;[.K480]=30;4;[.K480]=25;3;[.K480]=20;2;[.K480]=15;1;[.K480]=10;1;[.K480]=0;0)" office:value-type="float" office:value="0" calcext:value-type="float">
            <text:p>0</text:p>
          </table:table-cell>
          <table:table-cell table:formula="of:=IF([.L480]&lt;=1;0;IF([.L480]&lt;=10;11;IF([.L480]&lt;=14;12;IF([.L480]&lt;=17;13;IF([.L480]&lt;=20;14;IF([.L480]&lt;=22;15;IF([.L480]&lt;=25;16;IF([.L480]&lt;=27;17;IF([.L480]&lt;=29;18;IF([.L480]&lt;=32;19;IF([.L480]&lt;=34;20;IF([.L480]&lt;=36;21;IF([.L480]&lt;=40;22;24)))))))))))))" office:value-type="float" office:value="20" calcext:value-type="float">
            <text:p>2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480]=&quot;взв&quot;;11;[.O480]=&quot;накл&quot;;24;[.O480]=&quot;прокл&quot;;25;[.O480]=&quot;пт&quot;;26;[.O480]=90;10;[.O480]=85;10;[.O480]=80;9;[.O480]=75;8;[.O480]=70;8;[.O480]=65;7;[.O480]=60;7;[.O480]=55;6;[.O480]=50;6;[.O480]=45;6;[.O480]=40;5;[.O480]=35;4;[.O480]=30;4;[.O480]=25;3;[.O480]=20;2;[.O480]=15;1;[.O480]=10;1;[.O480]=0;0)" office:value-type="float" office:value="0" calcext:value-type="float">
            <text:p>0</text:p>
          </table:table-cell>
          <table:table-cell table:formula="of:=IF([.P480]&lt;=1;0;IF([.P480]&lt;=10;11;IF([.P480]&lt;=14;12;IF([.P480]&lt;=17;13;IF([.P480]&lt;=20;14;IF([.P480]&lt;=22;15;IF([.P480]&lt;=25;16;IF([.P480]&lt;=27;17;IF([.P480]&lt;=29;18;IF([.P480]&lt;=32;19;IF([.P480]&lt;=34;20;IF([.P480]&lt;=36;21;IF([.P480]&lt;=40;22;24)))))))))))))" office:value-type="float" office:value="17" calcext:value-type="float">
            <text:p>17</text:p>
          </table:table-cell>
          <table:table-cell table:formula="of:=ROUND(([.I480]+[.J480]+[.M480]+[.N480]+[.Q480]+[.R480])/3;0)" office:value-type="float" office:value="19" calcext:value-type="float">
            <text:p>19</text:p>
          </table:table-cell>
          <table:table-cell table:formula="of:=[.F480]*LOG10([.S480]+2)" office:value-type="float" office:value="6.6110964736696" calcext:value-type="float">
            <text:p>6,611096473669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55</text:p>
          </table:table-cell>
          <table:table-cell table:style-name="ce5" office:value-type="date" office:date-value="2010-06-13" calcext:value-type="date">
            <text:p>13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 Litoralnay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481]=&quot;взв&quot;;11;[.G481]=&quot;накл&quot;;24;[.G481]=&quot;прокл&quot;;25;[.G481]=&quot;пт&quot;;26;[.G481]=90;10;[.G481]=85;10;[.G481]=80;9;[.G481]=75;8;[.G481]=70;8;[.G481]=65;7;[.G481]=60;7;[.G481]=55;6;[.G481]=50;6;[.G481]=45;6;[.G481]=40;5;[.G481]=35;4;[.G481]=30;4;[.G481]=25;3;[.G481]=20;2;[.G481]=15;1;[.G481]=10;1;[.G481]=0;0)" office:value-type="float" office:value="0" calcext:value-type="float">
            <text:p>0</text:p>
          </table:table-cell>
          <table:table-cell table:formula="of:=IF([.H481]&lt;=1;0;IF([.H481]&lt;=10;11;IF([.H481]&lt;=14;12;IF([.H481]&lt;=17;13;IF([.H481]&lt;=20;14;IF([.H481]&lt;=22;15;IF([.H481]&lt;=25;16;IF([.H481]&lt;=27;17;IF([.H481]&lt;=29;18;IF([.H481]&lt;=32;19;IF([.H481]&lt;=34;20;IF([.H481]&lt;=36;21;IF([.H481]&lt;=40;22;24)))))))))))))" office:value-type="float" office:value="17" calcext:value-type="float">
            <text:p>1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481]=&quot;взв&quot;;11;[.K481]=&quot;накл&quot;;24;[.K481]=&quot;прокл&quot;;25;[.K481]=&quot;пт&quot;;26;[.K481]=90;10;[.K481]=85;10;[.K481]=80;9;[.K481]=75;8;[.K481]=70;8;[.K481]=65;7;[.K481]=60;7;[.K481]=55;6;[.K481]=50;6;[.K481]=45;6;[.K481]=40;5;[.K481]=35;4;[.K481]=30;4;[.K481]=25;3;[.K481]=20;2;[.K481]=15;1;[.K481]=10;1;[.K481]=0;0)" office:value-type="float" office:value="0" calcext:value-type="float">
            <text:p>0</text:p>
          </table:table-cell>
          <table:table-cell table:formula="of:=IF([.L481]&lt;=1;0;IF([.L481]&lt;=10;11;IF([.L481]&lt;=14;12;IF([.L481]&lt;=17;13;IF([.L481]&lt;=20;14;IF([.L481]&lt;=22;15;IF([.L481]&lt;=25;16;IF([.L481]&lt;=27;17;IF([.L481]&lt;=29;18;IF([.L481]&lt;=32;19;IF([.L481]&lt;=34;20;IF([.L481]&lt;=36;21;IF([.L481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481]=&quot;взв&quot;;11;[.O481]=&quot;накл&quot;;24;[.O481]=&quot;прокл&quot;;25;[.O481]=&quot;пт&quot;;26;[.O481]=90;10;[.O481]=85;10;[.O481]=80;9;[.O481]=75;8;[.O481]=70;8;[.O481]=65;7;[.O481]=60;7;[.O481]=55;6;[.O481]=50;6;[.O481]=45;6;[.O481]=40;5;[.O481]=35;4;[.O481]=30;4;[.O481]=25;3;[.O481]=20;2;[.O481]=15;1;[.O481]=10;1;[.O481]=0;0)" office:value-type="float" office:value="0" calcext:value-type="float">
            <text:p>0</text:p>
          </table:table-cell>
          <table:table-cell table:formula="of:=IF([.P481]&lt;=1;0;IF([.P481]&lt;=10;11;IF([.P481]&lt;=14;12;IF([.P481]&lt;=17;13;IF([.P481]&lt;=20;14;IF([.P481]&lt;=22;15;IF([.P481]&lt;=25;16;IF([.P481]&lt;=27;17;IF([.P481]&lt;=29;18;IF([.P481]&lt;=32;19;IF([.P481]&lt;=34;20;IF([.P481]&lt;=36;21;IF([.P481]&lt;=40;22;24)))))))))))))" office:value-type="float" office:value="18" calcext:value-type="float">
            <text:p>18</text:p>
          </table:table-cell>
          <table:table-cell table:formula="of:=ROUND(([.I481]+[.J481]+[.M481]+[.N481]+[.Q481]+[.R481])/3;0)" office:value-type="float" office:value="17" calcext:value-type="float">
            <text:p>17</text:p>
          </table:table-cell>
          <table:table-cell table:formula="of:=[.F481]*LOG10([.S481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065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d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482]=&quot;взв&quot;;11;[.G482]=&quot;накл&quot;;24;[.G482]=&quot;прокл&quot;;25;[.G482]=&quot;пт&quot;;26;[.G482]=90;10;[.G482]=85;10;[.G482]=80;9;[.G482]=75;8;[.G482]=70;8;[.G482]=65;7;[.G482]=60;7;[.G482]=55;6;[.G482]=50;6;[.G482]=45;6;[.G482]=40;5;[.G482]=35;4;[.G482]=30;4;[.G482]=25;3;[.G482]=20;2;[.G482]=15;1;[.G482]=10;1;[.G482]=0;0)" office:value-type="float" office:value="0" calcext:value-type="float">
            <text:p>0</text:p>
          </table:table-cell>
          <table:table-cell table:formula="of:=IF([.H482]&lt;=1;0;IF([.H482]&lt;=10;11;IF([.H482]&lt;=14;12;IF([.H482]&lt;=17;13;IF([.H482]&lt;=20;14;IF([.H482]&lt;=22;15;IF([.H482]&lt;=25;16;IF([.H482]&lt;=27;17;IF([.H482]&lt;=29;18;IF([.H482]&lt;=32;19;IF([.H482]&lt;=34;20;IF([.H482]&lt;=36;21;IF([.H482]&lt;=40;22;24)))))))))))))"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482]=&quot;взв&quot;;11;[.K482]=&quot;накл&quot;;24;[.K482]=&quot;прокл&quot;;25;[.K482]=&quot;пт&quot;;26;[.K482]=90;10;[.K482]=85;10;[.K482]=80;9;[.K482]=75;8;[.K482]=70;8;[.K482]=65;7;[.K482]=60;7;[.K482]=55;6;[.K482]=50;6;[.K482]=45;6;[.K482]=40;5;[.K482]=35;4;[.K482]=30;4;[.K482]=25;3;[.K482]=20;2;[.K482]=15;1;[.K482]=10;1;[.K482]=0;0)" office:value-type="float" office:value="0" calcext:value-type="float">
            <text:p>0</text:p>
          </table:table-cell>
          <table:table-cell table:formula="of:=IF([.L482]&lt;=1;0;IF([.L482]&lt;=10;11;IF([.L482]&lt;=14;12;IF([.L482]&lt;=17;13;IF([.L482]&lt;=20;14;IF([.L482]&lt;=22;15;IF([.L482]&lt;=25;16;IF([.L482]&lt;=27;17;IF([.L482]&lt;=29;18;IF([.L482]&lt;=32;19;IF([.L482]&lt;=34;20;IF([.L482]&lt;=36;21;IF([.L482]&lt;=40;22;24)))))))))))))"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O482]=&quot;взв&quot;;11;[.O482]=&quot;накл&quot;;24;[.O482]=&quot;прокл&quot;;25;[.O482]=&quot;пт&quot;;26;[.O482]=90;10;[.O482]=85;10;[.O482]=80;9;[.O482]=75;8;[.O482]=70;8;[.O482]=65;7;[.O482]=60;7;[.O482]=55;6;[.O482]=50;6;[.O482]=45;6;[.O482]=40;5;[.O482]=35;4;[.O482]=30;4;[.O482]=25;3;[.O482]=20;2;[.O482]=15;1;[.O482]=10;1;[.O482]=0;0)" office:value-type="float" office:value="0" calcext:value-type="float">
            <text:p>0</text:p>
          </table:table-cell>
          <table:table-cell table:formula="of:=IF([.P482]&lt;=1;0;IF([.P482]&lt;=10;11;IF([.P482]&lt;=14;12;IF([.P482]&lt;=17;13;IF([.P482]&lt;=20;14;IF([.P482]&lt;=22;15;IF([.P482]&lt;=25;16;IF([.P482]&lt;=27;17;IF([.P482]&lt;=29;18;IF([.P482]&lt;=32;19;IF([.P482]&lt;=34;20;IF([.P482]&lt;=36;21;IF([.P482]&lt;=40;22;24)))))))))))))" office:value-type="float" office:value="14" calcext:value-type="float">
            <text:p>14</text:p>
          </table:table-cell>
          <table:table-cell table:formula="of:=ROUND(([.I482]+[.J482]+[.M482]+[.N482]+[.Q482]+[.R482])/3;0)" office:value-type="float" office:value="17" calcext:value-type="float">
            <text:p>17</text:p>
          </table:table-cell>
          <table:table-cell table:formula="of:=[.F482]*LOG10([.S482]+2)" office:value-type="float" office:value="2.55750720190566" calcext:value-type="float">
            <text:p>2,5575072019056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081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d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483]=&quot;взв&quot;;11;[.G483]=&quot;накл&quot;;24;[.G483]=&quot;прокл&quot;;25;[.G483]=&quot;пт&quot;;26;[.G483]=90;10;[.G483]=85;10;[.G483]=80;9;[.G483]=75;8;[.G483]=70;8;[.G483]=65;7;[.G483]=60;7;[.G483]=55;6;[.G483]=50;6;[.G483]=45;6;[.G483]=40;5;[.G483]=35;4;[.G483]=30;4;[.G483]=25;3;[.G483]=20;2;[.G483]=15;1;[.G483]=10;1;[.G483]=0;0)" office:value-type="float" office:value="10" calcext:value-type="float">
            <text:p>10</text:p>
          </table:table-cell>
          <table:table-cell table:formula="of:=IF([.H483]&lt;=1;0;IF([.H483]&lt;=10;11;IF([.H483]&lt;=14;12;IF([.H483]&lt;=17;13;IF([.H483]&lt;=20;14;IF([.H483]&lt;=22;15;IF([.H483]&lt;=25;16;IF([.H483]&lt;=27;17;IF([.H483]&lt;=29;18;IF([.H483]&lt;=32;19;IF([.H483]&lt;=34;20;IF([.H483]&lt;=36;21;IF([.H48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83]=&quot;взв&quot;;11;[.K483]=&quot;накл&quot;;24;[.K483]=&quot;прокл&quot;;25;[.K483]=&quot;пт&quot;;26;[.K483]=90;10;[.K483]=85;10;[.K483]=80;9;[.K483]=75;8;[.K483]=70;8;[.K483]=65;7;[.K483]=60;7;[.K483]=55;6;[.K483]=50;6;[.K483]=45;6;[.K483]=40;5;[.K483]=35;4;[.K483]=30;4;[.K483]=25;3;[.K483]=20;2;[.K483]=15;1;[.K483]=10;1;[.K483]=0;0)" office:value-type="float" office:value="10" calcext:value-type="float">
            <text:p>10</text:p>
          </table:table-cell>
          <table:table-cell table:formula="of:=IF([.L483]&lt;=1;0;IF([.L483]&lt;=10;11;IF([.L483]&lt;=14;12;IF([.L483]&lt;=17;13;IF([.L483]&lt;=20;14;IF([.L483]&lt;=22;15;IF([.L483]&lt;=25;16;IF([.L483]&lt;=27;17;IF([.L483]&lt;=29;18;IF([.L483]&lt;=32;19;IF([.L483]&lt;=34;20;IF([.L483]&lt;=36;21;IF([.L483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83]=&quot;взв&quot;;11;[.O483]=&quot;накл&quot;;24;[.O483]=&quot;прокл&quot;;25;[.O483]=&quot;пт&quot;;26;[.O483]=90;10;[.O483]=85;10;[.O483]=80;9;[.O483]=75;8;[.O483]=70;8;[.O483]=65;7;[.O483]=60;7;[.O483]=55;6;[.O483]=50;6;[.O483]=45;6;[.O483]=40;5;[.O483]=35;4;[.O483]=30;4;[.O483]=25;3;[.O483]=20;2;[.O483]=15;1;[.O483]=10;1;[.O483]=0;0)" office:value-type="float" office:value="0" calcext:value-type="float">
            <text:p>0</text:p>
          </table:table-cell>
          <table:table-cell table:formula="of:=IF([.P483]&lt;=1;0;IF([.P483]&lt;=10;11;IF([.P483]&lt;=14;12;IF([.P483]&lt;=17;13;IF([.P483]&lt;=20;14;IF([.P483]&lt;=22;15;IF([.P483]&lt;=25;16;IF([.P483]&lt;=27;17;IF([.P483]&lt;=29;18;IF([.P483]&lt;=32;19;IF([.P483]&lt;=34;20;IF([.P483]&lt;=36;21;IF([.P483]&lt;=40;22;24)))))))))))))" office:value-type="float" office:value="0" calcext:value-type="float">
            <text:p>0</text:p>
          </table:table-cell>
          <table:table-cell table:formula="of:=ROUND(([.I483]+[.J483]+[.M483]+[.N483]+[.Q483]+[.R483])/2;0)" office:value-type="float" office:value="10" calcext:value-type="float">
            <text:p>10</text:p>
          </table:table-cell>
          <table:table-cell table:formula="of:=[.F483]*LOG10([.S483]+2)" office:value-type="float" office:value="2.15836249209525" calcext:value-type="float">
            <text:p>2,1583624920952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064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d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484]=&quot;взв&quot;;11;[.G484]=&quot;накл&quot;;24;[.G484]=&quot;прокл&quot;;25;[.G484]=&quot;пт&quot;;26;[.G484]=90;10;[.G484]=85;10;[.G484]=80;9;[.G484]=75;8;[.G484]=70;8;[.G484]=65;7;[.G484]=60;7;[.G484]=55;6;[.G484]=50;6;[.G484]=45;6;[.G484]=40;5;[.G484]=35;4;[.G484]=30;4;[.G484]=25;3;[.G484]=20;2;[.G484]=15;1;[.G484]=10;1;[.G484]=0;0)" office:value-type="float" office:value="0" calcext:value-type="float">
            <text:p>0</text:p>
          </table:table-cell>
          <table:table-cell table:formula="of:=IF([.H484]&lt;=1;0;IF([.H484]&lt;=10;11;IF([.H484]&lt;=14;12;IF([.H484]&lt;=17;13;IF([.H484]&lt;=20;14;IF([.H484]&lt;=22;15;IF([.H484]&lt;=25;16;IF([.H484]&lt;=27;17;IF([.H484]&lt;=29;18;IF([.H484]&lt;=32;19;IF([.H484]&lt;=34;20;IF([.H484]&lt;=36;21;IF([.H484]&lt;=40;22;24)))))))))))))" office:value-type="float" office:value="18" calcext:value-type="float">
            <text:p>1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484]=&quot;взв&quot;;11;[.K484]=&quot;накл&quot;;24;[.K484]=&quot;прокл&quot;;25;[.K484]=&quot;пт&quot;;26;[.K484]=90;10;[.K484]=85;10;[.K484]=80;9;[.K484]=75;8;[.K484]=70;8;[.K484]=65;7;[.K484]=60;7;[.K484]=55;6;[.K484]=50;6;[.K484]=45;6;[.K484]=40;5;[.K484]=35;4;[.K484]=30;4;[.K484]=25;3;[.K484]=20;2;[.K484]=15;1;[.K484]=10;1;[.K484]=0;0)" office:value-type="float" office:value="0" calcext:value-type="float">
            <text:p>0</text:p>
          </table:table-cell>
          <table:table-cell table:formula="of:=IF([.L484]&lt;=1;0;IF([.L484]&lt;=10;11;IF([.L484]&lt;=14;12;IF([.L484]&lt;=17;13;IF([.L484]&lt;=20;14;IF([.L484]&lt;=22;15;IF([.L484]&lt;=25;16;IF([.L484]&lt;=27;17;IF([.L484]&lt;=29;18;IF([.L484]&lt;=32;19;IF([.L484]&lt;=34;20;IF([.L484]&lt;=36;21;IF([.L484]&lt;=40;22;24)))))))))))))" office:value-type="float" office:value="19" calcext:value-type="float">
            <text:p>1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484]=&quot;взв&quot;;11;[.O484]=&quot;накл&quot;;24;[.O484]=&quot;прокл&quot;;25;[.O484]=&quot;пт&quot;;26;[.O484]=90;10;[.O484]=85;10;[.O484]=80;9;[.O484]=75;8;[.O484]=70;8;[.O484]=65;7;[.O484]=60;7;[.O484]=55;6;[.O484]=50;6;[.O484]=45;6;[.O484]=40;5;[.O484]=35;4;[.O484]=30;4;[.O484]=25;3;[.O484]=20;2;[.O484]=15;1;[.O484]=10;1;[.O484]=0;0)" office:value-type="float" office:value="0" calcext:value-type="float">
            <text:p>0</text:p>
          </table:table-cell>
          <table:table-cell table:formula="of:=IF([.P484]&lt;=1;0;IF([.P484]&lt;=10;11;IF([.P484]&lt;=14;12;IF([.P484]&lt;=17;13;IF([.P484]&lt;=20;14;IF([.P484]&lt;=22;15;IF([.P484]&lt;=25;16;IF([.P484]&lt;=27;17;IF([.P484]&lt;=29;18;IF([.P484]&lt;=32;19;IF([.P484]&lt;=34;20;IF([.P484]&lt;=36;21;IF([.P484]&lt;=40;22;24)))))))))))))" office:value-type="float" office:value="17" calcext:value-type="float">
            <text:p>17</text:p>
          </table:table-cell>
          <table:table-cell table:formula="of:=ROUND(([.I484]+[.J484]+[.M484]+[.N484]+[.Q484]+[.R484])/3;0)" office:value-type="float" office:value="18" calcext:value-type="float">
            <text:p>18</text:p>
          </table:table-cell>
          <table:table-cell table:formula="of:=[.F484]*LOG10([.S484]+2)" office:value-type="float" office:value="3.90308998699194" calcext:value-type="float">
            <text:p>3,9030899869919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060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d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485]=&quot;взв&quot;;11;[.G485]=&quot;накл&quot;;24;[.G485]=&quot;прокл&quot;;25;[.G485]=&quot;пт&quot;;26;[.G485]=90;10;[.G485]=85;10;[.G485]=80;9;[.G485]=75;8;[.G485]=70;8;[.G485]=65;7;[.G485]=60;7;[.G485]=55;6;[.G485]=50;6;[.G485]=45;6;[.G485]=40;5;[.G485]=35;4;[.G485]=30;4;[.G485]=25;3;[.G485]=20;2;[.G485]=15;1;[.G485]=10;1;[.G485]=0;0)" office:value-type="float" office:value="10" calcext:value-type="float">
            <text:p>10</text:p>
          </table:table-cell>
          <table:table-cell table:formula="of:=IF([.H485]&lt;=1;0;IF([.H485]&lt;=10;11;IF([.H485]&lt;=14;12;IF([.H485]&lt;=17;13;IF([.H485]&lt;=20;14;IF([.H485]&lt;=22;15;IF([.H485]&lt;=25;16;IF([.H485]&lt;=27;17;IF([.H485]&lt;=29;18;IF([.H485]&lt;=32;19;IF([.H485]&lt;=34;20;IF([.H485]&lt;=36;21;IF([.H48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85]=&quot;взв&quot;;11;[.K485]=&quot;накл&quot;;24;[.K485]=&quot;прокл&quot;;25;[.K485]=&quot;пт&quot;;26;[.K485]=90;10;[.K485]=85;10;[.K485]=80;9;[.K485]=75;8;[.K485]=70;8;[.K485]=65;7;[.K485]=60;7;[.K485]=55;6;[.K485]=50;6;[.K485]=45;6;[.K485]=40;5;[.K485]=35;4;[.K485]=30;4;[.K485]=25;3;[.K485]=20;2;[.K485]=15;1;[.K485]=10;1;[.K485]=0;0)" office:value-type="float" office:value="10" calcext:value-type="float">
            <text:p>10</text:p>
          </table:table-cell>
          <table:table-cell table:formula="of:=IF([.L485]&lt;=1;0;IF([.L485]&lt;=10;11;IF([.L485]&lt;=14;12;IF([.L485]&lt;=17;13;IF([.L485]&lt;=20;14;IF([.L485]&lt;=22;15;IF([.L485]&lt;=25;16;IF([.L485]&lt;=27;17;IF([.L485]&lt;=29;18;IF([.L485]&lt;=32;19;IF([.L485]&lt;=34;20;IF([.L485]&lt;=36;21;IF([.L48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485]=&quot;взв&quot;;11;[.O485]=&quot;накл&quot;;24;[.O485]=&quot;прокл&quot;;25;[.O485]=&quot;пт&quot;;26;[.O485]=90;10;[.O485]=85;10;[.O485]=80;9;[.O485]=75;8;[.O485]=70;8;[.O485]=65;7;[.O485]=60;7;[.O485]=55;6;[.O485]=50;6;[.O485]=45;6;[.O485]=40;5;[.O485]=35;4;[.O485]=30;4;[.O485]=25;3;[.O485]=20;2;[.O485]=15;1;[.O485]=10;1;[.O485]=0;0)" office:value-type="float" office:value="10" calcext:value-type="float">
            <text:p>10</text:p>
          </table:table-cell>
          <table:table-cell table:formula="of:=IF([.P485]&lt;=1;0;IF([.P485]&lt;=10;11;IF([.P485]&lt;=14;12;IF([.P485]&lt;=17;13;IF([.P485]&lt;=20;14;IF([.P485]&lt;=22;15;IF([.P485]&lt;=25;16;IF([.P485]&lt;=27;17;IF([.P485]&lt;=29;18;IF([.P485]&lt;=32;19;IF([.P485]&lt;=34;20;IF([.P485]&lt;=36;21;IF([.P485]&lt;=40;22;24)))))))))))))" office:value-type="float" office:value="0" calcext:value-type="float">
            <text:p>0</text:p>
          </table:table-cell>
          <table:table-cell table:formula="of:=ROUND(([.I485]+[.J485]+[.M485]+[.N485]+[.Q485]+[.R485])/3;0)" office:value-type="float" office:value="10" calcext:value-type="float">
            <text:p>10</text:p>
          </table:table-cell>
          <table:table-cell table:formula="of:=[.F485]*LOG10([.S485]+2)" office:value-type="float" office:value="4.3167249841905" calcext:value-type="float">
            <text:p>4,316724984190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5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d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486]=&quot;взв&quot;;11;[.G486]=&quot;накл&quot;;24;[.G486]=&quot;прокл&quot;;25;[.G486]=&quot;пт&quot;;26;[.G486]=90;10;[.G486]=85;10;[.G486]=80;9;[.G486]=75;8;[.G486]=70;8;[.G486]=65;7;[.G486]=60;7;[.G486]=55;6;[.G486]=50;6;[.G486]=45;6;[.G486]=40;5;[.G486]=35;4;[.G486]=30;4;[.G486]=25;3;[.G486]=20;2;[.G486]=15;1;[.G486]=10;1;[.G486]=0;0)" office:value-type="float" office:value="0" calcext:value-type="float">
            <text:p>0</text:p>
          </table:table-cell>
          <table:table-cell table:formula="of:=IF([.H486]&lt;=1;0;IF([.H486]&lt;=10;11;IF([.H486]&lt;=14;12;IF([.H486]&lt;=17;13;IF([.H486]&lt;=20;14;IF([.H486]&lt;=22;15;IF([.H486]&lt;=25;16;IF([.H486]&lt;=27;17;IF([.H486]&lt;=29;18;IF([.H486]&lt;=32;19;IF([.H486]&lt;=34;20;IF([.H486]&lt;=36;21;IF([.H486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486]=&quot;взв&quot;;11;[.K486]=&quot;накл&quot;;24;[.K486]=&quot;прокл&quot;;25;[.K486]=&quot;пт&quot;;26;[.K486]=90;10;[.K486]=85;10;[.K486]=80;9;[.K486]=75;8;[.K486]=70;8;[.K486]=65;7;[.K486]=60;7;[.K486]=55;6;[.K486]=50;6;[.K486]=45;6;[.K486]=40;5;[.K486]=35;4;[.K486]=30;4;[.K486]=25;3;[.K486]=20;2;[.K486]=15;1;[.K486]=10;1;[.K486]=0;0)" office:value-type="float" office:value="0" calcext:value-type="float">
            <text:p>0</text:p>
          </table:table-cell>
          <table:table-cell table:formula="of:=IF([.L486]&lt;=1;0;IF([.L486]&lt;=10;11;IF([.L486]&lt;=14;12;IF([.L486]&lt;=17;13;IF([.L486]&lt;=20;14;IF([.L486]&lt;=22;15;IF([.L486]&lt;=25;16;IF([.L486]&lt;=27;17;IF([.L486]&lt;=29;18;IF([.L486]&lt;=32;19;IF([.L486]&lt;=34;20;IF([.L486]&lt;=36;21;IF([.L486]&lt;=40;22;24)))))))))))))" office:value-type="float" office:value="21" calcext:value-type="float">
            <text:p>2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486]=&quot;взв&quot;;11;[.O486]=&quot;накл&quot;;24;[.O486]=&quot;прокл&quot;;25;[.O486]=&quot;пт&quot;;26;[.O486]=90;10;[.O486]=85;10;[.O486]=80;9;[.O486]=75;8;[.O486]=70;8;[.O486]=65;7;[.O486]=60;7;[.O486]=55;6;[.O486]=50;6;[.O486]=45;6;[.O486]=40;5;[.O486]=35;4;[.O486]=30;4;[.O486]=25;3;[.O486]=20;2;[.O486]=15;1;[.O486]=10;1;[.O486]=0;0)" office:value-type="float" office:value="0" calcext:value-type="float">
            <text:p>0</text:p>
          </table:table-cell>
          <table:table-cell table:formula="of:=IF([.P486]&lt;=1;0;IF([.P486]&lt;=10;11;IF([.P486]&lt;=14;12;IF([.P486]&lt;=17;13;IF([.P486]&lt;=20;14;IF([.P486]&lt;=22;15;IF([.P486]&lt;=25;16;IF([.P486]&lt;=27;17;IF([.P486]&lt;=29;18;IF([.P486]&lt;=32;19;IF([.P486]&lt;=34;20;IF([.P486]&lt;=36;21;IF([.P486]&lt;=40;22;24)))))))))))))" office:value-type="float" office:value="22" calcext:value-type="float">
            <text:p>22</text:p>
          </table:table-cell>
          <table:table-cell table:formula="of:=ROUND(([.I486]+[.J486]+[.M486]+[.N486]+[.Q486]+[.R486])/3;0)" office:value-type="float" office:value="21" calcext:value-type="float">
            <text:p>21</text:p>
          </table:table-cell>
          <table:table-cell table:formula="of:=[.F486]*LOG10([.S486]+2)" office:value-type="float" office:value="8.17036701610556" calcext:value-type="float">
            <text:p>8,1703670161055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89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d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487]=&quot;взв&quot;;11;[.G487]=&quot;накл&quot;;24;[.G487]=&quot;прокл&quot;;25;[.G487]=&quot;пт&quot;;26;[.G487]=90;10;[.G487]=85;10;[.G487]=80;9;[.G487]=75;8;[.G487]=70;8;[.G487]=65;7;[.G487]=60;7;[.G487]=55;6;[.G487]=50;6;[.G487]=45;6;[.G487]=40;5;[.G487]=35;4;[.G487]=30;4;[.G487]=25;3;[.G487]=20;2;[.G487]=15;1;[.G487]=10;1;[.G487]=0;0)" office:value-type="float" office:value="0" calcext:value-type="float">
            <text:p>0</text:p>
          </table:table-cell>
          <table:table-cell table:formula="of:=IF([.H487]&lt;=1;0;IF([.H487]&lt;=10;11;IF([.H487]&lt;=14;12;IF([.H487]&lt;=17;13;IF([.H487]&lt;=20;14;IF([.H487]&lt;=22;15;IF([.H487]&lt;=25;16;IF([.H487]&lt;=27;17;IF([.H487]&lt;=29;18;IF([.H487]&lt;=32;19;IF([.H487]&lt;=34;20;IF([.H487]&lt;=36;21;IF([.H487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487]=&quot;взв&quot;;11;[.K487]=&quot;накл&quot;;24;[.K487]=&quot;прокл&quot;;25;[.K487]=&quot;пт&quot;;26;[.K487]=90;10;[.K487]=85;10;[.K487]=80;9;[.K487]=75;8;[.K487]=70;8;[.K487]=65;7;[.K487]=60;7;[.K487]=55;6;[.K487]=50;6;[.K487]=45;6;[.K487]=40;5;[.K487]=35;4;[.K487]=30;4;[.K487]=25;3;[.K487]=20;2;[.K487]=15;1;[.K487]=10;1;[.K487]=0;0)" office:value-type="float" office:value="0" calcext:value-type="float">
            <text:p>0</text:p>
          </table:table-cell>
          <table:table-cell table:formula="of:=IF([.L487]&lt;=1;0;IF([.L487]&lt;=10;11;IF([.L487]&lt;=14;12;IF([.L487]&lt;=17;13;IF([.L487]&lt;=20;14;IF([.L487]&lt;=22;15;IF([.L487]&lt;=25;16;IF([.L487]&lt;=27;17;IF([.L487]&lt;=29;18;IF([.L487]&lt;=32;19;IF([.L487]&lt;=34;20;IF([.L487]&lt;=36;21;IF([.L487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487]=&quot;взв&quot;;11;[.O487]=&quot;накл&quot;;24;[.O487]=&quot;прокл&quot;;25;[.O487]=&quot;пт&quot;;26;[.O487]=90;10;[.O487]=85;10;[.O487]=80;9;[.O487]=75;8;[.O487]=70;8;[.O487]=65;7;[.O487]=60;7;[.O487]=55;6;[.O487]=50;6;[.O487]=45;6;[.O487]=40;5;[.O487]=35;4;[.O487]=30;4;[.O487]=25;3;[.O487]=20;2;[.O487]=15;1;[.O487]=10;1;[.O487]=0;0)" office:value-type="float" office:value="0" calcext:value-type="float">
            <text:p>0</text:p>
          </table:table-cell>
          <table:table-cell table:formula="of:=IF([.P487]&lt;=1;0;IF([.P487]&lt;=10;11;IF([.P487]&lt;=14;12;IF([.P487]&lt;=17;13;IF([.P487]&lt;=20;14;IF([.P487]&lt;=22;15;IF([.P487]&lt;=25;16;IF([.P487]&lt;=27;17;IF([.P487]&lt;=29;18;IF([.P487]&lt;=32;19;IF([.P487]&lt;=34;20;IF([.P487]&lt;=36;21;IF([.P487]&lt;=40;22;24)))))))))))))" office:value-type="float" office:value="21" calcext:value-type="float">
            <text:p>21</text:p>
          </table:table-cell>
          <table:table-cell table:formula="of:=ROUND(([.I487]+[.J487]+[.M487]+[.N487]+[.Q487]+[.R487])/3;0)" office:value-type="float" office:value="21" calcext:value-type="float">
            <text:p>21</text:p>
          </table:table-cell>
          <table:table-cell table:formula="of:=[.F487]*LOG10([.S487]+2)" office:value-type="float" office:value="8.17036701610556" calcext:value-type="float">
            <text:p>8,1703670161055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92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d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488]=&quot;взв&quot;;11;[.G488]=&quot;накл&quot;;24;[.G488]=&quot;прокл&quot;;25;[.G488]=&quot;пт&quot;;26;[.G488]=90;10;[.G488]=85;10;[.G488]=80;9;[.G488]=75;8;[.G488]=70;8;[.G488]=65;7;[.G488]=60;7;[.G488]=55;6;[.G488]=50;6;[.G488]=45;6;[.G488]=40;5;[.G488]=35;4;[.G488]=30;4;[.G488]=25;3;[.G488]=20;2;[.G488]=15;1;[.G488]=10;1;[.G488]=0;0)" office:value-type="float" office:value="10" calcext:value-type="float">
            <text:p>10</text:p>
          </table:table-cell>
          <table:table-cell table:formula="of:=IF([.H488]&lt;=1;0;IF([.H488]&lt;=10;11;IF([.H488]&lt;=14;12;IF([.H488]&lt;=17;13;IF([.H488]&lt;=20;14;IF([.H488]&lt;=22;15;IF([.H488]&lt;=25;16;IF([.H488]&lt;=27;17;IF([.H488]&lt;=29;18;IF([.H488]&lt;=32;19;IF([.H488]&lt;=34;20;IF([.H488]&lt;=36;21;IF([.H48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88]=&quot;взв&quot;;11;[.K488]=&quot;накл&quot;;24;[.K488]=&quot;прокл&quot;;25;[.K488]=&quot;пт&quot;;26;[.K488]=90;10;[.K488]=85;10;[.K488]=80;9;[.K488]=75;8;[.K488]=70;8;[.K488]=65;7;[.K488]=60;7;[.K488]=55;6;[.K488]=50;6;[.K488]=45;6;[.K488]=40;5;[.K488]=35;4;[.K488]=30;4;[.K488]=25;3;[.K488]=20;2;[.K488]=15;1;[.K488]=10;1;[.K488]=0;0)" office:value-type="float" office:value="10" calcext:value-type="float">
            <text:p>10</text:p>
          </table:table-cell>
          <table:table-cell table:formula="of:=IF([.L488]&lt;=1;0;IF([.L488]&lt;=10;11;IF([.L488]&lt;=14;12;IF([.L488]&lt;=17;13;IF([.L488]&lt;=20;14;IF([.L488]&lt;=22;15;IF([.L488]&lt;=25;16;IF([.L488]&lt;=27;17;IF([.L488]&lt;=29;18;IF([.L488]&lt;=32;19;IF([.L488]&lt;=34;20;IF([.L488]&lt;=36;21;IF([.L48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488]=&quot;взв&quot;;11;[.O488]=&quot;накл&quot;;24;[.O488]=&quot;прокл&quot;;25;[.O488]=&quot;пт&quot;;26;[.O488]=90;10;[.O488]=85;10;[.O488]=80;9;[.O488]=75;8;[.O488]=70;8;[.O488]=65;7;[.O488]=60;7;[.O488]=55;6;[.O488]=50;6;[.O488]=45;6;[.O488]=40;5;[.O488]=35;4;[.O488]=30;4;[.O488]=25;3;[.O488]=20;2;[.O488]=15;1;[.O488]=10;1;[.O488]=0;0)" office:value-type="float" office:value="10" calcext:value-type="float">
            <text:p>10</text:p>
          </table:table-cell>
          <table:table-cell table:formula="of:=IF([.P488]&lt;=1;0;IF([.P488]&lt;=10;11;IF([.P488]&lt;=14;12;IF([.P488]&lt;=17;13;IF([.P488]&lt;=20;14;IF([.P488]&lt;=22;15;IF([.P488]&lt;=25;16;IF([.P488]&lt;=27;17;IF([.P488]&lt;=29;18;IF([.P488]&lt;=32;19;IF([.P488]&lt;=34;20;IF([.P488]&lt;=36;21;IF([.P488]&lt;=40;22;24)))))))))))))" office:value-type="float" office:value="0" calcext:value-type="float">
            <text:p>0</text:p>
          </table:table-cell>
          <table:table-cell table:formula="of:=ROUND(([.I488]+[.J488]+[.M488]+[.N488]+[.Q488]+[.R488])/3;0)" office:value-type="float" office:value="10" calcext:value-type="float">
            <text:p>10</text:p>
          </table:table-cell>
          <table:table-cell table:formula="of:=[.F488]*LOG10([.S488]+2)" office:value-type="float" office:value="6.47508747628575" calcext:value-type="float">
            <text:p>6,4750874762857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071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d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489]=&quot;взв&quot;;11;[.G489]=&quot;накл&quot;;24;[.G489]=&quot;прокл&quot;;25;[.G489]=&quot;пт&quot;;26;[.G489]=90;10;[.G489]=85;10;[.G489]=80;9;[.G489]=75;8;[.G489]=70;8;[.G489]=65;7;[.G489]=60;7;[.G489]=55;6;[.G489]=50;6;[.G489]=45;6;[.G489]=40;5;[.G489]=35;4;[.G489]=30;4;[.G489]=25;3;[.G489]=20;2;[.G489]=15;1;[.G489]=10;1;[.G489]=0;0)" office:value-type="float" office:value="6" calcext:value-type="float">
            <text:p>6</text:p>
          </table:table-cell>
          <table:table-cell table:formula="of:=IF([.H489]&lt;=1;0;IF([.H489]&lt;=10;11;IF([.H489]&lt;=14;12;IF([.H489]&lt;=17;13;IF([.H489]&lt;=20;14;IF([.H489]&lt;=22;15;IF([.H489]&lt;=25;16;IF([.H489]&lt;=27;17;IF([.H489]&lt;=29;18;IF([.H489]&lt;=32;19;IF([.H489]&lt;=34;20;IF([.H489]&lt;=36;21;IF([.H489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489]=&quot;взв&quot;;11;[.K489]=&quot;накл&quot;;24;[.K489]=&quot;прокл&quot;;25;[.K489]=&quot;пт&quot;;26;[.K489]=90;10;[.K489]=85;10;[.K489]=80;9;[.K489]=75;8;[.K489]=70;8;[.K489]=65;7;[.K489]=60;7;[.K489]=55;6;[.K489]=50;6;[.K489]=45;6;[.K489]=40;5;[.K489]=35;4;[.K489]=30;4;[.K489]=25;3;[.K489]=20;2;[.K489]=15;1;[.K489]=10;1;[.K489]=0;0)" office:value-type="float" office:value="7" calcext:value-type="float">
            <text:p>7</text:p>
          </table:table-cell>
          <table:table-cell table:formula="of:=IF([.L489]&lt;=1;0;IF([.L489]&lt;=10;11;IF([.L489]&lt;=14;12;IF([.L489]&lt;=17;13;IF([.L489]&lt;=20;14;IF([.L489]&lt;=22;15;IF([.L489]&lt;=25;16;IF([.L489]&lt;=27;17;IF([.L489]&lt;=29;18;IF([.L489]&lt;=32;19;IF([.L489]&lt;=34;20;IF([.L489]&lt;=36;21;IF([.L489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489]=&quot;взв&quot;;11;[.O489]=&quot;накл&quot;;24;[.O489]=&quot;прокл&quot;;25;[.O489]=&quot;пт&quot;;26;[.O489]=90;10;[.O489]=85;10;[.O489]=80;9;[.O489]=75;8;[.O489]=70;8;[.O489]=65;7;[.O489]=60;7;[.O489]=55;6;[.O489]=50;6;[.O489]=45;6;[.O489]=40;5;[.O489]=35;4;[.O489]=30;4;[.O489]=25;3;[.O489]=20;2;[.O489]=15;1;[.O489]=10;1;[.O489]=0;0)" office:value-type="float" office:value="7" calcext:value-type="float">
            <text:p>7</text:p>
          </table:table-cell>
          <table:table-cell table:formula="of:=IF([.P489]&lt;=1;0;IF([.P489]&lt;=10;11;IF([.P489]&lt;=14;12;IF([.P489]&lt;=17;13;IF([.P489]&lt;=20;14;IF([.P489]&lt;=22;15;IF([.P489]&lt;=25;16;IF([.P489]&lt;=27;17;IF([.P489]&lt;=29;18;IF([.P489]&lt;=32;19;IF([.P489]&lt;=34;20;IF([.P489]&lt;=36;21;IF([.P489]&lt;=40;22;24)))))))))))))" office:value-type="float" office:value="0" calcext:value-type="float">
            <text:p>0</text:p>
          </table:table-cell>
          <table:table-cell table:formula="of:=ROUND(([.I489]+[.J489]+[.M489]+[.N489]+[.Q489]+[.R489])/3;0)" office:value-type="float" office:value="7" calcext:value-type="float">
            <text:p>7</text:p>
          </table:table-cell>
          <table:table-cell table:formula="of:=[.F489]*LOG10([.S489]+2)" office:value-type="float" office:value="7.6339400755146" calcext:value-type="float">
            <text:p>7,633940075514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67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d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G490]=&quot;взв&quot;;11;[.G490]=&quot;накл&quot;;24;[.G490]=&quot;прокл&quot;;25;[.G490]=&quot;пт&quot;;26;[.G490]=90;10;[.G490]=85;10;[.G490]=80;9;[.G490]=75;8;[.G490]=70;8;[.G490]=65;7;[.G490]=60;7;[.G490]=55;6;[.G490]=50;6;[.G490]=45;6;[.G490]=40;5;[.G490]=35;4;[.G490]=30;4;[.G490]=25;3;[.G490]=20;2;[.G490]=15;1;[.G490]=10;1;[.G490]=0;0)" office:value-type="float" office:value="0" calcext:value-type="float">
            <text:p>0</text:p>
          </table:table-cell>
          <table:table-cell table:formula="of:=IF([.H490]&lt;=1;0;IF([.H490]&lt;=10;11;IF([.H490]&lt;=14;12;IF([.H490]&lt;=17;13;IF([.H490]&lt;=20;14;IF([.H490]&lt;=22;15;IF([.H490]&lt;=25;16;IF([.H490]&lt;=27;17;IF([.H490]&lt;=29;18;IF([.H490]&lt;=32;19;IF([.H490]&lt;=34;20;IF([.H490]&lt;=36;21;IF([.H490]&lt;=40;22;24)))))))))))))" office:value-type="float" office:value="14" calcext:value-type="float">
            <text:p>1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490]=&quot;взв&quot;;11;[.K490]=&quot;накл&quot;;24;[.K490]=&quot;прокл&quot;;25;[.K490]=&quot;пт&quot;;26;[.K490]=90;10;[.K490]=85;10;[.K490]=80;9;[.K490]=75;8;[.K490]=70;8;[.K490]=65;7;[.K490]=60;7;[.K490]=55;6;[.K490]=50;6;[.K490]=45;6;[.K490]=40;5;[.K490]=35;4;[.K490]=30;4;[.K490]=25;3;[.K490]=20;2;[.K490]=15;1;[.K490]=10;1;[.K490]=0;0)" office:value-type="float" office:value="0" calcext:value-type="float">
            <text:p>0</text:p>
          </table:table-cell>
          <table:table-cell table:formula="of:=IF([.L490]&lt;=1;0;IF([.L490]&lt;=10;11;IF([.L490]&lt;=14;12;IF([.L490]&lt;=17;13;IF([.L490]&lt;=20;14;IF([.L490]&lt;=22;15;IF([.L490]&lt;=25;16;IF([.L490]&lt;=27;17;IF([.L490]&lt;=29;18;IF([.L490]&lt;=32;19;IF([.L490]&lt;=34;20;IF([.L490]&lt;=36;21;IF([.L490]&lt;=40;22;24)))))))))))))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M.MICROSOFT.IFS([.O490]=&quot;взв&quot;;11;[.O490]=&quot;накл&quot;;24;[.O490]=&quot;прокл&quot;;25;[.O490]=&quot;пт&quot;;26;[.O490]=90;10;[.O490]=85;10;[.O490]=80;9;[.O490]=75;8;[.O490]=70;8;[.O490]=65;7;[.O490]=60;7;[.O490]=55;6;[.O490]=50;6;[.O490]=45;6;[.O490]=40;5;[.O490]=35;4;[.O490]=30;4;[.O490]=25;3;[.O490]=20;2;[.O490]=15;1;[.O490]=10;1;[.O490]=0;0)" office:value-type="float" office:value="0" calcext:value-type="float">
            <text:p>0</text:p>
          </table:table-cell>
          <table:table-cell table:formula="of:=IF([.P490]&lt;=1;0;IF([.P490]&lt;=10;11;IF([.P490]&lt;=14;12;IF([.P490]&lt;=17;13;IF([.P490]&lt;=20;14;IF([.P490]&lt;=22;15;IF([.P490]&lt;=25;16;IF([.P490]&lt;=27;17;IF([.P490]&lt;=29;18;IF([.P490]&lt;=32;19;IF([.P490]&lt;=34;20;IF([.P490]&lt;=36;21;IF([.P490]&lt;=40;22;24)))))))))))))" office:value-type="float" office:value="13" calcext:value-type="float">
            <text:p>13</text:p>
          </table:table-cell>
          <table:table-cell table:formula="of:=ROUND(([.I490]+[.J490]+[.M490]+[.N490]+[.Q490]+[.R490])/3;0)" office:value-type="float" office:value="14" calcext:value-type="float">
            <text:p>14</text:p>
          </table:table-cell>
          <table:table-cell table:formula="of:=[.F490]*LOG10([.S490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97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d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491]=&quot;взв&quot;;11;[.G491]=&quot;накл&quot;;24;[.G491]=&quot;прокл&quot;;25;[.G491]=&quot;пт&quot;;26;[.G491]=90;10;[.G491]=85;10;[.G491]=80;9;[.G491]=75;8;[.G491]=70;8;[.G491]=65;7;[.G491]=60;7;[.G491]=55;6;[.G491]=50;6;[.G491]=45;6;[.G491]=40;5;[.G491]=35;4;[.G491]=30;4;[.G491]=25;3;[.G491]=20;2;[.G491]=15;1;[.G491]=10;1;[.G491]=0;0)" office:value-type="float" office:value="0" calcext:value-type="float">
            <text:p>0</text:p>
          </table:table-cell>
          <table:table-cell table:formula="of:=IF([.H491]&lt;=1;0;IF([.H491]&lt;=10;11;IF([.H491]&lt;=14;12;IF([.H491]&lt;=17;13;IF([.H491]&lt;=20;14;IF([.H491]&lt;=22;15;IF([.H491]&lt;=25;16;IF([.H491]&lt;=27;17;IF([.H491]&lt;=29;18;IF([.H491]&lt;=32;19;IF([.H491]&lt;=34;20;IF([.H491]&lt;=36;21;IF([.H491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491]=&quot;взв&quot;;11;[.K491]=&quot;накл&quot;;24;[.K491]=&quot;прокл&quot;;25;[.K491]=&quot;пт&quot;;26;[.K491]=90;10;[.K491]=85;10;[.K491]=80;9;[.K491]=75;8;[.K491]=70;8;[.K491]=65;7;[.K491]=60;7;[.K491]=55;6;[.K491]=50;6;[.K491]=45;6;[.K491]=40;5;[.K491]=35;4;[.K491]=30;4;[.K491]=25;3;[.K491]=20;2;[.K491]=15;1;[.K491]=10;1;[.K491]=0;0)" office:value-type="float" office:value="0" calcext:value-type="float">
            <text:p>0</text:p>
          </table:table-cell>
          <table:table-cell table:formula="of:=IF([.L491]&lt;=1;0;IF([.L491]&lt;=10;11;IF([.L491]&lt;=14;12;IF([.L491]&lt;=17;13;IF([.L491]&lt;=20;14;IF([.L491]&lt;=22;15;IF([.L491]&lt;=25;16;IF([.L491]&lt;=27;17;IF([.L491]&lt;=29;18;IF([.L491]&lt;=32;19;IF([.L491]&lt;=34;20;IF([.L491]&lt;=36;21;IF([.L491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491]=&quot;взв&quot;;11;[.O491]=&quot;накл&quot;;24;[.O491]=&quot;прокл&quot;;25;[.O491]=&quot;пт&quot;;26;[.O491]=90;10;[.O491]=85;10;[.O491]=80;9;[.O491]=75;8;[.O491]=70;8;[.O491]=65;7;[.O491]=60;7;[.O491]=55;6;[.O491]=50;6;[.O491]=45;6;[.O491]=40;5;[.O491]=35;4;[.O491]=30;4;[.O491]=25;3;[.O491]=20;2;[.O491]=15;1;[.O491]=10;1;[.O491]=0;0)" office:value-type="float" office:value="0" calcext:value-type="float">
            <text:p>0</text:p>
          </table:table-cell>
          <table:table-cell table:formula="of:=IF([.P491]&lt;=1;0;IF([.P491]&lt;=10;11;IF([.P491]&lt;=14;12;IF([.P491]&lt;=17;13;IF([.P491]&lt;=20;14;IF([.P491]&lt;=22;15;IF([.P491]&lt;=25;16;IF([.P491]&lt;=27;17;IF([.P491]&lt;=29;18;IF([.P491]&lt;=32;19;IF([.P491]&lt;=34;20;IF([.P491]&lt;=36;21;IF([.P491]&lt;=40;22;24)))))))))))))" office:value-type="float" office:value="21" calcext:value-type="float">
            <text:p>21</text:p>
          </table:table-cell>
          <table:table-cell table:formula="of:=ROUND(([.I491]+[.J491]+[.M491]+[.N491]+[.Q491]+[.R491])/3;0)" office:value-type="float" office:value="20" calcext:value-type="float">
            <text:p>20</text:p>
          </table:table-cell>
          <table:table-cell table:formula="of:=[.F491]*LOG10([.S491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99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M.MICROSOFT.IFS([.G492]=&quot;взв&quot;;11;[.G492]=&quot;накл&quot;;24;[.G492]=&quot;прокл&quot;;25;[.G492]=&quot;пт&quot;;26;[.G492]=90;10;[.G492]=85;10;[.G492]=80;9;[.G492]=75;8;[.G492]=70;8;[.G492]=65;7;[.G492]=60;7;[.G492]=55;6;[.G492]=50;6;[.G492]=45;6;[.G492]=40;5;[.G492]=35;4;[.G492]=30;4;[.G492]=25;3;[.G492]=20;2;[.G492]=15;1;[.G492]=10;1;[.G492]=0;0)" office:value-type="float" office:value="0" calcext:value-type="float">
            <text:p>0</text:p>
          </table:table-cell>
          <table:table-cell table:formula="of:=IF([.H492]&lt;=1;0;IF([.H492]&lt;=10;11;IF([.H492]&lt;=14;12;IF([.H492]&lt;=17;13;IF([.H492]&lt;=20;14;IF([.H492]&lt;=22;15;IF([.H492]&lt;=25;16;IF([.H492]&lt;=27;17;IF([.H492]&lt;=29;18;IF([.H492]&lt;=32;19;IF([.H492]&lt;=34;20;IF([.H492]&lt;=36;21;IF([.H492]&lt;=40;22;24)))))))))))))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M.MICROSOFT.IFS([.K492]=&quot;взв&quot;;11;[.K492]=&quot;накл&quot;;24;[.K492]=&quot;прокл&quot;;25;[.K492]=&quot;пт&quot;;26;[.K492]=90;10;[.K492]=85;10;[.K492]=80;9;[.K492]=75;8;[.K492]=70;8;[.K492]=65;7;[.K492]=60;7;[.K492]=55;6;[.K492]=50;6;[.K492]=45;6;[.K492]=40;5;[.K492]=35;4;[.K492]=30;4;[.K492]=25;3;[.K492]=20;2;[.K492]=15;1;[.K492]=10;1;[.K492]=0;0)" office:value-type="float" office:value="0" calcext:value-type="float">
            <text:p>0</text:p>
          </table:table-cell>
          <table:table-cell table:formula="of:=IF([.L492]&lt;=1;0;IF([.L492]&lt;=10;11;IF([.L492]&lt;=14;12;IF([.L492]&lt;=17;13;IF([.L492]&lt;=20;14;IF([.L492]&lt;=22;15;IF([.L492]&lt;=25;16;IF([.L492]&lt;=27;17;IF([.L492]&lt;=29;18;IF([.L492]&lt;=32;19;IF([.L492]&lt;=34;20;IF([.L492]&lt;=36;21;IF([.L492]&lt;=40;22;24)))))))))))))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M.MICROSOFT.IFS([.O492]=&quot;взв&quot;;11;[.O492]=&quot;накл&quot;;24;[.O492]=&quot;прокл&quot;;25;[.O492]=&quot;пт&quot;;26;[.O492]=90;10;[.O492]=85;10;[.O492]=80;9;[.O492]=75;8;[.O492]=70;8;[.O492]=65;7;[.O492]=60;7;[.O492]=55;6;[.O492]=50;6;[.O492]=45;6;[.O492]=40;5;[.O492]=35;4;[.O492]=30;4;[.O492]=25;3;[.O492]=20;2;[.O492]=15;1;[.O492]=10;1;[.O492]=0;0)" office:value-type="float" office:value="0" calcext:value-type="float">
            <text:p>0</text:p>
          </table:table-cell>
          <table:table-cell table:formula="of:=IF([.P492]&lt;=1;0;IF([.P492]&lt;=10;11;IF([.P492]&lt;=14;12;IF([.P492]&lt;=17;13;IF([.P492]&lt;=20;14;IF([.P492]&lt;=22;15;IF([.P492]&lt;=25;16;IF([.P492]&lt;=27;17;IF([.P492]&lt;=29;18;IF([.P492]&lt;=32;19;IF([.P492]&lt;=34;20;IF([.P492]&lt;=36;21;IF([.P492]&lt;=40;22;24)))))))))))))" office:value-type="float" office:value="24" calcext:value-type="float">
            <text:p>24</text:p>
          </table:table-cell>
          <table:table-cell table:formula="of:=ROUND(([.I492]+[.J492]+[.M492]+[.N492]+[.Q492]+[.R492])/3;0)" office:value-type="float" office:value="24" calcext:value-type="float">
            <text:p>24</text:p>
          </table:table-cell>
          <table:table-cell table:formula="of:=[.F492]*LOG10([.S492]+2)" office:value-type="float" office:value="1.41497334797082" calcext:value-type="float">
            <text:p>1,4149733479708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05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493]=&quot;взв&quot;;11;[.G493]=&quot;накл&quot;;24;[.G493]=&quot;прокл&quot;;25;[.G493]=&quot;пт&quot;;26;[.G493]=90;10;[.G493]=85;10;[.G493]=80;9;[.G493]=75;8;[.G493]=70;8;[.G493]=65;7;[.G493]=60;7;[.G493]=55;6;[.G493]=50;6;[.G493]=45;6;[.G493]=40;5;[.G493]=35;4;[.G493]=30;4;[.G493]=25;3;[.G493]=20;2;[.G493]=15;1;[.G493]=10;1;[.G493]=0;0)" office:value-type="float" office:value="1" calcext:value-type="float">
            <text:p>1</text:p>
          </table:table-cell>
          <table:table-cell table:formula="of:=IF([.H493]&lt;=1;0;IF([.H493]&lt;=10;11;IF([.H493]&lt;=14;12;IF([.H493]&lt;=17;13;IF([.H493]&lt;=20;14;IF([.H493]&lt;=22;15;IF([.H493]&lt;=25;16;IF([.H493]&lt;=27;17;IF([.H493]&lt;=29;18;IF([.H493]&lt;=32;19;IF([.H493]&lt;=34;20;IF([.H493]&lt;=36;21;IF([.H493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493]=&quot;взв&quot;;11;[.K493]=&quot;накл&quot;;24;[.K493]=&quot;прокл&quot;;25;[.K493]=&quot;пт&quot;;26;[.K493]=90;10;[.K493]=85;10;[.K493]=80;9;[.K493]=75;8;[.K493]=70;8;[.K493]=65;7;[.K493]=60;7;[.K493]=55;6;[.K493]=50;6;[.K493]=45;6;[.K493]=40;5;[.K493]=35;4;[.K493]=30;4;[.K493]=25;3;[.K493]=20;2;[.K493]=15;1;[.K493]=10;1;[.K493]=0;0)" office:value-type="float" office:value="1" calcext:value-type="float">
            <text:p>1</text:p>
          </table:table-cell>
          <table:table-cell table:formula="of:=IF([.L493]&lt;=1;0;IF([.L493]&lt;=10;11;IF([.L493]&lt;=14;12;IF([.L493]&lt;=17;13;IF([.L493]&lt;=20;14;IF([.L493]&lt;=22;15;IF([.L493]&lt;=25;16;IF([.L493]&lt;=27;17;IF([.L493]&lt;=29;18;IF([.L493]&lt;=32;19;IF([.L493]&lt;=34;20;IF([.L493]&lt;=36;21;IF([.L493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493]=&quot;взв&quot;;11;[.O493]=&quot;накл&quot;;24;[.O493]=&quot;прокл&quot;;25;[.O493]=&quot;пт&quot;;26;[.O493]=90;10;[.O493]=85;10;[.O493]=80;9;[.O493]=75;8;[.O493]=70;8;[.O493]=65;7;[.O493]=60;7;[.O493]=55;6;[.O493]=50;6;[.O493]=45;6;[.O493]=40;5;[.O493]=35;4;[.O493]=30;4;[.O493]=25;3;[.O493]=20;2;[.O493]=15;1;[.O493]=10;1;[.O493]=0;0)" office:value-type="float" office:value="1" calcext:value-type="float">
            <text:p>1</text:p>
          </table:table-cell>
          <table:table-cell table:formula="of:=IF([.P493]&lt;=1;0;IF([.P493]&lt;=10;11;IF([.P493]&lt;=14;12;IF([.P493]&lt;=17;13;IF([.P493]&lt;=20;14;IF([.P493]&lt;=22;15;IF([.P493]&lt;=25;16;IF([.P493]&lt;=27;17;IF([.P493]&lt;=29;18;IF([.P493]&lt;=32;19;IF([.P493]&lt;=34;20;IF([.P493]&lt;=36;21;IF([.P493]&lt;=40;22;24)))))))))))))" office:value-type="float" office:value="0" calcext:value-type="float">
            <text:p>0</text:p>
          </table:table-cell>
          <table:table-cell table:formula="of:=ROUND(([.I493]+[.J493]+[.M493]+[.N493]+[.Q493]+[.R493])/3;0)" office:value-type="float" office:value="1" calcext:value-type="float">
            <text:p>1</text:p>
          </table:table-cell>
          <table:table-cell table:formula="of:=[.F493]*LOG10([.S493]+2)" office:value-type="float" office:value="0.477121254719662" calcext:value-type="float">
            <text:p>0,4771212547196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84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494]=&quot;взв&quot;;11;[.G494]=&quot;накл&quot;;24;[.G494]=&quot;прокл&quot;;25;[.G494]=&quot;пт&quot;;26;[.G494]=90;10;[.G494]=85;10;[.G494]=80;9;[.G494]=75;8;[.G494]=70;8;[.G494]=65;7;[.G494]=60;7;[.G494]=55;6;[.G494]=50;6;[.G494]=45;6;[.G494]=40;5;[.G494]=35;4;[.G494]=30;4;[.G494]=25;3;[.G494]=20;2;[.G494]=15;1;[.G494]=10;1;[.G494]=0;0)" office:value-type="float" office:value="0" calcext:value-type="float">
            <text:p>0</text:p>
          </table:table-cell>
          <table:table-cell table:formula="of:=IF([.H494]&lt;=1;0;IF([.H494]&lt;=10;11;IF([.H494]&lt;=14;12;IF([.H494]&lt;=17;13;IF([.H494]&lt;=20;14;IF([.H494]&lt;=22;15;IF([.H494]&lt;=25;16;IF([.H494]&lt;=27;17;IF([.H494]&lt;=29;18;IF([.H494]&lt;=32;19;IF([.H494]&lt;=34;20;IF([.H494]&lt;=36;21;IF([.H494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494]=&quot;взв&quot;;11;[.K494]=&quot;накл&quot;;24;[.K494]=&quot;прокл&quot;;25;[.K494]=&quot;пт&quot;;26;[.K494]=90;10;[.K494]=85;10;[.K494]=80;9;[.K494]=75;8;[.K494]=70;8;[.K494]=65;7;[.K494]=60;7;[.K494]=55;6;[.K494]=50;6;[.K494]=45;6;[.K494]=40;5;[.K494]=35;4;[.K494]=30;4;[.K494]=25;3;[.K494]=20;2;[.K494]=15;1;[.K494]=10;1;[.K494]=0;0)" office:value-type="float" office:value="1" calcext:value-type="float">
            <text:p>1</text:p>
          </table:table-cell>
          <table:table-cell table:formula="of:=IF([.L494]&lt;=1;0;IF([.L494]&lt;=10;11;IF([.L494]&lt;=14;12;IF([.L494]&lt;=17;13;IF([.L494]&lt;=20;14;IF([.L494]&lt;=22;15;IF([.L494]&lt;=25;16;IF([.L494]&lt;=27;17;IF([.L494]&lt;=29;18;IF([.L494]&lt;=32;19;IF([.L494]&lt;=34;20;IF([.L494]&lt;=36;21;IF([.L494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494]=&quot;взв&quot;;11;[.O494]=&quot;накл&quot;;24;[.O494]=&quot;прокл&quot;;25;[.O494]=&quot;пт&quot;;26;[.O494]=90;10;[.O494]=85;10;[.O494]=80;9;[.O494]=75;8;[.O494]=70;8;[.O494]=65;7;[.O494]=60;7;[.O494]=55;6;[.O494]=50;6;[.O494]=45;6;[.O494]=40;5;[.O494]=35;4;[.O494]=30;4;[.O494]=25;3;[.O494]=20;2;[.O494]=15;1;[.O494]=10;1;[.O494]=0;0)" office:value-type="float" office:value="1" calcext:value-type="float">
            <text:p>1</text:p>
          </table:table-cell>
          <table:table-cell table:formula="of:=IF([.P494]&lt;=1;0;IF([.P494]&lt;=10;11;IF([.P494]&lt;=14;12;IF([.P494]&lt;=17;13;IF([.P494]&lt;=20;14;IF([.P494]&lt;=22;15;IF([.P494]&lt;=25;16;IF([.P494]&lt;=27;17;IF([.P494]&lt;=29;18;IF([.P494]&lt;=32;19;IF([.P494]&lt;=34;20;IF([.P494]&lt;=36;21;IF([.P494]&lt;=40;22;24)))))))))))))" office:value-type="float" office:value="0" calcext:value-type="float">
            <text:p>0</text:p>
          </table:table-cell>
          <table:table-cell table:formula="of:=ROUND(([.I494]+[.J494]+[.M494]+[.N494]+[.Q494]+[.R494])/3;0)" office:value-type="float" office:value="1" calcext:value-type="float">
            <text:p>1</text:p>
          </table:table-cell>
          <table:table-cell table:formula="of:=[.F494]*LOG10([.S494]+2)" office:value-type="float" office:value="0.477121254719662" calcext:value-type="float">
            <text:p>0,4771212547196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59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495]=&quot;взв&quot;;11;[.G495]=&quot;накл&quot;;24;[.G495]=&quot;прокл&quot;;25;[.G495]=&quot;пт&quot;;26;[.G495]=90;10;[.G495]=85;10;[.G495]=80;9;[.G495]=75;8;[.G495]=70;8;[.G495]=65;7;[.G495]=60;7;[.G495]=55;6;[.G495]=50;6;[.G495]=45;6;[.G495]=40;5;[.G495]=35;4;[.G495]=30;4;[.G495]=25;3;[.G495]=20;2;[.G495]=15;1;[.G495]=10;1;[.G495]=0;0)" office:value-type="float" office:value="0" calcext:value-type="float">
            <text:p>0</text:p>
          </table:table-cell>
          <table:table-cell table:formula="of:=IF([.H495]&lt;=1;0;IF([.H495]&lt;=10;11;IF([.H495]&lt;=14;12;IF([.H495]&lt;=17;13;IF([.H495]&lt;=20;14;IF([.H495]&lt;=22;15;IF([.H495]&lt;=25;16;IF([.H495]&lt;=27;17;IF([.H495]&lt;=29;18;IF([.H495]&lt;=32;19;IF([.H495]&lt;=34;20;IF([.H495]&lt;=36;21;IF([.H495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495]=&quot;взв&quot;;11;[.K495]=&quot;накл&quot;;24;[.K495]=&quot;прокл&quot;;25;[.K495]=&quot;пт&quot;;26;[.K495]=90;10;[.K495]=85;10;[.K495]=80;9;[.K495]=75;8;[.K495]=70;8;[.K495]=65;7;[.K495]=60;7;[.K495]=55;6;[.K495]=50;6;[.K495]=45;6;[.K495]=40;5;[.K495]=35;4;[.K495]=30;4;[.K495]=25;3;[.K495]=20;2;[.K495]=15;1;[.K495]=10;1;[.K495]=0;0)" office:value-type="float" office:value="0" calcext:value-type="float">
            <text:p>0</text:p>
          </table:table-cell>
          <table:table-cell table:formula="of:=IF([.L495]&lt;=1;0;IF([.L495]&lt;=10;11;IF([.L495]&lt;=14;12;IF([.L495]&lt;=17;13;IF([.L495]&lt;=20;14;IF([.L495]&lt;=22;15;IF([.L495]&lt;=25;16;IF([.L495]&lt;=27;17;IF([.L495]&lt;=29;18;IF([.L495]&lt;=32;19;IF([.L495]&lt;=34;20;IF([.L495]&lt;=36;21;IF([.L495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495]=&quot;взв&quot;;11;[.O495]=&quot;накл&quot;;24;[.O495]=&quot;прокл&quot;;25;[.O495]=&quot;пт&quot;;26;[.O495]=90;10;[.O495]=85;10;[.O495]=80;9;[.O495]=75;8;[.O495]=70;8;[.O495]=65;7;[.O495]=60;7;[.O495]=55;6;[.O495]=50;6;[.O495]=45;6;[.O495]=40;5;[.O495]=35;4;[.O495]=30;4;[.O495]=25;3;[.O495]=20;2;[.O495]=15;1;[.O495]=10;1;[.O495]=0;0)" office:value-type="float" office:value="0" calcext:value-type="float">
            <text:p>0</text:p>
          </table:table-cell>
          <table:table-cell table:formula="of:=IF([.P495]&lt;=1;0;IF([.P495]&lt;=10;11;IF([.P495]&lt;=14;12;IF([.P495]&lt;=17;13;IF([.P495]&lt;=20;14;IF([.P495]&lt;=22;15;IF([.P495]&lt;=25;16;IF([.P495]&lt;=27;17;IF([.P495]&lt;=29;18;IF([.P495]&lt;=32;19;IF([.P495]&lt;=34;20;IF([.P495]&lt;=36;21;IF([.P495]&lt;=40;22;24)))))))))))))" office:value-type="float" office:value="21" calcext:value-type="float">
            <text:p>21</text:p>
          </table:table-cell>
          <table:table-cell table:formula="of:=ROUND(([.I495]+[.J495]+[.M495]+[.N495]+[.Q495]+[.R495])/3;0)" office:value-type="float" office:value="20" calcext:value-type="float">
            <text:p>20</text:p>
          </table:table-cell>
          <table:table-cell table:formula="of:=[.F495]*LOG10([.S495]+2)" office:value-type="float" office:value="2.68484536164441" calcext:value-type="float">
            <text:p>2,6848453616444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56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496]=&quot;взв&quot;;11;[.G496]=&quot;накл&quot;;24;[.G496]=&quot;прокл&quot;;25;[.G496]=&quot;пт&quot;;26;[.G496]=90;10;[.G496]=85;10;[.G496]=80;9;[.G496]=75;8;[.G496]=70;8;[.G496]=65;7;[.G496]=60;7;[.G496]=55;6;[.G496]=50;6;[.G496]=45;6;[.G496]=40;5;[.G496]=35;4;[.G496]=30;4;[.G496]=25;3;[.G496]=20;2;[.G496]=15;1;[.G496]=10;1;[.G496]=0;0)" office:value-type="float" office:value="6" calcext:value-type="float">
            <text:p>6</text:p>
          </table:table-cell>
          <table:table-cell table:formula="of:=IF([.H496]&lt;=1;0;IF([.H496]&lt;=10;11;IF([.H496]&lt;=14;12;IF([.H496]&lt;=17;13;IF([.H496]&lt;=20;14;IF([.H496]&lt;=22;15;IF([.H496]&lt;=25;16;IF([.H496]&lt;=27;17;IF([.H496]&lt;=29;18;IF([.H496]&lt;=32;19;IF([.H496]&lt;=34;20;IF([.H496]&lt;=36;21;IF([.H496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496]=&quot;взв&quot;;11;[.K496]=&quot;накл&quot;;24;[.K496]=&quot;прокл&quot;;25;[.K496]=&quot;пт&quot;;26;[.K496]=90;10;[.K496]=85;10;[.K496]=80;9;[.K496]=75;8;[.K496]=70;8;[.K496]=65;7;[.K496]=60;7;[.K496]=55;6;[.K496]=50;6;[.K496]=45;6;[.K496]=40;5;[.K496]=35;4;[.K496]=30;4;[.K496]=25;3;[.K496]=20;2;[.K496]=15;1;[.K496]=10;1;[.K496]=0;0)" office:value-type="float" office:value="4" calcext:value-type="float">
            <text:p>4</text:p>
          </table:table-cell>
          <table:table-cell table:formula="of:=IF([.L496]&lt;=1;0;IF([.L496]&lt;=10;11;IF([.L496]&lt;=14;12;IF([.L496]&lt;=17;13;IF([.L496]&lt;=20;14;IF([.L496]&lt;=22;15;IF([.L496]&lt;=25;16;IF([.L496]&lt;=27;17;IF([.L496]&lt;=29;18;IF([.L496]&lt;=32;19;IF([.L496]&lt;=34;20;IF([.L496]&lt;=36;21;IF([.L496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496]=&quot;взв&quot;;11;[.O496]=&quot;накл&quot;;24;[.O496]=&quot;прокл&quot;;25;[.O496]=&quot;пт&quot;;26;[.O496]=90;10;[.O496]=85;10;[.O496]=80;9;[.O496]=75;8;[.O496]=70;8;[.O496]=65;7;[.O496]=60;7;[.O496]=55;6;[.O496]=50;6;[.O496]=45;6;[.O496]=40;5;[.O496]=35;4;[.O496]=30;4;[.O496]=25;3;[.O496]=20;2;[.O496]=15;1;[.O496]=10;1;[.O496]=0;0)" office:value-type="float" office:value="4" calcext:value-type="float">
            <text:p>4</text:p>
          </table:table-cell>
          <table:table-cell table:formula="of:=IF([.P496]&lt;=1;0;IF([.P496]&lt;=10;11;IF([.P496]&lt;=14;12;IF([.P496]&lt;=17;13;IF([.P496]&lt;=20;14;IF([.P496]&lt;=22;15;IF([.P496]&lt;=25;16;IF([.P496]&lt;=27;17;IF([.P496]&lt;=29;18;IF([.P496]&lt;=32;19;IF([.P496]&lt;=34;20;IF([.P496]&lt;=36;21;IF([.P496]&lt;=40;22;24)))))))))))))" office:value-type="float" office:value="0" calcext:value-type="float">
            <text:p>0</text:p>
          </table:table-cell>
          <table:table-cell table:formula="of:=ROUND(([.I496]+[.J496]+[.M496]+[.N496]+[.Q496]+[.R496])/3;0)" office:value-type="float" office:value="5" calcext:value-type="float">
            <text:p>5</text:p>
          </table:table-cell>
          <table:table-cell table:formula="of:=[.F496]*LOG10([.S496]+2)" office:value-type="float" office:value="2.53529412004277" calcext:value-type="float">
            <text:p>2,5352941200427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85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497]=&quot;взв&quot;;11;[.G497]=&quot;накл&quot;;24;[.G497]=&quot;прокл&quot;;25;[.G497]=&quot;пт&quot;;26;[.G497]=90;10;[.G497]=85;10;[.G497]=80;9;[.G497]=75;8;[.G497]=70;8;[.G497]=65;7;[.G497]=60;7;[.G497]=55;6;[.G497]=50;6;[.G497]=45;6;[.G497]=40;5;[.G497]=35;4;[.G497]=30;4;[.G497]=25;3;[.G497]=20;2;[.G497]=15;1;[.G497]=10;1;[.G497]=0;0)" office:value-type="float" office:value="10" calcext:value-type="float">
            <text:p>10</text:p>
          </table:table-cell>
          <table:table-cell table:formula="of:=IF([.H497]&lt;=1;0;IF([.H497]&lt;=10;11;IF([.H497]&lt;=14;12;IF([.H497]&lt;=17;13;IF([.H497]&lt;=20;14;IF([.H497]&lt;=22;15;IF([.H497]&lt;=25;16;IF([.H497]&lt;=27;17;IF([.H497]&lt;=29;18;IF([.H497]&lt;=32;19;IF([.H497]&lt;=34;20;IF([.H497]&lt;=36;21;IF([.H49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97]=&quot;взв&quot;;11;[.K497]=&quot;накл&quot;;24;[.K497]=&quot;прокл&quot;;25;[.K497]=&quot;пт&quot;;26;[.K497]=90;10;[.K497]=85;10;[.K497]=80;9;[.K497]=75;8;[.K497]=70;8;[.K497]=65;7;[.K497]=60;7;[.K497]=55;6;[.K497]=50;6;[.K497]=45;6;[.K497]=40;5;[.K497]=35;4;[.K497]=30;4;[.K497]=25;3;[.K497]=20;2;[.K497]=15;1;[.K497]=10;1;[.K497]=0;0)" office:value-type="float" office:value="10" calcext:value-type="float">
            <text:p>10</text:p>
          </table:table-cell>
          <table:table-cell table:formula="of:=IF([.L497]&lt;=1;0;IF([.L497]&lt;=10;11;IF([.L497]&lt;=14;12;IF([.L497]&lt;=17;13;IF([.L497]&lt;=20;14;IF([.L497]&lt;=22;15;IF([.L497]&lt;=25;16;IF([.L497]&lt;=27;17;IF([.L497]&lt;=29;18;IF([.L497]&lt;=32;19;IF([.L497]&lt;=34;20;IF([.L497]&lt;=36;21;IF([.L49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497]=&quot;взв&quot;;11;[.O497]=&quot;накл&quot;;24;[.O497]=&quot;прокл&quot;;25;[.O497]=&quot;пт&quot;;26;[.O497]=90;10;[.O497]=85;10;[.O497]=80;9;[.O497]=75;8;[.O497]=70;8;[.O497]=65;7;[.O497]=60;7;[.O497]=55;6;[.O497]=50;6;[.O497]=45;6;[.O497]=40;5;[.O497]=35;4;[.O497]=30;4;[.O497]=25;3;[.O497]=20;2;[.O497]=15;1;[.O497]=10;1;[.O497]=0;0)" office:value-type="float" office:value="10" calcext:value-type="float">
            <text:p>10</text:p>
          </table:table-cell>
          <table:table-cell table:formula="of:=IF([.P497]&lt;=1;0;IF([.P497]&lt;=10;11;IF([.P497]&lt;=14;12;IF([.P497]&lt;=17;13;IF([.P497]&lt;=20;14;IF([.P497]&lt;=22;15;IF([.P497]&lt;=25;16;IF([.P497]&lt;=27;17;IF([.P497]&lt;=29;18;IF([.P497]&lt;=32;19;IF([.P497]&lt;=34;20;IF([.P497]&lt;=36;21;IF([.P497]&lt;=40;22;24)))))))))))))" office:value-type="float" office:value="0" calcext:value-type="float">
            <text:p>0</text:p>
          </table:table-cell>
          <table:table-cell table:formula="of:=ROUND(([.I497]+[.J497]+[.M497]+[.N497]+[.Q497]+[.R497])/3;0)" office:value-type="float" office:value="10" calcext:value-type="float">
            <text:p>10</text:p>
          </table:table-cell>
          <table:table-cell table:formula="of:=[.F497]*LOG10([.S497]+2)" office:value-type="float" office:value="3.23754373814287" calcext:value-type="float">
            <text:p>3,2375437381428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04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498]=&quot;взв&quot;;11;[.G498]=&quot;накл&quot;;24;[.G498]=&quot;прокл&quot;;25;[.G498]=&quot;пт&quot;;26;[.G498]=90;10;[.G498]=85;10;[.G498]=80;9;[.G498]=75;8;[.G498]=70;8;[.G498]=65;7;[.G498]=60;7;[.G498]=55;6;[.G498]=50;6;[.G498]=45;6;[.G498]=40;5;[.G498]=35;4;[.G498]=30;4;[.G498]=25;3;[.G498]=20;2;[.G498]=15;1;[.G498]=10;1;[.G498]=0;0)" office:value-type="float" office:value="0" calcext:value-type="float">
            <text:p>0</text:p>
          </table:table-cell>
          <table:table-cell table:formula="of:=IF([.H498]&lt;=1;0;IF([.H498]&lt;=10;11;IF([.H498]&lt;=14;12;IF([.H498]&lt;=17;13;IF([.H498]&lt;=20;14;IF([.H498]&lt;=22;15;IF([.H498]&lt;=25;16;IF([.H498]&lt;=27;17;IF([.H498]&lt;=29;18;IF([.H498]&lt;=32;19;IF([.H498]&lt;=34;20;IF([.H498]&lt;=36;21;IF([.H498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498]=&quot;взв&quot;;11;[.K498]=&quot;накл&quot;;24;[.K498]=&quot;прокл&quot;;25;[.K498]=&quot;пт&quot;;26;[.K498]=90;10;[.K498]=85;10;[.K498]=80;9;[.K498]=75;8;[.K498]=70;8;[.K498]=65;7;[.K498]=60;7;[.K498]=55;6;[.K498]=50;6;[.K498]=45;6;[.K498]=40;5;[.K498]=35;4;[.K498]=30;4;[.K498]=25;3;[.K498]=20;2;[.K498]=15;1;[.K498]=10;1;[.K498]=0;0)" office:value-type="float" office:value="1" calcext:value-type="float">
            <text:p>1</text:p>
          </table:table-cell>
          <table:table-cell table:formula="of:=IF([.L498]&lt;=1;0;IF([.L498]&lt;=10;11;IF([.L498]&lt;=14;12;IF([.L498]&lt;=17;13;IF([.L498]&lt;=20;14;IF([.L498]&lt;=22;15;IF([.L498]&lt;=25;16;IF([.L498]&lt;=27;17;IF([.L498]&lt;=29;18;IF([.L498]&lt;=32;19;IF([.L498]&lt;=34;20;IF([.L498]&lt;=36;21;IF([.L498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498]=&quot;взв&quot;;11;[.O498]=&quot;накл&quot;;24;[.O498]=&quot;прокл&quot;;25;[.O498]=&quot;пт&quot;;26;[.O498]=90;10;[.O498]=85;10;[.O498]=80;9;[.O498]=75;8;[.O498]=70;8;[.O498]=65;7;[.O498]=60;7;[.O498]=55;6;[.O498]=50;6;[.O498]=45;6;[.O498]=40;5;[.O498]=35;4;[.O498]=30;4;[.O498]=25;3;[.O498]=20;2;[.O498]=15;1;[.O498]=10;1;[.O498]=0;0)" office:value-type="float" office:value="1" calcext:value-type="float">
            <text:p>1</text:p>
          </table:table-cell>
          <table:table-cell table:formula="of:=IF([.P498]&lt;=1;0;IF([.P498]&lt;=10;11;IF([.P498]&lt;=14;12;IF([.P498]&lt;=17;13;IF([.P498]&lt;=20;14;IF([.P498]&lt;=22;15;IF([.P498]&lt;=25;16;IF([.P498]&lt;=27;17;IF([.P498]&lt;=29;18;IF([.P498]&lt;=32;19;IF([.P498]&lt;=34;20;IF([.P498]&lt;=36;21;IF([.P498]&lt;=40;22;24)))))))))))))" office:value-type="float" office:value="0" calcext:value-type="float">
            <text:p>0</text:p>
          </table:table-cell>
          <table:table-cell table:formula="of:=ROUND(([.I498]+[.J498]+[.M498]+[.N498]+[.Q498]+[.R498])/3;0)" office:value-type="float" office:value="1" calcext:value-type="float">
            <text:p>1</text:p>
          </table:table-cell>
          <table:table-cell table:formula="of:=[.F498]*LOG10([.S498]+2)" office:value-type="float" office:value="1.90848501887865" calcext:value-type="float">
            <text:p>1,9084850188786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27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G499]=&quot;взв&quot;;11;[.G499]=&quot;накл&quot;;24;[.G499]=&quot;прокл&quot;;25;[.G499]=&quot;пт&quot;;26;[.G499]=90;10;[.G499]=85;10;[.G499]=80;9;[.G499]=75;8;[.G499]=70;8;[.G499]=65;7;[.G499]=60;7;[.G499]=55;6;[.G499]=50;6;[.G499]=45;6;[.G499]=40;5;[.G499]=35;4;[.G499]=30;4;[.G499]=25;3;[.G499]=20;2;[.G499]=15;1;[.G499]=10;1;[.G499]=0;0)" office:value-type="float" office:value="0" calcext:value-type="float">
            <text:p>0</text:p>
          </table:table-cell>
          <table:table-cell table:formula="of:=IF([.H499]&lt;=1;0;IF([.H499]&lt;=10;11;IF([.H499]&lt;=14;12;IF([.H499]&lt;=17;13;IF([.H499]&lt;=20;14;IF([.H499]&lt;=22;15;IF([.H499]&lt;=25;16;IF([.H499]&lt;=27;17;IF([.H499]&lt;=29;18;IF([.H499]&lt;=32;19;IF([.H499]&lt;=34;20;IF([.H499]&lt;=36;21;IF([.H499]&lt;=40;22;24)))))))))))))" office:value-type="float" office:value="15" calcext:value-type="float">
            <text:p>1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K499]=&quot;взв&quot;;11;[.K499]=&quot;накл&quot;;24;[.K499]=&quot;прокл&quot;;25;[.K499]=&quot;пт&quot;;26;[.K499]=90;10;[.K499]=85;10;[.K499]=80;9;[.K499]=75;8;[.K499]=70;8;[.K499]=65;7;[.K499]=60;7;[.K499]=55;6;[.K499]=50;6;[.K499]=45;6;[.K499]=40;5;[.K499]=35;4;[.K499]=30;4;[.K499]=25;3;[.K499]=20;2;[.K499]=15;1;[.K499]=10;1;[.K499]=0;0)" office:value-type="float" office:value="0" calcext:value-type="float">
            <text:p>0</text:p>
          </table:table-cell>
          <table:table-cell table:formula="of:=IF([.L499]&lt;=1;0;IF([.L499]&lt;=10;11;IF([.L499]&lt;=14;12;IF([.L499]&lt;=17;13;IF([.L499]&lt;=20;14;IF([.L499]&lt;=22;15;IF([.L499]&lt;=25;16;IF([.L499]&lt;=27;17;IF([.L499]&lt;=29;18;IF([.L499]&lt;=32;19;IF([.L499]&lt;=34;20;IF([.L499]&lt;=36;21;IF([.L499]&lt;=40;22;24)))))))))))))" office:value-type="float" office:value="15" calcext:value-type="float">
            <text:p>1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O499]=&quot;взв&quot;;11;[.O499]=&quot;накл&quot;;24;[.O499]=&quot;прокл&quot;;25;[.O499]=&quot;пт&quot;;26;[.O499]=90;10;[.O499]=85;10;[.O499]=80;9;[.O499]=75;8;[.O499]=70;8;[.O499]=65;7;[.O499]=60;7;[.O499]=55;6;[.O499]=50;6;[.O499]=45;6;[.O499]=40;5;[.O499]=35;4;[.O499]=30;4;[.O499]=25;3;[.O499]=20;2;[.O499]=15;1;[.O499]=10;1;[.O499]=0;0)" office:value-type="float" office:value="0" calcext:value-type="float">
            <text:p>0</text:p>
          </table:table-cell>
          <table:table-cell table:formula="of:=IF([.P499]&lt;=1;0;IF([.P499]&lt;=10;11;IF([.P499]&lt;=14;12;IF([.P499]&lt;=17;13;IF([.P499]&lt;=20;14;IF([.P499]&lt;=22;15;IF([.P499]&lt;=25;16;IF([.P499]&lt;=27;17;IF([.P499]&lt;=29;18;IF([.P499]&lt;=32;19;IF([.P499]&lt;=34;20;IF([.P499]&lt;=36;21;IF([.P499]&lt;=40;22;24)))))))))))))" office:value-type="float" office:value="15" calcext:value-type="float">
            <text:p>15</text:p>
          </table:table-cell>
          <table:table-cell table:formula="of:=ROUND(([.I499]+[.J499]+[.M499]+[.N499]+[.Q499]+[.R499])/3;0)" office:value-type="float" office:value="15" calcext:value-type="float">
            <text:p>15</text:p>
          </table:table-cell>
          <table:table-cell table:formula="of:=[.F499]*LOG10([.S499]+2)" office:value-type="float" office:value="6.15224460689137" calcext:value-type="float">
            <text:p>6,1522446068913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74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Mal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500]=&quot;взв&quot;;11;[.G500]=&quot;накл&quot;;24;[.G500]=&quot;прокл&quot;;25;[.G500]=&quot;пт&quot;;26;[.G500]=90;10;[.G500]=85;10;[.G500]=80;9;[.G500]=75;8;[.G500]=70;8;[.G500]=65;7;[.G500]=60;7;[.G500]=55;6;[.G500]=50;6;[.G500]=45;6;[.G500]=40;5;[.G500]=35;4;[.G500]=30;4;[.G500]=25;3;[.G500]=20;2;[.G500]=15;1;[.G500]=10;1;[.G500]=0;0)" office:value-type="float" office:value="0" calcext:value-type="float">
            <text:p>0</text:p>
          </table:table-cell>
          <table:table-cell table:formula="of:=IF([.H500]&lt;=1;0;IF([.H500]&lt;=10;11;IF([.H500]&lt;=14;12;IF([.H500]&lt;=17;13;IF([.H500]&lt;=20;14;IF([.H500]&lt;=22;15;IF([.H500]&lt;=25;16;IF([.H500]&lt;=27;17;IF([.H500]&lt;=29;18;IF([.H500]&lt;=32;19;IF([.H500]&lt;=34;20;IF([.H500]&lt;=36;21;IF([.H500]&lt;=40;22;24)))))))))))))" office:value-type="float" office:value="19" calcext:value-type="float">
            <text:p>1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500]=&quot;взв&quot;;11;[.K500]=&quot;накл&quot;;24;[.K500]=&quot;прокл&quot;;25;[.K500]=&quot;пт&quot;;26;[.K500]=90;10;[.K500]=85;10;[.K500]=80;9;[.K500]=75;8;[.K500]=70;8;[.K500]=65;7;[.K500]=60;7;[.K500]=55;6;[.K500]=50;6;[.K500]=45;6;[.K500]=40;5;[.K500]=35;4;[.K500]=30;4;[.K500]=25;3;[.K500]=20;2;[.K500]=15;1;[.K500]=10;1;[.K500]=0;0)" office:value-type="float" office:value="0" calcext:value-type="float">
            <text:p>0</text:p>
          </table:table-cell>
          <table:table-cell table:formula="of:=IF([.L500]&lt;=1;0;IF([.L500]&lt;=10;11;IF([.L500]&lt;=14;12;IF([.L500]&lt;=17;13;IF([.L500]&lt;=20;14;IF([.L500]&lt;=22;15;IF([.L500]&lt;=25;16;IF([.L500]&lt;=27;17;IF([.L500]&lt;=29;18;IF([.L500]&lt;=32;19;IF([.L500]&lt;=34;20;IF([.L500]&lt;=36;21;IF([.L500]&lt;=40;22;24)))))))))))))"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500]=&quot;взв&quot;;11;[.O500]=&quot;накл&quot;;24;[.O500]=&quot;прокл&quot;;25;[.O500]=&quot;пт&quot;;26;[.O500]=90;10;[.O500]=85;10;[.O500]=80;9;[.O500]=75;8;[.O500]=70;8;[.O500]=65;7;[.O500]=60;7;[.O500]=55;6;[.O500]=50;6;[.O500]=45;6;[.O500]=40;5;[.O500]=35;4;[.O500]=30;4;[.O500]=25;3;[.O500]=20;2;[.O500]=15;1;[.O500]=10;1;[.O500]=0;0)" office:value-type="float" office:value="0" calcext:value-type="float">
            <text:p>0</text:p>
          </table:table-cell>
          <table:table-cell table:formula="of:=IF([.P500]&lt;=1;0;IF([.P500]&lt;=10;11;IF([.P500]&lt;=14;12;IF([.P500]&lt;=17;13;IF([.P500]&lt;=20;14;IF([.P500]&lt;=22;15;IF([.P500]&lt;=25;16;IF([.P500]&lt;=27;17;IF([.P500]&lt;=29;18;IF([.P500]&lt;=32;19;IF([.P500]&lt;=34;20;IF([.P500]&lt;=36;21;IF([.P500]&lt;=40;22;24)))))))))))))" office:value-type="float" office:value="18" calcext:value-type="float">
            <text:p>18</text:p>
          </table:table-cell>
          <table:table-cell table:formula="of:=ROUND(([.I500]+[.J500]+[.M500]+[.N500]+[.Q500]+[.R500])/3;0)" office:value-type="float" office:value="18" calcext:value-type="float">
            <text:p>18</text:p>
          </table:table-cell>
          <table:table-cell table:formula="of:=[.F500]*LOG10([.S500]+2)" office:value-type="float" office:value="2.60205999132796" calcext:value-type="float">
            <text:p>2,6020599913279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66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Malay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501]=&quot;взв&quot;;11;[.G501]=&quot;накл&quot;;24;[.G501]=&quot;прокл&quot;;25;[.G501]=&quot;пт&quot;;26;[.G501]=90;10;[.G501]=85;10;[.G501]=80;9;[.G501]=75;8;[.G501]=70;8;[.G501]=65;7;[.G501]=60;7;[.G501]=55;6;[.G501]=50;6;[.G501]=45;6;[.G501]=40;5;[.G501]=35;4;[.G501]=30;4;[.G501]=25;3;[.G501]=20;2;[.G501]=15;1;[.G501]=10;1;[.G501]=0;0)" office:value-type="float" office:value="1" calcext:value-type="float">
            <text:p>1</text:p>
          </table:table-cell>
          <table:table-cell table:formula="of:=IF([.H501]&lt;=1;0;IF([.H501]&lt;=10;11;IF([.H501]&lt;=14;12;IF([.H501]&lt;=17;13;IF([.H501]&lt;=20;14;IF([.H501]&lt;=22;15;IF([.H501]&lt;=25;16;IF([.H501]&lt;=27;17;IF([.H501]&lt;=29;18;IF([.H501]&lt;=32;19;IF([.H501]&lt;=34;20;IF([.H501]&lt;=36;21;IF([.H501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501]=&quot;взв&quot;;11;[.K501]=&quot;накл&quot;;24;[.K501]=&quot;прокл&quot;;25;[.K501]=&quot;пт&quot;;26;[.K501]=90;10;[.K501]=85;10;[.K501]=80;9;[.K501]=75;8;[.K501]=70;8;[.K501]=65;7;[.K501]=60;7;[.K501]=55;6;[.K501]=50;6;[.K501]=45;6;[.K501]=40;5;[.K501]=35;4;[.K501]=30;4;[.K501]=25;3;[.K501]=20;2;[.K501]=15;1;[.K501]=10;1;[.K501]=0;0)" office:value-type="float" office:value="4" calcext:value-type="float">
            <text:p>4</text:p>
          </table:table-cell>
          <table:table-cell table:formula="of:=IF([.L501]&lt;=1;0;IF([.L501]&lt;=10;11;IF([.L501]&lt;=14;12;IF([.L501]&lt;=17;13;IF([.L501]&lt;=20;14;IF([.L501]&lt;=22;15;IF([.L501]&lt;=25;16;IF([.L501]&lt;=27;17;IF([.L501]&lt;=29;18;IF([.L501]&lt;=32;19;IF([.L501]&lt;=34;20;IF([.L501]&lt;=36;21;IF([.L501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501]=&quot;взв&quot;;11;[.O501]=&quot;накл&quot;;24;[.O501]=&quot;прокл&quot;;25;[.O501]=&quot;пт&quot;;26;[.O501]=90;10;[.O501]=85;10;[.O501]=80;9;[.O501]=75;8;[.O501]=70;8;[.O501]=65;7;[.O501]=60;7;[.O501]=55;6;[.O501]=50;6;[.O501]=45;6;[.O501]=40;5;[.O501]=35;4;[.O501]=30;4;[.O501]=25;3;[.O501]=20;2;[.O501]=15;1;[.O501]=10;1;[.O501]=0;0)" office:value-type="float" office:value="6" calcext:value-type="float">
            <text:p>6</text:p>
          </table:table-cell>
          <table:table-cell table:formula="of:=IF([.P501]&lt;=1;0;IF([.P501]&lt;=10;11;IF([.P501]&lt;=14;12;IF([.P501]&lt;=17;13;IF([.P501]&lt;=20;14;IF([.P501]&lt;=22;15;IF([.P501]&lt;=25;16;IF([.P501]&lt;=27;17;IF([.P501]&lt;=29;18;IF([.P501]&lt;=32;19;IF([.P501]&lt;=34;20;IF([.P501]&lt;=36;21;IF([.P501]&lt;=40;22;24)))))))))))))" office:value-type="float" office:value="0" calcext:value-type="float">
            <text:p>0</text:p>
          </table:table-cell>
          <table:table-cell table:formula="of:=ROUND(([.I501]+[.J501]+[.M501]+[.N501]+[.Q501]+[.R501])/3;0)" office:value-type="float" office:value="4" calcext:value-type="float">
            <text:p>4</text:p>
          </table:table-cell>
          <table:table-cell table:formula="of:=[.F501]*LOG10([.S501]+2)" office:value-type="float" office:value="3.11260500153457" calcext:value-type="float">
            <text:p>3,1126050015345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73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Mal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502]=&quot;взв&quot;;11;[.G502]=&quot;накл&quot;;24;[.G502]=&quot;прокл&quot;;25;[.G502]=&quot;пт&quot;;26;[.G502]=90;10;[.G502]=85;10;[.G502]=80;9;[.G502]=75;8;[.G502]=70;8;[.G502]=65;7;[.G502]=60;7;[.G502]=55;6;[.G502]=50;6;[.G502]=45;6;[.G502]=40;5;[.G502]=35;4;[.G502]=30;4;[.G502]=25;3;[.G502]=20;2;[.G502]=15;1;[.G502]=10;1;[.G502]=0;0)" office:value-type="float" office:value="0" calcext:value-type="float">
            <text:p>0</text:p>
          </table:table-cell>
          <table:table-cell table:formula="of:=IF([.H502]&lt;=1;0;IF([.H502]&lt;=10;11;IF([.H502]&lt;=14;12;IF([.H502]&lt;=17;13;IF([.H502]&lt;=20;14;IF([.H502]&lt;=22;15;IF([.H502]&lt;=25;16;IF([.H502]&lt;=27;17;IF([.H502]&lt;=29;18;IF([.H502]&lt;=32;19;IF([.H502]&lt;=34;20;IF([.H502]&lt;=36;21;IF([.H502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502]=&quot;взв&quot;;11;[.K502]=&quot;накл&quot;;24;[.K502]=&quot;прокл&quot;;25;[.K502]=&quot;пт&quot;;26;[.K502]=90;10;[.K502]=85;10;[.K502]=80;9;[.K502]=75;8;[.K502]=70;8;[.K502]=65;7;[.K502]=60;7;[.K502]=55;6;[.K502]=50;6;[.K502]=45;6;[.K502]=40;5;[.K502]=35;4;[.K502]=30;4;[.K502]=25;3;[.K502]=20;2;[.K502]=15;1;[.K502]=10;1;[.K502]=0;0)" office:value-type="float" office:value="0" calcext:value-type="float">
            <text:p>0</text:p>
          </table:table-cell>
          <table:table-cell table:formula="of:=IF([.L502]&lt;=1;0;IF([.L502]&lt;=10;11;IF([.L502]&lt;=14;12;IF([.L502]&lt;=17;13;IF([.L502]&lt;=20;14;IF([.L502]&lt;=22;15;IF([.L502]&lt;=25;16;IF([.L502]&lt;=27;17;IF([.L502]&lt;=29;18;IF([.L502]&lt;=32;19;IF([.L502]&lt;=34;20;IF([.L502]&lt;=36;21;IF([.L502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502]=&quot;взв&quot;;11;[.O502]=&quot;накл&quot;;24;[.O502]=&quot;прокл&quot;;25;[.O502]=&quot;пт&quot;;26;[.O502]=90;10;[.O502]=85;10;[.O502]=80;9;[.O502]=75;8;[.O502]=70;8;[.O502]=65;7;[.O502]=60;7;[.O502]=55;6;[.O502]=50;6;[.O502]=45;6;[.O502]=40;5;[.O502]=35;4;[.O502]=30;4;[.O502]=25;3;[.O502]=20;2;[.O502]=15;1;[.O502]=10;1;[.O502]=0;0)" office:value-type="float" office:value="0" calcext:value-type="float">
            <text:p>0</text:p>
          </table:table-cell>
          <table:table-cell table:formula="of:=IF([.P502]&lt;=1;0;IF([.P502]&lt;=10;11;IF([.P502]&lt;=14;12;IF([.P502]&lt;=17;13;IF([.P502]&lt;=20;14;IF([.P502]&lt;=22;15;IF([.P502]&lt;=25;16;IF([.P502]&lt;=27;17;IF([.P502]&lt;=29;18;IF([.P502]&lt;=32;19;IF([.P502]&lt;=34;20;IF([.P502]&lt;=36;21;IF([.P502]&lt;=40;22;24)))))))))))))" office:value-type="float" office:value="20" calcext:value-type="float">
            <text:p>20</text:p>
          </table:table-cell>
          <table:table-cell table:formula="of:=ROUND(([.I502]+[.J502]+[.M502]+[.N502]+[.Q502]+[.R502])/3;0)" office:value-type="float" office:value="19" calcext:value-type="float">
            <text:p>19</text:p>
          </table:table-cell>
          <table:table-cell table:formula="of:=[.F502]*LOG10([.S502]+2)" office:value-type="float" office:value="5.28887717893568" calcext:value-type="float">
            <text:p>5,2888771789356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76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Malay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503]=&quot;взв&quot;;11;[.G503]=&quot;накл&quot;;24;[.G503]=&quot;прокл&quot;;25;[.G503]=&quot;пт&quot;;26;[.G503]=90;10;[.G503]=85;10;[.G503]=80;9;[.G503]=75;8;[.G503]=70;8;[.G503]=65;7;[.G503]=60;7;[.G503]=55;6;[.G503]=50;6;[.G503]=45;6;[.G503]=40;5;[.G503]=35;4;[.G503]=30;4;[.G503]=25;3;[.G503]=20;2;[.G503]=15;1;[.G503]=10;1;[.G503]=0;0)" office:value-type="float" office:value="0" calcext:value-type="float">
            <text:p>0</text:p>
          </table:table-cell>
          <table:table-cell table:formula="of:=IF([.H503]&lt;=1;0;IF([.H503]&lt;=10;11;IF([.H503]&lt;=14;12;IF([.H503]&lt;=17;13;IF([.H503]&lt;=20;14;IF([.H503]&lt;=22;15;IF([.H503]&lt;=25;16;IF([.H503]&lt;=27;17;IF([.H503]&lt;=29;18;IF([.H503]&lt;=32;19;IF([.H503]&lt;=34;20;IF([.H503]&lt;=36;21;IF([.H503]&lt;=40;22;24)))))))))))))"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503]=&quot;взв&quot;;11;[.K503]=&quot;накл&quot;;24;[.K503]=&quot;прокл&quot;;25;[.K503]=&quot;пт&quot;;26;[.K503]=90;10;[.K503]=85;10;[.K503]=80;9;[.K503]=75;8;[.K503]=70;8;[.K503]=65;7;[.K503]=60;7;[.K503]=55;6;[.K503]=50;6;[.K503]=45;6;[.K503]=40;5;[.K503]=35;4;[.K503]=30;4;[.K503]=25;3;[.K503]=20;2;[.K503]=15;1;[.K503]=10;1;[.K503]=0;0)" office:value-type="float" office:value="0" calcext:value-type="float">
            <text:p>0</text:p>
          </table:table-cell>
          <table:table-cell table:formula="of:=IF([.L503]&lt;=1;0;IF([.L503]&lt;=10;11;IF([.L503]&lt;=14;12;IF([.L503]&lt;=17;13;IF([.L503]&lt;=20;14;IF([.L503]&lt;=22;15;IF([.L503]&lt;=25;16;IF([.L503]&lt;=27;17;IF([.L503]&lt;=29;18;IF([.L503]&lt;=32;19;IF([.L503]&lt;=34;20;IF([.L503]&lt;=36;21;IF([.L503]&lt;=40;22;24)))))))))))))"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503]=&quot;взв&quot;;11;[.O503]=&quot;накл&quot;;24;[.O503]=&quot;прокл&quot;;25;[.O503]=&quot;пт&quot;;26;[.O503]=90;10;[.O503]=85;10;[.O503]=80;9;[.O503]=75;8;[.O503]=70;8;[.O503]=65;7;[.O503]=60;7;[.O503]=55;6;[.O503]=50;6;[.O503]=45;6;[.O503]=40;5;[.O503]=35;4;[.O503]=30;4;[.O503]=25;3;[.O503]=20;2;[.O503]=15;1;[.O503]=10;1;[.O503]=0;0)" office:value-type="float" office:value="10" calcext:value-type="float">
            <text:p>10</text:p>
          </table:table-cell>
          <table:table-cell table:formula="of:=IF([.P503]&lt;=1;0;IF([.P503]&lt;=10;11;IF([.P503]&lt;=14;12;IF([.P503]&lt;=17;13;IF([.P503]&lt;=20;14;IF([.P503]&lt;=22;15;IF([.P503]&lt;=25;16;IF([.P503]&lt;=27;17;IF([.P503]&lt;=29;18;IF([.P503]&lt;=32;19;IF([.P503]&lt;=34;20;IF([.P503]&lt;=36;21;IF([.P503]&lt;=40;22;24)))))))))))))" office:value-type="float" office:value="0" calcext:value-type="float">
            <text:p>0</text:p>
          </table:table-cell>
          <table:table-cell table:formula="of:=ROUND(([.I503]+[.J503]+[.M503]+[.N503]+[.Q503]+[.R503])/3;0)" office:value-type="float" office:value="14" calcext:value-type="float">
            <text:p>14</text:p>
          </table:table-cell>
          <table:table-cell table:formula="of:=[.F503]*LOG10([.S503]+2)" office:value-type="float" office:value="4.8164799306237" calcext:value-type="float">
            <text:p>4,816479930623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65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Malay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504]=&quot;взв&quot;;11;[.G504]=&quot;накл&quot;;24;[.G504]=&quot;прокл&quot;;25;[.G504]=&quot;пт&quot;;26;[.G504]=90;10;[.G504]=85;10;[.G504]=80;9;[.G504]=75;8;[.G504]=70;8;[.G504]=65;7;[.G504]=60;7;[.G504]=55;6;[.G504]=50;6;[.G504]=45;6;[.G504]=40;5;[.G504]=35;4;[.G504]=30;4;[.G504]=25;3;[.G504]=20;2;[.G504]=15;1;[.G504]=10;1;[.G504]=0;0)" office:value-type="float" office:value="4" calcext:value-type="float">
            <text:p>4</text:p>
          </table:table-cell>
          <table:table-cell table:formula="of:=IF([.H504]&lt;=1;0;IF([.H504]&lt;=10;11;IF([.H504]&lt;=14;12;IF([.H504]&lt;=17;13;IF([.H504]&lt;=20;14;IF([.H504]&lt;=22;15;IF([.H504]&lt;=25;16;IF([.H504]&lt;=27;17;IF([.H504]&lt;=29;18;IF([.H504]&lt;=32;19;IF([.H504]&lt;=34;20;IF([.H504]&lt;=36;21;IF([.H504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504]=&quot;взв&quot;;11;[.K504]=&quot;накл&quot;;24;[.K504]=&quot;прокл&quot;;25;[.K504]=&quot;пт&quot;;26;[.K504]=90;10;[.K504]=85;10;[.K504]=80;9;[.K504]=75;8;[.K504]=70;8;[.K504]=65;7;[.K504]=60;7;[.K504]=55;6;[.K504]=50;6;[.K504]=45;6;[.K504]=40;5;[.K504]=35;4;[.K504]=30;4;[.K504]=25;3;[.K504]=20;2;[.K504]=15;1;[.K504]=10;1;[.K504]=0;0)" office:value-type="float" office:value="4" calcext:value-type="float">
            <text:p>4</text:p>
          </table:table-cell>
          <table:table-cell table:formula="of:=IF([.L504]&lt;=1;0;IF([.L504]&lt;=10;11;IF([.L504]&lt;=14;12;IF([.L504]&lt;=17;13;IF([.L504]&lt;=20;14;IF([.L504]&lt;=22;15;IF([.L504]&lt;=25;16;IF([.L504]&lt;=27;17;IF([.L504]&lt;=29;18;IF([.L504]&lt;=32;19;IF([.L504]&lt;=34;20;IF([.L504]&lt;=36;21;IF([.L504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504]=&quot;взв&quot;;11;[.O504]=&quot;накл&quot;;24;[.O504]=&quot;прокл&quot;;25;[.O504]=&quot;пт&quot;;26;[.O504]=90;10;[.O504]=85;10;[.O504]=80;9;[.O504]=75;8;[.O504]=70;8;[.O504]=65;7;[.O504]=60;7;[.O504]=55;6;[.O504]=50;6;[.O504]=45;6;[.O504]=40;5;[.O504]=35;4;[.O504]=30;4;[.O504]=25;3;[.O504]=20;2;[.O504]=15;1;[.O504]=10;1;[.O504]=0;0)" office:value-type="float" office:value="1" calcext:value-type="float">
            <text:p>1</text:p>
          </table:table-cell>
          <table:table-cell table:formula="of:=IF([.P504]&lt;=1;0;IF([.P504]&lt;=10;11;IF([.P504]&lt;=14;12;IF([.P504]&lt;=17;13;IF([.P504]&lt;=20;14;IF([.P504]&lt;=22;15;IF([.P504]&lt;=25;16;IF([.P504]&lt;=27;17;IF([.P504]&lt;=29;18;IF([.P504]&lt;=32;19;IF([.P504]&lt;=34;20;IF([.P504]&lt;=36;21;IF([.P504]&lt;=40;22;24)))))))))))))" office:value-type="float" office:value="0" calcext:value-type="float">
            <text:p>0</text:p>
          </table:table-cell>
          <table:table-cell table:formula="of:=ROUND(([.I504]+[.J504]+[.M504]+[.N504]+[.Q504]+[.R504])/3;0)" office:value-type="float" office:value="3" calcext:value-type="float">
            <text:p>3</text:p>
          </table:table-cell>
          <table:table-cell table:formula="of:=[.F504]*LOG10([.S504]+2)" office:value-type="float" office:value="3.49485002168009" calcext:value-type="float">
            <text:p>3,49485002168009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83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Mal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505]=&quot;взв&quot;;11;[.G505]=&quot;накл&quot;;24;[.G505]=&quot;прокл&quot;;25;[.G505]=&quot;пт&quot;;26;[.G505]=90;10;[.G505]=85;10;[.G505]=80;9;[.G505]=75;8;[.G505]=70;8;[.G505]=65;7;[.G505]=60;7;[.G505]=55;6;[.G505]=50;6;[.G505]=45;6;[.G505]=40;5;[.G505]=35;4;[.G505]=30;4;[.G505]=25;3;[.G505]=20;2;[.G505]=15;1;[.G505]=10;1;[.G505]=0;0)" office:value-type="float" office:value="11" calcext:value-type="float">
            <text:p>11</text:p>
          </table:table-cell>
          <table:table-cell table:formula="of:=IF([.H505]&lt;=1;0;IF([.H505]&lt;=10;11;IF([.H505]&lt;=14;12;IF([.H505]&lt;=17;13;IF([.H505]&lt;=20;14;IF([.H505]&lt;=22;15;IF([.H505]&lt;=25;16;IF([.H505]&lt;=27;17;IF([.H505]&lt;=29;18;IF([.H505]&lt;=32;19;IF([.H505]&lt;=34;20;IF([.H505]&lt;=36;21;IF([.H50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505]=&quot;взв&quot;;11;[.K505]=&quot;накл&quot;;24;[.K505]=&quot;прокл&quot;;25;[.K505]=&quot;пт&quot;;26;[.K505]=90;10;[.K505]=85;10;[.K505]=80;9;[.K505]=75;8;[.K505]=70;8;[.K505]=65;7;[.K505]=60;7;[.K505]=55;6;[.K505]=50;6;[.K505]=45;6;[.K505]=40;5;[.K505]=35;4;[.K505]=30;4;[.K505]=25;3;[.K505]=20;2;[.K505]=15;1;[.K505]=10;1;[.K505]=0;0)" office:value-type="float" office:value="10" calcext:value-type="float">
            <text:p>10</text:p>
          </table:table-cell>
          <table:table-cell table:formula="of:=IF([.L505]&lt;=1;0;IF([.L505]&lt;=10;11;IF([.L505]&lt;=14;12;IF([.L505]&lt;=17;13;IF([.L505]&lt;=20;14;IF([.L505]&lt;=22;15;IF([.L505]&lt;=25;16;IF([.L505]&lt;=27;17;IF([.L505]&lt;=29;18;IF([.L505]&lt;=32;19;IF([.L505]&lt;=34;20;IF([.L505]&lt;=36;21;IF([.L50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505]=&quot;взв&quot;;11;[.O505]=&quot;накл&quot;;24;[.O505]=&quot;прокл&quot;;25;[.O505]=&quot;пт&quot;;26;[.O505]=90;10;[.O505]=85;10;[.O505]=80;9;[.O505]=75;8;[.O505]=70;8;[.O505]=65;7;[.O505]=60;7;[.O505]=55;6;[.O505]=50;6;[.O505]=45;6;[.O505]=40;5;[.O505]=35;4;[.O505]=30;4;[.O505]=25;3;[.O505]=20;2;[.O505]=15;1;[.O505]=10;1;[.O505]=0;0)" office:value-type="float" office:value="10" calcext:value-type="float">
            <text:p>10</text:p>
          </table:table-cell>
          <table:table-cell table:formula="of:=IF([.P505]&lt;=1;0;IF([.P505]&lt;=10;11;IF([.P505]&lt;=14;12;IF([.P505]&lt;=17;13;IF([.P505]&lt;=20;14;IF([.P505]&lt;=22;15;IF([.P505]&lt;=25;16;IF([.P505]&lt;=27;17;IF([.P505]&lt;=29;18;IF([.P505]&lt;=32;19;IF([.P505]&lt;=34;20;IF([.P505]&lt;=36;21;IF([.P505]&lt;=40;22;24)))))))))))))" office:value-type="float" office:value="0" calcext:value-type="float">
            <text:p>0</text:p>
          </table:table-cell>
          <table:table-cell table:formula="of:=ROUND(([.I505]+[.J505]+[.M505]+[.N505]+[.Q505]+[.R505])/3;0)" office:value-type="float" office:value="10" calcext:value-type="float">
            <text:p>10</text:p>
          </table:table-cell>
          <table:table-cell table:formula="of:=[.F505]*LOG10([.S505]+2)" office:value-type="float" office:value="5.39590623023813" calcext:value-type="float">
            <text:p>5,39590623023813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19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Malay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506]=&quot;взв&quot;;11;[.G506]=&quot;накл&quot;;24;[.G506]=&quot;прокл&quot;;25;[.G506]=&quot;пт&quot;;26;[.G506]=90;10;[.G506]=85;10;[.G506]=80;9;[.G506]=75;8;[.G506]=70;8;[.G506]=65;7;[.G506]=60;7;[.G506]=55;6;[.G506]=50;6;[.G506]=45;6;[.G506]=40;5;[.G506]=35;4;[.G506]=30;4;[.G506]=25;3;[.G506]=20;2;[.G506]=15;1;[.G506]=10;1;[.G506]=0;0)" office:value-type="float" office:value="10" calcext:value-type="float">
            <text:p>10</text:p>
          </table:table-cell>
          <table:table-cell table:formula="of:=IF([.H506]&lt;=1;0;IF([.H506]&lt;=10;11;IF([.H506]&lt;=14;12;IF([.H506]&lt;=17;13;IF([.H506]&lt;=20;14;IF([.H506]&lt;=22;15;IF([.H506]&lt;=25;16;IF([.H506]&lt;=27;17;IF([.H506]&lt;=29;18;IF([.H506]&lt;=32;19;IF([.H506]&lt;=34;20;IF([.H506]&lt;=36;21;IF([.H50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506]=&quot;взв&quot;;11;[.K506]=&quot;накл&quot;;24;[.K506]=&quot;прокл&quot;;25;[.K506]=&quot;пт&quot;;26;[.K506]=90;10;[.K506]=85;10;[.K506]=80;9;[.K506]=75;8;[.K506]=70;8;[.K506]=65;7;[.K506]=60;7;[.K506]=55;6;[.K506]=50;6;[.K506]=45;6;[.K506]=40;5;[.K506]=35;4;[.K506]=30;4;[.K506]=25;3;[.K506]=20;2;[.K506]=15;1;[.K506]=10;1;[.K506]=0;0)" office:value-type="float" office:value="10" calcext:value-type="float">
            <text:p>10</text:p>
          </table:table-cell>
          <table:table-cell table:formula="of:=IF([.L506]&lt;=1;0;IF([.L506]&lt;=10;11;IF([.L506]&lt;=14;12;IF([.L506]&lt;=17;13;IF([.L506]&lt;=20;14;IF([.L506]&lt;=22;15;IF([.L506]&lt;=25;16;IF([.L506]&lt;=27;17;IF([.L506]&lt;=29;18;IF([.L506]&lt;=32;19;IF([.L506]&lt;=34;20;IF([.L506]&lt;=36;21;IF([.L50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506]=&quot;взв&quot;;11;[.O506]=&quot;накл&quot;;24;[.O506]=&quot;прокл&quot;;25;[.O506]=&quot;пт&quot;;26;[.O506]=90;10;[.O506]=85;10;[.O506]=80;9;[.O506]=75;8;[.O506]=70;8;[.O506]=65;7;[.O506]=60;7;[.O506]=55;6;[.O506]=50;6;[.O506]=45;6;[.O506]=40;5;[.O506]=35;4;[.O506]=30;4;[.O506]=25;3;[.O506]=20;2;[.O506]=15;1;[.O506]=10;1;[.O506]=0;0)" office:value-type="float" office:value="10" calcext:value-type="float">
            <text:p>10</text:p>
          </table:table-cell>
          <table:table-cell table:formula="of:=IF([.P506]&lt;=1;0;IF([.P506]&lt;=10;11;IF([.P506]&lt;=14;12;IF([.P506]&lt;=17;13;IF([.P506]&lt;=20;14;IF([.P506]&lt;=22;15;IF([.P506]&lt;=25;16;IF([.P506]&lt;=27;17;IF([.P506]&lt;=29;18;IF([.P506]&lt;=32;19;IF([.P506]&lt;=34;20;IF([.P506]&lt;=36;21;IF([.P506]&lt;=40;22;24)))))))))))))" office:value-type="float" office:value="0" calcext:value-type="float">
            <text:p>0</text:p>
          </table:table-cell>
          <table:table-cell table:formula="of:=ROUND(([.I506]+[.J506]+[.M506]+[.N506]+[.Q506]+[.R506])/3;0)" office:value-type="float" office:value="10" calcext:value-type="float">
            <text:p>10</text:p>
          </table:table-cell>
          <table:table-cell table:formula="of:=[.F506]*LOG10([.S506]+2)" office:value-type="float" office:value="6.47508747628575" calcext:value-type="float">
            <text:p>6,4750874762857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20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Malay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G507]=&quot;взв&quot;;11;[.G507]=&quot;накл&quot;;24;[.G507]=&quot;прокл&quot;;25;[.G507]=&quot;пт&quot;;26;[.G507]=90;10;[.G507]=85;10;[.G507]=80;9;[.G507]=75;8;[.G507]=70;8;[.G507]=65;7;[.G507]=60;7;[.G507]=55;6;[.G507]=50;6;[.G507]=45;6;[.G507]=40;5;[.G507]=35;4;[.G507]=30;4;[.G507]=25;3;[.G507]=20;2;[.G507]=15;1;[.G507]=10;1;[.G507]=0;0)" office:value-type="float" office:value="0" calcext:value-type="float">
            <text:p>0</text:p>
          </table:table-cell>
          <table:table-cell table:formula="of:=IF([.H507]&lt;=1;0;IF([.H507]&lt;=10;11;IF([.H507]&lt;=14;12;IF([.H507]&lt;=17;13;IF([.H507]&lt;=20;14;IF([.H507]&lt;=22;15;IF([.H507]&lt;=25;16;IF([.H507]&lt;=27;17;IF([.H507]&lt;=29;18;IF([.H507]&lt;=32;19;IF([.H507]&lt;=34;20;IF([.H507]&lt;=36;21;IF([.H507]&lt;=40;22;24)))))))))))))"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507]=&quot;взв&quot;;11;[.K507]=&quot;накл&quot;;24;[.K507]=&quot;прокл&quot;;25;[.K507]=&quot;пт&quot;;26;[.K507]=90;10;[.K507]=85;10;[.K507]=80;9;[.K507]=75;8;[.K507]=70;8;[.K507]=65;7;[.K507]=60;7;[.K507]=55;6;[.K507]=50;6;[.K507]=45;6;[.K507]=40;5;[.K507]=35;4;[.K507]=30;4;[.K507]=25;3;[.K507]=20;2;[.K507]=15;1;[.K507]=10;1;[.K507]=0;0)" office:value-type="float" office:value="0" calcext:value-type="float">
            <text:p>0</text:p>
          </table:table-cell>
          <table:table-cell table:formula="of:=IF([.L507]&lt;=1;0;IF([.L507]&lt;=10;11;IF([.L507]&lt;=14;12;IF([.L507]&lt;=17;13;IF([.L507]&lt;=20;14;IF([.L507]&lt;=22;15;IF([.L507]&lt;=25;16;IF([.L507]&lt;=27;17;IF([.L507]&lt;=29;18;IF([.L507]&lt;=32;19;IF([.L507]&lt;=34;20;IF([.L507]&lt;=36;21;IF([.L507]&lt;=40;22;24)))))))))))))"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507]=&quot;взв&quot;;11;[.O507]=&quot;накл&quot;;24;[.O507]=&quot;прокл&quot;;25;[.O507]=&quot;пт&quot;;26;[.O507]=90;10;[.O507]=85;10;[.O507]=80;9;[.O507]=75;8;[.O507]=70;8;[.O507]=65;7;[.O507]=60;7;[.O507]=55;6;[.O507]=50;6;[.O507]=45;6;[.O507]=40;5;[.O507]=35;4;[.O507]=30;4;[.O507]=25;3;[.O507]=20;2;[.O507]=15;1;[.O507]=10;1;[.O507]=0;0)" office:value-type="float" office:value="0" calcext:value-type="float">
            <text:p>0</text:p>
          </table:table-cell>
          <table:table-cell table:formula="of:=IF([.P507]&lt;=1;0;IF([.P507]&lt;=10;11;IF([.P507]&lt;=14;12;IF([.P507]&lt;=17;13;IF([.P507]&lt;=20;14;IF([.P507]&lt;=22;15;IF([.P507]&lt;=25;16;IF([.P507]&lt;=27;17;IF([.P507]&lt;=29;18;IF([.P507]&lt;=32;19;IF([.P507]&lt;=34;20;IF([.P507]&lt;=36;21;IF([.P507]&lt;=40;22;24)))))))))))))" office:value-type="float" office:value="16" calcext:value-type="float">
            <text:p>16</text:p>
          </table:table-cell>
          <table:table-cell table:formula="of:=ROUND(([.I507]+[.J507]+[.M507]+[.N507]+[.Q507]+[.R507])/3;0)" office:value-type="float" office:value="16" calcext:value-type="float">
            <text:p>16</text:p>
          </table:table-cell>
          <table:table-cell table:formula="of:=[.F507]*LOG10([.S507]+2)" office:value-type="float" office:value="7.53163503061984" calcext:value-type="float">
            <text:p>7,5316350306198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221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Mal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508]=&quot;взв&quot;;11;[.G508]=&quot;накл&quot;;24;[.G508]=&quot;прокл&quot;;25;[.G508]=&quot;пт&quot;;26;[.G508]=90;10;[.G508]=85;10;[.G508]=80;9;[.G508]=75;8;[.G508]=70;8;[.G508]=65;7;[.G508]=60;7;[.G508]=55;6;[.G508]=50;6;[.G508]=45;6;[.G508]=40;5;[.G508]=35;4;[.G508]=30;4;[.G508]=25;3;[.G508]=20;2;[.G508]=15;1;[.G508]=10;1;[.G508]=0;0)" office:value-type="float" office:value="0" calcext:value-type="float">
            <text:p>0</text:p>
          </table:table-cell>
          <table:table-cell table:formula="of:=IF([.H508]&lt;=1;0;IF([.H508]&lt;=10;11;IF([.H508]&lt;=14;12;IF([.H508]&lt;=17;13;IF([.H508]&lt;=20;14;IF([.H508]&lt;=22;15;IF([.H508]&lt;=25;16;IF([.H508]&lt;=27;17;IF([.H508]&lt;=29;18;IF([.H508]&lt;=32;19;IF([.H508]&lt;=34;20;IF([.H508]&lt;=36;21;IF([.H508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508]=&quot;взв&quot;;11;[.K508]=&quot;накл&quot;;24;[.K508]=&quot;прокл&quot;;25;[.K508]=&quot;пт&quot;;26;[.K508]=90;10;[.K508]=85;10;[.K508]=80;9;[.K508]=75;8;[.K508]=70;8;[.K508]=65;7;[.K508]=60;7;[.K508]=55;6;[.K508]=50;6;[.K508]=45;6;[.K508]=40;5;[.K508]=35;4;[.K508]=30;4;[.K508]=25;3;[.K508]=20;2;[.K508]=15;1;[.K508]=10;1;[.K508]=0;0)" office:value-type="float" office:value="0" calcext:value-type="float">
            <text:p>0</text:p>
          </table:table-cell>
          <table:table-cell table:formula="of:=IF([.L508]&lt;=1;0;IF([.L508]&lt;=10;11;IF([.L508]&lt;=14;12;IF([.L508]&lt;=17;13;IF([.L508]&lt;=20;14;IF([.L508]&lt;=22;15;IF([.L508]&lt;=25;16;IF([.L508]&lt;=27;17;IF([.L508]&lt;=29;18;IF([.L508]&lt;=32;19;IF([.L508]&lt;=34;20;IF([.L508]&lt;=36;21;IF([.L508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508]=&quot;взв&quot;;11;[.O508]=&quot;накл&quot;;24;[.O508]=&quot;прокл&quot;;25;[.O508]=&quot;пт&quot;;26;[.O508]=90;10;[.O508]=85;10;[.O508]=80;9;[.O508]=75;8;[.O508]=70;8;[.O508]=65;7;[.O508]=60;7;[.O508]=55;6;[.O508]=50;6;[.O508]=45;6;[.O508]=40;5;[.O508]=35;4;[.O508]=30;4;[.O508]=25;3;[.O508]=20;2;[.O508]=15;1;[.O508]=10;1;[.O508]=0;0)" office:value-type="float" office:value="0" calcext:value-type="float">
            <text:p>0</text:p>
          </table:table-cell>
          <table:table-cell table:formula="of:=IF([.P508]&lt;=1;0;IF([.P508]&lt;=10;11;IF([.P508]&lt;=14;12;IF([.P508]&lt;=17;13;IF([.P508]&lt;=20;14;IF([.P508]&lt;=22;15;IF([.P508]&lt;=25;16;IF([.P508]&lt;=27;17;IF([.P508]&lt;=29;18;IF([.P508]&lt;=32;19;IF([.P508]&lt;=34;20;IF([.P508]&lt;=36;21;IF([.P508]&lt;=40;22;24)))))))))))))" office:value-type="float" office:value="0" calcext:value-type="float">
            <text:p>0</text:p>
          </table:table-cell>
          <table:table-cell table:formula="of:=ROUND(([.I508]+[.J508]+[.M508]+[.N508]+[.Q508]+[.R508])/3;0)" office:value-type="float" office:value="0" calcext:value-type="float">
            <text:p>0</text:p>
          </table:table-cell>
          <table:table-cell table:formula="of:=[.F508]*LOG10([.S508]+2)" office:value-type="float" office:value="2.10720996964787" calcext:value-type="float">
            <text:p>2,1072099696478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67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Malay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509]=&quot;взв&quot;;11;[.G509]=&quot;накл&quot;;24;[.G509]=&quot;прокл&quot;;25;[.G509]=&quot;пт&quot;;26;[.G509]=90;10;[.G509]=85;10;[.G509]=80;9;[.G509]=75;8;[.G509]=70;8;[.G509]=65;7;[.G509]=60;7;[.G509]=55;6;[.G509]=50;6;[.G509]=45;6;[.G509]=40;5;[.G509]=35;4;[.G509]=30;4;[.G509]=25;3;[.G509]=20;2;[.G509]=15;1;[.G509]=10;1;[.G509]=0;0)" office:value-type="float" office:value="10" calcext:value-type="float">
            <text:p>10</text:p>
          </table:table-cell>
          <table:table-cell table:formula="of:=IF([.H509]&lt;=1;0;IF([.H509]&lt;=10;11;IF([.H509]&lt;=14;12;IF([.H509]&lt;=17;13;IF([.H509]&lt;=20;14;IF([.H509]&lt;=22;15;IF([.H509]&lt;=25;16;IF([.H509]&lt;=27;17;IF([.H509]&lt;=29;18;IF([.H509]&lt;=32;19;IF([.H509]&lt;=34;20;IF([.H509]&lt;=36;21;IF([.H50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509]=&quot;взв&quot;;11;[.K509]=&quot;накл&quot;;24;[.K509]=&quot;прокл&quot;;25;[.K509]=&quot;пт&quot;;26;[.K509]=90;10;[.K509]=85;10;[.K509]=80;9;[.K509]=75;8;[.K509]=70;8;[.K509]=65;7;[.K509]=60;7;[.K509]=55;6;[.K509]=50;6;[.K509]=45;6;[.K509]=40;5;[.K509]=35;4;[.K509]=30;4;[.K509]=25;3;[.K509]=20;2;[.K509]=15;1;[.K509]=10;1;[.K509]=0;0)" office:value-type="float" office:value="8" calcext:value-type="float">
            <text:p>8</text:p>
          </table:table-cell>
          <table:table-cell table:formula="of:=IF([.L509]&lt;=1;0;IF([.L509]&lt;=10;11;IF([.L509]&lt;=14;12;IF([.L509]&lt;=17;13;IF([.L509]&lt;=20;14;IF([.L509]&lt;=22;15;IF([.L509]&lt;=25;16;IF([.L509]&lt;=27;17;IF([.L509]&lt;=29;18;IF([.L509]&lt;=32;19;IF([.L509]&lt;=34;20;IF([.L509]&lt;=36;21;IF([.L50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509]=&quot;взв&quot;;11;[.O509]=&quot;накл&quot;;24;[.O509]=&quot;прокл&quot;;25;[.O509]=&quot;пт&quot;;26;[.O509]=90;10;[.O509]=85;10;[.O509]=80;9;[.O509]=75;8;[.O509]=70;8;[.O509]=65;7;[.O509]=60;7;[.O509]=55;6;[.O509]=50;6;[.O509]=45;6;[.O509]=40;5;[.O509]=35;4;[.O509]=30;4;[.O509]=25;3;[.O509]=20;2;[.O509]=15;1;[.O509]=10;1;[.O509]=0;0)" office:value-type="float" office:value="8" calcext:value-type="float">
            <text:p>8</text:p>
          </table:table-cell>
          <table:table-cell table:formula="of:=IF([.P509]&lt;=1;0;IF([.P509]&lt;=10;11;IF([.P509]&lt;=14;12;IF([.P509]&lt;=17;13;IF([.P509]&lt;=20;14;IF([.P509]&lt;=22;15;IF([.P509]&lt;=25;16;IF([.P509]&lt;=27;17;IF([.P509]&lt;=29;18;IF([.P509]&lt;=32;19;IF([.P509]&lt;=34;20;IF([.P509]&lt;=36;21;IF([.P509]&lt;=40;22;24)))))))))))))" office:value-type="float" office:value="0" calcext:value-type="float">
            <text:p>0</text:p>
          </table:table-cell>
          <table:table-cell table:formula="of:=ROUND(([.I509]+[.J509]+[.M509]+[.N509]+[.Q509]+[.R509])/3;0)" office:value-type="float" office:value="9" calcext:value-type="float">
            <text:p>9</text:p>
          </table:table-cell>
          <table:table-cell table:formula="of:=[.F509]*LOG10([.S509]+2)" office:value-type="float" office:value="7.28974879610758" calcext:value-type="float">
            <text:p>7,28974879610758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77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Malay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510]=&quot;взв&quot;;11;[.G510]=&quot;накл&quot;;24;[.G510]=&quot;прокл&quot;;25;[.G510]=&quot;пт&quot;;26;[.G510]=90;10;[.G510]=85;10;[.G510]=80;9;[.G510]=75;8;[.G510]=70;8;[.G510]=65;7;[.G510]=60;7;[.G510]=55;6;[.G510]=50;6;[.G510]=45;6;[.G510]=40;5;[.G510]=35;4;[.G510]=30;4;[.G510]=25;3;[.G510]=20;2;[.G510]=15;1;[.G510]=10;1;[.G510]=0;0)" office:value-type="float" office:value="6" calcext:value-type="float">
            <text:p>6</text:p>
          </table:table-cell>
          <table:table-cell table:formula="of:=IF([.H510]&lt;=1;0;IF([.H510]&lt;=10;11;IF([.H510]&lt;=14;12;IF([.H510]&lt;=17;13;IF([.H510]&lt;=20;14;IF([.H510]&lt;=22;15;IF([.H510]&lt;=25;16;IF([.H510]&lt;=27;17;IF([.H510]&lt;=29;18;IF([.H510]&lt;=32;19;IF([.H510]&lt;=34;20;IF([.H510]&lt;=36;21;IF([.H51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510]=&quot;взв&quot;;11;[.K510]=&quot;накл&quot;;24;[.K510]=&quot;прокл&quot;;25;[.K510]=&quot;пт&quot;;26;[.K510]=90;10;[.K510]=85;10;[.K510]=80;9;[.K510]=75;8;[.K510]=70;8;[.K510]=65;7;[.K510]=60;7;[.K510]=55;6;[.K510]=50;6;[.K510]=45;6;[.K510]=40;5;[.K510]=35;4;[.K510]=30;4;[.K510]=25;3;[.K510]=20;2;[.K510]=15;1;[.K510]=10;1;[.K510]=0;0)" office:value-type="float" office:value="8" calcext:value-type="float">
            <text:p>8</text:p>
          </table:table-cell>
          <table:table-cell table:formula="of:=IF([.L510]&lt;=1;0;IF([.L510]&lt;=10;11;IF([.L510]&lt;=14;12;IF([.L510]&lt;=17;13;IF([.L510]&lt;=20;14;IF([.L510]&lt;=22;15;IF([.L510]&lt;=25;16;IF([.L510]&lt;=27;17;IF([.L510]&lt;=29;18;IF([.L510]&lt;=32;19;IF([.L510]&lt;=34;20;IF([.L510]&lt;=36;21;IF([.L510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510]=&quot;взв&quot;;11;[.O510]=&quot;накл&quot;;24;[.O510]=&quot;прокл&quot;;25;[.O510]=&quot;пт&quot;;26;[.O510]=90;10;[.O510]=85;10;[.O510]=80;9;[.O510]=75;8;[.O510]=70;8;[.O510]=65;7;[.O510]=60;7;[.O510]=55;6;[.O510]=50;6;[.O510]=45;6;[.O510]=40;5;[.O510]=35;4;[.O510]=30;4;[.O510]=25;3;[.O510]=20;2;[.O510]=15;1;[.O510]=10;1;[.O510]=0;0)" office:value-type="float" office:value="4" calcext:value-type="float">
            <text:p>4</text:p>
          </table:table-cell>
          <table:table-cell table:formula="of:=IF([.P510]&lt;=1;0;IF([.P510]&lt;=10;11;IF([.P510]&lt;=14;12;IF([.P510]&lt;=17;13;IF([.P510]&lt;=20;14;IF([.P510]&lt;=22;15;IF([.P510]&lt;=25;16;IF([.P510]&lt;=27;17;IF([.P510]&lt;=29;18;IF([.P510]&lt;=32;19;IF([.P510]&lt;=34;20;IF([.P510]&lt;=36;21;IF([.P510]&lt;=40;22;24)))))))))))))" office:value-type="float" office:value="0" calcext:value-type="float">
            <text:p>0</text:p>
          </table:table-cell>
          <table:table-cell table:formula="of:=ROUND(([.I510]+[.J510]+[.M510]+[.N510]+[.Q510]+[.R510])/3;0)" office:value-type="float" office:value="6" calcext:value-type="float">
            <text:p>6</text:p>
          </table:table-cell>
          <table:table-cell table:formula="of:=[.F510]*LOG10([.S510]+2)" office:value-type="float" office:value="7.22471989593555" calcext:value-type="float">
            <text:p>7,22471989593555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681</text:p>
          </table:table-cell>
          <table:table-cell table:style-name="ce5" office:value-type="date" office:date-value="2010-06-12" calcext:value-type="date">
            <text:p>12.06.10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Malay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511]=&quot;взв&quot;;11;[.G511]=&quot;накл&quot;;24;[.G511]=&quot;прокл&quot;;25;[.G511]=&quot;пт&quot;;26;[.G511]=90;10;[.G511]=85;10;[.G511]=80;9;[.G511]=75;8;[.G511]=70;8;[.G511]=65;7;[.G511]=60;7;[.G511]=55;6;[.G511]=50;6;[.G511]=45;6;[.G511]=40;5;[.G511]=35;4;[.G511]=30;4;[.G511]=25;3;[.G511]=20;2;[.G511]=15;1;[.G511]=10;1;[.G511]=0;0)" office:value-type="float" office:value="0" calcext:value-type="float">
            <text:p>0</text:p>
          </table:table-cell>
          <table:table-cell table:formula="of:=IF([.H511]&lt;=1;0;IF([.H511]&lt;=10;11;IF([.H511]&lt;=14;12;IF([.H511]&lt;=17;13;IF([.H511]&lt;=20;14;IF([.H511]&lt;=22;15;IF([.H511]&lt;=25;16;IF([.H511]&lt;=27;17;IF([.H511]&lt;=29;18;IF([.H511]&lt;=32;19;IF([.H511]&lt;=34;20;IF([.H511]&lt;=36;21;IF([.H511]&lt;=40;22;24)))))))))))))" office:value-type="float" office:value="17" calcext:value-type="float">
            <text:p>1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511]=&quot;взв&quot;;11;[.K511]=&quot;накл&quot;;24;[.K511]=&quot;прокл&quot;;25;[.K511]=&quot;пт&quot;;26;[.K511]=90;10;[.K511]=85;10;[.K511]=80;9;[.K511]=75;8;[.K511]=70;8;[.K511]=65;7;[.K511]=60;7;[.K511]=55;6;[.K511]=50;6;[.K511]=45;6;[.K511]=40;5;[.K511]=35;4;[.K511]=30;4;[.K511]=25;3;[.K511]=20;2;[.K511]=15;1;[.K511]=10;1;[.K511]=0;0)" office:value-type="float" office:value="0" calcext:value-type="float">
            <text:p>0</text:p>
          </table:table-cell>
          <table:table-cell table:formula="of:=IF([.L511]&lt;=1;0;IF([.L511]&lt;=10;11;IF([.L511]&lt;=14;12;IF([.L511]&lt;=17;13;IF([.L511]&lt;=20;14;IF([.L511]&lt;=22;15;IF([.L511]&lt;=25;16;IF([.L511]&lt;=27;17;IF([.L511]&lt;=29;18;IF([.L511]&lt;=32;19;IF([.L511]&lt;=34;20;IF([.L511]&lt;=36;21;IF([.L511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511]=&quot;взв&quot;;11;[.O511]=&quot;накл&quot;;24;[.O511]=&quot;прокл&quot;;25;[.O511]=&quot;пт&quot;;26;[.O511]=90;10;[.O511]=85;10;[.O511]=80;9;[.O511]=75;8;[.O511]=70;8;[.O511]=65;7;[.O511]=60;7;[.O511]=55;6;[.O511]=50;6;[.O511]=45;6;[.O511]=40;5;[.O511]=35;4;[.O511]=30;4;[.O511]=25;3;[.O511]=20;2;[.O511]=15;1;[.O511]=10;1;[.O511]=0;0)" office:value-type="float" office:value="0" calcext:value-type="float">
            <text:p>0</text:p>
          </table:table-cell>
          <table:table-cell table:formula="of:=IF([.P511]&lt;=1;0;IF([.P511]&lt;=10;11;IF([.P511]&lt;=14;12;IF([.P511]&lt;=17;13;IF([.P511]&lt;=20;14;IF([.P511]&lt;=22;15;IF([.P511]&lt;=25;16;IF([.P511]&lt;=27;17;IF([.P511]&lt;=29;18;IF([.P511]&lt;=32;19;IF([.P511]&lt;=34;20;IF([.P511]&lt;=36;21;IF([.P511]&lt;=40;22;24)))))))))))))" office:value-type="float" office:value="18" calcext:value-type="float">
            <text:p>18</text:p>
          </table:table-cell>
          <table:table-cell table:formula="of:=ROUND(([.I511]+[.J511]+[.M511]+[.N511]+[.Q511]+[.R511])/3;0)" office:value-type="float" office:value="18" calcext:value-type="float">
            <text:p>18</text:p>
          </table:table-cell>
          <table:table-cell table:formula="of:=[.F511]*LOG10([.S511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85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Vorony Baklysh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512]=&quot;взв&quot;;11;[.G512]=&quot;накл&quot;;24;[.G512]=&quot;прокл&quot;;25;[.G512]=&quot;пт&quot;;26;[.G512]=90;10;[.G512]=85;10;[.G512]=80;9;[.G512]=75;8;[.G512]=70;8;[.G512]=65;7;[.G512]=60;7;[.G512]=55;6;[.G512]=50;6;[.G512]=45;6;[.G512]=40;5;[.G512]=35;4;[.G512]=30;4;[.G512]=25;3;[.G512]=20;2;[.G512]=15;1;[.G512]=10;1;[.G512]=0;0)" office:value-type="float" office:value="0" calcext:value-type="float">
            <text:p>0</text:p>
          </table:table-cell>
          <table:table-cell table:formula="of:=IF([.H512]&lt;=1;0;IF([.H512]&lt;=10;11;IF([.H512]&lt;=14;12;IF([.H512]&lt;=17;13;IF([.H512]&lt;=20;14;IF([.H512]&lt;=22;15;IF([.H512]&lt;=25;16;IF([.H512]&lt;=27;17;IF([.H512]&lt;=29;18;IF([.H512]&lt;=32;19;IF([.H512]&lt;=34;20;IF([.H512]&lt;=36;21;IF([.H512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512]=&quot;взв&quot;;11;[.K512]=&quot;накл&quot;;24;[.K512]=&quot;прокл&quot;;25;[.K512]=&quot;пт&quot;;26;[.K512]=90;10;[.K512]=85;10;[.K512]=80;9;[.K512]=75;8;[.K512]=70;8;[.K512]=65;7;[.K512]=60;7;[.K512]=55;6;[.K512]=50;6;[.K512]=45;6;[.K512]=40;5;[.K512]=35;4;[.K512]=30;4;[.K512]=25;3;[.K512]=20;2;[.K512]=15;1;[.K512]=10;1;[.K512]=0;0)" office:value-type="float" office:value="0" calcext:value-type="float">
            <text:p>0</text:p>
          </table:table-cell>
          <table:table-cell table:formula="of:=IF([.L512]&lt;=1;0;IF([.L512]&lt;=10;11;IF([.L512]&lt;=14;12;IF([.L512]&lt;=17;13;IF([.L512]&lt;=20;14;IF([.L512]&lt;=22;15;IF([.L512]&lt;=25;16;IF([.L512]&lt;=27;17;IF([.L512]&lt;=29;18;IF([.L512]&lt;=32;19;IF([.L512]&lt;=34;20;IF([.L512]&lt;=36;21;IF([.L512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512]=&quot;взв&quot;;11;[.O512]=&quot;накл&quot;;24;[.O512]=&quot;прокл&quot;;25;[.O512]=&quot;пт&quot;;26;[.O512]=90;10;[.O512]=85;10;[.O512]=80;9;[.O512]=75;8;[.O512]=70;8;[.O512]=65;7;[.O512]=60;7;[.O512]=55;6;[.O512]=50;6;[.O512]=45;6;[.O512]=40;5;[.O512]=35;4;[.O512]=30;4;[.O512]=25;3;[.O512]=20;2;[.O512]=15;1;[.O512]=10;1;[.O512]=0;0)" office:value-type="float" office:value="0" calcext:value-type="float">
            <text:p>0</text:p>
          </table:table-cell>
          <table:table-cell table:formula="of:=IF([.P512]&lt;=1;0;IF([.P512]&lt;=10;11;IF([.P512]&lt;=14;12;IF([.P512]&lt;=17;13;IF([.P512]&lt;=20;14;IF([.P512]&lt;=22;15;IF([.P512]&lt;=25;16;IF([.P512]&lt;=27;17;IF([.P512]&lt;=29;18;IF([.P512]&lt;=32;19;IF([.P512]&lt;=34;20;IF([.P512]&lt;=36;21;IF([.P512]&lt;=40;22;24)))))))))))))" office:value-type="float" office:value="21" calcext:value-type="float">
            <text:p>21</text:p>
          </table:table-cell>
          <table:table-cell table:formula="of:=ROUND(([.I512]+[.J512]+[.M512]+[.N512]+[.Q512]+[.R512])/3;0)" office:value-type="float" office:value="21" calcext:value-type="float">
            <text:p>21</text:p>
          </table:table-cell>
          <table:table-cell table:formula="of:=[.F512]*LOG10([.S512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72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Vorony Baklys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513]=&quot;взв&quot;;11;[.G513]=&quot;накл&quot;;24;[.G513]=&quot;прокл&quot;;25;[.G513]=&quot;пт&quot;;26;[.G513]=90;10;[.G513]=85;10;[.G513]=80;9;[.G513]=75;8;[.G513]=70;8;[.G513]=65;7;[.G513]=60;7;[.G513]=55;6;[.G513]=50;6;[.G513]=45;6;[.G513]=40;5;[.G513]=35;4;[.G513]=30;4;[.G513]=25;3;[.G513]=20;2;[.G513]=15;1;[.G513]=10;1;[.G513]=0;0)" office:value-type="float" office:value="1" calcext:value-type="float">
            <text:p>1</text:p>
          </table:table-cell>
          <table:table-cell table:formula="of:=IF([.H513]&lt;=1;0;IF([.H513]&lt;=10;11;IF([.H513]&lt;=14;12;IF([.H513]&lt;=17;13;IF([.H513]&lt;=20;14;IF([.H513]&lt;=22;15;IF([.H513]&lt;=25;16;IF([.H513]&lt;=27;17;IF([.H513]&lt;=29;18;IF([.H513]&lt;=32;19;IF([.H513]&lt;=34;20;IF([.H513]&lt;=36;21;IF([.H513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513]=&quot;взв&quot;;11;[.K513]=&quot;накл&quot;;24;[.K513]=&quot;прокл&quot;;25;[.K513]=&quot;пт&quot;;26;[.K513]=90;10;[.K513]=85;10;[.K513]=80;9;[.K513]=75;8;[.K513]=70;8;[.K513]=65;7;[.K513]=60;7;[.K513]=55;6;[.K513]=50;6;[.K513]=45;6;[.K513]=40;5;[.K513]=35;4;[.K513]=30;4;[.K513]=25;3;[.K513]=20;2;[.K513]=15;1;[.K513]=10;1;[.K513]=0;0)" office:value-type="float" office:value="0" calcext:value-type="float">
            <text:p>0</text:p>
          </table:table-cell>
          <table:table-cell table:formula="of:=IF([.L513]&lt;=1;0;IF([.L513]&lt;=10;11;IF([.L513]&lt;=14;12;IF([.L513]&lt;=17;13;IF([.L513]&lt;=20;14;IF([.L513]&lt;=22;15;IF([.L513]&lt;=25;16;IF([.L513]&lt;=27;17;IF([.L513]&lt;=29;18;IF([.L513]&lt;=32;19;IF([.L513]&lt;=34;20;IF([.L513]&lt;=36;21;IF([.L513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513]=&quot;взв&quot;;11;[.O513]=&quot;накл&quot;;24;[.O513]=&quot;прокл&quot;;25;[.O513]=&quot;пт&quot;;26;[.O513]=90;10;[.O513]=85;10;[.O513]=80;9;[.O513]=75;8;[.O513]=70;8;[.O513]=65;7;[.O513]=60;7;[.O513]=55;6;[.O513]=50;6;[.O513]=45;6;[.O513]=40;5;[.O513]=35;4;[.O513]=30;4;[.O513]=25;3;[.O513]=20;2;[.O513]=15;1;[.O513]=10;1;[.O513]=0;0)" office:value-type="float" office:value="0" calcext:value-type="float">
            <text:p>0</text:p>
          </table:table-cell>
          <table:table-cell table:formula="of:=IF([.P513]&lt;=1;0;IF([.P513]&lt;=10;11;IF([.P513]&lt;=14;12;IF([.P513]&lt;=17;13;IF([.P513]&lt;=20;14;IF([.P513]&lt;=22;15;IF([.P513]&lt;=25;16;IF([.P513]&lt;=27;17;IF([.P513]&lt;=29;18;IF([.P513]&lt;=32;19;IF([.P513]&lt;=34;20;IF([.P513]&lt;=36;21;IF([.P513]&lt;=40;22;24)))))))))))))" office:value-type="float" office:value="0" calcext:value-type="float">
            <text:p>0</text:p>
          </table:table-cell>
          <table:table-cell table:formula="of:=ROUND(([.I513]+[.J513]+[.M513]+[.N513]+[.Q513]+[.R513])/3;0)" office:value-type="float" office:value="0" calcext:value-type="float">
            <text:p>0</text:p>
          </table:table-cell>
          <table:table-cell table:formula="of:=[.F513]*LOG10([.S513]+2)" office:value-type="float" office:value="0.602059991327962" calcext:value-type="float">
            <text:p>0,6020599913279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80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Vorony Baklys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514]=&quot;взв&quot;;11;[.G514]=&quot;накл&quot;;24;[.G514]=&quot;прокл&quot;;25;[.G514]=&quot;пт&quot;;26;[.G514]=90;10;[.G514]=85;10;[.G514]=80;9;[.G514]=75;8;[.G514]=70;8;[.G514]=65;7;[.G514]=60;7;[.G514]=55;6;[.G514]=50;6;[.G514]=45;6;[.G514]=40;5;[.G514]=35;4;[.G514]=30;4;[.G514]=25;3;[.G514]=20;2;[.G514]=15;1;[.G514]=10;1;[.G514]=0;0)" office:value-type="float" office:value="0" calcext:value-type="float">
            <text:p>0</text:p>
          </table:table-cell>
          <table:table-cell table:formula="of:=IF([.H514]&lt;=1;0;IF([.H514]&lt;=10;11;IF([.H514]&lt;=14;12;IF([.H514]&lt;=17;13;IF([.H514]&lt;=20;14;IF([.H514]&lt;=22;15;IF([.H514]&lt;=25;16;IF([.H514]&lt;=27;17;IF([.H514]&lt;=29;18;IF([.H514]&lt;=32;19;IF([.H514]&lt;=34;20;IF([.H514]&lt;=36;21;IF([.H514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514]=&quot;взв&quot;;11;[.K514]=&quot;накл&quot;;24;[.K514]=&quot;прокл&quot;;25;[.K514]=&quot;пт&quot;;26;[.K514]=90;10;[.K514]=85;10;[.K514]=80;9;[.K514]=75;8;[.K514]=70;8;[.K514]=65;7;[.K514]=60;7;[.K514]=55;6;[.K514]=50;6;[.K514]=45;6;[.K514]=40;5;[.K514]=35;4;[.K514]=30;4;[.K514]=25;3;[.K514]=20;2;[.K514]=15;1;[.K514]=10;1;[.K514]=0;0)" office:value-type="float" office:value="0" calcext:value-type="float">
            <text:p>0</text:p>
          </table:table-cell>
          <table:table-cell table:formula="of:=IF([.L514]&lt;=1;0;IF([.L514]&lt;=10;11;IF([.L514]&lt;=14;12;IF([.L514]&lt;=17;13;IF([.L514]&lt;=20;14;IF([.L514]&lt;=22;15;IF([.L514]&lt;=25;16;IF([.L514]&lt;=27;17;IF([.L514]&lt;=29;18;IF([.L514]&lt;=32;19;IF([.L514]&lt;=34;20;IF([.L514]&lt;=36;21;IF([.L514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514]=&quot;взв&quot;;11;[.O514]=&quot;накл&quot;;24;[.O514]=&quot;прокл&quot;;25;[.O514]=&quot;пт&quot;;26;[.O514]=90;10;[.O514]=85;10;[.O514]=80;9;[.O514]=75;8;[.O514]=70;8;[.O514]=65;7;[.O514]=60;7;[.O514]=55;6;[.O514]=50;6;[.O514]=45;6;[.O514]=40;5;[.O514]=35;4;[.O514]=30;4;[.O514]=25;3;[.O514]=20;2;[.O514]=15;1;[.O514]=10;1;[.O514]=0;0)" office:value-type="float" office:value="0" calcext:value-type="float">
            <text:p>0</text:p>
          </table:table-cell>
          <table:table-cell table:formula="of:=IF([.P514]&lt;=1;0;IF([.P514]&lt;=10;11;IF([.P514]&lt;=14;12;IF([.P514]&lt;=17;13;IF([.P514]&lt;=20;14;IF([.P514]&lt;=22;15;IF([.P514]&lt;=25;16;IF([.P514]&lt;=27;17;IF([.P514]&lt;=29;18;IF([.P514]&lt;=32;19;IF([.P514]&lt;=34;20;IF([.P514]&lt;=36;21;IF([.P514]&lt;=40;22;24)))))))))))))" office:value-type="float" office:value="19" calcext:value-type="float">
            <text:p>19</text:p>
          </table:table-cell>
          <table:table-cell table:formula="of:=ROUND(([.I514]+[.J514]+[.M514]+[.N514]+[.Q514]+[.R514])/3;0)" office:value-type="float" office:value="20" calcext:value-type="float">
            <text:p>20</text:p>
          </table:table-cell>
          <table:table-cell table:formula="of:=[.F514]*LOG10([.S514]+2)" office:value-type="float" office:value="2.68484536164441" calcext:value-type="float">
            <text:p>2,68484536164441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74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Vorony Baklys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515]=&quot;взв&quot;;11;[.G515]=&quot;накл&quot;;24;[.G515]=&quot;прокл&quot;;25;[.G515]=&quot;пт&quot;;26;[.G515]=90;10;[.G515]=85;10;[.G515]=80;9;[.G515]=75;8;[.G515]=70;8;[.G515]=65;7;[.G515]=60;7;[.G515]=55;6;[.G515]=50;6;[.G515]=45;6;[.G515]=40;5;[.G515]=35;4;[.G515]=30;4;[.G515]=25;3;[.G515]=20;2;[.G515]=15;1;[.G515]=10;1;[.G515]=0;0)" office:value-type="float" office:value="8" calcext:value-type="float">
            <text:p>8</text:p>
          </table:table-cell>
          <table:table-cell table:formula="of:=IF([.H515]&lt;=1;0;IF([.H515]&lt;=10;11;IF([.H515]&lt;=14;12;IF([.H515]&lt;=17;13;IF([.H515]&lt;=20;14;IF([.H515]&lt;=22;15;IF([.H515]&lt;=25;16;IF([.H515]&lt;=27;17;IF([.H515]&lt;=29;18;IF([.H515]&lt;=32;19;IF([.H515]&lt;=34;20;IF([.H515]&lt;=36;21;IF([.H515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515]=&quot;взв&quot;;11;[.K515]=&quot;накл&quot;;24;[.K515]=&quot;прокл&quot;;25;[.K515]=&quot;пт&quot;;26;[.K515]=90;10;[.K515]=85;10;[.K515]=80;9;[.K515]=75;8;[.K515]=70;8;[.K515]=65;7;[.K515]=60;7;[.K515]=55;6;[.K515]=50;6;[.K515]=45;6;[.K515]=40;5;[.K515]=35;4;[.K515]=30;4;[.K515]=25;3;[.K515]=20;2;[.K515]=15;1;[.K515]=10;1;[.K515]=0;0)" office:value-type="float" office:value="7" calcext:value-type="float">
            <text:p>7</text:p>
          </table:table-cell>
          <table:table-cell table:formula="of:=IF([.L515]&lt;=1;0;IF([.L515]&lt;=10;11;IF([.L515]&lt;=14;12;IF([.L515]&lt;=17;13;IF([.L515]&lt;=20;14;IF([.L515]&lt;=22;15;IF([.L515]&lt;=25;16;IF([.L515]&lt;=27;17;IF([.L515]&lt;=29;18;IF([.L515]&lt;=32;19;IF([.L515]&lt;=34;20;IF([.L515]&lt;=36;21;IF([.L515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515]=&quot;взв&quot;;11;[.O515]=&quot;накл&quot;;24;[.O515]=&quot;прокл&quot;;25;[.O515]=&quot;пт&quot;;26;[.O515]=90;10;[.O515]=85;10;[.O515]=80;9;[.O515]=75;8;[.O515]=70;8;[.O515]=65;7;[.O515]=60;7;[.O515]=55;6;[.O515]=50;6;[.O515]=45;6;[.O515]=40;5;[.O515]=35;4;[.O515]=30;4;[.O515]=25;3;[.O515]=20;2;[.O515]=15;1;[.O515]=10;1;[.O515]=0;0)" office:value-type="float" office:value="7" calcext:value-type="float">
            <text:p>7</text:p>
          </table:table-cell>
          <table:table-cell table:formula="of:=IF([.P515]&lt;=1;0;IF([.P515]&lt;=10;11;IF([.P515]&lt;=14;12;IF([.P515]&lt;=17;13;IF([.P515]&lt;=20;14;IF([.P515]&lt;=22;15;IF([.P515]&lt;=25;16;IF([.P515]&lt;=27;17;IF([.P515]&lt;=29;18;IF([.P515]&lt;=32;19;IF([.P515]&lt;=34;20;IF([.P515]&lt;=36;21;IF([.P515]&lt;=40;22;24)))))))))))))" office:value-type="float" office:value="0" calcext:value-type="float">
            <text:p>0</text:p>
          </table:table-cell>
          <table:table-cell table:formula="of:=ROUND(([.I515]+[.J515]+[.M515]+[.N515]+[.Q515]+[.R515])/3;0)" office:value-type="float" office:value="7" calcext:value-type="float">
            <text:p>7</text:p>
          </table:table-cell>
          <table:table-cell table:formula="of:=[.F515]*LOG10([.S515]+2)" office:value-type="float" office:value="2.86272752831797" calcext:value-type="float">
            <text:p>2,8627275283179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583</text:p>
          </table:table-cell>
          <table:table-cell table:style-name="ce5" office:value-type="date" office:date-value="2010-06-11" calcext:value-type="date">
            <text:p>11.06.10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Vorony Baklysh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516]=&quot;взв&quot;;11;[.G516]=&quot;накл&quot;;24;[.G516]=&quot;прокл&quot;;25;[.G516]=&quot;пт&quot;;26;[.G516]=90;10;[.G516]=85;10;[.G516]=80;9;[.G516]=75;8;[.G516]=70;8;[.G516]=65;7;[.G516]=60;7;[.G516]=55;6;[.G516]=50;6;[.G516]=45;6;[.G516]=40;5;[.G516]=35;4;[.G516]=30;4;[.G516]=25;3;[.G516]=20;2;[.G516]=15;1;[.G516]=10;1;[.G516]=0;0)" office:value-type="float" office:value="26" calcext:value-type="float">
            <text:p>26</text:p>
          </table:table-cell>
          <table:table-cell table:formula="of:=IF([.H516]&lt;=1;0;IF([.H516]&lt;=10;11;IF([.H516]&lt;=14;12;IF([.H516]&lt;=17;13;IF([.H516]&lt;=20;14;IF([.H516]&lt;=22;15;IF([.H516]&lt;=25;16;IF([.H516]&lt;=27;17;IF([.H516]&lt;=29;18;IF([.H516]&lt;=32;19;IF([.H516]&lt;=34;20;IF([.H516]&lt;=36;21;IF([.H516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516]=&quot;взв&quot;;11;[.K516]=&quot;накл&quot;;24;[.K516]=&quot;прокл&quot;;25;[.K516]=&quot;пт&quot;;26;[.K516]=90;10;[.K516]=85;10;[.K516]=80;9;[.K516]=75;8;[.K516]=70;8;[.K516]=65;7;[.K516]=60;7;[.K516]=55;6;[.K516]=50;6;[.K516]=45;6;[.K516]=40;5;[.K516]=35;4;[.K516]=30;4;[.K516]=25;3;[.K516]=20;2;[.K516]=15;1;[.K516]=10;1;[.K516]=0;0)" office:value-type="float" office:value="26" calcext:value-type="float">
            <text:p>26</text:p>
          </table:table-cell>
          <table:table-cell table:formula="of:=IF([.L516]&lt;=1;0;IF([.L516]&lt;=10;11;IF([.L516]&lt;=14;12;IF([.L516]&lt;=17;13;IF([.L516]&lt;=20;14;IF([.L516]&lt;=22;15;IF([.L516]&lt;=25;16;IF([.L516]&lt;=27;17;IF([.L516]&lt;=29;18;IF([.L516]&lt;=32;19;IF([.L516]&lt;=34;20;IF([.L516]&lt;=36;21;IF([.L516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516]=&quot;взв&quot;;11;[.O516]=&quot;накл&quot;;24;[.O516]=&quot;прокл&quot;;25;[.O516]=&quot;пт&quot;;26;[.O516]=90;10;[.O516]=85;10;[.O516]=80;9;[.O516]=75;8;[.O516]=70;8;[.O516]=65;7;[.O516]=60;7;[.O516]=55;6;[.O516]=50;6;[.O516]=45;6;[.O516]=40;5;[.O516]=35;4;[.O516]=30;4;[.O516]=25;3;[.O516]=20;2;[.O516]=15;1;[.O516]=10;1;[.O516]=0;0)" office:value-type="float" office:value="26" calcext:value-type="float">
            <text:p>26</text:p>
          </table:table-cell>
          <table:table-cell table:formula="of:=IF([.P516]&lt;=1;0;IF([.P516]&lt;=10;11;IF([.P516]&lt;=14;12;IF([.P516]&lt;=17;13;IF([.P516]&lt;=20;14;IF([.P516]&lt;=22;15;IF([.P516]&lt;=25;16;IF([.P516]&lt;=27;17;IF([.P516]&lt;=29;18;IF([.P516]&lt;=32;19;IF([.P516]&lt;=34;20;IF([.P516]&lt;=36;21;IF([.P516]&lt;=40;22;24)))))))))))))" office:value-type="float" office:value="0" calcext:value-type="float">
            <text:p>0</text:p>
          </table:table-cell>
          <table:table-cell table:formula="of:=ROUND(([.I516]+[.J516]+[.M516]+[.N516]+[.Q516]+[.R516])/3;0)" office:value-type="float" office:value="26" calcext:value-type="float">
            <text:p>26</text:p>
          </table:table-cell>
          <table:table-cell table:formula="of:=[.F516]*LOG10([.S516]+2)" office:value-type="float" office:value="0" calcext:value-type="float">
            <text:p>0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564</text:p>
          </table:table-cell>
          <table:table-cell table:style-name="ce5" office:value-type="date" office:date-value="2010-06-27" calcext:value-type="date">
            <text:p>27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Zabytay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G517]=&quot;взв&quot;;11;[.G517]=&quot;накл&quot;;24;[.G517]=&quot;прокл&quot;;25;[.G517]=&quot;пт&quot;;26;[.G517]=90;10;[.G517]=85;10;[.G517]=80;9;[.G517]=75;8;[.G517]=70;8;[.G517]=65;7;[.G517]=60;7;[.G517]=55;6;[.G517]=50;6;[.G517]=45;6;[.G517]=40;5;[.G517]=35;4;[.G517]=30;4;[.G517]=25;3;[.G517]=20;2;[.G517]=15;1;[.G517]=10;1;[.G517]=0;0)" office:value-type="float" office:value="0" calcext:value-type="float">
            <text:p>0</text:p>
          </table:table-cell>
          <table:table-cell table:formula="of:=IF([.H517]&lt;=1;0;IF([.H517]&lt;=10;11;IF([.H517]&lt;=14;12;IF([.H517]&lt;=17;13;IF([.H517]&lt;=20;14;IF([.H517]&lt;=22;15;IF([.H517]&lt;=25;16;IF([.H517]&lt;=27;17;IF([.H517]&lt;=29;18;IF([.H517]&lt;=32;19;IF([.H517]&lt;=34;20;IF([.H517]&lt;=36;21;IF([.H517]&lt;=40;22;24)))))))))))))"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K517]=&quot;взв&quot;;11;[.K517]=&quot;накл&quot;;24;[.K517]=&quot;прокл&quot;;25;[.K517]=&quot;пт&quot;;26;[.K517]=90;10;[.K517]=85;10;[.K517]=80;9;[.K517]=75;8;[.K517]=70;8;[.K517]=65;7;[.K517]=60;7;[.K517]=55;6;[.K517]=50;6;[.K517]=45;6;[.K517]=40;5;[.K517]=35;4;[.K517]=30;4;[.K517]=25;3;[.K517]=20;2;[.K517]=15;1;[.K517]=10;1;[.K517]=0;0)" office:value-type="float" office:value="0" calcext:value-type="float">
            <text:p>0</text:p>
          </table:table-cell>
          <table:table-cell table:formula="of:=IF([.L517]&lt;=1;0;IF([.L517]&lt;=10;11;IF([.L517]&lt;=14;12;IF([.L517]&lt;=17;13;IF([.L517]&lt;=20;14;IF([.L517]&lt;=22;15;IF([.L517]&lt;=25;16;IF([.L517]&lt;=27;17;IF([.L517]&lt;=29;18;IF([.L517]&lt;=32;19;IF([.L517]&lt;=34;20;IF([.L517]&lt;=36;21;IF([.L517]&lt;=40;22;24)))))))))))))" office:value-type="float" office:value="14" calcext:value-type="float">
            <text:p>14</text:p>
          </table:table-cell>
          <table:table-cell table:number-columns-repeated="2"/>
          <table:table-cell table:formula="of:=COM.MICROSOFT.IFS([.O517]=&quot;взв&quot;;11;[.O517]=&quot;накл&quot;;24;[.O517]=&quot;прокл&quot;;25;[.O517]=&quot;пт&quot;;26;[.O517]=90;10;[.O517]=85;10;[.O517]=80;9;[.O517]=75;8;[.O517]=70;8;[.O517]=65;7;[.O517]=60;7;[.O517]=55;6;[.O517]=50;6;[.O517]=45;6;[.O517]=40;5;[.O517]=35;4;[.O517]=30;4;[.O517]=25;3;[.O517]=20;2;[.O517]=15;1;[.O517]=10;1;[.O517]=0;0)" office:value-type="float" office:value="0" calcext:value-type="float">
            <text:p>0</text:p>
          </table:table-cell>
          <table:table-cell table:formula="of:=IF([.P517]&lt;=1;0;IF([.P517]&lt;=10;11;IF([.P517]&lt;=14;12;IF([.P517]&lt;=17;13;IF([.P517]&lt;=20;14;IF([.P517]&lt;=22;15;IF([.P517]&lt;=25;16;IF([.P517]&lt;=27;17;IF([.P517]&lt;=29;18;IF([.P517]&lt;=32;19;IF([.P517]&lt;=34;20;IF([.P517]&lt;=36;21;IF([.P517]&lt;=40;22;24)))))))))))))" office:value-type="float" office:value="0" calcext:value-type="float">
            <text:p>0</text:p>
          </table:table-cell>
          <table:table-cell table:formula="of:=ROUND(([.I517]+[.J517]+[.M517]+[.N517]+[.Q517]+[.R517])/3;0)" office:value-type="float" office:value="10" calcext:value-type="float">
            <text:p>10</text:p>
          </table:table-cell>
          <table:table-cell table:formula="of:=[.F517]*LOG10([.S517]+2)" office:value-type="float" office:value="1.07918124604762" calcext:value-type="float">
            <text:p>1,07918124604762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595</text:p>
          </table:table-cell>
          <table:table-cell table:style-name="ce5" office:value-type="date" office:date-value="2010-06-27" calcext:value-type="date">
            <text:p>27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Zabyt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518]=&quot;взв&quot;;11;[.G518]=&quot;накл&quot;;24;[.G518]=&quot;прокл&quot;;25;[.G518]=&quot;пт&quot;;26;[.G518]=90;10;[.G518]=85;10;[.G518]=80;9;[.G518]=75;8;[.G518]=70;8;[.G518]=65;7;[.G518]=60;7;[.G518]=55;6;[.G518]=50;6;[.G518]=45;6;[.G518]=40;5;[.G518]=35;4;[.G518]=30;4;[.G518]=25;3;[.G518]=20;2;[.G518]=15;1;[.G518]=10;1;[.G518]=0;0)" office:value-type="float" office:value="0" calcext:value-type="float">
            <text:p>0</text:p>
          </table:table-cell>
          <table:table-cell table:formula="of:=IF([.H518]&lt;=1;0;IF([.H518]&lt;=10;11;IF([.H518]&lt;=14;12;IF([.H518]&lt;=17;13;IF([.H518]&lt;=20;14;IF([.H518]&lt;=22;15;IF([.H518]&lt;=25;16;IF([.H518]&lt;=27;17;IF([.H518]&lt;=29;18;IF([.H518]&lt;=32;19;IF([.H518]&lt;=34;20;IF([.H518]&lt;=36;21;IF([.H518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518]=&quot;взв&quot;;11;[.K518]=&quot;накл&quot;;24;[.K518]=&quot;прокл&quot;;25;[.K518]=&quot;пт&quot;;26;[.K518]=90;10;[.K518]=85;10;[.K518]=80;9;[.K518]=75;8;[.K518]=70;8;[.K518]=65;7;[.K518]=60;7;[.K518]=55;6;[.K518]=50;6;[.K518]=45;6;[.K518]=40;5;[.K518]=35;4;[.K518]=30;4;[.K518]=25;3;[.K518]=20;2;[.K518]=15;1;[.K518]=10;1;[.K518]=0;0)" office:value-type="float" office:value="0" calcext:value-type="float">
            <text:p>0</text:p>
          </table:table-cell>
          <table:table-cell table:formula="of:=IF([.L518]&lt;=1;0;IF([.L518]&lt;=10;11;IF([.L518]&lt;=14;12;IF([.L518]&lt;=17;13;IF([.L518]&lt;=20;14;IF([.L518]&lt;=22;15;IF([.L518]&lt;=25;16;IF([.L518]&lt;=27;17;IF([.L518]&lt;=29;18;IF([.L518]&lt;=32;19;IF([.L518]&lt;=34;20;IF([.L518]&lt;=36;21;IF([.L518]&lt;=40;22;24)))))))))))))"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518]=&quot;взв&quot;;11;[.O518]=&quot;накл&quot;;24;[.O518]=&quot;прокл&quot;;25;[.O518]=&quot;пт&quot;;26;[.O518]=90;10;[.O518]=85;10;[.O518]=80;9;[.O518]=75;8;[.O518]=70;8;[.O518]=65;7;[.O518]=60;7;[.O518]=55;6;[.O518]=50;6;[.O518]=45;6;[.O518]=40;5;[.O518]=35;4;[.O518]=30;4;[.O518]=25;3;[.O518]=20;2;[.O518]=15;1;[.O518]=10;1;[.O518]=0;0)" office:value-type="float" office:value="0" calcext:value-type="float">
            <text:p>0</text:p>
          </table:table-cell>
          <table:table-cell table:formula="of:=IF([.P518]&lt;=1;0;IF([.P518]&lt;=10;11;IF([.P518]&lt;=14;12;IF([.P518]&lt;=17;13;IF([.P518]&lt;=20;14;IF([.P518]&lt;=22;15;IF([.P518]&lt;=25;16;IF([.P518]&lt;=27;17;IF([.P518]&lt;=29;18;IF([.P518]&lt;=32;19;IF([.P518]&lt;=34;20;IF([.P518]&lt;=36;21;IF([.P518]&lt;=40;22;24)))))))))))))" office:value-type="float" office:value="18" calcext:value-type="float">
            <text:p>18</text:p>
          </table:table-cell>
          <table:table-cell table:formula="of:=ROUND(([.I518]+[.J518]+[.M518]+[.N518]+[.Q518]+[.R518])/3;0)" office:value-type="float" office:value="19" calcext:value-type="float">
            <text:p>19</text:p>
          </table:table-cell>
          <table:table-cell table:formula="of:=[.F518]*LOG10([.S518]+2)" office:value-type="float" office:value="2.64443858946784" calcext:value-type="float">
            <text:p>2,64443858946784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572</text:p>
          </table:table-cell>
          <table:table-cell table:style-name="ce5" office:value-type="date" office:date-value="2010-06-27" calcext:value-type="date">
            <text:p>27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Zabytay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519]=&quot;взв&quot;;11;[.G519]=&quot;накл&quot;;24;[.G519]=&quot;прокл&quot;;25;[.G519]=&quot;пт&quot;;26;[.G519]=90;10;[.G519]=85;10;[.G519]=80;9;[.G519]=75;8;[.G519]=70;8;[.G519]=65;7;[.G519]=60;7;[.G519]=55;6;[.G519]=50;6;[.G519]=45;6;[.G519]=40;5;[.G519]=35;4;[.G519]=30;4;[.G519]=25;3;[.G519]=20;2;[.G519]=15;1;[.G519]=10;1;[.G519]=0;0)" office:value-type="float" office:value="0" calcext:value-type="float">
            <text:p>0</text:p>
          </table:table-cell>
          <table:table-cell table:formula="of:=IF([.H519]&lt;=1;0;IF([.H519]&lt;=10;11;IF([.H519]&lt;=14;12;IF([.H519]&lt;=17;13;IF([.H519]&lt;=20;14;IF([.H519]&lt;=22;15;IF([.H519]&lt;=25;16;IF([.H519]&lt;=27;17;IF([.H519]&lt;=29;18;IF([.H519]&lt;=32;19;IF([.H519]&lt;=34;20;IF([.H519]&lt;=36;21;IF([.H519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519]=&quot;взв&quot;;11;[.K519]=&quot;накл&quot;;24;[.K519]=&quot;прокл&quot;;25;[.K519]=&quot;пт&quot;;26;[.K519]=90;10;[.K519]=85;10;[.K519]=80;9;[.K519]=75;8;[.K519]=70;8;[.K519]=65;7;[.K519]=60;7;[.K519]=55;6;[.K519]=50;6;[.K519]=45;6;[.K519]=40;5;[.K519]=35;4;[.K519]=30;4;[.K519]=25;3;[.K519]=20;2;[.K519]=15;1;[.K519]=10;1;[.K519]=0;0)" office:value-type="float" office:value="0" calcext:value-type="float">
            <text:p>0</text:p>
          </table:table-cell>
          <table:table-cell table:formula="of:=IF([.L519]&lt;=1;0;IF([.L519]&lt;=10;11;IF([.L519]&lt;=14;12;IF([.L519]&lt;=17;13;IF([.L519]&lt;=20;14;IF([.L519]&lt;=22;15;IF([.L519]&lt;=25;16;IF([.L519]&lt;=27;17;IF([.L519]&lt;=29;18;IF([.L519]&lt;=32;19;IF([.L519]&lt;=34;20;IF([.L519]&lt;=36;21;IF([.L519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519]=&quot;взв&quot;;11;[.O519]=&quot;накл&quot;;24;[.O519]=&quot;прокл&quot;;25;[.O519]=&quot;пт&quot;;26;[.O519]=90;10;[.O519]=85;10;[.O519]=80;9;[.O519]=75;8;[.O519]=70;8;[.O519]=65;7;[.O519]=60;7;[.O519]=55;6;[.O519]=50;6;[.O519]=45;6;[.O519]=40;5;[.O519]=35;4;[.O519]=30;4;[.O519]=25;3;[.O519]=20;2;[.O519]=15;1;[.O519]=10;1;[.O519]=0;0)" office:value-type="float" office:value="0" calcext:value-type="float">
            <text:p>0</text:p>
          </table:table-cell>
          <table:table-cell table:formula="of:=IF([.P519]&lt;=1;0;IF([.P519]&lt;=10;11;IF([.P519]&lt;=14;12;IF([.P519]&lt;=17;13;IF([.P519]&lt;=20;14;IF([.P519]&lt;=22;15;IF([.P519]&lt;=25;16;IF([.P519]&lt;=27;17;IF([.P519]&lt;=29;18;IF([.P519]&lt;=32;19;IF([.P519]&lt;=34;20;IF([.P519]&lt;=36;21;IF([.P519]&lt;=40;22;24)))))))))))))" office:value-type="float" office:value="22" calcext:value-type="float">
            <text:p>22</text:p>
          </table:table-cell>
          <table:table-cell table:formula="of:=ROUND(([.I519]+[.J519]+[.M519]+[.N519]+[.Q519]+[.R519])/3;0)" office:value-type="float" office:value="21" calcext:value-type="float">
            <text:p>21</text:p>
          </table:table-cell>
          <table:table-cell table:formula="of:=[.F519]*LOG10([.S519]+2)" office:value-type="float" office:value="6.80863918008796" calcext:value-type="float">
            <text:p>6,80863918008796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571</text:p>
          </table:table-cell>
          <table:table-cell table:style-name="ce5" office:value-type="date" office:date-value="2010-06-27" calcext:value-type="date">
            <text:p>27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Zabyt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520]=&quot;взв&quot;;11;[.G520]=&quot;накл&quot;;24;[.G520]=&quot;прокл&quot;;25;[.G520]=&quot;пт&quot;;26;[.G520]=90;10;[.G520]=85;10;[.G520]=80;9;[.G520]=75;8;[.G520]=70;8;[.G520]=65;7;[.G520]=60;7;[.G520]=55;6;[.G520]=50;6;[.G520]=45;6;[.G520]=40;5;[.G520]=35;4;[.G520]=30;4;[.G520]=25;3;[.G520]=20;2;[.G520]=15;1;[.G520]=10;1;[.G520]=0;0)" office:value-type="float" office:value="10" calcext:value-type="float">
            <text:p>10</text:p>
          </table:table-cell>
          <table:table-cell table:formula="of:=IF([.H520]&lt;=1;0;IF([.H520]&lt;=10;11;IF([.H520]&lt;=14;12;IF([.H520]&lt;=17;13;IF([.H520]&lt;=20;14;IF([.H520]&lt;=22;15;IF([.H520]&lt;=25;16;IF([.H520]&lt;=27;17;IF([.H520]&lt;=29;18;IF([.H520]&lt;=32;19;IF([.H520]&lt;=34;20;IF([.H520]&lt;=36;21;IF([.H520]&lt;=40;22;24)))))))))))))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520]=&quot;взв&quot;;11;[.K520]=&quot;накл&quot;;24;[.K520]=&quot;прокл&quot;;25;[.K520]=&quot;пт&quot;;26;[.K520]=90;10;[.K520]=85;10;[.K520]=80;9;[.K520]=75;8;[.K520]=70;8;[.K520]=65;7;[.K520]=60;7;[.K520]=55;6;[.K520]=50;6;[.K520]=45;6;[.K520]=40;5;[.K520]=35;4;[.K520]=30;4;[.K520]=25;3;[.K520]=20;2;[.K520]=15;1;[.K520]=10;1;[.K520]=0;0)" office:value-type="float" office:value="0" calcext:value-type="float">
            <text:p>0</text:p>
          </table:table-cell>
          <table:table-cell table:formula="of:=IF([.L520]&lt;=1;0;IF([.L520]&lt;=10;11;IF([.L520]&lt;=14;12;IF([.L520]&lt;=17;13;IF([.L520]&lt;=20;14;IF([.L520]&lt;=22;15;IF([.L520]&lt;=25;16;IF([.L520]&lt;=27;17;IF([.L520]&lt;=29;18;IF([.L520]&lt;=32;19;IF([.L520]&lt;=34;20;IF([.L520]&lt;=36;21;IF([.L520]&lt;=40;22;24)))))))))))))"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520]=&quot;взв&quot;;11;[.O520]=&quot;накл&quot;;24;[.O520]=&quot;прокл&quot;;25;[.O520]=&quot;пт&quot;;26;[.O520]=90;10;[.O520]=85;10;[.O520]=80;9;[.O520]=75;8;[.O520]=70;8;[.O520]=65;7;[.O520]=60;7;[.O520]=55;6;[.O520]=50;6;[.O520]=45;6;[.O520]=40;5;[.O520]=35;4;[.O520]=30;4;[.O520]=25;3;[.O520]=20;2;[.O520]=15;1;[.O520]=10;1;[.O520]=0;0)" office:value-type="float" office:value="10" calcext:value-type="float">
            <text:p>10</text:p>
          </table:table-cell>
          <table:table-cell table:formula="of:=IF([.P520]&lt;=1;0;IF([.P520]&lt;=10;11;IF([.P520]&lt;=14;12;IF([.P520]&lt;=17;13;IF([.P520]&lt;=20;14;IF([.P520]&lt;=22;15;IF([.P520]&lt;=25;16;IF([.P520]&lt;=27;17;IF([.P520]&lt;=29;18;IF([.P520]&lt;=32;19;IF([.P520]&lt;=34;20;IF([.P520]&lt;=36;21;IF([.P520]&lt;=40;22;24)))))))))))))" office:value-type="float" office:value="0" calcext:value-type="float">
            <text:p>0</text:p>
          </table:table-cell>
          <table:table-cell table:formula="of:=ROUND(([.I520]+[.J520]+[.M520]+[.N520]+[.Q520]+[.R520])/3;0)" office:value-type="float" office:value="12" calcext:value-type="float">
            <text:p>12</text:p>
          </table:table-cell>
          <table:table-cell table:formula="of:=[.F520]*LOG10([.S520]+2)" office:value-type="float" office:value="8.02289624974767" calcext:value-type="float">
            <text:p>8,0228962497476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585</text:p>
          </table:table-cell>
          <table:table-cell table:style-name="ce5" office:value-type="date" office:date-value="2010-06-27" calcext:value-type="date">
            <text:p>27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Zabytay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521]=&quot;взв&quot;;11;[.G521]=&quot;накл&quot;;24;[.G521]=&quot;прокл&quot;;25;[.G521]=&quot;пт&quot;;26;[.G521]=90;10;[.G521]=85;10;[.G521]=80;9;[.G521]=75;8;[.G521]=70;8;[.G521]=65;7;[.G521]=60;7;[.G521]=55;6;[.G521]=50;6;[.G521]=45;6;[.G521]=40;5;[.G521]=35;4;[.G521]=30;4;[.G521]=25;3;[.G521]=20;2;[.G521]=15;1;[.G521]=10;1;[.G521]=0;0)" office:value-type="float" office:value="0" calcext:value-type="float">
            <text:p>0</text:p>
          </table:table-cell>
          <table:table-cell table:formula="of:=IF([.H521]&lt;=1;0;IF([.H521]&lt;=10;11;IF([.H521]&lt;=14;12;IF([.H521]&lt;=17;13;IF([.H521]&lt;=20;14;IF([.H521]&lt;=22;15;IF([.H521]&lt;=25;16;IF([.H521]&lt;=27;17;IF([.H521]&lt;=29;18;IF([.H521]&lt;=32;19;IF([.H521]&lt;=34;20;IF([.H521]&lt;=36;21;IF([.H521]&lt;=40;22;24)))))))))))))" office:value-type="float" office:value="17" calcext:value-type="float">
            <text:p>1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K521]=&quot;взв&quot;;11;[.K521]=&quot;накл&quot;;24;[.K521]=&quot;прокл&quot;;25;[.K521]=&quot;пт&quot;;26;[.K521]=90;10;[.K521]=85;10;[.K521]=80;9;[.K521]=75;8;[.K521]=70;8;[.K521]=65;7;[.K521]=60;7;[.K521]=55;6;[.K521]=50;6;[.K521]=45;6;[.K521]=40;5;[.K521]=35;4;[.K521]=30;4;[.K521]=25;3;[.K521]=20;2;[.K521]=15;1;[.K521]=10;1;[.K521]=0;0)" office:value-type="float" office:value="0" calcext:value-type="float">
            <text:p>0</text:p>
          </table:table-cell>
          <table:table-cell table:formula="of:=IF([.L521]&lt;=1;0;IF([.L521]&lt;=10;11;IF([.L521]&lt;=14;12;IF([.L521]&lt;=17;13;IF([.L521]&lt;=20;14;IF([.L521]&lt;=22;15;IF([.L521]&lt;=25;16;IF([.L521]&lt;=27;17;IF([.L521]&lt;=29;18;IF([.L521]&lt;=32;19;IF([.L521]&lt;=34;20;IF([.L521]&lt;=36;21;IF([.L521]&lt;=40;22;24)))))))))))))"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O521]=&quot;взв&quot;;11;[.O521]=&quot;накл&quot;;24;[.O521]=&quot;прокл&quot;;25;[.O521]=&quot;пт&quot;;26;[.O521]=90;10;[.O521]=85;10;[.O521]=80;9;[.O521]=75;8;[.O521]=70;8;[.O521]=65;7;[.O521]=60;7;[.O521]=55;6;[.O521]=50;6;[.O521]=45;6;[.O521]=40;5;[.O521]=35;4;[.O521]=30;4;[.O521]=25;3;[.O521]=20;2;[.O521]=15;1;[.O521]=10;1;[.O521]=0;0)" office:value-type="float" office:value="0" calcext:value-type="float">
            <text:p>0</text:p>
          </table:table-cell>
          <table:table-cell table:formula="of:=IF([.P521]&lt;=1;0;IF([.P521]&lt;=10;11;IF([.P521]&lt;=14;12;IF([.P521]&lt;=17;13;IF([.P521]&lt;=20;14;IF([.P521]&lt;=22;15;IF([.P521]&lt;=25;16;IF([.P521]&lt;=27;17;IF([.P521]&lt;=29;18;IF([.P521]&lt;=32;19;IF([.P521]&lt;=34;20;IF([.P521]&lt;=36;21;IF([.P521]&lt;=40;22;24)))))))))))))" office:value-type="float" office:value="13" calcext:value-type="float">
            <text:p>13</text:p>
          </table:table-cell>
          <table:table-cell table:formula="of:=ROUND(([.I521]+[.J521]+[.M521]+[.N521]+[.Q521]+[.R521])/3;0)" office:value-type="float" office:value="15" calcext:value-type="float">
            <text:p>15</text:p>
          </table:table-cell>
          <table:table-cell table:formula="of:=[.F521]*LOG10([.S521]+2)" office:value-type="float" office:value="12.3044892137827" calcext:value-type="float">
            <text:p>12,3044892137827</text:p>
          </table:table-cell>
          <table:table-cell table:number-columns-repeated="16240"/>
        </table:table-row>
        <table:table-row table:style-name="ro6">
          <table:table-cell table:style-name="ce2" office:value-type="string" calcext:value-type="string">
            <text:p>2010_1553</text:p>
          </table:table-cell>
          <table:table-cell table:style-name="ce5" office:value-type="date" office:date-value="2010-06-27" calcext:value-type="date">
            <text:p>27.06.10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Zabytaya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522]=&quot;взв&quot;;11;[.G522]=&quot;накл&quot;;24;[.G522]=&quot;прокл&quot;;25;[.G522]=&quot;пт&quot;;26;[.G522]=90;10;[.G522]=85;10;[.G522]=80;9;[.G522]=75;8;[.G522]=70;8;[.G522]=65;7;[.G522]=60;7;[.G522]=55;6;[.G522]=50;6;[.G522]=45;6;[.G522]=40;5;[.G522]=35;4;[.G522]=30;4;[.G522]=25;3;[.G522]=20;2;[.G522]=15;1;[.G522]=10;1;[.G522]=0;0)" office:value-type="float" office:value="4" calcext:value-type="float">
            <text:p>4</text:p>
          </table:table-cell>
          <table:table-cell table:formula="of:=IF([.H522]&lt;=1;0;IF([.H522]&lt;=10;11;IF([.H522]&lt;=14;12;IF([.H522]&lt;=17;13;IF([.H522]&lt;=20;14;IF([.H522]&lt;=22;15;IF([.H522]&lt;=25;16;IF([.H522]&lt;=27;17;IF([.H522]&lt;=29;18;IF([.H522]&lt;=32;19;IF([.H522]&lt;=34;20;IF([.H522]&lt;=36;21;IF([.H522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522]=&quot;взв&quot;;11;[.K522]=&quot;накл&quot;;24;[.K522]=&quot;прокл&quot;;25;[.K522]=&quot;пт&quot;;26;[.K522]=90;10;[.K522]=85;10;[.K522]=80;9;[.K522]=75;8;[.K522]=70;8;[.K522]=65;7;[.K522]=60;7;[.K522]=55;6;[.K522]=50;6;[.K522]=45;6;[.K522]=40;5;[.K522]=35;4;[.K522]=30;4;[.K522]=25;3;[.K522]=20;2;[.K522]=15;1;[.K522]=10;1;[.K522]=0;0)" office:value-type="float" office:value="1" calcext:value-type="float">
            <text:p>1</text:p>
          </table:table-cell>
          <table:table-cell table:formula="of:=IF([.L522]&lt;=1;0;IF([.L522]&lt;=10;11;IF([.L522]&lt;=14;12;IF([.L522]&lt;=17;13;IF([.L522]&lt;=20;14;IF([.L522]&lt;=22;15;IF([.L522]&lt;=25;16;IF([.L522]&lt;=27;17;IF([.L522]&lt;=29;18;IF([.L522]&lt;=32;19;IF([.L522]&lt;=34;20;IF([.L522]&lt;=36;21;IF([.L522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522]=&quot;взв&quot;;11;[.O522]=&quot;накл&quot;;24;[.O522]=&quot;прокл&quot;;25;[.O522]=&quot;пт&quot;;26;[.O522]=90;10;[.O522]=85;10;[.O522]=80;9;[.O522]=75;8;[.O522]=70;8;[.O522]=65;7;[.O522]=60;7;[.O522]=55;6;[.O522]=50;6;[.O522]=45;6;[.O522]=40;5;[.O522]=35;4;[.O522]=30;4;[.O522]=25;3;[.O522]=20;2;[.O522]=15;1;[.O522]=10;1;[.O522]=0;0)" office:value-type="float" office:value="1" calcext:value-type="float">
            <text:p>1</text:p>
          </table:table-cell>
          <table:table-cell table:formula="of:=IF([.P522]&lt;=1;0;IF([.P522]&lt;=10;11;IF([.P522]&lt;=14;12;IF([.P522]&lt;=17;13;IF([.P522]&lt;=20;14;IF([.P522]&lt;=22;15;IF([.P522]&lt;=25;16;IF([.P522]&lt;=27;17;IF([.P522]&lt;=29;18;IF([.P522]&lt;=32;19;IF([.P522]&lt;=34;20;IF([.P522]&lt;=36;21;IF([.P522]&lt;=40;22;24)))))))))))))" office:value-type="float" office:value="0" calcext:value-type="float">
            <text:p>0</text:p>
          </table:table-cell>
          <table:table-cell table:formula="of:=ROUND(([.I522]+[.J522]+[.M522]+[.N522]+[.Q522]+[.R522])/3;0)" office:value-type="float" office:value="2" calcext:value-type="float">
            <text:p>2</text:p>
          </table:table-cell>
          <table:table-cell table:formula="of:=[.F522]*LOG10([.S522]+2)" office:value-type="float" office:value="9.03089986991944" calcext:value-type="float">
            <text:p>9,03089986991944</text:p>
          </table:table-cell>
          <table:table-cell table:number-columns-repeated="16240"/>
        </table:table-row>
        <table:table-row table:style-name="ro6">
          <table:table-cell table:style-name="ce2"/>
          <table:table-cell table:style-name="ce5"/>
          <table:table-cell table:style-name="ce8"/>
          <table:table-cell table:number-columns-repeated="16257"/>
        </table:table-row>
        <table:table-row table:style-name="ro6" table:number-rows-repeated="168">
          <table:table-cell table:style-name="ce2"/>
          <table:table-cell table:number-columns-repeated="16259"/>
        </table:table-row>
        <table:table-row table:style-name="ro6" table:number-rows-repeated="1047155">
          <table:table-cell table:number-columns-repeated="16260"/>
        </table:table-row>
        <table:table-row table:style-name="ro7" table:number-rows-repeated="729">
          <table:table-cell table:number-columns-repeated="16260"/>
        </table:table-row>
        <table:table-row table:style-name="ro7">
          <table:table-cell table:number-columns-repeated="16260"/>
        </table:table-row>
        <table:named-expressions>
          <table:named-range table:name="Excel_BuiltIn__FilterDatabase" table:base-cell-address="$Лист1.$A$1" table:cell-range-address="$Лист1.$A$1:.$T$691"/>
        </table:named-expressions>
      </table:table>
      <table:table table:name="Лист3" table:style-name="ta2">
        <table:table-column table:style-name="co7" table:default-cell-style-name="ce69"/>
        <table:table-column table:style-name="co8" table:number-columns-repeated="2" table:default-cell-style-name="Default"/>
        <table:table-column table:style-name="co9" table:default-cell-style-name="ce69"/>
        <table:table-column table:style-name="co10" table:default-cell-style-name="ce69"/>
        <table:table-column table:style-name="co8" table:number-columns-repeated="16379" table:default-cell-style-name="Default"/>
        <table:table-row table:style-name="ro4">
          <table:table-cell table:number-columns-repeated="16384"/>
        </table:table-row>
        <table:table-row table:style-name="ro4">
          <table:table-cell office:value-type="string" calcext:value-type="string">
            <text:p>Угол наклона</text:p>
          </table:table-cell>
          <table:table-cell table:style-name="ce69" office:value-type="string" calcext:value-type="string">
            <text:p>дни</text:p>
          </table:table-cell>
          <table:table-cell/>
          <table:table-cell office:value-type="string" calcext:value-type="string">
            <text:p>Диаметр надводной части</text:p>
          </table:table-cell>
          <table:table-cell/>
          <table:table-cell table:style-name="ce70" office:value-type="string" calcext:value-type="string">
            <text:p>дни</text:p>
          </table:table-cell>
          <table:table-cell table:number-columns-repeated="1637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9" office:value-type="float" office:value="11" calcext:value-type="float">
            <text:p>11</text:p>
          </table:table-cell>
          <table:table-cell table:number-columns-repeated="16378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69" office:value-type="float" office:value="0.5" calcext:value-type="float">
            <text:p>0,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69" office:value-type="float" office:value="12" calcext:value-type="float">
            <text:p>12</text:p>
          </table:table-cell>
          <table:table-cell table:number-columns-repeated="16378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69" office:value-type="float" office:value="13" calcext:value-type="float">
            <text:p>13</text:p>
          </table:table-cell>
          <table:table-cell table:number-columns-repeated="16378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69" office:value-type="float" office:value="14" calcext:value-type="float">
            <text:p>14</text:p>
          </table:table-cell>
          <table:table-cell table:number-columns-repeated="16378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69"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16378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69"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69" office:value-type="float" office:value="16" calcext:value-type="float">
            <text:p>16</text:p>
          </table:table-cell>
          <table:table-cell table:number-columns-repeated="16378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69"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69" office:value-type="float" office:value="17" calcext:value-type="float">
            <text:p>17</text:p>
          </table:table-cell>
          <table:table-cell table:number-columns-repeated="16378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69"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69" office:value-type="float" office:value="18" calcext:value-type="float">
            <text:p>18</text:p>
          </table:table-cell>
          <table:table-cell table:number-columns-repeated="16378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69"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69" office:value-type="float" office:value="19" calcext:value-type="float">
            <text:p>19</text:p>
          </table:table-cell>
          <table:table-cell table:number-columns-repeated="16378"/>
        </table:table-row>
        <table:table-row table:style-name="ro4">
          <table:table-cell office:value-type="float" office:value="50" calcext:value-type="float">
            <text:p>50</text:p>
          </table:table-cell>
          <table:table-cell table:style-name="ce69"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16378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69"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69" office:value-type="float" office:value="21" calcext:value-type="float">
            <text:p>21</text:p>
          </table:table-cell>
          <table:table-cell table:number-columns-repeated="16378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69" office:value-type="float" office:value="7" calcext:value-type="float">
            <text:p>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style-name="ce69" office:value-type="float" office:value="22" calcext:value-type="float">
            <text:p>22</text:p>
          </table:table-cell>
          <table:table-cell table:number-columns-repeated="16378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69" office:value-type="float" office:value="7" calcext:value-type="float">
            <text:p>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style-name="ce69" office:value-type="float" office:value="23" calcext:value-type="float">
            <text:p>23</text:p>
          </table:table-cell>
          <table:table-cell table:number-columns-repeated="16378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69" office:value-type="float" office:value="8" calcext:value-type="float">
            <text:p>8</text:p>
          </table:table-cell>
          <table:table-cell/>
          <table:table-cell office:value-type="string" calcext:value-type="string">
            <text:p>звездочка</text:p>
          </table:table-cell>
          <table:table-cell/>
          <table:table-cell table:style-name="ce69" office:value-type="float" office:value="24" calcext:value-type="float">
            <text:p>24</text:p>
          </table:table-cell>
          <table:table-cell table:number-columns-repeated="16378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69" office:value-type="float" office:value="8" calcext:value-type="float">
            <text:p>8</text:p>
          </table:table-cell>
          <table:table-cell/>
          <table:table-cell office:value-type="string" calcext:value-type="string">
            <text:p>проклев</text:p>
          </table:table-cell>
          <table:table-cell/>
          <table:table-cell table:style-name="ce69" office:value-type="float" office:value="25" calcext:value-type="float">
            <text:p>25</text:p>
          </table:table-cell>
          <table:table-cell table:number-columns-repeated="16378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69" office:value-type="float" office:value="9" calcext:value-type="float">
            <text:p>9</text:p>
          </table:table-cell>
          <table:table-cell/>
          <table:table-cell office:value-type="string" calcext:value-type="string">
            <text:p>вылупление</text:p>
          </table:table-cell>
          <table:table-cell/>
          <table:table-cell table:style-name="ce69" office:value-type="float" office:value="26" calcext:value-type="float">
            <text:p>26</text:p>
          </table:table-cell>
          <table:table-cell table:number-columns-repeated="16378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16382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16382"/>
        </table:table-row>
        <table:table-row table:style-name="ro4" table:number-rows-repeated="104855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Лист2" table:style-name="ta3">
        <table:table-column table:style-name="co11" table:default-cell-style-name="ce69"/>
        <table:table-column table:style-name="co12" table:default-cell-style-name="ce69"/>
        <table:table-column table:style-name="co8" table:default-cell-style-name="Default"/>
        <table:table-column table:style-name="co13" table:default-cell-style-name="ce69"/>
        <table:table-column table:style-name="co8" table:number-columns-repeated="16380" table:default-cell-style-name="Default"/>
        <table:table-row table:style-name="ro4">
          <table:table-cell table:style-name="ce71" office:value-type="string" calcext:value-type="string">
            <text:p>ОтнИндексBида</text:p>
          </table:table-cell>
          <table:table-cell table:style-name="ce71" office:value-type="string" calcext:value-type="string">
            <text:p>ЛатНазвВида</text:p>
          </table:table-cell>
          <table:table-cell table:style-name="ce71" office:value-type="string" calcext:value-type="string">
            <text:p>РусНазвВид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1-001</text:p>
          </table:table-cell>
          <table:table-cell table:style-name="ce78" office:value-type="string" calcext:value-type="string">
            <text:p>Gavia stellata </text:p>
          </table:table-cell>
          <table:table-cell table:style-name="ce78" office:value-type="string" calcext:value-type="string">
            <text:p>Краснозобая гагара</text:p>
          </table:table-cell>
          <table:table-cell table:number-columns-repeated="16381"/>
        </table:table-row>
        <table:table-row table:style-name="ro5">
          <table:table-cell table:style-name="ce72" office:value-type="string" calcext:value-type="string">
            <text:p>AVE-01-002</text:p>
          </table:table-cell>
          <table:table-cell table:style-name="ce78" office:value-type="string" calcext:value-type="string">
            <text:p>Gavia arctica </text:p>
          </table:table-cell>
          <table:table-cell table:style-name="ce78" office:value-type="string" calcext:value-type="string">
            <text:p>Чернозобая гагар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1-004</text:p>
          </table:table-cell>
          <table:table-cell table:style-name="ce78" office:value-type="string" calcext:value-type="string">
            <text:p>Gavia immer </text:p>
          </table:table-cell>
          <table:table-cell table:style-name="ce69" office:value-type="string" calcext:value-type="string">
            <text:p>Черноклювая гагар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1-005</text:p>
          </table:table-cell>
          <table:table-cell table:style-name="ce78" office:value-type="string" calcext:value-type="string">
            <text:p>Gavia adamsii </text:p>
          </table:table-cell>
          <table:table-cell table:style-name="ce78" office:value-type="string" calcext:value-type="string">
            <text:p>Белоклювая <text:s/>гагара</text:p>
          </table:table-cell>
          <table:table-cell table:number-columns-repeated="16381"/>
        </table:table-row>
        <table:table-row table:style-name="ro4">
          <table:table-cell table:style-name="ce73" office:value-type="string" calcext:value-type="string">
            <text:p>AVE-02-007</text:p>
          </table:table-cell>
          <table:table-cell table:style-name="ce73" office:value-type="string" calcext:value-type="string">
            <text:p>Podiceps nigricollis</text:p>
          </table:table-cell>
          <table:table-cell table:style-name="ce73" office:value-type="string" calcext:value-type="string">
            <text:p>Черношейная поган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2-008</text:p>
          </table:table-cell>
          <table:table-cell table:style-name="ce78" office:value-type="string" calcext:value-type="string">
            <text:p>Podiceps auritus </text:p>
          </table:table-cell>
          <table:table-cell table:style-name="ce78" office:value-type="string" calcext:value-type="string">
            <text:p>Красношейная поган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2-009</text:p>
          </table:table-cell>
          <table:table-cell table:style-name="ce78" office:value-type="string" calcext:value-type="string">
            <text:p>Podiceps grisegena </text:p>
          </table:table-cell>
          <table:table-cell table:style-name="ce78" office:value-type="string" calcext:value-type="string">
            <text:p>Серощекая поган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2-010</text:p>
          </table:table-cell>
          <table:table-cell table:style-name="ce78" office:value-type="string" calcext:value-type="string">
            <text:p>Podiceps cristatus </text:p>
          </table:table-cell>
          <table:table-cell table:style-name="ce78" office:value-type="string" calcext:value-type="string">
            <text:p>Большая поганка</text:p>
          </table:table-cell>
          <table:table-cell table:number-columns-repeated="16381"/>
        </table:table-row>
        <table:table-row table:style-name="ro5">
          <table:table-cell table:style-name="ce74" office:value-type="string" calcext:value-type="string">
            <text:p>AVE-03-014</text:p>
          </table:table-cell>
          <table:table-cell table:style-name="ce78" office:value-type="string" calcext:value-type="string">
            <text:p>Fulmarus glacialis </text:p>
          </table:table-cell>
          <table:table-cell table:style-name="ce78" office:value-type="string" calcext:value-type="string">
            <text:p>Глупыш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3-019</text:p>
          </table:table-cell>
          <table:table-cell table:style-name="ce78" office:value-type="string" calcext:value-type="string">
            <text:p>Puffinus puffinus </text:p>
          </table:table-cell>
          <table:table-cell table:style-name="ce78" office:value-type="string" calcext:value-type="string">
            <text:p>Малый буревестн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3-021</text:p>
          </table:table-cell>
          <table:table-cell table:style-name="ce78" office:value-type="string" calcext:value-type="string">
            <text:p>Puffinus griseus (Gmelin, 1789) СЕРЫЙ БУРЕВЕСТНИК</text:p>
          </table:table-cell>
          <table:table-cell table:style-name="ce78" office:value-type="string" calcext:value-type="string">
            <text:p>Серый буревестн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3-024</text:p>
          </table:table-cell>
          <table:table-cell table:style-name="ce78" office:value-type="string" calcext:value-type="string">
            <text:p>Hydrobates pelagicus (L., 1758) ПРЯМОХВОСТАЯ КАЧУРКА</text:p>
          </table:table-cell>
          <table:table-cell table:style-name="ce78" office:value-type="string" calcext:value-type="string">
            <text:p><text:s/>Прямохвостая качур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3-025</text:p>
          </table:table-cell>
          <table:table-cell table:style-name="ce78" office:value-type="string" calcext:value-type="string">
            <text:p>Oceanodroma leucorhoa</text:p>
          </table:table-cell>
          <table:table-cell table:style-name="ce78" office:value-type="string" calcext:value-type="string">
            <text:p>Северная качур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4-02N</text:p>
          </table:table-cell>
          <table:table-cell table:style-name="ce78" office:value-type="string" calcext:value-type="string">
            <text:p>Fregata magnificens</text:p>
          </table:table-cell>
          <table:table-cell table:style-name="ce78" office:value-type="string" calcext:value-type="string">
            <text:p>Великолепный фрегат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4-032</text:p>
          </table:table-cell>
          <table:table-cell table:style-name="ce78" office:value-type="string" calcext:value-type="string">
            <text:p>Sula bassana </text:p>
          </table:table-cell>
          <table:table-cell table:style-name="ce78" office:value-type="string" calcext:value-type="string">
            <text:p>Северная <text:s/>олуш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4-034</text:p>
          </table:table-cell>
          <table:table-cell table:style-name="ce78" office:value-type="string" calcext:value-type="string">
            <text:p>Phalocrocorax carbo</text:p>
          </table:table-cell>
          <table:table-cell table:style-name="ce78" office:value-type="string" calcext:value-type="string">
            <text:p>Большой баклан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4-039</text:p>
          </table:table-cell>
          <table:table-cell table:style-name="ce78" office:value-type="string" calcext:value-type="string">
            <text:p>Phalocrocorax aristotelis</text:p>
          </table:table-cell>
          <table:table-cell table:style-name="ce78" office:value-type="string" calcext:value-type="string">
            <text:p>Хохлатый баклан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5-051</text:p>
          </table:table-cell>
          <table:table-cell table:style-name="ce78" office:value-type="string" calcext:value-type="string">
            <text:p>Egretta alba</text:p>
          </table:table-cell>
          <table:table-cell table:style-name="ce78" office:value-type="string" calcext:value-type="string">
            <text:p>Большая белая цапля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5-055</text:p>
          </table:table-cell>
          <table:table-cell table:style-name="ce78" office:value-type="string" calcext:value-type="string">
            <text:p>Ardea cinerea</text:p>
          </table:table-cell>
          <table:table-cell table:style-name="ce82" office:value-type="string" calcext:value-type="string">
            <text:p>Серая цапля </text:p>
          </table:table-cell>
          <table:table-cell table:number-columns-repeated="16381"/>
        </table:table-row>
        <table:table-row table:style-name="ro5">
          <table:table-cell table:style-name="ce75" office:value-type="string" calcext:value-type="string">
            <text:p>AVE-05-058</text:p>
          </table:table-cell>
          <table:table-cell table:style-name="ce79" office:value-type="string" calcext:value-type="string">
            <text:p>Plegadis falcinellus</text:p>
          </table:table-cell>
          <table:table-cell table:style-name="ce75" office:value-type="string" calcext:value-type="string">
            <text:p>Каравайка</text:p>
          </table:table-cell>
          <table:table-cell table:number-columns-repeated="16381"/>
        </table:table-row>
        <table:table-row table:style-name="ro5">
          <table:table-cell table:style-name="ce75" office:value-type="string" calcext:value-type="string">
            <text:p>AVE-05-062</text:p>
          </table:table-cell>
          <table:table-cell table:style-name="ce79" office:value-type="string" calcext:value-type="string">
            <text:p>Ciconia ciconia</text:p>
          </table:table-cell>
          <table:table-cell table:style-name="ce79" office:value-type="string" calcext:value-type="string">
            <text:p>Белый аист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66</text:p>
          </table:table-cell>
          <table:table-cell table:style-name="ce78" office:value-type="string" calcext:value-type="string">
            <text:p>Branta canadensis</text:p>
          </table:table-cell>
          <table:table-cell table:style-name="ce78" office:value-type="string" calcext:value-type="string">
            <text:p>Канадская казар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67</text:p>
          </table:table-cell>
          <table:table-cell table:style-name="ce78" office:value-type="string" calcext:value-type="string">
            <text:p>Branta leucopsis</text:p>
          </table:table-cell>
          <table:table-cell table:style-name="ce78" office:value-type="string" calcext:value-type="string">
            <text:p>Белощекая кaзар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68</text:p>
          </table:table-cell>
          <table:table-cell table:style-name="ce78" office:value-type="string" calcext:value-type="string">
            <text:p>Branta bernicla</text:p>
          </table:table-cell>
          <table:table-cell table:style-name="ce78" office:value-type="string" calcext:value-type="string">
            <text:p>Черная казарка</text:p>
          </table:table-cell>
          <table:table-cell table:number-columns-repeated="16381"/>
        </table:table-row>
        <table:table-row table:style-name="ro5">
          <table:table-cell table:style-name="ce75" office:value-type="string" calcext:value-type="string">
            <text:p>AVE-07-070</text:p>
          </table:table-cell>
          <table:table-cell table:style-name="ce79" office:value-type="string" calcext:value-type="string">
            <text:p>Rufibrenta ruficollis</text:p>
          </table:table-cell>
          <table:table-cell table:style-name="ce75" office:value-type="string" calcext:value-type="string">
            <text:p>Краснозобая казар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71</text:p>
          </table:table-cell>
          <table:table-cell table:style-name="ce78" office:value-type="string" calcext:value-type="string">
            <text:p>Anser anser</text:p>
          </table:table-cell>
          <table:table-cell table:style-name="ce78" office:value-type="string" calcext:value-type="string">
            <text:p>Серый гус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72</text:p>
          </table:table-cell>
          <table:table-cell table:style-name="ce78" office:value-type="string" calcext:value-type="string">
            <text:p>Anser albifrons</text:p>
          </table:table-cell>
          <table:table-cell table:style-name="ce78" office:value-type="string" calcext:value-type="string">
            <text:p>Белолобый гус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73</text:p>
          </table:table-cell>
          <table:table-cell table:style-name="ce78" office:value-type="string" calcext:value-type="string">
            <text:p>Anser erythropus</text:p>
          </table:table-cell>
          <table:table-cell table:style-name="ce78" office:value-type="string" calcext:value-type="string">
            <text:p>Пискуль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74</text:p>
          </table:table-cell>
          <table:table-cell table:style-name="ce78" office:value-type="string" calcext:value-type="string">
            <text:p>Anser fabalis</text:p>
          </table:table-cell>
          <table:table-cell table:style-name="ce78" office:value-type="string" calcext:value-type="string">
            <text:p>Гуменн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75</text:p>
          </table:table-cell>
          <table:table-cell table:style-name="ce78" office:value-type="string" calcext:value-type="string">
            <text:p>Chen caerulescens</text:p>
          </table:table-cell>
          <table:table-cell table:style-name="ce78" office:value-type="string" calcext:value-type="string">
            <text:p>Белый гус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77</text:p>
          </table:table-cell>
          <table:table-cell table:style-name="ce78" office:value-type="string" calcext:value-type="string">
            <text:p>Eulabeia indica</text:p>
          </table:table-cell>
          <table:table-cell table:style-name="ce78" office:value-type="string" calcext:value-type="string">
            <text:p>Горный гус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79</text:p>
          </table:table-cell>
          <table:table-cell table:style-name="ce78" office:value-type="string" calcext:value-type="string">
            <text:p>Cygnus olor</text:p>
          </table:table-cell>
          <table:table-cell table:style-name="ce78" office:value-type="string" calcext:value-type="string">
            <text:p>Лебедь-шипун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80</text:p>
          </table:table-cell>
          <table:table-cell table:style-name="ce78" office:value-type="string" calcext:value-type="string">
            <text:p>Cygnus cygnus</text:p>
          </table:table-cell>
          <table:table-cell table:style-name="ce78" office:value-type="string" calcext:value-type="string">
            <text:p>Лебедь-кликун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81</text:p>
          </table:table-cell>
          <table:table-cell table:style-name="ce78" office:value-type="string" calcext:value-type="string">
            <text:p>Cygnus bewiickii </text:p>
          </table:table-cell>
          <table:table-cell table:style-name="ce78" office:value-type="string" calcext:value-type="string">
            <text:p>Малый лебед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83</text:p>
          </table:table-cell>
          <table:table-cell table:style-name="ce78" office:value-type="string" calcext:value-type="string">
            <text:p>Tadorna ferruginea</text:p>
          </table:table-cell>
          <table:table-cell table:style-name="ce78" office:value-type="string" calcext:value-type="string">
            <text:p>Огар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84</text:p>
          </table:table-cell>
          <table:table-cell table:style-name="ce78" office:value-type="string" calcext:value-type="string">
            <text:p>Tadorna tadorna</text:p>
          </table:table-cell>
          <table:table-cell table:style-name="ce78" office:value-type="string" calcext:value-type="string">
            <text:p>Пеган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86</text:p>
          </table:table-cell>
          <table:table-cell table:style-name="ce78" office:value-type="string" calcext:value-type="string">
            <text:p>Anas plathyrhynchos</text:p>
          </table:table-cell>
          <table:table-cell table:style-name="ce78" office:value-type="string" calcext:value-type="string">
            <text:p>Крякв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88</text:p>
          </table:table-cell>
          <table:table-cell table:style-name="ce78" office:value-type="string" calcext:value-type="string">
            <text:p>Anas crecca</text:p>
          </table:table-cell>
          <table:table-cell table:style-name="ce78" office:value-type="string" calcext:value-type="string">
            <text:p>Чирок-свистуно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91</text:p>
          </table:table-cell>
          <table:table-cell table:style-name="ce78" office:value-type="string" calcext:value-type="string">
            <text:p>Anas strepera</text:p>
          </table:table-cell>
          <table:table-cell table:style-name="ce78" office:value-type="string" calcext:value-type="string">
            <text:p>Серая ут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92</text:p>
          </table:table-cell>
          <table:table-cell table:style-name="ce78" office:value-type="string" calcext:value-type="string">
            <text:p>Anas penelope</text:p>
          </table:table-cell>
          <table:table-cell table:style-name="ce78" office:value-type="string" calcext:value-type="string">
            <text:p>Свияз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94</text:p>
          </table:table-cell>
          <table:table-cell table:style-name="ce78" office:value-type="string" calcext:value-type="string">
            <text:p>Anas acuta</text:p>
          </table:table-cell>
          <table:table-cell table:style-name="ce78" office:value-type="string" calcext:value-type="string">
            <text:p>Шилохвость 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95</text:p>
          </table:table-cell>
          <table:table-cell table:style-name="ce78" office:value-type="string" calcext:value-type="string">
            <text:p>Anas querquedula</text:p>
          </table:table-cell>
          <table:table-cell table:style-name="ce82" office:value-type="string" calcext:value-type="string">
            <text:p>Чирок-трескуно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096</text:p>
          </table:table-cell>
          <table:table-cell table:style-name="ce78" office:value-type="string" calcext:value-type="string">
            <text:p>Anas clypeata</text:p>
          </table:table-cell>
          <table:table-cell table:style-name="ce82" office:value-type="string" calcext:value-type="string">
            <text:p>Широконос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101</text:p>
          </table:table-cell>
          <table:table-cell table:style-name="ce78" office:value-type="string" calcext:value-type="string">
            <text:p>Aythya ferina</text:p>
          </table:table-cell>
          <table:table-cell table:style-name="ce82" office:value-type="string" calcext:value-type="string">
            <text:p>Красноголовая чернет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104</text:p>
          </table:table-cell>
          <table:table-cell table:style-name="ce78" office:value-type="string" calcext:value-type="string">
            <text:p>Aythya fuligula</text:p>
          </table:table-cell>
          <table:table-cell table:style-name="ce82" office:value-type="string" calcext:value-type="string">
            <text:p>Хохлатая чернет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105</text:p>
          </table:table-cell>
          <table:table-cell table:style-name="ce78" office:value-type="string" calcext:value-type="string">
            <text:p>Aythya marila</text:p>
          </table:table-cell>
          <table:table-cell table:style-name="ce82" office:value-type="string" calcext:value-type="string">
            <text:p>Морская чернеть</text:p>
          </table:table-cell>
          <table:table-cell table:number-columns-repeated="16381"/>
        </table:table-row>
        <table:table-row table:style-name="ro5">
          <table:table-cell table:style-name="ce75" office:value-type="string" calcext:value-type="string">
            <text:p>AVE-07-106</text:p>
          </table:table-cell>
          <table:table-cell table:style-name="ce79" office:value-type="string" calcext:value-type="string">
            <text:p>Histrionicus histrionicus</text:p>
          </table:table-cell>
          <table:table-cell table:style-name="ce75" office:value-type="string" calcext:value-type="string">
            <text:p>Каменуш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107</text:p>
          </table:table-cell>
          <table:table-cell table:style-name="ce78" office:value-type="string" calcext:value-type="string">
            <text:p>Clangula hyemalis</text:p>
          </table:table-cell>
          <table:table-cell table:style-name="ce82" office:value-type="string" calcext:value-type="string">
            <text:p>Морян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108</text:p>
          </table:table-cell>
          <table:table-cell table:style-name="ce78" office:value-type="string" calcext:value-type="string">
            <text:p>Bucephala clangula</text:p>
          </table:table-cell>
          <table:table-cell table:style-name="ce82" office:value-type="string" calcext:value-type="string">
            <text:p>Обыкновенный гогол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109</text:p>
          </table:table-cell>
          <table:table-cell table:style-name="ce78" office:value-type="string" calcext:value-type="string">
            <text:p>Bucephala islandica</text:p>
          </table:table-cell>
          <table:table-cell table:style-name="ce82" office:value-type="string" calcext:value-type="string">
            <text:p>Исландский <text:s/>гогол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111</text:p>
          </table:table-cell>
          <table:table-cell table:style-name="ce78" office:value-type="string" calcext:value-type="string">
            <text:p>Somateria mollissima</text:p>
          </table:table-cell>
          <table:table-cell table:style-name="ce82" office:value-type="string" calcext:value-type="string">
            <text:p>Обыкновенная гаг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112</text:p>
          </table:table-cell>
          <table:table-cell table:style-name="ce78" office:value-type="string" calcext:value-type="string">
            <text:p>Somateria spectabilis</text:p>
          </table:table-cell>
          <table:table-cell table:style-name="ce82" office:value-type="string" calcext:value-type="string">
            <text:p>Гага-гребенуш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113</text:p>
          </table:table-cell>
          <table:table-cell table:style-name="ce78" office:value-type="string" calcext:value-type="string">
            <text:p>Somateria fischeri</text:p>
          </table:table-cell>
          <table:table-cell table:style-name="ce82" office:value-type="string" calcext:value-type="string">
            <text:p>Очковая гаг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114</text:p>
          </table:table-cell>
          <table:table-cell table:style-name="ce78" office:value-type="string" calcext:value-type="string">
            <text:p>Polysticta stelleri </text:p>
          </table:table-cell>
          <table:table-cell table:style-name="ce82" office:value-type="string" calcext:value-type="string">
            <text:p>Сибирская гаг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115</text:p>
          </table:table-cell>
          <table:table-cell table:style-name="ce78" office:value-type="string" calcext:value-type="string">
            <text:p>Melanitta nigra</text:p>
          </table:table-cell>
          <table:table-cell table:style-name="ce82" office:value-type="string" calcext:value-type="string">
            <text:p>Синьг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117</text:p>
          </table:table-cell>
          <table:table-cell table:style-name="ce78" office:value-type="string" calcext:value-type="string">
            <text:p>Melanitta perspicillata</text:p>
          </table:table-cell>
          <table:table-cell table:style-name="ce82" office:value-type="string" calcext:value-type="string">
            <text:p>Пестроносый турпан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119</text:p>
          </table:table-cell>
          <table:table-cell table:style-name="ce78" office:value-type="string" calcext:value-type="string">
            <text:p>Melanitta fusca</text:p>
          </table:table-cell>
          <table:table-cell table:style-name="ce82" office:value-type="string" calcext:value-type="string">
            <text:p>Обыкновенный турпан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121</text:p>
          </table:table-cell>
          <table:table-cell table:style-name="ce78" office:value-type="string" calcext:value-type="string">
            <text:p>Mergus albellus</text:p>
          </table:table-cell>
          <table:table-cell table:style-name="ce82" office:value-type="string" calcext:value-type="string">
            <text:p>Луто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122</text:p>
          </table:table-cell>
          <table:table-cell table:style-name="ce78" office:value-type="string" calcext:value-type="string">
            <text:p>Mergus serrator</text:p>
          </table:table-cell>
          <table:table-cell table:style-name="ce82" office:value-type="string" calcext:value-type="string">
            <text:p>Длинноносый крохал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7-124</text:p>
          </table:table-cell>
          <table:table-cell table:style-name="ce78" office:value-type="string" calcext:value-type="string">
            <text:p>Mergus merganser</text:p>
          </table:table-cell>
          <table:table-cell table:style-name="ce82" office:value-type="string" calcext:value-type="string">
            <text:p>Большой крохал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8-125</text:p>
          </table:table-cell>
          <table:table-cell table:style-name="ce78" office:value-type="string" calcext:value-type="string">
            <text:p>Pandion haliaetus</text:p>
          </table:table-cell>
          <table:table-cell table:style-name="ce82" office:value-type="string" calcext:value-type="string">
            <text:p>Скопа 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8-127</text:p>
          </table:table-cell>
          <table:table-cell table:style-name="ce78" office:value-type="string" calcext:value-type="string">
            <text:p>Pernis apivorus</text:p>
          </table:table-cell>
          <table:table-cell table:style-name="ce82" office:value-type="string" calcext:value-type="string">
            <text:p>Обыкновенный <text:s/>осоед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8-130</text:p>
          </table:table-cell>
          <table:table-cell table:style-name="ce78" office:value-type="string" calcext:value-type="string">
            <text:p>Milvus migrans</text:p>
          </table:table-cell>
          <table:table-cell table:style-name="ce82" office:value-type="string" calcext:value-type="string">
            <text:p>Черный коршун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8-131</text:p>
          </table:table-cell>
          <table:table-cell table:style-name="ce78" office:value-type="string" calcext:value-type="string">
            <text:p>Circus cyaneus</text:p>
          </table:table-cell>
          <table:table-cell table:style-name="ce82" office:value-type="string" calcext:value-type="string">
            <text:p>Полевой лун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8-136</text:p>
          </table:table-cell>
          <table:table-cell table:style-name="ce78" office:value-type="string" calcext:value-type="string">
            <text:p>Accipiter gentilis</text:p>
          </table:table-cell>
          <table:table-cell table:style-name="ce82" office:value-type="string" calcext:value-type="string">
            <text:p>Тетеревятн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8-137</text:p>
          </table:table-cell>
          <table:table-cell table:style-name="ce78" office:value-type="string" calcext:value-type="string">
            <text:p>Accipiter nisus</text:p>
          </table:table-cell>
          <table:table-cell table:style-name="ce82" office:value-type="string" calcext:value-type="string">
            <text:p>Перепелятник 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8-142</text:p>
          </table:table-cell>
          <table:table-cell table:style-name="ce78" office:value-type="string" calcext:value-type="string">
            <text:p>Buteo lagopus</text:p>
          </table:table-cell>
          <table:table-cell table:style-name="ce82" office:value-type="string" calcext:value-type="string">
            <text:p>Зимня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8-145</text:p>
          </table:table-cell>
          <table:table-cell table:style-name="ce78" office:value-type="string" calcext:value-type="string">
            <text:p>Buteo buteo</text:p>
          </table:table-cell>
          <table:table-cell table:style-name="ce82" office:value-type="string" calcext:value-type="string">
            <text:p>Обыкновенный каню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8-155</text:p>
          </table:table-cell>
          <table:table-cell table:style-name="ce78" office:value-type="string" calcext:value-type="string">
            <text:p>Aquila chrysaetos</text:p>
          </table:table-cell>
          <table:table-cell table:style-name="ce82" office:value-type="string" calcext:value-type="string">
            <text:p>Беркут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8-157</text:p>
          </table:table-cell>
          <table:table-cell table:style-name="ce78" office:value-type="string" calcext:value-type="string">
            <text:p>Haliaeetus albicilla</text:p>
          </table:table-cell>
          <table:table-cell table:style-name="ce82" office:value-type="string" calcext:value-type="string">
            <text:p>Орлан-белохвост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8-167</text:p>
          </table:table-cell>
          <table:table-cell table:style-name="ce78" office:value-type="string" calcext:value-type="string">
            <text:p>Falco rusticolus</text:p>
          </table:table-cell>
          <table:table-cell table:style-name="ce78" office:value-type="string" calcext:value-type="string">
            <text:p>Кречет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8-172</text:p>
          </table:table-cell>
          <table:table-cell table:style-name="ce78" office:value-type="string" calcext:value-type="string">
            <text:p>Falco peregrinus</text:p>
          </table:table-cell>
          <table:table-cell table:style-name="ce82" office:value-type="string" calcext:value-type="string">
            <text:p>Сапсан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8-173</text:p>
          </table:table-cell>
          <table:table-cell table:style-name="ce78" office:value-type="string" calcext:value-type="string">
            <text:p>Falco subbuteo</text:p>
          </table:table-cell>
          <table:table-cell table:style-name="ce82" office:value-type="string" calcext:value-type="string">
            <text:p>Чеглок 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8-174</text:p>
          </table:table-cell>
          <table:table-cell table:style-name="ce78" office:value-type="string" calcext:value-type="string">
            <text:p>Falco columbarius</text:p>
          </table:table-cell>
          <table:table-cell table:style-name="ce82" office:value-type="string" calcext:value-type="string">
            <text:p>Дербник</text:p>
          </table:table-cell>
          <table:table-cell table:number-columns-repeated="16381"/>
        </table:table-row>
        <table:table-row table:style-name="ro5">
          <table:table-cell table:style-name="ce75" office:value-type="string" calcext:value-type="string">
            <text:p>AVE-08-175</text:p>
          </table:table-cell>
          <table:table-cell table:style-name="ce79" office:value-type="string" calcext:value-type="string">
            <text:p>Falco vespertinus</text:p>
          </table:table-cell>
          <table:table-cell table:style-name="ce73" office:value-type="string" calcext:value-type="string">
            <text:p>Кобч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8-178</text:p>
          </table:table-cell>
          <table:table-cell table:style-name="ce78" office:value-type="string" calcext:value-type="string">
            <text:p>Falco tinnunculus</text:p>
          </table:table-cell>
          <table:table-cell table:style-name="ce82" office:value-type="string" calcext:value-type="string">
            <text:p>Обыкновенная пустельг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9-180</text:p>
          </table:table-cell>
          <table:table-cell table:style-name="ce78" office:value-type="string" calcext:value-type="string">
            <text:p>Lagopus lagopus</text:p>
          </table:table-cell>
          <table:table-cell table:style-name="ce82" office:value-type="string" calcext:value-type="string">
            <text:p>Белая куропат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9-181</text:p>
          </table:table-cell>
          <table:table-cell table:style-name="ce78" office:value-type="string" calcext:value-type="string">
            <text:p>Lagopus mutus</text:p>
          </table:table-cell>
          <table:table-cell table:style-name="ce82" office:value-type="string" calcext:value-type="string">
            <text:p>Тундряная куропат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9-182</text:p>
          </table:table-cell>
          <table:table-cell table:style-name="ce78" office:value-type="string" calcext:value-type="string">
            <text:p>Lururus tetrix</text:p>
          </table:table-cell>
          <table:table-cell table:style-name="ce82" office:value-type="string" calcext:value-type="string">
            <text:p>Тетерев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9-184</text:p>
          </table:table-cell>
          <table:table-cell table:style-name="ce78" office:value-type="string" calcext:value-type="string">
            <text:p>Tetrao urogallus</text:p>
          </table:table-cell>
          <table:table-cell table:style-name="ce82" office:value-type="string" calcext:value-type="string">
            <text:p>Глухар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09-187</text:p>
          </table:table-cell>
          <table:table-cell table:style-name="ce78" office:value-type="string" calcext:value-type="string">
            <text:p>Tetrastes bonasia</text:p>
          </table:table-cell>
          <table:table-cell table:style-name="ce82" office:value-type="string" calcext:value-type="string">
            <text:p>Рябчик</text:p>
          </table:table-cell>
          <table:table-cell table:number-columns-repeated="16381"/>
        </table:table-row>
        <table:table-row table:style-name="ro5">
          <table:table-cell table:style-name="ce75" office:value-type="string" calcext:value-type="string">
            <text:p>AVE-09-196</text:p>
          </table:table-cell>
          <table:table-cell table:style-name="ce79" office:value-type="string" calcext:value-type="string">
            <text:p>Perdix perdix</text:p>
          </table:table-cell>
          <table:table-cell table:style-name="ce73" office:value-type="string" calcext:value-type="string">
            <text:p>Серая куропат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0-203</text:p>
          </table:table-cell>
          <table:table-cell table:style-name="ce78" office:value-type="string" calcext:value-type="string">
            <text:p>Grus grus</text:p>
          </table:table-cell>
          <table:table-cell table:style-name="ce82" office:value-type="string" calcext:value-type="string">
            <text:p>Серый журавл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0-209</text:p>
          </table:table-cell>
          <table:table-cell table:style-name="ce78" office:value-type="string" calcext:value-type="string">
            <text:p>Porzana porzana </text:p>
          </table:table-cell>
          <table:table-cell table:style-name="ce82" office:value-type="string" calcext:value-type="string">
            <text:p>Погоныш</text:p>
          </table:table-cell>
          <table:table-cell table:number-columns-repeated="16381"/>
        </table:table-row>
        <table:table-row table:style-name="ro4">
          <table:table-cell table:style-name="ce73" office:value-type="string" calcext:value-type="string">
            <text:p>AVE-10-20N</text:p>
          </table:table-cell>
          <table:table-cell table:style-name="ce73" office:value-type="string" calcext:value-type="string">
            <text:p>Porzana carolina</text:p>
          </table:table-cell>
          <table:table-cell table:style-name="ce73" office:value-type="string" calcext:value-type="string">
            <text:p>Каролинский погоныш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0-215</text:p>
          </table:table-cell>
          <table:table-cell table:style-name="ce78" office:value-type="string" calcext:value-type="string">
            <text:p>Crex crex</text:p>
          </table:table-cell>
          <table:table-cell table:style-name="ce62" office:value-type="string" calcext:value-type="string">
            <text:p>Коростель</text:p>
          </table:table-cell>
          <table:table-cell table:number-columns-repeated="16381"/>
        </table:table-row>
        <table:table-row table:style-name="ro4">
          <table:table-cell table:style-name="ce76" office:value-type="string" calcext:value-type="string">
            <text:p>AVE-10-216</text:p>
          </table:table-cell>
          <table:table-cell table:style-name="ce76" office:value-type="string" calcext:value-type="string">
            <text:p>Gallinula chloropus</text:p>
          </table:table-cell>
          <table:table-cell table:style-name="ce76" office:value-type="string" calcext:value-type="string">
            <text:p>Камышниц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0-219</text:p>
          </table:table-cell>
          <table:table-cell table:style-name="ce78" office:value-type="string" calcext:value-type="string">
            <text:p>Fulica atra </text:p>
          </table:table-cell>
          <table:table-cell table:style-name="ce82" office:value-type="string" calcext:value-type="string">
            <text:p>Лысух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226</text:p>
          </table:table-cell>
          <table:table-cell table:style-name="ce78" office:value-type="string" calcext:value-type="string">
            <text:p>Pluvialis squatarola</text:p>
          </table:table-cell>
          <table:table-cell table:style-name="ce82" office:value-type="string" calcext:value-type="string">
            <text:p>Тулес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27</text:p>
          </table:table-cell>
          <table:table-cell table:style-name="ce78" office:value-type="string" calcext:value-type="string">
            <text:p>Pluvialis apricaria</text:p>
          </table:table-cell>
          <table:table-cell table:style-name="ce82" office:value-type="string" calcext:value-type="string">
            <text:p>Золотистая ржанка 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28</text:p>
          </table:table-cell>
          <table:table-cell table:style-name="ce78" office:value-type="string" calcext:value-type="string">
            <text:p>Charadrius hiaticula</text:p>
          </table:table-cell>
          <table:table-cell table:style-name="ce82" office:value-type="string" calcext:value-type="string">
            <text:p>Галстучн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31</text:p>
          </table:table-cell>
          <table:table-cell table:style-name="ce78" office:value-type="string" calcext:value-type="string">
            <text:p>Charadrius dubius </text:p>
          </table:table-cell>
          <table:table-cell table:style-name="ce82" office:value-type="string" calcext:value-type="string">
            <text:p>Малый <text:s/>зуек </text:p>
          </table:table-cell>
          <table:table-cell table:number-columns-repeated="16381"/>
        </table:table-row>
        <table:table-row table:style-name="ro4">
          <table:table-cell table:style-name="ce73" office:value-type="string" calcext:value-type="string">
            <text:p>AVE-11(1)-23N</text:p>
          </table:table-cell>
          <table:table-cell table:style-name="ce73" office:value-type="string" calcext:value-type="string">
            <text:p>Charadrius vociferus</text:p>
          </table:table-cell>
          <table:table-cell table:style-name="ce73" office:value-type="string" calcext:value-type="string">
            <text:p>Крикливый зуе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38</text:p>
          </table:table-cell>
          <table:table-cell table:style-name="ce78" office:value-type="string" calcext:value-type="string">
            <text:p>Eudromias morinellus</text:p>
          </table:table-cell>
          <table:table-cell table:style-name="ce82" office:value-type="string" calcext:value-type="string">
            <text:p>Хрустан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40</text:p>
          </table:table-cell>
          <table:table-cell table:style-name="ce78" office:value-type="string" calcext:value-type="string">
            <text:p>Vanellus vanellus</text:p>
          </table:table-cell>
          <table:table-cell table:style-name="ce82" office:value-type="string" calcext:value-type="string">
            <text:p>Чибис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45</text:p>
          </table:table-cell>
          <table:table-cell table:style-name="ce78" office:value-type="string" calcext:value-type="string">
            <text:p>Arenaria interpres</text:p>
          </table:table-cell>
          <table:table-cell table:style-name="ce82" office:value-type="string" calcext:value-type="string">
            <text:p>Камнешар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49</text:p>
          </table:table-cell>
          <table:table-cell table:style-name="ce78" office:value-type="string" calcext:value-type="string">
            <text:p>Haematopus ostralegus</text:p>
          </table:table-cell>
          <table:table-cell table:style-name="ce83" office:value-type="string" calcext:value-type="string">
            <text:p>Кулик-соро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51</text:p>
          </table:table-cell>
          <table:table-cell table:style-name="ce78" office:value-type="string" calcext:value-type="string">
            <text:p>Tringa ochropus</text:p>
          </table:table-cell>
          <table:table-cell table:style-name="ce82" office:value-type="string" calcext:value-type="string">
            <text:p>Черныш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52</text:p>
          </table:table-cell>
          <table:table-cell table:style-name="ce78" office:value-type="string" calcext:value-type="string">
            <text:p>Tringa glareola</text:p>
          </table:table-cell>
          <table:table-cell table:style-name="ce82" office:value-type="string" calcext:value-type="string">
            <text:p>Фифи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53</text:p>
          </table:table-cell>
          <table:table-cell table:style-name="ce78" office:value-type="string" calcext:value-type="string">
            <text:p>Tringa nebularia</text:p>
          </table:table-cell>
          <table:table-cell table:style-name="ce82" office:value-type="string" calcext:value-type="string">
            <text:p>Большой улит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55</text:p>
          </table:table-cell>
          <table:table-cell table:style-name="ce78" office:value-type="string" calcext:value-type="string">
            <text:p>Tringa totanus</text:p>
          </table:table-cell>
          <table:table-cell table:style-name="ce82" office:value-type="string" calcext:value-type="string">
            <text:p>Травн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56</text:p>
          </table:table-cell>
          <table:table-cell table:style-name="ce78" office:value-type="string" calcext:value-type="string">
            <text:p>Tringa erythropus</text:p>
          </table:table-cell>
          <table:table-cell table:style-name="ce82" office:value-type="string" calcext:value-type="string">
            <text:p>Щегол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57</text:p>
          </table:table-cell>
          <table:table-cell table:style-name="ce78" office:value-type="string" calcext:value-type="string">
            <text:p>Tringa stagnatilis</text:p>
          </table:table-cell>
          <table:table-cell table:style-name="ce82" office:value-type="string" calcext:value-type="string">
            <text:p>Поручейн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60</text:p>
          </table:table-cell>
          <table:table-cell table:style-name="ce78" office:value-type="string" calcext:value-type="string">
            <text:p>Actitis hypoleucos</text:p>
          </table:table-cell>
          <table:table-cell table:style-name="ce82" office:value-type="string" calcext:value-type="string">
            <text:p>Перевозч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61</text:p>
          </table:table-cell>
          <table:table-cell table:style-name="ce78" office:value-type="string" calcext:value-type="string">
            <text:p>Xenus cinereus</text:p>
          </table:table-cell>
          <table:table-cell table:style-name="ce82" office:value-type="string" calcext:value-type="string">
            <text:p>Мородун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62</text:p>
          </table:table-cell>
          <table:table-cell table:style-name="ce78" office:value-type="string" calcext:value-type="string">
            <text:p>Phalaropus fulicarius</text:p>
          </table:table-cell>
          <table:table-cell table:style-name="ce82" office:value-type="string" calcext:value-type="string">
            <text:p>Плосконосый плавунч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64</text:p>
          </table:table-cell>
          <table:table-cell table:style-name="ce78" office:value-type="string" calcext:value-type="string">
            <text:p>Phalaropus lobatus</text:p>
          </table:table-cell>
          <table:table-cell table:style-name="ce82" office:value-type="string" calcext:value-type="string">
            <text:p>Круглоносый плавунч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65</text:p>
          </table:table-cell>
          <table:table-cell table:style-name="ce78" office:value-type="string" calcext:value-type="string">
            <text:p>Phylomachus pugnax</text:p>
          </table:table-cell>
          <table:table-cell table:style-name="ce82" office:value-type="string" calcext:value-type="string">
            <text:p>Турухтан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67</text:p>
          </table:table-cell>
          <table:table-cell table:style-name="ce78" office:value-type="string" calcext:value-type="string">
            <text:p>Calidris minuta</text:p>
          </table:table-cell>
          <table:table-cell table:style-name="ce82" office:value-type="string" calcext:value-type="string">
            <text:p>Кулик-воробей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70</text:p>
          </table:table-cell>
          <table:table-cell table:style-name="ce78" office:value-type="string" calcext:value-type="string">
            <text:p>Calidris temminckii</text:p>
          </table:table-cell>
          <table:table-cell table:style-name="ce82" office:value-type="string" calcext:value-type="string">
            <text:p>Белохвостый песочн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73</text:p>
          </table:table-cell>
          <table:table-cell table:style-name="ce78" office:value-type="string" calcext:value-type="string">
            <text:p>Calidris ferruginea</text:p>
          </table:table-cell>
          <table:table-cell table:style-name="ce82" office:value-type="string" calcext:value-type="string">
            <text:p>Краснозоб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74</text:p>
          </table:table-cell>
          <table:table-cell table:style-name="ce78" office:value-type="string" calcext:value-type="string">
            <text:p>Calidris alpina</text:p>
          </table:table-cell>
          <table:table-cell table:style-name="ce82" office:value-type="string" calcext:value-type="string">
            <text:p>Чернозобик 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75</text:p>
          </table:table-cell>
          <table:table-cell table:style-name="ce78" office:value-type="string" calcext:value-type="string">
            <text:p>Calidris maritima</text:p>
          </table:table-cell>
          <table:table-cell table:style-name="ce82" office:value-type="string" calcext:value-type="string">
            <text:p>Морской песочн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78</text:p>
          </table:table-cell>
          <table:table-cell table:style-name="ce78" office:value-type="string" calcext:value-type="string">
            <text:p>Calidris melanotos</text:p>
          </table:table-cell>
          <table:table-cell table:style-name="ce82" office:value-type="string" calcext:value-type="string">
            <text:p>Дутыш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80</text:p>
          </table:table-cell>
          <table:table-cell table:style-name="ce78" office:value-type="string" calcext:value-type="string">
            <text:p>Calidris canutus</text:p>
          </table:table-cell>
          <table:table-cell table:style-name="ce82" office:value-type="string" calcext:value-type="string">
            <text:p>Исландский песочн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82</text:p>
          </table:table-cell>
          <table:table-cell table:style-name="ce78" office:value-type="string" calcext:value-type="string">
            <text:p>Calidris alba</text:p>
          </table:table-cell>
          <table:table-cell table:style-name="ce82" office:value-type="string" calcext:value-type="string">
            <text:p>Песчан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84</text:p>
          </table:table-cell>
          <table:table-cell table:style-name="ce78" office:value-type="string" calcext:value-type="string">
            <text:p>Limicola falcinellus</text:p>
          </table:table-cell>
          <table:table-cell table:style-name="ce82" office:value-type="string" calcext:value-type="string">
            <text:p>Грязов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85</text:p>
          </table:table-cell>
          <table:table-cell table:style-name="ce78" office:value-type="string" calcext:value-type="string">
            <text:p>Lymnocryptes minimus</text:p>
          </table:table-cell>
          <table:table-cell table:style-name="ce82" office:value-type="string" calcext:value-type="string">
            <text:p>Гаршнеп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86</text:p>
          </table:table-cell>
          <table:table-cell table:style-name="ce78" office:value-type="string" calcext:value-type="string">
            <text:p>Gallinago gallinago</text:p>
          </table:table-cell>
          <table:table-cell table:style-name="ce82" office:value-type="string" calcext:value-type="string">
            <text:p>Бекас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91</text:p>
          </table:table-cell>
          <table:table-cell table:style-name="ce78" office:value-type="string" calcext:value-type="string">
            <text:p>Gallinago media</text:p>
          </table:table-cell>
          <table:table-cell table:style-name="ce82" office:value-type="string" calcext:value-type="string">
            <text:p>Дупел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92</text:p>
          </table:table-cell>
          <table:table-cell table:style-name="ce78" office:value-type="string" calcext:value-type="string">
            <text:p>Scolopax rusticola</text:p>
          </table:table-cell>
          <table:table-cell table:style-name="ce82" office:value-type="string" calcext:value-type="string">
            <text:p>Вальдшнеп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96</text:p>
          </table:table-cell>
          <table:table-cell table:style-name="ce78" office:value-type="string" calcext:value-type="string">
            <text:p>Numenius arquata</text:p>
          </table:table-cell>
          <table:table-cell table:style-name="ce82" office:value-type="string" calcext:value-type="string">
            <text:p>Большой кроншнеп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98</text:p>
          </table:table-cell>
          <table:table-cell table:style-name="ce78" office:value-type="string" calcext:value-type="string">
            <text:p>Numenius phaeopus</text:p>
          </table:table-cell>
          <table:table-cell table:style-name="ce82" office:value-type="string" calcext:value-type="string">
            <text:p>Средний <text:s/>кроншнеп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299</text:p>
          </table:table-cell>
          <table:table-cell table:style-name="ce78" office:value-type="string" calcext:value-type="string">
            <text:p>Limosa limosa</text:p>
          </table:table-cell>
          <table:table-cell table:style-name="ce82" office:value-type="string" calcext:value-type="string">
            <text:p>Большой веретенн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1)-300</text:p>
          </table:table-cell>
          <table:table-cell table:style-name="ce78" office:value-type="string" calcext:value-type="string">
            <text:p>Limosa lapponica</text:p>
          </table:table-cell>
          <table:table-cell table:style-name="ce82" office:value-type="string" calcext:value-type="string">
            <text:p>Малый веретенн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07</text:p>
          </table:table-cell>
          <table:table-cell table:style-name="ce78" office:value-type="string" calcext:value-type="string">
            <text:p>Stercorarius skua</text:p>
          </table:table-cell>
          <table:table-cell table:style-name="ce82" office:value-type="string" calcext:value-type="string">
            <text:p>Большой поморн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08</text:p>
          </table:table-cell>
          <table:table-cell table:style-name="ce78" office:value-type="string" calcext:value-type="string">
            <text:p>Stercorarius pomarinus</text:p>
          </table:table-cell>
          <table:table-cell table:style-name="ce82" office:value-type="string" calcext:value-type="string">
            <text:p>Средний поморн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09</text:p>
          </table:table-cell>
          <table:table-cell table:style-name="ce78" office:value-type="string" calcext:value-type="string">
            <text:p>Stercorarius parasiticus</text:p>
          </table:table-cell>
          <table:table-cell table:style-name="ce82" office:value-type="string" calcext:value-type="string">
            <text:p>Короткохвостый <text:s/>поморн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10</text:p>
          </table:table-cell>
          <table:table-cell table:style-name="ce78" office:value-type="string" calcext:value-type="string">
            <text:p>Stercorarius longicaudus</text:p>
          </table:table-cell>
          <table:table-cell table:style-name="ce82" office:value-type="string" calcext:value-type="string">
            <text:p>Длиннохвостый поморн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14</text:p>
          </table:table-cell>
          <table:table-cell table:style-name="ce78" office:value-type="string" calcext:value-type="string">
            <text:p>Larus minutus</text:p>
          </table:table-cell>
          <table:table-cell table:style-name="ce82" office:value-type="string" calcext:value-type="string">
            <text:p>Малая <text:s/>чай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15</text:p>
          </table:table-cell>
          <table:table-cell table:style-name="ce78" office:value-type="string" calcext:value-type="string">
            <text:p>Larus ridibundus</text:p>
          </table:table-cell>
          <table:table-cell table:style-name="ce82" office:value-type="string" calcext:value-type="string">
            <text:p>Озерная чай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18</text:p>
          </table:table-cell>
          <table:table-cell table:style-name="ce78" office:value-type="string" calcext:value-type="string">
            <text:p>Larus fuscus</text:p>
          </table:table-cell>
          <table:table-cell table:style-name="ce82" office:value-type="string" calcext:value-type="string">
            <text:p>Клуш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19</text:p>
          </table:table-cell>
          <table:table-cell table:style-name="ce78" office:value-type="string" calcext:value-type="string">
            <text:p>Larus argentatus</text:p>
          </table:table-cell>
          <table:table-cell table:style-name="ce82" office:value-type="string" calcext:value-type="string">
            <text:p>Серебристая чай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19a</text:p>
          </table:table-cell>
          <table:table-cell table:style-name="ce78" office:value-type="string" calcext:value-type="string">
            <text:p>Larus heuglini </text:p>
          </table:table-cell>
          <table:table-cell table:style-name="ce82" office:value-type="string" calcext:value-type="string">
            <text:p>Восточная клуша</text:p>
          </table:table-cell>
          <table:table-cell table:number-columns-repeated="16381"/>
        </table:table-row>
        <table:table-row table:style-name="ro5">
          <table:table-cell table:style-name="ce77" office:value-type="string" calcext:value-type="string">
            <text:p>AVE-11(2)-322</text:p>
          </table:table-cell>
          <table:table-cell table:style-name="ce80" office:value-type="string" calcext:value-type="string">
            <text:p>Larus glaucoides</text:p>
          </table:table-cell>
          <table:table-cell table:style-name="ce76" office:value-type="string" calcext:value-type="string">
            <text:p>Полярная чай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23</text:p>
          </table:table-cell>
          <table:table-cell table:style-name="ce78" office:value-type="string" calcext:value-type="string">
            <text:p>Larus hyperboreus</text:p>
          </table:table-cell>
          <table:table-cell table:style-name="ce82" office:value-type="string" calcext:value-type="string">
            <text:p>Бургомистр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24</text:p>
          </table:table-cell>
          <table:table-cell table:style-name="ce78" office:value-type="string" calcext:value-type="string">
            <text:p>Larus marinus</text:p>
          </table:table-cell>
          <table:table-cell table:style-name="ce82" office:value-type="string" calcext:value-type="string">
            <text:p>Морская чай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25</text:p>
          </table:table-cell>
          <table:table-cell table:style-name="ce78" office:value-type="string" calcext:value-type="string">
            <text:p>Larus canus</text:p>
          </table:table-cell>
          <table:table-cell table:style-name="ce82" office:value-type="string" calcext:value-type="string">
            <text:p>Сизая чай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29</text:p>
          </table:table-cell>
          <table:table-cell table:style-name="ce78" office:value-type="string" calcext:value-type="string">
            <text:p>Rissa tridactyla</text:p>
          </table:table-cell>
          <table:table-cell table:style-name="ce82" office:value-type="string" calcext:value-type="string">
            <text:p>Моев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32</text:p>
          </table:table-cell>
          <table:table-cell table:style-name="ce78" office:value-type="string" calcext:value-type="string">
            <text:p>Pagophila eburnea</text:p>
          </table:table-cell>
          <table:table-cell table:style-name="ce82" office:value-type="string" calcext:value-type="string">
            <text:p>Белая чай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33</text:p>
          </table:table-cell>
          <table:table-cell table:style-name="ce78" office:value-type="string" calcext:value-type="string">
            <text:p>Chlidonias niger</text:p>
          </table:table-cell>
          <table:table-cell table:style-name="ce82" office:value-type="string" calcext:value-type="string">
            <text:p>Черная <text:s/>крач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37</text:p>
          </table:table-cell>
          <table:table-cell table:style-name="ce78" office:value-type="string" calcext:value-type="string">
            <text:p>Hydroprogne caspia</text:p>
          </table:table-cell>
          <table:table-cell table:style-name="ce82" office:value-type="string" calcext:value-type="string">
            <text:p>Чеграв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38</text:p>
          </table:table-cell>
          <table:table-cell table:style-name="ce81" office:value-type="string" calcext:value-type="string">
            <text:p>Thalasseus sandvicensis</text:p>
          </table:table-cell>
          <table:table-cell table:style-name="ce78" office:value-type="string" calcext:value-type="string">
            <text:p>Пестроносая <text:s/>крач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39</text:p>
          </table:table-cell>
          <table:table-cell table:style-name="ce78" office:value-type="string" calcext:value-type="string">
            <text:p>Sterna hirundo</text:p>
          </table:table-cell>
          <table:table-cell table:style-name="ce82" office:value-type="string" calcext:value-type="string">
            <text:p>Речная крач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40</text:p>
          </table:table-cell>
          <table:table-cell table:style-name="ce78" office:value-type="string" calcext:value-type="string">
            <text:p>Sterna paradisaea</text:p>
          </table:table-cell>
          <table:table-cell table:style-name="ce82" office:value-type="string" calcext:value-type="string">
            <text:p>Полярная крач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42</text:p>
          </table:table-cell>
          <table:table-cell table:style-name="ce78" office:value-type="string" calcext:value-type="string">
            <text:p>Sterna albifrons</text:p>
          </table:table-cell>
          <table:table-cell table:style-name="ce82" office:value-type="string" calcext:value-type="string">
            <text:p>Малая крач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3)-343</text:p>
          </table:table-cell>
          <table:table-cell table:style-name="ce78" office:value-type="string" calcext:value-type="string">
            <text:p>Alle alle</text:p>
          </table:table-cell>
          <table:table-cell table:style-name="ce82" office:value-type="string" calcext:value-type="string">
            <text:p>Люр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3)-344</text:p>
          </table:table-cell>
          <table:table-cell table:style-name="ce78" office:value-type="string" calcext:value-type="string">
            <text:p>Alca torda</text:p>
          </table:table-cell>
          <table:table-cell table:style-name="ce82" office:value-type="string" calcext:value-type="string">
            <text:p>Гагар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3)-345</text:p>
          </table:table-cell>
          <table:table-cell table:style-name="ce78" office:value-type="string" calcext:value-type="string">
            <text:p>Uria aalge</text:p>
          </table:table-cell>
          <table:table-cell table:style-name="ce82" office:value-type="string" calcext:value-type="string">
            <text:p>Тонкоклювая кайр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3)-346</text:p>
          </table:table-cell>
          <table:table-cell table:style-name="ce78" office:value-type="string" calcext:value-type="string">
            <text:p>Uria lomvia</text:p>
          </table:table-cell>
          <table:table-cell table:style-name="ce82" office:value-type="string" calcext:value-type="string">
            <text:p>Толстоклювая кайр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3)-347</text:p>
          </table:table-cell>
          <table:table-cell table:style-name="ce78" office:value-type="string" calcext:value-type="string">
            <text:p>Cepphus grylle</text:p>
          </table:table-cell>
          <table:table-cell table:style-name="ce82" office:value-type="string" calcext:value-type="string">
            <text:p>Чист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3)-360</text:p>
          </table:table-cell>
          <table:table-cell table:style-name="ce78" office:value-type="string" calcext:value-type="string">
            <text:p>Fratercula arctica</text:p>
          </table:table-cell>
          <table:table-cell table:style-name="ce82" office:value-type="string" calcext:value-type="string">
            <text:p>Туп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2-367</text:p>
          </table:table-cell>
          <table:table-cell table:style-name="ce78" office:value-type="string" calcext:value-type="string">
            <text:p>Columba palumbus </text:p>
          </table:table-cell>
          <table:table-cell table:style-name="ce82" office:value-type="string" calcext:value-type="string">
            <text:p>Вяхирь</text:p>
          </table:table-cell>
          <table:table-cell table:number-columns-repeated="16381"/>
        </table:table-row>
        <table:table-row table:style-name="ro5">
          <table:table-cell table:style-name="ce77" office:value-type="string" calcext:value-type="string">
            <text:p>AVE-12-368</text:p>
          </table:table-cell>
          <table:table-cell table:style-name="ce80" office:value-type="string" calcext:value-type="string">
            <text:p>Columba oenas</text:p>
          </table:table-cell>
          <table:table-cell table:style-name="ce77" office:value-type="string" calcext:value-type="string">
            <text:p>Клинтух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2-369</text:p>
          </table:table-cell>
          <table:table-cell table:style-name="ce78" office:value-type="string" calcext:value-type="string">
            <text:p>Columba livia</text:p>
          </table:table-cell>
          <table:table-cell table:style-name="ce82" office:value-type="string" calcext:value-type="string">
            <text:p>Сизый <text:s/>голуб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2-374</text:p>
          </table:table-cell>
          <table:table-cell table:style-name="ce78" office:value-type="string" calcext:value-type="string">
            <text:p>Streptopelia decaocto</text:p>
          </table:table-cell>
          <table:table-cell table:style-name="ce82" office:value-type="string" calcext:value-type="string">
            <text:p>Кольчатая горлиц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2-376</text:p>
          </table:table-cell>
          <table:table-cell table:style-name="ce78" office:value-type="string" calcext:value-type="string">
            <text:p>Streptopelia turtur</text:p>
          </table:table-cell>
          <table:table-cell table:style-name="ce82" office:value-type="string" calcext:value-type="string">
            <text:p>Обыкновенная <text:s/>горлиц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3-381</text:p>
          </table:table-cell>
          <table:table-cell table:style-name="ce78" office:value-type="string" calcext:value-type="string">
            <text:p>Cuculus canorus</text:p>
          </table:table-cell>
          <table:table-cell table:style-name="ce82" office:value-type="string" calcext:value-type="string">
            <text:p>Обыкновенная кукуш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4-385</text:p>
          </table:table-cell>
          <table:table-cell table:style-name="ce78" office:value-type="string" calcext:value-type="string">
            <text:p>Nyctea scandiaca</text:p>
          </table:table-cell>
          <table:table-cell table:style-name="ce82" office:value-type="string" calcext:value-type="string">
            <text:p>Белая сов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4-386</text:p>
          </table:table-cell>
          <table:table-cell table:style-name="ce78" office:value-type="string" calcext:value-type="string">
            <text:p>Bubo bubo</text:p>
          </table:table-cell>
          <table:table-cell table:style-name="ce82" office:value-type="string" calcext:value-type="string">
            <text:p>Филин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4-388</text:p>
          </table:table-cell>
          <table:table-cell table:style-name="ce78" office:value-type="string" calcext:value-type="string">
            <text:p>Asio otus</text:p>
          </table:table-cell>
          <table:table-cell table:style-name="ce82" office:value-type="string" calcext:value-type="string">
            <text:p>Ушастая <text:s/>сов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4-389</text:p>
          </table:table-cell>
          <table:table-cell table:style-name="ce78" office:value-type="string" calcext:value-type="string">
            <text:p>Asio flammeus</text:p>
          </table:table-cell>
          <table:table-cell table:style-name="ce82" office:value-type="string" calcext:value-type="string">
            <text:p>Болотная <text:s/>сов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4-394</text:p>
          </table:table-cell>
          <table:table-cell table:style-name="ce78" office:value-type="string" calcext:value-type="string">
            <text:p>Aegolius funereus</text:p>
          </table:table-cell>
          <table:table-cell table:style-name="ce82" office:value-type="string" calcext:value-type="string">
            <text:p>Мохноногий сыч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4-396</text:p>
          </table:table-cell>
          <table:table-cell table:style-name="ce78" office:value-type="string" calcext:value-type="string">
            <text:p>Glaucidium passerinum</text:p>
          </table:table-cell>
          <table:table-cell table:style-name="ce82" office:value-type="string" calcext:value-type="string">
            <text:p>Воробьиный сыч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4-397</text:p>
          </table:table-cell>
          <table:table-cell table:style-name="ce78" office:value-type="string" calcext:value-type="string">
            <text:p>Surnia ulula</text:p>
          </table:table-cell>
          <table:table-cell table:style-name="ce82" office:value-type="string" calcext:value-type="string">
            <text:p>Ястребиная сов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4-400</text:p>
          </table:table-cell>
          <table:table-cell table:style-name="ce78" office:value-type="string" calcext:value-type="string">
            <text:p>Strix uralensis</text:p>
          </table:table-cell>
          <table:table-cell table:style-name="ce82" office:value-type="string" calcext:value-type="string">
            <text:p>Длиннохвостая неясыт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4-401</text:p>
          </table:table-cell>
          <table:table-cell table:style-name="ce78" office:value-type="string" calcext:value-type="string">
            <text:p>Strix nebulosa</text:p>
          </table:table-cell>
          <table:table-cell table:style-name="ce82" office:value-type="string" calcext:value-type="string">
            <text:p>Бородатая неясыт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6-408</text:p>
          </table:table-cell>
          <table:table-cell table:style-name="ce78" office:value-type="string" calcext:value-type="string">
            <text:p>Apus apus</text:p>
          </table:table-cell>
          <table:table-cell table:style-name="ce82" office:value-type="string" calcext:value-type="string">
            <text:p>Черный стриж</text:p>
          </table:table-cell>
          <table:table-cell table:number-columns-repeated="16381"/>
        </table:table-row>
        <table:table-row table:style-name="ro5">
          <table:table-cell table:style-name="ce77" office:value-type="string" calcext:value-type="string">
            <text:p>AVE-17-411</text:p>
          </table:table-cell>
          <table:table-cell table:style-name="ce80" office:value-type="string" calcext:value-type="string">
            <text:p>Coracias garrulus</text:p>
          </table:table-cell>
          <table:table-cell table:style-name="ce76" office:value-type="string" calcext:value-type="string">
            <text:p>Сизоворон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7-419</text:p>
          </table:table-cell>
          <table:table-cell table:style-name="ce78" office:value-type="string" calcext:value-type="string">
            <text:p>Merops apiaster</text:p>
          </table:table-cell>
          <table:table-cell table:style-name="ce82" office:value-type="string" calcext:value-type="string">
            <text:p>Золотистая щур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7-421</text:p>
          </table:table-cell>
          <table:table-cell table:style-name="ce78" office:value-type="string" calcext:value-type="string">
            <text:p>Upupa epops</text:p>
          </table:table-cell>
          <table:table-cell table:style-name="ce82" office:value-type="string" calcext:value-type="string">
            <text:p>Удод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8-422</text:p>
          </table:table-cell>
          <table:table-cell table:style-name="ce78" office:value-type="string" calcext:value-type="string">
            <text:p>Junx torquilla</text:p>
          </table:table-cell>
          <table:table-cell table:style-name="ce82" office:value-type="string" calcext:value-type="string">
            <text:p>Вертишей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8-425</text:p>
          </table:table-cell>
          <table:table-cell table:style-name="ce78" office:value-type="string" calcext:value-type="string">
            <text:p>Picus canus</text:p>
          </table:table-cell>
          <table:table-cell table:style-name="ce82" office:value-type="string" calcext:value-type="string">
            <text:p>Седой дятел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8-426</text:p>
          </table:table-cell>
          <table:table-cell table:style-name="ce78" office:value-type="string" calcext:value-type="string">
            <text:p>Dryocopus martius</text:p>
          </table:table-cell>
          <table:table-cell table:style-name="ce82" office:value-type="string" calcext:value-type="string">
            <text:p>Желн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8-427</text:p>
          </table:table-cell>
          <table:table-cell table:style-name="ce78" office:value-type="string" calcext:value-type="string">
            <text:p>Dendrocopos major</text:p>
          </table:table-cell>
          <table:table-cell table:style-name="ce82" office:value-type="string" calcext:value-type="string">
            <text:p>Пестрый дятел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8-431</text:p>
          </table:table-cell>
          <table:table-cell table:style-name="ce78" office:value-type="string" calcext:value-type="string">
            <text:p>Dendrocopos leucotos</text:p>
          </table:table-cell>
          <table:table-cell table:style-name="ce82" office:value-type="string" calcext:value-type="string">
            <text:p>Белоспинный дятел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8-433</text:p>
          </table:table-cell>
          <table:table-cell table:style-name="ce78" office:value-type="string" calcext:value-type="string">
            <text:p>Dendrocopos minor</text:p>
          </table:table-cell>
          <table:table-cell table:style-name="ce82" office:value-type="string" calcext:value-type="string">
            <text:p>Малый дятел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8-436</text:p>
          </table:table-cell>
          <table:table-cell table:style-name="ce78" office:value-type="string" calcext:value-type="string">
            <text:p>Picoides tridactylus</text:p>
          </table:table-cell>
          <table:table-cell table:style-name="ce82" office:value-type="string" calcext:value-type="string">
            <text:p>Трехпалый дятел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02</text:p>
          </table:table-cell>
          <table:table-cell table:style-name="ce78" office:value-type="string" calcext:value-type="string">
            <text:p>Riparia riparia</text:p>
          </table:table-cell>
          <table:table-cell table:style-name="ce82" office:value-type="string" calcext:value-type="string">
            <text:p>Береговая ласточ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05</text:p>
          </table:table-cell>
          <table:table-cell table:style-name="ce78" office:value-type="string" calcext:value-type="string">
            <text:p>Hirundo rustica</text:p>
          </table:table-cell>
          <table:table-cell table:style-name="ce82" office:value-type="string" calcext:value-type="string">
            <text:p>Деревенская ласточ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09</text:p>
          </table:table-cell>
          <table:table-cell table:style-name="ce78" office:value-type="string" calcext:value-type="string">
            <text:p>Delichon urbica</text:p>
          </table:table-cell>
          <table:table-cell table:style-name="ce82" office:value-type="string" calcext:value-type="string">
            <text:p>Воронок - Delichon urbica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11</text:p>
          </table:table-cell>
          <table:table-cell table:style-name="ce78" office:value-type="string" calcext:value-type="string">
            <text:p>Galerida cristata</text:p>
          </table:table-cell>
          <table:table-cell table:style-name="ce82" office:value-type="string" calcext:value-type="string">
            <text:p>Хохлатый жавороно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21</text:p>
          </table:table-cell>
          <table:table-cell table:style-name="ce78" office:value-type="string" calcext:value-type="string">
            <text:p>Eremophila alpestris</text:p>
          </table:table-cell>
          <table:table-cell table:style-name="ce82" office:value-type="string" calcext:value-type="string">
            <text:p>Рогатый жавороно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22</text:p>
          </table:table-cell>
          <table:table-cell table:style-name="ce78" office:value-type="string" calcext:value-type="string">
            <text:p>Lullula arborea</text:p>
          </table:table-cell>
          <table:table-cell table:style-name="ce82" office:value-type="string" calcext:value-type="string">
            <text:p>Лесной жавороно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23</text:p>
          </table:table-cell>
          <table:table-cell table:style-name="ce78" office:value-type="string" calcext:value-type="string">
            <text:p>Alauda arvensis</text:p>
          </table:table-cell>
          <table:table-cell table:style-name="ce82" office:value-type="string" calcext:value-type="string">
            <text:p>Полевой жавороно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28</text:p>
          </table:table-cell>
          <table:table-cell table:style-name="ce78" office:value-type="string" calcext:value-type="string">
            <text:p>Anthus campestris</text:p>
          </table:table-cell>
          <table:table-cell table:style-name="ce82" office:value-type="string" calcext:value-type="string">
            <text:p>Полевой коне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29</text:p>
          </table:table-cell>
          <table:table-cell table:style-name="ce78" office:value-type="string" calcext:value-type="string">
            <text:p>Anthus trivialis</text:p>
          </table:table-cell>
          <table:table-cell table:style-name="ce82" office:value-type="string" calcext:value-type="string">
            <text:p>Лесной коне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31</text:p>
          </table:table-cell>
          <table:table-cell table:style-name="ce78" office:value-type="string" calcext:value-type="string">
            <text:p>Anthus gustavi</text:p>
          </table:table-cell>
          <table:table-cell table:style-name="ce82" office:value-type="string" calcext:value-type="string">
            <text:p>Сибирский коне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32</text:p>
          </table:table-cell>
          <table:table-cell table:style-name="ce78" office:value-type="string" calcext:value-type="string">
            <text:p>Anthus pratensis</text:p>
          </table:table-cell>
          <table:table-cell table:style-name="ce82" office:value-type="string" calcext:value-type="string">
            <text:p>Луговой коне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33</text:p>
          </table:table-cell>
          <table:table-cell table:style-name="ce78" office:value-type="string" calcext:value-type="string">
            <text:p>Anthus cervinus</text:p>
          </table:table-cell>
          <table:table-cell table:style-name="ce82" office:value-type="string" calcext:value-type="string">
            <text:p>Краснозобый коне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35</text:p>
          </table:table-cell>
          <table:table-cell table:style-name="ce78" office:value-type="string" calcext:value-type="string">
            <text:p>Anthus spinoletta</text:p>
          </table:table-cell>
          <table:table-cell table:style-name="ce82" office:value-type="string" calcext:value-type="string">
            <text:p>Горный коне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36</text:p>
          </table:table-cell>
          <table:table-cell table:style-name="ce78" office:value-type="string" calcext:value-type="string">
            <text:p>Motacilla flava</text:p>
          </table:table-cell>
          <table:table-cell table:style-name="ce82" office:value-type="string" calcext:value-type="string">
            <text:p>Желтая трясогуз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40</text:p>
          </table:table-cell>
          <table:table-cell table:style-name="ce78" office:value-type="string" calcext:value-type="string">
            <text:p>Motacilla citreola</text:p>
          </table:table-cell>
          <table:table-cell table:style-name="ce82" office:value-type="string" calcext:value-type="string">
            <text:p>Желтоголовая трясогуз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41</text:p>
          </table:table-cell>
          <table:table-cell table:style-name="ce78" office:value-type="string" calcext:value-type="string">
            <text:p>Motacilla cinerea</text:p>
          </table:table-cell>
          <table:table-cell table:style-name="ce62" office:value-type="string" calcext:value-type="string">
            <text:p>Горная трясогуз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42</text:p>
          </table:table-cell>
          <table:table-cell table:style-name="ce78" office:value-type="string" calcext:value-type="string">
            <text:p>Motacilla alba</text:p>
          </table:table-cell>
          <table:table-cell table:style-name="ce82" office:value-type="string" calcext:value-type="string">
            <text:p>Белая трясогуз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51</text:p>
          </table:table-cell>
          <table:table-cell table:style-name="ce78" office:value-type="string" calcext:value-type="string">
            <text:p>Lanius collurio</text:p>
          </table:table-cell>
          <table:table-cell table:style-name="ce82" office:value-type="string" calcext:value-type="string">
            <text:p>Обыкновенный жулан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57</text:p>
          </table:table-cell>
          <table:table-cell table:style-name="ce78" office:value-type="string" calcext:value-type="string">
            <text:p>Lanius excubitor</text:p>
          </table:table-cell>
          <table:table-cell table:style-name="ce82" office:value-type="string" calcext:value-type="string">
            <text:p>Серый сорокопут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68</text:p>
          </table:table-cell>
          <table:table-cell table:style-name="ce78" office:value-type="string" calcext:value-type="string">
            <text:p>Sturnus vulgaris</text:p>
          </table:table-cell>
          <table:table-cell table:style-name="ce82" office:value-type="string" calcext:value-type="string">
            <text:p>Обыкновенный скворец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71</text:p>
          </table:table-cell>
          <table:table-cell table:style-name="ce78" office:value-type="string" calcext:value-type="string">
            <text:p>Perisoreus infaustus</text:p>
          </table:table-cell>
          <table:table-cell table:style-name="ce82" office:value-type="string" calcext:value-type="string">
            <text:p>Кукш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72</text:p>
          </table:table-cell>
          <table:table-cell table:style-name="ce78" office:value-type="string" calcext:value-type="string">
            <text:p>Garrulus glandarius</text:p>
          </table:table-cell>
          <table:table-cell table:style-name="ce82" office:value-type="string" calcext:value-type="string">
            <text:p>Сой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74</text:p>
          </table:table-cell>
          <table:table-cell table:style-name="ce78" office:value-type="string" calcext:value-type="string">
            <text:p>Pica pica</text:p>
          </table:table-cell>
          <table:table-cell table:style-name="ce82" office:value-type="string" calcext:value-type="string">
            <text:p>Соро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77</text:p>
          </table:table-cell>
          <table:table-cell table:style-name="ce78" office:value-type="string" calcext:value-type="string">
            <text:p>Nucifraga cariocatactes</text:p>
          </table:table-cell>
          <table:table-cell table:style-name="ce82" office:value-type="string" calcext:value-type="string">
            <text:p>Кедров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80</text:p>
          </table:table-cell>
          <table:table-cell table:style-name="ce78" office:value-type="string" calcext:value-type="string">
            <text:p>Covus monedula</text:p>
          </table:table-cell>
          <table:table-cell table:style-name="ce82" office:value-type="string" calcext:value-type="string">
            <text:p>Гал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82</text:p>
          </table:table-cell>
          <table:table-cell table:style-name="ce78" office:value-type="string" calcext:value-type="string">
            <text:p>Corvus frugilegus</text:p>
          </table:table-cell>
          <table:table-cell table:style-name="ce82" office:value-type="string" calcext:value-type="string">
            <text:p>Грач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84</text:p>
          </table:table-cell>
          <table:table-cell table:style-name="ce78" office:value-type="string" calcext:value-type="string">
            <text:p>Corvus corone</text:p>
          </table:table-cell>
          <table:table-cell table:style-name="ce82" office:value-type="string" calcext:value-type="string">
            <text:p>Черная ворон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85</text:p>
          </table:table-cell>
          <table:table-cell table:style-name="ce78" office:value-type="string" calcext:value-type="string">
            <text:p>Corvus cornix</text:p>
          </table:table-cell>
          <table:table-cell table:style-name="ce82" office:value-type="string" calcext:value-type="string">
            <text:p>Серая ворон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87</text:p>
          </table:table-cell>
          <table:table-cell table:style-name="ce78" office:value-type="string" calcext:value-type="string">
            <text:p>Corvus corax</text:p>
          </table:table-cell>
          <table:table-cell table:style-name="ce82" office:value-type="string" calcext:value-type="string">
            <text:p>Ворон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88</text:p>
          </table:table-cell>
          <table:table-cell table:style-name="ce78" office:value-type="string" calcext:value-type="string">
            <text:p>Bombicilla garrulus</text:p>
          </table:table-cell>
          <table:table-cell table:style-name="ce82" office:value-type="string" calcext:value-type="string">
            <text:p>Свиристел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94</text:p>
          </table:table-cell>
          <table:table-cell table:style-name="ce78" office:value-type="string" calcext:value-type="string">
            <text:p>Cinclus cinclus</text:p>
          </table:table-cell>
          <table:table-cell table:style-name="ce82" office:value-type="string" calcext:value-type="string">
            <text:p>Оляп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096</text:p>
          </table:table-cell>
          <table:table-cell table:style-name="ce78" office:value-type="string" calcext:value-type="string">
            <text:p>Troglodytes troglodytes</text:p>
          </table:table-cell>
          <table:table-cell table:style-name="ce82" office:value-type="string" calcext:value-type="string">
            <text:p>Крапивн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03</text:p>
          </table:table-cell>
          <table:table-cell table:style-name="ce78" office:value-type="string" calcext:value-type="string">
            <text:p>Prunella modularis</text:p>
          </table:table-cell>
          <table:table-cell table:style-name="ce82" office:value-type="string" calcext:value-type="string">
            <text:p>Лесная завируш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15</text:p>
          </table:table-cell>
          <table:table-cell table:style-name="ce78" office:value-type="string" calcext:value-type="string">
            <text:p>Locustella fluviatilis</text:p>
          </table:table-cell>
          <table:table-cell table:style-name="ce82" office:value-type="string" calcext:value-type="string">
            <text:p>Речной сверчо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22</text:p>
          </table:table-cell>
          <table:table-cell table:style-name="ce78" office:value-type="string" calcext:value-type="string">
            <text:p>Acrocephalus schoenobaenus </text:p>
          </table:table-cell>
          <table:table-cell table:style-name="ce82" office:value-type="string" calcext:value-type="string">
            <text:p>Камышевка-барсучо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25</text:p>
          </table:table-cell>
          <table:table-cell table:style-name="ce78" office:value-type="string" calcext:value-type="string">
            <text:p>Acrocephalus dumetorum</text:p>
          </table:table-cell>
          <table:table-cell table:style-name="ce82" office:value-type="string" calcext:value-type="string">
            <text:p>Садовая камышев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27</text:p>
          </table:table-cell>
          <table:table-cell table:style-name="ce78" office:value-type="string" calcext:value-type="string">
            <text:p>Acrocephalus scirpaceus </text:p>
          </table:table-cell>
          <table:table-cell table:style-name="ce82" office:value-type="string" calcext:value-type="string">
            <text:p>Тростниковая камышев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39</text:p>
          </table:table-cell>
          <table:table-cell table:style-name="ce78" office:value-type="string" calcext:value-type="string">
            <text:p>Sylvia atricapilla</text:p>
          </table:table-cell>
          <table:table-cell table:style-name="ce82" office:value-type="string" calcext:value-type="string">
            <text:p>Черноголовая слав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40</text:p>
          </table:table-cell>
          <table:table-cell table:style-name="ce78" office:value-type="string" calcext:value-type="string">
            <text:p>Sylvia borin</text:p>
          </table:table-cell>
          <table:table-cell table:style-name="ce82" office:value-type="string" calcext:value-type="string">
            <text:p>Садовая слав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41</text:p>
          </table:table-cell>
          <table:table-cell table:style-name="ce78" office:value-type="string" calcext:value-type="string">
            <text:p>Sylvia communis</text:p>
          </table:table-cell>
          <table:table-cell table:style-name="ce82" office:value-type="string" calcext:value-type="string">
            <text:p>Серая слав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42</text:p>
          </table:table-cell>
          <table:table-cell table:style-name="ce78" office:value-type="string" calcext:value-type="string">
            <text:p>Sylvia curruca</text:p>
          </table:table-cell>
          <table:table-cell table:style-name="ce82" office:value-type="string" calcext:value-type="string">
            <text:p>Славка-завируш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46</text:p>
          </table:table-cell>
          <table:table-cell table:style-name="ce78" office:value-type="string" calcext:value-type="string">
            <text:p>Phylloscopus trochilus</text:p>
          </table:table-cell>
          <table:table-cell table:style-name="ce82" office:value-type="string" calcext:value-type="string">
            <text:p>Пеночка-веснич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47</text:p>
          </table:table-cell>
          <table:table-cell table:style-name="ce78" office:value-type="string" calcext:value-type="string">
            <text:p>Phylloscopus collybita</text:p>
          </table:table-cell>
          <table:table-cell table:style-name="ce82" office:value-type="string" calcext:value-type="string">
            <text:p>Пеночка-теньков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51</text:p>
          </table:table-cell>
          <table:table-cell table:style-name="ce78" office:value-type="string" calcext:value-type="string">
            <text:p>Phylloscopus sibilatrix</text:p>
          </table:table-cell>
          <table:table-cell table:style-name="ce82" office:value-type="string" calcext:value-type="string">
            <text:p>Пеночка-трещот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52</text:p>
          </table:table-cell>
          <table:table-cell table:style-name="ce78" office:value-type="string" calcext:value-type="string">
            <text:p>Phylloscopus borealis</text:p>
          </table:table-cell>
          <table:table-cell table:style-name="ce82" office:value-type="string" calcext:value-type="string">
            <text:p>Пеночка-талов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53</text:p>
          </table:table-cell>
          <table:table-cell table:style-name="ce78" office:value-type="string" calcext:value-type="string">
            <text:p>Phylloscopus trochiloides</text:p>
          </table:table-cell>
          <table:table-cell table:style-name="ce82" office:value-type="string" calcext:value-type="string">
            <text:p>Зеленая пеноч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65</text:p>
          </table:table-cell>
          <table:table-cell table:style-name="ce78" office:value-type="string" calcext:value-type="string">
            <text:p>Regulus regulus</text:p>
          </table:table-cell>
          <table:table-cell table:style-name="ce82" office:value-type="string" calcext:value-type="string">
            <text:p>Желтоголовый короле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70</text:p>
          </table:table-cell>
          <table:table-cell table:style-name="ce78" office:value-type="string" calcext:value-type="string">
            <text:p>Ficedula hypoleuca</text:p>
          </table:table-cell>
          <table:table-cell table:style-name="ce82" office:value-type="string" calcext:value-type="string">
            <text:p>Мухоловка-пеструш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75</text:p>
          </table:table-cell>
          <table:table-cell table:style-name="ce78" office:value-type="string" calcext:value-type="string">
            <text:p>Ficedula parva</text:p>
          </table:table-cell>
          <table:table-cell table:style-name="ce82" office:value-type="string" calcext:value-type="string">
            <text:p>Малая мухолов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77</text:p>
          </table:table-cell>
          <table:table-cell table:style-name="ce78" office:value-type="string" calcext:value-type="string">
            <text:p>Muscicapa striata</text:p>
          </table:table-cell>
          <table:table-cell table:style-name="ce82" office:value-type="string" calcext:value-type="string">
            <text:p>Серая мухолов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82</text:p>
          </table:table-cell>
          <table:table-cell table:style-name="ce78" office:value-type="string" calcext:value-type="string">
            <text:p>Saxicola rubetra</text:p>
          </table:table-cell>
          <table:table-cell table:style-name="ce82" office:value-type="string" calcext:value-type="string">
            <text:p>Луговой чекан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83</text:p>
          </table:table-cell>
          <table:table-cell table:style-name="ce78" office:value-type="string" calcext:value-type="string">
            <text:p>Saxicola torquata</text:p>
          </table:table-cell>
          <table:table-cell table:style-name="ce82" office:value-type="string" calcext:value-type="string">
            <text:p>Черноголовый чекан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86</text:p>
          </table:table-cell>
          <table:table-cell table:style-name="ce78" office:value-type="string" calcext:value-type="string">
            <text:p>Oenanthe oenanthe</text:p>
          </table:table-cell>
          <table:table-cell table:style-name="ce82" office:value-type="string" calcext:value-type="string">
            <text:p>Обыкновенная камен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199</text:p>
          </table:table-cell>
          <table:table-cell table:style-name="ce78" office:value-type="string" calcext:value-type="string">
            <text:p>Phoenicurus phoenicurus</text:p>
          </table:table-cell>
          <table:table-cell table:style-name="ce82" office:value-type="string" calcext:value-type="string">
            <text:p>Обыкновенная горихвост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00</text:p>
          </table:table-cell>
          <table:table-cell table:style-name="ce78" office:value-type="string" calcext:value-type="string">
            <text:p>Phoenicurus ochruros</text:p>
          </table:table-cell>
          <table:table-cell table:style-name="ce82" office:value-type="string" calcext:value-type="string">
            <text:p>Горихвостка-чернуш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06</text:p>
          </table:table-cell>
          <table:table-cell table:style-name="ce78" office:value-type="string" calcext:value-type="string">
            <text:p>Erithacus rubecula</text:p>
          </table:table-cell>
          <table:table-cell table:style-name="ce82" office:value-type="string" calcext:value-type="string">
            <text:p>Зарян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09</text:p>
          </table:table-cell>
          <table:table-cell table:style-name="ce78" office:value-type="string" calcext:value-type="string">
            <text:p>Luscinia luscinia</text:p>
          </table:table-cell>
          <table:table-cell table:style-name="ce82" office:value-type="string" calcext:value-type="string">
            <text:p>Обыкновенный соловей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12</text:p>
          </table:table-cell>
          <table:table-cell table:style-name="ce78" office:value-type="string" calcext:value-type="string">
            <text:p>Luscinia svecica</text:p>
          </table:table-cell>
          <table:table-cell table:style-name="ce82" office:value-type="string" calcext:value-type="string">
            <text:p>Варакуш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15</text:p>
          </table:table-cell>
          <table:table-cell table:style-name="ce78" office:value-type="string" calcext:value-type="string">
            <text:p>Tarsiger cyanurus (Pallas, 1773) СИНЕХВОСТКА</text:p>
          </table:table-cell>
          <table:table-cell table:style-name="ce82" office:value-type="string" calcext:value-type="string">
            <text:p>Синехвостка - Tarsiger cyanurus (Pallas, 1773)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23</text:p>
          </table:table-cell>
          <table:table-cell table:style-name="ce78" office:value-type="string" calcext:value-type="string">
            <text:p>Turdus ruficollis</text:p>
          </table:table-cell>
          <table:table-cell table:style-name="ce82" office:value-type="string" calcext:value-type="string">
            <text:p>Краснозобый дрозд - Turdus ruficollis <text:s/>Pallas, 1776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27</text:p>
          </table:table-cell>
          <table:table-cell table:style-name="ce78" office:value-type="string" calcext:value-type="string">
            <text:p>Turdus pilaris</text:p>
          </table:table-cell>
          <table:table-cell table:style-name="ce82" office:value-type="string" calcext:value-type="string">
            <text:p>Рябинн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28</text:p>
          </table:table-cell>
          <table:table-cell table:style-name="ce78" office:value-type="string" calcext:value-type="string">
            <text:p>Turdus torquatus</text:p>
          </table:table-cell>
          <table:table-cell table:style-name="ce82" office:value-type="string" calcext:value-type="string">
            <text:p>Белозобый дрозд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29</text:p>
          </table:table-cell>
          <table:table-cell table:style-name="ce78" office:value-type="string" calcext:value-type="string">
            <text:p>Turdus merula</text:p>
          </table:table-cell>
          <table:table-cell table:style-name="ce82" office:value-type="string" calcext:value-type="string">
            <text:p>Черный дрозд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32</text:p>
          </table:table-cell>
          <table:table-cell table:style-name="ce78" office:value-type="string" calcext:value-type="string">
            <text:p>Turdus iliacus</text:p>
          </table:table-cell>
          <table:table-cell table:style-name="ce82" office:value-type="string" calcext:value-type="string">
            <text:p>Белобров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33</text:p>
          </table:table-cell>
          <table:table-cell table:style-name="ce78" office:value-type="string" calcext:value-type="string">
            <text:p>Turdus philomelos</text:p>
          </table:table-cell>
          <table:table-cell table:style-name="ce82" office:value-type="string" calcext:value-type="string">
            <text:p>Певчий дрозд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34</text:p>
          </table:table-cell>
          <table:table-cell table:style-name="ce78" office:value-type="string" calcext:value-type="string">
            <text:p>Turdus viscivorus </text:p>
          </table:table-cell>
          <table:table-cell table:style-name="ce82" office:value-type="string" calcext:value-type="string">
            <text:p>Деряб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42</text:p>
          </table:table-cell>
          <table:table-cell table:style-name="ce78" office:value-type="string" calcext:value-type="string">
            <text:p>Aegithalos caudatus</text:p>
          </table:table-cell>
          <table:table-cell table:style-name="ce82" office:value-type="string" calcext:value-type="string">
            <text:p>Длиннохвостая синиц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46</text:p>
          </table:table-cell>
          <table:table-cell table:style-name="ce78" office:value-type="string" calcext:value-type="string">
            <text:p>Parus montanus</text:p>
          </table:table-cell>
          <table:table-cell table:style-name="ce82" office:value-type="string" calcext:value-type="string">
            <text:p>Буроголовая гаич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49</text:p>
          </table:table-cell>
          <table:table-cell table:style-name="ce78" office:value-type="string" calcext:value-type="string">
            <text:p>Parus cinctus</text:p>
          </table:table-cell>
          <table:table-cell table:style-name="ce82" office:value-type="string" calcext:value-type="string">
            <text:p>Сероголовая гаич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50</text:p>
          </table:table-cell>
          <table:table-cell table:style-name="ce78" office:value-type="string" calcext:value-type="string">
            <text:p>Parus cristatus</text:p>
          </table:table-cell>
          <table:table-cell table:style-name="ce82" office:value-type="string" calcext:value-type="string">
            <text:p>Хохлатая синиц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51</text:p>
          </table:table-cell>
          <table:table-cell table:style-name="ce78" office:value-type="string" calcext:value-type="string">
            <text:p>Parus ater</text:p>
          </table:table-cell>
          <table:table-cell table:style-name="ce82" office:value-type="string" calcext:value-type="string">
            <text:p>Москов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54</text:p>
          </table:table-cell>
          <table:table-cell table:style-name="ce78" office:value-type="string" calcext:value-type="string">
            <text:p>Parus caeruleus</text:p>
          </table:table-cell>
          <table:table-cell table:style-name="ce82" office:value-type="string" calcext:value-type="string">
            <text:p>Обыкновенная лазорев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57</text:p>
          </table:table-cell>
          <table:table-cell table:style-name="ce78" office:value-type="string" calcext:value-type="string">
            <text:p>Parus major</text:p>
          </table:table-cell>
          <table:table-cell table:style-name="ce82" office:value-type="string" calcext:value-type="string">
            <text:p>Большая синиц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61</text:p>
          </table:table-cell>
          <table:table-cell table:style-name="ce78" office:value-type="string" calcext:value-type="string">
            <text:p>Sitta europea</text:p>
          </table:table-cell>
          <table:table-cell table:style-name="ce82" office:value-type="string" calcext:value-type="string">
            <text:p>Обыкновенный поползен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67</text:p>
          </table:table-cell>
          <table:table-cell table:style-name="ce78" office:value-type="string" calcext:value-type="string">
            <text:p>Certhia familiaris</text:p>
          </table:table-cell>
          <table:table-cell table:style-name="ce82" office:value-type="string" calcext:value-type="string">
            <text:p>Обыкновенная пищух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74</text:p>
          </table:table-cell>
          <table:table-cell table:style-name="ce78" office:value-type="string" calcext:value-type="string">
            <text:p>Passer domesticus</text:p>
          </table:table-cell>
          <table:table-cell table:style-name="ce82" office:value-type="string" calcext:value-type="string">
            <text:p><text:s/>Домовой воробей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78</text:p>
          </table:table-cell>
          <table:table-cell table:style-name="ce78" office:value-type="string" calcext:value-type="string">
            <text:p>Passer montanus</text:p>
          </table:table-cell>
          <table:table-cell table:style-name="ce82" office:value-type="string" calcext:value-type="string">
            <text:p>Полевой воробей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87</text:p>
          </table:table-cell>
          <table:table-cell table:style-name="ce78" office:value-type="string" calcext:value-type="string">
            <text:p>Fringilla coelebs</text:p>
          </table:table-cell>
          <table:table-cell table:style-name="ce82" office:value-type="string" calcext:value-type="string">
            <text:p>Зябл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88</text:p>
          </table:table-cell>
          <table:table-cell table:style-name="ce78" office:value-type="string" calcext:value-type="string">
            <text:p>Fringilla montifringilla</text:p>
          </table:table-cell>
          <table:table-cell table:style-name="ce82" office:value-type="string" calcext:value-type="string">
            <text:p>Вьюро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91</text:p>
          </table:table-cell>
          <table:table-cell table:style-name="ce78" office:value-type="string" calcext:value-type="string">
            <text:p>Chloris chloris</text:p>
          </table:table-cell>
          <table:table-cell table:style-name="ce82" office:value-type="string" calcext:value-type="string">
            <text:p>Обыкновенная зеленуш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93</text:p>
          </table:table-cell>
          <table:table-cell table:style-name="ce78" office:value-type="string" calcext:value-type="string">
            <text:p>Spinus spinus</text:p>
          </table:table-cell>
          <table:table-cell table:style-name="ce82" office:value-type="string" calcext:value-type="string">
            <text:p>Чиж - Spinus spinus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94</text:p>
          </table:table-cell>
          <table:table-cell table:style-name="ce78" office:value-type="string" calcext:value-type="string">
            <text:p>Carduelis carduelis</text:p>
          </table:table-cell>
          <table:table-cell table:style-name="ce82" office:value-type="string" calcext:value-type="string">
            <text:p>Черноголовый щегол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96</text:p>
          </table:table-cell>
          <table:table-cell table:style-name="ce78" office:value-type="string" calcext:value-type="string">
            <text:p>Acanthis cannabina</text:p>
          </table:table-cell>
          <table:table-cell table:style-name="ce82" office:value-type="string" calcext:value-type="string">
            <text:p>Коноплян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97</text:p>
          </table:table-cell>
          <table:table-cell table:style-name="ce78" office:value-type="string" calcext:value-type="string">
            <text:p>Acanthis flavirostris</text:p>
          </table:table-cell>
          <table:table-cell table:style-name="ce82" office:value-type="string" calcext:value-type="string">
            <text:p>Горная чечет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98</text:p>
          </table:table-cell>
          <table:table-cell table:style-name="ce78" office:value-type="string" calcext:value-type="string">
            <text:p>Acanthis flammea</text:p>
          </table:table-cell>
          <table:table-cell table:style-name="ce82" office:value-type="string" calcext:value-type="string">
            <text:p>Обыкновенная чечет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299</text:p>
          </table:table-cell>
          <table:table-cell table:style-name="ce78" office:value-type="string" calcext:value-type="string">
            <text:p>Acanthis hornemanni</text:p>
          </table:table-cell>
          <table:table-cell table:style-name="ce82" office:value-type="string" calcext:value-type="string">
            <text:p>Пепельная чечет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306</text:p>
          </table:table-cell>
          <table:table-cell table:style-name="ce78" office:value-type="string" calcext:value-type="string">
            <text:p>Bucanetes mongolicus</text:p>
          </table:table-cell>
          <table:table-cell table:style-name="ce82" office:value-type="string" calcext:value-type="string">
            <text:p>Монгольский снегир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308</text:p>
          </table:table-cell>
          <table:table-cell table:style-name="ce78" office:value-type="string" calcext:value-type="string">
            <text:p>Caprodacus erythrinus</text:p>
          </table:table-cell>
          <table:table-cell table:style-name="ce82" office:value-type="string" calcext:value-type="string">
            <text:p>Обыкновенная чечевиц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315</text:p>
          </table:table-cell>
          <table:table-cell table:style-name="ce78" office:value-type="string" calcext:value-type="string">
            <text:p>Pinicola enucleator</text:p>
          </table:table-cell>
          <table:table-cell table:style-name="ce82" office:value-type="string" calcext:value-type="string">
            <text:p>Щур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316</text:p>
          </table:table-cell>
          <table:table-cell table:style-name="ce78" office:value-type="string" calcext:value-type="string">
            <text:p>Loxia pytyopsittacus</text:p>
          </table:table-cell>
          <table:table-cell table:style-name="ce82" office:value-type="string" calcext:value-type="string">
            <text:p>Клест-соснов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317</text:p>
          </table:table-cell>
          <table:table-cell table:style-name="ce78" office:value-type="string" calcext:value-type="string">
            <text:p>Loxia curvirostra L., 1758 ОБЫКНОВЕННЫЙ КЛЕСТ (ЕЛОВИК)</text:p>
          </table:table-cell>
          <table:table-cell table:style-name="ce82" office:value-type="string" calcext:value-type="string">
            <text:p>Обыкновенный клест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318</text:p>
          </table:table-cell>
          <table:table-cell table:style-name="ce78" office:value-type="string" calcext:value-type="string">
            <text:p>Loxia leucoptera</text:p>
          </table:table-cell>
          <table:table-cell table:style-name="ce82" office:value-type="string" calcext:value-type="string">
            <text:p>Белокрылый клест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319</text:p>
          </table:table-cell>
          <table:table-cell table:style-name="ce78" office:value-type="string" calcext:value-type="string">
            <text:p>Pyrrhula pyrrhula</text:p>
          </table:table-cell>
          <table:table-cell table:style-name="ce82" office:value-type="string" calcext:value-type="string">
            <text:p>Обыкновенный снегир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324</text:p>
          </table:table-cell>
          <table:table-cell table:style-name="ce78" office:value-type="string" calcext:value-type="string">
            <text:p>Coccothraustes coccothraustes</text:p>
          </table:table-cell>
          <table:table-cell table:style-name="ce82" office:value-type="string" calcext:value-type="string">
            <text:p>Обыкновенный дубонос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331</text:p>
          </table:table-cell>
          <table:table-cell table:style-name="ce78" office:value-type="string" calcext:value-type="string">
            <text:p>Emberiza calandra</text:p>
          </table:table-cell>
          <table:table-cell table:style-name="ce82" office:value-type="string" calcext:value-type="string">
            <text:p>Просян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333</text:p>
          </table:table-cell>
          <table:table-cell table:style-name="ce78" office:value-type="string" calcext:value-type="string">
            <text:p>Emberiza citrinella</text:p>
          </table:table-cell>
          <table:table-cell table:style-name="ce82" office:value-type="string" calcext:value-type="string">
            <text:p>Обыкновенная овсян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342</text:p>
          </table:table-cell>
          <table:table-cell table:style-name="ce78" office:value-type="string" calcext:value-type="string">
            <text:p>Emberiza schoeniclus (L., 1758) ТРОСТНИКОВАЯ ОВСЯНКА</text:p>
          </table:table-cell>
          <table:table-cell table:style-name="ce82" office:value-type="string" calcext:value-type="string">
            <text:p>Тростниковая овсян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348</text:p>
          </table:table-cell>
          <table:table-cell table:style-name="ce78" office:value-type="string" calcext:value-type="string">
            <text:p>Emberiza rustica</text:p>
          </table:table-cell>
          <table:table-cell table:style-name="ce82" office:value-type="string" calcext:value-type="string">
            <text:p>Овсянка-ремез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349</text:p>
          </table:table-cell>
          <table:table-cell table:style-name="ce78" office:value-type="string" calcext:value-type="string">
            <text:p>Emberiza pusilla</text:p>
          </table:table-cell>
          <table:table-cell table:style-name="ce82" office:value-type="string" calcext:value-type="string">
            <text:p>Овсянка-крош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351</text:p>
          </table:table-cell>
          <table:table-cell table:style-name="ce78" office:value-type="string" calcext:value-type="string">
            <text:p>Emberiza aureola</text:p>
          </table:table-cell>
          <table:table-cell table:style-name="ce82" office:value-type="string" calcext:value-type="string">
            <text:p>Дубровн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353</text:p>
          </table:table-cell>
          <table:table-cell table:style-name="ce78" office:value-type="string" calcext:value-type="string">
            <text:p>Emberiza hortulana</text:p>
          </table:table-cell>
          <table:table-cell table:style-name="ce82" office:value-type="string" calcext:value-type="string">
            <text:p>Садовая овсянк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358</text:p>
          </table:table-cell>
          <table:table-cell table:style-name="ce78" office:value-type="string" calcext:value-type="string">
            <text:p>Calcarius lapponicus</text:p>
          </table:table-cell>
          <table:table-cell table:style-name="ce82" office:value-type="string" calcext:value-type="string">
            <text:p>Подорожник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9-359</text:p>
          </table:table-cell>
          <table:table-cell table:style-name="ce78" office:value-type="string" calcext:value-type="string">
            <text:p>Plectrophenax nivalis</text:p>
          </table:table-cell>
          <table:table-cell table:style-name="ce82" office:value-type="string" calcext:value-type="string">
            <text:p>Пуночка</text:p>
          </table:table-cell>
          <table:table-cell table:number-columns-repeated="16381"/>
        </table:table-row>
        <table:table-row table:style-name="ro5">
          <table:table-cell table:style-name="ce62"/>
          <table:table-cell table:style-name="ce78" table:number-columns-repeated="2"/>
          <table:table-cell table:number-columns-repeated="16381"/>
        </table:table-row>
        <table:table-row table:style-name="ro4" table:number-rows-repeated="104829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T69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Cyr" svg:font-family="'Arial Cyr'"/>
    <style:font-face style:name="Arial Cyr1" svg:font-family="'Arial Cyr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₽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₽</number:text>
    </number:number-style>
    <number:number-style style:name="N11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₽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currency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27P2" style:volatile="true">
      <number:text loext:blank-width-char="-"> </number:text>
      <number:fill-character> </number:fill-character>
      <number:text loext:blank-width-char="₽2_-4">-    </number:text>
    </number:currency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2" style:volatile="true">
      <number:text loext:blank-width-char="-"> </number:text>
      <number:fill-character> </number:fill-character>
      <number:text loext:blank-width-char="-3">- ₽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currency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р.</number:text>
    </number:number-style>
    <number:number-style style:name="N14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р.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р.</number:text>
    </number:number-style>
    <number:number-style style:name="N14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р.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9P0"/>
    </number:number-style>
    <number:number-style style:name="N15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53P2" style:volatile="true">
      <number:text loext:blank-width-char="-"> </number:text>
      <number:fill-character> </number:fill-character>
      <number:text loext:blank-width-char="-3">-р. 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57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57">
      <number:text loext:blank-width-char="-"> </number:text>
      <number:text-content/>
      <number:text loext:blank-width-char="-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6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1" number:min-decimal-places="1" number:min-integer-digits="1"/>
    </number:number-style>
    <number:date-style style:name="N167">
      <number:month number:textual="true"/>
      <number:text>.</number:text>
      <number:year number:style="long"/>
    </number:date-style>
    <number:date-style style:name="N168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69P0" style:volatile="true">
      <number:day number:style="long"/>
      <number:text>.</number:text>
      <number:month number:style="long"/>
      <number:text>.</number:text>
      <number:year/>
    </number:date-style>
    <number:text-style style:name="N169">
      <number:text-content/>
      <style:map style:condition="value()&lt;=1.7976931348623157E+308" style:apply-style-name="N169P0"/>
    </number:text-style>
    <number:number-style style:name="N171P0" style:volatile="true">
      <number:text>Да</number:text>
    </number:number-style>
    <number:number-style style:name="N171P1" style:volatile="true">
      <number:text>Да</number:text>
    </number:number-style>
    <number:number-style style:name="N171">
      <number:text>Нет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Истина</number:text>
    </number:number-style>
    <number:number-style style:name="N173P1" style:volatile="true">
      <number:text>Истина</number:text>
    </number:number-style>
    <number:number-style style:name="N173">
      <number:text>Ложь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Вкл</number:text>
    </number:number-style>
    <number:number-style style:name="N175P1" style:volatile="true">
      <number:text>Вкл</number:text>
    </number:number-style>
    <number:number-style style:name="N175">
      <number:text>Выкл</number:text>
      <style:map style:condition="value()&gt;0" style:apply-style-name="N175P0"/>
      <style:map style:condition="value()&lt;0" style:apply-style-name="N175P1"/>
    </number:number-style>
    <number:currency-style style:name="N177P0" style:volatile="true"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 loext:blank-width-char=")"> </number:text>
    </number:currency-style>
    <number:currency-style style:name="N177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77P0"/>
    </number:currency-style>
    <style:style style:name="Default" style:family="table-cell">
      <style:table-cell-properties fo:padding="0.071cm" style:rotation-align="none"/>
      <style:text-properties style:use-window-font-color="true" style:font-name="Arial Cyr" fo:font-family="'Arial Cyr'" style:font-name-complex="Arial Cyr" style:font-family-complex="'Arial Cyr'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.00.0000</text:date>, <text:time style:data-style-name="N2" text:time-value="13:38:36.32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СК</meta:initial-creator>
    <meta:creation-date>2002-02-15T10:24:59</meta:creation-date>
    <dc:date>2026-01-06T13:42:23.561000000</dc:date>
    <meta:print-date>2008-07-22T19:37:19</meta:print-date>
    <meta:editing-duration>PT5H51M58S</meta:editing-duration>
    <meta:editing-cycles>12</meta:editing-cycles>
    <meta:generator>LibreOffice/24.2.1.2$Windows_X86_64 LibreOffice_project/db4def46b0453cc22e2d0305797cf981b68ef5ac</meta:generator>
    <meta:document-statistic meta:table-count="3" meta:cell-count="9713" meta:object-count="0"/>
  </office:meta>
</office:document-meta>
</file>